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4.6299in" svg:height="7.9583in" svg:x="4.361in" svg:y="0.0732in">
            <draw:object draw:notify-on-update-of-ranges="data.A100:data.A3000 data.D100:data.D3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0.359979209000812" calcext:value-type="float">
            <text:p>0.359979209000812</text:p>
          </table:table-cell>
          <table:table-cell office:value-type="float" office:value="102602" calcext:value-type="float">
            <text:p>1026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41097169000204" calcext:value-type="float">
            <text:p>0.641097169000204</text:p>
          </table:table-cell>
          <table:table-cell office:value-type="float" office:value="104561" calcext:value-type="float">
            <text:p>104561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1006410000337" calcext:value-type="float">
            <text:p>0.821006410000337</text:p>
          </table:table-cell>
          <table:table-cell office:value-type="float" office:value="105753" calcext:value-type="float">
            <text:p>105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8187458000793" calcext:value-type="float">
            <text:p>0.958187458000793</text:p>
          </table:table-cell>
          <table:table-cell office:value-type="float" office:value="106621" calcext:value-type="float">
            <text:p>106621</text:p>
          </table:table-cell>
          <table:table-cell office:value-type="float" office:value="105753" calcext:value-type="float">
            <text:p>105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185331599998" calcext:value-type="float">
            <text:p>1.08185331599998</text:p>
          </table:table-cell>
          <table:table-cell office:value-type="float" office:value="107367" calcext:value-type="float">
            <text:p>107367</text:p>
          </table:table-cell>
          <table:table-cell office:value-type="float" office:value="106621" calcext:value-type="float">
            <text:p>106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398011600035" calcext:value-type="float">
            <text:p>1.22398011600035</text:p>
          </table:table-cell>
          <table:table-cell office:value-type="float" office:value="108178" calcext:value-type="float">
            <text:p>108178</text:p>
          </table:table-cell>
          <table:table-cell office:value-type="float" office:value="107716" calcext:value-type="float">
            <text:p>107716</text:p>
          </table:table-cell>
          <table:table-cell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1.36716700500074" calcext:value-type="float">
            <text:p>1.36716700500074</text:p>
          </table:table-cell>
          <table:table-cell office:value-type="float" office:value="108939" calcext:value-type="float">
            <text:p>108939</text:p>
          </table:table-cell>
          <table:table-cell office:value-type="float" office:value="108178" calcext:value-type="float">
            <text:p>108178</text:p>
          </table:table-cell>
          <table:table-cell office:value-type="float" office:value="0.541414141414142" calcext:value-type="float">
            <text:p>0.541414141414142</text:p>
          </table:table-cell>
        </table:table-row>
        <table:table-row table:style-name="ro1">
          <table:table-cell office:value-type="float" office:value="1.5149525350007" calcext:value-type="float">
            <text:p>1.5149525350007</text:p>
          </table:table-cell>
          <table:table-cell office:value-type="float" office:value="109659" calcext:value-type="float">
            <text:p>109659</text:p>
          </table:table-cell>
          <table:table-cell office:value-type="float" office:value="108178" calcext:value-type="float">
            <text:p>108178</text:p>
          </table:table-cell>
          <table:table-cell office:value-type="float" office:value="0.766464646464647" calcext:value-type="float">
            <text:p>0.766464646464647</text:p>
          </table:table-cell>
        </table:table-row>
        <table:table-row table:style-name="ro1">
          <table:table-cell office:value-type="float" office:value="1.66780452900002" calcext:value-type="float">
            <text:p>1.66780452900002</text:p>
          </table:table-cell>
          <table:table-cell office:value-type="float" office:value="110331" calcext:value-type="float">
            <text:p>110331</text:p>
          </table:table-cell>
          <table:table-cell office:value-type="float" office:value="109279" calcext:value-type="float">
            <text:p>109279</text:p>
          </table:table-cell>
          <table:table-cell office:value-type="float" office:value="0.898886002886003" calcext:value-type="float">
            <text:p>0.898886002886003</text:p>
          </table:table-cell>
        </table:table-row>
        <table:table-row table:style-name="ro1">
          <table:table-cell office:value-type="float" office:value="1.8068841510003" calcext:value-type="float">
            <text:p>1.8068841510003</text:p>
          </table:table-cell>
          <table:table-cell office:value-type="float" office:value="110873" calcext:value-type="float">
            <text:p>110873</text:p>
          </table:table-cell>
          <table:table-cell office:value-type="float" office:value="110331" calcext:value-type="float">
            <text:p>110331</text:p>
          </table:table-cell>
          <table:table-cell office:value-type="float" office:value="0.852442135642136" calcext:value-type="float">
            <text:p>0.852442135642136</text:p>
          </table:table-cell>
        </table:table-row>
        <table:table-row table:style-name="ro1">
          <table:table-cell office:value-type="float" office:value="1.94622452500062" calcext:value-type="float">
            <text:p>1.94622452500062</text:p>
          </table:table-cell>
          <table:table-cell office:value-type="float" office:value="111346" calcext:value-type="float">
            <text:p>111346</text:p>
          </table:table-cell>
          <table:table-cell office:value-type="float" office:value="110331" calcext:value-type="float">
            <text:p>110331</text:p>
          </table:table-cell>
          <table:table-cell office:value-type="float" office:value="0.806953708513709" calcext:value-type="float">
            <text:p>0.806953708513709</text:p>
          </table:table-cell>
        </table:table-row>
        <table:table-row table:style-name="ro1">
          <table:table-cell office:value-type="float" office:value="2.08426759000031" calcext:value-type="float">
            <text:p>2.08426759000031</text:p>
          </table:table-cell>
          <table:table-cell office:value-type="float" office:value="111745" calcext:value-type="float">
            <text:p>111745</text:p>
          </table:table-cell>
          <table:table-cell office:value-type="float" office:value="111346" calcext:value-type="float">
            <text:p>111346</text:p>
          </table:table-cell>
          <table:table-cell office:value-type="float" office:value="0.756674077922078" calcext:value-type="float">
            <text:p>0.756674077922078</text:p>
          </table:table-cell>
        </table:table-row>
        <table:table-row table:style-name="ro1">
          <table:table-cell office:value-type="float" office:value="2.21699147000072" calcext:value-type="float">
            <text:p>2.21699147000072</text:p>
          </table:table-cell>
          <table:table-cell office:value-type="float" office:value="112059" calcext:value-type="float">
            <text:p>112059</text:p>
          </table:table-cell>
          <table:table-cell office:value-type="float" office:value="111346" calcext:value-type="float">
            <text:p>111346</text:p>
          </table:table-cell>
          <table:table-cell office:value-type="float" office:value="0.710602420232399" calcext:value-type="float">
            <text:p>0.710602420232399</text:p>
          </table:table-cell>
        </table:table-row>
        <table:table-row table:style-name="ro1">
          <table:table-cell office:value-type="float" office:value="2.35403606900036" calcext:value-type="float">
            <text:p>2.35403606900036</text:p>
          </table:table-cell>
          <table:table-cell office:value-type="float" office:value="112312" calcext:value-type="float">
            <text:p>112312</text:p>
          </table:table-cell>
          <table:table-cell office:value-type="float" office:value="111346" calcext:value-type="float">
            <text:p>111346</text:p>
          </table:table-cell>
          <table:table-cell office:value-type="float" office:value="0.66848193618592" calcext:value-type="float">
            <text:p>0.66848193618592</text:p>
          </table:table-cell>
        </table:table-row>
        <table:table-row table:style-name="ro1">
          <table:table-cell office:value-type="float" office:value="2.48750993600061" calcext:value-type="float">
            <text:p>2.48750993600061</text:p>
          </table:table-cell>
          <table:table-cell office:value-type="float" office:value="112487" calcext:value-type="float">
            <text:p>112487</text:p>
          </table:table-cell>
          <table:table-cell office:value-type="float" office:value="112312" calcext:value-type="float">
            <text:p>112312</text:p>
          </table:table-cell>
          <table:table-cell office:value-type="float" office:value="0.625694639857827" calcext:value-type="float">
            <text:p>0.625694639857827</text:p>
          </table:table-cell>
        </table:table-row>
        <table:table-row table:style-name="ro1">
          <table:table-cell office:value-type="float" office:value="2.62609891700049" calcext:value-type="float">
            <text:p>2.62609891700049</text:p>
          </table:table-cell>
          <table:table-cell office:value-type="float" office:value="112594" calcext:value-type="float">
            <text:p>112594</text:p>
          </table:table-cell>
          <table:table-cell office:value-type="float" office:value="112312" calcext:value-type="float">
            <text:p>112312</text:p>
          </table:table-cell>
          <table:table-cell office:value-type="float" office:value="0.587512233625392" calcext:value-type="float">
            <text:p>0.587512233625392</text:p>
          </table:table-cell>
        </table:table-row>
        <table:table-row table:style-name="ro1">
          <table:table-cell office:value-type="float" office:value="2.7679081490005" calcext:value-type="float">
            <text:p>2.7679081490005</text:p>
          </table:table-cell>
          <table:table-cell office:value-type="float" office:value="112626" calcext:value-type="float">
            <text:p>112626</text:p>
          </table:table-cell>
          <table:table-cell office:value-type="float" office:value="112312" calcext:value-type="float">
            <text:p>112312</text:p>
          </table:table-cell>
          <table:table-cell office:value-type="float" office:value="0.470009786900313" calcext:value-type="float">
            <text:p>0.470009786900313</text:p>
          </table:table-cell>
        </table:table-row>
        <table:table-row table:style-name="ro1">
          <table:table-cell office:value-type="float" office:value="2.90963471000032" calcext:value-type="float">
            <text:p>2.90963471000032</text:p>
          </table:table-cell>
          <table:table-cell office:value-type="float" office:value="112580" calcext:value-type="float">
            <text:p>112580</text:p>
          </table:table-cell>
          <table:table-cell office:value-type="float" office:value="112626" calcext:value-type="float">
            <text:p>112626</text:p>
          </table:table-cell>
          <table:table-cell office:value-type="float" office:value="0.376007829520251" calcext:value-type="float">
            <text:p>0.376007829520251</text:p>
          </table:table-cell>
        </table:table-row>
        <table:table-row table:style-name="ro1">
          <table:table-cell office:value-type="float" office:value="3.0402090080006" calcext:value-type="float">
            <text:p>3.0402090080006</text:p>
          </table:table-cell>
          <table:table-cell office:value-type="float" office:value="112469" calcext:value-type="float">
            <text:p>112469</text:p>
          </table:table-cell>
          <table:table-cell office:value-type="float" office:value="112580" calcext:value-type="float">
            <text:p>112580</text:p>
          </table:table-cell>
          <table:table-cell office:value-type="float" office:value="0.300806263616201" calcext:value-type="float">
            <text:p>0.300806263616201</text:p>
          </table:table-cell>
        </table:table-row>
        <table:table-row table:style-name="ro1">
          <table:table-cell office:value-type="float" office:value="3.17106797700035" calcext:value-type="float">
            <text:p>3.17106797700035</text:p>
          </table:table-cell>
          <table:table-cell office:value-type="float" office:value="112295" calcext:value-type="float">
            <text:p>112295</text:p>
          </table:table-cell>
          <table:table-cell office:value-type="float" office:value="112469" calcext:value-type="float">
            <text:p>112469</text:p>
          </table:table-cell>
          <table:table-cell office:value-type="float" office:value="0.240645010892961" calcext:value-type="float">
            <text:p>0.240645010892961</text:p>
          </table:table-cell>
        </table:table-row>
        <table:table-row table:style-name="ro1">
          <table:table-cell office:value-type="float" office:value="3.3050053270008" calcext:value-type="float">
            <text:p>3.3050053270008</text:p>
          </table:table-cell>
          <table:table-cell office:value-type="float" office:value="112052" calcext:value-type="float">
            <text:p>112052</text:p>
          </table:table-cell>
          <table:table-cell office:value-type="float" office:value="112469" calcext:value-type="float">
            <text:p>112469</text:p>
          </table:table-cell>
          <table:table-cell office:value-type="float" office:value="0.192516008714368" calcext:value-type="float">
            <text:p>0.192516008714368</text:p>
          </table:table-cell>
        </table:table-row>
        <table:table-row table:style-name="ro1">
          <table:table-cell office:value-type="float" office:value="3.43685565500073" calcext:value-type="float">
            <text:p>3.43685565500073</text:p>
          </table:table-cell>
          <table:table-cell office:value-type="float" office:value="111753" calcext:value-type="float">
            <text:p>111753</text:p>
          </table:table-cell>
          <table:table-cell office:value-type="float" office:value="112469" calcext:value-type="float">
            <text:p>112469</text:p>
          </table:table-cell>
          <table:table-cell office:value-type="float" office:value="0.154012806971495" calcext:value-type="float">
            <text:p>0.154012806971495</text:p>
          </table:table-cell>
        </table:table-row>
        <table:table-row table:style-name="ro1">
          <table:table-cell office:value-type="float" office:value="3.56988803000058" calcext:value-type="float">
            <text:p>3.56988803000058</text:p>
          </table:table-cell>
          <table:table-cell office:value-type="float" office:value="111394" calcext:value-type="float">
            <text:p>111394</text:p>
          </table:table-cell>
          <table:table-cell office:value-type="float" office:value="111753" calcext:value-type="float">
            <text:p>111753</text:p>
          </table:table-cell>
          <table:table-cell office:value-type="float" office:value="0.123210245577196" calcext:value-type="float">
            <text:p>0.123210245577196</text:p>
          </table:table-cell>
        </table:table-row>
        <table:table-row table:style-name="ro1">
          <table:table-cell office:value-type="float" office:value="3.70130363500084" calcext:value-type="float">
            <text:p>3.70130363500084</text:p>
          </table:table-cell>
          <table:table-cell office:value-type="float" office:value="110985" calcext:value-type="float">
            <text:p>110985</text:p>
          </table:table-cell>
          <table:table-cell office:value-type="float" office:value="111394" calcext:value-type="float">
            <text:p>111394</text:p>
          </table:table-cell>
          <table:table-cell office:value-type="float" office:value="0.0985681964617566" calcext:value-type="float">
            <text:p>0.0985681964617566</text:p>
          </table:table-cell>
        </table:table-row>
        <table:table-row table:style-name="ro1">
          <table:table-cell office:value-type="float" office:value="3.83139753100022" calcext:value-type="float">
            <text:p>3.83139753100022</text:p>
          </table:table-cell>
          <table:table-cell office:value-type="float" office:value="110531" calcext:value-type="float">
            <text:p>110531</text:p>
          </table:table-cell>
          <table:table-cell office:value-type="float" office:value="111394" calcext:value-type="float">
            <text:p>111394</text:p>
          </table:table-cell>
          <table:table-cell office:value-type="float" office:value="0.0788545571694053" calcext:value-type="float">
            <text:p>0.0788545571694053</text:p>
          </table:table-cell>
        </table:table-row>
        <table:table-row table:style-name="ro1">
          <table:table-cell office:value-type="float" office:value="3.96620803800033" calcext:value-type="float">
            <text:p>3.96620803800033</text:p>
          </table:table-cell>
          <table:table-cell office:value-type="float" office:value="110014" calcext:value-type="float">
            <text:p>110014</text:p>
          </table:table-cell>
          <table:table-cell office:value-type="float" office:value="111394" calcext:value-type="float">
            <text:p>111394</text:p>
          </table:table-cell>
          <table:table-cell office:value-type="float" office:value="0.0630836457355243" calcext:value-type="float">
            <text:p>0.0630836457355243</text:p>
          </table:table-cell>
        </table:table-row>
        <table:table-row table:style-name="ro1">
          <table:table-cell office:value-type="float" office:value="4.10896823800067" calcext:value-type="float">
            <text:p>4.10896823800067</text:p>
          </table:table-cell>
          <table:table-cell office:value-type="float" office:value="109419" calcext:value-type="float">
            <text:p>109419</text:p>
          </table:table-cell>
          <table:table-cell office:value-type="float" office:value="110379" calcext:value-type="float">
            <text:p>110379</text:p>
          </table:table-cell>
          <table:table-cell office:value-type="float" office:value="0.0504669165884194" calcext:value-type="float">
            <text:p>0.0504669165884194</text:p>
          </table:table-cell>
        </table:table-row>
        <table:table-row table:style-name="ro1">
          <table:table-cell office:value-type="float" office:value="4.25111865400049" calcext:value-type="float">
            <text:p>4.25111865400049</text:p>
          </table:table-cell>
          <table:table-cell office:value-type="float" office:value="108784" calcext:value-type="float">
            <text:p>108784</text:p>
          </table:table-cell>
          <table:table-cell office:value-type="float" office:value="109466" calcext:value-type="float">
            <text:p>109466</text:p>
          </table:table-cell>
          <table:table-cell office:value-type="float" office:value="0.0403735332707355" calcext:value-type="float">
            <text:p>0.0403735332707355</text:p>
          </table:table-cell>
        </table:table-row>
        <table:table-row table:style-name="ro1">
          <table:table-cell office:value-type="float" office:value="4.39261185800024" calcext:value-type="float">
            <text:p>4.39261185800024</text:p>
          </table:table-cell>
          <table:table-cell office:value-type="float" office:value="108116" calcext:value-type="float">
            <text:p>108116</text:p>
          </table:table-cell>
          <table:table-cell office:value-type="float" office:value="109466" calcext:value-type="float">
            <text:p>109466</text:p>
          </table:table-cell>
          <table:table-cell office:value-type="float" office:value="0.0322988266165884" calcext:value-type="float">
            <text:p>0.0322988266165884</text:p>
          </table:table-cell>
        </table:table-row>
        <table:table-row table:style-name="ro1">
          <table:table-cell office:value-type="float" office:value="4.53625708500022" calcext:value-type="float">
            <text:p>4.53625708500022</text:p>
          </table:table-cell>
          <table:table-cell office:value-type="float" office:value="107408" calcext:value-type="float">
            <text:p>107408</text:p>
          </table:table-cell>
          <table:table-cell office:value-type="float" office:value="109466" calcext:value-type="float">
            <text:p>109466</text:p>
          </table:table-cell>
          <table:table-cell office:value-type="float" office:value="0.0258390612932707" calcext:value-type="float">
            <text:p>0.0258390612932707</text:p>
          </table:table-cell>
        </table:table-row>
        <table:table-row table:style-name="ro1">
          <table:table-cell office:value-type="float" office:value="4.67401635400074" calcext:value-type="float">
            <text:p>4.67401635400074</text:p>
          </table:table-cell>
          <table:table-cell office:value-type="float" office:value="106707" calcext:value-type="float">
            <text:p>106707</text:p>
          </table:table-cell>
          <table:table-cell office:value-type="float" office:value="107577" calcext:value-type="float">
            <text:p>107577</text:p>
          </table:table-cell>
          <table:table-cell office:value-type="float" office:value="0.0206712490346166" calcext:value-type="float">
            <text:p>0.0206712490346166</text:p>
          </table:table-cell>
        </table:table-row>
        <table:table-row table:style-name="ro1">
          <table:table-cell office:value-type="float" office:value="4.8153578170004" calcext:value-type="float">
            <text:p>4.8153578170004</text:p>
          </table:table-cell>
          <table:table-cell office:value-type="float" office:value="105972" calcext:value-type="float">
            <text:p>105972</text:p>
          </table:table-cell>
          <table:table-cell office:value-type="float" office:value="106707" calcext:value-type="float">
            <text:p>106707</text:p>
          </table:table-cell>
          <table:table-cell office:value-type="float" office:value="0.0165369992276933" calcext:value-type="float">
            <text:p>0.0165369992276933</text:p>
          </table:table-cell>
        </table:table-row>
        <table:table-row table:style-name="ro1">
          <table:table-cell office:value-type="float" office:value="4.95052062800005" calcext:value-type="float">
            <text:p>4.95052062800005</text:p>
          </table:table-cell>
          <table:table-cell office:value-type="float" office:value="105261" calcext:value-type="float">
            <text:p>105261</text:p>
          </table:table-cell>
          <table:table-cell office:value-type="float" office:value="105972" calcext:value-type="float">
            <text:p>105972</text:p>
          </table:table-cell>
          <table:table-cell office:value-type="float" office:value="0.0132295993821546" calcext:value-type="float">
            <text:p>0.0132295993821546</text:p>
          </table:table-cell>
        </table:table-row>
        <table:table-row table:style-name="ro1">
          <table:table-cell office:value-type="float" office:value="5.07458538500032" calcext:value-type="float">
            <text:p>5.07458538500032</text:p>
          </table:table-cell>
          <table:table-cell office:value-type="float" office:value="104606" calcext:value-type="float">
            <text:p>104606</text:p>
          </table:table-cell>
          <table:table-cell office:value-type="float" office:value="105261" calcext:value-type="float">
            <text:p>105261</text:p>
          </table:table-cell>
          <table:table-cell office:value-type="float" office:value="0.0105836795057237" calcext:value-type="float">
            <text:p>0.0105836795057237</text:p>
          </table:table-cell>
        </table:table-row>
        <table:table-row table:style-name="ro1">
          <table:table-cell office:value-type="float" office:value="5.21242254400022" calcext:value-type="float">
            <text:p>5.21242254400022</text:p>
          </table:table-cell>
          <table:table-cell office:value-type="float" office:value="103881" calcext:value-type="float">
            <text:p>103881</text:p>
          </table:table-cell>
          <table:table-cell office:value-type="float" office:value="104606" calcext:value-type="float">
            <text:p>104606</text:p>
          </table:table-cell>
          <table:table-cell office:value-type="float" office:value="0.00846694360457896" calcext:value-type="float">
            <text:p>0.00846694360457896</text:p>
          </table:table-cell>
        </table:table-row>
        <table:table-row table:style-name="ro1">
          <table:table-cell office:value-type="float" office:value="5.34338335900065" calcext:value-type="float">
            <text:p>5.34338335900065</text:p>
          </table:table-cell>
          <table:table-cell office:value-type="float" office:value="103202" calcext:value-type="float">
            <text:p>103202</text:p>
          </table:table-cell>
          <table:table-cell office:value-type="float" office:value="104606" calcext:value-type="float">
            <text:p>104606</text:p>
          </table:table-cell>
          <table:table-cell office:value-type="float" office:value="0.00677355488366317" calcext:value-type="float">
            <text:p>0.00677355488366317</text:p>
          </table:table-cell>
        </table:table-row>
        <table:table-row table:style-name="ro1">
          <table:table-cell office:value-type="float" office:value="5.47429603300043" calcext:value-type="float">
            <text:p>5.47429603300043</text:p>
          </table:table-cell>
          <table:table-cell office:value-type="float" office:value="102538" calcext:value-type="float">
            <text:p>102538</text:p>
          </table:table-cell>
          <table:table-cell office:value-type="float" office:value="104606" calcext:value-type="float">
            <text:p>104606</text:p>
          </table:table-cell>
          <table:table-cell office:value-type="float" office:value="0.00541884390693054" calcext:value-type="float">
            <text:p>0.00541884390693054</text:p>
          </table:table-cell>
        </table:table-row>
        <table:table-row table:style-name="ro1">
          <table:table-cell office:value-type="float" office:value="5.60583486200085" calcext:value-type="float">
            <text:p>5.60583486200085</text:p>
          </table:table-cell>
          <table:table-cell office:value-type="float" office:value="101890" calcext:value-type="float">
            <text:p>101890</text:p>
          </table:table-cell>
          <table:table-cell office:value-type="float" office:value="104606" calcext:value-type="float">
            <text:p>104606</text:p>
          </table:table-cell>
          <table:table-cell office:value-type="float" office:value="0.00433507512554443" calcext:value-type="float">
            <text:p>0.00433507512554443</text:p>
          </table:table-cell>
        </table:table-row>
        <table:table-row table:style-name="ro1">
          <table:table-cell office:value-type="float" office:value="5.7382334870008" calcext:value-type="float">
            <text:p>5.7382334870008</text:p>
          </table:table-cell>
          <table:table-cell office:value-type="float" office:value="101264" calcext:value-type="float">
            <text:p>101264</text:p>
          </table:table-cell>
          <table:table-cell office:value-type="float" office:value="104606" calcext:value-type="float">
            <text:p>104606</text:p>
          </table:table-cell>
          <table:table-cell office:value-type="float" office:value="0.00346806010043554" calcext:value-type="float">
            <text:p>0.00346806010043554</text:p>
          </table:table-cell>
        </table:table-row>
        <table:table-row table:style-name="ro1">
          <table:table-cell office:value-type="float" office:value="5.87101015400003" calcext:value-type="float">
            <text:p>5.87101015400003</text:p>
          </table:table-cell>
          <table:table-cell office:value-type="float" office:value="100667" calcext:value-type="float">
            <text:p>100667</text:p>
          </table:table-cell>
          <table:table-cell office:value-type="float" office:value="104606" calcext:value-type="float">
            <text:p>104606</text:p>
          </table:table-cell>
          <table:table-cell office:value-type="float" office:value="0.00277444808034843" calcext:value-type="float">
            <text:p>0.00277444808034843</text:p>
          </table:table-cell>
        </table:table-row>
        <table:table-row table:style-name="ro1">
          <table:table-cell office:value-type="float" office:value="6.00561311300044" calcext:value-type="float">
            <text:p>6.00561311300044</text:p>
          </table:table-cell>
          <table:table-cell office:value-type="float" office:value="100099" calcext:value-type="float">
            <text:p>100099</text:p>
          </table:table-cell>
          <table:table-cell office:value-type="float" office:value="104606" calcext:value-type="float">
            <text:p>104606</text:p>
          </table:table-cell>
          <table:table-cell office:value-type="float" office:value="0.00221955846427875" calcext:value-type="float">
            <text:p>0.00221955846427875</text:p>
          </table:table-cell>
        </table:table-row>
        <table:table-row table:style-name="ro1">
          <table:table-cell office:value-type="float" office:value="6.12742948699997" calcext:value-type="float">
            <text:p>6.12742948699997</text:p>
          </table:table-cell>
          <table:table-cell office:value-type="float" office:value="99621" calcext:value-type="float">
            <text:p>99621</text:p>
          </table:table-cell>
          <table:table-cell office:value-type="float" office:value="104606" calcext:value-type="float">
            <text:p>104606</text:p>
          </table:table-cell>
          <table:table-cell office:value-type="float" office:value="0.001775646771423" calcext:value-type="float">
            <text:p>0.001775646771423</text:p>
          </table:table-cell>
        </table:table-row>
        <table:table-row table:style-name="ro1">
          <table:table-cell office:value-type="float" office:value="6.28071659100078" calcext:value-type="float">
            <text:p>6.28071659100078</text:p>
          </table:table-cell>
          <table:table-cell office:value-type="float" office:value="99074" calcext:value-type="float">
            <text:p>99074</text:p>
          </table:table-cell>
          <table:table-cell office:value-type="float" office:value="104606" calcext:value-type="float">
            <text:p>104606</text:p>
          </table:table-cell>
          <table:table-cell office:value-type="float" office:value="0.0014205174171384" calcext:value-type="float">
            <text:p>0.0014205174171384</text:p>
          </table:table-cell>
        </table:table-row>
        <table:table-row table:style-name="ro1">
          <table:table-cell office:value-type="float" office:value="6.41555718400014" calcext:value-type="float">
            <text:p>6.41555718400014</text:p>
          </table:table-cell>
          <table:table-cell office:value-type="float" office:value="98648" calcext:value-type="float">
            <text:p>98648</text:p>
          </table:table-cell>
          <table:table-cell office:value-type="float" office:value="104606" calcext:value-type="float">
            <text:p>104606</text:p>
          </table:table-cell>
          <table:table-cell office:value-type="float" office:value="0.00113641393371072" calcext:value-type="float">
            <text:p>0.00113641393371072</text:p>
          </table:table-cell>
        </table:table-row>
        <table:table-row table:style-name="ro1">
          <table:table-cell office:value-type="float" office:value="6.55495020700073" calcext:value-type="float">
            <text:p>6.55495020700073</text:p>
          </table:table-cell>
          <table:table-cell office:value-type="float" office:value="98266" calcext:value-type="float">
            <text:p>98266</text:p>
          </table:table-cell>
          <table:table-cell office:value-type="float" office:value="104606" calcext:value-type="float">
            <text:p>104606</text:p>
          </table:table-cell>
          <table:table-cell office:value-type="float" office:value="0.000909131146968575" calcext:value-type="float">
            <text:p>0.000909131146968575</text:p>
          </table:table-cell>
        </table:table-row>
        <table:table-row table:style-name="ro1">
          <table:table-cell office:value-type="float" office:value="6.69048536400078" calcext:value-type="float">
            <text:p>6.69048536400078</text:p>
          </table:table-cell>
          <table:table-cell office:value-type="float" office:value="97956" calcext:value-type="float">
            <text:p>97956</text:p>
          </table:table-cell>
          <table:table-cell office:value-type="float" office:value="104606" calcext:value-type="float">
            <text:p>104606</text:p>
          </table:table-cell>
          <table:table-cell office:value-type="float" office:value="0.00072730491757486" calcext:value-type="float">
            <text:p>0.00072730491757486</text:p>
          </table:table-cell>
        </table:table-row>
        <table:table-row table:style-name="ro1">
          <table:table-cell office:value-type="float" office:value="6.81903395400059" calcext:value-type="float">
            <text:p>6.81903395400059</text:p>
          </table:table-cell>
          <table:table-cell office:value-type="float" office:value="97720" calcext:value-type="float">
            <text:p>97720</text:p>
          </table:table-cell>
          <table:table-cell office:value-type="float" office:value="97956" calcext:value-type="float">
            <text:p>97956</text:p>
          </table:table-cell>
          <table:table-cell office:value-type="float" office:value="0.000581843934059888" calcext:value-type="float">
            <text:p>0.000581843934059888</text:p>
          </table:table-cell>
        </table:table-row>
        <table:table-row table:style-name="ro1">
          <table:table-cell office:value-type="float" office:value="6.93815300200004" calcext:value-type="float">
            <text:p>6.93815300200004</text:p>
          </table:table-cell>
          <table:table-cell office:value-type="float" office:value="97554" calcext:value-type="float">
            <text:p>97554</text:p>
          </table:table-cell>
          <table:table-cell office:value-type="float" office:value="97720" calcext:value-type="float">
            <text:p>97720</text:p>
          </table:table-cell>
          <table:table-cell office:value-type="float" office:value="0.000465475147247911" calcext:value-type="float">
            <text:p>0.000465475147247911</text:p>
          </table:table-cell>
        </table:table-row>
        <table:table-row table:style-name="ro1">
          <table:table-cell office:value-type="float" office:value="7.07181107700035" calcext:value-type="float">
            <text:p>7.07181107700035</text:p>
          </table:table-cell>
          <table:table-cell office:value-type="float" office:value="97431" calcext:value-type="float">
            <text:p>97431</text:p>
          </table:table-cell>
          <table:table-cell office:value-type="float" office:value="97554" calcext:value-type="float">
            <text:p>97554</text:p>
          </table:table-cell>
          <table:table-cell office:value-type="float" office:value="0.000372380117798329" calcext:value-type="float">
            <text:p>0.000372380117798329</text:p>
          </table:table-cell>
        </table:table-row>
        <table:table-row table:style-name="ro1">
          <table:table-cell office:value-type="float" office:value="7.21177931300008" calcext:value-type="float">
            <text:p>7.21177931300008</text:p>
          </table:table-cell>
          <table:table-cell office:value-type="float" office:value="97375" calcext:value-type="float">
            <text:p>97375</text:p>
          </table:table-cell>
          <table:table-cell office:value-type="float" office:value="97554" calcext:value-type="float">
            <text:p>97554</text:p>
          </table:table-cell>
          <table:table-cell office:value-type="float" office:value="0.000297904094238663" calcext:value-type="float">
            <text:p>0.000297904094238663</text:p>
          </table:table-cell>
        </table:table-row>
        <table:table-row table:style-name="ro1">
          <table:table-cell office:value-type="float" office:value="7.34382747800009" calcext:value-type="float">
            <text:p>7.34382747800009</text:p>
          </table:table-cell>
          <table:table-cell office:value-type="float" office:value="97391" calcext:value-type="float">
            <text:p>97391</text:p>
          </table:table-cell>
          <table:table-cell office:value-type="float" office:value="97554" calcext:value-type="float">
            <text:p>97554</text:p>
          </table:table-cell>
          <table:table-cell office:value-type="float" office:value="0.00023832327539093" calcext:value-type="float">
            <text:p>0.00023832327539093</text:p>
          </table:table-cell>
        </table:table-row>
        <table:table-row table:style-name="ro1">
          <table:table-cell office:value-type="float" office:value="7.47779617700053" calcext:value-type="float">
            <text:p>7.47779617700053</text:p>
          </table:table-cell>
          <table:table-cell office:value-type="float" office:value="97478" calcext:value-type="float">
            <text:p>97478</text:p>
          </table:table-cell>
          <table:table-cell office:value-type="float" office:value="97554" calcext:value-type="float">
            <text:p>97554</text:p>
          </table:table-cell>
          <table:table-cell office:value-type="float" office:value="0.000190658620312744" calcext:value-type="float">
            <text:p>0.000190658620312744</text:p>
          </table:table-cell>
        </table:table-row>
        <table:table-row table:style-name="ro1">
          <table:table-cell office:value-type="float" office:value="7.61338465600056" calcext:value-type="float">
            <text:p>7.61338465600056</text:p>
          </table:table-cell>
          <table:table-cell office:value-type="float" office:value="97638" calcext:value-type="float">
            <text:p>97638</text:p>
          </table:table-cell>
          <table:table-cell office:value-type="float" office:value="97554" calcext:value-type="float">
            <text:p>97554</text:p>
          </table:table-cell>
          <table:table-cell office:value-type="float" office:value="0.000152526896250195" calcext:value-type="float">
            <text:p>0.000152526896250195</text:p>
          </table:table-cell>
        </table:table-row>
        <table:table-row table:style-name="ro1">
          <table:table-cell office:value-type="float" office:value="7.74974583100084" calcext:value-type="float">
            <text:p>7.74974583100084</text:p>
          </table:table-cell>
          <table:table-cell office:value-type="float" office:value="97872" calcext:value-type="float">
            <text:p>97872</text:p>
          </table:table-cell>
          <table:table-cell office:value-type="float" office:value="97554" calcext:value-type="float">
            <text:p>97554</text:p>
          </table:table-cell>
          <table:table-cell office:value-type="float" office:value="0.000122021517000156" calcext:value-type="float">
            <text:p>0.000122021517000156</text:p>
          </table:table-cell>
        </table:table-row>
        <table:table-row table:style-name="ro1">
          <table:table-cell office:value-type="float" office:value="7.89750953200019" calcext:value-type="float">
            <text:p>7.89750953200019</text:p>
          </table:table-cell>
          <table:table-cell office:value-type="float" office:value="98207" calcext:value-type="float">
            <text:p>98207</text:p>
          </table:table-cell>
          <table:table-cell office:value-type="float" office:value="97554" calcext:value-type="float">
            <text:p>97554</text:p>
          </table:table-cell>
          <table:table-cell office:value-type="float" office:value="0.0000976172136001251" calcext:value-type="float">
            <text:p>9.76172136001251E-05</text:p>
          </table:table-cell>
        </table:table-row>
        <table:table-row table:style-name="ro1">
          <table:table-cell office:value-type="float" office:value="8.04029488900051" calcext:value-type="float">
            <text:p>8.04029488900051</text:p>
          </table:table-cell>
          <table:table-cell office:value-type="float" office:value="98611" calcext:value-type="float">
            <text:p>98611</text:p>
          </table:table-cell>
          <table:table-cell office:value-type="float" office:value="97554" calcext:value-type="float">
            <text:p>97554</text:p>
          </table:table-cell>
          <table:table-cell office:value-type="float" office:value="0.0000780937708801001" calcext:value-type="float">
            <text:p>0.0000780937708801001</text:p>
          </table:table-cell>
        </table:table-row>
        <table:table-row table:style-name="ro1">
          <table:table-cell office:value-type="float" office:value="8.1844405260008" calcext:value-type="float">
            <text:p>8.1844405260008</text:p>
          </table:table-cell>
          <table:table-cell office:value-type="float" office:value="99094" calcext:value-type="float">
            <text:p>99094</text:p>
          </table:table-cell>
          <table:table-cell office:value-type="float" office:value="97554" calcext:value-type="float">
            <text:p>97554</text:p>
          </table:table-cell>
          <table:table-cell office:value-type="float" office:value="0.00006247501670408" calcext:value-type="float">
            <text:p>6.247501670408E-05</text:p>
          </table:table-cell>
        </table:table-row>
        <table:table-row table:style-name="ro1">
          <table:table-cell office:value-type="float" office:value="8.32855253300022" calcext:value-type="float">
            <text:p>8.32855253300022</text:p>
          </table:table-cell>
          <table:table-cell office:value-type="float" office:value="99653" calcext:value-type="float">
            <text:p>99653</text:p>
          </table:table-cell>
          <table:table-cell office:value-type="float" office:value="99094" calcext:value-type="float">
            <text:p>99094</text:p>
          </table:table-cell>
          <table:table-cell office:value-type="float" office:value="0.000049980013363264" calcext:value-type="float">
            <text:p>4.9980013363264E-05</text:p>
          </table:table-cell>
        </table:table-row>
        <table:table-row table:style-name="ro1">
          <table:table-cell office:value-type="float" office:value="8.47034319600061" calcext:value-type="float">
            <text:p>8.47034319600061</text:p>
          </table:table-cell>
          <table:table-cell office:value-type="float" office:value="100272" calcext:value-type="float">
            <text:p>100272</text:p>
          </table:table-cell>
          <table:table-cell office:value-type="float" office:value="99094" calcext:value-type="float">
            <text:p>99094</text:p>
          </table:table-cell>
          <table:table-cell office:value-type="float" office:value="0.0000399840106906112" calcext:value-type="float">
            <text:p>3.99840106906112E-05</text:p>
          </table:table-cell>
        </table:table-row>
        <table:table-row table:style-name="ro1">
          <table:table-cell office:value-type="float" office:value="8.60612093800046" calcext:value-type="float">
            <text:p>8.60612093800046</text:p>
          </table:table-cell>
          <table:table-cell office:value-type="float" office:value="100925" calcext:value-type="float">
            <text:p>100925</text:p>
          </table:table-cell>
          <table:table-cell office:value-type="float" office:value="100272" calcext:value-type="float">
            <text:p>100272</text:p>
          </table:table-cell>
          <table:table-cell office:value-type="float" office:value="0.000031987208552489" calcext:value-type="float">
            <text:p>3.1987208552489E-05</text:p>
          </table:table-cell>
        </table:table-row>
        <table:table-row table:style-name="ro1">
          <table:table-cell office:value-type="float" office:value="8.73055056400062" calcext:value-type="float">
            <text:p>8.73055056400062</text:p>
          </table:table-cell>
          <table:table-cell office:value-type="float" office:value="101573" calcext:value-type="float">
            <text:p>101573</text:p>
          </table:table-cell>
          <table:table-cell office:value-type="float" office:value="100925" calcext:value-type="float">
            <text:p>100925</text:p>
          </table:table-cell>
          <table:table-cell office:value-type="float" office:value="0.0000255897668419912" calcext:value-type="float">
            <text:p>2.55897668419912E-05</text:p>
          </table:table-cell>
        </table:table-row>
        <table:table-row table:style-name="ro1">
          <table:table-cell office:value-type="float" office:value="8.86765447500056" calcext:value-type="float">
            <text:p>8.86765447500056</text:p>
          </table:table-cell>
          <table:table-cell office:value-type="float" office:value="102338" calcext:value-type="float">
            <text:p>102338</text:p>
          </table:table-cell>
          <table:table-cell office:value-type="float" office:value="101573" calcext:value-type="float">
            <text:p>101573</text:p>
          </table:table-cell>
          <table:table-cell office:value-type="float" office:value="0.000020471813473593" calcext:value-type="float">
            <text:p>2.0471813473593E-05</text:p>
          </table:table-cell>
        </table:table-row>
        <table:table-row table:style-name="ro1">
          <table:table-cell office:value-type="float" office:value="9.00904532500044" calcext:value-type="float">
            <text:p>9.00904532500044</text:p>
          </table:table-cell>
          <table:table-cell office:value-type="float" office:value="103177" calcext:value-type="float">
            <text:p>103177</text:p>
          </table:table-cell>
          <table:table-cell office:value-type="float" office:value="101573" calcext:value-type="float">
            <text:p>101573</text:p>
          </table:table-cell>
          <table:table-cell office:value-type="float" office:value="0.0000163774507788744" calcext:value-type="float">
            <text:p>1.63774507788744E-05</text:p>
          </table:table-cell>
        </table:table-row>
        <table:table-row table:style-name="ro1">
          <table:table-cell office:value-type="float" office:value="9.14548767199995" calcext:value-type="float">
            <text:p>9.14548767199995</text:p>
          </table:table-cell>
          <table:table-cell office:value-type="float" office:value="104030" calcext:value-type="float">
            <text:p>104030</text:p>
          </table:table-cell>
          <table:table-cell office:value-type="float" office:value="101573" calcext:value-type="float">
            <text:p>101573</text:p>
          </table:table-cell>
          <table:table-cell office:value-type="float" office:value="0.0000131019606230995" calcext:value-type="float">
            <text:p>1.31019606230995E-05</text:p>
          </table:table-cell>
        </table:table-row>
        <table:table-row table:style-name="ro1">
          <table:table-cell office:value-type="float" office:value="9.28831014200023" calcext:value-type="float">
            <text:p>9.28831014200023</text:p>
          </table:table-cell>
          <table:table-cell office:value-type="float" office:value="104964" calcext:value-type="float">
            <text:p>104964</text:p>
          </table:table-cell>
          <table:table-cell office:value-type="float" office:value="104030" calcext:value-type="float">
            <text:p>104030</text:p>
          </table:table-cell>
          <table:table-cell office:value-type="float" office:value="0.0000104815684984796" calcext:value-type="float">
            <text:p>1.04815684984796E-05</text:p>
          </table:table-cell>
        </table:table-row>
        <table:table-row table:style-name="ro1">
          <table:table-cell office:value-type="float" office:value="9.43496482900082" calcext:value-type="float">
            <text:p>9.43496482900082</text:p>
          </table:table-cell>
          <table:table-cell office:value-type="float" office:value="105958" calcext:value-type="float">
            <text:p>105958</text:p>
          </table:table-cell>
          <table:table-cell office:value-type="float" office:value="104030" calcext:value-type="float">
            <text:p>104030</text:p>
          </table:table-cell>
          <table:table-cell office:value-type="float" office:value="0.00000838525479878367" calcext:value-type="float">
            <text:p>8.38525479878367E-06</text:p>
          </table:table-cell>
        </table:table-row>
        <table:table-row table:style-name="ro1">
          <table:table-cell office:value-type="float" office:value="9.57583601700026" calcext:value-type="float">
            <text:p>9.57583601700026</text:p>
          </table:table-cell>
          <table:table-cell office:value-type="float" office:value="106942" calcext:value-type="float">
            <text:p>106942</text:p>
          </table:table-cell>
          <table:table-cell office:value-type="float" office:value="104030" calcext:value-type="float">
            <text:p>104030</text:p>
          </table:table-cell>
          <table:table-cell office:value-type="float" office:value="0.021512084547925" calcext:value-type="float">
            <text:p>0.021512084547925</text:p>
          </table:table-cell>
        </table:table-row>
        <table:table-row table:style-name="ro1">
          <table:table-cell office:value-type="float" office:value="9.73290492500018" calcext:value-type="float">
            <text:p>9.73290492500018</text:p>
          </table:table-cell>
          <table:table-cell office:value-type="float" office:value="108062" calcext:value-type="float">
            <text:p>108062</text:p>
          </table:table-cell>
          <table:table-cell office:value-type="float" office:value="104030" calcext:value-type="float">
            <text:p>104030</text:p>
          </table:table-cell>
          <table:table-cell office:value-type="float" office:value="0.0384862633830209" calcext:value-type="float">
            <text:p>0.0384862633830209</text:p>
          </table:table-cell>
        </table:table-row>
        <table:table-row table:style-name="ro1">
          <table:table-cell office:value-type="float" office:value="9.83439029800047" calcext:value-type="float">
            <text:p>9.83439029800047</text:p>
          </table:table-cell>
          <table:table-cell office:value-type="float" office:value="108795" calcext:value-type="float">
            <text:p>108795</text:p>
          </table:table-cell>
          <table:table-cell office:value-type="float" office:value="104030" calcext:value-type="float">
            <text:p>104030</text:p>
          </table:table-cell>
          <table:table-cell office:value-type="float" office:value="0.0518416422853641" calcext:value-type="float">
            <text:p>0.0518416422853641</text:p>
          </table:table-cell>
        </table:table-row>
        <table:table-row table:style-name="ro1">
          <table:table-cell office:value-type="float" office:value="9.97535720700034" calcext:value-type="float">
            <text:p>9.97535720700034</text:p>
          </table:table-cell>
          <table:table-cell office:value-type="float" office:value="109820" calcext:value-type="float">
            <text:p>109820</text:p>
          </table:table-cell>
          <table:table-cell office:value-type="float" office:value="108795" calcext:value-type="float">
            <text:p>108795</text:p>
          </table:table-cell>
          <table:table-cell office:value-type="float" office:value="0.0620918705293222" calcext:value-type="float">
            <text:p>0.0620918705293222</text:p>
          </table:table-cell>
        </table:table-row>
        <table:table-row table:style-name="ro1">
          <table:table-cell office:value-type="float" office:value="10.1144288830001" calcext:value-type="float">
            <text:p>10.1144288830001</text:p>
          </table:table-cell>
          <table:table-cell office:value-type="float" office:value="110832" calcext:value-type="float">
            <text:p>110832</text:p>
          </table:table-cell>
          <table:table-cell office:value-type="float" office:value="109820" calcext:value-type="float">
            <text:p>109820</text:p>
          </table:table-cell>
          <table:table-cell office:value-type="float" office:value="0.0700816596887639" calcext:value-type="float">
            <text:p>0.0700816596887639</text:p>
          </table:table-cell>
        </table:table-row>
        <table:table-row table:style-name="ro1">
          <table:table-cell office:value-type="float" office:value="10.2573239550002" calcext:value-type="float">
            <text:p>10.2573239550002</text:p>
          </table:table-cell>
          <table:table-cell office:value-type="float" office:value="111867" calcext:value-type="float">
            <text:p>111867</text:p>
          </table:table-cell>
          <table:table-cell office:value-type="float" office:value="109820" calcext:value-type="float">
            <text:p>109820</text:p>
          </table:table-cell>
          <table:table-cell office:value-type="float" office:value="0.0762673479530313" calcext:value-type="float">
            <text:p>0.0762673479530313</text:p>
          </table:table-cell>
        </table:table-row>
        <table:table-row table:style-name="ro1">
          <table:table-cell office:value-type="float" office:value="10.4003921800004" calcext:value-type="float">
            <text:p>10.4003921800004</text:p>
          </table:table-cell>
          <table:table-cell office:value-type="float" office:value="112889" calcext:value-type="float">
            <text:p>112889</text:p>
          </table:table-cell>
          <table:table-cell office:value-type="float" office:value="111867" calcext:value-type="float">
            <text:p>111867</text:p>
          </table:table-cell>
          <table:table-cell office:value-type="float" office:value="0.0808158585604449" calcext:value-type="float">
            <text:p>0.0808158585604449</text:p>
          </table:table-cell>
        </table:table-row>
        <table:table-row table:style-name="ro1">
          <table:table-cell office:value-type="float" office:value="10.5417775430005" calcext:value-type="float">
            <text:p>10.5417775430005</text:p>
          </table:table-cell>
          <table:table-cell office:value-type="float" office:value="113880" calcext:value-type="float">
            <text:p>113880</text:p>
          </table:table-cell>
          <table:table-cell office:value-type="float" office:value="112889" calcext:value-type="float">
            <text:p>112889</text:p>
          </table:table-cell>
          <table:table-cell office:value-type="float" office:value="0.0842605299856108" calcext:value-type="float">
            <text:p>0.0842605299856108</text:p>
          </table:table-cell>
        </table:table-row>
        <table:table-row table:style-name="ro1">
          <table:table-cell office:value-type="float" office:value="10.6812989740001" calcext:value-type="float">
            <text:p>10.6812989740001</text:p>
          </table:table-cell>
          <table:table-cell office:value-type="float" office:value="114832" calcext:value-type="float">
            <text:p>114832</text:p>
          </table:table-cell>
          <table:table-cell office:value-type="float" office:value="113880" calcext:value-type="float">
            <text:p>113880</text:p>
          </table:table-cell>
          <table:table-cell office:value-type="float" office:value="0.0866391932192579" calcext:value-type="float">
            <text:p>0.0866391932192579</text:p>
          </table:table-cell>
        </table:table-row>
        <table:table-row table:style-name="ro1">
          <table:table-cell office:value-type="float" office:value="10.8273059990006" calcext:value-type="float">
            <text:p>10.8273059990006</text:p>
          </table:table-cell>
          <table:table-cell office:value-type="float" office:value="115794" calcext:value-type="float">
            <text:p>115794</text:p>
          </table:table-cell>
          <table:table-cell office:value-type="float" office:value="114832" calcext:value-type="float">
            <text:p>114832</text:p>
          </table:table-cell>
          <table:table-cell office:value-type="float" office:value="0.0883589736230254" calcext:value-type="float">
            <text:p>0.0883589736230254</text:p>
          </table:table-cell>
        </table:table-row>
        <table:table-row table:style-name="ro1">
          <table:table-cell office:value-type="float" office:value="10.9695963080003" calcext:value-type="float">
            <text:p>10.9695963080003</text:p>
          </table:table-cell>
          <table:table-cell office:value-type="float" office:value="116691" calcext:value-type="float">
            <text:p>116691</text:p>
          </table:table-cell>
          <table:table-cell office:value-type="float" office:value="114832" calcext:value-type="float">
            <text:p>114832</text:p>
          </table:table-cell>
          <table:table-cell office:value-type="float" office:value="0.089378767683467" calcext:value-type="float">
            <text:p>0.089378767683467</text:p>
          </table:table-cell>
        </table:table-row>
        <table:table-row table:style-name="ro1">
          <table:table-cell office:value-type="float" office:value="11.10917978" calcext:value-type="float">
            <text:p>11.10917978</text:p>
          </table:table-cell>
          <table:table-cell office:value-type="float" office:value="117527" calcext:value-type="float">
            <text:p>117527</text:p>
          </table:table-cell>
          <table:table-cell office:value-type="float" office:value="114832" calcext:value-type="float">
            <text:p>114832</text:p>
          </table:table-cell>
          <table:table-cell office:value-type="float" office:value="0.0900215326652921" calcext:value-type="float">
            <text:p>0.0900215326652921</text:p>
          </table:table-cell>
        </table:table-row>
        <table:table-row table:style-name="ro1">
          <table:table-cell office:value-type="float" office:value="11.2483927190005" calcext:value-type="float">
            <text:p>11.2483927190005</text:p>
          </table:table-cell>
          <table:table-cell office:value-type="float" office:value="118312" calcext:value-type="float">
            <text:p>118312</text:p>
          </table:table-cell>
          <table:table-cell office:value-type="float" office:value="117527" calcext:value-type="float">
            <text:p>117527</text:p>
          </table:table-cell>
          <table:table-cell office:value-type="float" office:value="0.0903658499854447" calcext:value-type="float">
            <text:p>0.0903658499854447</text:p>
          </table:table-cell>
        </table:table-row>
        <table:table-row table:style-name="ro1">
          <table:table-cell office:value-type="float" office:value="11.396149397" calcext:value-type="float">
            <text:p>11.396149397</text:p>
          </table:table-cell>
          <table:table-cell office:value-type="float" office:value="119085" calcext:value-type="float">
            <text:p>119085</text:p>
          </table:table-cell>
          <table:table-cell office:value-type="float" office:value="118312" calcext:value-type="float">
            <text:p>118312</text:p>
          </table:table-cell>
          <table:table-cell office:value-type="float" office:value="0.0903106980063738" calcext:value-type="float">
            <text:p>0.0903106980063738</text:p>
          </table:table-cell>
        </table:table-row>
        <table:table-row table:style-name="ro1">
          <table:table-cell office:value-type="float" office:value="11.541174637" calcext:value-type="float">
            <text:p>11.541174637</text:p>
          </table:table-cell>
          <table:table-cell office:value-type="float" office:value="119780" calcext:value-type="float">
            <text:p>119780</text:p>
          </table:table-cell>
          <table:table-cell office:value-type="float" office:value="118312" calcext:value-type="float">
            <text:p>118312</text:p>
          </table:table-cell>
          <table:table-cell office:value-type="float" office:value="0.0901057012622419" calcext:value-type="float">
            <text:p>0.0901057012622419</text:p>
          </table:table-cell>
        </table:table-row>
        <table:table-row table:style-name="ro1">
          <table:table-cell office:value-type="float" office:value="11.6860785660001" calcext:value-type="float">
            <text:p>11.6860785660001</text:p>
          </table:table-cell>
          <table:table-cell office:value-type="float" office:value="120406" calcext:value-type="float">
            <text:p>120406</text:p>
          </table:table-cell>
          <table:table-cell office:value-type="float" office:value="118312" calcext:value-type="float">
            <text:p>118312</text:p>
          </table:table-cell>
          <table:table-cell office:value-type="float" office:value="0.0896284206589163" calcext:value-type="float">
            <text:p>0.0896284206589163</text:p>
          </table:table-cell>
        </table:table-row>
        <table:table-row table:style-name="ro1">
          <table:table-cell office:value-type="float" office:value="11.8390123590007" calcext:value-type="float">
            <text:p>11.8390123590007</text:p>
          </table:table-cell>
          <table:table-cell office:value-type="float" office:value="120988" calcext:value-type="float">
            <text:p>120988</text:p>
          </table:table-cell>
          <table:table-cell office:value-type="float" office:value="118312" calcext:value-type="float">
            <text:p>118312</text:p>
          </table:table-cell>
          <table:table-cell office:value-type="float" office:value="0.0890940408749591" calcext:value-type="float">
            <text:p>0.0890940408749591</text:p>
          </table:table-cell>
        </table:table-row>
        <table:table-row table:style-name="ro1">
          <table:table-cell office:value-type="float" office:value="11.9850121150002" calcext:value-type="float">
            <text:p>11.9850121150002</text:p>
          </table:table-cell>
          <table:table-cell office:value-type="float" office:value="121466" calcext:value-type="float">
            <text:p>121466</text:p>
          </table:table-cell>
          <table:table-cell office:value-type="float" office:value="120988" calcext:value-type="float">
            <text:p>120988</text:p>
          </table:table-cell>
          <table:table-cell office:value-type="float" office:value="0.0883692497939844" calcext:value-type="float">
            <text:p>0.0883692497939844</text:p>
          </table:table-cell>
        </table:table-row>
        <table:table-row table:style-name="ro1">
          <table:table-cell office:value-type="float" office:value="12.1275958490005" calcext:value-type="float">
            <text:p>12.1275958490005</text:p>
          </table:table-cell>
          <table:table-cell office:value-type="float" office:value="121855" calcext:value-type="float">
            <text:p>121855</text:p>
          </table:table-cell>
          <table:table-cell office:value-type="float" office:value="120988" calcext:value-type="float">
            <text:p>120988</text:p>
          </table:table-cell>
          <table:table-cell office:value-type="float" office:value="0.0876445523775604" calcext:value-type="float">
            <text:p>0.0876445523775604</text:p>
          </table:table-cell>
        </table:table-row>
        <table:table-row table:style-name="ro1">
          <table:table-cell office:value-type="float" office:value="12.2621971280005" calcext:value-type="float">
            <text:p>12.2621971280005</text:p>
          </table:table-cell>
          <table:table-cell office:value-type="float" office:value="122150" calcext:value-type="float">
            <text:p>122150</text:p>
          </table:table-cell>
          <table:table-cell office:value-type="float" office:value="121855" calcext:value-type="float">
            <text:p>121855</text:p>
          </table:table-cell>
          <table:table-cell office:value-type="float" office:value="0.086782308568715" calcext:value-type="float">
            <text:p>0.086782308568715</text:p>
          </table:table-cell>
        </table:table-row>
        <table:table-row table:style-name="ro1">
          <table:table-cell office:value-type="float" office:value="12.399620358" calcext:value-type="float">
            <text:p>12.399620358</text:p>
          </table:table-cell>
          <table:table-cell office:value-type="float" office:value="122379" calcext:value-type="float">
            <text:p>122379</text:p>
          </table:table-cell>
          <table:table-cell office:value-type="float" office:value="122150" calcext:value-type="float">
            <text:p>122150</text:p>
          </table:table-cell>
          <table:table-cell office:value-type="float" office:value="0.0859547724748067" calcext:value-type="float">
            <text:p>0.0859547724748067</text:p>
          </table:table-cell>
        </table:table-row>
        <table:table-row table:style-name="ro1">
          <table:table-cell office:value-type="float" office:value="12.5353687670004" calcext:value-type="float">
            <text:p>12.5353687670004</text:p>
          </table:table-cell>
          <table:table-cell office:value-type="float" office:value="122532" calcext:value-type="float">
            <text:p>122532</text:p>
          </table:table-cell>
          <table:table-cell office:value-type="float" office:value="122379" calcext:value-type="float">
            <text:p>122379</text:p>
          </table:table-cell>
          <table:table-cell office:value-type="float" office:value="0.0851572606027962" calcext:value-type="float">
            <text:p>0.0851572606027962</text:p>
          </table:table-cell>
        </table:table-row>
        <table:table-row table:style-name="ro1">
          <table:table-cell office:value-type="float" office:value="12.6651104550001" calcext:value-type="float">
            <text:p>12.6651104550001</text:p>
          </table:table-cell>
          <table:table-cell office:value-type="float" office:value="122611" calcext:value-type="float">
            <text:p>122611</text:p>
          </table:table-cell>
          <table:table-cell office:value-type="float" office:value="122532" calcext:value-type="float">
            <text:p>122532</text:p>
          </table:table-cell>
          <table:table-cell office:value-type="float" office:value="0.0842548407403015" calcext:value-type="float">
            <text:p>0.0842548407403015</text:p>
          </table:table-cell>
        </table:table-row>
        <table:table-row table:style-name="ro1">
          <table:table-cell office:value-type="float" office:value="12.8013197580003" calcext:value-type="float">
            <text:p>12.8013197580003</text:p>
          </table:table-cell>
          <table:table-cell office:value-type="float" office:value="122622" calcext:value-type="float">
            <text:p>122622</text:p>
          </table:table-cell>
          <table:table-cell office:value-type="float" office:value="122611" calcext:value-type="float">
            <text:p>122611</text:p>
          </table:table-cell>
          <table:table-cell office:value-type="float" office:value="0.0834038725922412" calcext:value-type="float">
            <text:p>0.0834038725922412</text:p>
          </table:table-cell>
        </table:table-row>
        <table:table-row table:style-name="ro1">
          <table:table-cell office:value-type="float" office:value="12.9407767810008" calcext:value-type="float">
            <text:p>12.9407767810008</text:p>
          </table:table-cell>
          <table:table-cell office:value-type="float" office:value="122559" calcext:value-type="float">
            <text:p>122559</text:p>
          </table:table-cell>
          <table:table-cell office:value-type="float" office:value="122622" calcext:value-type="float">
            <text:p>122622</text:p>
          </table:table-cell>
          <table:table-cell office:value-type="float" office:value="0.0825961139468088" calcext:value-type="float">
            <text:p>0.0825961139468088</text:p>
          </table:table-cell>
        </table:table-row>
        <table:table-row table:style-name="ro1">
          <table:table-cell office:value-type="float" office:value="13.0773777460008" calcext:value-type="float">
            <text:p>13.0773777460008</text:p>
          </table:table-cell>
          <table:table-cell office:value-type="float" office:value="122426" calcext:value-type="float">
            <text:p>122426</text:p>
          </table:table-cell>
          <table:table-cell office:value-type="float" office:value="122622" calcext:value-type="float">
            <text:p>122622</text:p>
          </table:table-cell>
          <table:table-cell office:value-type="float" office:value="0.0817018911574471" calcext:value-type="float">
            <text:p>0.0817018911574471</text:p>
          </table:table-cell>
        </table:table-row>
        <table:table-row table:style-name="ro1">
          <table:table-cell office:value-type="float" office:value="13.1982801050008" calcext:value-type="float">
            <text:p>13.1982801050008</text:p>
          </table:table-cell>
          <table:table-cell office:value-type="float" office:value="122251" calcext:value-type="float">
            <text:p>122251</text:p>
          </table:table-cell>
          <table:table-cell office:value-type="float" office:value="122426" calcext:value-type="float">
            <text:p>122426</text:p>
          </table:table-cell>
          <table:table-cell office:value-type="float" office:value="0.0808653888949499" calcext:value-type="float">
            <text:p>0.0808653888949499</text:p>
          </table:table-cell>
        </table:table-row>
        <table:table-row table:style-name="ro1">
          <table:table-cell office:value-type="float" office:value="13.3404853480006" calcext:value-type="float">
            <text:p>13.3404853480006</text:p>
          </table:table-cell>
          <table:table-cell office:value-type="float" office:value="121978" calcext:value-type="float">
            <text:p>121978</text:p>
          </table:table-cell>
          <table:table-cell office:value-type="float" office:value="122251" calcext:value-type="float">
            <text:p>122251</text:p>
          </table:table-cell>
          <table:table-cell office:value-type="float" office:value="0.0800769265005753" calcext:value-type="float">
            <text:p>0.0800769265005753</text:p>
          </table:table-cell>
        </table:table-row>
        <table:table-row table:style-name="ro1">
          <table:table-cell office:value-type="float" office:value="13.4764765700002" calcext:value-type="float">
            <text:p>13.4764765700002</text:p>
          </table:table-cell>
          <table:table-cell office:value-type="float" office:value="121652" calcext:value-type="float">
            <text:p>121652</text:p>
          </table:table-cell>
          <table:table-cell office:value-type="float" office:value="121978" calcext:value-type="float">
            <text:p>121978</text:p>
          </table:table-cell>
          <table:table-cell office:value-type="float" office:value="0.0792130563519754" calcext:value-type="float">
            <text:p>0.0792130563519754</text:p>
          </table:table-cell>
        </table:table-row>
        <table:table-row table:style-name="ro1">
          <table:table-cell office:value-type="float" office:value="13.6170275630002" calcext:value-type="float">
            <text:p>13.6170275630002</text:p>
          </table:table-cell>
          <table:table-cell office:value-type="float" office:value="121253" calcext:value-type="float">
            <text:p>121253</text:p>
          </table:table-cell>
          <table:table-cell office:value-type="float" office:value="121978" calcext:value-type="float">
            <text:p>121978</text:p>
          </table:table-cell>
          <table:table-cell office:value-type="float" office:value="0.0784080390665427" calcext:value-type="float">
            <text:p>0.0784080390665427</text:p>
          </table:table-cell>
        </table:table-row>
        <table:table-row table:style-name="ro1">
          <table:table-cell office:value-type="float" office:value="13.7518587580007" calcext:value-type="float">
            <text:p>13.7518587580007</text:p>
          </table:table-cell>
          <table:table-cell office:value-type="float" office:value="120814" calcext:value-type="float">
            <text:p>120814</text:p>
          </table:table-cell>
          <table:table-cell office:value-type="float" office:value="121978" calcext:value-type="float">
            <text:p>121978</text:p>
          </table:table-cell>
          <table:table-cell office:value-type="float" office:value="0.0776518043875625" calcext:value-type="float">
            <text:p>0.0776518043875625</text:p>
          </table:table-cell>
        </table:table-row>
        <table:table-row table:style-name="ro1">
          <table:table-cell office:value-type="float" office:value="13.8852443220003" calcext:value-type="float">
            <text:p>13.8852443220003</text:p>
          </table:table-cell>
          <table:table-cell office:value-type="float" office:value="120330" calcext:value-type="float">
            <text:p>120330</text:p>
          </table:table-cell>
          <table:table-cell office:value-type="float" office:value="121978" calcext:value-type="float">
            <text:p>121978</text:p>
          </table:table-cell>
          <table:table-cell office:value-type="float" office:value="0.0768273258629912" calcext:value-type="float">
            <text:p>0.0768273258629912</text:p>
          </table:table-cell>
        </table:table-row>
        <table:table-row table:style-name="ro1">
          <table:table-cell office:value-type="float" office:value="14.0204952200002" calcext:value-type="float">
            <text:p>14.0204952200002</text:p>
          </table:table-cell>
          <table:table-cell office:value-type="float" office:value="119793" calcext:value-type="float">
            <text:p>119793</text:p>
          </table:table-cell>
          <table:table-cell office:value-type="float" office:value="121978" calcext:value-type="float">
            <text:p>121978</text:p>
          </table:table-cell>
          <table:table-cell office:value-type="float" office:value="0.0760604008363784" calcext:value-type="float">
            <text:p>0.0760604008363784</text:p>
          </table:table-cell>
        </table:table-row>
        <table:table-row table:style-name="ro1">
          <table:table-cell office:value-type="float" office:value="14.1582740640006" calcext:value-type="float">
            <text:p>14.1582740640006</text:p>
          </table:table-cell>
          <table:table-cell office:value-type="float" office:value="119203" calcext:value-type="float">
            <text:p>119203</text:p>
          </table:table-cell>
          <table:table-cell office:value-type="float" office:value="119793" calcext:value-type="float">
            <text:p>119793</text:p>
          </table:table-cell>
          <table:table-cell office:value-type="float" office:value="0.0753410742922911" calcext:value-type="float">
            <text:p>0.0753410742922911</text:p>
          </table:table-cell>
        </table:table-row>
        <table:table-row table:style-name="ro1">
          <table:table-cell office:value-type="float" office:value="14.2982562540001" calcext:value-type="float">
            <text:p>14.2982562540001</text:p>
          </table:table-cell>
          <table:table-cell office:value-type="float" office:value="118565" calcext:value-type="float">
            <text:p>118565</text:p>
          </table:table-cell>
          <table:table-cell office:value-type="float" office:value="119793" calcext:value-type="float">
            <text:p>119793</text:p>
          </table:table-cell>
          <table:table-cell office:value-type="float" office:value="0.0745585737195472" calcext:value-type="float">
            <text:p>0.0745585737195472</text:p>
          </table:table-cell>
        </table:table-row>
        <table:table-row table:style-name="ro1">
          <table:table-cell office:value-type="float" office:value="14.4492906300002" calcext:value-type="float">
            <text:p>14.4492906300002</text:p>
          </table:table-cell>
          <table:table-cell office:value-type="float" office:value="117840" calcext:value-type="float">
            <text:p>117840</text:p>
          </table:table-cell>
          <table:table-cell office:value-type="float" office:value="118593" calcext:value-type="float">
            <text:p>118593</text:p>
          </table:table-cell>
          <table:table-cell office:value-type="float" office:value="0.0738312561387583" calcext:value-type="float">
            <text:p>0.0738312561387583</text:p>
          </table:table-cell>
        </table:table-row>
        <table:table-row table:style-name="ro1">
          <table:table-cell office:value-type="float" office:value="14.5925505730002" calcext:value-type="float">
            <text:p>14.5925505730002</text:p>
          </table:table-cell>
          <table:table-cell office:value-type="float" office:value="117124" calcext:value-type="float">
            <text:p>117124</text:p>
          </table:table-cell>
          <table:table-cell office:value-type="float" office:value="117840" calcext:value-type="float">
            <text:p>117840</text:p>
          </table:table-cell>
          <table:table-cell office:value-type="float" office:value="0.0730510188970207" calcext:value-type="float">
            <text:p>0.0730510188970207</text:p>
          </table:table-cell>
        </table:table-row>
        <table:table-row table:style-name="ro1">
          <table:table-cell office:value-type="float" office:value="14.7309397830004" calcext:value-type="float">
            <text:p>14.7309397830004</text:p>
          </table:table-cell>
          <table:table-cell office:value-type="float" office:value="116413" calcext:value-type="float">
            <text:p>116413</text:p>
          </table:table-cell>
          <table:table-cell office:value-type="float" office:value="117124" calcext:value-type="float">
            <text:p>117124</text:p>
          </table:table-cell>
          <table:table-cell office:value-type="float" office:value="0.0723297040065054" calcext:value-type="float">
            <text:p>0.0723297040065054</text:p>
          </table:table-cell>
        </table:table-row>
        <table:table-row table:style-name="ro1">
          <table:table-cell office:value-type="float" office:value="14.8796721240005" calcext:value-type="float">
            <text:p>14.8796721240005</text:p>
          </table:table-cell>
          <table:table-cell office:value-type="float" office:value="115634" calcext:value-type="float">
            <text:p>115634</text:p>
          </table:table-cell>
          <table:table-cell office:value-type="float" office:value="116413" calcext:value-type="float">
            <text:p>116413</text:p>
          </table:table-cell>
          <table:table-cell office:value-type="float" office:value="0.0715623933421906" calcext:value-type="float">
            <text:p>0.0715623933421906</text:p>
          </table:table-cell>
        </table:table-row>
        <table:table-row table:style-name="ro1">
          <table:table-cell office:value-type="float" office:value="15.02478875" calcext:value-type="float">
            <text:p>15.02478875</text:p>
          </table:table-cell>
          <table:table-cell office:value-type="float" office:value="114869" calcext:value-type="float">
            <text:p>114869</text:p>
          </table:table-cell>
          <table:table-cell office:value-type="float" office:value="115634" calcext:value-type="float">
            <text:p>115634</text:p>
          </table:table-cell>
          <table:table-cell office:value-type="float" office:value="0.0708553568506233" calcext:value-type="float">
            <text:p>0.0708553568506233</text:p>
          </table:table-cell>
        </table:table-row>
        <table:table-row table:style-name="ro1">
          <table:table-cell office:value-type="float" office:value="15.1713986459999" calcext:value-type="float">
            <text:p>15.1713986459999</text:p>
          </table:table-cell>
          <table:table-cell office:value-type="float" office:value="114096" calcext:value-type="float">
            <text:p>114096</text:p>
          </table:table-cell>
          <table:table-cell office:value-type="float" office:value="115634" calcext:value-type="float">
            <text:p>115634</text:p>
          </table:table-cell>
          <table:table-cell office:value-type="float" office:value="0.0835299230643912" calcext:value-type="float">
            <text:p>0.0835299230643912</text:p>
          </table:table-cell>
        </table:table-row>
        <table:table-row table:style-name="ro1">
          <table:table-cell office:value-type="float" office:value="15.318165224" calcext:value-type="float">
            <text:p>15.318165224</text:p>
          </table:table-cell>
          <table:table-cell office:value-type="float" office:value="113332" calcext:value-type="float">
            <text:p>113332</text:p>
          </table:table-cell>
          <table:table-cell office:value-type="float" office:value="114630" calcext:value-type="float">
            <text:p>114630</text:p>
          </table:table-cell>
          <table:table-cell office:value-type="float" office:value="0.0934906051181797" calcext:value-type="float">
            <text:p>0.0934906051181797</text:p>
          </table:table-cell>
        </table:table-row>
        <table:table-row table:style-name="ro1">
          <table:table-cell office:value-type="float" office:value="15.4699339170002" calcext:value-type="float">
            <text:p>15.4699339170002</text:p>
          </table:table-cell>
          <table:table-cell office:value-type="float" office:value="112559" calcext:value-type="float">
            <text:p>112559</text:p>
          </table:table-cell>
          <table:table-cell office:value-type="float" office:value="113332" calcext:value-type="float">
            <text:p>113332</text:p>
          </table:table-cell>
          <table:table-cell office:value-type="float" office:value="0.101108273568228" calcext:value-type="float">
            <text:p>0.101108273568228</text:p>
          </table:table-cell>
        </table:table-row>
        <table:table-row table:style-name="ro1">
          <table:table-cell office:value-type="float" office:value="15.6190280710007" calcext:value-type="float">
            <text:p>15.6190280710007</text:p>
          </table:table-cell>
          <table:table-cell office:value-type="float" office:value="111826" calcext:value-type="float">
            <text:p>111826</text:p>
          </table:table-cell>
          <table:table-cell office:value-type="float" office:value="113117" calcext:value-type="float">
            <text:p>113117</text:p>
          </table:table-cell>
          <table:table-cell office:value-type="float" office:value="0.107030409704256" calcext:value-type="float">
            <text:p>0.107030409704256</text:p>
          </table:table-cell>
        </table:table-row>
        <table:table-row table:style-name="ro1">
          <table:table-cell office:value-type="float" office:value="15.7758737490003" calcext:value-type="float">
            <text:p>15.7758737490003</text:p>
          </table:table-cell>
          <table:table-cell office:value-type="float" office:value="111091" calcext:value-type="float">
            <text:p>111091</text:p>
          </table:table-cell>
          <table:table-cell office:value-type="float" office:value="113117" calcext:value-type="float">
            <text:p>113117</text:p>
          </table:table-cell>
          <table:table-cell office:value-type="float" office:value="0.111430779376308" calcext:value-type="float">
            <text:p>0.111430779376308</text:p>
          </table:table-cell>
        </table:table-row>
        <table:table-row table:style-name="ro1">
          <table:table-cell office:value-type="float" office:value="15.9286554590008" calcext:value-type="float">
            <text:p>15.9286554590008</text:p>
          </table:table-cell>
          <table:table-cell office:value-type="float" office:value="110419" calcext:value-type="float">
            <text:p>110419</text:p>
          </table:table-cell>
          <table:table-cell office:value-type="float" office:value="113117" calcext:value-type="float">
            <text:p>113117</text:p>
          </table:table-cell>
          <table:table-cell office:value-type="float" office:value="0.114785649142072" calcext:value-type="float">
            <text:p>0.114785649142072</text:p>
          </table:table-cell>
        </table:table-row>
        <table:table-row table:style-name="ro1">
          <table:table-cell office:value-type="float" office:value="16.1040839630005" calcext:value-type="float">
            <text:p>16.1040839630005</text:p>
          </table:table-cell>
          <table:table-cell office:value-type="float" office:value="109710" calcext:value-type="float">
            <text:p>109710</text:p>
          </table:table-cell>
          <table:table-cell office:value-type="float" office:value="113117" calcext:value-type="float">
            <text:p>113117</text:p>
          </table:table-cell>
          <table:table-cell office:value-type="float" office:value="0.11714497500986" calcext:value-type="float">
            <text:p>0.11714497500986</text:p>
          </table:table-cell>
        </table:table-row>
        <table:table-row table:style-name="ro1">
          <table:table-cell office:value-type="float" office:value="16.2593255000002" calcext:value-type="float">
            <text:p>16.2593255000002</text:p>
          </table:table-cell>
          <table:table-cell office:value-type="float" office:value="109146" calcext:value-type="float">
            <text:p>109146</text:p>
          </table:table-cell>
          <table:table-cell office:value-type="float" office:value="109710" calcext:value-type="float">
            <text:p>109710</text:p>
          </table:table-cell>
          <table:table-cell office:value-type="float" office:value="0.11887321271229" calcext:value-type="float">
            <text:p>0.11887321271229</text:p>
          </table:table-cell>
        </table:table-row>
        <table:table-row table:style-name="ro1">
          <table:table-cell office:value-type="float" office:value="16.4631313490008" calcext:value-type="float">
            <text:p>16.4631313490008</text:p>
          </table:table-cell>
          <table:table-cell office:value-type="float" office:value="108511" calcext:value-type="float">
            <text:p>108511</text:p>
          </table:table-cell>
          <table:table-cell office:value-type="float" office:value="109710" calcext:value-type="float">
            <text:p>109710</text:p>
          </table:table-cell>
          <table:table-cell office:value-type="float" office:value="0.119789928194524" calcext:value-type="float">
            <text:p>0.119789928194524</text:p>
          </table:table-cell>
        </table:table-row>
        <table:table-row table:style-name="ro1">
          <table:table-cell office:value-type="float" office:value="16.6205245620004" calcext:value-type="float">
            <text:p>16.6205245620004</text:p>
          </table:table-cell>
          <table:table-cell office:value-type="float" office:value="108108" calcext:value-type="float">
            <text:p>108108</text:p>
          </table:table-cell>
          <table:table-cell office:value-type="float" office:value="108511" calcext:value-type="float">
            <text:p>108511</text:p>
          </table:table-cell>
          <table:table-cell office:value-type="float" office:value="0.120371819856232" calcext:value-type="float">
            <text:p>0.120371819856232</text:p>
          </table:table-cell>
        </table:table-row>
        <table:table-row table:style-name="ro1">
          <table:table-cell office:value-type="float" office:value="16.7596192210003" calcext:value-type="float">
            <text:p>16.7596192210003</text:p>
          </table:table-cell>
          <table:table-cell office:value-type="float" office:value="107822" calcext:value-type="float">
            <text:p>107822</text:p>
          </table:table-cell>
          <table:table-cell office:value-type="float" office:value="108108" calcext:value-type="float">
            <text:p>108108</text:p>
          </table:table-cell>
          <table:table-cell office:value-type="float" office:value="0.120687699787425" calcext:value-type="float">
            <text:p>0.120687699787425</text:p>
          </table:table-cell>
        </table:table-row>
        <table:table-row table:style-name="ro1">
          <table:table-cell office:value-type="float" office:value="16.9199304940003" calcext:value-type="float">
            <text:p>16.9199304940003</text:p>
          </table:table-cell>
          <table:table-cell office:value-type="float" office:value="107576" calcext:value-type="float">
            <text:p>107576</text:p>
          </table:table-cell>
          <table:table-cell office:value-type="float" office:value="107822" calcext:value-type="float">
            <text:p>107822</text:p>
          </table:table-cell>
          <table:table-cell office:value-type="float" office:value="0.120646545372109" calcext:value-type="float">
            <text:p>0.120646545372109</text:p>
          </table:table-cell>
        </table:table-row>
        <table:table-row table:style-name="ro1">
          <table:table-cell office:value-type="float" office:value="17.0733554100007" calcext:value-type="float">
            <text:p>17.0733554100007</text:p>
          </table:table-cell>
          <table:table-cell office:value-type="float" office:value="107430" calcext:value-type="float">
            <text:p>107430</text:p>
          </table:table-cell>
          <table:table-cell office:value-type="float" office:value="107576" calcext:value-type="float">
            <text:p>107576</text:p>
          </table:table-cell>
          <table:table-cell office:value-type="float" office:value="0.120326760107211" calcext:value-type="float">
            <text:p>0.120326760107211</text:p>
          </table:table-cell>
        </table:table-row>
        <table:table-row table:style-name="ro1">
          <table:table-cell office:value-type="float" office:value="17.2211153180006" calcext:value-type="float">
            <text:p>17.2211153180006</text:p>
          </table:table-cell>
          <table:table-cell office:value-type="float" office:value="107374" calcext:value-type="float">
            <text:p>107374</text:p>
          </table:table-cell>
          <table:table-cell office:value-type="float" office:value="107576" calcext:value-type="float">
            <text:p>107576</text:p>
          </table:table-cell>
          <table:table-cell office:value-type="float" office:value="0.119930047139023" calcext:value-type="float">
            <text:p>0.119930047139023</text:p>
          </table:table-cell>
        </table:table-row>
        <table:table-row table:style-name="ro1">
          <table:table-cell office:value-type="float" office:value="17.3782150610004" calcext:value-type="float">
            <text:p>17.3782150610004</text:p>
          </table:table-cell>
          <table:table-cell office:value-type="float" office:value="107407" calcext:value-type="float">
            <text:p>107407</text:p>
          </table:table-cell>
          <table:table-cell office:value-type="float" office:value="107576" calcext:value-type="float">
            <text:p>107576</text:p>
          </table:table-cell>
          <table:table-cell office:value-type="float" office:value="0.119335850576716" calcext:value-type="float">
            <text:p>0.119335850576716</text:p>
          </table:table-cell>
        </table:table-row>
        <table:table-row table:style-name="ro1">
          <table:table-cell office:value-type="float" office:value="17.5383477740006" calcext:value-type="float">
            <text:p>17.5383477740006</text:p>
          </table:table-cell>
          <table:table-cell office:value-type="float" office:value="107541" calcext:value-type="float">
            <text:p>107541</text:p>
          </table:table-cell>
          <table:table-cell office:value-type="float" office:value="107576" calcext:value-type="float">
            <text:p>107576</text:p>
          </table:table-cell>
          <table:table-cell office:value-type="float" office:value="0.118724494414861" calcext:value-type="float">
            <text:p>0.118724494414861</text:p>
          </table:table-cell>
        </table:table-row>
        <table:table-row table:style-name="ro1">
          <table:table-cell office:value-type="float" office:value="17.6895357670001" calcext:value-type="float">
            <text:p>17.6895357670001</text:p>
          </table:table-cell>
          <table:table-cell office:value-type="float" office:value="107760" calcext:value-type="float">
            <text:p>107760</text:p>
          </table:table-cell>
          <table:table-cell office:value-type="float" office:value="107541" calcext:value-type="float">
            <text:p>107541</text:p>
          </table:table-cell>
          <table:table-cell office:value-type="float" office:value="0.117968101279015" calcext:value-type="float">
            <text:p>0.117968101279015</text:p>
          </table:table-cell>
        </table:table-row>
        <table:table-row table:style-name="ro1">
          <table:table-cell office:value-type="float" office:value="17.8341491850006" calcext:value-type="float">
            <text:p>17.8341491850006</text:p>
          </table:table-cell>
          <table:table-cell office:value-type="float" office:value="108053" calcext:value-type="float">
            <text:p>108053</text:p>
          </table:table-cell>
          <table:table-cell office:value-type="float" office:value="107541" calcext:value-type="float">
            <text:p>107541</text:p>
          </table:table-cell>
          <table:table-cell office:value-type="float" office:value="0.117231623880355" calcext:value-type="float">
            <text:p>0.117231623880355</text:p>
          </table:table-cell>
        </table:table-row>
        <table:table-row table:style-name="ro1">
          <table:table-cell office:value-type="float" office:value="17.9859342420004" calcext:value-type="float">
            <text:p>17.9859342420004</text:p>
          </table:table-cell>
          <table:table-cell office:value-type="float" office:value="108448" calcext:value-type="float">
            <text:p>108448</text:p>
          </table:table-cell>
          <table:table-cell office:value-type="float" office:value="107541" calcext:value-type="float">
            <text:p>107541</text:p>
          </table:table-cell>
          <table:table-cell office:value-type="float" office:value="0.116384169160781" calcext:value-type="float">
            <text:p>0.116384169160781</text:p>
          </table:table-cell>
        </table:table-row>
        <table:table-row table:style-name="ro1">
          <table:table-cell office:value-type="float" office:value="18.1352756120004" calcext:value-type="float">
            <text:p>18.1352756120004</text:p>
          </table:table-cell>
          <table:table-cell office:value-type="float" office:value="108921" calcext:value-type="float">
            <text:p>108921</text:p>
          </table:table-cell>
          <table:table-cell office:value-type="float" office:value="108448" calcext:value-type="float">
            <text:p>108448</text:p>
          </table:table-cell>
          <table:table-cell office:value-type="float" office:value="0.115579245440984" calcext:value-type="float">
            <text:p>0.115579245440984</text:p>
          </table:table-cell>
        </table:table-row>
        <table:table-row table:style-name="ro1">
          <table:table-cell office:value-type="float" office:value="18.2878144140004" calcext:value-type="float">
            <text:p>18.2878144140004</text:p>
          </table:table-cell>
          <table:table-cell office:value-type="float" office:value="109488" calcext:value-type="float">
            <text:p>109488</text:p>
          </table:table-cell>
          <table:table-cell office:value-type="float" office:value="108921" calcext:value-type="float">
            <text:p>108921</text:p>
          </table:table-cell>
          <table:table-cell office:value-type="float" office:value="0.11468561857501" calcext:value-type="float">
            <text:p>0.11468561857501</text:p>
          </table:table-cell>
        </table:table-row>
        <table:table-row table:style-name="ro1">
          <table:table-cell office:value-type="float" office:value="18.4437703820004" calcext:value-type="float">
            <text:p>18.4437703820004</text:p>
          </table:table-cell>
          <table:table-cell office:value-type="float" office:value="110151" calcext:value-type="float">
            <text:p>110151</text:p>
          </table:table-cell>
          <table:table-cell office:value-type="float" office:value="108921" calcext:value-type="float">
            <text:p>108921</text:p>
          </table:table-cell>
          <table:table-cell office:value-type="float" office:value="0.11384794237382" calcext:value-type="float">
            <text:p>0.11384794237382</text:p>
          </table:table-cell>
        </table:table-row>
        <table:table-row table:style-name="ro1">
          <table:table-cell office:value-type="float" office:value="18.595715812" calcext:value-type="float">
            <text:p>18.595715812</text:p>
          </table:table-cell>
          <table:table-cell office:value-type="float" office:value="110873" calcext:value-type="float">
            <text:p>110873</text:p>
          </table:table-cell>
          <table:table-cell office:value-type="float" office:value="110151" calcext:value-type="float">
            <text:p>110151</text:p>
          </table:table-cell>
          <table:table-cell office:value-type="float" office:value="0.112936277396324" calcext:value-type="float">
            <text:p>0.112936277396324</text:p>
          </table:table-cell>
        </table:table-row>
        <table:table-row table:style-name="ro1">
          <table:table-cell office:value-type="float" office:value="18.7332114830006" calcext:value-type="float">
            <text:p>18.7332114830006</text:p>
          </table:table-cell>
          <table:table-cell office:value-type="float" office:value="111587" calcext:value-type="float">
            <text:p>111587</text:p>
          </table:table-cell>
          <table:table-cell office:value-type="float" office:value="110873" calcext:value-type="float">
            <text:p>110873</text:p>
          </table:table-cell>
          <table:table-cell office:value-type="float" office:value="0.112088152351842" calcext:value-type="float">
            <text:p>0.112088152351842</text:p>
          </table:table-cell>
        </table:table-row>
        <table:table-row table:style-name="ro1">
          <table:table-cell office:value-type="float" office:value="18.8790143600008" calcext:value-type="float">
            <text:p>18.8790143600008</text:p>
          </table:table-cell>
          <table:table-cell office:value-type="float" office:value="112403" calcext:value-type="float">
            <text:p>112403</text:p>
          </table:table-cell>
          <table:table-cell office:value-type="float" office:value="111587" calcext:value-type="float">
            <text:p>111587</text:p>
          </table:table-cell>
          <table:table-cell office:value-type="float" office:value="0.111175898225559" calcext:value-type="float">
            <text:p>0.111175898225559</text:p>
          </table:table-cell>
        </table:table-row>
        <table:table-row table:style-name="ro1">
          <table:table-cell office:value-type="float" office:value="19.0292949490004" calcext:value-type="float">
            <text:p>19.0292949490004</text:p>
          </table:table-cell>
          <table:table-cell office:value-type="float" office:value="113301" calcext:value-type="float">
            <text:p>113301</text:p>
          </table:table-cell>
          <table:table-cell office:value-type="float" office:value="112403" calcext:value-type="float">
            <text:p>112403</text:p>
          </table:table-cell>
          <table:table-cell office:value-type="float" office:value="0.110331092911998" calcext:value-type="float">
            <text:p>0.110331092911998</text:p>
          </table:table-cell>
        </table:table-row>
        <table:table-row table:style-name="ro1">
          <table:table-cell office:value-type="float" office:value="19.1770172400002" calcext:value-type="float">
            <text:p>19.1770172400002</text:p>
          </table:table-cell>
          <table:table-cell office:value-type="float" office:value="114233" calcext:value-type="float">
            <text:p>114233</text:p>
          </table:table-cell>
          <table:table-cell office:value-type="float" office:value="112403" calcext:value-type="float">
            <text:p>112403</text:p>
          </table:table-cell>
          <table:table-cell office:value-type="float" office:value="0.10942889549362" calcext:value-type="float">
            <text:p>0.10942889549362</text:p>
          </table:table-cell>
        </table:table-row>
        <table:table-row table:style-name="ro1">
          <table:table-cell office:value-type="float" office:value="19.3236164640002" calcext:value-type="float">
            <text:p>19.3236164640002</text:p>
          </table:table-cell>
          <table:table-cell office:value-type="float" office:value="115200" calcext:value-type="float">
            <text:p>115200</text:p>
          </table:table-cell>
          <table:table-cell office:value-type="float" office:value="112403" calcext:value-type="float">
            <text:p>112403</text:p>
          </table:table-cell>
          <table:table-cell office:value-type="float" office:value="0.108595747973843" calcext:value-type="float">
            <text:p>0.108595747973843</text:p>
          </table:table-cell>
        </table:table-row>
        <table:table-row table:style-name="ro1">
          <table:table-cell office:value-type="float" office:value="19.4888871070007" calcext:value-type="float">
            <text:p>19.4888871070007</text:p>
          </table:table-cell>
          <table:table-cell office:value-type="float" office:value="116332" calcext:value-type="float">
            <text:p>116332</text:p>
          </table:table-cell>
          <table:table-cell office:value-type="float" office:value="115200" calcext:value-type="float">
            <text:p>115200</text:p>
          </table:table-cell>
          <table:table-cell office:value-type="float" office:value="0.107709931712408" calcext:value-type="float">
            <text:p>0.107709931712408</text:p>
          </table:table-cell>
        </table:table-row>
        <table:table-row table:style-name="ro1">
          <table:table-cell office:value-type="float" office:value="19.6449769770006" calcext:value-type="float">
            <text:p>19.6449769770006</text:p>
          </table:table-cell>
          <table:table-cell office:value-type="float" office:value="117432" calcext:value-type="float">
            <text:p>117432</text:p>
          </table:table-cell>
          <table:table-cell office:value-type="float" office:value="116332" calcext:value-type="float">
            <text:p>116332</text:p>
          </table:table-cell>
          <table:table-cell office:value-type="float" office:value="0.106893333970963" calcext:value-type="float">
            <text:p>0.106893333970963</text:p>
          </table:table-cell>
        </table:table-row>
        <table:table-row table:style-name="ro1">
          <table:table-cell office:value-type="float" office:value="19.7659096060006" calcext:value-type="float">
            <text:p>19.7659096060006</text:p>
          </table:table-cell>
          <table:table-cell office:value-type="float" office:value="118300" calcext:value-type="float">
            <text:p>118300</text:p>
          </table:table-cell>
          <table:table-cell office:value-type="float" office:value="116332" calcext:value-type="float">
            <text:p>116332</text:p>
          </table:table-cell>
          <table:table-cell office:value-type="float" office:value="0.106027487689591" calcext:value-type="float">
            <text:p>0.106027487689591</text:p>
          </table:table-cell>
        </table:table-row>
        <table:table-row table:style-name="ro1">
          <table:table-cell office:value-type="float" office:value="19.9290105640002" calcext:value-type="float">
            <text:p>19.9290105640002</text:p>
          </table:table-cell>
          <table:table-cell office:value-type="float" office:value="119483" calcext:value-type="float">
            <text:p>119483</text:p>
          </table:table-cell>
          <table:table-cell office:value-type="float" office:value="116332" calcext:value-type="float">
            <text:p>116332</text:p>
          </table:table-cell>
          <table:table-cell office:value-type="float" office:value="0.105230153416979" calcext:value-type="float">
            <text:p>0.105230153416979</text:p>
          </table:table-cell>
        </table:table-row>
        <table:table-row table:style-name="ro1">
          <table:table-cell office:value-type="float" office:value="20.0769763490007" calcext:value-type="float">
            <text:p>20.0769763490007</text:p>
          </table:table-cell>
          <table:table-cell office:value-type="float" office:value="120560" calcext:value-type="float">
            <text:p>120560</text:p>
          </table:table-cell>
          <table:table-cell office:value-type="float" office:value="116332" calcext:value-type="float">
            <text:p>116332</text:p>
          </table:table-cell>
          <table:table-cell office:value-type="float" office:value="0.104386142935603" calcext:value-type="float">
            <text:p>0.104386142935603</text:p>
          </table:table-cell>
        </table:table-row>
        <table:table-row table:style-name="ro1">
          <table:table-cell office:value-type="float" office:value="20.2284723470002" calcext:value-type="float">
            <text:p>20.2284723470002</text:p>
          </table:table-cell>
          <table:table-cell office:value-type="float" office:value="121659" calcext:value-type="float">
            <text:p>121659</text:p>
          </table:table-cell>
          <table:table-cell office:value-type="float" office:value="120560" calcext:value-type="float">
            <text:p>120560</text:p>
          </table:table-cell>
          <table:table-cell office:value-type="float" office:value="0.103609416861045" calcext:value-type="float">
            <text:p>0.103609416861045</text:p>
          </table:table-cell>
        </table:table-row>
        <table:table-row table:style-name="ro1">
          <table:table-cell office:value-type="float" office:value="20.3790881920004" calcext:value-type="float">
            <text:p>20.3790881920004</text:p>
          </table:table-cell>
          <table:table-cell office:value-type="float" office:value="122738" calcext:value-type="float">
            <text:p>122738</text:p>
          </table:table-cell>
          <table:table-cell office:value-type="float" office:value="121659" calcext:value-type="float">
            <text:p>121659</text:p>
          </table:table-cell>
          <table:table-cell office:value-type="float" office:value="0.102788031001274" calcext:value-type="float">
            <text:p>0.102788031001274</text:p>
          </table:table-cell>
        </table:table-row>
        <table:table-row table:style-name="ro1">
          <table:table-cell office:value-type="float" office:value="20.5359344790004" calcext:value-type="float">
            <text:p>20.5359344790004</text:p>
          </table:table-cell>
          <table:table-cell office:value-type="float" office:value="123840" calcext:value-type="float">
            <text:p>123840</text:p>
          </table:table-cell>
          <table:table-cell office:value-type="float" office:value="122738" calcext:value-type="float">
            <text:p>122738</text:p>
          </table:table-cell>
          <table:table-cell office:value-type="float" office:value="0.102032404999039" calcext:value-type="float">
            <text:p>0.102032404999039</text:p>
          </table:table-cell>
        </table:table-row>
        <table:table-row table:style-name="ro1">
          <table:table-cell office:value-type="float" office:value="20.6869677160003" calcext:value-type="float">
            <text:p>20.6869677160003</text:p>
          </table:table-cell>
          <table:table-cell office:value-type="float" office:value="124870" calcext:value-type="float">
            <text:p>124870</text:p>
          </table:table-cell>
          <table:table-cell office:value-type="float" office:value="123840" calcext:value-type="float">
            <text:p>123840</text:p>
          </table:table-cell>
          <table:table-cell office:value-type="float" office:value="0.101233767136486" calcext:value-type="float">
            <text:p>0.101233767136486</text:p>
          </table:table-cell>
        </table:table-row>
        <table:table-row table:style-name="ro1">
          <table:table-cell office:value-type="float" office:value="20.8344067590006" calcext:value-type="float">
            <text:p>20.8344067590006</text:p>
          </table:table-cell>
          <table:table-cell office:value-type="float" office:value="125840" calcext:value-type="float">
            <text:p>125840</text:p>
          </table:table-cell>
          <table:table-cell office:value-type="float" office:value="124870" calcext:value-type="float">
            <text:p>124870</text:p>
          </table:table-cell>
          <table:table-cell office:value-type="float" office:value="0.10049920883114" calcext:value-type="float">
            <text:p>0.10049920883114</text:p>
          </table:table-cell>
        </table:table-row>
        <table:table-row table:style-name="ro1">
          <table:table-cell office:value-type="float" office:value="20.9861480910004" calcext:value-type="float">
            <text:p>20.9861480910004</text:p>
          </table:table-cell>
          <table:table-cell office:value-type="float" office:value="126793" calcext:value-type="float">
            <text:p>126793</text:p>
          </table:table-cell>
          <table:table-cell office:value-type="float" office:value="125840" calcext:value-type="float">
            <text:p>125840</text:p>
          </table:table-cell>
          <table:table-cell office:value-type="float" office:value="0.0997230385624967" calcext:value-type="float">
            <text:p>0.0997230385624967</text:p>
          </table:table-cell>
        </table:table-row>
        <table:table-row table:style-name="ro1">
          <table:table-cell office:value-type="float" office:value="21.1404443610008" calcext:value-type="float">
            <text:p>21.1404443610008</text:p>
          </table:table-cell>
          <table:table-cell office:value-type="float" office:value="127708" calcext:value-type="float">
            <text:p>127708</text:p>
          </table:table-cell>
          <table:table-cell office:value-type="float" office:value="126793" calcext:value-type="float">
            <text:p>126793</text:p>
          </table:table-cell>
          <table:table-cell office:value-type="float" office:value="0.0990092000807666" calcext:value-type="float">
            <text:p>0.0990092000807666</text:p>
          </table:table-cell>
        </table:table-row>
        <table:table-row table:style-name="ro1">
          <table:table-cell office:value-type="float" office:value="21.2954003150007" calcext:value-type="float">
            <text:p>21.2954003150007</text:p>
          </table:table-cell>
          <table:table-cell office:value-type="float" office:value="128565" calcext:value-type="float">
            <text:p>128565</text:p>
          </table:table-cell>
          <table:table-cell office:value-type="float" office:value="126793" calcext:value-type="float">
            <text:p>126793</text:p>
          </table:table-cell>
          <table:table-cell office:value-type="float" office:value="0.0982549791122323" calcext:value-type="float">
            <text:p>0.0982549791122323</text:p>
          </table:table-cell>
        </table:table-row>
        <table:table-row table:style-name="ro1">
          <table:table-cell office:value-type="float" office:value="21.4496225060002" calcext:value-type="float">
            <text:p>21.4496225060002</text:p>
          </table:table-cell>
          <table:table-cell office:value-type="float" office:value="129349" calcext:value-type="float">
            <text:p>129349</text:p>
          </table:table-cell>
          <table:table-cell office:value-type="float" office:value="126793" calcext:value-type="float">
            <text:p>126793</text:p>
          </table:table-cell>
          <table:table-cell office:value-type="float" office:value="0.0975613292613498" calcext:value-type="float">
            <text:p>0.0975613292613498</text:p>
          </table:table-cell>
        </table:table-row>
        <table:table-row table:style-name="ro1">
          <table:table-cell office:value-type="float" office:value="21.6008835870007" calcext:value-type="float">
            <text:p>21.6008835870007</text:p>
          </table:table-cell>
          <table:table-cell office:value-type="float" office:value="130047" calcext:value-type="float">
            <text:p>130047</text:p>
          </table:table-cell>
          <table:table-cell office:value-type="float" office:value="129349" calcext:value-type="float">
            <text:p>129349</text:p>
          </table:table-cell>
          <table:table-cell office:value-type="float" office:value="0.0968284061320846" calcext:value-type="float">
            <text:p>0.0968284061320846</text:p>
          </table:table-cell>
        </table:table-row>
        <table:table-row table:style-name="ro1">
          <table:table-cell office:value-type="float" office:value="21.741161422" calcext:value-type="float">
            <text:p>21.741161422</text:p>
          </table:table-cell>
          <table:table-cell office:value-type="float" office:value="130625" calcext:value-type="float">
            <text:p>130625</text:p>
          </table:table-cell>
          <table:table-cell office:value-type="float" office:value="130047" calcext:value-type="float">
            <text:p>130047</text:p>
          </table:table-cell>
          <table:table-cell office:value-type="float" office:value="0.0961543136907144" calcext:value-type="float">
            <text:p>0.0961543136907144</text:p>
          </table:table-cell>
        </table:table-row>
        <table:table-row table:style-name="ro1">
          <table:table-cell office:value-type="float" office:value="21.8970881650002" calcext:value-type="float">
            <text:p>21.8970881650002</text:p>
          </table:table-cell>
          <table:table-cell office:value-type="float" office:value="131188" calcext:value-type="float">
            <text:p>131188</text:p>
          </table:table-cell>
          <table:table-cell office:value-type="float" office:value="130047" calcext:value-type="float">
            <text:p>130047</text:p>
          </table:table-cell>
          <table:table-cell office:value-type="float" office:value="0.09544196947109" calcext:value-type="float">
            <text:p>0.09544196947109</text:p>
          </table:table-cell>
        </table:table-row>
        <table:table-row table:style-name="ro1">
          <table:table-cell office:value-type="float" office:value="22.0407386440002" calcext:value-type="float">
            <text:p>22.0407386440002</text:p>
          </table:table-cell>
          <table:table-cell office:value-type="float" office:value="131627" calcext:value-type="float">
            <text:p>131627</text:p>
          </table:table-cell>
          <table:table-cell office:value-type="float" office:value="131188" calcext:value-type="float">
            <text:p>131188</text:p>
          </table:table-cell>
          <table:table-cell office:value-type="float" office:value="0.0947867553003744" calcext:value-type="float">
            <text:p>0.0947867553003744</text:p>
          </table:table-cell>
        </table:table-row>
        <table:table-row table:style-name="ro1">
          <table:table-cell office:value-type="float" office:value="22.1877163850004" calcext:value-type="float">
            <text:p>22.1877163850004</text:p>
          </table:table-cell>
          <table:table-cell office:value-type="float" office:value="131995" calcext:value-type="float">
            <text:p>131995</text:p>
          </table:table-cell>
          <table:table-cell office:value-type="float" office:value="131188" calcext:value-type="float">
            <text:p>131188</text:p>
          </table:table-cell>
          <table:table-cell office:value-type="float" office:value="0.0940942444229479" calcext:value-type="float">
            <text:p>0.0940942444229479</text:p>
          </table:table-cell>
        </table:table-row>
        <table:table-row table:style-name="ro1">
          <table:table-cell office:value-type="float" office:value="22.3259418070002" calcext:value-type="float">
            <text:p>22.3259418070002</text:p>
          </table:table-cell>
          <table:table-cell office:value-type="float" office:value="132266" calcext:value-type="float">
            <text:p>132266</text:p>
          </table:table-cell>
          <table:table-cell office:value-type="float" office:value="131995" calcext:value-type="float">
            <text:p>131995</text:p>
          </table:table-cell>
          <table:table-cell office:value-type="float" office:value="0.0934572137201765" calcext:value-type="float">
            <text:p>0.0934572137201765</text:p>
          </table:table-cell>
        </table:table-row>
        <table:table-row table:style-name="ro1">
          <table:table-cell office:value-type="float" office:value="22.4683937090003" calcext:value-type="float">
            <text:p>22.4683937090003</text:p>
          </table:table-cell>
          <table:table-cell office:value-type="float" office:value="132466" calcext:value-type="float">
            <text:p>132466</text:p>
          </table:table-cell>
          <table:table-cell office:value-type="float" office:value="132266" calcext:value-type="float">
            <text:p>132266</text:p>
          </table:table-cell>
          <table:table-cell office:value-type="float" office:value="0.0927837889941592" calcext:value-type="float">
            <text:p>0.0927837889941592</text:p>
          </table:table-cell>
        </table:table-row>
        <table:table-row table:style-name="ro1">
          <table:table-cell office:value-type="float" office:value="22.6119679580006" calcext:value-type="float">
            <text:p>22.6119679580006</text:p>
          </table:table-cell>
          <table:table-cell office:value-type="float" office:value="132587" calcext:value-type="float">
            <text:p>132587</text:p>
          </table:table-cell>
          <table:table-cell office:value-type="float" office:value="132466" calcext:value-type="float">
            <text:p>132466</text:p>
          </table:table-cell>
          <table:table-cell office:value-type="float" office:value="0.0921642509262691" calcext:value-type="float">
            <text:p>0.0921642509262691</text:p>
          </table:table-cell>
        </table:table-row>
        <table:table-row table:style-name="ro1">
          <table:table-cell office:value-type="float" office:value="22.7552298160008" calcext:value-type="float">
            <text:p>22.7552298160008</text:p>
          </table:table-cell>
          <table:table-cell office:value-type="float" office:value="132626" calcext:value-type="float">
            <text:p>132626</text:p>
          </table:table-cell>
          <table:table-cell office:value-type="float" office:value="132587" calcext:value-type="float">
            <text:p>132587</text:p>
          </table:table-cell>
          <table:table-cell office:value-type="float" office:value="0.0915885435981581" calcext:value-type="float">
            <text:p>0.0915885435981581</text:p>
          </table:table-cell>
        </table:table-row>
        <table:table-row table:style-name="ro1">
          <table:table-cell office:value-type="float" office:value="22.8969637930004" calcext:value-type="float">
            <text:p>22.8969637930004</text:p>
          </table:table-cell>
          <table:table-cell office:value-type="float" office:value="132587" calcext:value-type="float">
            <text:p>132587</text:p>
          </table:table-cell>
          <table:table-cell office:value-type="float" office:value="132626" calcext:value-type="float">
            <text:p>132626</text:p>
          </table:table-cell>
          <table:table-cell office:value-type="float" office:value="0.0909699499227743" calcext:value-type="float">
            <text:p>0.0909699499227743</text:p>
          </table:table-cell>
        </table:table-row>
        <table:table-row table:style-name="ro1">
          <table:table-cell office:value-type="float" office:value="23.04454695" calcext:value-type="float">
            <text:p>23.04454695</text:p>
          </table:table-cell>
          <table:table-cell office:value-type="float" office:value="132464" calcext:value-type="float">
            <text:p>132464</text:p>
          </table:table-cell>
          <table:table-cell office:value-type="float" office:value="132587" calcext:value-type="float">
            <text:p>132587</text:p>
          </table:table-cell>
          <table:table-cell office:value-type="float" office:value="0.0903971053126688" calcext:value-type="float">
            <text:p>0.0903971053126688</text:p>
          </table:table-cell>
        </table:table-row>
        <table:table-row table:style-name="ro1">
          <table:table-cell office:value-type="float" office:value="23.157523629" calcext:value-type="float">
            <text:p>23.157523629</text:p>
          </table:table-cell>
          <table:table-cell office:value-type="float" office:value="132316" calcext:value-type="float">
            <text:p>132316</text:p>
          </table:table-cell>
          <table:table-cell office:value-type="float" office:value="132464" calcext:value-type="float">
            <text:p>132464</text:p>
          </table:table-cell>
          <table:table-cell office:value-type="float" office:value="0.0898615438992578" calcext:value-type="float">
            <text:p>0.0898615438992578</text:p>
          </table:table-cell>
        </table:table-row>
        <table:table-row table:style-name="ro1">
          <table:table-cell office:value-type="float" office:value="23.3062780640003" calcext:value-type="float">
            <text:p>23.3062780640003</text:p>
          </table:table-cell>
          <table:table-cell office:value-type="float" office:value="132050" calcext:value-type="float">
            <text:p>132050</text:p>
          </table:table-cell>
          <table:table-cell office:value-type="float" office:value="132316" calcext:value-type="float">
            <text:p>132316</text:p>
          </table:table-cell>
          <table:table-cell office:value-type="float" office:value="0.0892805394672323" calcext:value-type="float">
            <text:p>0.0892805394672323</text:p>
          </table:table-cell>
        </table:table-row>
        <table:table-row table:style-name="ro1">
          <table:table-cell office:value-type="float" office:value="23.4506554710006" calcext:value-type="float">
            <text:p>23.4506554710006</text:p>
          </table:table-cell>
          <table:table-cell office:value-type="float" office:value="131719" calcext:value-type="float">
            <text:p>131719</text:p>
          </table:table-cell>
          <table:table-cell office:value-type="float" office:value="132050" calcext:value-type="float">
            <text:p>132050</text:p>
          </table:table-cell>
          <table:table-cell office:value-type="float" office:value="0.0887404488898032" calcext:value-type="float">
            <text:p>0.0887404488898032</text:p>
          </table:table-cell>
        </table:table-row>
        <table:table-row table:style-name="ro1">
          <table:table-cell office:value-type="float" office:value="23.594228123" calcext:value-type="float">
            <text:p>23.594228123</text:p>
          </table:table-cell>
          <table:table-cell office:value-type="float" office:value="131322" calcext:value-type="float">
            <text:p>131322</text:p>
          </table:table-cell>
          <table:table-cell office:value-type="float" office:value="131719" calcext:value-type="float">
            <text:p>131719</text:p>
          </table:table-cell>
          <table:table-cell office:value-type="float" office:value="0.0881597410860915" calcext:value-type="float">
            <text:p>0.0881597410860915</text:p>
          </table:table-cell>
        </table:table-row>
        <table:table-row table:style-name="ro1">
          <table:table-cell office:value-type="float" office:value="23.7343650100001" calcext:value-type="float">
            <text:p>23.7343650100001</text:p>
          </table:table-cell>
          <table:table-cell office:value-type="float" office:value="130874" calcext:value-type="float">
            <text:p>130874</text:p>
          </table:table-cell>
          <table:table-cell office:value-type="float" office:value="131322" calcext:value-type="float">
            <text:p>131322</text:p>
          </table:table-cell>
          <table:table-cell office:value-type="float" office:value="0.0876218099628903" calcext:value-type="float">
            <text:p>0.0876218099628903</text:p>
          </table:table-cell>
        </table:table-row>
        <table:table-row table:style-name="ro1">
          <table:table-cell office:value-type="float" office:value="23.8761404790002" calcext:value-type="float">
            <text:p>23.8761404790002</text:p>
          </table:table-cell>
          <table:table-cell office:value-type="float" office:value="130365" calcext:value-type="float">
            <text:p>130365</text:p>
          </table:table-cell>
          <table:table-cell office:value-type="float" office:value="131166" calcext:value-type="float">
            <text:p>131166</text:p>
          </table:table-cell>
          <table:table-cell office:value-type="float" office:value="0.0870466005126851" calcext:value-type="float">
            <text:p>0.0870466005126851</text:p>
          </table:table-cell>
        </table:table-row>
        <table:table-row table:style-name="ro1">
          <table:table-cell office:value-type="float" office:value="24.0189598850002" calcext:value-type="float">
            <text:p>24.0189598850002</text:p>
          </table:table-cell>
          <table:table-cell office:value-type="float" office:value="129800" calcext:value-type="float">
            <text:p>129800</text:p>
          </table:table-cell>
          <table:table-cell office:value-type="float" office:value="130365" calcext:value-type="float">
            <text:p>130365</text:p>
          </table:table-cell>
          <table:table-cell office:value-type="float" office:value="0.0865149175409498" calcext:value-type="float">
            <text:p>0.0865149175409498</text:p>
          </table:table-cell>
        </table:table-row>
        <table:table-row table:style-name="ro1">
          <table:table-cell office:value-type="float" office:value="24.1608440850005" calcext:value-type="float">
            <text:p>24.1608440850005</text:p>
          </table:table-cell>
          <table:table-cell office:value-type="float" office:value="129192" calcext:value-type="float">
            <text:p>129192</text:p>
          </table:table-cell>
          <table:table-cell office:value-type="float" office:value="130365" calcext:value-type="float">
            <text:p>130365</text:p>
          </table:table-cell>
          <table:table-cell office:value-type="float" office:value="0.0859483357064" calcext:value-type="float">
            <text:p>0.0859483357064</text:p>
          </table:table-cell>
        </table:table-row>
        <table:table-row table:style-name="ro1">
          <table:table-cell office:value-type="float" office:value="24.2982317940005" calcext:value-type="float">
            <text:p>24.2982317940005</text:p>
          </table:table-cell>
          <table:table-cell office:value-type="float" office:value="128566" calcext:value-type="float">
            <text:p>128566</text:p>
          </table:table-cell>
          <table:table-cell office:value-type="float" office:value="129224" calcext:value-type="float">
            <text:p>129224</text:p>
          </table:table-cell>
          <table:table-cell office:value-type="float" office:value="0.0854253352317867" calcext:value-type="float">
            <text:p>0.0854253352317867</text:p>
          </table:table-cell>
        </table:table-row>
        <table:table-row table:style-name="ro1">
          <table:table-cell office:value-type="float" office:value="24.453619719" calcext:value-type="float">
            <text:p>24.453619719</text:p>
          </table:table-cell>
          <table:table-cell office:value-type="float" office:value="127819" calcext:value-type="float">
            <text:p>127819</text:p>
          </table:table-cell>
          <table:table-cell office:value-type="float" office:value="128566" calcext:value-type="float">
            <text:p>128566</text:p>
          </table:table-cell>
          <table:table-cell office:value-type="float" office:value="0.0849377785588733" calcext:value-type="float">
            <text:p>0.0849377785588733</text:p>
          </table:table-cell>
        </table:table-row>
        <table:table-row table:style-name="ro1">
          <table:table-cell office:value-type="float" office:value="24.5940574200004" calcext:value-type="float">
            <text:p>24.5940574200004</text:p>
          </table:table-cell>
          <table:table-cell office:value-type="float" office:value="127117" calcext:value-type="float">
            <text:p>127117</text:p>
          </table:table-cell>
          <table:table-cell office:value-type="float" office:value="127819" calcext:value-type="float">
            <text:p>127819</text:p>
          </table:table-cell>
          <table:table-cell office:value-type="float" office:value="0.0844111281968929" calcext:value-type="float">
            <text:p>0.0844111281968929</text:p>
          </table:table-cell>
        </table:table-row>
        <table:table-row table:style-name="ro1">
          <table:table-cell office:value-type="float" office:value="24.7341130290006" calcext:value-type="float">
            <text:p>24.7341130290006</text:p>
          </table:table-cell>
          <table:table-cell office:value-type="float" office:value="126396" calcext:value-type="float">
            <text:p>126396</text:p>
          </table:table-cell>
          <table:table-cell office:value-type="float" office:value="127117" calcext:value-type="float">
            <text:p>127117</text:p>
          </table:table-cell>
          <table:table-cell office:value-type="float" office:value="0.0839223451804651" calcext:value-type="float">
            <text:p>0.0839223451804651</text:p>
          </table:table-cell>
        </table:table-row>
        <table:table-row table:style-name="ro1">
          <table:table-cell office:value-type="float" office:value="24.8762992830007" calcext:value-type="float">
            <text:p>24.8762992830007</text:p>
          </table:table-cell>
          <table:table-cell office:value-type="float" office:value="125652" calcext:value-type="float">
            <text:p>125652</text:p>
          </table:table-cell>
          <table:table-cell office:value-type="float" office:value="126396" calcext:value-type="float">
            <text:p>126396</text:p>
          </table:table-cell>
          <table:table-cell office:value-type="float" office:value="0.0915281200468111" calcext:value-type="float">
            <text:p>0.0915281200468111</text:p>
          </table:table-cell>
        </table:table-row>
        <table:table-row table:style-name="ro1">
          <table:table-cell office:value-type="float" office:value="25.0179730130003" calcext:value-type="float">
            <text:p>25.0179730130003</text:p>
          </table:table-cell>
          <table:table-cell office:value-type="float" office:value="124905" calcext:value-type="float">
            <text:p>124905</text:p>
          </table:table-cell>
          <table:table-cell office:value-type="float" office:value="125652" calcext:value-type="float">
            <text:p>125652</text:p>
          </table:table-cell>
          <table:table-cell office:value-type="float" office:value="0.0975139940131574" calcext:value-type="float">
            <text:p>0.0975139940131574</text:p>
          </table:table-cell>
        </table:table-row>
        <table:table-row table:style-name="ro1">
          <table:table-cell office:value-type="float" office:value="25.1578362400005" calcext:value-type="float">
            <text:p>25.1578362400005</text:p>
          </table:table-cell>
          <table:table-cell office:value-type="float" office:value="124167" calcext:value-type="float">
            <text:p>124167</text:p>
          </table:table-cell>
          <table:table-cell office:value-type="float" office:value="124905" calcext:value-type="float">
            <text:p>124905</text:p>
          </table:table-cell>
          <table:table-cell office:value-type="float" office:value="0.102204743597623" calcext:value-type="float">
            <text:p>0.102204743597623</text:p>
          </table:table-cell>
        </table:table-row>
        <table:table-row table:style-name="ro1">
          <table:table-cell office:value-type="float" office:value="25.2948878090001" calcext:value-type="float">
            <text:p>25.2948878090001</text:p>
          </table:table-cell>
          <table:table-cell office:value-type="float" office:value="123452" calcext:value-type="float">
            <text:p>123452</text:p>
          </table:table-cell>
          <table:table-cell office:value-type="float" office:value="124167" calcext:value-type="float">
            <text:p>124167</text:p>
          </table:table-cell>
          <table:table-cell office:value-type="float" office:value="0.105763794878098" calcext:value-type="float">
            <text:p>0.105763794878098</text:p>
          </table:table-cell>
        </table:table-row>
        <table:table-row table:style-name="ro1">
          <table:table-cell office:value-type="float" office:value="25.4328115440003" calcext:value-type="float">
            <text:p>25.4328115440003</text:p>
          </table:table-cell>
          <table:table-cell office:value-type="float" office:value="122746" calcext:value-type="float">
            <text:p>122746</text:p>
          </table:table-cell>
          <table:table-cell office:value-type="float" office:value="123452" calcext:value-type="float">
            <text:p>123452</text:p>
          </table:table-cell>
          <table:table-cell office:value-type="float" office:value="0.108515418372598" calcext:value-type="float">
            <text:p>0.108515418372598</text:p>
          </table:table-cell>
        </table:table-row>
        <table:table-row table:style-name="ro1">
          <table:table-cell office:value-type="float" office:value="25.5681601120004" calcext:value-type="float">
            <text:p>25.5681601120004</text:p>
          </table:table-cell>
          <table:table-cell office:value-type="float" office:value="122073" calcext:value-type="float">
            <text:p>122073</text:p>
          </table:table-cell>
          <table:table-cell office:value-type="float" office:value="122746" calcext:value-type="float">
            <text:p>122746</text:p>
          </table:table-cell>
          <table:table-cell office:value-type="float" office:value="0.110527749717841" calcext:value-type="float">
            <text:p>0.110527749717841</text:p>
          </table:table-cell>
        </table:table-row>
        <table:table-row table:style-name="ro1">
          <table:table-cell office:value-type="float" office:value="25.7022296110008" calcext:value-type="float">
            <text:p>25.7022296110008</text:p>
          </table:table-cell>
          <table:table-cell office:value-type="float" office:value="121431" calcext:value-type="float">
            <text:p>121431</text:p>
          </table:table-cell>
          <table:table-cell office:value-type="float" office:value="122073" calcext:value-type="float">
            <text:p>122073</text:p>
          </table:table-cell>
          <table:table-cell office:value-type="float" office:value="0.112044247018368" calcext:value-type="float">
            <text:p>0.112044247018368</text:p>
          </table:table-cell>
        </table:table-row>
        <table:table-row table:style-name="ro1">
          <table:table-cell office:value-type="float" office:value="25.8406581000008" calcext:value-type="float">
            <text:p>25.8406581000008</text:p>
          </table:table-cell>
          <table:table-cell office:value-type="float" office:value="120800" calcext:value-type="float">
            <text:p>120800</text:p>
          </table:table-cell>
          <table:table-cell office:value-type="float" office:value="121431" calcext:value-type="float">
            <text:p>121431</text:p>
          </table:table-cell>
          <table:table-cell office:value-type="float" office:value="0.1131648093794" calcext:value-type="float">
            <text:p>0.1131648093794</text:p>
          </table:table-cell>
        </table:table-row>
        <table:table-row table:style-name="ro1">
          <table:table-cell office:value-type="float" office:value="25.9758657970006" calcext:value-type="float">
            <text:p>25.9758657970006</text:p>
          </table:table-cell>
          <table:table-cell office:value-type="float" office:value="120221" calcext:value-type="float">
            <text:p>120221</text:p>
          </table:table-cell>
          <table:table-cell office:value-type="float" office:value="121431" calcext:value-type="float">
            <text:p>121431</text:p>
          </table:table-cell>
          <table:table-cell office:value-type="float" office:value="0.113878151005465" calcext:value-type="float">
            <text:p>0.113878151005465</text:p>
          </table:table-cell>
        </table:table-row>
        <table:table-row table:style-name="ro1">
          <table:table-cell office:value-type="float" office:value="26.1227439650002" calcext:value-type="float">
            <text:p>26.1227439650002</text:p>
          </table:table-cell>
          <table:table-cell office:value-type="float" office:value="119639" calcext:value-type="float">
            <text:p>119639</text:p>
          </table:table-cell>
          <table:table-cell office:value-type="float" office:value="121431" calcext:value-type="float">
            <text:p>121431</text:p>
          </table:table-cell>
          <table:table-cell office:value-type="float" office:value="0.114358334757861" calcext:value-type="float">
            <text:p>0.114358334757861</text:p>
          </table:table-cell>
        </table:table-row>
        <table:table-row table:style-name="ro1">
          <table:table-cell office:value-type="float" office:value="26.2612928050003" calcext:value-type="float">
            <text:p>26.2612928050003</text:p>
          </table:table-cell>
          <table:table-cell office:value-type="float" office:value="119140" calcext:value-type="float">
            <text:p>119140</text:p>
          </table:table-cell>
          <table:table-cell office:value-type="float" office:value="119639" calcext:value-type="float">
            <text:p>119639</text:p>
          </table:table-cell>
          <table:table-cell office:value-type="float" office:value="0.114563590883212" calcext:value-type="float">
            <text:p>0.114563590883212</text:p>
          </table:table-cell>
        </table:table-row>
        <table:table-row table:style-name="ro1">
          <table:table-cell office:value-type="float" office:value="26.4118797800002" calcext:value-type="float">
            <text:p>26.4118797800002</text:p>
          </table:table-cell>
          <table:table-cell office:value-type="float" office:value="118659" calcext:value-type="float">
            <text:p>118659</text:p>
          </table:table-cell>
          <table:table-cell office:value-type="float" office:value="119639" calcext:value-type="float">
            <text:p>119639</text:p>
          </table:table-cell>
          <table:table-cell office:value-type="float" office:value="0.114639378453696" calcext:value-type="float">
            <text:p>0.114639378453696</text:p>
          </table:table-cell>
        </table:table-row>
        <table:table-row table:style-name="ro1">
          <table:table-cell office:value-type="float" office:value="26.5151907880008" calcext:value-type="float">
            <text:p>26.5151907880008</text:p>
          </table:table-cell>
          <table:table-cell office:value-type="float" office:value="118369" calcext:value-type="float">
            <text:p>118369</text:p>
          </table:table-cell>
          <table:table-cell office:value-type="float" office:value="119639" calcext:value-type="float">
            <text:p>119639</text:p>
          </table:table-cell>
          <table:table-cell office:value-type="float" office:value="0.114612266121735" calcext:value-type="float">
            <text:p>0.114612266121735</text:p>
          </table:table-cell>
        </table:table-row>
        <table:table-row table:style-name="ro1">
          <table:table-cell office:value-type="float" office:value="26.6507158080003" calcext:value-type="float">
            <text:p>26.6507158080003</text:p>
          </table:table-cell>
          <table:table-cell office:value-type="float" office:value="118041" calcext:value-type="float">
            <text:p>118041</text:p>
          </table:table-cell>
          <table:table-cell office:value-type="float" office:value="119639" calcext:value-type="float">
            <text:p>119639</text:p>
          </table:table-cell>
          <table:table-cell office:value-type="float" office:value="0.114503501110316" calcext:value-type="float">
            <text:p>0.114503501110316</text:p>
          </table:table-cell>
        </table:table-row>
        <table:table-row table:style-name="ro1">
          <table:table-cell office:value-type="float" office:value="26.7905964890006" calcext:value-type="float">
            <text:p>26.7905964890006</text:p>
          </table:table-cell>
          <table:table-cell office:value-type="float" office:value="117767" calcext:value-type="float">
            <text:p>117767</text:p>
          </table:table-cell>
          <table:table-cell office:value-type="float" office:value="118041" calcext:value-type="float">
            <text:p>118041</text:p>
          </table:table-cell>
          <table:table-cell office:value-type="float" office:value="0.114244310322215" calcext:value-type="float">
            <text:p>0.114244310322215</text:p>
          </table:table-cell>
        </table:table-row>
        <table:table-row table:style-name="ro1">
          <table:table-cell office:value-type="float" office:value="26.938920259" calcext:value-type="float">
            <text:p>26.938920259</text:p>
          </table:table-cell>
          <table:table-cell office:value-type="float" office:value="117553" calcext:value-type="float">
            <text:p>117553</text:p>
          </table:table-cell>
          <table:table-cell office:value-type="float" office:value="117767" calcext:value-type="float">
            <text:p>117767</text:p>
          </table:table-cell>
          <table:table-cell office:value-type="float" office:value="0.113951839235216" calcext:value-type="float">
            <text:p>0.113951839235216</text:p>
          </table:table-cell>
        </table:table-row>
        <table:table-row table:style-name="ro1">
          <table:table-cell office:value-type="float" office:value="27.0762241420007" calcext:value-type="float">
            <text:p>27.0762241420007</text:p>
          </table:table-cell>
          <table:table-cell office:value-type="float" office:value="117428" calcext:value-type="float">
            <text:p>117428</text:p>
          </table:table-cell>
          <table:table-cell office:value-type="float" office:value="117553" calcext:value-type="float">
            <text:p>117553</text:p>
          </table:table-cell>
          <table:table-cell office:value-type="float" office:value="0.113549531089665" calcext:value-type="float">
            <text:p>0.113549531089665</text:p>
          </table:table-cell>
        </table:table-row>
        <table:table-row table:style-name="ro1">
          <table:table-cell office:value-type="float" office:value="27.210871067" calcext:value-type="float">
            <text:p>27.210871067</text:p>
          </table:table-cell>
          <table:table-cell office:value-type="float" office:value="117375" calcext:value-type="float">
            <text:p>117375</text:p>
          </table:table-cell>
          <table:table-cell office:value-type="float" office:value="117428" calcext:value-type="float">
            <text:p>117428</text:p>
          </table:table-cell>
          <table:table-cell office:value-type="float" office:value="0.113144457585487" calcext:value-type="float">
            <text:p>0.113144457585487</text:p>
          </table:table-cell>
        </table:table-row>
        <table:table-row table:style-name="ro1">
          <table:table-cell office:value-type="float" office:value="27.3440223220005" calcext:value-type="float">
            <text:p>27.3440223220005</text:p>
          </table:table-cell>
          <table:table-cell office:value-type="float" office:value="117392" calcext:value-type="float">
            <text:p>117392</text:p>
          </table:table-cell>
          <table:table-cell office:value-type="float" office:value="117375" calcext:value-type="float">
            <text:p>117375</text:p>
          </table:table-cell>
          <table:table-cell office:value-type="float" office:value="0.112737788290612" calcext:value-type="float">
            <text:p>0.112737788290612</text:p>
          </table:table-cell>
        </table:table-row>
        <table:table-row table:style-name="ro1">
          <table:table-cell office:value-type="float" office:value="27.478472797" calcext:value-type="float">
            <text:p>27.478472797</text:p>
          </table:table-cell>
          <table:table-cell office:value-type="float" office:value="117479" calcext:value-type="float">
            <text:p>117479</text:p>
          </table:table-cell>
          <table:table-cell office:value-type="float" office:value="117392" calcext:value-type="float">
            <text:p>117392</text:p>
          </table:table-cell>
          <table:table-cell office:value-type="float" office:value="0.112249054161901" calcext:value-type="float">
            <text:p>0.112249054161901</text:p>
          </table:table-cell>
        </table:table-row>
        <table:table-row table:style-name="ro1">
          <table:table-cell office:value-type="float" office:value="27.6122559570003" calcext:value-type="float">
            <text:p>27.6122559570003</text:p>
          </table:table-cell>
          <table:table-cell office:value-type="float" office:value="117637" calcext:value-type="float">
            <text:p>117637</text:p>
          </table:table-cell>
          <table:table-cell office:value-type="float" office:value="117479" calcext:value-type="float">
            <text:p>117479</text:p>
          </table:table-cell>
          <table:table-cell office:value-type="float" office:value="0.111777265307543" calcext:value-type="float">
            <text:p>0.111777265307543</text:p>
          </table:table-cell>
        </table:table-row>
        <table:table-row table:style-name="ro1">
          <table:table-cell office:value-type="float" office:value="27.7502780470004" calcext:value-type="float">
            <text:p>27.7502780470004</text:p>
          </table:table-cell>
          <table:table-cell office:value-type="float" office:value="117873" calcext:value-type="float">
            <text:p>117873</text:p>
          </table:table-cell>
          <table:table-cell office:value-type="float" office:value="117637" calcext:value-type="float">
            <text:p>117637</text:p>
          </table:table-cell>
          <table:table-cell office:value-type="float" office:value="0.111319622465012" calcext:value-type="float">
            <text:p>0.111319622465012</text:p>
          </table:table-cell>
        </table:table-row>
        <table:table-row table:style-name="ro1">
          <table:table-cell office:value-type="float" office:value="27.8921561040006" calcext:value-type="float">
            <text:p>27.8921561040006</text:p>
          </table:table-cell>
          <table:table-cell office:value-type="float" office:value="118194" calcext:value-type="float">
            <text:p>118194</text:p>
          </table:table-cell>
          <table:table-cell office:value-type="float" office:value="117873" calcext:value-type="float">
            <text:p>117873</text:p>
          </table:table-cell>
          <table:table-cell office:value-type="float" office:value="0.110794828406793" calcext:value-type="float">
            <text:p>0.110794828406793</text:p>
          </table:table-cell>
        </table:table-row>
        <table:table-row table:style-name="ro1">
          <table:table-cell office:value-type="float" office:value="28.0266279590005" calcext:value-type="float">
            <text:p>28.0266279590005</text:p>
          </table:table-cell>
          <table:table-cell office:value-type="float" office:value="118569" calcext:value-type="float">
            <text:p>118569</text:p>
          </table:table-cell>
          <table:table-cell office:value-type="float" office:value="117873" calcext:value-type="float">
            <text:p>117873</text:p>
          </table:table-cell>
          <table:table-cell office:value-type="float" office:value="0.110296512544929" calcext:value-type="float">
            <text:p>0.110296512544929</text:p>
          </table:table-cell>
        </table:table-row>
        <table:table-row table:style-name="ro1">
          <table:table-cell office:value-type="float" office:value="28.1591063800006" calcext:value-type="float">
            <text:p>28.1591063800006</text:p>
          </table:table-cell>
          <table:table-cell office:value-type="float" office:value="119004" calcext:value-type="float">
            <text:p>119004</text:p>
          </table:table-cell>
          <table:table-cell office:value-type="float" office:value="117873" calcext:value-type="float">
            <text:p>117873</text:p>
          </table:table-cell>
          <table:table-cell office:value-type="float" office:value="0.109819943848893" calcext:value-type="float">
            <text:p>0.109819943848893</text:p>
          </table:table-cell>
        </table:table-row>
        <table:table-row table:style-name="ro1">
          <table:table-cell office:value-type="float" office:value="28.2922890460004" calcext:value-type="float">
            <text:p>28.2922890460004</text:p>
          </table:table-cell>
          <table:table-cell office:value-type="float" office:value="119505" calcext:value-type="float">
            <text:p>119505</text:p>
          </table:table-cell>
          <table:table-cell office:value-type="float" office:value="119004" calcext:value-type="float">
            <text:p>119004</text:p>
          </table:table-cell>
          <table:table-cell office:value-type="float" office:value="0.109284526507685" calcext:value-type="float">
            <text:p>0.109284526507685</text:p>
          </table:table-cell>
        </table:table-row>
        <table:table-row table:style-name="ro1">
          <table:table-cell office:value-type="float" office:value="28.4268601740005" calcext:value-type="float">
            <text:p>28.4268601740005</text:p>
          </table:table-cell>
          <table:table-cell office:value-type="float" office:value="120075" calcext:value-type="float">
            <text:p>120075</text:p>
          </table:table-cell>
          <table:table-cell office:value-type="float" office:value="119004" calcext:value-type="float">
            <text:p>119004</text:p>
          </table:table-cell>
          <table:table-cell office:value-type="float" office:value="0.108779934373408" calcext:value-type="float">
            <text:p>0.108779934373408</text:p>
          </table:table-cell>
        </table:table-row>
        <table:table-row table:style-name="ro1">
          <table:table-cell office:value-type="float" office:value="28.5646809340005" calcext:value-type="float">
            <text:p>28.5646809340005</text:p>
          </table:table-cell>
          <table:table-cell office:value-type="float" office:value="120720" calcext:value-type="float">
            <text:p>120720</text:p>
          </table:table-cell>
          <table:table-cell office:value-type="float" office:value="120075" calcext:value-type="float">
            <text:p>120075</text:p>
          </table:table-cell>
          <table:table-cell office:value-type="float" office:value="0.108225360926288" calcext:value-type="float">
            <text:p>0.108225360926288</text:p>
          </table:table-cell>
        </table:table-row>
        <table:table-row table:style-name="ro1">
          <table:table-cell office:value-type="float" office:value="28.699495203" calcext:value-type="float">
            <text:p>28.699495203</text:p>
          </table:table-cell>
          <table:table-cell office:value-type="float" office:value="121407" calcext:value-type="float">
            <text:p>121407</text:p>
          </table:table-cell>
          <table:table-cell office:value-type="float" office:value="120075" calcext:value-type="float">
            <text:p>120075</text:p>
          </table:table-cell>
          <table:table-cell office:value-type="float" office:value="0.107707049304411" calcext:value-type="float">
            <text:p>0.107707049304411</text:p>
          </table:table-cell>
        </table:table-row>
        <table:table-row table:style-name="ro1">
          <table:table-cell office:value-type="float" office:value="28.8403459440005" calcext:value-type="float">
            <text:p>28.8403459440005</text:p>
          </table:table-cell>
          <table:table-cell office:value-type="float" office:value="122181" calcext:value-type="float">
            <text:p>122181</text:p>
          </table:table-cell>
          <table:table-cell office:value-type="float" office:value="121407" calcext:value-type="float">
            <text:p>121407</text:p>
          </table:table-cell>
          <table:table-cell office:value-type="float" office:value="0.107218271022476" calcext:value-type="float">
            <text:p>0.107218271022476</text:p>
          </table:table-cell>
        </table:table-row>
        <table:table-row table:style-name="ro1">
          <table:table-cell office:value-type="float" office:value="28.9741345259999" calcext:value-type="float">
            <text:p>28.9741345259999</text:p>
          </table:table-cell>
          <table:table-cell office:value-type="float" office:value="122965" calcext:value-type="float">
            <text:p>122965</text:p>
          </table:table-cell>
          <table:table-cell office:value-type="float" office:value="122181" calcext:value-type="float">
            <text:p>122181</text:p>
          </table:table-cell>
          <table:table-cell office:value-type="float" office:value="0.106680540162929" calcext:value-type="float">
            <text:p>0.106680540162929</text:p>
          </table:table-cell>
        </table:table-row>
        <table:table-row table:style-name="ro1">
          <table:table-cell office:value-type="float" office:value="29.111684814" calcext:value-type="float">
            <text:p>29.111684814</text:p>
          </table:table-cell>
          <table:table-cell office:value-type="float" office:value="123815" calcext:value-type="float">
            <text:p>123815</text:p>
          </table:table-cell>
          <table:table-cell office:value-type="float" office:value="122965" calcext:value-type="float">
            <text:p>122965</text:p>
          </table:table-cell>
          <table:table-cell office:value-type="float" office:value="0.106177765463676" calcext:value-type="float">
            <text:p>0.106177765463676</text:p>
          </table:table-cell>
        </table:table-row>
        <table:table-row table:style-name="ro1">
          <table:table-cell office:value-type="float" office:value="29.2503725700008" calcext:value-type="float">
            <text:p>29.2503725700008</text:p>
          </table:table-cell>
          <table:table-cell office:value-type="float" office:value="124712" calcext:value-type="float">
            <text:p>124712</text:p>
          </table:table-cell>
          <table:table-cell office:value-type="float" office:value="122965" calcext:value-type="float">
            <text:p>122965</text:p>
          </table:table-cell>
          <table:table-cell office:value-type="float" office:value="0.105703458045682" calcext:value-type="float">
            <text:p>0.105703458045682</text:p>
          </table:table-cell>
        </table:table-row>
        <table:table-row table:style-name="ro1">
          <table:table-cell office:value-type="float" office:value="29.396873742" calcext:value-type="float">
            <text:p>29.396873742</text:p>
          </table:table-cell>
          <table:table-cell office:value-type="float" office:value="125697" calcext:value-type="float">
            <text:p>125697</text:p>
          </table:table-cell>
          <table:table-cell office:value-type="float" office:value="124712" calcext:value-type="float">
            <text:p>124712</text:p>
          </table:table-cell>
          <table:table-cell office:value-type="float" office:value="0.105181323137576" calcext:value-type="float">
            <text:p>0.105181323137576</text:p>
          </table:table-cell>
        </table:table-row>
        <table:table-row table:style-name="ro1">
          <table:table-cell office:value-type="float" office:value="29.5407961870005" calcext:value-type="float">
            <text:p>29.5407961870005</text:p>
          </table:table-cell>
          <table:table-cell office:value-type="float" office:value="126695" calcext:value-type="float">
            <text:p>126695</text:p>
          </table:table-cell>
          <table:table-cell office:value-type="float" office:value="125697" calcext:value-type="float">
            <text:p>125697</text:p>
          </table:table-cell>
          <table:table-cell office:value-type="float" office:value="0.10469300371554" calcext:value-type="float">
            <text:p>0.10469300371554</text:p>
          </table:table-cell>
        </table:table-row>
        <table:table-row table:style-name="ro1">
          <table:table-cell office:value-type="float" office:value="29.6422119540002" calcext:value-type="float">
            <text:p>29.6422119540002</text:p>
          </table:table-cell>
          <table:table-cell office:value-type="float" office:value="127413" calcext:value-type="float">
            <text:p>127413</text:p>
          </table:table-cell>
          <table:table-cell office:value-type="float" office:value="126695" calcext:value-type="float">
            <text:p>126695</text:p>
          </table:table-cell>
          <table:table-cell office:value-type="float" office:value="0.104232218672091" calcext:value-type="float">
            <text:p>0.104232218672091</text:p>
          </table:table-cell>
        </table:table-row>
        <table:table-row table:style-name="ro1">
          <table:table-cell office:value-type="float" office:value="29.7462944100007" calcext:value-type="float">
            <text:p>29.7462944100007</text:p>
          </table:table-cell>
          <table:table-cell office:value-type="float" office:value="128158" calcext:value-type="float">
            <text:p>128158</text:p>
          </table:table-cell>
          <table:table-cell office:value-type="float" office:value="127413" calcext:value-type="float">
            <text:p>127413</text:p>
          </table:table-cell>
          <table:table-cell office:value-type="float" office:value="0.103793938202979" calcext:value-type="float">
            <text:p>0.103793938202979</text:p>
          </table:table-cell>
        </table:table-row>
        <table:table-row table:style-name="ro1">
          <table:table-cell office:value-type="float" office:value="29.8827027220004" calcext:value-type="float">
            <text:p>29.8827027220004</text:p>
          </table:table-cell>
          <table:table-cell office:value-type="float" office:value="129146" calcext:value-type="float">
            <text:p>129146</text:p>
          </table:table-cell>
          <table:table-cell office:value-type="float" office:value="128158" calcext:value-type="float">
            <text:p>128158</text:p>
          </table:table-cell>
          <table:table-cell office:value-type="float" office:value="0.103305420832653" calcext:value-type="float">
            <text:p>0.103305420832653</text:p>
          </table:table-cell>
        </table:table-row>
        <table:table-row table:style-name="ro1">
          <table:table-cell office:value-type="float" office:value="30.0270207190006" calcext:value-type="float">
            <text:p>30.0270207190006</text:p>
          </table:table-cell>
          <table:table-cell office:value-type="float" office:value="130196" calcext:value-type="float">
            <text:p>130196</text:p>
          </table:table-cell>
          <table:table-cell office:value-type="float" office:value="129146" calcext:value-type="float">
            <text:p>129146</text:p>
          </table:table-cell>
          <table:table-cell office:value-type="float" office:value="0.102846356868143" calcext:value-type="float">
            <text:p>0.102846356868143</text:p>
          </table:table-cell>
        </table:table-row>
        <table:table-row table:style-name="ro1">
          <table:table-cell office:value-type="float" office:value="30.1714002070003" calcext:value-type="float">
            <text:p>30.1714002070003</text:p>
          </table:table-cell>
          <table:table-cell office:value-type="float" office:value="131246" calcext:value-type="float">
            <text:p>131246</text:p>
          </table:table-cell>
          <table:table-cell office:value-type="float" office:value="130196" calcext:value-type="float">
            <text:p>130196</text:p>
          </table:table-cell>
          <table:table-cell office:value-type="float" office:value="0.102343975126621" calcext:value-type="float">
            <text:p>0.102343975126621</text:p>
          </table:table-cell>
        </table:table-row>
        <table:table-row table:style-name="ro1">
          <table:table-cell office:value-type="float" office:value="30.3074495570008" calcext:value-type="float">
            <text:p>30.3074495570008</text:p>
          </table:table-cell>
          <table:table-cell office:value-type="float" office:value="132227" calcext:value-type="float">
            <text:p>132227</text:p>
          </table:table-cell>
          <table:table-cell office:value-type="float" office:value="130196" calcext:value-type="float">
            <text:p>130196</text:p>
          </table:table-cell>
          <table:table-cell office:value-type="float" office:value="0.101875180101297" calcext:value-type="float">
            <text:p>0.101875180101297</text:p>
          </table:table-cell>
        </table:table-row>
        <table:table-row table:style-name="ro1">
          <table:table-cell office:value-type="float" office:value="30.449786962" calcext:value-type="float">
            <text:p>30.449786962</text:p>
          </table:table-cell>
          <table:table-cell office:value-type="float" office:value="133238" calcext:value-type="float">
            <text:p>133238</text:p>
          </table:table-cell>
          <table:table-cell office:value-type="float" office:value="130196" calcext:value-type="float">
            <text:p>130196</text:p>
          </table:table-cell>
          <table:table-cell office:value-type="float" office:value="0.101433698898313" calcext:value-type="float">
            <text:p>0.101433698898313</text:p>
          </table:table-cell>
        </table:table-row>
        <table:table-row table:style-name="ro1">
          <table:table-cell office:value-type="float" office:value="30.5941588410005" calcext:value-type="float">
            <text:p>30.5941588410005</text:p>
          </table:table-cell>
          <table:table-cell office:value-type="float" office:value="134241" calcext:value-type="float">
            <text:p>134241</text:p>
          </table:table-cell>
          <table:table-cell office:value-type="float" office:value="133238" calcext:value-type="float">
            <text:p>133238</text:p>
          </table:table-cell>
          <table:table-cell office:value-type="float" office:value="0.100948939316671" calcext:value-type="float">
            <text:p>0.100948939316671</text:p>
          </table:table-cell>
        </table:table-row>
        <table:table-row table:style-name="ro1">
          <table:table-cell office:value-type="float" office:value="30.7490549440008" calcext:value-type="float">
            <text:p>30.7490549440008</text:p>
          </table:table-cell>
          <table:table-cell office:value-type="float" office:value="135283" calcext:value-type="float">
            <text:p>135283</text:p>
          </table:table-cell>
          <table:table-cell office:value-type="float" office:value="134241" calcext:value-type="float">
            <text:p>134241</text:p>
          </table:table-cell>
          <table:table-cell office:value-type="float" office:value="0.1004959935586" calcext:value-type="float">
            <text:p>0.1004959935586</text:p>
          </table:table-cell>
        </table:table-row>
        <table:table-row table:style-name="ro1">
          <table:table-cell office:value-type="float" office:value="30.9072449690002" calcext:value-type="float">
            <text:p>30.9072449690002</text:p>
          </table:table-cell>
          <table:table-cell office:value-type="float" office:value="136303" calcext:value-type="float">
            <text:p>136303</text:p>
          </table:table-cell>
          <table:table-cell office:value-type="float" office:value="135283" calcext:value-type="float">
            <text:p>135283</text:p>
          </table:table-cell>
          <table:table-cell office:value-type="float" office:value="0.100004637984135" calcext:value-type="float">
            <text:p>0.100004637984135</text:p>
          </table:table-cell>
        </table:table-row>
        <table:table-row table:style-name="ro1">
          <table:table-cell office:value-type="float" office:value="31.0652549740007" calcext:value-type="float">
            <text:p>31.0652549740007</text:p>
          </table:table-cell>
          <table:table-cell office:value-type="float" office:value="137269" calcext:value-type="float">
            <text:p>137269</text:p>
          </table:table-cell>
          <table:table-cell office:value-type="float" office:value="135283" calcext:value-type="float">
            <text:p>135283</text:p>
          </table:table-cell>
          <table:table-cell office:value-type="float" office:value="0.0994842298678272" calcext:value-type="float">
            <text:p>0.0994842298678272</text:p>
          </table:table-cell>
        </table:table-row>
        <table:table-row table:style-name="ro1">
          <table:table-cell office:value-type="float" office:value="31.2208296110002" calcext:value-type="float">
            <text:p>31.2208296110002</text:p>
          </table:table-cell>
          <table:table-cell office:value-type="float" office:value="138161" calcext:value-type="float">
            <text:p>138161</text:p>
          </table:table-cell>
          <table:table-cell office:value-type="float" office:value="135283" calcext:value-type="float">
            <text:p>135283</text:p>
          </table:table-cell>
          <table:table-cell office:value-type="float" office:value="0.0990048596224171" calcext:value-type="float">
            <text:p>0.0990048596224171</text:p>
          </table:table-cell>
        </table:table-row>
        <table:table-row table:style-name="ro1">
          <table:table-cell office:value-type="float" office:value="31.3772037260005" calcext:value-type="float">
            <text:p>31.3772037260005</text:p>
          </table:table-cell>
          <table:table-cell office:value-type="float" office:value="138990" calcext:value-type="float">
            <text:p>138990</text:p>
          </table:table-cell>
          <table:table-cell office:value-type="float" office:value="138161" calcext:value-type="float">
            <text:p>138161</text:p>
          </table:table-cell>
          <table:table-cell office:value-type="float" office:value="0.0984964921995414" calcext:value-type="float">
            <text:p>0.0984964921995414</text:p>
          </table:table-cell>
        </table:table-row>
        <table:table-row table:style-name="ro1">
          <table:table-cell office:value-type="float" office:value="31.5389139880008" calcext:value-type="float">
            <text:p>31.5389139880008</text:p>
          </table:table-cell>
          <table:table-cell office:value-type="float" office:value="139770" calcext:value-type="float">
            <text:p>139770</text:p>
          </table:table-cell>
          <table:table-cell office:value-type="float" office:value="138990" calcext:value-type="float">
            <text:p>138990</text:p>
          </table:table-cell>
          <table:table-cell office:value-type="float" office:value="0.0980279629904024" calcext:value-type="float">
            <text:p>0.0980279629904024</text:p>
          </table:table-cell>
        </table:table-row>
        <table:table-row table:style-name="ro1">
          <table:table-cell office:value-type="float" office:value="31.7014041960001" calcext:value-type="float">
            <text:p>31.7014041960001</text:p>
          </table:table-cell>
          <table:table-cell office:value-type="float" office:value="140468" calcext:value-type="float">
            <text:p>140468</text:p>
          </table:table-cell>
          <table:table-cell office:value-type="float" office:value="139770" calcext:value-type="float">
            <text:p>139770</text:p>
          </table:table-cell>
          <table:table-cell office:value-type="float" office:value="0.097530650647099" calcext:value-type="float">
            <text:p>0.097530650647099</text:p>
          </table:table-cell>
        </table:table-row>
        <table:table-row table:style-name="ro1">
          <table:table-cell office:value-type="float" office:value="31.870672221" calcext:value-type="float">
            <text:p>31.870672221</text:p>
          </table:table-cell>
          <table:table-cell office:value-type="float" office:value="141099" calcext:value-type="float">
            <text:p>141099</text:p>
          </table:table-cell>
          <table:table-cell office:value-type="float" office:value="140468" calcext:value-type="float">
            <text:p>140468</text:p>
          </table:table-cell>
          <table:table-cell office:value-type="float" office:value="0.0970118622898311" calcext:value-type="float">
            <text:p>0.0970118622898311</text:p>
          </table:table-cell>
        </table:table-row>
        <table:table-row table:style-name="ro1">
          <table:table-cell office:value-type="float" office:value="32.0273196080007" calcext:value-type="float">
            <text:p>32.0273196080007</text:p>
          </table:table-cell>
          <table:table-cell office:value-type="float" office:value="141589" calcext:value-type="float">
            <text:p>141589</text:p>
          </table:table-cell>
          <table:table-cell office:value-type="float" office:value="141099" calcext:value-type="float">
            <text:p>141099</text:p>
          </table:table-cell>
          <table:table-cell office:value-type="float" office:value="0.0965369346268175" calcext:value-type="float">
            <text:p>0.0965369346268175</text:p>
          </table:table-cell>
        </table:table-row>
        <table:table-row table:style-name="ro1">
          <table:table-cell office:value-type="float" office:value="32.1818198790006" calcext:value-type="float">
            <text:p>32.1818198790006</text:p>
          </table:table-cell>
          <table:table-cell office:value-type="float" office:value="141982" calcext:value-type="float">
            <text:p>141982</text:p>
          </table:table-cell>
          <table:table-cell office:value-type="float" office:value="141589" calcext:value-type="float">
            <text:p>141589</text:p>
          </table:table-cell>
          <table:table-cell office:value-type="float" office:value="0.0960383251309211" calcext:value-type="float">
            <text:p>0.0960383251309211</text:p>
          </table:table-cell>
        </table:table-row>
        <table:table-row table:style-name="ro1">
          <table:table-cell office:value-type="float" office:value="32.351578019" calcext:value-type="float">
            <text:p>32.351578019</text:p>
          </table:table-cell>
          <table:table-cell office:value-type="float" office:value="142308" calcext:value-type="float">
            <text:p>142308</text:p>
          </table:table-cell>
          <table:table-cell office:value-type="float" office:value="141982" calcext:value-type="float">
            <text:p>141982</text:p>
          </table:table-cell>
          <table:table-cell office:value-type="float" office:value="0.0955806601047369" calcext:value-type="float">
            <text:p>0.0955806601047369</text:p>
          </table:table-cell>
        </table:table-row>
        <table:table-row table:style-name="ro1">
          <table:table-cell office:value-type="float" office:value="32.5101646920002" calcext:value-type="float">
            <text:p>32.5101646920002</text:p>
          </table:table-cell>
          <table:table-cell office:value-type="float" office:value="142509" calcext:value-type="float">
            <text:p>142509</text:p>
          </table:table-cell>
          <table:table-cell office:value-type="float" office:value="142308" calcext:value-type="float">
            <text:p>142308</text:p>
          </table:table-cell>
          <table:table-cell office:value-type="float" office:value="0.0950980684564603" calcext:value-type="float">
            <text:p>0.0950980684564603</text:p>
          </table:table-cell>
        </table:table-row>
        <table:table-row table:style-name="ro1">
          <table:table-cell office:value-type="float" office:value="32.6671639430006" calcext:value-type="float">
            <text:p>32.6671639430006</text:p>
          </table:table-cell>
          <table:table-cell office:value-type="float" office:value="142612" calcext:value-type="float">
            <text:p>142612</text:p>
          </table:table-cell>
          <table:table-cell office:value-type="float" office:value="142509" calcext:value-type="float">
            <text:p>142509</text:p>
          </table:table-cell>
          <table:table-cell office:value-type="float" office:value="0.0945969732836868" calcext:value-type="float">
            <text:p>0.0945969732836868</text:p>
          </table:table-cell>
        </table:table-row>
        <table:table-row table:style-name="ro1">
          <table:table-cell office:value-type="float" office:value="32.8879298910006" calcext:value-type="float">
            <text:p>32.8879298910006</text:p>
          </table:table-cell>
          <table:table-cell office:value-type="float" office:value="142592" calcext:value-type="float">
            <text:p>142592</text:p>
          </table:table-cell>
          <table:table-cell office:value-type="float" office:value="142509" calcext:value-type="float">
            <text:p>142509</text:p>
          </table:table-cell>
          <table:table-cell office:value-type="float" office:value="0.0940824866024096" calcext:value-type="float">
            <text:p>0.0940824866024096</text:p>
          </table:table-cell>
        </table:table-row>
        <table:table-row table:style-name="ro1">
          <table:table-cell office:value-type="float" office:value="33.0472232280008" calcext:value-type="float">
            <text:p>33.0472232280008</text:p>
          </table:table-cell>
          <table:table-cell office:value-type="float" office:value="142461" calcext:value-type="float">
            <text:p>142461</text:p>
          </table:table-cell>
          <table:table-cell office:value-type="float" office:value="142592" calcext:value-type="float">
            <text:p>142592</text:p>
          </table:table-cell>
          <table:table-cell office:value-type="float" office:value="0.0936146131351387" calcext:value-type="float">
            <text:p>0.0936146131351387</text:p>
          </table:table-cell>
        </table:table-row>
        <table:table-row table:style-name="ro1">
          <table:table-cell office:value-type="float" office:value="33.2047959440006" calcext:value-type="float">
            <text:p>33.2047959440006</text:p>
          </table:table-cell>
          <table:table-cell office:value-type="float" office:value="142240" calcext:value-type="float">
            <text:p>142240</text:p>
          </table:table-cell>
          <table:table-cell office:value-type="float" office:value="142461" calcext:value-type="float">
            <text:p>142461</text:p>
          </table:table-cell>
          <table:table-cell office:value-type="float" office:value="0.0931287725749802" calcext:value-type="float">
            <text:p>0.0931287725749802</text:p>
          </table:table-cell>
        </table:table-row>
        <table:table-row table:style-name="ro1">
          <table:table-cell office:value-type="float" office:value="33.360487897" calcext:value-type="float">
            <text:p>33.360487897</text:p>
          </table:table-cell>
          <table:table-cell office:value-type="float" office:value="141934" calcext:value-type="float">
            <text:p>141934</text:p>
          </table:table-cell>
          <table:table-cell office:value-type="float" office:value="142240" calcext:value-type="float">
            <text:p>142240</text:p>
          </table:table-cell>
          <table:table-cell office:value-type="float" office:value="0.0926299062775069" calcext:value-type="float">
            <text:p>0.0926299062775069</text:p>
          </table:table-cell>
        </table:table-row>
        <table:table-row table:style-name="ro1">
          <table:table-cell office:value-type="float" office:value="33.5185243570004" calcext:value-type="float">
            <text:p>33.5185243570004</text:p>
          </table:table-cell>
          <table:table-cell office:value-type="float" office:value="141539" calcext:value-type="float">
            <text:p>141539</text:p>
          </table:table-cell>
          <table:table-cell office:value-type="float" office:value="142240" calcext:value-type="float">
            <text:p>142240</text:p>
          </table:table-cell>
          <table:table-cell office:value-type="float" office:value="0.092176214178632" calcext:value-type="float">
            <text:p>0.092176214178632</text:p>
          </table:table-cell>
        </table:table-row>
        <table:table-row table:style-name="ro1">
          <table:table-cell office:value-type="float" office:value="33.672970132" calcext:value-type="float">
            <text:p>33.672970132</text:p>
          </table:table-cell>
          <table:table-cell office:value-type="float" office:value="141077" calcext:value-type="float">
            <text:p>141077</text:p>
          </table:table-cell>
          <table:table-cell office:value-type="float" office:value="142240" calcext:value-type="float">
            <text:p>142240</text:p>
          </table:table-cell>
          <table:table-cell office:value-type="float" office:value="0.091705043199193" calcext:value-type="float">
            <text:p>0.091705043199193</text:p>
          </table:table-cell>
        </table:table-row>
        <table:table-row table:style-name="ro1">
          <table:table-cell office:value-type="float" office:value="33.8268590740008" calcext:value-type="float">
            <text:p>33.8268590740008</text:p>
          </table:table-cell>
          <table:table-cell office:value-type="float" office:value="140548" calcext:value-type="float">
            <text:p>140548</text:p>
          </table:table-cell>
          <table:table-cell office:value-type="float" office:value="141077" calcext:value-type="float">
            <text:p>141077</text:p>
          </table:table-cell>
          <table:table-cell office:value-type="float" office:value="0.0912744823205485" calcext:value-type="float">
            <text:p>0.0912744823205485</text:p>
          </table:table-cell>
        </table:table-row>
        <table:table-row table:style-name="ro1">
          <table:table-cell office:value-type="float" office:value="33.9828228390006" calcext:value-type="float">
            <text:p>33.9828228390006</text:p>
          </table:table-cell>
          <table:table-cell office:value-type="float" office:value="139947" calcext:value-type="float">
            <text:p>139947</text:p>
          </table:table-cell>
          <table:table-cell office:value-type="float" office:value="140548" calcext:value-type="float">
            <text:p>140548</text:p>
          </table:table-cell>
          <table:table-cell office:value-type="float" office:value="0.0908237401591094" calcext:value-type="float">
            <text:p>0.0908237401591094</text:p>
          </table:table-cell>
        </table:table-row>
        <table:table-row table:style-name="ro1">
          <table:table-cell office:value-type="float" office:value="34.1337893500004" calcext:value-type="float">
            <text:p>34.1337893500004</text:p>
          </table:table-cell>
          <table:table-cell office:value-type="float" office:value="139311" calcext:value-type="float">
            <text:p>139311</text:p>
          </table:table-cell>
          <table:table-cell office:value-type="float" office:value="140548" calcext:value-type="float">
            <text:p>140548</text:p>
          </table:table-cell>
          <table:table-cell office:value-type="float" office:value="0.0904104714172284" calcext:value-type="float">
            <text:p>0.0904104714172284</text:p>
          </table:table-cell>
        </table:table-row>
        <table:table-row table:style-name="ro1">
          <table:table-cell office:value-type="float" office:value="34.2865084840005" calcext:value-type="float">
            <text:p>34.2865084840005</text:p>
          </table:table-cell>
          <table:table-cell office:value-type="float" office:value="138620" calcext:value-type="float">
            <text:p>138620</text:p>
          </table:table-cell>
          <table:table-cell office:value-type="float" office:value="139311" calcext:value-type="float">
            <text:p>139311</text:p>
          </table:table-cell>
          <table:table-cell office:value-type="float" office:value="0.0899754359573121" calcext:value-type="float">
            <text:p>0.0899754359573121</text:p>
          </table:table-cell>
        </table:table-row>
        <table:table-row table:style-name="ro1">
          <table:table-cell office:value-type="float" office:value="34.4538875710005" calcext:value-type="float">
            <text:p>34.4538875710005</text:p>
          </table:table-cell>
          <table:table-cell office:value-type="float" office:value="137818" calcext:value-type="float">
            <text:p>137818</text:p>
          </table:table-cell>
          <table:table-cell office:value-type="float" office:value="138620" calcext:value-type="float">
            <text:p>138620</text:p>
          </table:table-cell>
          <table:table-cell office:value-type="float" office:value="0.0895756566837383" calcext:value-type="float">
            <text:p>0.0895756566837383</text:p>
          </table:table-cell>
        </table:table-row>
        <table:table-row table:style-name="ro1">
          <table:table-cell office:value-type="float" office:value="34.6128220000001" calcext:value-type="float">
            <text:p>34.6128220000001</text:p>
          </table:table-cell>
          <table:table-cell office:value-type="float" office:value="137021" calcext:value-type="float">
            <text:p>137021</text:p>
          </table:table-cell>
          <table:table-cell office:value-type="float" office:value="137818" calcext:value-type="float">
            <text:p>137818</text:p>
          </table:table-cell>
          <table:table-cell office:value-type="float" office:value="0.089153236717253" calcext:value-type="float">
            <text:p>0.089153236717253</text:p>
          </table:table-cell>
        </table:table-row>
        <table:table-row table:style-name="ro1">
          <table:table-cell office:value-type="float" office:value="34.7744563780007" calcext:value-type="float">
            <text:p>34.7744563780007</text:p>
          </table:table-cell>
          <table:table-cell office:value-type="float" office:value="136186" calcext:value-type="float">
            <text:p>136186</text:p>
          </table:table-cell>
          <table:table-cell office:value-type="float" office:value="137021" calcext:value-type="float">
            <text:p>137021</text:p>
          </table:table-cell>
          <table:table-cell office:value-type="float" office:value="0.0887138937216285" calcext:value-type="float">
            <text:p>0.0887138937216285</text:p>
          </table:table-cell>
        </table:table-row>
        <table:table-row table:style-name="ro1">
          <table:table-cell office:value-type="float" office:value="34.9323521190008" calcext:value-type="float">
            <text:p>34.9323521190008</text:p>
          </table:table-cell>
          <table:table-cell office:value-type="float" office:value="135357" calcext:value-type="float">
            <text:p>135357</text:p>
          </table:table-cell>
          <table:table-cell office:value-type="float" office:value="136186" calcext:value-type="float">
            <text:p>136186</text:p>
          </table:table-cell>
          <table:table-cell office:value-type="float" office:value="0.0883121554397305" calcext:value-type="float">
            <text:p>0.0883121554397305</text:p>
          </table:table-cell>
        </table:table-row>
        <table:table-row table:style-name="ro1">
          <table:table-cell office:value-type="float" office:value="35.0944542500001" calcext:value-type="float">
            <text:p>35.0944542500001</text:p>
          </table:table-cell>
          <table:table-cell office:value-type="float" office:value="134501" calcext:value-type="float">
            <text:p>134501</text:p>
          </table:table-cell>
          <table:table-cell office:value-type="float" office:value="135357" calcext:value-type="float">
            <text:p>135357</text:p>
          </table:table-cell>
          <table:table-cell office:value-type="float" office:value="0.0936382300989109" calcext:value-type="float">
            <text:p>0.0936382300989109</text:p>
          </table:table-cell>
        </table:table-row>
        <table:table-row table:style-name="ro1">
          <table:table-cell office:value-type="float" office:value="35.2497289030007" calcext:value-type="float">
            <text:p>35.2497289030007</text:p>
          </table:table-cell>
          <table:table-cell office:value-type="float" office:value="133687" calcext:value-type="float">
            <text:p>133687</text:p>
          </table:table-cell>
          <table:table-cell office:value-type="float" office:value="135357" calcext:value-type="float">
            <text:p>135357</text:p>
          </table:table-cell>
          <table:table-cell office:value-type="float" office:value="0.0978332201822806" calcext:value-type="float">
            <text:p>0.0978332201822806</text:p>
          </table:table-cell>
        </table:table-row>
        <table:table-row table:style-name="ro1">
          <table:table-cell office:value-type="float" office:value="35.4254032910003" calcext:value-type="float">
            <text:p>35.4254032910003</text:p>
          </table:table-cell>
          <table:table-cell office:value-type="float" office:value="132784" calcext:value-type="float">
            <text:p>132784</text:p>
          </table:table-cell>
          <table:table-cell office:value-type="float" office:value="135357" calcext:value-type="float">
            <text:p>135357</text:p>
          </table:table-cell>
          <table:table-cell office:value-type="float" office:value="0.101058598937847" calcext:value-type="float">
            <text:p>0.101058598937847</text:p>
          </table:table-cell>
        </table:table-row>
        <table:table-row table:style-name="ro1">
          <table:table-cell office:value-type="float" office:value="35.5868314990003" calcext:value-type="float">
            <text:p>35.5868314990003</text:p>
          </table:table-cell>
          <table:table-cell office:value-type="float" office:value="131982" calcext:value-type="float">
            <text:p>131982</text:p>
          </table:table-cell>
          <table:table-cell office:value-type="float" office:value="132784" calcext:value-type="float">
            <text:p>132784</text:p>
          </table:table-cell>
          <table:table-cell office:value-type="float" office:value="0.103509768668691" calcext:value-type="float">
            <text:p>0.103509768668691</text:p>
          </table:table-cell>
        </table:table-row>
        <table:table-row table:style-name="ro1">
          <table:table-cell office:value-type="float" office:value="35.7408119050006" calcext:value-type="float">
            <text:p>35.7408119050006</text:p>
          </table:table-cell>
          <table:table-cell office:value-type="float" office:value="131252" calcext:value-type="float">
            <text:p>131252</text:p>
          </table:table-cell>
          <table:table-cell office:value-type="float" office:value="131982" calcext:value-type="float">
            <text:p>131982</text:p>
          </table:table-cell>
          <table:table-cell office:value-type="float" office:value="0.10540668499145" calcext:value-type="float">
            <text:p>0.10540668499145</text:p>
          </table:table-cell>
        </table:table-row>
        <table:table-row table:style-name="ro1">
          <table:table-cell office:value-type="float" office:value="35.8962053600008" calcext:value-type="float">
            <text:p>35.8962053600008</text:p>
          </table:table-cell>
          <table:table-cell office:value-type="float" office:value="130558" calcext:value-type="float">
            <text:p>130558</text:p>
          </table:table-cell>
          <table:table-cell office:value-type="float" office:value="131982" calcext:value-type="float">
            <text:p>131982</text:p>
          </table:table-cell>
          <table:table-cell office:value-type="float" office:value="0.10679725810552" calcext:value-type="float">
            <text:p>0.10679725810552</text:p>
          </table:table-cell>
        </table:table-row>
        <table:table-row table:style-name="ro1">
          <table:table-cell office:value-type="float" office:value="36.0542993650006" calcext:value-type="float">
            <text:p>36.0542993650006</text:p>
          </table:table-cell>
          <table:table-cell office:value-type="float" office:value="129903" calcext:value-type="float">
            <text:p>129903</text:p>
          </table:table-cell>
          <table:table-cell office:value-type="float" office:value="131945" calcext:value-type="float">
            <text:p>131945</text:p>
          </table:table-cell>
          <table:table-cell office:value-type="float" office:value="0.10784677006985" calcext:value-type="float">
            <text:p>0.10784677006985</text:p>
          </table:table-cell>
        </table:table-row>
        <table:table-row table:style-name="ro1">
          <table:table-cell office:value-type="float" office:value="36.1559895820001" calcext:value-type="float">
            <text:p>36.1559895820001</text:p>
          </table:table-cell>
          <table:table-cell office:value-type="float" office:value="129514" calcext:value-type="float">
            <text:p>129514</text:p>
          </table:table-cell>
          <table:table-cell office:value-type="float" office:value="129903" calcext:value-type="float">
            <text:p>129903</text:p>
          </table:table-cell>
          <table:table-cell office:value-type="float" office:value="0.108623784770964" calcext:value-type="float">
            <text:p>0.108623784770964</text:p>
          </table:table-cell>
        </table:table-row>
        <table:table-row table:style-name="ro1">
          <table:table-cell office:value-type="float" office:value="36.3008483330004" calcext:value-type="float">
            <text:p>36.3008483330004</text:p>
          </table:table-cell>
          <table:table-cell office:value-type="float" office:value="129007" calcext:value-type="float">
            <text:p>129007</text:p>
          </table:table-cell>
          <table:table-cell office:value-type="float" office:value="129903" calcext:value-type="float">
            <text:p>129903</text:p>
          </table:table-cell>
          <table:table-cell office:value-type="float" office:value="0.109121250038993" calcext:value-type="float">
            <text:p>0.109121250038993</text:p>
          </table:table-cell>
        </table:table-row>
        <table:table-row table:style-name="ro1">
          <table:table-cell office:value-type="float" office:value="36.4629127380003" calcext:value-type="float">
            <text:p>36.4629127380003</text:p>
          </table:table-cell>
          <table:table-cell office:value-type="float" office:value="128511" calcext:value-type="float">
            <text:p>128511</text:p>
          </table:table-cell>
          <table:table-cell office:value-type="float" office:value="129007" calcext:value-type="float">
            <text:p>129007</text:p>
          </table:table-cell>
          <table:table-cell office:value-type="float" office:value="0.109396447545007" calcext:value-type="float">
            <text:p>0.109396447545007</text:p>
          </table:table-cell>
        </table:table-row>
        <table:table-row table:style-name="ro1">
          <table:table-cell office:value-type="float" office:value="36.6191372410003" calcext:value-type="float">
            <text:p>36.6191372410003</text:p>
          </table:table-cell>
          <table:table-cell office:value-type="float" office:value="128112" calcext:value-type="float">
            <text:p>128112</text:p>
          </table:table-cell>
          <table:table-cell office:value-type="float" office:value="128511" calcext:value-type="float">
            <text:p>128511</text:p>
          </table:table-cell>
          <table:table-cell office:value-type="float" office:value="0.109555725529118" calcext:value-type="float">
            <text:p>0.109555725529118</text:p>
          </table:table-cell>
        </table:table-row>
        <table:table-row table:style-name="ro1">
          <table:table-cell office:value-type="float" office:value="36.7718065790004" calcext:value-type="float">
            <text:p>36.7718065790004</text:p>
          </table:table-cell>
          <table:table-cell office:value-type="float" office:value="127800" calcext:value-type="float">
            <text:p>127800</text:p>
          </table:table-cell>
          <table:table-cell office:value-type="float" office:value="128112" calcext:value-type="float">
            <text:p>128112</text:p>
          </table:table-cell>
          <table:table-cell office:value-type="float" office:value="0.109562388642473" calcext:value-type="float">
            <text:p>0.109562388642473</text:p>
          </table:table-cell>
        </table:table-row>
        <table:table-row table:style-name="ro1">
          <table:table-cell office:value-type="float" office:value="36.9385522870007" calcext:value-type="float">
            <text:p>36.9385522870007</text:p>
          </table:table-cell>
          <table:table-cell office:value-type="float" office:value="127554" calcext:value-type="float">
            <text:p>127554</text:p>
          </table:table-cell>
          <table:table-cell office:value-type="float" office:value="127800" calcext:value-type="float">
            <text:p>127800</text:p>
          </table:table-cell>
          <table:table-cell office:value-type="float" office:value="0.109507834411246" calcext:value-type="float">
            <text:p>0.109507834411246</text:p>
          </table:table-cell>
        </table:table-row>
        <table:table-row table:style-name="ro1">
          <table:table-cell office:value-type="float" office:value="37.0893860020005" calcext:value-type="float">
            <text:p>37.0893860020005</text:p>
          </table:table-cell>
          <table:table-cell office:value-type="float" office:value="127420" calcext:value-type="float">
            <text:p>127420</text:p>
          </table:table-cell>
          <table:table-cell office:value-type="float" office:value="127554" calcext:value-type="float">
            <text:p>127554</text:p>
          </table:table-cell>
          <table:table-cell office:value-type="float" office:value="0.109345397963779" calcext:value-type="float">
            <text:p>0.109345397963779</text:p>
          </table:table-cell>
        </table:table-row>
        <table:table-row table:style-name="ro1">
          <table:table-cell office:value-type="float" office:value="37.242591874" calcext:value-type="float">
            <text:p>37.242591874</text:p>
          </table:table-cell>
          <table:table-cell office:value-type="float" office:value="127373" calcext:value-type="float">
            <text:p>127373</text:p>
          </table:table-cell>
          <table:table-cell office:value-type="float" office:value="127420" calcext:value-type="float">
            <text:p>127420</text:p>
          </table:table-cell>
          <table:table-cell office:value-type="float" office:value="0.109156535173192" calcext:value-type="float">
            <text:p>0.109156535173192</text:p>
          </table:table-cell>
        </table:table-row>
        <table:table-row table:style-name="ro1">
          <table:table-cell office:value-type="float" office:value="37.3941274750005" calcext:value-type="float">
            <text:p>37.3941274750005</text:p>
          </table:table-cell>
          <table:table-cell office:value-type="float" office:value="127416" calcext:value-type="float">
            <text:p>127416</text:p>
          </table:table-cell>
          <table:table-cell office:value-type="float" office:value="127373" calcext:value-type="float">
            <text:p>127373</text:p>
          </table:table-cell>
          <table:table-cell office:value-type="float" office:value="0.108888570456613" calcext:value-type="float">
            <text:p>0.108888570456613</text:p>
          </table:table-cell>
        </table:table-row>
        <table:table-row table:style-name="ro1">
          <table:table-cell office:value-type="float" office:value="37.5452859650004" calcext:value-type="float">
            <text:p>37.5452859650004</text:p>
          </table:table-cell>
          <table:table-cell office:value-type="float" office:value="127549" calcext:value-type="float">
            <text:p>127549</text:p>
          </table:table-cell>
          <table:table-cell office:value-type="float" office:value="127416" calcext:value-type="float">
            <text:p>127416</text:p>
          </table:table-cell>
          <table:table-cell office:value-type="float" office:value="0.108616232709376" calcext:value-type="float">
            <text:p>0.108616232709376</text:p>
          </table:table-cell>
        </table:table-row>
        <table:table-row table:style-name="ro1">
          <table:table-cell office:value-type="float" office:value="37.6989590920002" calcext:value-type="float">
            <text:p>37.6989590920002</text:p>
          </table:table-cell>
          <table:table-cell office:value-type="float" office:value="127776" calcext:value-type="float">
            <text:p>127776</text:p>
          </table:table-cell>
          <table:table-cell office:value-type="float" office:value="127549" calcext:value-type="float">
            <text:p>127549</text:p>
          </table:table-cell>
          <table:table-cell office:value-type="float" office:value="0.108283360499052" calcext:value-type="float">
            <text:p>0.108283360499052</text:p>
          </table:table-cell>
        </table:table-row>
        <table:table-row table:style-name="ro1">
          <table:table-cell office:value-type="float" office:value="37.848097997" calcext:value-type="float">
            <text:p>37.848097997</text:p>
          </table:table-cell>
          <table:table-cell office:value-type="float" office:value="128086" calcext:value-type="float">
            <text:p>128086</text:p>
          </table:table-cell>
          <table:table-cell office:value-type="float" office:value="127549" calcext:value-type="float">
            <text:p>127549</text:p>
          </table:table-cell>
          <table:table-cell office:value-type="float" office:value="0.107960021732575" calcext:value-type="float">
            <text:p>0.107960021732575</text:p>
          </table:table-cell>
        </table:table-row>
        <table:table-row table:style-name="ro1">
          <table:table-cell office:value-type="float" office:value="38.0050144670004" calcext:value-type="float">
            <text:p>38.0050144670004</text:p>
          </table:table-cell>
          <table:table-cell office:value-type="float" office:value="128504" calcext:value-type="float">
            <text:p>128504</text:p>
          </table:table-cell>
          <table:table-cell office:value-type="float" office:value="128086" calcext:value-type="float">
            <text:p>128086</text:p>
          </table:table-cell>
          <table:table-cell office:value-type="float" office:value="0.107588176537253" calcext:value-type="float">
            <text:p>0.107588176537253</text:p>
          </table:table-cell>
        </table:table-row>
        <table:table-row table:style-name="ro1">
          <table:table-cell office:value-type="float" office:value="38.1593097380001" calcext:value-type="float">
            <text:p>38.1593097380001</text:p>
          </table:table-cell>
          <table:table-cell office:value-type="float" office:value="129005" calcext:value-type="float">
            <text:p>129005</text:p>
          </table:table-cell>
          <table:table-cell office:value-type="float" office:value="128504" calcext:value-type="float">
            <text:p>128504</text:p>
          </table:table-cell>
          <table:table-cell office:value-type="float" office:value="0.107234562393824" calcext:value-type="float">
            <text:p>0.107234562393824</text:p>
          </table:table-cell>
        </table:table-row>
        <table:table-row table:style-name="ro1">
          <table:table-cell office:value-type="float" office:value="38.3115716860002" calcext:value-type="float">
            <text:p>38.3115716860002</text:p>
          </table:table-cell>
          <table:table-cell office:value-type="float" office:value="129583" calcext:value-type="float">
            <text:p>129583</text:p>
          </table:table-cell>
          <table:table-cell office:value-type="float" office:value="128504" calcext:value-type="float">
            <text:p>128504</text:p>
          </table:table-cell>
          <table:table-cell office:value-type="float" office:value="0.106840281494006" calcext:value-type="float">
            <text:p>0.106840281494006</text:p>
          </table:table-cell>
        </table:table-row>
        <table:table-row table:style-name="ro1">
          <table:table-cell office:value-type="float" office:value="38.4647417710003" calcext:value-type="float">
            <text:p>38.4647417710003</text:p>
          </table:table-cell>
          <table:table-cell office:value-type="float" office:value="130246" calcext:value-type="float">
            <text:p>130246</text:p>
          </table:table-cell>
          <table:table-cell office:value-type="float" office:value="129583" calcext:value-type="float">
            <text:p>129583</text:p>
          </table:table-cell>
          <table:table-cell office:value-type="float" office:value="0.106414633572169" calcext:value-type="float">
            <text:p>0.106414633572169</text:p>
          </table:table-cell>
        </table:table-row>
        <table:table-row table:style-name="ro1">
          <table:table-cell office:value-type="float" office:value="38.6161248340004" calcext:value-type="float">
            <text:p>38.6161248340004</text:p>
          </table:table-cell>
          <table:table-cell office:value-type="float" office:value="130975" calcext:value-type="float">
            <text:p>130975</text:p>
          </table:table-cell>
          <table:table-cell office:value-type="float" office:value="129583" calcext:value-type="float">
            <text:p>129583</text:p>
          </table:table-cell>
          <table:table-cell office:value-type="float" office:value="0.106019435317265" calcext:value-type="float">
            <text:p>0.106019435317265</text:p>
          </table:table-cell>
        </table:table-row>
        <table:table-row table:style-name="ro1">
          <table:table-cell office:value-type="float" office:value="38.7573197840002" calcext:value-type="float">
            <text:p>38.7573197840002</text:p>
          </table:table-cell>
          <table:table-cell office:value-type="float" office:value="131718" calcext:value-type="float">
            <text:p>131718</text:p>
          </table:table-cell>
          <table:table-cell office:value-type="float" office:value="130975" calcext:value-type="float">
            <text:p>130975</text:p>
          </table:table-cell>
          <table:table-cell office:value-type="float" office:value="0.105648881587145" calcext:value-type="float">
            <text:p>0.105648881587145</text:p>
          </table:table-cell>
        </table:table-row>
        <table:table-row table:style-name="ro1">
          <table:table-cell office:value-type="float" office:value="38.892668683" calcext:value-type="float">
            <text:p>38.892668683</text:p>
          </table:table-cell>
          <table:table-cell office:value-type="float" office:value="132483" calcext:value-type="float">
            <text:p>132483</text:p>
          </table:table-cell>
          <table:table-cell office:value-type="float" office:value="131718" calcext:value-type="float">
            <text:p>131718</text:p>
          </table:table-cell>
          <table:table-cell office:value-type="float" office:value="0.105244493870752" calcext:value-type="float">
            <text:p>0.105244493870752</text:p>
          </table:table-cell>
        </table:table-row>
        <table:table-row table:style-name="ro1">
          <table:table-cell office:value-type="float" office:value="39.029779685" calcext:value-type="float">
            <text:p>39.029779685</text:p>
          </table:table-cell>
          <table:table-cell office:value-type="float" office:value="133304" calcext:value-type="float">
            <text:p>133304</text:p>
          </table:table-cell>
          <table:table-cell office:value-type="float" office:value="132483" calcext:value-type="float">
            <text:p>132483</text:p>
          </table:table-cell>
          <table:table-cell office:value-type="float" office:value="0.104867429721925" calcext:value-type="float">
            <text:p>0.104867429721925</text:p>
          </table:table-cell>
        </table:table-row>
        <table:table-row table:style-name="ro1">
          <table:table-cell office:value-type="float" office:value="39.1686854590007" calcext:value-type="float">
            <text:p>39.1686854590007</text:p>
          </table:table-cell>
          <table:table-cell office:value-type="float" office:value="134179" calcext:value-type="float">
            <text:p>134179</text:p>
          </table:table-cell>
          <table:table-cell office:value-type="float" office:value="133304" calcext:value-type="float">
            <text:p>133304</text:p>
          </table:table-cell>
          <table:table-cell office:value-type="float" office:value="0.104459496476769" calcext:value-type="float">
            <text:p>0.104459496476769</text:p>
          </table:table-cell>
        </table:table-row>
        <table:table-row table:style-name="ro1">
          <table:table-cell office:value-type="float" office:value="39.3501938260006" calcext:value-type="float">
            <text:p>39.3501938260006</text:p>
          </table:table-cell>
          <table:table-cell office:value-type="float" office:value="135379" calcext:value-type="float">
            <text:p>135379</text:p>
          </table:table-cell>
          <table:table-cell office:value-type="float" office:value="134179" calcext:value-type="float">
            <text:p>134179</text:p>
          </table:table-cell>
          <table:table-cell office:value-type="float" office:value="0.104080417694236" calcext:value-type="float">
            <text:p>0.104080417694236</text:p>
          </table:table-cell>
        </table:table-row>
        <table:table-row table:style-name="ro1">
          <table:table-cell office:value-type="float" office:value="39.5000881200003" calcext:value-type="float">
            <text:p>39.5000881200003</text:p>
          </table:table-cell>
          <table:table-cell office:value-type="float" office:value="136410" calcext:value-type="float">
            <text:p>136410</text:p>
          </table:table-cell>
          <table:table-cell office:value-type="float" office:value="135379" calcext:value-type="float">
            <text:p>135379</text:p>
          </table:table-cell>
          <table:table-cell office:value-type="float" office:value="0.103672497420695" calcext:value-type="float">
            <text:p>0.103672497420695</text:p>
          </table:table-cell>
        </table:table-row>
        <table:table-row table:style-name="ro1">
          <table:table-cell office:value-type="float" office:value="39.6410757810008" calcext:value-type="float">
            <text:p>39.6410757810008</text:p>
          </table:table-cell>
          <table:table-cell office:value-type="float" office:value="137404" calcext:value-type="float">
            <text:p>137404</text:p>
          </table:table-cell>
          <table:table-cell office:value-type="float" office:value="136410" calcext:value-type="float">
            <text:p>136410</text:p>
          </table:table-cell>
          <table:table-cell office:value-type="float" office:value="0.103294232033248" calcext:value-type="float">
            <text:p>0.103294232033248</text:p>
          </table:table-cell>
        </table:table-row>
        <table:table-row table:style-name="ro1">
          <table:table-cell office:value-type="float" office:value="39.7829541580004" calcext:value-type="float">
            <text:p>39.7829541580004</text:p>
          </table:table-cell>
          <table:table-cell office:value-type="float" office:value="138423" calcext:value-type="float">
            <text:p>138423</text:p>
          </table:table-cell>
          <table:table-cell office:value-type="float" office:value="137404" calcext:value-type="float">
            <text:p>137404</text:p>
          </table:table-cell>
          <table:table-cell office:value-type="float" office:value="0.10288855018356" calcext:value-type="float">
            <text:p>0.10288855018356</text:p>
          </table:table-cell>
        </table:table-row>
        <table:table-row table:style-name="ro1">
          <table:table-cell office:value-type="float" office:value="39.930262113" calcext:value-type="float">
            <text:p>39.930262113</text:p>
          </table:table-cell>
          <table:table-cell office:value-type="float" office:value="139492" calcext:value-type="float">
            <text:p>139492</text:p>
          </table:table-cell>
          <table:table-cell office:value-type="float" office:value="138423" calcext:value-type="float">
            <text:p>138423</text:p>
          </table:table-cell>
          <table:table-cell office:value-type="float" office:value="0.102512860348868" calcext:value-type="float">
            <text:p>0.102512860348868</text:p>
          </table:table-cell>
        </table:table-row>
        <table:table-row table:style-name="ro1">
          <table:table-cell office:value-type="float" office:value="40.0724497830006" calcext:value-type="float">
            <text:p>40.0724497830006</text:p>
          </table:table-cell>
          <table:table-cell office:value-type="float" office:value="140527" calcext:value-type="float">
            <text:p>140527</text:p>
          </table:table-cell>
          <table:table-cell office:value-type="float" office:value="138423" calcext:value-type="float">
            <text:p>138423</text:p>
          </table:table-cell>
          <table:table-cell office:value-type="float" office:value="0.102110790791658" calcext:value-type="float">
            <text:p>0.102110790791658</text:p>
          </table:table-cell>
        </table:table-row>
        <table:table-row table:style-name="ro1">
          <table:table-cell office:value-type="float" office:value="40.2142180790006" calcext:value-type="float">
            <text:p>40.2142180790006</text:p>
          </table:table-cell>
          <table:table-cell office:value-type="float" office:value="141556" calcext:value-type="float">
            <text:p>141556</text:p>
          </table:table-cell>
          <table:table-cell office:value-type="float" office:value="140527" calcext:value-type="float">
            <text:p>140527</text:p>
          </table:table-cell>
          <table:table-cell office:value-type="float" office:value="0.101738757946609" calcext:value-type="float">
            <text:p>0.101738757946609</text:p>
          </table:table-cell>
        </table:table-row>
        <table:table-row table:style-name="ro1">
          <table:table-cell office:value-type="float" office:value="40.3593577400006" calcext:value-type="float">
            <text:p>40.3593577400006</text:p>
          </table:table-cell>
          <table:table-cell office:value-type="float" office:value="142598" calcext:value-type="float">
            <text:p>142598</text:p>
          </table:table-cell>
          <table:table-cell office:value-type="float" office:value="141556" calcext:value-type="float">
            <text:p>141556</text:p>
          </table:table-cell>
          <table:table-cell office:value-type="float" office:value="0.101391006357287" calcext:value-type="float">
            <text:p>0.101391006357287</text:p>
          </table:table-cell>
        </table:table-row>
        <table:table-row table:style-name="ro1">
          <table:table-cell office:value-type="float" office:value="40.503839217" calcext:value-type="float">
            <text:p>40.503839217</text:p>
          </table:table-cell>
          <table:table-cell office:value-type="float" office:value="143616" calcext:value-type="float">
            <text:p>143616</text:p>
          </table:table-cell>
          <table:table-cell office:value-type="float" office:value="142598" calcext:value-type="float">
            <text:p>142598</text:p>
          </table:table-cell>
          <table:table-cell office:value-type="float" office:value="0.101013302598268" calcext:value-type="float">
            <text:p>0.101013302598268</text:p>
          </table:table-cell>
        </table:table-row>
        <table:table-row table:style-name="ro1">
          <table:table-cell office:value-type="float" office:value="40.6374311570007" calcext:value-type="float">
            <text:p>40.6374311570007</text:p>
          </table:table-cell>
          <table:table-cell office:value-type="float" office:value="144536" calcext:value-type="float">
            <text:p>144536</text:p>
          </table:table-cell>
          <table:table-cell office:value-type="float" office:value="142598" calcext:value-type="float">
            <text:p>142598</text:p>
          </table:table-cell>
          <table:table-cell office:value-type="float" office:value="0.100661758703924" calcext:value-type="float">
            <text:p>0.100661758703924</text:p>
          </table:table-cell>
        </table:table-row>
        <table:table-row table:style-name="ro1">
          <table:table-cell office:value-type="float" office:value="40.7715287600004" calcext:value-type="float">
            <text:p>40.7715287600004</text:p>
          </table:table-cell>
          <table:table-cell office:value-type="float" office:value="145431" calcext:value-type="float">
            <text:p>145431</text:p>
          </table:table-cell>
          <table:table-cell office:value-type="float" office:value="142598" calcext:value-type="float">
            <text:p>142598</text:p>
          </table:table-cell>
          <table:table-cell office:value-type="float" office:value="0.100282493382893" calcext:value-type="float">
            <text:p>0.100282493382893</text:p>
          </table:table-cell>
        </table:table-row>
        <table:table-row table:style-name="ro1">
          <table:table-cell office:value-type="float" office:value="40.9075748170008" calcext:value-type="float">
            <text:p>40.9075748170008</text:p>
          </table:table-cell>
          <table:table-cell office:value-type="float" office:value="146305" calcext:value-type="float">
            <text:p>146305</text:p>
          </table:table-cell>
          <table:table-cell office:value-type="float" office:value="145431" calcext:value-type="float">
            <text:p>145431</text:p>
          </table:table-cell>
          <table:table-cell office:value-type="float" office:value="0.099930428203851" calcext:value-type="float">
            <text:p>0.099930428203851</text:p>
          </table:table-cell>
        </table:table-row>
        <table:table-row table:style-name="ro1">
          <table:table-cell office:value-type="float" office:value="41.0487380210006" calcext:value-type="float">
            <text:p>41.0487380210006</text:p>
          </table:table-cell>
          <table:table-cell office:value-type="float" office:value="147171" calcext:value-type="float">
            <text:p>147171</text:p>
          </table:table-cell>
          <table:table-cell office:value-type="float" office:value="145431" calcext:value-type="float">
            <text:p>145431</text:p>
          </table:table-cell>
          <table:table-cell office:value-type="float" office:value="0.0996003622191005" calcext:value-type="float">
            <text:p>0.0996003622191005</text:p>
          </table:table-cell>
        </table:table-row>
        <table:table-row table:style-name="ro1">
          <table:table-cell office:value-type="float" office:value="41.1916195270005" calcext:value-type="float">
            <text:p>41.1916195270005</text:p>
          </table:table-cell>
          <table:table-cell office:value-type="float" office:value="147998" calcext:value-type="float">
            <text:p>147998</text:p>
          </table:table-cell>
          <table:table-cell office:value-type="float" office:value="147171" calcext:value-type="float">
            <text:p>147171</text:p>
          </table:table-cell>
          <table:table-cell office:value-type="float" office:value="0.0992401919757694" calcext:value-type="float">
            <text:p>0.0992401919757694</text:p>
          </table:table-cell>
        </table:table-row>
        <table:table-row table:style-name="ro1">
          <table:table-cell office:value-type="float" office:value="41.3329766430006" calcext:value-type="float">
            <text:p>41.3329766430006</text:p>
          </table:table-cell>
          <table:table-cell office:value-type="float" office:value="148762" calcext:value-type="float">
            <text:p>148762</text:p>
          </table:table-cell>
          <table:table-cell office:value-type="float" office:value="147998" calcext:value-type="float">
            <text:p>147998</text:p>
          </table:table-cell>
          <table:table-cell office:value-type="float" office:value="0.0989043487025667" calcext:value-type="float">
            <text:p>0.0989043487025667</text:p>
          </table:table-cell>
        </table:table-row>
        <table:table-row table:style-name="ro1">
          <table:table-cell office:value-type="float" office:value="41.4772311900006" calcext:value-type="float">
            <text:p>41.4772311900006</text:p>
          </table:table-cell>
          <table:table-cell office:value-type="float" office:value="149482" calcext:value-type="float">
            <text:p>149482</text:p>
          </table:table-cell>
          <table:table-cell office:value-type="float" office:value="148762" calcext:value-type="float">
            <text:p>148762</text:p>
          </table:table-cell>
          <table:table-cell office:value-type="float" office:value="0.0985409546902088" calcext:value-type="float">
            <text:p>0.0985409546902088</text:p>
          </table:table-cell>
        </table:table-row>
        <table:table-row table:style-name="ro1">
          <table:table-cell office:value-type="float" office:value="41.6200332570006" calcext:value-type="float">
            <text:p>41.6200332570006</text:p>
          </table:table-cell>
          <table:table-cell office:value-type="float" office:value="150130" calcext:value-type="float">
            <text:p>150130</text:p>
          </table:table-cell>
          <table:table-cell office:value-type="float" office:value="148762" calcext:value-type="float">
            <text:p>148762</text:p>
          </table:table-cell>
          <table:table-cell office:value-type="float" office:value="0.0982032238005932" calcext:value-type="float">
            <text:p>0.0982032238005932</text:p>
          </table:table-cell>
        </table:table-row>
        <table:table-row table:style-name="ro1">
          <table:table-cell office:value-type="float" office:value="41.7626062120007" calcext:value-type="float">
            <text:p>41.7626062120007</text:p>
          </table:table-cell>
          <table:table-cell office:value-type="float" office:value="150708" calcext:value-type="float">
            <text:p>150708</text:p>
          </table:table-cell>
          <table:table-cell office:value-type="float" office:value="150130" calcext:value-type="float">
            <text:p>150130</text:p>
          </table:table-cell>
          <table:table-cell office:value-type="float" office:value="0.0978396874742095" calcext:value-type="float">
            <text:p>0.0978396874742095</text:p>
          </table:table-cell>
        </table:table-row>
        <table:table-row table:style-name="ro1">
          <table:table-cell office:value-type="float" office:value="41.9097598200005" calcext:value-type="float">
            <text:p>41.9097598200005</text:p>
          </table:table-cell>
          <table:table-cell office:value-type="float" office:value="151229" calcext:value-type="float">
            <text:p>151229</text:p>
          </table:table-cell>
          <table:table-cell office:value-type="float" office:value="150708" calcext:value-type="float">
            <text:p>150708</text:p>
          </table:table-cell>
          <table:table-cell office:value-type="float" office:value="0.0975025192101368" calcext:value-type="float">
            <text:p>0.0975025192101368</text:p>
          </table:table-cell>
        </table:table-row>
        <table:table-row table:style-name="ro1">
          <table:table-cell office:value-type="float" office:value="42.0484067370007" calcext:value-type="float">
            <text:p>42.0484067370007</text:p>
          </table:table-cell>
          <table:table-cell office:value-type="float" office:value="151648" calcext:value-type="float">
            <text:p>151648</text:p>
          </table:table-cell>
          <table:table-cell office:value-type="float" office:value="151229" calcext:value-type="float">
            <text:p>151229</text:p>
          </table:table-cell>
          <table:table-cell office:value-type="float" office:value="0.0971866676462869" calcext:value-type="float">
            <text:p>0.0971866676462869</text:p>
          </table:table-cell>
        </table:table-row>
        <table:table-row table:style-name="ro1">
          <table:table-cell office:value-type="float" office:value="42.1905169190004" calcext:value-type="float">
            <text:p>42.1905169190004</text:p>
          </table:table-cell>
          <table:table-cell office:value-type="float" office:value="152002" calcext:value-type="float">
            <text:p>152002</text:p>
          </table:table-cell>
          <table:table-cell office:value-type="float" office:value="151648" calcext:value-type="float">
            <text:p>151648</text:p>
          </table:table-cell>
          <table:table-cell office:value-type="float" office:value="0.0968424128759794" calcext:value-type="float">
            <text:p>0.0968424128759794</text:p>
          </table:table-cell>
        </table:table-row>
        <table:table-row table:style-name="ro1">
          <table:table-cell office:value-type="float" office:value="42.3329698050002" calcext:value-type="float">
            <text:p>42.3329698050002</text:p>
          </table:table-cell>
          <table:table-cell office:value-type="float" office:value="152277" calcext:value-type="float">
            <text:p>152277</text:p>
          </table:table-cell>
          <table:table-cell office:value-type="float" office:value="152002" calcext:value-type="float">
            <text:p>152002</text:p>
          </table:table-cell>
          <table:table-cell office:value-type="float" office:value="0.0965215493484026" calcext:value-type="float">
            <text:p>0.0965215493484026</text:p>
          </table:table-cell>
        </table:table-row>
        <table:table-row table:style-name="ro1">
          <table:table-cell office:value-type="float" office:value="42.5242845090006" calcext:value-type="float">
            <text:p>42.5242845090006</text:p>
          </table:table-cell>
          <table:table-cell office:value-type="float" office:value="152523" calcext:value-type="float">
            <text:p>152523</text:p>
          </table:table-cell>
          <table:table-cell office:value-type="float" office:value="152277" calcext:value-type="float">
            <text:p>152277</text:p>
          </table:table-cell>
          <table:table-cell office:value-type="float" office:value="0.0961745854502861" calcext:value-type="float">
            <text:p>0.0961745854502861</text:p>
          </table:table-cell>
        </table:table-row>
        <table:table-row table:style-name="ro1">
          <table:table-cell office:value-type="float" office:value="42.6665426240006" calcext:value-type="float">
            <text:p>42.6665426240006</text:p>
          </table:table-cell>
          <table:table-cell office:value-type="float" office:value="152611" calcext:value-type="float">
            <text:p>152611</text:p>
          </table:table-cell>
          <table:table-cell office:value-type="float" office:value="152523" calcext:value-type="float">
            <text:p>152523</text:p>
          </table:table-cell>
          <table:table-cell office:value-type="float" office:value="0.0958075928885308" calcext:value-type="float">
            <text:p>0.0958075928885308</text:p>
          </table:table-cell>
        </table:table-row>
        <table:table-row table:style-name="ro1">
          <table:table-cell office:value-type="float" office:value="42.7995399730007" calcext:value-type="float">
            <text:p>42.7995399730007</text:p>
          </table:table-cell>
          <table:table-cell office:value-type="float" office:value="152622" calcext:value-type="float">
            <text:p>152622</text:p>
          </table:table-cell>
          <table:table-cell office:value-type="float" office:value="152523" calcext:value-type="float">
            <text:p>152523</text:p>
          </table:table-cell>
          <table:table-cell office:value-type="float" office:value="0.0954696037225893" calcext:value-type="float">
            <text:p>0.0954696037225893</text:p>
          </table:table-cell>
        </table:table-row>
        <table:table-row table:style-name="ro1">
          <table:table-cell office:value-type="float" office:value="42.9386171550004" calcext:value-type="float">
            <text:p>42.9386171550004</text:p>
          </table:table-cell>
          <table:table-cell office:value-type="float" office:value="152561" calcext:value-type="float">
            <text:p>152561</text:p>
          </table:table-cell>
          <table:table-cell office:value-type="float" office:value="152523" calcext:value-type="float">
            <text:p>152523</text:p>
          </table:table-cell>
          <table:table-cell office:value-type="float" office:value="0.0951550257010762" calcext:value-type="float">
            <text:p>0.0951550257010762</text:p>
          </table:table-cell>
        </table:table-row>
        <table:table-row table:style-name="ro1">
          <table:table-cell office:value-type="float" office:value="43.0821104180004" calcext:value-type="float">
            <text:p>43.0821104180004</text:p>
          </table:table-cell>
          <table:table-cell office:value-type="float" office:value="152420" calcext:value-type="float">
            <text:p>152420</text:p>
          </table:table-cell>
          <table:table-cell office:value-type="float" office:value="152561" calcext:value-type="float">
            <text:p>152561</text:p>
          </table:table-cell>
          <table:table-cell office:value-type="float" office:value="0.0948156093459077" calcext:value-type="float">
            <text:p>0.0948156093459077</text:p>
          </table:table-cell>
        </table:table-row>
        <table:table-row table:style-name="ro1">
          <table:table-cell office:value-type="float" office:value="43.2200301420007" calcext:value-type="float">
            <text:p>43.2200301420007</text:p>
          </table:table-cell>
          <table:table-cell office:value-type="float" office:value="152213" calcext:value-type="float">
            <text:p>152213</text:p>
          </table:table-cell>
          <table:table-cell office:value-type="float" office:value="152420" calcext:value-type="float">
            <text:p>152420</text:p>
          </table:table-cell>
          <table:table-cell office:value-type="float" office:value="0.0945005061247448" calcext:value-type="float">
            <text:p>0.0945005061247448</text:p>
          </table:table-cell>
        </table:table-row>
        <table:table-row table:style-name="ro1">
          <table:table-cell office:value-type="float" office:value="43.3602530530006" calcext:value-type="float">
            <text:p>43.3602530530006</text:p>
          </table:table-cell>
          <table:table-cell office:value-type="float" office:value="151934" calcext:value-type="float">
            <text:p>151934</text:p>
          </table:table-cell>
          <table:table-cell office:value-type="float" office:value="152420" calcext:value-type="float">
            <text:p>152420</text:p>
          </table:table-cell>
          <table:table-cell office:value-type="float" office:value="0.0941618898185893" calcext:value-type="float">
            <text:p>0.0941618898185893</text:p>
          </table:table-cell>
        </table:table-row>
        <table:table-row table:style-name="ro1">
          <table:table-cell office:value-type="float" office:value="43.4995766690008" calcext:value-type="float">
            <text:p>43.4995766690008</text:p>
          </table:table-cell>
          <table:table-cell office:value-type="float" office:value="151591" calcext:value-type="float">
            <text:p>151591</text:p>
          </table:table-cell>
          <table:table-cell office:value-type="float" office:value="152420" calcext:value-type="float">
            <text:p>152420</text:p>
          </table:table-cell>
          <table:table-cell office:value-type="float" office:value="0.09384803037339" calcext:value-type="float">
            <text:p>0.09384803037339</text:p>
          </table:table-cell>
        </table:table-row>
        <table:table-row table:style-name="ro1">
          <table:table-cell office:value-type="float" office:value="43.6387810430006" calcext:value-type="float">
            <text:p>43.6387810430006</text:p>
          </table:table-cell>
          <table:table-cell office:value-type="float" office:value="151186" calcext:value-type="float">
            <text:p>151186</text:p>
          </table:table-cell>
          <table:table-cell office:value-type="float" office:value="151591" calcext:value-type="float">
            <text:p>151591</text:p>
          </table:table-cell>
          <table:table-cell office:value-type="float" office:value="0.0935541748760792" calcext:value-type="float">
            <text:p>0.0935541748760792</text:p>
          </table:table-cell>
        </table:table-row>
        <table:table-row table:style-name="ro1">
          <table:table-cell office:value-type="float" office:value="43.7877313070003" calcext:value-type="float">
            <text:p>43.7877313070003</text:p>
          </table:table-cell>
          <table:table-cell office:value-type="float" office:value="150689" calcext:value-type="float">
            <text:p>150689</text:p>
          </table:table-cell>
          <table:table-cell office:value-type="float" office:value="151591" calcext:value-type="float">
            <text:p>151591</text:p>
          </table:table-cell>
          <table:table-cell office:value-type="float" office:value="0.0932341444985645" calcext:value-type="float">
            <text:p>0.0932341444985645</text:p>
          </table:table-cell>
        </table:table-row>
        <table:table-row table:style-name="ro1">
          <table:table-cell office:value-type="float" office:value="43.9294573400002" calcext:value-type="float">
            <text:p>43.9294573400002</text:p>
          </table:table-cell>
          <table:table-cell office:value-type="float" office:value="150160" calcext:value-type="float">
            <text:p>150160</text:p>
          </table:table-cell>
          <table:table-cell office:value-type="float" office:value="150689" calcext:value-type="float">
            <text:p>150689</text:p>
          </table:table-cell>
          <table:table-cell office:value-type="float" office:value="0.0929359394520626" calcext:value-type="float">
            <text:p>0.0929359394520626</text:p>
          </table:table-cell>
        </table:table-row>
        <table:table-row table:style-name="ro1">
          <table:table-cell office:value-type="float" office:value="44.0656875530003" calcext:value-type="float">
            <text:p>44.0656875530003</text:p>
          </table:table-cell>
          <table:table-cell office:value-type="float" office:value="149604" calcext:value-type="float">
            <text:p>149604</text:p>
          </table:table-cell>
          <table:table-cell office:value-type="float" office:value="150160" calcext:value-type="float">
            <text:p>150160</text:p>
          </table:table-cell>
          <table:table-cell office:value-type="float" office:value="0.0926135917442985" calcext:value-type="float">
            <text:p>0.0926135917442985</text:p>
          </table:table-cell>
        </table:table-row>
        <table:table-row table:style-name="ro1">
          <table:table-cell office:value-type="float" office:value="44.2027145820002" calcext:value-type="float">
            <text:p>44.2027145820002</text:p>
          </table:table-cell>
          <table:table-cell office:value-type="float" office:value="149005" calcext:value-type="float">
            <text:p>149005</text:p>
          </table:table-cell>
          <table:table-cell office:value-type="float" office:value="149604" calcext:value-type="float">
            <text:p>149604</text:p>
          </table:table-cell>
          <table:table-cell office:value-type="float" office:value="0.0923141080195846" calcext:value-type="float">
            <text:p>0.0923141080195846</text:p>
          </table:table-cell>
        </table:table-row>
        <table:table-row table:style-name="ro1">
          <table:table-cell office:value-type="float" office:value="44.343255537" calcext:value-type="float">
            <text:p>44.343255537</text:p>
          </table:table-cell>
          <table:table-cell office:value-type="float" office:value="148353" calcext:value-type="float">
            <text:p>148353</text:p>
          </table:table-cell>
          <table:table-cell office:value-type="float" office:value="149005" calcext:value-type="float">
            <text:p>149005</text:p>
          </table:table-cell>
          <table:table-cell office:value-type="float" office:value="0.0920331045974859" calcext:value-type="float">
            <text:p>0.0920331045974859</text:p>
          </table:table-cell>
        </table:table-row>
        <table:table-row table:style-name="ro1">
          <table:table-cell office:value-type="float" office:value="44.5019807030003" calcext:value-type="float">
            <text:p>44.5019807030003</text:p>
          </table:table-cell>
          <table:table-cell office:value-type="float" office:value="147580" calcext:value-type="float">
            <text:p>147580</text:p>
          </table:table-cell>
          <table:table-cell office:value-type="float" office:value="148353" calcext:value-type="float">
            <text:p>148353</text:p>
          </table:table-cell>
          <table:table-cell office:value-type="float" office:value="0.0917260311893009" calcext:value-type="float">
            <text:p>0.0917260311893009</text:p>
          </table:table-cell>
        </table:table-row>
        <table:table-row table:style-name="ro1">
          <table:table-cell office:value-type="float" office:value="44.64125754" calcext:value-type="float">
            <text:p>44.64125754</text:p>
          </table:table-cell>
          <table:table-cell office:value-type="float" office:value="146876" calcext:value-type="float">
            <text:p>146876</text:p>
          </table:table-cell>
          <table:table-cell office:value-type="float" office:value="147580" calcext:value-type="float">
            <text:p>147580</text:p>
          </table:table-cell>
          <table:table-cell office:value-type="float" office:value="0.0914395156963617" calcext:value-type="float">
            <text:p>0.0914395156963617</text:p>
          </table:table-cell>
        </table:table-row>
        <table:table-row table:style-name="ro1">
          <table:table-cell office:value-type="float" office:value="44.7868184120007" calcext:value-type="float">
            <text:p>44.7868184120007</text:p>
          </table:table-cell>
          <table:table-cell office:value-type="float" office:value="146122" calcext:value-type="float">
            <text:p>146122</text:p>
          </table:table-cell>
          <table:table-cell office:value-type="float" office:value="146876" calcext:value-type="float">
            <text:p>146876</text:p>
          </table:table-cell>
          <table:table-cell office:value-type="float" office:value="0.091129140646977" calcext:value-type="float">
            <text:p>0.091129140646977</text:p>
          </table:table-cell>
        </table:table-row>
        <table:table-row table:style-name="ro1">
          <table:table-cell office:value-type="float" office:value="44.9398254670004" calcext:value-type="float">
            <text:p>44.9398254670004</text:p>
          </table:table-cell>
          <table:table-cell office:value-type="float" office:value="145317" calcext:value-type="float">
            <text:p>145317</text:p>
          </table:table-cell>
          <table:table-cell office:value-type="float" office:value="146122" calcext:value-type="float">
            <text:p>146122</text:p>
          </table:table-cell>
          <table:table-cell office:value-type="float" office:value="0.0908405322485233" calcext:value-type="float">
            <text:p>0.0908405322485233</text:p>
          </table:table-cell>
        </table:table-row>
        <table:table-row table:style-name="ro1">
          <table:table-cell office:value-type="float" office:value="45.0976414860006" calcext:value-type="float">
            <text:p>45.0976414860006</text:p>
          </table:table-cell>
          <table:table-cell office:value-type="float" office:value="144484" calcext:value-type="float">
            <text:p>144484</text:p>
          </table:table-cell>
          <table:table-cell office:value-type="float" office:value="145317" calcext:value-type="float">
            <text:p>145317</text:p>
          </table:table-cell>
          <table:table-cell office:value-type="float" office:value="0.0949938543702472" calcext:value-type="float">
            <text:p>0.0949938543702472</text:p>
          </table:table-cell>
        </table:table-row>
        <table:table-row table:style-name="ro1">
          <table:table-cell office:value-type="float" office:value="45.2522051720007" calcext:value-type="float">
            <text:p>45.2522051720007</text:p>
          </table:table-cell>
          <table:table-cell office:value-type="float" office:value="143674" calcext:value-type="float">
            <text:p>143674</text:p>
          </table:table-cell>
          <table:table-cell office:value-type="float" office:value="144484" calcext:value-type="float">
            <text:p>144484</text:p>
          </table:table-cell>
          <table:table-cell office:value-type="float" office:value="0.0982667984182468" calcext:value-type="float">
            <text:p>0.0982667984182468</text:p>
          </table:table-cell>
        </table:table-row>
        <table:table-row table:style-name="ro1">
          <table:table-cell office:value-type="float" office:value="45.4089048150008" calcext:value-type="float">
            <text:p>45.4089048150008</text:p>
          </table:table-cell>
          <table:table-cell office:value-type="float" office:value="142867" calcext:value-type="float">
            <text:p>142867</text:p>
          </table:table-cell>
          <table:table-cell office:value-type="float" office:value="143674" calcext:value-type="float">
            <text:p>143674</text:p>
          </table:table-cell>
          <table:table-cell office:value-type="float" office:value="0.100786387736815" calcext:value-type="float">
            <text:p>0.100786387736815</text:p>
          </table:table-cell>
        </table:table-row>
        <table:table-row table:style-name="ro1">
          <table:table-cell office:value-type="float" office:value="45.5214548120002" calcext:value-type="float">
            <text:p>45.5214548120002</text:p>
          </table:table-cell>
          <table:table-cell office:value-type="float" office:value="142303" calcext:value-type="float">
            <text:p>142303</text:p>
          </table:table-cell>
          <table:table-cell office:value-type="float" office:value="143674" calcext:value-type="float">
            <text:p>143674</text:p>
          </table:table-cell>
          <table:table-cell office:value-type="float" office:value="0.102753003994762" calcext:value-type="float">
            <text:p>0.102753003994762</text:p>
          </table:table-cell>
        </table:table-row>
        <table:table-row table:style-name="ro1">
          <table:table-cell office:value-type="float" office:value="45.6243148590002" calcext:value-type="float">
            <text:p>45.6243148590002</text:p>
          </table:table-cell>
          <table:table-cell office:value-type="float" office:value="141801" calcext:value-type="float">
            <text:p>141801</text:p>
          </table:table-cell>
          <table:table-cell office:value-type="float" office:value="142436" calcext:value-type="float">
            <text:p>142436</text:p>
          </table:table-cell>
          <table:table-cell office:value-type="float" office:value="0.104277458383447" calcext:value-type="float">
            <text:p>0.104277458383447</text:p>
          </table:table-cell>
        </table:table-row>
        <table:table-row table:style-name="ro1">
          <table:table-cell office:value-type="float" office:value="45.7732046770007" calcext:value-type="float">
            <text:p>45.7732046770007</text:p>
          </table:table-cell>
          <table:table-cell office:value-type="float" office:value="141103" calcext:value-type="float">
            <text:p>141103</text:p>
          </table:table-cell>
          <table:table-cell office:value-type="float" office:value="141801" calcext:value-type="float">
            <text:p>141801</text:p>
          </table:table-cell>
          <table:table-cell office:value-type="float" office:value="0.10539998868478" calcext:value-type="float">
            <text:p>0.10539998868478</text:p>
          </table:table-cell>
        </table:table-row>
        <table:table-row table:style-name="ro1">
          <table:table-cell office:value-type="float" office:value="45.9243962810006" calcext:value-type="float">
            <text:p>45.9243962810006</text:p>
          </table:table-cell>
          <table:table-cell office:value-type="float" office:value="140437" calcext:value-type="float">
            <text:p>140437</text:p>
          </table:table-cell>
          <table:table-cell office:value-type="float" office:value="141103" calcext:value-type="float">
            <text:p>141103</text:p>
          </table:table-cell>
          <table:table-cell office:value-type="float" office:value="0.106249815509227" calcext:value-type="float">
            <text:p>0.106249815509227</text:p>
          </table:table-cell>
        </table:table-row>
        <table:table-row table:style-name="ro1">
          <table:table-cell office:value-type="float" office:value="46.0795955830008" calcext:value-type="float">
            <text:p>46.0795955830008</text:p>
          </table:table-cell>
          <table:table-cell office:value-type="float" office:value="139804" calcext:value-type="float">
            <text:p>139804</text:p>
          </table:table-cell>
          <table:table-cell office:value-type="float" office:value="140437" calcext:value-type="float">
            <text:p>140437</text:p>
          </table:table-cell>
          <table:table-cell office:value-type="float" office:value="0.106833913542753" calcext:value-type="float">
            <text:p>0.106833913542753</text:p>
          </table:table-cell>
        </table:table-row>
        <table:table-row table:style-name="ro1">
          <table:table-cell office:value-type="float" office:value="46.2698194470004" calcext:value-type="float">
            <text:p>46.2698194470004</text:p>
          </table:table-cell>
          <table:table-cell office:value-type="float" office:value="139111" calcext:value-type="float">
            <text:p>139111</text:p>
          </table:table-cell>
          <table:table-cell office:value-type="float" office:value="140233" calcext:value-type="float">
            <text:p>140233</text:p>
          </table:table-cell>
          <table:table-cell office:value-type="float" office:value="0.107206261268985" calcext:value-type="float">
            <text:p>0.107206261268985</text:p>
          </table:table-cell>
        </table:table-row>
        <table:table-row table:style-name="ro1">
          <table:table-cell office:value-type="float" office:value="46.3714732970002" calcext:value-type="float">
            <text:p>46.3714732970002</text:p>
          </table:table-cell>
          <table:table-cell office:value-type="float" office:value="138781" calcext:value-type="float">
            <text:p>138781</text:p>
          </table:table-cell>
          <table:table-cell office:value-type="float" office:value="139111" calcext:value-type="float">
            <text:p>139111</text:p>
          </table:table-cell>
          <table:table-cell office:value-type="float" office:value="0.107456982984819" calcext:value-type="float">
            <text:p>0.107456982984819</text:p>
          </table:table-cell>
        </table:table-row>
        <table:table-row table:style-name="ro1">
          <table:table-cell office:value-type="float" office:value="46.5275628470008" calcext:value-type="float">
            <text:p>46.5275628470008</text:p>
          </table:table-cell>
          <table:table-cell office:value-type="float" office:value="138336" calcext:value-type="float">
            <text:p>138336</text:p>
          </table:table-cell>
          <table:table-cell office:value-type="float" office:value="138781" calcext:value-type="float">
            <text:p>138781</text:p>
          </table:table-cell>
          <table:table-cell office:value-type="float" office:value="0.107610608032877" calcext:value-type="float">
            <text:p>0.107610608032877</text:p>
          </table:table-cell>
        </table:table-row>
        <table:table-row table:style-name="ro1">
          <table:table-cell office:value-type="float" office:value="46.6766483680003" calcext:value-type="float">
            <text:p>46.6766483680003</text:p>
          </table:table-cell>
          <table:table-cell office:value-type="float" office:value="137985" calcext:value-type="float">
            <text:p>137985</text:p>
          </table:table-cell>
          <table:table-cell office:value-type="float" office:value="138336" calcext:value-type="float">
            <text:p>138336</text:p>
          </table:table-cell>
          <table:table-cell office:value-type="float" office:value="0.107640210564233" calcext:value-type="float">
            <text:p>0.107640210564233</text:p>
          </table:table-cell>
        </table:table-row>
        <table:table-row table:style-name="ro1">
          <table:table-cell office:value-type="float" office:value="46.8329166400008" calcext:value-type="float">
            <text:p>46.8329166400008</text:p>
          </table:table-cell>
          <table:table-cell office:value-type="float" office:value="137698" calcext:value-type="float">
            <text:p>137698</text:p>
          </table:table-cell>
          <table:table-cell office:value-type="float" office:value="137985" calcext:value-type="float">
            <text:p>137985</text:p>
          </table:table-cell>
          <table:table-cell office:value-type="float" office:value="0.107617544795472" calcext:value-type="float">
            <text:p>0.107617544795472</text:p>
          </table:table-cell>
        </table:table-row>
        <table:table-row table:style-name="ro1">
          <table:table-cell office:value-type="float" office:value="46.9859087480008" calcext:value-type="float">
            <text:p>46.9859087480008</text:p>
          </table:table-cell>
          <table:table-cell office:value-type="float" office:value="137503" calcext:value-type="float">
            <text:p>137503</text:p>
          </table:table-cell>
          <table:table-cell office:value-type="float" office:value="137985" calcext:value-type="float">
            <text:p>137985</text:p>
          </table:table-cell>
          <table:table-cell office:value-type="float" office:value="0.107507312067641" calcext:value-type="float">
            <text:p>0.107507312067641</text:p>
          </table:table-cell>
        </table:table-row>
        <table:table-row table:style-name="ro1">
          <table:table-cell office:value-type="float" office:value="47.1355506830005" calcext:value-type="float">
            <text:p>47.1355506830005</text:p>
          </table:table-cell>
          <table:table-cell office:value-type="float" office:value="137396" calcext:value-type="float">
            <text:p>137396</text:p>
          </table:table-cell>
          <table:table-cell office:value-type="float" office:value="137503" calcext:value-type="float">
            <text:p>137503</text:p>
          </table:table-cell>
          <table:table-cell office:value-type="float" office:value="0.107373371021634" calcext:value-type="float">
            <text:p>0.107373371021634</text:p>
          </table:table-cell>
        </table:table-row>
        <table:table-row table:style-name="ro1">
          <table:table-cell office:value-type="float" office:value="47.2854270690004" calcext:value-type="float">
            <text:p>47.2854270690004</text:p>
          </table:table-cell>
          <table:table-cell office:value-type="float" office:value="137376" calcext:value-type="float">
            <text:p>137376</text:p>
          </table:table-cell>
          <table:table-cell office:value-type="float" office:value="137396" calcext:value-type="float">
            <text:p>137396</text:p>
          </table:table-cell>
          <table:table-cell office:value-type="float" office:value="0.107175292561988" calcext:value-type="float">
            <text:p>0.107175292561988</text:p>
          </table:table-cell>
        </table:table-row>
        <table:table-row table:style-name="ro1">
          <table:table-cell office:value-type="float" office:value="47.4342002190006" calcext:value-type="float">
            <text:p>47.4342002190006</text:p>
          </table:table-cell>
          <table:table-cell office:value-type="float" office:value="137442" calcext:value-type="float">
            <text:p>137442</text:p>
          </table:table-cell>
          <table:table-cell office:value-type="float" office:value="137376" calcext:value-type="float">
            <text:p>137376</text:p>
          </table:table-cell>
          <table:table-cell office:value-type="float" office:value="0.106971656554898" calcext:value-type="float">
            <text:p>0.106971656554898</text:p>
          </table:table-cell>
        </table:table-row>
        <table:table-row table:style-name="ro1">
          <table:table-cell office:value-type="float" office:value="47.5839496260005" calcext:value-type="float">
            <text:p>47.5839496260005</text:p>
          </table:table-cell>
          <table:table-cell office:value-type="float" office:value="137597" calcext:value-type="float">
            <text:p>137597</text:p>
          </table:table-cell>
          <table:table-cell office:value-type="float" office:value="137442" calcext:value-type="float">
            <text:p>137442</text:p>
          </table:table-cell>
          <table:table-cell office:value-type="float" office:value="0.106718974292545" calcext:value-type="float">
            <text:p>0.106718974292545</text:p>
          </table:table-cell>
        </table:table-row>
        <table:table-row table:style-name="ro1">
          <table:table-cell office:value-type="float" office:value="47.7320540410001" calcext:value-type="float">
            <text:p>47.7320540410001</text:p>
          </table:table-cell>
          <table:table-cell office:value-type="float" office:value="137838" calcext:value-type="float">
            <text:p>137838</text:p>
          </table:table-cell>
          <table:table-cell office:value-type="float" office:value="137597" calcext:value-type="float">
            <text:p>137597</text:p>
          </table:table-cell>
          <table:table-cell office:value-type="float" office:value="0.106472225847538" calcext:value-type="float">
            <text:p>0.106472225847538</text:p>
          </table:table-cell>
        </table:table-row>
        <table:table-row table:style-name="ro1">
          <table:table-cell office:value-type="float" office:value="47.881905968" calcext:value-type="float">
            <text:p>47.881905968</text:p>
          </table:table-cell>
          <table:table-cell office:value-type="float" office:value="138168" calcext:value-type="float">
            <text:p>138168</text:p>
          </table:table-cell>
          <table:table-cell office:value-type="float" office:value="137838" calcext:value-type="float">
            <text:p>137838</text:p>
          </table:table-cell>
          <table:table-cell office:value-type="float" office:value="0.106186184039375" calcext:value-type="float">
            <text:p>0.106186184039375</text:p>
          </table:table-cell>
        </table:table-row>
        <table:table-row table:style-name="ro1">
          <table:table-cell office:value-type="float" office:value="48.0283852020002" calcext:value-type="float">
            <text:p>48.0283852020002</text:p>
          </table:table-cell>
          <table:table-cell office:value-type="float" office:value="138574" calcext:value-type="float">
            <text:p>138574</text:p>
          </table:table-cell>
          <table:table-cell office:value-type="float" office:value="138168" calcext:value-type="float">
            <text:p>138168</text:p>
          </table:table-cell>
          <table:table-cell office:value-type="float" office:value="0.105913307818502" calcext:value-type="float">
            <text:p>0.105913307818502</text:p>
          </table:table-cell>
        </table:table-row>
        <table:table-row table:style-name="ro1">
          <table:table-cell office:value-type="float" office:value="48.1759796230008" calcext:value-type="float">
            <text:p>48.1759796230008</text:p>
          </table:table-cell>
          <table:table-cell office:value-type="float" office:value="139064" calcext:value-type="float">
            <text:p>139064</text:p>
          </table:table-cell>
          <table:table-cell office:value-type="float" office:value="138168" calcext:value-type="float">
            <text:p>138168</text:p>
          </table:table-cell>
          <table:table-cell office:value-type="float" office:value="0.10560747297714" calcext:value-type="float">
            <text:p>0.10560747297714</text:p>
          </table:table-cell>
        </table:table-row>
        <table:table-row table:style-name="ro1">
          <table:table-cell office:value-type="float" office:value="48.3277563860002" calcext:value-type="float">
            <text:p>48.3277563860002</text:p>
          </table:table-cell>
          <table:table-cell office:value-type="float" office:value="139650" calcext:value-type="float">
            <text:p>139650</text:p>
          </table:table-cell>
          <table:table-cell office:value-type="float" office:value="139064" calcext:value-type="float">
            <text:p>139064</text:p>
          </table:table-cell>
          <table:table-cell office:value-type="float" office:value="0.105319311715045" calcext:value-type="float">
            <text:p>0.105319311715045</text:p>
          </table:table-cell>
        </table:table-row>
        <table:table-row table:style-name="ro1">
          <table:table-cell office:value-type="float" office:value="48.5027576160001" calcext:value-type="float">
            <text:p>48.5027576160001</text:p>
          </table:table-cell>
          <table:table-cell office:value-type="float" office:value="140422" calcext:value-type="float">
            <text:p>140422</text:p>
          </table:table-cell>
          <table:table-cell office:value-type="float" office:value="139650" calcext:value-type="float">
            <text:p>139650</text:p>
          </table:table-cell>
          <table:table-cell office:value-type="float" office:value="0.105002337338841" calcext:value-type="float">
            <text:p>0.105002337338841</text:p>
          </table:table-cell>
        </table:table-row>
        <table:table-row table:style-name="ro1">
          <table:table-cell office:value-type="float" office:value="48.604514529" calcext:value-type="float">
            <text:p>48.604514529</text:p>
          </table:table-cell>
          <table:table-cell office:value-type="float" office:value="140917" calcext:value-type="float">
            <text:p>140917</text:p>
          </table:table-cell>
          <table:table-cell office:value-type="float" office:value="140422" calcext:value-type="float">
            <text:p>140422</text:p>
          </table:table-cell>
          <table:table-cell office:value-type="float" office:value="0.104705803618485" calcext:value-type="float">
            <text:p>0.104705803618485</text:p>
          </table:table-cell>
        </table:table-row>
        <table:table-row table:style-name="ro1">
          <table:table-cell office:value-type="float" office:value="48.7524061550002" calcext:value-type="float">
            <text:p>48.7524061550002</text:p>
          </table:table-cell>
          <table:table-cell office:value-type="float" office:value="141692" calcext:value-type="float">
            <text:p>141692</text:p>
          </table:table-cell>
          <table:table-cell office:value-type="float" office:value="140422" calcext:value-type="float">
            <text:p>140422</text:p>
          </table:table-cell>
          <table:table-cell office:value-type="float" office:value="0.104425799919581" calcext:value-type="float">
            <text:p>0.104425799919581</text:p>
          </table:table-cell>
        </table:table-row>
        <table:table-row table:style-name="ro1">
          <table:table-cell office:value-type="float" office:value="48.8983859260006" calcext:value-type="float">
            <text:p>48.8983859260006</text:p>
          </table:table-cell>
          <table:table-cell office:value-type="float" office:value="142516" calcext:value-type="float">
            <text:p>142516</text:p>
          </table:table-cell>
          <table:table-cell office:value-type="float" office:value="141692" calcext:value-type="float">
            <text:p>141692</text:p>
          </table:table-cell>
          <table:table-cell office:value-type="float" office:value="0.104116771622908" calcext:value-type="float">
            <text:p>0.104116771622908</text:p>
          </table:table-cell>
        </table:table-row>
        <table:table-row table:style-name="ro1">
          <table:table-cell office:value-type="float" office:value="49.0508480440003" calcext:value-type="float">
            <text:p>49.0508480440003</text:p>
          </table:table-cell>
          <table:table-cell office:value-type="float" office:value="143434" calcext:value-type="float">
            <text:p>143434</text:p>
          </table:table-cell>
          <table:table-cell office:value-type="float" office:value="142516" calcext:value-type="float">
            <text:p>142516</text:p>
          </table:table-cell>
          <table:table-cell office:value-type="float" office:value="0.103827298201817" calcext:value-type="float">
            <text:p>0.103827298201817</text:p>
          </table:table-cell>
        </table:table-row>
        <table:table-row table:style-name="ro1">
          <table:table-cell office:value-type="float" office:value="49.2017778720001" calcext:value-type="float">
            <text:p>49.2017778720001</text:p>
          </table:table-cell>
          <table:table-cell office:value-type="float" office:value="144394" calcext:value-type="float">
            <text:p>144394</text:p>
          </table:table-cell>
          <table:table-cell office:value-type="float" office:value="143434" calcext:value-type="float">
            <text:p>143434</text:p>
          </table:table-cell>
          <table:table-cell office:value-type="float" office:value="0.103511736311965" calcext:value-type="float">
            <text:p>0.103511736311965</text:p>
          </table:table-cell>
        </table:table-row>
        <table:table-row table:style-name="ro1">
          <table:table-cell office:value-type="float" office:value="49.3519829050001" calcext:value-type="float">
            <text:p>49.3519829050001</text:p>
          </table:table-cell>
          <table:table-cell office:value-type="float" office:value="145391" calcext:value-type="float">
            <text:p>145391</text:p>
          </table:table-cell>
          <table:table-cell office:value-type="float" office:value="144394" calcext:value-type="float">
            <text:p>144394</text:p>
          </table:table-cell>
          <table:table-cell office:value-type="float" office:value="0.103217552314878" calcext:value-type="float">
            <text:p>0.103217552314878</text:p>
          </table:table-cell>
        </table:table-row>
        <table:table-row table:style-name="ro1">
          <table:table-cell office:value-type="float" office:value="49.516053798" calcext:value-type="float">
            <text:p>49.516053798</text:p>
          </table:table-cell>
          <table:table-cell office:value-type="float" office:value="146521" calcext:value-type="float">
            <text:p>146521</text:p>
          </table:table-cell>
          <table:table-cell office:value-type="float" office:value="145391" calcext:value-type="float">
            <text:p>145391</text:p>
          </table:table-cell>
          <table:table-cell office:value-type="float" office:value="0.102899245103935" calcext:value-type="float">
            <text:p>0.102899245103935</text:p>
          </table:table-cell>
        </table:table-row>
        <table:table-row table:style-name="ro1">
          <table:table-cell office:value-type="float" office:value="49.669663447" calcext:value-type="float">
            <text:p>49.669663447</text:p>
          </table:table-cell>
          <table:table-cell office:value-type="float" office:value="147608" calcext:value-type="float">
            <text:p>147608</text:p>
          </table:table-cell>
          <table:table-cell office:value-type="float" office:value="146521" calcext:value-type="float">
            <text:p>146521</text:p>
          </table:table-cell>
          <table:table-cell office:value-type="float" office:value="0.102562311062905" calcext:value-type="float">
            <text:p>0.102562311062905</text:p>
          </table:table-cell>
        </table:table-row>
        <table:table-row table:style-name="ro1">
          <table:table-cell office:value-type="float" office:value="49.8365078400002" calcext:value-type="float">
            <text:p>49.8365078400002</text:p>
          </table:table-cell>
          <table:table-cell office:value-type="float" office:value="148811" calcext:value-type="float">
            <text:p>148811</text:p>
          </table:table-cell>
          <table:table-cell office:value-type="float" office:value="147608" calcext:value-type="float">
            <text:p>147608</text:p>
          </table:table-cell>
          <table:table-cell office:value-type="float" office:value="0.102251869052344" calcext:value-type="float">
            <text:p>0.102251869052344</text:p>
          </table:table-cell>
        </table:table-row>
        <table:table-row table:style-name="ro1">
          <table:table-cell office:value-type="float" office:value="49.9993227650002" calcext:value-type="float">
            <text:p>49.9993227650002</text:p>
          </table:table-cell>
          <table:table-cell office:value-type="float" office:value="149995" calcext:value-type="float">
            <text:p>149995</text:p>
          </table:table-cell>
          <table:table-cell office:value-type="float" office:value="148811" calcext:value-type="float">
            <text:p>148811</text:p>
          </table:table-cell>
          <table:table-cell office:value-type="float" office:value="0.101922219587952" calcext:value-type="float">
            <text:p>0.101922219587952</text:p>
          </table:table-cell>
        </table:table-row>
        <table:table-row table:style-name="ro1">
          <table:table-cell office:value-type="float" office:value="50.1670813350002" calcext:value-type="float">
            <text:p>50.1670813350002</text:p>
          </table:table-cell>
          <table:table-cell office:value-type="float" office:value="151214" calcext:value-type="float">
            <text:p>151214</text:p>
          </table:table-cell>
          <table:table-cell office:value-type="float" office:value="149995" calcext:value-type="float">
            <text:p>149995</text:p>
          </table:table-cell>
          <table:table-cell office:value-type="float" office:value="0.101577855830682" calcext:value-type="float">
            <text:p>0.101577855830682</text:p>
          </table:table-cell>
        </table:table-row>
        <table:table-row table:style-name="ro1">
          <table:table-cell office:value-type="float" office:value="50.3259805730004" calcext:value-type="float">
            <text:p>50.3259805730004</text:p>
          </table:table-cell>
          <table:table-cell office:value-type="float" office:value="152359" calcext:value-type="float">
            <text:p>152359</text:p>
          </table:table-cell>
          <table:table-cell office:value-type="float" office:value="151214" calcext:value-type="float">
            <text:p>151214</text:p>
          </table:table-cell>
          <table:table-cell office:value-type="float" office:value="0.101262284664546" calcext:value-type="float">
            <text:p>0.101262284664546</text:p>
          </table:table-cell>
        </table:table-row>
        <table:table-row table:style-name="ro1">
          <table:table-cell office:value-type="float" office:value="50.4887311290004" calcext:value-type="float">
            <text:p>50.4887311290004</text:p>
          </table:table-cell>
          <table:table-cell office:value-type="float" office:value="153511" calcext:value-type="float">
            <text:p>153511</text:p>
          </table:table-cell>
          <table:table-cell office:value-type="float" office:value="152359" calcext:value-type="float">
            <text:p>152359</text:p>
          </table:table-cell>
          <table:table-cell office:value-type="float" office:value="0.100930146456736" calcext:value-type="float">
            <text:p>0.100930146456736</text:p>
          </table:table-cell>
        </table:table-row>
        <table:table-row table:style-name="ro1">
          <table:table-cell office:value-type="float" office:value="50.6491488380007" calcext:value-type="float">
            <text:p>50.6491488380007</text:p>
          </table:table-cell>
          <table:table-cell office:value-type="float" office:value="154615" calcext:value-type="float">
            <text:p>154615</text:p>
          </table:table-cell>
          <table:table-cell office:value-type="float" office:value="153511" calcext:value-type="float">
            <text:p>153511</text:p>
          </table:table-cell>
          <table:table-cell office:value-type="float" office:value="0.100624832871154" calcext:value-type="float">
            <text:p>0.100624832871154</text:p>
          </table:table-cell>
        </table:table-row>
        <table:table-row table:style-name="ro1">
          <table:table-cell office:value-type="float" office:value="50.8076065230007" calcext:value-type="float">
            <text:p>50.8076065230007</text:p>
          </table:table-cell>
          <table:table-cell office:value-type="float" office:value="155666" calcext:value-type="float">
            <text:p>155666</text:p>
          </table:table-cell>
          <table:table-cell office:value-type="float" office:value="153511" calcext:value-type="float">
            <text:p>153511</text:p>
          </table:table-cell>
          <table:table-cell office:value-type="float" office:value="0.100301846494943" calcext:value-type="float">
            <text:p>0.100301846494943</text:p>
          </table:table-cell>
        </table:table-row>
        <table:table-row table:style-name="ro1">
          <table:table-cell office:value-type="float" office:value="50.9729128770005" calcext:value-type="float">
            <text:p>50.9729128770005</text:p>
          </table:table-cell>
          <table:table-cell office:value-type="float" office:value="156712" calcext:value-type="float">
            <text:p>156712</text:p>
          </table:table-cell>
          <table:table-cell office:value-type="float" office:value="155666" calcext:value-type="float">
            <text:p>155666</text:p>
          </table:table-cell>
          <table:table-cell office:value-type="float" office:value="0.0999653430736667" calcext:value-type="float">
            <text:p>0.0999653430736667</text:p>
          </table:table-cell>
        </table:table-row>
        <table:table-row table:style-name="ro1">
          <table:table-cell office:value-type="float" office:value="51.1314745530008" calcext:value-type="float">
            <text:p>51.1314745530008</text:p>
          </table:table-cell>
          <table:table-cell office:value-type="float" office:value="157656" calcext:value-type="float">
            <text:p>157656</text:p>
          </table:table-cell>
          <table:table-cell office:value-type="float" office:value="156712" calcext:value-type="float">
            <text:p>156712</text:p>
          </table:table-cell>
          <table:table-cell office:value-type="float" office:value="0.0996573138290121" calcext:value-type="float">
            <text:p>0.0996573138290121</text:p>
          </table:table-cell>
        </table:table-row>
        <table:table-row table:style-name="ro1">
          <table:table-cell office:value-type="float" office:value="51.2920740740001" calcext:value-type="float">
            <text:p>51.2920740740001</text:p>
          </table:table-cell>
          <table:table-cell office:value-type="float" office:value="158547" calcext:value-type="float">
            <text:p>158547</text:p>
          </table:table-cell>
          <table:table-cell office:value-type="float" office:value="157656" calcext:value-type="float">
            <text:p>157656</text:p>
          </table:table-cell>
          <table:table-cell office:value-type="float" office:value="0.0993336942004646" calcext:value-type="float">
            <text:p>0.0993336942004646</text:p>
          </table:table-cell>
        </table:table-row>
        <table:table-row table:style-name="ro1">
          <table:table-cell office:value-type="float" office:value="51.4575291620004" calcext:value-type="float">
            <text:p>51.4575291620004</text:p>
          </table:table-cell>
          <table:table-cell office:value-type="float" office:value="159387" calcext:value-type="float">
            <text:p>159387</text:p>
          </table:table-cell>
          <table:table-cell office:value-type="float" office:value="158547" calcext:value-type="float">
            <text:p>158547</text:p>
          </table:table-cell>
          <table:table-cell office:value-type="float" office:value="0.0990364269846378" calcext:value-type="float">
            <text:p>0.0990364269846378</text:p>
          </table:table-cell>
        </table:table-row>
        <table:table-row table:style-name="ro1">
          <table:table-cell office:value-type="float" office:value="51.597264383" calcext:value-type="float">
            <text:p>51.597264383</text:p>
          </table:table-cell>
          <table:table-cell office:value-type="float" office:value="160031" calcext:value-type="float">
            <text:p>160031</text:p>
          </table:table-cell>
          <table:table-cell office:value-type="float" office:value="159387" calcext:value-type="float">
            <text:p>159387</text:p>
          </table:table-cell>
          <table:table-cell office:value-type="float" office:value="0.0987223189756245" calcext:value-type="float">
            <text:p>0.0987223189756245</text:p>
          </table:table-cell>
        </table:table-row>
        <table:table-row table:style-name="ro1">
          <table:table-cell office:value-type="float" office:value="51.759587478" calcext:value-type="float">
            <text:p>51.759587478</text:p>
          </table:table-cell>
          <table:table-cell office:value-type="float" office:value="160696" calcext:value-type="float">
            <text:p>160696</text:p>
          </table:table-cell>
          <table:table-cell office:value-type="float" office:value="160031" calcext:value-type="float">
            <text:p>160031</text:p>
          </table:table-cell>
          <table:table-cell office:value-type="float" office:value="0.0984331080987875" calcext:value-type="float">
            <text:p>0.0984331080987875</text:p>
          </table:table-cell>
        </table:table-row>
        <table:table-row table:style-name="ro1">
          <table:table-cell office:value-type="float" office:value="51.9352389290007" calcext:value-type="float">
            <text:p>51.9352389290007</text:p>
          </table:table-cell>
          <table:table-cell office:value-type="float" office:value="161312" calcext:value-type="float">
            <text:p>161312</text:p>
          </table:table-cell>
          <table:table-cell office:value-type="float" office:value="160696" calcext:value-type="float">
            <text:p>160696</text:p>
          </table:table-cell>
          <table:table-cell office:value-type="float" office:value="0.0981263314402704" calcext:value-type="float">
            <text:p>0.0981263314402704</text:p>
          </table:table-cell>
        </table:table-row>
        <table:table-row table:style-name="ro1">
          <table:table-cell office:value-type="float" office:value="52.0974118230006" calcext:value-type="float">
            <text:p>52.0974118230006</text:p>
          </table:table-cell>
          <table:table-cell office:value-type="float" office:value="161779" calcext:value-type="float">
            <text:p>161779</text:p>
          </table:table-cell>
          <table:table-cell office:value-type="float" office:value="161312" calcext:value-type="float">
            <text:p>161312</text:p>
          </table:table-cell>
          <table:table-cell office:value-type="float" office:value="0.0978060844572356" calcext:value-type="float">
            <text:p>0.0978060844572356</text:p>
          </table:table-cell>
        </table:table-row>
        <table:table-row table:style-name="ro1">
          <table:table-cell office:value-type="float" office:value="52.2554414770002" calcext:value-type="float">
            <text:p>52.2554414770002</text:p>
          </table:table-cell>
          <table:table-cell office:value-type="float" office:value="162137" calcext:value-type="float">
            <text:p>162137</text:p>
          </table:table-cell>
          <table:table-cell office:value-type="float" office:value="161779" calcext:value-type="float">
            <text:p>161779</text:p>
          </table:table-cell>
          <table:table-cell office:value-type="float" office:value="0.0975126903018193" calcext:value-type="float">
            <text:p>0.0975126903018193</text:p>
          </table:table-cell>
        </table:table-row>
        <table:table-row table:style-name="ro1">
          <table:table-cell office:value-type="float" office:value="52.4177328340002" calcext:value-type="float">
            <text:p>52.4177328340002</text:p>
          </table:table-cell>
          <table:table-cell office:value-type="float" office:value="162404" calcext:value-type="float">
            <text:p>162404</text:p>
          </table:table-cell>
          <table:table-cell office:value-type="float" office:value="162137" calcext:value-type="float">
            <text:p>162137</text:p>
          </table:table-cell>
          <table:table-cell office:value-type="float" office:value="0.0972040102069065" calcext:value-type="float">
            <text:p>0.0972040102069065</text:p>
          </table:table-cell>
        </table:table-row>
        <table:table-row table:style-name="ro1">
          <table:table-cell office:value-type="float" office:value="52.580356253" calcext:value-type="float">
            <text:p>52.580356253</text:p>
          </table:table-cell>
          <table:table-cell office:value-type="float" office:value="162567" calcext:value-type="float">
            <text:p>162567</text:p>
          </table:table-cell>
          <table:table-cell office:value-type="float" office:value="162404" calcext:value-type="float">
            <text:p>162404</text:p>
          </table:table-cell>
          <table:table-cell office:value-type="float" office:value="0.0968836670565386" calcext:value-type="float">
            <text:p>0.0968836670565386</text:p>
          </table:table-cell>
        </table:table-row>
        <table:table-row table:style-name="ro1">
          <table:table-cell office:value-type="float" office:value="52.741681382" calcext:value-type="float">
            <text:p>52.741681382</text:p>
          </table:table-cell>
          <table:table-cell office:value-type="float" office:value="162626" calcext:value-type="float">
            <text:p>162626</text:p>
          </table:table-cell>
          <table:table-cell office:value-type="float" office:value="162567" calcext:value-type="float">
            <text:p>162567</text:p>
          </table:table-cell>
          <table:table-cell office:value-type="float" office:value="0.0965909031108797" calcext:value-type="float">
            <text:p>0.0965909031108797</text:p>
          </table:table-cell>
        </table:table-row>
        <table:table-row table:style-name="ro1">
          <table:table-cell office:value-type="float" office:value="52.8904101400003" calcext:value-type="float">
            <text:p>52.8904101400003</text:p>
          </table:table-cell>
          <table:table-cell office:value-type="float" office:value="162591" calcext:value-type="float">
            <text:p>162591</text:p>
          </table:table-cell>
          <table:table-cell office:value-type="float" office:value="162626" calcext:value-type="float">
            <text:p>162626</text:p>
          </table:table-cell>
          <table:table-cell office:value-type="float" office:value="0.0962841293328103" calcext:value-type="float">
            <text:p>0.0962841293328103</text:p>
          </table:table-cell>
        </table:table-row>
        <table:table-row table:style-name="ro1">
          <table:table-cell office:value-type="float" office:value="53.0341174520008" calcext:value-type="float">
            <text:p>53.0341174520008</text:p>
          </table:table-cell>
          <table:table-cell office:value-type="float" office:value="162476" calcext:value-type="float">
            <text:p>162476</text:p>
          </table:table-cell>
          <table:table-cell office:value-type="float" office:value="162591" calcext:value-type="float">
            <text:p>162591</text:p>
          </table:table-cell>
          <table:table-cell office:value-type="float" office:value="0.0960026355345594" calcext:value-type="float">
            <text:p>0.0960026355345594</text:p>
          </table:table-cell>
        </table:table-row>
        <table:table-row table:style-name="ro1">
          <table:table-cell office:value-type="float" office:value="53.1765519950004" calcext:value-type="float">
            <text:p>53.1765519950004</text:p>
          </table:table-cell>
          <table:table-cell office:value-type="float" office:value="162286" calcext:value-type="float">
            <text:p>162286</text:p>
          </table:table-cell>
          <table:table-cell office:value-type="float" office:value="162476" calcext:value-type="float">
            <text:p>162476</text:p>
          </table:table-cell>
          <table:table-cell office:value-type="float" office:value="0.0957057001100672" calcext:value-type="float">
            <text:p>0.0957057001100672</text:p>
          </table:table-cell>
        </table:table-row>
        <table:table-row table:style-name="ro1">
          <table:table-cell office:value-type="float" office:value="53.318483344" calcext:value-type="float">
            <text:p>53.318483344</text:p>
          </table:table-cell>
          <table:table-cell office:value-type="float" office:value="162025" calcext:value-type="float">
            <text:p>162025</text:p>
          </table:table-cell>
          <table:table-cell office:value-type="float" office:value="162286" calcext:value-type="float">
            <text:p>162286</text:p>
          </table:table-cell>
          <table:table-cell office:value-type="float" office:value="0.0954324846163557" calcext:value-type="float">
            <text:p>0.0954324846163557</text:p>
          </table:table-cell>
        </table:table-row>
        <table:table-row table:style-name="ro1">
          <table:table-cell office:value-type="float" office:value="53.4631556350005" calcext:value-type="float">
            <text:p>53.4631556350005</text:p>
          </table:table-cell>
          <table:table-cell office:value-type="float" office:value="161687" calcext:value-type="float">
            <text:p>161687</text:p>
          </table:table-cell>
          <table:table-cell office:value-type="float" office:value="162286" calcext:value-type="float">
            <text:p>162286</text:p>
          </table:table-cell>
          <table:table-cell office:value-type="float" office:value="0.0951429801742875" calcext:value-type="float">
            <text:p>0.0951429801742875</text:p>
          </table:table-cell>
        </table:table-row>
        <table:table-row table:style-name="ro1">
          <table:table-cell office:value-type="float" office:value="53.6035313640004" calcext:value-type="float">
            <text:p>53.6035313640004</text:p>
          </table:table-cell>
          <table:table-cell office:value-type="float" office:value="161294" calcext:value-type="float">
            <text:p>161294</text:p>
          </table:table-cell>
          <table:table-cell office:value-type="float" office:value="161687" calcext:value-type="float">
            <text:p>161687</text:p>
          </table:table-cell>
          <table:table-cell office:value-type="float" office:value="0.0948761102182293" calcext:value-type="float">
            <text:p>0.0948761102182293</text:p>
          </table:table-cell>
        </table:table-row>
        <table:table-row table:style-name="ro1">
          <table:table-cell office:value-type="float" office:value="53.7431691080001" calcext:value-type="float">
            <text:p>53.7431691080001</text:p>
          </table:table-cell>
          <table:table-cell office:value-type="float" office:value="160844" calcext:value-type="float">
            <text:p>160844</text:p>
          </table:table-cell>
          <table:table-cell office:value-type="float" office:value="161687" calcext:value-type="float">
            <text:p>161687</text:p>
          </table:table-cell>
          <table:table-cell office:value-type="float" office:value="0.0946274799348831" calcext:value-type="float">
            <text:p>0.0946274799348831</text:p>
          </table:table-cell>
        </table:table-row>
        <table:table-row table:style-name="ro1">
          <table:table-cell office:value-type="float" office:value="53.8837379490005" calcext:value-type="float">
            <text:p>53.8837379490005</text:p>
          </table:table-cell>
          <table:table-cell office:value-type="float" office:value="160336" calcext:value-type="float">
            <text:p>160336</text:p>
          </table:table-cell>
          <table:table-cell office:value-type="float" office:value="160844" calcext:value-type="float">
            <text:p>160844</text:p>
          </table:table-cell>
          <table:table-cell office:value-type="float" office:value="0.0943587003658169" calcext:value-type="float">
            <text:p>0.0943587003658169</text:p>
          </table:table-cell>
        </table:table-row>
        <table:table-row table:style-name="ro1">
          <table:table-cell office:value-type="float" office:value="54.0270219890008" calcext:value-type="float">
            <text:p>54.0270219890008</text:p>
          </table:table-cell>
          <table:table-cell office:value-type="float" office:value="159766" calcext:value-type="float">
            <text:p>159766</text:p>
          </table:table-cell>
          <table:table-cell office:value-type="float" office:value="160336" calcext:value-type="float">
            <text:p>160336</text:p>
          </table:table-cell>
          <table:table-cell office:value-type="float" office:value="0.09410893422189" calcext:value-type="float">
            <text:p>0.09410893422189</text:p>
          </table:table-cell>
        </table:table-row>
        <table:table-row table:style-name="ro1">
          <table:table-cell office:value-type="float" office:value="54.1692266220007" calcext:value-type="float">
            <text:p>54.1692266220007</text:p>
          </table:table-cell>
          <table:table-cell office:value-type="float" office:value="159155" calcext:value-type="float">
            <text:p>159155</text:p>
          </table:table-cell>
          <table:table-cell office:value-type="float" office:value="159766" calcext:value-type="float">
            <text:p>159766</text:p>
          </table:table-cell>
          <table:table-cell office:value-type="float" office:value="0.0938400230732449" calcext:value-type="float">
            <text:p>0.0938400230732449</text:p>
          </table:table-cell>
        </table:table-row>
        <table:table-row table:style-name="ro1">
          <table:table-cell office:value-type="float" office:value="54.3119674790005" calcext:value-type="float">
            <text:p>54.3119674790005</text:p>
          </table:table-cell>
          <table:table-cell office:value-type="float" office:value="158501" calcext:value-type="float">
            <text:p>158501</text:p>
          </table:table-cell>
          <table:table-cell office:value-type="float" office:value="159155" calcext:value-type="float">
            <text:p>159155</text:p>
          </table:table-cell>
          <table:table-cell office:value-type="float" office:value="0.0935905369771144" calcext:value-type="float">
            <text:p>0.0935905369771144</text:p>
          </table:table-cell>
        </table:table-row>
        <table:table-row table:style-name="ro1">
          <table:table-cell office:value-type="float" office:value="54.4649363610006" calcext:value-type="float">
            <text:p>54.4649363610006</text:p>
          </table:table-cell>
          <table:table-cell office:value-type="float" office:value="157763" calcext:value-type="float">
            <text:p>157763</text:p>
          </table:table-cell>
          <table:table-cell office:value-type="float" office:value="158501" calcext:value-type="float">
            <text:p>158501</text:p>
          </table:table-cell>
          <table:table-cell office:value-type="float" office:value="0.0933226140835366" calcext:value-type="float">
            <text:p>0.0933226140835366</text:p>
          </table:table-cell>
        </table:table-row>
        <table:table-row table:style-name="ro1">
          <table:table-cell office:value-type="float" office:value="54.6146890600003" calcext:value-type="float">
            <text:p>54.6146890600003</text:p>
          </table:table-cell>
          <table:table-cell office:value-type="float" office:value="157012" calcext:value-type="float">
            <text:p>157012</text:p>
          </table:table-cell>
          <table:table-cell office:value-type="float" office:value="158501" calcext:value-type="float">
            <text:p>158501</text:p>
          </table:table-cell>
          <table:table-cell office:value-type="float" office:value="0.0930742975283394" calcext:value-type="float">
            <text:p>0.0930742975283394</text:p>
          </table:table-cell>
        </table:table-row>
        <table:table-row table:style-name="ro1">
          <table:table-cell office:value-type="float" office:value="54.7566652330006" calcext:value-type="float">
            <text:p>54.7566652330006</text:p>
          </table:table-cell>
          <table:table-cell office:value-type="float" office:value="156279" calcext:value-type="float">
            <text:p>156279</text:p>
          </table:table-cell>
          <table:table-cell office:value-type="float" office:value="157012" calcext:value-type="float">
            <text:p>157012</text:p>
          </table:table-cell>
          <table:table-cell office:value-type="float" office:value="0.092841790963848" calcext:value-type="float">
            <text:p>0.092841790963848</text:p>
          </table:table-cell>
        </table:table-row>
        <table:table-row table:style-name="ro1">
          <table:table-cell office:value-type="float" office:value="54.9038699130006" calcext:value-type="float">
            <text:p>54.9038699130006</text:p>
          </table:table-cell>
          <table:table-cell office:value-type="float" office:value="155507" calcext:value-type="float">
            <text:p>155507</text:p>
          </table:table-cell>
          <table:table-cell office:value-type="float" office:value="156279" calcext:value-type="float">
            <text:p>156279</text:p>
          </table:table-cell>
          <table:table-cell office:value-type="float" office:value="0.0925884510860967" calcext:value-type="float">
            <text:p>0.0925884510860967</text:p>
          </table:table-cell>
        </table:table-row>
        <table:table-row table:style-name="ro1">
          <table:table-cell office:value-type="float" office:value="55.0493116010002" calcext:value-type="float">
            <text:p>55.0493116010002</text:p>
          </table:table-cell>
          <table:table-cell office:value-type="float" office:value="154739" calcext:value-type="float">
            <text:p>154739</text:p>
          </table:table-cell>
          <table:table-cell office:value-type="float" office:value="155507" calcext:value-type="float">
            <text:p>155507</text:p>
          </table:table-cell>
          <table:table-cell office:value-type="float" office:value="0.0923522965178719" calcext:value-type="float">
            <text:p>0.0923522965178719</text:p>
          </table:table-cell>
        </table:table-row>
        <table:table-row table:style-name="ro1">
          <table:table-cell office:value-type="float" office:value="55.1936870510008" calcext:value-type="float">
            <text:p>55.1936870510008</text:p>
          </table:table-cell>
          <table:table-cell office:value-type="float" office:value="153979" calcext:value-type="float">
            <text:p>153979</text:p>
          </table:table-cell>
          <table:table-cell office:value-type="float" office:value="154739" calcext:value-type="float">
            <text:p>154739</text:p>
          </table:table-cell>
          <table:table-cell office:value-type="float" office:value="0.0957397607115653" calcext:value-type="float">
            <text:p>0.0957397607115653</text:p>
          </table:table-cell>
        </table:table-row>
        <table:table-row table:style-name="ro1">
          <table:table-cell office:value-type="float" office:value="55.3382737130005" calcext:value-type="float">
            <text:p>55.3382737130005</text:p>
          </table:table-cell>
          <table:table-cell office:value-type="float" office:value="153228" calcext:value-type="float">
            <text:p>153228</text:p>
          </table:table-cell>
          <table:table-cell office:value-type="float" office:value="153979" calcext:value-type="float">
            <text:p>153979</text:p>
          </table:table-cell>
          <table:table-cell office:value-type="float" office:value="0.098409990387434" calcext:value-type="float">
            <text:p>0.098409990387434</text:p>
          </table:table-cell>
        </table:table-row>
        <table:table-row table:style-name="ro1">
          <table:table-cell office:value-type="float" office:value="55.4881245750003" calcext:value-type="float">
            <text:p>55.4881245750003</text:p>
          </table:table-cell>
          <table:table-cell office:value-type="float" office:value="152469" calcext:value-type="float">
            <text:p>152469</text:p>
          </table:table-cell>
          <table:table-cell office:value-type="float" office:value="153228" calcext:value-type="float">
            <text:p>153228</text:p>
          </table:table-cell>
          <table:table-cell office:value-type="float" office:value="0.10046712274473" calcext:value-type="float">
            <text:p>0.10046712274473</text:p>
          </table:table-cell>
        </table:table-row>
        <table:table-row table:style-name="ro1">
          <table:table-cell office:value-type="float" office:value="55.6301054590003" calcext:value-type="float">
            <text:p>55.6301054590003</text:p>
          </table:table-cell>
          <table:table-cell office:value-type="float" office:value="151773" calcext:value-type="float">
            <text:p>151773</text:p>
          </table:table-cell>
          <table:table-cell office:value-type="float" office:value="152469" calcext:value-type="float">
            <text:p>152469</text:p>
          </table:table-cell>
          <table:table-cell office:value-type="float" office:value="0.102073517363957" calcext:value-type="float">
            <text:p>0.102073517363957</text:p>
          </table:table-cell>
        </table:table-row>
        <table:table-row table:style-name="ro1">
          <table:table-cell office:value-type="float" office:value="55.770719354" calcext:value-type="float">
            <text:p>55.770719354</text:p>
          </table:table-cell>
          <table:table-cell office:value-type="float" office:value="151115" calcext:value-type="float">
            <text:p>151115</text:p>
          </table:table-cell>
          <table:table-cell office:value-type="float" office:value="151773" calcext:value-type="float">
            <text:p>151773</text:p>
          </table:table-cell>
          <table:table-cell office:value-type="float" office:value="0.103280435512788" calcext:value-type="float">
            <text:p>0.103280435512788</text:p>
          </table:table-cell>
        </table:table-row>
        <table:table-row table:style-name="ro1">
          <table:table-cell office:value-type="float" office:value="55.9172818410007" calcext:value-type="float">
            <text:p>55.9172818410007</text:p>
          </table:table-cell>
          <table:table-cell office:value-type="float" office:value="150467" calcext:value-type="float">
            <text:p>150467</text:p>
          </table:table-cell>
          <table:table-cell office:value-type="float" office:value="151115" calcext:value-type="float">
            <text:p>151115</text:p>
          </table:table-cell>
          <table:table-cell office:value-type="float" office:value="0.10420708222318" calcext:value-type="float">
            <text:p>0.10420708222318</text:p>
          </table:table-cell>
        </table:table-row>
        <table:table-row table:style-name="ro1">
          <table:table-cell office:value-type="float" office:value="56.074213594" calcext:value-type="float">
            <text:p>56.074213594</text:p>
          </table:table-cell>
          <table:table-cell office:value-type="float" office:value="149825" calcext:value-type="float">
            <text:p>149825</text:p>
          </table:table-cell>
          <table:table-cell office:value-type="float" office:value="150467" calcext:value-type="float">
            <text:p>150467</text:p>
          </table:table-cell>
          <table:table-cell office:value-type="float" office:value="0.10487104212263" calcext:value-type="float">
            <text:p>0.10487104212263</text:p>
          </table:table-cell>
        </table:table-row>
        <table:table-row table:style-name="ro1">
          <table:table-cell office:value-type="float" office:value="56.2244788990001" calcext:value-type="float">
            <text:p>56.2244788990001</text:p>
          </table:table-cell>
          <table:table-cell office:value-type="float" office:value="149267" calcext:value-type="float">
            <text:p>149267</text:p>
          </table:table-cell>
          <table:table-cell office:value-type="float" office:value="149825" calcext:value-type="float">
            <text:p>149825</text:p>
          </table:table-cell>
          <table:table-cell office:value-type="float" office:value="0.105363738885939" calcext:value-type="float">
            <text:p>0.105363738885939</text:p>
          </table:table-cell>
        </table:table-row>
        <table:table-row table:style-name="ro1">
          <table:table-cell office:value-type="float" office:value="56.3623516540001" calcext:value-type="float">
            <text:p>56.3623516540001</text:p>
          </table:table-cell>
          <table:table-cell office:value-type="float" office:value="148810" calcext:value-type="float">
            <text:p>148810</text:p>
          </table:table-cell>
          <table:table-cell office:value-type="float" office:value="149267" calcext:value-type="float">
            <text:p>149267</text:p>
          </table:table-cell>
          <table:table-cell office:value-type="float" office:value="0.105681365440302" calcext:value-type="float">
            <text:p>0.105681365440302</text:p>
          </table:table-cell>
        </table:table-row>
        <table:table-row table:style-name="ro1">
          <table:table-cell office:value-type="float" office:value="56.5060982630002" calcext:value-type="float">
            <text:p>56.5060982630002</text:p>
          </table:table-cell>
          <table:table-cell office:value-type="float" office:value="148393" calcext:value-type="float">
            <text:p>148393</text:p>
          </table:table-cell>
          <table:table-cell office:value-type="float" office:value="148910" calcext:value-type="float">
            <text:p>148910</text:p>
          </table:table-cell>
          <table:table-cell office:value-type="float" office:value="0.105897405519502" calcext:value-type="float">
            <text:p>0.105897405519502</text:p>
          </table:table-cell>
        </table:table-row>
        <table:table-row table:style-name="ro1">
          <table:table-cell office:value-type="float" office:value="56.6452923380002" calcext:value-type="float">
            <text:p>56.6452923380002</text:p>
          </table:table-cell>
          <table:table-cell office:value-type="float" office:value="148052" calcext:value-type="float">
            <text:p>148052</text:p>
          </table:table-cell>
          <table:table-cell office:value-type="float" office:value="148393" calcext:value-type="float">
            <text:p>148393</text:p>
          </table:table-cell>
          <table:table-cell office:value-type="float" office:value="0.106032311626969" calcext:value-type="float">
            <text:p>0.106032311626969</text:p>
          </table:table-cell>
        </table:table-row>
        <table:table-row table:style-name="ro1">
          <table:table-cell office:value-type="float" office:value="56.7871609030008" calcext:value-type="float">
            <text:p>56.7871609030008</text:p>
          </table:table-cell>
          <table:table-cell office:value-type="float" office:value="147773" calcext:value-type="float">
            <text:p>147773</text:p>
          </table:table-cell>
          <table:table-cell office:value-type="float" office:value="148052" calcext:value-type="float">
            <text:p>148052</text:p>
          </table:table-cell>
          <table:table-cell office:value-type="float" office:value="0.106064787354673" calcext:value-type="float">
            <text:p>0.106064787354673</text:p>
          </table:table-cell>
        </table:table-row>
        <table:table-row table:style-name="ro1">
          <table:table-cell office:value-type="float" office:value="56.9338798040008" calcext:value-type="float">
            <text:p>56.9338798040008</text:p>
          </table:table-cell>
          <table:table-cell office:value-type="float" office:value="147559" calcext:value-type="float">
            <text:p>147559</text:p>
          </table:table-cell>
          <table:table-cell office:value-type="float" office:value="147773" calcext:value-type="float">
            <text:p>147773</text:p>
          </table:table-cell>
          <table:table-cell office:value-type="float" office:value="0.1060532433113" calcext:value-type="float">
            <text:p>0.1060532433113</text:p>
          </table:table-cell>
        </table:table-row>
        <table:table-row table:style-name="ro1">
          <table:table-cell office:value-type="float" office:value="57.0712690560004" calcext:value-type="float">
            <text:p>57.0712690560004</text:p>
          </table:table-cell>
          <table:table-cell office:value-type="float" office:value="147431" calcext:value-type="float">
            <text:p>147431</text:p>
          </table:table-cell>
          <table:table-cell office:value-type="float" office:value="147559" calcext:value-type="float">
            <text:p>147559</text:p>
          </table:table-cell>
          <table:table-cell office:value-type="float" office:value="0.10596935521242" calcext:value-type="float">
            <text:p>0.10596935521242</text:p>
          </table:table-cell>
        </table:table-row>
        <table:table-row table:style-name="ro1">
          <table:table-cell office:value-type="float" office:value="57.2068338850004" calcext:value-type="float">
            <text:p>57.2068338850004</text:p>
          </table:table-cell>
          <table:table-cell office:value-type="float" office:value="147376" calcext:value-type="float">
            <text:p>147376</text:p>
          </table:table-cell>
          <table:table-cell office:value-type="float" office:value="147431" calcext:value-type="float">
            <text:p>147431</text:p>
          </table:table-cell>
          <table:table-cell office:value-type="float" office:value="0.105865115101395" calcext:value-type="float">
            <text:p>0.105865115101395</text:p>
          </table:table-cell>
        </table:table-row>
        <table:table-row table:style-name="ro1">
          <table:table-cell office:value-type="float" office:value="57.34712812" calcext:value-type="float">
            <text:p>57.34712812</text:p>
          </table:table-cell>
          <table:table-cell office:value-type="float" office:value="147393" calcext:value-type="float">
            <text:p>147393</text:p>
          </table:table-cell>
          <table:table-cell office:value-type="float" office:value="147376" calcext:value-type="float">
            <text:p>147376</text:p>
          </table:table-cell>
          <table:table-cell office:value-type="float" office:value="0.105744723660063" calcext:value-type="float">
            <text:p>0.105744723660063</text:p>
          </table:table-cell>
        </table:table-row>
        <table:table-row table:style-name="ro1">
          <table:table-cell office:value-type="float" office:value="57.490262886" calcext:value-type="float">
            <text:p>57.490262886</text:p>
          </table:table-cell>
          <table:table-cell office:value-type="float" office:value="147490" calcext:value-type="float">
            <text:p>147490</text:p>
          </table:table-cell>
          <table:table-cell office:value-type="float" office:value="147376" calcext:value-type="float">
            <text:p>147376</text:p>
          </table:table-cell>
          <table:table-cell office:value-type="float" office:value="0.105574799907072" calcext:value-type="float">
            <text:p>0.105574799907072</text:p>
          </table:table-cell>
        </table:table-row>
        <table:table-row table:style-name="ro1">
          <table:table-cell office:value-type="float" office:value="57.6286151070008" calcext:value-type="float">
            <text:p>57.6286151070008</text:p>
          </table:table-cell>
          <table:table-cell office:value-type="float" office:value="147661" calcext:value-type="float">
            <text:p>147661</text:p>
          </table:table-cell>
          <table:table-cell office:value-type="float" office:value="147490" calcext:value-type="float">
            <text:p>147490</text:p>
          </table:table-cell>
          <table:table-cell office:value-type="float" office:value="0.105402248302621" calcext:value-type="float">
            <text:p>0.105402248302621</text:p>
          </table:table-cell>
        </table:table-row>
        <table:table-row table:style-name="ro1">
          <table:table-cell office:value-type="float" office:value="57.8180007600004" calcext:value-type="float">
            <text:p>57.8180007600004</text:p>
          </table:table-cell>
          <table:table-cell office:value-type="float" office:value="148016" calcext:value-type="float">
            <text:p>148016</text:p>
          </table:table-cell>
          <table:table-cell office:value-type="float" office:value="147661" calcext:value-type="float">
            <text:p>147661</text:p>
          </table:table-cell>
          <table:table-cell office:value-type="float" office:value="0.105191363859488" calcext:value-type="float">
            <text:p>0.105191363859488</text:p>
          </table:table-cell>
        </table:table-row>
        <table:table-row table:style-name="ro1">
          <table:table-cell office:value-type="float" office:value="57.9631319810005" calcext:value-type="float">
            <text:p>57.9631319810005</text:p>
          </table:table-cell>
          <table:table-cell office:value-type="float" office:value="148383" calcext:value-type="float">
            <text:p>148383</text:p>
          </table:table-cell>
          <table:table-cell office:value-type="float" office:value="148016" calcext:value-type="float">
            <text:p>148016</text:p>
          </table:table-cell>
          <table:table-cell office:value-type="float" office:value="0.104950318123985" calcext:value-type="float">
            <text:p>0.104950318123985</text:p>
          </table:table-cell>
        </table:table-row>
        <table:table-row table:style-name="ro1">
          <table:table-cell office:value-type="float" office:value="58.1071425330001" calcext:value-type="float">
            <text:p>58.1071425330001</text:p>
          </table:table-cell>
          <table:table-cell office:value-type="float" office:value="148825" calcext:value-type="float">
            <text:p>148825</text:p>
          </table:table-cell>
          <table:table-cell office:value-type="float" office:value="148383" calcext:value-type="float">
            <text:p>148383</text:p>
          </table:table-cell>
          <table:table-cell office:value-type="float" office:value="0.104721500173929" calcext:value-type="float">
            <text:p>0.104721500173929</text:p>
          </table:table-cell>
        </table:table-row>
        <table:table-row table:style-name="ro1">
          <table:table-cell office:value-type="float" office:value="58.2469312150006" calcext:value-type="float">
            <text:p>58.2469312150006</text:p>
          </table:table-cell>
          <table:table-cell office:value-type="float" office:value="149328" calcext:value-type="float">
            <text:p>149328</text:p>
          </table:table-cell>
          <table:table-cell office:value-type="float" office:value="148825" calcext:value-type="float">
            <text:p>148825</text:p>
          </table:table-cell>
          <table:table-cell office:value-type="float" office:value="0.104502588740179" calcext:value-type="float">
            <text:p>0.104502588740179</text:p>
          </table:table-cell>
        </table:table-row>
        <table:table-row table:style-name="ro1">
          <table:table-cell office:value-type="float" office:value="58.3893892370006" calcext:value-type="float">
            <text:p>58.3893892370006</text:p>
          </table:table-cell>
          <table:table-cell office:value-type="float" office:value="149910" calcext:value-type="float">
            <text:p>149910</text:p>
          </table:table-cell>
          <table:table-cell office:value-type="float" office:value="149328" calcext:value-type="float">
            <text:p>149328</text:p>
          </table:table-cell>
          <table:table-cell office:value-type="float" office:value="0.104256115742574" calcext:value-type="float">
            <text:p>0.104256115742574</text:p>
          </table:table-cell>
        </table:table-row>
        <table:table-row table:style-name="ro1">
          <table:table-cell office:value-type="float" office:value="58.5308012620008" calcext:value-type="float">
            <text:p>58.5308012620008</text:p>
          </table:table-cell>
          <table:table-cell office:value-type="float" office:value="150555" calcext:value-type="float">
            <text:p>150555</text:p>
          </table:table-cell>
          <table:table-cell office:value-type="float" office:value="149910" calcext:value-type="float">
            <text:p>149910</text:p>
          </table:table-cell>
          <table:table-cell office:value-type="float" office:value="0.10402344929509" calcext:value-type="float">
            <text:p>0.10402344929509</text:p>
          </table:table-cell>
        </table:table-row>
        <table:table-row table:style-name="ro1">
          <table:table-cell office:value-type="float" office:value="58.6807377190007" calcext:value-type="float">
            <text:p>58.6807377190007</text:p>
          </table:table-cell>
          <table:table-cell office:value-type="float" office:value="151308" calcext:value-type="float">
            <text:p>151308</text:p>
          </table:table-cell>
          <table:table-cell office:value-type="float" office:value="150555" calcext:value-type="float">
            <text:p>150555</text:p>
          </table:table-cell>
          <table:table-cell office:value-type="float" office:value="0.103766704641551" calcext:value-type="float">
            <text:p>0.103766704641551</text:p>
          </table:table-cell>
        </table:table-row>
        <table:table-row table:style-name="ro1">
          <table:table-cell office:value-type="float" office:value="58.8214794390005" calcext:value-type="float">
            <text:p>58.8214794390005</text:p>
          </table:table-cell>
          <table:table-cell office:value-type="float" office:value="152075" calcext:value-type="float">
            <text:p>152075</text:p>
          </table:table-cell>
          <table:table-cell office:value-type="float" office:value="151308" calcext:value-type="float">
            <text:p>151308</text:p>
          </table:table-cell>
          <table:table-cell office:value-type="float" office:value="0.103526184226062" calcext:value-type="float">
            <text:p>0.103526184226062</text:p>
          </table:table-cell>
        </table:table-row>
        <table:table-row table:style-name="ro1">
          <table:table-cell office:value-type="float" office:value="58.9621685190004" calcext:value-type="float">
            <text:p>58.9621685190004</text:p>
          </table:table-cell>
          <table:table-cell office:value-type="float" office:value="152893" calcext:value-type="float">
            <text:p>152893</text:p>
          </table:table-cell>
          <table:table-cell office:value-type="float" office:value="152075" calcext:value-type="float">
            <text:p>152075</text:p>
          </table:table-cell>
          <table:table-cell office:value-type="float" office:value="0.103263877534171" calcext:value-type="float">
            <text:p>0.103263877534171</text:p>
          </table:table-cell>
        </table:table-row>
        <table:table-row table:style-name="ro1">
          <table:table-cell office:value-type="float" office:value="59.0998909270002" calcext:value-type="float">
            <text:p>59.0998909270002</text:p>
          </table:table-cell>
          <table:table-cell office:value-type="float" office:value="153741" calcext:value-type="float">
            <text:p>153741</text:p>
          </table:table-cell>
          <table:table-cell office:value-type="float" office:value="152893" calcext:value-type="float">
            <text:p>152893</text:p>
          </table:table-cell>
          <table:table-cell office:value-type="float" office:value="0.103019265292643" calcext:value-type="float">
            <text:p>0.103019265292643</text:p>
          </table:table-cell>
        </table:table-row>
        <table:table-row table:style-name="ro1">
          <table:table-cell office:value-type="float" office:value="59.2399997020002" calcext:value-type="float">
            <text:p>59.2399997020002</text:p>
          </table:table-cell>
          <table:table-cell office:value-type="float" office:value="154644" calcext:value-type="float">
            <text:p>154644</text:p>
          </table:table-cell>
          <table:table-cell office:value-type="float" office:value="152893" calcext:value-type="float">
            <text:p>152893</text:p>
          </table:table-cell>
          <table:table-cell office:value-type="float" office:value="0.102788926665354" calcext:value-type="float">
            <text:p>0.102788926665354</text:p>
          </table:table-cell>
        </table:table-row>
        <table:table-row table:style-name="ro1">
          <table:table-cell office:value-type="float" office:value="59.3888766030004" calcext:value-type="float">
            <text:p>59.3888766030004</text:p>
          </table:table-cell>
          <table:table-cell office:value-type="float" office:value="155642" calcext:value-type="float">
            <text:p>155642</text:p>
          </table:table-cell>
          <table:table-cell office:value-type="float" office:value="154644" calcext:value-type="float">
            <text:p>154644</text:p>
          </table:table-cell>
          <table:table-cell office:value-type="float" office:value="0.102535709860202" calcext:value-type="float">
            <text:p>0.102535709860202</text:p>
          </table:table-cell>
        </table:table-row>
        <table:table-row table:style-name="ro1">
          <table:table-cell office:value-type="float" office:value="59.539244955" calcext:value-type="float">
            <text:p>59.539244955</text:p>
          </table:table-cell>
          <table:table-cell office:value-type="float" office:value="156684" calcext:value-type="float">
            <text:p>156684</text:p>
          </table:table-cell>
          <table:table-cell office:value-type="float" office:value="155642" calcext:value-type="float">
            <text:p>155642</text:p>
          </table:table-cell>
          <table:table-cell office:value-type="float" office:value="0.102298838158432" calcext:value-type="float">
            <text:p>0.102298838158432</text:p>
          </table:table-cell>
        </table:table-row>
        <table:table-row table:style-name="ro1">
          <table:table-cell office:value-type="float" office:value="59.6893339360004" calcext:value-type="float">
            <text:p>59.6893339360004</text:p>
          </table:table-cell>
          <table:table-cell office:value-type="float" office:value="157749" calcext:value-type="float">
            <text:p>157749</text:p>
          </table:table-cell>
          <table:table-cell office:value-type="float" office:value="156684" calcext:value-type="float">
            <text:p>156684</text:p>
          </table:table-cell>
          <table:table-cell office:value-type="float" office:value="0.102041090728766" calcext:value-type="float">
            <text:p>0.102041090728766</text:p>
          </table:table-cell>
        </table:table-row>
        <table:table-row table:style-name="ro1">
          <table:table-cell office:value-type="float" office:value="59.8365237150001" calcext:value-type="float">
            <text:p>59.8365237150001</text:p>
          </table:table-cell>
          <table:table-cell office:value-type="float" office:value="158811" calcext:value-type="float">
            <text:p>158811</text:p>
          </table:table-cell>
          <table:table-cell office:value-type="float" office:value="157749" calcext:value-type="float">
            <text:p>157749</text:p>
          </table:table-cell>
          <table:table-cell office:value-type="float" office:value="0.101800939809903" calcext:value-type="float">
            <text:p>0.101800939809903</text:p>
          </table:table-cell>
        </table:table-row>
        <table:table-row table:style-name="ro1">
          <table:table-cell office:value-type="float" office:value="59.9866991050003" calcext:value-type="float">
            <text:p>59.9866991050003</text:p>
          </table:table-cell>
          <table:table-cell office:value-type="float" office:value="159903" calcext:value-type="float">
            <text:p>159903</text:p>
          </table:table-cell>
          <table:table-cell office:value-type="float" office:value="158811" calcext:value-type="float">
            <text:p>158811</text:p>
          </table:table-cell>
          <table:table-cell office:value-type="float" office:value="0.101541254360485" calcext:value-type="float">
            <text:p>0.101541254360485</text:p>
          </table:table-cell>
        </table:table-row>
        <table:table-row table:style-name="ro1">
          <table:table-cell office:value-type="float" office:value="60.1380699250003" calcext:value-type="float">
            <text:p>60.1380699250003</text:p>
          </table:table-cell>
          <table:table-cell office:value-type="float" office:value="161004" calcext:value-type="float">
            <text:p>161004</text:p>
          </table:table-cell>
          <table:table-cell office:value-type="float" office:value="158811" calcext:value-type="float">
            <text:p>158811</text:p>
          </table:table-cell>
          <table:table-cell office:value-type="float" office:value="0.101299893120495" calcext:value-type="float">
            <text:p>0.101299893120495</text:p>
          </table:table-cell>
        </table:table-row>
        <table:table-row table:style-name="ro1">
          <table:table-cell office:value-type="float" office:value="60.2888511700003" calcext:value-type="float">
            <text:p>60.2888511700003</text:p>
          </table:table-cell>
          <table:table-cell office:value-type="float" office:value="162093" calcext:value-type="float">
            <text:p>162093</text:p>
          </table:table-cell>
          <table:table-cell office:value-type="float" office:value="161004" calcext:value-type="float">
            <text:p>161004</text:p>
          </table:table-cell>
          <table:table-cell office:value-type="float" office:value="0.101039914496396" calcext:value-type="float">
            <text:p>0.101039914496396</text:p>
          </table:table-cell>
        </table:table-row>
        <table:table-row table:style-name="ro1">
          <table:table-cell office:value-type="float" office:value="60.4417435630003" calcext:value-type="float">
            <text:p>60.4417435630003</text:p>
          </table:table-cell>
          <table:table-cell office:value-type="float" office:value="163181" calcext:value-type="float">
            <text:p>163181</text:p>
          </table:table-cell>
          <table:table-cell office:value-type="float" office:value="162093" calcext:value-type="float">
            <text:p>162093</text:p>
          </table:table-cell>
          <table:table-cell office:value-type="float" office:value="0.100798653726901" calcext:value-type="float">
            <text:p>0.100798653726901</text:p>
          </table:table-cell>
        </table:table-row>
        <table:table-row table:style-name="ro1">
          <table:table-cell office:value-type="float" office:value="60.5883695490002" calcext:value-type="float">
            <text:p>60.5883695490002</text:p>
          </table:table-cell>
          <table:table-cell office:value-type="float" office:value="164201" calcext:value-type="float">
            <text:p>164201</text:p>
          </table:table-cell>
          <table:table-cell office:value-type="float" office:value="163181" calcext:value-type="float">
            <text:p>163181</text:p>
          </table:table-cell>
          <table:table-cell office:value-type="float" office:value="0.100539420493958" calcext:value-type="float">
            <text:p>0.100539420493958</text:p>
          </table:table-cell>
        </table:table-row>
        <table:table-row table:style-name="ro1">
          <table:table-cell office:value-type="float" office:value="60.756322362" calcext:value-type="float">
            <text:p>60.756322362</text:p>
          </table:table-cell>
          <table:table-cell office:value-type="float" office:value="165331" calcext:value-type="float">
            <text:p>165331</text:p>
          </table:table-cell>
          <table:table-cell office:value-type="float" office:value="164201" calcext:value-type="float">
            <text:p>164201</text:p>
          </table:table-cell>
          <table:table-cell office:value-type="float" office:value="0.100299086064041" calcext:value-type="float">
            <text:p>0.100299086064041</text:p>
          </table:table-cell>
        </table:table-row>
        <table:table-row table:style-name="ro1">
          <table:table-cell office:value-type="float" office:value="60.8608549800001" calcext:value-type="float">
            <text:p>60.8608549800001</text:p>
          </table:table-cell>
          <table:table-cell office:value-type="float" office:value="166009" calcext:value-type="float">
            <text:p>166009</text:p>
          </table:table-cell>
          <table:table-cell office:value-type="float" office:value="165331" calcext:value-type="float">
            <text:p>165331</text:p>
          </table:table-cell>
          <table:table-cell office:value-type="float" office:value="0.100041249049253" calcext:value-type="float">
            <text:p>0.100041249049253</text:p>
          </table:table-cell>
        </table:table-row>
        <table:table-row table:style-name="ro1">
          <table:table-cell office:value-type="float" office:value="61.0099326540003" calcext:value-type="float">
            <text:p>61.0099326540003</text:p>
          </table:table-cell>
          <table:table-cell office:value-type="float" office:value="166938" calcext:value-type="float">
            <text:p>166938</text:p>
          </table:table-cell>
          <table:table-cell office:value-type="float" office:value="166009" calcext:value-type="float">
            <text:p>166009</text:p>
          </table:table-cell>
          <table:table-cell office:value-type="float" office:value="0.0998023567352834" calcext:value-type="float">
            <text:p>0.0998023567352834</text:p>
          </table:table-cell>
        </table:table-row>
        <table:table-row table:style-name="ro1">
          <table:table-cell office:value-type="float" office:value="61.1557910850006" calcext:value-type="float">
            <text:p>61.1557910850006</text:p>
          </table:table-cell>
          <table:table-cell office:value-type="float" office:value="167796" calcext:value-type="float">
            <text:p>167796</text:p>
          </table:table-cell>
          <table:table-cell office:value-type="float" office:value="166938" calcext:value-type="float">
            <text:p>166938</text:p>
          </table:table-cell>
          <table:table-cell office:value-type="float" office:value="0.0995787274934899" calcext:value-type="float">
            <text:p>0.0995787274934899</text:p>
          </table:table-cell>
        </table:table-row>
        <table:table-row table:style-name="ro1">
          <table:table-cell office:value-type="float" office:value="61.3002734260008" calcext:value-type="float">
            <text:p>61.3002734260008</text:p>
          </table:table-cell>
          <table:table-cell office:value-type="float" office:value="168591" calcext:value-type="float">
            <text:p>168591</text:p>
          </table:table-cell>
          <table:table-cell office:value-type="float" office:value="167796" calcext:value-type="float">
            <text:p>167796</text:p>
          </table:table-cell>
          <table:table-cell office:value-type="float" office:value="0.0993351131423329" calcext:value-type="float">
            <text:p>0.0993351131423329</text:p>
          </table:table-cell>
        </table:table-row>
        <table:table-row table:style-name="ro1">
          <table:table-cell office:value-type="float" office:value="61.4448417390004" calcext:value-type="float">
            <text:p>61.4448417390004</text:p>
          </table:table-cell>
          <table:table-cell office:value-type="float" office:value="169326" calcext:value-type="float">
            <text:p>169326</text:p>
          </table:table-cell>
          <table:table-cell office:value-type="float" office:value="168591" calcext:value-type="float">
            <text:p>168591</text:p>
          </table:table-cell>
          <table:table-cell office:value-type="float" office:value="0.0991080250474179" calcext:value-type="float">
            <text:p>0.0991080250474179</text:p>
          </table:table-cell>
        </table:table-row>
        <table:table-row table:style-name="ro1">
          <table:table-cell office:value-type="float" office:value="61.5946765910003" calcext:value-type="float">
            <text:p>61.5946765910003</text:p>
          </table:table-cell>
          <table:table-cell office:value-type="float" office:value="170019" calcext:value-type="float">
            <text:p>170019</text:p>
          </table:table-cell>
          <table:table-cell office:value-type="float" office:value="169326" calcext:value-type="float">
            <text:p>169326</text:p>
          </table:table-cell>
          <table:table-cell office:value-type="float" office:value="0.0988622764816537" calcext:value-type="float">
            <text:p>0.0988622764816537</text:p>
          </table:table-cell>
        </table:table-row>
        <table:table-row table:style-name="ro1">
          <table:table-cell office:value-type="float" office:value="61.7417312120006" calcext:value-type="float">
            <text:p>61.7417312120006</text:p>
          </table:table-cell>
          <table:table-cell office:value-type="float" office:value="170628" calcext:value-type="float">
            <text:p>170628</text:p>
          </table:table-cell>
          <table:table-cell office:value-type="float" office:value="170019" calcext:value-type="float">
            <text:p>170019</text:p>
          </table:table-cell>
          <table:table-cell office:value-type="float" office:value="0.0986337951266911" calcext:value-type="float">
            <text:p>0.0986337951266911</text:p>
          </table:table-cell>
        </table:table-row>
        <table:table-row table:style-name="ro1">
          <table:table-cell office:value-type="float" office:value="61.8972103450005" calcext:value-type="float">
            <text:p>61.8972103450005</text:p>
          </table:table-cell>
          <table:table-cell office:value-type="float" office:value="171188" calcext:value-type="float">
            <text:p>171188</text:p>
          </table:table-cell>
          <table:table-cell office:value-type="float" office:value="170628" calcext:value-type="float">
            <text:p>170628</text:p>
          </table:table-cell>
          <table:table-cell office:value-type="float" office:value="0.0983875555818723" calcext:value-type="float">
            <text:p>0.0983875555818723</text:p>
          </table:table-cell>
        </table:table-row>
        <table:table-row table:style-name="ro1">
          <table:table-cell office:value-type="float" office:value="62.0498872770004" calcext:value-type="float">
            <text:p>62.0498872770004</text:p>
          </table:table-cell>
          <table:table-cell office:value-type="float" office:value="171652" calcext:value-type="float">
            <text:p>171652</text:p>
          </table:table-cell>
          <table:table-cell office:value-type="float" office:value="171188" calcext:value-type="float">
            <text:p>171188</text:p>
          </table:table-cell>
          <table:table-cell office:value-type="float" office:value="0.098158990980895" calcext:value-type="float">
            <text:p>0.098158990980895</text:p>
          </table:table-cell>
        </table:table-row>
        <table:table-row table:style-name="ro1">
          <table:table-cell office:value-type="float" office:value="62.1973718320005" calcext:value-type="float">
            <text:p>62.1973718320005</text:p>
          </table:table-cell>
          <table:table-cell office:value-type="float" office:value="172017" calcext:value-type="float">
            <text:p>172017</text:p>
          </table:table-cell>
          <table:table-cell office:value-type="float" office:value="171652" calcext:value-type="float">
            <text:p>171652</text:p>
          </table:table-cell>
          <table:table-cell office:value-type="float" office:value="0.0979132994083024" calcext:value-type="float">
            <text:p>0.0979132994083024</text:p>
          </table:table-cell>
        </table:table-row>
        <table:table-row table:style-name="ro1">
          <table:table-cell office:value-type="float" office:value="62.3439860710005" calcext:value-type="float">
            <text:p>62.3439860710005</text:p>
          </table:table-cell>
          <table:table-cell office:value-type="float" office:value="172295" calcext:value-type="float">
            <text:p>172295</text:p>
          </table:table-cell>
          <table:table-cell office:value-type="float" office:value="171652" calcext:value-type="float">
            <text:p>171652</text:p>
          </table:table-cell>
          <table:table-cell office:value-type="float" office:value="0.0976854782363194" calcext:value-type="float">
            <text:p>0.0976854782363194</text:p>
          </table:table-cell>
        </table:table-row>
        <table:table-row table:style-name="ro1">
          <table:table-cell office:value-type="float" office:value="62.4967017750005" calcext:value-type="float">
            <text:p>62.4967017750005</text:p>
          </table:table-cell>
          <table:table-cell office:value-type="float" office:value="172496" calcext:value-type="float">
            <text:p>172496</text:p>
          </table:table-cell>
          <table:table-cell office:value-type="float" office:value="172295" calcext:value-type="float">
            <text:p>172295</text:p>
          </table:table-cell>
          <table:table-cell office:value-type="float" office:value="0.0974409870906632" calcext:value-type="float">
            <text:p>0.0974409870906632</text:p>
          </table:table-cell>
        </table:table-row>
        <table:table-row table:style-name="ro1">
          <table:table-cell office:value-type="float" office:value="62.6462091460007" calcext:value-type="float">
            <text:p>62.6462091460007</text:p>
          </table:table-cell>
          <table:table-cell office:value-type="float" office:value="172604" calcext:value-type="float">
            <text:p>172604</text:p>
          </table:table-cell>
          <table:table-cell office:value-type="float" office:value="172496" calcext:value-type="float">
            <text:p>172496</text:p>
          </table:table-cell>
          <table:table-cell office:value-type="float" office:value="0.0972144269116959" calcext:value-type="float">
            <text:p>0.0972144269116959</text:p>
          </table:table-cell>
        </table:table-row>
        <table:table-row table:style-name="ro1">
          <table:table-cell office:value-type="float" office:value="62.7958995090003" calcext:value-type="float">
            <text:p>62.7958995090003</text:p>
          </table:table-cell>
          <table:table-cell office:value-type="float" office:value="172623" calcext:value-type="float">
            <text:p>172623</text:p>
          </table:table-cell>
          <table:table-cell office:value-type="float" office:value="172604" calcext:value-type="float">
            <text:p>172604</text:p>
          </table:table-cell>
          <table:table-cell office:value-type="float" office:value="0.0969715415293567" calcext:value-type="float">
            <text:p>0.0969715415293567</text:p>
          </table:table-cell>
        </table:table-row>
        <table:table-row table:style-name="ro1">
          <table:table-cell office:value-type="float" office:value="62.9437629980002" calcext:value-type="float">
            <text:p>62.9437629980002</text:p>
          </table:table-cell>
          <table:table-cell office:value-type="float" office:value="172557" calcext:value-type="float">
            <text:p>172557</text:p>
          </table:table-cell>
          <table:table-cell office:value-type="float" office:value="172623" calcext:value-type="float">
            <text:p>172623</text:p>
          </table:table-cell>
          <table:table-cell office:value-type="float" office:value="0.0967465622969678" calcext:value-type="float">
            <text:p>0.0967465622969678</text:p>
          </table:table-cell>
        </table:table-row>
        <table:table-row table:style-name="ro1">
          <table:table-cell office:value-type="float" office:value="63.0921669300005" calcext:value-type="float">
            <text:p>63.0921669300005</text:p>
          </table:table-cell>
          <table:table-cell office:value-type="float" office:value="172407" calcext:value-type="float">
            <text:p>172407</text:p>
          </table:table-cell>
          <table:table-cell office:value-type="float" office:value="172557" calcext:value-type="float">
            <text:p>172557</text:p>
          </table:table-cell>
          <table:table-cell office:value-type="float" office:value="0.0965055300923513" calcext:value-type="float">
            <text:p>0.0965055300923513</text:p>
          </table:table-cell>
        </table:table-row>
        <table:table-row table:style-name="ro1">
          <table:table-cell office:value-type="float" office:value="63.2387942600008" calcext:value-type="float">
            <text:p>63.2387942600008</text:p>
          </table:table-cell>
          <table:table-cell office:value-type="float" office:value="172180" calcext:value-type="float">
            <text:p>172180</text:p>
          </table:table-cell>
          <table:table-cell office:value-type="float" office:value="172557" calcext:value-type="float">
            <text:p>172557</text:p>
          </table:table-cell>
          <table:table-cell office:value-type="float" office:value="0.0962823255047237" calcext:value-type="float">
            <text:p>0.0962823255047237</text:p>
          </table:table-cell>
        </table:table-row>
        <table:table-row table:style-name="ro1">
          <table:table-cell office:value-type="float" office:value="63.387698908" calcext:value-type="float">
            <text:p>63.387698908</text:p>
          </table:table-cell>
          <table:table-cell office:value-type="float" office:value="171872" calcext:value-type="float">
            <text:p>171872</text:p>
          </table:table-cell>
          <table:table-cell office:value-type="float" office:value="172180" calcext:value-type="float">
            <text:p>172180</text:p>
          </table:table-cell>
          <table:table-cell office:value-type="float" office:value="0.0960432930503717" calcext:value-type="float">
            <text:p>0.0960432930503717</text:p>
          </table:table-cell>
        </table:table-row>
        <table:table-row table:style-name="ro1">
          <table:table-cell office:value-type="float" office:value="63.5346513820005" calcext:value-type="float">
            <text:p>63.5346513820005</text:p>
          </table:table-cell>
          <table:table-cell office:value-type="float" office:value="171494" calcext:value-type="float">
            <text:p>171494</text:p>
          </table:table-cell>
          <table:table-cell office:value-type="float" office:value="171872" calcext:value-type="float">
            <text:p>171872</text:p>
          </table:table-cell>
          <table:table-cell office:value-type="float" office:value="0.0958219762124492" calcext:value-type="float">
            <text:p>0.0958219762124492</text:p>
          </table:table-cell>
        </table:table-row>
        <table:table-row table:style-name="ro1">
          <table:table-cell office:value-type="float" office:value="63.6816536760007" calcext:value-type="float">
            <text:p>63.6816536760007</text:p>
          </table:table-cell>
          <table:table-cell office:value-type="float" office:value="171049" calcext:value-type="float">
            <text:p>171049</text:p>
          </table:table-cell>
          <table:table-cell office:value-type="float" office:value="171494" calcext:value-type="float">
            <text:p>171494</text:p>
          </table:table-cell>
          <table:table-cell office:value-type="float" office:value="0.0955850257649121" calcext:value-type="float">
            <text:p>0.0955850257649121</text:p>
          </table:table-cell>
        </table:table-row>
        <table:table-row table:style-name="ro1">
          <table:table-cell office:value-type="float" office:value="63.861282031" calcext:value-type="float">
            <text:p>63.861282031</text:p>
          </table:table-cell>
          <table:table-cell office:value-type="float" office:value="170421" calcext:value-type="float">
            <text:p>170421</text:p>
          </table:table-cell>
          <table:table-cell office:value-type="float" office:value="171049" calcext:value-type="float">
            <text:p>171049</text:p>
          </table:table-cell>
          <table:table-cell office:value-type="float" office:value="0.0953359451402316" calcext:value-type="float">
            <text:p>0.0953359451402316</text:p>
          </table:table-cell>
        </table:table-row>
        <table:table-row table:style-name="ro1">
          <table:table-cell office:value-type="float" office:value="64.0223234290006" calcext:value-type="float">
            <text:p>64.0223234290006</text:p>
          </table:table-cell>
          <table:table-cell office:value-type="float" office:value="169786" calcext:value-type="float">
            <text:p>169786</text:p>
          </table:table-cell>
          <table:table-cell office:value-type="float" office:value="170421" calcext:value-type="float">
            <text:p>170421</text:p>
          </table:table-cell>
          <table:table-cell office:value-type="float" office:value="0.0951070606647755" calcext:value-type="float">
            <text:p>0.0951070606647755</text:p>
          </table:table-cell>
        </table:table-row>
        <table:table-row table:style-name="ro1">
          <table:table-cell office:value-type="float" office:value="64.1681721340001" calcext:value-type="float">
            <text:p>64.1681721340001</text:p>
          </table:table-cell>
          <table:table-cell office:value-type="float" office:value="169159" calcext:value-type="float">
            <text:p>169159</text:p>
          </table:table-cell>
          <table:table-cell office:value-type="float" office:value="169786" calcext:value-type="float">
            <text:p>169786</text:p>
          </table:table-cell>
          <table:table-cell office:value-type="float" office:value="0.0948649912548251" calcext:value-type="float">
            <text:p>0.0948649912548251</text:p>
          </table:table-cell>
        </table:table-row>
        <table:table-row table:style-name="ro1">
          <table:table-cell office:value-type="float" office:value="64.3145327840002" calcext:value-type="float">
            <text:p>64.3145327840002</text:p>
          </table:table-cell>
          <table:table-cell office:value-type="float" office:value="168489" calcext:value-type="float">
            <text:p>168489</text:p>
          </table:table-cell>
          <table:table-cell office:value-type="float" office:value="169159" calcext:value-type="float">
            <text:p>169159</text:p>
          </table:table-cell>
          <table:table-cell office:value-type="float" office:value="0.0946419930038601" calcext:value-type="float">
            <text:p>0.0946419930038601</text:p>
          </table:table-cell>
        </table:table-row>
        <table:table-row table:style-name="ro1">
          <table:table-cell office:value-type="float" office:value="64.4744439750002" calcext:value-type="float">
            <text:p>64.4744439750002</text:p>
          </table:table-cell>
          <table:table-cell office:value-type="float" office:value="167716" calcext:value-type="float">
            <text:p>167716</text:p>
          </table:table-cell>
          <table:table-cell office:value-type="float" office:value="168489" calcext:value-type="float">
            <text:p>168489</text:p>
          </table:table-cell>
          <table:table-cell office:value-type="float" office:value="0.0944051831881348" calcext:value-type="float">
            <text:p>0.0944051831881348</text:p>
          </table:table-cell>
        </table:table-row>
        <table:table-row table:style-name="ro1">
          <table:table-cell office:value-type="float" office:value="64.6229963430005" calcext:value-type="float">
            <text:p>64.6229963430005</text:p>
          </table:table-cell>
          <table:table-cell office:value-type="float" office:value="166969" calcext:value-type="float">
            <text:p>166969</text:p>
          </table:table-cell>
          <table:table-cell office:value-type="float" office:value="167716" calcext:value-type="float">
            <text:p>167716</text:p>
          </table:table-cell>
          <table:table-cell office:value-type="float" office:value="0.0941866659906323" calcext:value-type="float">
            <text:p>0.0941866659906323</text:p>
          </table:table-cell>
        </table:table-row>
        <table:table-row table:style-name="ro1">
          <table:table-cell office:value-type="float" office:value="64.7739817680003" calcext:value-type="float">
            <text:p>64.7739817680003</text:p>
          </table:table-cell>
          <table:table-cell office:value-type="float" office:value="166189" calcext:value-type="float">
            <text:p>166189</text:p>
          </table:table-cell>
          <table:table-cell office:value-type="float" office:value="166969" calcext:value-type="float">
            <text:p>166969</text:p>
          </table:table-cell>
          <table:table-cell office:value-type="float" office:value="0.0939539839552965" calcext:value-type="float">
            <text:p>0.0939539839552965</text:p>
          </table:table-cell>
        </table:table-row>
        <table:table-row table:style-name="ro1">
          <table:table-cell office:value-type="float" office:value="64.9222472430001" calcext:value-type="float">
            <text:p>64.9222472430001</text:p>
          </table:table-cell>
          <table:table-cell office:value-type="float" office:value="165410" calcext:value-type="float">
            <text:p>165410</text:p>
          </table:table-cell>
          <table:table-cell office:value-type="float" office:value="166189" calcext:value-type="float">
            <text:p>166189</text:p>
          </table:table-cell>
          <table:table-cell office:value-type="float" office:value="0.0937390385574261" calcext:value-type="float">
            <text:p>0.0937390385574261</text:p>
          </table:table-cell>
        </table:table-row>
        <table:table-row table:style-name="ro1">
          <table:table-cell office:value-type="float" office:value="65.0745289880006" calcext:value-type="float">
            <text:p>65.0745289880006</text:p>
          </table:table-cell>
          <table:table-cell office:value-type="float" office:value="164606" calcext:value-type="float">
            <text:p>164606</text:p>
          </table:table-cell>
          <table:table-cell office:value-type="float" office:value="165410" calcext:value-type="float">
            <text:p>165410</text:p>
          </table:table-cell>
          <table:table-cell office:value-type="float" office:value="0.0935097493644594" calcext:value-type="float">
            <text:p>0.0935097493644594</text:p>
          </table:table-cell>
        </table:table-row>
        <table:table-row table:style-name="ro1">
          <table:table-cell office:value-type="float" office:value="65.2217149050002" calcext:value-type="float">
            <text:p>65.2217149050002</text:p>
          </table:table-cell>
          <table:table-cell office:value-type="float" office:value="163833" calcext:value-type="float">
            <text:p>163833</text:p>
          </table:table-cell>
          <table:table-cell office:value-type="float" office:value="164606" calcext:value-type="float">
            <text:p>164606</text:p>
          </table:table-cell>
          <table:table-cell office:value-type="float" office:value="0.0963794481818603" calcext:value-type="float">
            <text:p>0.0963794481818603</text:p>
          </table:table-cell>
        </table:table-row>
        <table:table-row table:style-name="ro1">
          <table:table-cell office:value-type="float" office:value="65.3642871700004" calcext:value-type="float">
            <text:p>65.3642871700004</text:p>
          </table:table-cell>
          <table:table-cell office:value-type="float" office:value="163095" calcext:value-type="float">
            <text:p>163095</text:p>
          </table:table-cell>
          <table:table-cell office:value-type="float" office:value="163833" calcext:value-type="float">
            <text:p>163833</text:p>
          </table:table-cell>
          <table:table-cell office:value-type="float" office:value="0.0986089348895742" calcext:value-type="float">
            <text:p>0.0986089348895742</text:p>
          </table:table-cell>
        </table:table-row>
        <table:table-row table:style-name="ro1">
          <table:table-cell office:value-type="float" office:value="65.5167522370002" calcext:value-type="float">
            <text:p>65.5167522370002</text:p>
          </table:table-cell>
          <table:table-cell office:value-type="float" office:value="162326" calcext:value-type="float">
            <text:p>162326</text:p>
          </table:table-cell>
          <table:table-cell office:value-type="float" office:value="163095" calcext:value-type="float">
            <text:p>163095</text:p>
          </table:table-cell>
          <table:table-cell office:value-type="float" office:value="0.100359540549696" calcext:value-type="float">
            <text:p>0.100359540549696</text:p>
          </table:table-cell>
        </table:table-row>
        <table:table-row table:style-name="ro1">
          <table:table-cell office:value-type="float" office:value="65.663611944" calcext:value-type="float">
            <text:p>65.663611944</text:p>
          </table:table-cell>
          <table:table-cell office:value-type="float" office:value="161613" calcext:value-type="float">
            <text:p>161613</text:p>
          </table:table-cell>
          <table:table-cell office:value-type="float" office:value="162326" calcext:value-type="float">
            <text:p>162326</text:p>
          </table:table-cell>
          <table:table-cell office:value-type="float" office:value="0.101694360268503" calcext:value-type="float">
            <text:p>0.101694360268503</text:p>
          </table:table-cell>
        </table:table-row>
        <table:table-row table:style-name="ro1">
          <table:table-cell office:value-type="float" office:value="65.8107998330006" calcext:value-type="float">
            <text:p>65.8107998330006</text:p>
          </table:table-cell>
          <table:table-cell office:value-type="float" office:value="160933" calcext:value-type="float">
            <text:p>160933</text:p>
          </table:table-cell>
          <table:table-cell office:value-type="float" office:value="161613" calcext:value-type="float">
            <text:p>161613</text:p>
          </table:table-cell>
          <table:table-cell office:value-type="float" office:value="0.102729534016329" calcext:value-type="float">
            <text:p>0.102729534016329</text:p>
          </table:table-cell>
        </table:table-row>
        <table:table-row table:style-name="ro1">
          <table:table-cell office:value-type="float" office:value="65.959241951" calcext:value-type="float">
            <text:p>65.959241951</text:p>
          </table:table-cell>
          <table:table-cell office:value-type="float" office:value="160290" calcext:value-type="float">
            <text:p>160290</text:p>
          </table:table-cell>
          <table:table-cell office:value-type="float" office:value="160933" calcext:value-type="float">
            <text:p>160933</text:p>
          </table:table-cell>
          <table:table-cell office:value-type="float" office:value="0.103525090627698" calcext:value-type="float">
            <text:p>0.103525090627698</text:p>
          </table:table-cell>
        </table:table-row>
        <table:table-row table:style-name="ro1">
          <table:table-cell office:value-type="float" office:value="66.1113834460002" calcext:value-type="float">
            <text:p>66.1113834460002</text:p>
          </table:table-cell>
          <table:table-cell office:value-type="float" office:value="159682" calcext:value-type="float">
            <text:p>159682</text:p>
          </table:table-cell>
          <table:table-cell office:value-type="float" office:value="160290" calcext:value-type="float">
            <text:p>160290</text:p>
          </table:table-cell>
          <table:table-cell office:value-type="float" office:value="0.104096668246839" calcext:value-type="float">
            <text:p>0.104096668246839</text:p>
          </table:table-cell>
        </table:table-row>
        <table:table-row table:style-name="ro1">
          <table:table-cell office:value-type="float" office:value="66.2538241700004" calcext:value-type="float">
            <text:p>66.2538241700004</text:p>
          </table:table-cell>
          <table:table-cell office:value-type="float" office:value="159165" calcext:value-type="float">
            <text:p>159165</text:p>
          </table:table-cell>
          <table:table-cell office:value-type="float" office:value="159682" calcext:value-type="float">
            <text:p>159682</text:p>
          </table:table-cell>
          <table:table-cell office:value-type="float" office:value="0.10452164415741" calcext:value-type="float">
            <text:p>0.10452164415741</text:p>
          </table:table-cell>
        </table:table-row>
        <table:table-row table:style-name="ro1">
          <table:table-cell office:value-type="float" office:value="66.3964463470002" calcext:value-type="float">
            <text:p>66.3964463470002</text:p>
          </table:table-cell>
          <table:table-cell office:value-type="float" office:value="158705" calcext:value-type="float">
            <text:p>158705</text:p>
          </table:table-cell>
          <table:table-cell office:value-type="float" office:value="159165" calcext:value-type="float">
            <text:p>159165</text:p>
          </table:table-cell>
          <table:table-cell office:value-type="float" office:value="0.104797345583114" calcext:value-type="float">
            <text:p>0.104797345583114</text:p>
          </table:table-cell>
        </table:table-row>
        <table:table-row table:style-name="ro1">
          <table:table-cell office:value-type="float" office:value="66.5376395130006" calcext:value-type="float">
            <text:p>66.5376395130006</text:p>
          </table:table-cell>
          <table:table-cell office:value-type="float" office:value="158310" calcext:value-type="float">
            <text:p>158310</text:p>
          </table:table-cell>
          <table:table-cell office:value-type="float" office:value="158705" calcext:value-type="float">
            <text:p>158705</text:p>
          </table:table-cell>
          <table:table-cell office:value-type="float" office:value="0.104985912720268" calcext:value-type="float">
            <text:p>0.104985912720268</text:p>
          </table:table-cell>
        </table:table-row>
        <table:table-row table:style-name="ro1">
          <table:table-cell office:value-type="float" office:value="66.679597755" calcext:value-type="float">
            <text:p>66.679597755</text:p>
          </table:table-cell>
          <table:table-cell office:value-type="float" office:value="157979" calcext:value-type="float">
            <text:p>157979</text:p>
          </table:table-cell>
          <table:table-cell office:value-type="float" office:value="158310" calcext:value-type="float">
            <text:p>158310</text:p>
          </table:table-cell>
          <table:table-cell office:value-type="float" office:value="0.105073067525612" calcext:value-type="float">
            <text:p>0.105073067525612</text:p>
          </table:table-cell>
        </table:table-row>
        <table:table-row table:style-name="ro1">
          <table:table-cell office:value-type="float" office:value="66.8300578490007" calcext:value-type="float">
            <text:p>66.8300578490007</text:p>
          </table:table-cell>
          <table:table-cell office:value-type="float" office:value="157702" calcext:value-type="float">
            <text:p>157702</text:p>
          </table:table-cell>
          <table:table-cell office:value-type="float" office:value="158310" calcext:value-type="float">
            <text:p>158310</text:p>
          </table:table-cell>
          <table:table-cell office:value-type="float" office:value="0.105111085599437" calcext:value-type="float">
            <text:p>0.105111085599437</text:p>
          </table:table-cell>
        </table:table-row>
        <table:table-row table:style-name="ro1">
          <table:table-cell office:value-type="float" office:value="66.9401151150005" calcext:value-type="float">
            <text:p>66.9401151150005</text:p>
          </table:table-cell>
          <table:table-cell office:value-type="float" office:value="157552" calcext:value-type="float">
            <text:p>157552</text:p>
          </table:table-cell>
          <table:table-cell office:value-type="float" office:value="157735" calcext:value-type="float">
            <text:p>157735</text:p>
          </table:table-cell>
          <table:table-cell office:value-type="float" office:value="0.105109889500571" calcext:value-type="float">
            <text:p>0.105109889500571</text:p>
          </table:table-cell>
        </table:table-row>
        <table:table-row table:style-name="ro1">
          <table:table-cell office:value-type="float" office:value="67.0521639050003" calcext:value-type="float">
            <text:p>67.0521639050003</text:p>
          </table:table-cell>
          <table:table-cell office:value-type="float" office:value="157445" calcext:value-type="float">
            <text:p>157445</text:p>
          </table:table-cell>
          <table:table-cell office:value-type="float" office:value="157552" calcext:value-type="float">
            <text:p>157552</text:p>
          </table:table-cell>
          <table:table-cell office:value-type="float" office:value="0.105077416847833" calcext:value-type="float">
            <text:p>0.105077416847833</text:p>
          </table:table-cell>
        </table:table-row>
        <table:table-row table:style-name="ro1">
          <table:table-cell office:value-type="float" office:value="67.2117081070001" calcext:value-type="float">
            <text:p>67.2117081070001</text:p>
          </table:table-cell>
          <table:table-cell office:value-type="float" office:value="157375" calcext:value-type="float">
            <text:p>157375</text:p>
          </table:table-cell>
          <table:table-cell office:value-type="float" office:value="157445" calcext:value-type="float">
            <text:p>157445</text:p>
          </table:table-cell>
          <table:table-cell office:value-type="float" office:value="0.104988689831032" calcext:value-type="float">
            <text:p>0.104988689831032</text:p>
          </table:table-cell>
        </table:table-row>
        <table:table-row table:style-name="ro1">
          <table:table-cell office:value-type="float" office:value="67.374381054" calcext:value-type="float">
            <text:p>67.374381054</text:p>
          </table:table-cell>
          <table:table-cell office:value-type="float" office:value="157405" calcext:value-type="float">
            <text:p>157405</text:p>
          </table:table-cell>
          <table:table-cell office:value-type="float" office:value="157375" calcext:value-type="float">
            <text:p>157375</text:p>
          </table:table-cell>
          <table:table-cell office:value-type="float" office:value="0.104855333384944" calcext:value-type="float">
            <text:p>0.104855333384944</text:p>
          </table:table-cell>
        </table:table-row>
        <table:table-row table:style-name="ro1">
          <table:table-cell office:value-type="float" office:value="67.5382585300004" calcext:value-type="float">
            <text:p>67.5382585300004</text:p>
          </table:table-cell>
          <table:table-cell office:value-type="float" office:value="157541" calcext:value-type="float">
            <text:p>157541</text:p>
          </table:table-cell>
          <table:table-cell office:value-type="float" office:value="157405" calcext:value-type="float">
            <text:p>157405</text:p>
          </table:table-cell>
          <table:table-cell office:value-type="float" office:value="0.104717600041289" calcext:value-type="float">
            <text:p>0.104717600041289</text:p>
          </table:table-cell>
        </table:table-row>
        <table:table-row table:style-name="ro1">
          <table:table-cell office:value-type="float" office:value="67.7000752000004" calcext:value-type="float">
            <text:p>67.7000752000004</text:p>
          </table:table-cell>
          <table:table-cell office:value-type="float" office:value="157778" calcext:value-type="float">
            <text:p>157778</text:p>
          </table:table-cell>
          <table:table-cell office:value-type="float" office:value="157541" calcext:value-type="float">
            <text:p>157541</text:p>
          </table:table-cell>
          <table:table-cell office:value-type="float" office:value="0.104545593386147" calcext:value-type="float">
            <text:p>0.104545593386147</text:p>
          </table:table-cell>
        </table:table-row>
        <table:table-row table:style-name="ro1">
          <table:table-cell office:value-type="float" office:value="67.8666476160006" calcext:value-type="float">
            <text:p>67.8666476160006</text:p>
          </table:table-cell>
          <table:table-cell office:value-type="float" office:value="158130" calcext:value-type="float">
            <text:p>158130</text:p>
          </table:table-cell>
          <table:table-cell office:value-type="float" office:value="157778" calcext:value-type="float">
            <text:p>157778</text:p>
          </table:table-cell>
          <table:table-cell office:value-type="float" office:value="0.104346533880515" calcext:value-type="float">
            <text:p>0.104346533880515</text:p>
          </table:table-cell>
        </table:table-row>
        <table:table-row table:style-name="ro1">
          <table:table-cell office:value-type="float" office:value="68.0237017320005" calcext:value-type="float">
            <text:p>68.0237017320005</text:p>
          </table:table-cell>
          <table:table-cell office:value-type="float" office:value="158560" calcext:value-type="float">
            <text:p>158560</text:p>
          </table:table-cell>
          <table:table-cell office:value-type="float" office:value="158130" calcext:value-type="float">
            <text:p>158130</text:p>
          </table:table-cell>
          <table:table-cell office:value-type="float" office:value="0.104156695346657" calcext:value-type="float">
            <text:p>0.104156695346657</text:p>
          </table:table-cell>
        </table:table-row>
        <table:table-row table:style-name="ro1">
          <table:table-cell office:value-type="float" office:value="68.179383447" calcext:value-type="float">
            <text:p>68.179383447</text:p>
          </table:table-cell>
          <table:table-cell office:value-type="float" office:value="159076" calcext:value-type="float">
            <text:p>159076</text:p>
          </table:table-cell>
          <table:table-cell office:value-type="float" office:value="158560" calcext:value-type="float">
            <text:p>158560</text:p>
          </table:table-cell>
          <table:table-cell office:value-type="float" office:value="0.103943912978357" calcext:value-type="float">
            <text:p>0.103943912978357</text:p>
          </table:table-cell>
        </table:table-row>
        <table:table-row table:style-name="ro1">
          <table:table-cell office:value-type="float" office:value="68.3400538100004" calcext:value-type="float">
            <text:p>68.3400538100004</text:p>
          </table:table-cell>
          <table:table-cell office:value-type="float" office:value="159700" calcext:value-type="float">
            <text:p>159700</text:p>
          </table:table-cell>
          <table:table-cell office:value-type="float" office:value="158560" calcext:value-type="float">
            <text:p>158560</text:p>
          </table:table-cell>
          <table:table-cell office:value-type="float" office:value="0.103743365676803" calcext:value-type="float">
            <text:p>0.103743365676803</text:p>
          </table:table-cell>
        </table:table-row>
        <table:table-row table:style-name="ro1">
          <table:table-cell office:value-type="float" office:value="68.5001945200002" calcext:value-type="float">
            <text:p>68.5001945200002</text:p>
          </table:table-cell>
          <table:table-cell office:value-type="float" office:value="160410" calcext:value-type="float">
            <text:p>160410</text:p>
          </table:table-cell>
          <table:table-cell office:value-type="float" office:value="158560" calcext:value-type="float">
            <text:p>158560</text:p>
          </table:table-cell>
          <table:table-cell office:value-type="float" office:value="0.103522551778979" calcext:value-type="float">
            <text:p>0.103522551778979</text:p>
          </table:table-cell>
        </table:table-row>
        <table:table-row table:style-name="ro1">
          <table:table-cell office:value-type="float" office:value="68.6566372430007" calcext:value-type="float">
            <text:p>68.6566372430007</text:p>
          </table:table-cell>
          <table:table-cell office:value-type="float" office:value="161183" calcext:value-type="float">
            <text:p>161183</text:p>
          </table:table-cell>
          <table:table-cell office:value-type="float" office:value="160410" calcext:value-type="float">
            <text:p>160410</text:p>
          </table:table-cell>
          <table:table-cell office:value-type="float" office:value="0.103315845229918" calcext:value-type="float">
            <text:p>0.103315845229918</text:p>
          </table:table-cell>
        </table:table-row>
        <table:table-row table:style-name="ro1">
          <table:table-cell office:value-type="float" office:value="68.8136086590002" calcext:value-type="float">
            <text:p>68.8136086590002</text:p>
          </table:table-cell>
          <table:table-cell office:value-type="float" office:value="162030" calcext:value-type="float">
            <text:p>162030</text:p>
          </table:table-cell>
          <table:table-cell office:value-type="float" office:value="161183" calcext:value-type="float">
            <text:p>161183</text:p>
          </table:table-cell>
          <table:table-cell office:value-type="float" office:value="0.103090632388314" calcext:value-type="float">
            <text:p>0.103090632388314</text:p>
          </table:table-cell>
        </table:table-row>
        <table:table-row table:style-name="ro1">
          <table:table-cell office:value-type="float" office:value="68.9716710440007" calcext:value-type="float">
            <text:p>68.9716710440007</text:p>
          </table:table-cell>
          <table:table-cell office:value-type="float" office:value="162950" calcext:value-type="float">
            <text:p>162950</text:p>
          </table:table-cell>
          <table:table-cell office:value-type="float" office:value="162030" calcext:value-type="float">
            <text:p>162030</text:p>
          </table:table-cell>
          <table:table-cell office:value-type="float" office:value="0.102850962970331" calcext:value-type="float">
            <text:p>0.102850962970331</text:p>
          </table:table-cell>
        </table:table-row>
        <table:table-row table:style-name="ro1">
          <table:table-cell office:value-type="float" office:value="69.1319145050002" calcext:value-type="float">
            <text:p>69.1319145050002</text:p>
          </table:table-cell>
          <table:table-cell office:value-type="float" office:value="163944" calcext:value-type="float">
            <text:p>163944</text:p>
          </table:table-cell>
          <table:table-cell office:value-type="float" office:value="162950" calcext:value-type="float">
            <text:p>162950</text:p>
          </table:table-cell>
          <table:table-cell office:value-type="float" office:value="0.102629607585567" calcext:value-type="float">
            <text:p>0.102629607585567</text:p>
          </table:table-cell>
        </table:table-row>
        <table:table-row table:style-name="ro1">
          <table:table-cell office:value-type="float" office:value="69.2923004370005" calcext:value-type="float">
            <text:p>69.2923004370005</text:p>
          </table:table-cell>
          <table:table-cell office:value-type="float" office:value="164990" calcext:value-type="float">
            <text:p>164990</text:p>
          </table:table-cell>
          <table:table-cell office:value-type="float" office:value="163944" calcext:value-type="float">
            <text:p>163944</text:p>
          </table:table-cell>
          <table:table-cell office:value-type="float" office:value="0.102393541140918" calcext:value-type="float">
            <text:p>0.102393541140918</text:p>
          </table:table-cell>
        </table:table-row>
        <table:table-row table:style-name="ro1">
          <table:table-cell office:value-type="float" office:value="69.4656266170005" calcext:value-type="float">
            <text:p>69.4656266170005</text:p>
          </table:table-cell>
          <table:table-cell office:value-type="float" office:value="166170" calcext:value-type="float">
            <text:p>166170</text:p>
          </table:table-cell>
          <table:table-cell office:value-type="float" office:value="164990" calcext:value-type="float">
            <text:p>164990</text:p>
          </table:table-cell>
          <table:table-cell office:value-type="float" office:value="0.102146046785566" calcext:value-type="float">
            <text:p>0.102146046785566</text:p>
          </table:table-cell>
        </table:table-row>
        <table:table-row table:style-name="ro1">
          <table:table-cell office:value-type="float" office:value="69.6247996720003" calcext:value-type="float">
            <text:p>69.6247996720003</text:p>
          </table:table-cell>
          <table:table-cell office:value-type="float" office:value="167289" calcext:value-type="float">
            <text:p>167289</text:p>
          </table:table-cell>
          <table:table-cell office:value-type="float" office:value="166170" calcext:value-type="float">
            <text:p>166170</text:p>
          </table:table-cell>
          <table:table-cell office:value-type="float" office:value="0.101918857630473" calcext:value-type="float">
            <text:p>0.101918857630473</text:p>
          </table:table-cell>
        </table:table-row>
        <table:table-row table:style-name="ro1">
          <table:table-cell office:value-type="float" office:value="69.7887786320007" calcext:value-type="float">
            <text:p>69.7887786320007</text:p>
          </table:table-cell>
          <table:table-cell office:value-type="float" office:value="168465" calcext:value-type="float">
            <text:p>168465</text:p>
          </table:table-cell>
          <table:table-cell office:value-type="float" office:value="167289" calcext:value-type="float">
            <text:p>167289</text:p>
          </table:table-cell>
          <table:table-cell office:value-type="float" office:value="0.101678970996465" calcext:value-type="float">
            <text:p>0.101678970996465</text:p>
          </table:table-cell>
        </table:table-row>
        <table:table-row table:style-name="ro1">
          <table:table-cell office:value-type="float" office:value="70.0162967460001" calcext:value-type="float">
            <text:p>70.0162967460001</text:p>
          </table:table-cell>
          <table:table-cell office:value-type="float" office:value="170118" calcext:value-type="float">
            <text:p>170118</text:p>
          </table:table-cell>
          <table:table-cell office:value-type="float" office:value="168465" calcext:value-type="float">
            <text:p>168465</text:p>
          </table:table-cell>
          <table:table-cell office:value-type="float" office:value="0.101429260010945" calcext:value-type="float">
            <text:p>0.101429260010945</text:p>
          </table:table-cell>
        </table:table-row>
        <table:table-row table:style-name="ro1">
          <table:table-cell office:value-type="float" office:value="70.1718534130005" calcext:value-type="float">
            <text:p>70.1718534130005</text:p>
          </table:table-cell>
          <table:table-cell office:value-type="float" office:value="171249" calcext:value-type="float">
            <text:p>171249</text:p>
          </table:table-cell>
          <table:table-cell office:value-type="float" office:value="170118" calcext:value-type="float">
            <text:p>170118</text:p>
          </table:table-cell>
          <table:table-cell office:value-type="float" office:value="0.101172020312047" calcext:value-type="float">
            <text:p>0.101172020312047</text:p>
          </table:table-cell>
        </table:table-row>
        <table:table-row table:style-name="ro1">
          <table:table-cell office:value-type="float" office:value="70.3345925150006" calcext:value-type="float">
            <text:p>70.3345925150006</text:p>
          </table:table-cell>
          <table:table-cell office:value-type="float" office:value="172421" calcext:value-type="float">
            <text:p>172421</text:p>
          </table:table-cell>
          <table:table-cell office:value-type="float" office:value="171249" calcext:value-type="float">
            <text:p>171249</text:p>
          </table:table-cell>
          <table:table-cell office:value-type="float" office:value="0.100937616249637" calcext:value-type="float">
            <text:p>0.100937616249637</text:p>
          </table:table-cell>
        </table:table-row>
        <table:table-row table:style-name="ro1">
          <table:table-cell office:value-type="float" office:value="70.5030522110001" calcext:value-type="float">
            <text:p>70.5030522110001</text:p>
          </table:table-cell>
          <table:table-cell office:value-type="float" office:value="173611" calcext:value-type="float">
            <text:p>173611</text:p>
          </table:table-cell>
          <table:table-cell office:value-type="float" office:value="172421" calcext:value-type="float">
            <text:p>172421</text:p>
          </table:table-cell>
          <table:table-cell office:value-type="float" office:value="0.10069311294273" calcext:value-type="float">
            <text:p>0.10069311294273</text:p>
          </table:table-cell>
        </table:table-row>
        <table:table-row table:style-name="ro1">
          <table:table-cell office:value-type="float" office:value="70.6639983110008" calcext:value-type="float">
            <text:p>70.6639983110008</text:p>
          </table:table-cell>
          <table:table-cell office:value-type="float" office:value="174716" calcext:value-type="float">
            <text:p>174716</text:p>
          </table:table-cell>
          <table:table-cell office:value-type="float" office:value="173611" calcext:value-type="float">
            <text:p>173611</text:p>
          </table:table-cell>
          <table:table-cell office:value-type="float" office:value="0.100440853990548" calcext:value-type="float">
            <text:p>0.100440853990548</text:p>
          </table:table-cell>
        </table:table-row>
        <table:table-row table:style-name="ro1">
          <table:table-cell office:value-type="float" office:value="70.8224838720007" calcext:value-type="float">
            <text:p>70.8224838720007</text:p>
          </table:table-cell>
          <table:table-cell office:value-type="float" office:value="175763" calcext:value-type="float">
            <text:p>175763</text:p>
          </table:table-cell>
          <table:table-cell office:value-type="float" office:value="174716" calcext:value-type="float">
            <text:p>174716</text:p>
          </table:table-cell>
          <table:table-cell office:value-type="float" office:value="0.100210839220807" calcext:value-type="float">
            <text:p>0.100210839220807</text:p>
          </table:table-cell>
        </table:table-row>
        <table:table-row table:style-name="ro1">
          <table:table-cell office:value-type="float" office:value="70.9790997500004" calcext:value-type="float">
            <text:p>70.9790997500004</text:p>
          </table:table-cell>
          <table:table-cell office:value-type="float" office:value="176750" calcext:value-type="float">
            <text:p>176750</text:p>
          </table:table-cell>
          <table:table-cell office:value-type="float" office:value="175763" calcext:value-type="float">
            <text:p>175763</text:p>
          </table:table-cell>
          <table:table-cell office:value-type="float" office:value="0.0999706515746653" calcext:value-type="float">
            <text:p>0.0999706515746653</text:p>
          </table:table-cell>
        </table:table-row>
        <table:table-row table:style-name="ro1">
          <table:table-cell office:value-type="float" office:value="71.1377714420005" calcext:value-type="float">
            <text:p>71.1377714420005</text:p>
          </table:table-cell>
          <table:table-cell office:value-type="float" office:value="177693" calcext:value-type="float">
            <text:p>177693</text:p>
          </table:table-cell>
          <table:table-cell office:value-type="float" office:value="176750" calcext:value-type="float">
            <text:p>176750</text:p>
          </table:table-cell>
          <table:table-cell office:value-type="float" office:value="0.0997505325591672" calcext:value-type="float">
            <text:p>0.0997505325591672</text:p>
          </table:table-cell>
        </table:table-row>
        <table:table-row table:style-name="ro1">
          <table:table-cell office:value-type="float" office:value="71.2992436860004" calcext:value-type="float">
            <text:p>71.2992436860004</text:p>
          </table:table-cell>
          <table:table-cell office:value-type="float" office:value="178585" calcext:value-type="float">
            <text:p>178585</text:p>
          </table:table-cell>
          <table:table-cell office:value-type="float" office:value="177693" calcext:value-type="float">
            <text:p>177693</text:p>
          </table:table-cell>
          <table:table-cell office:value-type="float" office:value="0.0995187359064887" calcext:value-type="float">
            <text:p>0.0995187359064887</text:p>
          </table:table-cell>
        </table:table-row>
        <table:table-row table:style-name="ro1">
          <table:table-cell office:value-type="float" office:value="71.4586137660008" calcext:value-type="float">
            <text:p>71.4586137660008</text:p>
          </table:table-cell>
          <table:table-cell office:value-type="float" office:value="179393" calcext:value-type="float">
            <text:p>179393</text:p>
          </table:table-cell>
          <table:table-cell office:value-type="float" office:value="177693" calcext:value-type="float">
            <text:p>177693</text:p>
          </table:table-cell>
          <table:table-cell office:value-type="float" office:value="0.099305565377793" calcext:value-type="float">
            <text:p>0.099305565377793</text:p>
          </table:table-cell>
        </table:table-row>
        <table:table-row table:style-name="ro1">
          <table:table-cell office:value-type="float" office:value="71.6185023800008" calcext:value-type="float">
            <text:p>71.6185023800008</text:p>
          </table:table-cell>
          <table:table-cell office:value-type="float" office:value="180123" calcext:value-type="float">
            <text:p>180123</text:p>
          </table:table-cell>
          <table:table-cell office:value-type="float" office:value="179393" calcext:value-type="float">
            <text:p>179393</text:p>
          </table:table-cell>
          <table:table-cell office:value-type="float" office:value="0.0990797959207477" calcext:value-type="float">
            <text:p>0.0990797959207477</text:p>
          </table:table-cell>
        </table:table-row>
        <table:table-row table:style-name="ro1">
          <table:table-cell office:value-type="float" office:value="71.7750042980006" calcext:value-type="float">
            <text:p>71.7750042980006</text:p>
          </table:table-cell>
          <table:table-cell office:value-type="float" office:value="180755" calcext:value-type="float">
            <text:p>180755</text:p>
          </table:table-cell>
          <table:table-cell office:value-type="float" office:value="180123" calcext:value-type="float">
            <text:p>180123</text:p>
          </table:table-cell>
          <table:table-cell office:value-type="float" office:value="0.0988442563170177" calcext:value-type="float">
            <text:p>0.0988442563170177</text:p>
          </table:table-cell>
        </table:table-row>
        <table:table-row table:style-name="ro1">
          <table:table-cell office:value-type="float" office:value="71.943360065" calcext:value-type="float">
            <text:p>71.943360065</text:p>
          </table:table-cell>
          <table:table-cell office:value-type="float" office:value="181337" calcext:value-type="float">
            <text:p>181337</text:p>
          </table:table-cell>
          <table:table-cell office:value-type="float" office:value="180755" calcext:value-type="float">
            <text:p>180755</text:p>
          </table:table-cell>
          <table:table-cell office:value-type="float" office:value="0.0986284776793125" calcext:value-type="float">
            <text:p>0.0986284776793125</text:p>
          </table:table-cell>
        </table:table-row>
        <table:table-row table:style-name="ro1">
          <table:table-cell office:value-type="float" office:value="72.0988920560003" calcext:value-type="float">
            <text:p>72.0988920560003</text:p>
          </table:table-cell>
          <table:table-cell office:value-type="float" office:value="181782" calcext:value-type="float">
            <text:p>181782</text:p>
          </table:table-cell>
          <table:table-cell office:value-type="float" office:value="181337" calcext:value-type="float">
            <text:p>181337</text:p>
          </table:table-cell>
          <table:table-cell office:value-type="float" office:value="0.0984013893857899" calcext:value-type="float">
            <text:p>0.0984013893857899</text:p>
          </table:table-cell>
        </table:table-row>
        <table:table-row table:style-name="ro1">
          <table:table-cell office:value-type="float" office:value="72.2606607830003" calcext:value-type="float">
            <text:p>72.2606607830003</text:p>
          </table:table-cell>
          <table:table-cell office:value-type="float" office:value="182147" calcext:value-type="float">
            <text:p>182147</text:p>
          </table:table-cell>
          <table:table-cell office:value-type="float" office:value="181782" calcext:value-type="float">
            <text:p>181782</text:p>
          </table:table-cell>
          <table:table-cell office:value-type="float" office:value="0.0981655559530763" calcext:value-type="float">
            <text:p>0.0981655559530763</text:p>
          </table:table-cell>
        </table:table-row>
        <table:table-row table:style-name="ro1">
          <table:table-cell office:value-type="float" office:value="72.4252598840003" calcext:value-type="float">
            <text:p>72.4252598840003</text:p>
          </table:table-cell>
          <table:table-cell office:value-type="float" office:value="182414" calcext:value-type="float">
            <text:p>182414</text:p>
          </table:table-cell>
          <table:table-cell office:value-type="float" office:value="182147" calcext:value-type="float">
            <text:p>182147</text:p>
          </table:table-cell>
          <table:table-cell office:value-type="float" office:value="0.0979499204906164" calcext:value-type="float">
            <text:p>0.0979499204906164</text:p>
          </table:table-cell>
        </table:table-row>
        <table:table-row table:style-name="ro1">
          <table:table-cell office:value-type="float" office:value="72.5814253510007" calcext:value-type="float">
            <text:p>72.5814253510007</text:p>
          </table:table-cell>
          <table:table-cell office:value-type="float" office:value="182568" calcext:value-type="float">
            <text:p>182568</text:p>
          </table:table-cell>
          <table:table-cell office:value-type="float" office:value="182414" calcext:value-type="float">
            <text:p>182414</text:p>
          </table:table-cell>
          <table:table-cell office:value-type="float" office:value="0.0977236984948445" calcext:value-type="float">
            <text:p>0.0977236984948445</text:p>
          </table:table-cell>
        </table:table-row>
        <table:table-row table:style-name="ro1">
          <table:table-cell office:value-type="float" office:value="72.7411614560006" calcext:value-type="float">
            <text:p>72.7411614560006</text:p>
          </table:table-cell>
          <table:table-cell office:value-type="float" office:value="182626" calcext:value-type="float">
            <text:p>182626</text:p>
          </table:table-cell>
          <table:table-cell office:value-type="float" office:value="182568" calcext:value-type="float">
            <text:p>182568</text:p>
          </table:table-cell>
          <table:table-cell office:value-type="float" office:value="0.0975159753704612" calcext:value-type="float">
            <text:p>0.0975159753704612</text:p>
          </table:table-cell>
        </table:table-row>
        <table:table-row table:style-name="ro1">
          <table:table-cell office:value-type="float" office:value="72.9008961500003" calcext:value-type="float">
            <text:p>72.9008961500003</text:p>
          </table:table-cell>
          <table:table-cell office:value-type="float" office:value="182585" calcext:value-type="float">
            <text:p>182585</text:p>
          </table:table-cell>
          <table:table-cell office:value-type="float" office:value="182626" calcext:value-type="float">
            <text:p>182626</text:p>
          </table:table-cell>
          <table:table-cell office:value-type="float" office:value="0.0972965268528428" calcext:value-type="float">
            <text:p>0.0972965268528428</text:p>
          </table:table-cell>
        </table:table-row>
        <table:table-row table:style-name="ro1">
          <table:table-cell office:value-type="float" office:value="73.1278383260005" calcext:value-type="float">
            <text:p>73.1278383260005</text:p>
          </table:table-cell>
          <table:table-cell office:value-type="float" office:value="182359" calcext:value-type="float">
            <text:p>182359</text:p>
          </table:table-cell>
          <table:table-cell office:value-type="float" office:value="182585" calcext:value-type="float">
            <text:p>182585</text:p>
          </table:table-cell>
          <table:table-cell office:value-type="float" office:value="0.0970679907130435" calcext:value-type="float">
            <text:p>0.0970679907130435</text:p>
          </table:table-cell>
        </table:table-row>
        <table:table-row table:style-name="ro1">
          <table:table-cell office:value-type="float" office:value="73.2854734150005" calcext:value-type="float">
            <text:p>73.2854734150005</text:p>
          </table:table-cell>
          <table:table-cell office:value-type="float" office:value="182092" calcext:value-type="float">
            <text:p>182092</text:p>
          </table:table-cell>
          <table:table-cell office:value-type="float" office:value="182359" calcext:value-type="float">
            <text:p>182359</text:p>
          </table:table-cell>
          <table:table-cell office:value-type="float" office:value="0.0968324747622156" calcext:value-type="float">
            <text:p>0.0968324747622156</text:p>
          </table:table-cell>
        </table:table-row>
        <table:table-row table:style-name="ro1">
          <table:table-cell office:value-type="float" office:value="73.4412454120002" calcext:value-type="float">
            <text:p>73.4412454120002</text:p>
          </table:table-cell>
          <table:table-cell office:value-type="float" office:value="181742" calcext:value-type="float">
            <text:p>181742</text:p>
          </table:table-cell>
          <table:table-cell office:value-type="float" office:value="182092" calcext:value-type="float">
            <text:p>182092</text:p>
          </table:table-cell>
          <table:table-cell office:value-type="float" office:value="0.0966178265949982" calcext:value-type="float">
            <text:p>0.0966178265949982</text:p>
          </table:table-cell>
        </table:table-row>
        <table:table-row table:style-name="ro1">
          <table:table-cell office:value-type="float" office:value="73.5990532630003" calcext:value-type="float">
            <text:p>73.5990532630003</text:p>
          </table:table-cell>
          <table:table-cell office:value-type="float" office:value="181307" calcext:value-type="float">
            <text:p>181307</text:p>
          </table:table-cell>
          <table:table-cell office:value-type="float" office:value="181742" calcext:value-type="float">
            <text:p>181742</text:p>
          </table:table-cell>
          <table:table-cell office:value-type="float" office:value="0.0963938519990545" calcext:value-type="float">
            <text:p>0.0963938519990545</text:p>
          </table:table-cell>
        </table:table-row>
        <table:table-row table:style-name="ro1">
          <table:table-cell office:value-type="float" office:value="73.7603815910006" calcext:value-type="float">
            <text:p>73.7603815910006</text:p>
          </table:table-cell>
          <table:table-cell office:value-type="float" office:value="180785" calcext:value-type="float">
            <text:p>180785</text:p>
          </table:table-cell>
          <table:table-cell office:value-type="float" office:value="181307" calcext:value-type="float">
            <text:p>181307</text:p>
          </table:table-cell>
          <table:table-cell office:value-type="float" office:value="0.0961627006468627" calcext:value-type="float">
            <text:p>0.0961627006468627</text:p>
          </table:table-cell>
        </table:table-row>
        <table:table-row table:style-name="ro1">
          <table:table-cell office:value-type="float" office:value="73.9192588210008" calcext:value-type="float">
            <text:p>73.9192588210008</text:p>
          </table:table-cell>
          <table:table-cell office:value-type="float" office:value="180199" calcext:value-type="float">
            <text:p>180199</text:p>
          </table:table-cell>
          <table:table-cell office:value-type="float" office:value="180785" calcext:value-type="float">
            <text:p>180785</text:p>
          </table:table-cell>
          <table:table-cell office:value-type="float" office:value="0.0959518996479249" calcext:value-type="float">
            <text:p>0.0959518996479249</text:p>
          </table:table-cell>
        </table:table-row>
        <table:table-row table:style-name="ro1">
          <table:table-cell office:value-type="float" office:value="74.0825324030002" calcext:value-type="float">
            <text:p>74.0825324030002</text:p>
          </table:table-cell>
          <table:table-cell office:value-type="float" office:value="179533" calcext:value-type="float">
            <text:p>179533</text:p>
          </table:table-cell>
          <table:table-cell office:value-type="float" office:value="180199" calcext:value-type="float">
            <text:p>180199</text:p>
          </table:table-cell>
          <table:table-cell office:value-type="float" office:value="0.095731709420237" calcext:value-type="float">
            <text:p>0.095731709420237</text:p>
          </table:table-cell>
        </table:table-row>
        <table:table-row table:style-name="ro1">
          <table:table-cell office:value-type="float" office:value="74.2433510570008" calcext:value-type="float">
            <text:p>74.2433510570008</text:p>
          </table:table-cell>
          <table:table-cell office:value-type="float" office:value="178820" calcext:value-type="float">
            <text:p>178820</text:p>
          </table:table-cell>
          <table:table-cell office:value-type="float" office:value="179533" calcext:value-type="float">
            <text:p>179533</text:p>
          </table:table-cell>
          <table:table-cell office:value-type="float" office:value="0.0955298871572992" calcext:value-type="float">
            <text:p>0.0955298871572992</text:p>
          </table:table-cell>
        </table:table-row>
        <table:table-row table:style-name="ro1">
          <table:table-cell office:value-type="float" office:value="74.4085507260006" calcext:value-type="float">
            <text:p>74.4085507260006</text:p>
          </table:table-cell>
          <table:table-cell office:value-type="float" office:value="178039" calcext:value-type="float">
            <text:p>178039</text:p>
          </table:table-cell>
          <table:table-cell office:value-type="float" office:value="178820" calcext:value-type="float">
            <text:p>178820</text:p>
          </table:table-cell>
          <table:table-cell office:value-type="float" office:value="0.0953172970402793" calcext:value-type="float">
            <text:p>0.0953172970402793</text:p>
          </table:table-cell>
        </table:table-row>
        <table:table-row table:style-name="ro1">
          <table:table-cell office:value-type="float" office:value="74.5668307320002" calcext:value-type="float">
            <text:p>74.5668307320002</text:p>
          </table:table-cell>
          <table:table-cell office:value-type="float" office:value="177255" calcext:value-type="float">
            <text:p>177255</text:p>
          </table:table-cell>
          <table:table-cell office:value-type="float" office:value="178039" calcext:value-type="float">
            <text:p>178039</text:p>
          </table:table-cell>
          <table:table-cell office:value-type="float" office:value="0.0950963679148614" calcext:value-type="float">
            <text:p>0.0950963679148614</text:p>
          </table:table-cell>
        </table:table-row>
        <table:table-row table:style-name="ro1">
          <table:table-cell office:value-type="float" office:value="74.7244008140006" calcext:value-type="float">
            <text:p>74.7244008140006</text:p>
          </table:table-cell>
          <table:table-cell office:value-type="float" office:value="176447" calcext:value-type="float">
            <text:p>176447</text:p>
          </table:table-cell>
          <table:table-cell office:value-type="float" office:value="177255" calcext:value-type="float">
            <text:p>177255</text:p>
          </table:table-cell>
          <table:table-cell office:value-type="float" office:value="0.0948942986329644" calcext:value-type="float">
            <text:p>0.0948942986329644</text:p>
          </table:table-cell>
        </table:table-row>
        <table:table-row table:style-name="ro1">
          <table:table-cell office:value-type="float" office:value="74.8832695850006" calcext:value-type="float">
            <text:p>74.8832695850006</text:p>
          </table:table-cell>
          <table:table-cell office:value-type="float" office:value="175616" calcext:value-type="float">
            <text:p>175616</text:p>
          </table:table-cell>
          <table:table-cell office:value-type="float" office:value="176447" calcext:value-type="float">
            <text:p>176447</text:p>
          </table:table-cell>
          <table:table-cell office:value-type="float" office:value="0.0946821949385431" calcext:value-type="float">
            <text:p>0.0946821949385431</text:p>
          </table:table-cell>
        </table:table-row>
        <table:table-row table:style-name="ro1">
          <table:table-cell office:value-type="float" office:value="75.0329914280001" calcext:value-type="float">
            <text:p>75.0329914280001</text:p>
          </table:table-cell>
          <table:table-cell office:value-type="float" office:value="174825" calcext:value-type="float">
            <text:p>174825</text:p>
          </table:table-cell>
          <table:table-cell office:value-type="float" office:value="175616" calcext:value-type="float">
            <text:p>175616</text:p>
          </table:table-cell>
          <table:table-cell office:value-type="float" office:value="0.094487389150299" calcext:value-type="float">
            <text:p>0.094487389150299</text:p>
          </table:table-cell>
        </table:table-row>
        <table:table-row table:style-name="ro1">
          <table:table-cell office:value-type="float" office:value="75.1761690410003" calcext:value-type="float">
            <text:p>75.1761690410003</text:p>
          </table:table-cell>
          <table:table-cell office:value-type="float" office:value="174071" calcext:value-type="float">
            <text:p>174071</text:p>
          </table:table-cell>
          <table:table-cell office:value-type="float" office:value="174825" calcext:value-type="float">
            <text:p>174825</text:p>
          </table:table-cell>
          <table:table-cell office:value-type="float" office:value="0.0969517270745783" calcext:value-type="float">
            <text:p>0.0969517270745783</text:p>
          </table:table-cell>
        </table:table-row>
        <table:table-row table:style-name="ro1">
          <table:table-cell office:value-type="float" office:value="75.3177307140004" calcext:value-type="float">
            <text:p>75.3177307140004</text:p>
          </table:table-cell>
          <table:table-cell office:value-type="float" office:value="173334" calcext:value-type="float">
            <text:p>173334</text:p>
          </table:table-cell>
          <table:table-cell office:value-type="float" office:value="174071" calcext:value-type="float">
            <text:p>174071</text:p>
          </table:table-cell>
          <table:table-cell office:value-type="float" office:value="0.098894714992996" calcext:value-type="float">
            <text:p>0.098894714992996</text:p>
          </table:table-cell>
        </table:table-row>
        <table:table-row table:style-name="ro1">
          <table:table-cell office:value-type="float" office:value="75.4632228260007" calcext:value-type="float">
            <text:p>75.4632228260007</text:p>
          </table:table-cell>
          <table:table-cell office:value-type="float" office:value="172593" calcext:value-type="float">
            <text:p>172593</text:p>
          </table:table-cell>
          <table:table-cell office:value-type="float" office:value="173334" calcext:value-type="float">
            <text:p>173334</text:p>
          </table:table-cell>
          <table:table-cell office:value-type="float" office:value="0.100392367739078" calcext:value-type="float">
            <text:p>0.100392367739078</text:p>
          </table:table-cell>
        </table:table-row>
        <table:table-row table:style-name="ro1">
          <table:table-cell office:value-type="float" office:value="75.610799954" calcext:value-type="float">
            <text:p>75.610799954</text:p>
          </table:table-cell>
          <table:table-cell office:value-type="float" office:value="171866" calcext:value-type="float">
            <text:p>171866</text:p>
          </table:table-cell>
          <table:table-cell office:value-type="float" office:value="172593" calcext:value-type="float">
            <text:p>172593</text:p>
          </table:table-cell>
          <table:table-cell office:value-type="float" office:value="0.101562234164702" calcext:value-type="float">
            <text:p>0.101562234164702</text:p>
          </table:table-cell>
        </table:table-row>
        <table:table-row table:style-name="ro1">
          <table:table-cell office:value-type="float" office:value="75.7571488230005" calcext:value-type="float">
            <text:p>75.7571488230005</text:p>
          </table:table-cell>
          <table:table-cell office:value-type="float" office:value="171177" calcext:value-type="float">
            <text:p>171177</text:p>
          </table:table-cell>
          <table:table-cell office:value-type="float" office:value="171866" calcext:value-type="float">
            <text:p>171866</text:p>
          </table:table-cell>
          <table:table-cell office:value-type="float" office:value="0.102469946482955" calcext:value-type="float">
            <text:p>0.102469946482955</text:p>
          </table:table-cell>
        </table:table-row>
        <table:table-row table:style-name="ro1">
          <table:table-cell office:value-type="float" office:value="75.8999437160001" calcext:value-type="float">
            <text:p>75.8999437160001</text:p>
          </table:table-cell>
          <table:table-cell office:value-type="float" office:value="170541" calcext:value-type="float">
            <text:p>170541</text:p>
          </table:table-cell>
          <table:table-cell office:value-type="float" office:value="171177" calcext:value-type="float">
            <text:p>171177</text:p>
          </table:table-cell>
          <table:table-cell office:value-type="float" office:value="0.103139978350385" calcext:value-type="float">
            <text:p>0.103139978350385</text:p>
          </table:table-cell>
        </table:table-row>
        <table:table-row table:style-name="ro1">
          <table:table-cell office:value-type="float" office:value="76.0907072380005" calcext:value-type="float">
            <text:p>76.0907072380005</text:p>
          </table:table-cell>
          <table:table-cell office:value-type="float" office:value="169761" calcext:value-type="float">
            <text:p>169761</text:p>
          </table:table-cell>
          <table:table-cell office:value-type="float" office:value="170541" calcext:value-type="float">
            <text:p>170541</text:p>
          </table:table-cell>
          <table:table-cell office:value-type="float" office:value="0.103620162099833" calcext:value-type="float">
            <text:p>0.103620162099833</text:p>
          </table:table-cell>
        </table:table-row>
        <table:table-row table:style-name="ro1">
          <table:table-cell office:value-type="float" office:value="76.2382405660001" calcext:value-type="float">
            <text:p>76.2382405660001</text:p>
          </table:table-cell>
          <table:table-cell office:value-type="float" office:value="169219" calcext:value-type="float">
            <text:p>169219</text:p>
          </table:table-cell>
          <table:table-cell office:value-type="float" office:value="169761" calcext:value-type="float">
            <text:p>169761</text:p>
          </table:table-cell>
          <table:table-cell office:value-type="float" office:value="0.103976498586322" calcext:value-type="float">
            <text:p>0.103976498586322</text:p>
          </table:table-cell>
        </table:table-row>
        <table:table-row table:style-name="ro1">
          <table:table-cell office:value-type="float" office:value="76.3811662810003" calcext:value-type="float">
            <text:p>76.3811662810003</text:p>
          </table:table-cell>
          <table:table-cell office:value-type="float" office:value="168752" calcext:value-type="float">
            <text:p>168752</text:p>
          </table:table-cell>
          <table:table-cell office:value-type="float" office:value="169219" calcext:value-type="float">
            <text:p>169219</text:p>
          </table:table-cell>
          <table:table-cell office:value-type="float" office:value="0.104206166017547" calcext:value-type="float">
            <text:p>0.104206166017547</text:p>
          </table:table-cell>
        </table:table-row>
        <table:table-row table:style-name="ro1">
          <table:table-cell office:value-type="float" office:value="76.5219753190004" calcext:value-type="float">
            <text:p>76.5219753190004</text:p>
          </table:table-cell>
          <table:table-cell office:value-type="float" office:value="168351" calcext:value-type="float">
            <text:p>168351</text:p>
          </table:table-cell>
          <table:table-cell office:value-type="float" office:value="168752" calcext:value-type="float">
            <text:p>168752</text:p>
          </table:table-cell>
          <table:table-cell office:value-type="float" office:value="0.104362308142121" calcext:value-type="float">
            <text:p>0.104362308142121</text:p>
          </table:table-cell>
        </table:table-row>
        <table:table-row table:style-name="ro1">
          <table:table-cell office:value-type="float" office:value="76.656202309" calcext:value-type="float">
            <text:p>76.656202309</text:p>
          </table:table-cell>
          <table:table-cell office:value-type="float" office:value="168029" calcext:value-type="float">
            <text:p>168029</text:p>
          </table:table-cell>
          <table:table-cell office:value-type="float" office:value="168351" calcext:value-type="float">
            <text:p>168351</text:p>
          </table:table-cell>
          <table:table-cell office:value-type="float" office:value="0.104459702345938" calcext:value-type="float">
            <text:p>0.104459702345938</text:p>
          </table:table-cell>
        </table:table-row>
        <table:table-row table:style-name="ro1">
          <table:table-cell office:value-type="float" office:value="76.7932367890007" calcext:value-type="float">
            <text:p>76.7932367890007</text:p>
          </table:table-cell>
          <table:table-cell office:value-type="float" office:value="167763" calcext:value-type="float">
            <text:p>167763</text:p>
          </table:table-cell>
          <table:table-cell office:value-type="float" office:value="168029" calcext:value-type="float">
            <text:p>168029</text:p>
          </table:table-cell>
          <table:table-cell office:value-type="float" office:value="0.104482794556489" calcext:value-type="float">
            <text:p>0.104482794556489</text:p>
          </table:table-cell>
        </table:table-row>
        <table:table-row table:style-name="ro1">
          <table:table-cell office:value-type="float" office:value="76.9419711480005" calcext:value-type="float">
            <text:p>76.9419711480005</text:p>
          </table:table-cell>
          <table:table-cell office:value-type="float" office:value="167550" calcext:value-type="float">
            <text:p>167550</text:p>
          </table:table-cell>
          <table:table-cell office:value-type="float" office:value="167763" calcext:value-type="float">
            <text:p>167763</text:p>
          </table:table-cell>
          <table:table-cell office:value-type="float" office:value="0.104473964104721" calcext:value-type="float">
            <text:p>0.104473964104721</text:p>
          </table:table-cell>
        </table:table-row>
        <table:table-row table:style-name="ro1">
          <table:table-cell office:value-type="float" office:value="77.0823310740007" calcext:value-type="float">
            <text:p>77.0823310740007</text:p>
          </table:table-cell>
          <table:table-cell office:value-type="float" office:value="167424" calcext:value-type="float">
            <text:p>167424</text:p>
          </table:table-cell>
          <table:table-cell office:value-type="float" office:value="167550" calcext:value-type="float">
            <text:p>167550</text:p>
          </table:table-cell>
          <table:table-cell office:value-type="float" office:value="0.10441250461711" calcext:value-type="float">
            <text:p>0.10441250461711</text:p>
          </table:table-cell>
        </table:table-row>
        <table:table-row table:style-name="ro1">
          <table:table-cell office:value-type="float" office:value="77.2216694410008" calcext:value-type="float">
            <text:p>77.2216694410008</text:p>
          </table:table-cell>
          <table:table-cell office:value-type="float" office:value="167374" calcext:value-type="float">
            <text:p>167374</text:p>
          </table:table-cell>
          <table:table-cell office:value-type="float" office:value="167424" calcext:value-type="float">
            <text:p>167424</text:p>
          </table:table-cell>
          <table:table-cell office:value-type="float" office:value="0.10433624556625" calcext:value-type="float">
            <text:p>0.10433624556625</text:p>
          </table:table-cell>
        </table:table-row>
        <table:table-row table:style-name="ro1">
          <table:table-cell office:value-type="float" office:value="77.3588352640009" calcext:value-type="float">
            <text:p>77.3588352640009</text:p>
          </table:table-cell>
          <table:table-cell office:value-type="float" office:value="167398" calcext:value-type="float">
            <text:p>167398</text:p>
          </table:table-cell>
          <table:table-cell office:value-type="float" office:value="167374" calcext:value-type="float">
            <text:p>167374</text:p>
          </table:table-cell>
          <table:table-cell office:value-type="float" office:value="0.104248217232221" calcext:value-type="float">
            <text:p>0.104248217232221</text:p>
          </table:table-cell>
        </table:table-row>
        <table:table-row table:style-name="ro1">
          <table:table-cell office:value-type="float" office:value="77.5005739820008" calcext:value-type="float">
            <text:p>77.5005739820008</text:p>
          </table:table-cell>
          <table:table-cell office:value-type="float" office:value="167500" calcext:value-type="float">
            <text:p>167500</text:p>
          </table:table-cell>
          <table:table-cell office:value-type="float" office:value="167398" calcext:value-type="float">
            <text:p>167398</text:p>
          </table:table-cell>
          <table:table-cell office:value-type="float" office:value="0.104123962386813" calcext:value-type="float">
            <text:p>0.104123962386813</text:p>
          </table:table-cell>
        </table:table-row>
        <table:table-row table:style-name="ro1">
          <table:table-cell office:value-type="float" office:value="77.6360579120001" calcext:value-type="float">
            <text:p>77.6360579120001</text:p>
          </table:table-cell>
          <table:table-cell office:value-type="float" office:value="167672" calcext:value-type="float">
            <text:p>167672</text:p>
          </table:table-cell>
          <table:table-cell office:value-type="float" office:value="167500" calcext:value-type="float">
            <text:p>167500</text:p>
          </table:table-cell>
          <table:table-cell office:value-type="float" office:value="0.103997746882284" calcext:value-type="float">
            <text:p>0.103997746882284</text:p>
          </table:table-cell>
        </table:table-row>
        <table:table-row table:style-name="ro1">
          <table:table-cell office:value-type="float" office:value="77.7785462250004" calcext:value-type="float">
            <text:p>77.7785462250004</text:p>
          </table:table-cell>
          <table:table-cell office:value-type="float" office:value="167931" calcext:value-type="float">
            <text:p>167931</text:p>
          </table:table-cell>
          <table:table-cell office:value-type="float" office:value="167672" calcext:value-type="float">
            <text:p>167672</text:p>
          </table:table-cell>
          <table:table-cell office:value-type="float" office:value="0.103843358796149" calcext:value-type="float">
            <text:p>0.103843358796149</text:p>
          </table:table-cell>
        </table:table-row>
        <table:table-row table:style-name="ro1">
          <table:table-cell office:value-type="float" office:value="77.919219165" calcext:value-type="float">
            <text:p>77.919219165</text:p>
          </table:table-cell>
          <table:table-cell office:value-type="float" office:value="168264" calcext:value-type="float">
            <text:p>168264</text:p>
          </table:table-cell>
          <table:table-cell office:value-type="float" office:value="167672" calcext:value-type="float">
            <text:p>167672</text:p>
          </table:table-cell>
          <table:table-cell office:value-type="float" office:value="0.10369324373795" calcext:value-type="float">
            <text:p>0.10369324373795</text:p>
          </table:table-cell>
        </table:table-row>
        <table:table-row table:style-name="ro1">
          <table:table-cell office:value-type="float" office:value="78.0564434480002" calcext:value-type="float">
            <text:p>78.0564434480002</text:p>
          </table:table-cell>
          <table:table-cell office:value-type="float" office:value="168661" calcext:value-type="float">
            <text:p>168661</text:p>
          </table:table-cell>
          <table:table-cell office:value-type="float" office:value="168264" calcext:value-type="float">
            <text:p>168264</text:p>
          </table:table-cell>
          <table:table-cell office:value-type="float" office:value="0.103546615582381" calcext:value-type="float">
            <text:p>0.103546615582381</text:p>
          </table:table-cell>
        </table:table-row>
        <table:table-row table:style-name="ro1">
          <table:table-cell office:value-type="float" office:value="78.1934115000004" calcext:value-type="float">
            <text:p>78.1934115000004</text:p>
          </table:table-cell>
          <table:table-cell office:value-type="float" office:value="169127" calcext:value-type="float">
            <text:p>169127</text:p>
          </table:table-cell>
          <table:table-cell office:value-type="float" office:value="168661" calcext:value-type="float">
            <text:p>168661</text:p>
          </table:table-cell>
          <table:table-cell office:value-type="float" office:value="0.103376445225853" calcext:value-type="float">
            <text:p>0.103376445225853</text:p>
          </table:table-cell>
        </table:table-row>
        <table:table-row table:style-name="ro1">
          <table:table-cell office:value-type="float" office:value="78.3343274520003" calcext:value-type="float">
            <text:p>78.3343274520003</text:p>
          </table:table-cell>
          <table:table-cell office:value-type="float" office:value="169677" calcext:value-type="float">
            <text:p>169677</text:p>
          </table:table-cell>
          <table:table-cell office:value-type="float" office:value="169127" calcext:value-type="float">
            <text:p>169127</text:p>
          </table:table-cell>
          <table:table-cell office:value-type="float" office:value="0.103213976693503" calcext:value-type="float">
            <text:p>0.103213976693503</text:p>
          </table:table-cell>
        </table:table-row>
        <table:table-row table:style-name="ro1">
          <table:table-cell office:value-type="float" office:value="78.4757226680003" calcext:value-type="float">
            <text:p>78.4757226680003</text:p>
          </table:table-cell>
          <table:table-cell office:value-type="float" office:value="170296" calcext:value-type="float">
            <text:p>170296</text:p>
          </table:table-cell>
          <table:table-cell office:value-type="float" office:value="169677" calcext:value-type="float">
            <text:p>169677</text:p>
          </table:table-cell>
          <table:table-cell office:value-type="float" office:value="0.103031539411069" calcext:value-type="float">
            <text:p>0.103031539411069</text:p>
          </table:table-cell>
        </table:table-row>
        <table:table-row table:style-name="ro1">
          <table:table-cell office:value-type="float" office:value="78.6178448700002" calcext:value-type="float">
            <text:p>78.6178448700002</text:p>
          </table:table-cell>
          <table:table-cell office:value-type="float" office:value="170984" calcext:value-type="float">
            <text:p>170984</text:p>
          </table:table-cell>
          <table:table-cell office:value-type="float" office:value="170296" calcext:value-type="float">
            <text:p>170296</text:p>
          </table:table-cell>
          <table:table-cell office:value-type="float" office:value="0.102859458859634" calcext:value-type="float">
            <text:p>0.102859458859634</text:p>
          </table:table-cell>
        </table:table-row>
        <table:table-row table:style-name="ro1">
          <table:table-cell office:value-type="float" office:value="78.7567665880006" calcext:value-type="float">
            <text:p>78.7567665880006</text:p>
          </table:table-cell>
          <table:table-cell office:value-type="float" office:value="171715" calcext:value-type="float">
            <text:p>171715</text:p>
          </table:table-cell>
          <table:table-cell office:value-type="float" office:value="170984" calcext:value-type="float">
            <text:p>170984</text:p>
          </table:table-cell>
          <table:table-cell office:value-type="float" office:value="0.102695730353013" calcext:value-type="float">
            <text:p>0.102695730353013</text:p>
          </table:table-cell>
        </table:table-row>
        <table:table-row table:style-name="ro1">
          <table:table-cell office:value-type="float" office:value="78.8975031590007" calcext:value-type="float">
            <text:p>78.8975031590007</text:p>
          </table:table-cell>
          <table:table-cell office:value-type="float" office:value="172511" calcext:value-type="float">
            <text:p>172511</text:p>
          </table:table-cell>
          <table:table-cell office:value-type="float" office:value="171715" calcext:value-type="float">
            <text:p>171715</text:p>
          </table:table-cell>
          <table:table-cell office:value-type="float" office:value="0.102512818379103" calcext:value-type="float">
            <text:p>0.102512818379103</text:p>
          </table:table-cell>
        </table:table-row>
        <table:table-row table:style-name="ro1">
          <table:table-cell office:value-type="float" office:value="79.0067609830003" calcext:value-type="float">
            <text:p>79.0067609830003</text:p>
          </table:table-cell>
          <table:table-cell office:value-type="float" office:value="173163" calcext:value-type="float">
            <text:p>173163</text:p>
          </table:table-cell>
          <table:table-cell office:value-type="float" office:value="172511" calcext:value-type="float">
            <text:p>172511</text:p>
          </table:table-cell>
          <table:table-cell office:value-type="float" office:value="0.102340623191211" calcext:value-type="float">
            <text:p>0.102340623191211</text:p>
          </table:table-cell>
        </table:table-row>
        <table:table-row table:style-name="ro1">
          <table:table-cell office:value-type="float" office:value="79.161570151" calcext:value-type="float">
            <text:p>79.161570151</text:p>
          </table:table-cell>
          <table:table-cell office:value-type="float" office:value="174133" calcext:value-type="float">
            <text:p>174133</text:p>
          </table:table-cell>
          <table:table-cell office:value-type="float" office:value="173163" calcext:value-type="float">
            <text:p>173163</text:p>
          </table:table-cell>
          <table:table-cell office:value-type="float" office:value="0.102151332520016" calcext:value-type="float">
            <text:p>0.102151332520016</text:p>
          </table:table-cell>
        </table:table-row>
        <table:table-row table:style-name="ro1">
          <table:table-cell office:value-type="float" office:value="79.293757118" calcext:value-type="float">
            <text:p>79.293757118</text:p>
          </table:table-cell>
          <table:table-cell office:value-type="float" office:value="175000" calcext:value-type="float">
            <text:p>175000</text:p>
          </table:table-cell>
          <table:table-cell office:value-type="float" office:value="174133" calcext:value-type="float">
            <text:p>174133</text:p>
          </table:table-cell>
          <table:table-cell office:value-type="float" office:value="0.101974230572975" calcext:value-type="float">
            <text:p>0.101974230572975</text:p>
          </table:table-cell>
        </table:table-row>
        <table:table-row table:style-name="ro1">
          <table:table-cell office:value-type="float" office:value="79.4422633100003" calcext:value-type="float">
            <text:p>79.4422633100003</text:p>
          </table:table-cell>
          <table:table-cell office:value-type="float" office:value="176009" calcext:value-type="float">
            <text:p>176009</text:p>
          </table:table-cell>
          <table:table-cell office:value-type="float" office:value="175000" calcext:value-type="float">
            <text:p>175000</text:p>
          </table:table-cell>
          <table:table-cell office:value-type="float" office:value="0.101806944508949" calcext:value-type="float">
            <text:p>0.101806944508949</text:p>
          </table:table-cell>
        </table:table-row>
        <table:table-row table:style-name="ro1">
          <table:table-cell office:value-type="float" office:value="79.5838191990006" calcext:value-type="float">
            <text:p>79.5838191990006</text:p>
          </table:table-cell>
          <table:table-cell office:value-type="float" office:value="176998" calcext:value-type="float">
            <text:p>176998</text:p>
          </table:table-cell>
          <table:table-cell office:value-type="float" office:value="176009" calcext:value-type="float">
            <text:p>176009</text:p>
          </table:table-cell>
          <table:table-cell office:value-type="float" office:value="0.101622100373868" calcext:value-type="float">
            <text:p>0.101622100373868</text:p>
          </table:table-cell>
        </table:table-row>
        <table:table-row table:style-name="ro1">
          <table:table-cell office:value-type="float" office:value="79.7220732440001" calcext:value-type="float">
            <text:p>79.7220732440001</text:p>
          </table:table-cell>
          <table:table-cell office:value-type="float" office:value="177984" calcext:value-type="float">
            <text:p>177984</text:p>
          </table:table-cell>
          <table:table-cell office:value-type="float" office:value="176998" calcext:value-type="float">
            <text:p>176998</text:p>
          </table:table-cell>
          <table:table-cell office:value-type="float" office:value="0.101448813800354" calcext:value-type="float">
            <text:p>0.101448813800354</text:p>
          </table:table-cell>
        </table:table-row>
        <table:table-row table:style-name="ro1">
          <table:table-cell office:value-type="float" office:value="79.8654405370007" calcext:value-type="float">
            <text:p>79.8654405370007</text:p>
          </table:table-cell>
          <table:table-cell office:value-type="float" office:value="179020" calcext:value-type="float">
            <text:p>179020</text:p>
          </table:table-cell>
          <table:table-cell office:value-type="float" office:value="177984" calcext:value-type="float">
            <text:p>177984</text:p>
          </table:table-cell>
          <table:table-cell office:value-type="float" office:value="0.101259553552846" calcext:value-type="float">
            <text:p>0.101259553552846</text:p>
          </table:table-cell>
        </table:table-row>
        <table:table-row table:style-name="ro1">
          <table:table-cell office:value-type="float" office:value="80.0049430000008" calcext:value-type="float">
            <text:p>80.0049430000008</text:p>
          </table:table-cell>
          <table:table-cell office:value-type="float" office:value="180036" calcext:value-type="float">
            <text:p>180036</text:p>
          </table:table-cell>
          <table:table-cell office:value-type="float" office:value="179020" calcext:value-type="float">
            <text:p>179020</text:p>
          </table:table-cell>
          <table:table-cell office:value-type="float" office:value="0.101082925150934" calcext:value-type="float">
            <text:p>0.101082925150934</text:p>
          </table:table-cell>
        </table:table-row>
        <table:table-row table:style-name="ro1">
          <table:table-cell office:value-type="float" office:value="80.1468856520005" calcext:value-type="float">
            <text:p>80.1468856520005</text:p>
          </table:table-cell>
          <table:table-cell office:value-type="float" office:value="181068" calcext:value-type="float">
            <text:p>181068</text:p>
          </table:table-cell>
          <table:table-cell office:value-type="float" office:value="180036" calcext:value-type="float">
            <text:p>180036</text:p>
          </table:table-cell>
          <table:table-cell office:value-type="float" office:value="0.10091646543403" calcext:value-type="float">
            <text:p>0.10091646543403</text:p>
          </table:table-cell>
        </table:table-row>
        <table:table-row table:style-name="ro1">
          <table:table-cell office:value-type="float" office:value="80.2912214330008" calcext:value-type="float">
            <text:p>80.2912214330008</text:p>
          </table:table-cell>
          <table:table-cell office:value-type="float" office:value="182110" calcext:value-type="float">
            <text:p>182110</text:p>
          </table:table-cell>
          <table:table-cell office:value-type="float" office:value="181068" calcext:value-type="float">
            <text:p>181068</text:p>
          </table:table-cell>
          <table:table-cell office:value-type="float" office:value="0.100733172347224" calcext:value-type="float">
            <text:p>0.100733172347224</text:p>
          </table:table-cell>
        </table:table-row>
        <table:table-row table:style-name="ro1">
          <table:table-cell office:value-type="float" office:value="80.4330661960003" calcext:value-type="float">
            <text:p>80.4330661960003</text:p>
          </table:table-cell>
          <table:table-cell office:value-type="float" office:value="183120" calcext:value-type="float">
            <text:p>183120</text:p>
          </table:table-cell>
          <table:table-cell office:value-type="float" office:value="182110" calcext:value-type="float">
            <text:p>182110</text:p>
          </table:table-cell>
          <table:table-cell office:value-type="float" office:value="0.100561569088766" calcext:value-type="float">
            <text:p>0.100561569088766</text:p>
          </table:table-cell>
        </table:table-row>
        <table:table-row table:style-name="ro1">
          <table:table-cell office:value-type="float" office:value="80.5758053260006" calcext:value-type="float">
            <text:p>80.5758053260006</text:p>
          </table:table-cell>
          <table:table-cell office:value-type="float" office:value="184115" calcext:value-type="float">
            <text:p>184115</text:p>
          </table:table-cell>
          <table:table-cell office:value-type="float" office:value="183120" calcext:value-type="float">
            <text:p>183120</text:p>
          </table:table-cell>
          <table:table-cell office:value-type="float" office:value="0.100374535470265" calcext:value-type="float">
            <text:p>0.100374535470265</text:p>
          </table:table-cell>
        </table:table-row>
        <table:table-row table:style-name="ro1">
          <table:table-cell office:value-type="float" office:value="80.7174832870005" calcext:value-type="float">
            <text:p>80.7174832870005</text:p>
          </table:table-cell>
          <table:table-cell office:value-type="float" office:value="185074" calcext:value-type="float">
            <text:p>185074</text:p>
          </table:table-cell>
          <table:table-cell office:value-type="float" office:value="184115" calcext:value-type="float">
            <text:p>184115</text:p>
          </table:table-cell>
          <table:table-cell office:value-type="float" office:value="0.10020012588865" calcext:value-type="float">
            <text:p>0.10020012588865</text:p>
          </table:table-cell>
        </table:table-row>
        <table:table-row table:style-name="ro1">
          <table:table-cell office:value-type="float" office:value="80.8638506840007" calcext:value-type="float">
            <text:p>80.8638506840007</text:p>
          </table:table-cell>
          <table:table-cell office:value-type="float" office:value="186028" calcext:value-type="float">
            <text:p>186028</text:p>
          </table:table-cell>
          <table:table-cell office:value-type="float" office:value="185074" calcext:value-type="float">
            <text:p>185074</text:p>
          </table:table-cell>
          <table:table-cell office:value-type="float" office:value="0.10001121733623" calcext:value-type="float">
            <text:p>0.10001121733623</text:p>
          </table:table-cell>
        </table:table-row>
        <table:table-row table:style-name="ro1">
          <table:table-cell office:value-type="float" office:value="81.0022895120001" calcext:value-type="float">
            <text:p>81.0022895120001</text:p>
          </table:table-cell>
          <table:table-cell office:value-type="float" office:value="186891" calcext:value-type="float">
            <text:p>186891</text:p>
          </table:table-cell>
          <table:table-cell office:value-type="float" office:value="186028" calcext:value-type="float">
            <text:p>186028</text:p>
          </table:table-cell>
          <table:table-cell office:value-type="float" office:value="0.0998354918367661" calcext:value-type="float">
            <text:p>0.0998354918367661</text:p>
          </table:table-cell>
        </table:table-row>
        <table:table-row table:style-name="ro1">
          <table:table-cell office:value-type="float" office:value="81.143268408" calcext:value-type="float">
            <text:p>81.143268408</text:p>
          </table:table-cell>
          <table:table-cell office:value-type="float" office:value="187724" calcext:value-type="float">
            <text:p>187724</text:p>
          </table:table-cell>
          <table:table-cell office:value-type="float" office:value="186028" calcext:value-type="float">
            <text:p>186028</text:p>
          </table:table-cell>
          <table:table-cell office:value-type="float" office:value="0.0996703736674327" calcext:value-type="float">
            <text:p>0.0996703736674327</text:p>
          </table:table-cell>
        </table:table-row>
        <table:table-row table:style-name="ro1">
          <table:table-cell office:value-type="float" office:value="81.2854002630002" calcext:value-type="float">
            <text:p>81.2854002630002</text:p>
          </table:table-cell>
          <table:table-cell office:value-type="float" office:value="188511" calcext:value-type="float">
            <text:p>188511</text:p>
          </table:table-cell>
          <table:table-cell office:value-type="float" office:value="187724" calcext:value-type="float">
            <text:p>187724</text:p>
          </table:table-cell>
          <table:table-cell office:value-type="float" office:value="0.0994893853536993" calcext:value-type="float">
            <text:p>0.0994893853536993</text:p>
          </table:table-cell>
        </table:table-row>
        <table:table-row table:style-name="ro1">
          <table:table-cell office:value-type="float" office:value="81.4268783150001" calcext:value-type="float">
            <text:p>81.4268783150001</text:p>
          </table:table-cell>
          <table:table-cell office:value-type="float" office:value="189238" calcext:value-type="float">
            <text:p>189238</text:p>
          </table:table-cell>
          <table:table-cell office:value-type="float" office:value="188511" calcext:value-type="float">
            <text:p>188511</text:p>
          </table:table-cell>
          <table:table-cell office:value-type="float" office:value="0.099320238245968" calcext:value-type="float">
            <text:p>0.099320238245968</text:p>
          </table:table-cell>
        </table:table-row>
        <table:table-row table:style-name="ro1">
          <table:table-cell office:value-type="float" office:value="81.5748095660001" calcext:value-type="float">
            <text:p>81.5748095660001</text:p>
          </table:table-cell>
          <table:table-cell office:value-type="float" office:value="189932" calcext:value-type="float">
            <text:p>189932</text:p>
          </table:table-cell>
          <table:table-cell office:value-type="float" office:value="189238" calcext:value-type="float">
            <text:p>189238</text:p>
          </table:table-cell>
          <table:table-cell office:value-type="float" office:value="0.0991363873987425" calcext:value-type="float">
            <text:p>0.0991363873987425</text:p>
          </table:table-cell>
        </table:table-row>
        <table:table-row table:style-name="ro1">
          <table:table-cell office:value-type="float" office:value="81.7221572920007" calcext:value-type="float">
            <text:p>81.7221572920007</text:p>
          </table:table-cell>
          <table:table-cell office:value-type="float" office:value="190551" calcext:value-type="float">
            <text:p>190551</text:p>
          </table:table-cell>
          <table:table-cell office:value-type="float" office:value="189932" calcext:value-type="float">
            <text:p>189932</text:p>
          </table:table-cell>
          <table:table-cell office:value-type="float" office:value="0.0989651295750136" calcext:value-type="float">
            <text:p>0.0989651295750136</text:p>
          </table:table-cell>
        </table:table-row>
        <table:table-row table:style-name="ro1">
          <table:table-cell office:value-type="float" office:value="81.8754907030007" calcext:value-type="float">
            <text:p>81.8754907030007</text:p>
          </table:table-cell>
          <table:table-cell office:value-type="float" office:value="191115" calcext:value-type="float">
            <text:p>191115</text:p>
          </table:table-cell>
          <table:table-cell office:value-type="float" office:value="190551" calcext:value-type="float">
            <text:p>190551</text:p>
          </table:table-cell>
          <table:table-cell office:value-type="float" office:value="0.0987799467972658" calcext:value-type="float">
            <text:p>0.0987799467972658</text:p>
          </table:table-cell>
        </table:table-row>
        <table:table-row table:style-name="ro1">
          <table:table-cell office:value-type="float" office:value="81.9798212040005" calcext:value-type="float">
            <text:p>81.9798212040005</text:p>
          </table:table-cell>
          <table:table-cell office:value-type="float" office:value="191450" calcext:value-type="float">
            <text:p>191450</text:p>
          </table:table-cell>
          <table:table-cell office:value-type="float" office:value="191115" calcext:value-type="float">
            <text:p>191115</text:p>
          </table:table-cell>
          <table:table-cell office:value-type="float" office:value="0.098607800767066" calcext:value-type="float">
            <text:p>0.098607800767066</text:p>
          </table:table-cell>
        </table:table-row>
        <table:table-row table:style-name="ro1">
          <table:table-cell office:value-type="float" office:value="82.0829984850006" calcext:value-type="float">
            <text:p>82.0829984850006</text:p>
          </table:table-cell>
          <table:table-cell office:value-type="float" office:value="191741" calcext:value-type="float">
            <text:p>191741</text:p>
          </table:table-cell>
          <table:table-cell office:value-type="float" office:value="191450" calcext:value-type="float">
            <text:p>191450</text:p>
          </table:table-cell>
          <table:table-cell office:value-type="float" office:value="0.0984461428141418" calcext:value-type="float">
            <text:p>0.0984461428141418</text:p>
          </table:table-cell>
        </table:table-row>
        <table:table-row table:style-name="ro1">
          <table:table-cell office:value-type="float" office:value="82.2222732400005" calcext:value-type="float">
            <text:p>82.2222732400005</text:p>
          </table:table-cell>
          <table:table-cell office:value-type="float" office:value="192070" calcext:value-type="float">
            <text:p>192070</text:p>
          </table:table-cell>
          <table:table-cell office:value-type="float" office:value="191450" calcext:value-type="float">
            <text:p>191450</text:p>
          </table:table-cell>
          <table:table-cell office:value-type="float" office:value="0.098292933787333" calcext:value-type="float">
            <text:p>0.098292933787333</text:p>
          </table:table-cell>
        </table:table-row>
        <table:table-row table:style-name="ro1">
          <table:table-cell office:value-type="float" office:value="82.3619016490002" calcext:value-type="float">
            <text:p>82.3619016490002</text:p>
          </table:table-cell>
          <table:table-cell office:value-type="float" office:value="192324" calcext:value-type="float">
            <text:p>192324</text:p>
          </table:table-cell>
          <table:table-cell office:value-type="float" office:value="192070" calcext:value-type="float">
            <text:p>192070</text:p>
          </table:table-cell>
          <table:table-cell office:value-type="float" office:value="0.0981227757752988" calcext:value-type="float">
            <text:p>0.0981227757752988</text:p>
          </table:table-cell>
        </table:table-row>
        <table:table-row table:style-name="ro1">
          <table:table-cell office:value-type="float" office:value="82.5078232560009" calcext:value-type="float">
            <text:p>82.5078232560009</text:p>
          </table:table-cell>
          <table:table-cell office:value-type="float" office:value="192507" calcext:value-type="float">
            <text:p>192507</text:p>
          </table:table-cell>
          <table:table-cell office:value-type="float" office:value="192324" calcext:value-type="float">
            <text:p>192324</text:p>
          </table:table-cell>
          <table:table-cell office:value-type="float" office:value="0.0979629408148863" calcext:value-type="float">
            <text:p>0.0979629408148863</text:p>
          </table:table-cell>
        </table:table-row>
        <table:table-row table:style-name="ro1">
          <table:table-cell office:value-type="float" office:value="82.654789321" calcext:value-type="float">
            <text:p>82.654789321</text:p>
          </table:table-cell>
          <table:table-cell office:value-type="float" office:value="192607" calcext:value-type="float">
            <text:p>192607</text:p>
          </table:table-cell>
          <table:table-cell office:value-type="float" office:value="192507" calcext:value-type="float">
            <text:p>192507</text:p>
          </table:table-cell>
          <table:table-cell office:value-type="float" office:value="0.0978114219107182" calcext:value-type="float">
            <text:p>0.0978114219107182</text:p>
          </table:table-cell>
        </table:table-row>
        <table:table-row table:style-name="ro1">
          <table:table-cell office:value-type="float" office:value="82.7937823060001" calcext:value-type="float">
            <text:p>82.7937823060001</text:p>
          </table:table-cell>
          <table:table-cell office:value-type="float" office:value="192623" calcext:value-type="float">
            <text:p>192623</text:p>
          </table:table-cell>
          <table:table-cell office:value-type="float" office:value="192607" calcext:value-type="float">
            <text:p>192607</text:p>
          </table:table-cell>
          <table:table-cell office:value-type="float" office:value="0.097643076922514" calcext:value-type="float">
            <text:p>0.097643076922514</text:p>
          </table:table-cell>
        </table:table-row>
        <table:table-row table:style-name="ro1">
          <table:table-cell office:value-type="float" office:value="82.9422903220002" calcext:value-type="float">
            <text:p>82.9422903220002</text:p>
          </table:table-cell>
          <table:table-cell office:value-type="float" office:value="192558" calcext:value-type="float">
            <text:p>192558</text:p>
          </table:table-cell>
          <table:table-cell office:value-type="float" office:value="192623" calcext:value-type="float">
            <text:p>192623</text:p>
          </table:table-cell>
          <table:table-cell office:value-type="float" office:value="0.0974849215864374" calcext:value-type="float">
            <text:p>0.0974849215864374</text:p>
          </table:table-cell>
        </table:table-row>
        <table:table-row table:style-name="ro1">
          <table:table-cell office:value-type="float" office:value="83.0821376430004" calcext:value-type="float">
            <text:p>83.0821376430004</text:p>
          </table:table-cell>
          <table:table-cell office:value-type="float" office:value="192420" calcext:value-type="float">
            <text:p>192420</text:p>
          </table:table-cell>
          <table:table-cell office:value-type="float" office:value="192558" calcext:value-type="float">
            <text:p>192558</text:p>
          </table:table-cell>
          <table:table-cell office:value-type="float" office:value="0.0973116087667344" calcext:value-type="float">
            <text:p>0.0973116087667344</text:p>
          </table:table-cell>
        </table:table-row>
        <table:table-row table:style-name="ro1">
          <table:table-cell office:value-type="float" office:value="83.2256855720007" calcext:value-type="float">
            <text:p>83.2256855720007</text:p>
          </table:table-cell>
          <table:table-cell office:value-type="float" office:value="192204" calcext:value-type="float">
            <text:p>192204</text:p>
          </table:table-cell>
          <table:table-cell office:value-type="float" office:value="192420" calcext:value-type="float">
            <text:p>192420</text:p>
          </table:table-cell>
          <table:table-cell office:value-type="float" office:value="0.0971496488951728" calcext:value-type="float">
            <text:p>0.0971496488951728</text:p>
          </table:table-cell>
        </table:table-row>
        <table:table-row table:style-name="ro1">
          <table:table-cell office:value-type="float" office:value="83.3637627210001" calcext:value-type="float">
            <text:p>83.3637627210001</text:p>
          </table:table-cell>
          <table:table-cell office:value-type="float" office:value="191926" calcext:value-type="float">
            <text:p>191926</text:p>
          </table:table-cell>
          <table:table-cell office:value-type="float" office:value="192204" calcext:value-type="float">
            <text:p>192204</text:p>
          </table:table-cell>
          <table:table-cell office:value-type="float" office:value="0.0969736300668001" calcext:value-type="float">
            <text:p>0.0969736300668001</text:p>
          </table:table-cell>
        </table:table-row>
        <table:table-row table:style-name="ro1">
          <table:table-cell office:value-type="float" office:value="83.5134100880005" calcext:value-type="float">
            <text:p>83.5134100880005</text:p>
          </table:table-cell>
          <table:table-cell office:value-type="float" office:value="191553" calcext:value-type="float">
            <text:p>191553</text:p>
          </table:table-cell>
          <table:table-cell office:value-type="float" office:value="191926" calcext:value-type="float">
            <text:p>191926</text:p>
          </table:table-cell>
          <table:table-cell office:value-type="float" office:value="0.0968096732842093" calcext:value-type="float">
            <text:p>0.0968096732842093</text:p>
          </table:table-cell>
        </table:table-row>
        <table:table-row table:style-name="ro1">
          <table:table-cell office:value-type="float" office:value="83.6578099850003" calcext:value-type="float">
            <text:p>83.6578099850003</text:p>
          </table:table-cell>
          <table:table-cell office:value-type="float" office:value="191126" calcext:value-type="float">
            <text:p>191126</text:p>
          </table:table-cell>
          <table:table-cell office:value-type="float" office:value="191553" calcext:value-type="float">
            <text:p>191553</text:p>
          </table:table-cell>
          <table:table-cell office:value-type="float" office:value="0.0966554217005968" calcext:value-type="float">
            <text:p>0.0966554217005968</text:p>
          </table:table-cell>
        </table:table-row>
        <table:table-row table:style-name="ro1">
          <table:table-cell office:value-type="float" office:value="83.7990332680001" calcext:value-type="float">
            <text:p>83.7990332680001</text:p>
          </table:table-cell>
          <table:table-cell office:value-type="float" office:value="190648" calcext:value-type="float">
            <text:p>190648</text:p>
          </table:table-cell>
          <table:table-cell office:value-type="float" office:value="191126" calcext:value-type="float">
            <text:p>191126</text:p>
          </table:table-cell>
          <table:table-cell office:value-type="float" office:value="0.096486014007184" calcext:value-type="float">
            <text:p>0.096486014007184</text:p>
          </table:table-cell>
        </table:table-row>
        <table:table-row table:style-name="ro1">
          <table:table-cell office:value-type="float" office:value="83.9394980250008" calcext:value-type="float">
            <text:p>83.9394980250008</text:p>
          </table:table-cell>
          <table:table-cell office:value-type="float" office:value="190120" calcext:value-type="float">
            <text:p>190120</text:p>
          </table:table-cell>
          <table:table-cell office:value-type="float" office:value="190648" calcext:value-type="float">
            <text:p>190648</text:p>
          </table:table-cell>
          <table:table-cell office:value-type="float" office:value="0.0963275671866085" calcext:value-type="float">
            <text:p>0.0963275671866085</text:p>
          </table:table-cell>
        </table:table-row>
        <table:table-row table:style-name="ro1">
          <table:table-cell office:value-type="float" office:value="84.0846622270001" calcext:value-type="float">
            <text:p>84.0846622270001</text:p>
          </table:table-cell>
          <table:table-cell office:value-type="float" office:value="189524" calcext:value-type="float">
            <text:p>189524</text:p>
          </table:table-cell>
          <table:table-cell office:value-type="float" office:value="190120" calcext:value-type="float">
            <text:p>190120</text:p>
          </table:table-cell>
          <table:table-cell office:value-type="float" office:value="0.0961551325082367" calcext:value-type="float">
            <text:p>0.0961551325082367</text:p>
          </table:table-cell>
        </table:table-row>
        <table:table-row table:style-name="ro1">
          <table:table-cell office:value-type="float" office:value="84.2306243960002" calcext:value-type="float">
            <text:p>84.2306243960002</text:p>
          </table:table-cell>
          <table:table-cell office:value-type="float" office:value="188878" calcext:value-type="float">
            <text:p>188878</text:p>
          </table:table-cell>
          <table:table-cell office:value-type="float" office:value="189524" calcext:value-type="float">
            <text:p>189524</text:p>
          </table:table-cell>
          <table:table-cell office:value-type="float" office:value="0.0959944278182699" calcext:value-type="float">
            <text:p>0.0959944278182699</text:p>
          </table:table-cell>
        </table:table-row>
        <table:table-row table:style-name="ro1">
          <table:table-cell office:value-type="float" office:value="84.3828808040007" calcext:value-type="float">
            <text:p>84.3828808040007</text:p>
          </table:table-cell>
          <table:table-cell office:value-type="float" office:value="188163" calcext:value-type="float">
            <text:p>188163</text:p>
          </table:table-cell>
          <table:table-cell office:value-type="float" office:value="188878" calcext:value-type="float">
            <text:p>188878</text:p>
          </table:table-cell>
          <table:table-cell office:value-type="float" office:value="0.0958205125280999" calcext:value-type="float">
            <text:p>0.0958205125280999</text:p>
          </table:table-cell>
        </table:table-row>
        <table:table-row table:style-name="ro1">
          <table:table-cell office:value-type="float" office:value="84.5380148350005" calcext:value-type="float">
            <text:p>84.5380148350005</text:p>
          </table:table-cell>
          <table:table-cell office:value-type="float" office:value="187400" calcext:value-type="float">
            <text:p>187400</text:p>
          </table:table-cell>
          <table:table-cell office:value-type="float" office:value="188163" calcext:value-type="float">
            <text:p>188163</text:p>
          </table:table-cell>
          <table:table-cell office:value-type="float" office:value="0.095658785319392" calcext:value-type="float">
            <text:p>0.095658785319392</text:p>
          </table:table-cell>
        </table:table-row>
        <table:table-row table:style-name="ro1">
          <table:table-cell office:value-type="float" office:value="84.6850593830004" calcext:value-type="float">
            <text:p>84.6850593830004</text:p>
          </table:table-cell>
          <table:table-cell office:value-type="float" office:value="186651" calcext:value-type="float">
            <text:p>186651</text:p>
          </table:table-cell>
          <table:table-cell office:value-type="float" office:value="188163" calcext:value-type="float">
            <text:p>188163</text:p>
          </table:table-cell>
          <table:table-cell office:value-type="float" office:value="0.0954843742270776" calcext:value-type="float">
            <text:p>0.0954843742270776</text:p>
          </table:table-cell>
        </table:table-row>
        <table:table-row table:style-name="ro1">
          <table:table-cell office:value-type="float" office:value="84.8299612260007" calcext:value-type="float">
            <text:p>84.8299612260007</text:p>
          </table:table-cell>
          <table:table-cell office:value-type="float" office:value="185896" calcext:value-type="float">
            <text:p>185896</text:p>
          </table:table-cell>
          <table:table-cell office:value-type="float" office:value="186651" calcext:value-type="float">
            <text:p>186651</text:p>
          </table:table-cell>
          <table:table-cell office:value-type="float" office:value="0.0953224106242657" calcext:value-type="float">
            <text:p>0.0953224106242657</text:p>
          </table:table-cell>
        </table:table-row>
        <table:table-row table:style-name="ro1">
          <table:table-cell office:value-type="float" office:value="84.9530071120007" calcext:value-type="float">
            <text:p>84.9530071120007</text:p>
          </table:table-cell>
          <table:table-cell office:value-type="float" office:value="185248" calcext:value-type="float">
            <text:p>185248</text:p>
          </table:table-cell>
          <table:table-cell office:value-type="float" office:value="185896" calcext:value-type="float">
            <text:p>185896</text:p>
          </table:table-cell>
          <table:table-cell office:value-type="float" office:value="0.09517045805024" calcext:value-type="float">
            <text:p>0.09517045805024</text:p>
          </table:table-cell>
        </table:table-row>
        <table:table-row table:style-name="ro1">
          <table:table-cell office:value-type="float" office:value="85.1036980180006" calcext:value-type="float">
            <text:p>85.1036980180006</text:p>
          </table:table-cell>
          <table:table-cell office:value-type="float" office:value="184452" calcext:value-type="float">
            <text:p>184452</text:p>
          </table:table-cell>
          <table:table-cell office:value-type="float" office:value="185248" calcext:value-type="float">
            <text:p>185248</text:p>
          </table:table-cell>
          <table:table-cell office:value-type="float" office:value="0.0950042909684939" calcext:value-type="float">
            <text:p>0.0950042909684939</text:p>
          </table:table-cell>
        </table:table-row>
        <table:table-row table:style-name="ro1">
          <table:table-cell office:value-type="float" office:value="85.2619080920003" calcext:value-type="float">
            <text:p>85.2619080920003</text:p>
          </table:table-cell>
          <table:table-cell office:value-type="float" office:value="183623" calcext:value-type="float">
            <text:p>183623</text:p>
          </table:table-cell>
          <table:table-cell office:value-type="float" office:value="184452" calcext:value-type="float">
            <text:p>184452</text:p>
          </table:table-cell>
          <table:table-cell office:value-type="float" office:value="0.0971799033630304" calcext:value-type="float">
            <text:p>0.0971799033630304</text:p>
          </table:table-cell>
        </table:table-row>
        <table:table-row table:style-name="ro1">
          <table:table-cell office:value-type="float" office:value="85.4205227100001" calcext:value-type="float">
            <text:p>85.4205227100001</text:p>
          </table:table-cell>
          <table:table-cell office:value-type="float" office:value="182808" calcext:value-type="float">
            <text:p>182808</text:p>
          </table:table-cell>
          <table:table-cell office:value-type="float" office:value="183623" calcext:value-type="float">
            <text:p>183623</text:p>
          </table:table-cell>
          <table:table-cell office:value-type="float" office:value="0.098895509059402" calcext:value-type="float">
            <text:p>0.098895509059402</text:p>
          </table:table-cell>
        </table:table-row>
        <table:table-row table:style-name="ro1">
          <table:table-cell office:value-type="float" office:value="85.5755832520008" calcext:value-type="float">
            <text:p>85.5755832520008</text:p>
          </table:table-cell>
          <table:table-cell office:value-type="float" office:value="182037" calcext:value-type="float">
            <text:p>182037</text:p>
          </table:table-cell>
          <table:table-cell office:value-type="float" office:value="182808" calcext:value-type="float">
            <text:p>182808</text:p>
          </table:table-cell>
          <table:table-cell office:value-type="float" office:value="0.100218400213524" calcext:value-type="float">
            <text:p>0.100218400213524</text:p>
          </table:table-cell>
        </table:table-row>
        <table:table-row table:style-name="ro1">
          <table:table-cell office:value-type="float" office:value="85.7329566910003" calcext:value-type="float">
            <text:p>85.7329566910003</text:p>
          </table:table-cell>
          <table:table-cell office:value-type="float" office:value="181288" calcext:value-type="float">
            <text:p>181288</text:p>
          </table:table-cell>
          <table:table-cell office:value-type="float" office:value="182037" calcext:value-type="float">
            <text:p>182037</text:p>
          </table:table-cell>
          <table:table-cell office:value-type="float" office:value="0.101252003543184" calcext:value-type="float">
            <text:p>0.101252003543184</text:p>
          </table:table-cell>
        </table:table-row>
        <table:table-row table:style-name="ro1">
          <table:table-cell office:value-type="float" office:value="85.8894502430003" calcext:value-type="float">
            <text:p>85.8894502430003</text:p>
          </table:table-cell>
          <table:table-cell office:value-type="float" office:value="180587" calcext:value-type="float">
            <text:p>180587</text:p>
          </table:table-cell>
          <table:table-cell office:value-type="float" office:value="181288" calcext:value-type="float">
            <text:p>181288</text:p>
          </table:table-cell>
          <table:table-cell office:value-type="float" office:value="0.102029640217725" calcext:value-type="float">
            <text:p>0.102029640217725</text:p>
          </table:table-cell>
        </table:table-row>
        <table:table-row table:style-name="ro1">
          <table:table-cell office:value-type="float" office:value="86.0446348450005" calcext:value-type="float">
            <text:p>86.0446348450005</text:p>
          </table:table-cell>
          <table:table-cell office:value-type="float" office:value="179942" calcext:value-type="float">
            <text:p>179942</text:p>
          </table:table-cell>
          <table:table-cell office:value-type="float" office:value="180587" calcext:value-type="float">
            <text:p>180587</text:p>
          </table:table-cell>
          <table:table-cell office:value-type="float" office:value="0.102627212757611" calcext:value-type="float">
            <text:p>0.102627212757611</text:p>
          </table:table-cell>
        </table:table-row>
        <table:table-row table:style-name="ro1">
          <table:table-cell office:value-type="float" office:value="86.2098008230005" calcext:value-type="float">
            <text:p>86.2098008230005</text:p>
          </table:table-cell>
          <table:table-cell office:value-type="float" office:value="179319" calcext:value-type="float">
            <text:p>179319</text:p>
          </table:table-cell>
          <table:table-cell office:value-type="float" office:value="179942" calcext:value-type="float">
            <text:p>179942</text:p>
          </table:table-cell>
          <table:table-cell office:value-type="float" office:value="0.103056368576286" calcext:value-type="float">
            <text:p>0.103056368576286</text:p>
          </table:table-cell>
        </table:table-row>
        <table:table-row table:style-name="ro1">
          <table:table-cell office:value-type="float" office:value="86.3676994780008" calcext:value-type="float">
            <text:p>86.3676994780008</text:p>
          </table:table-cell>
          <table:table-cell office:value-type="float" office:value="178793" calcext:value-type="float">
            <text:p>178793</text:p>
          </table:table-cell>
          <table:table-cell office:value-type="float" office:value="179319" calcext:value-type="float">
            <text:p>179319</text:p>
          </table:table-cell>
          <table:table-cell office:value-type="float" office:value="0.103351018205977" calcext:value-type="float">
            <text:p>0.103351018205977</text:p>
          </table:table-cell>
        </table:table-row>
        <table:table-row table:style-name="ro1">
          <table:table-cell office:value-type="float" office:value="86.5227252700006" calcext:value-type="float">
            <text:p>86.5227252700006</text:p>
          </table:table-cell>
          <table:table-cell office:value-type="float" office:value="178349" calcext:value-type="float">
            <text:p>178349</text:p>
          </table:table-cell>
          <table:table-cell office:value-type="float" office:value="178793" calcext:value-type="float">
            <text:p>178793</text:p>
          </table:table-cell>
          <table:table-cell office:value-type="float" office:value="0.103562485098424" calcext:value-type="float">
            <text:p>0.103562485098424</text:p>
          </table:table-cell>
        </table:table-row>
        <table:table-row table:style-name="ro1">
          <table:table-cell office:value-type="float" office:value="86.6717654580007" calcext:value-type="float">
            <text:p>86.6717654580007</text:p>
          </table:table-cell>
          <table:table-cell office:value-type="float" office:value="177995" calcext:value-type="float">
            <text:p>177995</text:p>
          </table:table-cell>
          <table:table-cell office:value-type="float" office:value="178349" calcext:value-type="float">
            <text:p>178349</text:p>
          </table:table-cell>
          <table:table-cell office:value-type="float" office:value="0.103683321412073" calcext:value-type="float">
            <text:p>0.103683321412073</text:p>
          </table:table-cell>
        </table:table-row>
        <table:table-row table:style-name="ro1">
          <table:table-cell office:value-type="float" office:value="86.8306237090001" calcext:value-type="float">
            <text:p>86.8306237090001</text:p>
          </table:table-cell>
          <table:table-cell office:value-type="float" office:value="177702" calcext:value-type="float">
            <text:p>177702</text:p>
          </table:table-cell>
          <table:table-cell office:value-type="float" office:value="177995" calcext:value-type="float">
            <text:p>177995</text:p>
          </table:table-cell>
          <table:table-cell office:value-type="float" office:value="0.103755905684571" calcext:value-type="float">
            <text:p>0.103755905684571</text:p>
          </table:table-cell>
        </table:table-row>
        <table:table-row table:style-name="ro1">
          <table:table-cell office:value-type="float" office:value="86.9918460000008" calcext:value-type="float">
            <text:p>86.9918460000008</text:p>
          </table:table-cell>
          <table:table-cell office:value-type="float" office:value="177497" calcext:value-type="float">
            <text:p>177497</text:p>
          </table:table-cell>
          <table:table-cell office:value-type="float" office:value="177702" calcext:value-type="float">
            <text:p>177702</text:p>
          </table:table-cell>
          <table:table-cell office:value-type="float" office:value="0.103765970222398" calcext:value-type="float">
            <text:p>0.103765970222398</text:p>
          </table:table-cell>
        </table:table-row>
        <table:table-row table:style-name="ro1">
          <table:table-cell office:value-type="float" office:value="87.147149724" calcext:value-type="float">
            <text:p>87.147149724</text:p>
          </table:table-cell>
          <table:table-cell office:value-type="float" office:value="177391" calcext:value-type="float">
            <text:p>177391</text:p>
          </table:table-cell>
          <table:table-cell office:value-type="float" office:value="177497" calcext:value-type="float">
            <text:p>177497</text:p>
          </table:table-cell>
          <table:table-cell office:value-type="float" office:value="0.103750103366858" calcext:value-type="float">
            <text:p>0.103750103366858</text:p>
          </table:table-cell>
        </table:table-row>
        <table:table-row table:style-name="ro1">
          <table:table-cell office:value-type="float" office:value="87.2987685620001" calcext:value-type="float">
            <text:p>87.2987685620001</text:p>
          </table:table-cell>
          <table:table-cell office:value-type="float" office:value="177378" calcext:value-type="float">
            <text:p>177378</text:p>
          </table:table-cell>
          <table:table-cell office:value-type="float" office:value="177391" calcext:value-type="float">
            <text:p>177391</text:p>
          </table:table-cell>
          <table:table-cell office:value-type="float" office:value="0.1036897378659" calcext:value-type="float">
            <text:p>0.1036897378659</text:p>
          </table:table-cell>
        </table:table-row>
        <table:table-row table:style-name="ro1">
          <table:table-cell office:value-type="float" office:value="87.4493814220004" calcext:value-type="float">
            <text:p>87.4493814220004</text:p>
          </table:table-cell>
          <table:table-cell office:value-type="float" office:value="177454" calcext:value-type="float">
            <text:p>177454</text:p>
          </table:table-cell>
          <table:table-cell office:value-type="float" office:value="177378" calcext:value-type="float">
            <text:p>177378</text:p>
          </table:table-cell>
          <table:table-cell office:value-type="float" office:value="0.103617691555636" calcext:value-type="float">
            <text:p>0.103617691555636</text:p>
          </table:table-cell>
        </table:table-row>
        <table:table-row table:style-name="ro1">
          <table:table-cell office:value-type="float" office:value="87.605767477" calcext:value-type="float">
            <text:p>87.605767477</text:p>
          </table:table-cell>
          <table:table-cell office:value-type="float" office:value="177627" calcext:value-type="float">
            <text:p>177627</text:p>
          </table:table-cell>
          <table:table-cell office:value-type="float" office:value="177454" calcext:value-type="float">
            <text:p>177454</text:p>
          </table:table-cell>
          <table:table-cell office:value-type="float" office:value="0.10351270994554" calcext:value-type="float">
            <text:p>0.10351270994554</text:p>
          </table:table-cell>
        </table:table-row>
        <table:table-row table:style-name="ro1">
          <table:table-cell office:value-type="float" office:value="87.7590682080008" calcext:value-type="float">
            <text:p>87.7590682080008</text:p>
          </table:table-cell>
          <table:table-cell office:value-type="float" office:value="177891" calcext:value-type="float">
            <text:p>177891</text:p>
          </table:table-cell>
          <table:table-cell office:value-type="float" office:value="177627" calcext:value-type="float">
            <text:p>177627</text:p>
          </table:table-cell>
          <table:table-cell office:value-type="float" office:value="0.103405133631489" calcext:value-type="float">
            <text:p>0.103405133631489</text:p>
          </table:table-cell>
        </table:table-row>
        <table:table-row table:style-name="ro1">
          <table:table-cell office:value-type="float" office:value="87.8873665890005" calcext:value-type="float">
            <text:p>87.8873665890005</text:p>
          </table:table-cell>
          <table:table-cell office:value-type="float" office:value="178182" calcext:value-type="float">
            <text:p>178182</text:p>
          </table:table-cell>
          <table:table-cell office:value-type="float" office:value="177627" calcext:value-type="float">
            <text:p>177627</text:p>
          </table:table-cell>
          <table:table-cell office:value-type="float" office:value="0.103272052110671" calcext:value-type="float">
            <text:p>0.103272052110671</text:p>
          </table:table-cell>
        </table:table-row>
        <table:table-row table:style-name="ro1">
          <table:table-cell office:value-type="float" office:value="87.9894270290006" calcext:value-type="float">
            <text:p>87.9894270290006</text:p>
          </table:table-cell>
          <table:table-cell office:value-type="float" office:value="178458" calcext:value-type="float">
            <text:p>178458</text:p>
          </table:table-cell>
          <table:table-cell office:value-type="float" office:value="178182" calcext:value-type="float">
            <text:p>178182</text:p>
          </table:table-cell>
          <table:table-cell office:value-type="float" office:value="0.103142157081923" calcext:value-type="float">
            <text:p>0.103142157081923</text:p>
          </table:table-cell>
        </table:table-row>
        <table:table-row table:style-name="ro1">
          <table:table-cell office:value-type="float" office:value="88.129047595" calcext:value-type="float">
            <text:p>88.129047595</text:p>
          </table:table-cell>
          <table:table-cell office:value-type="float" office:value="178900" calcext:value-type="float">
            <text:p>178900</text:p>
          </table:table-cell>
          <table:table-cell office:value-type="float" office:value="178458" calcext:value-type="float">
            <text:p>178458</text:p>
          </table:table-cell>
          <table:table-cell office:value-type="float" office:value="0.103014864617703" calcext:value-type="float">
            <text:p>0.103014864617703</text:p>
          </table:table-cell>
        </table:table-row>
        <table:table-row table:style-name="ro1">
          <table:table-cell office:value-type="float" office:value="88.2769880160004" calcext:value-type="float">
            <text:p>88.2769880160004</text:p>
          </table:table-cell>
          <table:table-cell office:value-type="float" office:value="179445" calcext:value-type="float">
            <text:p>179445</text:p>
          </table:table-cell>
          <table:table-cell office:value-type="float" office:value="178900" calcext:value-type="float">
            <text:p>178900</text:p>
          </table:table-cell>
          <table:table-cell office:value-type="float" office:value="0.102866437148708" calcext:value-type="float">
            <text:p>0.102866437148708</text:p>
          </table:table-cell>
        </table:table-row>
        <table:table-row table:style-name="ro1">
          <table:table-cell office:value-type="float" office:value="88.4315731880006" calcext:value-type="float">
            <text:p>88.4315731880006</text:p>
          </table:table-cell>
          <table:table-cell office:value-type="float" office:value="180096" calcext:value-type="float">
            <text:p>180096</text:p>
          </table:table-cell>
          <table:table-cell office:value-type="float" office:value="179445" calcext:value-type="float">
            <text:p>179445</text:p>
          </table:table-cell>
          <table:table-cell office:value-type="float" office:value="0.102724477755288" calcext:value-type="float">
            <text:p>0.102724477755288</text:p>
          </table:table-cell>
        </table:table-row>
        <table:table-row table:style-name="ro1">
          <table:table-cell office:value-type="float" office:value="88.5855556870001" calcext:value-type="float">
            <text:p>88.5855556870001</text:p>
          </table:table-cell>
          <table:table-cell office:value-type="float" office:value="180822" calcext:value-type="float">
            <text:p>180822</text:p>
          </table:table-cell>
          <table:table-cell office:value-type="float" office:value="180096" calcext:value-type="float">
            <text:p>180096</text:p>
          </table:table-cell>
          <table:table-cell office:value-type="float" office:value="0.102564633166858" calcext:value-type="float">
            <text:p>0.102564633166858</text:p>
          </table:table-cell>
        </table:table-row>
        <table:table-row table:style-name="ro1">
          <table:table-cell office:value-type="float" office:value="88.7405374420005" calcext:value-type="float">
            <text:p>88.7405374420005</text:p>
          </table:table-cell>
          <table:table-cell office:value-type="float" office:value="181627" calcext:value-type="float">
            <text:p>181627</text:p>
          </table:table-cell>
          <table:table-cell office:value-type="float" office:value="180822" calcext:value-type="float">
            <text:p>180822</text:p>
          </table:table-cell>
          <table:table-cell office:value-type="float" office:value="0.102413697483713" calcext:value-type="float">
            <text:p>0.102413697483713</text:p>
          </table:table-cell>
        </table:table-row>
        <table:table-row table:style-name="ro1">
          <table:table-cell office:value-type="float" office:value="88.8920220810005" calcext:value-type="float">
            <text:p>88.8920220810005</text:p>
          </table:table-cell>
          <table:table-cell office:value-type="float" office:value="182479" calcext:value-type="float">
            <text:p>182479</text:p>
          </table:table-cell>
          <table:table-cell office:value-type="float" office:value="181627" calcext:value-type="float">
            <text:p>181627</text:p>
          </table:table-cell>
          <table:table-cell office:value-type="float" office:value="0.102246985075006" calcext:value-type="float">
            <text:p>0.102246985075006</text:p>
          </table:table-cell>
        </table:table-row>
        <table:table-row table:style-name="ro1">
          <table:table-cell office:value-type="float" office:value="89.0430636270003" calcext:value-type="float">
            <text:p>89.0430636270003</text:p>
          </table:table-cell>
          <table:table-cell office:value-type="float" office:value="183386" calcext:value-type="float">
            <text:p>183386</text:p>
          </table:table-cell>
          <table:table-cell office:value-type="float" office:value="182479" calcext:value-type="float">
            <text:p>182479</text:p>
          </table:table-cell>
          <table:table-cell office:value-type="float" office:value="0.102090710946138" calcext:value-type="float">
            <text:p>0.102090710946138</text:p>
          </table:table-cell>
        </table:table-row>
        <table:table-row table:style-name="ro1">
          <table:table-cell office:value-type="float" office:value="89.1935228380007" calcext:value-type="float">
            <text:p>89.1935228380007</text:p>
          </table:table-cell>
          <table:table-cell office:value-type="float" office:value="184340" calcext:value-type="float">
            <text:p>184340</text:p>
          </table:table-cell>
          <table:table-cell office:value-type="float" office:value="183386" calcext:value-type="float">
            <text:p>183386</text:p>
          </table:table-cell>
          <table:table-cell office:value-type="float" office:value="0.101920037823277" calcext:value-type="float">
            <text:p>0.101920037823277</text:p>
          </table:table-cell>
        </table:table-row>
        <table:table-row table:style-name="ro1">
          <table:table-cell office:value-type="float" office:value="89.3445103940003" calcext:value-type="float">
            <text:p>89.3445103940003</text:p>
          </table:table-cell>
          <table:table-cell office:value-type="float" office:value="185341" calcext:value-type="float">
            <text:p>185341</text:p>
          </table:table-cell>
          <table:table-cell office:value-type="float" office:value="184340" calcext:value-type="float">
            <text:p>184340</text:p>
          </table:table-cell>
          <table:table-cell office:value-type="float" office:value="0.101760749359745" calcext:value-type="float">
            <text:p>0.101760749359745</text:p>
          </table:table-cell>
        </table:table-row>
        <table:table-row table:style-name="ro1">
          <table:table-cell office:value-type="float" office:value="89.5044959800007" calcext:value-type="float">
            <text:p>89.5044959800007</text:p>
          </table:table-cell>
          <table:table-cell office:value-type="float" office:value="186441" calcext:value-type="float">
            <text:p>186441</text:p>
          </table:table-cell>
          <table:table-cell office:value-type="float" office:value="185341" calcext:value-type="float">
            <text:p>185341</text:p>
          </table:table-cell>
          <table:table-cell office:value-type="float" office:value="0.101587971685106" calcext:value-type="float">
            <text:p>0.101587971685106</text:p>
          </table:table-cell>
        </table:table-row>
        <table:table-row table:style-name="ro1">
          <table:table-cell office:value-type="float" office:value="89.6691294310003" calcext:value-type="float">
            <text:p>89.6691294310003</text:p>
          </table:table-cell>
          <table:table-cell office:value-type="float" office:value="187605" calcext:value-type="float">
            <text:p>187605</text:p>
          </table:table-cell>
          <table:table-cell office:value-type="float" office:value="186441" calcext:value-type="float">
            <text:p>186441</text:p>
          </table:table-cell>
          <table:table-cell office:value-type="float" office:value="0.101404605536004" calcext:value-type="float">
            <text:p>0.101404605536004</text:p>
          </table:table-cell>
        </table:table-row>
        <table:table-row table:style-name="ro1">
          <table:table-cell office:value-type="float" office:value="89.8247189940003" calcext:value-type="float">
            <text:p>89.8247189940003</text:p>
          </table:table-cell>
          <table:table-cell office:value-type="float" office:value="188725" calcext:value-type="float">
            <text:p>188725</text:p>
          </table:table-cell>
          <table:table-cell office:value-type="float" office:value="187605" calcext:value-type="float">
            <text:p>187605</text:p>
          </table:table-cell>
          <table:table-cell office:value-type="float" office:value="0.101235416272379" calcext:value-type="float">
            <text:p>0.101235416272379</text:p>
          </table:table-cell>
        </table:table-row>
        <table:table-row table:style-name="ro1">
          <table:table-cell office:value-type="float" office:value="89.9850364720005" calcext:value-type="float">
            <text:p>89.9850364720005</text:p>
          </table:table-cell>
          <table:table-cell office:value-type="float" office:value="189891" calcext:value-type="float">
            <text:p>189891</text:p>
          </table:table-cell>
          <table:table-cell office:value-type="float" office:value="188725" calcext:value-type="float">
            <text:p>188725</text:p>
          </table:table-cell>
          <table:table-cell office:value-type="float" office:value="0.10105522265001" calcext:value-type="float">
            <text:p>0.10105522265001</text:p>
          </table:table-cell>
        </table:table-row>
        <table:table-row table:style-name="ro1">
          <table:table-cell office:value-type="float" office:value="90.1474921770005" calcext:value-type="float">
            <text:p>90.1474921770005</text:p>
          </table:table-cell>
          <table:table-cell office:value-type="float" office:value="191072" calcext:value-type="float">
            <text:p>191072</text:p>
          </table:table-cell>
          <table:table-cell office:value-type="float" office:value="189891" calcext:value-type="float">
            <text:p>189891</text:p>
          </table:table-cell>
          <table:table-cell office:value-type="float" office:value="0.100888721549852" calcext:value-type="float">
            <text:p>0.100888721549852</text:p>
          </table:table-cell>
        </table:table-row>
        <table:table-row table:style-name="ro1">
          <table:table-cell office:value-type="float" office:value="90.3029250280006" calcext:value-type="float">
            <text:p>90.3029250280006</text:p>
          </table:table-cell>
          <table:table-cell office:value-type="float" office:value="192194" calcext:value-type="float">
            <text:p>192194</text:p>
          </table:table-cell>
          <table:table-cell office:value-type="float" office:value="191072" calcext:value-type="float">
            <text:p>191072</text:p>
          </table:table-cell>
          <table:table-cell office:value-type="float" office:value="0.100710977239882" calcext:value-type="float">
            <text:p>0.100710977239882</text:p>
          </table:table-cell>
        </table:table-row>
        <table:table-row table:style-name="ro1">
          <table:table-cell office:value-type="float" office:value="90.4566856780002" calcext:value-type="float">
            <text:p>90.4566856780002</text:p>
          </table:table-cell>
          <table:table-cell office:value-type="float" office:value="193286" calcext:value-type="float">
            <text:p>193286</text:p>
          </table:table-cell>
          <table:table-cell office:value-type="float" office:value="192194" calcext:value-type="float">
            <text:p>192194</text:p>
          </table:table-cell>
          <table:table-cell office:value-type="float" office:value="0.100546584233637" calcext:value-type="float">
            <text:p>0.100546584233637</text:p>
          </table:table-cell>
        </table:table-row>
        <table:table-row table:style-name="ro1">
          <table:table-cell office:value-type="float" office:value="90.667024722" calcext:value-type="float">
            <text:p>90.667024722</text:p>
          </table:table-cell>
          <table:table-cell office:value-type="float" office:value="194736" calcext:value-type="float">
            <text:p>194736</text:p>
          </table:table-cell>
          <table:table-cell office:value-type="float" office:value="193286" calcext:value-type="float">
            <text:p>193286</text:p>
          </table:table-cell>
          <table:table-cell office:value-type="float" office:value="0.100348771811688" calcext:value-type="float">
            <text:p>0.100348771811688</text:p>
          </table:table-cell>
        </table:table-row>
        <table:table-row table:style-name="ro1">
          <table:table-cell office:value-type="float" office:value="90.8282148780008" calcext:value-type="float">
            <text:p>90.8282148780008</text:p>
          </table:table-cell>
          <table:table-cell office:value-type="float" office:value="195800" calcext:value-type="float">
            <text:p>195800</text:p>
          </table:table-cell>
          <table:table-cell office:value-type="float" office:value="194736" calcext:value-type="float">
            <text:p>194736</text:p>
          </table:table-cell>
          <table:table-cell office:value-type="float" office:value="0.100168520211781" calcext:value-type="float">
            <text:p>0.100168520211781</text:p>
          </table:table-cell>
        </table:table-row>
        <table:table-row table:style-name="ro1">
          <table:table-cell office:value-type="float" office:value="90.983309538" calcext:value-type="float">
            <text:p>90.983309538</text:p>
          </table:table-cell>
          <table:table-cell office:value-type="float" office:value="196775" calcext:value-type="float">
            <text:p>196775</text:p>
          </table:table-cell>
          <table:table-cell office:value-type="float" office:value="195800" calcext:value-type="float">
            <text:p>195800</text:p>
          </table:table-cell>
          <table:table-cell office:value-type="float" office:value="0.0999804611528872" calcext:value-type="float">
            <text:p>0.0999804611528872</text:p>
          </table:table-cell>
        </table:table-row>
        <table:table-row table:style-name="ro1">
          <table:table-cell office:value-type="float" office:value="91.1298715430003" calcext:value-type="float">
            <text:p>91.1298715430003</text:p>
          </table:table-cell>
          <table:table-cell office:value-type="float" office:value="197647" calcext:value-type="float">
            <text:p>197647</text:p>
          </table:table-cell>
          <table:table-cell office:value-type="float" office:value="196775" calcext:value-type="float">
            <text:p>196775</text:p>
          </table:table-cell>
          <table:table-cell office:value-type="float" office:value="0.0998081574685652" calcext:value-type="float">
            <text:p>0.0998081574685652</text:p>
          </table:table-cell>
        </table:table-row>
        <table:table-row table:style-name="ro1">
          <table:table-cell office:value-type="float" office:value="91.2794101200007" calcext:value-type="float">
            <text:p>91.2794101200007</text:p>
          </table:table-cell>
          <table:table-cell office:value-type="float" office:value="198479" calcext:value-type="float">
            <text:p>198479</text:p>
          </table:table-cell>
          <table:table-cell office:value-type="float" office:value="197647" calcext:value-type="float">
            <text:p>197647</text:p>
          </table:table-cell>
          <table:table-cell office:value-type="float" office:value="0.099626745755072" calcext:value-type="float">
            <text:p>0.099626745755072</text:p>
          </table:table-cell>
        </table:table-row>
        <table:table-row table:style-name="ro1">
          <table:table-cell office:value-type="float" office:value="91.4375523450008" calcext:value-type="float">
            <text:p>91.4375523450008</text:p>
          </table:table-cell>
          <table:table-cell office:value-type="float" office:value="199290" calcext:value-type="float">
            <text:p>199290</text:p>
          </table:table-cell>
          <table:table-cell office:value-type="float" office:value="198479" calcext:value-type="float">
            <text:p>198479</text:p>
          </table:table-cell>
          <table:table-cell office:value-type="float" office:value="0.0994599037390741" calcext:value-type="float">
            <text:p>0.0994599037390741</text:p>
          </table:table-cell>
        </table:table-row>
        <table:table-row table:style-name="ro1">
          <table:table-cell office:value-type="float" office:value="91.5906519820001" calcext:value-type="float">
            <text:p>91.5906519820001</text:p>
          </table:table-cell>
          <table:table-cell office:value-type="float" office:value="200002" calcext:value-type="float">
            <text:p>200002</text:p>
          </table:table-cell>
          <table:table-cell office:value-type="float" office:value="199290" calcext:value-type="float">
            <text:p>199290</text:p>
          </table:table-cell>
          <table:table-cell office:value-type="float" office:value="0.0992831475257609" calcext:value-type="float">
            <text:p>0.0992831475257609</text:p>
          </table:table-cell>
        </table:table-row>
        <table:table-row table:style-name="ro1">
          <table:table-cell office:value-type="float" office:value="91.7451193880006" calcext:value-type="float">
            <text:p>91.7451193880006</text:p>
          </table:table-cell>
          <table:table-cell office:value-type="float" office:value="200641" calcext:value-type="float">
            <text:p>200641</text:p>
          </table:table-cell>
          <table:table-cell office:value-type="float" office:value="200002" calcext:value-type="float">
            <text:p>200002</text:p>
          </table:table-cell>
          <table:table-cell office:value-type="float" office:value="0.0991201722875671" calcext:value-type="float">
            <text:p>0.0991201722875671</text:p>
          </table:table-cell>
        </table:table-row>
        <table:table-row table:style-name="ro1">
          <table:table-cell office:value-type="float" office:value="91.9103575480003" calcext:value-type="float">
            <text:p>91.9103575480003</text:p>
          </table:table-cell>
          <table:table-cell office:value-type="float" office:value="201231" calcext:value-type="float">
            <text:p>201231</text:p>
          </table:table-cell>
          <table:table-cell office:value-type="float" office:value="200641" calcext:value-type="float">
            <text:p>200641</text:p>
          </table:table-cell>
          <table:table-cell office:value-type="float" office:value="0.0989467928518878" calcext:value-type="float">
            <text:p>0.0989467928518878</text:p>
          </table:table-cell>
        </table:table-row>
        <table:table-row table:style-name="ro1">
          <table:table-cell office:value-type="float" office:value="92.0652624080003" calcext:value-type="float">
            <text:p>92.0652624080003</text:p>
          </table:table-cell>
          <table:table-cell office:value-type="float" office:value="201694" calcext:value-type="float">
            <text:p>201694</text:p>
          </table:table-cell>
          <table:table-cell office:value-type="float" office:value="201231" calcext:value-type="float">
            <text:p>201231</text:p>
          </table:table-cell>
          <table:table-cell office:value-type="float" office:value="0.0987652774187651" calcext:value-type="float">
            <text:p>0.0987652774187651</text:p>
          </table:table-cell>
        </table:table-row>
        <table:table-row table:style-name="ro1">
          <table:table-cell office:value-type="float" office:value="92.2202504690004" calcext:value-type="float">
            <text:p>92.2202504690004</text:p>
          </table:table-cell>
          <table:table-cell office:value-type="float" office:value="202066" calcext:value-type="float">
            <text:p>202066</text:p>
          </table:table-cell>
          <table:table-cell office:value-type="float" office:value="201694" calcext:value-type="float">
            <text:p>201694</text:p>
          </table:table-cell>
          <table:table-cell office:value-type="float" office:value="0.0985987290079174" calcext:value-type="float">
            <text:p>0.0985987290079174</text:p>
          </table:table-cell>
        </table:table-row>
        <table:table-row table:style-name="ro1">
          <table:table-cell office:value-type="float" office:value="92.3775508590006" calcext:value-type="float">
            <text:p>92.3775508590006</text:p>
          </table:table-cell>
          <table:table-cell office:value-type="float" office:value="202347" calcext:value-type="float">
            <text:p>202347</text:p>
          </table:table-cell>
          <table:table-cell office:value-type="float" office:value="202066" calcext:value-type="float">
            <text:p>202066</text:p>
          </table:table-cell>
          <table:table-cell office:value-type="float" office:value="0.0984229571477021" calcext:value-type="float">
            <text:p>0.0984229571477021</text:p>
          </table:table-cell>
        </table:table-row>
        <table:table-row table:style-name="ro1">
          <table:table-cell office:value-type="float" office:value="92.5338698720007" calcext:value-type="float">
            <text:p>92.5338698720007</text:p>
          </table:table-cell>
          <table:table-cell office:value-type="float" office:value="202531" calcext:value-type="float">
            <text:p>202531</text:p>
          </table:table-cell>
          <table:table-cell office:value-type="float" office:value="202347" calcext:value-type="float">
            <text:p>202347</text:p>
          </table:table-cell>
          <table:table-cell office:value-type="float" office:value="0.0982611422908298" calcext:value-type="float">
            <text:p>0.0982611422908298</text:p>
          </table:table-cell>
        </table:table-row>
        <table:table-row table:style-name="ro1">
          <table:table-cell office:value-type="float" office:value="92.6916997160006" calcext:value-type="float">
            <text:p>92.6916997160006</text:p>
          </table:table-cell>
          <table:table-cell office:value-type="float" office:value="202619" calcext:value-type="float">
            <text:p>202619</text:p>
          </table:table-cell>
          <table:table-cell office:value-type="float" office:value="202531" calcext:value-type="float">
            <text:p>202531</text:p>
          </table:table-cell>
          <table:table-cell office:value-type="float" office:value="0.0980894333131833" calcext:value-type="float">
            <text:p>0.0980894333131833</text:p>
          </table:table-cell>
        </table:table-row>
        <table:table-row table:style-name="ro1">
          <table:table-cell office:value-type="float" office:value="92.8471078620005" calcext:value-type="float">
            <text:p>92.8471078620005</text:p>
          </table:table-cell>
          <table:table-cell office:value-type="float" office:value="202610" calcext:value-type="float">
            <text:p>202610</text:p>
          </table:table-cell>
          <table:table-cell office:value-type="float" office:value="202619" calcext:value-type="float">
            <text:p>202619</text:p>
          </table:table-cell>
          <table:table-cell office:value-type="float" office:value="0.0979310061100061" calcext:value-type="float">
            <text:p>0.0979310061100061</text:p>
          </table:table-cell>
        </table:table-row>
        <table:table-row table:style-name="ro1">
          <table:table-cell office:value-type="float" office:value="93.0014635690004" calcext:value-type="float">
            <text:p>93.0014635690004</text:p>
          </table:table-cell>
          <table:table-cell office:value-type="float" office:value="202509" calcext:value-type="float">
            <text:p>202509</text:p>
          </table:table-cell>
          <table:table-cell office:value-type="float" office:value="202610" calcext:value-type="float">
            <text:p>202610</text:p>
          </table:table-cell>
          <table:table-cell office:value-type="float" office:value="0.0977622806161602" calcext:value-type="float">
            <text:p>0.0977622806161602</text:p>
          </table:table-cell>
        </table:table-row>
        <table:table-row table:style-name="ro1">
          <table:table-cell office:value-type="float" office:value="93.1585230580004" calcext:value-type="float">
            <text:p>93.1585230580004</text:p>
          </table:table-cell>
          <table:table-cell office:value-type="float" office:value="202314" calcext:value-type="float">
            <text:p>202314</text:p>
          </table:table-cell>
          <table:table-cell office:value-type="float" office:value="202509" calcext:value-type="float">
            <text:p>202509</text:p>
          </table:table-cell>
          <table:table-cell office:value-type="float" office:value="0.0976063762170661" calcext:value-type="float">
            <text:p>0.0976063762170661</text:p>
          </table:table-cell>
        </table:table-row>
        <table:table-row table:style-name="ro1">
          <table:table-cell office:value-type="float" office:value="93.3126487240006" calcext:value-type="float">
            <text:p>93.3126487240006</text:p>
          </table:table-cell>
          <table:table-cell office:value-type="float" office:value="202037" calcext:value-type="float">
            <text:p>202037</text:p>
          </table:table-cell>
          <table:table-cell office:value-type="float" office:value="202314" calcext:value-type="float">
            <text:p>202314</text:p>
          </table:table-cell>
          <table:table-cell office:value-type="float" office:value="0.0974399396833303" calcext:value-type="float">
            <text:p>0.0974399396833303</text:p>
          </table:table-cell>
        </table:table-row>
        <table:table-row table:style-name="ro1">
          <table:table-cell office:value-type="float" office:value="93.5267360140006" calcext:value-type="float">
            <text:p>93.5267360140006</text:p>
          </table:table-cell>
          <table:table-cell office:value-type="float" office:value="201517" calcext:value-type="float">
            <text:p>201517</text:p>
          </table:table-cell>
          <table:table-cell office:value-type="float" office:value="202037" calcext:value-type="float">
            <text:p>202037</text:p>
          </table:table-cell>
          <table:table-cell office:value-type="float" office:value="0.0972652564676943" calcext:value-type="float">
            <text:p>0.0972652564676943</text:p>
          </table:table-cell>
        </table:table-row>
        <table:table-row table:style-name="ro1">
          <table:table-cell office:value-type="float" office:value="93.6750626360008" calcext:value-type="float">
            <text:p>93.6750626360008</text:p>
          </table:table-cell>
          <table:table-cell office:value-type="float" office:value="201071" calcext:value-type="float">
            <text:p>201071</text:p>
          </table:table-cell>
          <table:table-cell office:value-type="float" office:value="201517" calcext:value-type="float">
            <text:p>201517</text:p>
          </table:table-cell>
          <table:table-cell office:value-type="float" office:value="0.0970841537822925" calcext:value-type="float">
            <text:p>0.0970841537822925</text:p>
          </table:table-cell>
        </table:table-row>
        <table:table-row table:style-name="ro1">
          <table:table-cell office:value-type="float" office:value="93.8321341870005" calcext:value-type="float">
            <text:p>93.8321341870005</text:p>
          </table:table-cell>
          <table:table-cell office:value-type="float" office:value="200529" calcext:value-type="float">
            <text:p>200529</text:p>
          </table:table-cell>
          <table:table-cell office:value-type="float" office:value="201071" calcext:value-type="float">
            <text:p>201071</text:p>
          </table:table-cell>
          <table:table-cell office:value-type="float" office:value="0.0969186599242297" calcext:value-type="float">
            <text:p>0.0969186599242297</text:p>
          </table:table-cell>
        </table:table-row>
        <table:table-row table:style-name="ro1">
          <table:table-cell office:value-type="float" office:value="93.9895013490004" calcext:value-type="float">
            <text:p>93.9895013490004</text:p>
          </table:table-cell>
          <table:table-cell office:value-type="float" office:value="199920" calcext:value-type="float">
            <text:p>199920</text:p>
          </table:table-cell>
          <table:table-cell office:value-type="float" office:value="200529" calcext:value-type="float">
            <text:p>200529</text:p>
          </table:table-cell>
          <table:table-cell office:value-type="float" office:value="0.0967451734036314" calcext:value-type="float">
            <text:p>0.0967451734036314</text:p>
          </table:table-cell>
        </table:table-row>
        <table:table-row table:style-name="ro1">
          <table:table-cell office:value-type="float" office:value="94.1332225260003" calcext:value-type="float">
            <text:p>94.1332225260003</text:p>
          </table:table-cell>
          <table:table-cell office:value-type="float" office:value="199314" calcext:value-type="float">
            <text:p>199314</text:p>
          </table:table-cell>
          <table:table-cell office:value-type="float" office:value="199920" calcext:value-type="float">
            <text:p>199920</text:p>
          </table:table-cell>
          <table:table-cell office:value-type="float" office:value="0.0965859041813273" calcext:value-type="float">
            <text:p>0.0965859041813273</text:p>
          </table:table-cell>
        </table:table-row>
        <table:table-row table:style-name="ro1">
          <table:table-cell office:value-type="float" office:value="94.2726756110005" calcext:value-type="float">
            <text:p>94.2726756110005</text:p>
          </table:table-cell>
          <table:table-cell office:value-type="float" office:value="198685" calcext:value-type="float">
            <text:p>198685</text:p>
          </table:table-cell>
          <table:table-cell office:value-type="float" office:value="199314" calcext:value-type="float">
            <text:p>199314</text:p>
          </table:table-cell>
          <table:table-cell office:value-type="float" office:value="0.0964176595152746" calcext:value-type="float">
            <text:p>0.0964176595152746</text:p>
          </table:table-cell>
        </table:table-row>
        <table:table-row table:style-name="ro1">
          <table:table-cell office:value-type="float" office:value="94.426696949" calcext:value-type="float">
            <text:p>94.426696949</text:p>
          </table:table-cell>
          <table:table-cell office:value-type="float" office:value="197951" calcext:value-type="float">
            <text:p>197951</text:p>
          </table:table-cell>
          <table:table-cell office:value-type="float" office:value="198685" calcext:value-type="float">
            <text:p>198685</text:p>
          </table:table-cell>
          <table:table-cell office:value-type="float" office:value="0.0962627142222091" calcext:value-type="float">
            <text:p>0.0962627142222091</text:p>
          </table:table-cell>
        </table:table-row>
        <table:table-row table:style-name="ro1">
          <table:table-cell office:value-type="float" office:value="94.5718109490008" calcext:value-type="float">
            <text:p>94.5718109490008</text:p>
          </table:table-cell>
          <table:table-cell office:value-type="float" office:value="197229" calcext:value-type="float">
            <text:p>197229</text:p>
          </table:table-cell>
          <table:table-cell office:value-type="float" office:value="197951" calcext:value-type="float">
            <text:p>197951</text:p>
          </table:table-cell>
          <table:table-cell office:value-type="float" office:value="0.0960981883448935" calcext:value-type="float">
            <text:p>0.0960981883448935</text:p>
          </table:table-cell>
        </table:table-row>
        <table:table-row table:style-name="ro1">
          <table:table-cell office:value-type="float" office:value="94.7093068300001" calcext:value-type="float">
            <text:p>94.7093068300001</text:p>
          </table:table-cell>
          <table:table-cell office:value-type="float" office:value="196525" calcext:value-type="float">
            <text:p>196525</text:p>
          </table:table-cell>
          <table:table-cell office:value-type="float" office:value="197229" calcext:value-type="float">
            <text:p>197229</text:p>
          </table:table-cell>
          <table:table-cell office:value-type="float" office:value="0.0959463472860843" calcext:value-type="float">
            <text:p>0.0959463472860843</text:p>
          </table:table-cell>
        </table:table-row>
        <table:table-row table:style-name="ro1">
          <table:table-cell office:value-type="float" office:value="94.852941868" calcext:value-type="float">
            <text:p>94.852941868</text:p>
          </table:table-cell>
          <table:table-cell office:value-type="float" office:value="195775" calcext:value-type="float">
            <text:p>195775</text:p>
          </table:table-cell>
          <table:table-cell office:value-type="float" office:value="196525" calcext:value-type="float">
            <text:p>196525</text:p>
          </table:table-cell>
          <table:table-cell office:value-type="float" office:value="0.0958046968764865" calcext:value-type="float">
            <text:p>0.0958046968764865</text:p>
          </table:table-cell>
        </table:table-row>
        <table:table-row table:style-name="ro1">
          <table:table-cell office:value-type="float" office:value="94.9942434280001" calcext:value-type="float">
            <text:p>94.9942434280001</text:p>
          </table:table-cell>
          <table:table-cell office:value-type="float" office:value="195030" calcext:value-type="float">
            <text:p>195030</text:p>
          </table:table-cell>
          <table:table-cell office:value-type="float" office:value="195775" calcext:value-type="float">
            <text:p>195775</text:p>
          </table:table-cell>
          <table:table-cell office:value-type="float" office:value="0.0956511492646528" calcext:value-type="float">
            <text:p>0.0956511492646528</text:p>
          </table:table-cell>
        </table:table-row>
        <table:table-row table:style-name="ro1">
          <table:table-cell office:value-type="float" office:value="95.1399047920004" calcext:value-type="float">
            <text:p>95.1399047920004</text:p>
          </table:table-cell>
          <table:table-cell office:value-type="float" office:value="194261" calcext:value-type="float">
            <text:p>194261</text:p>
          </table:table-cell>
          <table:table-cell office:value-type="float" office:value="195030" calcext:value-type="float">
            <text:p>195030</text:p>
          </table:table-cell>
          <table:table-cell office:value-type="float" office:value="0.0955082611838741" calcext:value-type="float">
            <text:p>0.0955082611838741</text:p>
          </table:table-cell>
        </table:table-row>
        <table:table-row table:style-name="ro1">
          <table:table-cell office:value-type="float" office:value="95.280381736" calcext:value-type="float">
            <text:p>95.280381736</text:p>
          </table:table-cell>
          <table:table-cell office:value-type="float" office:value="193527" calcext:value-type="float">
            <text:p>193527</text:p>
          </table:table-cell>
          <table:table-cell office:value-type="float" office:value="194261" calcext:value-type="float">
            <text:p>194261</text:p>
          </table:table-cell>
          <table:table-cell office:value-type="float" office:value="0.0974592405260467" calcext:value-type="float">
            <text:p>0.0974592405260467</text:p>
          </table:table-cell>
        </table:table-row>
        <table:table-row table:style-name="ro1">
          <table:table-cell office:value-type="float" office:value="95.4186027040005" calcext:value-type="float">
            <text:p>95.4186027040005</text:p>
          </table:table-cell>
          <table:table-cell office:value-type="float" office:value="192818" calcext:value-type="float">
            <text:p>192818</text:p>
          </table:table-cell>
          <table:table-cell office:value-type="float" office:value="193527" calcext:value-type="float">
            <text:p>193527</text:p>
          </table:table-cell>
          <table:table-cell office:value-type="float" office:value="0.0989978866374514" calcext:value-type="float">
            <text:p>0.0989978866374514</text:p>
          </table:table-cell>
        </table:table-row>
        <table:table-row table:style-name="ro1">
          <table:table-cell office:value-type="float" office:value="95.5649555240007" calcext:value-type="float">
            <text:p>95.5649555240007</text:p>
          </table:table-cell>
          <table:table-cell office:value-type="float" office:value="192089" calcext:value-type="float">
            <text:p>192089</text:p>
          </table:table-cell>
          <table:table-cell office:value-type="float" office:value="192818" calcext:value-type="float">
            <text:p>192818</text:p>
          </table:table-cell>
          <table:table-cell office:value-type="float" office:value="0.100184668176698" calcext:value-type="float">
            <text:p>0.100184668176698</text:p>
          </table:table-cell>
        </table:table-row>
        <table:table-row table:style-name="ro1">
          <table:table-cell office:value-type="float" office:value="95.7023468560001" calcext:value-type="float">
            <text:p>95.7023468560001</text:p>
          </table:table-cell>
          <table:table-cell office:value-type="float" office:value="191431" calcext:value-type="float">
            <text:p>191431</text:p>
          </table:table-cell>
          <table:table-cell office:value-type="float" office:value="192089" calcext:value-type="float">
            <text:p>192089</text:p>
          </table:table-cell>
          <table:table-cell office:value-type="float" office:value="0.10111209512836" calcext:value-type="float">
            <text:p>0.10111209512836</text:p>
          </table:table-cell>
        </table:table-row>
        <table:table-row table:style-name="ro1">
          <table:table-cell office:value-type="float" office:value="95.8415365910005" calcext:value-type="float">
            <text:p>95.8415365910005</text:p>
          </table:table-cell>
          <table:table-cell office:value-type="float" office:value="190796" calcext:value-type="float">
            <text:p>190796</text:p>
          </table:table-cell>
          <table:table-cell office:value-type="float" office:value="191431" calcext:value-type="float">
            <text:p>191431</text:p>
          </table:table-cell>
          <table:table-cell office:value-type="float" office:value="0.101832084479652" calcext:value-type="float">
            <text:p>0.101832084479652</text:p>
          </table:table-cell>
        </table:table-row>
        <table:table-row table:style-name="ro1">
          <table:table-cell office:value-type="float" office:value="95.9790435640007" calcext:value-type="float">
            <text:p>95.9790435640007</text:p>
          </table:table-cell>
          <table:table-cell office:value-type="float" office:value="190208" calcext:value-type="float">
            <text:p>190208</text:p>
          </table:table-cell>
          <table:table-cell office:value-type="float" office:value="190796" calcext:value-type="float">
            <text:p>190796</text:p>
          </table:table-cell>
          <table:table-cell office:value-type="float" office:value="0.102364309172018" calcext:value-type="float">
            <text:p>0.102364309172018</text:p>
          </table:table-cell>
        </table:table-row>
        <table:table-row table:style-name="ro1">
          <table:table-cell office:value-type="float" office:value="96.1229681360001" calcext:value-type="float">
            <text:p>96.1229681360001</text:p>
          </table:table-cell>
          <table:table-cell office:value-type="float" office:value="189638" calcext:value-type="float">
            <text:p>189638</text:p>
          </table:table-cell>
          <table:table-cell office:value-type="float" office:value="190208" calcext:value-type="float">
            <text:p>190208</text:p>
          </table:table-cell>
          <table:table-cell office:value-type="float" office:value="0.102768274059953" calcext:value-type="float">
            <text:p>0.102768274059953</text:p>
          </table:table-cell>
        </table:table-row>
        <table:table-row table:style-name="ro1">
          <table:table-cell office:value-type="float" office:value="96.3023160120001" calcext:value-type="float">
            <text:p>96.3023160120001</text:p>
          </table:table-cell>
          <table:table-cell office:value-type="float" office:value="189002" calcext:value-type="float">
            <text:p>189002</text:p>
          </table:table-cell>
          <table:table-cell office:value-type="float" office:value="189638" calcext:value-type="float">
            <text:p>189638</text:p>
          </table:table-cell>
          <table:table-cell office:value-type="float" office:value="0.103047952581295" calcext:value-type="float">
            <text:p>0.103047952581295</text:p>
          </table:table-cell>
        </table:table-row>
        <table:table-row table:style-name="ro1">
          <table:table-cell office:value-type="float" office:value="96.4532033690002" calcext:value-type="float">
            <text:p>96.4532033690002</text:p>
          </table:table-cell>
          <table:table-cell office:value-type="float" office:value="188539" calcext:value-type="float">
            <text:p>188539</text:p>
          </table:table-cell>
          <table:table-cell office:value-type="float" office:value="189002" calcext:value-type="float">
            <text:p>189002</text:p>
          </table:table-cell>
          <table:table-cell office:value-type="float" office:value="0.103250016591571" calcext:value-type="float">
            <text:p>0.103250016591571</text:p>
          </table:table-cell>
        </table:table-row>
        <table:table-row table:style-name="ro1">
          <table:table-cell office:value-type="float" office:value="96.5893131420007" calcext:value-type="float">
            <text:p>96.5893131420007</text:p>
          </table:table-cell>
          <table:table-cell office:value-type="float" office:value="188182" calcext:value-type="float">
            <text:p>188182</text:p>
          </table:table-cell>
          <table:table-cell office:value-type="float" office:value="188539" calcext:value-type="float">
            <text:p>188539</text:p>
          </table:table-cell>
          <table:table-cell office:value-type="float" office:value="0.103368445256642" calcext:value-type="float">
            <text:p>0.103368445256642</text:p>
          </table:table-cell>
        </table:table-row>
        <table:table-row table:style-name="ro1">
          <table:table-cell office:value-type="float" office:value="96.7332504860005" calcext:value-type="float">
            <text:p>96.7332504860005</text:p>
          </table:table-cell>
          <table:table-cell office:value-type="float" office:value="187871" calcext:value-type="float">
            <text:p>187871</text:p>
          </table:table-cell>
          <table:table-cell office:value-type="float" office:value="188182" calcext:value-type="float">
            <text:p>188182</text:p>
          </table:table-cell>
          <table:table-cell office:value-type="float" office:value="0.103441644172119" calcext:value-type="float">
            <text:p>0.103441644172119</text:p>
          </table:table-cell>
        </table:table-row>
        <table:table-row table:style-name="ro1">
          <table:table-cell office:value-type="float" office:value="96.8832275860004" calcext:value-type="float">
            <text:p>96.8832275860004</text:p>
          </table:table-cell>
          <table:table-cell office:value-type="float" office:value="187624" calcext:value-type="float">
            <text:p>187624</text:p>
          </table:table-cell>
          <table:table-cell office:value-type="float" office:value="187871" calcext:value-type="float">
            <text:p>187871</text:p>
          </table:table-cell>
          <table:table-cell office:value-type="float" office:value="0.103457249085107" calcext:value-type="float">
            <text:p>0.103457249085107</text:p>
          </table:table-cell>
        </table:table-row>
        <table:table-row table:style-name="ro1">
          <table:table-cell office:value-type="float" office:value="97.0257895790001" calcext:value-type="float">
            <text:p>97.0257895790001</text:p>
          </table:table-cell>
          <table:table-cell office:value-type="float" office:value="187466" calcext:value-type="float">
            <text:p>187466</text:p>
          </table:table-cell>
          <table:table-cell office:value-type="float" office:value="187624" calcext:value-type="float">
            <text:p>187624</text:p>
          </table:table-cell>
          <table:table-cell office:value-type="float" office:value="0.103448322535924" calcext:value-type="float">
            <text:p>0.103448322535924</text:p>
          </table:table-cell>
        </table:table-row>
        <table:table-row table:style-name="ro1">
          <table:table-cell office:value-type="float" office:value="97.1639003370001" calcext:value-type="float">
            <text:p>97.1639003370001</text:p>
          </table:table-cell>
          <table:table-cell office:value-type="float" office:value="187386" calcext:value-type="float">
            <text:p>187386</text:p>
          </table:table-cell>
          <table:table-cell office:value-type="float" office:value="187466" calcext:value-type="float">
            <text:p>187466</text:p>
          </table:table-cell>
          <table:table-cell office:value-type="float" office:value="0.10339849291006" calcext:value-type="float">
            <text:p>0.10339849291006</text:p>
          </table:table-cell>
        </table:table-row>
        <table:table-row table:style-name="ro1">
          <table:table-cell office:value-type="float" office:value="97.3054132130001" calcext:value-type="float">
            <text:p>97.3054132130001</text:p>
          </table:table-cell>
          <table:table-cell office:value-type="float" office:value="187380" calcext:value-type="float">
            <text:p>187380</text:p>
          </table:table-cell>
          <table:table-cell office:value-type="float" office:value="187386" calcext:value-type="float">
            <text:p>187386</text:p>
          </table:table-cell>
          <table:table-cell office:value-type="float" office:value="0.103337351029079" calcext:value-type="float">
            <text:p>0.103337351029079</text:p>
          </table:table-cell>
        </table:table-row>
        <table:table-row table:style-name="ro1">
          <table:table-cell office:value-type="float" office:value="97.4442046280001" calcext:value-type="float">
            <text:p>97.4442046280001</text:p>
          </table:table-cell>
          <table:table-cell office:value-type="float" office:value="187450" calcext:value-type="float">
            <text:p>187450</text:p>
          </table:table-cell>
          <table:table-cell office:value-type="float" office:value="187380" calcext:value-type="float">
            <text:p>187380</text:p>
          </table:table-cell>
          <table:table-cell office:value-type="float" office:value="0.103267203171358" calcext:value-type="float">
            <text:p>0.103267203171358</text:p>
          </table:table-cell>
        </table:table-row>
        <table:table-row table:style-name="ro1">
          <table:table-cell office:value-type="float" office:value="97.5878580110002" calcext:value-type="float">
            <text:p>97.5878580110002</text:p>
          </table:table-cell>
          <table:table-cell office:value-type="float" office:value="187603" calcext:value-type="float">
            <text:p>187603</text:p>
          </table:table-cell>
          <table:table-cell office:value-type="float" office:value="187450" calcext:value-type="float">
            <text:p>187450</text:p>
          </table:table-cell>
          <table:table-cell office:value-type="float" office:value="0.103168747120848" calcext:value-type="float">
            <text:p>0.103168747120848</text:p>
          </table:table-cell>
        </table:table-row>
        <table:table-row table:style-name="ro1">
          <table:table-cell office:value-type="float" office:value="97.7394742850001" calcext:value-type="float">
            <text:p>97.7394742850001</text:p>
          </table:table-cell>
          <table:table-cell office:value-type="float" office:value="187852" calcext:value-type="float">
            <text:p>187852</text:p>
          </table:table-cell>
          <table:table-cell office:value-type="float" office:value="187603" calcext:value-type="float">
            <text:p>187603</text:p>
          </table:table-cell>
          <table:table-cell office:value-type="float" office:value="0.103068878600169" calcext:value-type="float">
            <text:p>0.103068878600169</text:p>
          </table:table-cell>
        </table:table-row>
        <table:table-row table:style-name="ro1">
          <table:table-cell office:value-type="float" office:value="97.8808563810007" calcext:value-type="float">
            <text:p>97.8808563810007</text:p>
          </table:table-cell>
          <table:table-cell office:value-type="float" office:value="188165" calcext:value-type="float">
            <text:p>188165</text:p>
          </table:table-cell>
          <table:table-cell office:value-type="float" office:value="187852" calcext:value-type="float">
            <text:p>187852</text:p>
          </table:table-cell>
          <table:table-cell office:value-type="float" office:value="0.102946906158824" calcext:value-type="float">
            <text:p>0.102946906158824</text:p>
          </table:table-cell>
        </table:table-row>
        <table:table-row table:style-name="ro1">
          <table:table-cell office:value-type="float" office:value="98.0210793870001" calcext:value-type="float">
            <text:p>98.0210793870001</text:p>
          </table:table-cell>
          <table:table-cell office:value-type="float" office:value="188552" calcext:value-type="float">
            <text:p>188552</text:p>
          </table:table-cell>
          <table:table-cell office:value-type="float" office:value="188165" calcext:value-type="float">
            <text:p>188165</text:p>
          </table:table-cell>
          <table:table-cell office:value-type="float" office:value="0.102828353995636" calcext:value-type="float">
            <text:p>0.102828353995636</text:p>
          </table:table-cell>
        </table:table-row>
        <table:table-row table:style-name="ro1">
          <table:table-cell office:value-type="float" office:value="98.1583122300008" calcext:value-type="float">
            <text:p>98.1583122300008</text:p>
          </table:table-cell>
          <table:table-cell office:value-type="float" office:value="189001" calcext:value-type="float">
            <text:p>189001</text:p>
          </table:table-cell>
          <table:table-cell office:value-type="float" office:value="188552" calcext:value-type="float">
            <text:p>188552</text:p>
          </table:table-cell>
          <table:table-cell office:value-type="float" office:value="0.10271258094702" calcext:value-type="float">
            <text:p>0.10271258094702</text:p>
          </table:table-cell>
        </table:table-row>
        <table:table-row table:style-name="ro1">
          <table:table-cell office:value-type="float" office:value="98.2927354120002" calcext:value-type="float">
            <text:p>98.2927354120002</text:p>
          </table:table-cell>
          <table:table-cell office:value-type="float" office:value="189507" calcext:value-type="float">
            <text:p>189507</text:p>
          </table:table-cell>
          <table:table-cell office:value-type="float" office:value="189001" calcext:value-type="float">
            <text:p>189001</text:p>
          </table:table-cell>
          <table:table-cell office:value-type="float" office:value="0.102578228022922" calcext:value-type="float">
            <text:p>0.102578228022922</text:p>
          </table:table-cell>
        </table:table-row>
        <table:table-row table:style-name="ro1">
          <table:table-cell office:value-type="float" office:value="98.4272014850003" calcext:value-type="float">
            <text:p>98.4272014850003</text:p>
          </table:table-cell>
          <table:table-cell office:value-type="float" office:value="190076" calcext:value-type="float">
            <text:p>190076</text:p>
          </table:table-cell>
          <table:table-cell office:value-type="float" office:value="189507" calcext:value-type="float">
            <text:p>189507</text:p>
          </table:table-cell>
          <table:table-cell office:value-type="float" office:value="0.102449942255239" calcext:value-type="float">
            <text:p>0.102449942255239</text:p>
          </table:table-cell>
        </table:table-row>
        <table:table-row table:style-name="ro1">
          <table:table-cell office:value-type="float" office:value="98.5626854860002" calcext:value-type="float">
            <text:p>98.5626854860002</text:p>
          </table:table-cell>
          <table:table-cell office:value-type="float" office:value="190710" calcext:value-type="float">
            <text:p>190710</text:p>
          </table:table-cell>
          <table:table-cell office:value-type="float" office:value="190076" calcext:value-type="float">
            <text:p>190076</text:p>
          </table:table-cell>
          <table:table-cell office:value-type="float" office:value="0.1023058337635" calcext:value-type="float">
            <text:p>0.1023058337635</text:p>
          </table:table-cell>
        </table:table-row>
        <table:table-row table:style-name="ro1">
          <table:table-cell office:value-type="float" office:value="98.7000006910002" calcext:value-type="float">
            <text:p>98.7000006910002</text:p>
          </table:table-cell>
          <table:table-cell office:value-type="float" office:value="191410" calcext:value-type="float">
            <text:p>191410</text:p>
          </table:table-cell>
          <table:table-cell office:value-type="float" office:value="190710" calcext:value-type="float">
            <text:p>190710</text:p>
          </table:table-cell>
          <table:table-cell office:value-type="float" office:value="0.102169870262832" calcext:value-type="float">
            <text:p>0.102169870262832</text:p>
          </table:table-cell>
        </table:table-row>
        <table:table-row table:style-name="ro1">
          <table:table-cell office:value-type="float" office:value="98.8310486380005" calcext:value-type="float">
            <text:p>98.8310486380005</text:p>
          </table:table-cell>
          <table:table-cell office:value-type="float" office:value="192129" calcext:value-type="float">
            <text:p>192129</text:p>
          </table:table-cell>
          <table:table-cell office:value-type="float" office:value="191410" calcext:value-type="float">
            <text:p>191410</text:p>
          </table:table-cell>
          <table:table-cell office:value-type="float" office:value="0.102040464738185" calcext:value-type="float">
            <text:p>0.102040464738185</text:p>
          </table:table-cell>
        </table:table-row>
        <table:table-row table:style-name="ro1">
          <table:table-cell office:value-type="float" office:value="99.003710467" calcext:value-type="float">
            <text:p>99.003710467</text:p>
          </table:table-cell>
          <table:table-cell office:value-type="float" office:value="193144" calcext:value-type="float">
            <text:p>193144</text:p>
          </table:table-cell>
          <table:table-cell office:value-type="float" office:value="192129" calcext:value-type="float">
            <text:p>192129</text:p>
          </table:table-cell>
          <table:table-cell office:value-type="float" office:value="0.101895796309291" calcext:value-type="float">
            <text:p>0.101895796309291</text:p>
          </table:table-cell>
        </table:table-row>
        <table:table-row table:style-name="ro1">
          <table:table-cell office:value-type="float" office:value="99.1058306900004" calcext:value-type="float">
            <text:p>99.1058306900004</text:p>
          </table:table-cell>
          <table:table-cell office:value-type="float" office:value="193778" calcext:value-type="float">
            <text:p>193778</text:p>
          </table:table-cell>
          <table:table-cell office:value-type="float" office:value="193144" calcext:value-type="float">
            <text:p>193144</text:p>
          </table:table-cell>
          <table:table-cell office:value-type="float" office:value="0.10175955202719" calcext:value-type="float">
            <text:p>0.10175955202719</text:p>
          </table:table-cell>
        </table:table-row>
        <table:table-row table:style-name="ro1">
          <table:table-cell office:value-type="float" office:value="99.2840795730008" calcext:value-type="float">
            <text:p>99.2840795730008</text:p>
          </table:table-cell>
          <table:table-cell office:value-type="float" office:value="194935" calcext:value-type="float">
            <text:p>194935</text:p>
          </table:table-cell>
          <table:table-cell office:value-type="float" office:value="193778" calcext:value-type="float">
            <text:p>193778</text:p>
          </table:table-cell>
          <table:table-cell office:value-type="float" office:value="0.101609661823772" calcext:value-type="float">
            <text:p>0.101609661823772</text:p>
          </table:table-cell>
        </table:table-row>
        <table:table-row table:style-name="ro1">
          <table:table-cell office:value-type="float" office:value="99.4364001160002" calcext:value-type="float">
            <text:p>99.4364001160002</text:p>
          </table:table-cell>
          <table:table-cell office:value-type="float" office:value="195968" calcext:value-type="float">
            <text:p>195968</text:p>
          </table:table-cell>
          <table:table-cell office:value-type="float" office:value="194935" calcext:value-type="float">
            <text:p>194935</text:p>
          </table:table-cell>
          <table:table-cell office:value-type="float" office:value="0.10146936417143" calcext:value-type="float">
            <text:p>0.10146936417143</text:p>
          </table:table-cell>
        </table:table-row>
        <table:table-row table:style-name="ro1">
          <table:table-cell office:value-type="float" office:value="99.5799285010007" calcext:value-type="float">
            <text:p>99.5799285010007</text:p>
          </table:table-cell>
          <table:table-cell office:value-type="float" office:value="196971" calcext:value-type="float">
            <text:p>196971</text:p>
          </table:table-cell>
          <table:table-cell office:value-type="float" office:value="195968" calcext:value-type="float">
            <text:p>195968</text:p>
          </table:table-cell>
          <table:table-cell office:value-type="float" office:value="0.101316478245502" calcext:value-type="float">
            <text:p>0.101316478245502</text:p>
          </table:table-cell>
        </table:table-row>
        <table:table-row table:style-name="ro1">
          <table:table-cell office:value-type="float" office:value="99.7239004090006" calcext:value-type="float">
            <text:p>99.7239004090006</text:p>
          </table:table-cell>
          <table:table-cell office:value-type="float" office:value="197997" calcext:value-type="float">
            <text:p>197997</text:p>
          </table:table-cell>
          <table:table-cell office:value-type="float" office:value="196971" calcext:value-type="float">
            <text:p>196971</text:p>
          </table:table-cell>
          <table:table-cell office:value-type="float" office:value="0.101173906942478" calcext:value-type="float">
            <text:p>0.101173906942478</text:p>
          </table:table-cell>
        </table:table-row>
        <table:table-row table:style-name="ro1">
          <table:table-cell office:value-type="float" office:value="99.8694336900007" calcext:value-type="float">
            <text:p>99.8694336900007</text:p>
          </table:table-cell>
          <table:table-cell office:value-type="float" office:value="199049" calcext:value-type="float">
            <text:p>199049</text:p>
          </table:table-cell>
          <table:table-cell office:value-type="float" office:value="197997" calcext:value-type="float">
            <text:p>197997</text:p>
          </table:table-cell>
          <table:table-cell office:value-type="float" office:value="0.101019446839123" calcext:value-type="float">
            <text:p>0.101019446839123</text:p>
          </table:table-cell>
        </table:table-row>
        <table:table-row table:style-name="ro1">
          <table:table-cell office:value-type="float" office:value="100.013538019" calcext:value-type="float">
            <text:p>100.013538019</text:p>
          </table:table-cell>
          <table:table-cell office:value-type="float" office:value="200098" calcext:value-type="float">
            <text:p>200098</text:p>
          </table:table-cell>
          <table:table-cell office:value-type="float" office:value="199049" calcext:value-type="float">
            <text:p>199049</text:p>
          </table:table-cell>
          <table:table-cell office:value-type="float" office:value="0.100875738012923" calcext:value-type="float">
            <text:p>0.100875738012923</text:p>
          </table:table-cell>
        </table:table-row>
        <table:table-row table:style-name="ro1">
          <table:table-cell office:value-type="float" office:value="100.154134491" calcext:value-type="float">
            <text:p>100.154134491</text:p>
          </table:table-cell>
          <table:table-cell office:value-type="float" office:value="201121" calcext:value-type="float">
            <text:p>201121</text:p>
          </table:table-cell>
          <table:table-cell office:value-type="float" office:value="200098" calcext:value-type="float">
            <text:p>200098</text:p>
          </table:table-cell>
          <table:table-cell office:value-type="float" office:value="0.100740670570659" calcext:value-type="float">
            <text:p>0.100740670570659</text:p>
          </table:table-cell>
        </table:table-row>
        <table:table-row table:style-name="ro1">
          <table:table-cell office:value-type="float" office:value="100.293907988001" calcext:value-type="float">
            <text:p>100.293907988001</text:p>
          </table:table-cell>
          <table:table-cell office:value-type="float" office:value="202130" calcext:value-type="float">
            <text:p>202130</text:p>
          </table:table-cell>
          <table:table-cell office:value-type="float" office:value="201121" calcext:value-type="float">
            <text:p>201121</text:p>
          </table:table-cell>
          <table:table-cell office:value-type="float" office:value="0.100592536456527" calcext:value-type="float">
            <text:p>0.100592536456527</text:p>
          </table:table-cell>
        </table:table-row>
        <table:table-row table:style-name="ro1">
          <table:table-cell office:value-type="float" office:value="100.436787649001" calcext:value-type="float">
            <text:p>100.436787649001</text:p>
          </table:table-cell>
          <table:table-cell office:value-type="float" office:value="203146" calcext:value-type="float">
            <text:p>203146</text:p>
          </table:table-cell>
          <table:table-cell office:value-type="float" office:value="202130" calcext:value-type="float">
            <text:p>202130</text:p>
          </table:table-cell>
          <table:table-cell office:value-type="float" office:value="0.100454049145242" calcext:value-type="float">
            <text:p>0.100454049145242</text:p>
          </table:table-cell>
        </table:table-row>
        <table:table-row table:style-name="ro1">
          <table:table-cell office:value-type="float" office:value="100.579667700001" calcext:value-type="float">
            <text:p>100.579667700001</text:p>
          </table:table-cell>
          <table:table-cell office:value-type="float" office:value="204141" calcext:value-type="float">
            <text:p>204141</text:p>
          </table:table-cell>
          <table:table-cell office:value-type="float" office:value="203146" calcext:value-type="float">
            <text:p>203146</text:p>
          </table:table-cell>
          <table:table-cell office:value-type="float" office:value="0.100303418777809" calcext:value-type="float">
            <text:p>0.100303418777809</text:p>
          </table:table-cell>
        </table:table-row>
        <table:table-row table:style-name="ro1">
          <table:table-cell office:value-type="float" office:value="100.730047890001" calcext:value-type="float">
            <text:p>100.730047890001</text:p>
          </table:table-cell>
          <table:table-cell office:value-type="float" office:value="205157" calcext:value-type="float">
            <text:p>205157</text:p>
          </table:table-cell>
          <table:table-cell office:value-type="float" office:value="204141" calcext:value-type="float">
            <text:p>204141</text:p>
          </table:table-cell>
          <table:table-cell office:value-type="float" office:value="0.100163053747347" calcext:value-type="float">
            <text:p>0.100163053747347</text:p>
          </table:table-cell>
        </table:table-row>
        <table:table-row table:style-name="ro1">
          <table:table-cell office:value-type="float" office:value="100.867999583001" calcext:value-type="float">
            <text:p>100.867999583001</text:p>
          </table:table-cell>
          <table:table-cell office:value-type="float" office:value="206055" calcext:value-type="float">
            <text:p>206055</text:p>
          </table:table-cell>
          <table:table-cell office:value-type="float" office:value="205157" calcext:value-type="float">
            <text:p>205157</text:p>
          </table:table-cell>
          <table:table-cell office:value-type="float" office:value="0.100011158703643" calcext:value-type="float">
            <text:p>0.100011158703643</text:p>
          </table:table-cell>
        </table:table-row>
        <table:table-row table:style-name="ro1">
          <table:table-cell office:value-type="float" office:value="101.008693518001" calcext:value-type="float">
            <text:p>101.008693518001</text:p>
          </table:table-cell>
          <table:table-cell office:value-type="float" office:value="206930" calcext:value-type="float">
            <text:p>206930</text:p>
          </table:table-cell>
          <table:table-cell office:value-type="float" office:value="206055" calcext:value-type="float">
            <text:p>206055</text:p>
          </table:table-cell>
          <table:table-cell office:value-type="float" office:value="0.0998699001506004" calcext:value-type="float">
            <text:p>0.0998699001506004</text:p>
          </table:table-cell>
        </table:table-row>
        <table:table-row table:style-name="ro1">
          <table:table-cell office:value-type="float" office:value="101.150704052" calcext:value-type="float">
            <text:p>101.150704052</text:p>
          </table:table-cell>
          <table:table-cell office:value-type="float" office:value="207767" calcext:value-type="float">
            <text:p>207767</text:p>
          </table:table-cell>
          <table:table-cell office:value-type="float" office:value="206930" calcext:value-type="float">
            <text:p>206930</text:p>
          </table:table-cell>
          <table:table-cell office:value-type="float" office:value="0.0997371899617501" calcext:value-type="float">
            <text:p>0.0997371899617501</text:p>
          </table:table-cell>
        </table:table-row>
        <table:table-row table:style-name="ro1">
          <table:table-cell office:value-type="float" office:value="101.289662204001" calcext:value-type="float">
            <text:p>101.289662204001</text:p>
          </table:table-cell>
          <table:table-cell office:value-type="float" office:value="208534" calcext:value-type="float">
            <text:p>208534</text:p>
          </table:table-cell>
          <table:table-cell office:value-type="float" office:value="207767" calcext:value-type="float">
            <text:p>207767</text:p>
          </table:table-cell>
          <table:table-cell office:value-type="float" office:value="0.0995917321674199" calcext:value-type="float">
            <text:p>0.0995917321674199</text:p>
          </table:table-cell>
        </table:table-row>
        <table:table-row table:style-name="ro1">
          <table:table-cell office:value-type="float" office:value="101.425369091" calcext:value-type="float">
            <text:p>101.425369091</text:p>
          </table:table-cell>
          <table:table-cell office:value-type="float" office:value="209231" calcext:value-type="float">
            <text:p>209231</text:p>
          </table:table-cell>
          <table:table-cell office:value-type="float" office:value="208534" calcext:value-type="float">
            <text:p>208534</text:p>
          </table:table-cell>
          <table:table-cell office:value-type="float" office:value="0.09945577940357" calcext:value-type="float">
            <text:p>0.09945577940357</text:p>
          </table:table-cell>
        </table:table-row>
        <table:table-row table:style-name="ro1">
          <table:table-cell office:value-type="float" office:value="101.560960677" calcext:value-type="float">
            <text:p>101.560960677</text:p>
          </table:table-cell>
          <table:table-cell office:value-type="float" office:value="209870" calcext:value-type="float">
            <text:p>209870</text:p>
          </table:table-cell>
          <table:table-cell office:value-type="float" office:value="209231" calcext:value-type="float">
            <text:p>209231</text:p>
          </table:table-cell>
          <table:table-cell office:value-type="float" office:value="0.0993079601467454" calcext:value-type="float">
            <text:p>0.0993079601467454</text:p>
          </table:table-cell>
        </table:table-row>
        <table:table-row table:style-name="ro1">
          <table:table-cell office:value-type="float" office:value="101.699132793" calcext:value-type="float">
            <text:p>101.699132793</text:p>
          </table:table-cell>
          <table:table-cell office:value-type="float" office:value="210459" calcext:value-type="float">
            <text:p>210459</text:p>
          </table:table-cell>
          <table:table-cell office:value-type="float" office:value="209870" calcext:value-type="float">
            <text:p>209870</text:p>
          </table:table-cell>
          <table:table-cell office:value-type="float" office:value="0.0991702339951084" calcext:value-type="float">
            <text:p>0.0991702339951084</text:p>
          </table:table-cell>
        </table:table-row>
        <table:table-row table:style-name="ro1">
          <table:table-cell office:value-type="float" office:value="101.84254502" calcext:value-type="float">
            <text:p>101.84254502</text:p>
          </table:table-cell>
          <table:table-cell office:value-type="float" office:value="211001" calcext:value-type="float">
            <text:p>211001</text:p>
          </table:table-cell>
          <table:table-cell office:value-type="float" office:value="210459" calcext:value-type="float">
            <text:p>210459</text:p>
          </table:table-cell>
          <table:table-cell office:value-type="float" office:value="0.0990406206936237" calcext:value-type="float">
            <text:p>0.0990406206936237</text:p>
          </table:table-cell>
        </table:table-row>
        <table:table-row table:style-name="ro1">
          <table:table-cell office:value-type="float" office:value="102.027579971001" calcext:value-type="float">
            <text:p>102.027579971001</text:p>
          </table:table-cell>
          <table:table-cell office:value-type="float" office:value="211590" calcext:value-type="float">
            <text:p>211590</text:p>
          </table:table-cell>
          <table:table-cell office:value-type="float" office:value="211001" calcext:value-type="float">
            <text:p>211001</text:p>
          </table:table-cell>
          <table:table-cell office:value-type="float" office:value="0.0988981799373965" calcext:value-type="float">
            <text:p>0.0988981799373965</text:p>
          </table:table-cell>
        </table:table-row>
        <table:table-row table:style-name="ro1">
          <table:table-cell office:value-type="float" office:value="102.186540340001" calcext:value-type="float">
            <text:p>102.186540340001</text:p>
          </table:table-cell>
          <table:table-cell office:value-type="float" office:value="211993" calcext:value-type="float">
            <text:p>211993</text:p>
          </table:table-cell>
          <table:table-cell office:value-type="float" office:value="211590" calcext:value-type="float">
            <text:p>211590</text:p>
          </table:table-cell>
          <table:table-cell office:value-type="float" office:value="0.0987456293277386" calcext:value-type="float">
            <text:p>0.0987456293277386</text:p>
          </table:table-cell>
        </table:table-row>
        <table:table-row table:style-name="ro1">
          <table:table-cell office:value-type="float" office:value="102.337213914" calcext:value-type="float">
            <text:p>102.337213914</text:p>
          </table:table-cell>
          <table:table-cell office:value-type="float" office:value="212284" calcext:value-type="float">
            <text:p>212284</text:p>
          </table:table-cell>
          <table:table-cell office:value-type="float" office:value="211993" calcext:value-type="float">
            <text:p>211993</text:p>
          </table:table-cell>
          <table:table-cell office:value-type="float" office:value="0.0986043465994458" calcext:value-type="float">
            <text:p>0.0986043465994458</text:p>
          </table:table-cell>
        </table:table-row>
        <table:table-row table:style-name="ro1">
          <table:table-cell office:value-type="float" office:value="102.483265613" calcext:value-type="float">
            <text:p>102.483265613</text:p>
          </table:table-cell>
          <table:table-cell office:value-type="float" office:value="212482" calcext:value-type="float">
            <text:p>212482</text:p>
          </table:table-cell>
          <table:table-cell office:value-type="float" office:value="212284" calcext:value-type="float">
            <text:p>212284</text:p>
          </table:table-cell>
          <table:table-cell office:value-type="float" office:value="0.0984529489038228" calcext:value-type="float">
            <text:p>0.0984529489038228</text:p>
          </table:table-cell>
        </table:table-row>
        <table:table-row table:style-name="ro1">
          <table:table-cell office:value-type="float" office:value="102.634983457" calcext:value-type="float">
            <text:p>102.634983457</text:p>
          </table:table-cell>
          <table:table-cell office:value-type="float" office:value="212599" calcext:value-type="float">
            <text:p>212599</text:p>
          </table:table-cell>
          <table:table-cell office:value-type="float" office:value="212482" calcext:value-type="float">
            <text:p>212482</text:p>
          </table:table-cell>
          <table:table-cell office:value-type="float" office:value="0.0983127012540455" calcext:value-type="float">
            <text:p>0.0983127012540455</text:p>
          </table:table-cell>
        </table:table-row>
        <table:table-row table:style-name="ro1">
          <table:table-cell office:value-type="float" office:value="102.783985959" calcext:value-type="float">
            <text:p>102.783985959</text:p>
          </table:table-cell>
          <table:table-cell office:value-type="float" office:value="212625" calcext:value-type="float">
            <text:p>212625</text:p>
          </table:table-cell>
          <table:table-cell office:value-type="float" office:value="212599" calcext:value-type="float">
            <text:p>212599</text:p>
          </table:table-cell>
          <table:table-cell office:value-type="float" office:value="0.0981623561251876" calcext:value-type="float">
            <text:p>0.0981623561251876</text:p>
          </table:table-cell>
        </table:table-row>
        <table:table-row table:style-name="ro1">
          <table:table-cell office:value-type="float" office:value="102.932990821" calcext:value-type="float">
            <text:p>102.932990821</text:p>
          </table:table-cell>
          <table:table-cell office:value-type="float" office:value="212565" calcext:value-type="float">
            <text:p>212565</text:p>
          </table:table-cell>
          <table:table-cell office:value-type="float" office:value="212625" calcext:value-type="float">
            <text:p>212625</text:p>
          </table:table-cell>
          <table:table-cell office:value-type="float" office:value="0.0980230622880643" calcext:value-type="float">
            <text:p>0.0980230622880643</text:p>
          </table:table-cell>
        </table:table-row>
        <table:table-row table:style-name="ro1">
          <table:table-cell office:value-type="float" office:value="103.082006703001" calcext:value-type="float">
            <text:p>103.082006703001</text:p>
          </table:table-cell>
          <table:table-cell office:value-type="float" office:value="212420" calcext:value-type="float">
            <text:p>212420</text:p>
          </table:table-cell>
          <table:table-cell office:value-type="float" office:value="212565" calcext:value-type="float">
            <text:p>212565</text:p>
          </table:table-cell>
          <table:table-cell office:value-type="float" office:value="0.0978737027487394" calcext:value-type="float">
            <text:p>0.0978737027487394</text:p>
          </table:table-cell>
        </table:table-row>
        <table:table-row table:style-name="ro1">
          <table:table-cell office:value-type="float" office:value="103.228250864" calcext:value-type="float">
            <text:p>103.228250864</text:p>
          </table:table-cell>
          <table:table-cell office:value-type="float" office:value="212199" calcext:value-type="float">
            <text:p>212199</text:p>
          </table:table-cell>
          <table:table-cell office:value-type="float" office:value="212420" calcext:value-type="float">
            <text:p>212420</text:p>
          </table:table-cell>
          <table:table-cell office:value-type="float" office:value="0.0977353081659498" calcext:value-type="float">
            <text:p>0.0977353081659498</text:p>
          </table:table-cell>
        </table:table-row>
        <table:table-row table:style-name="ro1">
          <table:table-cell office:value-type="float" office:value="103.378093624" calcext:value-type="float">
            <text:p>103.378093624</text:p>
          </table:table-cell>
          <table:table-cell office:value-type="float" office:value="211894" calcext:value-type="float">
            <text:p>211894</text:p>
          </table:table-cell>
          <table:table-cell office:value-type="float" office:value="212199" calcext:value-type="float">
            <text:p>212199</text:p>
          </table:table-cell>
          <table:table-cell office:value-type="float" office:value="0.0975868886278132" calcext:value-type="float">
            <text:p>0.0975868886278132</text:p>
          </table:table-cell>
        </table:table-row>
        <table:table-row table:style-name="ro1">
          <table:table-cell office:value-type="float" office:value="103.525459855" calcext:value-type="float">
            <text:p>103.525459855</text:p>
          </table:table-cell>
          <table:table-cell office:value-type="float" office:value="211520" calcext:value-type="float">
            <text:p>211520</text:p>
          </table:table-cell>
          <table:table-cell office:value-type="float" office:value="211894" calcext:value-type="float">
            <text:p>211894</text:p>
          </table:table-cell>
          <table:table-cell office:value-type="float" office:value="0.0974493558634909" calcext:value-type="float">
            <text:p>0.0974493558634909</text:p>
          </table:table-cell>
        </table:table-row>
        <table:table-row table:style-name="ro1">
          <table:table-cell office:value-type="float" office:value="103.671309854" calcext:value-type="float">
            <text:p>103.671309854</text:p>
          </table:table-cell>
          <table:table-cell office:value-type="float" office:value="211083" calcext:value-type="float">
            <text:p>211083</text:p>
          </table:table-cell>
          <table:table-cell office:value-type="float" office:value="211520" calcext:value-type="float">
            <text:p>211520</text:p>
          </table:table-cell>
          <table:table-cell office:value-type="float" office:value="0.0973018444586844" calcext:value-type="float">
            <text:p>0.0973018444586844</text:p>
          </table:table-cell>
        </table:table-row>
        <table:table-row table:style-name="ro1">
          <table:table-cell office:value-type="float" office:value="103.821076424" calcext:value-type="float">
            <text:p>103.821076424</text:p>
          </table:table-cell>
          <table:table-cell office:value-type="float" office:value="210569" calcext:value-type="float">
            <text:p>210569</text:p>
          </table:table-cell>
          <table:table-cell office:value-type="float" office:value="211083" calcext:value-type="float">
            <text:p>211083</text:p>
          </table:table-cell>
          <table:table-cell office:value-type="float" office:value="0.097165147064532" calcext:value-type="float">
            <text:p>0.097165147064532</text:p>
          </table:table-cell>
        </table:table-row>
        <table:table-row table:style-name="ro1">
          <table:table-cell office:value-type="float" office:value="103.967305856" calcext:value-type="float">
            <text:p>103.967305856</text:p>
          </table:table-cell>
          <table:table-cell office:value-type="float" office:value="210010" calcext:value-type="float">
            <text:p>210010</text:p>
          </table:table-cell>
          <table:table-cell office:value-type="float" office:value="210569" calcext:value-type="float">
            <text:p>210569</text:p>
          </table:table-cell>
          <table:table-cell office:value-type="float" office:value="0.0970185207374501" calcext:value-type="float">
            <text:p>0.0970185207374501</text:p>
          </table:table-cell>
        </table:table-row>
        <table:table-row table:style-name="ro1">
          <table:table-cell office:value-type="float" office:value="104.115405613001" calcext:value-type="float">
            <text:p>104.115405613001</text:p>
          </table:table-cell>
          <table:table-cell office:value-type="float" office:value="209391" calcext:value-type="float">
            <text:p>209391</text:p>
          </table:table-cell>
          <table:table-cell office:value-type="float" office:value="210010" calcext:value-type="float">
            <text:p>210010</text:p>
          </table:table-cell>
          <table:table-cell office:value-type="float" office:value="0.0968826393259909" calcext:value-type="float">
            <text:p>0.0968826393259909</text:p>
          </table:table-cell>
        </table:table-row>
        <table:table-row table:style-name="ro1">
          <table:table-cell office:value-type="float" office:value="104.264600758001" calcext:value-type="float">
            <text:p>104.264600758001</text:p>
          </table:table-cell>
          <table:table-cell office:value-type="float" office:value="208722" calcext:value-type="float">
            <text:p>208722</text:p>
          </table:table-cell>
          <table:table-cell office:value-type="float" office:value="209391" calcext:value-type="float">
            <text:p>209391</text:p>
          </table:table-cell>
          <table:table-cell office:value-type="float" office:value="0.096736880691562" calcext:value-type="float">
            <text:p>0.096736880691562</text:p>
          </table:table-cell>
        </table:table-row>
        <table:table-row table:style-name="ro1">
          <table:table-cell office:value-type="float" office:value="104.428748221" calcext:value-type="float">
            <text:p>104.428748221</text:p>
          </table:table-cell>
          <table:table-cell office:value-type="float" office:value="207941" calcext:value-type="float">
            <text:p>207941</text:p>
          </table:table-cell>
          <table:table-cell office:value-type="float" office:value="208722" calcext:value-type="float">
            <text:p>208722</text:p>
          </table:table-cell>
          <table:table-cell office:value-type="float" office:value="0.096601800422606" calcext:value-type="float">
            <text:p>0.096601800422606</text:p>
          </table:table-cell>
        </table:table-row>
        <table:table-row table:style-name="ro1">
          <table:table-cell office:value-type="float" office:value="104.573320552" calcext:value-type="float">
            <text:p>104.573320552</text:p>
          </table:table-cell>
          <table:table-cell office:value-type="float" office:value="207222" calcext:value-type="float">
            <text:p>207222</text:p>
          </table:table-cell>
          <table:table-cell office:value-type="float" office:value="207941" calcext:value-type="float">
            <text:p>207941</text:p>
          </table:table-cell>
          <table:table-cell office:value-type="float" office:value="0.0964568957551509" calcext:value-type="float">
            <text:p>0.0964568957551509</text:p>
          </table:table-cell>
        </table:table-row>
        <table:table-row table:style-name="ro1">
          <table:table-cell office:value-type="float" office:value="104.718188175" calcext:value-type="float">
            <text:p>104.718188175</text:p>
          </table:table-cell>
          <table:table-cell office:value-type="float" office:value="206479" calcext:value-type="float">
            <text:p>206479</text:p>
          </table:table-cell>
          <table:table-cell office:value-type="float" office:value="207222" calcext:value-type="float">
            <text:p>207222</text:p>
          </table:table-cell>
          <table:table-cell office:value-type="float" office:value="0.0963226047267261" calcext:value-type="float">
            <text:p>0.0963226047267261</text:p>
          </table:table-cell>
        </table:table-row>
        <table:table-row table:style-name="ro1">
          <table:table-cell office:value-type="float" office:value="104.864468029001" calcext:value-type="float">
            <text:p>104.864468029001</text:p>
          </table:table-cell>
          <table:table-cell office:value-type="float" office:value="205715" calcext:value-type="float">
            <text:p>205715</text:p>
          </table:table-cell>
          <table:table-cell office:value-type="float" office:value="206479" calcext:value-type="float">
            <text:p>206479</text:p>
          </table:table-cell>
          <table:table-cell office:value-type="float" office:value="0.0961785426723943" calcext:value-type="float">
            <text:p>0.0961785426723943</text:p>
          </table:table-cell>
        </table:table-row>
        <table:table-row table:style-name="ro1">
          <table:table-cell office:value-type="float" office:value="105.068513735" calcext:value-type="float">
            <text:p>105.068513735</text:p>
          </table:table-cell>
          <table:table-cell office:value-type="float" office:value="204638" calcext:value-type="float">
            <text:p>204638</text:p>
          </table:table-cell>
          <table:table-cell office:value-type="float" office:value="205715" calcext:value-type="float">
            <text:p>205715</text:p>
          </table:table-cell>
          <table:table-cell office:value-type="float" office:value="0.0960268036035643" calcext:value-type="float">
            <text:p>0.0960268036035643</text:p>
          </table:table-cell>
        </table:table-row>
        <table:table-row table:style-name="ro1">
          <table:table-cell office:value-type="float" office:value="105.228436726001" calcext:value-type="float">
            <text:p>105.228436726001</text:p>
          </table:table-cell>
          <table:table-cell office:value-type="float" office:value="203798" calcext:value-type="float">
            <text:p>203798</text:p>
          </table:table-cell>
          <table:table-cell office:value-type="float" office:value="204638" calcext:value-type="float">
            <text:p>204638</text:p>
          </table:table-cell>
          <table:table-cell office:value-type="float" office:value="0.0977937975063023" calcext:value-type="float">
            <text:p>0.0977937975063023</text:p>
          </table:table-cell>
        </table:table-row>
        <table:table-row table:style-name="ro1">
          <table:table-cell office:value-type="float" office:value="105.393976352" calcext:value-type="float">
            <text:p>105.393976352</text:p>
          </table:table-cell>
          <table:table-cell office:value-type="float" office:value="202943" calcext:value-type="float">
            <text:p>202943</text:p>
          </table:table-cell>
          <table:table-cell office:value-type="float" office:value="203798" calcext:value-type="float">
            <text:p>203798</text:p>
          </table:table-cell>
          <table:table-cell office:value-type="float" office:value="0.0991674832952417" calcext:value-type="float">
            <text:p>0.0991674832952417</text:p>
          </table:table-cell>
        </table:table-row>
        <table:table-row table:style-name="ro1">
          <table:table-cell office:value-type="float" office:value="105.561230741" calcext:value-type="float">
            <text:p>105.561230741</text:p>
          </table:table-cell>
          <table:table-cell office:value-type="float" office:value="202107" calcext:value-type="float">
            <text:p>202107</text:p>
          </table:table-cell>
          <table:table-cell office:value-type="float" office:value="202943" calcext:value-type="float">
            <text:p>202943</text:p>
          </table:table-cell>
          <table:table-cell office:value-type="float" office:value="0.100226674195548" calcext:value-type="float">
            <text:p>0.100226674195548</text:p>
          </table:table-cell>
        </table:table-row>
        <table:table-row table:style-name="ro1">
          <table:table-cell office:value-type="float" office:value="105.722539455001" calcext:value-type="float">
            <text:p>105.722539455001</text:p>
          </table:table-cell>
          <table:table-cell office:value-type="float" office:value="201337" calcext:value-type="float">
            <text:p>201337</text:p>
          </table:table-cell>
          <table:table-cell office:value-type="float" office:value="202107" calcext:value-type="float">
            <text:p>202107</text:p>
          </table:table-cell>
          <table:table-cell office:value-type="float" office:value="0.10105420463158" calcext:value-type="float">
            <text:p>0.10105420463158</text:p>
          </table:table-cell>
        </table:table-row>
        <table:table-row table:style-name="ro1">
          <table:table-cell office:value-type="float" office:value="105.880916665001" calcext:value-type="float">
            <text:p>105.880916665001</text:p>
          </table:table-cell>
          <table:table-cell office:value-type="float" office:value="200624" calcext:value-type="float">
            <text:p>200624</text:p>
          </table:table-cell>
          <table:table-cell office:value-type="float" office:value="201337" calcext:value-type="float">
            <text:p>201337</text:p>
          </table:table-cell>
          <table:table-cell office:value-type="float" office:value="0.101676697038598" calcext:value-type="float">
            <text:p>0.101676697038598</text:p>
          </table:table-cell>
        </table:table-row>
        <table:table-row table:style-name="ro1">
          <table:table-cell office:value-type="float" office:value="106.040100662" calcext:value-type="float">
            <text:p>106.040100662</text:p>
          </table:table-cell>
          <table:table-cell office:value-type="float" office:value="199960" calcext:value-type="float">
            <text:p>199960</text:p>
          </table:table-cell>
          <table:table-cell office:value-type="float" office:value="200624" calcext:value-type="float">
            <text:p>200624</text:p>
          </table:table-cell>
          <table:table-cell office:value-type="float" office:value="0.102154981093508" calcext:value-type="float">
            <text:p>0.102154981093508</text:p>
          </table:table-cell>
        </table:table-row>
        <table:table-row table:style-name="ro1">
          <table:table-cell office:value-type="float" office:value="106.207271271001" calcext:value-type="float">
            <text:p>106.207271271001</text:p>
          </table:table-cell>
          <table:table-cell office:value-type="float" office:value="199328" calcext:value-type="float">
            <text:p>199328</text:p>
          </table:table-cell>
          <table:table-cell office:value-type="float" office:value="199960" calcext:value-type="float">
            <text:p>199960</text:p>
          </table:table-cell>
          <table:table-cell office:value-type="float" office:value="0.102498300266686" calcext:value-type="float">
            <text:p>0.102498300266686</text:p>
          </table:table-cell>
        </table:table-row>
        <table:table-row table:style-name="ro1">
          <table:table-cell office:value-type="float" office:value="106.363381154" calcext:value-type="float">
            <text:p>106.363381154</text:p>
          </table:table-cell>
          <table:table-cell office:value-type="float" office:value="198806" calcext:value-type="float">
            <text:p>198806</text:p>
          </table:table-cell>
          <table:table-cell office:value-type="float" office:value="199328" calcext:value-type="float">
            <text:p>199328</text:p>
          </table:table-cell>
          <table:table-cell office:value-type="float" office:value="0.102733795727015" calcext:value-type="float">
            <text:p>0.102733795727015</text:p>
          </table:table-cell>
        </table:table-row>
        <table:table-row table:style-name="ro1">
          <table:table-cell office:value-type="float" office:value="106.521303393" calcext:value-type="float">
            <text:p>106.521303393</text:p>
          </table:table-cell>
          <table:table-cell office:value-type="float" office:value="198353" calcext:value-type="float">
            <text:p>198353</text:p>
          </table:table-cell>
          <table:table-cell office:value-type="float" office:value="198806" calcext:value-type="float">
            <text:p>198806</text:p>
          </table:table-cell>
          <table:table-cell office:value-type="float" office:value="0.102902667466734" calcext:value-type="float">
            <text:p>0.102902667466734</text:p>
          </table:table-cell>
        </table:table-row>
        <table:table-row table:style-name="ro1">
          <table:table-cell office:value-type="float" office:value="106.679985547001" calcext:value-type="float">
            <text:p>106.679985547001</text:p>
          </table:table-cell>
          <table:table-cell office:value-type="float" office:value="197978" calcext:value-type="float">
            <text:p>197978</text:p>
          </table:table-cell>
          <table:table-cell office:value-type="float" office:value="198353" calcext:value-type="float">
            <text:p>198353</text:p>
          </table:table-cell>
          <table:table-cell office:value-type="float" office:value="0.102998825702711" calcext:value-type="float">
            <text:p>0.102998825702711</text:p>
          </table:table-cell>
        </table:table-row>
        <table:table-row table:style-name="ro1">
          <table:table-cell office:value-type="float" office:value="106.833517381" calcext:value-type="float">
            <text:p>106.833517381</text:p>
          </table:table-cell>
          <table:table-cell office:value-type="float" office:value="197697" calcext:value-type="float">
            <text:p>197697</text:p>
          </table:table-cell>
          <table:table-cell office:value-type="float" office:value="197978" calcext:value-type="float">
            <text:p>197978</text:p>
          </table:table-cell>
          <table:table-cell office:value-type="float" office:value="0.103056337557474" calcext:value-type="float">
            <text:p>0.103056337557474</text:p>
          </table:table-cell>
        </table:table-row>
        <table:table-row table:style-name="ro1">
          <table:table-cell office:value-type="float" office:value="106.998058251001" calcext:value-type="float">
            <text:p>106.998058251001</text:p>
          </table:table-cell>
          <table:table-cell office:value-type="float" office:value="197491" calcext:value-type="float">
            <text:p>197491</text:p>
          </table:table-cell>
          <table:table-cell office:value-type="float" office:value="197697" calcext:value-type="float">
            <text:p>197697</text:p>
          </table:table-cell>
          <table:table-cell office:value-type="float" office:value="0.10306362674701" calcext:value-type="float">
            <text:p>0.10306362674701</text:p>
          </table:table-cell>
        </table:table-row>
        <table:table-row table:style-name="ro1">
          <table:table-cell office:value-type="float" office:value="107.156472603" calcext:value-type="float">
            <text:p>107.156472603</text:p>
          </table:table-cell>
          <table:table-cell office:value-type="float" office:value="197388" calcext:value-type="float">
            <text:p>197388</text:p>
          </table:table-cell>
          <table:table-cell office:value-type="float" office:value="197491" calcext:value-type="float">
            <text:p>197491</text:p>
          </table:table-cell>
          <table:table-cell office:value-type="float" office:value="0.103050152333938" calcext:value-type="float">
            <text:p>0.103050152333938</text:p>
          </table:table-cell>
        </table:table-row>
        <table:table-row table:style-name="ro1">
          <table:table-cell office:value-type="float" office:value="107.264687912" calcext:value-type="float">
            <text:p>107.264687912</text:p>
          </table:table-cell>
          <table:table-cell office:value-type="float" office:value="197373" calcext:value-type="float">
            <text:p>197373</text:p>
          </table:table-cell>
          <table:table-cell office:value-type="float" office:value="197388" calcext:value-type="float">
            <text:p>197388</text:p>
          </table:table-cell>
          <table:table-cell office:value-type="float" office:value="0.103000869530701" calcext:value-type="float">
            <text:p>0.103000869530701</text:p>
          </table:table-cell>
        </table:table-row>
        <table:table-row table:style-name="ro1">
          <table:table-cell office:value-type="float" office:value="107.366618892001" calcext:value-type="float">
            <text:p>107.366618892001</text:p>
          </table:table-cell>
          <table:table-cell office:value-type="float" office:value="197401" calcext:value-type="float">
            <text:p>197401</text:p>
          </table:table-cell>
          <table:table-cell office:value-type="float" office:value="197373" calcext:value-type="float">
            <text:p>197373</text:p>
          </table:table-cell>
          <table:table-cell office:value-type="float" office:value="0.102942245577876" calcext:value-type="float">
            <text:p>0.102942245577876</text:p>
          </table:table-cell>
        </table:table-row>
        <table:table-row table:style-name="ro1">
          <table:table-cell office:value-type="float" office:value="107.468412822001" calcext:value-type="float">
            <text:p>107.468412822001</text:p>
          </table:table-cell>
          <table:table-cell office:value-type="float" office:value="197470" calcext:value-type="float">
            <text:p>197470</text:p>
          </table:table-cell>
          <table:table-cell office:value-type="float" office:value="197373" calcext:value-type="float">
            <text:p>197373</text:p>
          </table:table-cell>
          <table:table-cell office:value-type="float" office:value="0.102876184522002" calcext:value-type="float">
            <text:p>0.102876184522002</text:p>
          </table:table-cell>
        </table:table-row>
        <table:table-row table:style-name="ro1">
          <table:table-cell office:value-type="float" office:value="107.629048233001" calcext:value-type="float">
            <text:p>107.629048233001</text:p>
          </table:table-cell>
          <table:table-cell office:value-type="float" office:value="197661" calcext:value-type="float">
            <text:p>197661</text:p>
          </table:table-cell>
          <table:table-cell office:value-type="float" office:value="197470" calcext:value-type="float">
            <text:p>197470</text:p>
          </table:table-cell>
          <table:table-cell office:value-type="float" office:value="0.102804209500174" calcext:value-type="float">
            <text:p>0.102804209500174</text:p>
          </table:table-cell>
        </table:table-row>
        <table:table-row table:style-name="ro1">
          <table:table-cell office:value-type="float" office:value="107.78910444" calcext:value-type="float">
            <text:p>107.78910444</text:p>
          </table:table-cell>
          <table:table-cell office:value-type="float" office:value="197953" calcext:value-type="float">
            <text:p>197953</text:p>
          </table:table-cell>
          <table:table-cell office:value-type="float" office:value="197661" calcext:value-type="float">
            <text:p>197661</text:p>
          </table:table-cell>
          <table:table-cell office:value-type="float" office:value="0.102708483879209" calcext:value-type="float">
            <text:p>0.102708483879209</text:p>
          </table:table-cell>
        </table:table-row>
        <table:table-row table:style-name="ro1">
          <table:table-cell office:value-type="float" office:value="107.996592899" calcext:value-type="float">
            <text:p>107.996592899</text:p>
          </table:table-cell>
          <table:table-cell office:value-type="float" office:value="198479" calcext:value-type="float">
            <text:p>198479</text:p>
          </table:table-cell>
          <table:table-cell office:value-type="float" office:value="197953" calcext:value-type="float">
            <text:p>197953</text:p>
          </table:table-cell>
          <table:table-cell office:value-type="float" office:value="0.102593899452485" calcext:value-type="float">
            <text:p>0.102593899452485</text:p>
          </table:table-cell>
        </table:table-row>
        <table:table-row table:style-name="ro1">
          <table:table-cell office:value-type="float" office:value="108.102777392" calcext:value-type="float">
            <text:p>108.102777392</text:p>
          </table:table-cell>
          <table:table-cell office:value-type="float" office:value="198811" calcext:value-type="float">
            <text:p>198811</text:p>
          </table:table-cell>
          <table:table-cell office:value-type="float" office:value="198479" calcext:value-type="float">
            <text:p>198479</text:p>
          </table:table-cell>
          <table:table-cell office:value-type="float" office:value="0.102483282827294" calcext:value-type="float">
            <text:p>0.102483282827294</text:p>
          </table:table-cell>
        </table:table-row>
        <table:table-row table:style-name="ro1">
          <table:table-cell office:value-type="float" office:value="108.25400314" calcext:value-type="float">
            <text:p>108.25400314</text:p>
          </table:table-cell>
          <table:table-cell office:value-type="float" office:value="199355" calcext:value-type="float">
            <text:p>199355</text:p>
          </table:table-cell>
          <table:table-cell office:value-type="float" office:value="198811" calcext:value-type="float">
            <text:p>198811</text:p>
          </table:table-cell>
          <table:table-cell office:value-type="float" office:value="0.102375875566747" calcext:value-type="float">
            <text:p>0.102375875566747</text:p>
          </table:table-cell>
        </table:table-row>
        <table:table-row table:style-name="ro1">
          <table:table-cell office:value-type="float" office:value="108.417379174" calcext:value-type="float">
            <text:p>108.417379174</text:p>
          </table:table-cell>
          <table:table-cell office:value-type="float" office:value="200033" calcext:value-type="float">
            <text:p>200033</text:p>
          </table:table-cell>
          <table:table-cell office:value-type="float" office:value="199355" calcext:value-type="float">
            <text:p>199355</text:p>
          </table:table-cell>
          <table:table-cell office:value-type="float" office:value="0.102252226817875" calcext:value-type="float">
            <text:p>0.102252226817875</text:p>
          </table:table-cell>
        </table:table-row>
        <table:table-row table:style-name="ro1">
          <table:table-cell office:value-type="float" office:value="108.577532003001" calcext:value-type="float">
            <text:p>108.577532003001</text:p>
          </table:table-cell>
          <table:table-cell office:value-type="float" office:value="200783" calcext:value-type="float">
            <text:p>200783</text:p>
          </table:table-cell>
          <table:table-cell office:value-type="float" office:value="200033" calcext:value-type="float">
            <text:p>200033</text:p>
          </table:table-cell>
          <table:table-cell office:value-type="float" office:value="0.102115724205916" calcext:value-type="float">
            <text:p>0.102115724205916</text:p>
          </table:table-cell>
        </table:table-row>
        <table:table-row table:style-name="ro1">
          <table:table-cell office:value-type="float" office:value="108.737528851" calcext:value-type="float">
            <text:p>108.737528851</text:p>
          </table:table-cell>
          <table:table-cell office:value-type="float" office:value="201611" calcext:value-type="float">
            <text:p>201611</text:p>
          </table:table-cell>
          <table:table-cell office:value-type="float" office:value="200783" calcext:value-type="float">
            <text:p>200783</text:p>
          </table:table-cell>
          <table:table-cell office:value-type="float" office:value="0.101987782316762" calcext:value-type="float">
            <text:p>0.101987782316762</text:p>
          </table:table-cell>
        </table:table-row>
        <table:table-row table:style-name="ro1">
          <table:table-cell office:value-type="float" office:value="108.900605754" calcext:value-type="float">
            <text:p>108.900605754</text:p>
          </table:table-cell>
          <table:table-cell office:value-type="float" office:value="202529" calcext:value-type="float">
            <text:p>202529</text:p>
          </table:table-cell>
          <table:table-cell office:value-type="float" office:value="201611" calcext:value-type="float">
            <text:p>201611</text:p>
          </table:table-cell>
          <table:table-cell office:value-type="float" office:value="0.101848052741071" calcext:value-type="float">
            <text:p>0.101848052741071</text:p>
          </table:table-cell>
        </table:table-row>
        <table:table-row table:style-name="ro1">
          <table:table-cell office:value-type="float" office:value="109.058175052" calcext:value-type="float">
            <text:p>109.058175052</text:p>
          </table:table-cell>
          <table:table-cell office:value-type="float" office:value="203479" calcext:value-type="float">
            <text:p>203479</text:p>
          </table:table-cell>
          <table:table-cell office:value-type="float" office:value="202529" calcext:value-type="float">
            <text:p>202529</text:p>
          </table:table-cell>
          <table:table-cell office:value-type="float" office:value="0.10171763262524" calcext:value-type="float">
            <text:p>0.10171763262524</text:p>
          </table:table-cell>
        </table:table-row>
        <table:table-row table:style-name="ro1">
          <table:table-cell office:value-type="float" office:value="109.218231241" calcext:value-type="float">
            <text:p>109.218231241</text:p>
          </table:table-cell>
          <table:table-cell office:value-type="float" office:value="204501" calcext:value-type="float">
            <text:p>204501</text:p>
          </table:table-cell>
          <table:table-cell office:value-type="float" office:value="203479" calcext:value-type="float">
            <text:p>203479</text:p>
          </table:table-cell>
          <table:table-cell office:value-type="float" office:value="0.101576126302212" calcext:value-type="float">
            <text:p>0.101576126302212</text:p>
          </table:table-cell>
        </table:table-row>
        <table:table-row table:style-name="ro1">
          <table:table-cell office:value-type="float" office:value="109.37945301" calcext:value-type="float">
            <text:p>109.37945301</text:p>
          </table:table-cell>
          <table:table-cell office:value-type="float" office:value="205578" calcext:value-type="float">
            <text:p>205578</text:p>
          </table:table-cell>
          <table:table-cell office:value-type="float" office:value="204501" calcext:value-type="float">
            <text:p>204501</text:p>
          </table:table-cell>
          <table:table-cell office:value-type="float" office:value="0.101425887292915" calcext:value-type="float">
            <text:p>0.101425887292915</text:p>
          </table:table-cell>
        </table:table-row>
        <table:table-row table:style-name="ro1">
          <table:table-cell office:value-type="float" office:value="109.549350847001" calcext:value-type="float">
            <text:p>109.549350847001</text:p>
          </table:table-cell>
          <table:table-cell office:value-type="float" office:value="206755" calcext:value-type="float">
            <text:p>206755</text:p>
          </table:table-cell>
          <table:table-cell office:value-type="float" office:value="205578" calcext:value-type="float">
            <text:p>205578</text:p>
          </table:table-cell>
          <table:table-cell office:value-type="float" office:value="0.101287229980852" calcext:value-type="float">
            <text:p>0.101287229980852</text:p>
          </table:table-cell>
        </table:table-row>
        <table:table-row table:style-name="ro1">
          <table:table-cell office:value-type="float" office:value="109.716092260001" calcext:value-type="float">
            <text:p>109.716092260001</text:p>
          </table:table-cell>
          <table:table-cell office:value-type="float" office:value="207941" calcext:value-type="float">
            <text:p>207941</text:p>
          </table:table-cell>
          <table:table-cell office:value-type="float" office:value="206755" calcext:value-type="float">
            <text:p>206755</text:p>
          </table:table-cell>
          <table:table-cell office:value-type="float" office:value="0.101139473198576" calcext:value-type="float">
            <text:p>0.101139473198576</text:p>
          </table:table-cell>
        </table:table-row>
        <table:table-row table:style-name="ro1">
          <table:table-cell office:value-type="float" office:value="109.88252628" calcext:value-type="float">
            <text:p>109.88252628</text:p>
          </table:table-cell>
          <table:table-cell office:value-type="float" office:value="209145" calcext:value-type="float">
            <text:p>209145</text:p>
          </table:table-cell>
          <table:table-cell office:value-type="float" office:value="207941" calcext:value-type="float">
            <text:p>207941</text:p>
          </table:table-cell>
          <table:table-cell office:value-type="float" office:value="0.100984571259591" calcext:value-type="float">
            <text:p>0.100984571259591</text:p>
          </table:table-cell>
        </table:table-row>
        <table:table-row table:style-name="ro1">
          <table:table-cell office:value-type="float" office:value="110.042359888001" calcext:value-type="float">
            <text:p>110.042359888001</text:p>
          </table:table-cell>
          <table:table-cell office:value-type="float" office:value="210308" calcext:value-type="float">
            <text:p>210308</text:p>
          </table:table-cell>
          <table:table-cell office:value-type="float" office:value="209145" calcext:value-type="float">
            <text:p>209145</text:p>
          </table:table-cell>
          <table:table-cell office:value-type="float" office:value="0.100842351629368" calcext:value-type="float">
            <text:p>0.100842351629368</text:p>
          </table:table-cell>
        </table:table-row>
        <table:table-row table:style-name="ro1">
          <table:table-cell office:value-type="float" office:value="110.210030258" calcext:value-type="float">
            <text:p>110.210030258</text:p>
          </table:table-cell>
          <table:table-cell office:value-type="float" office:value="211525" calcext:value-type="float">
            <text:p>211525</text:p>
          </table:table-cell>
          <table:table-cell office:value-type="float" office:value="210308" calcext:value-type="float">
            <text:p>210308</text:p>
          </table:table-cell>
          <table:table-cell office:value-type="float" office:value="0.100692079665642" calcext:value-type="float">
            <text:p>0.100692079665642</text:p>
          </table:table-cell>
        </table:table-row>
        <table:table-row table:style-name="ro1">
          <table:table-cell office:value-type="float" office:value="110.37014434" calcext:value-type="float">
            <text:p>110.37014434</text:p>
          </table:table-cell>
          <table:table-cell office:value-type="float" office:value="212674" calcext:value-type="float">
            <text:p>212674</text:p>
          </table:table-cell>
          <table:table-cell office:value-type="float" office:value="211525" calcext:value-type="float">
            <text:p>211525</text:p>
          </table:table-cell>
          <table:table-cell office:value-type="float" office:value="0.100535498428245" calcext:value-type="float">
            <text:p>0.100535498428245</text:p>
          </table:table-cell>
        </table:table-row>
        <table:table-row table:style-name="ro1">
          <table:table-cell office:value-type="float" office:value="110.536635172" calcext:value-type="float">
            <text:p>110.536635172</text:p>
          </table:table-cell>
          <table:table-cell office:value-type="float" office:value="213844" calcext:value-type="float">
            <text:p>213844</text:p>
          </table:table-cell>
          <table:table-cell office:value-type="float" office:value="212674" calcext:value-type="float">
            <text:p>212674</text:p>
          </table:table-cell>
          <table:table-cell office:value-type="float" office:value="0.100392101101942" calcext:value-type="float">
            <text:p>0.100392101101942</text:p>
          </table:table-cell>
        </table:table-row>
        <table:table-row table:style-name="ro1">
          <table:table-cell office:value-type="float" office:value="110.703307336001" calcext:value-type="float">
            <text:p>110.703307336001</text:p>
          </table:table-cell>
          <table:table-cell office:value-type="float" office:value="214979" calcext:value-type="float">
            <text:p>214979</text:p>
          </table:table-cell>
          <table:table-cell office:value-type="float" office:value="213844" calcext:value-type="float">
            <text:p>213844</text:p>
          </table:table-cell>
          <table:table-cell office:value-type="float" office:value="0.100241217113438" calcext:value-type="float">
            <text:p>0.100241217113438</text:p>
          </table:table-cell>
        </table:table-row>
        <table:table-row table:style-name="ro1">
          <table:table-cell office:value-type="float" office:value="110.865127502" calcext:value-type="float">
            <text:p>110.865127502</text:p>
          </table:table-cell>
          <table:table-cell office:value-type="float" office:value="216037" calcext:value-type="float">
            <text:p>216037</text:p>
          </table:table-cell>
          <table:table-cell office:value-type="float" office:value="214979" calcext:value-type="float">
            <text:p>214979</text:p>
          </table:table-cell>
          <table:table-cell office:value-type="float" office:value="0.10008447459491" calcext:value-type="float">
            <text:p>0.10008447459491</text:p>
          </table:table-cell>
        </table:table-row>
        <table:table-row table:style-name="ro1">
          <table:table-cell office:value-type="float" office:value="111.074791775" calcext:value-type="float">
            <text:p>111.074791775</text:p>
          </table:table-cell>
          <table:table-cell office:value-type="float" office:value="217326" calcext:value-type="float">
            <text:p>217326</text:p>
          </table:table-cell>
          <table:table-cell office:value-type="float" office:value="216037" calcext:value-type="float">
            <text:p>216037</text:p>
          </table:table-cell>
          <table:table-cell office:value-type="float" office:value="0.0999231753437977" calcext:value-type="float">
            <text:p>0.0999231753437977</text:p>
          </table:table-cell>
        </table:table-row>
        <table:table-row table:style-name="ro1">
          <table:table-cell office:value-type="float" office:value="111.241355378001" calcext:value-type="float">
            <text:p>111.241355378001</text:p>
          </table:table-cell>
          <table:table-cell office:value-type="float" office:value="218273" calcext:value-type="float">
            <text:p>218273</text:p>
          </table:table-cell>
          <table:table-cell office:value-type="float" office:value="217326" calcext:value-type="float">
            <text:p>217326</text:p>
          </table:table-cell>
          <table:table-cell office:value-type="float" office:value="0.0997762318891049" calcext:value-type="float">
            <text:p>0.0997762318891049</text:p>
          </table:table-cell>
        </table:table-row>
        <table:table-row table:style-name="ro1">
          <table:table-cell office:value-type="float" office:value="111.402065546001" calcext:value-type="float">
            <text:p>111.402065546001</text:p>
          </table:table-cell>
          <table:table-cell office:value-type="float" office:value="219115" calcext:value-type="float">
            <text:p>219115</text:p>
          </table:table-cell>
          <table:table-cell office:value-type="float" office:value="218273" calcext:value-type="float">
            <text:p>218273</text:p>
          </table:table-cell>
          <table:table-cell office:value-type="float" office:value="0.0996229657093037" calcext:value-type="float">
            <text:p>0.0996229657093037</text:p>
          </table:table-cell>
        </table:table-row>
        <table:table-row table:style-name="ro1">
          <table:table-cell office:value-type="float" office:value="111.570757567" calcext:value-type="float">
            <text:p>111.570757567</text:p>
          </table:table-cell>
          <table:table-cell office:value-type="float" office:value="219914" calcext:value-type="float">
            <text:p>219914</text:p>
          </table:table-cell>
          <table:table-cell office:value-type="float" office:value="219115" calcext:value-type="float">
            <text:p>219115</text:p>
          </table:table-cell>
          <table:table-cell office:value-type="float" office:value="0.0994647696923306" calcext:value-type="float">
            <text:p>0.0994647696923306</text:p>
          </table:table-cell>
        </table:table-row>
        <table:table-row table:style-name="ro1">
          <table:table-cell office:value-type="float" office:value="111.73327006" calcext:value-type="float">
            <text:p>111.73327006</text:p>
          </table:table-cell>
          <table:table-cell office:value-type="float" office:value="220595" calcext:value-type="float">
            <text:p>220595</text:p>
          </table:table-cell>
          <table:table-cell office:value-type="float" office:value="219914" calcext:value-type="float">
            <text:p>219914</text:p>
          </table:table-cell>
          <table:table-cell office:value-type="float" office:value="0.0993204692547622" calcext:value-type="float">
            <text:p>0.0993204692547622</text:p>
          </table:table-cell>
        </table:table-row>
        <table:table-row table:style-name="ro1">
          <table:table-cell office:value-type="float" office:value="111.907901259" calcext:value-type="float">
            <text:p>111.907901259</text:p>
          </table:table-cell>
          <table:table-cell office:value-type="float" office:value="221223" calcext:value-type="float">
            <text:p>221223</text:p>
          </table:table-cell>
          <table:table-cell office:value-type="float" office:value="220595" calcext:value-type="float">
            <text:p>220595</text:p>
          </table:table-cell>
          <table:table-cell office:value-type="float" office:value="0.0991696370525553" calcext:value-type="float">
            <text:p>0.0991696370525553</text:p>
          </table:table-cell>
        </table:table-row>
        <table:table-row table:style-name="ro1">
          <table:table-cell office:value-type="float" office:value="112.071038796001" calcext:value-type="float">
            <text:p>112.071038796001</text:p>
          </table:table-cell>
          <table:table-cell office:value-type="float" office:value="221710" calcext:value-type="float">
            <text:p>221710</text:p>
          </table:table-cell>
          <table:table-cell office:value-type="float" office:value="221223" calcext:value-type="float">
            <text:p>221223</text:p>
          </table:table-cell>
          <table:table-cell office:value-type="float" office:value="0.0990137060642267" calcext:value-type="float">
            <text:p>0.0990137060642267</text:p>
          </table:table-cell>
        </table:table-row>
        <table:table-row table:style-name="ro1">
          <table:table-cell office:value-type="float" office:value="112.234937380001" calcext:value-type="float">
            <text:p>112.234937380001</text:p>
          </table:table-cell>
          <table:table-cell office:value-type="float" office:value="222096" calcext:value-type="float">
            <text:p>222096</text:p>
          </table:table-cell>
          <table:table-cell office:value-type="float" office:value="221710" calcext:value-type="float">
            <text:p>221710</text:p>
          </table:table-cell>
          <table:table-cell office:value-type="float" office:value="0.098871375932704" calcext:value-type="float">
            <text:p>0.098871375932704</text:p>
          </table:table-cell>
        </table:table-row>
        <table:table-row table:style-name="ro1">
          <table:table-cell office:value-type="float" office:value="112.396379356001" calcext:value-type="float">
            <text:p>112.396379356001</text:p>
          </table:table-cell>
          <table:table-cell office:value-type="float" office:value="222375" calcext:value-type="float">
            <text:p>222375</text:p>
          </table:table-cell>
          <table:table-cell office:value-type="float" office:value="222096" calcext:value-type="float">
            <text:p>222096</text:p>
          </table:table-cell>
          <table:table-cell office:value-type="float" office:value="0.0987224352689107" calcext:value-type="float">
            <text:p>0.0987224352689107</text:p>
          </table:table-cell>
        </table:table-row>
        <table:table-row table:style-name="ro1">
          <table:table-cell office:value-type="float" office:value="112.561646922" calcext:value-type="float">
            <text:p>112.561646922</text:p>
          </table:table-cell>
          <table:table-cell office:value-type="float" office:value="222554" calcext:value-type="float">
            <text:p>222554</text:p>
          </table:table-cell>
          <table:table-cell office:value-type="float" office:value="222375" calcext:value-type="float">
            <text:p>222375</text:p>
          </table:table-cell>
          <table:table-cell office:value-type="float" office:value="0.0985683311180672" calcext:value-type="float">
            <text:p>0.0985683311180672</text:p>
          </table:table-cell>
        </table:table-row>
        <table:table-row table:style-name="ro1">
          <table:table-cell office:value-type="float" office:value="112.726541965" calcext:value-type="float">
            <text:p>112.726541965</text:p>
          </table:table-cell>
          <table:table-cell office:value-type="float" office:value="222625" calcext:value-type="float">
            <text:p>222625</text:p>
          </table:table-cell>
          <table:table-cell office:value-type="float" office:value="222554" calcext:value-type="float">
            <text:p>222554</text:p>
          </table:table-cell>
          <table:table-cell office:value-type="float" office:value="0.0984276186311086" calcext:value-type="float">
            <text:p>0.0984276186311086</text:p>
          </table:table-cell>
        </table:table-row>
        <table:table-row table:style-name="ro1">
          <table:table-cell office:value-type="float" office:value="112.889237481" calcext:value-type="float">
            <text:p>112.889237481</text:p>
          </table:table-cell>
          <table:table-cell office:value-type="float" office:value="222591" calcext:value-type="float">
            <text:p>222591</text:p>
          </table:table-cell>
          <table:table-cell office:value-type="float" office:value="222625" calcext:value-type="float">
            <text:p>222625</text:p>
          </table:table-cell>
          <table:table-cell office:value-type="float" office:value="0.0982802831819739" calcext:value-type="float">
            <text:p>0.0982802831819739</text:p>
          </table:table-cell>
        </table:table-row>
        <table:table-row table:style-name="ro1">
          <table:table-cell office:value-type="float" office:value="113.053998183001" calcext:value-type="float">
            <text:p>113.053998183001</text:p>
          </table:table-cell>
          <table:table-cell office:value-type="float" office:value="222454" calcext:value-type="float">
            <text:p>222454</text:p>
          </table:table-cell>
          <table:table-cell office:value-type="float" office:value="222591" calcext:value-type="float">
            <text:p>222591</text:p>
          </table:table-cell>
          <table:table-cell office:value-type="float" office:value="0.0981450783645676" calcext:value-type="float">
            <text:p>0.0981450783645676</text:p>
          </table:table-cell>
        </table:table-row>
        <table:table-row table:style-name="ro1">
          <table:table-cell office:value-type="float" office:value="113.220392528" calcext:value-type="float">
            <text:p>113.220392528</text:p>
          </table:table-cell>
          <table:table-cell office:value-type="float" office:value="222213" calcext:value-type="float">
            <text:p>222213</text:p>
          </table:table-cell>
          <table:table-cell office:value-type="float" office:value="222454" calcext:value-type="float">
            <text:p>222454</text:p>
          </table:table-cell>
          <table:table-cell office:value-type="float" office:value="0.0980023337279694" calcext:value-type="float">
            <text:p>0.0980023337279694</text:p>
          </table:table-cell>
        </table:table-row>
        <table:table-row table:style-name="ro1">
          <table:table-cell office:value-type="float" office:value="113.364979211" calcext:value-type="float">
            <text:p>113.364979211</text:p>
          </table:table-cell>
          <table:table-cell office:value-type="float" office:value="221924" calcext:value-type="float">
            <text:p>221924</text:p>
          </table:table-cell>
          <table:table-cell office:value-type="float" office:value="222213" calcext:value-type="float">
            <text:p>222213</text:p>
          </table:table-cell>
          <table:table-cell office:value-type="float" office:value="0.0978536795376364" calcext:value-type="float">
            <text:p>0.0978536795376364</text:p>
          </table:table-cell>
        </table:table-row>
        <table:table-row table:style-name="ro1">
          <table:table-cell office:value-type="float" office:value="113.506445231001" calcext:value-type="float">
            <text:p>113.506445231001</text:p>
          </table:table-cell>
          <table:table-cell office:value-type="float" office:value="221572" calcext:value-type="float">
            <text:p>221572</text:p>
          </table:table-cell>
          <table:table-cell office:value-type="float" office:value="221924" calcext:value-type="float">
            <text:p>221924</text:p>
          </table:table-cell>
          <table:table-cell office:value-type="float" office:value="0.0977175726053741" calcext:value-type="float">
            <text:p>0.0977175726053741</text:p>
          </table:table-cell>
        </table:table-row>
        <table:table-row table:style-name="ro1">
          <table:table-cell office:value-type="float" office:value="113.655422579001" calcext:value-type="float">
            <text:p>113.655422579001</text:p>
          </table:table-cell>
          <table:table-cell office:value-type="float" office:value="221133" calcext:value-type="float">
            <text:p>221133</text:p>
          </table:table-cell>
          <table:table-cell office:value-type="float" office:value="221572" calcext:value-type="float">
            <text:p>221572</text:p>
          </table:table-cell>
          <table:table-cell office:value-type="float" office:value="0.0975915338124546" calcext:value-type="float">
            <text:p>0.0975915338124546</text:p>
          </table:table-cell>
        </table:table-row>
        <table:table-row table:style-name="ro1">
          <table:table-cell office:value-type="float" office:value="113.804433829" calcext:value-type="float">
            <text:p>113.804433829</text:p>
          </table:table-cell>
          <table:table-cell office:value-type="float" office:value="220629" calcext:value-type="float">
            <text:p>220629</text:p>
          </table:table-cell>
          <table:table-cell office:value-type="float" office:value="221133" calcext:value-type="float">
            <text:p>221133</text:p>
          </table:table-cell>
          <table:table-cell office:value-type="float" office:value="0.097456486961858" calcext:value-type="float">
            <text:p>0.097456486961858</text:p>
          </table:table-cell>
        </table:table-row>
        <table:table-row table:style-name="ro1">
          <table:table-cell office:value-type="float" office:value="113.995426399" calcext:value-type="float">
            <text:p>113.995426399</text:p>
          </table:table-cell>
          <table:table-cell office:value-type="float" office:value="219896" calcext:value-type="float">
            <text:p>219896</text:p>
          </table:table-cell>
          <table:table-cell office:value-type="float" office:value="220629" calcext:value-type="float">
            <text:p>220629</text:p>
          </table:table-cell>
          <table:table-cell office:value-type="float" office:value="0.0973143540373844" calcext:value-type="float">
            <text:p>0.0973143540373844</text:p>
          </table:table-cell>
        </table:table-row>
        <table:table-row table:style-name="ro1">
          <table:table-cell office:value-type="float" office:value="114.150784439001" calcext:value-type="float">
            <text:p>114.150784439001</text:p>
          </table:table-cell>
          <table:table-cell office:value-type="float" office:value="219236" calcext:value-type="float">
            <text:p>219236</text:p>
          </table:table-cell>
          <table:table-cell office:value-type="float" office:value="219896" calcext:value-type="float">
            <text:p>219896</text:p>
          </table:table-cell>
          <table:table-cell office:value-type="float" office:value="0.097183644917078" calcext:value-type="float">
            <text:p>0.097183644917078</text:p>
          </table:table-cell>
        </table:table-row>
        <table:table-row table:style-name="ro1">
          <table:table-cell office:value-type="float" office:value="114.297225898001" calcext:value-type="float">
            <text:p>114.297225898001</text:p>
          </table:table-cell>
          <table:table-cell office:value-type="float" office:value="218570" calcext:value-type="float">
            <text:p>218570</text:p>
          </table:table-cell>
          <table:table-cell office:value-type="float" office:value="219236" calcext:value-type="float">
            <text:p>219236</text:p>
          </table:table-cell>
          <table:table-cell office:value-type="float" office:value="0.0970451615476975" calcext:value-type="float">
            <text:p>0.0970451615476975</text:p>
          </table:table-cell>
        </table:table-row>
        <table:table-row table:style-name="ro1">
          <table:table-cell office:value-type="float" office:value="114.462623389" calcext:value-type="float">
            <text:p>114.462623389</text:p>
          </table:table-cell>
          <table:table-cell office:value-type="float" office:value="217775" calcext:value-type="float">
            <text:p>217775</text:p>
          </table:table-cell>
          <table:table-cell office:value-type="float" office:value="218570" calcext:value-type="float">
            <text:p>218570</text:p>
          </table:table-cell>
          <table:table-cell office:value-type="float" office:value="0.0969005775744102" calcext:value-type="float">
            <text:p>0.0969005775744102</text:p>
          </table:table-cell>
        </table:table-row>
        <table:table-row table:style-name="ro1">
          <table:table-cell office:value-type="float" office:value="114.612194174" calcext:value-type="float">
            <text:p>114.612194174</text:p>
          </table:table-cell>
          <table:table-cell office:value-type="float" office:value="217024" calcext:value-type="float">
            <text:p>217024</text:p>
          </table:table-cell>
          <table:table-cell office:value-type="float" office:value="217775" calcext:value-type="float">
            <text:p>217775</text:p>
          </table:table-cell>
          <table:table-cell office:value-type="float" office:value="0.0967680561102718" calcext:value-type="float">
            <text:p>0.0967680561102718</text:p>
          </table:table-cell>
        </table:table-row>
        <table:table-row table:style-name="ro1">
          <table:table-cell office:value-type="float" office:value="114.75929919" calcext:value-type="float">
            <text:p>114.75929919</text:p>
          </table:table-cell>
          <table:table-cell office:value-type="float" office:value="216265" calcext:value-type="float">
            <text:p>216265</text:p>
          </table:table-cell>
          <table:table-cell office:value-type="float" office:value="217024" calcext:value-type="float">
            <text:p>217024</text:p>
          </table:table-cell>
          <table:table-cell office:value-type="float" office:value="0.0966452141189867" calcext:value-type="float">
            <text:p>0.0966452141189867</text:p>
          </table:table-cell>
        </table:table-row>
        <table:table-row table:style-name="ro1">
          <table:table-cell office:value-type="float" office:value="114.904665552001" calcext:value-type="float">
            <text:p>114.904665552001</text:p>
          </table:table-cell>
          <table:table-cell office:value-type="float" office:value="215503" calcext:value-type="float">
            <text:p>215503</text:p>
          </table:table-cell>
          <table:table-cell office:value-type="float" office:value="216265" calcext:value-type="float">
            <text:p>216265</text:p>
          </table:table-cell>
          <table:table-cell office:value-type="float" office:value="0.0965133789740724" calcext:value-type="float">
            <text:p>0.0965133789740724</text:p>
          </table:table-cell>
        </table:table-row>
        <table:table-row table:style-name="ro1">
          <table:table-cell office:value-type="float" office:value="115.052102850001" calcext:value-type="float">
            <text:p>115.052102850001</text:p>
          </table:table-cell>
          <table:table-cell office:value-type="float" office:value="214724" calcext:value-type="float">
            <text:p>214724</text:p>
          </table:table-cell>
          <table:table-cell office:value-type="float" office:value="215503" calcext:value-type="float">
            <text:p>215503</text:p>
          </table:table-cell>
          <table:table-cell office:value-type="float" office:value="0.096391173972632" calcext:value-type="float">
            <text:p>0.096391173972632</text:p>
          </table:table-cell>
        </table:table-row>
        <table:table-row table:style-name="ro1">
          <table:table-cell office:value-type="float" office:value="115.203778742" calcext:value-type="float">
            <text:p>115.203778742</text:p>
          </table:table-cell>
          <table:table-cell office:value-type="float" office:value="213926" calcext:value-type="float">
            <text:p>213926</text:p>
          </table:table-cell>
          <table:table-cell office:value-type="float" office:value="214724" calcext:value-type="float">
            <text:p>214724</text:p>
          </table:table-cell>
          <table:table-cell office:value-type="float" office:value="0.0980006676376356" calcext:value-type="float">
            <text:p>0.0980006676376356</text:p>
          </table:table-cell>
        </table:table-row>
        <table:table-row table:style-name="ro1">
          <table:table-cell office:value-type="float" office:value="115.353555329" calcext:value-type="float">
            <text:p>115.353555329</text:p>
          </table:table-cell>
          <table:table-cell office:value-type="float" office:value="213150" calcext:value-type="float">
            <text:p>213150</text:p>
          </table:table-cell>
          <table:table-cell office:value-type="float" office:value="213926" calcext:value-type="float">
            <text:p>213926</text:p>
          </table:table-cell>
          <table:table-cell office:value-type="float" office:value="0.0992700993274998" calcext:value-type="float">
            <text:p>0.0992700993274998</text:p>
          </table:table-cell>
        </table:table-row>
        <table:table-row table:style-name="ro1">
          <table:table-cell office:value-type="float" office:value="115.501986907" calcext:value-type="float">
            <text:p>115.501986907</text:p>
          </table:table-cell>
          <table:table-cell office:value-type="float" office:value="212399" calcext:value-type="float">
            <text:p>212399</text:p>
          </table:table-cell>
          <table:table-cell office:value-type="float" office:value="213150" calcext:value-type="float">
            <text:p>213150</text:p>
          </table:table-cell>
          <table:table-cell office:value-type="float" office:value="0.100249412795333" calcext:value-type="float">
            <text:p>0.100249412795333</text:p>
          </table:table-cell>
        </table:table-row>
        <table:table-row table:style-name="ro1">
          <table:table-cell office:value-type="float" office:value="115.654837370001" calcext:value-type="float">
            <text:p>115.654837370001</text:p>
          </table:table-cell>
          <table:table-cell office:value-type="float" office:value="211655" calcext:value-type="float">
            <text:p>211655</text:p>
          </table:table-cell>
          <table:table-cell office:value-type="float" office:value="212399" calcext:value-type="float">
            <text:p>212399</text:p>
          </table:table-cell>
          <table:table-cell office:value-type="float" office:value="0.101014794763587" calcext:value-type="float">
            <text:p>0.101014794763587</text:p>
          </table:table-cell>
        </table:table-row>
        <table:table-row table:style-name="ro1">
          <table:table-cell office:value-type="float" office:value="115.805610916001" calcext:value-type="float">
            <text:p>115.805610916001</text:p>
          </table:table-cell>
          <table:table-cell office:value-type="float" office:value="210957" calcext:value-type="float">
            <text:p>210957</text:p>
          </table:table-cell>
          <table:table-cell office:value-type="float" office:value="211655" calcext:value-type="float">
            <text:p>211655</text:p>
          </table:table-cell>
          <table:table-cell office:value-type="float" office:value="0.10159105659009" calcext:value-type="float">
            <text:p>0.10159105659009</text:p>
          </table:table-cell>
        </table:table-row>
        <table:table-row table:style-name="ro1">
          <table:table-cell office:value-type="float" office:value="115.960581306001" calcext:value-type="float">
            <text:p>115.960581306001</text:p>
          </table:table-cell>
          <table:table-cell office:value-type="float" office:value="210284" calcext:value-type="float">
            <text:p>210284</text:p>
          </table:table-cell>
          <table:table-cell office:value-type="float" office:value="210957" calcext:value-type="float">
            <text:p>210957</text:p>
          </table:table-cell>
          <table:table-cell office:value-type="float" office:value="0.10201614691425" calcext:value-type="float">
            <text:p>0.10201614691425</text:p>
          </table:table-cell>
        </table:table-row>
        <table:table-row table:style-name="ro1">
          <table:table-cell office:value-type="float" office:value="116.131715873001" calcext:value-type="float">
            <text:p>116.131715873001</text:p>
          </table:table-cell>
          <table:table-cell office:value-type="float" office:value="209605" calcext:value-type="float">
            <text:p>209605</text:p>
          </table:table-cell>
          <table:table-cell office:value-type="float" office:value="210284" calcext:value-type="float">
            <text:p>210284</text:p>
          </table:table-cell>
          <table:table-cell office:value-type="float" office:value="0.102338306132436" calcext:value-type="float">
            <text:p>0.102338306132436</text:p>
          </table:table-cell>
        </table:table-row>
        <table:table-row table:style-name="ro1">
          <table:table-cell office:value-type="float" office:value="116.280622015001" calcext:value-type="float">
            <text:p>116.280622015001</text:p>
          </table:table-cell>
          <table:table-cell office:value-type="float" office:value="209074" calcext:value-type="float">
            <text:p>209074</text:p>
          </table:table-cell>
          <table:table-cell office:value-type="float" office:value="209605" calcext:value-type="float">
            <text:p>209605</text:p>
          </table:table-cell>
          <table:table-cell office:value-type="float" office:value="0.102560300078363" calcext:value-type="float">
            <text:p>0.102560300078363</text:p>
          </table:table-cell>
        </table:table-row>
        <table:table-row table:style-name="ro1">
          <table:table-cell office:value-type="float" office:value="116.427448192" calcext:value-type="float">
            <text:p>116.427448192</text:p>
          </table:table-cell>
          <table:table-cell office:value-type="float" office:value="208613" calcext:value-type="float">
            <text:p>208613</text:p>
          </table:table-cell>
          <table:table-cell office:value-type="float" office:value="209074" calcext:value-type="float">
            <text:p>209074</text:p>
          </table:table-cell>
          <table:table-cell office:value-type="float" office:value="0.102720074688013" calcext:value-type="float">
            <text:p>0.102720074688013</text:p>
          </table:table-cell>
        </table:table-row>
        <table:table-row table:style-name="ro1">
          <table:table-cell office:value-type="float" office:value="116.578083348" calcext:value-type="float">
            <text:p>116.578083348</text:p>
          </table:table-cell>
          <table:table-cell office:value-type="float" office:value="208209" calcext:value-type="float">
            <text:p>208209</text:p>
          </table:table-cell>
          <table:table-cell office:value-type="float" office:value="208613" calcext:value-type="float">
            <text:p>208613</text:p>
          </table:table-cell>
          <table:table-cell office:value-type="float" office:value="0.102812345219026" calcext:value-type="float">
            <text:p>0.102812345219026</text:p>
          </table:table-cell>
        </table:table-row>
        <table:table-row table:style-name="ro1">
          <table:table-cell office:value-type="float" office:value="116.682634029001" calcext:value-type="float">
            <text:p>116.682634029001</text:p>
          </table:table-cell>
          <table:table-cell office:value-type="float" office:value="207972" calcext:value-type="float">
            <text:p>207972</text:p>
          </table:table-cell>
          <table:table-cell office:value-type="float" office:value="208209" calcext:value-type="float">
            <text:p>208209</text:p>
          </table:table-cell>
          <table:table-cell office:value-type="float" office:value="0.102868432876252" calcext:value-type="float">
            <text:p>0.102868432876252</text:p>
          </table:table-cell>
        </table:table-row>
        <table:table-row table:style-name="ro1">
          <table:table-cell office:value-type="float" office:value="116.853981660001" calcext:value-type="float">
            <text:p>116.853981660001</text:p>
          </table:table-cell>
          <table:table-cell office:value-type="float" office:value="207666" calcext:value-type="float">
            <text:p>207666</text:p>
          </table:table-cell>
          <table:table-cell office:value-type="float" office:value="207972" calcext:value-type="float">
            <text:p>207972</text:p>
          </table:table-cell>
          <table:table-cell office:value-type="float" office:value="0.1028956046701" calcext:value-type="float">
            <text:p>0.1028956046701</text:p>
          </table:table-cell>
        </table:table-row>
        <table:table-row table:style-name="ro1">
          <table:table-cell office:value-type="float" office:value="117.001826375001" calcext:value-type="float">
            <text:p>117.001826375001</text:p>
          </table:table-cell>
          <table:table-cell office:value-type="float" office:value="207487" calcext:value-type="float">
            <text:p>207487</text:p>
          </table:table-cell>
          <table:table-cell office:value-type="float" office:value="207666" calcext:value-type="float">
            <text:p>207666</text:p>
          </table:table-cell>
          <table:table-cell office:value-type="float" office:value="0.102882036435309" calcext:value-type="float">
            <text:p>0.102882036435309</text:p>
          </table:table-cell>
        </table:table-row>
        <table:table-row table:style-name="ro1">
          <table:table-cell office:value-type="float" office:value="117.148289018" calcext:value-type="float">
            <text:p>117.148289018</text:p>
          </table:table-cell>
          <table:table-cell office:value-type="float" office:value="207391" calcext:value-type="float">
            <text:p>207391</text:p>
          </table:table-cell>
          <table:table-cell office:value-type="float" office:value="207487" calcext:value-type="float">
            <text:p>207487</text:p>
          </table:table-cell>
          <table:table-cell office:value-type="float" office:value="0.102853574353727" calcext:value-type="float">
            <text:p>0.102853574353727</text:p>
          </table:table-cell>
        </table:table-row>
        <table:table-row table:style-name="ro1">
          <table:table-cell office:value-type="float" office:value="117.294089927001" calcext:value-type="float">
            <text:p>117.294089927001</text:p>
          </table:table-cell>
          <table:table-cell office:value-type="float" office:value="207377" calcext:value-type="float">
            <text:p>207377</text:p>
          </table:table-cell>
          <table:table-cell office:value-type="float" office:value="207391" calcext:value-type="float">
            <text:p>207391</text:p>
          </table:table-cell>
          <table:table-cell office:value-type="float" office:value="0.102795679995802" calcext:value-type="float">
            <text:p>0.102795679995802</text:p>
          </table:table-cell>
        </table:table-row>
        <table:table-row table:style-name="ro1">
          <table:table-cell office:value-type="float" office:value="117.435021718001" calcext:value-type="float">
            <text:p>117.435021718001</text:p>
          </table:table-cell>
          <table:table-cell office:value-type="float" office:value="207443" calcext:value-type="float">
            <text:p>207443</text:p>
          </table:table-cell>
          <table:table-cell office:value-type="float" office:value="207377" calcext:value-type="float">
            <text:p>207377</text:p>
          </table:table-cell>
          <table:table-cell office:value-type="float" office:value="0.102731847156334" calcext:value-type="float">
            <text:p>0.102731847156334</text:p>
          </table:table-cell>
        </table:table-row>
        <table:table-row table:style-name="ro1">
          <table:table-cell office:value-type="float" office:value="117.578924973001" calcext:value-type="float">
            <text:p>117.578924973001</text:p>
          </table:table-cell>
          <table:table-cell office:value-type="float" office:value="207591" calcext:value-type="float">
            <text:p>207591</text:p>
          </table:table-cell>
          <table:table-cell office:value-type="float" office:value="207443" calcext:value-type="float">
            <text:p>207443</text:p>
          </table:table-cell>
          <table:table-cell office:value-type="float" office:value="0.102645835781333" calcext:value-type="float">
            <text:p>0.102645835781333</text:p>
          </table:table-cell>
        </table:table-row>
        <table:table-row table:style-name="ro1">
          <table:table-cell office:value-type="float" office:value="117.721455066" calcext:value-type="float">
            <text:p>117.721455066</text:p>
          </table:table-cell>
          <table:table-cell office:value-type="float" office:value="207818" calcext:value-type="float">
            <text:p>207818</text:p>
          </table:table-cell>
          <table:table-cell office:value-type="float" office:value="207591" calcext:value-type="float">
            <text:p>207591</text:p>
          </table:table-cell>
          <table:table-cell office:value-type="float" office:value="0.102559598778389" calcext:value-type="float">
            <text:p>0.102559598778389</text:p>
          </table:table-cell>
        </table:table-row>
        <table:table-row table:style-name="ro1">
          <table:table-cell office:value-type="float" office:value="117.864229582" calcext:value-type="float">
            <text:p>117.864229582</text:p>
          </table:table-cell>
          <table:table-cell office:value-type="float" office:value="208124" calcext:value-type="float">
            <text:p>208124</text:p>
          </table:table-cell>
          <table:table-cell office:value-type="float" office:value="207818" calcext:value-type="float">
            <text:p>207818</text:p>
          </table:table-cell>
          <table:table-cell office:value-type="float" office:value="0.102455842288017" calcext:value-type="float">
            <text:p>0.102455842288017</text:p>
          </table:table-cell>
        </table:table-row>
        <table:table-row table:style-name="ro1">
          <table:table-cell office:value-type="float" office:value="118.005033632" calcext:value-type="float">
            <text:p>118.005033632</text:p>
          </table:table-cell>
          <table:table-cell office:value-type="float" office:value="208504" calcext:value-type="float">
            <text:p>208504</text:p>
          </table:table-cell>
          <table:table-cell office:value-type="float" office:value="208124" calcext:value-type="float">
            <text:p>208124</text:p>
          </table:table-cell>
          <table:table-cell office:value-type="float" office:value="0.102355497959556" calcext:value-type="float">
            <text:p>0.102355497959556</text:p>
          </table:table-cell>
        </table:table-row>
        <table:table-row table:style-name="ro1">
          <table:table-cell office:value-type="float" office:value="118.147580046" calcext:value-type="float">
            <text:p>118.147580046</text:p>
          </table:table-cell>
          <table:table-cell office:value-type="float" office:value="208964" calcext:value-type="float">
            <text:p>208964</text:p>
          </table:table-cell>
          <table:table-cell office:value-type="float" office:value="208504" calcext:value-type="float">
            <text:p>208504</text:p>
          </table:table-cell>
          <table:table-cell office:value-type="float" office:value="0.102257912798884" calcext:value-type="float">
            <text:p>0.102257912798884</text:p>
          </table:table-cell>
        </table:table-row>
        <table:table-row table:style-name="ro1">
          <table:table-cell office:value-type="float" office:value="118.288840890001" calcext:value-type="float">
            <text:p>118.288840890001</text:p>
          </table:table-cell>
          <table:table-cell office:value-type="float" office:value="209492" calcext:value-type="float">
            <text:p>209492</text:p>
          </table:table-cell>
          <table:table-cell office:value-type="float" office:value="208964" calcext:value-type="float">
            <text:p>208964</text:p>
          </table:table-cell>
          <table:table-cell office:value-type="float" office:value="0.102145313289954" calcext:value-type="float">
            <text:p>0.102145313289954</text:p>
          </table:table-cell>
        </table:table-row>
        <table:table-row table:style-name="ro1">
          <table:table-cell office:value-type="float" office:value="118.430059765001" calcext:value-type="float">
            <text:p>118.430059765001</text:p>
          </table:table-cell>
          <table:table-cell office:value-type="float" office:value="210089" calcext:value-type="float">
            <text:p>210089</text:p>
          </table:table-cell>
          <table:table-cell office:value-type="float" office:value="209492" calcext:value-type="float">
            <text:p>209492</text:p>
          </table:table-cell>
          <table:table-cell office:value-type="float" office:value="0.102038011851269" calcext:value-type="float">
            <text:p>0.102038011851269</text:p>
          </table:table-cell>
        </table:table-row>
        <table:table-row table:style-name="ro1">
          <table:table-cell office:value-type="float" office:value="118.571070238" calcext:value-type="float">
            <text:p>118.571070238</text:p>
          </table:table-cell>
          <table:table-cell office:value-type="float" office:value="210751" calcext:value-type="float">
            <text:p>210751</text:p>
          </table:table-cell>
          <table:table-cell office:value-type="float" office:value="210089" calcext:value-type="float">
            <text:p>210089</text:p>
          </table:table-cell>
          <table:table-cell office:value-type="float" office:value="0.101917814383805" calcext:value-type="float">
            <text:p>0.101917814383805</text:p>
          </table:table-cell>
        </table:table-row>
        <table:table-row table:style-name="ro1">
          <table:table-cell office:value-type="float" office:value="118.713398021" calcext:value-type="float">
            <text:p>118.713398021</text:p>
          </table:table-cell>
          <table:table-cell office:value-type="float" office:value="211481" calcext:value-type="float">
            <text:p>211481</text:p>
          </table:table-cell>
          <table:table-cell office:value-type="float" office:value="210751" calcext:value-type="float">
            <text:p>210751</text:p>
          </table:table-cell>
          <table:table-cell office:value-type="float" office:value="0.101804521777314" calcext:value-type="float">
            <text:p>0.101804521777314</text:p>
          </table:table-cell>
        </table:table-row>
        <table:table-row table:style-name="ro1">
          <table:table-cell office:value-type="float" office:value="118.856032638" calcext:value-type="float">
            <text:p>118.856032638</text:p>
          </table:table-cell>
          <table:table-cell office:value-type="float" office:value="212271" calcext:value-type="float">
            <text:p>212271</text:p>
          </table:table-cell>
          <table:table-cell office:value-type="float" office:value="211481" calcext:value-type="float">
            <text:p>211481</text:p>
          </table:table-cell>
          <table:table-cell office:value-type="float" office:value="0.101696781978813" calcext:value-type="float">
            <text:p>0.101696781978813</text:p>
          </table:table-cell>
        </table:table-row>
        <table:table-row table:style-name="ro1">
          <table:table-cell office:value-type="float" office:value="119.000025924001" calcext:value-type="float">
            <text:p>119.000025924001</text:p>
          </table:table-cell>
          <table:table-cell office:value-type="float" office:value="213122" calcext:value-type="float">
            <text:p>213122</text:p>
          </table:table-cell>
          <table:table-cell office:value-type="float" office:value="211481" calcext:value-type="float">
            <text:p>211481</text:p>
          </table:table-cell>
          <table:table-cell office:value-type="float" office:value="0.10157646517867" calcext:value-type="float">
            <text:p>0.10157646517867</text:p>
          </table:table-cell>
        </table:table-row>
        <table:table-row table:style-name="ro1">
          <table:table-cell office:value-type="float" office:value="119.150500583" calcext:value-type="float">
            <text:p>119.150500583</text:p>
          </table:table-cell>
          <table:table-cell office:value-type="float" office:value="214062" calcext:value-type="float">
            <text:p>214062</text:p>
          </table:table-cell>
          <table:table-cell office:value-type="float" office:value="211481" calcext:value-type="float">
            <text:p>211481</text:p>
          </table:table-cell>
          <table:table-cell office:value-type="float" office:value="0.101463192344956" calcext:value-type="float">
            <text:p>0.101463192344956</text:p>
          </table:table-cell>
        </table:table-row>
        <table:table-row table:style-name="ro1">
          <table:table-cell office:value-type="float" office:value="119.295756920001" calcext:value-type="float">
            <text:p>119.295756920001</text:p>
          </table:table-cell>
          <table:table-cell office:value-type="float" office:value="215013" calcext:value-type="float">
            <text:p>215013</text:p>
          </table:table-cell>
          <table:table-cell office:value-type="float" office:value="214062" calcext:value-type="float">
            <text:p>214062</text:p>
          </table:table-cell>
          <table:table-cell office:value-type="float" office:value="0.101338621102856" calcext:value-type="float">
            <text:p>0.101338621102856</text:p>
          </table:table-cell>
        </table:table-row>
        <table:table-row table:style-name="ro1">
          <table:table-cell office:value-type="float" office:value="119.500215261" calcext:value-type="float">
            <text:p>119.500215261</text:p>
          </table:table-cell>
          <table:table-cell office:value-type="float" office:value="216411" calcext:value-type="float">
            <text:p>216411</text:p>
          </table:table-cell>
          <table:table-cell office:value-type="float" office:value="215013" calcext:value-type="float">
            <text:p>215013</text:p>
          </table:table-cell>
          <table:table-cell office:value-type="float" office:value="0.101205125070204" calcext:value-type="float">
            <text:p>0.101205125070204</text:p>
          </table:table-cell>
        </table:table-row>
        <table:table-row table:style-name="ro1">
          <table:table-cell office:value-type="float" office:value="119.648495093001" calcext:value-type="float">
            <text:p>119.648495093001</text:p>
          </table:table-cell>
          <table:table-cell office:value-type="float" office:value="217457" calcext:value-type="float">
            <text:p>217457</text:p>
          </table:table-cell>
          <table:table-cell office:value-type="float" office:value="216411" calcext:value-type="float">
            <text:p>216411</text:p>
          </table:table-cell>
          <table:table-cell office:value-type="float" office:value="0.101081451271587" calcext:value-type="float">
            <text:p>0.101081451271587</text:p>
          </table:table-cell>
        </table:table-row>
        <table:table-row table:style-name="ro1">
          <table:table-cell office:value-type="float" office:value="119.878050624" calcext:value-type="float">
            <text:p>119.878050624</text:p>
          </table:table-cell>
          <table:table-cell office:value-type="float" office:value="219112" calcext:value-type="float">
            <text:p>219112</text:p>
          </table:table-cell>
          <table:table-cell office:value-type="float" office:value="217457" calcext:value-type="float">
            <text:p>217457</text:p>
          </table:table-cell>
          <table:table-cell office:value-type="float" office:value="0.100932050649376" calcext:value-type="float">
            <text:p>0.100932050649376</text:p>
          </table:table-cell>
        </table:table-row>
        <table:table-row table:style-name="ro1">
          <table:table-cell office:value-type="float" office:value="120.02559902" calcext:value-type="float">
            <text:p>120.02559902</text:p>
          </table:table-cell>
          <table:table-cell office:value-type="float" office:value="220186" calcext:value-type="float">
            <text:p>220186</text:p>
          </table:table-cell>
          <table:table-cell office:value-type="float" office:value="219112" calcext:value-type="float">
            <text:p>219112</text:p>
          </table:table-cell>
          <table:table-cell office:value-type="float" office:value="0.100795765832784" calcext:value-type="float">
            <text:p>0.100795765832784</text:p>
          </table:table-cell>
        </table:table-row>
        <table:table-row table:style-name="ro1">
          <table:table-cell office:value-type="float" office:value="120.175731418" calcext:value-type="float">
            <text:p>120.175731418</text:p>
          </table:table-cell>
          <table:table-cell office:value-type="float" office:value="221277" calcext:value-type="float">
            <text:p>221277</text:p>
          </table:table-cell>
          <table:table-cell office:value-type="float" office:value="220186" calcext:value-type="float">
            <text:p>220186</text:p>
          </table:table-cell>
          <table:table-cell office:value-type="float" office:value="0.100653293233367" calcext:value-type="float">
            <text:p>0.100653293233367</text:p>
          </table:table-cell>
        </table:table-row>
        <table:table-row table:style-name="ro1">
          <table:table-cell office:value-type="float" office:value="120.329010171001" calcext:value-type="float">
            <text:p>120.329010171001</text:p>
          </table:table-cell>
          <table:table-cell office:value-type="float" office:value="222381" calcext:value-type="float">
            <text:p>222381</text:p>
          </table:table-cell>
          <table:table-cell office:value-type="float" office:value="221277" calcext:value-type="float">
            <text:p>221277</text:p>
          </table:table-cell>
          <table:table-cell office:value-type="float" office:value="0.100522634586693" calcext:value-type="float">
            <text:p>0.100522634586693</text:p>
          </table:table-cell>
        </table:table-row>
        <table:table-row table:style-name="ro1">
          <table:table-cell office:value-type="float" office:value="120.481955562001" calcext:value-type="float">
            <text:p>120.481955562001</text:p>
          </table:table-cell>
          <table:table-cell office:value-type="float" office:value="223464" calcext:value-type="float">
            <text:p>223464</text:p>
          </table:table-cell>
          <table:table-cell office:value-type="float" office:value="222381" calcext:value-type="float">
            <text:p>222381</text:p>
          </table:table-cell>
          <table:table-cell office:value-type="float" office:value="0.100384829799138" calcext:value-type="float">
            <text:p>0.100384829799138</text:p>
          </table:table-cell>
        </table:table-row>
        <table:table-row table:style-name="ro1">
          <table:table-cell office:value-type="float" office:value="120.6294297" calcext:value-type="float">
            <text:p>120.6294297</text:p>
          </table:table-cell>
          <table:table-cell office:value-type="float" office:value="224481" calcext:value-type="float">
            <text:p>224481</text:p>
          </table:table-cell>
          <table:table-cell office:value-type="float" office:value="223464" calcext:value-type="float">
            <text:p>223464</text:p>
          </table:table-cell>
          <table:table-cell office:value-type="float" office:value="0.10025798852759" calcext:value-type="float">
            <text:p>0.10025798852759</text:p>
          </table:table-cell>
        </table:table-row>
        <table:table-row table:style-name="ro1">
          <table:table-cell office:value-type="float" office:value="120.779781040001" calcext:value-type="float">
            <text:p>120.779781040001</text:p>
          </table:table-cell>
          <table:table-cell office:value-type="float" office:value="225485" calcext:value-type="float">
            <text:p>225485</text:p>
          </table:table-cell>
          <table:table-cell office:value-type="float" office:value="224481" calcext:value-type="float">
            <text:p>224481</text:p>
          </table:table-cell>
          <table:table-cell office:value-type="float" office:value="0.100123403270205" calcext:value-type="float">
            <text:p>0.100123403270205</text:p>
          </table:table-cell>
        </table:table-row>
        <table:table-row table:style-name="ro1">
          <table:table-cell office:value-type="float" office:value="120.926215089001" calcext:value-type="float">
            <text:p>120.926215089001</text:p>
          </table:table-cell>
          <table:table-cell office:value-type="float" office:value="226422" calcext:value-type="float">
            <text:p>226422</text:p>
          </table:table-cell>
          <table:table-cell office:value-type="float" office:value="225485" calcext:value-type="float">
            <text:p>225485</text:p>
          </table:table-cell>
          <table:table-cell office:value-type="float" office:value="0.0999992201286017" calcext:value-type="float">
            <text:p>0.0999992201286017</text:p>
          </table:table-cell>
        </table:table-row>
        <table:table-row table:style-name="ro1">
          <table:table-cell office:value-type="float" office:value="121.07661333" calcext:value-type="float">
            <text:p>121.07661333</text:p>
          </table:table-cell>
          <table:table-cell office:value-type="float" office:value="227336" calcext:value-type="float">
            <text:p>227336</text:p>
          </table:table-cell>
          <table:table-cell office:value-type="float" office:value="226422" calcext:value-type="float">
            <text:p>226422</text:p>
          </table:table-cell>
          <table:table-cell office:value-type="float" office:value="0.0998669257717555" calcext:value-type="float">
            <text:p>0.0998669257717555</text:p>
          </table:table-cell>
        </table:table-row>
        <table:table-row table:style-name="ro1">
          <table:table-cell office:value-type="float" office:value="121.227704237001" calcext:value-type="float">
            <text:p>121.227704237001</text:p>
          </table:table-cell>
          <table:table-cell office:value-type="float" office:value="228199" calcext:value-type="float">
            <text:p>228199</text:p>
          </table:table-cell>
          <table:table-cell office:value-type="float" office:value="227336" calcext:value-type="float">
            <text:p>227336</text:p>
          </table:table-cell>
          <table:table-cell office:value-type="float" office:value="0.0997446572427146" calcext:value-type="float">
            <text:p>0.0997446572427146</text:p>
          </table:table-cell>
        </table:table-row>
        <table:table-row table:style-name="ro1">
          <table:table-cell office:value-type="float" office:value="121.375109925" calcext:value-type="float">
            <text:p>121.375109925</text:p>
          </table:table-cell>
          <table:table-cell office:value-type="float" office:value="228979" calcext:value-type="float">
            <text:p>228979</text:p>
          </table:table-cell>
          <table:table-cell office:value-type="float" office:value="228199" calcext:value-type="float">
            <text:p>228199</text:p>
          </table:table-cell>
          <table:table-cell office:value-type="float" office:value="0.0996140577512319" calcext:value-type="float">
            <text:p>0.0996140577512319</text:p>
          </table:table-cell>
        </table:table-row>
        <table:table-row table:style-name="ro1">
          <table:table-cell office:value-type="float" office:value="121.522941297" calcext:value-type="float">
            <text:p>121.522941297</text:p>
          </table:table-cell>
          <table:table-cell office:value-type="float" office:value="229696" calcext:value-type="float">
            <text:p>229696</text:p>
          </table:table-cell>
          <table:table-cell office:value-type="float" office:value="228979" calcext:value-type="float">
            <text:p>228979</text:p>
          </table:table-cell>
          <table:table-cell office:value-type="float" office:value="0.0994932263990054" calcext:value-type="float">
            <text:p>0.0994932263990054</text:p>
          </table:table-cell>
        </table:table-row>
        <table:table-row table:style-name="ro1">
          <table:table-cell office:value-type="float" office:value="121.667693594" calcext:value-type="float">
            <text:p>121.667693594</text:p>
          </table:table-cell>
          <table:table-cell office:value-type="float" office:value="230331" calcext:value-type="float">
            <text:p>230331</text:p>
          </table:table-cell>
          <table:table-cell office:value-type="float" office:value="229696" calcext:value-type="float">
            <text:p>229696</text:p>
          </table:table-cell>
          <table:table-cell office:value-type="float" office:value="0.0993639386150857" calcext:value-type="float">
            <text:p>0.0993639386150857</text:p>
          </table:table-cell>
        </table:table-row>
        <table:table-row table:style-name="ro1">
          <table:table-cell office:value-type="float" office:value="121.818487580001" calcext:value-type="float">
            <text:p>121.818487580001</text:p>
          </table:table-cell>
          <table:table-cell office:value-type="float" office:value="230915" calcext:value-type="float">
            <text:p>230915</text:p>
          </table:table-cell>
          <table:table-cell office:value-type="float" office:value="229696" calcext:value-type="float">
            <text:p>229696</text:p>
          </table:table-cell>
          <table:table-cell office:value-type="float" office:value="0.0992442373118216" calcext:value-type="float">
            <text:p>0.0992442373118216</text:p>
          </table:table-cell>
        </table:table-row>
        <table:table-row table:style-name="ro1">
          <table:table-cell office:value-type="float" office:value="121.972960715" calcext:value-type="float">
            <text:p>121.972960715</text:p>
          </table:table-cell>
          <table:table-cell office:value-type="float" office:value="231429" calcext:value-type="float">
            <text:p>231429</text:p>
          </table:table-cell>
          <table:table-cell office:value-type="float" office:value="230915" calcext:value-type="float">
            <text:p>230915</text:p>
          </table:table-cell>
          <table:table-cell office:value-type="float" office:value="0.0991160143358994" calcext:value-type="float">
            <text:p>0.0991160143358994</text:p>
          </table:table-cell>
        </table:table-row>
        <table:table-row table:style-name="ro1">
          <table:table-cell office:value-type="float" office:value="122.162835543" calcext:value-type="float">
            <text:p>122.162835543</text:p>
          </table:table-cell>
          <table:table-cell office:value-type="float" office:value="231939" calcext:value-type="float">
            <text:p>231939</text:p>
          </table:table-cell>
          <table:table-cell office:value-type="float" office:value="231429" calcext:value-type="float">
            <text:p>231429</text:p>
          </table:table-cell>
          <table:table-cell office:value-type="float" office:value="0.0989810805417302" calcext:value-type="float">
            <text:p>0.0989810805417302</text:p>
          </table:table-cell>
        </table:table-row>
        <table:table-row table:style-name="ro1">
          <table:table-cell office:value-type="float" office:value="122.308992112001" calcext:value-type="float">
            <text:p>122.308992112001</text:p>
          </table:table-cell>
          <table:table-cell office:value-type="float" office:value="232237" calcext:value-type="float">
            <text:p>232237</text:p>
          </table:table-cell>
          <table:table-cell office:value-type="float" office:value="231939" calcext:value-type="float">
            <text:p>231939</text:p>
          </table:table-cell>
          <table:table-cell office:value-type="float" office:value="0.0988569955809251" calcext:value-type="float">
            <text:p>0.0988569955809251</text:p>
          </table:table-cell>
        </table:table-row>
        <table:table-row table:style-name="ro1">
          <table:table-cell office:value-type="float" office:value="122.477268339" calcext:value-type="float">
            <text:p>122.477268339</text:p>
          </table:table-cell>
          <table:table-cell office:value-type="float" office:value="232476" calcext:value-type="float">
            <text:p>232476</text:p>
          </table:table-cell>
          <table:table-cell office:value-type="float" office:value="232237" calcext:value-type="float">
            <text:p>232237</text:p>
          </table:table-cell>
          <table:table-cell office:value-type="float" office:value="0.0987255309982917" calcext:value-type="float">
            <text:p>0.0987255309982917</text:p>
          </table:table-cell>
        </table:table-row>
        <table:table-row table:style-name="ro1">
          <table:table-cell office:value-type="float" office:value="122.644401977001" calcext:value-type="float">
            <text:p>122.644401977001</text:p>
          </table:table-cell>
          <table:table-cell office:value-type="float" office:value="232603" calcext:value-type="float">
            <text:p>232603</text:p>
          </table:table-cell>
          <table:table-cell office:value-type="float" office:value="232476" calcext:value-type="float">
            <text:p>232476</text:p>
          </table:table-cell>
          <table:table-cell office:value-type="float" office:value="0.0986043005140872" calcext:value-type="float">
            <text:p>0.0986043005140872</text:p>
          </table:table-cell>
        </table:table-row>
        <table:table-row table:style-name="ro1">
          <table:table-cell office:value-type="float" office:value="122.803299219" calcext:value-type="float">
            <text:p>122.803299219</text:p>
          </table:table-cell>
          <table:table-cell office:value-type="float" office:value="232622" calcext:value-type="float">
            <text:p>232622</text:p>
          </table:table-cell>
          <table:table-cell office:value-type="float" office:value="232603" calcext:value-type="float">
            <text:p>232603</text:p>
          </table:table-cell>
          <table:table-cell office:value-type="float" office:value="0.0984752771459636" calcext:value-type="float">
            <text:p>0.0984752771459636</text:p>
          </table:table-cell>
        </table:table-row>
        <table:table-row table:style-name="ro1">
          <table:table-cell office:value-type="float" office:value="122.973830284001" calcext:value-type="float">
            <text:p>122.973830284001</text:p>
          </table:table-cell>
          <table:table-cell office:value-type="float" office:value="232533" calcext:value-type="float">
            <text:p>232533</text:p>
          </table:table-cell>
          <table:table-cell office:value-type="float" office:value="232622" calcext:value-type="float">
            <text:p>232622</text:p>
          </table:table-cell>
          <table:table-cell office:value-type="float" office:value="0.0983401239172599" calcext:value-type="float">
            <text:p>0.0983401239172599</text:p>
          </table:table-cell>
        </table:table-row>
        <table:table-row table:style-name="ro1">
          <table:table-cell office:value-type="float" office:value="123.139529891" calcext:value-type="float">
            <text:p>123.139529891</text:p>
          </table:table-cell>
          <table:table-cell office:value-type="float" office:value="232343" calcext:value-type="float">
            <text:p>232343</text:p>
          </table:table-cell>
          <table:table-cell office:value-type="float" office:value="232533" calcext:value-type="float">
            <text:p>232533</text:p>
          </table:table-cell>
          <table:table-cell office:value-type="float" office:value="0.098216073075176" calcext:value-type="float">
            <text:p>0.098216073075176</text:p>
          </table:table-cell>
        </table:table-row>
        <table:table-row table:style-name="ro1">
          <table:table-cell office:value-type="float" office:value="123.241519077001" calcext:value-type="float">
            <text:p>123.241519077001</text:p>
          </table:table-cell>
          <table:table-cell office:value-type="float" office:value="232175" calcext:value-type="float">
            <text:p>232175</text:p>
          </table:table-cell>
          <table:table-cell office:value-type="float" office:value="232343" calcext:value-type="float">
            <text:p>232343</text:p>
          </table:table-cell>
          <table:table-cell office:value-type="float" office:value="0.09810093006307" calcext:value-type="float">
            <text:p>0.09810093006307</text:p>
          </table:table-cell>
        </table:table-row>
        <table:table-row table:style-name="ro1">
          <table:table-cell office:value-type="float" office:value="123.403279644001" calcext:value-type="float">
            <text:p>123.403279644001</text:p>
          </table:table-cell>
          <table:table-cell office:value-type="float" office:value="231835" calcext:value-type="float">
            <text:p>231835</text:p>
          </table:table-cell>
          <table:table-cell office:value-type="float" office:value="232175" calcext:value-type="float">
            <text:p>232175</text:p>
          </table:table-cell>
          <table:table-cell office:value-type="float" office:value="0.0979770884858744" calcext:value-type="float">
            <text:p>0.0979770884858744</text:p>
          </table:table-cell>
        </table:table-row>
        <table:table-row table:style-name="ro1">
          <table:table-cell office:value-type="float" office:value="123.571874135" calcext:value-type="float">
            <text:p>123.571874135</text:p>
          </table:table-cell>
          <table:table-cell office:value-type="float" office:value="231388" calcext:value-type="float">
            <text:p>231388</text:p>
          </table:table-cell>
          <table:table-cell office:value-type="float" office:value="231835" calcext:value-type="float">
            <text:p>231835</text:p>
          </table:table-cell>
          <table:table-cell office:value-type="float" office:value="0.0978463909833467" calcext:value-type="float">
            <text:p>0.0978463909833467</text:p>
          </table:table-cell>
        </table:table-row>
        <table:table-row table:style-name="ro1">
          <table:table-cell office:value-type="float" office:value="123.736508585001" calcext:value-type="float">
            <text:p>123.736508585001</text:p>
          </table:table-cell>
          <table:table-cell office:value-type="float" office:value="230867" calcext:value-type="float">
            <text:p>230867</text:p>
          </table:table-cell>
          <table:table-cell office:value-type="float" office:value="231388" calcext:value-type="float">
            <text:p>231388</text:p>
          </table:table-cell>
          <table:table-cell office:value-type="float" office:value="0.0977260593020745" calcext:value-type="float">
            <text:p>0.0977260593020745</text:p>
          </table:table-cell>
        </table:table-row>
        <table:table-row table:style-name="ro1">
          <table:table-cell office:value-type="float" office:value="123.900773951001" calcext:value-type="float">
            <text:p>123.900773951001</text:p>
          </table:table-cell>
          <table:table-cell office:value-type="float" office:value="230271" calcext:value-type="float">
            <text:p>230271</text:p>
          </table:table-cell>
          <table:table-cell office:value-type="float" office:value="230867" calcext:value-type="float">
            <text:p>230867</text:p>
          </table:table-cell>
          <table:table-cell office:value-type="float" office:value="0.0975983231698149" calcext:value-type="float">
            <text:p>0.0975983231698149</text:p>
          </table:table-cell>
        </table:table-row>
        <table:table-row table:style-name="ro1">
          <table:table-cell office:value-type="float" office:value="124.067417947001" calcext:value-type="float">
            <text:p>124.067417947001</text:p>
          </table:table-cell>
          <table:table-cell office:value-type="float" office:value="229597" calcext:value-type="float">
            <text:p>229597</text:p>
          </table:table-cell>
          <table:table-cell office:value-type="float" office:value="230271" calcext:value-type="float">
            <text:p>230271</text:p>
          </table:table-cell>
          <table:table-cell office:value-type="float" office:value="0.0974647651594384" calcext:value-type="float">
            <text:p>0.0974647651594384</text:p>
          </table:table-cell>
        </table:table-row>
        <table:table-row table:style-name="ro1">
          <table:table-cell office:value-type="float" office:value="124.232090747" calcext:value-type="float">
            <text:p>124.232090747</text:p>
          </table:table-cell>
          <table:table-cell office:value-type="float" office:value="228871" calcext:value-type="float">
            <text:p>228871</text:p>
          </table:table-cell>
          <table:table-cell office:value-type="float" office:value="229597" calcext:value-type="float">
            <text:p>229597</text:p>
          </table:table-cell>
          <table:table-cell office:value-type="float" office:value="0.0973422721759768" calcext:value-type="float">
            <text:p>0.0973422721759768</text:p>
          </table:table-cell>
        </table:table-row>
        <table:table-row table:style-name="ro1">
          <table:table-cell office:value-type="float" office:value="124.409804773" calcext:value-type="float">
            <text:p>124.409804773</text:p>
          </table:table-cell>
          <table:table-cell office:value-type="float" office:value="228033" calcext:value-type="float">
            <text:p>228033</text:p>
          </table:table-cell>
          <table:table-cell office:value-type="float" office:value="228871" calcext:value-type="float">
            <text:p>228871</text:p>
          </table:table-cell>
          <table:table-cell office:value-type="float" office:value="0.0972130602871151" calcext:value-type="float">
            <text:p>0.0972130602871151</text:p>
          </table:table-cell>
        </table:table-row>
        <table:table-row table:style-name="ro1">
          <table:table-cell office:value-type="float" office:value="124.578578127001" calcext:value-type="float">
            <text:p>124.578578127001</text:p>
          </table:table-cell>
          <table:table-cell office:value-type="float" office:value="227195" calcext:value-type="float">
            <text:p>227195</text:p>
          </table:table-cell>
          <table:table-cell office:value-type="float" office:value="228033" calcext:value-type="float">
            <text:p>228033</text:p>
          </table:table-cell>
          <table:table-cell office:value-type="float" office:value="0.0970785737325078" calcext:value-type="float">
            <text:p>0.0970785737325078</text:p>
          </table:table-cell>
        </table:table-row>
        <table:table-row table:style-name="ro1">
          <table:table-cell office:value-type="float" office:value="124.749306137001" calcext:value-type="float">
            <text:p>124.749306137001</text:p>
          </table:table-cell>
          <table:table-cell office:value-type="float" office:value="226317" calcext:value-type="float">
            <text:p>226317</text:p>
          </table:table-cell>
          <table:table-cell office:value-type="float" office:value="227195" calcext:value-type="float">
            <text:p>227195</text:p>
          </table:table-cell>
          <table:table-cell office:value-type="float" office:value="0.096955463487614" calcext:value-type="float">
            <text:p>0.096955463487614</text:p>
          </table:table-cell>
        </table:table-row>
        <table:table-row table:style-name="ro1">
          <table:table-cell office:value-type="float" office:value="124.894010759001" calcext:value-type="float">
            <text:p>124.894010759001</text:p>
          </table:table-cell>
          <table:table-cell office:value-type="float" office:value="225559" calcext:value-type="float">
            <text:p>225559</text:p>
          </table:table-cell>
          <table:table-cell office:value-type="float" office:value="226317" calcext:value-type="float">
            <text:p>226317</text:p>
          </table:table-cell>
          <table:table-cell office:value-type="float" office:value="0.0968260080292565" calcext:value-type="float">
            <text:p>0.0968260080292565</text:p>
          </table:table-cell>
        </table:table-row>
        <table:table-row table:style-name="ro1">
          <table:table-cell office:value-type="float" office:value="125.063563139001" calcext:value-type="float">
            <text:p>125.063563139001</text:p>
          </table:table-cell>
          <table:table-cell office:value-type="float" office:value="224664" calcext:value-type="float">
            <text:p>224664</text:p>
          </table:table-cell>
          <table:table-cell office:value-type="float" office:value="225559" calcext:value-type="float">
            <text:p>225559</text:p>
          </table:table-cell>
          <table:table-cell office:value-type="float" office:value="0.0966915756541745" calcext:value-type="float">
            <text:p>0.0966915756541745</text:p>
          </table:table-cell>
        </table:table-row>
        <table:table-row table:style-name="ro1">
          <table:table-cell office:value-type="float" office:value="125.227807167001" calcext:value-type="float">
            <text:p>125.227807167001</text:p>
          </table:table-cell>
          <table:table-cell office:value-type="float" office:value="223801" calcext:value-type="float">
            <text:p>223801</text:p>
          </table:table-cell>
          <table:table-cell office:value-type="float" office:value="224664" calcext:value-type="float">
            <text:p>224664</text:p>
          </table:table-cell>
          <table:table-cell office:value-type="float" office:value="0.0981699138459977" calcext:value-type="float">
            <text:p>0.0981699138459977</text:p>
          </table:table-cell>
        </table:table-row>
        <table:table-row table:style-name="ro1">
          <table:table-cell office:value-type="float" office:value="125.391724914" calcext:value-type="float">
            <text:p>125.391724914</text:p>
          </table:table-cell>
          <table:table-cell office:value-type="float" office:value="222955" calcext:value-type="float">
            <text:p>222955</text:p>
          </table:table-cell>
          <table:table-cell office:value-type="float" office:value="223801" calcext:value-type="float">
            <text:p>223801</text:p>
          </table:table-cell>
          <table:table-cell office:value-type="float" office:value="0.0993193043781571" calcext:value-type="float">
            <text:p>0.0993193043781571</text:p>
          </table:table-cell>
        </table:table-row>
        <table:table-row table:style-name="ro1">
          <table:table-cell office:value-type="float" office:value="125.559889625" calcext:value-type="float">
            <text:p>125.559889625</text:p>
          </table:table-cell>
          <table:table-cell office:value-type="float" office:value="222114" calcext:value-type="float">
            <text:p>222114</text:p>
          </table:table-cell>
          <table:table-cell office:value-type="float" office:value="222955" calcext:value-type="float">
            <text:p>222955</text:p>
          </table:table-cell>
          <table:table-cell office:value-type="float" office:value="0.100222216665465" calcext:value-type="float">
            <text:p>0.100222216665465</text:p>
          </table:table-cell>
        </table:table-row>
        <table:table-row table:style-name="ro1">
          <table:table-cell office:value-type="float" office:value="125.71976645" calcext:value-type="float">
            <text:p>125.71976645</text:p>
          </table:table-cell>
          <table:table-cell office:value-type="float" office:value="221349" calcext:value-type="float">
            <text:p>221349</text:p>
          </table:table-cell>
          <table:table-cell office:value-type="float" office:value="222114" calcext:value-type="float">
            <text:p>222114</text:p>
          </table:table-cell>
          <table:table-cell office:value-type="float" office:value="0.100911425644972" calcext:value-type="float">
            <text:p>0.100911425644972</text:p>
          </table:table-cell>
        </table:table-row>
        <table:table-row table:style-name="ro1">
          <table:table-cell office:value-type="float" office:value="125.879962997001" calcext:value-type="float">
            <text:p>125.879962997001</text:p>
          </table:table-cell>
          <table:table-cell office:value-type="float" office:value="220628" calcext:value-type="float">
            <text:p>220628</text:p>
          </table:table-cell>
          <table:table-cell office:value-type="float" office:value="221349" calcext:value-type="float">
            <text:p>221349</text:p>
          </table:table-cell>
          <table:table-cell office:value-type="float" office:value="0.101429777458653" calcext:value-type="float">
            <text:p>0.101429777458653</text:p>
          </table:table-cell>
        </table:table-row>
        <table:table-row table:style-name="ro1">
          <table:table-cell office:value-type="float" office:value="126.046077832" calcext:value-type="float">
            <text:p>126.046077832</text:p>
          </table:table-cell>
          <table:table-cell office:value-type="float" office:value="219936" calcext:value-type="float">
            <text:p>219936</text:p>
          </table:table-cell>
          <table:table-cell office:value-type="float" office:value="220628" calcext:value-type="float">
            <text:p>220628</text:p>
          </table:table-cell>
          <table:table-cell office:value-type="float" office:value="0.101827990622451" calcext:value-type="float">
            <text:p>0.101827990622451</text:p>
          </table:table-cell>
        </table:table-row>
        <table:table-row table:style-name="ro1">
          <table:table-cell office:value-type="float" office:value="126.148449965001" calcext:value-type="float">
            <text:p>126.148449965001</text:p>
          </table:table-cell>
          <table:table-cell office:value-type="float" office:value="219542" calcext:value-type="float">
            <text:p>219542</text:p>
          </table:table-cell>
          <table:table-cell office:value-type="float" office:value="219936" calcext:value-type="float">
            <text:p>219936</text:p>
          </table:table-cell>
          <table:table-cell office:value-type="float" office:value="0.10213011904804" calcext:value-type="float">
            <text:p>0.10213011904804</text:p>
          </table:table-cell>
        </table:table-row>
        <table:table-row table:style-name="ro1">
          <table:table-cell office:value-type="float" office:value="126.304615010001" calcext:value-type="float">
            <text:p>126.304615010001</text:p>
          </table:table-cell>
          <table:table-cell office:value-type="float" office:value="218995" calcext:value-type="float">
            <text:p>218995</text:p>
          </table:table-cell>
          <table:table-cell office:value-type="float" office:value="219542" calcext:value-type="float">
            <text:p>219542</text:p>
          </table:table-cell>
          <table:table-cell office:value-type="float" office:value="0.102339015873353" calcext:value-type="float">
            <text:p>0.102339015873353</text:p>
          </table:table-cell>
        </table:table-row>
        <table:table-row table:style-name="ro1">
          <table:table-cell office:value-type="float" office:value="126.46622378" calcext:value-type="float">
            <text:p>126.46622378</text:p>
          </table:table-cell>
          <table:table-cell office:value-type="float" office:value="218502" calcext:value-type="float">
            <text:p>218502</text:p>
          </table:table-cell>
          <table:table-cell office:value-type="float" office:value="218995" calcext:value-type="float">
            <text:p>218995</text:p>
          </table:table-cell>
          <table:table-cell office:value-type="float" office:value="0.102473431399158" calcext:value-type="float">
            <text:p>0.102473431399158</text:p>
          </table:table-cell>
        </table:table-row>
        <table:table-row table:style-name="ro1">
          <table:table-cell office:value-type="float" office:value="126.625027518" calcext:value-type="float">
            <text:p>126.625027518</text:p>
          </table:table-cell>
          <table:table-cell office:value-type="float" office:value="218098" calcext:value-type="float">
            <text:p>218098</text:p>
          </table:table-cell>
          <table:table-cell office:value-type="float" office:value="218502" calcext:value-type="float">
            <text:p>218502</text:p>
          </table:table-cell>
          <table:table-cell office:value-type="float" office:value="0.102564651690981" calcext:value-type="float">
            <text:p>0.102564651690981</text:p>
          </table:table-cell>
        </table:table-row>
        <table:table-row table:style-name="ro1">
          <table:table-cell office:value-type="float" office:value="126.780319857" calcext:value-type="float">
            <text:p>126.780319857</text:p>
          </table:table-cell>
          <table:table-cell office:value-type="float" office:value="217785" calcext:value-type="float">
            <text:p>217785</text:p>
          </table:table-cell>
          <table:table-cell office:value-type="float" office:value="218098" calcext:value-type="float">
            <text:p>218098</text:p>
          </table:table-cell>
          <table:table-cell office:value-type="float" office:value="0.102605081036579" calcext:value-type="float">
            <text:p>0.102605081036579</text:p>
          </table:table-cell>
        </table:table-row>
        <table:table-row table:style-name="ro1">
          <table:table-cell office:value-type="float" office:value="126.945446486" calcext:value-type="float">
            <text:p>126.945446486</text:p>
          </table:table-cell>
          <table:table-cell office:value-type="float" office:value="217546" calcext:value-type="float">
            <text:p>217546</text:p>
          </table:table-cell>
          <table:table-cell office:value-type="float" office:value="217785" calcext:value-type="float">
            <text:p>217785</text:p>
          </table:table-cell>
          <table:table-cell office:value-type="float" office:value="0.102621189631791" calcext:value-type="float">
            <text:p>0.102621189631791</text:p>
          </table:table-cell>
        </table:table-row>
        <table:table-row table:style-name="ro1">
          <table:table-cell office:value-type="float" office:value="127.103866670001" calcext:value-type="float">
            <text:p>127.103866670001</text:p>
          </table:table-cell>
          <table:table-cell office:value-type="float" office:value="217412" calcext:value-type="float">
            <text:p>217412</text:p>
          </table:table-cell>
          <table:table-cell office:value-type="float" office:value="217546" calcext:value-type="float">
            <text:p>217546</text:p>
          </table:table-cell>
          <table:table-cell office:value-type="float" office:value="0.102601683566632" calcext:value-type="float">
            <text:p>0.102601683566632</text:p>
          </table:table-cell>
        </table:table-row>
        <table:table-row table:style-name="ro1">
          <table:table-cell office:value-type="float" office:value="127.263156522001" calcext:value-type="float">
            <text:p>127.263156522001</text:p>
          </table:table-cell>
          <table:table-cell office:value-type="float" office:value="217373" calcext:value-type="float">
            <text:p>217373</text:p>
          </table:table-cell>
          <table:table-cell office:value-type="float" office:value="217412" calcext:value-type="float">
            <text:p>217412</text:p>
          </table:table-cell>
          <table:table-cell office:value-type="float" office:value="0.102553787798187" calcext:value-type="float">
            <text:p>0.102553787798187</text:p>
          </table:table-cell>
        </table:table-row>
        <table:table-row table:style-name="ro1">
          <table:table-cell office:value-type="float" office:value="127.421566348001" calcext:value-type="float">
            <text:p>127.421566348001</text:p>
          </table:table-cell>
          <table:table-cell office:value-type="float" office:value="217433" calcext:value-type="float">
            <text:p>217433</text:p>
          </table:table-cell>
          <table:table-cell office:value-type="float" office:value="217373" calcext:value-type="float">
            <text:p>217373</text:p>
          </table:table-cell>
          <table:table-cell office:value-type="float" office:value="0.102499363834144" calcext:value-type="float">
            <text:p>0.102499363834144</text:p>
          </table:table-cell>
        </table:table-row>
        <table:table-row table:style-name="ro1">
          <table:table-cell office:value-type="float" office:value="127.61925659" calcext:value-type="float">
            <text:p>127.61925659</text:p>
          </table:table-cell>
          <table:table-cell office:value-type="float" office:value="217647" calcext:value-type="float">
            <text:p>217647</text:p>
          </table:table-cell>
          <table:table-cell office:value-type="float" office:value="217433" calcext:value-type="float">
            <text:p>217433</text:p>
          </table:table-cell>
          <table:table-cell office:value-type="float" office:value="0.102423685882712" calcext:value-type="float">
            <text:p>0.102423685882712</text:p>
          </table:table-cell>
        </table:table-row>
        <table:table-row table:style-name="ro1">
          <table:table-cell office:value-type="float" office:value="127.726926168" calcext:value-type="float">
            <text:p>127.726926168</text:p>
          </table:table-cell>
          <table:table-cell office:value-type="float" office:value="217828" calcext:value-type="float">
            <text:p>217828</text:p>
          </table:table-cell>
          <table:table-cell office:value-type="float" office:value="217647" calcext:value-type="float">
            <text:p>217647</text:p>
          </table:table-cell>
          <table:table-cell office:value-type="float" office:value="0.102347111971476" calcext:value-type="float">
            <text:p>0.102347111971476</text:p>
          </table:table-cell>
        </table:table-row>
        <table:table-row table:style-name="ro1">
          <table:table-cell office:value-type="float" office:value="127.888784711" calcext:value-type="float">
            <text:p>127.888784711</text:p>
          </table:table-cell>
          <table:table-cell office:value-type="float" office:value="218185" calcext:value-type="float">
            <text:p>218185</text:p>
          </table:table-cell>
          <table:table-cell office:value-type="float" office:value="217828" calcext:value-type="float">
            <text:p>217828</text:p>
          </table:table-cell>
          <table:table-cell office:value-type="float" office:value="0.10225386512577" calcext:value-type="float">
            <text:p>0.10225386512577</text:p>
          </table:table-cell>
        </table:table-row>
        <table:table-row table:style-name="ro1">
          <table:table-cell office:value-type="float" office:value="128.046174239001" calcext:value-type="float">
            <text:p>128.046174239001</text:p>
          </table:table-cell>
          <table:table-cell office:value-type="float" office:value="218629" calcext:value-type="float">
            <text:p>218629</text:p>
          </table:table-cell>
          <table:table-cell office:value-type="float" office:value="218185" calcext:value-type="float">
            <text:p>218185</text:p>
          </table:table-cell>
          <table:table-cell office:value-type="float" office:value="0.102163311364516" calcext:value-type="float">
            <text:p>0.102163311364516</text:p>
          </table:table-cell>
        </table:table-row>
        <table:table-row table:style-name="ro1">
          <table:table-cell office:value-type="float" office:value="128.207647570001" calcext:value-type="float">
            <text:p>128.207647570001</text:p>
          </table:table-cell>
          <table:table-cell office:value-type="float" office:value="219179" calcext:value-type="float">
            <text:p>219179</text:p>
          </table:table-cell>
          <table:table-cell office:value-type="float" office:value="218629" calcext:value-type="float">
            <text:p>218629</text:p>
          </table:table-cell>
          <table:table-cell office:value-type="float" office:value="0.102059030639697" calcext:value-type="float">
            <text:p>0.102059030639697</text:p>
          </table:table-cell>
        </table:table-row>
        <table:table-row table:style-name="ro1">
          <table:table-cell office:value-type="float" office:value="128.372475859001" calcext:value-type="float">
            <text:p>128.372475859001</text:p>
          </table:table-cell>
          <table:table-cell office:value-type="float" office:value="219837" calcext:value-type="float">
            <text:p>219837</text:p>
          </table:table-cell>
          <table:table-cell office:value-type="float" office:value="219179" calcext:value-type="float">
            <text:p>219179</text:p>
          </table:table-cell>
          <table:table-cell office:value-type="float" office:value="0.10194386775922" calcext:value-type="float">
            <text:p>0.10194386775922</text:p>
          </table:table-cell>
        </table:table-row>
        <table:table-row table:style-name="ro1">
          <table:table-cell office:value-type="float" office:value="128.530318462001" calcext:value-type="float">
            <text:p>128.530318462001</text:p>
          </table:table-cell>
          <table:table-cell office:value-type="float" office:value="220553" calcext:value-type="float">
            <text:p>220553</text:p>
          </table:table-cell>
          <table:table-cell office:value-type="float" office:value="219837" calcext:value-type="float">
            <text:p>219837</text:p>
          </table:table-cell>
          <table:table-cell office:value-type="float" office:value="0.101835905439826" calcext:value-type="float">
            <text:p>0.101835905439826</text:p>
          </table:table-cell>
        </table:table-row>
        <table:table-row table:style-name="ro1">
          <table:table-cell office:value-type="float" office:value="128.685497563" calcext:value-type="float">
            <text:p>128.685497563</text:p>
          </table:table-cell>
          <table:table-cell office:value-type="float" office:value="221333" calcext:value-type="float">
            <text:p>221333</text:p>
          </table:table-cell>
          <table:table-cell office:value-type="float" office:value="220553" calcext:value-type="float">
            <text:p>220553</text:p>
          </table:table-cell>
          <table:table-cell office:value-type="float" office:value="0.101717945535661" calcext:value-type="float">
            <text:p>0.101717945535661</text:p>
          </table:table-cell>
        </table:table-row>
        <table:table-row table:style-name="ro1">
          <table:table-cell office:value-type="float" office:value="128.845356313001" calcext:value-type="float">
            <text:p>128.845356313001</text:p>
          </table:table-cell>
          <table:table-cell office:value-type="float" office:value="222210" calcext:value-type="float">
            <text:p>222210</text:p>
          </table:table-cell>
          <table:table-cell office:value-type="float" office:value="221333" calcext:value-type="float">
            <text:p>221333</text:p>
          </table:table-cell>
          <table:table-cell office:value-type="float" office:value="0.101607819463548" calcext:value-type="float">
            <text:p>0.101607819463548</text:p>
          </table:table-cell>
        </table:table-row>
        <table:table-row table:style-name="ro1">
          <table:table-cell office:value-type="float" office:value="129.005957698" calcext:value-type="float">
            <text:p>129.005957698</text:p>
          </table:table-cell>
          <table:table-cell office:value-type="float" office:value="223158" calcext:value-type="float">
            <text:p>223158</text:p>
          </table:table-cell>
          <table:table-cell office:value-type="float" office:value="222210" calcext:value-type="float">
            <text:p>222210</text:p>
          </table:table-cell>
          <table:table-cell office:value-type="float" office:value="0.101488275772859" calcext:value-type="float">
            <text:p>0.101488275772859</text:p>
          </table:table-cell>
        </table:table-row>
        <table:table-row table:style-name="ro1">
          <table:table-cell office:value-type="float" office:value="129.162987455001" calcext:value-type="float">
            <text:p>129.162987455001</text:p>
          </table:table-cell>
          <table:table-cell office:value-type="float" office:value="224142" calcext:value-type="float">
            <text:p>224142</text:p>
          </table:table-cell>
          <table:table-cell office:value-type="float" office:value="223158" calcext:value-type="float">
            <text:p>223158</text:p>
          </table:table-cell>
          <table:table-cell office:value-type="float" office:value="0.101361295560103" calcext:value-type="float">
            <text:p>0.101361295560103</text:p>
          </table:table-cell>
        </table:table-row>
        <table:table-row table:style-name="ro1">
          <table:table-cell office:value-type="float" office:value="129.320535446001" calcext:value-type="float">
            <text:p>129.320535446001</text:p>
          </table:table-cell>
          <table:table-cell office:value-type="float" office:value="225179" calcext:value-type="float">
            <text:p>225179</text:p>
          </table:table-cell>
          <table:table-cell office:value-type="float" office:value="224142" calcext:value-type="float">
            <text:p>224142</text:p>
          </table:table-cell>
          <table:table-cell office:value-type="float" office:value="0.101244075207772" calcext:value-type="float">
            <text:p>0.101244075207772</text:p>
          </table:table-cell>
        </table:table-row>
        <table:table-row table:style-name="ro1">
          <table:table-cell office:value-type="float" office:value="129.491460966" calcext:value-type="float">
            <text:p>129.491460966</text:p>
          </table:table-cell>
          <table:table-cell office:value-type="float" office:value="226350" calcext:value-type="float">
            <text:p>226350</text:p>
          </table:table-cell>
          <table:table-cell office:value-type="float" office:value="225179" calcext:value-type="float">
            <text:p>225179</text:p>
          </table:table-cell>
          <table:table-cell office:value-type="float" office:value="0.101119099175505" calcext:value-type="float">
            <text:p>0.101119099175505</text:p>
          </table:table-cell>
        </table:table-row>
        <table:table-row table:style-name="ro1">
          <table:table-cell office:value-type="float" office:value="129.650449420001" calcext:value-type="float">
            <text:p>129.650449420001</text:p>
          </table:table-cell>
          <table:table-cell office:value-type="float" office:value="227471" calcext:value-type="float">
            <text:p>227471</text:p>
          </table:table-cell>
          <table:table-cell office:value-type="float" office:value="226350" calcext:value-type="float">
            <text:p>226350</text:p>
          </table:table-cell>
          <table:table-cell office:value-type="float" office:value="0.101003554669097" calcext:value-type="float">
            <text:p>0.101003554669097</text:p>
          </table:table-cell>
        </table:table-row>
        <table:table-row table:style-name="ro1">
          <table:table-cell office:value-type="float" office:value="129.809965968" calcext:value-type="float">
            <text:p>129.809965968</text:p>
          </table:table-cell>
          <table:table-cell office:value-type="float" office:value="228618" calcext:value-type="float">
            <text:p>228618</text:p>
          </table:table-cell>
          <table:table-cell office:value-type="float" office:value="227471" calcext:value-type="float">
            <text:p>227471</text:p>
          </table:table-cell>
          <table:table-cell office:value-type="float" office:value="0.100880063812498" calcext:value-type="float">
            <text:p>0.100880063812498</text:p>
          </table:table-cell>
        </table:table-row>
        <table:table-row table:style-name="ro1">
          <table:table-cell office:value-type="float" office:value="129.969722288" calcext:value-type="float">
            <text:p>129.969722288</text:p>
          </table:table-cell>
          <table:table-cell office:value-type="float" office:value="229779" calcext:value-type="float">
            <text:p>229779</text:p>
          </table:table-cell>
          <table:table-cell office:value-type="float" office:value="228618" calcext:value-type="float">
            <text:p>228618</text:p>
          </table:table-cell>
          <table:table-cell office:value-type="float" office:value="0.100750311651386" calcext:value-type="float">
            <text:p>0.100750311651386</text:p>
          </table:table-cell>
        </table:table-row>
        <table:table-row table:style-name="ro1">
          <table:table-cell office:value-type="float" office:value="130.134813161" calcext:value-type="float">
            <text:p>130.134813161</text:p>
          </table:table-cell>
          <table:table-cell office:value-type="float" office:value="230980" calcext:value-type="float">
            <text:p>230980</text:p>
          </table:table-cell>
          <table:table-cell office:value-type="float" office:value="229779" calcext:value-type="float">
            <text:p>229779</text:p>
          </table:table-cell>
          <table:table-cell office:value-type="float" office:value="0.100631065962095" calcext:value-type="float">
            <text:p>0.100631065962095</text:p>
          </table:table-cell>
        </table:table-row>
        <table:table-row table:style-name="ro1">
          <table:table-cell office:value-type="float" office:value="130.289307399001" calcext:value-type="float">
            <text:p>130.289307399001</text:p>
          </table:table-cell>
          <table:table-cell office:value-type="float" office:value="232097" calcext:value-type="float">
            <text:p>232097</text:p>
          </table:table-cell>
          <table:table-cell office:value-type="float" office:value="230980" calcext:value-type="float">
            <text:p>230980</text:p>
          </table:table-cell>
          <table:table-cell office:value-type="float" office:value="0.100504852769676" calcext:value-type="float">
            <text:p>0.100504852769676</text:p>
          </table:table-cell>
        </table:table-row>
        <table:table-row table:style-name="ro1">
          <table:table-cell office:value-type="float" office:value="130.442853881001" calcext:value-type="float">
            <text:p>130.442853881001</text:p>
          </table:table-cell>
          <table:table-cell office:value-type="float" office:value="233189" calcext:value-type="float">
            <text:p>233189</text:p>
          </table:table-cell>
          <table:table-cell office:value-type="float" office:value="232097" calcext:value-type="float">
            <text:p>232097</text:p>
          </table:table-cell>
          <table:table-cell office:value-type="float" office:value="0.100388509425579" calcext:value-type="float">
            <text:p>0.100388509425579</text:p>
          </table:table-cell>
        </table:table-row>
        <table:table-row table:style-name="ro1">
          <table:table-cell office:value-type="float" office:value="130.594251045" calcext:value-type="float">
            <text:p>130.594251045</text:p>
          </table:table-cell>
          <table:table-cell office:value-type="float" office:value="234241" calcext:value-type="float">
            <text:p>234241</text:p>
          </table:table-cell>
          <table:table-cell office:value-type="float" office:value="233189" calcext:value-type="float">
            <text:p>233189</text:p>
          </table:table-cell>
          <table:table-cell office:value-type="float" office:value="0.100264759957962" calcext:value-type="float">
            <text:p>0.100264759957962</text:p>
          </table:table-cell>
        </table:table-row>
        <table:table-row table:style-name="ro1">
          <table:table-cell office:value-type="float" office:value="130.742588424" calcext:value-type="float">
            <text:p>130.742588424</text:p>
          </table:table-cell>
          <table:table-cell office:value-type="float" office:value="235240" calcext:value-type="float">
            <text:p>235240</text:p>
          </table:table-cell>
          <table:table-cell office:value-type="float" office:value="234241" calcext:value-type="float">
            <text:p>234241</text:p>
          </table:table-cell>
          <table:table-cell office:value-type="float" office:value="0.100150458273118" calcext:value-type="float">
            <text:p>0.100150458273118</text:p>
          </table:table-cell>
        </table:table-row>
        <table:table-row table:style-name="ro1">
          <table:table-cell office:value-type="float" office:value="130.895739632" calcext:value-type="float">
            <text:p>130.895739632</text:p>
          </table:table-cell>
          <table:table-cell office:value-type="float" office:value="236231" calcext:value-type="float">
            <text:p>236231</text:p>
          </table:table-cell>
          <table:table-cell office:value-type="float" office:value="235240" calcext:value-type="float">
            <text:p>235240</text:p>
          </table:table-cell>
          <table:table-cell office:value-type="float" office:value="0.100028483004405" calcext:value-type="float">
            <text:p>0.100028483004405</text:p>
          </table:table-cell>
        </table:table-row>
        <table:table-row table:style-name="ro1">
          <table:table-cell office:value-type="float" office:value="131.050952077" calcext:value-type="float">
            <text:p>131.050952077</text:p>
          </table:table-cell>
          <table:table-cell office:value-type="float" office:value="237184" calcext:value-type="float">
            <text:p>237184</text:p>
          </table:table-cell>
          <table:table-cell office:value-type="float" office:value="236231" calcext:value-type="float">
            <text:p>236231</text:p>
          </table:table-cell>
          <table:table-cell office:value-type="float" office:value="0.0999156708717722" calcext:value-type="float">
            <text:p>0.0999156708717722</text:p>
          </table:table-cell>
        </table:table-row>
        <table:table-row table:style-name="ro1">
          <table:table-cell office:value-type="float" office:value="131.199884991001" calcext:value-type="float">
            <text:p>131.199884991001</text:p>
          </table:table-cell>
          <table:table-cell office:value-type="float" office:value="238044" calcext:value-type="float">
            <text:p>238044</text:p>
          </table:table-cell>
          <table:table-cell office:value-type="float" office:value="237184" calcext:value-type="float">
            <text:p>237184</text:p>
          </table:table-cell>
          <table:table-cell office:value-type="float" office:value="0.0997950271481435" calcext:value-type="float">
            <text:p>0.0997950271481435</text:p>
          </table:table-cell>
        </table:table-row>
        <table:table-row table:style-name="ro1">
          <table:table-cell office:value-type="float" office:value="131.348447433001" calcext:value-type="float">
            <text:p>131.348447433001</text:p>
          </table:table-cell>
          <table:table-cell office:value-type="float" office:value="238843" calcext:value-type="float">
            <text:p>238843</text:p>
          </table:table-cell>
          <table:table-cell office:value-type="float" office:value="238044" calcext:value-type="float">
            <text:p>238044</text:p>
          </table:table-cell>
          <table:table-cell office:value-type="float" office:value="0.0996833499627896" calcext:value-type="float">
            <text:p>0.0996833499627896</text:p>
          </table:table-cell>
        </table:table-row>
        <table:table-row table:style-name="ro1">
          <table:table-cell office:value-type="float" office:value="131.49751526" calcext:value-type="float">
            <text:p>131.49751526</text:p>
          </table:table-cell>
          <table:table-cell office:value-type="float" office:value="239578" calcext:value-type="float">
            <text:p>239578</text:p>
          </table:table-cell>
          <table:table-cell office:value-type="float" office:value="238843" calcext:value-type="float">
            <text:p>238843</text:p>
          </table:table-cell>
          <table:table-cell office:value-type="float" office:value="0.0995637531409634" calcext:value-type="float">
            <text:p>0.0995637531409634</text:p>
          </table:table-cell>
        </table:table-row>
        <table:table-row table:style-name="ro1">
          <table:table-cell office:value-type="float" office:value="131.645993312" calcext:value-type="float">
            <text:p>131.645993312</text:p>
          </table:table-cell>
          <table:table-cell office:value-type="float" office:value="240240" calcext:value-type="float">
            <text:p>240240</text:p>
          </table:table-cell>
          <table:table-cell office:value-type="float" office:value="239578" calcext:value-type="float">
            <text:p>239578</text:p>
          </table:table-cell>
          <table:table-cell office:value-type="float" office:value="0.0994529827107906" calcext:value-type="float">
            <text:p>0.0994529827107906</text:p>
          </table:table-cell>
        </table:table-row>
        <table:table-row table:style-name="ro1">
          <table:table-cell office:value-type="float" office:value="131.794848247" calcext:value-type="float">
            <text:p>131.794848247</text:p>
          </table:table-cell>
          <table:table-cell office:value-type="float" office:value="240829" calcext:value-type="float">
            <text:p>240829</text:p>
          </table:table-cell>
          <table:table-cell office:value-type="float" office:value="240240" calcext:value-type="float">
            <text:p>240240</text:p>
          </table:table-cell>
          <table:table-cell office:value-type="float" office:value="0.0993342492865032" calcext:value-type="float">
            <text:p>0.0993342492865032</text:p>
          </table:table-cell>
        </table:table-row>
        <table:table-row table:style-name="ro1">
          <table:table-cell office:value-type="float" office:value="131.949075765" calcext:value-type="float">
            <text:p>131.949075765</text:p>
          </table:table-cell>
          <table:table-cell office:value-type="float" office:value="241355" calcext:value-type="float">
            <text:p>241355</text:p>
          </table:table-cell>
          <table:table-cell office:value-type="float" office:value="240829" calcext:value-type="float">
            <text:p>240829</text:p>
          </table:table-cell>
          <table:table-cell office:value-type="float" office:value="0.0992242383349776" calcext:value-type="float">
            <text:p>0.0992242383349776</text:p>
          </table:table-cell>
        </table:table-row>
        <table:table-row table:style-name="ro1">
          <table:table-cell office:value-type="float" office:value="132.097629168001" calcext:value-type="float">
            <text:p>132.097629168001</text:p>
          </table:table-cell>
          <table:table-cell office:value-type="float" office:value="241779" calcext:value-type="float">
            <text:p>241779</text:p>
          </table:table-cell>
          <table:table-cell office:value-type="float" office:value="241355" calcext:value-type="float">
            <text:p>241355</text:p>
          </table:table-cell>
          <table:table-cell office:value-type="float" office:value="0.0991062495450686" calcext:value-type="float">
            <text:p>0.0991062495450686</text:p>
          </table:table-cell>
        </table:table-row>
        <table:table-row table:style-name="ro1">
          <table:table-cell office:value-type="float" office:value="132.249630348" calcext:value-type="float">
            <text:p>132.249630348</text:p>
          </table:table-cell>
          <table:table-cell office:value-type="float" office:value="242126" calcext:value-type="float">
            <text:p>242126</text:p>
          </table:table-cell>
          <table:table-cell office:value-type="float" office:value="241779" calcext:value-type="float">
            <text:p>241779</text:p>
          </table:table-cell>
          <table:table-cell office:value-type="float" office:value="0.0989969025928403" calcext:value-type="float">
            <text:p>0.0989969025928403</text:p>
          </table:table-cell>
        </table:table-row>
        <table:table-row table:style-name="ro1">
          <table:table-cell office:value-type="float" office:value="132.399424292001" calcext:value-type="float">
            <text:p>132.399424292001</text:p>
          </table:table-cell>
          <table:table-cell office:value-type="float" office:value="242379" calcext:value-type="float">
            <text:p>242379</text:p>
          </table:table-cell>
          <table:table-cell office:value-type="float" office:value="242126" calcext:value-type="float">
            <text:p>242126</text:p>
          </table:table-cell>
          <table:table-cell office:value-type="float" office:value="0.0988795811204494" calcext:value-type="float">
            <text:p>0.0988795811204494</text:p>
          </table:table-cell>
        </table:table-row>
        <table:table-row table:style-name="ro1">
          <table:table-cell office:value-type="float" office:value="132.550421926" calcext:value-type="float">
            <text:p>132.550421926</text:p>
          </table:table-cell>
          <table:table-cell office:value-type="float" office:value="242545" calcext:value-type="float">
            <text:p>242545</text:p>
          </table:table-cell>
          <table:table-cell office:value-type="float" office:value="242379" calcext:value-type="float">
            <text:p>242379</text:p>
          </table:table-cell>
          <table:table-cell office:value-type="float" office:value="0.0987708358494609" calcext:value-type="float">
            <text:p>0.0987708358494609</text:p>
          </table:table-cell>
        </table:table-row>
        <table:table-row table:style-name="ro1">
          <table:table-cell office:value-type="float" office:value="132.700486982" calcext:value-type="float">
            <text:p>132.700486982</text:p>
          </table:table-cell>
          <table:table-cell office:value-type="float" office:value="242621" calcext:value-type="float">
            <text:p>242621</text:p>
          </table:table-cell>
          <table:table-cell office:value-type="float" office:value="242545" calcext:value-type="float">
            <text:p>242545</text:p>
          </table:table-cell>
          <table:table-cell office:value-type="float" office:value="0.0986541309152183" calcext:value-type="float">
            <text:p>0.0986541309152183</text:p>
          </table:table-cell>
        </table:table-row>
        <table:table-row table:style-name="ro1">
          <table:table-cell office:value-type="float" office:value="132.842457353" calcext:value-type="float">
            <text:p>132.842457353</text:p>
          </table:table-cell>
          <table:table-cell office:value-type="float" office:value="242611" calcext:value-type="float">
            <text:p>242611</text:p>
          </table:table-cell>
          <table:table-cell office:value-type="float" office:value="242621" calcext:value-type="float">
            <text:p>242621</text:p>
          </table:table-cell>
          <table:table-cell office:value-type="float" office:value="0.0985459462416086" calcext:value-type="float">
            <text:p>0.0985459462416086</text:p>
          </table:table-cell>
        </table:table-row>
        <table:table-row table:style-name="ro1">
          <table:table-cell office:value-type="float" office:value="132.988905470001" calcext:value-type="float">
            <text:p>132.988905470001</text:p>
          </table:table-cell>
          <table:table-cell office:value-type="float" office:value="242520" calcext:value-type="float">
            <text:p>242520</text:p>
          </table:table-cell>
          <table:table-cell office:value-type="float" office:value="242611" calcext:value-type="float">
            <text:p>242611</text:p>
          </table:table-cell>
          <table:table-cell office:value-type="float" office:value="0.0984298240618626" calcext:value-type="float">
            <text:p>0.0984298240618626</text:p>
          </table:table-cell>
        </table:table-row>
        <table:table-row table:style-name="ro1">
          <table:table-cell office:value-type="float" office:value="133.180408372001" calcext:value-type="float">
            <text:p>133.180408372001</text:p>
          </table:table-cell>
          <table:table-cell office:value-type="float" office:value="242280" calcext:value-type="float">
            <text:p>242280</text:p>
          </table:table-cell>
          <table:table-cell office:value-type="float" office:value="242520" calcext:value-type="float">
            <text:p>242520</text:p>
          </table:table-cell>
          <table:table-cell office:value-type="float" office:value="0.0983074408898212" calcext:value-type="float">
            <text:p>0.0983074408898212</text:p>
          </table:table-cell>
        </table:table-row>
        <table:table-row table:style-name="ro1">
          <table:table-cell office:value-type="float" office:value="133.325328667001" calcext:value-type="float">
            <text:p>133.325328667001</text:p>
          </table:table-cell>
          <table:table-cell office:value-type="float" office:value="242010" calcext:value-type="float">
            <text:p>242010</text:p>
          </table:table-cell>
          <table:table-cell office:value-type="float" office:value="242280" calcext:value-type="float">
            <text:p>242280</text:p>
          </table:table-cell>
          <table:table-cell office:value-type="float" office:value="0.0981948248923081" calcext:value-type="float">
            <text:p>0.0981948248923081</text:p>
          </table:table-cell>
        </table:table-row>
        <table:table-row table:style-name="ro1">
          <table:table-cell office:value-type="float" office:value="133.467252469" calcext:value-type="float">
            <text:p>133.467252469</text:p>
          </table:table-cell>
          <table:table-cell office:value-type="float" office:value="241676" calcext:value-type="float">
            <text:p>241676</text:p>
          </table:table-cell>
          <table:table-cell office:value-type="float" office:value="242010" calcext:value-type="float">
            <text:p>242010</text:p>
          </table:table-cell>
          <table:table-cell office:value-type="float" office:value="0.098075379433366" calcext:value-type="float">
            <text:p>0.098075379433366</text:p>
          </table:table-cell>
        </table:table-row>
        <table:table-row table:style-name="ro1">
          <table:table-cell office:value-type="float" office:value="133.608691887001" calcext:value-type="float">
            <text:p>133.608691887001</text:p>
          </table:table-cell>
          <table:table-cell office:value-type="float" office:value="241278" calcext:value-type="float">
            <text:p>241278</text:p>
          </table:table-cell>
          <table:table-cell office:value-type="float" office:value="241676" calcext:value-type="float">
            <text:p>241676</text:p>
          </table:table-cell>
          <table:table-cell office:value-type="float" office:value="0.0979651797657476" calcext:value-type="float">
            <text:p>0.0979651797657476</text:p>
          </table:table-cell>
        </table:table-row>
        <table:table-row table:style-name="ro1">
          <table:table-cell office:value-type="float" office:value="133.750949981" calcext:value-type="float">
            <text:p>133.750949981</text:p>
          </table:table-cell>
          <table:table-cell office:value-type="float" office:value="240817" calcext:value-type="float">
            <text:p>240817</text:p>
          </table:table-cell>
          <table:table-cell office:value-type="float" office:value="241278" calcext:value-type="float">
            <text:p>241278</text:p>
          </table:table-cell>
          <table:table-cell office:value-type="float" office:value="0.0978623986851618" calcext:value-type="float">
            <text:p>0.0978623986851618</text:p>
          </table:table-cell>
        </table:table-row>
        <table:table-row table:style-name="ro1">
          <table:table-cell office:value-type="float" office:value="133.896141789" calcext:value-type="float">
            <text:p>133.896141789</text:p>
          </table:table-cell>
          <table:table-cell office:value-type="float" office:value="240289" calcext:value-type="float">
            <text:p>240289</text:p>
          </table:table-cell>
          <table:table-cell office:value-type="float" office:value="240817" calcext:value-type="float">
            <text:p>240817</text:p>
          </table:table-cell>
          <table:table-cell office:value-type="float" office:value="0.0977509967924408" calcext:value-type="float">
            <text:p>0.0977509967924408</text:p>
          </table:table-cell>
        </table:table-row>
        <table:table-row table:style-name="ro1">
          <table:table-cell office:value-type="float" office:value="134.040877964" calcext:value-type="float">
            <text:p>134.040877964</text:p>
          </table:table-cell>
          <table:table-cell office:value-type="float" office:value="239709" calcext:value-type="float">
            <text:p>239709</text:p>
          </table:table-cell>
          <table:table-cell office:value-type="float" office:value="240289" calcext:value-type="float">
            <text:p>240289</text:p>
          </table:table-cell>
          <table:table-cell office:value-type="float" office:value="0.0976473194982758" calcext:value-type="float">
            <text:p>0.0976473194982758</text:p>
          </table:table-cell>
        </table:table-row>
        <table:table-row table:style-name="ro1">
          <table:table-cell office:value-type="float" office:value="134.191378105001" calcext:value-type="float">
            <text:p>134.191378105001</text:p>
          </table:table-cell>
          <table:table-cell office:value-type="float" office:value="239056" calcext:value-type="float">
            <text:p>239056</text:p>
          </table:table-cell>
          <table:table-cell office:value-type="float" office:value="239709" calcext:value-type="float">
            <text:p>239709</text:p>
          </table:table-cell>
          <table:table-cell office:value-type="float" office:value="0.097535331326776" calcext:value-type="float">
            <text:p>0.097535331326776</text:p>
          </table:table-cell>
        </table:table-row>
        <table:table-row table:style-name="ro1">
          <table:table-cell office:value-type="float" office:value="134.334976261001" calcext:value-type="float">
            <text:p>134.334976261001</text:p>
          </table:table-cell>
          <table:table-cell office:value-type="float" office:value="238392" calcext:value-type="float">
            <text:p>238392</text:p>
          </table:table-cell>
          <table:table-cell office:value-type="float" office:value="239056" calcext:value-type="float">
            <text:p>239056</text:p>
          </table:table-cell>
          <table:table-cell office:value-type="float" office:value="0.0974312501360476" calcext:value-type="float">
            <text:p>0.0974312501360476</text:p>
          </table:table-cell>
        </table:table-row>
        <table:table-row table:style-name="ro1">
          <table:table-cell office:value-type="float" office:value="134.494305196001" calcext:value-type="float">
            <text:p>134.494305196001</text:p>
          </table:table-cell>
          <table:table-cell office:value-type="float" office:value="237618" calcext:value-type="float">
            <text:p>237618</text:p>
          </table:table-cell>
          <table:table-cell office:value-type="float" office:value="238392" calcext:value-type="float">
            <text:p>238392</text:p>
          </table:table-cell>
          <table:table-cell office:value-type="float" office:value="0.0973190686632346" calcext:value-type="float">
            <text:p>0.0973190686632346</text:p>
          </table:table-cell>
        </table:table-row>
        <table:table-row table:style-name="ro1">
          <table:table-cell office:value-type="float" office:value="134.642132647001" calcext:value-type="float">
            <text:p>134.642132647001</text:p>
          </table:table-cell>
          <table:table-cell office:value-type="float" office:value="236871" calcext:value-type="float">
            <text:p>236871</text:p>
          </table:table-cell>
          <table:table-cell office:value-type="float" office:value="237618" calcext:value-type="float">
            <text:p>237618</text:p>
          </table:table-cell>
          <table:table-cell office:value-type="float" office:value="0.0972148975218014" calcext:value-type="float">
            <text:p>0.0972148975218014</text:p>
          </table:table-cell>
        </table:table-row>
        <table:table-row table:style-name="ro1">
          <table:table-cell office:value-type="float" office:value="134.791937104001" calcext:value-type="float">
            <text:p>134.791937104001</text:p>
          </table:table-cell>
          <table:table-cell office:value-type="float" office:value="236095" calcext:value-type="float">
            <text:p>236095</text:p>
          </table:table-cell>
          <table:table-cell office:value-type="float" office:value="236871" calcext:value-type="float">
            <text:p>236871</text:p>
          </table:table-cell>
          <table:table-cell office:value-type="float" office:value="0.0971027730360285" calcext:value-type="float">
            <text:p>0.0971027730360285</text:p>
          </table:table-cell>
        </table:table-row>
        <table:table-row table:style-name="ro1">
          <table:table-cell office:value-type="float" office:value="134.941792181" calcext:value-type="float">
            <text:p>134.941792181</text:p>
          </table:table-cell>
          <table:table-cell office:value-type="float" office:value="235307" calcext:value-type="float">
            <text:p>235307</text:p>
          </table:table-cell>
          <table:table-cell office:value-type="float" office:value="236095" calcext:value-type="float">
            <text:p>236095</text:p>
          </table:table-cell>
          <table:table-cell office:value-type="float" office:value="0.0969987117423443" calcext:value-type="float">
            <text:p>0.0969987117423443</text:p>
          </table:table-cell>
        </table:table-row>
        <table:table-row table:style-name="ro1">
          <table:table-cell office:value-type="float" office:value="135.089857504" calcext:value-type="float">
            <text:p>135.089857504</text:p>
          </table:table-cell>
          <table:table-cell office:value-type="float" office:value="234525" calcext:value-type="float">
            <text:p>234525</text:p>
          </table:table-cell>
          <table:table-cell office:value-type="float" office:value="235307" calcext:value-type="float">
            <text:p>235307</text:p>
          </table:table-cell>
          <table:table-cell office:value-type="float" office:value="0.0968868032217686" calcext:value-type="float">
            <text:p>0.0968868032217686</text:p>
          </table:table-cell>
        </table:table-row>
        <table:table-row table:style-name="ro1">
          <table:table-cell office:value-type="float" office:value="135.231793578" calcext:value-type="float">
            <text:p>135.231793578</text:p>
          </table:table-cell>
          <table:table-cell office:value-type="float" office:value="233780" calcext:value-type="float">
            <text:p>233780</text:p>
          </table:table-cell>
          <table:table-cell office:value-type="float" office:value="234525" calcext:value-type="float">
            <text:p>234525</text:p>
          </table:table-cell>
          <table:table-cell office:value-type="float" office:value="0.0967829785299724" calcext:value-type="float">
            <text:p>0.0967829785299724</text:p>
          </table:table-cell>
        </table:table-row>
        <table:table-row table:style-name="ro1">
          <table:table-cell office:value-type="float" office:value="135.377258871001" calcext:value-type="float">
            <text:p>135.377258871001</text:p>
          </table:table-cell>
          <table:table-cell office:value-type="float" office:value="233029" calcext:value-type="float">
            <text:p>233029</text:p>
          </table:table-cell>
          <table:table-cell office:value-type="float" office:value="233780" calcext:value-type="float">
            <text:p>233780</text:p>
          </table:table-cell>
          <table:table-cell office:value-type="float" office:value="0.0981517714250142" calcext:value-type="float">
            <text:p>0.0981517714250142</text:p>
          </table:table-cell>
        </table:table-row>
        <table:table-row table:style-name="ro1">
          <table:table-cell office:value-type="float" office:value="135.524106015" calcext:value-type="float">
            <text:p>135.524106015</text:p>
          </table:table-cell>
          <table:table-cell office:value-type="float" office:value="232290" calcext:value-type="float">
            <text:p>232290</text:p>
          </table:table-cell>
          <table:table-cell office:value-type="float" office:value="233029" calcext:value-type="float">
            <text:p>233029</text:p>
          </table:table-cell>
          <table:table-cell office:value-type="float" office:value="0.099231476311609" calcext:value-type="float">
            <text:p>0.099231476311609</text:p>
          </table:table-cell>
        </table:table-row>
        <table:table-row table:style-name="ro1">
          <table:table-cell office:value-type="float" office:value="135.666498013001" calcext:value-type="float">
            <text:p>135.666498013001</text:p>
          </table:table-cell>
          <table:table-cell office:value-type="float" office:value="231600" calcext:value-type="float">
            <text:p>231600</text:p>
          </table:table-cell>
          <table:table-cell office:value-type="float" office:value="232290" calcext:value-type="float">
            <text:p>232290</text:p>
          </table:table-cell>
          <table:table-cell office:value-type="float" office:value="0.100064649291532" calcext:value-type="float">
            <text:p>0.100064649291532</text:p>
          </table:table-cell>
        </table:table-row>
        <table:table-row table:style-name="ro1">
          <table:table-cell office:value-type="float" office:value="135.815909749001" calcext:value-type="float">
            <text:p>135.815909749001</text:p>
          </table:table-cell>
          <table:table-cell office:value-type="float" office:value="230911" calcext:value-type="float">
            <text:p>230911</text:p>
          </table:table-cell>
          <table:table-cell office:value-type="float" office:value="231600" calcext:value-type="float">
            <text:p>231600</text:p>
          </table:table-cell>
          <table:table-cell office:value-type="float" office:value="0.100715926075292" calcext:value-type="float">
            <text:p>0.100715926075292</text:p>
          </table:table-cell>
        </table:table-row>
        <table:table-row table:style-name="ro1">
          <table:table-cell office:value-type="float" office:value="135.994921135" calcext:value-type="float">
            <text:p>135.994921135</text:p>
          </table:table-cell>
          <table:table-cell office:value-type="float" office:value="230142" calcext:value-type="float">
            <text:p>230142</text:p>
          </table:table-cell>
          <table:table-cell office:value-type="float" office:value="230999" calcext:value-type="float">
            <text:p>230999</text:p>
          </table:table-cell>
          <table:table-cell office:value-type="float" office:value="0.101206491781383" calcext:value-type="float">
            <text:p>0.101206491781383</text:p>
          </table:table-cell>
        </table:table-row>
        <table:table-row table:style-name="ro1">
          <table:table-cell office:value-type="float" office:value="136.108091986001" calcext:value-type="float">
            <text:p>136.108091986001</text:p>
          </table:table-cell>
          <table:table-cell office:value-type="float" office:value="229694" calcext:value-type="float">
            <text:p>229694</text:p>
          </table:table-cell>
          <table:table-cell office:value-type="float" office:value="230142" calcext:value-type="float">
            <text:p>230142</text:p>
          </table:table-cell>
          <table:table-cell office:value-type="float" office:value="0.101583750126138" calcext:value-type="float">
            <text:p>0.101583750126138</text:p>
          </table:table-cell>
        </table:table-row>
        <table:table-row table:style-name="ro1">
          <table:table-cell office:value-type="float" office:value="136.245531534" calcext:value-type="float">
            <text:p>136.245531534</text:p>
          </table:table-cell>
          <table:table-cell office:value-type="float" office:value="229194" calcext:value-type="float">
            <text:p>229194</text:p>
          </table:table-cell>
          <table:table-cell office:value-type="float" office:value="229694" calcext:value-type="float">
            <text:p>229694</text:p>
          </table:table-cell>
          <table:table-cell office:value-type="float" office:value="0.101870384942706" calcext:value-type="float">
            <text:p>0.101870384942706</text:p>
          </table:table-cell>
        </table:table-row>
        <table:table-row table:style-name="ro1">
          <table:table-cell office:value-type="float" office:value="136.393887402" calcext:value-type="float">
            <text:p>136.393887402</text:p>
          </table:table-cell>
          <table:table-cell office:value-type="float" office:value="228713" calcext:value-type="float">
            <text:p>228713</text:p>
          </table:table-cell>
          <table:table-cell office:value-type="float" office:value="229194" calcext:value-type="float">
            <text:p>229194</text:p>
          </table:table-cell>
          <table:table-cell office:value-type="float" office:value="0.102069415962982" calcext:value-type="float">
            <text:p>0.102069415962982</text:p>
          </table:table-cell>
        </table:table-row>
        <table:table-row table:style-name="ro1">
          <table:table-cell office:value-type="float" office:value="136.537476531001" calcext:value-type="float">
            <text:p>136.537476531001</text:p>
          </table:table-cell>
          <table:table-cell office:value-type="float" office:value="228311" calcext:value-type="float">
            <text:p>228311</text:p>
          </table:table-cell>
          <table:table-cell office:value-type="float" office:value="228713" calcext:value-type="float">
            <text:p>228713</text:p>
          </table:table-cell>
          <table:table-cell office:value-type="float" office:value="0.102213535707243" calcext:value-type="float">
            <text:p>0.102213535707243</text:p>
          </table:table-cell>
        </table:table-row>
        <table:table-row table:style-name="ro1">
          <table:table-cell office:value-type="float" office:value="136.678879743001" calcext:value-type="float">
            <text:p>136.678879743001</text:p>
          </table:table-cell>
          <table:table-cell office:value-type="float" office:value="227980" calcext:value-type="float">
            <text:p>227980</text:p>
          </table:table-cell>
          <table:table-cell office:value-type="float" office:value="228311" calcext:value-type="float">
            <text:p>228311</text:p>
          </table:table-cell>
          <table:table-cell office:value-type="float" office:value="0.102298687803331" calcext:value-type="float">
            <text:p>0.102298687803331</text:p>
          </table:table-cell>
        </table:table-row>
        <table:table-row table:style-name="ro1">
          <table:table-cell office:value-type="float" office:value="136.820003142" calcext:value-type="float">
            <text:p>136.820003142</text:p>
          </table:table-cell>
          <table:table-cell office:value-type="float" office:value="227718" calcext:value-type="float">
            <text:p>227718</text:p>
          </table:table-cell>
          <table:table-cell office:value-type="float" office:value="227980" calcext:value-type="float">
            <text:p>227980</text:p>
          </table:table-cell>
          <table:table-cell office:value-type="float" office:value="0.102351770755485" calcext:value-type="float">
            <text:p>0.102351770755485</text:p>
          </table:table-cell>
        </table:table-row>
        <table:table-row table:style-name="ro1">
          <table:table-cell office:value-type="float" office:value="136.96714013" calcext:value-type="float">
            <text:p>136.96714013</text:p>
          </table:table-cell>
          <table:table-cell office:value-type="float" office:value="227522" calcext:value-type="float">
            <text:p>227522</text:p>
          </table:table-cell>
          <table:table-cell office:value-type="float" office:value="227718" calcext:value-type="float">
            <text:p>227718</text:p>
          </table:table-cell>
          <table:table-cell office:value-type="float" office:value="0.102364225675346" calcext:value-type="float">
            <text:p>0.102364225675346</text:p>
          </table:table-cell>
        </table:table-row>
        <table:table-row table:style-name="ro1">
          <table:table-cell office:value-type="float" office:value="137.107542394" calcext:value-type="float">
            <text:p>137.107542394</text:p>
          </table:table-cell>
          <table:table-cell office:value-type="float" office:value="227410" calcext:value-type="float">
            <text:p>227410</text:p>
          </table:table-cell>
          <table:table-cell office:value-type="float" office:value="227522" calcext:value-type="float">
            <text:p>227522</text:p>
          </table:table-cell>
          <table:table-cell office:value-type="float" office:value="0.102359216797587" calcext:value-type="float">
            <text:p>0.102359216797587</text:p>
          </table:table-cell>
        </table:table-row>
        <table:table-row table:style-name="ro1">
          <table:table-cell office:value-type="float" office:value="137.244941313001" calcext:value-type="float">
            <text:p>137.244941313001</text:p>
          </table:table-cell>
          <table:table-cell office:value-type="float" office:value="227373" calcext:value-type="float">
            <text:p>227373</text:p>
          </table:table-cell>
          <table:table-cell office:value-type="float" office:value="227410" calcext:value-type="float">
            <text:p>227410</text:p>
          </table:table-cell>
          <table:table-cell office:value-type="float" office:value="0.10234025875582" calcext:value-type="float">
            <text:p>0.10234025875582</text:p>
          </table:table-cell>
        </table:table-row>
        <table:table-row table:style-name="ro1">
          <table:table-cell office:value-type="float" office:value="137.384887034001" calcext:value-type="float">
            <text:p>137.384887034001</text:p>
          </table:table-cell>
          <table:table-cell office:value-type="float" office:value="227411" calcext:value-type="float">
            <text:p>227411</text:p>
          </table:table-cell>
          <table:table-cell office:value-type="float" office:value="227373" calcext:value-type="float">
            <text:p>227373</text:p>
          </table:table-cell>
          <table:table-cell office:value-type="float" office:value="0.102295255874094" calcext:value-type="float">
            <text:p>0.102295255874094</text:p>
          </table:table-cell>
        </table:table-row>
        <table:table-row table:style-name="ro1">
          <table:table-cell office:value-type="float" office:value="137.526755611" calcext:value-type="float">
            <text:p>137.526755611</text:p>
          </table:table-cell>
          <table:table-cell office:value-type="float" office:value="227528" calcext:value-type="float">
            <text:p>227528</text:p>
          </table:table-cell>
          <table:table-cell office:value-type="float" office:value="227411" calcext:value-type="float">
            <text:p>227411</text:p>
          </table:table-cell>
          <table:table-cell office:value-type="float" office:value="0.102244367964582" calcext:value-type="float">
            <text:p>0.102244367964582</text:p>
          </table:table-cell>
        </table:table-row>
        <table:table-row table:style-name="ro1">
          <table:table-cell office:value-type="float" office:value="137.666585731001" calcext:value-type="float">
            <text:p>137.666585731001</text:p>
          </table:table-cell>
          <table:table-cell office:value-type="float" office:value="227721" calcext:value-type="float">
            <text:p>227721</text:p>
          </table:table-cell>
          <table:table-cell office:value-type="float" office:value="227528" calcext:value-type="float">
            <text:p>227528</text:p>
          </table:table-cell>
          <table:table-cell office:value-type="float" office:value="0.102173951431345" calcext:value-type="float">
            <text:p>0.102173951431345</text:p>
          </table:table-cell>
        </table:table-row>
        <table:table-row table:style-name="ro1">
          <table:table-cell office:value-type="float" office:value="137.806829664" calcext:value-type="float">
            <text:p>137.806829664</text:p>
          </table:table-cell>
          <table:table-cell office:value-type="float" office:value="227992" calcext:value-type="float">
            <text:p>227992</text:p>
          </table:table-cell>
          <table:table-cell office:value-type="float" office:value="227721" calcext:value-type="float">
            <text:p>227721</text:p>
          </table:table-cell>
          <table:table-cell office:value-type="float" office:value="0.102102797508712" calcext:value-type="float">
            <text:p>0.102102797508712</text:p>
          </table:table-cell>
        </table:table-row>
        <table:table-row table:style-name="ro1">
          <table:table-cell office:value-type="float" office:value="137.945707037001" calcext:value-type="float">
            <text:p>137.945707037001</text:p>
          </table:table-cell>
          <table:table-cell office:value-type="float" office:value="228335" calcext:value-type="float">
            <text:p>228335</text:p>
          </table:table-cell>
          <table:table-cell office:value-type="float" office:value="227992" calcext:value-type="float">
            <text:p>227992</text:p>
          </table:table-cell>
          <table:table-cell office:value-type="float" office:value="0.102031075216272" calcext:value-type="float">
            <text:p>0.102031075216272</text:p>
          </table:table-cell>
        </table:table-row>
        <table:table-row table:style-name="ro1">
          <table:table-cell office:value-type="float" office:value="138.086259643001" calcext:value-type="float">
            <text:p>138.086259643001</text:p>
          </table:table-cell>
          <table:table-cell office:value-type="float" office:value="228757" calcext:value-type="float">
            <text:p>228757</text:p>
          </table:table-cell>
          <table:table-cell office:value-type="float" office:value="228335" calcext:value-type="float">
            <text:p>228335</text:p>
          </table:table-cell>
          <table:table-cell office:value-type="float" office:value="0.101944163511189" calcext:value-type="float">
            <text:p>0.101944163511189</text:p>
          </table:table-cell>
        </table:table-row>
        <table:table-row table:style-name="ro1">
          <table:table-cell office:value-type="float" office:value="138.229547641" calcext:value-type="float">
            <text:p>138.229547641</text:p>
          </table:table-cell>
          <table:table-cell office:value-type="float" office:value="229261" calcext:value-type="float">
            <text:p>229261</text:p>
          </table:table-cell>
          <table:table-cell office:value-type="float" office:value="228757" calcext:value-type="float">
            <text:p>228757</text:p>
          </table:table-cell>
          <table:table-cell office:value-type="float" office:value="0.10185989933687" calcext:value-type="float">
            <text:p>0.10185989933687</text:p>
          </table:table-cell>
        </table:table-row>
        <table:table-row table:style-name="ro1">
          <table:table-cell office:value-type="float" office:value="138.374276912001" calcext:value-type="float">
            <text:p>138.374276912001</text:p>
          </table:table-cell>
          <table:table-cell office:value-type="float" office:value="229845" calcext:value-type="float">
            <text:p>229845</text:p>
          </table:table-cell>
          <table:table-cell office:value-type="float" office:value="229261" calcext:value-type="float">
            <text:p>229261</text:p>
          </table:table-cell>
          <table:table-cell office:value-type="float" office:value="0.101763082394912" calcext:value-type="float">
            <text:p>0.101763082394912</text:p>
          </table:table-cell>
        </table:table-row>
        <table:table-row table:style-name="ro1">
          <table:table-cell office:value-type="float" office:value="138.511785075" calcext:value-type="float">
            <text:p>138.511785075</text:p>
          </table:table-cell>
          <table:table-cell office:value-type="float" office:value="230465" calcext:value-type="float">
            <text:p>230465</text:p>
          </table:table-cell>
          <table:table-cell office:value-type="float" office:value="229845" calcext:value-type="float">
            <text:p>229845</text:p>
          </table:table-cell>
          <table:table-cell office:value-type="float" office:value="0.101670957956451" calcext:value-type="float">
            <text:p>0.101670957956451</text:p>
          </table:table-cell>
        </table:table-row>
        <table:table-row table:style-name="ro1">
          <table:table-cell office:value-type="float" office:value="138.653572663" calcext:value-type="float">
            <text:p>138.653572663</text:p>
          </table:table-cell>
          <table:table-cell office:value-type="float" office:value="231167" calcext:value-type="float">
            <text:p>231167</text:p>
          </table:table-cell>
          <table:table-cell office:value-type="float" office:value="230465" calcext:value-type="float">
            <text:p>230465</text:p>
          </table:table-cell>
          <table:table-cell office:value-type="float" office:value="0.101582608736817" calcext:value-type="float">
            <text:p>0.101582608736817</text:p>
          </table:table-cell>
        </table:table-row>
        <table:table-row table:style-name="ro1">
          <table:table-cell office:value-type="float" office:value="138.843437993" calcext:value-type="float">
            <text:p>138.843437993</text:p>
          </table:table-cell>
          <table:table-cell office:value-type="float" office:value="232199" calcext:value-type="float">
            <text:p>232199</text:p>
          </table:table-cell>
          <table:table-cell office:value-type="float" office:value="231167" calcext:value-type="float">
            <text:p>231167</text:p>
          </table:table-cell>
          <table:table-cell office:value-type="float" office:value="0.101482693487648" calcext:value-type="float">
            <text:p>0.101482693487648</text:p>
          </table:table-cell>
        </table:table-row>
        <table:table-row table:style-name="ro1">
          <table:table-cell office:value-type="float" office:value="138.980636703001" calcext:value-type="float">
            <text:p>138.980636703001</text:p>
          </table:table-cell>
          <table:table-cell office:value-type="float" office:value="233004" calcext:value-type="float">
            <text:p>233004</text:p>
          </table:table-cell>
          <table:table-cell office:value-type="float" office:value="232199" calcext:value-type="float">
            <text:p>232199</text:p>
          </table:table-cell>
          <table:table-cell office:value-type="float" office:value="0.101373609728835" calcext:value-type="float">
            <text:p>0.101373609728835</text:p>
          </table:table-cell>
        </table:table-row>
        <table:table-row table:style-name="ro1">
          <table:table-cell office:value-type="float" office:value="139.123636290001" calcext:value-type="float">
            <text:p>139.123636290001</text:p>
          </table:table-cell>
          <table:table-cell office:value-type="float" office:value="233891" calcext:value-type="float">
            <text:p>233891</text:p>
          </table:table-cell>
          <table:table-cell office:value-type="float" office:value="233004" calcext:value-type="float">
            <text:p>233004</text:p>
          </table:table-cell>
          <table:table-cell office:value-type="float" office:value="0.101271798445892" calcext:value-type="float">
            <text:p>0.101271798445892</text:p>
          </table:table-cell>
        </table:table-row>
        <table:table-row table:style-name="ro1">
          <table:table-cell office:value-type="float" office:value="139.257872216001" calcext:value-type="float">
            <text:p>139.257872216001</text:p>
          </table:table-cell>
          <table:table-cell office:value-type="float" office:value="234762" calcext:value-type="float">
            <text:p>234762</text:p>
          </table:table-cell>
          <table:table-cell office:value-type="float" office:value="233004" calcext:value-type="float">
            <text:p>233004</text:p>
          </table:table-cell>
          <table:table-cell office:value-type="float" office:value="0.101175826085728" calcext:value-type="float">
            <text:p>0.101175826085728</text:p>
          </table:table-cell>
        </table:table-row>
        <table:table-row table:style-name="ro1">
          <table:table-cell office:value-type="float" office:value="139.412192327" calcext:value-type="float">
            <text:p>139.412192327</text:p>
          </table:table-cell>
          <table:table-cell office:value-type="float" office:value="235802" calcext:value-type="float">
            <text:p>235802</text:p>
          </table:table-cell>
          <table:table-cell office:value-type="float" office:value="234762" calcext:value-type="float">
            <text:p>234762</text:p>
          </table:table-cell>
          <table:table-cell office:value-type="float" office:value="0.101070064175556" calcext:value-type="float">
            <text:p>0.101070064175556</text:p>
          </table:table-cell>
        </table:table-row>
        <table:table-row table:style-name="ro1">
          <table:table-cell office:value-type="float" office:value="139.572898361001" calcext:value-type="float">
            <text:p>139.572898361001</text:p>
          </table:table-cell>
          <table:table-cell office:value-type="float" office:value="236921" calcext:value-type="float">
            <text:p>236921</text:p>
          </table:table-cell>
          <table:table-cell office:value-type="float" office:value="235802" calcext:value-type="float">
            <text:p>235802</text:p>
          </table:table-cell>
          <table:table-cell office:value-type="float" office:value="0.100956553853007" calcext:value-type="float">
            <text:p>0.100956553853007</text:p>
          </table:table-cell>
        </table:table-row>
        <table:table-row table:style-name="ro1">
          <table:table-cell office:value-type="float" office:value="139.733970778" calcext:value-type="float">
            <text:p>139.733970778</text:p>
          </table:table-cell>
          <table:table-cell office:value-type="float" office:value="238070" calcext:value-type="float">
            <text:p>238070</text:p>
          </table:table-cell>
          <table:table-cell office:value-type="float" office:value="236921" calcext:value-type="float">
            <text:p>236921</text:p>
          </table:table-cell>
          <table:table-cell office:value-type="float" office:value="0.100851326296179" calcext:value-type="float">
            <text:p>0.100851326296179</text:p>
          </table:table-cell>
        </table:table-row>
        <table:table-row table:style-name="ro1">
          <table:table-cell office:value-type="float" office:value="139.899401600001" calcext:value-type="float">
            <text:p>139.899401600001</text:p>
          </table:table-cell>
          <table:table-cell office:value-type="float" office:value="239267" calcext:value-type="float">
            <text:p>239267</text:p>
          </table:table-cell>
          <table:table-cell office:value-type="float" office:value="238070" calcext:value-type="float">
            <text:p>238070</text:p>
          </table:table-cell>
          <table:table-cell office:value-type="float" office:value="0.100738367627201" calcext:value-type="float">
            <text:p>0.100738367627201</text:p>
          </table:table-cell>
        </table:table-row>
        <table:table-row table:style-name="ro1">
          <table:table-cell office:value-type="float" office:value="140.055845318" calcext:value-type="float">
            <text:p>140.055845318</text:p>
          </table:table-cell>
          <table:table-cell office:value-type="float" office:value="240406" calcext:value-type="float">
            <text:p>240406</text:p>
          </table:table-cell>
          <table:table-cell office:value-type="float" office:value="239267" calcext:value-type="float">
            <text:p>239267</text:p>
          </table:table-cell>
          <table:table-cell office:value-type="float" office:value="0.100633643278568" calcext:value-type="float">
            <text:p>0.100633643278568</text:p>
          </table:table-cell>
        </table:table-row>
        <table:table-row table:style-name="ro1">
          <table:table-cell office:value-type="float" office:value="140.220293402001" calcext:value-type="float">
            <text:p>140.220293402001</text:p>
          </table:table-cell>
          <table:table-cell office:value-type="float" office:value="241600" calcext:value-type="float">
            <text:p>241600</text:p>
          </table:table-cell>
          <table:table-cell office:value-type="float" office:value="240406" calcext:value-type="float">
            <text:p>240406</text:p>
          </table:table-cell>
          <table:table-cell office:value-type="float" office:value="0.100521210548516" calcext:value-type="float">
            <text:p>0.100521210548516</text:p>
          </table:table-cell>
        </table:table-row>
        <table:table-row table:style-name="ro1">
          <table:table-cell office:value-type="float" office:value="140.378054763" calcext:value-type="float">
            <text:p>140.378054763</text:p>
          </table:table-cell>
          <table:table-cell office:value-type="float" office:value="242731" calcext:value-type="float">
            <text:p>242731</text:p>
          </table:table-cell>
          <table:table-cell office:value-type="float" office:value="241600" calcext:value-type="float">
            <text:p>241600</text:p>
          </table:table-cell>
          <table:table-cell office:value-type="float" office:value="0.100402692921325" calcext:value-type="float">
            <text:p>0.100402692921325</text:p>
          </table:table-cell>
        </table:table-row>
        <table:table-row table:style-name="ro1">
          <table:table-cell office:value-type="float" office:value="140.547959083" calcext:value-type="float">
            <text:p>140.547959083</text:p>
          </table:table-cell>
          <table:table-cell office:value-type="float" office:value="243923" calcext:value-type="float">
            <text:p>243923</text:p>
          </table:table-cell>
          <table:table-cell office:value-type="float" office:value="242731" calcext:value-type="float">
            <text:p>242731</text:p>
          </table:table-cell>
          <table:table-cell office:value-type="float" office:value="0.100293623666589" calcext:value-type="float">
            <text:p>0.100293623666589</text:p>
          </table:table-cell>
        </table:table-row>
        <table:table-row table:style-name="ro1">
          <table:table-cell office:value-type="float" office:value="140.714085303001" calcext:value-type="float">
            <text:p>140.714085303001</text:p>
          </table:table-cell>
          <table:table-cell office:value-type="float" office:value="245051" calcext:value-type="float">
            <text:p>245051</text:p>
          </table:table-cell>
          <table:table-cell office:value-type="float" office:value="243923" calcext:value-type="float">
            <text:p>243923</text:p>
          </table:table-cell>
          <table:table-cell office:value-type="float" office:value="0.100177918876292" calcext:value-type="float">
            <text:p>0.100177918876292</text:p>
          </table:table-cell>
        </table:table-row>
        <table:table-row table:style-name="ro1">
          <table:table-cell office:value-type="float" office:value="140.880817937001" calcext:value-type="float">
            <text:p>140.880817937001</text:p>
          </table:table-cell>
          <table:table-cell office:value-type="float" office:value="246136" calcext:value-type="float">
            <text:p>246136</text:p>
          </table:table-cell>
          <table:table-cell office:value-type="float" office:value="245051" calcext:value-type="float">
            <text:p>245051</text:p>
          </table:table-cell>
          <table:table-cell office:value-type="float" office:value="0.100056986594632" calcext:value-type="float">
            <text:p>0.100056986594632</text:p>
          </table:table-cell>
        </table:table-row>
        <table:table-row table:style-name="ro1">
          <table:table-cell office:value-type="float" office:value="141.039814109" calcext:value-type="float">
            <text:p>141.039814109</text:p>
          </table:table-cell>
          <table:table-cell office:value-type="float" office:value="247118" calcext:value-type="float">
            <text:p>247118</text:p>
          </table:table-cell>
          <table:table-cell office:value-type="float" office:value="246136" calcext:value-type="float">
            <text:p>246136</text:p>
          </table:table-cell>
          <table:table-cell office:value-type="float" office:value="0.0999460867881435" calcext:value-type="float">
            <text:p>0.0999460867881435</text:p>
          </table:table-cell>
        </table:table-row>
        <table:table-row table:style-name="ro1">
          <table:table-cell office:value-type="float" office:value="141.199208263" calcext:value-type="float">
            <text:p>141.199208263</text:p>
          </table:table-cell>
          <table:table-cell office:value-type="float" office:value="248041" calcext:value-type="float">
            <text:p>248041</text:p>
          </table:table-cell>
          <table:table-cell office:value-type="float" office:value="247118" calcext:value-type="float">
            <text:p>247118</text:p>
          </table:table-cell>
          <table:table-cell office:value-type="float" office:value="0.099829119253084" calcext:value-type="float">
            <text:p>0.099829119253084</text:p>
          </table:table-cell>
        </table:table-row>
        <table:table-row table:style-name="ro1">
          <table:table-cell office:value-type="float" office:value="141.363528449" calcext:value-type="float">
            <text:p>141.363528449</text:p>
          </table:table-cell>
          <table:table-cell office:value-type="float" office:value="248920" calcext:value-type="float">
            <text:p>248920</text:p>
          </table:table-cell>
          <table:table-cell office:value-type="float" office:value="248041" calcext:value-type="float">
            <text:p>248041</text:p>
          </table:table-cell>
          <table:table-cell office:value-type="float" office:value="0.0997073776136649" calcext:value-type="float">
            <text:p>0.0997073776136649</text:p>
          </table:table-cell>
        </table:table-row>
        <table:table-row table:style-name="ro1">
          <table:table-cell office:value-type="float" office:value="141.520144192001" calcext:value-type="float">
            <text:p>141.520144192001</text:p>
          </table:table-cell>
          <table:table-cell office:value-type="float" office:value="249684" calcext:value-type="float">
            <text:p>249684</text:p>
          </table:table-cell>
          <table:table-cell office:value-type="float" office:value="248920" calcext:value-type="float">
            <text:p>248920</text:p>
          </table:table-cell>
          <table:table-cell office:value-type="float" office:value="0.0995959304195438" calcext:value-type="float">
            <text:p>0.0995959304195438</text:p>
          </table:table-cell>
        </table:table-row>
        <table:table-row table:style-name="ro1">
          <table:table-cell office:value-type="float" office:value="141.662899771" calcext:value-type="float">
            <text:p>141.662899771</text:p>
          </table:table-cell>
          <table:table-cell office:value-type="float" office:value="250311" calcext:value-type="float">
            <text:p>250311</text:p>
          </table:table-cell>
          <table:table-cell office:value-type="float" office:value="249684" calcext:value-type="float">
            <text:p>249684</text:p>
          </table:table-cell>
          <table:table-cell office:value-type="float" office:value="0.0994787245336549" calcext:value-type="float">
            <text:p>0.0994787245336549</text:p>
          </table:table-cell>
        </table:table-row>
        <table:table-row table:style-name="ro1">
          <table:table-cell office:value-type="float" office:value="141.835494145001" calcext:value-type="float">
            <text:p>141.835494145001</text:p>
          </table:table-cell>
          <table:table-cell office:value-type="float" office:value="250976" calcext:value-type="float">
            <text:p>250976</text:p>
          </table:table-cell>
          <table:table-cell office:value-type="float" office:value="250311" calcext:value-type="float">
            <text:p>250311</text:p>
          </table:table-cell>
          <table:table-cell office:value-type="float" office:value="0.0993709654926483" calcext:value-type="float">
            <text:p>0.0993709654926483</text:p>
          </table:table-cell>
        </table:table-row>
        <table:table-row table:style-name="ro1">
          <table:table-cell office:value-type="float" office:value="142.005543639" calcext:value-type="float">
            <text:p>142.005543639</text:p>
          </table:table-cell>
          <table:table-cell office:value-type="float" office:value="251526" calcext:value-type="float">
            <text:p>251526</text:p>
          </table:table-cell>
          <table:table-cell office:value-type="float" office:value="250976" calcext:value-type="float">
            <text:p>250976</text:p>
          </table:table-cell>
          <table:table-cell office:value-type="float" office:value="0.0992568288514228" calcext:value-type="float">
            <text:p>0.0992568288514228</text:p>
          </table:table-cell>
        </table:table-row>
        <table:table-row table:style-name="ro1">
          <table:table-cell office:value-type="float" office:value="142.162713936001" calcext:value-type="float">
            <text:p>142.162713936001</text:p>
          </table:table-cell>
          <table:table-cell office:value-type="float" office:value="251938" calcext:value-type="float">
            <text:p>251938</text:p>
          </table:table-cell>
          <table:table-cell office:value-type="float" office:value="251526" calcext:value-type="float">
            <text:p>251526</text:p>
          </table:table-cell>
          <table:table-cell office:value-type="float" office:value="0.0991376688598556" calcext:value-type="float">
            <text:p>0.0991376688598556</text:p>
          </table:table-cell>
        </table:table-row>
        <table:table-row table:style-name="ro1">
          <table:table-cell office:value-type="float" office:value="142.322441606" calcext:value-type="float">
            <text:p>142.322441606</text:p>
          </table:table-cell>
          <table:table-cell office:value-type="float" office:value="252260" calcext:value-type="float">
            <text:p>252260</text:p>
          </table:table-cell>
          <table:table-cell office:value-type="float" office:value="251938" calcext:value-type="float">
            <text:p>251938</text:p>
          </table:table-cell>
          <table:table-cell office:value-type="float" office:value="0.0990284449470395" calcext:value-type="float">
            <text:p>0.0990284449470395</text:p>
          </table:table-cell>
        </table:table-row>
        <table:table-row table:style-name="ro1">
          <table:table-cell office:value-type="float" office:value="142.486826594" calcext:value-type="float">
            <text:p>142.486826594</text:p>
          </table:table-cell>
          <table:table-cell office:value-type="float" office:value="252486" calcext:value-type="float">
            <text:p>252486</text:p>
          </table:table-cell>
          <table:table-cell office:value-type="float" office:value="252260" calcext:value-type="float">
            <text:p>252260</text:p>
          </table:table-cell>
          <table:table-cell office:value-type="float" office:value="0.0989133326102335" calcext:value-type="float">
            <text:p>0.0989133326102335</text:p>
          </table:table-cell>
        </table:table-row>
        <table:table-row table:style-name="ro1">
          <table:table-cell office:value-type="float" office:value="142.649832681001" calcext:value-type="float">
            <text:p>142.649832681001</text:p>
          </table:table-cell>
          <table:table-cell office:value-type="float" office:value="252605" calcext:value-type="float">
            <text:p>252605</text:p>
          </table:table-cell>
          <table:table-cell office:value-type="float" office:value="252486" calcext:value-type="float">
            <text:p>252486</text:p>
          </table:table-cell>
          <table:table-cell office:value-type="float" office:value="0.0988074053713913" calcext:value-type="float">
            <text:p>0.0988074053713913</text:p>
          </table:table-cell>
        </table:table-row>
        <table:table-row table:style-name="ro1">
          <table:table-cell office:value-type="float" office:value="142.812571646001" calcext:value-type="float">
            <text:p>142.812571646001</text:p>
          </table:table-cell>
          <table:table-cell office:value-type="float" office:value="252620" calcext:value-type="float">
            <text:p>252620</text:p>
          </table:table-cell>
          <table:table-cell office:value-type="float" office:value="252605" calcext:value-type="float">
            <text:p>252605</text:p>
          </table:table-cell>
          <table:table-cell office:value-type="float" office:value="0.0986950471041306" calcext:value-type="float">
            <text:p>0.0986950471041306</text:p>
          </table:table-cell>
        </table:table-row>
        <table:table-row table:style-name="ro1">
          <table:table-cell office:value-type="float" office:value="142.974071191001" calcext:value-type="float">
            <text:p>142.974071191001</text:p>
          </table:table-cell>
          <table:table-cell office:value-type="float" office:value="252533" calcext:value-type="float">
            <text:p>252533</text:p>
          </table:table-cell>
          <table:table-cell office:value-type="float" office:value="252620" calcext:value-type="float">
            <text:p>252620</text:p>
          </table:table-cell>
          <table:table-cell office:value-type="float" office:value="0.0985776214254208" calcext:value-type="float">
            <text:p>0.0985776214254208</text:p>
          </table:table-cell>
        </table:table-row>
        <table:table-row table:style-name="ro1">
          <table:table-cell office:value-type="float" office:value="143.135759127001" calcext:value-type="float">
            <text:p>143.135759127001</text:p>
          </table:table-cell>
          <table:table-cell office:value-type="float" office:value="252348" calcext:value-type="float">
            <text:p>252348</text:p>
          </table:table-cell>
          <table:table-cell office:value-type="float" office:value="252533" calcext:value-type="float">
            <text:p>252533</text:p>
          </table:table-cell>
          <table:table-cell office:value-type="float" office:value="0.0984699402775916" calcext:value-type="float">
            <text:p>0.0984699402775916</text:p>
          </table:table-cell>
        </table:table-row>
        <table:table-row table:style-name="ro1">
          <table:table-cell office:value-type="float" office:value="143.295290656" calcext:value-type="float">
            <text:p>143.295290656</text:p>
          </table:table-cell>
          <table:table-cell office:value-type="float" office:value="252072" calcext:value-type="float">
            <text:p>252072</text:p>
          </table:table-cell>
          <table:table-cell office:value-type="float" office:value="252348" calcext:value-type="float">
            <text:p>252348</text:p>
          </table:table-cell>
          <table:table-cell office:value-type="float" office:value="0.0983563718024928" calcext:value-type="float">
            <text:p>0.0983563718024928</text:p>
          </table:table-cell>
        </table:table-row>
        <table:table-row table:style-name="ro1">
          <table:table-cell office:value-type="float" office:value="143.454474023" calcext:value-type="float">
            <text:p>143.454474023</text:p>
          </table:table-cell>
          <table:table-cell office:value-type="float" office:value="251709" calcext:value-type="float">
            <text:p>251709</text:p>
          </table:table-cell>
          <table:table-cell office:value-type="float" office:value="252072" calcext:value-type="float">
            <text:p>252072</text:p>
          </table:table-cell>
          <table:table-cell office:value-type="float" office:value="0.0982518339898629" calcext:value-type="float">
            <text:p>0.0982518339898629</text:p>
          </table:table-cell>
        </table:table-row>
        <table:table-row table:style-name="ro1">
          <table:table-cell office:value-type="float" office:value="143.615735078" calcext:value-type="float">
            <text:p>143.615735078</text:p>
          </table:table-cell>
          <table:table-cell office:value-type="float" office:value="251257" calcext:value-type="float">
            <text:p>251257</text:p>
          </table:table-cell>
          <table:table-cell office:value-type="float" office:value="251709" calcext:value-type="float">
            <text:p>251709</text:p>
          </table:table-cell>
          <table:table-cell office:value-type="float" office:value="0.0981408949657912" calcext:value-type="float">
            <text:p>0.0981408949657912</text:p>
          </table:table-cell>
        </table:table-row>
        <table:table-row table:style-name="ro1">
          <table:table-cell office:value-type="float" office:value="143.779022359" calcext:value-type="float">
            <text:p>143.779022359</text:p>
          </table:table-cell>
          <table:table-cell office:value-type="float" office:value="250719" calcext:value-type="float">
            <text:p>250719</text:p>
          </table:table-cell>
          <table:table-cell office:value-type="float" office:value="251257" calcext:value-type="float">
            <text:p>251257</text:p>
          </table:table-cell>
          <table:table-cell office:value-type="float" office:value="0.0980249110945842" calcext:value-type="float">
            <text:p>0.0980249110945842</text:p>
          </table:table-cell>
        </table:table-row>
        <table:table-row table:style-name="ro1">
          <table:table-cell office:value-type="float" office:value="143.938249266001" calcext:value-type="float">
            <text:p>143.938249266001</text:p>
          </table:table-cell>
          <table:table-cell office:value-type="float" office:value="250125" calcext:value-type="float">
            <text:p>250125</text:p>
          </table:table-cell>
          <table:table-cell office:value-type="float" office:value="250719" calcext:value-type="float">
            <text:p>250719</text:p>
          </table:table-cell>
          <table:table-cell office:value-type="float" office:value="0.0979185361180072" calcext:value-type="float">
            <text:p>0.0979185361180072</text:p>
          </table:table-cell>
        </table:table-row>
        <table:table-row table:style-name="ro1">
          <table:table-cell office:value-type="float" office:value="144.093526612" calcext:value-type="float">
            <text:p>144.093526612</text:p>
          </table:table-cell>
          <table:table-cell office:value-type="float" office:value="249486" calcext:value-type="float">
            <text:p>249486</text:p>
          </table:table-cell>
          <table:table-cell office:value-type="float" office:value="250125" calcext:value-type="float">
            <text:p>250125</text:p>
          </table:table-cell>
          <table:table-cell office:value-type="float" office:value="0.0978063170724308" calcext:value-type="float">
            <text:p>0.0978063170724308</text:p>
          </table:table-cell>
        </table:table-row>
        <table:table-row table:style-name="ro1">
          <table:table-cell office:value-type="float" office:value="144.250737743" calcext:value-type="float">
            <text:p>144.250737743</text:p>
          </table:table-cell>
          <table:table-cell office:value-type="float" office:value="248786" calcext:value-type="float">
            <text:p>248786</text:p>
          </table:table-cell>
          <table:table-cell office:value-type="float" office:value="249486" calcext:value-type="float">
            <text:p>249486</text:p>
          </table:table-cell>
          <table:table-cell office:value-type="float" office:value="0.0977030105724686" calcext:value-type="float">
            <text:p>0.0977030105724686</text:p>
          </table:table-cell>
        </table:table-row>
        <table:table-row table:style-name="ro1">
          <table:table-cell office:value-type="float" office:value="144.422422454" calcext:value-type="float">
            <text:p>144.422422454</text:p>
          </table:table-cell>
          <table:table-cell office:value-type="float" office:value="247972" calcext:value-type="float">
            <text:p>247972</text:p>
          </table:table-cell>
          <table:table-cell office:value-type="float" office:value="248786" calcext:value-type="float">
            <text:p>248786</text:p>
          </table:table-cell>
          <table:table-cell office:value-type="float" office:value="0.0975933591866356" calcext:value-type="float">
            <text:p>0.0975933591866356</text:p>
          </table:table-cell>
        </table:table-row>
        <table:table-row table:style-name="ro1">
          <table:table-cell office:value-type="float" office:value="144.573151453001" calcext:value-type="float">
            <text:p>144.573151453001</text:p>
          </table:table-cell>
          <table:table-cell office:value-type="float" office:value="247223" calcext:value-type="float">
            <text:p>247223</text:p>
          </table:table-cell>
          <table:table-cell office:value-type="float" office:value="247972" calcext:value-type="float">
            <text:p>247972</text:p>
          </table:table-cell>
          <table:table-cell office:value-type="float" office:value="0.0974787067533279" calcext:value-type="float">
            <text:p>0.0974787067533279</text:p>
          </table:table-cell>
        </table:table-row>
        <table:table-row table:style-name="ro1">
          <table:table-cell office:value-type="float" office:value="144.733868175001" calcext:value-type="float">
            <text:p>144.733868175001</text:p>
          </table:table-cell>
          <table:table-cell office:value-type="float" office:value="246398" calcext:value-type="float">
            <text:p>246398</text:p>
          </table:table-cell>
          <table:table-cell office:value-type="float" office:value="247223" calcext:value-type="float">
            <text:p>247223</text:p>
          </table:table-cell>
          <table:table-cell office:value-type="float" office:value="0.0973735471201138" calcext:value-type="float">
            <text:p>0.0973735471201138</text:p>
          </table:table-cell>
        </table:table-row>
        <table:table-row table:style-name="ro1">
          <table:table-cell office:value-type="float" office:value="144.891973645001" calcext:value-type="float">
            <text:p>144.891973645001</text:p>
          </table:table-cell>
          <table:table-cell office:value-type="float" office:value="245570" calcext:value-type="float">
            <text:p>245570</text:p>
          </table:table-cell>
          <table:table-cell office:value-type="float" office:value="246398" calcext:value-type="float">
            <text:p>246398</text:p>
          </table:table-cell>
          <table:table-cell office:value-type="float" office:value="0.0972625997984424" calcext:value-type="float">
            <text:p>0.0972625997984424</text:p>
          </table:table-cell>
        </table:table-row>
        <table:table-row table:style-name="ro1">
          <table:table-cell office:value-type="float" office:value="145.051856169001" calcext:value-type="float">
            <text:p>145.051856169001</text:p>
          </table:table-cell>
          <table:table-cell office:value-type="float" office:value="244726" calcext:value-type="float">
            <text:p>244726</text:p>
          </table:table-cell>
          <table:table-cell office:value-type="float" office:value="245570" calcext:value-type="float">
            <text:p>245570</text:p>
          </table:table-cell>
          <table:table-cell office:value-type="float" office:value="0.0971604599355058" calcext:value-type="float">
            <text:p>0.0971604599355058</text:p>
          </table:table-cell>
        </table:table-row>
        <table:table-row table:style-name="ro1">
          <table:table-cell office:value-type="float" office:value="145.211954486001" calcext:value-type="float">
            <text:p>145.211954486001</text:p>
          </table:table-cell>
          <table:table-cell office:value-type="float" office:value="243884" calcext:value-type="float">
            <text:p>243884</text:p>
          </table:table-cell>
          <table:table-cell office:value-type="float" office:value="244726" calcext:value-type="float">
            <text:p>244726</text:p>
          </table:table-cell>
          <table:table-cell office:value-type="float" office:value="0.0970520394459892" calcext:value-type="float">
            <text:p>0.0970520394459892</text:p>
          </table:table-cell>
        </table:table-row>
        <table:table-row table:style-name="ro1">
          <table:table-cell office:value-type="float" office:value="145.374903967" calcext:value-type="float">
            <text:p>145.374903967</text:p>
          </table:table-cell>
          <table:table-cell office:value-type="float" office:value="243041" calcext:value-type="float">
            <text:p>243041</text:p>
          </table:table-cell>
          <table:table-cell office:value-type="float" office:value="243884" calcext:value-type="float">
            <text:p>243884</text:p>
          </table:table-cell>
          <table:table-cell office:value-type="float" office:value="0.09831702783522" calcext:value-type="float">
            <text:p>0.09831702783522</text:p>
          </table:table-cell>
        </table:table-row>
        <table:table-row table:style-name="ro1">
          <table:table-cell office:value-type="float" office:value="145.538358592001" calcext:value-type="float">
            <text:p>145.538358592001</text:p>
          </table:table-cell>
          <table:table-cell office:value-type="float" office:value="242219" calcext:value-type="float">
            <text:p>242219</text:p>
          </table:table-cell>
          <table:table-cell office:value-type="float" office:value="243041" calcext:value-type="float">
            <text:p>243041</text:p>
          </table:table-cell>
          <table:table-cell office:value-type="float" office:value="0.0993147792929694" calcext:value-type="float">
            <text:p>0.0993147792929694</text:p>
          </table:table-cell>
        </table:table-row>
        <table:table-row table:style-name="ro1">
          <table:table-cell office:value-type="float" office:value="145.696800306" calcext:value-type="float">
            <text:p>145.696800306</text:p>
          </table:table-cell>
          <table:table-cell office:value-type="float" office:value="241457" calcext:value-type="float">
            <text:p>241457</text:p>
          </table:table-cell>
          <table:table-cell office:value-type="float" office:value="242219" calcext:value-type="float">
            <text:p>242219</text:p>
          </table:table-cell>
          <table:table-cell office:value-type="float" office:value="0.100084560710854" calcext:value-type="float">
            <text:p>0.100084560710854</text:p>
          </table:table-cell>
        </table:table-row>
        <table:table-row table:style-name="ro1">
          <table:table-cell office:value-type="float" office:value="145.862201588" calcext:value-type="float">
            <text:p>145.862201588</text:p>
          </table:table-cell>
          <table:table-cell office:value-type="float" office:value="240705" calcext:value-type="float">
            <text:p>240705</text:p>
          </table:table-cell>
          <table:table-cell office:value-type="float" office:value="241457" calcext:value-type="float">
            <text:p>241457</text:p>
          </table:table-cell>
          <table:table-cell office:value-type="float" office:value="0.100672044173079" calcext:value-type="float">
            <text:p>0.100672044173079</text:p>
          </table:table-cell>
        </table:table-row>
        <table:table-row table:style-name="ro1">
          <table:table-cell office:value-type="float" office:value="146.028390976" calcext:value-type="float">
            <text:p>146.028390976</text:p>
          </table:table-cell>
          <table:table-cell office:value-type="float" office:value="240007" calcext:value-type="float">
            <text:p>240007</text:p>
          </table:table-cell>
          <table:table-cell office:value-type="float" office:value="240705" calcext:value-type="float">
            <text:p>240705</text:p>
          </table:table-cell>
          <table:table-cell office:value-type="float" office:value="0.101127889284929" calcext:value-type="float">
            <text:p>0.101127889284929</text:p>
          </table:table-cell>
        </table:table-row>
        <table:table-row table:style-name="ro1">
          <table:table-cell office:value-type="float" office:value="146.135367467001" calcext:value-type="float">
            <text:p>146.135367467001</text:p>
          </table:table-cell>
          <table:table-cell office:value-type="float" office:value="239591" calcext:value-type="float">
            <text:p>239591</text:p>
          </table:table-cell>
          <table:table-cell office:value-type="float" office:value="240007" calcext:value-type="float">
            <text:p>240007</text:p>
          </table:table-cell>
          <table:table-cell office:value-type="float" office:value="0.101478443115186" calcext:value-type="float">
            <text:p>0.101478443115186</text:p>
          </table:table-cell>
        </table:table-row>
        <table:table-row table:style-name="ro1">
          <table:table-cell office:value-type="float" office:value="146.288461487" calcext:value-type="float">
            <text:p>146.288461487</text:p>
          </table:table-cell>
          <table:table-cell office:value-type="float" office:value="239048" calcext:value-type="float">
            <text:p>239048</text:p>
          </table:table-cell>
          <table:table-cell office:value-type="float" office:value="239591" calcext:value-type="float">
            <text:p>239591</text:p>
          </table:table-cell>
          <table:table-cell office:value-type="float" office:value="0.101730699697628" calcext:value-type="float">
            <text:p>0.101730699697628</text:p>
          </table:table-cell>
        </table:table-row>
        <table:table-row table:style-name="ro1">
          <table:table-cell office:value-type="float" office:value="146.446995104" calcext:value-type="float">
            <text:p>146.446995104</text:p>
          </table:table-cell>
          <table:table-cell office:value-type="float" office:value="238557" calcext:value-type="float">
            <text:p>238557</text:p>
          </table:table-cell>
          <table:table-cell office:value-type="float" office:value="239048" calcext:value-type="float">
            <text:p>239048</text:p>
          </table:table-cell>
          <table:table-cell office:value-type="float" office:value="0.101918440661593" calcext:value-type="float">
            <text:p>0.101918440661593</text:p>
          </table:table-cell>
        </table:table-row>
        <table:table-row table:style-name="ro1">
          <table:table-cell office:value-type="float" office:value="146.603831116" calcext:value-type="float">
            <text:p>146.603831116</text:p>
          </table:table-cell>
          <table:table-cell office:value-type="float" office:value="238147" calcext:value-type="float">
            <text:p>238147</text:p>
          </table:table-cell>
          <table:table-cell office:value-type="float" office:value="238557" calcext:value-type="float">
            <text:p>238557</text:p>
          </table:table-cell>
          <table:table-cell office:value-type="float" office:value="0.102040562508769" calcext:value-type="float">
            <text:p>0.102040562508769</text:p>
          </table:table-cell>
        </table:table-row>
        <table:table-row table:style-name="ro1">
          <table:table-cell office:value-type="float" office:value="146.760509017" calcext:value-type="float">
            <text:p>146.760509017</text:p>
          </table:table-cell>
          <table:table-cell office:value-type="float" office:value="237820" calcext:value-type="float">
            <text:p>237820</text:p>
          </table:table-cell>
          <table:table-cell office:value-type="float" office:value="238147" calcext:value-type="float">
            <text:p>238147</text:p>
          </table:table-cell>
          <table:table-cell office:value-type="float" office:value="0.102110265706674" calcext:value-type="float">
            <text:p>0.102110265706674</text:p>
          </table:table-cell>
        </table:table-row>
        <table:table-row table:style-name="ro1">
          <table:table-cell office:value-type="float" office:value="146.923697722001" calcext:value-type="float">
            <text:p>146.923697722001</text:p>
          </table:table-cell>
          <table:table-cell office:value-type="float" office:value="237572" calcext:value-type="float">
            <text:p>237572</text:p>
          </table:table-cell>
          <table:table-cell office:value-type="float" office:value="237820" calcext:value-type="float">
            <text:p>237820</text:p>
          </table:table-cell>
          <table:table-cell office:value-type="float" office:value="0.102152059768613" calcext:value-type="float">
            <text:p>0.102152059768613</text:p>
          </table:table-cell>
        </table:table-row>
        <table:table-row table:style-name="ro1">
          <table:table-cell office:value-type="float" office:value="147.083167737001" calcext:value-type="float">
            <text:p>147.083167737001</text:p>
          </table:table-cell>
          <table:table-cell office:value-type="float" office:value="237424" calcext:value-type="float">
            <text:p>237424</text:p>
          </table:table-cell>
          <table:table-cell office:value-type="float" office:value="237572" calcext:value-type="float">
            <text:p>237572</text:p>
          </table:table-cell>
          <table:table-cell office:value-type="float" office:value="0.102157615117343" calcext:value-type="float">
            <text:p>0.102157615117343</text:p>
          </table:table-cell>
        </table:table-row>
        <table:table-row table:style-name="ro1">
          <table:table-cell office:value-type="float" office:value="147.239606906001" calcext:value-type="float">
            <text:p>147.239606906001</text:p>
          </table:table-cell>
          <table:table-cell office:value-type="float" office:value="237373" calcext:value-type="float">
            <text:p>237373</text:p>
          </table:table-cell>
          <table:table-cell office:value-type="float" office:value="237424" calcext:value-type="float">
            <text:p>237424</text:p>
          </table:table-cell>
          <table:table-cell office:value-type="float" office:value="0.10214814791416" calcext:value-type="float">
            <text:p>0.10214814791416</text:p>
          </table:table-cell>
        </table:table-row>
        <table:table-row table:style-name="ro1">
          <table:table-cell office:value-type="float" office:value="147.467102643001" calcext:value-type="float">
            <text:p>147.467102643001</text:p>
          </table:table-cell>
          <table:table-cell office:value-type="float" office:value="237469" calcext:value-type="float">
            <text:p>237469</text:p>
          </table:table-cell>
          <table:table-cell office:value-type="float" office:value="237373" calcext:value-type="float">
            <text:p>237373</text:p>
          </table:table-cell>
          <table:table-cell office:value-type="float" office:value="0.102098953113937" calcext:value-type="float">
            <text:p>0.102098953113937</text:p>
          </table:table-cell>
        </table:table-row>
        <table:table-row table:style-name="ro1">
          <table:table-cell office:value-type="float" office:value="147.608492329" calcext:value-type="float">
            <text:p>147.608492329</text:p>
          </table:table-cell>
          <table:table-cell office:value-type="float" office:value="237631" calcext:value-type="float">
            <text:p>237631</text:p>
          </table:table-cell>
          <table:table-cell office:value-type="float" office:value="237469" calcext:value-type="float">
            <text:p>237469</text:p>
          </table:table-cell>
          <table:table-cell office:value-type="float" office:value="0.102045761269154" calcext:value-type="float">
            <text:p>0.102045761269154</text:p>
          </table:table-cell>
        </table:table-row>
        <table:table-row table:style-name="ro1">
          <table:table-cell office:value-type="float" office:value="147.746513358001" calcext:value-type="float">
            <text:p>147.746513358001</text:p>
          </table:table-cell>
          <table:table-cell office:value-type="float" office:value="237866" calcext:value-type="float">
            <text:p>237866</text:p>
          </table:table-cell>
          <table:table-cell office:value-type="float" office:value="237631" calcext:value-type="float">
            <text:p>237631</text:p>
          </table:table-cell>
          <table:table-cell office:value-type="float" office:value="0.101989390562134" calcext:value-type="float">
            <text:p>0.101989390562134</text:p>
          </table:table-cell>
        </table:table-row>
        <table:table-row table:style-name="ro1">
          <table:table-cell office:value-type="float" office:value="147.889454648001" calcext:value-type="float">
            <text:p>147.889454648001</text:p>
          </table:table-cell>
          <table:table-cell office:value-type="float" office:value="238187" calcext:value-type="float">
            <text:p>238187</text:p>
          </table:table-cell>
          <table:table-cell office:value-type="float" office:value="237866" calcext:value-type="float">
            <text:p>237866</text:p>
          </table:table-cell>
          <table:table-cell office:value-type="float" office:value="0.10191671570174" calcext:value-type="float">
            <text:p>0.10191671570174</text:p>
          </table:table-cell>
        </table:table-row>
        <table:table-row table:style-name="ro1">
          <table:table-cell office:value-type="float" office:value="148.033641927001" calcext:value-type="float">
            <text:p>148.033641927001</text:p>
          </table:table-cell>
          <table:table-cell office:value-type="float" office:value="238590" calcext:value-type="float">
            <text:p>238590</text:p>
          </table:table-cell>
          <table:table-cell office:value-type="float" office:value="238187" calcext:value-type="float">
            <text:p>238187</text:p>
          </table:table-cell>
          <table:table-cell office:value-type="float" office:value="0.101844814673782" calcext:value-type="float">
            <text:p>0.101844814673782</text:p>
          </table:table-cell>
        </table:table-row>
        <table:table-row table:style-name="ro1">
          <table:table-cell office:value-type="float" office:value="148.17097772" calcext:value-type="float">
            <text:p>148.17097772</text:p>
          </table:table-cell>
          <table:table-cell office:value-type="float" office:value="239046" calcext:value-type="float">
            <text:p>239046</text:p>
          </table:table-cell>
          <table:table-cell office:value-type="float" office:value="238590" calcext:value-type="float">
            <text:p>238590</text:p>
          </table:table-cell>
          <table:table-cell office:value-type="float" office:value="0.101759827398255" calcext:value-type="float">
            <text:p>0.101759827398255</text:p>
          </table:table-cell>
        </table:table-row>
        <table:table-row table:style-name="ro1">
          <table:table-cell office:value-type="float" office:value="148.306507729" calcext:value-type="float">
            <text:p>148.306507729</text:p>
          </table:table-cell>
          <table:table-cell office:value-type="float" office:value="239563" calcext:value-type="float">
            <text:p>239563</text:p>
          </table:table-cell>
          <table:table-cell office:value-type="float" office:value="239046" calcext:value-type="float">
            <text:p>239046</text:p>
          </table:table-cell>
          <table:table-cell office:value-type="float" office:value="0.101678132188874" calcext:value-type="float">
            <text:p>0.101678132188874</text:p>
          </table:table-cell>
        </table:table-row>
        <table:table-row table:style-name="ro1">
          <table:table-cell office:value-type="float" office:value="148.442997417001" calcext:value-type="float">
            <text:p>148.442997417001</text:p>
          </table:table-cell>
          <table:table-cell office:value-type="float" office:value="240147" calcext:value-type="float">
            <text:p>240147</text:p>
          </table:table-cell>
          <table:table-cell office:value-type="float" office:value="239563" calcext:value-type="float">
            <text:p>239563</text:p>
          </table:table-cell>
          <table:table-cell office:value-type="float" office:value="0.101599089140701" calcext:value-type="float">
            <text:p>0.101599089140701</text:p>
          </table:table-cell>
        </table:table-row>
        <table:table-row table:style-name="ro1">
          <table:table-cell office:value-type="float" office:value="148.584478915001" calcext:value-type="float">
            <text:p>148.584478915001</text:p>
          </table:table-cell>
          <table:table-cell office:value-type="float" office:value="240817" calcext:value-type="float">
            <text:p>240817</text:p>
          </table:table-cell>
          <table:table-cell office:value-type="float" office:value="240147" calcext:value-type="float">
            <text:p>240147</text:p>
          </table:table-cell>
          <table:table-cell office:value-type="float" office:value="0.101508536315932" calcext:value-type="float">
            <text:p>0.101508536315932</text:p>
          </table:table-cell>
        </table:table-row>
        <table:table-row table:style-name="ro1">
          <table:table-cell office:value-type="float" office:value="148.726416098" calcext:value-type="float">
            <text:p>148.726416098</text:p>
          </table:table-cell>
          <table:table-cell office:value-type="float" office:value="241551" calcext:value-type="float">
            <text:p>241551</text:p>
          </table:table-cell>
          <table:table-cell office:value-type="float" office:value="240817" calcext:value-type="float">
            <text:p>240817</text:p>
          </table:table-cell>
          <table:table-cell office:value-type="float" office:value="0.101422462475926" calcext:value-type="float">
            <text:p>0.101422462475926</text:p>
          </table:table-cell>
        </table:table-row>
        <table:table-row table:style-name="ro1">
          <table:table-cell office:value-type="float" office:value="148.876257535" calcext:value-type="float">
            <text:p>148.876257535</text:p>
          </table:table-cell>
          <table:table-cell office:value-type="float" office:value="242387" calcext:value-type="float">
            <text:p>242387</text:p>
          </table:table-cell>
          <table:table-cell office:value-type="float" office:value="241551" calcext:value-type="float">
            <text:p>241551</text:p>
          </table:table-cell>
          <table:table-cell office:value-type="float" office:value="0.101326395283568" calcext:value-type="float">
            <text:p>0.101326395283568</text:p>
          </table:table-cell>
        </table:table-row>
        <table:table-row table:style-name="ro1">
          <table:table-cell office:value-type="float" office:value="149.015763568001" calcext:value-type="float">
            <text:p>149.015763568001</text:p>
          </table:table-cell>
          <table:table-cell office:value-type="float" office:value="243218" calcext:value-type="float">
            <text:p>243218</text:p>
          </table:table-cell>
          <table:table-cell office:value-type="float" office:value="242387" calcext:value-type="float">
            <text:p>242387</text:p>
          </table:table-cell>
          <table:table-cell office:value-type="float" office:value="0.101235964915489" calcext:value-type="float">
            <text:p>0.101235964915489</text:p>
          </table:table-cell>
        </table:table-row>
        <table:table-row table:style-name="ro1">
          <table:table-cell office:value-type="float" office:value="149.161499222" calcext:value-type="float">
            <text:p>149.161499222</text:p>
          </table:table-cell>
          <table:table-cell office:value-type="float" office:value="244133" calcext:value-type="float">
            <text:p>244133</text:p>
          </table:table-cell>
          <table:table-cell office:value-type="float" office:value="243218" calcext:value-type="float">
            <text:p>243218</text:p>
          </table:table-cell>
          <table:table-cell office:value-type="float" office:value="0.101136522100289" calcext:value-type="float">
            <text:p>0.101136522100289</text:p>
          </table:table-cell>
        </table:table-row>
        <table:table-row table:style-name="ro1">
          <table:table-cell office:value-type="float" office:value="149.305126099001" calcext:value-type="float">
            <text:p>149.305126099001</text:p>
          </table:table-cell>
          <table:table-cell office:value-type="float" office:value="245076" calcext:value-type="float">
            <text:p>245076</text:p>
          </table:table-cell>
          <table:table-cell office:value-type="float" office:value="244133" calcext:value-type="float">
            <text:p>244133</text:p>
          </table:table-cell>
          <table:table-cell office:value-type="float" office:value="0.101043445868151" calcext:value-type="float">
            <text:p>0.101043445868151</text:p>
          </table:table-cell>
        </table:table-row>
        <table:table-row table:style-name="ro1">
          <table:table-cell office:value-type="float" office:value="149.460297922001" calcext:value-type="float">
            <text:p>149.460297922001</text:p>
          </table:table-cell>
          <table:table-cell office:value-type="float" office:value="246133" calcext:value-type="float">
            <text:p>246133</text:p>
          </table:table-cell>
          <table:table-cell office:value-type="float" office:value="245076" calcext:value-type="float">
            <text:p>245076</text:p>
          </table:table-cell>
          <table:table-cell office:value-type="float" office:value="0.100941995300419" calcext:value-type="float">
            <text:p>0.100941995300419</text:p>
          </table:table-cell>
        </table:table-row>
        <table:table-row table:style-name="ro1">
          <table:table-cell office:value-type="float" office:value="149.606794483" calcext:value-type="float">
            <text:p>149.606794483</text:p>
          </table:table-cell>
          <table:table-cell office:value-type="float" office:value="247161" calcext:value-type="float">
            <text:p>247161</text:p>
          </table:table-cell>
          <table:table-cell office:value-type="float" office:value="246133" calcext:value-type="float">
            <text:p>246133</text:p>
          </table:table-cell>
          <table:table-cell office:value-type="float" office:value="0.100847367171346" calcext:value-type="float">
            <text:p>0.100847367171346</text:p>
          </table:table-cell>
        </table:table-row>
        <table:table-row table:style-name="ro1">
          <table:table-cell office:value-type="float" office:value="149.757928453" calcext:value-type="float">
            <text:p>149.757928453</text:p>
          </table:table-cell>
          <table:table-cell office:value-type="float" office:value="248242" calcext:value-type="float">
            <text:p>248242</text:p>
          </table:table-cell>
          <table:table-cell office:value-type="float" office:value="247161" calcext:value-type="float">
            <text:p>247161</text:p>
          </table:table-cell>
          <table:table-cell office:value-type="float" office:value="0.100758215022218" calcext:value-type="float">
            <text:p>0.100758215022218</text:p>
          </table:table-cell>
        </table:table-row>
        <table:table-row table:style-name="ro1">
          <table:table-cell office:value-type="float" office:value="149.902737581" calcext:value-type="float">
            <text:p>149.902737581</text:p>
          </table:table-cell>
          <table:table-cell office:value-type="float" office:value="249292" calcext:value-type="float">
            <text:p>249292</text:p>
          </table:table-cell>
          <table:table-cell office:value-type="float" office:value="248242" calcext:value-type="float">
            <text:p>248242</text:p>
          </table:table-cell>
          <table:table-cell office:value-type="float" office:value="0.100660047953603" calcext:value-type="float">
            <text:p>0.100660047953603</text:p>
          </table:table-cell>
        </table:table-row>
        <table:table-row table:style-name="ro1">
          <table:table-cell office:value-type="float" office:value="150.102508683" calcext:value-type="float">
            <text:p>150.102508683</text:p>
          </table:table-cell>
          <table:table-cell office:value-type="float" office:value="250746" calcext:value-type="float">
            <text:p>250746</text:p>
          </table:table-cell>
          <table:table-cell office:value-type="float" office:value="249292" calcext:value-type="float">
            <text:p>249292</text:p>
          </table:table-cell>
          <table:table-cell office:value-type="float" office:value="0.100554740632575" calcext:value-type="float">
            <text:p>0.100554740632575</text:p>
          </table:table-cell>
        </table:table-row>
        <table:table-row table:style-name="ro1">
          <table:table-cell office:value-type="float" office:value="150.251257273" calcext:value-type="float">
            <text:p>150.251257273</text:p>
          </table:table-cell>
          <table:table-cell office:value-type="float" office:value="251823" calcext:value-type="float">
            <text:p>251823</text:p>
          </table:table-cell>
          <table:table-cell office:value-type="float" office:value="250746" calcext:value-type="float">
            <text:p>250746</text:p>
          </table:table-cell>
          <table:table-cell office:value-type="float" office:value="0.100457134734212" calcext:value-type="float">
            <text:p>0.100457134734212</text:p>
          </table:table-cell>
        </table:table-row>
        <table:table-row table:style-name="ro1">
          <table:table-cell office:value-type="float" office:value="150.402894589" calcext:value-type="float">
            <text:p>150.402894589</text:p>
          </table:table-cell>
          <table:table-cell office:value-type="float" office:value="252907" calcext:value-type="float">
            <text:p>252907</text:p>
          </table:table-cell>
          <table:table-cell office:value-type="float" office:value="251823" calcext:value-type="float">
            <text:p>251823</text:p>
          </table:table-cell>
          <table:table-cell office:value-type="float" office:value="0.100352383337003" calcext:value-type="float">
            <text:p>0.100352383337003</text:p>
          </table:table-cell>
        </table:table-row>
        <table:table-row table:style-name="ro1">
          <table:table-cell office:value-type="float" office:value="150.551945873" calcext:value-type="float">
            <text:p>150.551945873</text:p>
          </table:table-cell>
          <table:table-cell office:value-type="float" office:value="253950" calcext:value-type="float">
            <text:p>253950</text:p>
          </table:table-cell>
          <table:table-cell office:value-type="float" office:value="252907" calcext:value-type="float">
            <text:p>252907</text:p>
          </table:table-cell>
          <table:table-cell office:value-type="float" office:value="0.100255275511147" calcext:value-type="float">
            <text:p>0.100255275511147</text:p>
          </table:table-cell>
        </table:table-row>
        <table:table-row table:style-name="ro1">
          <table:table-cell office:value-type="float" office:value="150.699728316001" calcext:value-type="float">
            <text:p>150.699728316001</text:p>
          </table:table-cell>
          <table:table-cell office:value-type="float" office:value="254955" calcext:value-type="float">
            <text:p>254955</text:p>
          </table:table-cell>
          <table:table-cell office:value-type="float" office:value="253950" calcext:value-type="float">
            <text:p>253950</text:p>
          </table:table-cell>
          <table:table-cell office:value-type="float" office:value="0.100151028919556" calcext:value-type="float">
            <text:p>0.100151028919556</text:p>
          </table:table-cell>
        </table:table-row>
        <table:table-row table:style-name="ro1">
          <table:table-cell office:value-type="float" office:value="150.845326122" calcext:value-type="float">
            <text:p>150.845326122</text:p>
          </table:table-cell>
          <table:table-cell office:value-type="float" office:value="255910" calcext:value-type="float">
            <text:p>255910</text:p>
          </table:table-cell>
          <table:table-cell office:value-type="float" office:value="254955" calcext:value-type="float">
            <text:p>254955</text:p>
          </table:table-cell>
          <table:table-cell office:value-type="float" office:value="0.100054377952921" calcext:value-type="float">
            <text:p>0.100054377952921</text:p>
          </table:table-cell>
        </table:table-row>
        <table:table-row table:style-name="ro1">
          <table:table-cell office:value-type="float" office:value="150.990496034" calcext:value-type="float">
            <text:p>150.990496034</text:p>
          </table:table-cell>
          <table:table-cell office:value-type="float" office:value="256819" calcext:value-type="float">
            <text:p>256819</text:p>
          </table:table-cell>
          <table:table-cell office:value-type="float" office:value="255910" calcext:value-type="float">
            <text:p>255910</text:p>
          </table:table-cell>
          <table:table-cell office:value-type="float" office:value="0.0999506025614076" calcext:value-type="float">
            <text:p>0.0999506025614076</text:p>
          </table:table-cell>
        </table:table-row>
        <table:table-row table:style-name="ro1">
          <table:table-cell office:value-type="float" office:value="151.137029057" calcext:value-type="float">
            <text:p>151.137029057</text:p>
          </table:table-cell>
          <table:table-cell office:value-type="float" office:value="257688" calcext:value-type="float">
            <text:p>257688</text:p>
          </table:table-cell>
          <table:table-cell office:value-type="float" office:value="256819" calcext:value-type="float">
            <text:p>256819</text:p>
          </table:table-cell>
          <table:table-cell office:value-type="float" office:value="0.0998543812533701" calcext:value-type="float">
            <text:p>0.0998543812533701</text:p>
          </table:table-cell>
        </table:table-row>
        <table:table-row table:style-name="ro1">
          <table:table-cell office:value-type="float" office:value="151.275541084" calcext:value-type="float">
            <text:p>151.275541084</text:p>
          </table:table-cell>
          <table:table-cell office:value-type="float" office:value="258459" calcext:value-type="float">
            <text:p>258459</text:p>
          </table:table-cell>
          <table:table-cell office:value-type="float" office:value="257688" calcext:value-type="float">
            <text:p>257688</text:p>
          </table:table-cell>
          <table:table-cell office:value-type="float" office:value="0.0997510546715703" calcext:value-type="float">
            <text:p>0.0997510546715703</text:p>
          </table:table-cell>
        </table:table-row>
        <table:table-row table:style-name="ro1">
          <table:table-cell office:value-type="float" office:value="151.426140362" calcext:value-type="float">
            <text:p>151.426140362</text:p>
          </table:table-cell>
          <table:table-cell office:value-type="float" office:value="259234" calcext:value-type="float">
            <text:p>259234</text:p>
          </table:table-cell>
          <table:table-cell office:value-type="float" office:value="258459" calcext:value-type="float">
            <text:p>258459</text:p>
          </table:table-cell>
          <table:table-cell office:value-type="float" office:value="0.0996552447961576" calcext:value-type="float">
            <text:p>0.0996552447961576</text:p>
          </table:table-cell>
        </table:table-row>
        <table:table-row table:style-name="ro1">
          <table:table-cell office:value-type="float" office:value="151.56947045" calcext:value-type="float">
            <text:p>151.56947045</text:p>
          </table:table-cell>
          <table:table-cell office:value-type="float" office:value="259908" calcext:value-type="float">
            <text:p>259908</text:p>
          </table:table-cell>
          <table:table-cell office:value-type="float" office:value="259234" calcext:value-type="float">
            <text:p>259234</text:p>
          </table:table-cell>
          <table:table-cell office:value-type="float" office:value="0.0995523518184198" calcext:value-type="float">
            <text:p>0.0995523518184198</text:p>
          </table:table-cell>
        </table:table-row>
        <table:table-row table:style-name="ro1">
          <table:table-cell office:value-type="float" office:value="151.721847784001" calcext:value-type="float">
            <text:p>151.721847784001</text:p>
          </table:table-cell>
          <table:table-cell office:value-type="float" office:value="260550" calcext:value-type="float">
            <text:p>260550</text:p>
          </table:table-cell>
          <table:table-cell office:value-type="float" office:value="259908" calcext:value-type="float">
            <text:p>259908</text:p>
          </table:table-cell>
          <table:table-cell office:value-type="float" office:value="0.0994569408999142" calcext:value-type="float">
            <text:p>0.0994569408999142</text:p>
          </table:table-cell>
        </table:table-row>
        <table:table-row table:style-name="ro1">
          <table:table-cell office:value-type="float" office:value="151.886074925001" calcext:value-type="float">
            <text:p>151.886074925001</text:p>
          </table:table-cell>
          <table:table-cell office:value-type="float" office:value="261151" calcext:value-type="float">
            <text:p>261151</text:p>
          </table:table-cell>
          <table:table-cell office:value-type="float" office:value="260550" calcext:value-type="float">
            <text:p>260550</text:p>
          </table:table-cell>
          <table:table-cell office:value-type="float" office:value="0.0993544709257361" calcext:value-type="float">
            <text:p>0.0993544709257361</text:p>
          </table:table-cell>
        </table:table-row>
        <table:table-row table:style-name="ro1">
          <table:table-cell office:value-type="float" office:value="152.032797231001" calcext:value-type="float">
            <text:p>152.032797231001</text:p>
          </table:table-cell>
          <table:table-cell office:value-type="float" office:value="261605" calcext:value-type="float">
            <text:p>261605</text:p>
          </table:table-cell>
          <table:table-cell office:value-type="float" office:value="261151" calcext:value-type="float">
            <text:p>261151</text:p>
          </table:table-cell>
          <table:table-cell office:value-type="float" office:value="0.0992594501749989" calcext:value-type="float">
            <text:p>0.0992594501749989</text:p>
          </table:table-cell>
        </table:table-row>
        <table:table-row table:style-name="ro1">
          <table:table-cell office:value-type="float" office:value="152.181567584001" calcext:value-type="float">
            <text:p>152.181567584001</text:p>
          </table:table-cell>
          <table:table-cell office:value-type="float" office:value="261982" calcext:value-type="float">
            <text:p>261982</text:p>
          </table:table-cell>
          <table:table-cell office:value-type="float" office:value="261605" calcext:value-type="float">
            <text:p>261605</text:p>
          </table:table-cell>
          <table:table-cell office:value-type="float" office:value="0.0991573955580373" calcext:value-type="float">
            <text:p>0.0991573955580373</text:p>
          </table:table-cell>
        </table:table-row>
        <table:table-row table:style-name="ro1">
          <table:table-cell office:value-type="float" office:value="152.332586897001" calcext:value-type="float">
            <text:p>152.332586897001</text:p>
          </table:table-cell>
          <table:table-cell office:value-type="float" office:value="262277" calcext:value-type="float">
            <text:p>262277</text:p>
          </table:table-cell>
          <table:table-cell office:value-type="float" office:value="261982" calcext:value-type="float">
            <text:p>261982</text:p>
          </table:table-cell>
          <table:table-cell office:value-type="float" office:value="0.099062758551693" calcext:value-type="float">
            <text:p>0.099062758551693</text:p>
          </table:table-cell>
        </table:table-row>
        <table:table-row table:style-name="ro1">
          <table:table-cell office:value-type="float" office:value="152.483153956" calcext:value-type="float">
            <text:p>152.483153956</text:p>
          </table:table-cell>
          <table:table-cell office:value-type="float" office:value="262482" calcext:value-type="float">
            <text:p>262482</text:p>
          </table:table-cell>
          <table:table-cell office:value-type="float" office:value="262277" calcext:value-type="float">
            <text:p>262277</text:p>
          </table:table-cell>
          <table:table-cell office:value-type="float" office:value="0.0989611135430627" calcext:value-type="float">
            <text:p>0.0989611135430627</text:p>
          </table:table-cell>
        </table:table-row>
        <table:table-row table:style-name="ro1">
          <table:table-cell office:value-type="float" office:value="152.635225078" calcext:value-type="float">
            <text:p>152.635225078</text:p>
          </table:table-cell>
          <table:table-cell office:value-type="float" office:value="262599" calcext:value-type="float">
            <text:p>262599</text:p>
          </table:table-cell>
          <table:table-cell office:value-type="float" office:value="262482" calcext:value-type="float">
            <text:p>262482</text:p>
          </table:table-cell>
          <table:table-cell office:value-type="float" office:value="0.098866855378114" calcext:value-type="float">
            <text:p>0.098866855378114</text:p>
          </table:table-cell>
        </table:table-row>
        <table:table-row table:style-name="ro1">
          <table:table-cell office:value-type="float" office:value="152.827696965001" calcext:value-type="float">
            <text:p>152.827696965001</text:p>
          </table:table-cell>
          <table:table-cell office:value-type="float" office:value="262616" calcext:value-type="float">
            <text:p>262616</text:p>
          </table:table-cell>
          <table:table-cell office:value-type="float" office:value="262599" calcext:value-type="float">
            <text:p>262599</text:p>
          </table:table-cell>
          <table:table-cell office:value-type="float" office:value="0.0987656154500322" calcext:value-type="float">
            <text:p>0.0987656154500322</text:p>
          </table:table-cell>
        </table:table-row>
        <table:table-row table:style-name="ro1">
          <table:table-cell office:value-type="float" office:value="152.985896378001" calcext:value-type="float">
            <text:p>152.985896378001</text:p>
          </table:table-cell>
          <table:table-cell office:value-type="float" office:value="262523" calcext:value-type="float">
            <text:p>262523</text:p>
          </table:table-cell>
          <table:table-cell office:value-type="float" office:value="262616" calcext:value-type="float">
            <text:p>262616</text:p>
          </table:table-cell>
          <table:table-cell office:value-type="float" office:value="0.0986588577824226" calcext:value-type="float">
            <text:p>0.0986588577824226</text:p>
          </table:table-cell>
        </table:table-row>
        <table:table-row table:style-name="ro1">
          <table:table-cell office:value-type="float" office:value="153.133646994001" calcext:value-type="float">
            <text:p>153.133646994001</text:p>
          </table:table-cell>
          <table:table-cell office:value-type="float" office:value="262351" calcext:value-type="float">
            <text:p>262351</text:p>
          </table:table-cell>
          <table:table-cell office:value-type="float" office:value="262523" calcext:value-type="float">
            <text:p>262523</text:p>
          </table:table-cell>
          <table:table-cell office:value-type="float" office:value="0.0985605940793412" calcext:value-type="float">
            <text:p>0.0985605940793412</text:p>
          </table:table-cell>
        </table:table-row>
        <table:table-row table:style-name="ro1">
          <table:table-cell office:value-type="float" office:value="153.285901678" calcext:value-type="float">
            <text:p>153.285901678</text:p>
          </table:table-cell>
          <table:table-cell office:value-type="float" office:value="262091" calcext:value-type="float">
            <text:p>262091</text:p>
          </table:table-cell>
          <table:table-cell office:value-type="float" office:value="262351" calcext:value-type="float">
            <text:p>262351</text:p>
          </table:table-cell>
          <table:table-cell office:value-type="float" office:value="0.0984563184007279" calcext:value-type="float">
            <text:p>0.0984563184007279</text:p>
          </table:table-cell>
        </table:table-row>
        <table:table-row table:style-name="ro1">
          <table:table-cell office:value-type="float" office:value="153.433678056001" calcext:value-type="float">
            <text:p>153.433678056001</text:p>
          </table:table-cell>
          <table:table-cell office:value-type="float" office:value="261761" calcext:value-type="float">
            <text:p>261761</text:p>
          </table:table-cell>
          <table:table-cell office:value-type="float" office:value="262091" calcext:value-type="float">
            <text:p>262091</text:p>
          </table:table-cell>
          <table:table-cell office:value-type="float" office:value="0.0983600906448149" calcext:value-type="float">
            <text:p>0.0983600906448149</text:p>
          </table:table-cell>
        </table:table-row>
        <table:table-row table:style-name="ro1">
          <table:table-cell office:value-type="float" office:value="153.585432417" calcext:value-type="float">
            <text:p>153.585432417</text:p>
          </table:table-cell>
          <table:table-cell office:value-type="float" office:value="261348" calcext:value-type="float">
            <text:p>261348</text:p>
          </table:table-cell>
          <table:table-cell office:value-type="float" office:value="261761" calcext:value-type="float">
            <text:p>261761</text:p>
          </table:table-cell>
          <table:table-cell office:value-type="float" office:value="0.098257544140118" calcext:value-type="float">
            <text:p>0.098257544140118</text:p>
          </table:table-cell>
        </table:table-row>
        <table:table-row table:style-name="ro1">
          <table:table-cell office:value-type="float" office:value="153.732946022001" calcext:value-type="float">
            <text:p>153.732946022001</text:p>
          </table:table-cell>
          <table:table-cell office:value-type="float" office:value="260879" calcext:value-type="float">
            <text:p>260879</text:p>
          </table:table-cell>
          <table:table-cell office:value-type="float" office:value="261348" calcext:value-type="float">
            <text:p>261348</text:p>
          </table:table-cell>
          <table:table-cell office:value-type="float" office:value="0.0981627497840631" calcext:value-type="float">
            <text:p>0.0981627497840631</text:p>
          </table:table-cell>
        </table:table-row>
        <table:table-row table:style-name="ro1">
          <table:table-cell office:value-type="float" office:value="153.876934919001" calcext:value-type="float">
            <text:p>153.876934919001</text:p>
          </table:table-cell>
          <table:table-cell office:value-type="float" office:value="260362" calcext:value-type="float">
            <text:p>260362</text:p>
          </table:table-cell>
          <table:table-cell office:value-type="float" office:value="260879" calcext:value-type="float">
            <text:p>260879</text:p>
          </table:table-cell>
          <table:table-cell office:value-type="float" office:value="0.0980614498272505" calcext:value-type="float">
            <text:p>0.0980614498272505</text:p>
          </table:table-cell>
        </table:table-row>
        <table:table-row table:style-name="ro1">
          <table:table-cell office:value-type="float" office:value="154.022282606001" calcext:value-type="float">
            <text:p>154.022282606001</text:p>
          </table:table-cell>
          <table:table-cell office:value-type="float" office:value="259786" calcext:value-type="float">
            <text:p>259786</text:p>
          </table:table-cell>
          <table:table-cell office:value-type="float" office:value="260362" calcext:value-type="float">
            <text:p>260362</text:p>
          </table:table-cell>
          <table:table-cell office:value-type="float" office:value="0.0979677024772851" calcext:value-type="float">
            <text:p>0.0979677024772851</text:p>
          </table:table-cell>
        </table:table-row>
        <table:table-row table:style-name="ro1">
          <table:table-cell office:value-type="float" office:value="154.171076902" calcext:value-type="float">
            <text:p>154.171076902</text:p>
          </table:table-cell>
          <table:table-cell office:value-type="float" office:value="259147" calcext:value-type="float">
            <text:p>259147</text:p>
          </table:table-cell>
          <table:table-cell office:value-type="float" office:value="259786" calcext:value-type="float">
            <text:p>259786</text:p>
          </table:table-cell>
          <table:table-cell office:value-type="float" office:value="0.0978673393697423" calcext:value-type="float">
            <text:p>0.0978673393697423</text:p>
          </table:table-cell>
        </table:table-row>
        <table:table-row table:style-name="ro1">
          <table:table-cell office:value-type="float" office:value="154.323352048001" calcext:value-type="float">
            <text:p>154.323352048001</text:p>
          </table:table-cell>
          <table:table-cell office:value-type="float" office:value="258447" calcext:value-type="float">
            <text:p>258447</text:p>
          </table:table-cell>
          <table:table-cell office:value-type="float" office:value="259147" calcext:value-type="float">
            <text:p>259147</text:p>
          </table:table-cell>
          <table:table-cell office:value-type="float" office:value="0.0977743909763134" calcext:value-type="float">
            <text:p>0.0977743909763134</text:p>
          </table:table-cell>
        </table:table-row>
        <table:table-row table:style-name="ro1">
          <table:table-cell office:value-type="float" office:value="154.484167176" calcext:value-type="float">
            <text:p>154.484167176</text:p>
          </table:table-cell>
          <table:table-cell office:value-type="float" office:value="257668" calcext:value-type="float">
            <text:p>257668</text:p>
          </table:table-cell>
          <table:table-cell office:value-type="float" office:value="258447" calcext:value-type="float">
            <text:p>258447</text:p>
          </table:table-cell>
          <table:table-cell office:value-type="float" office:value="0.0976747656993386" calcext:value-type="float">
            <text:p>0.0976747656993386</text:p>
          </table:table-cell>
        </table:table-row>
        <table:table-row table:style-name="ro1">
          <table:table-cell office:value-type="float" office:value="154.63132722" calcext:value-type="float">
            <text:p>154.63132722</text:p>
          </table:table-cell>
          <table:table-cell office:value-type="float" office:value="256927" calcext:value-type="float">
            <text:p>256927</text:p>
          </table:table-cell>
          <table:table-cell office:value-type="float" office:value="257668" calcext:value-type="float">
            <text:p>257668</text:p>
          </table:table-cell>
          <table:table-cell office:value-type="float" office:value="0.0975824567590821" calcext:value-type="float">
            <text:p>0.0975824567590821</text:p>
          </table:table-cell>
        </table:table-row>
        <table:table-row table:style-name="ro1">
          <table:table-cell office:value-type="float" office:value="154.782912751" calcext:value-type="float">
            <text:p>154.782912751</text:p>
          </table:table-cell>
          <table:table-cell office:value-type="float" office:value="256142" calcext:value-type="float">
            <text:p>256142</text:p>
          </table:table-cell>
          <table:table-cell office:value-type="float" office:value="256927" calcext:value-type="float">
            <text:p>256927</text:p>
          </table:table-cell>
          <table:table-cell office:value-type="float" office:value="0.097483441135421" calcext:value-type="float">
            <text:p>0.097483441135421</text:p>
          </table:table-cell>
        </table:table-row>
        <table:table-row table:style-name="ro1">
          <table:table-cell office:value-type="float" office:value="154.932511825001" calcext:value-type="float">
            <text:p>154.932511825001</text:p>
          </table:table-cell>
          <table:table-cell office:value-type="float" office:value="255356" calcext:value-type="float">
            <text:p>255356</text:p>
          </table:table-cell>
          <table:table-cell office:value-type="float" office:value="256142" calcext:value-type="float">
            <text:p>256142</text:p>
          </table:table-cell>
          <table:table-cell office:value-type="float" office:value="0.0973916688203678" calcext:value-type="float">
            <text:p>0.0973916688203678</text:p>
          </table:table-cell>
        </table:table-row>
        <table:table-row table:style-name="ro1">
          <table:table-cell office:value-type="float" office:value="155.085415977001" calcext:value-type="float">
            <text:p>155.085415977001</text:p>
          </table:table-cell>
          <table:table-cell office:value-type="float" office:value="254548" calcext:value-type="float">
            <text:p>254548</text:p>
          </table:table-cell>
          <table:table-cell office:value-type="float" office:value="255356" calcext:value-type="float">
            <text:p>255356</text:p>
          </table:table-cell>
          <table:table-cell office:value-type="float" office:value="0.0972931800175346" calcext:value-type="float">
            <text:p>0.0972931800175346</text:p>
          </table:table-cell>
        </table:table-row>
        <table:table-row table:style-name="ro1">
          <table:table-cell office:value-type="float" office:value="155.237793554001" calcext:value-type="float">
            <text:p>155.237793554001</text:p>
          </table:table-cell>
          <table:table-cell office:value-type="float" office:value="253749" calcext:value-type="float">
            <text:p>253749</text:p>
          </table:table-cell>
          <table:table-cell office:value-type="float" office:value="254548" calcext:value-type="float">
            <text:p>254548</text:p>
          </table:table-cell>
          <table:table-cell office:value-type="float" office:value="0.0972018777777462" calcext:value-type="float">
            <text:p>0.0972018777777462</text:p>
          </table:table-cell>
        </table:table-row>
        <table:table-row table:style-name="ro1">
          <table:table-cell office:value-type="float" office:value="155.387557891" calcext:value-type="float">
            <text:p>155.387557891</text:p>
          </table:table-cell>
          <table:table-cell office:value-type="float" office:value="252976" calcext:value-type="float">
            <text:p>252976</text:p>
          </table:table-cell>
          <table:table-cell office:value-type="float" office:value="253749" calcext:value-type="float">
            <text:p>253749</text:p>
          </table:table-cell>
          <table:table-cell office:value-type="float" office:value="0.0983933526412814" calcext:value-type="float">
            <text:p>0.0983933526412814</text:p>
          </table:table-cell>
        </table:table-row>
        <table:table-row table:style-name="ro1">
          <table:table-cell office:value-type="float" office:value="155.582588255001" calcext:value-type="float">
            <text:p>155.582588255001</text:p>
          </table:table-cell>
          <table:table-cell office:value-type="float" office:value="252003" calcext:value-type="float">
            <text:p>252003</text:p>
          </table:table-cell>
          <table:table-cell office:value-type="float" office:value="252976" calcext:value-type="float">
            <text:p>252976</text:p>
          </table:table-cell>
          <table:table-cell office:value-type="float" office:value="0.0993199622160515" calcext:value-type="float">
            <text:p>0.0993199622160515</text:p>
          </table:table-cell>
        </table:table-row>
        <table:table-row table:style-name="ro1">
          <table:table-cell office:value-type="float" office:value="155.728545081" calcext:value-type="float">
            <text:p>155.728545081</text:p>
          </table:table-cell>
          <table:table-cell office:value-type="float" office:value="251309" calcext:value-type="float">
            <text:p>251309</text:p>
          </table:table-cell>
          <table:table-cell office:value-type="float" office:value="252003" calcext:value-type="float">
            <text:p>252003</text:p>
          </table:table-cell>
          <table:table-cell office:value-type="float" office:value="0.100047990364862" calcext:value-type="float">
            <text:p>0.100047990364862</text:p>
          </table:table-cell>
        </table:table-row>
        <table:table-row table:style-name="ro1">
          <table:table-cell office:value-type="float" office:value="155.872761172001" calcext:value-type="float">
            <text:p>155.872761172001</text:p>
          </table:table-cell>
          <table:table-cell office:value-type="float" office:value="250659" calcext:value-type="float">
            <text:p>250659</text:p>
          </table:table-cell>
          <table:table-cell office:value-type="float" office:value="251309" calcext:value-type="float">
            <text:p>251309</text:p>
          </table:table-cell>
          <table:table-cell office:value-type="float" office:value="0.100603944991118" calcext:value-type="float">
            <text:p>0.100603944991118</text:p>
          </table:table-cell>
        </table:table-row>
        <table:table-row table:style-name="ro1">
          <table:table-cell office:value-type="float" office:value="156.019487083" calcext:value-type="float">
            <text:p>156.019487083</text:p>
          </table:table-cell>
          <table:table-cell office:value-type="float" office:value="250043" calcext:value-type="float">
            <text:p>250043</text:p>
          </table:table-cell>
          <table:table-cell office:value-type="float" office:value="250659" calcext:value-type="float">
            <text:p>250659</text:p>
          </table:table-cell>
          <table:table-cell office:value-type="float" office:value="0.101035500244661" calcext:value-type="float">
            <text:p>0.101035500244661</text:p>
          </table:table-cell>
        </table:table-row>
        <table:table-row table:style-name="ro1">
          <table:table-cell office:value-type="float" office:value="156.171044245" calcext:value-type="float">
            <text:p>156.171044245</text:p>
          </table:table-cell>
          <table:table-cell office:value-type="float" office:value="249459" calcext:value-type="float">
            <text:p>249459</text:p>
          </table:table-cell>
          <table:table-cell office:value-type="float" office:value="250043" calcext:value-type="float">
            <text:p>250043</text:p>
          </table:table-cell>
          <table:table-cell office:value-type="float" office:value="0.101354378386877" calcext:value-type="float">
            <text:p>0.101354378386877</text:p>
          </table:table-cell>
        </table:table-row>
        <table:table-row table:style-name="ro1">
          <table:table-cell office:value-type="float" office:value="156.311682237" calcext:value-type="float">
            <text:p>156.311682237</text:p>
          </table:table-cell>
          <table:table-cell office:value-type="float" office:value="248971" calcext:value-type="float">
            <text:p>248971</text:p>
          </table:table-cell>
          <table:table-cell office:value-type="float" office:value="249459" calcext:value-type="float">
            <text:p>249459</text:p>
          </table:table-cell>
          <table:table-cell office:value-type="float" office:value="0.101596323222322" calcext:value-type="float">
            <text:p>0.101596323222322</text:p>
          </table:table-cell>
        </table:table-row>
        <table:table-row table:style-name="ro1">
          <table:table-cell office:value-type="float" office:value="156.454650189" calcext:value-type="float">
            <text:p>156.454650189</text:p>
          </table:table-cell>
          <table:table-cell office:value-type="float" office:value="248535" calcext:value-type="float">
            <text:p>248535</text:p>
          </table:table-cell>
          <table:table-cell office:value-type="float" office:value="248971" calcext:value-type="float">
            <text:p>248971</text:p>
          </table:table-cell>
          <table:table-cell office:value-type="float" office:value="0.101776738270362" calcext:value-type="float">
            <text:p>0.101776738270362</text:p>
          </table:table-cell>
        </table:table-row>
        <table:table-row table:style-name="ro1">
          <table:table-cell office:value-type="float" office:value="156.603424929001" calcext:value-type="float">
            <text:p>156.603424929001</text:p>
          </table:table-cell>
          <table:table-cell office:value-type="float" office:value="248148" calcext:value-type="float">
            <text:p>248148</text:p>
          </table:table-cell>
          <table:table-cell office:value-type="float" office:value="248535" calcext:value-type="float">
            <text:p>248535</text:p>
          </table:table-cell>
          <table:table-cell office:value-type="float" office:value="0.101894839112771" calcext:value-type="float">
            <text:p>0.101894839112771</text:p>
          </table:table-cell>
        </table:table-row>
        <table:table-row table:style-name="ro1">
          <table:table-cell office:value-type="float" office:value="156.749006033" calcext:value-type="float">
            <text:p>156.749006033</text:p>
          </table:table-cell>
          <table:table-cell office:value-type="float" office:value="247841" calcext:value-type="float">
            <text:p>247841</text:p>
          </table:table-cell>
          <table:table-cell office:value-type="float" office:value="248148" calcext:value-type="float">
            <text:p>248148</text:p>
          </table:table-cell>
          <table:table-cell office:value-type="float" office:value="0.101976229346483" calcext:value-type="float">
            <text:p>0.101976229346483</text:p>
          </table:table-cell>
        </table:table-row>
        <table:table-row table:style-name="ro1">
          <table:table-cell office:value-type="float" office:value="156.903790383" calcext:value-type="float">
            <text:p>156.903790383</text:p>
          </table:table-cell>
          <table:table-cell office:value-type="float" office:value="247597" calcext:value-type="float">
            <text:p>247597</text:p>
          </table:table-cell>
          <table:table-cell office:value-type="float" office:value="247841" calcext:value-type="float">
            <text:p>247841</text:p>
          </table:table-cell>
          <table:table-cell office:value-type="float" office:value="0.102015210807965" calcext:value-type="float">
            <text:p>0.102015210807965</text:p>
          </table:table-cell>
        </table:table-row>
        <table:table-row table:style-name="ro1">
          <table:table-cell office:value-type="float" office:value="157.052483783001" calcext:value-type="float">
            <text:p>157.052483783001</text:p>
          </table:table-cell>
          <table:table-cell office:value-type="float" office:value="247445" calcext:value-type="float">
            <text:p>247445</text:p>
          </table:table-cell>
          <table:table-cell office:value-type="float" office:value="247597" calcext:value-type="float">
            <text:p>247597</text:p>
          </table:table-cell>
          <table:table-cell office:value-type="float" office:value="0.102033355627866" calcext:value-type="float">
            <text:p>0.102033355627866</text:p>
          </table:table-cell>
        </table:table-row>
        <table:table-row table:style-name="ro1">
          <table:table-cell office:value-type="float" office:value="157.190439503001" calcext:value-type="float">
            <text:p>157.190439503001</text:p>
          </table:table-cell>
          <table:table-cell office:value-type="float" office:value="247379" calcext:value-type="float">
            <text:p>247379</text:p>
          </table:table-cell>
          <table:table-cell office:value-type="float" office:value="247445" calcext:value-type="float">
            <text:p>247445</text:p>
          </table:table-cell>
          <table:table-cell office:value-type="float" office:value="0.102021840652707" calcext:value-type="float">
            <text:p>0.102021840652707</text:p>
          </table:table-cell>
        </table:table-row>
        <table:table-row table:style-name="ro1">
          <table:table-cell office:value-type="float" office:value="157.331140446" calcext:value-type="float">
            <text:p>157.331140446</text:p>
          </table:table-cell>
          <table:table-cell office:value-type="float" office:value="247387" calcext:value-type="float">
            <text:p>247387</text:p>
          </table:table-cell>
          <table:table-cell office:value-type="float" office:value="247379" calcext:value-type="float">
            <text:p>247379</text:p>
          </table:table-cell>
          <table:table-cell office:value-type="float" office:value="0.101999638127261" calcext:value-type="float">
            <text:p>0.101999638127261</text:p>
          </table:table-cell>
        </table:table-row>
        <table:table-row table:style-name="ro1">
          <table:table-cell office:value-type="float" office:value="157.474926146" calcext:value-type="float">
            <text:p>157.474926146</text:p>
          </table:table-cell>
          <table:table-cell office:value-type="float" office:value="247476" calcext:value-type="float">
            <text:p>247476</text:p>
          </table:table-cell>
          <table:table-cell office:value-type="float" office:value="247387" calcext:value-type="float">
            <text:p>247387</text:p>
          </table:table-cell>
          <table:table-cell office:value-type="float" office:value="0.101955944598501" calcext:value-type="float">
            <text:p>0.101955944598501</text:p>
          </table:table-cell>
        </table:table-row>
        <table:table-row table:style-name="ro1">
          <table:table-cell office:value-type="float" office:value="157.617600507" calcext:value-type="float">
            <text:p>157.617600507</text:p>
          </table:table-cell>
          <table:table-cell office:value-type="float" office:value="247644" calcext:value-type="float">
            <text:p>247644</text:p>
          </table:table-cell>
          <table:table-cell office:value-type="float" office:value="247476" calcext:value-type="float">
            <text:p>247476</text:p>
          </table:table-cell>
          <table:table-cell office:value-type="float" office:value="0.101908048749367" calcext:value-type="float">
            <text:p>0.101908048749367</text:p>
          </table:table-cell>
        </table:table-row>
        <table:table-row table:style-name="ro1">
          <table:table-cell office:value-type="float" office:value="157.754394629001" calcext:value-type="float">
            <text:p>157.754394629001</text:p>
          </table:table-cell>
          <table:table-cell office:value-type="float" office:value="247881" calcext:value-type="float">
            <text:p>247881</text:p>
          </table:table-cell>
          <table:table-cell office:value-type="float" office:value="247644" calcext:value-type="float">
            <text:p>247644</text:p>
          </table:table-cell>
          <table:table-cell office:value-type="float" office:value="0.101856807487422" calcext:value-type="float">
            <text:p>0.101856807487422</text:p>
          </table:table-cell>
        </table:table-row>
        <table:table-row table:style-name="ro1">
          <table:table-cell office:value-type="float" office:value="157.897971477" calcext:value-type="float">
            <text:p>157.897971477</text:p>
          </table:table-cell>
          <table:table-cell office:value-type="float" office:value="248208" calcext:value-type="float">
            <text:p>248208</text:p>
          </table:table-cell>
          <table:table-cell office:value-type="float" office:value="247881" calcext:value-type="float">
            <text:p>247881</text:p>
          </table:table-cell>
          <table:table-cell office:value-type="float" office:value="0.101790014517856" calcext:value-type="float">
            <text:p>0.101790014517856</text:p>
          </table:table-cell>
        </table:table-row>
        <table:table-row table:style-name="ro1">
          <table:table-cell office:value-type="float" office:value="158.035051741001" calcext:value-type="float">
            <text:p>158.035051741001</text:p>
          </table:table-cell>
          <table:table-cell office:value-type="float" office:value="248594" calcext:value-type="float">
            <text:p>248594</text:p>
          </table:table-cell>
          <table:table-cell office:value-type="float" office:value="248208" calcext:value-type="float">
            <text:p>248208</text:p>
          </table:table-cell>
          <table:table-cell office:value-type="float" office:value="0.101723704702427" calcext:value-type="float">
            <text:p>0.101723704702427</text:p>
          </table:table-cell>
        </table:table-row>
        <table:table-row table:style-name="ro1">
          <table:table-cell office:value-type="float" office:value="158.206516322" calcext:value-type="float">
            <text:p>158.206516322</text:p>
          </table:table-cell>
          <table:table-cell office:value-type="float" office:value="249175" calcext:value-type="float">
            <text:p>249175</text:p>
          </table:table-cell>
          <table:table-cell office:value-type="float" office:value="248594" calcext:value-type="float">
            <text:p>248594</text:p>
          </table:table-cell>
          <table:table-cell office:value-type="float" office:value="0.101644954895571" calcext:value-type="float">
            <text:p>0.101644954895571</text:p>
          </table:table-cell>
        </table:table-row>
        <table:table-row table:style-name="ro1">
          <table:table-cell office:value-type="float" office:value="158.371587341" calcext:value-type="float">
            <text:p>158.371587341</text:p>
          </table:table-cell>
          <table:table-cell office:value-type="float" office:value="249834" calcext:value-type="float">
            <text:p>249834</text:p>
          </table:table-cell>
          <table:table-cell office:value-type="float" office:value="249175" calcext:value-type="float">
            <text:p>249175</text:p>
          </table:table-cell>
          <table:table-cell office:value-type="float" office:value="0.101556318122655" calcext:value-type="float">
            <text:p>0.101556318122655</text:p>
          </table:table-cell>
        </table:table-row>
        <table:table-row table:style-name="ro1">
          <table:table-cell office:value-type="float" office:value="158.509578594" calcext:value-type="float">
            <text:p>158.509578594</text:p>
          </table:table-cell>
          <table:table-cell office:value-type="float" office:value="250454" calcext:value-type="float">
            <text:p>250454</text:p>
          </table:table-cell>
          <table:table-cell office:value-type="float" office:value="249834" calcext:value-type="float">
            <text:p>249834</text:p>
          </table:table-cell>
          <table:table-cell office:value-type="float" office:value="0.101472614548693" calcext:value-type="float">
            <text:p>0.101472614548693</text:p>
          </table:table-cell>
        </table:table-row>
        <table:table-row table:style-name="ro1">
          <table:table-cell office:value-type="float" office:value="158.65041406" calcext:value-type="float">
            <text:p>158.65041406</text:p>
          </table:table-cell>
          <table:table-cell office:value-type="float" office:value="251151" calcext:value-type="float">
            <text:p>251151</text:p>
          </table:table-cell>
          <table:table-cell office:value-type="float" office:value="250454" calcext:value-type="float">
            <text:p>250454</text:p>
          </table:table-cell>
          <table:table-cell office:value-type="float" office:value="0.101392873698335" calcext:value-type="float">
            <text:p>0.101392873698335</text:p>
          </table:table-cell>
        </table:table-row>
        <table:table-row table:style-name="ro1">
          <table:table-cell office:value-type="float" office:value="158.788779407" calcext:value-type="float">
            <text:p>158.788779407</text:p>
          </table:table-cell>
          <table:table-cell office:value-type="float" office:value="251892" calcext:value-type="float">
            <text:p>251892</text:p>
          </table:table-cell>
          <table:table-cell office:value-type="float" office:value="251151" calcext:value-type="float">
            <text:p>251151</text:p>
          </table:table-cell>
          <table:table-cell office:value-type="float" office:value="0.101303573406618" calcext:value-type="float">
            <text:p>0.101303573406618</text:p>
          </table:table-cell>
        </table:table-row>
        <table:table-row table:style-name="ro1">
          <table:table-cell office:value-type="float" office:value="158.931832682" calcext:value-type="float">
            <text:p>158.931832682</text:p>
          </table:table-cell>
          <table:table-cell office:value-type="float" office:value="252712" calcext:value-type="float">
            <text:p>252712</text:p>
          </table:table-cell>
          <table:table-cell office:value-type="float" office:value="251892" calcext:value-type="float">
            <text:p>251892</text:p>
          </table:table-cell>
          <table:table-cell office:value-type="float" office:value="0.101219403492003" calcext:value-type="float">
            <text:p>0.101219403492003</text:p>
          </table:table-cell>
        </table:table-row>
        <table:table-row table:style-name="ro1">
          <table:table-cell office:value-type="float" office:value="159.07522992" calcext:value-type="float">
            <text:p>159.07522992</text:p>
          </table:table-cell>
          <table:table-cell office:value-type="float" office:value="253586" calcext:value-type="float">
            <text:p>253586</text:p>
          </table:table-cell>
          <table:table-cell office:value-type="float" office:value="252712" calcext:value-type="float">
            <text:p>252712</text:p>
          </table:table-cell>
          <table:table-cell office:value-type="float" office:value="0.101126656294862" calcext:value-type="float">
            <text:p>0.101126656294862</text:p>
          </table:table-cell>
        </table:table-row>
        <table:table-row table:style-name="ro1">
          <table:table-cell office:value-type="float" office:value="159.213716757001" calcext:value-type="float">
            <text:p>159.213716757001</text:p>
          </table:table-cell>
          <table:table-cell office:value-type="float" office:value="254471" calcext:value-type="float">
            <text:p>254471</text:p>
          </table:table-cell>
          <table:table-cell office:value-type="float" office:value="253586" calcext:value-type="float">
            <text:p>253586</text:p>
          </table:table-cell>
          <table:table-cell office:value-type="float" office:value="0.101039776892403" calcext:value-type="float">
            <text:p>0.101039776892403</text:p>
          </table:table-cell>
        </table:table-row>
        <table:table-row table:style-name="ro1">
          <table:table-cell office:value-type="float" office:value="159.355264081" calcext:value-type="float">
            <text:p>159.355264081</text:p>
          </table:table-cell>
          <table:table-cell office:value-type="float" office:value="255414" calcext:value-type="float">
            <text:p>255414</text:p>
          </table:table-cell>
          <table:table-cell office:value-type="float" office:value="254471" calcext:value-type="float">
            <text:p>254471</text:p>
          </table:table-cell>
          <table:table-cell office:value-type="float" office:value="0.100957607677444" calcext:value-type="float">
            <text:p>0.100957607677444</text:p>
          </table:table-cell>
        </table:table-row>
        <table:table-row table:style-name="ro1">
          <table:table-cell office:value-type="float" office:value="159.511474517" calcext:value-type="float">
            <text:p>159.511474517</text:p>
          </table:table-cell>
          <table:table-cell office:value-type="float" office:value="256489" calcext:value-type="float">
            <text:p>256489</text:p>
          </table:table-cell>
          <table:table-cell office:value-type="float" office:value="255414" calcext:value-type="float">
            <text:p>255414</text:p>
          </table:table-cell>
          <table:table-cell office:value-type="float" office:value="0.100866588654518" calcext:value-type="float">
            <text:p>0.100866588654518</text:p>
          </table:table-cell>
        </table:table-row>
        <table:table-row table:style-name="ro1">
          <table:table-cell office:value-type="float" office:value="159.652362206" calcext:value-type="float">
            <text:p>159.652362206</text:p>
          </table:table-cell>
          <table:table-cell office:value-type="float" office:value="257485" calcext:value-type="float">
            <text:p>257485</text:p>
          </table:table-cell>
          <table:table-cell office:value-type="float" office:value="256489" calcext:value-type="float">
            <text:p>256489</text:p>
          </table:table-cell>
          <table:table-cell office:value-type="float" office:value="0.100781155418279" calcext:value-type="float">
            <text:p>0.100781155418279</text:p>
          </table:table-cell>
        </table:table-row>
        <table:table-row table:style-name="ro1">
          <table:table-cell office:value-type="float" office:value="159.796820644" calcext:value-type="float">
            <text:p>159.796820644</text:p>
          </table:table-cell>
          <table:table-cell office:value-type="float" office:value="258523" calcext:value-type="float">
            <text:p>258523</text:p>
          </table:table-cell>
          <table:table-cell office:value-type="float" office:value="257485" calcext:value-type="float">
            <text:p>257485</text:p>
          </table:table-cell>
          <table:table-cell office:value-type="float" office:value="0.100687620259388" calcext:value-type="float">
            <text:p>0.100687620259388</text:p>
          </table:table-cell>
        </table:table-row>
        <table:table-row table:style-name="ro1">
          <table:table-cell office:value-type="float" office:value="159.940659737001" calcext:value-type="float">
            <text:p>159.940659737001</text:p>
          </table:table-cell>
          <table:table-cell office:value-type="float" office:value="259567" calcext:value-type="float">
            <text:p>259567</text:p>
          </table:table-cell>
          <table:table-cell office:value-type="float" office:value="258523" calcext:value-type="float">
            <text:p>258523</text:p>
          </table:table-cell>
          <table:table-cell office:value-type="float" office:value="0.100600221520794" calcext:value-type="float">
            <text:p>0.100600221520794</text:p>
          </table:table-cell>
        </table:table-row>
        <table:table-row table:style-name="ro1">
          <table:table-cell office:value-type="float" office:value="160.088209212" calcext:value-type="float">
            <text:p>160.088209212</text:p>
          </table:table-cell>
          <table:table-cell office:value-type="float" office:value="260642" calcext:value-type="float">
            <text:p>260642</text:p>
          </table:table-cell>
          <table:table-cell office:value-type="float" office:value="259567" calcext:value-type="float">
            <text:p>259567</text:p>
          </table:table-cell>
          <table:table-cell office:value-type="float" office:value="0.100505208505746" calcext:value-type="float">
            <text:p>0.100505208505746</text:p>
          </table:table-cell>
        </table:table-row>
        <table:table-row table:style-name="ro1">
          <table:table-cell office:value-type="float" office:value="160.241740496001" calcext:value-type="float">
            <text:p>160.241740496001</text:p>
          </table:table-cell>
          <table:table-cell office:value-type="float" office:value="261754" calcext:value-type="float">
            <text:p>261754</text:p>
          </table:table-cell>
          <table:table-cell office:value-type="float" office:value="260642" calcext:value-type="float">
            <text:p>260642</text:p>
          </table:table-cell>
          <table:table-cell office:value-type="float" office:value="0.100416674621983" calcext:value-type="float">
            <text:p>0.100416674621983</text:p>
          </table:table-cell>
        </table:table-row>
        <table:table-row table:style-name="ro1">
          <table:table-cell office:value-type="float" office:value="160.395994077" calcext:value-type="float">
            <text:p>160.395994077</text:p>
          </table:table-cell>
          <table:table-cell office:value-type="float" office:value="262858" calcext:value-type="float">
            <text:p>262858</text:p>
          </table:table-cell>
          <table:table-cell office:value-type="float" office:value="261754" calcext:value-type="float">
            <text:p>261754</text:p>
          </table:table-cell>
          <table:table-cell office:value-type="float" office:value="0.100320847505207" calcext:value-type="float">
            <text:p>0.100320847505207</text:p>
          </table:table-cell>
        </table:table-row>
        <table:table-row table:style-name="ro1">
          <table:table-cell office:value-type="float" office:value="160.542947208" calcext:value-type="float">
            <text:p>160.542947208</text:p>
          </table:table-cell>
          <table:table-cell office:value-type="float" office:value="263888" calcext:value-type="float">
            <text:p>263888</text:p>
          </table:table-cell>
          <table:table-cell office:value-type="float" office:value="262858" calcext:value-type="float">
            <text:p>262858</text:p>
          </table:table-cell>
          <table:table-cell office:value-type="float" office:value="0.100231709215152" calcext:value-type="float">
            <text:p>0.100231709215152</text:p>
          </table:table-cell>
        </table:table-row>
        <table:table-row table:style-name="ro1">
          <table:table-cell office:value-type="float" office:value="160.696001910001" calcext:value-type="float">
            <text:p>160.696001910001</text:p>
          </table:table-cell>
          <table:table-cell office:value-type="float" office:value="264931" calcext:value-type="float">
            <text:p>264931</text:p>
          </table:table-cell>
          <table:table-cell office:value-type="float" office:value="263888" calcext:value-type="float">
            <text:p>263888</text:p>
          </table:table-cell>
          <table:table-cell office:value-type="float" office:value="0.100135492060401" calcext:value-type="float">
            <text:p>0.100135492060401</text:p>
          </table:table-cell>
        </table:table-row>
        <table:table-row table:style-name="ro1">
          <table:table-cell office:value-type="float" office:value="160.88478507" calcext:value-type="float">
            <text:p>160.88478507</text:p>
          </table:table-cell>
          <table:table-cell office:value-type="float" office:value="266162" calcext:value-type="float">
            <text:p>266162</text:p>
          </table:table-cell>
          <table:table-cell office:value-type="float" office:value="264931" calcext:value-type="float">
            <text:p>264931</text:p>
          </table:table-cell>
          <table:table-cell office:value-type="float" office:value="0.100033673847573" calcext:value-type="float">
            <text:p>0.100033673847573</text:p>
          </table:table-cell>
        </table:table-row>
        <table:table-row table:style-name="ro1">
          <table:table-cell office:value-type="float" office:value="161.046005661" calcext:value-type="float">
            <text:p>161.046005661</text:p>
          </table:table-cell>
          <table:table-cell office:value-type="float" office:value="267155" calcext:value-type="float">
            <text:p>267155</text:p>
          </table:table-cell>
          <table:table-cell office:value-type="float" office:value="266162" calcext:value-type="float">
            <text:p>266162</text:p>
          </table:table-cell>
          <table:table-cell office:value-type="float" office:value="0.0999398202230492" calcext:value-type="float">
            <text:p>0.0999398202230492</text:p>
          </table:table-cell>
        </table:table-row>
        <table:table-row table:style-name="ro1">
          <table:table-cell office:value-type="float" office:value="161.194895317" calcext:value-type="float">
            <text:p>161.194895317</text:p>
          </table:table-cell>
          <table:table-cell office:value-type="float" office:value="268016" calcext:value-type="float">
            <text:p>268016</text:p>
          </table:table-cell>
          <table:table-cell office:value-type="float" office:value="267155" calcext:value-type="float">
            <text:p>267155</text:p>
          </table:table-cell>
          <table:table-cell office:value-type="float" office:value="0.0998399854512797" calcext:value-type="float">
            <text:p>0.0998399854512797</text:p>
          </table:table-cell>
        </table:table-row>
        <table:table-row table:style-name="ro1">
          <table:table-cell office:value-type="float" office:value="161.342310533" calcext:value-type="float">
            <text:p>161.342310533</text:p>
          </table:table-cell>
          <table:table-cell office:value-type="float" office:value="268811" calcext:value-type="float">
            <text:p>268811</text:p>
          </table:table-cell>
          <table:table-cell office:value-type="float" office:value="268016" calcext:value-type="float">
            <text:p>268016</text:p>
          </table:table-cell>
          <table:table-cell office:value-type="float" office:value="0.0997477647585393" calcext:value-type="float">
            <text:p>0.0997477647585393</text:p>
          </table:table-cell>
        </table:table-row>
        <table:table-row table:style-name="ro1">
          <table:table-cell office:value-type="float" office:value="161.490328193" calcext:value-type="float">
            <text:p>161.490328193</text:p>
          </table:table-cell>
          <table:table-cell office:value-type="float" office:value="269544" calcext:value-type="float">
            <text:p>269544</text:p>
          </table:table-cell>
          <table:table-cell office:value-type="float" office:value="268811" calcext:value-type="float">
            <text:p>268811</text:p>
          </table:table-cell>
          <table:table-cell office:value-type="float" office:value="0.0996493284321416" calcext:value-type="float">
            <text:p>0.0996493284321416</text:p>
          </table:table-cell>
        </table:table-row>
        <table:table-row table:style-name="ro1">
          <table:table-cell office:value-type="float" office:value="161.640623893" calcext:value-type="float">
            <text:p>161.640623893</text:p>
          </table:table-cell>
          <table:table-cell office:value-type="float" office:value="270217" calcext:value-type="float">
            <text:p>270217</text:p>
          </table:table-cell>
          <table:table-cell office:value-type="float" office:value="269544" calcext:value-type="float">
            <text:p>269544</text:p>
          </table:table-cell>
          <table:table-cell office:value-type="float" office:value="0.099558272417133" calcext:value-type="float">
            <text:p>0.099558272417133</text:p>
          </table:table-cell>
        </table:table-row>
        <table:table-row table:style-name="ro1">
          <table:table-cell office:value-type="float" office:value="161.78454044" calcext:value-type="float">
            <text:p>161.78454044</text:p>
          </table:table-cell>
          <table:table-cell office:value-type="float" office:value="270791" calcext:value-type="float">
            <text:p>270791</text:p>
          </table:table-cell>
          <table:table-cell office:value-type="float" office:value="270217" calcext:value-type="float">
            <text:p>270217</text:p>
          </table:table-cell>
          <table:table-cell office:value-type="float" office:value="0.0994608594197745" calcext:value-type="float">
            <text:p>0.0994608594197745</text:p>
          </table:table-cell>
        </table:table-row>
        <table:table-row table:style-name="ro1">
          <table:table-cell office:value-type="float" office:value="161.933249737001" calcext:value-type="float">
            <text:p>161.933249737001</text:p>
          </table:table-cell>
          <table:table-cell office:value-type="float" office:value="271305" calcext:value-type="float">
            <text:p>271305</text:p>
          </table:table-cell>
          <table:table-cell office:value-type="float" office:value="270791" calcext:value-type="float">
            <text:p>270791</text:p>
          </table:table-cell>
          <table:table-cell office:value-type="float" office:value="0.0993706677338394" calcext:value-type="float">
            <text:p>0.0993706677338394</text:p>
          </table:table-cell>
        </table:table-row>
        <table:table-row table:style-name="ro1">
          <table:table-cell office:value-type="float" office:value="162.081746342001" calcext:value-type="float">
            <text:p>162.081746342001</text:p>
          </table:table-cell>
          <table:table-cell office:value-type="float" office:value="271738" calcext:value-type="float">
            <text:p>271738</text:p>
          </table:table-cell>
          <table:table-cell office:value-type="float" office:value="271305" calcext:value-type="float">
            <text:p>271305</text:p>
          </table:table-cell>
          <table:table-cell office:value-type="float" office:value="0.0992740372773064" calcext:value-type="float">
            <text:p>0.0992740372773064</text:p>
          </table:table-cell>
        </table:table-row>
        <table:table-row table:style-name="ro1">
          <table:table-cell office:value-type="float" office:value="162.313611376" calcext:value-type="float">
            <text:p>162.313611376</text:p>
          </table:table-cell>
          <table:table-cell office:value-type="float" office:value="272245" calcext:value-type="float">
            <text:p>272245</text:p>
          </table:table-cell>
          <table:table-cell office:value-type="float" office:value="271738" calcext:value-type="float">
            <text:p>271738</text:p>
          </table:table-cell>
          <table:table-cell office:value-type="float" office:value="0.0991723162415982" calcext:value-type="float">
            <text:p>0.0991723162415982</text:p>
          </table:table-cell>
        </table:table-row>
        <table:table-row table:style-name="ro1">
          <table:table-cell office:value-type="float" office:value="162.465495401" calcext:value-type="float">
            <text:p>162.465495401</text:p>
          </table:table-cell>
          <table:table-cell office:value-type="float" office:value="272463" calcext:value-type="float">
            <text:p>272463</text:p>
          </table:table-cell>
          <table:table-cell office:value-type="float" office:value="272245" calcext:value-type="float">
            <text:p>272245</text:p>
          </table:table-cell>
          <table:table-cell office:value-type="float" office:value="0.0990665829562872" calcext:value-type="float">
            <text:p>0.0990665829562872</text:p>
          </table:table-cell>
        </table:table-row>
        <table:table-row table:style-name="ro1">
          <table:table-cell office:value-type="float" office:value="162.609138136" calcext:value-type="float">
            <text:p>162.609138136</text:p>
          </table:table-cell>
          <table:table-cell office:value-type="float" office:value="272585" calcext:value-type="float">
            <text:p>272585</text:p>
          </table:table-cell>
          <table:table-cell office:value-type="float" office:value="272463" calcext:value-type="float">
            <text:p>272463</text:p>
          </table:table-cell>
          <table:table-cell office:value-type="float" office:value="0.0989698406102547" calcext:value-type="float">
            <text:p>0.0989698406102547</text:p>
          </table:table-cell>
        </table:table-row>
        <table:table-row table:style-name="ro1">
          <table:table-cell office:value-type="float" office:value="162.754169073" calcext:value-type="float">
            <text:p>162.754169073</text:p>
          </table:table-cell>
          <table:table-cell office:value-type="float" office:value="272626" calcext:value-type="float">
            <text:p>272626</text:p>
          </table:table-cell>
          <table:table-cell office:value-type="float" office:value="272585" calcext:value-type="float">
            <text:p>272585</text:p>
          </table:table-cell>
          <table:table-cell office:value-type="float" office:value="0.0988803059857407" calcext:value-type="float">
            <text:p>0.0988803059857407</text:p>
          </table:table-cell>
        </table:table-row>
        <table:table-row table:style-name="ro1">
          <table:table-cell office:value-type="float" office:value="162.907135217" calcext:value-type="float">
            <text:p>162.907135217</text:p>
          </table:table-cell>
          <table:table-cell office:value-type="float" office:value="272581" calcext:value-type="float">
            <text:p>272581</text:p>
          </table:table-cell>
          <table:table-cell office:value-type="float" office:value="272626" calcext:value-type="float">
            <text:p>272626</text:p>
          </table:table-cell>
          <table:table-cell office:value-type="float" office:value="0.0987844415905606" calcext:value-type="float">
            <text:p>0.0987844415905606</text:p>
          </table:table-cell>
        </table:table-row>
        <table:table-row table:style-name="ro1">
          <table:table-cell office:value-type="float" office:value="163.047682397" calcext:value-type="float">
            <text:p>163.047682397</text:p>
          </table:table-cell>
          <table:table-cell office:value-type="float" office:value="272461" calcext:value-type="float">
            <text:p>272461</text:p>
          </table:table-cell>
          <table:table-cell office:value-type="float" office:value="272581" calcext:value-type="float">
            <text:p>272581</text:p>
          </table:table-cell>
          <table:table-cell office:value-type="float" office:value="0.0986956540714651" calcext:value-type="float">
            <text:p>0.0986956540714651</text:p>
          </table:table-cell>
        </table:table-row>
        <table:table-row table:style-name="ro1">
          <table:table-cell office:value-type="float" office:value="163.198708434001" calcext:value-type="float">
            <text:p>163.198708434001</text:p>
          </table:table-cell>
          <table:table-cell office:value-type="float" office:value="272250" calcext:value-type="float">
            <text:p>272250</text:p>
          </table:table-cell>
          <table:table-cell office:value-type="float" office:value="272461" calcext:value-type="float">
            <text:p>272461</text:p>
          </table:table-cell>
          <table:table-cell office:value-type="float" office:value="0.0986004766027829" calcext:value-type="float">
            <text:p>0.0986004766027829</text:p>
          </table:table-cell>
        </table:table-row>
        <table:table-row table:style-name="ro1">
          <table:table-cell office:value-type="float" office:value="163.345652108001" calcext:value-type="float">
            <text:p>163.345652108001</text:p>
          </table:table-cell>
          <table:table-cell office:value-type="float" office:value="271966" calcext:value-type="float">
            <text:p>271966</text:p>
          </table:table-cell>
          <table:table-cell office:value-type="float" office:value="272250" calcext:value-type="float">
            <text:p>272250</text:p>
          </table:table-cell>
          <table:table-cell office:value-type="float" office:value="0.0985122831227171" calcext:value-type="float">
            <text:p>0.0985122831227171</text:p>
          </table:table-cell>
        </table:table-row>
        <table:table-row table:style-name="ro1">
          <table:table-cell office:value-type="float" office:value="163.49705403" calcext:value-type="float">
            <text:p>163.49705403</text:p>
          </table:table-cell>
          <table:table-cell office:value-type="float" office:value="271598" calcext:value-type="float">
            <text:p>271598</text:p>
          </table:table-cell>
          <table:table-cell office:value-type="float" office:value="271966" calcext:value-type="float">
            <text:p>271966</text:p>
          </table:table-cell>
          <table:table-cell office:value-type="float" office:value="0.0984176696354286" calcext:value-type="float">
            <text:p>0.0984176696354286</text:p>
          </table:table-cell>
        </table:table-row>
        <table:table-row table:style-name="ro1">
          <table:table-cell office:value-type="float" office:value="163.650673991" calcext:value-type="float">
            <text:p>163.650673991</text:p>
          </table:table-cell>
          <table:table-cell office:value-type="float" office:value="271148" calcext:value-type="float">
            <text:p>271148</text:p>
          </table:table-cell>
          <table:table-cell office:value-type="float" office:value="271598" calcext:value-type="float">
            <text:p>271598</text:p>
          </table:table-cell>
          <table:table-cell office:value-type="float" office:value="0.0983299715932173" calcext:value-type="float">
            <text:p>0.0983299715932173</text:p>
          </table:table-cell>
        </table:table-row>
        <table:table-row table:style-name="ro1">
          <table:table-cell office:value-type="float" office:value="163.851018864" calcext:value-type="float">
            <text:p>163.851018864</text:p>
          </table:table-cell>
          <table:table-cell office:value-type="float" office:value="270459" calcext:value-type="float">
            <text:p>270459</text:p>
          </table:table-cell>
          <table:table-cell office:value-type="float" office:value="271148" calcext:value-type="float">
            <text:p>271148</text:p>
          </table:table-cell>
          <table:table-cell office:value-type="float" office:value="0.0982358427179989" calcext:value-type="float">
            <text:p>0.0982358427179989</text:p>
          </table:table-cell>
        </table:table-row>
        <table:table-row table:style-name="ro1">
          <table:table-cell office:value-type="float" office:value="163.999060088" calcext:value-type="float">
            <text:p>163.999060088</text:p>
          </table:table-cell>
          <table:table-cell office:value-type="float" office:value="269881" calcext:value-type="float">
            <text:p>269881</text:p>
          </table:table-cell>
          <table:table-cell office:value-type="float" office:value="270459" calcext:value-type="float">
            <text:p>270459</text:p>
          </table:table-cell>
          <table:table-cell office:value-type="float" office:value="0.0981366277480094" calcext:value-type="float">
            <text:p>0.0981366277480094</text:p>
          </table:table-cell>
        </table:table-row>
        <table:table-row table:style-name="ro1">
          <table:table-cell office:value-type="float" office:value="164.149438292" calcext:value-type="float">
            <text:p>164.149438292</text:p>
          </table:table-cell>
          <table:table-cell office:value-type="float" office:value="269242" calcext:value-type="float">
            <text:p>269242</text:p>
          </table:table-cell>
          <table:table-cell office:value-type="float" office:value="269881" calcext:value-type="float">
            <text:p>269881</text:p>
          </table:table-cell>
          <table:table-cell office:value-type="float" office:value="0.0980453217344271" calcext:value-type="float">
            <text:p>0.0980453217344271</text:p>
          </table:table-cell>
        </table:table-row>
        <table:table-row table:style-name="ro1">
          <table:table-cell office:value-type="float" office:value="164.301057476" calcext:value-type="float">
            <text:p>164.301057476</text:p>
          </table:table-cell>
          <table:table-cell office:value-type="float" office:value="268552" calcext:value-type="float">
            <text:p>268552</text:p>
          </table:table-cell>
          <table:table-cell office:value-type="float" office:value="269242" calcext:value-type="float">
            <text:p>269242</text:p>
          </table:table-cell>
          <table:table-cell office:value-type="float" office:value="0.0979484525094929" calcext:value-type="float">
            <text:p>0.0979484525094929</text:p>
          </table:table-cell>
        </table:table-row>
        <table:table-row table:style-name="ro1">
          <table:table-cell office:value-type="float" office:value="164.458390999001" calcext:value-type="float">
            <text:p>164.458390999001</text:p>
          </table:table-cell>
          <table:table-cell office:value-type="float" office:value="267796" calcext:value-type="float">
            <text:p>267796</text:p>
          </table:table-cell>
          <table:table-cell office:value-type="float" office:value="268552" calcext:value-type="float">
            <text:p>268552</text:p>
          </table:table-cell>
          <table:table-cell office:value-type="float" office:value="0.0978590666998551" calcext:value-type="float">
            <text:p>0.0978590666998551</text:p>
          </table:table-cell>
        </table:table-row>
        <table:table-row table:style-name="ro1">
          <table:table-cell office:value-type="float" office:value="164.606609906001" calcext:value-type="float">
            <text:p>164.606609906001</text:p>
          </table:table-cell>
          <table:table-cell office:value-type="float" office:value="267053" calcext:value-type="float">
            <text:p>267053</text:p>
          </table:table-cell>
          <table:table-cell office:value-type="float" office:value="267796" calcext:value-type="float">
            <text:p>267796</text:p>
          </table:table-cell>
          <table:table-cell office:value-type="float" office:value="0.0977638206149054" calcext:value-type="float">
            <text:p>0.0977638206149054</text:p>
          </table:table-cell>
        </table:table-row>
        <table:table-row table:style-name="ro1">
          <table:table-cell office:value-type="float" office:value="164.752966157001" calcext:value-type="float">
            <text:p>164.752966157001</text:p>
          </table:table-cell>
          <table:table-cell office:value-type="float" office:value="266298" calcext:value-type="float">
            <text:p>266298</text:p>
          </table:table-cell>
          <table:table-cell office:value-type="float" office:value="267053" calcext:value-type="float">
            <text:p>267053</text:p>
          </table:table-cell>
          <table:table-cell office:value-type="float" office:value="0.0976757766865716" calcext:value-type="float">
            <text:p>0.0976757766865716</text:p>
          </table:table-cell>
        </table:table-row>
        <table:table-row table:style-name="ro1">
          <table:table-cell office:value-type="float" office:value="164.896494484" calcext:value-type="float">
            <text:p>164.896494484</text:p>
          </table:table-cell>
          <table:table-cell office:value-type="float" office:value="265546" calcext:value-type="float">
            <text:p>265546</text:p>
          </table:table-cell>
          <table:table-cell office:value-type="float" office:value="266298" calcext:value-type="float">
            <text:p>266298</text:p>
          </table:table-cell>
          <table:table-cell office:value-type="float" office:value="0.0975816906080665" calcext:value-type="float">
            <text:p>0.0975816906080665</text:p>
          </table:table-cell>
        </table:table-row>
        <table:table-row table:style-name="ro1">
          <table:table-cell office:value-type="float" office:value="165.048241181001" calcext:value-type="float">
            <text:p>165.048241181001</text:p>
          </table:table-cell>
          <table:table-cell office:value-type="float" office:value="264745" calcext:value-type="float">
            <text:p>264745</text:p>
          </table:table-cell>
          <table:table-cell office:value-type="float" office:value="265546" calcext:value-type="float">
            <text:p>265546</text:p>
          </table:table-cell>
          <table:table-cell office:value-type="float" office:value="0.0974946178173579" calcext:value-type="float">
            <text:p>0.0974946178173579</text:p>
          </table:table-cell>
        </table:table-row>
        <table:table-row table:style-name="ro1">
          <table:table-cell office:value-type="float" office:value="165.193932226" calcext:value-type="float">
            <text:p>165.193932226</text:p>
          </table:table-cell>
          <table:table-cell office:value-type="float" office:value="263978" calcext:value-type="float">
            <text:p>263978</text:p>
          </table:table-cell>
          <table:table-cell office:value-type="float" office:value="264745" calcext:value-type="float">
            <text:p>264745</text:p>
          </table:table-cell>
          <table:table-cell office:value-type="float" office:value="0.097401394678386" calcext:value-type="float">
            <text:p>0.097401394678386</text:p>
          </table:table-cell>
        </table:table-row>
        <table:table-row table:style-name="ro1">
          <table:table-cell office:value-type="float" office:value="165.341792341001" calcext:value-type="float">
            <text:p>165.341792341001</text:p>
          </table:table-cell>
          <table:table-cell office:value-type="float" office:value="263210" calcext:value-type="float">
            <text:p>263210</text:p>
          </table:table-cell>
          <table:table-cell office:value-type="float" office:value="263978" calcext:value-type="float">
            <text:p>263978</text:p>
          </table:table-cell>
          <table:table-cell office:value-type="float" office:value="0.0985271763487694" calcext:value-type="float">
            <text:p>0.0985271763487694</text:p>
          </table:table-cell>
        </table:table-row>
        <table:table-row table:style-name="ro1">
          <table:table-cell office:value-type="float" office:value="165.48781441" calcext:value-type="float">
            <text:p>165.48781441</text:p>
          </table:table-cell>
          <table:table-cell office:value-type="float" office:value="262470" calcext:value-type="float">
            <text:p>262470</text:p>
          </table:table-cell>
          <table:table-cell office:value-type="float" office:value="263210" calcext:value-type="float">
            <text:p>263210</text:p>
          </table:table-cell>
          <table:table-cell office:value-type="float" office:value="0.0994028548804683" calcext:value-type="float">
            <text:p>0.0994028548804683</text:p>
          </table:table-cell>
        </table:table-row>
        <table:table-row table:style-name="ro1">
          <table:table-cell office:value-type="float" office:value="165.634611596" calcext:value-type="float">
            <text:p>165.634611596</text:p>
          </table:table-cell>
          <table:table-cell office:value-type="float" office:value="261752" calcext:value-type="float">
            <text:p>261752</text:p>
          </table:table-cell>
          <table:table-cell office:value-type="float" office:value="262470" calcext:value-type="float">
            <text:p>262470</text:p>
          </table:table-cell>
          <table:table-cell office:value-type="float" office:value="0.100090946941277" calcext:value-type="float">
            <text:p>0.100090946941277</text:p>
          </table:table-cell>
        </table:table-row>
        <table:table-row table:style-name="ro1">
          <table:table-cell office:value-type="float" office:value="165.775424502001" calcext:value-type="float">
            <text:p>165.775424502001</text:p>
          </table:table-cell>
          <table:table-cell office:value-type="float" office:value="261093" calcext:value-type="float">
            <text:p>261093</text:p>
          </table:table-cell>
          <table:table-cell office:value-type="float" office:value="261752" calcext:value-type="float">
            <text:p>261752</text:p>
          </table:table-cell>
          <table:table-cell office:value-type="float" office:value="0.100616564199548" calcext:value-type="float">
            <text:p>0.100616564199548</text:p>
          </table:table-cell>
        </table:table-row>
        <table:table-row table:style-name="ro1">
          <table:table-cell office:value-type="float" office:value="165.916299689" calcext:value-type="float">
            <text:p>165.916299689</text:p>
          </table:table-cell>
          <table:table-cell office:value-type="float" office:value="260471" calcext:value-type="float">
            <text:p>260471</text:p>
          </table:table-cell>
          <table:table-cell office:value-type="float" office:value="261093" calcext:value-type="float">
            <text:p>261093</text:p>
          </table:table-cell>
          <table:table-cell office:value-type="float" office:value="0.101024652325822" calcext:value-type="float">
            <text:p>0.101024652325822</text:p>
          </table:table-cell>
        </table:table-row>
        <table:table-row table:style-name="ro1">
          <table:table-cell office:value-type="float" office:value="166.061386900001" calcext:value-type="float">
            <text:p>166.061386900001</text:p>
          </table:table-cell>
          <table:table-cell office:value-type="float" office:value="259875" calcext:value-type="float">
            <text:p>259875</text:p>
          </table:table-cell>
          <table:table-cell office:value-type="float" office:value="260471" calcext:value-type="float">
            <text:p>260471</text:p>
          </table:table-cell>
          <table:table-cell office:value-type="float" office:value="0.101326356360054" calcext:value-type="float">
            <text:p>0.101326356360054</text:p>
          </table:table-cell>
        </table:table-row>
        <table:table-row table:style-name="ro1">
          <table:table-cell office:value-type="float" office:value="166.213636492001" calcext:value-type="float">
            <text:p>166.213636492001</text:p>
          </table:table-cell>
          <table:table-cell office:value-type="float" office:value="259305" calcext:value-type="float">
            <text:p>259305</text:p>
          </table:table-cell>
          <table:table-cell office:value-type="float" office:value="259875" calcext:value-type="float">
            <text:p>259875</text:p>
          </table:table-cell>
          <table:table-cell office:value-type="float" office:value="0.101555358746874" calcext:value-type="float">
            <text:p>0.101555358746874</text:p>
          </table:table-cell>
        </table:table-row>
        <table:table-row table:style-name="ro1">
          <table:table-cell office:value-type="float" office:value="166.360851153" calcext:value-type="float">
            <text:p>166.360851153</text:p>
          </table:table-cell>
          <table:table-cell office:value-type="float" office:value="258814" calcext:value-type="float">
            <text:p>258814</text:p>
          </table:table-cell>
          <table:table-cell office:value-type="float" office:value="259305" calcext:value-type="float">
            <text:p>259305</text:p>
          </table:table-cell>
          <table:table-cell office:value-type="float" office:value="0.101713883626036" calcext:value-type="float">
            <text:p>0.101713883626036</text:p>
          </table:table-cell>
        </table:table-row>
        <table:table-row table:style-name="ro1">
          <table:table-cell office:value-type="float" office:value="166.508081044" calcext:value-type="float">
            <text:p>166.508081044</text:p>
          </table:table-cell>
          <table:table-cell office:value-type="float" office:value="258388" calcext:value-type="float">
            <text:p>258388</text:p>
          </table:table-cell>
          <table:table-cell office:value-type="float" office:value="258814" calcext:value-type="float">
            <text:p>258814</text:p>
          </table:table-cell>
          <table:table-cell office:value-type="float" office:value="0.101828387285907" calcext:value-type="float">
            <text:p>0.101828387285907</text:p>
          </table:table-cell>
        </table:table-row>
        <table:table-row table:style-name="ro1">
          <table:table-cell office:value-type="float" office:value="166.687381875" calcext:value-type="float">
            <text:p>166.687381875</text:p>
          </table:table-cell>
          <table:table-cell office:value-type="float" office:value="257962" calcext:value-type="float">
            <text:p>257962</text:p>
          </table:table-cell>
          <table:table-cell office:value-type="float" office:value="258388" calcext:value-type="float">
            <text:p>258388</text:p>
          </table:table-cell>
          <table:table-cell office:value-type="float" office:value="0.101895402136418" calcext:value-type="float">
            <text:p>0.101895402136418</text:p>
          </table:table-cell>
        </table:table-row>
        <table:table-row table:style-name="ro1">
          <table:table-cell office:value-type="float" office:value="166.852170085001" calcext:value-type="float">
            <text:p>166.852170085001</text:p>
          </table:table-cell>
          <table:table-cell office:value-type="float" office:value="257669" calcext:value-type="float">
            <text:p>257669</text:p>
          </table:table-cell>
          <table:table-cell office:value-type="float" office:value="257962" calcext:value-type="float">
            <text:p>257962</text:p>
          </table:table-cell>
          <table:table-cell office:value-type="float" office:value="0.101936742129555" calcext:value-type="float">
            <text:p>0.101936742129555</text:p>
          </table:table-cell>
        </table:table-row>
        <table:table-row table:style-name="ro1">
          <table:table-cell office:value-type="float" office:value="166.996297739001" calcext:value-type="float">
            <text:p>166.996297739001</text:p>
          </table:table-cell>
          <table:table-cell office:value-type="float" office:value="257492" calcext:value-type="float">
            <text:p>257492</text:p>
          </table:table-cell>
          <table:table-cell office:value-type="float" office:value="257669" calcext:value-type="float">
            <text:p>257669</text:p>
          </table:table-cell>
          <table:table-cell office:value-type="float" office:value="0.101945314519481" calcext:value-type="float">
            <text:p>0.101945314519481</text:p>
          </table:table-cell>
        </table:table-row>
        <table:table-row table:style-name="ro1">
          <table:table-cell office:value-type="float" office:value="167.142981826" calcext:value-type="float">
            <text:p>167.142981826</text:p>
          </table:table-cell>
          <table:table-cell office:value-type="float" office:value="257393" calcext:value-type="float">
            <text:p>257393</text:p>
          </table:table-cell>
          <table:table-cell office:value-type="float" office:value="257492" calcext:value-type="float">
            <text:p>257492</text:p>
          </table:table-cell>
          <table:table-cell office:value-type="float" office:value="0.101939944661148" calcext:value-type="float">
            <text:p>0.101939944661148</text:p>
          </table:table-cell>
        </table:table-row>
        <table:table-row table:style-name="ro1">
          <table:table-cell office:value-type="float" office:value="167.293530605" calcext:value-type="float">
            <text:p>167.293530605</text:p>
          </table:table-cell>
          <table:table-cell office:value-type="float" office:value="257377" calcext:value-type="float">
            <text:p>257377</text:p>
          </table:table-cell>
          <table:table-cell office:value-type="float" office:value="257393" calcext:value-type="float">
            <text:p>257393</text:p>
          </table:table-cell>
          <table:table-cell office:value-type="float" office:value="0.101911237166044" calcext:value-type="float">
            <text:p>0.101911237166044</text:p>
          </table:table-cell>
        </table:table-row>
        <table:table-row table:style-name="ro1">
          <table:table-cell office:value-type="float" office:value="167.445193875001" calcext:value-type="float">
            <text:p>167.445193875001</text:p>
          </table:table-cell>
          <table:table-cell office:value-type="float" office:value="257451" calcext:value-type="float">
            <text:p>257451</text:p>
          </table:table-cell>
          <table:table-cell office:value-type="float" office:value="257377" calcext:value-type="float">
            <text:p>257377</text:p>
          </table:table-cell>
          <table:table-cell office:value-type="float" office:value="0.101876087279215" calcext:value-type="float">
            <text:p>0.101876087279215</text:p>
          </table:table-cell>
        </table:table-row>
        <table:table-row table:style-name="ro1">
          <table:table-cell office:value-type="float" office:value="167.604944334001" calcext:value-type="float">
            <text:p>167.604944334001</text:p>
          </table:table-cell>
          <table:table-cell office:value-type="float" office:value="257626" calcext:value-type="float">
            <text:p>257626</text:p>
          </table:table-cell>
          <table:table-cell office:value-type="float" office:value="257451" calcext:value-type="float">
            <text:p>257451</text:p>
          </table:table-cell>
          <table:table-cell office:value-type="float" office:value="0.101823643284221" calcext:value-type="float">
            <text:p>0.101823643284221</text:p>
          </table:table-cell>
        </table:table-row>
        <table:table-row table:style-name="ro1">
          <table:table-cell office:value-type="float" office:value="167.763927045" calcext:value-type="float">
            <text:p>167.763927045</text:p>
          </table:table-cell>
          <table:table-cell office:value-type="float" office:value="257901" calcext:value-type="float">
            <text:p>257901</text:p>
          </table:table-cell>
          <table:table-cell office:value-type="float" office:value="257626" calcext:value-type="float">
            <text:p>257626</text:p>
          </table:table-cell>
          <table:table-cell office:value-type="float" office:value="0.101757422090063" calcext:value-type="float">
            <text:p>0.101757422090063</text:p>
          </table:table-cell>
        </table:table-row>
        <table:table-row table:style-name="ro1">
          <table:table-cell office:value-type="float" office:value="167.907983541" calcext:value-type="float">
            <text:p>167.907983541</text:p>
          </table:table-cell>
          <table:table-cell office:value-type="float" office:value="258234" calcext:value-type="float">
            <text:p>258234</text:p>
          </table:table-cell>
          <table:table-cell office:value-type="float" office:value="257901" calcext:value-type="float">
            <text:p>257901</text:p>
          </table:table-cell>
          <table:table-cell office:value-type="float" office:value="0.101692333853435" calcext:value-type="float">
            <text:p>0.101692333853435</text:p>
          </table:table-cell>
        </table:table-row>
        <table:table-row table:style-name="ro1">
          <table:table-cell office:value-type="float" office:value="168.051174389" calcext:value-type="float">
            <text:p>168.051174389</text:p>
          </table:table-cell>
          <table:table-cell office:value-type="float" office:value="258644" calcext:value-type="float">
            <text:p>258644</text:p>
          </table:table-cell>
          <table:table-cell office:value-type="float" office:value="258234" calcext:value-type="float">
            <text:p>258234</text:p>
          </table:table-cell>
          <table:table-cell office:value-type="float" office:value="0.101628166426815" calcext:value-type="float">
            <text:p>0.101628166426815</text:p>
          </table:table-cell>
        </table:table-row>
        <table:table-row table:style-name="ro1">
          <table:table-cell office:value-type="float" office:value="168.188516308001" calcext:value-type="float">
            <text:p>168.188516308001</text:p>
          </table:table-cell>
          <table:table-cell office:value-type="float" office:value="259109" calcext:value-type="float">
            <text:p>259109</text:p>
          </table:table-cell>
          <table:table-cell office:value-type="float" office:value="258644" calcext:value-type="float">
            <text:p>258644</text:p>
          </table:table-cell>
          <table:table-cell office:value-type="float" office:value="0.101552682039605" calcext:value-type="float">
            <text:p>0.101552682039605</text:p>
          </table:table-cell>
        </table:table-row>
        <table:table-row table:style-name="ro1">
          <table:table-cell office:value-type="float" office:value="168.330901001001" calcext:value-type="float">
            <text:p>168.330901001001</text:p>
          </table:table-cell>
          <table:table-cell office:value-type="float" office:value="259663" calcext:value-type="float">
            <text:p>259663</text:p>
          </table:table-cell>
          <table:table-cell office:value-type="float" office:value="259109" calcext:value-type="float">
            <text:p>259109</text:p>
          </table:table-cell>
          <table:table-cell office:value-type="float" office:value="0.10148024086978" calcext:value-type="float">
            <text:p>0.10148024086978</text:p>
          </table:table-cell>
        </table:table-row>
        <table:table-row table:style-name="ro1">
          <table:table-cell office:value-type="float" office:value="168.472293895001" calcext:value-type="float">
            <text:p>168.472293895001</text:p>
          </table:table-cell>
          <table:table-cell office:value-type="float" office:value="260281" calcext:value-type="float">
            <text:p>260281</text:p>
          </table:table-cell>
          <table:table-cell office:value-type="float" office:value="259663" calcext:value-type="float">
            <text:p>259663</text:p>
          </table:table-cell>
          <table:table-cell office:value-type="float" office:value="0.1013982236114" calcext:value-type="float">
            <text:p>0.1013982236114</text:p>
          </table:table-cell>
        </table:table-row>
        <table:table-row table:style-name="ro1">
          <table:table-cell office:value-type="float" office:value="168.626823051" calcext:value-type="float">
            <text:p>168.626823051</text:p>
          </table:table-cell>
          <table:table-cell office:value-type="float" office:value="261030" calcext:value-type="float">
            <text:p>261030</text:p>
          </table:table-cell>
          <table:table-cell office:value-type="float" office:value="260281" calcext:value-type="float">
            <text:p>260281</text:p>
          </table:table-cell>
          <table:table-cell office:value-type="float" office:value="0.10132059909114" calcext:value-type="float">
            <text:p>0.10132059909114</text:p>
          </table:table-cell>
        </table:table-row>
        <table:table-row table:style-name="ro1">
          <table:table-cell office:value-type="float" office:value="168.773313808" calcext:value-type="float">
            <text:p>168.773313808</text:p>
          </table:table-cell>
          <table:table-cell office:value-type="float" office:value="261806" calcext:value-type="float">
            <text:p>261806</text:p>
          </table:table-cell>
          <table:table-cell office:value-type="float" office:value="261030" calcext:value-type="float">
            <text:p>261030</text:p>
          </table:table-cell>
          <table:table-cell office:value-type="float" office:value="0.101234520815939" calcext:value-type="float">
            <text:p>0.101234520815939</text:p>
          </table:table-cell>
        </table:table-row>
        <table:table-row table:style-name="ro1">
          <table:table-cell office:value-type="float" office:value="168.920405071" calcext:value-type="float">
            <text:p>168.920405071</text:p>
          </table:table-cell>
          <table:table-cell office:value-type="float" office:value="262645" calcext:value-type="float">
            <text:p>262645</text:p>
          </table:table-cell>
          <table:table-cell office:value-type="float" office:value="261806" calcext:value-type="float">
            <text:p>261806</text:p>
          </table:table-cell>
          <table:table-cell office:value-type="float" office:value="0.101153690199608" calcext:value-type="float">
            <text:p>0.101153690199608</text:p>
          </table:table-cell>
        </table:table-row>
        <table:table-row table:style-name="ro1">
          <table:table-cell office:value-type="float" office:value="169.058260306" calcext:value-type="float">
            <text:p>169.058260306</text:p>
          </table:table-cell>
          <table:table-cell office:value-type="float" office:value="263480" calcext:value-type="float">
            <text:p>263480</text:p>
          </table:table-cell>
          <table:table-cell office:value-type="float" office:value="262645" calcext:value-type="float">
            <text:p>262645</text:p>
          </table:table-cell>
          <table:table-cell office:value-type="float" office:value="0.101077071898868" calcext:value-type="float">
            <text:p>0.101077071898868</text:p>
          </table:table-cell>
        </table:table-row>
        <table:table-row table:style-name="ro1">
          <table:table-cell office:value-type="float" office:value="169.199409978" calcext:value-type="float">
            <text:p>169.199409978</text:p>
          </table:table-cell>
          <table:table-cell office:value-type="float" office:value="264378" calcext:value-type="float">
            <text:p>264378</text:p>
          </table:table-cell>
          <table:table-cell office:value-type="float" office:value="263480" calcext:value-type="float">
            <text:p>263480</text:p>
          </table:table-cell>
          <table:table-cell office:value-type="float" office:value="0.100991912107608" calcext:value-type="float">
            <text:p>0.100991912107608</text:p>
          </table:table-cell>
        </table:table-row>
        <table:table-row table:style-name="ro1">
          <table:table-cell office:value-type="float" office:value="169.347976154" calcext:value-type="float">
            <text:p>169.347976154</text:p>
          </table:table-cell>
          <table:table-cell office:value-type="float" office:value="265364" calcext:value-type="float">
            <text:p>265364</text:p>
          </table:table-cell>
          <table:table-cell office:value-type="float" office:value="264378" calcext:value-type="float">
            <text:p>264378</text:p>
          </table:table-cell>
          <table:table-cell office:value-type="float" office:value="0.100911872881353" calcext:value-type="float">
            <text:p>0.100911872881353</text:p>
          </table:table-cell>
        </table:table-row>
        <table:table-row table:style-name="ro1">
          <table:table-cell office:value-type="float" office:value="169.558136422001" calcext:value-type="float">
            <text:p>169.558136422001</text:p>
          </table:table-cell>
          <table:table-cell office:value-type="float" office:value="266817" calcext:value-type="float">
            <text:p>266817</text:p>
          </table:table-cell>
          <table:table-cell office:value-type="float" office:value="265364" calcext:value-type="float">
            <text:p>265364</text:p>
          </table:table-cell>
          <table:table-cell office:value-type="float" office:value="0.100824060952837" calcext:value-type="float">
            <text:p>0.100824060952837</text:p>
          </table:table-cell>
        </table:table-row>
        <table:table-row table:style-name="ro1">
          <table:table-cell office:value-type="float" office:value="169.725310505" calcext:value-type="float">
            <text:p>169.725310505</text:p>
          </table:table-cell>
          <table:table-cell office:value-type="float" office:value="268007" calcext:value-type="float">
            <text:p>268007</text:p>
          </table:table-cell>
          <table:table-cell office:value-type="float" office:value="266817" calcext:value-type="float">
            <text:p>266817</text:p>
          </table:table-cell>
          <table:table-cell office:value-type="float" office:value="0.100730087014926" calcext:value-type="float">
            <text:p>0.100730087014926</text:p>
          </table:table-cell>
        </table:table-row>
        <table:table-row table:style-name="ro1">
          <table:table-cell office:value-type="float" office:value="169.875812028001" calcext:value-type="float">
            <text:p>169.875812028001</text:p>
          </table:table-cell>
          <table:table-cell office:value-type="float" office:value="269096" calcext:value-type="float">
            <text:p>269096</text:p>
          </table:table-cell>
          <table:table-cell office:value-type="float" office:value="268007" calcext:value-type="float">
            <text:p>268007</text:p>
          </table:table-cell>
          <table:table-cell office:value-type="float" office:value="0.100631239423261" calcext:value-type="float">
            <text:p>0.100631239423261</text:p>
          </table:table-cell>
        </table:table-row>
        <table:table-row table:style-name="ro1">
          <table:table-cell office:value-type="float" office:value="170.029508128" calcext:value-type="float">
            <text:p>170.029508128</text:p>
          </table:table-cell>
          <table:table-cell office:value-type="float" office:value="270214" calcext:value-type="float">
            <text:p>270214</text:p>
          </table:table-cell>
          <table:table-cell office:value-type="float" office:value="269096" calcext:value-type="float">
            <text:p>269096</text:p>
          </table:table-cell>
          <table:table-cell office:value-type="float" office:value="0.1005403480501" calcext:value-type="float">
            <text:p>0.1005403480501</text:p>
          </table:table-cell>
        </table:table-row>
        <table:table-row table:style-name="ro1">
          <table:table-cell office:value-type="float" office:value="170.180816428" calcext:value-type="float">
            <text:p>170.180816428</text:p>
          </table:table-cell>
          <table:table-cell office:value-type="float" office:value="271314" calcext:value-type="float">
            <text:p>271314</text:p>
          </table:table-cell>
          <table:table-cell office:value-type="float" office:value="270214" calcext:value-type="float">
            <text:p>270214</text:p>
          </table:table-cell>
          <table:table-cell office:value-type="float" office:value="0.100444050070451" calcext:value-type="float">
            <text:p>0.100444050070451</text:p>
          </table:table-cell>
        </table:table-row>
        <table:table-row table:style-name="ro1">
          <table:table-cell office:value-type="float" office:value="170.333492330001" calcext:value-type="float">
            <text:p>170.333492330001</text:p>
          </table:table-cell>
          <table:table-cell office:value-type="float" office:value="272413" calcext:value-type="float">
            <text:p>272413</text:p>
          </table:table-cell>
          <table:table-cell office:value-type="float" office:value="271314" calcext:value-type="float">
            <text:p>271314</text:p>
          </table:table-cell>
          <table:table-cell office:value-type="float" office:value="0.100355240056361" calcext:value-type="float">
            <text:p>0.100355240056361</text:p>
          </table:table-cell>
        </table:table-row>
        <table:table-row table:style-name="ro1">
          <table:table-cell office:value-type="float" office:value="170.478539168001" calcext:value-type="float">
            <text:p>170.478539168001</text:p>
          </table:table-cell>
          <table:table-cell office:value-type="float" office:value="273440" calcext:value-type="float">
            <text:p>273440</text:p>
          </table:table-cell>
          <table:table-cell office:value-type="float" office:value="272413" calcext:value-type="float">
            <text:p>272413</text:p>
          </table:table-cell>
          <table:table-cell office:value-type="float" office:value="0.100260690282456" calcext:value-type="float">
            <text:p>0.100260690282456</text:p>
          </table:table-cell>
        </table:table-row>
        <table:table-row table:style-name="ro1">
          <table:table-cell office:value-type="float" office:value="170.627163026001" calcext:value-type="float">
            <text:p>170.627163026001</text:p>
          </table:table-cell>
          <table:table-cell office:value-type="float" office:value="274466" calcext:value-type="float">
            <text:p>274466</text:p>
          </table:table-cell>
          <table:table-cell office:value-type="float" office:value="273440" calcext:value-type="float">
            <text:p>273440</text:p>
          </table:table-cell>
          <table:table-cell office:value-type="float" office:value="0.100173320282336" calcext:value-type="float">
            <text:p>0.100173320282336</text:p>
          </table:table-cell>
        </table:table-row>
        <table:table-row table:style-name="ro1">
          <table:table-cell office:value-type="float" office:value="170.782130138" calcext:value-type="float">
            <text:p>170.782130138</text:p>
          </table:table-cell>
          <table:table-cell office:value-type="float" office:value="275500" calcext:value-type="float">
            <text:p>275500</text:p>
          </table:table-cell>
          <table:table-cell office:value-type="float" office:value="274466" calcext:value-type="float">
            <text:p>274466</text:p>
          </table:table-cell>
          <table:table-cell office:value-type="float" office:value="0.100080005199476" calcext:value-type="float">
            <text:p>0.100080005199476</text:p>
          </table:table-cell>
        </table:table-row>
        <table:table-row table:style-name="ro1">
          <table:table-cell office:value-type="float" office:value="170.925653263001" calcext:value-type="float">
            <text:p>170.925653263001</text:p>
          </table:table-cell>
          <table:table-cell office:value-type="float" office:value="276419" calcext:value-type="float">
            <text:p>276419</text:p>
          </table:table-cell>
          <table:table-cell office:value-type="float" office:value="275500" calcext:value-type="float">
            <text:p>275500</text:p>
          </table:table-cell>
          <table:table-cell office:value-type="float" office:value="0.0999936641830274" calcext:value-type="float">
            <text:p>0.0999936641830274</text:p>
          </table:table-cell>
        </table:table-row>
        <table:table-row table:style-name="ro1">
          <table:table-cell office:value-type="float" office:value="171.059556797" calcext:value-type="float">
            <text:p>171.059556797</text:p>
          </table:table-cell>
          <table:table-cell office:value-type="float" office:value="277235" calcext:value-type="float">
            <text:p>277235</text:p>
          </table:table-cell>
          <table:table-cell office:value-type="float" office:value="276419" calcext:value-type="float">
            <text:p>276419</text:p>
          </table:table-cell>
          <table:table-cell office:value-type="float" office:value="0.0999129161150218" calcext:value-type="float">
            <text:p>0.0999129161150218</text:p>
          </table:table-cell>
        </table:table-row>
        <table:table-row table:style-name="ro1">
          <table:table-cell office:value-type="float" office:value="171.199528402" calcext:value-type="float">
            <text:p>171.199528402</text:p>
          </table:table-cell>
          <table:table-cell office:value-type="float" office:value="278042" calcext:value-type="float">
            <text:p>278042</text:p>
          </table:table-cell>
          <table:table-cell office:value-type="float" office:value="277235" calcext:value-type="float">
            <text:p>277235</text:p>
          </table:table-cell>
          <table:table-cell office:value-type="float" office:value="0.0998250081407009" calcext:value-type="float">
            <text:p>0.0998250081407009</text:p>
          </table:table-cell>
        </table:table-row>
        <table:table-row table:style-name="ro1">
          <table:table-cell office:value-type="float" office:value="171.339510028" calcext:value-type="float">
            <text:p>171.339510028</text:p>
          </table:table-cell>
          <table:table-cell office:value-type="float" office:value="278796" calcext:value-type="float">
            <text:p>278796</text:p>
          </table:table-cell>
          <table:table-cell office:value-type="float" office:value="278042" calcext:value-type="float">
            <text:p>278042</text:p>
          </table:table-cell>
          <table:table-cell office:value-type="float" office:value="0.0997430474482333" calcext:value-type="float">
            <text:p>0.0997430474482333</text:p>
          </table:table-cell>
        </table:table-row>
        <table:table-row table:style-name="ro1">
          <table:table-cell office:value-type="float" office:value="171.481465251" calcext:value-type="float">
            <text:p>171.481465251</text:p>
          </table:table-cell>
          <table:table-cell office:value-type="float" office:value="279502" calcext:value-type="float">
            <text:p>279502</text:p>
          </table:table-cell>
          <table:table-cell office:value-type="float" office:value="278796" calcext:value-type="float">
            <text:p>278796</text:p>
          </table:table-cell>
          <table:table-cell office:value-type="float" office:value="0.0996542510426988" calcext:value-type="float">
            <text:p>0.0996542510426988</text:p>
          </table:table-cell>
        </table:table-row>
        <table:table-row table:style-name="ro1">
          <table:table-cell office:value-type="float" office:value="171.622548667" calcext:value-type="float">
            <text:p>171.622548667</text:p>
          </table:table-cell>
          <table:table-cell office:value-type="float" office:value="280140" calcext:value-type="float">
            <text:p>280140</text:p>
          </table:table-cell>
          <table:table-cell office:value-type="float" office:value="279502" calcext:value-type="float">
            <text:p>279502</text:p>
          </table:table-cell>
          <table:table-cell office:value-type="float" office:value="0.0995716203321158" calcext:value-type="float">
            <text:p>0.0995716203321158</text:p>
          </table:table-cell>
        </table:table-row>
        <table:table-row table:style-name="ro1">
          <table:table-cell office:value-type="float" office:value="171.768894407001" calcext:value-type="float">
            <text:p>171.768894407001</text:p>
          </table:table-cell>
          <table:table-cell office:value-type="float" office:value="280732" calcext:value-type="float">
            <text:p>280732</text:p>
          </table:table-cell>
          <table:table-cell office:value-type="float" office:value="280140" calcext:value-type="float">
            <text:p>280140</text:p>
          </table:table-cell>
          <table:table-cell office:value-type="float" office:value="0.0994823691519901" calcext:value-type="float">
            <text:p>0.0994823691519901</text:p>
          </table:table-cell>
        </table:table-row>
        <table:table-row table:style-name="ro1">
          <table:table-cell office:value-type="float" office:value="171.923509238" calcext:value-type="float">
            <text:p>171.923509238</text:p>
          </table:table-cell>
          <table:table-cell office:value-type="float" office:value="281274" calcext:value-type="float">
            <text:p>281274</text:p>
          </table:table-cell>
          <table:table-cell office:value-type="float" office:value="280732" calcext:value-type="float">
            <text:p>280732</text:p>
          </table:table-cell>
          <table:table-cell office:value-type="float" office:value="0.0993994151351119" calcext:value-type="float">
            <text:p>0.0993994151351119</text:p>
          </table:table-cell>
        </table:table-row>
        <table:table-row table:style-name="ro1">
          <table:table-cell office:value-type="float" office:value="172.075812649" calcext:value-type="float">
            <text:p>172.075812649</text:p>
          </table:table-cell>
          <table:table-cell office:value-type="float" office:value="281722" calcext:value-type="float">
            <text:p>281722</text:p>
          </table:table-cell>
          <table:table-cell office:value-type="float" office:value="281274" calcext:value-type="float">
            <text:p>281274</text:p>
          </table:table-cell>
          <table:table-cell office:value-type="float" office:value="0.0993099861243875" calcext:value-type="float">
            <text:p>0.0993099861243875</text:p>
          </table:table-cell>
        </table:table-row>
        <table:table-row table:style-name="ro1">
          <table:table-cell office:value-type="float" office:value="172.224102936" calcext:value-type="float">
            <text:p>172.224102936</text:p>
          </table:table-cell>
          <table:table-cell office:value-type="float" office:value="282074" calcext:value-type="float">
            <text:p>282074</text:p>
          </table:table-cell>
          <table:table-cell office:value-type="float" office:value="281722" calcext:value-type="float">
            <text:p>281722</text:p>
          </table:table-cell>
          <table:table-cell office:value-type="float" office:value="0.0992269301444198" calcext:value-type="float">
            <text:p>0.0992269301444198</text:p>
          </table:table-cell>
        </table:table-row>
        <table:table-row table:style-name="ro1">
          <table:table-cell office:value-type="float" office:value="172.351466526" calcext:value-type="float">
            <text:p>172.351466526</text:p>
          </table:table-cell>
          <table:table-cell office:value-type="float" office:value="282307" calcext:value-type="float">
            <text:p>282307</text:p>
          </table:table-cell>
          <table:table-cell office:value-type="float" office:value="282074" calcext:value-type="float">
            <text:p>282074</text:p>
          </table:table-cell>
          <table:table-cell office:value-type="float" office:value="0.099148985976001" calcext:value-type="float">
            <text:p>0.099148985976001</text:p>
          </table:table-cell>
        </table:table-row>
        <table:table-row table:style-name="ro1">
          <table:table-cell office:value-type="float" office:value="172.495213826001" calcext:value-type="float">
            <text:p>172.495213826001</text:p>
          </table:table-cell>
          <table:table-cell office:value-type="float" office:value="282495" calcext:value-type="float">
            <text:p>282495</text:p>
          </table:table-cell>
          <table:table-cell office:value-type="float" office:value="282307" calcext:value-type="float">
            <text:p>282307</text:p>
          </table:table-cell>
          <table:table-cell office:value-type="float" office:value="0.0990636719399181" calcext:value-type="float">
            <text:p>0.0990636719399181</text:p>
          </table:table-cell>
        </table:table-row>
        <table:table-row table:style-name="ro1">
          <table:table-cell office:value-type="float" office:value="172.638506962" calcext:value-type="float">
            <text:p>172.638506962</text:p>
          </table:table-cell>
          <table:table-cell office:value-type="float" office:value="282600" calcext:value-type="float">
            <text:p>282600</text:p>
          </table:table-cell>
          <table:table-cell office:value-type="float" office:value="282495" calcext:value-type="float">
            <text:p>282495</text:p>
          </table:table-cell>
          <table:table-cell office:value-type="float" office:value="0.0989839613476397" calcext:value-type="float">
            <text:p>0.0989839613476397</text:p>
          </table:table-cell>
        </table:table-row>
        <table:table-row table:style-name="ro1">
          <table:table-cell office:value-type="float" office:value="172.782238451" calcext:value-type="float">
            <text:p>172.782238451</text:p>
          </table:table-cell>
          <table:table-cell office:value-type="float" office:value="282625" calcext:value-type="float">
            <text:p>282625</text:p>
          </table:table-cell>
          <table:table-cell office:value-type="float" office:value="282600" calcext:value-type="float">
            <text:p>282600</text:p>
          </table:table-cell>
          <table:table-cell office:value-type="float" office:value="0.098897314005648" calcext:value-type="float">
            <text:p>0.098897314005648</text:p>
          </table:table-cell>
        </table:table-row>
        <table:table-row table:style-name="ro1">
          <table:table-cell office:value-type="float" office:value="172.932837549" calcext:value-type="float">
            <text:p>172.932837549</text:p>
          </table:table-cell>
          <table:table-cell office:value-type="float" office:value="282565" calcext:value-type="float">
            <text:p>282565</text:p>
          </table:table-cell>
          <table:table-cell office:value-type="float" office:value="282625" calcext:value-type="float">
            <text:p>282625</text:p>
          </table:table-cell>
          <table:table-cell office:value-type="float" office:value="0.0988165765811117" calcext:value-type="float">
            <text:p>0.0988165765811117</text:p>
          </table:table-cell>
        </table:table-row>
        <table:table-row table:style-name="ro1">
          <table:table-cell office:value-type="float" office:value="173.084188023" calcext:value-type="float">
            <text:p>173.084188023</text:p>
          </table:table-cell>
          <table:table-cell office:value-type="float" office:value="282418" calcext:value-type="float">
            <text:p>282418</text:p>
          </table:table-cell>
          <table:table-cell office:value-type="float" office:value="282565" calcext:value-type="float">
            <text:p>282565</text:p>
          </table:table-cell>
          <table:table-cell office:value-type="float" office:value="0.0987291871908153" calcext:value-type="float">
            <text:p>0.0987291871908153</text:p>
          </table:table-cell>
        </table:table-row>
        <table:table-row table:style-name="ro1">
          <table:table-cell office:value-type="float" office:value="173.223028441001" calcext:value-type="float">
            <text:p>173.223028441001</text:p>
          </table:table-cell>
          <table:table-cell office:value-type="float" office:value="282208" calcext:value-type="float">
            <text:p>282208</text:p>
          </table:table-cell>
          <table:table-cell office:value-type="float" office:value="282418" calcext:value-type="float">
            <text:p>282418</text:p>
          </table:table-cell>
          <table:table-cell office:value-type="float" office:value="0.0986478957329877" calcext:value-type="float">
            <text:p>0.0986478957329877</text:p>
          </table:table-cell>
        </table:table-row>
        <table:table-row table:style-name="ro1">
          <table:table-cell office:value-type="float" office:value="173.372740143001" calcext:value-type="float">
            <text:p>173.372740143001</text:p>
          </table:table-cell>
          <table:table-cell office:value-type="float" office:value="281906" calcext:value-type="float">
            <text:p>281906</text:p>
          </table:table-cell>
          <table:table-cell office:value-type="float" office:value="282208" calcext:value-type="float">
            <text:p>282208</text:p>
          </table:table-cell>
          <table:table-cell office:value-type="float" office:value="0.0985601421207633" calcext:value-type="float">
            <text:p>0.0985601421207633</text:p>
          </table:table-cell>
        </table:table-row>
        <table:table-row table:style-name="ro1">
          <table:table-cell office:value-type="float" office:value="173.519326658" calcext:value-type="float">
            <text:p>173.519326658</text:p>
          </table:table-cell>
          <table:table-cell office:value-type="float" office:value="281537" calcext:value-type="float">
            <text:p>281537</text:p>
          </table:table-cell>
          <table:table-cell office:value-type="float" office:value="281906" calcext:value-type="float">
            <text:p>281906</text:p>
          </table:table-cell>
          <table:table-cell office:value-type="float" office:value="0.0984785986850633" calcext:value-type="float">
            <text:p>0.0984785986850633</text:p>
          </table:table-cell>
        </table:table-row>
        <table:table-row table:style-name="ro1">
          <table:table-cell office:value-type="float" office:value="173.670123329001" calcext:value-type="float">
            <text:p>173.670123329001</text:p>
          </table:table-cell>
          <table:table-cell office:value-type="float" office:value="281087" calcext:value-type="float">
            <text:p>281087</text:p>
          </table:table-cell>
          <table:table-cell office:value-type="float" office:value="281537" calcext:value-type="float">
            <text:p>281537</text:p>
          </table:table-cell>
          <table:table-cell office:value-type="float" office:value="0.0983907220853056" calcext:value-type="float">
            <text:p>0.0983907220853056</text:p>
          </table:table-cell>
        </table:table-row>
        <table:table-row table:style-name="ro1">
          <table:table-cell office:value-type="float" office:value="173.812038934" calcext:value-type="float">
            <text:p>173.812038934</text:p>
          </table:table-cell>
          <table:table-cell office:value-type="float" office:value="280602" calcext:value-type="float">
            <text:p>280602</text:p>
          </table:table-cell>
          <table:table-cell office:value-type="float" office:value="281087" calcext:value-type="float">
            <text:p>281087</text:p>
          </table:table-cell>
          <table:table-cell office:value-type="float" office:value="0.098309119454988" calcext:value-type="float">
            <text:p>0.098309119454988</text:p>
          </table:table-cell>
        </table:table-row>
        <table:table-row table:style-name="ro1">
          <table:table-cell office:value-type="float" office:value="173.950853413" calcext:value-type="float">
            <text:p>173.950853413</text:p>
          </table:table-cell>
          <table:table-cell office:value-type="float" office:value="280075" calcext:value-type="float">
            <text:p>280075</text:p>
          </table:table-cell>
          <table:table-cell office:value-type="float" office:value="280602" calcext:value-type="float">
            <text:p>280602</text:p>
          </table:table-cell>
          <table:table-cell office:value-type="float" office:value="0.0982325490202116" calcext:value-type="float">
            <text:p>0.0982325490202116</text:p>
          </table:table-cell>
        </table:table-row>
        <table:table-row table:style-name="ro1">
          <table:table-cell office:value-type="float" office:value="174.091798480001" calcext:value-type="float">
            <text:p>174.091798480001</text:p>
          </table:table-cell>
          <table:table-cell office:value-type="float" office:value="279493" calcext:value-type="float">
            <text:p>279493</text:p>
          </table:table-cell>
          <table:table-cell office:value-type="float" office:value="280075" calcext:value-type="float">
            <text:p>280075</text:p>
          </table:table-cell>
          <table:table-cell office:value-type="float" office:value="0.0981487549814167" calcext:value-type="float">
            <text:p>0.0981487549814167</text:p>
          </table:table-cell>
        </table:table-row>
        <table:table-row table:style-name="ro1">
          <table:table-cell office:value-type="float" office:value="174.227561233" calcext:value-type="float">
            <text:p>174.227561233</text:p>
          </table:table-cell>
          <table:table-cell office:value-type="float" office:value="278892" calcext:value-type="float">
            <text:p>278892</text:p>
          </table:table-cell>
          <table:table-cell office:value-type="float" office:value="279493" calcext:value-type="float">
            <text:p>279493</text:p>
          </table:table-cell>
          <table:table-cell office:value-type="float" office:value="0.0980704703451104" calcext:value-type="float">
            <text:p>0.0980704703451104</text:p>
          </table:table-cell>
        </table:table-row>
        <table:table-row table:style-name="ro1">
          <table:table-cell office:value-type="float" office:value="174.374955557" calcext:value-type="float">
            <text:p>174.374955557</text:p>
          </table:table-cell>
          <table:table-cell office:value-type="float" office:value="278202" calcext:value-type="float">
            <text:p>278202</text:p>
          </table:table-cell>
          <table:table-cell office:value-type="float" office:value="278892" calcext:value-type="float">
            <text:p>278892</text:p>
          </table:table-cell>
          <table:table-cell office:value-type="float" office:value="0.0979853825942962" calcext:value-type="float">
            <text:p>0.0979853825942962</text:p>
          </table:table-cell>
        </table:table-row>
        <table:table-row table:style-name="ro1">
          <table:table-cell office:value-type="float" office:value="174.528086719" calcext:value-type="float">
            <text:p>174.528086719</text:p>
          </table:table-cell>
          <table:table-cell office:value-type="float" office:value="277449" calcext:value-type="float">
            <text:p>277449</text:p>
          </table:table-cell>
          <table:table-cell office:value-type="float" office:value="278202" calcext:value-type="float">
            <text:p>278202</text:p>
          </table:table-cell>
          <table:table-cell office:value-type="float" office:value="0.0979061017126356" calcext:value-type="float">
            <text:p>0.0979061017126356</text:p>
          </table:table-cell>
        </table:table-row>
        <table:table-row table:style-name="ro1">
          <table:table-cell office:value-type="float" office:value="174.668144050001" calcext:value-type="float">
            <text:p>174.668144050001</text:p>
          </table:table-cell>
          <table:table-cell office:value-type="float" office:value="276738" calcext:value-type="float">
            <text:p>276738</text:p>
          </table:table-cell>
          <table:table-cell office:value-type="float" office:value="277449" calcext:value-type="float">
            <text:p>277449</text:p>
          </table:table-cell>
          <table:table-cell office:value-type="float" office:value="0.0978202942141452" calcext:value-type="float">
            <text:p>0.0978202942141452</text:p>
          </table:table-cell>
        </table:table-row>
        <table:table-row table:style-name="ro1">
          <table:table-cell office:value-type="float" office:value="174.816154158" calcext:value-type="float">
            <text:p>174.816154158</text:p>
          </table:table-cell>
          <table:table-cell office:value-type="float" office:value="275968" calcext:value-type="float">
            <text:p>275968</text:p>
          </table:table-cell>
          <table:table-cell office:value-type="float" office:value="276738" calcext:value-type="float">
            <text:p>276738</text:p>
          </table:table-cell>
          <table:table-cell office:value-type="float" office:value="0.0977404760589952" calcext:value-type="float">
            <text:p>0.0977404760589952</text:p>
          </table:table-cell>
        </table:table-row>
        <table:table-row table:style-name="ro1">
          <table:table-cell office:value-type="float" office:value="174.962363011" calcext:value-type="float">
            <text:p>174.962363011</text:p>
          </table:table-cell>
          <table:table-cell office:value-type="float" office:value="275198" calcext:value-type="float">
            <text:p>275198</text:p>
          </table:table-cell>
          <table:table-cell office:value-type="float" office:value="275968" calcext:value-type="float">
            <text:p>275968</text:p>
          </table:table-cell>
          <table:table-cell office:value-type="float" office:value="0.0976543155924738" calcext:value-type="float">
            <text:p>0.0976543155924738</text:p>
          </table:table-cell>
        </table:table-row>
        <table:table-row table:style-name="ro1">
          <table:table-cell office:value-type="float" office:value="175.103712523" calcext:value-type="float">
            <text:p>175.103712523</text:p>
          </table:table-cell>
          <table:table-cell office:value-type="float" office:value="274452" calcext:value-type="float">
            <text:p>274452</text:p>
          </table:table-cell>
          <table:table-cell office:value-type="float" office:value="275198" calcext:value-type="float">
            <text:p>275198</text:p>
          </table:table-cell>
          <table:table-cell office:value-type="float" office:value="0.0975742533893109" calcext:value-type="float">
            <text:p>0.0975742533893109</text:p>
          </table:table-cell>
        </table:table-row>
        <table:table-row table:style-name="ro1">
          <table:table-cell office:value-type="float" office:value="175.282722186001" calcext:value-type="float">
            <text:p>175.282722186001</text:p>
          </table:table-cell>
          <table:table-cell office:value-type="float" office:value="273515" calcext:value-type="float">
            <text:p>273515</text:p>
          </table:table-cell>
          <table:table-cell office:value-type="float" office:value="274452" calcext:value-type="float">
            <text:p>274452</text:p>
          </table:table-cell>
          <table:table-cell office:value-type="float" office:value="0.0986308312828773" calcext:value-type="float">
            <text:p>0.0986308312828773</text:p>
          </table:table-cell>
        </table:table-row>
        <table:table-row table:style-name="ro1">
          <table:table-cell office:value-type="float" office:value="175.444037859001" calcext:value-type="float">
            <text:p>175.444037859001</text:p>
          </table:table-cell>
          <table:table-cell office:value-type="float" office:value="272690" calcext:value-type="float">
            <text:p>272690</text:p>
          </table:table-cell>
          <table:table-cell office:value-type="float" office:value="273515" calcext:value-type="float">
            <text:p>273515</text:p>
          </table:table-cell>
          <table:table-cell office:value-type="float" office:value="0.0994643452090545" calcext:value-type="float">
            <text:p>0.0994643452090545</text:p>
          </table:table-cell>
        </table:table-row>
        <table:table-row table:style-name="ro1">
          <table:table-cell office:value-type="float" office:value="175.58519665" calcext:value-type="float">
            <text:p>175.58519665</text:p>
          </table:table-cell>
          <table:table-cell office:value-type="float" office:value="271990" calcext:value-type="float">
            <text:p>271990</text:p>
          </table:table-cell>
          <table:table-cell office:value-type="float" office:value="272690" calcext:value-type="float">
            <text:p>272690</text:p>
          </table:table-cell>
          <table:table-cell office:value-type="float" office:value="0.100107699783901" calcext:value-type="float">
            <text:p>0.100107699783901</text:p>
          </table:table-cell>
        </table:table-row>
        <table:table-row table:style-name="ro1">
          <table:table-cell office:value-type="float" office:value="175.730723129001" calcext:value-type="float">
            <text:p>175.730723129001</text:p>
          </table:table-cell>
          <table:table-cell office:value-type="float" office:value="271299" calcext:value-type="float">
            <text:p>271299</text:p>
          </table:table-cell>
          <table:table-cell office:value-type="float" office:value="271990" calcext:value-type="float">
            <text:p>271990</text:p>
          </table:table-cell>
          <table:table-cell office:value-type="float" office:value="0.100610675220507" calcext:value-type="float">
            <text:p>0.100610675220507</text:p>
          </table:table-cell>
        </table:table-row>
        <table:table-row table:style-name="ro1">
          <table:table-cell office:value-type="float" office:value="175.867415833" calcext:value-type="float">
            <text:p>175.867415833</text:p>
          </table:table-cell>
          <table:table-cell office:value-type="float" office:value="270683" calcext:value-type="float">
            <text:p>270683</text:p>
          </table:table-cell>
          <table:table-cell office:value-type="float" office:value="271299" calcext:value-type="float">
            <text:p>271299</text:p>
          </table:table-cell>
          <table:table-cell office:value-type="float" office:value="0.10098967912857" calcext:value-type="float">
            <text:p>0.10098967912857</text:p>
          </table:table-cell>
        </table:table-row>
        <table:table-row table:style-name="ro1">
          <table:table-cell office:value-type="float" office:value="176.012469158" calcext:value-type="float">
            <text:p>176.012469158</text:p>
          </table:table-cell>
          <table:table-cell office:value-type="float" office:value="270071" calcext:value-type="float">
            <text:p>270071</text:p>
          </table:table-cell>
          <table:table-cell office:value-type="float" office:value="270683" calcext:value-type="float">
            <text:p>270683</text:p>
          </table:table-cell>
          <table:table-cell office:value-type="float" office:value="0.10128121399153" calcext:value-type="float">
            <text:p>0.10128121399153</text:p>
          </table:table-cell>
        </table:table-row>
        <table:table-row table:style-name="ro1">
          <table:table-cell office:value-type="float" office:value="176.167006993001" calcext:value-type="float">
            <text:p>176.167006993001</text:p>
          </table:table-cell>
          <table:table-cell office:value-type="float" office:value="269474" calcext:value-type="float">
            <text:p>269474</text:p>
          </table:table-cell>
          <table:table-cell office:value-type="float" office:value="270071" calcext:value-type="float">
            <text:p>270071</text:p>
          </table:table-cell>
          <table:table-cell office:value-type="float" office:value="0.101491145155702" calcext:value-type="float">
            <text:p>0.101491145155702</text:p>
          </table:table-cell>
        </table:table-row>
        <table:table-row table:style-name="ro1">
          <table:table-cell office:value-type="float" office:value="176.316256114001" calcext:value-type="float">
            <text:p>176.316256114001</text:p>
          </table:table-cell>
          <table:table-cell office:value-type="float" office:value="268957" calcext:value-type="float">
            <text:p>268957</text:p>
          </table:table-cell>
          <table:table-cell office:value-type="float" office:value="269474" calcext:value-type="float">
            <text:p>269474</text:p>
          </table:table-cell>
          <table:table-cell office:value-type="float" office:value="0.101647461579107" calcext:value-type="float">
            <text:p>0.101647461579107</text:p>
          </table:table-cell>
        </table:table-row>
        <table:table-row table:style-name="ro1">
          <table:table-cell office:value-type="float" office:value="176.464475147" calcext:value-type="float">
            <text:p>176.464475147</text:p>
          </table:table-cell>
          <table:table-cell office:value-type="float" office:value="268507" calcext:value-type="float">
            <text:p>268507</text:p>
          </table:table-cell>
          <table:table-cell office:value-type="float" office:value="268957" calcext:value-type="float">
            <text:p>268957</text:p>
          </table:table-cell>
          <table:table-cell office:value-type="float" office:value="0.101749297299608" calcext:value-type="float">
            <text:p>0.101749297299608</text:p>
          </table:table-cell>
        </table:table-row>
        <table:table-row table:style-name="ro1">
          <table:table-cell office:value-type="float" office:value="176.605372008001" calcext:value-type="float">
            <text:p>176.605372008001</text:p>
          </table:table-cell>
          <table:table-cell office:value-type="float" office:value="268144" calcext:value-type="float">
            <text:p>268144</text:p>
          </table:table-cell>
          <table:table-cell office:value-type="float" office:value="268507" calcext:value-type="float">
            <text:p>268507</text:p>
          </table:table-cell>
          <table:table-cell office:value-type="float" office:value="0.101819176920798" calcext:value-type="float">
            <text:p>0.101819176920798</text:p>
          </table:table-cell>
        </table:table-row>
        <table:table-row table:style-name="ro1">
          <table:table-cell office:value-type="float" office:value="176.752943365001" calcext:value-type="float">
            <text:p>176.752943365001</text:p>
          </table:table-cell>
          <table:table-cell office:value-type="float" office:value="267834" calcext:value-type="float">
            <text:p>267834</text:p>
          </table:table-cell>
          <table:table-cell office:value-type="float" office:value="268144" calcext:value-type="float">
            <text:p>268144</text:p>
          </table:table-cell>
          <table:table-cell office:value-type="float" office:value="0.101863504801945" calcext:value-type="float">
            <text:p>0.101863504801945</text:p>
          </table:table-cell>
        </table:table-row>
        <table:table-row table:style-name="ro1">
          <table:table-cell office:value-type="float" office:value="176.908113117001" calcext:value-type="float">
            <text:p>176.908113117001</text:p>
          </table:table-cell>
          <table:table-cell office:value-type="float" office:value="267591" calcext:value-type="float">
            <text:p>267591</text:p>
          </table:table-cell>
          <table:table-cell office:value-type="float" office:value="267834" calcext:value-type="float">
            <text:p>267834</text:p>
          </table:table-cell>
          <table:table-cell office:value-type="float" office:value="0.101875854804183" calcext:value-type="float">
            <text:p>0.101875854804183</text:p>
          </table:table-cell>
        </table:table-row>
        <table:table-row table:style-name="ro1">
          <table:table-cell office:value-type="float" office:value="177.050482001" calcext:value-type="float">
            <text:p>177.050482001</text:p>
          </table:table-cell>
          <table:table-cell office:value-type="float" office:value="267446" calcext:value-type="float">
            <text:p>267446</text:p>
          </table:table-cell>
          <table:table-cell office:value-type="float" office:value="267591" calcext:value-type="float">
            <text:p>267591</text:p>
          </table:table-cell>
          <table:table-cell office:value-type="float" office:value="0.101874198274586" calcext:value-type="float">
            <text:p>0.101874198274586</text:p>
          </table:table-cell>
        </table:table-row>
        <table:table-row table:style-name="ro1">
          <table:table-cell office:value-type="float" office:value="177.190620325" calcext:value-type="float">
            <text:p>177.190620325</text:p>
          </table:table-cell>
          <table:table-cell office:value-type="float" office:value="267378" calcext:value-type="float">
            <text:p>267378</text:p>
          </table:table-cell>
          <table:table-cell office:value-type="float" office:value="267446" calcext:value-type="float">
            <text:p>267446</text:p>
          </table:table-cell>
          <table:table-cell office:value-type="float" office:value="0.101849839117125" calcext:value-type="float">
            <text:p>0.101849839117125</text:p>
          </table:table-cell>
        </table:table-row>
        <table:table-row table:style-name="ro1">
          <table:table-cell office:value-type="float" office:value="177.333815096001" calcext:value-type="float">
            <text:p>177.333815096001</text:p>
          </table:table-cell>
          <table:table-cell office:value-type="float" office:value="267388" calcext:value-type="float">
            <text:p>267388</text:p>
          </table:table-cell>
          <table:table-cell office:value-type="float" office:value="267378" calcext:value-type="float">
            <text:p>267378</text:p>
          </table:table-cell>
          <table:table-cell office:value-type="float" office:value="0.101818854344547" calcext:value-type="float">
            <text:p>0.101818854344547</text:p>
          </table:table-cell>
        </table:table-row>
        <table:table-row table:style-name="ro1">
          <table:table-cell office:value-type="float" office:value="177.476897386" calcext:value-type="float">
            <text:p>177.476897386</text:p>
          </table:table-cell>
          <table:table-cell office:value-type="float" office:value="267477" calcext:value-type="float">
            <text:p>267477</text:p>
          </table:table-cell>
          <table:table-cell office:value-type="float" office:value="267388" calcext:value-type="float">
            <text:p>267388</text:p>
          </table:table-cell>
          <table:table-cell office:value-type="float" office:value="0.101771110563674" calcext:value-type="float">
            <text:p>0.101771110563674</text:p>
          </table:table-cell>
        </table:table-row>
        <table:table-row table:style-name="ro1">
          <table:table-cell office:value-type="float" office:value="177.620082458" calcext:value-type="float">
            <text:p>177.620082458</text:p>
          </table:table-cell>
          <table:table-cell office:value-type="float" office:value="267648" calcext:value-type="float">
            <text:p>267648</text:p>
          </table:table-cell>
          <table:table-cell office:value-type="float" office:value="267477" calcext:value-type="float">
            <text:p>267477</text:p>
          </table:table-cell>
          <table:table-cell office:value-type="float" office:value="0.101721456978858" calcext:value-type="float">
            <text:p>0.101721456978858</text:p>
          </table:table-cell>
        </table:table-row>
        <table:table-row table:style-name="ro1">
          <table:table-cell office:value-type="float" office:value="177.754413614" calcext:value-type="float">
            <text:p>177.754413614</text:p>
          </table:table-cell>
          <table:table-cell office:value-type="float" office:value="267881" calcext:value-type="float">
            <text:p>267881</text:p>
          </table:table-cell>
          <table:table-cell office:value-type="float" office:value="267648" calcext:value-type="float">
            <text:p>267648</text:p>
          </table:table-cell>
          <table:table-cell office:value-type="float" office:value="0.10167028846922" calcext:value-type="float">
            <text:p>0.10167028846922</text:p>
          </table:table-cell>
        </table:table-row>
        <table:table-row table:style-name="ro1">
          <table:table-cell office:value-type="float" office:value="177.894327497001" calcext:value-type="float">
            <text:p>177.894327497001</text:p>
          </table:table-cell>
          <table:table-cell office:value-type="float" office:value="268199" calcext:value-type="float">
            <text:p>268199</text:p>
          </table:table-cell>
          <table:table-cell office:value-type="float" office:value="267881" calcext:value-type="float">
            <text:p>267881</text:p>
          </table:table-cell>
          <table:table-cell office:value-type="float" office:value="0.101606501045646" calcext:value-type="float">
            <text:p>0.101606501045646</text:p>
          </table:table-cell>
        </table:table-row>
        <table:table-row table:style-name="ro1">
          <table:table-cell office:value-type="float" office:value="178.035041817" calcext:value-type="float">
            <text:p>178.035041817</text:p>
          </table:table-cell>
          <table:table-cell office:value-type="float" office:value="268594" calcext:value-type="float">
            <text:p>268594</text:p>
          </table:table-cell>
          <table:table-cell office:value-type="float" office:value="268199" calcext:value-type="float">
            <text:p>268199</text:p>
          </table:table-cell>
          <table:table-cell office:value-type="float" office:value="0.10154406408919" calcext:value-type="float">
            <text:p>0.10154406408919</text:p>
          </table:table-cell>
        </table:table-row>
        <table:table-row table:style-name="ro1">
          <table:table-cell office:value-type="float" office:value="178.156925167001" calcext:value-type="float">
            <text:p>178.156925167001</text:p>
          </table:table-cell>
          <table:table-cell office:value-type="float" office:value="268996" calcext:value-type="float">
            <text:p>268996</text:p>
          </table:table-cell>
          <table:table-cell office:value-type="float" office:value="268594" calcext:value-type="float">
            <text:p>268594</text:p>
          </table:table-cell>
          <table:table-cell office:value-type="float" office:value="0.101482720337719" calcext:value-type="float">
            <text:p>0.101482720337719</text:p>
          </table:table-cell>
        </table:table-row>
        <table:table-row table:style-name="ro1">
          <table:table-cell office:value-type="float" office:value="178.286812675" calcext:value-type="float">
            <text:p>178.286812675</text:p>
          </table:table-cell>
          <table:table-cell office:value-type="float" office:value="269484" calcext:value-type="float">
            <text:p>269484</text:p>
          </table:table-cell>
          <table:table-cell office:value-type="float" office:value="268996" calcext:value-type="float">
            <text:p>268996</text:p>
          </table:table-cell>
          <table:table-cell office:value-type="float" office:value="0.101410895371298" calcext:value-type="float">
            <text:p>0.101410895371298</text:p>
          </table:table-cell>
        </table:table-row>
        <table:table-row table:style-name="ro1">
          <table:table-cell office:value-type="float" office:value="178.399137955001" calcext:value-type="float">
            <text:p>178.399137955001</text:p>
          </table:table-cell>
          <table:table-cell office:value-type="float" office:value="269952" calcext:value-type="float">
            <text:p>269952</text:p>
          </table:table-cell>
          <table:table-cell office:value-type="float" office:value="269484" calcext:value-type="float">
            <text:p>269484</text:p>
          </table:table-cell>
          <table:table-cell office:value-type="float" office:value="0.101342079576095" calcext:value-type="float">
            <text:p>0.101342079576095</text:p>
          </table:table-cell>
        </table:table-row>
        <table:table-row table:style-name="ro1">
          <table:table-cell office:value-type="float" office:value="178.575223598001" calcext:value-type="float">
            <text:p>178.575223598001</text:p>
          </table:table-cell>
          <table:table-cell office:value-type="float" office:value="270771" calcext:value-type="float">
            <text:p>270771</text:p>
          </table:table-cell>
          <table:table-cell office:value-type="float" office:value="269952" calcext:value-type="float">
            <text:p>269952</text:p>
          </table:table-cell>
          <table:table-cell office:value-type="float" office:value="0.101264353509446" calcext:value-type="float">
            <text:p>0.101264353509446</text:p>
          </table:table-cell>
        </table:table-row>
        <table:table-row table:style-name="ro1">
          <table:table-cell office:value-type="float" office:value="178.677974916001" calcext:value-type="float">
            <text:p>178.677974916001</text:p>
          </table:table-cell>
          <table:table-cell office:value-type="float" office:value="271294" calcext:value-type="float">
            <text:p>271294</text:p>
          </table:table-cell>
          <table:table-cell office:value-type="float" office:value="270771" calcext:value-type="float">
            <text:p>270771</text:p>
          </table:table-cell>
          <table:table-cell office:value-type="float" office:value="0.101190855004866" calcext:value-type="float">
            <text:p>0.101190855004866</text:p>
          </table:table-cell>
        </table:table-row>
        <table:table-row table:style-name="ro1">
          <table:table-cell office:value-type="float" office:value="178.836659481" calcext:value-type="float">
            <text:p>178.836659481</text:p>
          </table:table-cell>
          <table:table-cell office:value-type="float" office:value="272160" calcext:value-type="float">
            <text:p>272160</text:p>
          </table:table-cell>
          <table:table-cell office:value-type="float" office:value="271294" calcext:value-type="float">
            <text:p>271294</text:p>
          </table:table-cell>
          <table:table-cell office:value-type="float" office:value="0.101120751230784" calcext:value-type="float">
            <text:p>0.101120751230784</text:p>
          </table:table-cell>
        </table:table-row>
        <table:table-row table:style-name="ro1">
          <table:table-cell office:value-type="float" office:value="178.980010965" calcext:value-type="float">
            <text:p>178.980010965</text:p>
          </table:table-cell>
          <table:table-cell office:value-type="float" office:value="273001" calcext:value-type="float">
            <text:p>273001</text:p>
          </table:table-cell>
          <table:table-cell office:value-type="float" office:value="272160" calcext:value-type="float">
            <text:p>272160</text:p>
          </table:table-cell>
          <table:table-cell office:value-type="float" office:value="0.101042096228052" calcext:value-type="float">
            <text:p>0.101042096228052</text:p>
          </table:table-cell>
        </table:table-row>
        <table:table-row table:style-name="ro1">
          <table:table-cell office:value-type="float" office:value="179.124878232001" calcext:value-type="float">
            <text:p>179.124878232001</text:p>
          </table:table-cell>
          <table:table-cell office:value-type="float" office:value="273899" calcext:value-type="float">
            <text:p>273899</text:p>
          </table:table-cell>
          <table:table-cell office:value-type="float" office:value="273001" calcext:value-type="float">
            <text:p>273001</text:p>
          </table:table-cell>
          <table:table-cell office:value-type="float" office:value="0.100967905170361" calcext:value-type="float">
            <text:p>0.100967905170361</text:p>
          </table:table-cell>
        </table:table-row>
        <table:table-row table:style-name="ro1">
          <table:table-cell office:value-type="float" office:value="179.268890312001" calcext:value-type="float">
            <text:p>179.268890312001</text:p>
          </table:table-cell>
          <table:table-cell office:value-type="float" office:value="274835" calcext:value-type="float">
            <text:p>274835</text:p>
          </table:table-cell>
          <table:table-cell office:value-type="float" office:value="273899" calcext:value-type="float">
            <text:p>273899</text:p>
          </table:table-cell>
          <table:table-cell office:value-type="float" office:value="0.100886055979864" calcext:value-type="float">
            <text:p>0.100886055979864</text:p>
          </table:table-cell>
        </table:table-row>
        <table:table-row table:style-name="ro1">
          <table:table-cell office:value-type="float" office:value="179.428334155001" calcext:value-type="float">
            <text:p>179.428334155001</text:p>
          </table:table-cell>
          <table:table-cell office:value-type="float" office:value="275913" calcext:value-type="float">
            <text:p>275913</text:p>
          </table:table-cell>
          <table:table-cell office:value-type="float" office:value="274835" calcext:value-type="float">
            <text:p>274835</text:p>
          </table:table-cell>
          <table:table-cell office:value-type="float" office:value="0.100809347296454" calcext:value-type="float">
            <text:p>0.100809347296454</text:p>
          </table:table-cell>
        </table:table-row>
        <table:table-row table:style-name="ro1">
          <table:table-cell office:value-type="float" office:value="179.577239128001" calcext:value-type="float">
            <text:p>179.577239128001</text:p>
          </table:table-cell>
          <table:table-cell office:value-type="float" office:value="276952" calcext:value-type="float">
            <text:p>276952</text:p>
          </table:table-cell>
          <table:table-cell office:value-type="float" office:value="275913" calcext:value-type="float">
            <text:p>275913</text:p>
          </table:table-cell>
          <table:table-cell office:value-type="float" office:value="0.100725559264938" calcext:value-type="float">
            <text:p>0.100725559264938</text:p>
          </table:table-cell>
        </table:table-row>
        <table:table-row table:style-name="ro1">
          <table:table-cell office:value-type="float" office:value="179.72487035" calcext:value-type="float">
            <text:p>179.72487035</text:p>
          </table:table-cell>
          <table:table-cell office:value-type="float" office:value="278004" calcext:value-type="float">
            <text:p>278004</text:p>
          </table:table-cell>
          <table:table-cell office:value-type="float" office:value="276952" calcext:value-type="float">
            <text:p>276952</text:p>
          </table:table-cell>
          <table:table-cell office:value-type="float" office:value="0.100647337044057" calcext:value-type="float">
            <text:p>0.100647337044057</text:p>
          </table:table-cell>
        </table:table-row>
        <table:table-row table:style-name="ro1">
          <table:table-cell office:value-type="float" office:value="179.871846246" calcext:value-type="float">
            <text:p>179.871846246</text:p>
          </table:table-cell>
          <table:table-cell office:value-type="float" office:value="279067" calcext:value-type="float">
            <text:p>279067</text:p>
          </table:table-cell>
          <table:table-cell office:value-type="float" office:value="278004" calcext:value-type="float">
            <text:p>278004</text:p>
          </table:table-cell>
          <table:table-cell office:value-type="float" office:value="0.10056241306509" calcext:value-type="float">
            <text:p>0.10056241306509</text:p>
          </table:table-cell>
        </table:table-row>
        <table:table-row table:style-name="ro1">
          <table:table-cell office:value-type="float" office:value="180.018745392001" calcext:value-type="float">
            <text:p>180.018745392001</text:p>
          </table:table-cell>
          <table:table-cell office:value-type="float" office:value="280136" calcext:value-type="float">
            <text:p>280136</text:p>
          </table:table-cell>
          <table:table-cell office:value-type="float" office:value="279067" calcext:value-type="float">
            <text:p>279067</text:p>
          </table:table-cell>
          <table:table-cell office:value-type="float" office:value="0.100483319433708" calcext:value-type="float">
            <text:p>0.100483319433708</text:p>
          </table:table-cell>
        </table:table-row>
        <table:table-row table:style-name="ro1">
          <table:table-cell office:value-type="float" office:value="180.171422307" calcext:value-type="float">
            <text:p>180.171422307</text:p>
          </table:table-cell>
          <table:table-cell office:value-type="float" office:value="281246" calcext:value-type="float">
            <text:p>281246</text:p>
          </table:table-cell>
          <table:table-cell office:value-type="float" office:value="280136" calcext:value-type="float">
            <text:p>280136</text:p>
          </table:table-cell>
          <table:table-cell office:value-type="float" office:value="0.100397772834348" calcext:value-type="float">
            <text:p>0.100397772834348</text:p>
          </table:table-cell>
        </table:table-row>
        <table:table-row table:style-name="ro1">
          <table:table-cell office:value-type="float" office:value="180.321253039" calcext:value-type="float">
            <text:p>180.321253039</text:p>
          </table:table-cell>
          <table:table-cell office:value-type="float" office:value="282326" calcext:value-type="float">
            <text:p>282326</text:p>
          </table:table-cell>
          <table:table-cell office:value-type="float" office:value="281246" calcext:value-type="float">
            <text:p>281246</text:p>
          </table:table-cell>
          <table:table-cell office:value-type="float" office:value="0.100318218267479" calcext:value-type="float">
            <text:p>0.100318218267479</text:p>
          </table:table-cell>
        </table:table-row>
        <table:table-row table:style-name="ro1">
          <table:table-cell office:value-type="float" office:value="180.468272197" calcext:value-type="float">
            <text:p>180.468272197</text:p>
          </table:table-cell>
          <table:table-cell office:value-type="float" office:value="283368" calcext:value-type="float">
            <text:p>283368</text:p>
          </table:table-cell>
          <table:table-cell office:value-type="float" office:value="282326" calcext:value-type="float">
            <text:p>282326</text:p>
          </table:table-cell>
          <table:table-cell office:value-type="float" office:value="0.100232377055714" calcext:value-type="float">
            <text:p>0.100232377055714</text:p>
          </table:table-cell>
        </table:table-row>
        <table:table-row table:style-name="ro1">
          <table:table-cell office:value-type="float" office:value="180.613912753" calcext:value-type="float">
            <text:p>180.613912753</text:p>
          </table:table-cell>
          <table:table-cell office:value-type="float" office:value="284376" calcext:value-type="float">
            <text:p>284376</text:p>
          </table:table-cell>
          <table:table-cell office:value-type="float" office:value="283368" calcext:value-type="float">
            <text:p>283368</text:p>
          </table:table-cell>
          <table:table-cell office:value-type="float" office:value="0.100152623774355" calcext:value-type="float">
            <text:p>0.100152623774355</text:p>
          </table:table-cell>
        </table:table-row>
        <table:table-row table:style-name="ro1">
          <table:table-cell office:value-type="float" office:value="180.756259141001" calcext:value-type="float">
            <text:p>180.756259141001</text:p>
          </table:table-cell>
          <table:table-cell office:value-type="float" office:value="285331" calcext:value-type="float">
            <text:p>285331</text:p>
          </table:table-cell>
          <table:table-cell office:value-type="float" office:value="284376" calcext:value-type="float">
            <text:p>284376</text:p>
          </table:table-cell>
          <table:table-cell office:value-type="float" office:value="0.10007775312148" calcext:value-type="float">
            <text:p>0.10007775312148</text:p>
          </table:table-cell>
        </table:table-row>
        <table:table-row table:style-name="ro1">
          <table:table-cell office:value-type="float" office:value="180.868105648" calcext:value-type="float">
            <text:p>180.868105648</text:p>
          </table:table-cell>
          <table:table-cell office:value-type="float" office:value="286056" calcext:value-type="float">
            <text:p>286056</text:p>
          </table:table-cell>
          <table:table-cell office:value-type="float" office:value="285331" calcext:value-type="float">
            <text:p>285331</text:p>
          </table:table-cell>
          <table:table-cell office:value-type="float" office:value="0.0999957573144595" calcext:value-type="float">
            <text:p>0.0999957573144595</text:p>
          </table:table-cell>
        </table:table-row>
        <table:table-row table:style-name="ro1">
          <table:table-cell office:value-type="float" office:value="181.026474394001" calcext:value-type="float">
            <text:p>181.026474394001</text:p>
          </table:table-cell>
          <table:table-cell office:value-type="float" office:value="287038" calcext:value-type="float">
            <text:p>287038</text:p>
          </table:table-cell>
          <table:table-cell office:value-type="float" office:value="286056" calcext:value-type="float">
            <text:p>286056</text:p>
          </table:table-cell>
          <table:table-cell office:value-type="float" office:value="0.0999191293712135" calcext:value-type="float">
            <text:p>0.0999191293712135</text:p>
          </table:table-cell>
        </table:table-row>
        <table:table-row table:style-name="ro1">
          <table:table-cell office:value-type="float" office:value="181.175365178" calcext:value-type="float">
            <text:p>181.175365178</text:p>
          </table:table-cell>
          <table:table-cell office:value-type="float" office:value="287907" calcext:value-type="float">
            <text:p>287907</text:p>
          </table:table-cell>
          <table:table-cell office:value-type="float" office:value="287038" calcext:value-type="float">
            <text:p>287038</text:p>
          </table:table-cell>
          <table:table-cell office:value-type="float" office:value="0.0998358010094086" calcext:value-type="float">
            <text:p>0.0998358010094086</text:p>
          </table:table-cell>
        </table:table-row>
        <table:table-row table:style-name="ro1">
          <table:table-cell office:value-type="float" office:value="181.321557039" calcext:value-type="float">
            <text:p>181.321557039</text:p>
          </table:table-cell>
          <table:table-cell office:value-type="float" office:value="288703" calcext:value-type="float">
            <text:p>288703</text:p>
          </table:table-cell>
          <table:table-cell office:value-type="float" office:value="287907" calcext:value-type="float">
            <text:p>287907</text:p>
          </table:table-cell>
          <table:table-cell office:value-type="float" office:value="0.0997581435699578" calcext:value-type="float">
            <text:p>0.0997581435699578</text:p>
          </table:table-cell>
        </table:table-row>
        <table:table-row table:style-name="ro1">
          <table:table-cell office:value-type="float" office:value="181.459029127001" calcext:value-type="float">
            <text:p>181.459029127001</text:p>
          </table:table-cell>
          <table:table-cell office:value-type="float" office:value="289395" calcext:value-type="float">
            <text:p>289395</text:p>
          </table:table-cell>
          <table:table-cell office:value-type="float" office:value="288703" calcext:value-type="float">
            <text:p>288703</text:p>
          </table:table-cell>
          <table:table-cell office:value-type="float" office:value="0.099685035010577" calcext:value-type="float">
            <text:p>0.099685035010577</text:p>
          </table:table-cell>
        </table:table-row>
        <table:table-row table:style-name="ro1">
          <table:table-cell office:value-type="float" office:value="181.602570736" calcext:value-type="float">
            <text:p>181.602570736</text:p>
          </table:table-cell>
          <table:table-cell office:value-type="float" office:value="290054" calcext:value-type="float">
            <text:p>290054</text:p>
          </table:table-cell>
          <table:table-cell office:value-type="float" office:value="289395" calcext:value-type="float">
            <text:p>289395</text:p>
          </table:table-cell>
          <table:table-cell office:value-type="float" office:value="0.0996046192936243" calcext:value-type="float">
            <text:p>0.0996046192936243</text:p>
          </table:table-cell>
        </table:table-row>
        <table:table-row table:style-name="ro1">
          <table:table-cell office:value-type="float" office:value="181.746379038001" calcext:value-type="float">
            <text:p>181.746379038001</text:p>
          </table:table-cell>
          <table:table-cell office:value-type="float" office:value="290646" calcext:value-type="float">
            <text:p>290646</text:p>
          </table:table-cell>
          <table:table-cell office:value-type="float" office:value="290054" calcext:value-type="float">
            <text:p>290054</text:p>
          </table:table-cell>
          <table:table-cell office:value-type="float" office:value="0.0995293404183614" calcext:value-type="float">
            <text:p>0.0995293404183614</text:p>
          </table:table-cell>
        </table:table-row>
        <table:table-row table:style-name="ro1">
          <table:table-cell office:value-type="float" office:value="181.896492764" calcext:value-type="float">
            <text:p>181.896492764</text:p>
          </table:table-cell>
          <table:table-cell office:value-type="float" office:value="291186" calcext:value-type="float">
            <text:p>291186</text:p>
          </table:table-cell>
          <table:table-cell office:value-type="float" office:value="290646" calcext:value-type="float">
            <text:p>290646</text:p>
          </table:table-cell>
          <table:table-cell office:value-type="float" office:value="0.0994472608809447" calcext:value-type="float">
            <text:p>0.0994472608809447</text:p>
          </table:table-cell>
        </table:table-row>
        <table:table-row table:style-name="ro1">
          <table:table-cell office:value-type="float" office:value="182.038226909001" calcext:value-type="float">
            <text:p>182.038226909001</text:p>
          </table:table-cell>
          <table:table-cell office:value-type="float" office:value="291620" calcext:value-type="float">
            <text:p>291620</text:p>
          </table:table-cell>
          <table:table-cell office:value-type="float" office:value="291186" calcext:value-type="float">
            <text:p>291186</text:p>
          </table:table-cell>
          <table:table-cell office:value-type="float" office:value="0.0993706870756968" calcext:value-type="float">
            <text:p>0.0993706870756968</text:p>
          </table:table-cell>
        </table:table-row>
        <table:table-row table:style-name="ro1">
          <table:table-cell office:value-type="float" office:value="182.180653319" calcext:value-type="float">
            <text:p>182.180653319</text:p>
          </table:table-cell>
          <table:table-cell office:value-type="float" office:value="291980" calcext:value-type="float">
            <text:p>291980</text:p>
          </table:table-cell>
          <table:table-cell office:value-type="float" office:value="291620" calcext:value-type="float">
            <text:p>291620</text:p>
          </table:table-cell>
          <table:table-cell office:value-type="float" office:value="0.099287643668254" calcext:value-type="float">
            <text:p>0.099287643668254</text:p>
          </table:table-cell>
        </table:table-row>
        <table:table-row table:style-name="ro1">
          <table:table-cell office:value-type="float" office:value="182.327246725001" calcext:value-type="float">
            <text:p>182.327246725001</text:p>
          </table:table-cell>
          <table:table-cell office:value-type="float" office:value="292268" calcext:value-type="float">
            <text:p>292268</text:p>
          </table:table-cell>
          <table:table-cell office:value-type="float" office:value="291980" calcext:value-type="float">
            <text:p>291980</text:p>
          </table:table-cell>
          <table:table-cell office:value-type="float" office:value="0.099210334714823" calcext:value-type="float">
            <text:p>0.099210334714823</text:p>
          </table:table-cell>
        </table:table-row>
        <table:table-row table:style-name="ro1">
          <table:table-cell office:value-type="float" office:value="182.475379435001" calcext:value-type="float">
            <text:p>182.475379435001</text:p>
          </table:table-cell>
          <table:table-cell office:value-type="float" office:value="292474" calcext:value-type="float">
            <text:p>292474</text:p>
          </table:table-cell>
          <table:table-cell office:value-type="float" office:value="292268" calcext:value-type="float">
            <text:p>292268</text:p>
          </table:table-cell>
          <table:table-cell office:value-type="float" office:value="0.0991267749068749" calcext:value-type="float">
            <text:p>0.0991267749068749</text:p>
          </table:table-cell>
        </table:table-row>
        <table:table-row table:style-name="ro1">
          <table:table-cell office:value-type="float" office:value="182.623142972" calcext:value-type="float">
            <text:p>182.623142972</text:p>
          </table:table-cell>
          <table:table-cell office:value-type="float" office:value="292593" calcext:value-type="float">
            <text:p>292593</text:p>
          </table:table-cell>
          <table:table-cell office:value-type="float" office:value="292474" calcext:value-type="float">
            <text:p>292474</text:p>
          </table:table-cell>
          <table:table-cell office:value-type="float" office:value="0.0990490886035032" calcext:value-type="float">
            <text:p>0.0990490886035032</text:p>
          </table:table-cell>
        </table:table-row>
        <table:table-row table:style-name="ro1">
          <table:table-cell office:value-type="float" office:value="182.767407290001" calcext:value-type="float">
            <text:p>182.767407290001</text:p>
          </table:table-cell>
          <table:table-cell office:value-type="float" office:value="292626" calcext:value-type="float">
            <text:p>292626</text:p>
          </table:table-cell>
          <table:table-cell office:value-type="float" office:value="292593" calcext:value-type="float">
            <text:p>292593</text:p>
          </table:table-cell>
          <table:table-cell office:value-type="float" office:value="0.0989652982800628" calcext:value-type="float">
            <text:p>0.0989652982800628</text:p>
          </table:table-cell>
        </table:table-row>
        <table:table-row table:style-name="ro1">
          <table:table-cell office:value-type="float" office:value="182.911648457" calcext:value-type="float">
            <text:p>182.911648457</text:p>
          </table:table-cell>
          <table:table-cell office:value-type="float" office:value="292579" calcext:value-type="float">
            <text:p>292579</text:p>
          </table:table-cell>
          <table:table-cell office:value-type="float" office:value="292626" calcext:value-type="float">
            <text:p>292626</text:p>
          </table:table-cell>
          <table:table-cell office:value-type="float" office:value="0.0988874631585519" calcext:value-type="float">
            <text:p>0.0988874631585519</text:p>
          </table:table-cell>
        </table:table-row>
        <table:table-row table:style-name="ro1">
          <table:table-cell office:value-type="float" office:value="183.055066216" calcext:value-type="float">
            <text:p>183.055066216</text:p>
          </table:table-cell>
          <table:table-cell office:value-type="float" office:value="292453" calcext:value-type="float">
            <text:p>292453</text:p>
          </table:table-cell>
          <table:table-cell office:value-type="float" office:value="292579" calcext:value-type="float">
            <text:p>292579</text:p>
          </table:table-cell>
          <table:table-cell office:value-type="float" office:value="0.0988144040243785" calcext:value-type="float">
            <text:p>0.0988144040243785</text:p>
          </table:table-cell>
        </table:table-row>
        <table:table-row table:style-name="ro1">
          <table:table-cell office:value-type="float" office:value="183.196876862" calcext:value-type="float">
            <text:p>183.196876862</text:p>
          </table:table-cell>
          <table:table-cell office:value-type="float" office:value="292253" calcext:value-type="float">
            <text:p>292253</text:p>
          </table:table-cell>
          <table:table-cell office:value-type="float" office:value="292453" calcext:value-type="float">
            <text:p>292453</text:p>
          </table:table-cell>
          <table:table-cell office:value-type="float" office:value="0.0987344100429036" calcext:value-type="float">
            <text:p>0.0987344100429036</text:p>
          </table:table-cell>
        </table:table-row>
        <table:table-row table:style-name="ro1">
          <table:table-cell office:value-type="float" office:value="183.343202408" calcext:value-type="float">
            <text:p>183.343202408</text:p>
          </table:table-cell>
          <table:table-cell office:value-type="float" office:value="291972" calcext:value-type="float">
            <text:p>291972</text:p>
          </table:table-cell>
          <table:table-cell office:value-type="float" office:value="292253" calcext:value-type="float">
            <text:p>292253</text:p>
          </table:table-cell>
          <table:table-cell office:value-type="float" office:value="0.0986596591818638" calcext:value-type="float">
            <text:p>0.0986596591818638</text:p>
          </table:table-cell>
        </table:table-row>
        <table:table-row table:style-name="ro1">
          <table:table-cell office:value-type="float" office:value="183.485227197" calcext:value-type="float">
            <text:p>183.485227197</text:p>
          </table:table-cell>
          <table:table-cell office:value-type="float" office:value="291629" calcext:value-type="float">
            <text:p>291629</text:p>
          </table:table-cell>
          <table:table-cell office:value-type="float" office:value="291972" calcext:value-type="float">
            <text:p>291972</text:p>
          </table:table-cell>
          <table:table-cell office:value-type="float" office:value="0.0985783823673252" calcext:value-type="float">
            <text:p>0.0985783823673252</text:p>
          </table:table-cell>
        </table:table-row>
        <table:table-row table:style-name="ro1">
          <table:table-cell office:value-type="float" office:value="183.627203416" calcext:value-type="float">
            <text:p>183.627203416</text:p>
          </table:table-cell>
          <table:table-cell office:value-type="float" office:value="291222" calcext:value-type="float">
            <text:p>291222</text:p>
          </table:table-cell>
          <table:table-cell office:value-type="float" office:value="291629" calcext:value-type="float">
            <text:p>291629</text:p>
          </table:table-cell>
          <table:table-cell office:value-type="float" office:value="0.0985026404274117" calcext:value-type="float">
            <text:p>0.0985026404274117</text:p>
          </table:table-cell>
        </table:table-row>
        <table:table-row table:style-name="ro1">
          <table:table-cell office:value-type="float" office:value="183.804713570001" calcext:value-type="float">
            <text:p>183.804713570001</text:p>
          </table:table-cell>
          <table:table-cell office:value-type="float" office:value="290628" calcext:value-type="float">
            <text:p>290628</text:p>
          </table:table-cell>
          <table:table-cell office:value-type="float" office:value="291222" calcext:value-type="float">
            <text:p>291222</text:p>
          </table:table-cell>
          <table:table-cell office:value-type="float" office:value="0.0984206409522836" calcext:value-type="float">
            <text:p>0.0984206409522836</text:p>
          </table:table-cell>
        </table:table-row>
        <table:table-row table:style-name="ro1">
          <table:table-cell office:value-type="float" office:value="183.958377699" calcext:value-type="float">
            <text:p>183.958377699</text:p>
          </table:table-cell>
          <table:table-cell office:value-type="float" office:value="290045" calcext:value-type="float">
            <text:p>290045</text:p>
          </table:table-cell>
          <table:table-cell office:value-type="float" office:value="290628" calcext:value-type="float">
            <text:p>290628</text:p>
          </table:table-cell>
          <table:table-cell office:value-type="float" office:value="0.0983443558990818" calcext:value-type="float">
            <text:p>0.0983443558990818</text:p>
          </table:table-cell>
        </table:table-row>
        <table:table-row table:style-name="ro1">
          <table:table-cell office:value-type="float" office:value="184.106407220001" calcext:value-type="float">
            <text:p>184.106407220001</text:p>
          </table:table-cell>
          <table:table-cell office:value-type="float" office:value="289430" calcext:value-type="float">
            <text:p>289430</text:p>
          </table:table-cell>
          <table:table-cell office:value-type="float" office:value="290045" calcext:value-type="float">
            <text:p>290045</text:p>
          </table:table-cell>
          <table:table-cell office:value-type="float" office:value="0.0982619917921707" calcext:value-type="float">
            <text:p>0.0982619917921707</text:p>
          </table:table-cell>
        </table:table-row>
        <table:table-row table:style-name="ro1">
          <table:table-cell office:value-type="float" office:value="184.243773209" calcext:value-type="float">
            <text:p>184.243773209</text:p>
          </table:table-cell>
          <table:table-cell office:value-type="float" office:value="288818" calcext:value-type="float">
            <text:p>288818</text:p>
          </table:table-cell>
          <table:table-cell office:value-type="float" office:value="289430" calcext:value-type="float">
            <text:p>289430</text:p>
          </table:table-cell>
          <table:table-cell office:value-type="float" office:value="0.098185449877456" calcext:value-type="float">
            <text:p>0.098185449877456</text:p>
          </table:table-cell>
        </table:table-row>
        <table:table-row table:style-name="ro1">
          <table:table-cell office:value-type="float" office:value="184.387365733" calcext:value-type="float">
            <text:p>184.387365733</text:p>
          </table:table-cell>
          <table:table-cell office:value-type="float" office:value="288142" calcext:value-type="float">
            <text:p>288142</text:p>
          </table:table-cell>
          <table:table-cell office:value-type="float" office:value="288818" calcext:value-type="float">
            <text:p>288818</text:p>
          </table:table-cell>
          <table:table-cell office:value-type="float" office:value="0.09810294979876" calcext:value-type="float">
            <text:p>0.09810294979876</text:p>
          </table:table-cell>
        </table:table-row>
        <table:table-row table:style-name="ro1">
          <table:table-cell office:value-type="float" office:value="184.542131563" calcext:value-type="float">
            <text:p>184.542131563</text:p>
          </table:table-cell>
          <table:table-cell office:value-type="float" office:value="287379" calcext:value-type="float">
            <text:p>287379</text:p>
          </table:table-cell>
          <table:table-cell office:value-type="float" office:value="288142" calcext:value-type="float">
            <text:p>288142</text:p>
          </table:table-cell>
          <table:table-cell office:value-type="float" office:value="0.0980263337803761" calcext:value-type="float">
            <text:p>0.0980263337803761</text:p>
          </table:table-cell>
        </table:table-row>
        <table:table-row table:style-name="ro1">
          <table:table-cell office:value-type="float" office:value="184.69075556" calcext:value-type="float">
            <text:p>184.69075556</text:p>
          </table:table-cell>
          <table:table-cell office:value-type="float" office:value="286621" calcext:value-type="float">
            <text:p>286621</text:p>
          </table:table-cell>
          <table:table-cell office:value-type="float" office:value="287379" calcext:value-type="float">
            <text:p>287379</text:p>
          </table:table-cell>
          <table:table-cell office:value-type="float" office:value="0.097943843596969" calcext:value-type="float">
            <text:p>0.097943843596969</text:p>
          </table:table-cell>
        </table:table-row>
        <table:table-row table:style-name="ro1">
          <table:table-cell office:value-type="float" office:value="184.843290811001" calcext:value-type="float">
            <text:p>184.843290811001</text:p>
          </table:table-cell>
          <table:table-cell office:value-type="float" office:value="285826" calcext:value-type="float">
            <text:p>285826</text:p>
          </table:table-cell>
          <table:table-cell office:value-type="float" office:value="286621" calcext:value-type="float">
            <text:p>286621</text:p>
          </table:table-cell>
          <table:table-cell office:value-type="float" office:value="0.0978672699995264" calcext:value-type="float">
            <text:p>0.0978672699995264</text:p>
          </table:table-cell>
        </table:table-row>
        <table:table-row table:style-name="ro1">
          <table:table-cell office:value-type="float" office:value="184.996399586001" calcext:value-type="float">
            <text:p>184.996399586001</text:p>
          </table:table-cell>
          <table:table-cell office:value-type="float" office:value="285019" calcext:value-type="float">
            <text:p>285019</text:p>
          </table:table-cell>
          <table:table-cell office:value-type="float" office:value="285826" calcext:value-type="float">
            <text:p>285826</text:p>
          </table:table-cell>
          <table:table-cell office:value-type="float" office:value="0.0977848825940987" calcext:value-type="float">
            <text:p>0.0977848825940987</text:p>
          </table:table-cell>
        </table:table-row>
        <table:table-row table:style-name="ro1">
          <table:table-cell office:value-type="float" office:value="185.140872688" calcext:value-type="float">
            <text:p>185.140872688</text:p>
          </table:table-cell>
          <table:table-cell office:value-type="float" office:value="284256" calcext:value-type="float">
            <text:p>284256</text:p>
          </table:table-cell>
          <table:table-cell office:value-type="float" office:value="285019" calcext:value-type="float">
            <text:p>285019</text:p>
          </table:table-cell>
          <table:table-cell office:value-type="float" office:value="0.0977084255557984" calcext:value-type="float">
            <text:p>0.0977084255557984</text:p>
          </table:table-cell>
        </table:table-row>
        <table:table-row table:style-name="ro1">
          <table:table-cell office:value-type="float" office:value="185.275088761" calcext:value-type="float">
            <text:p>185.275088761</text:p>
          </table:table-cell>
          <table:table-cell office:value-type="float" office:value="283555" calcext:value-type="float">
            <text:p>283555</text:p>
          </table:table-cell>
          <table:table-cell office:value-type="float" office:value="284256" calcext:value-type="float">
            <text:p>284256</text:p>
          </table:table-cell>
          <table:table-cell office:value-type="float" office:value="0.0987072809851793" calcext:value-type="float">
            <text:p>0.0987072809851793</text:p>
          </table:table-cell>
        </table:table-row>
        <table:table-row table:style-name="ro1">
          <table:table-cell office:value-type="float" office:value="185.408342288" calcext:value-type="float">
            <text:p>185.408342288</text:p>
          </table:table-cell>
          <table:table-cell office:value-type="float" office:value="282870" calcext:value-type="float">
            <text:p>282870</text:p>
          </table:table-cell>
          <table:table-cell office:value-type="float" office:value="283555" calcext:value-type="float">
            <text:p>283555</text:p>
          </table:table-cell>
          <table:table-cell office:value-type="float" office:value="0.0994952683321737" calcext:value-type="float">
            <text:p>0.0994952683321737</text:p>
          </table:table-cell>
        </table:table-row>
        <table:table-row table:style-name="ro1">
          <table:table-cell office:value-type="float" office:value="185.549961336001" calcext:value-type="float">
            <text:p>185.549961336001</text:p>
          </table:table-cell>
          <table:table-cell office:value-type="float" office:value="282162" calcext:value-type="float">
            <text:p>282162</text:p>
          </table:table-cell>
          <table:table-cell office:value-type="float" office:value="282870" calcext:value-type="float">
            <text:p>282870</text:p>
          </table:table-cell>
          <table:table-cell office:value-type="float" office:value="0.100114573197056" calcext:value-type="float">
            <text:p>0.100114573197056</text:p>
          </table:table-cell>
        </table:table-row>
        <table:table-row table:style-name="ro1">
          <table:table-cell office:value-type="float" office:value="185.687828122001" calcext:value-type="float">
            <text:p>185.687828122001</text:p>
          </table:table-cell>
          <table:table-cell office:value-type="float" office:value="281499" calcext:value-type="float">
            <text:p>281499</text:p>
          </table:table-cell>
          <table:table-cell office:value-type="float" office:value="282162" calcext:value-type="float">
            <text:p>282162</text:p>
          </table:table-cell>
          <table:table-cell office:value-type="float" office:value="0.100587882937365" calcext:value-type="float">
            <text:p>0.100587882937365</text:p>
          </table:table-cell>
        </table:table-row>
        <table:table-row table:style-name="ro1">
          <table:table-cell office:value-type="float" office:value="185.823760461" calcext:value-type="float">
            <text:p>185.823760461</text:p>
          </table:table-cell>
          <table:table-cell office:value-type="float" office:value="280875" calcext:value-type="float">
            <text:p>280875</text:p>
          </table:table-cell>
          <table:table-cell office:value-type="float" office:value="281499" calcext:value-type="float">
            <text:p>281499</text:p>
          </table:table-cell>
          <table:table-cell office:value-type="float" office:value="0.100955481552048" calcext:value-type="float">
            <text:p>0.100955481552048</text:p>
          </table:table-cell>
        </table:table-row>
        <table:table-row table:style-name="ro1">
          <table:table-cell office:value-type="float" office:value="185.963330142001" calcext:value-type="float">
            <text:p>185.963330142001</text:p>
          </table:table-cell>
          <table:table-cell office:value-type="float" office:value="280273" calcext:value-type="float">
            <text:p>280273</text:p>
          </table:table-cell>
          <table:table-cell office:value-type="float" office:value="280875" calcext:value-type="float">
            <text:p>280875</text:p>
          </table:table-cell>
          <table:table-cell office:value-type="float" office:value="0.101227497788757" calcext:value-type="float">
            <text:p>0.101227497788757</text:p>
          </table:table-cell>
        </table:table-row>
        <table:table-row table:style-name="ro1">
          <table:table-cell office:value-type="float" office:value="186.11186145" calcext:value-type="float">
            <text:p>186.11186145</text:p>
          </table:table-cell>
          <table:table-cell office:value-type="float" office:value="279680" calcext:value-type="float">
            <text:p>279680</text:p>
          </table:table-cell>
          <table:table-cell office:value-type="float" office:value="280273" calcext:value-type="float">
            <text:p>280273</text:p>
          </table:table-cell>
          <table:table-cell office:value-type="float" office:value="0.101434097262222" calcext:value-type="float">
            <text:p>0.101434097262222</text:p>
          </table:table-cell>
        </table:table-row>
        <table:table-row table:style-name="ro1">
          <table:table-cell office:value-type="float" office:value="186.253373257" calcext:value-type="float">
            <text:p>186.253373257</text:p>
          </table:table-cell>
          <table:table-cell office:value-type="float" office:value="279167" calcext:value-type="float">
            <text:p>279167</text:p>
          </table:table-cell>
          <table:table-cell office:value-type="float" office:value="279680" calcext:value-type="float">
            <text:p>279680</text:p>
          </table:table-cell>
          <table:table-cell office:value-type="float" office:value="0.101588375173952" calcext:value-type="float">
            <text:p>0.101588375173952</text:p>
          </table:table-cell>
        </table:table-row>
        <table:table-row table:style-name="ro1">
          <table:table-cell office:value-type="float" office:value="186.390108724" calcext:value-type="float">
            <text:p>186.390108724</text:p>
          </table:table-cell>
          <table:table-cell office:value-type="float" office:value="278724" calcext:value-type="float">
            <text:p>278724</text:p>
          </table:table-cell>
          <table:table-cell office:value-type="float" office:value="279167" calcext:value-type="float">
            <text:p>279167</text:p>
          </table:table-cell>
          <table:table-cell office:value-type="float" office:value="0.10168982963943" calcext:value-type="float">
            <text:p>0.10168982963943</text:p>
          </table:table-cell>
        </table:table-row>
        <table:table-row table:style-name="ro1">
          <table:table-cell office:value-type="float" office:value="186.532078437001" calcext:value-type="float">
            <text:p>186.532078437001</text:p>
          </table:table-cell>
          <table:table-cell office:value-type="float" office:value="278325" calcext:value-type="float">
            <text:p>278325</text:p>
          </table:table-cell>
          <table:table-cell office:value-type="float" office:value="278724" calcext:value-type="float">
            <text:p>278724</text:p>
          </table:table-cell>
          <table:table-cell office:value-type="float" office:value="0.10176002697685" calcext:value-type="float">
            <text:p>0.10176002697685</text:p>
          </table:table-cell>
        </table:table-row>
        <table:table-row table:style-name="ro1">
          <table:table-cell office:value-type="float" office:value="186.638005239" calcext:value-type="float">
            <text:p>186.638005239</text:p>
          </table:table-cell>
          <table:table-cell office:value-type="float" office:value="278069" calcext:value-type="float">
            <text:p>278069</text:p>
          </table:table-cell>
          <table:table-cell office:value-type="float" office:value="278325" calcext:value-type="float">
            <text:p>278325</text:p>
          </table:table-cell>
          <table:table-cell office:value-type="float" office:value="0.101805230384486" calcext:value-type="float">
            <text:p>0.101805230384486</text:p>
          </table:table-cell>
        </table:table-row>
        <table:table-row table:style-name="ro1">
          <table:table-cell office:value-type="float" office:value="186.801695928" calcext:value-type="float">
            <text:p>186.801695928</text:p>
          </table:table-cell>
          <table:table-cell office:value-type="float" office:value="277748" calcext:value-type="float">
            <text:p>277748</text:p>
          </table:table-cell>
          <table:table-cell office:value-type="float" office:value="278069" calcext:value-type="float">
            <text:p>278069</text:p>
          </table:table-cell>
          <table:table-cell office:value-type="float" office:value="0.101819519428232" calcext:value-type="float">
            <text:p>0.101819519428232</text:p>
          </table:table-cell>
        </table:table-row>
        <table:table-row table:style-name="ro1">
          <table:table-cell office:value-type="float" office:value="186.946811508001" calcext:value-type="float">
            <text:p>186.946811508001</text:p>
          </table:table-cell>
          <table:table-cell office:value-type="float" office:value="277544" calcext:value-type="float">
            <text:p>277544</text:p>
          </table:table-cell>
          <table:table-cell office:value-type="float" office:value="277748" calcext:value-type="float">
            <text:p>277748</text:p>
          </table:table-cell>
          <table:table-cell office:value-type="float" office:value="0.101820031405394" calcext:value-type="float">
            <text:p>0.101820031405394</text:p>
          </table:table-cell>
        </table:table-row>
        <table:table-row table:style-name="ro1">
          <table:table-cell office:value-type="float" office:value="187.087424549" calcext:value-type="float">
            <text:p>187.087424549</text:p>
          </table:table-cell>
          <table:table-cell office:value-type="float" office:value="277421" calcext:value-type="float">
            <text:p>277421</text:p>
          </table:table-cell>
          <table:table-cell office:value-type="float" office:value="277544" calcext:value-type="float">
            <text:p>277544</text:p>
          </table:table-cell>
          <table:table-cell office:value-type="float" office:value="0.101798637544016" calcext:value-type="float">
            <text:p>0.101798637544016</text:p>
          </table:table-cell>
        </table:table-row>
        <table:table-row table:style-name="ro1">
          <table:table-cell office:value-type="float" office:value="187.23159389" calcext:value-type="float">
            <text:p>187.23159389</text:p>
          </table:table-cell>
          <table:table-cell office:value-type="float" office:value="277373" calcext:value-type="float">
            <text:p>277373</text:p>
          </table:table-cell>
          <table:table-cell office:value-type="float" office:value="277421" calcext:value-type="float">
            <text:p>277421</text:p>
          </table:table-cell>
          <table:table-cell office:value-type="float" office:value="0.101770638232109" calcext:value-type="float">
            <text:p>0.101770638232109</text:p>
          </table:table-cell>
        </table:table-row>
        <table:table-row table:style-name="ro1">
          <table:table-cell office:value-type="float" office:value="187.381084019001" calcext:value-type="float">
            <text:p>187.381084019001</text:p>
          </table:table-cell>
          <table:table-cell office:value-type="float" office:value="277408" calcext:value-type="float">
            <text:p>277408</text:p>
          </table:table-cell>
          <table:table-cell office:value-type="float" office:value="277373" calcext:value-type="float">
            <text:p>277373</text:p>
          </table:table-cell>
          <table:table-cell office:value-type="float" office:value="0.101726505240952" calcext:value-type="float">
            <text:p>0.101726505240952</text:p>
          </table:table-cell>
        </table:table-row>
        <table:table-row table:style-name="ro1">
          <table:table-cell office:value-type="float" office:value="187.525555274" calcext:value-type="float">
            <text:p>187.525555274</text:p>
          </table:table-cell>
          <table:table-cell office:value-type="float" office:value="277526" calcext:value-type="float">
            <text:p>277526</text:p>
          </table:table-cell>
          <table:table-cell office:value-type="float" office:value="277408" calcext:value-type="float">
            <text:p>277408</text:p>
          </table:table-cell>
          <table:table-cell office:value-type="float" office:value="0.101680349491907" calcext:value-type="float">
            <text:p>0.101680349491907</text:p>
          </table:table-cell>
        </table:table-row>
        <table:table-row table:style-name="ro1">
          <table:table-cell office:value-type="float" office:value="187.676575146001" calcext:value-type="float">
            <text:p>187.676575146001</text:p>
          </table:table-cell>
          <table:table-cell office:value-type="float" office:value="277738" calcext:value-type="float">
            <text:p>277738</text:p>
          </table:table-cell>
          <table:table-cell office:value-type="float" office:value="277526" calcext:value-type="float">
            <text:p>277526</text:p>
          </table:table-cell>
          <table:table-cell office:value-type="float" office:value="0.101621760916898" calcext:value-type="float">
            <text:p>0.101621760916898</text:p>
          </table:table-cell>
        </table:table-row>
        <table:table-row table:style-name="ro1">
          <table:table-cell office:value-type="float" office:value="187.830059209" calcext:value-type="float">
            <text:p>187.830059209</text:p>
          </table:table-cell>
          <table:table-cell office:value-type="float" office:value="278044" calcext:value-type="float">
            <text:p>278044</text:p>
          </table:table-cell>
          <table:table-cell office:value-type="float" office:value="277738" calcext:value-type="float">
            <text:p>277738</text:p>
          </table:table-cell>
          <table:table-cell office:value-type="float" office:value="0.101564075400185" calcext:value-type="float">
            <text:p>0.101564075400185</text:p>
          </table:table-cell>
        </table:table-row>
        <table:table-row table:style-name="ro1">
          <table:table-cell office:value-type="float" office:value="187.98094906" calcext:value-type="float">
            <text:p>187.98094906</text:p>
          </table:table-cell>
          <table:table-cell office:value-type="float" office:value="278434" calcext:value-type="float">
            <text:p>278434</text:p>
          </table:table-cell>
          <table:table-cell office:value-type="float" office:value="278044" calcext:value-type="float">
            <text:p>278044</text:p>
          </table:table-cell>
          <table:table-cell office:value-type="float" office:value="0.10149633224343" calcext:value-type="float">
            <text:p>0.10149633224343</text:p>
          </table:table-cell>
        </table:table-row>
        <table:table-row table:style-name="ro1">
          <table:table-cell office:value-type="float" office:value="188.125765888" calcext:value-type="float">
            <text:p>188.125765888</text:p>
          </table:table-cell>
          <table:table-cell office:value-type="float" office:value="278888" calcext:value-type="float">
            <text:p>278888</text:p>
          </table:table-cell>
          <table:table-cell office:value-type="float" office:value="278434" calcext:value-type="float">
            <text:p>278434</text:p>
          </table:table-cell>
          <table:table-cell office:value-type="float" office:value="0.101431357594531" calcext:value-type="float">
            <text:p>0.101431357594531</text:p>
          </table:table-cell>
        </table:table-row>
        <table:table-row table:style-name="ro1">
          <table:table-cell office:value-type="float" office:value="188.283144785" calcext:value-type="float">
            <text:p>188.283144785</text:p>
          </table:table-cell>
          <table:table-cell office:value-type="float" office:value="279469" calcext:value-type="float">
            <text:p>279469</text:p>
          </table:table-cell>
          <table:table-cell office:value-type="float" office:value="278888" calcext:value-type="float">
            <text:p>278888</text:p>
          </table:table-cell>
          <table:table-cell office:value-type="float" office:value="0.101357852033072" calcext:value-type="float">
            <text:p>0.101357852033072</text:p>
          </table:table-cell>
        </table:table-row>
        <table:table-row table:style-name="ro1">
          <table:table-cell office:value-type="float" office:value="188.428840232001" calcext:value-type="float">
            <text:p>188.428840232001</text:p>
          </table:table-cell>
          <table:table-cell office:value-type="float" office:value="280084" calcext:value-type="float">
            <text:p>280084</text:p>
          </table:table-cell>
          <table:table-cell office:value-type="float" office:value="279469" calcext:value-type="float">
            <text:p>279469</text:p>
          </table:table-cell>
          <table:table-cell office:value-type="float" office:value="0.101288301828477" calcext:value-type="float">
            <text:p>0.101288301828477</text:p>
          </table:table-cell>
        </table:table-row>
        <table:table-row table:style-name="ro1">
          <table:table-cell office:value-type="float" office:value="188.574298347" calcext:value-type="float">
            <text:p>188.574298347</text:p>
          </table:table-cell>
          <table:table-cell office:value-type="float" office:value="280767" calcext:value-type="float">
            <text:p>280767</text:p>
          </table:table-cell>
          <table:table-cell office:value-type="float" office:value="280084" calcext:value-type="float">
            <text:p>280084</text:p>
          </table:table-cell>
          <table:table-cell office:value-type="float" office:value="0.101211204394274" calcext:value-type="float">
            <text:p>0.101211204394274</text:p>
          </table:table-cell>
        </table:table-row>
        <table:table-row table:style-name="ro1">
          <table:table-cell office:value-type="float" office:value="188.714933251001" calcext:value-type="float">
            <text:p>188.714933251001</text:p>
          </table:table-cell>
          <table:table-cell office:value-type="float" office:value="281489" calcext:value-type="float">
            <text:p>281489</text:p>
          </table:table-cell>
          <table:table-cell office:value-type="float" office:value="280767" calcext:value-type="float">
            <text:p>280767</text:p>
          </table:table-cell>
          <table:table-cell office:value-type="float" office:value="0.101138814895462" calcext:value-type="float">
            <text:p>0.101138814895462</text:p>
          </table:table-cell>
        </table:table-row>
        <table:table-row table:style-name="ro1">
          <table:table-cell office:value-type="float" office:value="188.858009435" calcext:value-type="float">
            <text:p>188.858009435</text:p>
          </table:table-cell>
          <table:table-cell office:value-type="float" office:value="282282" calcext:value-type="float">
            <text:p>282282</text:p>
          </table:table-cell>
          <table:table-cell office:value-type="float" office:value="281489" calcext:value-type="float">
            <text:p>281489</text:p>
          </table:table-cell>
          <table:table-cell office:value-type="float" office:value="0.101070203110003" calcext:value-type="float">
            <text:p>0.101070203110003</text:p>
          </table:table-cell>
        </table:table-row>
        <table:table-row table:style-name="ro1">
          <table:table-cell office:value-type="float" office:value="189.004952413" calcext:value-type="float">
            <text:p>189.004952413</text:p>
          </table:table-cell>
          <table:table-cell office:value-type="float" office:value="283152" calcext:value-type="float">
            <text:p>283152</text:p>
          </table:table-cell>
          <table:table-cell office:value-type="float" office:value="282282" calcext:value-type="float">
            <text:p>282282</text:p>
          </table:table-cell>
          <table:table-cell office:value-type="float" office:value="0.10099394733167" calcext:value-type="float">
            <text:p>0.10099394733167</text:p>
          </table:table-cell>
        </table:table-row>
        <table:table-row table:style-name="ro1">
          <table:table-cell office:value-type="float" office:value="189.152318685" calcext:value-type="float">
            <text:p>189.152318685</text:p>
          </table:table-cell>
          <table:table-cell office:value-type="float" office:value="284074" calcext:value-type="float">
            <text:p>284074</text:p>
          </table:table-cell>
          <table:table-cell office:value-type="float" office:value="283152" calcext:value-type="float">
            <text:p>283152</text:p>
          </table:table-cell>
          <table:table-cell office:value-type="float" office:value="0.100922276509404" calcext:value-type="float">
            <text:p>0.100922276509404</text:p>
          </table:table-cell>
        </table:table-row>
        <table:table-row table:style-name="ro1">
          <table:table-cell office:value-type="float" office:value="189.294832855" calcext:value-type="float">
            <text:p>189.294832855</text:p>
          </table:table-cell>
          <table:table-cell office:value-type="float" office:value="285007" calcext:value-type="float">
            <text:p>285007</text:p>
          </table:table-cell>
          <table:table-cell office:value-type="float" office:value="284074" calcext:value-type="float">
            <text:p>284074</text:p>
          </table:table-cell>
          <table:table-cell office:value-type="float" office:value="0.100843641313343" calcext:value-type="float">
            <text:p>0.100843641313343</text:p>
          </table:table-cell>
        </table:table-row>
        <table:table-row table:style-name="ro1">
          <table:table-cell office:value-type="float" office:value="189.461769737" calcext:value-type="float">
            <text:p>189.461769737</text:p>
          </table:table-cell>
          <table:table-cell office:value-type="float" office:value="286144" calcext:value-type="float">
            <text:p>286144</text:p>
          </table:table-cell>
          <table:table-cell office:value-type="float" office:value="285007" calcext:value-type="float">
            <text:p>285007</text:p>
          </table:table-cell>
          <table:table-cell office:value-type="float" office:value="0.100759479646869" calcext:value-type="float">
            <text:p>0.100759479646869</text:p>
          </table:table-cell>
        </table:table-row>
        <table:table-row table:style-name="ro1">
          <table:table-cell office:value-type="float" office:value="189.613615058001" calcext:value-type="float">
            <text:p>189.613615058001</text:p>
          </table:table-cell>
          <table:table-cell office:value-type="float" office:value="287209" calcext:value-type="float">
            <text:p>287209</text:p>
          </table:table-cell>
          <table:table-cell office:value-type="float" office:value="286144" calcext:value-type="float">
            <text:p>286144</text:p>
          </table:table-cell>
          <table:table-cell office:value-type="float" office:value="0.10068154040001" calcext:value-type="float">
            <text:p>0.10068154040001</text:p>
          </table:table-cell>
        </table:table-row>
        <table:table-row table:style-name="ro1">
          <table:table-cell office:value-type="float" office:value="189.741394892" calcext:value-type="float">
            <text:p>189.741394892</text:p>
          </table:table-cell>
          <table:table-cell office:value-type="float" office:value="288123" calcext:value-type="float">
            <text:p>288123</text:p>
          </table:table-cell>
          <table:table-cell office:value-type="float" office:value="287209" calcext:value-type="float">
            <text:p>287209</text:p>
          </table:table-cell>
          <table:table-cell office:value-type="float" office:value="0.100608590292553" calcext:value-type="float">
            <text:p>0.100608590292553</text:p>
          </table:table-cell>
        </table:table-row>
        <table:table-row table:style-name="ro1">
          <table:table-cell office:value-type="float" office:value="189.894770357" calcext:value-type="float">
            <text:p>189.894770357</text:p>
          </table:table-cell>
          <table:table-cell office:value-type="float" office:value="289234" calcext:value-type="float">
            <text:p>289234</text:p>
          </table:table-cell>
          <table:table-cell office:value-type="float" office:value="288123" calcext:value-type="float">
            <text:p>288123</text:p>
          </table:table-cell>
          <table:table-cell office:value-type="float" office:value="0.100529066326869" calcext:value-type="float">
            <text:p>0.100529066326869</text:p>
          </table:table-cell>
        </table:table-row>
        <table:table-row table:style-name="ro1">
          <table:table-cell office:value-type="float" office:value="190.043473361" calcext:value-type="float">
            <text:p>190.043473361</text:p>
          </table:table-cell>
          <table:table-cell office:value-type="float" office:value="290316" calcext:value-type="float">
            <text:p>290316</text:p>
          </table:table-cell>
          <table:table-cell office:value-type="float" office:value="289234" calcext:value-type="float">
            <text:p>289234</text:p>
          </table:table-cell>
          <table:table-cell office:value-type="float" office:value="0.100454881949213" calcext:value-type="float">
            <text:p>0.100454881949213</text:p>
          </table:table-cell>
        </table:table-row>
        <table:table-row table:style-name="ro1">
          <table:table-cell office:value-type="float" office:value="190.188564985" calcext:value-type="float">
            <text:p>190.188564985</text:p>
          </table:table-cell>
          <table:table-cell office:value-type="float" office:value="291370" calcext:value-type="float">
            <text:p>291370</text:p>
          </table:table-cell>
          <table:table-cell office:value-type="float" office:value="290316" calcext:value-type="float">
            <text:p>290316</text:p>
          </table:table-cell>
          <table:table-cell office:value-type="float" office:value="0.100374437418243" calcext:value-type="float">
            <text:p>0.100374437418243</text:p>
          </table:table-cell>
        </table:table-row>
        <table:table-row table:style-name="ro1">
          <table:table-cell office:value-type="float" office:value="190.33731367" calcext:value-type="float">
            <text:p>190.33731367</text:p>
          </table:table-cell>
          <table:table-cell office:value-type="float" office:value="292440" calcext:value-type="float">
            <text:p>292440</text:p>
          </table:table-cell>
          <table:table-cell office:value-type="float" office:value="291370" calcext:value-type="float">
            <text:p>291370</text:p>
          </table:table-cell>
          <table:table-cell office:value-type="float" office:value="0.100299549934595" calcext:value-type="float">
            <text:p>0.100299549934595</text:p>
          </table:table-cell>
        </table:table-row>
        <table:table-row table:style-name="ro1">
          <table:table-cell office:value-type="float" office:value="190.491587764001" calcext:value-type="float">
            <text:p>190.491587764001</text:p>
          </table:table-cell>
          <table:table-cell office:value-type="float" office:value="293531" calcext:value-type="float">
            <text:p>293531</text:p>
          </table:table-cell>
          <table:table-cell office:value-type="float" office:value="292440" calcext:value-type="float">
            <text:p>292440</text:p>
          </table:table-cell>
          <table:table-cell office:value-type="float" office:value="0.100218609453459" calcext:value-type="float">
            <text:p>0.100218609453459</text:p>
          </table:table-cell>
        </table:table-row>
        <table:table-row table:style-name="ro1">
          <table:table-cell office:value-type="float" office:value="190.644081893" calcext:value-type="float">
            <text:p>190.644081893</text:p>
          </table:table-cell>
          <table:table-cell office:value-type="float" office:value="294581" calcext:value-type="float">
            <text:p>294581</text:p>
          </table:table-cell>
          <table:table-cell office:value-type="float" office:value="293531" calcext:value-type="float">
            <text:p>293531</text:p>
          </table:table-cell>
          <table:table-cell office:value-type="float" office:value="0.10014335839829" calcext:value-type="float">
            <text:p>0.10014335839829</text:p>
          </table:table-cell>
        </table:table-row>
        <table:table-row table:style-name="ro1">
          <table:table-cell office:value-type="float" office:value="190.786127611001" calcext:value-type="float">
            <text:p>190.786127611001</text:p>
          </table:table-cell>
          <table:table-cell office:value-type="float" office:value="295527" calcext:value-type="float">
            <text:p>295527</text:p>
          </table:table-cell>
          <table:table-cell office:value-type="float" office:value="294581" calcext:value-type="float">
            <text:p>294581</text:p>
          </table:table-cell>
          <table:table-cell office:value-type="float" office:value="0.100062193280312" calcext:value-type="float">
            <text:p>0.100062193280312</text:p>
          </table:table-cell>
        </table:table-row>
        <table:table-row table:style-name="ro1">
          <table:table-cell office:value-type="float" office:value="190.922923514" calcext:value-type="float">
            <text:p>190.922923514</text:p>
          </table:table-cell>
          <table:table-cell office:value-type="float" office:value="296402" calcext:value-type="float">
            <text:p>296402</text:p>
          </table:table-cell>
          <table:table-cell office:value-type="float" office:value="295527" calcext:value-type="float">
            <text:p>295527</text:p>
          </table:table-cell>
          <table:table-cell office:value-type="float" office:value="0.0999867955476494" calcext:value-type="float">
            <text:p>0.0999867955476494</text:p>
          </table:table-cell>
        </table:table-row>
        <table:table-row table:style-name="ro1">
          <table:table-cell office:value-type="float" office:value="191.067533284" calcext:value-type="float">
            <text:p>191.067533284</text:p>
          </table:table-cell>
          <table:table-cell office:value-type="float" office:value="297283" calcext:value-type="float">
            <text:p>297283</text:p>
          </table:table-cell>
          <table:table-cell office:value-type="float" office:value="296402" calcext:value-type="float">
            <text:p>296402</text:p>
          </table:table-cell>
          <table:table-cell office:value-type="float" office:value="0.0999055789957715" calcext:value-type="float">
            <text:p>0.0999055789957715</text:p>
          </table:table-cell>
        </table:table-row>
        <table:table-row table:style-name="ro1">
          <table:table-cell office:value-type="float" office:value="191.217761543" calcext:value-type="float">
            <text:p>191.217761543</text:p>
          </table:table-cell>
          <table:table-cell office:value-type="float" office:value="298144" calcext:value-type="float">
            <text:p>298144</text:p>
          </table:table-cell>
          <table:table-cell office:value-type="float" office:value="297283" calcext:value-type="float">
            <text:p>297283</text:p>
          </table:table-cell>
          <table:table-cell office:value-type="float" office:value="0.0998301729923218" calcext:value-type="float">
            <text:p>0.0998301729923218</text:p>
          </table:table-cell>
        </table:table-row>
        <table:table-row table:style-name="ro1">
          <table:table-cell office:value-type="float" office:value="191.366837033001" calcext:value-type="float">
            <text:p>191.366837033001</text:p>
          </table:table-cell>
          <table:table-cell office:value-type="float" office:value="298937" calcext:value-type="float">
            <text:p>298937</text:p>
          </table:table-cell>
          <table:table-cell office:value-type="float" office:value="298144" calcext:value-type="float">
            <text:p>298144</text:p>
          </table:table-cell>
          <table:table-cell office:value-type="float" office:value="0.0997490154215916" calcext:value-type="float">
            <text:p>0.0997490154215916</text:p>
          </table:table-cell>
        </table:table-row>
        <table:table-row table:style-name="ro1">
          <table:table-cell office:value-type="float" office:value="191.516776071" calcext:value-type="float">
            <text:p>191.516776071</text:p>
          </table:table-cell>
          <table:table-cell office:value-type="float" office:value="299668" calcext:value-type="float">
            <text:p>299668</text:p>
          </table:table-cell>
          <table:table-cell office:value-type="float" office:value="298937" calcext:value-type="float">
            <text:p>298937</text:p>
          </table:table-cell>
          <table:table-cell office:value-type="float" office:value="0.099673689324721" calcext:value-type="float">
            <text:p>0.099673689324721</text:p>
          </table:table-cell>
        </table:table-row>
        <table:table-row table:style-name="ro1">
          <table:table-cell office:value-type="float" office:value="191.664419029001" calcext:value-type="float">
            <text:p>191.664419029001</text:p>
          </table:table-cell>
          <table:table-cell office:value-type="float" office:value="300317" calcext:value-type="float">
            <text:p>300317</text:p>
          </table:table-cell>
          <table:table-cell office:value-type="float" office:value="299668" calcext:value-type="float">
            <text:p>299668</text:p>
          </table:table-cell>
          <table:table-cell office:value-type="float" office:value="0.0995926609686587" calcext:value-type="float">
            <text:p>0.0995926609686587</text:p>
          </table:table-cell>
        </table:table-row>
        <table:table-row table:style-name="ro1">
          <table:table-cell office:value-type="float" office:value="191.81250696" calcext:value-type="float">
            <text:p>191.81250696</text:p>
          </table:table-cell>
          <table:table-cell office:value-type="float" office:value="300893" calcext:value-type="float">
            <text:p>300893</text:p>
          </table:table-cell>
          <table:table-cell office:value-type="float" office:value="300317" calcext:value-type="float">
            <text:p>300317</text:p>
          </table:table-cell>
          <table:table-cell office:value-type="float" office:value="0.0995174708114805" calcext:value-type="float">
            <text:p>0.0995174708114805</text:p>
          </table:table-cell>
        </table:table-row>
        <table:table-row table:style-name="ro1">
          <table:table-cell office:value-type="float" office:value="191.961696962" calcext:value-type="float">
            <text:p>191.961696962</text:p>
          </table:table-cell>
          <table:table-cell office:value-type="float" office:value="301395" calcext:value-type="float">
            <text:p>301395</text:p>
          </table:table-cell>
          <table:table-cell office:value-type="float" office:value="300893" calcext:value-type="float">
            <text:p>300893</text:p>
          </table:table-cell>
          <table:table-cell office:value-type="float" office:value="0.0994366161901338" calcext:value-type="float">
            <text:p>0.0994366161901338</text:p>
          </table:table-cell>
        </table:table-row>
        <table:table-row table:style-name="ro1">
          <table:table-cell office:value-type="float" office:value="192.111557079001" calcext:value-type="float">
            <text:p>192.111557079001</text:p>
          </table:table-cell>
          <table:table-cell office:value-type="float" office:value="301815" calcext:value-type="float">
            <text:p>301815</text:p>
          </table:table-cell>
          <table:table-cell office:value-type="float" office:value="301395" calcext:value-type="float">
            <text:p>301395</text:p>
          </table:table-cell>
          <table:table-cell office:value-type="float" office:value="0.0993615974359444" calcext:value-type="float">
            <text:p>0.0993615974359444</text:p>
          </table:table-cell>
        </table:table-row>
        <table:table-row table:style-name="ro1">
          <table:table-cell office:value-type="float" office:value="192.262678327001" calcext:value-type="float">
            <text:p>192.262678327001</text:p>
          </table:table-cell>
          <table:table-cell office:value-type="float" office:value="302151" calcext:value-type="float">
            <text:p>302151</text:p>
          </table:table-cell>
          <table:table-cell office:value-type="float" office:value="301815" calcext:value-type="float">
            <text:p>301815</text:p>
          </table:table-cell>
          <table:table-cell office:value-type="float" office:value="0.0992809446154222" calcext:value-type="float">
            <text:p>0.0992809446154222</text:p>
          </table:table-cell>
        </table:table-row>
        <table:table-row table:style-name="ro1">
          <table:table-cell office:value-type="float" office:value="192.415802323" calcext:value-type="float">
            <text:p>192.415802323</text:p>
          </table:table-cell>
          <table:table-cell office:value-type="float" office:value="302401" calcext:value-type="float">
            <text:p>302401</text:p>
          </table:table-cell>
          <table:table-cell office:value-type="float" office:value="302151" calcext:value-type="float">
            <text:p>302151</text:p>
          </table:table-cell>
          <table:table-cell office:value-type="float" office:value="0.0992061195653206" calcext:value-type="float">
            <text:p>0.0992061195653206</text:p>
          </table:table-cell>
        </table:table-row>
        <table:table-row table:style-name="ro1">
          <table:table-cell office:value-type="float" office:value="192.616636913001" calcext:value-type="float">
            <text:p>192.616636913001</text:p>
          </table:table-cell>
          <table:table-cell office:value-type="float" office:value="302589" calcext:value-type="float">
            <text:p>302589</text:p>
          </table:table-cell>
          <table:table-cell office:value-type="float" office:value="302401" calcext:value-type="float">
            <text:p>302401</text:p>
          </table:table-cell>
          <table:table-cell office:value-type="float" office:value="0.0991256860838737" calcext:value-type="float">
            <text:p>0.0991256860838737</text:p>
          </table:table-cell>
        </table:table-row>
        <table:table-row table:style-name="ro1">
          <table:table-cell office:value-type="float" office:value="192.772648545" calcext:value-type="float">
            <text:p>192.772648545</text:p>
          </table:table-cell>
          <table:table-cell office:value-type="float" office:value="302626" calcext:value-type="float">
            <text:p>302626</text:p>
          </table:table-cell>
          <table:table-cell office:value-type="float" office:value="302589" calcext:value-type="float">
            <text:p>302589</text:p>
          </table:table-cell>
          <table:table-cell office:value-type="float" office:value="0.0990408086073587" calcext:value-type="float">
            <text:p>0.0990408086073587</text:p>
          </table:table-cell>
        </table:table-row>
        <table:table-row table:style-name="ro1">
          <table:table-cell office:value-type="float" office:value="192.920217944001" calcext:value-type="float">
            <text:p>192.920217944001</text:p>
          </table:table-cell>
          <table:table-cell office:value-type="float" office:value="302573" calcext:value-type="float">
            <text:p>302573</text:p>
          </table:table-cell>
          <table:table-cell office:value-type="float" office:value="302626" calcext:value-type="float">
            <text:p>302626</text:p>
          </table:table-cell>
          <table:table-cell office:value-type="float" office:value="0.098962657270103" calcext:value-type="float">
            <text:p>0.098962657270103</text:p>
          </table:table-cell>
        </table:table-row>
        <table:table-row table:style-name="ro1">
          <table:table-cell office:value-type="float" office:value="193.070717208" calcext:value-type="float">
            <text:p>193.070717208</text:p>
          </table:table-cell>
          <table:table-cell office:value-type="float" office:value="302434" calcext:value-type="float">
            <text:p>302434</text:p>
          </table:table-cell>
          <table:table-cell office:value-type="float" office:value="302573" calcext:value-type="float">
            <text:p>302573</text:p>
          </table:table-cell>
          <table:table-cell office:value-type="float" office:value="0.0988796693845471" calcext:value-type="float">
            <text:p>0.0988796693845471</text:p>
          </table:table-cell>
        </table:table-row>
        <table:table-row table:style-name="ro1">
          <table:table-cell office:value-type="float" office:value="193.210905122" calcext:value-type="float">
            <text:p>193.210905122</text:p>
          </table:table-cell>
          <table:table-cell office:value-type="float" office:value="302229" calcext:value-type="float">
            <text:p>302229</text:p>
          </table:table-cell>
          <table:table-cell office:value-type="float" office:value="302434" calcext:value-type="float">
            <text:p>302434</text:p>
          </table:table-cell>
          <table:table-cell office:value-type="float" office:value="0.0988030615833246" calcext:value-type="float">
            <text:p>0.0988030615833246</text:p>
          </table:table-cell>
        </table:table-row>
        <table:table-row table:style-name="ro1">
          <table:table-cell office:value-type="float" office:value="193.349736946" calcext:value-type="float">
            <text:p>193.349736946</text:p>
          </table:table-cell>
          <table:table-cell office:value-type="float" office:value="301957" calcext:value-type="float">
            <text:p>301957</text:p>
          </table:table-cell>
          <table:table-cell office:value-type="float" office:value="302229" calcext:value-type="float">
            <text:p>302229</text:p>
          </table:table-cell>
          <table:table-cell office:value-type="float" office:value="0.0987315684376441" calcext:value-type="float">
            <text:p>0.0987315684376441</text:p>
          </table:table-cell>
        </table:table-row>
        <table:table-row table:style-name="ro1">
          <table:table-cell office:value-type="float" office:value="193.492125241" calcext:value-type="float">
            <text:p>193.492125241</text:p>
          </table:table-cell>
          <table:table-cell office:value-type="float" office:value="301611" calcext:value-type="float">
            <text:p>301611</text:p>
          </table:table-cell>
          <table:table-cell office:value-type="float" office:value="301957" calcext:value-type="float">
            <text:p>301957</text:p>
          </table:table-cell>
          <table:table-cell office:value-type="float" office:value="0.0986539918101567" calcext:value-type="float">
            <text:p>0.0986539918101567</text:p>
          </table:table-cell>
        </table:table-row>
        <table:table-row table:style-name="ro1">
          <table:table-cell office:value-type="float" office:value="193.638612361" calcext:value-type="float">
            <text:p>193.638612361</text:p>
          </table:table-cell>
          <table:table-cell office:value-type="float" office:value="301186" calcext:value-type="float">
            <text:p>301186</text:p>
          </table:table-cell>
          <table:table-cell office:value-type="float" office:value="301611" calcext:value-type="float">
            <text:p>301611</text:p>
          </table:table-cell>
          <table:table-cell office:value-type="float" office:value="0.098581755269129" calcext:value-type="float">
            <text:p>0.098581755269129</text:p>
          </table:table-cell>
        </table:table-row>
        <table:table-row table:style-name="ro1">
          <table:table-cell office:value-type="float" office:value="193.783625539" calcext:value-type="float">
            <text:p>193.783625539</text:p>
          </table:table-cell>
          <table:table-cell office:value-type="float" office:value="300703" calcext:value-type="float">
            <text:p>300703</text:p>
          </table:table-cell>
          <table:table-cell office:value-type="float" office:value="301186" calcext:value-type="float">
            <text:p>301186</text:p>
          </table:table-cell>
          <table:table-cell office:value-type="float" office:value="0.0985036471093601" calcext:value-type="float">
            <text:p>0.0985036471093601</text:p>
          </table:table-cell>
        </table:table-row>
        <table:table-row table:style-name="ro1">
          <table:table-cell office:value-type="float" office:value="193.923874055001" calcext:value-type="float">
            <text:p>193.923874055001</text:p>
          </table:table-cell>
          <table:table-cell office:value-type="float" office:value="300181" calcext:value-type="float">
            <text:p>300181</text:p>
          </table:table-cell>
          <table:table-cell office:value-type="float" office:value="300703" calcext:value-type="float">
            <text:p>300703</text:p>
          </table:table-cell>
          <table:table-cell office:value-type="float" office:value="0.0984310168610418" calcext:value-type="float">
            <text:p>0.0984310168610418</text:p>
          </table:table-cell>
        </table:table-row>
        <table:table-row table:style-name="ro1">
          <table:table-cell office:value-type="float" office:value="194.074136209" calcext:value-type="float">
            <text:p>194.074136209</text:p>
          </table:table-cell>
          <table:table-cell office:value-type="float" office:value="299568" calcext:value-type="float">
            <text:p>299568</text:p>
          </table:table-cell>
          <table:table-cell office:value-type="float" office:value="300181" calcext:value-type="float">
            <text:p>300181</text:p>
          </table:table-cell>
          <table:table-cell office:value-type="float" office:value="0.0983526566260883" calcext:value-type="float">
            <text:p>0.0983526566260883</text:p>
          </table:table-cell>
        </table:table-row>
        <table:table-row table:style-name="ro1">
          <table:table-cell office:value-type="float" office:value="194.218981045" calcext:value-type="float">
            <text:p>194.218981045</text:p>
          </table:table-cell>
          <table:table-cell office:value-type="float" office:value="298931" calcext:value-type="float">
            <text:p>298931</text:p>
          </table:table-cell>
          <table:table-cell office:value-type="float" office:value="299568" calcext:value-type="float">
            <text:p>299568</text:p>
          </table:table-cell>
          <table:table-cell office:value-type="float" office:value="0.0982798560899372" calcext:value-type="float">
            <text:p>0.0982798560899372</text:p>
          </table:table-cell>
        </table:table-row>
        <table:table-row table:style-name="ro1">
          <table:table-cell office:value-type="float" office:value="194.366718597001" calcext:value-type="float">
            <text:p>194.366718597001</text:p>
          </table:table-cell>
          <table:table-cell office:value-type="float" office:value="298241" calcext:value-type="float">
            <text:p>298241</text:p>
          </table:table-cell>
          <table:table-cell office:value-type="float" office:value="298931" calcext:value-type="float">
            <text:p>298931</text:p>
          </table:table-cell>
          <table:table-cell office:value-type="float" office:value="0.0982014222238302" calcext:value-type="float">
            <text:p>0.0982014222238302</text:p>
          </table:table-cell>
        </table:table-row>
        <table:table-row table:style-name="ro1">
          <table:table-cell office:value-type="float" office:value="194.523821311001" calcext:value-type="float">
            <text:p>194.523821311001</text:p>
          </table:table-cell>
          <table:table-cell office:value-type="float" office:value="297471" calcext:value-type="float">
            <text:p>297471</text:p>
          </table:table-cell>
          <table:table-cell office:value-type="float" office:value="298241" calcext:value-type="float">
            <text:p>298241</text:p>
          </table:table-cell>
          <table:table-cell office:value-type="float" office:value="0.0981285940097542" calcext:value-type="float">
            <text:p>0.0981285940097542</text:p>
          </table:table-cell>
        </table:table-row>
        <table:table-row table:style-name="ro1">
          <table:table-cell office:value-type="float" office:value="194.682663250001" calcext:value-type="float">
            <text:p>194.682663250001</text:p>
          </table:table-cell>
          <table:table-cell office:value-type="float" office:value="296663" calcext:value-type="float">
            <text:p>296663</text:p>
          </table:table-cell>
          <table:table-cell office:value-type="float" office:value="297471" calcext:value-type="float">
            <text:p>297471</text:p>
          </table:table-cell>
          <table:table-cell office:value-type="float" office:value="0.098050200310684" calcext:value-type="float">
            <text:p>0.098050200310684</text:p>
          </table:table-cell>
        </table:table-row>
        <table:table-row table:style-name="ro1">
          <table:table-cell office:value-type="float" office:value="194.83128759" calcext:value-type="float">
            <text:p>194.83128759</text:p>
          </table:table-cell>
          <table:table-cell office:value-type="float" office:value="295889" calcext:value-type="float">
            <text:p>295889</text:p>
          </table:table-cell>
          <table:table-cell office:value-type="float" office:value="296663" calcext:value-type="float">
            <text:p>296663</text:p>
          </table:table-cell>
          <table:table-cell office:value-type="float" office:value="0.0979774353128146" calcext:value-type="float">
            <text:p>0.0979774353128146</text:p>
          </table:table-cell>
        </table:table-row>
        <table:table-row table:style-name="ro1">
          <table:table-cell office:value-type="float" office:value="194.981759067" calcext:value-type="float">
            <text:p>194.981759067</text:p>
          </table:table-cell>
          <table:table-cell office:value-type="float" office:value="295096" calcext:value-type="float">
            <text:p>295096</text:p>
          </table:table-cell>
          <table:table-cell office:value-type="float" office:value="295889" calcext:value-type="float">
            <text:p>295889</text:p>
          </table:table-cell>
          <table:table-cell office:value-type="float" office:value="0.0978991542081356" calcext:value-type="float">
            <text:p>0.0978991542081356</text:p>
          </table:table-cell>
        </table:table-row>
        <table:table-row table:style-name="ro1">
          <table:table-cell office:value-type="float" office:value="195.131078613001" calcext:value-type="float">
            <text:p>195.131078613001</text:p>
          </table:table-cell>
          <table:table-cell office:value-type="float" office:value="294308" calcext:value-type="float">
            <text:p>294308</text:p>
          </table:table-cell>
          <table:table-cell office:value-type="float" office:value="295096" calcext:value-type="float">
            <text:p>295096</text:p>
          </table:table-cell>
          <table:table-cell office:value-type="float" office:value="0.0978265102248247" calcext:value-type="float">
            <text:p>0.0978265102248247</text:p>
          </table:table-cell>
        </table:table-row>
        <table:table-row table:style-name="ro1">
          <table:table-cell office:value-type="float" office:value="195.306052502" calcext:value-type="float">
            <text:p>195.306052502</text:p>
          </table:table-cell>
          <table:table-cell office:value-type="float" office:value="293394" calcext:value-type="float">
            <text:p>293394</text:p>
          </table:table-cell>
          <table:table-cell office:value-type="float" office:value="294308" calcext:value-type="float">
            <text:p>294308</text:p>
          </table:table-cell>
          <table:table-cell office:value-type="float" office:value="0.0987740286926803" calcext:value-type="float">
            <text:p>0.0987740286926803</text:p>
          </table:table-cell>
        </table:table-row>
        <table:table-row table:style-name="ro1">
          <table:table-cell office:value-type="float" office:value="195.414223432001" calcext:value-type="float">
            <text:p>195.414223432001</text:p>
          </table:table-cell>
          <table:table-cell office:value-type="float" office:value="292840" calcext:value-type="float">
            <text:p>292840</text:p>
          </table:table-cell>
          <table:table-cell office:value-type="float" office:value="293394" calcext:value-type="float">
            <text:p>293394</text:p>
          </table:table-cell>
          <table:table-cell office:value-type="float" office:value="0.0995215294636265" calcext:value-type="float">
            <text:p>0.0995215294636265</text:p>
          </table:table-cell>
        </table:table-row>
        <table:table-row table:style-name="ro1">
          <table:table-cell office:value-type="float" office:value="195.559403834" calcext:value-type="float">
            <text:p>195.559403834</text:p>
          </table:table-cell>
          <table:table-cell office:value-type="float" office:value="292116" calcext:value-type="float">
            <text:p>292116</text:p>
          </table:table-cell>
          <table:table-cell office:value-type="float" office:value="292840" calcext:value-type="float">
            <text:p>292840</text:p>
          </table:table-cell>
          <table:table-cell office:value-type="float" office:value="0.10010902684959" calcext:value-type="float">
            <text:p>0.10010902684959</text:p>
          </table:table-cell>
        </table:table-row>
        <table:table-row table:style-name="ro1">
          <table:table-cell office:value-type="float" office:value="195.711781828" calcext:value-type="float">
            <text:p>195.711781828</text:p>
          </table:table-cell>
          <table:table-cell office:value-type="float" office:value="291387" calcext:value-type="float">
            <text:p>291387</text:p>
          </table:table-cell>
          <table:table-cell office:value-type="float" office:value="292116" calcext:value-type="float">
            <text:p>292116</text:p>
          </table:table-cell>
          <table:table-cell office:value-type="float" office:value="0.100558050548249" calcext:value-type="float">
            <text:p>0.100558050548249</text:p>
          </table:table-cell>
        </table:table-row>
        <table:table-row table:style-name="ro1">
          <table:table-cell office:value-type="float" office:value="195.857528855" calcext:value-type="float">
            <text:p>195.857528855</text:p>
          </table:table-cell>
          <table:table-cell office:value-type="float" office:value="290726" calcext:value-type="float">
            <text:p>290726</text:p>
          </table:table-cell>
          <table:table-cell office:value-type="float" office:value="291387" calcext:value-type="float">
            <text:p>291387</text:p>
          </table:table-cell>
          <table:table-cell office:value-type="float" office:value="0.100906798494865" calcext:value-type="float">
            <text:p>0.100906798494865</text:p>
          </table:table-cell>
        </table:table-row>
        <table:table-row table:style-name="ro1">
          <table:table-cell office:value-type="float" office:value="196.005234009001" calcext:value-type="float">
            <text:p>196.005234009001</text:p>
          </table:table-cell>
          <table:table-cell office:value-type="float" office:value="290100" calcext:value-type="float">
            <text:p>290100</text:p>
          </table:table-cell>
          <table:table-cell office:value-type="float" office:value="290726" calcext:value-type="float">
            <text:p>290726</text:p>
          </table:table-cell>
          <table:table-cell office:value-type="float" office:value="0.101164886930793" calcext:value-type="float">
            <text:p>0.101164886930793</text:p>
          </table:table-cell>
        </table:table-row>
        <table:table-row table:style-name="ro1">
          <table:table-cell office:value-type="float" office:value="196.173888174" calcext:value-type="float">
            <text:p>196.173888174</text:p>
          </table:table-cell>
          <table:table-cell office:value-type="float" office:value="289448" calcext:value-type="float">
            <text:p>289448</text:p>
          </table:table-cell>
          <table:table-cell office:value-type="float" office:value="290100" calcext:value-type="float">
            <text:p>290100</text:p>
          </table:table-cell>
          <table:table-cell office:value-type="float" office:value="0.101350490453261" calcext:value-type="float">
            <text:p>0.101350490453261</text:p>
          </table:table-cell>
        </table:table-row>
        <table:table-row table:style-name="ro1">
          <table:table-cell office:value-type="float" office:value="196.32056738" calcext:value-type="float">
            <text:p>196.32056738</text:p>
          </table:table-cell>
          <table:table-cell office:value-type="float" office:value="288943" calcext:value-type="float">
            <text:p>288943</text:p>
          </table:table-cell>
          <table:table-cell office:value-type="float" office:value="289448" calcext:value-type="float">
            <text:p>289448</text:p>
          </table:table-cell>
          <table:table-cell office:value-type="float" office:value="0.101488555627915" calcext:value-type="float">
            <text:p>0.101488555627915</text:p>
          </table:table-cell>
        </table:table-row>
        <table:table-row table:style-name="ro1">
          <table:table-cell office:value-type="float" office:value="196.470857387" calcext:value-type="float">
            <text:p>196.470857387</text:p>
          </table:table-cell>
          <table:table-cell office:value-type="float" office:value="288489" calcext:value-type="float">
            <text:p>288489</text:p>
          </table:table-cell>
          <table:table-cell office:value-type="float" office:value="288943" calcext:value-type="float">
            <text:p>288943</text:p>
          </table:table-cell>
          <table:table-cell office:value-type="float" office:value="0.101578204339233" calcext:value-type="float">
            <text:p>0.101578204339233</text:p>
          </table:table-cell>
        </table:table-row>
        <table:table-row table:style-name="ro1">
          <table:table-cell office:value-type="float" office:value="196.612635580001" calcext:value-type="float">
            <text:p>196.612635580001</text:p>
          </table:table-cell>
          <table:table-cell office:value-type="float" office:value="288127" calcext:value-type="float">
            <text:p>288127</text:p>
          </table:table-cell>
          <table:table-cell office:value-type="float" office:value="288489" calcext:value-type="float">
            <text:p>288489</text:p>
          </table:table-cell>
          <table:table-cell office:value-type="float" office:value="0.101639537490745" calcext:value-type="float">
            <text:p>0.101639537490745</text:p>
          </table:table-cell>
        </table:table-row>
        <table:table-row table:style-name="ro1">
          <table:table-cell office:value-type="float" office:value="196.757799083" calcext:value-type="float">
            <text:p>196.757799083</text:p>
          </table:table-cell>
          <table:table-cell office:value-type="float" office:value="287825" calcext:value-type="float">
            <text:p>287825</text:p>
          </table:table-cell>
          <table:table-cell office:value-type="float" office:value="288127" calcext:value-type="float">
            <text:p>288127</text:p>
          </table:table-cell>
          <table:table-cell office:value-type="float" office:value="0.1016782287706" calcext:value-type="float">
            <text:p>0.1016782287706</text:p>
          </table:table-cell>
        </table:table-row>
        <table:table-row table:style-name="ro1">
          <table:table-cell office:value-type="float" office:value="196.909156090001" calcext:value-type="float">
            <text:p>196.909156090001</text:p>
          </table:table-cell>
          <table:table-cell office:value-type="float" office:value="287590" calcext:value-type="float">
            <text:p>287590</text:p>
          </table:table-cell>
          <table:table-cell office:value-type="float" office:value="287825" calcext:value-type="float">
            <text:p>287825</text:p>
          </table:table-cell>
          <table:table-cell office:value-type="float" office:value="0.101688462975788" calcext:value-type="float">
            <text:p>0.101688462975788</text:p>
          </table:table-cell>
        </table:table-row>
        <table:table-row table:style-name="ro1">
          <table:table-cell office:value-type="float" office:value="197.052926451001" calcext:value-type="float">
            <text:p>197.052926451001</text:p>
          </table:table-cell>
          <table:table-cell office:value-type="float" office:value="287444" calcext:value-type="float">
            <text:p>287444</text:p>
          </table:table-cell>
          <table:table-cell office:value-type="float" office:value="287590" calcext:value-type="float">
            <text:p>287590</text:p>
          </table:table-cell>
          <table:table-cell office:value-type="float" office:value="0.101686306730402" calcext:value-type="float">
            <text:p>0.101686306730402</text:p>
          </table:table-cell>
        </table:table-row>
        <table:table-row table:style-name="ro1">
          <table:table-cell office:value-type="float" office:value="197.196999904" calcext:value-type="float">
            <text:p>197.196999904</text:p>
          </table:table-cell>
          <table:table-cell office:value-type="float" office:value="287377" calcext:value-type="float">
            <text:p>287377</text:p>
          </table:table-cell>
          <table:table-cell office:value-type="float" office:value="287444" calcext:value-type="float">
            <text:p>287444</text:p>
          </table:table-cell>
          <table:table-cell office:value-type="float" office:value="0.101663926034398" calcext:value-type="float">
            <text:p>0.101663926034398</text:p>
          </table:table-cell>
        </table:table-row>
        <table:table-row table:style-name="ro1">
          <table:table-cell office:value-type="float" office:value="197.342767723" calcext:value-type="float">
            <text:p>197.342767723</text:p>
          </table:table-cell>
          <table:table-cell office:value-type="float" office:value="287391" calcext:value-type="float">
            <text:p>287391</text:p>
          </table:table-cell>
          <table:table-cell office:value-type="float" office:value="287377" calcext:value-type="float">
            <text:p>287377</text:p>
          </table:table-cell>
          <table:table-cell office:value-type="float" office:value="0.101635709355437" calcext:value-type="float">
            <text:p>0.101635709355437</text:p>
          </table:table-cell>
        </table:table-row>
        <table:table-row table:style-name="ro1">
          <table:table-cell office:value-type="float" office:value="197.492070133" calcext:value-type="float">
            <text:p>197.492070133</text:p>
          </table:table-cell>
          <table:table-cell office:value-type="float" office:value="287492" calcext:value-type="float">
            <text:p>287492</text:p>
          </table:table-cell>
          <table:table-cell office:value-type="float" office:value="287391" calcext:value-type="float">
            <text:p>287391</text:p>
          </table:table-cell>
          <table:table-cell office:value-type="float" office:value="0.101592543143579" calcext:value-type="float">
            <text:p>0.101592543143579</text:p>
          </table:table-cell>
        </table:table-row>
        <table:table-row table:style-name="ro1">
          <table:table-cell office:value-type="float" office:value="197.636157567001" calcext:value-type="float">
            <text:p>197.636157567001</text:p>
          </table:table-cell>
          <table:table-cell office:value-type="float" office:value="287672" calcext:value-type="float">
            <text:p>287672</text:p>
          </table:table-cell>
          <table:table-cell office:value-type="float" office:value="287492" calcext:value-type="float">
            <text:p>287492</text:p>
          </table:table-cell>
          <table:table-cell office:value-type="float" office:value="0.101547729395755" calcext:value-type="float">
            <text:p>0.101547729395755</text:p>
          </table:table-cell>
        </table:table-row>
        <table:table-row table:style-name="ro1">
          <table:table-cell office:value-type="float" office:value="197.779902929" calcext:value-type="float">
            <text:p>197.779902929</text:p>
          </table:table-cell>
          <table:table-cell office:value-type="float" office:value="287934" calcext:value-type="float">
            <text:p>287934</text:p>
          </table:table-cell>
          <table:table-cell office:value-type="float" office:value="287672" calcext:value-type="float">
            <text:p>287672</text:p>
          </table:table-cell>
          <table:table-cell office:value-type="float" office:value="0.101491348073566" calcext:value-type="float">
            <text:p>0.101491348073566</text:p>
          </table:table-cell>
        </table:table-row>
        <table:table-row table:style-name="ro1">
          <table:table-cell office:value-type="float" office:value="197.927083171" calcext:value-type="float">
            <text:p>197.927083171</text:p>
          </table:table-cell>
          <table:table-cell office:value-type="float" office:value="288284" calcext:value-type="float">
            <text:p>288284</text:p>
          </table:table-cell>
          <table:table-cell office:value-type="float" office:value="287934" calcext:value-type="float">
            <text:p>287934</text:p>
          </table:table-cell>
          <table:table-cell office:value-type="float" office:value="0.10143599343861" calcext:value-type="float">
            <text:p>0.10143599343861</text:p>
          </table:table-cell>
        </table:table-row>
        <table:table-row table:style-name="ro1">
          <table:table-cell office:value-type="float" office:value="198.12570551" calcext:value-type="float">
            <text:p>198.12570551</text:p>
          </table:table-cell>
          <table:table-cell office:value-type="float" office:value="288888" calcext:value-type="float">
            <text:p>288888</text:p>
          </table:table-cell>
          <table:table-cell office:value-type="float" office:value="288284" calcext:value-type="float">
            <text:p>288284</text:p>
          </table:table-cell>
          <table:table-cell office:value-type="float" office:value="0.101371241666965" calcext:value-type="float">
            <text:p>0.101371241666965</text:p>
          </table:table-cell>
        </table:table-row>
        <table:table-row table:style-name="ro1">
          <table:table-cell office:value-type="float" office:value="198.273155164" calcext:value-type="float">
            <text:p>198.273155164</text:p>
          </table:table-cell>
          <table:table-cell office:value-type="float" office:value="289430" calcext:value-type="float">
            <text:p>289430</text:p>
          </table:table-cell>
          <table:table-cell office:value-type="float" office:value="288888" calcext:value-type="float">
            <text:p>288888</text:p>
          </table:table-cell>
          <table:table-cell office:value-type="float" office:value="0.101299013535592" calcext:value-type="float">
            <text:p>0.101299013535592</text:p>
          </table:table-cell>
        </table:table-row>
        <table:table-row table:style-name="ro1">
          <table:table-cell office:value-type="float" office:value="198.417891826" calcext:value-type="float">
            <text:p>198.417891826</text:p>
          </table:table-cell>
          <table:table-cell office:value-type="float" office:value="290035" calcext:value-type="float">
            <text:p>290035</text:p>
          </table:table-cell>
          <table:table-cell office:value-type="float" office:value="289430" calcext:value-type="float">
            <text:p>289430</text:p>
          </table:table-cell>
          <table:table-cell office:value-type="float" office:value="0.101231033140437" calcext:value-type="float">
            <text:p>0.101231033140437</text:p>
          </table:table-cell>
        </table:table-row>
        <table:table-row table:style-name="ro1">
          <table:table-cell office:value-type="float" office:value="198.563239403001" calcext:value-type="float">
            <text:p>198.563239403001</text:p>
          </table:table-cell>
          <table:table-cell office:value-type="float" office:value="290712" calcext:value-type="float">
            <text:p>290712</text:p>
          </table:table-cell>
          <table:table-cell office:value-type="float" office:value="290035" calcext:value-type="float">
            <text:p>290035</text:p>
          </table:table-cell>
          <table:table-cell office:value-type="float" office:value="0.101156283900146" calcext:value-type="float">
            <text:p>0.101156283900146</text:p>
          </table:table-cell>
        </table:table-row>
        <table:table-row table:style-name="ro1">
          <table:table-cell office:value-type="float" office:value="198.709854231" calcext:value-type="float">
            <text:p>198.709854231</text:p>
          </table:table-cell>
          <table:table-cell office:value-type="float" office:value="291462" calcext:value-type="float">
            <text:p>291462</text:p>
          </table:table-cell>
          <table:table-cell office:value-type="float" office:value="290712" calcext:value-type="float">
            <text:p>290712</text:p>
          </table:table-cell>
          <table:table-cell office:value-type="float" office:value="0.101086317442698" calcext:value-type="float">
            <text:p>0.101086317442698</text:p>
          </table:table-cell>
        </table:table-row>
        <table:table-row table:style-name="ro1">
          <table:table-cell office:value-type="float" office:value="198.854656983001" calcext:value-type="float">
            <text:p>198.854656983001</text:p>
          </table:table-cell>
          <table:table-cell office:value-type="float" office:value="292263" calcext:value-type="float">
            <text:p>292263</text:p>
          </table:table-cell>
          <table:table-cell office:value-type="float" office:value="291462" calcext:value-type="float">
            <text:p>291462</text:p>
          </table:table-cell>
          <table:table-cell office:value-type="float" office:value="0.101020187455417" calcext:value-type="float">
            <text:p>0.101020187455417</text:p>
          </table:table-cell>
        </table:table-row>
        <table:table-row table:style-name="ro1">
          <table:table-cell office:value-type="float" office:value="198.999216593001" calcext:value-type="float">
            <text:p>198.999216593001</text:p>
          </table:table-cell>
          <table:table-cell office:value-type="float" office:value="293117" calcext:value-type="float">
            <text:p>293117</text:p>
          </table:table-cell>
          <table:table-cell office:value-type="float" office:value="292263" calcext:value-type="float">
            <text:p>292263</text:p>
          </table:table-cell>
          <table:table-cell office:value-type="float" office:value="0.100947000492769" calcext:value-type="float">
            <text:p>0.100947000492769</text:p>
          </table:table-cell>
        </table:table-row>
        <table:table-row table:style-name="ro1">
          <table:table-cell office:value-type="float" office:value="199.148479874" calcext:value-type="float">
            <text:p>199.148479874</text:p>
          </table:table-cell>
          <table:table-cell office:value-type="float" office:value="294049" calcext:value-type="float">
            <text:p>294049</text:p>
          </table:table-cell>
          <table:table-cell office:value-type="float" office:value="293117" calcext:value-type="float">
            <text:p>293117</text:p>
          </table:table-cell>
          <table:table-cell office:value-type="float" office:value="0.100878324740292" calcext:value-type="float">
            <text:p>0.100878324740292</text:p>
          </table:table-cell>
        </table:table-row>
        <table:table-row table:style-name="ro1">
          <table:table-cell office:value-type="float" office:value="199.290282101" calcext:value-type="float">
            <text:p>199.290282101</text:p>
          </table:table-cell>
          <table:table-cell office:value-type="float" office:value="294977" calcext:value-type="float">
            <text:p>294977</text:p>
          </table:table-cell>
          <table:table-cell office:value-type="float" office:value="294049" calcext:value-type="float">
            <text:p>294049</text:p>
          </table:table-cell>
          <table:table-cell office:value-type="float" office:value="0.100803162304796" calcext:value-type="float">
            <text:p>0.100803162304796</text:p>
          </table:table-cell>
        </table:table-row>
        <table:table-row table:style-name="ro1">
          <table:table-cell office:value-type="float" office:value="199.448627392" calcext:value-type="float">
            <text:p>199.448627392</text:p>
          </table:table-cell>
          <table:table-cell office:value-type="float" office:value="296053" calcext:value-type="float">
            <text:p>296053</text:p>
          </table:table-cell>
          <table:table-cell office:value-type="float" office:value="294977" calcext:value-type="float">
            <text:p>294977</text:p>
          </table:table-cell>
          <table:table-cell office:value-type="float" office:value="0.100732936674575" calcext:value-type="float">
            <text:p>0.100732936674575</text:p>
          </table:table-cell>
        </table:table-row>
        <table:table-row table:style-name="ro1">
          <table:table-cell office:value-type="float" office:value="199.673972368" calcext:value-type="float">
            <text:p>199.673972368</text:p>
          </table:table-cell>
          <table:table-cell office:value-type="float" office:value="297639" calcext:value-type="float">
            <text:p>297639</text:p>
          </table:table-cell>
          <table:table-cell office:value-type="float" office:value="296053" calcext:value-type="float">
            <text:p>296053</text:p>
          </table:table-cell>
          <table:table-cell office:value-type="float" office:value="0.100646529881285" calcext:value-type="float">
            <text:p>0.100646529881285</text:p>
          </table:table-cell>
        </table:table-row>
        <table:table-row table:style-name="ro1">
          <table:table-cell office:value-type="float" office:value="199.825285409001" calcext:value-type="float">
            <text:p>199.825285409001</text:p>
          </table:table-cell>
          <table:table-cell office:value-type="float" office:value="298729" calcext:value-type="float">
            <text:p>298729</text:p>
          </table:table-cell>
          <table:table-cell office:value-type="float" office:value="297639" calcext:value-type="float">
            <text:p>297639</text:p>
          </table:table-cell>
          <table:table-cell office:value-type="float" office:value="0.100567349218311" calcext:value-type="float">
            <text:p>0.100567349218311</text:p>
          </table:table-cell>
        </table:table-row>
        <table:table-row table:style-name="ro1">
          <table:table-cell office:value-type="float" office:value="199.974838804001" calcext:value-type="float">
            <text:p>199.974838804001</text:p>
          </table:table-cell>
          <table:table-cell office:value-type="float" office:value="299816" calcext:value-type="float">
            <text:p>299816</text:p>
          </table:table-cell>
          <table:table-cell office:value-type="float" office:value="298729" calcext:value-type="float">
            <text:p>298729</text:p>
          </table:table-cell>
          <table:table-cell office:value-type="float" office:value="0.10048392444225" calcext:value-type="float">
            <text:p>0.10048392444225</text:p>
          </table:table-cell>
        </table:table-row>
        <table:table-row table:style-name="ro1">
          <table:table-cell office:value-type="float" office:value="200.136292612" calcext:value-type="float">
            <text:p>200.136292612</text:p>
          </table:table-cell>
          <table:table-cell office:value-type="float" office:value="300991" calcext:value-type="float">
            <text:p>300991</text:p>
          </table:table-cell>
          <table:table-cell office:value-type="float" office:value="299816" calcext:value-type="float">
            <text:p>299816</text:p>
          </table:table-cell>
          <table:table-cell office:value-type="float" office:value="0.10040715957382" calcext:value-type="float">
            <text:p>0.10040715957382</text:p>
          </table:table-cell>
        </table:table-row>
        <table:table-row table:style-name="ro1">
          <table:table-cell office:value-type="float" office:value="200.288072467" calcext:value-type="float">
            <text:p>200.288072467</text:p>
          </table:table-cell>
          <table:table-cell office:value-type="float" office:value="302088" calcext:value-type="float">
            <text:p>302088</text:p>
          </table:table-cell>
          <table:table-cell office:value-type="float" office:value="300991" calcext:value-type="float">
            <text:p>300991</text:p>
          </table:table-cell>
          <table:table-cell office:value-type="float" office:value="0.100325727659056" calcext:value-type="float">
            <text:p>0.100325727659056</text:p>
          </table:table-cell>
        </table:table-row>
        <table:table-row table:style-name="ro1">
          <table:table-cell office:value-type="float" office:value="200.454771543001" calcext:value-type="float">
            <text:p>200.454771543001</text:p>
          </table:table-cell>
          <table:table-cell office:value-type="float" office:value="303273" calcext:value-type="float">
            <text:p>303273</text:p>
          </table:table-cell>
          <table:table-cell office:value-type="float" office:value="302088" calcext:value-type="float">
            <text:p>302088</text:p>
          </table:table-cell>
          <table:table-cell office:value-type="float" office:value="0.100250587124746" calcext:value-type="float">
            <text:p>0.100250587124746</text:p>
          </table:table-cell>
        </table:table-row>
        <table:table-row table:style-name="ro1">
          <table:table-cell office:value-type="float" office:value="200.611665813" calcext:value-type="float">
            <text:p>200.611665813</text:p>
          </table:table-cell>
          <table:table-cell office:value-type="float" office:value="304360" calcext:value-type="float">
            <text:p>304360</text:p>
          </table:table-cell>
          <table:table-cell office:value-type="float" office:value="303273" calcext:value-type="float">
            <text:p>303273</text:p>
          </table:table-cell>
          <table:table-cell office:value-type="float" office:value="0.100170514632398" calcext:value-type="float">
            <text:p>0.100170514632398</text:p>
          </table:table-cell>
        </table:table-row>
        <table:table-row table:style-name="ro1">
          <table:table-cell office:value-type="float" office:value="200.778433820001" calcext:value-type="float">
            <text:p>200.778433820001</text:p>
          </table:table-cell>
          <table:table-cell office:value-type="float" office:value="305476" calcext:value-type="float">
            <text:p>305476</text:p>
          </table:table-cell>
          <table:table-cell office:value-type="float" office:value="304360" calcext:value-type="float">
            <text:p>304360</text:p>
          </table:table-cell>
          <table:table-cell office:value-type="float" office:value="0.100086536394198" calcext:value-type="float">
            <text:p>0.100086536394198</text:p>
          </table:table-cell>
        </table:table-row>
        <table:table-row table:style-name="ro1">
          <table:table-cell office:value-type="float" office:value="200.886637935" calcext:value-type="float">
            <text:p>200.886637935</text:p>
          </table:table-cell>
          <table:table-cell office:value-type="float" office:value="306173" calcext:value-type="float">
            <text:p>306173</text:p>
          </table:table-cell>
          <table:table-cell office:value-type="float" office:value="305476" calcext:value-type="float">
            <text:p>305476</text:p>
          </table:table-cell>
          <table:table-cell office:value-type="float" office:value="0.100009408576973" calcext:value-type="float">
            <text:p>0.100009408576973</text:p>
          </table:table-cell>
        </table:table-row>
        <table:table-row table:style-name="ro1">
          <table:table-cell office:value-type="float" office:value="201.001467658" calcext:value-type="float">
            <text:p>201.001467658</text:p>
          </table:table-cell>
          <table:table-cell office:value-type="float" office:value="306886" calcext:value-type="float">
            <text:p>306886</text:p>
          </table:table-cell>
          <table:table-cell office:value-type="float" office:value="306173" calcext:value-type="float">
            <text:p>306173</text:p>
          </table:table-cell>
          <table:table-cell office:value-type="float" office:value="0.0999377710070695" calcext:value-type="float">
            <text:p>0.0999377710070695</text:p>
          </table:table-cell>
        </table:table-row>
        <table:table-row table:style-name="ro1">
          <table:table-cell office:value-type="float" office:value="201.163597654" calcext:value-type="float">
            <text:p>201.163597654</text:p>
          </table:table-cell>
          <table:table-cell office:value-type="float" office:value="307840" calcext:value-type="float">
            <text:p>307840</text:p>
          </table:table-cell>
          <table:table-cell office:value-type="float" office:value="306886" calcext:value-type="float">
            <text:p>306886</text:p>
          </table:table-cell>
          <table:table-cell office:value-type="float" office:value="0.0998606199913201" calcext:value-type="float">
            <text:p>0.0998606199913201</text:p>
          </table:table-cell>
        </table:table-row>
        <table:table-row table:style-name="ro1">
          <table:table-cell office:value-type="float" office:value="201.326684529" calcext:value-type="float">
            <text:p>201.326684529</text:p>
          </table:table-cell>
          <table:table-cell office:value-type="float" office:value="308730" calcext:value-type="float">
            <text:p>308730</text:p>
          </table:table-cell>
          <table:table-cell office:value-type="float" office:value="307840" calcext:value-type="float">
            <text:p>307840</text:p>
          </table:table-cell>
          <table:table-cell office:value-type="float" office:value="0.0997889935054939" calcext:value-type="float">
            <text:p>0.0997889935054939</text:p>
          </table:table-cell>
        </table:table-row>
        <table:table-row table:style-name="ro1">
          <table:table-cell office:value-type="float" office:value="201.492260106001" calcext:value-type="float">
            <text:p>201.492260106001</text:p>
          </table:table-cell>
          <table:table-cell office:value-type="float" office:value="309553" calcext:value-type="float">
            <text:p>309553</text:p>
          </table:table-cell>
          <table:table-cell office:value-type="float" office:value="308730" calcext:value-type="float">
            <text:p>308730</text:p>
          </table:table-cell>
          <table:table-cell office:value-type="float" office:value="0.0997119105101606" calcext:value-type="float">
            <text:p>0.0997119105101606</text:p>
          </table:table-cell>
        </table:table-row>
        <table:table-row table:style-name="ro1">
          <table:table-cell office:value-type="float" office:value="201.651806731001" calcext:value-type="float">
            <text:p>201.651806731001</text:p>
          </table:table-cell>
          <table:table-cell office:value-type="float" office:value="310265" calcext:value-type="float">
            <text:p>310265</text:p>
          </table:table-cell>
          <table:table-cell office:value-type="float" office:value="309553" calcext:value-type="float">
            <text:p>309553</text:p>
          </table:table-cell>
          <table:table-cell office:value-type="float" office:value="0.0996403679510992" calcext:value-type="float">
            <text:p>0.0996403679510992</text:p>
          </table:table-cell>
        </table:table-row>
        <table:table-row table:style-name="ro1">
          <table:table-cell office:value-type="float" office:value="201.815903356001" calcext:value-type="float">
            <text:p>201.815903356001</text:p>
          </table:table-cell>
          <table:table-cell office:value-type="float" office:value="310906" calcext:value-type="float">
            <text:p>310906</text:p>
          </table:table-cell>
          <table:table-cell office:value-type="float" office:value="310265" calcext:value-type="float">
            <text:p>310265</text:p>
          </table:table-cell>
          <table:table-cell office:value-type="float" office:value="0.0995634109861895" calcext:value-type="float">
            <text:p>0.0995634109861895</text:p>
          </table:table-cell>
        </table:table-row>
        <table:table-row table:style-name="ro1">
          <table:table-cell office:value-type="float" office:value="201.978754119001" calcext:value-type="float">
            <text:p>201.978754119001</text:p>
          </table:table-cell>
          <table:table-cell office:value-type="float" office:value="311447" calcext:value-type="float">
            <text:p>311447</text:p>
          </table:table-cell>
          <table:table-cell office:value-type="float" office:value="310906" calcext:value-type="float">
            <text:p>310906</text:p>
          </table:table-cell>
          <table:table-cell office:value-type="float" office:value="0.0994821616099729" calcext:value-type="float">
            <text:p>0.0994821616099729</text:p>
          </table:table-cell>
        </table:table-row>
        <table:table-row table:style-name="ro1">
          <table:table-cell office:value-type="float" office:value="202.138800158001" calcext:value-type="float">
            <text:p>202.138800158001</text:p>
          </table:table-cell>
          <table:table-cell office:value-type="float" office:value="311882" calcext:value-type="float">
            <text:p>311882</text:p>
          </table:table-cell>
          <table:table-cell office:value-type="float" office:value="311447" calcext:value-type="float">
            <text:p>311447</text:p>
          </table:table-cell>
          <table:table-cell office:value-type="float" office:value="0.0994073348380279" calcext:value-type="float">
            <text:p>0.0994073348380279</text:p>
          </table:table-cell>
        </table:table-row>
        <table:table-row table:style-name="ro1">
          <table:table-cell office:value-type="float" office:value="202.302356999" calcext:value-type="float">
            <text:p>202.302356999</text:p>
          </table:table-cell>
          <table:table-cell office:value-type="float" office:value="312225" calcext:value-type="float">
            <text:p>312225</text:p>
          </table:table-cell>
          <table:table-cell office:value-type="float" office:value="311882" calcext:value-type="float">
            <text:p>311882</text:p>
          </table:table-cell>
          <table:table-cell office:value-type="float" office:value="0.0993278480684421" calcext:value-type="float">
            <text:p>0.0993278480684421</text:p>
          </table:table-cell>
        </table:table-row>
        <table:table-row table:style-name="ro1">
          <table:table-cell office:value-type="float" office:value="202.464045154001" calcext:value-type="float">
            <text:p>202.464045154001</text:p>
          </table:table-cell>
          <table:table-cell office:value-type="float" office:value="312461" calcext:value-type="float">
            <text:p>312461</text:p>
          </table:table-cell>
          <table:table-cell office:value-type="float" office:value="312225" calcext:value-type="float">
            <text:p>312225</text:p>
          </table:table-cell>
          <table:table-cell office:value-type="float" office:value="0.0992446721243877" calcext:value-type="float">
            <text:p>0.0992446721243877</text:p>
          </table:table-cell>
        </table:table-row>
        <table:table-row table:style-name="ro1">
          <table:table-cell office:value-type="float" office:value="202.620717825001" calcext:value-type="float">
            <text:p>202.620717825001</text:p>
          </table:table-cell>
          <table:table-cell office:value-type="float" office:value="312591" calcext:value-type="float">
            <text:p>312591</text:p>
          </table:table-cell>
          <table:table-cell office:value-type="float" office:value="312461" calcext:value-type="float">
            <text:p>312461</text:p>
          </table:table-cell>
          <table:table-cell office:value-type="float" office:value="0.0991683526278345" calcext:value-type="float">
            <text:p>0.0991683526278345</text:p>
          </table:table-cell>
        </table:table-row>
        <table:table-row table:style-name="ro1">
          <table:table-cell office:value-type="float" office:value="202.783038435" calcext:value-type="float">
            <text:p>202.783038435</text:p>
          </table:table-cell>
          <table:table-cell office:value-type="float" office:value="312625" calcext:value-type="float">
            <text:p>312625</text:p>
          </table:table-cell>
          <table:table-cell office:value-type="float" office:value="312591" calcext:value-type="float">
            <text:p>312591</text:p>
          </table:table-cell>
          <table:table-cell office:value-type="float" office:value="0.0990877685220207" calcext:value-type="float">
            <text:p>0.0990877685220207</text:p>
          </table:table-cell>
        </table:table-row>
        <table:table-row table:style-name="ro1">
          <table:table-cell office:value-type="float" office:value="202.949355191" calcext:value-type="float">
            <text:p>202.949355191</text:p>
          </table:table-cell>
          <table:table-cell office:value-type="float" office:value="312553" calcext:value-type="float">
            <text:p>312553</text:p>
          </table:table-cell>
          <table:table-cell office:value-type="float" office:value="312625" calcext:value-type="float">
            <text:p>312625</text:p>
          </table:table-cell>
          <table:table-cell office:value-type="float" office:value="0.099013551441506" calcext:value-type="float">
            <text:p>0.099013551441506</text:p>
          </table:table-cell>
        </table:table-row>
        <table:table-row table:style-name="ro1">
          <table:table-cell office:value-type="float" office:value="203.118785543001" calcext:value-type="float">
            <text:p>203.118785543001</text:p>
          </table:table-cell>
          <table:table-cell office:value-type="float" office:value="312372" calcext:value-type="float">
            <text:p>312372</text:p>
          </table:table-cell>
          <table:table-cell office:value-type="float" office:value="312553" calcext:value-type="float">
            <text:p>312553</text:p>
          </table:table-cell>
          <table:table-cell office:value-type="float" office:value="0.0989347070309168" calcext:value-type="float">
            <text:p>0.0989347070309168</text:p>
          </table:table-cell>
        </table:table-row>
        <table:table-row table:style-name="ro1">
          <table:table-cell office:value-type="float" office:value="203.287771402001" calcext:value-type="float">
            <text:p>203.287771402001</text:p>
          </table:table-cell>
          <table:table-cell office:value-type="float" office:value="312087" calcext:value-type="float">
            <text:p>312087</text:p>
          </table:table-cell>
          <table:table-cell office:value-type="float" office:value="312372" calcext:value-type="float">
            <text:p>312372</text:p>
          </table:table-cell>
          <table:table-cell office:value-type="float" office:value="0.0988521991222704" calcext:value-type="float">
            <text:p>0.0988521991222704</text:p>
          </table:table-cell>
        </table:table-row>
        <table:table-row table:style-name="ro1">
          <table:table-cell office:value-type="float" office:value="203.456975505001" calcext:value-type="float">
            <text:p>203.456975505001</text:p>
          </table:table-cell>
          <table:table-cell office:value-type="float" office:value="311703" calcext:value-type="float">
            <text:p>311703</text:p>
          </table:table-cell>
          <table:table-cell office:value-type="float" office:value="312087" calcext:value-type="float">
            <text:p>312087</text:p>
          </table:table-cell>
          <table:table-cell office:value-type="float" office:value="0.0987764909570975" calcext:value-type="float">
            <text:p>0.0987764909570975</text:p>
          </table:table-cell>
        </table:table-row>
        <table:table-row table:style-name="ro1">
          <table:table-cell office:value-type="float" office:value="203.681503721001" calcext:value-type="float">
            <text:p>203.681503721001</text:p>
          </table:table-cell>
          <table:table-cell office:value-type="float" office:value="311050" calcext:value-type="float">
            <text:p>311050</text:p>
          </table:table-cell>
          <table:table-cell office:value-type="float" office:value="311703" calcext:value-type="float">
            <text:p>311703</text:p>
          </table:table-cell>
          <table:table-cell office:value-type="float" office:value="0.0986868761481755" calcext:value-type="float">
            <text:p>0.0986868761481755</text:p>
          </table:table-cell>
        </table:table-row>
        <table:table-row table:style-name="ro1">
          <table:table-cell office:value-type="float" office:value="203.786452891" calcext:value-type="float">
            <text:p>203.786452891</text:p>
          </table:table-cell>
          <table:table-cell office:value-type="float" office:value="310693" calcext:value-type="float">
            <text:p>310693</text:p>
          </table:table-cell>
          <table:table-cell office:value-type="float" office:value="311050" calcext:value-type="float">
            <text:p>311050</text:p>
          </table:table-cell>
          <table:table-cell office:value-type="float" office:value="0.0986055205745601" calcext:value-type="float">
            <text:p>0.0986055205745601</text:p>
          </table:table-cell>
        </table:table-row>
        <table:table-row table:style-name="ro1">
          <table:table-cell office:value-type="float" office:value="203.94727158" calcext:value-type="float">
            <text:p>203.94727158</text:p>
          </table:table-cell>
          <table:table-cell office:value-type="float" office:value="310089" calcext:value-type="float">
            <text:p>310089</text:p>
          </table:table-cell>
          <table:table-cell office:value-type="float" office:value="310693" calcext:value-type="float">
            <text:p>310693</text:p>
          </table:table-cell>
          <table:table-cell office:value-type="float" office:value="0.0985307818820449" calcext:value-type="float">
            <text:p>0.0985307818820449</text:p>
          </table:table-cell>
        </table:table-row>
        <table:table-row table:style-name="ro1">
          <table:table-cell office:value-type="float" office:value="204.112367696001" calcext:value-type="float">
            <text:p>204.112367696001</text:p>
          </table:table-cell>
          <table:table-cell office:value-type="float" office:value="309404" calcext:value-type="float">
            <text:p>309404</text:p>
          </table:table-cell>
          <table:table-cell office:value-type="float" office:value="310089" calcext:value-type="float">
            <text:p>310089</text:p>
          </table:table-cell>
          <table:table-cell office:value-type="float" office:value="0.0984517108834573" calcext:value-type="float">
            <text:p>0.0984517108834573</text:p>
          </table:table-cell>
        </table:table-row>
        <table:table-row table:style-name="ro1">
          <table:table-cell office:value-type="float" office:value="204.272939092" calcext:value-type="float">
            <text:p>204.272939092</text:p>
          </table:table-cell>
          <table:table-cell office:value-type="float" office:value="308683" calcext:value-type="float">
            <text:p>308683</text:p>
          </table:table-cell>
          <table:table-cell office:value-type="float" office:value="309404" calcext:value-type="float">
            <text:p>309404</text:p>
          </table:table-cell>
          <table:table-cell office:value-type="float" office:value="0.0983692118440208" calcext:value-type="float">
            <text:p>0.0983692118440208</text:p>
          </table:table-cell>
        </table:table-row>
        <table:table-row table:style-name="ro1">
          <table:table-cell office:value-type="float" office:value="204.447978377" calcext:value-type="float">
            <text:p>204.447978377</text:p>
          </table:table-cell>
          <table:table-cell office:value-type="float" office:value="307847" calcext:value-type="float">
            <text:p>307847</text:p>
          </table:table-cell>
          <table:table-cell office:value-type="float" office:value="308683" calcext:value-type="float">
            <text:p>308683</text:p>
          </table:table-cell>
          <table:table-cell office:value-type="float" office:value="0.0982936056339623" calcext:value-type="float">
            <text:p>0.0982936056339623</text:p>
          </table:table-cell>
        </table:table-row>
        <table:table-row table:style-name="ro1">
          <table:table-cell office:value-type="float" office:value="204.62397424" calcext:value-type="float">
            <text:p>204.62397424</text:p>
          </table:table-cell>
          <table:table-cell office:value-type="float" office:value="306964" calcext:value-type="float">
            <text:p>306964</text:p>
          </table:table-cell>
          <table:table-cell office:value-type="float" office:value="307847" calcext:value-type="float">
            <text:p>307847</text:p>
          </table:table-cell>
          <table:table-cell office:value-type="float" office:value="0.0982139349232247" calcext:value-type="float">
            <text:p>0.0982139349232247</text:p>
          </table:table-cell>
        </table:table-row>
        <table:table-row table:style-name="ro1">
          <table:table-cell office:value-type="float" office:value="204.789227009001" calcext:value-type="float">
            <text:p>204.789227009001</text:p>
          </table:table-cell>
          <table:table-cell office:value-type="float" office:value="306109" calcext:value-type="float">
            <text:p>306109</text:p>
          </table:table-cell>
          <table:table-cell office:value-type="float" office:value="306964" calcext:value-type="float">
            <text:p>306964</text:p>
          </table:table-cell>
          <table:table-cell office:value-type="float" office:value="0.0981310501390688" calcext:value-type="float">
            <text:p>0.0981310501390688</text:p>
          </table:table-cell>
        </table:table-row>
        <table:table-row table:style-name="ro1">
          <table:table-cell office:value-type="float" office:value="204.956756118" calcext:value-type="float">
            <text:p>204.956756118</text:p>
          </table:table-cell>
          <table:table-cell office:value-type="float" office:value="305228" calcext:value-type="float">
            <text:p>305228</text:p>
          </table:table-cell>
          <table:table-cell office:value-type="float" office:value="306109" calcext:value-type="float">
            <text:p>306109</text:p>
          </table:table-cell>
          <table:table-cell office:value-type="float" office:value="0.0980551822422423" calcext:value-type="float">
            <text:p>0.0980551822422423</text:p>
          </table:table-cell>
        </table:table-row>
        <table:table-row table:style-name="ro1">
          <table:table-cell office:value-type="float" office:value="205.117214615" calcext:value-type="float">
            <text:p>205.117214615</text:p>
          </table:table-cell>
          <table:table-cell office:value-type="float" office:value="304381" calcext:value-type="float">
            <text:p>304381</text:p>
          </table:table-cell>
          <table:table-cell office:value-type="float" office:value="305228" calcext:value-type="float">
            <text:p>305228</text:p>
          </table:table-cell>
          <table:table-cell office:value-type="float" office:value="0.0979753957937939" calcext:value-type="float">
            <text:p>0.0979753957937939</text:p>
          </table:table-cell>
        </table:table-row>
        <table:table-row table:style-name="ro1">
          <table:table-cell office:value-type="float" office:value="205.282986759001" calcext:value-type="float">
            <text:p>205.282986759001</text:p>
          </table:table-cell>
          <table:table-cell office:value-type="float" office:value="303514" calcext:value-type="float">
            <text:p>303514</text:p>
          </table:table-cell>
          <table:table-cell office:value-type="float" office:value="304381" calcext:value-type="float">
            <text:p>304381</text:p>
          </table:table-cell>
          <table:table-cell office:value-type="float" office:value="0.0988681215130839" calcext:value-type="float">
            <text:p>0.0988681215130839</text:p>
          </table:table-cell>
        </table:table-row>
        <table:table-row table:style-name="ro1">
          <table:table-cell office:value-type="float" office:value="205.448031198001" calcext:value-type="float">
            <text:p>205.448031198001</text:p>
          </table:table-cell>
          <table:table-cell office:value-type="float" office:value="302670" calcext:value-type="float">
            <text:p>302670</text:p>
          </table:table-cell>
          <table:table-cell office:value-type="float" office:value="303514" calcext:value-type="float">
            <text:p>303514</text:p>
          </table:table-cell>
          <table:table-cell office:value-type="float" office:value="0.0995723129101258" calcext:value-type="float">
            <text:p>0.0995723129101258</text:p>
          </table:table-cell>
        </table:table-row>
        <table:table-row table:style-name="ro1">
          <table:table-cell office:value-type="float" office:value="205.620145638" calcext:value-type="float">
            <text:p>205.620145638</text:p>
          </table:table-cell>
          <table:table-cell office:value-type="float" office:value="301821" calcext:value-type="float">
            <text:p>301821</text:p>
          </table:table-cell>
          <table:table-cell office:value-type="float" office:value="302670" calcext:value-type="float">
            <text:p>302670</text:p>
          </table:table-cell>
          <table:table-cell office:value-type="float" office:value="0.100115716864876" calcext:value-type="float">
            <text:p>0.100115716864876</text:p>
          </table:table-cell>
        </table:table-row>
        <table:table-row table:style-name="ro1">
          <table:table-cell office:value-type="float" office:value="205.786096785" calcext:value-type="float">
            <text:p>205.786096785</text:p>
          </table:table-cell>
          <table:table-cell office:value-type="float" office:value="301045" calcext:value-type="float">
            <text:p>301045</text:p>
          </table:table-cell>
          <table:table-cell office:value-type="float" office:value="301821" calcext:value-type="float">
            <text:p>301821</text:p>
          </table:table-cell>
          <table:table-cell office:value-type="float" office:value="0.10053052969628" calcext:value-type="float">
            <text:p>0.10053052969628</text:p>
          </table:table-cell>
        </table:table-row>
        <table:table-row table:style-name="ro1">
          <table:table-cell office:value-type="float" office:value="205.954501363" calcext:value-type="float">
            <text:p>205.954501363</text:p>
          </table:table-cell>
          <table:table-cell office:value-type="float" office:value="300310" calcext:value-type="float">
            <text:p>300310</text:p>
          </table:table-cell>
          <table:table-cell office:value-type="float" office:value="301045" calcext:value-type="float">
            <text:p>301045</text:p>
          </table:table-cell>
          <table:table-cell office:value-type="float" office:value="0.100852439321227" calcext:value-type="float">
            <text:p>0.100852439321227</text:p>
          </table:table-cell>
        </table:table-row>
        <table:table-row table:style-name="ro1">
          <table:table-cell office:value-type="float" office:value="206.132013121" calcext:value-type="float">
            <text:p>206.132013121</text:p>
          </table:table-cell>
          <table:table-cell office:value-type="float" office:value="299604" calcext:value-type="float">
            <text:p>299604</text:p>
          </table:table-cell>
          <table:table-cell office:value-type="float" office:value="300310" calcext:value-type="float">
            <text:p>300310</text:p>
          </table:table-cell>
          <table:table-cell office:value-type="float" office:value="0.101090114722287" calcext:value-type="float">
            <text:p>0.101090114722287</text:p>
          </table:table-cell>
        </table:table-row>
        <table:table-row table:style-name="ro1">
          <table:table-cell office:value-type="float" office:value="206.292454709001" calcext:value-type="float">
            <text:p>206.292454709001</text:p>
          </table:table-cell>
          <table:table-cell office:value-type="float" office:value="299035" calcext:value-type="float">
            <text:p>299035</text:p>
          </table:table-cell>
          <table:table-cell office:value-type="float" office:value="299604" calcext:value-type="float">
            <text:p>299604</text:p>
          </table:table-cell>
          <table:table-cell office:value-type="float" office:value="0.101260441292393" calcext:value-type="float">
            <text:p>0.101260441292393</text:p>
          </table:table-cell>
        </table:table-row>
        <table:table-row table:style-name="ro1">
          <table:table-cell office:value-type="float" office:value="206.459750029" calcext:value-type="float">
            <text:p>206.459750029</text:p>
          </table:table-cell>
          <table:table-cell office:value-type="float" office:value="298520" calcext:value-type="float">
            <text:p>298520</text:p>
          </table:table-cell>
          <table:table-cell office:value-type="float" office:value="299035" calcext:value-type="float">
            <text:p>299035</text:p>
          </table:table-cell>
          <table:table-cell office:value-type="float" office:value="0.101386810093594" calcext:value-type="float">
            <text:p>0.101386810093594</text:p>
          </table:table-cell>
        </table:table-row>
        <table:table-row table:style-name="ro1">
          <table:table-cell office:value-type="float" office:value="206.616253554001" calcext:value-type="float">
            <text:p>206.616253554001</text:p>
          </table:table-cell>
          <table:table-cell office:value-type="float" office:value="298118" calcext:value-type="float">
            <text:p>298118</text:p>
          </table:table-cell>
          <table:table-cell office:value-type="float" office:value="298520" calcext:value-type="float">
            <text:p>298520</text:p>
          </table:table-cell>
          <table:table-cell office:value-type="float" office:value="0.101468148995864" calcext:value-type="float">
            <text:p>0.101468148995864</text:p>
          </table:table-cell>
        </table:table-row>
        <table:table-row table:style-name="ro1">
          <table:table-cell office:value-type="float" office:value="206.780080523001" calcext:value-type="float">
            <text:p>206.780080523001</text:p>
          </table:table-cell>
          <table:table-cell office:value-type="float" office:value="297785" calcext:value-type="float">
            <text:p>297785</text:p>
          </table:table-cell>
          <table:table-cell office:value-type="float" office:value="298118" calcext:value-type="float">
            <text:p>298118</text:p>
          </table:table-cell>
          <table:table-cell office:value-type="float" office:value="0.101513502247539" calcext:value-type="float">
            <text:p>0.101513502247539</text:p>
          </table:table-cell>
        </table:table-row>
        <table:table-row table:style-name="ro1">
          <table:table-cell office:value-type="float" office:value="206.950645622001" calcext:value-type="float">
            <text:p>206.950645622001</text:p>
          </table:table-cell>
          <table:table-cell office:value-type="float" office:value="297540" calcext:value-type="float">
            <text:p>297540</text:p>
          </table:table-cell>
          <table:table-cell office:value-type="float" office:value="297785" calcext:value-type="float">
            <text:p>297785</text:p>
          </table:table-cell>
          <table:table-cell office:value-type="float" office:value="0.101539940229783" calcext:value-type="float">
            <text:p>0.101539940229783</text:p>
          </table:table-cell>
        </table:table-row>
        <table:table-row table:style-name="ro1">
          <table:table-cell office:value-type="float" office:value="207.107960404001" calcext:value-type="float">
            <text:p>207.107960404001</text:p>
          </table:table-cell>
          <table:table-cell office:value-type="float" office:value="297409" calcext:value-type="float">
            <text:p>297409</text:p>
          </table:table-cell>
          <table:table-cell office:value-type="float" office:value="297540" calcext:value-type="float">
            <text:p>297540</text:p>
          </table:table-cell>
          <table:table-cell office:value-type="float" office:value="0.101541429940113" calcext:value-type="float">
            <text:p>0.101541429940113</text:p>
          </table:table-cell>
        </table:table-row>
        <table:table-row table:style-name="ro1">
          <table:table-cell office:value-type="float" office:value="207.274415636" calcext:value-type="float">
            <text:p>207.274415636</text:p>
          </table:table-cell>
          <table:table-cell office:value-type="float" office:value="297374" calcext:value-type="float">
            <text:p>297374</text:p>
          </table:table-cell>
          <table:table-cell office:value-type="float" office:value="297409" calcext:value-type="float">
            <text:p>297409</text:p>
          </table:table-cell>
          <table:table-cell office:value-type="float" office:value="0.101522999024554" calcext:value-type="float">
            <text:p>0.101522999024554</text:p>
          </table:table-cell>
        </table:table-row>
        <table:table-row table:style-name="ro1">
          <table:table-cell office:value-type="float" office:value="207.431382307001" calcext:value-type="float">
            <text:p>207.431382307001</text:p>
          </table:table-cell>
          <table:table-cell office:value-type="float" office:value="297440" calcext:value-type="float">
            <text:p>297440</text:p>
          </table:table-cell>
          <table:table-cell office:value-type="float" office:value="297374" calcext:value-type="float">
            <text:p>297374</text:p>
          </table:table-cell>
          <table:table-cell office:value-type="float" office:value="0.101498457162666" calcext:value-type="float">
            <text:p>0.101498457162666</text:p>
          </table:table-cell>
        </table:table-row>
        <table:table-row table:style-name="ro1">
          <table:table-cell office:value-type="float" office:value="207.593700344" calcext:value-type="float">
            <text:p>207.593700344</text:p>
          </table:table-cell>
          <table:table-cell office:value-type="float" office:value="297611" calcext:value-type="float">
            <text:p>297611</text:p>
          </table:table-cell>
          <table:table-cell office:value-type="float" office:value="297440" calcext:value-type="float">
            <text:p>297440</text:p>
          </table:table-cell>
          <table:table-cell office:value-type="float" office:value="0.101459257770654" calcext:value-type="float">
            <text:p>0.101459257770654</text:p>
          </table:table-cell>
        </table:table-row>
        <table:table-row table:style-name="ro1">
          <table:table-cell office:value-type="float" office:value="207.752667092001" calcext:value-type="float">
            <text:p>207.752667092001</text:p>
          </table:table-cell>
          <table:table-cell office:value-type="float" office:value="297878" calcext:value-type="float">
            <text:p>297878</text:p>
          </table:table-cell>
          <table:table-cell office:value-type="float" office:value="297611" calcext:value-type="float">
            <text:p>297611</text:p>
          </table:table-cell>
          <table:table-cell office:value-type="float" office:value="0.101418129456639" calcext:value-type="float">
            <text:p>0.101418129456639</text:p>
          </table:table-cell>
        </table:table-row>
        <table:table-row table:style-name="ro1">
          <table:table-cell office:value-type="float" office:value="207.922463415001" calcext:value-type="float">
            <text:p>207.922463415001</text:p>
          </table:table-cell>
          <table:table-cell office:value-type="float" office:value="298272" calcext:value-type="float">
            <text:p>298272</text:p>
          </table:table-cell>
          <table:table-cell office:value-type="float" office:value="297878" calcext:value-type="float">
            <text:p>297878</text:p>
          </table:table-cell>
          <table:table-cell office:value-type="float" office:value="0.101365717438143" calcext:value-type="float">
            <text:p>0.101365717438143</text:p>
          </table:table-cell>
        </table:table-row>
        <table:table-row table:style-name="ro1">
          <table:table-cell office:value-type="float" office:value="208.080807168" calcext:value-type="float">
            <text:p>208.080807168</text:p>
          </table:table-cell>
          <table:table-cell office:value-type="float" office:value="298739" calcext:value-type="float">
            <text:p>298739</text:p>
          </table:table-cell>
          <table:table-cell office:value-type="float" office:value="298272" calcext:value-type="float">
            <text:p>298272</text:p>
          </table:table-cell>
          <table:table-cell office:value-type="float" office:value="0.101304316010187" calcext:value-type="float">
            <text:p>0.101304316010187</text:p>
          </table:table-cell>
        </table:table-row>
        <table:table-row table:style-name="ro1">
          <table:table-cell office:value-type="float" office:value="208.246203352001" calcext:value-type="float">
            <text:p>208.246203352001</text:p>
          </table:table-cell>
          <table:table-cell office:value-type="float" office:value="299325" calcext:value-type="float">
            <text:p>299325</text:p>
          </table:table-cell>
          <table:table-cell office:value-type="float" office:value="298739" calcext:value-type="float">
            <text:p>298739</text:p>
          </table:table-cell>
          <table:table-cell office:value-type="float" office:value="0.10124547301017" calcext:value-type="float">
            <text:p>0.10124547301017</text:p>
          </table:table-cell>
        </table:table-row>
        <table:table-row table:style-name="ro1">
          <table:table-cell office:value-type="float" office:value="208.404869669001" calcext:value-type="float">
            <text:p>208.404869669001</text:p>
          </table:table-cell>
          <table:table-cell office:value-type="float" office:value="299978" calcext:value-type="float">
            <text:p>299978</text:p>
          </table:table-cell>
          <table:table-cell office:value-type="float" office:value="299325" calcext:value-type="float">
            <text:p>299325</text:p>
          </table:table-cell>
          <table:table-cell office:value-type="float" office:value="0.101178982925195" calcext:value-type="float">
            <text:p>0.101178982925195</text:p>
          </table:table-cell>
        </table:table-row>
        <table:table-row table:style-name="ro1">
          <table:table-cell office:value-type="float" office:value="208.561875251" calcext:value-type="float">
            <text:p>208.561875251</text:p>
          </table:table-cell>
          <table:table-cell office:value-type="float" office:value="300706" calcext:value-type="float">
            <text:p>300706</text:p>
          </table:table-cell>
          <table:table-cell office:value-type="float" office:value="299978" calcext:value-type="float">
            <text:p>299978</text:p>
          </table:table-cell>
          <table:table-cell office:value-type="float" office:value="0.101106412456335" calcext:value-type="float">
            <text:p>0.101106412456335</text:p>
          </table:table-cell>
        </table:table-row>
        <table:table-row table:style-name="ro1">
          <table:table-cell office:value-type="float" office:value="208.724705784" calcext:value-type="float">
            <text:p>208.724705784</text:p>
          </table:table-cell>
          <table:table-cell office:value-type="float" office:value="301542" calcext:value-type="float">
            <text:p>301542</text:p>
          </table:table-cell>
          <table:table-cell office:value-type="float" office:value="300706" calcext:value-type="float">
            <text:p>300706</text:p>
          </table:table-cell>
          <table:table-cell office:value-type="float" office:value="0.101038680828791" calcext:value-type="float">
            <text:p>0.101038680828791</text:p>
          </table:table-cell>
        </table:table-row>
        <table:table-row table:style-name="ro1">
          <table:table-cell office:value-type="float" office:value="208.886746051" calcext:value-type="float">
            <text:p>208.886746051</text:p>
          </table:table-cell>
          <table:table-cell office:value-type="float" office:value="302448" calcext:value-type="float">
            <text:p>302448</text:p>
          </table:table-cell>
          <table:table-cell office:value-type="float" office:value="301542" calcext:value-type="float">
            <text:p>301542</text:p>
          </table:table-cell>
          <table:table-cell office:value-type="float" office:value="0.100965172850953" calcext:value-type="float">
            <text:p>0.100965172850953</text:p>
          </table:table-cell>
        </table:table-row>
        <table:table-row table:style-name="ro1">
          <table:table-cell office:value-type="float" office:value="209.052366988" calcext:value-type="float">
            <text:p>209.052366988</text:p>
          </table:table-cell>
          <table:table-cell office:value-type="float" office:value="303443" calcext:value-type="float">
            <text:p>303443</text:p>
          </table:table-cell>
          <table:table-cell office:value-type="float" office:value="302448" calcext:value-type="float">
            <text:p>302448</text:p>
          </table:table-cell>
          <table:table-cell office:value-type="float" office:value="0.100896719018663" calcext:value-type="float">
            <text:p>0.100896719018663</text:p>
          </table:table-cell>
        </table:table-row>
        <table:table-row table:style-name="ro1">
          <table:table-cell office:value-type="float" office:value="209.190437594" calcext:value-type="float">
            <text:p>209.190437594</text:p>
          </table:table-cell>
          <table:table-cell office:value-type="float" office:value="304320" calcext:value-type="float">
            <text:p>304320</text:p>
          </table:table-cell>
          <table:table-cell office:value-type="float" office:value="303443" calcext:value-type="float">
            <text:p>303443</text:p>
          </table:table-cell>
          <table:table-cell office:value-type="float" office:value="0.100822688762082" calcext:value-type="float">
            <text:p>0.100822688762082</text:p>
          </table:table-cell>
        </table:table-row>
        <table:table-row table:style-name="ro1">
          <table:table-cell office:value-type="float" office:value="209.364705689" calcext:value-type="float">
            <text:p>209.364705689</text:p>
          </table:table-cell>
          <table:table-cell office:value-type="float" office:value="305478" calcext:value-type="float">
            <text:p>305478</text:p>
          </table:table-cell>
          <table:table-cell office:value-type="float" office:value="304320" calcext:value-type="float">
            <text:p>304320</text:p>
          </table:table-cell>
          <table:table-cell office:value-type="float" office:value="0.100744234223439" calcext:value-type="float">
            <text:p>0.100744234223439</text:p>
          </table:table-cell>
        </table:table-row>
        <table:table-row table:style-name="ro1">
          <table:table-cell office:value-type="float" office:value="209.542103902" calcext:value-type="float">
            <text:p>209.542103902</text:p>
          </table:table-cell>
          <table:table-cell office:value-type="float" office:value="306704" calcext:value-type="float">
            <text:p>306704</text:p>
          </table:table-cell>
          <table:table-cell office:value-type="float" office:value="305478" calcext:value-type="float">
            <text:p>305478</text:p>
          </table:table-cell>
          <table:table-cell office:value-type="float" office:value="0.100671869214316" calcext:value-type="float">
            <text:p>0.100671869214316</text:p>
          </table:table-cell>
        </table:table-row>
        <table:table-row table:style-name="ro1">
          <table:table-cell office:value-type="float" office:value="209.70648505" calcext:value-type="float">
            <text:p>209.70648505</text:p>
          </table:table-cell>
          <table:table-cell office:value-type="float" office:value="307872" calcext:value-type="float">
            <text:p>307872</text:p>
          </table:table-cell>
          <table:table-cell office:value-type="float" office:value="306704" calcext:value-type="float">
            <text:p>306704</text:p>
          </table:table-cell>
          <table:table-cell office:value-type="float" office:value="0.10059480196171" calcext:value-type="float">
            <text:p>0.10059480196171</text:p>
          </table:table-cell>
        </table:table-row>
        <table:table-row table:style-name="ro1">
          <table:table-cell office:value-type="float" office:value="209.872308511" calcext:value-type="float">
            <text:p>209.872308511</text:p>
          </table:table-cell>
          <table:table-cell office:value-type="float" office:value="309070" calcext:value-type="float">
            <text:p>309070</text:p>
          </table:table-cell>
          <table:table-cell office:value-type="float" office:value="307872" calcext:value-type="float">
            <text:p>307872</text:p>
          </table:table-cell>
          <table:table-cell office:value-type="float" office:value="0.1005140095083" calcext:value-type="float">
            <text:p>0.1005140095083</text:p>
          </table:table-cell>
        </table:table-row>
        <table:table-row table:style-name="ro1">
          <table:table-cell office:value-type="float" office:value="210.032767445" calcext:value-type="float">
            <text:p>210.032767445</text:p>
          </table:table-cell>
          <table:table-cell office:value-type="float" office:value="310238" calcext:value-type="float">
            <text:p>310238</text:p>
          </table:table-cell>
          <table:table-cell office:value-type="float" office:value="309070" calcext:value-type="float">
            <text:p>309070</text:p>
          </table:table-cell>
          <table:table-cell office:value-type="float" office:value="0.10043981990993" calcext:value-type="float">
            <text:p>0.10043981990993</text:p>
          </table:table-cell>
        </table:table-row>
        <table:table-row table:style-name="ro1">
          <table:table-cell office:value-type="float" office:value="210.181724338" calcext:value-type="float">
            <text:p>210.181724338</text:p>
          </table:table-cell>
          <table:table-cell office:value-type="float" office:value="311321" calcext:value-type="float">
            <text:p>311321</text:p>
          </table:table-cell>
          <table:table-cell office:value-type="float" office:value="310238" calcext:value-type="float">
            <text:p>310238</text:p>
          </table:table-cell>
          <table:table-cell office:value-type="float" office:value="0.100361384274776" calcext:value-type="float">
            <text:p>0.100361384274776</text:p>
          </table:table-cell>
        </table:table-row>
        <table:table-row table:style-name="ro1">
          <table:table-cell office:value-type="float" office:value="210.334544515001" calcext:value-type="float">
            <text:p>210.334544515001</text:p>
          </table:table-cell>
          <table:table-cell office:value-type="float" office:value="312421" calcext:value-type="float">
            <text:p>312421</text:p>
          </table:table-cell>
          <table:table-cell office:value-type="float" office:value="311321" calcext:value-type="float">
            <text:p>311321</text:p>
          </table:table-cell>
          <table:table-cell office:value-type="float" office:value="0.100289107419821" calcext:value-type="float">
            <text:p>0.100289107419821</text:p>
          </table:table-cell>
        </table:table-row>
        <table:table-row table:style-name="ro1">
          <table:table-cell office:value-type="float" office:value="210.486766637" calcext:value-type="float">
            <text:p>210.486766637</text:p>
          </table:table-cell>
          <table:table-cell office:value-type="float" office:value="313497" calcext:value-type="float">
            <text:p>313497</text:p>
          </table:table-cell>
          <table:table-cell office:value-type="float" office:value="312421" calcext:value-type="float">
            <text:p>312421</text:p>
          </table:table-cell>
          <table:table-cell office:value-type="float" office:value="0.100212256440138" calcext:value-type="float">
            <text:p>0.100212256440138</text:p>
          </table:table-cell>
        </table:table-row>
        <table:table-row table:style-name="ro1">
          <table:table-cell office:value-type="float" office:value="210.642386850001" calcext:value-type="float">
            <text:p>210.642386850001</text:p>
          </table:table-cell>
          <table:table-cell office:value-type="float" office:value="314569" calcext:value-type="float">
            <text:p>314569</text:p>
          </table:table-cell>
          <table:table-cell office:value-type="float" office:value="313497" calcext:value-type="float">
            <text:p>313497</text:p>
          </table:table-cell>
          <table:table-cell office:value-type="float" office:value="0.10014127448164" calcext:value-type="float">
            <text:p>0.10014127448164</text:p>
          </table:table-cell>
        </table:table-row>
        <table:table-row table:style-name="ro1">
          <table:table-cell office:value-type="float" office:value="210.800418004001" calcext:value-type="float">
            <text:p>210.800418004001</text:p>
          </table:table-cell>
          <table:table-cell office:value-type="float" office:value="315620" calcext:value-type="float">
            <text:p>315620</text:p>
          </table:table-cell>
          <table:table-cell office:value-type="float" office:value="314569" calcext:value-type="float">
            <text:p>314569</text:p>
          </table:table-cell>
          <table:table-cell office:value-type="float" office:value="0.10006551364707" calcext:value-type="float">
            <text:p>0.10006551364707</text:p>
          </table:table-cell>
        </table:table-row>
        <table:table-row table:style-name="ro1">
          <table:table-cell office:value-type="float" office:value="210.956639131" calcext:value-type="float">
            <text:p>210.956639131</text:p>
          </table:table-cell>
          <table:table-cell office:value-type="float" office:value="316611" calcext:value-type="float">
            <text:p>316611</text:p>
          </table:table-cell>
          <table:table-cell office:value-type="float" office:value="315620" calcext:value-type="float">
            <text:p>315620</text:p>
          </table:table-cell>
          <table:table-cell office:value-type="float" office:value="0.0999954308606756" calcext:value-type="float">
            <text:p>0.0999954308606756</text:p>
          </table:table-cell>
        </table:table-row>
        <table:table-row table:style-name="ro1">
          <table:table-cell office:value-type="float" office:value="211.108790233" calcext:value-type="float">
            <text:p>211.108790233</text:p>
          </table:table-cell>
          <table:table-cell office:value-type="float" office:value="317525" calcext:value-type="float">
            <text:p>317525</text:p>
          </table:table-cell>
          <table:table-cell office:value-type="float" office:value="316611" calcext:value-type="float">
            <text:p>316611</text:p>
          </table:table-cell>
          <table:table-cell office:value-type="float" office:value="0.0999204433602673" calcext:value-type="float">
            <text:p>0.0999204433602673</text:p>
          </table:table-cell>
        </table:table-row>
        <table:table-row table:style-name="ro1">
          <table:table-cell office:value-type="float" office:value="211.266866558" calcext:value-type="float">
            <text:p>211.266866558</text:p>
          </table:table-cell>
          <table:table-cell office:value-type="float" office:value="318412" calcext:value-type="float">
            <text:p>318412</text:p>
          </table:table-cell>
          <table:table-cell office:value-type="float" office:value="317525" calcext:value-type="float">
            <text:p>317525</text:p>
          </table:table-cell>
          <table:table-cell office:value-type="float" office:value="0.099841567958356" calcext:value-type="float">
            <text:p>0.099841567958356</text:p>
          </table:table-cell>
        </table:table-row>
        <table:table-row table:style-name="ro1">
          <table:table-cell office:value-type="float" office:value="211.422996866" calcext:value-type="float">
            <text:p>211.422996866</text:p>
          </table:table-cell>
          <table:table-cell office:value-type="float" office:value="319219" calcext:value-type="float">
            <text:p>319219</text:p>
          </table:table-cell>
          <table:table-cell office:value-type="float" office:value="318412" calcext:value-type="float">
            <text:p>318412</text:p>
          </table:table-cell>
          <table:table-cell office:value-type="float" office:value="0.0997690383553158" calcext:value-type="float">
            <text:p>0.0997690383553158</text:p>
          </table:table-cell>
        </table:table-row>
        <table:table-row table:style-name="ro1">
          <table:table-cell office:value-type="float" office:value="211.573357173001" calcext:value-type="float">
            <text:p>211.573357173001</text:p>
          </table:table-cell>
          <table:table-cell office:value-type="float" office:value="319925" calcext:value-type="float">
            <text:p>319925</text:p>
          </table:table-cell>
          <table:table-cell office:value-type="float" office:value="319219" calcext:value-type="float">
            <text:p>319219</text:p>
          </table:table-cell>
          <table:table-cell office:value-type="float" office:value="0.0996921828849152" calcext:value-type="float">
            <text:p>0.0996921828849152</text:p>
          </table:table-cell>
        </table:table-row>
        <table:table-row table:style-name="ro1">
          <table:table-cell office:value-type="float" office:value="211.721446171" calcext:value-type="float">
            <text:p>211.721446171</text:p>
          </table:table-cell>
          <table:table-cell office:value-type="float" office:value="320548" calcext:value-type="float">
            <text:p>320548</text:p>
          </table:table-cell>
          <table:table-cell office:value-type="float" office:value="319925" calcext:value-type="float">
            <text:p>319925</text:p>
          </table:table-cell>
          <table:table-cell office:value-type="float" office:value="0.0996212959768063" calcext:value-type="float">
            <text:p>0.0996212959768063</text:p>
          </table:table-cell>
        </table:table-row>
        <table:table-row table:style-name="ro1">
          <table:table-cell office:value-type="float" office:value="211.923245662" calcext:value-type="float">
            <text:p>211.923245662</text:p>
          </table:table-cell>
          <table:table-cell office:value-type="float" office:value="321273" calcext:value-type="float">
            <text:p>321273</text:p>
          </table:table-cell>
          <table:table-cell office:value-type="float" office:value="320548" calcext:value-type="float">
            <text:p>320548</text:p>
          </table:table-cell>
          <table:table-cell office:value-type="float" office:value="0.0995458080479857" calcext:value-type="float">
            <text:p>0.0995458080479857</text:p>
          </table:table-cell>
        </table:table-row>
        <table:table-row table:style-name="ro1">
          <table:table-cell office:value-type="float" office:value="212.075879019" calcext:value-type="float">
            <text:p>212.075879019</text:p>
          </table:table-cell>
          <table:table-cell office:value-type="float" office:value="321722" calcext:value-type="float">
            <text:p>321722</text:p>
          </table:table-cell>
          <table:table-cell office:value-type="float" office:value="321273" calcext:value-type="float">
            <text:p>321273</text:p>
          </table:table-cell>
          <table:table-cell office:value-type="float" office:value="0.0994666747670005" calcext:value-type="float">
            <text:p>0.0994666747670005</text:p>
          </table:table-cell>
        </table:table-row>
        <table:table-row table:style-name="ro1">
          <table:table-cell office:value-type="float" office:value="212.22880926" calcext:value-type="float">
            <text:p>212.22880926</text:p>
          </table:table-cell>
          <table:table-cell office:value-type="float" office:value="322083" calcext:value-type="float">
            <text:p>322083</text:p>
          </table:table-cell>
          <table:table-cell office:value-type="float" office:value="321722" calcext:value-type="float">
            <text:p>321722</text:p>
          </table:table-cell>
          <table:table-cell office:value-type="float" office:value="0.099394009941019" calcext:value-type="float">
            <text:p>0.099394009941019</text:p>
          </table:table-cell>
        </table:table-row>
        <table:table-row table:style-name="ro1">
          <table:table-cell office:value-type="float" office:value="212.385588775001" calcext:value-type="float">
            <text:p>212.385588775001</text:p>
          </table:table-cell>
          <table:table-cell office:value-type="float" office:value="322359" calcext:value-type="float">
            <text:p>322359</text:p>
          </table:table-cell>
          <table:table-cell office:value-type="float" office:value="322083" calcext:value-type="float">
            <text:p>322083</text:p>
          </table:table-cell>
          <table:table-cell office:value-type="float" office:value="0.099317188150835" calcext:value-type="float">
            <text:p>0.099317188150835</text:p>
          </table:table-cell>
        </table:table-row>
        <table:table-row table:style-name="ro1">
          <table:table-cell office:value-type="float" office:value="212.545158765" calcext:value-type="float">
            <text:p>212.545158765</text:p>
          </table:table-cell>
          <table:table-cell office:value-type="float" office:value="322541" calcext:value-type="float">
            <text:p>322541</text:p>
          </table:table-cell>
          <table:table-cell office:value-type="float" office:value="322359" calcext:value-type="float">
            <text:p>322359</text:p>
          </table:table-cell>
          <table:table-cell office:value-type="float" office:value="0.0992463989655313" calcext:value-type="float">
            <text:p>0.0992463989655313</text:p>
          </table:table-cell>
        </table:table-row>
        <table:table-row table:style-name="ro1">
          <table:table-cell office:value-type="float" office:value="212.699020294001" calcext:value-type="float">
            <text:p>212.699020294001</text:p>
          </table:table-cell>
          <table:table-cell office:value-type="float" office:value="322620" calcext:value-type="float">
            <text:p>322620</text:p>
          </table:table-cell>
          <table:table-cell office:value-type="float" office:value="322541" calcext:value-type="float">
            <text:p>322541</text:p>
          </table:table-cell>
          <table:table-cell office:value-type="float" office:value="0.0991711304718601" calcext:value-type="float">
            <text:p>0.0991711304718601</text:p>
          </table:table-cell>
        </table:table-row>
        <table:table-row table:style-name="ro1">
          <table:table-cell office:value-type="float" office:value="212.853629640001" calcext:value-type="float">
            <text:p>212.853629640001</text:p>
          </table:table-cell>
          <table:table-cell office:value-type="float" office:value="322607" calcext:value-type="float">
            <text:p>322607</text:p>
          </table:table-cell>
          <table:table-cell office:value-type="float" office:value="322620" calcext:value-type="float">
            <text:p>322620</text:p>
          </table:table-cell>
          <table:table-cell office:value-type="float" office:value="0.099101610259841" calcext:value-type="float">
            <text:p>0.099101610259841</text:p>
          </table:table-cell>
        </table:table-row>
        <table:table-row table:style-name="ro1">
          <table:table-cell office:value-type="float" office:value="213.003902718" calcext:value-type="float">
            <text:p>213.003902718</text:p>
          </table:table-cell>
          <table:table-cell office:value-type="float" office:value="322506" calcext:value-type="float">
            <text:p>322506</text:p>
          </table:table-cell>
          <table:table-cell office:value-type="float" office:value="322607" calcext:value-type="float">
            <text:p>322607</text:p>
          </table:table-cell>
          <table:table-cell office:value-type="float" office:value="0.0990274095054751" calcext:value-type="float">
            <text:p>0.0990274095054751</text:p>
          </table:table-cell>
        </table:table-row>
        <table:table-row table:style-name="ro1">
          <table:table-cell office:value-type="float" office:value="213.148256494001" calcext:value-type="float">
            <text:p>213.148256494001</text:p>
          </table:table-cell>
          <table:table-cell office:value-type="float" office:value="322330" calcext:value-type="float">
            <text:p>322330</text:p>
          </table:table-cell>
          <table:table-cell office:value-type="float" office:value="322506" calcext:value-type="float">
            <text:p>322506</text:p>
          </table:table-cell>
          <table:table-cell office:value-type="float" office:value="0.0989587697096432" calcext:value-type="float">
            <text:p>0.0989587697096432</text:p>
          </table:table-cell>
        </table:table-row>
        <table:table-row table:style-name="ro1">
          <table:table-cell office:value-type="float" office:value="213.302985031" calcext:value-type="float">
            <text:p>213.302985031</text:p>
          </table:table-cell>
          <table:table-cell office:value-type="float" office:value="322057" calcext:value-type="float">
            <text:p>322057</text:p>
          </table:table-cell>
          <table:table-cell office:value-type="float" office:value="322330" calcext:value-type="float">
            <text:p>322330</text:p>
          </table:table-cell>
          <table:table-cell office:value-type="float" office:value="0.0988853256268695" calcext:value-type="float">
            <text:p>0.0988853256268695</text:p>
          </table:table-cell>
        </table:table-row>
        <table:table-row table:style-name="ro1">
          <table:table-cell office:value-type="float" office:value="213.453985267" calcext:value-type="float">
            <text:p>213.453985267</text:p>
          </table:table-cell>
          <table:table-cell office:value-type="float" office:value="321710" calcext:value-type="float">
            <text:p>321710</text:p>
          </table:table-cell>
          <table:table-cell office:value-type="float" office:value="322057" calcext:value-type="float">
            <text:p>322057</text:p>
          </table:table-cell>
          <table:table-cell office:value-type="float" office:value="0.0988173172823497" calcext:value-type="float">
            <text:p>0.0988173172823497</text:p>
          </table:table-cell>
        </table:table-row>
        <table:table-row table:style-name="ro1">
          <table:table-cell office:value-type="float" office:value="213.603147206" calcext:value-type="float">
            <text:p>213.603147206</text:p>
          </table:table-cell>
          <table:table-cell office:value-type="float" office:value="321295" calcext:value-type="float">
            <text:p>321295</text:p>
          </table:table-cell>
          <table:table-cell office:value-type="float" office:value="321710" calcext:value-type="float">
            <text:p>321710</text:p>
          </table:table-cell>
          <table:table-cell office:value-type="float" office:value="0.0987444304784817" calcext:value-type="float">
            <text:p>0.0987444304784817</text:p>
          </table:table-cell>
        </table:table-row>
        <table:table-row table:style-name="ro1">
          <table:table-cell office:value-type="float" office:value="213.750618581001" calcext:value-type="float">
            <text:p>213.750618581001</text:p>
          </table:table-cell>
          <table:table-cell office:value-type="float" office:value="320818" calcext:value-type="float">
            <text:p>320818</text:p>
          </table:table-cell>
          <table:table-cell office:value-type="float" office:value="321295" calcext:value-type="float">
            <text:p>321295</text:p>
          </table:table-cell>
          <table:table-cell office:value-type="float" office:value="0.0986768939610422" calcext:value-type="float">
            <text:p>0.0986768939610422</text:p>
          </table:table-cell>
        </table:table-row>
        <table:table-row table:style-name="ro1">
          <table:table-cell office:value-type="float" office:value="213.901807218001" calcext:value-type="float">
            <text:p>213.901807218001</text:p>
          </table:table-cell>
          <table:table-cell office:value-type="float" office:value="320267" calcext:value-type="float">
            <text:p>320267</text:p>
          </table:table-cell>
          <table:table-cell office:value-type="float" office:value="320818" calcext:value-type="float">
            <text:p>320818</text:p>
          </table:table-cell>
          <table:table-cell office:value-type="float" office:value="0.0986044365171483" calcext:value-type="float">
            <text:p>0.0986044365171483</text:p>
          </table:table-cell>
        </table:table-row>
        <table:table-row table:style-name="ro1">
          <table:table-cell office:value-type="float" office:value="214.050076039001" calcext:value-type="float">
            <text:p>214.050076039001</text:p>
          </table:table-cell>
          <table:table-cell office:value-type="float" office:value="319670" calcext:value-type="float">
            <text:p>319670</text:p>
          </table:table-cell>
          <table:table-cell office:value-type="float" office:value="320267" calcext:value-type="float">
            <text:p>320267</text:p>
          </table:table-cell>
          <table:table-cell office:value-type="float" office:value="0.0985372693821791" calcext:value-type="float">
            <text:p>0.0985372693821791</text:p>
          </table:table-cell>
        </table:table-row>
        <table:table-row table:style-name="ro1">
          <table:table-cell office:value-type="float" office:value="214.201211726" calcext:value-type="float">
            <text:p>214.201211726</text:p>
          </table:table-cell>
          <table:table-cell office:value-type="float" office:value="319012" calcext:value-type="float">
            <text:p>319012</text:p>
          </table:table-cell>
          <table:table-cell office:value-type="float" office:value="319670" calcext:value-type="float">
            <text:p>319670</text:p>
          </table:table-cell>
          <table:table-cell office:value-type="float" office:value="0.0984651591242566" calcext:value-type="float">
            <text:p>0.0984651591242566</text:p>
          </table:table-cell>
        </table:table-row>
        <table:table-row table:style-name="ro1">
          <table:table-cell office:value-type="float" office:value="214.352702367" calcext:value-type="float">
            <text:p>214.352702367</text:p>
          </table:table-cell>
          <table:table-cell office:value-type="float" office:value="318308" calcext:value-type="float">
            <text:p>318308</text:p>
          </table:table-cell>
          <table:table-cell office:value-type="float" office:value="319012" calcext:value-type="float">
            <text:p>319012</text:p>
          </table:table-cell>
          <table:table-cell office:value-type="float" office:value="0.0983982955237044" calcext:value-type="float">
            <text:p>0.0983982955237044</text:p>
          </table:table-cell>
        </table:table-row>
        <table:table-row table:style-name="ro1">
          <table:table-cell office:value-type="float" office:value="214.514672931" calcext:value-type="float">
            <text:p>214.514672931</text:p>
          </table:table-cell>
          <table:table-cell office:value-type="float" office:value="317517" calcext:value-type="float">
            <text:p>317517</text:p>
          </table:table-cell>
          <table:table-cell office:value-type="float" office:value="318308" calcext:value-type="float">
            <text:p>318308</text:p>
          </table:table-cell>
          <table:table-cell office:value-type="float" office:value="0.0983264795562184" calcext:value-type="float">
            <text:p>0.0983264795562184</text:p>
          </table:table-cell>
        </table:table-row>
        <table:table-row table:style-name="ro1">
          <table:table-cell office:value-type="float" office:value="214.668346281001" calcext:value-type="float">
            <text:p>214.668346281001</text:p>
          </table:table-cell>
          <table:table-cell office:value-type="float" office:value="316737" calcext:value-type="float">
            <text:p>316737</text:p>
          </table:table-cell>
          <table:table-cell office:value-type="float" office:value="317517" calcext:value-type="float">
            <text:p>317517</text:p>
          </table:table-cell>
          <table:table-cell office:value-type="float" office:value="0.0982507358837807" calcext:value-type="float">
            <text:p>0.0982507358837807</text:p>
          </table:table-cell>
        </table:table-row>
        <table:table-row table:style-name="ro1">
          <table:table-cell office:value-type="float" office:value="214.88055012" calcext:value-type="float">
            <text:p>214.88055012</text:p>
          </table:table-cell>
          <table:table-cell office:value-type="float" office:value="315630" calcext:value-type="float">
            <text:p>315630</text:p>
          </table:table-cell>
          <table:table-cell office:value-type="float" office:value="316737" calcext:value-type="float">
            <text:p>316737</text:p>
          </table:table-cell>
          <table:table-cell office:value-type="float" office:value="0.098171884140389" calcext:value-type="float">
            <text:p>0.098171884140389</text:p>
          </table:table-cell>
        </table:table-row>
        <table:table-row table:style-name="ro1">
          <table:table-cell office:value-type="float" office:value="215.039653749001" calcext:value-type="float">
            <text:p>215.039653749001</text:p>
          </table:table-cell>
          <table:table-cell office:value-type="float" office:value="314790" calcext:value-type="float">
            <text:p>314790</text:p>
          </table:table-cell>
          <table:table-cell office:value-type="float" office:value="315630" calcext:value-type="float">
            <text:p>315630</text:p>
          </table:table-cell>
          <table:table-cell office:value-type="float" office:value="0.0980996870980587" calcext:value-type="float">
            <text:p>0.0980996870980587</text:p>
          </table:table-cell>
        </table:table-row>
        <table:table-row table:style-name="ro1">
          <table:table-cell office:value-type="float" office:value="215.196680969" calcext:value-type="float">
            <text:p>215.196680969</text:p>
          </table:table-cell>
          <table:table-cell office:value-type="float" office:value="313964" calcext:value-type="float">
            <text:p>313964</text:p>
          </table:table-cell>
          <table:table-cell office:value-type="float" office:value="314790" calcext:value-type="float">
            <text:p>314790</text:p>
          </table:table-cell>
          <table:table-cell office:value-type="float" office:value="0.0980237236198151" calcext:value-type="float">
            <text:p>0.0980237236198151</text:p>
          </table:table-cell>
        </table:table-row>
        <table:table-row table:style-name="ro1">
          <table:table-cell office:value-type="float" office:value="215.348703736" calcext:value-type="float">
            <text:p>215.348703736</text:p>
          </table:table-cell>
          <table:table-cell office:value-type="float" office:value="313175" calcext:value-type="float">
            <text:p>313175</text:p>
          </table:table-cell>
          <table:table-cell office:value-type="float" office:value="313964" calcext:value-type="float">
            <text:p>313964</text:p>
          </table:table-cell>
          <table:table-cell office:value-type="float" office:value="0.0988840951749218" calcext:value-type="float">
            <text:p>0.0988840951749218</text:p>
          </table:table-cell>
        </table:table-row>
        <table:table-row table:style-name="ro1">
          <table:table-cell office:value-type="float" office:value="215.501643531001" calcext:value-type="float">
            <text:p>215.501643531001</text:p>
          </table:table-cell>
          <table:table-cell office:value-type="float" office:value="312401" calcext:value-type="float">
            <text:p>312401</text:p>
          </table:table-cell>
          <table:table-cell office:value-type="float" office:value="313175" calcext:value-type="float">
            <text:p>313175</text:p>
          </table:table-cell>
          <table:table-cell office:value-type="float" office:value="0.0995533727942126" calcext:value-type="float">
            <text:p>0.0995533727942126</text:p>
          </table:table-cell>
        </table:table-row>
        <table:table-row table:style-name="ro1">
          <table:table-cell office:value-type="float" office:value="215.657996036" calcext:value-type="float">
            <text:p>215.657996036</text:p>
          </table:table-cell>
          <table:table-cell office:value-type="float" office:value="311640" calcext:value-type="float">
            <text:p>311640</text:p>
          </table:table-cell>
          <table:table-cell office:value-type="float" office:value="312401" calcext:value-type="float">
            <text:p>312401</text:p>
          </table:table-cell>
          <table:table-cell office:value-type="float" office:value="0.100079298328264" calcext:value-type="float">
            <text:p>0.100079298328264</text:p>
          </table:table-cell>
        </table:table-row>
        <table:table-row table:style-name="ro1">
          <table:table-cell office:value-type="float" office:value="215.810442947" calcext:value-type="float">
            <text:p>215.810442947</text:p>
          </table:table-cell>
          <table:table-cell office:value-type="float" office:value="310935" calcext:value-type="float">
            <text:p>310935</text:p>
          </table:table-cell>
          <table:table-cell office:value-type="float" office:value="311640" calcext:value-type="float">
            <text:p>311640</text:p>
          </table:table-cell>
          <table:table-cell office:value-type="float" office:value="0.100481072073284" calcext:value-type="float">
            <text:p>0.100481072073284</text:p>
          </table:table-cell>
        </table:table-row>
        <table:table-row table:style-name="ro1">
          <table:table-cell office:value-type="float" office:value="215.972490243001" calcext:value-type="float">
            <text:p>215.972490243001</text:p>
          </table:table-cell>
          <table:table-cell office:value-type="float" office:value="310235" calcext:value-type="float">
            <text:p>310235</text:p>
          </table:table-cell>
          <table:table-cell office:value-type="float" office:value="310935" calcext:value-type="float">
            <text:p>310935</text:p>
          </table:table-cell>
          <table:table-cell office:value-type="float" office:value="0.100783559559415" calcext:value-type="float">
            <text:p>0.100783559559415</text:p>
          </table:table-cell>
        </table:table-row>
        <table:table-row table:style-name="ro1">
          <table:table-cell office:value-type="float" office:value="216.144993712001" calcext:value-type="float">
            <text:p>216.144993712001</text:p>
          </table:table-cell>
          <table:table-cell office:value-type="float" office:value="309555" calcext:value-type="float">
            <text:p>309555</text:p>
          </table:table-cell>
          <table:table-cell office:value-type="float" office:value="310235" calcext:value-type="float">
            <text:p>310235</text:p>
          </table:table-cell>
          <table:table-cell office:value-type="float" office:value="0.101016096952444" calcext:value-type="float">
            <text:p>0.101016096952444</text:p>
          </table:table-cell>
        </table:table-row>
        <table:table-row table:style-name="ro1">
          <table:table-cell office:value-type="float" office:value="216.297311112" calcext:value-type="float">
            <text:p>216.297311112</text:p>
          </table:table-cell>
          <table:table-cell office:value-type="float" office:value="309019" calcext:value-type="float">
            <text:p>309019</text:p>
          </table:table-cell>
          <table:table-cell office:value-type="float" office:value="309555" calcext:value-type="float">
            <text:p>309555</text:p>
          </table:table-cell>
          <table:table-cell office:value-type="float" office:value="0.101183247932326" calcext:value-type="float">
            <text:p>0.101183247932326</text:p>
          </table:table-cell>
        </table:table-row>
        <table:table-row table:style-name="ro1">
          <table:table-cell office:value-type="float" office:value="216.450758963" calcext:value-type="float">
            <text:p>216.450758963</text:p>
          </table:table-cell>
          <table:table-cell office:value-type="float" office:value="308546" calcext:value-type="float">
            <text:p>308546</text:p>
          </table:table-cell>
          <table:table-cell office:value-type="float" office:value="309019" calcext:value-type="float">
            <text:p>309019</text:p>
          </table:table-cell>
          <table:table-cell office:value-type="float" office:value="0.101307542353265" calcext:value-type="float">
            <text:p>0.101307542353265</text:p>
          </table:table-cell>
        </table:table-row>
        <table:table-row table:style-name="ro1">
          <table:table-cell office:value-type="float" office:value="216.602496249" calcext:value-type="float">
            <text:p>216.602496249</text:p>
          </table:table-cell>
          <table:table-cell office:value-type="float" office:value="308150" calcext:value-type="float">
            <text:p>308150</text:p>
          </table:table-cell>
          <table:table-cell office:value-type="float" office:value="308546" calcext:value-type="float">
            <text:p>308546</text:p>
          </table:table-cell>
          <table:table-cell office:value-type="float" office:value="0.101388151312108" calcext:value-type="float">
            <text:p>0.101388151312108</text:p>
          </table:table-cell>
        </table:table-row>
        <table:table-row table:style-name="ro1">
          <table:table-cell office:value-type="float" office:value="216.756626066001" calcext:value-type="float">
            <text:p>216.756626066001</text:p>
          </table:table-cell>
          <table:table-cell office:value-type="float" office:value="307827" calcext:value-type="float">
            <text:p>307827</text:p>
          </table:table-cell>
          <table:table-cell office:value-type="float" office:value="308150" calcext:value-type="float">
            <text:p>308150</text:p>
          </table:table-cell>
          <table:table-cell office:value-type="float" office:value="0.101443238240074" calcext:value-type="float">
            <text:p>0.101443238240074</text:p>
          </table:table-cell>
        </table:table-row>
        <table:table-row table:style-name="ro1">
          <table:table-cell office:value-type="float" office:value="216.928204198" calcext:value-type="float">
            <text:p>216.928204198</text:p>
          </table:table-cell>
          <table:table-cell office:value-type="float" office:value="307566" calcext:value-type="float">
            <text:p>307566</text:p>
          </table:table-cell>
          <table:table-cell office:value-type="float" office:value="307827" calcext:value-type="float">
            <text:p>307827</text:p>
          </table:table-cell>
          <table:table-cell office:value-type="float" office:value="0.101468533343675" calcext:value-type="float">
            <text:p>0.101468533343675</text:p>
          </table:table-cell>
        </table:table-row>
        <table:table-row table:style-name="ro1">
          <table:table-cell office:value-type="float" office:value="217.079038776001" calcext:value-type="float">
            <text:p>217.079038776001</text:p>
          </table:table-cell>
          <table:table-cell office:value-type="float" office:value="307426" calcext:value-type="float">
            <text:p>307426</text:p>
          </table:table-cell>
          <table:table-cell office:value-type="float" office:value="307566" calcext:value-type="float">
            <text:p>307566</text:p>
          </table:table-cell>
          <table:table-cell office:value-type="float" office:value="0.10147002962697" calcext:value-type="float">
            <text:p>0.10147002962697</text:p>
          </table:table-cell>
        </table:table-row>
        <table:table-row table:style-name="ro1">
          <table:table-cell office:value-type="float" office:value="217.236827576" calcext:value-type="float">
            <text:p>217.236827576</text:p>
          </table:table-cell>
          <table:table-cell office:value-type="float" office:value="307373" calcext:value-type="float">
            <text:p>307373</text:p>
          </table:table-cell>
          <table:table-cell office:value-type="float" office:value="307426" calcext:value-type="float">
            <text:p>307426</text:p>
          </table:table-cell>
          <table:table-cell office:value-type="float" office:value="0.101461869713563" calcext:value-type="float">
            <text:p>0.101461869713563</text:p>
          </table:table-cell>
        </table:table-row>
        <table:table-row table:style-name="ro1">
          <table:table-cell office:value-type="float" office:value="217.387720625001" calcext:value-type="float">
            <text:p>217.387720625001</text:p>
          </table:table-cell>
          <table:table-cell office:value-type="float" office:value="307412" calcext:value-type="float">
            <text:p>307412</text:p>
          </table:table-cell>
          <table:table-cell office:value-type="float" office:value="307373" calcext:value-type="float">
            <text:p>307373</text:p>
          </table:table-cell>
          <table:table-cell office:value-type="float" office:value="0.101436653762559" calcext:value-type="float">
            <text:p>0.101436653762559</text:p>
          </table:table-cell>
        </table:table-row>
        <table:table-row table:style-name="ro1">
          <table:table-cell office:value-type="float" office:value="217.53695193" calcext:value-type="float">
            <text:p>217.53695193</text:p>
          </table:table-cell>
          <table:table-cell office:value-type="float" office:value="307539" calcext:value-type="float">
            <text:p>307539</text:p>
          </table:table-cell>
          <table:table-cell office:value-type="float" office:value="307412" calcext:value-type="float">
            <text:p>307412</text:p>
          </table:table-cell>
          <table:table-cell office:value-type="float" office:value="0.101407149897709" calcext:value-type="float">
            <text:p>0.101407149897709</text:p>
          </table:table-cell>
        </table:table-row>
        <table:table-row table:style-name="ro1">
          <table:table-cell office:value-type="float" office:value="217.741465446001" calcext:value-type="float">
            <text:p>217.741465446001</text:p>
          </table:table-cell>
          <table:table-cell office:value-type="float" office:value="307856" calcext:value-type="float">
            <text:p>307856</text:p>
          </table:table-cell>
          <table:table-cell office:value-type="float" office:value="307539" calcext:value-type="float">
            <text:p>307539</text:p>
          </table:table-cell>
          <table:table-cell office:value-type="float" office:value="0.10136491035055" calcext:value-type="float">
            <text:p>0.10136491035055</text:p>
          </table:table-cell>
        </table:table-row>
        <table:table-row table:style-name="ro1">
          <table:table-cell office:value-type="float" office:value="217.893361585" calcext:value-type="float">
            <text:p>217.893361585</text:p>
          </table:table-cell>
          <table:table-cell office:value-type="float" office:value="308197" calcext:value-type="float">
            <text:p>308197</text:p>
          </table:table-cell>
          <table:table-cell office:value-type="float" office:value="307856" calcext:value-type="float">
            <text:p>307856</text:p>
          </table:table-cell>
          <table:table-cell office:value-type="float" office:value="0.101312516515734" calcext:value-type="float">
            <text:p>0.101312516515734</text:p>
          </table:table-cell>
        </table:table-row>
        <table:table-row table:style-name="ro1">
          <table:table-cell office:value-type="float" office:value="218.041057246001" calcext:value-type="float">
            <text:p>218.041057246001</text:p>
          </table:table-cell>
          <table:table-cell office:value-type="float" office:value="308613" calcext:value-type="float">
            <text:p>308613</text:p>
          </table:table-cell>
          <table:table-cell office:value-type="float" office:value="308197" calcext:value-type="float">
            <text:p>308197</text:p>
          </table:table-cell>
          <table:table-cell office:value-type="float" office:value="0.101261313166652" calcext:value-type="float">
            <text:p>0.101261313166652</text:p>
          </table:table-cell>
        </table:table-row>
        <table:table-row table:style-name="ro1">
          <table:table-cell office:value-type="float" office:value="218.191321830001" calcext:value-type="float">
            <text:p>218.191321830001</text:p>
          </table:table-cell>
          <table:table-cell office:value-type="float" office:value="309119" calcext:value-type="float">
            <text:p>309119</text:p>
          </table:table-cell>
          <table:table-cell office:value-type="float" office:value="308613" calcext:value-type="float">
            <text:p>308613</text:p>
          </table:table-cell>
          <table:table-cell office:value-type="float" office:value="0.101201799500738" calcext:value-type="float">
            <text:p>0.101201799500738</text:p>
          </table:table-cell>
        </table:table-row>
        <table:table-row table:style-name="ro1">
          <table:table-cell office:value-type="float" office:value="218.336872473001" calcext:value-type="float">
            <text:p>218.336872473001</text:p>
          </table:table-cell>
          <table:table-cell office:value-type="float" office:value="309687" calcext:value-type="float">
            <text:p>309687</text:p>
          </table:table-cell>
          <table:table-cell office:value-type="float" office:value="309119" calcext:value-type="float">
            <text:p>309119</text:p>
          </table:table-cell>
          <table:table-cell office:value-type="float" office:value="0.101144925839123" calcext:value-type="float">
            <text:p>0.101144925839123</text:p>
          </table:table-cell>
        </table:table-row>
        <table:table-row table:style-name="ro1">
          <table:table-cell office:value-type="float" office:value="218.481135575001" calcext:value-type="float">
            <text:p>218.481135575001</text:p>
          </table:table-cell>
          <table:table-cell office:value-type="float" office:value="310321" calcext:value-type="float">
            <text:p>310321</text:p>
          </table:table-cell>
          <table:table-cell office:value-type="float" office:value="309687" calcext:value-type="float">
            <text:p>309687</text:p>
          </table:table-cell>
          <table:table-cell office:value-type="float" office:value="0.101080926922444" calcext:value-type="float">
            <text:p>0.101080926922444</text:p>
          </table:table-cell>
        </table:table-row>
        <table:table-row table:style-name="ro1">
          <table:table-cell office:value-type="float" office:value="218.627209043" calcext:value-type="float">
            <text:p>218.627209043</text:p>
          </table:table-cell>
          <table:table-cell office:value-type="float" office:value="311032" calcext:value-type="float">
            <text:p>311032</text:p>
          </table:table-cell>
          <table:table-cell office:value-type="float" office:value="310321" calcext:value-type="float">
            <text:p>310321</text:p>
          </table:table-cell>
          <table:table-cell office:value-type="float" office:value="0.101020490507263" calcext:value-type="float">
            <text:p>0.101020490507263</text:p>
          </table:table-cell>
        </table:table-row>
        <table:table-row table:style-name="ro1">
          <table:table-cell office:value-type="float" office:value="218.775223349" calcext:value-type="float">
            <text:p>218.775223349</text:p>
          </table:table-cell>
          <table:table-cell office:value-type="float" office:value="311817" calcext:value-type="float">
            <text:p>311817</text:p>
          </table:table-cell>
          <table:table-cell office:value-type="float" office:value="311032" calcext:value-type="float">
            <text:p>311032</text:p>
          </table:table-cell>
          <table:table-cell office:value-type="float" office:value="0.100953692176978" calcext:value-type="float">
            <text:p>0.100953692176978</text:p>
          </table:table-cell>
        </table:table-row>
        <table:table-row table:style-name="ro1">
          <table:table-cell office:value-type="float" office:value="218.920904473001" calcext:value-type="float">
            <text:p>218.920904473001</text:p>
          </table:table-cell>
          <table:table-cell office:value-type="float" office:value="312648" calcext:value-type="float">
            <text:p>312648</text:p>
          </table:table-cell>
          <table:table-cell office:value-type="float" office:value="311817" calcext:value-type="float">
            <text:p>311817</text:p>
          </table:table-cell>
          <table:table-cell office:value-type="float" office:value="0.100891041573238" calcext:value-type="float">
            <text:p>0.100891041573238</text:p>
          </table:table-cell>
        </table:table-row>
        <table:table-row table:style-name="ro1">
          <table:table-cell office:value-type="float" office:value="219.072671832" calcext:value-type="float">
            <text:p>219.072671832</text:p>
          </table:table-cell>
          <table:table-cell office:value-type="float" office:value="313570" calcext:value-type="float">
            <text:p>313570</text:p>
          </table:table-cell>
          <table:table-cell office:value-type="float" office:value="312648" calcext:value-type="float">
            <text:p>312648</text:p>
          </table:table-cell>
          <table:table-cell office:value-type="float" office:value="0.100822522472485" calcext:value-type="float">
            <text:p>0.100822522472485</text:p>
          </table:table-cell>
        </table:table-row>
        <table:table-row table:style-name="ro1">
          <table:table-cell office:value-type="float" office:value="219.217004935001" calcext:value-type="float">
            <text:p>219.217004935001</text:p>
          </table:table-cell>
          <table:table-cell office:value-type="float" office:value="314493" calcext:value-type="float">
            <text:p>314493</text:p>
          </table:table-cell>
          <table:table-cell office:value-type="float" office:value="313570" calcext:value-type="float">
            <text:p>313570</text:p>
          </table:table-cell>
          <table:table-cell office:value-type="float" office:value="0.10075852049055" calcext:value-type="float">
            <text:p>0.10075852049055</text:p>
          </table:table-cell>
        </table:table-row>
        <table:table-row table:style-name="ro1">
          <table:table-cell office:value-type="float" office:value="219.36598784" calcext:value-type="float">
            <text:p>219.36598784</text:p>
          </table:table-cell>
          <table:table-cell office:value-type="float" office:value="315486" calcext:value-type="float">
            <text:p>315486</text:p>
          </table:table-cell>
          <table:table-cell office:value-type="float" office:value="314493" calcext:value-type="float">
            <text:p>314493</text:p>
          </table:table-cell>
          <table:table-cell office:value-type="float" office:value="0.100688970659898" calcext:value-type="float">
            <text:p>0.100688970659898</text:p>
          </table:table-cell>
        </table:table-row>
        <table:table-row table:style-name="ro1">
          <table:table-cell office:value-type="float" office:value="219.522843215001" calcext:value-type="float">
            <text:p>219.522843215001</text:p>
          </table:table-cell>
          <table:table-cell office:value-type="float" office:value="316569" calcext:value-type="float">
            <text:p>316569</text:p>
          </table:table-cell>
          <table:table-cell office:value-type="float" office:value="315486" calcext:value-type="float">
            <text:p>315486</text:p>
          </table:table-cell>
          <table:table-cell office:value-type="float" office:value="0.100624169228648" calcext:value-type="float">
            <text:p>0.100624169228648</text:p>
          </table:table-cell>
        </table:table-row>
        <table:table-row table:style-name="ro1">
          <table:table-cell office:value-type="float" office:value="219.680049283001" calcext:value-type="float">
            <text:p>219.680049283001</text:p>
          </table:table-cell>
          <table:table-cell office:value-type="float" office:value="317683" calcext:value-type="float">
            <text:p>317683</text:p>
          </table:table-cell>
          <table:table-cell office:value-type="float" office:value="316569" calcext:value-type="float">
            <text:p>316569</text:p>
          </table:table-cell>
          <table:table-cell office:value-type="float" office:value="0.100554030004614" calcext:value-type="float">
            <text:p>0.100554030004614</text:p>
          </table:table-cell>
        </table:table-row>
        <table:table-row table:style-name="ro1">
          <table:table-cell office:value-type="float" office:value="219.835439815" calcext:value-type="float">
            <text:p>219.835439815</text:p>
          </table:table-cell>
          <table:table-cell office:value-type="float" office:value="318803" calcext:value-type="float">
            <text:p>318803</text:p>
          </table:table-cell>
          <table:table-cell office:value-type="float" office:value="317683" calcext:value-type="float">
            <text:p>317683</text:p>
          </table:table-cell>
          <table:table-cell office:value-type="float" office:value="0.100488782090252" calcext:value-type="float">
            <text:p>0.100488782090252</text:p>
          </table:table-cell>
        </table:table-row>
        <table:table-row table:style-name="ro1">
          <table:table-cell office:value-type="float" office:value="219.987633649001" calcext:value-type="float">
            <text:p>219.987633649001</text:p>
          </table:table-cell>
          <table:table-cell office:value-type="float" office:value="319909" calcext:value-type="float">
            <text:p>319909</text:p>
          </table:table-cell>
          <table:table-cell office:value-type="float" office:value="318803" calcext:value-type="float">
            <text:p>318803</text:p>
          </table:table-cell>
          <table:table-cell office:value-type="float" office:value="0.10041833564034" calcext:value-type="float">
            <text:p>0.10041833564034</text:p>
          </table:table-cell>
        </table:table-row>
        <table:table-row table:style-name="ro1">
          <table:table-cell office:value-type="float" office:value="220.136098190001" calcext:value-type="float">
            <text:p>220.136098190001</text:p>
          </table:table-cell>
          <table:table-cell office:value-type="float" office:value="320990" calcext:value-type="float">
            <text:p>320990</text:p>
          </table:table-cell>
          <table:table-cell office:value-type="float" office:value="319909" calcext:value-type="float">
            <text:p>319909</text:p>
          </table:table-cell>
          <table:table-cell office:value-type="float" office:value="0.100352866874419" calcext:value-type="float">
            <text:p>0.100352866874419</text:p>
          </table:table-cell>
        </table:table-row>
        <table:table-row table:style-name="ro1">
          <table:table-cell office:value-type="float" office:value="220.289401154" calcext:value-type="float">
            <text:p>220.289401154</text:p>
          </table:table-cell>
          <table:table-cell office:value-type="float" office:value="322097" calcext:value-type="float">
            <text:p>322097</text:p>
          </table:table-cell>
          <table:table-cell office:value-type="float" office:value="320990" calcext:value-type="float">
            <text:p>320990</text:p>
          </table:table-cell>
          <table:table-cell office:value-type="float" office:value="0.100282293499535" calcext:value-type="float">
            <text:p>0.100282293499535</text:p>
          </table:table-cell>
        </table:table-row>
        <table:table-row table:style-name="ro1">
          <table:table-cell office:value-type="float" office:value="220.437039248" calcext:value-type="float">
            <text:p>220.437039248</text:p>
          </table:table-cell>
          <table:table-cell office:value-type="float" office:value="323148" calcext:value-type="float">
            <text:p>323148</text:p>
          </table:table-cell>
          <table:table-cell office:value-type="float" office:value="322097" calcext:value-type="float">
            <text:p>322097</text:p>
          </table:table-cell>
          <table:table-cell office:value-type="float" office:value="0.100216748020891" calcext:value-type="float">
            <text:p>0.100216748020891</text:p>
          </table:table-cell>
        </table:table-row>
        <table:table-row table:style-name="ro1">
          <table:table-cell office:value-type="float" office:value="220.635139292001" calcext:value-type="float">
            <text:p>220.635139292001</text:p>
          </table:table-cell>
          <table:table-cell office:value-type="float" office:value="324520" calcext:value-type="float">
            <text:p>324520</text:p>
          </table:table-cell>
          <table:table-cell office:value-type="float" office:value="323148" calcext:value-type="float">
            <text:p>323148</text:p>
          </table:table-cell>
          <table:table-cell office:value-type="float" office:value="0.100146162828878" calcext:value-type="float">
            <text:p>0.100146162828878</text:p>
          </table:table-cell>
        </table:table-row>
        <table:table-row table:style-name="ro1">
          <table:table-cell office:value-type="float" office:value="220.784351750001" calcext:value-type="float">
            <text:p>220.784351750001</text:p>
          </table:table-cell>
          <table:table-cell office:value-type="float" office:value="325515" calcext:value-type="float">
            <text:p>325515</text:p>
          </table:table-cell>
          <table:table-cell office:value-type="float" office:value="324520" calcext:value-type="float">
            <text:p>324520</text:p>
          </table:table-cell>
          <table:table-cell office:value-type="float" office:value="0.10007157878918" calcext:value-type="float">
            <text:p>0.10007157878918</text:p>
          </table:table-cell>
        </table:table-row>
        <table:table-row table:style-name="ro1">
          <table:table-cell office:value-type="float" office:value="220.935223174" calcext:value-type="float">
            <text:p>220.935223174</text:p>
          </table:table-cell>
          <table:table-cell office:value-type="float" office:value="326479" calcext:value-type="float">
            <text:p>326479</text:p>
          </table:table-cell>
          <table:table-cell office:value-type="float" office:value="325515" calcext:value-type="float">
            <text:p>325515</text:p>
          </table:table-cell>
          <table:table-cell office:value-type="float" office:value="0.100002865932522" calcext:value-type="float">
            <text:p>0.100002865932522</text:p>
          </table:table-cell>
        </table:table-row>
        <table:table-row table:style-name="ro1">
          <table:table-cell office:value-type="float" office:value="221.085734234" calcext:value-type="float">
            <text:p>221.085734234</text:p>
          </table:table-cell>
          <table:table-cell office:value-type="float" office:value="327390" calcext:value-type="float">
            <text:p>327390</text:p>
          </table:table-cell>
          <table:table-cell office:value-type="float" office:value="326479" calcext:value-type="float">
            <text:p>326479</text:p>
          </table:table-cell>
          <table:table-cell office:value-type="float" office:value="0.099929828977902" calcext:value-type="float">
            <text:p>0.099929828977902</text:p>
          </table:table-cell>
        </table:table-row>
        <table:table-row table:style-name="ro1">
          <table:table-cell office:value-type="float" office:value="221.242960204" calcext:value-type="float">
            <text:p>221.242960204</text:p>
          </table:table-cell>
          <table:table-cell office:value-type="float" office:value="328282" calcext:value-type="float">
            <text:p>328282</text:p>
          </table:table-cell>
          <table:table-cell office:value-type="float" office:value="327390" calcext:value-type="float">
            <text:p>327390</text:p>
          </table:table-cell>
          <table:table-cell office:value-type="float" office:value="0.0998623783475547" calcext:value-type="float">
            <text:p>0.0998623783475547</text:p>
          </table:table-cell>
        </table:table-row>
        <table:table-row table:style-name="ro1">
          <table:table-cell office:value-type="float" office:value="221.399060865" calcext:value-type="float">
            <text:p>221.399060865</text:p>
          </table:table-cell>
          <table:table-cell office:value-type="float" office:value="329100" calcext:value-type="float">
            <text:p>329100</text:p>
          </table:table-cell>
          <table:table-cell office:value-type="float" office:value="328282" calcext:value-type="float">
            <text:p>328282</text:p>
          </table:table-cell>
          <table:table-cell office:value-type="float" office:value="0.0997904001904816" calcext:value-type="float">
            <text:p>0.0997904001904816</text:p>
          </table:table-cell>
        </table:table-row>
        <table:table-row table:style-name="ro1">
          <table:table-cell office:value-type="float" office:value="221.547885581001" calcext:value-type="float">
            <text:p>221.547885581001</text:p>
          </table:table-cell>
          <table:table-cell office:value-type="float" office:value="329811" calcext:value-type="float">
            <text:p>329811</text:p>
          </table:table-cell>
          <table:table-cell office:value-type="float" office:value="329100" calcext:value-type="float">
            <text:p>329100</text:p>
          </table:table-cell>
          <table:table-cell office:value-type="float" office:value="0.0997238210565444" calcext:value-type="float">
            <text:p>0.0997238210565444</text:p>
          </table:table-cell>
        </table:table-row>
        <table:table-row table:style-name="ro1">
          <table:table-cell office:value-type="float" office:value="221.707814416" calcext:value-type="float">
            <text:p>221.707814416</text:p>
          </table:table-cell>
          <table:table-cell office:value-type="float" office:value="330494" calcext:value-type="float">
            <text:p>330494</text:p>
          </table:table-cell>
          <table:table-cell office:value-type="float" office:value="329811" calcext:value-type="float">
            <text:p>329811</text:p>
          </table:table-cell>
          <table:table-cell office:value-type="float" office:value="0.0996525889138896" calcext:value-type="float">
            <text:p>0.0996525889138896</text:p>
          </table:table-cell>
        </table:table-row>
        <table:table-row table:style-name="ro1">
          <table:table-cell office:value-type="float" office:value="221.879677638" calcext:value-type="float">
            <text:p>221.879677638</text:p>
          </table:table-cell>
          <table:table-cell office:value-type="float" office:value="331129" calcext:value-type="float">
            <text:p>331129</text:p>
          </table:table-cell>
          <table:table-cell office:value-type="float" office:value="330494" calcext:value-type="float">
            <text:p>330494</text:p>
          </table:table-cell>
          <table:table-cell office:value-type="float" office:value="0.0995776667989817" calcext:value-type="float">
            <text:p>0.0995776667989817</text:p>
          </table:table-cell>
        </table:table-row>
        <table:table-row table:style-name="ro1">
          <table:table-cell office:value-type="float" office:value="222.030979496" calcext:value-type="float">
            <text:p>222.030979496</text:p>
          </table:table-cell>
          <table:table-cell office:value-type="float" office:value="331599" calcext:value-type="float">
            <text:p>331599</text:p>
          </table:table-cell>
          <table:table-cell office:value-type="float" office:value="331129" calcext:value-type="float">
            <text:p>331129</text:p>
          </table:table-cell>
          <table:table-cell office:value-type="float" office:value="0.0995087730422526" calcext:value-type="float">
            <text:p>0.0995087730422526</text:p>
          </table:table-cell>
        </table:table-row>
        <table:table-row table:style-name="ro1">
          <table:table-cell office:value-type="float" office:value="222.180163436001" calcext:value-type="float">
            <text:p>222.180163436001</text:p>
          </table:table-cell>
          <table:table-cell office:value-type="float" office:value="331978" calcext:value-type="float">
            <text:p>331978</text:p>
          </table:table-cell>
          <table:table-cell office:value-type="float" office:value="331599" calcext:value-type="float">
            <text:p>331599</text:p>
          </table:table-cell>
          <table:table-cell office:value-type="float" office:value="0.0994357701237525" calcext:value-type="float">
            <text:p>0.0994357701237525</text:p>
          </table:table-cell>
        </table:table-row>
        <table:table-row table:style-name="ro1">
          <table:table-cell office:value-type="float" office:value="222.33210878" calcext:value-type="float">
            <text:p>222.33210878</text:p>
          </table:table-cell>
          <table:table-cell office:value-type="float" office:value="332276" calcext:value-type="float">
            <text:p>332276</text:p>
          </table:table-cell>
          <table:table-cell office:value-type="float" office:value="331978" calcext:value-type="float">
            <text:p>331978</text:p>
          </table:table-cell>
          <table:table-cell office:value-type="float" office:value="0.0993684359188218" calcext:value-type="float">
            <text:p>0.0993684359188218</text:p>
          </table:table-cell>
        </table:table-row>
        <table:table-row table:style-name="ro1">
          <table:table-cell office:value-type="float" office:value="222.481896837" calcext:value-type="float">
            <text:p>222.481896837</text:p>
          </table:table-cell>
          <table:table-cell office:value-type="float" office:value="332481" calcext:value-type="float">
            <text:p>332481</text:p>
          </table:table-cell>
          <table:table-cell office:value-type="float" office:value="332276" calcext:value-type="float">
            <text:p>332276</text:p>
          </table:table-cell>
          <table:table-cell office:value-type="float" office:value="0.0992967289330773" calcext:value-type="float">
            <text:p>0.0992967289330773</text:p>
          </table:table-cell>
        </table:table-row>
        <table:table-row table:style-name="ro1">
          <table:table-cell office:value-type="float" office:value="222.632400229" calcext:value-type="float">
            <text:p>222.632400229</text:p>
          </table:table-cell>
          <table:table-cell office:value-type="float" office:value="332597" calcext:value-type="float">
            <text:p>332597</text:p>
          </table:table-cell>
          <table:table-cell office:value-type="float" office:value="332481" calcext:value-type="float">
            <text:p>332481</text:p>
          </table:table-cell>
          <table:table-cell office:value-type="float" office:value="0.0992304555711132" calcext:value-type="float">
            <text:p>0.0992304555711132</text:p>
          </table:table-cell>
        </table:table-row>
        <table:table-row table:style-name="ro1">
          <table:table-cell office:value-type="float" office:value="222.78493888" calcext:value-type="float">
            <text:p>222.78493888</text:p>
          </table:table-cell>
          <table:table-cell office:value-type="float" office:value="332625" calcext:value-type="float">
            <text:p>332625</text:p>
          </table:table-cell>
          <table:table-cell office:value-type="float" office:value="332597" calcext:value-type="float">
            <text:p>332597</text:p>
          </table:table-cell>
          <table:table-cell office:value-type="float" office:value="0.099159645355767" calcext:value-type="float">
            <text:p>0.099159645355767</text:p>
          </table:table-cell>
        </table:table-row>
        <table:table-row table:style-name="ro1">
          <table:table-cell office:value-type="float" office:value="222.934806507001" calcext:value-type="float">
            <text:p>222.934806507001</text:p>
          </table:table-cell>
          <table:table-cell office:value-type="float" office:value="332563" calcext:value-type="float">
            <text:p>332563</text:p>
          </table:table-cell>
          <table:table-cell office:value-type="float" office:value="332625" calcext:value-type="float">
            <text:p>332625</text:p>
          </table:table-cell>
          <table:table-cell office:value-type="float" office:value="0.0990941134095013" calcext:value-type="float">
            <text:p>0.0990941134095013</text:p>
          </table:table-cell>
        </table:table-row>
        <table:table-row table:style-name="ro1">
          <table:table-cell office:value-type="float" office:value="223.082765926" calcext:value-type="float">
            <text:p>223.082765926</text:p>
          </table:table-cell>
          <table:table-cell office:value-type="float" office:value="332419" calcext:value-type="float">
            <text:p>332419</text:p>
          </table:table-cell>
          <table:table-cell office:value-type="float" office:value="332563" calcext:value-type="float">
            <text:p>332563</text:p>
          </table:table-cell>
          <table:table-cell office:value-type="float" office:value="0.0990239442284987" calcext:value-type="float">
            <text:p>0.0990239442284987</text:p>
          </table:table-cell>
        </table:table-row>
        <table:table-row table:style-name="ro1">
          <table:table-cell office:value-type="float" office:value="223.233058637001" calcext:value-type="float">
            <text:p>223.233058637001</text:p>
          </table:table-cell>
          <table:table-cell office:value-type="float" office:value="332190" calcext:value-type="float">
            <text:p>332190</text:p>
          </table:table-cell>
          <table:table-cell office:value-type="float" office:value="332419" calcext:value-type="float">
            <text:p>332419</text:p>
          </table:table-cell>
          <table:table-cell office:value-type="float" office:value="0.0989589490122292" calcext:value-type="float">
            <text:p>0.0989589490122292</text:p>
          </table:table-cell>
        </table:table-row>
        <table:table-row table:style-name="ro1">
          <table:table-cell office:value-type="float" office:value="223.383341569001" calcext:value-type="float">
            <text:p>223.383341569001</text:p>
          </table:table-cell>
          <table:table-cell office:value-type="float" office:value="331882" calcext:value-type="float">
            <text:p>331882</text:p>
          </table:table-cell>
          <table:table-cell office:value-type="float" office:value="332190" calcext:value-type="float">
            <text:p>332190</text:p>
          </table:table-cell>
          <table:table-cell office:value-type="float" office:value="0.0988892569238129" calcext:value-type="float">
            <text:p>0.0988892569238129</text:p>
          </table:table-cell>
        </table:table-row>
        <table:table-row table:style-name="ro1">
          <table:table-cell office:value-type="float" office:value="223.578352740001" calcext:value-type="float">
            <text:p>223.578352740001</text:p>
          </table:table-cell>
          <table:table-cell office:value-type="float" office:value="331369" calcext:value-type="float">
            <text:p>331369</text:p>
          </table:table-cell>
          <table:table-cell office:value-type="float" office:value="331882" calcext:value-type="float">
            <text:p>331882</text:p>
          </table:table-cell>
          <table:table-cell office:value-type="float" office:value="0.0988158390365873" calcext:value-type="float">
            <text:p>0.0988158390365873</text:p>
          </table:table-cell>
        </table:table-row>
        <table:table-row table:style-name="ro1">
          <table:table-cell office:value-type="float" office:value="223.736961376" calcext:value-type="float">
            <text:p>223.736961376</text:p>
          </table:table-cell>
          <table:table-cell office:value-type="float" office:value="330865" calcext:value-type="float">
            <text:p>330865</text:p>
          </table:table-cell>
          <table:table-cell office:value-type="float" office:value="331369" calcext:value-type="float">
            <text:p>331369</text:p>
          </table:table-cell>
          <table:table-cell office:value-type="float" office:value="0.098748284479046" calcext:value-type="float">
            <text:p>0.098748284479046</text:p>
          </table:table-cell>
        </table:table-row>
        <table:table-row table:style-name="ro1">
          <table:table-cell office:value-type="float" office:value="223.890313225001" calcext:value-type="float">
            <text:p>223.890313225001</text:p>
          </table:table-cell>
          <table:table-cell office:value-type="float" office:value="330311" calcext:value-type="float">
            <text:p>330311</text:p>
          </table:table-cell>
          <table:table-cell office:value-type="float" office:value="330865" calcext:value-type="float">
            <text:p>330865</text:p>
          </table:table-cell>
          <table:table-cell office:value-type="float" office:value="0.0986766240054193" calcext:value-type="float">
            <text:p>0.0986766240054193</text:p>
          </table:table-cell>
        </table:table-row>
        <table:table-row table:style-name="ro1">
          <table:table-cell office:value-type="float" office:value="224.04881979" calcext:value-type="float">
            <text:p>224.04881979</text:p>
          </table:table-cell>
          <table:table-cell office:value-type="float" office:value="329675" calcext:value-type="float">
            <text:p>329675</text:p>
          </table:table-cell>
          <table:table-cell office:value-type="float" office:value="330311" calcext:value-type="float">
            <text:p>330311</text:p>
          </table:table-cell>
          <table:table-cell office:value-type="float" office:value="0.0986104990255246" calcext:value-type="float">
            <text:p>0.0986104990255246</text:p>
          </table:table-cell>
        </table:table-row>
        <table:table-row table:style-name="ro1">
          <table:table-cell office:value-type="float" office:value="224.200690906" calcext:value-type="float">
            <text:p>224.200690906</text:p>
          </table:table-cell>
          <table:table-cell office:value-type="float" office:value="329014" calcext:value-type="float">
            <text:p>329014</text:p>
          </table:table-cell>
          <table:table-cell office:value-type="float" office:value="329675" calcext:value-type="float">
            <text:p>329675</text:p>
          </table:table-cell>
          <table:table-cell office:value-type="float" office:value="0.0985400294124697" calcext:value-type="float">
            <text:p>0.0985400294124697</text:p>
          </table:table-cell>
        </table:table-row>
        <table:table-row table:style-name="ro1">
          <table:table-cell office:value-type="float" office:value="224.360506334" calcext:value-type="float">
            <text:p>224.360506334</text:p>
          </table:table-cell>
          <table:table-cell office:value-type="float" office:value="328271" calcext:value-type="float">
            <text:p>328271</text:p>
          </table:table-cell>
          <table:table-cell office:value-type="float" office:value="329014" calcext:value-type="float">
            <text:p>329014</text:p>
          </table:table-cell>
          <table:table-cell office:value-type="float" office:value="0.0984661154532243" calcext:value-type="float">
            <text:p>0.0984661154532243</text:p>
          </table:table-cell>
        </table:table-row>
        <table:table-row table:style-name="ro1">
          <table:table-cell office:value-type="float" office:value="224.525473038" calcext:value-type="float">
            <text:p>224.525473038</text:p>
          </table:table-cell>
          <table:table-cell office:value-type="float" office:value="327463" calcext:value-type="float">
            <text:p>327463</text:p>
          </table:table-cell>
          <table:table-cell office:value-type="float" office:value="328271" calcext:value-type="float">
            <text:p>328271</text:p>
          </table:table-cell>
          <table:table-cell office:value-type="float" office:value="0.098398226885327" calcext:value-type="float">
            <text:p>0.098398226885327</text:p>
          </table:table-cell>
        </table:table-row>
        <table:table-row table:style-name="ro1">
          <table:table-cell office:value-type="float" office:value="224.678636737001" calcext:value-type="float">
            <text:p>224.678636737001</text:p>
          </table:table-cell>
          <table:table-cell office:value-type="float" office:value="326684" calcext:value-type="float">
            <text:p>326684</text:p>
          </table:table-cell>
          <table:table-cell office:value-type="float" office:value="327463" calcext:value-type="float">
            <text:p>327463</text:p>
          </table:table-cell>
          <table:table-cell office:value-type="float" office:value="0.0983264246455165" calcext:value-type="float">
            <text:p>0.0983264246455165</text:p>
          </table:table-cell>
        </table:table-row>
        <table:table-row table:style-name="ro1">
          <table:table-cell office:value-type="float" office:value="224.829814668001" calcext:value-type="float">
            <text:p>224.829814668001</text:p>
          </table:table-cell>
          <table:table-cell office:value-type="float" office:value="325897" calcext:value-type="float">
            <text:p>325897</text:p>
          </table:table-cell>
          <table:table-cell office:value-type="float" office:value="326684" calcext:value-type="float">
            <text:p>326684</text:p>
          </table:table-cell>
          <table:table-cell office:value-type="float" office:value="0.0982602488478163" calcext:value-type="float">
            <text:p>0.0982602488478163</text:p>
          </table:table-cell>
        </table:table-row>
        <table:table-row table:style-name="ro1">
          <table:table-cell office:value-type="float" office:value="224.9855948" calcext:value-type="float">
            <text:p>224.9855948</text:p>
          </table:table-cell>
          <table:table-cell office:value-type="float" office:value="325076" calcext:value-type="float">
            <text:p>325076</text:p>
          </table:table-cell>
          <table:table-cell office:value-type="float" office:value="325897" calcext:value-type="float">
            <text:p>325897</text:p>
          </table:table-cell>
          <table:table-cell office:value-type="float" office:value="0.0981898635197306" calcext:value-type="float">
            <text:p>0.0981898635197306</text:p>
          </table:table-cell>
        </table:table-row>
        <table:table-row table:style-name="ro1">
          <table:table-cell office:value-type="float" office:value="225.138558977001" calcext:value-type="float">
            <text:p>225.138558977001</text:p>
          </table:table-cell>
          <table:table-cell office:value-type="float" office:value="324269" calcext:value-type="float">
            <text:p>324269</text:p>
          </table:table-cell>
          <table:table-cell office:value-type="float" office:value="325076" calcext:value-type="float">
            <text:p>325076</text:p>
          </table:table-cell>
          <table:table-cell office:value-type="float" office:value="0.0981248445524393" calcext:value-type="float">
            <text:p>0.0981248445524393</text:p>
          </table:table-cell>
        </table:table-row>
        <table:table-row table:style-name="ro1">
          <table:table-cell office:value-type="float" office:value="225.285077417" calcext:value-type="float">
            <text:p>225.285077417</text:p>
          </table:table-cell>
          <table:table-cell office:value-type="float" office:value="323503" calcext:value-type="float">
            <text:p>323503</text:p>
          </table:table-cell>
          <table:table-cell office:value-type="float" office:value="324269" calcext:value-type="float">
            <text:p>324269</text:p>
          </table:table-cell>
          <table:table-cell office:value-type="float" office:value="0.0989443200863959" calcext:value-type="float">
            <text:p>0.0989443200863959</text:p>
          </table:table-cell>
        </table:table-row>
        <table:table-row table:style-name="ro1">
          <table:table-cell office:value-type="float" office:value="225.438869242001" calcext:value-type="float">
            <text:p>225.438869242001</text:p>
          </table:table-cell>
          <table:table-cell office:value-type="float" office:value="322716" calcext:value-type="float">
            <text:p>322716</text:p>
          </table:table-cell>
          <table:table-cell office:value-type="float" office:value="323503" calcext:value-type="float">
            <text:p>323503</text:p>
          </table:table-cell>
          <table:table-cell office:value-type="float" office:value="0.0995908181304228" calcext:value-type="float">
            <text:p>0.0995908181304228</text:p>
          </table:table-cell>
        </table:table-row>
        <table:table-row table:style-name="ro1">
          <table:table-cell office:value-type="float" office:value="225.587522272001" calcext:value-type="float">
            <text:p>225.587522272001</text:p>
          </table:table-cell>
          <table:table-cell office:value-type="float" office:value="321979" calcext:value-type="float">
            <text:p>321979</text:p>
          </table:table-cell>
          <table:table-cell office:value-type="float" office:value="322716" calcext:value-type="float">
            <text:p>322716</text:p>
          </table:table-cell>
          <table:table-cell office:value-type="float" office:value="0.100089875986806" calcext:value-type="float">
            <text:p>0.100089875986806</text:p>
          </table:table-cell>
        </table:table-row>
        <table:table-row table:style-name="ro1">
          <table:table-cell office:value-type="float" office:value="225.741323288001" calcext:value-type="float">
            <text:p>225.741323288001</text:p>
          </table:table-cell>
          <table:table-cell office:value-type="float" office:value="321250" calcext:value-type="float">
            <text:p>321250</text:p>
          </table:table-cell>
          <table:table-cell office:value-type="float" office:value="321979" calcext:value-type="float">
            <text:p>321979</text:p>
          </table:table-cell>
          <table:table-cell office:value-type="float" office:value="0.100480064054751" calcext:value-type="float">
            <text:p>0.100480064054751</text:p>
          </table:table-cell>
        </table:table-row>
        <table:table-row table:style-name="ro1">
          <table:table-cell office:value-type="float" office:value="225.886812809001" calcext:value-type="float">
            <text:p>225.886812809001</text:p>
          </table:table-cell>
          <table:table-cell office:value-type="float" office:value="320598" calcext:value-type="float">
            <text:p>320598</text:p>
          </table:table-cell>
          <table:table-cell office:value-type="float" office:value="321250" calcext:value-type="float">
            <text:p>321250</text:p>
          </table:table-cell>
          <table:table-cell office:value-type="float" office:value="0.100774122165787" calcext:value-type="float">
            <text:p>0.100774122165787</text:p>
          </table:table-cell>
        </table:table-row>
        <table:table-row table:style-name="ro1">
          <table:table-cell office:value-type="float" office:value="226.040300032" calcext:value-type="float">
            <text:p>226.040300032</text:p>
          </table:table-cell>
          <table:table-cell office:value-type="float" office:value="319959" calcext:value-type="float">
            <text:p>319959</text:p>
          </table:table-cell>
          <table:table-cell office:value-type="float" office:value="320598" calcext:value-type="float">
            <text:p>320598</text:p>
          </table:table-cell>
          <table:table-cell office:value-type="float" office:value="0.101000334507109" calcext:value-type="float">
            <text:p>0.101000334507109</text:p>
          </table:table-cell>
        </table:table-row>
        <table:table-row table:style-name="ro1">
          <table:table-cell office:value-type="float" office:value="226.197257686001" calcext:value-type="float">
            <text:p>226.197257686001</text:p>
          </table:table-cell>
          <table:table-cell office:value-type="float" office:value="319364" calcext:value-type="float">
            <text:p>319364</text:p>
          </table:table-cell>
          <table:table-cell office:value-type="float" office:value="319959" calcext:value-type="float">
            <text:p>319959</text:p>
          </table:table-cell>
          <table:table-cell office:value-type="float" office:value="0.101163260080233" calcext:value-type="float">
            <text:p>0.101163260080233</text:p>
          </table:table-cell>
        </table:table-row>
        <table:table-row table:style-name="ro1">
          <table:table-cell office:value-type="float" office:value="226.353222882" calcext:value-type="float">
            <text:p>226.353222882</text:p>
          </table:table-cell>
          <table:table-cell office:value-type="float" office:value="318838" calcext:value-type="float">
            <text:p>318838</text:p>
          </table:table-cell>
          <table:table-cell office:value-type="float" office:value="319364" calcext:value-type="float">
            <text:p>319364</text:p>
          </table:table-cell>
          <table:table-cell office:value-type="float" office:value="0.101284590365072" calcext:value-type="float">
            <text:p>0.101284590365072</text:p>
          </table:table-cell>
        </table:table-row>
        <table:table-row table:style-name="ro1">
          <table:table-cell office:value-type="float" office:value="226.475104913" calcext:value-type="float">
            <text:p>226.475104913</text:p>
          </table:table-cell>
          <table:table-cell office:value-type="float" office:value="318477" calcext:value-type="float">
            <text:p>318477</text:p>
          </table:table-cell>
          <table:table-cell office:value-type="float" office:value="318838" calcext:value-type="float">
            <text:p>318838</text:p>
          </table:table-cell>
          <table:table-cell office:value-type="float" office:value="0.101363658145284" calcext:value-type="float">
            <text:p>0.101363658145284</text:p>
          </table:table-cell>
        </table:table-row>
        <table:table-row table:style-name="ro1">
          <table:table-cell office:value-type="float" office:value="226.628875310001" calcext:value-type="float">
            <text:p>226.628875310001</text:p>
          </table:table-cell>
          <table:table-cell office:value-type="float" office:value="318089" calcext:value-type="float">
            <text:p>318089</text:p>
          </table:table-cell>
          <table:table-cell office:value-type="float" office:value="318477" calcext:value-type="float">
            <text:p>318477</text:p>
          </table:table-cell>
          <table:table-cell office:value-type="float" office:value="0.101417926074336" calcext:value-type="float">
            <text:p>0.101417926074336</text:p>
          </table:table-cell>
        </table:table-row>
        <table:table-row table:style-name="ro1">
          <table:table-cell office:value-type="float" office:value="226.773400464001" calcext:value-type="float">
            <text:p>226.773400464001</text:p>
          </table:table-cell>
          <table:table-cell office:value-type="float" office:value="317797" calcext:value-type="float">
            <text:p>317797</text:p>
          </table:table-cell>
          <table:table-cell office:value-type="float" office:value="318089" calcext:value-type="float">
            <text:p>318089</text:p>
          </table:table-cell>
          <table:table-cell office:value-type="float" office:value="0.101443391632096" calcext:value-type="float">
            <text:p>0.101443391632096</text:p>
          </table:table-cell>
        </table:table-row>
        <table:table-row table:style-name="ro1">
          <table:table-cell office:value-type="float" office:value="226.925524166" calcext:value-type="float">
            <text:p>226.925524166</text:p>
          </table:table-cell>
          <table:table-cell office:value-type="float" office:value="317569" calcext:value-type="float">
            <text:p>317569</text:p>
          </table:table-cell>
          <table:table-cell office:value-type="float" office:value="317797" calcext:value-type="float">
            <text:p>317797</text:p>
          </table:table-cell>
          <table:table-cell office:value-type="float" office:value="0.10145480156693" calcext:value-type="float">
            <text:p>0.10145480156693</text:p>
          </table:table-cell>
        </table:table-row>
        <table:table-row table:style-name="ro1">
          <table:table-cell office:value-type="float" office:value="227.074088426" calcext:value-type="float">
            <text:p>227.074088426</text:p>
          </table:table-cell>
          <table:table-cell office:value-type="float" office:value="317430" calcext:value-type="float">
            <text:p>317430</text:p>
          </table:table-cell>
          <table:table-cell office:value-type="float" office:value="317569" calcext:value-type="float">
            <text:p>317569</text:p>
          </table:table-cell>
          <table:table-cell office:value-type="float" office:value="0.101446028202398" calcext:value-type="float">
            <text:p>0.101446028202398</text:p>
          </table:table-cell>
        </table:table-row>
        <table:table-row table:style-name="ro1">
          <table:table-cell office:value-type="float" office:value="227.219904891001" calcext:value-type="float">
            <text:p>227.219904891001</text:p>
          </table:table-cell>
          <table:table-cell office:value-type="float" office:value="317374" calcext:value-type="float">
            <text:p>317374</text:p>
          </table:table-cell>
          <table:table-cell office:value-type="float" office:value="317430" calcext:value-type="float">
            <text:p>317430</text:p>
          </table:table-cell>
          <table:table-cell office:value-type="float" office:value="0.101430070688846" calcext:value-type="float">
            <text:p>0.101430070688846</text:p>
          </table:table-cell>
        </table:table-row>
        <table:table-row table:style-name="ro1">
          <table:table-cell office:value-type="float" office:value="227.364477817" calcext:value-type="float">
            <text:p>227.364477817</text:p>
          </table:table-cell>
          <table:table-cell office:value-type="float" office:value="317400" calcext:value-type="float">
            <text:p>317400</text:p>
          </table:table-cell>
          <table:table-cell office:value-type="float" office:value="317374" calcext:value-type="float">
            <text:p>317374</text:p>
          </table:table-cell>
          <table:table-cell office:value-type="float" office:value="0.101399450650593" calcext:value-type="float">
            <text:p>0.101399450650593</text:p>
          </table:table-cell>
        </table:table-row>
        <table:table-row table:style-name="ro1">
          <table:table-cell office:value-type="float" office:value="227.519113453001" calcext:value-type="float">
            <text:p>227.519113453001</text:p>
          </table:table-cell>
          <table:table-cell office:value-type="float" office:value="317519" calcext:value-type="float">
            <text:p>317519</text:p>
          </table:table-cell>
          <table:table-cell office:value-type="float" office:value="317400" calcext:value-type="float">
            <text:p>317400</text:p>
          </table:table-cell>
          <table:table-cell office:value-type="float" office:value="0.101366039393714" calcext:value-type="float">
            <text:p>0.101366039393714</text:p>
          </table:table-cell>
        </table:table-row>
        <table:table-row table:style-name="ro1">
          <table:table-cell office:value-type="float" office:value="227.698372809001" calcext:value-type="float">
            <text:p>227.698372809001</text:p>
          </table:table-cell>
          <table:table-cell office:value-type="float" office:value="317775" calcext:value-type="float">
            <text:p>317775</text:p>
          </table:table-cell>
          <table:table-cell office:value-type="float" office:value="317519" calcext:value-type="float">
            <text:p>317519</text:p>
          </table:table-cell>
          <table:table-cell office:value-type="float" office:value="0.101321503458682" calcext:value-type="float">
            <text:p>0.101321503458682</text:p>
          </table:table-cell>
        </table:table-row>
        <table:table-row table:style-name="ro1">
          <table:table-cell office:value-type="float" office:value="227.829634255" calcext:value-type="float">
            <text:p>227.829634255</text:p>
          </table:table-cell>
          <table:table-cell office:value-type="float" office:value="318043" calcext:value-type="float">
            <text:p>318043</text:p>
          </table:table-cell>
          <table:table-cell office:value-type="float" office:value="317775" calcext:value-type="float">
            <text:p>317775</text:p>
          </table:table-cell>
          <table:table-cell office:value-type="float" office:value="0.101276982986726" calcext:value-type="float">
            <text:p>0.101276982986726</text:p>
          </table:table-cell>
        </table:table-row>
        <table:table-row table:style-name="ro1">
          <table:table-cell office:value-type="float" office:value="227.995898375" calcext:value-type="float">
            <text:p>227.995898375</text:p>
          </table:table-cell>
          <table:table-cell office:value-type="float" office:value="318477" calcext:value-type="float">
            <text:p>318477</text:p>
          </table:table-cell>
          <table:table-cell office:value-type="float" office:value="318043" calcext:value-type="float">
            <text:p>318043</text:p>
          </table:table-cell>
          <table:table-cell office:value-type="float" office:value="0.101223606591401" calcext:value-type="float">
            <text:p>0.101223606591401</text:p>
          </table:table-cell>
        </table:table-row>
        <table:table-row table:style-name="ro1">
          <table:table-cell office:value-type="float" office:value="228.1471167" calcext:value-type="float">
            <text:p>228.1471167</text:p>
          </table:table-cell>
          <table:table-cell office:value-type="float" office:value="318962" calcext:value-type="float">
            <text:p>318962</text:p>
          </table:table-cell>
          <table:table-cell office:value-type="float" office:value="318477" calcext:value-type="float">
            <text:p>318477</text:p>
          </table:table-cell>
          <table:table-cell office:value-type="float" office:value="0.101172037160742" calcext:value-type="float">
            <text:p>0.101172037160742</text:p>
          </table:table-cell>
        </table:table-row>
        <table:table-row table:style-name="ro1">
          <table:table-cell office:value-type="float" office:value="228.294169128" calcext:value-type="float">
            <text:p>228.294169128</text:p>
          </table:table-cell>
          <table:table-cell office:value-type="float" office:value="319513" calcext:value-type="float">
            <text:p>319513</text:p>
          </table:table-cell>
          <table:table-cell office:value-type="float" office:value="318962" calcext:value-type="float">
            <text:p>318962</text:p>
          </table:table-cell>
          <table:table-cell office:value-type="float" office:value="0.101113068325085" calcext:value-type="float">
            <text:p>0.101113068325085</text:p>
          </table:table-cell>
        </table:table-row>
        <table:table-row table:style-name="ro1">
          <table:table-cell office:value-type="float" office:value="228.446256112001" calcext:value-type="float">
            <text:p>228.446256112001</text:p>
          </table:table-cell>
          <table:table-cell office:value-type="float" office:value="320162" calcext:value-type="float">
            <text:p>320162</text:p>
          </table:table-cell>
          <table:table-cell office:value-type="float" office:value="319513" calcext:value-type="float">
            <text:p>319513</text:p>
          </table:table-cell>
          <table:table-cell office:value-type="float" office:value="0.101057048259366" calcext:value-type="float">
            <text:p>0.101057048259366</text:p>
          </table:table-cell>
        </table:table-row>
        <table:table-row table:style-name="ro1">
          <table:table-cell office:value-type="float" office:value="228.601331293001" calcext:value-type="float">
            <text:p>228.601331293001</text:p>
          </table:table-cell>
          <table:table-cell office:value-type="float" office:value="320901" calcext:value-type="float">
            <text:p>320901</text:p>
          </table:table-cell>
          <table:table-cell office:value-type="float" office:value="320162" calcext:value-type="float">
            <text:p>320162</text:p>
          </table:table-cell>
          <table:table-cell office:value-type="float" office:value="0.100994565458128" calcext:value-type="float">
            <text:p>0.100994565458128</text:p>
          </table:table-cell>
        </table:table-row>
        <table:table-row table:style-name="ro1">
          <table:table-cell office:value-type="float" office:value="228.745931150001" calcext:value-type="float">
            <text:p>228.745931150001</text:p>
          </table:table-cell>
          <table:table-cell office:value-type="float" office:value="321656" calcext:value-type="float">
            <text:p>321656</text:p>
          </table:table-cell>
          <table:table-cell office:value-type="float" office:value="320901" calcext:value-type="float">
            <text:p>320901</text:p>
          </table:table-cell>
          <table:table-cell office:value-type="float" office:value="0.100935757445312" calcext:value-type="float">
            <text:p>0.100935757445312</text:p>
          </table:table-cell>
        </table:table-row>
        <table:table-row table:style-name="ro1">
          <table:table-cell office:value-type="float" office:value="228.89303086" calcext:value-type="float">
            <text:p>228.89303086</text:p>
          </table:table-cell>
          <table:table-cell office:value-type="float" office:value="322485" calcext:value-type="float">
            <text:p>322485</text:p>
          </table:table-cell>
          <table:table-cell office:value-type="float" office:value="321656" calcext:value-type="float">
            <text:p>321656</text:p>
          </table:table-cell>
          <table:table-cell office:value-type="float" office:value="0.100871090645663" calcext:value-type="float">
            <text:p>0.100871090645663</text:p>
          </table:table-cell>
        </table:table-row>
        <table:table-row table:style-name="ro1">
          <table:table-cell office:value-type="float" office:value="229.045637859001" calcext:value-type="float">
            <text:p>229.045637859001</text:p>
          </table:table-cell>
          <table:table-cell office:value-type="float" office:value="323402" calcext:value-type="float">
            <text:p>323402</text:p>
          </table:table-cell>
          <table:table-cell office:value-type="float" office:value="322485" calcext:value-type="float">
            <text:p>322485</text:p>
          </table:table-cell>
          <table:table-cell office:value-type="float" office:value="0.100810558568126" calcext:value-type="float">
            <text:p>0.100810558568126</text:p>
          </table:table-cell>
        </table:table-row>
        <table:table-row table:style-name="ro1">
          <table:table-cell office:value-type="float" office:value="229.189878052001" calcext:value-type="float">
            <text:p>229.189878052001</text:p>
          </table:table-cell>
          <table:table-cell office:value-type="float" office:value="324316" calcext:value-type="float">
            <text:p>324316</text:p>
          </table:table-cell>
          <table:table-cell office:value-type="float" office:value="323402" calcext:value-type="float">
            <text:p>323402</text:p>
          </table:table-cell>
          <table:table-cell office:value-type="float" office:value="0.100744558693732" calcext:value-type="float">
            <text:p>0.100744558693732</text:p>
          </table:table-cell>
        </table:table-row>
        <table:table-row table:style-name="ro1">
          <table:table-cell office:value-type="float" office:value="229.407102372001" calcext:value-type="float">
            <text:p>229.407102372001</text:p>
          </table:table-cell>
          <table:table-cell office:value-type="float" office:value="325767" calcext:value-type="float">
            <text:p>325767</text:p>
          </table:table-cell>
          <table:table-cell office:value-type="float" office:value="324316" calcext:value-type="float">
            <text:p>324316</text:p>
          </table:table-cell>
          <table:table-cell office:value-type="float" office:value="0.100674215265767" calcext:value-type="float">
            <text:p>0.100674215265767</text:p>
          </table:table-cell>
        </table:table-row>
        <table:table-row table:style-name="ro1">
          <table:table-cell office:value-type="float" office:value="229.572567547" calcext:value-type="float">
            <text:p>229.572567547</text:p>
          </table:table-cell>
          <table:table-cell office:value-type="float" office:value="326919" calcext:value-type="float">
            <text:p>326919</text:p>
          </table:table-cell>
          <table:table-cell office:value-type="float" office:value="325767" calcext:value-type="float">
            <text:p>325767</text:p>
          </table:table-cell>
          <table:table-cell office:value-type="float" office:value="0.100600427598571" calcext:value-type="float">
            <text:p>0.100600427598571</text:p>
          </table:table-cell>
        </table:table-row>
        <table:table-row table:style-name="ro1">
          <table:table-cell office:value-type="float" office:value="229.731509554001" calcext:value-type="float">
            <text:p>229.731509554001</text:p>
          </table:table-cell>
          <table:table-cell office:value-type="float" office:value="328052" calcext:value-type="float">
            <text:p>328052</text:p>
          </table:table-cell>
          <table:table-cell office:value-type="float" office:value="326919" calcext:value-type="float">
            <text:p>326919</text:p>
          </table:table-cell>
          <table:table-cell office:value-type="float" office:value="0.100532652453748" calcext:value-type="float">
            <text:p>0.100532652453748</text:p>
          </table:table-cell>
        </table:table-row>
        <table:table-row table:style-name="ro1">
          <table:table-cell office:value-type="float" office:value="229.88136164" calcext:value-type="float">
            <text:p>229.88136164</text:p>
          </table:table-cell>
          <table:table-cell office:value-type="float" office:value="329136" calcext:value-type="float">
            <text:p>329136</text:p>
          </table:table-cell>
          <table:table-cell office:value-type="float" office:value="328052" calcext:value-type="float">
            <text:p>328052</text:p>
          </table:table-cell>
          <table:table-cell office:value-type="float" office:value="0.100460965168573" calcext:value-type="float">
            <text:p>0.100460965168573</text:p>
          </table:table-cell>
        </table:table-row>
        <table:table-row table:style-name="ro1">
          <table:table-cell office:value-type="float" office:value="230.031482078" calcext:value-type="float">
            <text:p>230.031482078</text:p>
          </table:table-cell>
          <table:table-cell office:value-type="float" office:value="330229" calcext:value-type="float">
            <text:p>330229</text:p>
          </table:table-cell>
          <table:table-cell office:value-type="float" office:value="329136" calcext:value-type="float">
            <text:p>329136</text:p>
          </table:table-cell>
          <table:table-cell office:value-type="float" office:value="0.100394893162286" calcext:value-type="float">
            <text:p>0.100394893162286</text:p>
          </table:table-cell>
        </table:table-row>
        <table:table-row table:style-name="ro1">
          <table:table-cell office:value-type="float" office:value="230.188512687" calcext:value-type="float">
            <text:p>230.188512687</text:p>
          </table:table-cell>
          <table:table-cell office:value-type="float" office:value="331370" calcext:value-type="float">
            <text:p>331370</text:p>
          </table:table-cell>
          <table:table-cell office:value-type="float" office:value="330229" calcext:value-type="float">
            <text:p>330229</text:p>
          </table:table-cell>
          <table:table-cell office:value-type="float" office:value="0.100324613964365" calcext:value-type="float">
            <text:p>0.100324613964365</text:p>
          </table:table-cell>
        </table:table-row>
        <table:table-row table:style-name="ro1">
          <table:table-cell office:value-type="float" office:value="230.357875649001" calcext:value-type="float">
            <text:p>230.357875649001</text:p>
          </table:table-cell>
          <table:table-cell office:value-type="float" office:value="332587" calcext:value-type="float">
            <text:p>332587</text:p>
          </table:table-cell>
          <table:table-cell office:value-type="float" office:value="331370" calcext:value-type="float">
            <text:p>331370</text:p>
          </table:table-cell>
          <table:table-cell office:value-type="float" office:value="0.100259691171492" calcext:value-type="float">
            <text:p>0.100259691171492</text:p>
          </table:table-cell>
        </table:table-row>
        <table:table-row table:style-name="ro1">
          <table:table-cell office:value-type="float" office:value="230.538166279001" calcext:value-type="float">
            <text:p>230.538166279001</text:p>
          </table:table-cell>
          <table:table-cell office:value-type="float" office:value="333855" calcext:value-type="float">
            <text:p>333855</text:p>
          </table:table-cell>
          <table:table-cell office:value-type="float" office:value="332587" calcext:value-type="float">
            <text:p>332587</text:p>
          </table:table-cell>
          <table:table-cell office:value-type="float" office:value="0.10019037674258" calcext:value-type="float">
            <text:p>0.10019037674258</text:p>
          </table:table-cell>
        </table:table-row>
        <table:table-row table:style-name="ro1">
          <table:table-cell office:value-type="float" office:value="230.708200647" calcext:value-type="float">
            <text:p>230.708200647</text:p>
          </table:table-cell>
          <table:table-cell office:value-type="float" office:value="335012" calcext:value-type="float">
            <text:p>335012</text:p>
          </table:table-cell>
          <table:table-cell office:value-type="float" office:value="333855" calcext:value-type="float">
            <text:p>333855</text:p>
          </table:table-cell>
          <table:table-cell office:value-type="float" office:value="0.100117579171842" calcext:value-type="float">
            <text:p>0.100117579171842</text:p>
          </table:table-cell>
        </table:table-row>
        <table:table-row table:style-name="ro1">
          <table:table-cell office:value-type="float" office:value="230.879182653001" calcext:value-type="float">
            <text:p>230.879182653001</text:p>
          </table:table-cell>
          <table:table-cell office:value-type="float" office:value="336126" calcext:value-type="float">
            <text:p>336126</text:p>
          </table:table-cell>
          <table:table-cell office:value-type="float" office:value="335012" calcext:value-type="float">
            <text:p>335012</text:p>
          </table:table-cell>
          <table:table-cell office:value-type="float" office:value="0.100042025176155" calcext:value-type="float">
            <text:p>0.100042025176155</text:p>
          </table:table-cell>
        </table:table-row>
        <table:table-row table:style-name="ro1">
          <table:table-cell office:value-type="float" office:value="231.056147173001" calcext:value-type="float">
            <text:p>231.056147173001</text:p>
          </table:table-cell>
          <table:table-cell office:value-type="float" office:value="337215" calcext:value-type="float">
            <text:p>337215</text:p>
          </table:table-cell>
          <table:table-cell office:value-type="float" office:value="336126" calcext:value-type="float">
            <text:p>336126</text:p>
          </table:table-cell>
          <table:table-cell office:value-type="float" office:value="0.099972935268796" calcext:value-type="float">
            <text:p>0.099972935268796</text:p>
          </table:table-cell>
        </table:table-row>
        <table:table-row table:style-name="ro1">
          <table:table-cell office:value-type="float" office:value="231.230191417" calcext:value-type="float">
            <text:p>231.230191417</text:p>
          </table:table-cell>
          <table:table-cell office:value-type="float" office:value="338212" calcext:value-type="float">
            <text:p>338212</text:p>
          </table:table-cell>
          <table:table-cell office:value-type="float" office:value="337215" calcext:value-type="float">
            <text:p>337215</text:p>
          </table:table-cell>
          <table:table-cell office:value-type="float" office:value="0.0999003923900043" calcext:value-type="float">
            <text:p>0.0999003923900043</text:p>
          </table:table-cell>
        </table:table-row>
        <table:table-row table:style-name="ro1">
          <table:table-cell office:value-type="float" office:value="231.396029958" calcext:value-type="float">
            <text:p>231.396029958</text:p>
          </table:table-cell>
          <table:table-cell office:value-type="float" office:value="339085" calcext:value-type="float">
            <text:p>339085</text:p>
          </table:table-cell>
          <table:table-cell office:value-type="float" office:value="338212" calcext:value-type="float">
            <text:p>338212</text:p>
          </table:table-cell>
          <table:table-cell office:value-type="float" office:value="0.0998251170275379" calcext:value-type="float">
            <text:p>0.0998251170275379</text:p>
          </table:table-cell>
        </table:table-row>
        <table:table-row table:style-name="ro1">
          <table:table-cell office:value-type="float" office:value="231.561520497" calcext:value-type="float">
            <text:p>231.561520497</text:p>
          </table:table-cell>
          <table:table-cell office:value-type="float" office:value="339872" calcext:value-type="float">
            <text:p>339872</text:p>
          </table:table-cell>
          <table:table-cell office:value-type="float" office:value="339085" calcext:value-type="float">
            <text:p>339085</text:p>
          </table:table-cell>
          <table:table-cell office:value-type="float" office:value="0.099747685494058" calcext:value-type="float">
            <text:p>0.099747685494058</text:p>
          </table:table-cell>
        </table:table-row>
        <table:table-row table:style-name="ro1">
          <table:table-cell office:value-type="float" office:value="231.730925100001" calcext:value-type="float">
            <text:p>231.730925100001</text:p>
          </table:table-cell>
          <table:table-cell office:value-type="float" office:value="340585" calcext:value-type="float">
            <text:p>340585</text:p>
          </table:table-cell>
          <table:table-cell office:value-type="float" office:value="339872" calcext:value-type="float">
            <text:p>339872</text:p>
          </table:table-cell>
          <table:table-cell office:value-type="float" office:value="0.0996771458023337" calcext:value-type="float">
            <text:p>0.0996771458023337</text:p>
          </table:table-cell>
        </table:table-row>
        <table:table-row table:style-name="ro1">
          <table:table-cell office:value-type="float" office:value="231.904015117" calcext:value-type="float">
            <text:p>231.904015117</text:p>
          </table:table-cell>
          <table:table-cell office:value-type="float" office:value="341211" calcext:value-type="float">
            <text:p>341211</text:p>
          </table:table-cell>
          <table:table-cell office:value-type="float" office:value="340585" calcext:value-type="float">
            <text:p>340585</text:p>
          </table:table-cell>
          <table:table-cell office:value-type="float" office:value="0.0996035473845267" calcext:value-type="float">
            <text:p>0.0996035473845267</text:p>
          </table:table-cell>
        </table:table-row>
        <table:table-row table:style-name="ro1">
          <table:table-cell office:value-type="float" office:value="232.030226572" calcext:value-type="float">
            <text:p>232.030226572</text:p>
          </table:table-cell>
          <table:table-cell office:value-type="float" office:value="341597" calcext:value-type="float">
            <text:p>341597</text:p>
          </table:table-cell>
          <table:table-cell office:value-type="float" office:value="341211" calcext:value-type="float">
            <text:p>341211</text:p>
          </table:table-cell>
          <table:table-cell office:value-type="float" office:value="0.0995360964315748" calcext:value-type="float">
            <text:p>0.0995360964315748</text:p>
          </table:table-cell>
        </table:table-row>
        <table:table-row table:style-name="ro1">
          <table:table-cell office:value-type="float" office:value="232.145517289" calcext:value-type="float">
            <text:p>232.145517289</text:p>
          </table:table-cell>
          <table:table-cell office:value-type="float" office:value="341898" calcext:value-type="float">
            <text:p>341898</text:p>
          </table:table-cell>
          <table:table-cell office:value-type="float" office:value="341597" calcext:value-type="float">
            <text:p>341597</text:p>
          </table:table-cell>
          <table:table-cell office:value-type="float" office:value="0.0994735708467266" calcext:value-type="float">
            <text:p>0.0994735708467266</text:p>
          </table:table-cell>
        </table:table-row>
        <table:table-row table:style-name="ro1">
          <table:table-cell office:value-type="float" office:value="232.312471361" calcext:value-type="float">
            <text:p>232.312471361</text:p>
          </table:table-cell>
          <table:table-cell office:value-type="float" office:value="342243" calcext:value-type="float">
            <text:p>342243</text:p>
          </table:table-cell>
          <table:table-cell office:value-type="float" office:value="341898" calcext:value-type="float">
            <text:p>341898</text:p>
          </table:table-cell>
          <table:table-cell office:value-type="float" office:value="0.0994064428842778" calcext:value-type="float">
            <text:p>0.0994064428842778</text:p>
          </table:table-cell>
        </table:table-row>
        <table:table-row table:style-name="ro1">
          <table:table-cell office:value-type="float" office:value="232.476308846" calcext:value-type="float">
            <text:p>232.476308846</text:p>
          </table:table-cell>
          <table:table-cell office:value-type="float" office:value="342475" calcext:value-type="float">
            <text:p>342475</text:p>
          </table:table-cell>
          <table:table-cell office:value-type="float" office:value="342243" calcext:value-type="float">
            <text:p>342243</text:p>
          </table:table-cell>
          <table:table-cell office:value-type="float" office:value="0.0993356624900235" calcext:value-type="float">
            <text:p>0.0993356624900235</text:p>
          </table:table-cell>
        </table:table-row>
        <table:table-row table:style-name="ro1">
          <table:table-cell office:value-type="float" office:value="232.645584880001" calcext:value-type="float">
            <text:p>232.645584880001</text:p>
          </table:table-cell>
          <table:table-cell office:value-type="float" office:value="342603" calcext:value-type="float">
            <text:p>342603</text:p>
          </table:table-cell>
          <table:table-cell office:value-type="float" office:value="342475" calcext:value-type="float">
            <text:p>342475</text:p>
          </table:table-cell>
          <table:table-cell office:value-type="float" office:value="0.0992705101900386" calcext:value-type="float">
            <text:p>0.0992705101900386</text:p>
          </table:table-cell>
        </table:table-row>
        <table:table-row table:style-name="ro1">
          <table:table-cell office:value-type="float" office:value="232.811608575001" calcext:value-type="float">
            <text:p>232.811608575001</text:p>
          </table:table-cell>
          <table:table-cell office:value-type="float" office:value="342620" calcext:value-type="float">
            <text:p>342620</text:p>
          </table:table-cell>
          <table:table-cell office:value-type="float" office:value="342603" calcext:value-type="float">
            <text:p>342603</text:p>
          </table:table-cell>
          <table:table-cell office:value-type="float" office:value="0.09920135438859" calcext:value-type="float">
            <text:p>0.09920135438859</text:p>
          </table:table-cell>
        </table:table-row>
        <table:table-row table:style-name="ro1">
          <table:table-cell office:value-type="float" office:value="232.983649273" calcext:value-type="float">
            <text:p>232.983649273</text:p>
          </table:table-cell>
          <table:table-cell office:value-type="float" office:value="342525" calcext:value-type="float">
            <text:p>342525</text:p>
          </table:table-cell>
          <table:table-cell office:value-type="float" office:value="342620" calcext:value-type="float">
            <text:p>342620</text:p>
          </table:table-cell>
          <table:table-cell office:value-type="float" office:value="0.0991290250665231" calcext:value-type="float">
            <text:p>0.0991290250665231</text:p>
          </table:table-cell>
        </table:table-row>
        <table:table-row table:style-name="ro1">
          <table:table-cell office:value-type="float" office:value="233.15214093" calcext:value-type="float">
            <text:p>233.15214093</text:p>
          </table:table-cell>
          <table:table-cell office:value-type="float" office:value="342324" calcext:value-type="float">
            <text:p>342324</text:p>
          </table:table-cell>
          <table:table-cell office:value-type="float" office:value="342525" calcext:value-type="float">
            <text:p>342525</text:p>
          </table:table-cell>
          <table:table-cell office:value-type="float" office:value="0.0990626702250398" calcext:value-type="float">
            <text:p>0.0990626702250398</text:p>
          </table:table-cell>
        </table:table-row>
        <table:table-row table:style-name="ro1">
          <table:table-cell office:value-type="float" office:value="233.32090613" calcext:value-type="float">
            <text:p>233.32090613</text:p>
          </table:table-cell>
          <table:table-cell office:value-type="float" office:value="342019" calcext:value-type="float">
            <text:p>342019</text:p>
          </table:table-cell>
          <table:table-cell office:value-type="float" office:value="342324" calcext:value-type="float">
            <text:p>342324</text:p>
          </table:table-cell>
          <table:table-cell office:value-type="float" office:value="0.0989926254504181" calcext:value-type="float">
            <text:p>0.0989926254504181</text:p>
          </table:table-cell>
        </table:table-row>
        <table:table-row table:style-name="ro1">
          <table:table-cell office:value-type="float" office:value="233.484872157001" calcext:value-type="float">
            <text:p>233.484872157001</text:p>
          </table:table-cell>
          <table:table-cell office:value-type="float" office:value="341630" calcext:value-type="float">
            <text:p>341630</text:p>
          </table:table-cell>
          <table:table-cell office:value-type="float" office:value="342019" calcext:value-type="float">
            <text:p>342019</text:p>
          </table:table-cell>
          <table:table-cell office:value-type="float" office:value="0.098919657821741" calcext:value-type="float">
            <text:p>0.098919657821741</text:p>
          </table:table-cell>
        </table:table-row>
        <table:table-row table:style-name="ro1">
          <table:table-cell office:value-type="float" office:value="233.657982877" calcext:value-type="float">
            <text:p>233.657982877</text:p>
          </table:table-cell>
          <table:table-cell office:value-type="float" office:value="341125" calcext:value-type="float">
            <text:p>341125</text:p>
          </table:table-cell>
          <table:table-cell office:value-type="float" office:value="341630" calcext:value-type="float">
            <text:p>341630</text:p>
          </table:table-cell>
          <table:table-cell office:value-type="float" office:value="0.098852828700599" calcext:value-type="float">
            <text:p>0.098852828700599</text:p>
          </table:table-cell>
        </table:table-row>
        <table:table-row table:style-name="ro1">
          <table:table-cell office:value-type="float" office:value="233.826011551" calcext:value-type="float">
            <text:p>233.826011551</text:p>
          </table:table-cell>
          <table:table-cell office:value-type="float" office:value="340551" calcext:value-type="float">
            <text:p>340551</text:p>
          </table:table-cell>
          <table:table-cell office:value-type="float" office:value="341125" calcext:value-type="float">
            <text:p>341125</text:p>
          </table:table-cell>
          <table:table-cell office:value-type="float" office:value="0.0987824770932415" calcext:value-type="float">
            <text:p>0.0987824770932415</text:p>
          </table:table-cell>
        </table:table-row>
        <table:table-row table:style-name="ro1">
          <table:table-cell office:value-type="float" office:value="233.995289816" calcext:value-type="float">
            <text:p>233.995289816</text:p>
          </table:table-cell>
          <table:table-cell office:value-type="float" office:value="339897" calcext:value-type="float">
            <text:p>339897</text:p>
          </table:table-cell>
          <table:table-cell office:value-type="float" office:value="340551" calcext:value-type="float">
            <text:p>340551</text:p>
          </table:table-cell>
          <table:table-cell office:value-type="float" office:value="0.0987093364028773" calcext:value-type="float">
            <text:p>0.0987093364028773</text:p>
          </table:table-cell>
        </table:table-row>
        <table:table-row table:style-name="ro1">
          <table:table-cell office:value-type="float" office:value="234.158954691" calcext:value-type="float">
            <text:p>234.158954691</text:p>
          </table:table-cell>
          <table:table-cell office:value-type="float" office:value="339200" calcext:value-type="float">
            <text:p>339200</text:p>
          </table:table-cell>
          <table:table-cell office:value-type="float" office:value="339897" calcext:value-type="float">
            <text:p>339897</text:p>
          </table:table-cell>
          <table:table-cell office:value-type="float" office:value="0.0986424049649024" calcext:value-type="float">
            <text:p>0.0986424049649024</text:p>
          </table:table-cell>
        </table:table-row>
        <table:table-row table:style-name="ro1">
          <table:table-cell office:value-type="float" office:value="234.328321827001" calcext:value-type="float">
            <text:p>234.328321827001</text:p>
          </table:table-cell>
          <table:table-cell office:value-type="float" office:value="338424" calcext:value-type="float">
            <text:p>338424</text:p>
          </table:table-cell>
          <table:table-cell office:value-type="float" office:value="339200" calcext:value-type="float">
            <text:p>339200</text:p>
          </table:table-cell>
          <table:table-cell office:value-type="float" office:value="0.0985720436300416" calcext:value-type="float">
            <text:p>0.0985720436300416</text:p>
          </table:table-cell>
        </table:table-row>
        <table:table-row table:style-name="ro1">
          <table:table-cell office:value-type="float" office:value="234.433005282001" calcext:value-type="float">
            <text:p>234.433005282001</text:p>
          </table:table-cell>
          <table:table-cell office:value-type="float" office:value="337920" calcext:value-type="float">
            <text:p>337920</text:p>
          </table:table-cell>
          <table:table-cell office:value-type="float" office:value="338424" calcext:value-type="float">
            <text:p>338424</text:p>
          </table:table-cell>
          <table:table-cell office:value-type="float" office:value="0.0985073572449133" calcext:value-type="float">
            <text:p>0.0985073572449133</text:p>
          </table:table-cell>
        </table:table-row>
        <table:table-row table:style-name="ro1">
          <table:table-cell office:value-type="float" office:value="234.600863535001" calcext:value-type="float">
            <text:p>234.600863535001</text:p>
          </table:table-cell>
          <table:table-cell office:value-type="float" office:value="337082" calcext:value-type="float">
            <text:p>337082</text:p>
          </table:table-cell>
          <table:table-cell office:value-type="float" office:value="337920" calcext:value-type="float">
            <text:p>337920</text:p>
          </table:table-cell>
          <table:table-cell office:value-type="float" office:value="0.0984388350063446" calcext:value-type="float">
            <text:p>0.0984388350063446</text:p>
          </table:table-cell>
        </table:table-row>
        <table:table-row table:style-name="ro1">
          <table:table-cell office:value-type="float" office:value="234.764249099" calcext:value-type="float">
            <text:p>234.764249099</text:p>
          </table:table-cell>
          <table:table-cell office:value-type="float" office:value="336240" calcext:value-type="float">
            <text:p>336240</text:p>
          </table:table-cell>
          <table:table-cell office:value-type="float" office:value="337082" calcext:value-type="float">
            <text:p>337082</text:p>
          </table:table-cell>
          <table:table-cell office:value-type="float" office:value="0.0983672726959073" calcext:value-type="float">
            <text:p>0.0983672726959073</text:p>
          </table:table-cell>
        </table:table-row>
        <table:table-row table:style-name="ro1">
          <table:table-cell office:value-type="float" office:value="234.933924839001" calcext:value-type="float">
            <text:p>234.933924839001</text:p>
          </table:table-cell>
          <table:table-cell office:value-type="float" office:value="335348" calcext:value-type="float">
            <text:p>335348</text:p>
          </table:table-cell>
          <table:table-cell office:value-type="float" office:value="336240" calcext:value-type="float">
            <text:p>336240</text:p>
          </table:table-cell>
          <table:table-cell office:value-type="float" office:value="0.0983016612939807" calcext:value-type="float">
            <text:p>0.0983016612939807</text:p>
          </table:table-cell>
        </table:table-row>
        <table:table-row table:style-name="ro1">
          <table:table-cell office:value-type="float" office:value="235.083975822" calcext:value-type="float">
            <text:p>235.083975822</text:p>
          </table:table-cell>
          <table:table-cell office:value-type="float" office:value="334556" calcext:value-type="float">
            <text:p>334556</text:p>
          </table:table-cell>
          <table:table-cell office:value-type="float" office:value="335348" calcext:value-type="float">
            <text:p>335348</text:p>
          </table:table-cell>
          <table:table-cell office:value-type="float" office:value="0.0982324704321181" calcext:value-type="float">
            <text:p>0.0982324704321181</text:p>
          </table:table-cell>
        </table:table-row>
        <table:table-row table:style-name="ro1">
          <table:table-cell office:value-type="float" office:value="235.254208907" calcext:value-type="float">
            <text:p>235.254208907</text:p>
          </table:table-cell>
          <table:table-cell office:value-type="float" office:value="333663" calcext:value-type="float">
            <text:p>333663</text:p>
          </table:table-cell>
          <table:table-cell office:value-type="float" office:value="334556" calcext:value-type="float">
            <text:p>334556</text:p>
          </table:table-cell>
          <table:table-cell office:value-type="float" office:value="0.0981687775376911" calcext:value-type="float">
            <text:p>0.0981687775376911</text:p>
          </table:table-cell>
        </table:table-row>
        <table:table-row table:style-name="ro1">
          <table:table-cell office:value-type="float" office:value="235.422029312001" calcext:value-type="float">
            <text:p>235.422029312001</text:p>
          </table:table-cell>
          <table:table-cell office:value-type="float" office:value="332801" calcext:value-type="float">
            <text:p>332801</text:p>
          </table:table-cell>
          <table:table-cell office:value-type="float" office:value="333663" calcext:value-type="float">
            <text:p>333663</text:p>
          </table:table-cell>
          <table:table-cell office:value-type="float" office:value="0.0989518659263673" calcext:value-type="float">
            <text:p>0.0989518659263673</text:p>
          </table:table-cell>
        </table:table-row>
        <table:table-row table:style-name="ro1">
          <table:table-cell office:value-type="float" office:value="235.589469974" calcext:value-type="float">
            <text:p>235.589469974</text:p>
          </table:table-cell>
          <table:table-cell office:value-type="float" office:value="331969" calcext:value-type="float">
            <text:p>331969</text:p>
          </table:table-cell>
          <table:table-cell office:value-type="float" office:value="332801" calcext:value-type="float">
            <text:p>332801</text:p>
          </table:table-cell>
          <table:table-cell office:value-type="float" office:value="0.0995609827538435" calcext:value-type="float">
            <text:p>0.0995609827538435</text:p>
          </table:table-cell>
        </table:table-row>
        <table:table-row table:style-name="ro1">
          <table:table-cell office:value-type="float" office:value="235.757284718001" calcext:value-type="float">
            <text:p>235.757284718001</text:p>
          </table:table-cell>
          <table:table-cell office:value-type="float" office:value="331176" calcext:value-type="float">
            <text:p>331176</text:p>
          </table:table-cell>
          <table:table-cell office:value-type="float" office:value="331969" calcext:value-type="float">
            <text:p>331969</text:p>
          </table:table-cell>
          <table:table-cell office:value-type="float" office:value="0.100039610332217" calcext:value-type="float">
            <text:p>0.100039610332217</text:p>
          </table:table-cell>
        </table:table-row>
        <table:table-row table:style-name="ro1">
          <table:table-cell office:value-type="float" office:value="236.015187216" calcext:value-type="float">
            <text:p>236.015187216</text:p>
          </table:table-cell>
          <table:table-cell office:value-type="float" office:value="330060" calcext:value-type="float">
            <text:p>330060</text:p>
          </table:table-cell>
          <table:table-cell office:value-type="float" office:value="331176" calcext:value-type="float">
            <text:p>331176</text:p>
          </table:table-cell>
          <table:table-cell office:value-type="float" office:value="0.100396558863991" calcext:value-type="float">
            <text:p>0.100396558863991</text:p>
          </table:table-cell>
        </table:table-row>
        <table:table-row table:style-name="ro1">
          <table:table-cell office:value-type="float" office:value="236.196633984" calcext:value-type="float">
            <text:p>236.196633984</text:p>
          </table:table-cell>
          <table:table-cell office:value-type="float" office:value="329366" calcext:value-type="float">
            <text:p>329366</text:p>
          </table:table-cell>
          <table:table-cell office:value-type="float" office:value="330060" calcext:value-type="float">
            <text:p>330060</text:p>
          </table:table-cell>
          <table:table-cell office:value-type="float" office:value="0.100664852008531" calcext:value-type="float">
            <text:p>0.100664852008531</text:p>
          </table:table-cell>
        </table:table-row>
        <table:table-row table:style-name="ro1">
          <table:table-cell office:value-type="float" office:value="236.367095614" calcext:value-type="float">
            <text:p>236.367095614</text:p>
          </table:table-cell>
          <table:table-cell office:value-type="float" office:value="328795" calcext:value-type="float">
            <text:p>328795</text:p>
          </table:table-cell>
          <table:table-cell office:value-type="float" office:value="329366" calcext:value-type="float">
            <text:p>329366</text:p>
          </table:table-cell>
          <table:table-cell office:value-type="float" office:value="0.100862250094754" calcext:value-type="float">
            <text:p>0.100862250094754</text:p>
          </table:table-cell>
        </table:table-row>
        <table:table-row table:style-name="ro1">
          <table:table-cell office:value-type="float" office:value="236.531860262" calcext:value-type="float">
            <text:p>236.531860262</text:p>
          </table:table-cell>
          <table:table-cell office:value-type="float" office:value="328325" calcext:value-type="float">
            <text:p>328325</text:p>
          </table:table-cell>
          <table:table-cell office:value-type="float" office:value="328795" calcext:value-type="float">
            <text:p>328795</text:p>
          </table:table-cell>
          <table:table-cell office:value-type="float" office:value="0.101011561295109" calcext:value-type="float">
            <text:p>0.101011561295109</text:p>
          </table:table-cell>
        </table:table-row>
        <table:table-row table:style-name="ro1">
          <table:table-cell office:value-type="float" office:value="236.706657041001" calcext:value-type="float">
            <text:p>236.706657041001</text:p>
          </table:table-cell>
          <table:table-cell office:value-type="float" office:value="327923" calcext:value-type="float">
            <text:p>327923</text:p>
          </table:table-cell>
          <table:table-cell office:value-type="float" office:value="328325" calcext:value-type="float">
            <text:p>328325</text:p>
          </table:table-cell>
          <table:table-cell office:value-type="float" office:value="0.101113817564006" calcext:value-type="float">
            <text:p>0.101113817564006</text:p>
          </table:table-cell>
        </table:table-row>
        <table:table-row table:style-name="ro1">
          <table:table-cell office:value-type="float" office:value="236.871634262" calcext:value-type="float">
            <text:p>236.871634262</text:p>
          </table:table-cell>
          <table:table-cell office:value-type="float" office:value="327640" calcext:value-type="float">
            <text:p>327640</text:p>
          </table:table-cell>
          <table:table-cell office:value-type="float" office:value="327923" calcext:value-type="float">
            <text:p>327923</text:p>
          </table:table-cell>
          <table:table-cell office:value-type="float" office:value="0.101178458953994" calcext:value-type="float">
            <text:p>0.101178458953994</text:p>
          </table:table-cell>
        </table:table-row>
        <table:table-row table:style-name="ro1">
          <table:table-cell office:value-type="float" office:value="237.037983535" calcext:value-type="float">
            <text:p>237.037983535</text:p>
          </table:table-cell>
          <table:table-cell office:value-type="float" office:value="327456" calcext:value-type="float">
            <text:p>327456</text:p>
          </table:table-cell>
          <table:table-cell office:value-type="float" office:value="327640" calcext:value-type="float">
            <text:p>327640</text:p>
          </table:table-cell>
          <table:table-cell office:value-type="float" office:value="0.101221601130242" calcext:value-type="float">
            <text:p>0.101221601130242</text:p>
          </table:table-cell>
        </table:table-row>
        <table:table-row table:style-name="ro1">
          <table:table-cell office:value-type="float" office:value="237.208333904" calcext:value-type="float">
            <text:p>237.208333904</text:p>
          </table:table-cell>
          <table:table-cell office:value-type="float" office:value="327375" calcext:value-type="float">
            <text:p>327375</text:p>
          </table:table-cell>
          <table:table-cell office:value-type="float" office:value="327456" calcext:value-type="float">
            <text:p>327456</text:p>
          </table:table-cell>
          <table:table-cell office:value-type="float" office:value="0.101238994707486" calcext:value-type="float">
            <text:p>0.101238994707486</text:p>
          </table:table-cell>
        </table:table-row>
        <table:table-row table:style-name="ro1">
          <table:table-cell office:value-type="float" office:value="237.362535408" calcext:value-type="float">
            <text:p>237.362535408</text:p>
          </table:table-cell>
          <table:table-cell office:value-type="float" office:value="327399" calcext:value-type="float">
            <text:p>327399</text:p>
          </table:table-cell>
          <table:table-cell office:value-type="float" office:value="327375" calcext:value-type="float">
            <text:p>327375</text:p>
          </table:table-cell>
          <table:table-cell office:value-type="float" office:value="0.101235818288132" calcext:value-type="float">
            <text:p>0.101235818288132</text:p>
          </table:table-cell>
        </table:table-row>
        <table:table-row table:style-name="ro1">
          <table:table-cell office:value-type="float" office:value="237.525263009001" calcext:value-type="float">
            <text:p>237.525263009001</text:p>
          </table:table-cell>
          <table:table-cell office:value-type="float" office:value="327526" calcext:value-type="float">
            <text:p>327526</text:p>
          </table:table-cell>
          <table:table-cell office:value-type="float" office:value="327399" calcext:value-type="float">
            <text:p>327399</text:p>
          </table:table-cell>
          <table:table-cell office:value-type="float" office:value="0.101224742320219" calcext:value-type="float">
            <text:p>0.101224742320219</text:p>
          </table:table-cell>
        </table:table-row>
        <table:table-row table:style-name="ro1">
          <table:table-cell office:value-type="float" office:value="237.740437675" calcext:value-type="float">
            <text:p>237.740437675</text:p>
          </table:table-cell>
          <table:table-cell office:value-type="float" office:value="327854" calcext:value-type="float">
            <text:p>327854</text:p>
          </table:table-cell>
          <table:table-cell office:value-type="float" office:value="327526" calcext:value-type="float">
            <text:p>327526</text:p>
          </table:table-cell>
          <table:table-cell office:value-type="float" office:value="0.101198833451794" calcext:value-type="float">
            <text:p>0.101198833451794</text:p>
          </table:table-cell>
        </table:table-row>
        <table:table-row table:style-name="ro1">
          <table:table-cell office:value-type="float" office:value="237.912486951001" calcext:value-type="float">
            <text:p>237.912486951001</text:p>
          </table:table-cell>
          <table:table-cell office:value-type="float" office:value="328246" calcext:value-type="float">
            <text:p>328246</text:p>
          </table:table-cell>
          <table:table-cell office:value-type="float" office:value="327854" calcext:value-type="float">
            <text:p>327854</text:p>
          </table:table-cell>
          <table:table-cell office:value-type="float" office:value="0.101161086963455" calcext:value-type="float">
            <text:p>0.101161086963455</text:p>
          </table:table-cell>
        </table:table-row>
        <table:table-row table:style-name="ro1">
          <table:table-cell office:value-type="float" office:value="238.077318261" calcext:value-type="float">
            <text:p>238.077318261</text:p>
          </table:table-cell>
          <table:table-cell office:value-type="float" office:value="328728" calcext:value-type="float">
            <text:p>328728</text:p>
          </table:table-cell>
          <table:table-cell office:value-type="float" office:value="328246" calcext:value-type="float">
            <text:p>328246</text:p>
          </table:table-cell>
          <table:table-cell office:value-type="float" office:value="0.101113899007266" calcext:value-type="float">
            <text:p>0.101113899007266</text:p>
          </table:table-cell>
        </table:table-row>
        <table:table-row table:style-name="ro1">
          <table:table-cell office:value-type="float" office:value="238.244618684001" calcext:value-type="float">
            <text:p>238.244618684001</text:p>
          </table:table-cell>
          <table:table-cell office:value-type="float" office:value="329319" calcext:value-type="float">
            <text:p>329319</text:p>
          </table:table-cell>
          <table:table-cell office:value-type="float" office:value="328728" calcext:value-type="float">
            <text:p>328728</text:p>
          </table:table-cell>
          <table:table-cell office:value-type="float" office:value="0.101067663972521" calcext:value-type="float">
            <text:p>0.101067663972521</text:p>
          </table:table-cell>
        </table:table-row>
        <table:table-row table:style-name="ro1">
          <table:table-cell office:value-type="float" office:value="238.406903333001" calcext:value-type="float">
            <text:p>238.406903333001</text:p>
          </table:table-cell>
          <table:table-cell office:value-type="float" office:value="329986" calcext:value-type="float">
            <text:p>329986</text:p>
          </table:table-cell>
          <table:table-cell office:value-type="float" office:value="329319" calcext:value-type="float">
            <text:p>329319</text:p>
          </table:table-cell>
          <table:table-cell office:value-type="float" office:value="0.101013727986081" calcext:value-type="float">
            <text:p>0.101013727986081</text:p>
          </table:table-cell>
        </table:table-row>
        <table:table-row table:style-name="ro1">
          <table:table-cell office:value-type="float" office:value="238.570456733" calcext:value-type="float">
            <text:p>238.570456733</text:p>
          </table:table-cell>
          <table:table-cell office:value-type="float" office:value="330748" calcext:value-type="float">
            <text:p>330748</text:p>
          </table:table-cell>
          <table:table-cell office:value-type="float" office:value="329986" calcext:value-type="float">
            <text:p>329986</text:p>
          </table:table-cell>
          <table:table-cell office:value-type="float" office:value="0.100953659686389" calcext:value-type="float">
            <text:p>0.100953659686389</text:p>
          </table:table-cell>
        </table:table-row>
        <table:table-row table:style-name="ro1">
          <table:table-cell office:value-type="float" office:value="238.732989204001" calcext:value-type="float">
            <text:p>238.732989204001</text:p>
          </table:table-cell>
          <table:table-cell office:value-type="float" office:value="331586" calcext:value-type="float">
            <text:p>331586</text:p>
          </table:table-cell>
          <table:table-cell office:value-type="float" office:value="330748" calcext:value-type="float">
            <text:p>330748</text:p>
          </table:table-cell>
          <table:table-cell office:value-type="float" office:value="0.100897155937031" calcext:value-type="float">
            <text:p>0.100897155937031</text:p>
          </table:table-cell>
        </table:table-row>
        <table:table-row table:style-name="ro1">
          <table:table-cell office:value-type="float" office:value="238.894964820001" calcext:value-type="float">
            <text:p>238.894964820001</text:p>
          </table:table-cell>
          <table:table-cell office:value-type="float" office:value="332496" calcext:value-type="float">
            <text:p>332496</text:p>
          </table:table-cell>
          <table:table-cell office:value-type="float" office:value="331586" calcext:value-type="float">
            <text:p>331586</text:p>
          </table:table-cell>
          <table:table-cell office:value-type="float" office:value="0.100835075965048" calcext:value-type="float">
            <text:p>0.100835075965048</text:p>
          </table:table-cell>
        </table:table-row>
        <table:table-row table:style-name="ro1">
          <table:table-cell office:value-type="float" office:value="239.060138755" calcext:value-type="float">
            <text:p>239.060138755</text:p>
          </table:table-cell>
          <table:table-cell office:value-type="float" office:value="333492" calcext:value-type="float">
            <text:p>333492</text:p>
          </table:table-cell>
          <table:table-cell office:value-type="float" office:value="332496" calcext:value-type="float">
            <text:p>332496</text:p>
          </table:table-cell>
          <table:table-cell office:value-type="float" office:value="0.100768563284601" calcext:value-type="float">
            <text:p>0.100768563284601</text:p>
          </table:table-cell>
        </table:table-row>
        <table:table-row table:style-name="ro1">
          <table:table-cell office:value-type="float" office:value="239.221234783" calcext:value-type="float">
            <text:p>239.221234783</text:p>
          </table:table-cell>
          <table:table-cell office:value-type="float" office:value="334521" calcext:value-type="float">
            <text:p>334521</text:p>
          </table:table-cell>
          <table:table-cell office:value-type="float" office:value="333492" calcext:value-type="float">
            <text:p>333492</text:p>
          </table:table-cell>
          <table:table-cell office:value-type="float" office:value="0.100706939367739" calcext:value-type="float">
            <text:p>0.100706939367739</text:p>
          </table:table-cell>
        </table:table-row>
        <table:table-row table:style-name="ro1">
          <table:table-cell office:value-type="float" office:value="239.383790845" calcext:value-type="float">
            <text:p>239.383790845</text:p>
          </table:table-cell>
          <table:table-cell office:value-type="float" office:value="335608" calcext:value-type="float">
            <text:p>335608</text:p>
          </table:table-cell>
          <table:table-cell office:value-type="float" office:value="334521" calcext:value-type="float">
            <text:p>334521</text:p>
          </table:table-cell>
          <table:table-cell office:value-type="float" office:value="0.100640833802849" calcext:value-type="float">
            <text:p>0.100640833802849</text:p>
          </table:table-cell>
        </table:table-row>
        <table:table-row table:style-name="ro1">
          <table:table-cell office:value-type="float" office:value="239.553953237" calcext:value-type="float">
            <text:p>239.553953237</text:p>
          </table:table-cell>
          <table:table-cell office:value-type="float" office:value="336787" calcext:value-type="float">
            <text:p>336787</text:p>
          </table:table-cell>
          <table:table-cell office:value-type="float" office:value="335608" calcext:value-type="float">
            <text:p>335608</text:p>
          </table:table-cell>
          <table:table-cell office:value-type="float" office:value="0.100579556674386" calcext:value-type="float">
            <text:p>0.100579556674386</text:p>
          </table:table-cell>
        </table:table-row>
        <table:table-row table:style-name="ro1">
          <table:table-cell office:value-type="float" office:value="239.720838028001" calcext:value-type="float">
            <text:p>239.720838028001</text:p>
          </table:table-cell>
          <table:table-cell office:value-type="float" office:value="337975" calcext:value-type="float">
            <text:p>337975</text:p>
          </table:table-cell>
          <table:table-cell office:value-type="float" office:value="336787" calcext:value-type="float">
            <text:p>336787</text:p>
          </table:table-cell>
          <table:table-cell office:value-type="float" office:value="0.100513770652792" calcext:value-type="float">
            <text:p>0.100513770652792</text:p>
          </table:table-cell>
        </table:table-row>
        <table:table-row table:style-name="ro1">
          <table:table-cell office:value-type="float" office:value="239.893461222" calcext:value-type="float">
            <text:p>239.893461222</text:p>
          </table:table-cell>
          <table:table-cell office:value-type="float" office:value="339224" calcext:value-type="float">
            <text:p>339224</text:p>
          </table:table-cell>
          <table:table-cell office:value-type="float" office:value="337975" calcext:value-type="float">
            <text:p>337975</text:p>
          </table:table-cell>
          <table:table-cell office:value-type="float" office:value="0.10044440550387" calcext:value-type="float">
            <text:p>0.10044440550387</text:p>
          </table:table-cell>
        </table:table-row>
        <table:table-row table:style-name="ro1">
          <table:table-cell office:value-type="float" office:value="240.067715241001" calcext:value-type="float">
            <text:p>240.067715241001</text:p>
          </table:table-cell>
          <table:table-cell office:value-type="float" office:value="340493" calcext:value-type="float">
            <text:p>340493</text:p>
          </table:table-cell>
          <table:table-cell office:value-type="float" office:value="339224" calcext:value-type="float">
            <text:p>339224</text:p>
          </table:table-cell>
          <table:table-cell office:value-type="float" office:value="0.100372204970235" calcext:value-type="float">
            <text:p>0.100372204970235</text:p>
          </table:table-cell>
        </table:table-row>
        <table:table-row table:style-name="ro1">
          <table:table-cell office:value-type="float" office:value="240.229391695" calcext:value-type="float">
            <text:p>240.229391695</text:p>
          </table:table-cell>
          <table:table-cell office:value-type="float" office:value="341665" calcext:value-type="float">
            <text:p>341665</text:p>
          </table:table-cell>
          <table:table-cell office:value-type="float" office:value="340493" calcext:value-type="float">
            <text:p>340493</text:p>
          </table:table-cell>
          <table:table-cell office:value-type="float" office:value="0.100306100783191" calcext:value-type="float">
            <text:p>0.100306100783191</text:p>
          </table:table-cell>
        </table:table-row>
        <table:table-row table:style-name="ro1">
          <table:table-cell office:value-type="float" office:value="240.394933756001" calcext:value-type="float">
            <text:p>240.394933756001</text:p>
          </table:table-cell>
          <table:table-cell office:value-type="float" office:value="342850" calcext:value-type="float">
            <text:p>342850</text:p>
          </table:table-cell>
          <table:table-cell office:value-type="float" office:value="341665" calcext:value-type="float">
            <text:p>341665</text:p>
          </table:table-cell>
          <table:table-cell office:value-type="float" office:value="0.100236550763996" calcext:value-type="float">
            <text:p>0.100236550763996</text:p>
          </table:table-cell>
        </table:table-row>
        <table:table-row table:style-name="ro1">
          <table:table-cell office:value-type="float" office:value="240.560154704001" calcext:value-type="float">
            <text:p>240.560154704001</text:p>
          </table:table-cell>
          <table:table-cell office:value-type="float" office:value="344007" calcext:value-type="float">
            <text:p>344007</text:p>
          </table:table-cell>
          <table:table-cell office:value-type="float" office:value="342850" calcext:value-type="float">
            <text:p>342850</text:p>
          </table:table-cell>
          <table:table-cell office:value-type="float" office:value="0.100164271822183" calcext:value-type="float">
            <text:p>0.100164271822183</text:p>
          </table:table-cell>
        </table:table-row>
        <table:table-row table:style-name="ro1">
          <table:table-cell office:value-type="float" office:value="240.67997637" calcext:value-type="float">
            <text:p>240.67997637</text:p>
          </table:table-cell>
          <table:table-cell office:value-type="float" office:value="344823" calcext:value-type="float">
            <text:p>344823</text:p>
          </table:table-cell>
          <table:table-cell office:value-type="float" office:value="344007" calcext:value-type="float">
            <text:p>344007</text:p>
          </table:table-cell>
          <table:table-cell office:value-type="float" office:value="0.10009813958753" calcext:value-type="float">
            <text:p>0.10009813958753</text:p>
          </table:table-cell>
        </table:table-row>
        <table:table-row table:style-name="ro1">
          <table:table-cell office:value-type="float" office:value="240.797700198001" calcext:value-type="float">
            <text:p>240.797700198001</text:p>
          </table:table-cell>
          <table:table-cell office:value-type="float" office:value="345602" calcext:value-type="float">
            <text:p>345602</text:p>
          </table:table-cell>
          <table:table-cell office:value-type="float" office:value="344823" calcext:value-type="float">
            <text:p>344823</text:p>
          </table:table-cell>
          <table:table-cell office:value-type="float" office:value="0.100036931628444" calcext:value-type="float">
            <text:p>0.100036931628444</text:p>
          </table:table-cell>
        </table:table-row>
        <table:table-row table:style-name="ro1">
          <table:table-cell office:value-type="float" office:value="240.971119280001" calcext:value-type="float">
            <text:p>240.971119280001</text:p>
          </table:table-cell>
          <table:table-cell office:value-type="float" office:value="346701" calcext:value-type="float">
            <text:p>346701</text:p>
          </table:table-cell>
          <table:table-cell office:value-type="float" office:value="345602" calcext:value-type="float">
            <text:p>345602</text:p>
          </table:table-cell>
          <table:table-cell office:value-type="float" office:value="0.0999713816135154" calcext:value-type="float">
            <text:p>0.0999713816135154</text:p>
          </table:table-cell>
        </table:table-row>
        <table:table-row table:style-name="ro1">
          <table:table-cell office:value-type="float" office:value="241.140498316" calcext:value-type="float">
            <text:p>241.140498316</text:p>
          </table:table-cell>
          <table:table-cell office:value-type="float" office:value="347708" calcext:value-type="float">
            <text:p>347708</text:p>
          </table:table-cell>
          <table:table-cell office:value-type="float" office:value="346701" calcext:value-type="float">
            <text:p>346701</text:p>
          </table:table-cell>
          <table:table-cell office:value-type="float" office:value="0.0999106601080881" calcext:value-type="float">
            <text:p>0.0999106601080881</text:p>
          </table:table-cell>
        </table:table-row>
        <table:table-row table:style-name="ro1">
          <table:table-cell office:value-type="float" office:value="241.294693734" calcext:value-type="float">
            <text:p>241.294693734</text:p>
          </table:table-cell>
          <table:table-cell office:value-type="float" office:value="348561" calcext:value-type="float">
            <text:p>348561</text:p>
          </table:table-cell>
          <table:table-cell office:value-type="float" office:value="347708" calcext:value-type="float">
            <text:p>347708</text:p>
          </table:table-cell>
          <table:table-cell office:value-type="float" office:value="0.0998455405346032" calcext:value-type="float">
            <text:p>0.0998455405346032</text:p>
          </table:table-cell>
        </table:table-row>
        <table:table-row table:style-name="ro1">
          <table:table-cell office:value-type="float" office:value="241.449570879" calcext:value-type="float">
            <text:p>241.449570879</text:p>
          </table:table-cell>
          <table:table-cell office:value-type="float" office:value="349349" calcext:value-type="float">
            <text:p>349349</text:p>
          </table:table-cell>
          <table:table-cell office:value-type="float" office:value="348561" calcext:value-type="float">
            <text:p>348561</text:p>
          </table:table-cell>
          <table:table-cell office:value-type="float" office:value="0.0997851839830538" calcext:value-type="float">
            <text:p>0.0997851839830538</text:p>
          </table:table-cell>
        </table:table-row>
        <table:table-row table:style-name="ro1">
          <table:table-cell office:value-type="float" office:value="241.598990515" calcext:value-type="float">
            <text:p>241.598990515</text:p>
          </table:table-cell>
          <table:table-cell office:value-type="float" office:value="350038" calcext:value-type="float">
            <text:p>350038</text:p>
          </table:table-cell>
          <table:table-cell office:value-type="float" office:value="349349" calcext:value-type="float">
            <text:p>349349</text:p>
          </table:table-cell>
          <table:table-cell office:value-type="float" office:value="0.0997203974972595" calcext:value-type="float">
            <text:p>0.0997203974972595</text:p>
          </table:table-cell>
        </table:table-row>
        <table:table-row table:style-name="ro1">
          <table:table-cell office:value-type="float" office:value="241.746580355" calcext:value-type="float">
            <text:p>241.746580355</text:p>
          </table:table-cell>
          <table:table-cell office:value-type="float" office:value="350646" calcext:value-type="float">
            <text:p>350646</text:p>
          </table:table-cell>
          <table:table-cell office:value-type="float" office:value="350038" calcext:value-type="float">
            <text:p>350038</text:p>
          </table:table-cell>
          <table:table-cell office:value-type="float" office:value="0.0996603279398125" calcext:value-type="float">
            <text:p>0.0996603279398125</text:p>
          </table:table-cell>
        </table:table-row>
        <table:table-row table:style-name="ro1">
          <table:table-cell office:value-type="float" office:value="241.913298047" calcext:value-type="float">
            <text:p>241.913298047</text:p>
          </table:table-cell>
          <table:table-cell office:value-type="float" office:value="351241" calcext:value-type="float">
            <text:p>351241</text:p>
          </table:table-cell>
          <table:table-cell office:value-type="float" office:value="350646" calcext:value-type="float">
            <text:p>350646</text:p>
          </table:table-cell>
          <table:table-cell office:value-type="float" office:value="0.0995958120207242" calcext:value-type="float">
            <text:p>0.0995958120207242</text:p>
          </table:table-cell>
        </table:table-row>
        <table:table-row table:style-name="ro1">
          <table:table-cell office:value-type="float" office:value="242.066818371" calcext:value-type="float">
            <text:p>242.066818371</text:p>
          </table:table-cell>
          <table:table-cell office:value-type="float" office:value="351698" calcext:value-type="float">
            <text:p>351698</text:p>
          </table:table-cell>
          <table:table-cell office:value-type="float" office:value="351241" calcext:value-type="float">
            <text:p>351241</text:p>
          </table:table-cell>
          <table:table-cell office:value-type="float" office:value="0.0995277662418896" calcext:value-type="float">
            <text:p>0.0995277662418896</text:p>
          </table:table-cell>
        </table:table-row>
        <table:table-row table:style-name="ro1">
          <table:table-cell office:value-type="float" office:value="242.214378340001" calcext:value-type="float">
            <text:p>242.214378340001</text:p>
          </table:table-cell>
          <table:table-cell office:value-type="float" office:value="352053" calcext:value-type="float">
            <text:p>352053</text:p>
          </table:table-cell>
          <table:table-cell office:value-type="float" office:value="351698" calcext:value-type="float">
            <text:p>351698</text:p>
          </table:table-cell>
          <table:table-cell office:value-type="float" office:value="0.0994651232870214" calcext:value-type="float">
            <text:p>0.0994651232870214</text:p>
          </table:table-cell>
        </table:table-row>
        <table:table-row table:style-name="ro1">
          <table:table-cell office:value-type="float" office:value="242.365085748001" calcext:value-type="float">
            <text:p>242.365085748001</text:p>
          </table:table-cell>
          <table:table-cell office:value-type="float" office:value="352329" calcext:value-type="float">
            <text:p>352329</text:p>
          </table:table-cell>
          <table:table-cell office:value-type="float" office:value="352053" calcext:value-type="float">
            <text:p>352053</text:p>
          </table:table-cell>
          <table:table-cell office:value-type="float" office:value="0.099398616597399" calcext:value-type="float">
            <text:p>0.099398616597399</text:p>
          </table:table-cell>
        </table:table-row>
        <table:table-row table:style-name="ro1">
          <table:table-cell office:value-type="float" office:value="242.511197535" calcext:value-type="float">
            <text:p>242.511197535</text:p>
          </table:table-cell>
          <table:table-cell office:value-type="float" office:value="352510" calcext:value-type="float">
            <text:p>352510</text:p>
          </table:table-cell>
          <table:table-cell office:value-type="float" office:value="352329" calcext:value-type="float">
            <text:p>352329</text:p>
          </table:table-cell>
          <table:table-cell office:value-type="float" office:value="0.0993372252349795" calcext:value-type="float">
            <text:p>0.0993372252349795</text:p>
          </table:table-cell>
        </table:table-row>
        <table:table-row table:style-name="ro1">
          <table:table-cell office:value-type="float" office:value="242.656839158" calcext:value-type="float">
            <text:p>242.656839158</text:p>
          </table:table-cell>
          <table:table-cell office:value-type="float" office:value="352608" calcext:value-type="float">
            <text:p>352608</text:p>
          </table:table-cell>
          <table:table-cell office:value-type="float" office:value="352510" calcext:value-type="float">
            <text:p>352510</text:p>
          </table:table-cell>
          <table:table-cell office:value-type="float" office:value="0.099279932891244" calcext:value-type="float">
            <text:p>0.099279932891244</text:p>
          </table:table-cell>
        </table:table-row>
        <table:table-row table:style-name="ro1">
          <table:table-cell office:value-type="float" office:value="242.797256983001" calcext:value-type="float">
            <text:p>242.797256983001</text:p>
          </table:table-cell>
          <table:table-cell office:value-type="float" office:value="352623" calcext:value-type="float">
            <text:p>352623</text:p>
          </table:table-cell>
          <table:table-cell office:value-type="float" office:value="352608" calcext:value-type="float">
            <text:p>352608</text:p>
          </table:table-cell>
          <table:table-cell office:value-type="float" office:value="0.0992177607459849" calcext:value-type="float">
            <text:p>0.0992177607459849</text:p>
          </table:table-cell>
        </table:table-row>
        <table:table-row table:style-name="ro1">
          <table:table-cell office:value-type="float" office:value="242.944820604001" calcext:value-type="float">
            <text:p>242.944820604001</text:p>
          </table:table-cell>
          <table:table-cell office:value-type="float" office:value="352556" calcext:value-type="float">
            <text:p>352556</text:p>
          </table:table-cell>
          <table:table-cell office:value-type="float" office:value="352623" calcext:value-type="float">
            <text:p>352623</text:p>
          </table:table-cell>
          <table:table-cell office:value-type="float" office:value="0.0991598639966231" calcext:value-type="float">
            <text:p>0.0991598639966231</text:p>
          </table:table-cell>
        </table:table-row>
        <table:table-row table:style-name="ro1">
          <table:table-cell office:value-type="float" office:value="243.094733355" calcext:value-type="float">
            <text:p>243.094733355</text:p>
          </table:table-cell>
          <table:table-cell office:value-type="float" office:value="352404" calcext:value-type="float">
            <text:p>352404</text:p>
          </table:table-cell>
          <table:table-cell office:value-type="float" office:value="352556" calcext:value-type="float">
            <text:p>352556</text:p>
          </table:table-cell>
          <table:table-cell office:value-type="float" office:value="0.0990972486931799" calcext:value-type="float">
            <text:p>0.0990972486931799</text:p>
          </table:table-cell>
        </table:table-row>
        <table:table-row table:style-name="ro1">
          <table:table-cell office:value-type="float" office:value="243.241476618" calcext:value-type="float">
            <text:p>243.241476618</text:p>
          </table:table-cell>
          <table:table-cell office:value-type="float" office:value="352175" calcext:value-type="float">
            <text:p>352175</text:p>
          </table:table-cell>
          <table:table-cell office:value-type="float" office:value="352404" calcext:value-type="float">
            <text:p>352404</text:p>
          </table:table-cell>
          <table:table-cell office:value-type="float" office:value="0.0990390175630247" calcext:value-type="float">
            <text:p>0.0990390175630247</text:p>
          </table:table-cell>
        </table:table-row>
        <table:table-row table:style-name="ro1">
          <table:table-cell office:value-type="float" office:value="243.3868978" calcext:value-type="float">
            <text:p>243.3868978</text:p>
          </table:table-cell>
          <table:table-cell office:value-type="float" office:value="351874" calcext:value-type="float">
            <text:p>351874</text:p>
          </table:table-cell>
          <table:table-cell office:value-type="float" office:value="352175" calcext:value-type="float">
            <text:p>352175</text:p>
          </table:table-cell>
          <table:table-cell office:value-type="float" office:value="0.0989761749718513" calcext:value-type="float">
            <text:p>0.0989761749718513</text:p>
          </table:table-cell>
        </table:table-row>
        <table:table-row table:style-name="ro1">
          <table:table-cell office:value-type="float" office:value="243.579544641" calcext:value-type="float">
            <text:p>243.579544641</text:p>
          </table:table-cell>
          <table:table-cell office:value-type="float" office:value="351365" calcext:value-type="float">
            <text:p>351365</text:p>
          </table:table-cell>
          <table:table-cell office:value-type="float" office:value="351874" calcext:value-type="float">
            <text:p>351874</text:p>
          </table:table-cell>
          <table:table-cell office:value-type="float" office:value="0.0989096699404897" calcext:value-type="float">
            <text:p>0.0989096699404897</text:p>
          </table:table-cell>
        </table:table-row>
        <table:table-row table:style-name="ro1">
          <table:table-cell office:value-type="float" office:value="243.741865767001" calcext:value-type="float">
            <text:p>243.741865767001</text:p>
          </table:table-cell>
          <table:table-cell office:value-type="float" office:value="350848" calcext:value-type="float">
            <text:p>350848</text:p>
          </table:table-cell>
          <table:table-cell office:value-type="float" office:value="351365" calcext:value-type="float">
            <text:p>351365</text:p>
          </table:table-cell>
          <table:table-cell office:value-type="float" office:value="0.0988483604388338" calcext:value-type="float">
            <text:p>0.0988483604388338</text:p>
          </table:table-cell>
        </table:table-row>
        <table:table-row table:style-name="ro1">
          <table:table-cell office:value-type="float" office:value="243.886919925" calcext:value-type="float">
            <text:p>243.886919925</text:p>
          </table:table-cell>
          <table:table-cell office:value-type="float" office:value="350324" calcext:value-type="float">
            <text:p>350324</text:p>
          </table:table-cell>
          <table:table-cell office:value-type="float" office:value="350848" calcext:value-type="float">
            <text:p>350848</text:p>
          </table:table-cell>
          <table:table-cell office:value-type="float" office:value="0.098783121848604" calcext:value-type="float">
            <text:p>0.098783121848604</text:p>
          </table:table-cell>
        </table:table-row>
        <table:table-row table:style-name="ro1">
          <table:table-cell office:value-type="float" office:value="244.030092157001" calcext:value-type="float">
            <text:p>244.030092157001</text:p>
          </table:table-cell>
          <table:table-cell office:value-type="float" office:value="349753" calcext:value-type="float">
            <text:p>349753</text:p>
          </table:table-cell>
          <table:table-cell office:value-type="float" office:value="350324" calcext:value-type="float">
            <text:p>350324</text:p>
          </table:table-cell>
          <table:table-cell office:value-type="float" office:value="0.0987228454476973" calcext:value-type="float">
            <text:p>0.0987228454476973</text:p>
          </table:table-cell>
        </table:table-row>
        <table:table-row table:style-name="ro1">
          <table:table-cell office:value-type="float" office:value="244.173776043001" calcext:value-type="float">
            <text:p>244.173776043001</text:p>
          </table:table-cell>
          <table:table-cell office:value-type="float" office:value="349135" calcext:value-type="float">
            <text:p>349135</text:p>
          </table:table-cell>
          <table:table-cell office:value-type="float" office:value="349753" calcext:value-type="float">
            <text:p>349753</text:p>
          </table:table-cell>
          <table:table-cell office:value-type="float" office:value="0.0986584731601259" calcext:value-type="float">
            <text:p>0.0986584731601259</text:p>
          </table:table-cell>
        </table:table-row>
        <table:table-row table:style-name="ro1">
          <table:table-cell office:value-type="float" office:value="244.324682455001" calcext:value-type="float">
            <text:p>244.324682455001</text:p>
          </table:table-cell>
          <table:table-cell office:value-type="float" office:value="348441" calcext:value-type="float">
            <text:p>348441</text:p>
          </table:table-cell>
          <table:table-cell office:value-type="float" office:value="349135" calcext:value-type="float">
            <text:p>349135</text:p>
          </table:table-cell>
          <table:table-cell office:value-type="float" office:value="0.0985989096756417" calcext:value-type="float">
            <text:p>0.0985989096756417</text:p>
          </table:table-cell>
        </table:table-row>
        <table:table-row table:style-name="ro1">
          <table:table-cell office:value-type="float" office:value="244.49548757" calcext:value-type="float">
            <text:p>244.49548757</text:p>
          </table:table-cell>
          <table:table-cell office:value-type="float" office:value="347612" calcext:value-type="float">
            <text:p>347612</text:p>
          </table:table-cell>
          <table:table-cell office:value-type="float" office:value="348441" calcext:value-type="float">
            <text:p>348441</text:p>
          </table:table-cell>
          <table:table-cell office:value-type="float" office:value="0.098535147396533" calcext:value-type="float">
            <text:p>0.098535147396533</text:p>
          </table:table-cell>
        </table:table-row>
        <table:table-row table:style-name="ro1">
          <table:table-cell office:value-type="float" office:value="244.653619878" calcext:value-type="float">
            <text:p>244.653619878</text:p>
          </table:table-cell>
          <table:table-cell office:value-type="float" office:value="346812" calcext:value-type="float">
            <text:p>346812</text:p>
          </table:table-cell>
          <table:table-cell office:value-type="float" office:value="347612" calcext:value-type="float">
            <text:p>347612</text:p>
          </table:table-cell>
          <table:table-cell office:value-type="float" office:value="0.098476091719928" calcext:value-type="float">
            <text:p>0.098476091719928</text:p>
          </table:table-cell>
        </table:table-row>
        <table:table-row table:style-name="ro1">
          <table:table-cell office:value-type="float" office:value="244.800712807" calcext:value-type="float">
            <text:p>244.800712807</text:p>
          </table:table-cell>
          <table:table-cell office:value-type="float" office:value="346049" calcext:value-type="float">
            <text:p>346049</text:p>
          </table:table-cell>
          <table:table-cell office:value-type="float" office:value="346812" calcext:value-type="float">
            <text:p>346812</text:p>
          </table:table-cell>
          <table:table-cell office:value-type="float" office:value="0.0984127752164332" calcext:value-type="float">
            <text:p>0.0984127752164332</text:p>
          </table:table-cell>
        </table:table-row>
        <table:table-row table:style-name="ro1">
          <table:table-cell office:value-type="float" office:value="244.955949919" calcext:value-type="float">
            <text:p>244.955949919</text:p>
          </table:table-cell>
          <table:table-cell office:value-type="float" office:value="345232" calcext:value-type="float">
            <text:p>345232</text:p>
          </table:table-cell>
          <table:table-cell office:value-type="float" office:value="346049" calcext:value-type="float">
            <text:p>346049</text:p>
          </table:table-cell>
          <table:table-cell office:value-type="float" office:value="0.0983540958886004" calcext:value-type="float">
            <text:p>0.0983540958886004</text:p>
          </table:table-cell>
        </table:table-row>
        <table:table-row table:style-name="ro1">
          <table:table-cell office:value-type="float" office:value="245.102297321" calcext:value-type="float">
            <text:p>245.102297321</text:p>
          </table:table-cell>
          <table:table-cell office:value-type="float" office:value="344459" calcext:value-type="float">
            <text:p>344459</text:p>
          </table:table-cell>
          <table:table-cell office:value-type="float" office:value="345232" calcext:value-type="float">
            <text:p>345232</text:p>
          </table:table-cell>
          <table:table-cell office:value-type="float" office:value="0.0982911198481352" calcext:value-type="float">
            <text:p>0.0982911198481352</text:p>
          </table:table-cell>
        </table:table-row>
        <table:table-row table:style-name="ro1">
          <table:table-cell office:value-type="float" office:value="245.252730529" calcext:value-type="float">
            <text:p>245.252730529</text:p>
          </table:table-cell>
          <table:table-cell office:value-type="float" office:value="343671" calcext:value-type="float">
            <text:p>343671</text:p>
          </table:table-cell>
          <table:table-cell office:value-type="float" office:value="344459" calcext:value-type="float">
            <text:p>344459</text:p>
          </table:table-cell>
          <table:table-cell office:value-type="float" office:value="0.0982327325465359" calcext:value-type="float">
            <text:p>0.0982327325465359</text:p>
          </table:table-cell>
        </table:table-row>
        <table:table-row table:style-name="ro1">
          <table:table-cell office:value-type="float" office:value="245.403088258" calcext:value-type="float">
            <text:p>245.403088258</text:p>
          </table:table-cell>
          <table:table-cell office:value-type="float" office:value="342897" calcext:value-type="float">
            <text:p>342897</text:p>
          </table:table-cell>
          <table:table-cell office:value-type="float" office:value="343671" calcext:value-type="float">
            <text:p>343671</text:p>
          </table:table-cell>
          <table:table-cell office:value-type="float" office:value="0.0989860228385344" calcext:value-type="float">
            <text:p>0.0989860228385344</text:p>
          </table:table-cell>
        </table:table-row>
        <table:table-row table:style-name="ro1">
          <table:table-cell office:value-type="float" office:value="245.548779335" calcext:value-type="float">
            <text:p>245.548779335</text:p>
          </table:table-cell>
          <table:table-cell office:value-type="float" office:value="342168" calcext:value-type="float">
            <text:p>342168</text:p>
          </table:table-cell>
          <table:table-cell office:value-type="float" office:value="342897" calcext:value-type="float">
            <text:p>342897</text:p>
          </table:table-cell>
          <table:table-cell office:value-type="float" office:value="0.0995803353997019" calcext:value-type="float">
            <text:p>0.0995803353997019</text:p>
          </table:table-cell>
        </table:table-row>
        <table:table-row table:style-name="ro1">
          <table:table-cell office:value-type="float" office:value="245.692508664" calcext:value-type="float">
            <text:p>245.692508664</text:p>
          </table:table-cell>
          <table:table-cell office:value-type="float" office:value="341477" calcext:value-type="float">
            <text:p>341477</text:p>
          </table:table-cell>
          <table:table-cell office:value-type="float" office:value="342168" calcext:value-type="float">
            <text:p>342168</text:p>
          </table:table-cell>
          <table:table-cell office:value-type="float" office:value="0.100039166445271" calcext:value-type="float">
            <text:p>0.100039166445271</text:p>
          </table:table-cell>
        </table:table-row>
        <table:table-row table:style-name="ro1">
          <table:table-cell office:value-type="float" office:value="245.844417847001" calcext:value-type="float">
            <text:p>245.844417847001</text:p>
          </table:table-cell>
          <table:table-cell office:value-type="float" office:value="340784" calcext:value-type="float">
            <text:p>340784</text:p>
          </table:table-cell>
          <table:table-cell office:value-type="float" office:value="341477" calcext:value-type="float">
            <text:p>341477</text:p>
          </table:table-cell>
          <table:table-cell office:value-type="float" office:value="0.100397931934221" calcext:value-type="float">
            <text:p>0.100397931934221</text:p>
          </table:table-cell>
        </table:table-row>
        <table:table-row table:style-name="ro1">
          <table:table-cell office:value-type="float" office:value="245.996412592001" calcext:value-type="float">
            <text:p>245.996412592001</text:p>
          </table:table-cell>
          <table:table-cell office:value-type="float" office:value="340136" calcext:value-type="float">
            <text:p>340136</text:p>
          </table:table-cell>
          <table:table-cell office:value-type="float" office:value="340784" calcext:value-type="float">
            <text:p>340784</text:p>
          </table:table-cell>
          <table:table-cell office:value-type="float" office:value="0.100668365897397" calcext:value-type="float">
            <text:p>0.100668365897397</text:p>
          </table:table-cell>
        </table:table-row>
        <table:table-row table:style-name="ro1">
          <table:table-cell office:value-type="float" office:value="246.150359263001" calcext:value-type="float">
            <text:p>246.150359263001</text:p>
          </table:table-cell>
          <table:table-cell office:value-type="float" office:value="339535" calcext:value-type="float">
            <text:p>339535</text:p>
          </table:table-cell>
          <table:table-cell office:value-type="float" office:value="340136" calcext:value-type="float">
            <text:p>340136</text:p>
          </table:table-cell>
          <table:table-cell office:value-type="float" office:value="0.100876433970969" calcext:value-type="float">
            <text:p>0.100876433970969</text:p>
          </table:table-cell>
        </table:table-row>
        <table:table-row table:style-name="ro1">
          <table:table-cell office:value-type="float" office:value="246.304000793" calcext:value-type="float">
            <text:p>246.304000793</text:p>
          </table:table-cell>
          <table:table-cell office:value-type="float" office:value="338997" calcext:value-type="float">
            <text:p>338997</text:p>
          </table:table-cell>
          <table:table-cell office:value-type="float" office:value="339535" calcext:value-type="float">
            <text:p>339535</text:p>
          </table:table-cell>
          <table:table-cell office:value-type="float" office:value="0.101026350428808" calcext:value-type="float">
            <text:p>0.101026350428808</text:p>
          </table:table-cell>
        </table:table-row>
        <table:table-row table:style-name="ro1">
          <table:table-cell office:value-type="float" office:value="246.481027476" calcext:value-type="float">
            <text:p>246.481027476</text:p>
          </table:table-cell>
          <table:table-cell office:value-type="float" office:value="338461" calcext:value-type="float">
            <text:p>338461</text:p>
          </table:table-cell>
          <table:table-cell office:value-type="float" office:value="338997" calcext:value-type="float">
            <text:p>338997</text:p>
          </table:table-cell>
          <table:table-cell office:value-type="float" office:value="0.101129772463274" calcext:value-type="float">
            <text:p>0.101129772463274</text:p>
          </table:table-cell>
        </table:table-row>
        <table:table-row table:style-name="ro1">
          <table:table-cell office:value-type="float" office:value="246.618349518" calcext:value-type="float">
            <text:p>246.618349518</text:p>
          </table:table-cell>
          <table:table-cell office:value-type="float" office:value="338113" calcext:value-type="float">
            <text:p>338113</text:p>
          </table:table-cell>
          <table:table-cell office:value-type="float" office:value="338461" calcext:value-type="float">
            <text:p>338461</text:p>
          </table:table-cell>
          <table:table-cell office:value-type="float" office:value="0.101204264580444" calcext:value-type="float">
            <text:p>0.101204264580444</text:p>
          </table:table-cell>
        </table:table-row>
        <table:table-row table:style-name="ro1">
          <table:table-cell office:value-type="float" office:value="246.775882274001" calcext:value-type="float">
            <text:p>246.775882274001</text:p>
          </table:table-cell>
          <table:table-cell office:value-type="float" office:value="337793" calcext:value-type="float">
            <text:p>337793</text:p>
          </table:table-cell>
          <table:table-cell office:value-type="float" office:value="338113" calcext:value-type="float">
            <text:p>338113</text:p>
          </table:table-cell>
          <table:table-cell office:value-type="float" office:value="0.101247387323585" calcext:value-type="float">
            <text:p>0.101247387323585</text:p>
          </table:table-cell>
        </table:table-row>
        <table:table-row table:style-name="ro1">
          <table:table-cell office:value-type="float" office:value="246.937792469001" calcext:value-type="float">
            <text:p>246.937792469001</text:p>
          </table:table-cell>
          <table:table-cell office:value-type="float" office:value="337555" calcext:value-type="float">
            <text:p>337555</text:p>
          </table:table-cell>
          <table:table-cell office:value-type="float" office:value="337793" calcext:value-type="float">
            <text:p>337793</text:p>
          </table:table-cell>
          <table:table-cell office:value-type="float" office:value="0.101273660061625" calcext:value-type="float">
            <text:p>0.101273660061625</text:p>
          </table:table-cell>
        </table:table-row>
        <table:table-row table:style-name="ro1">
          <table:table-cell office:value-type="float" office:value="247.096086372" calcext:value-type="float">
            <text:p>247.096086372</text:p>
          </table:table-cell>
          <table:table-cell office:value-type="float" office:value="337416" calcext:value-type="float">
            <text:p>337416</text:p>
          </table:table-cell>
          <table:table-cell office:value-type="float" office:value="337555" calcext:value-type="float">
            <text:p>337555</text:p>
          </table:table-cell>
          <table:table-cell office:value-type="float" office:value="0.101278247336172" calcext:value-type="float">
            <text:p>0.101278247336172</text:p>
          </table:table-cell>
        </table:table-row>
        <table:table-row table:style-name="ro1">
          <table:table-cell office:value-type="float" office:value="247.248627893" calcext:value-type="float">
            <text:p>247.248627893</text:p>
          </table:table-cell>
          <table:table-cell office:value-type="float" office:value="337373" calcext:value-type="float">
            <text:p>337373</text:p>
          </table:table-cell>
          <table:table-cell office:value-type="float" office:value="337416" calcext:value-type="float">
            <text:p>337416</text:p>
          </table:table-cell>
          <table:table-cell office:value-type="float" office:value="0.101273711680197" calcext:value-type="float">
            <text:p>0.101273711680197</text:p>
          </table:table-cell>
        </table:table-row>
        <table:table-row table:style-name="ro1">
          <table:table-cell office:value-type="float" office:value="247.400960962001" calcext:value-type="float">
            <text:p>247.400960962001</text:p>
          </table:table-cell>
          <table:table-cell office:value-type="float" office:value="337420" calcext:value-type="float">
            <text:p>337420</text:p>
          </table:table-cell>
          <table:table-cell office:value-type="float" office:value="337373" calcext:value-type="float">
            <text:p>337373</text:p>
          </table:table-cell>
          <table:table-cell office:value-type="float" office:value="0.101253692128456" calcext:value-type="float">
            <text:p>0.101253692128456</text:p>
          </table:table-cell>
        </table:table-row>
        <table:table-row table:style-name="ro1">
          <table:table-cell office:value-type="float" office:value="247.557827073" calcext:value-type="float">
            <text:p>247.557827073</text:p>
          </table:table-cell>
          <table:table-cell office:value-type="float" office:value="337564" calcext:value-type="float">
            <text:p>337564</text:p>
          </table:table-cell>
          <table:table-cell office:value-type="float" office:value="337420" calcext:value-type="float">
            <text:p>337420</text:p>
          </table:table-cell>
          <table:table-cell office:value-type="float" office:value="0.101229490919593" calcext:value-type="float">
            <text:p>0.101229490919593</text:p>
          </table:table-cell>
        </table:table-row>
        <table:table-row table:style-name="ro1">
          <table:table-cell office:value-type="float" office:value="247.715584002" calcext:value-type="float">
            <text:p>247.715584002</text:p>
          </table:table-cell>
          <table:table-cell office:value-type="float" office:value="337807" calcext:value-type="float">
            <text:p>337807</text:p>
          </table:table-cell>
          <table:table-cell office:value-type="float" office:value="337564" calcext:value-type="float">
            <text:p>337564</text:p>
          </table:table-cell>
          <table:table-cell office:value-type="float" office:value="0.101193778669385" calcext:value-type="float">
            <text:p>0.101193778669385</text:p>
          </table:table-cell>
        </table:table-row>
        <table:table-row table:style-name="ro1">
          <table:table-cell office:value-type="float" office:value="247.866748291" calcext:value-type="float">
            <text:p>247.866748291</text:p>
          </table:table-cell>
          <table:table-cell office:value-type="float" office:value="338131" calcext:value-type="float">
            <text:p>338131</text:p>
          </table:table-cell>
          <table:table-cell office:value-type="float" office:value="337807" calcext:value-type="float">
            <text:p>337807</text:p>
          </table:table-cell>
          <table:table-cell office:value-type="float" office:value="0.101148884001744" calcext:value-type="float">
            <text:p>0.101148884001744</text:p>
          </table:table-cell>
        </table:table-row>
        <table:table-row table:style-name="ro1">
          <table:table-cell office:value-type="float" office:value="248.034571472001" calcext:value-type="float">
            <text:p>248.034571472001</text:p>
          </table:table-cell>
          <table:table-cell office:value-type="float" office:value="338593" calcext:value-type="float">
            <text:p>338593</text:p>
          </table:table-cell>
          <table:table-cell office:value-type="float" office:value="338131" calcext:value-type="float">
            <text:p>338131</text:p>
          </table:table-cell>
          <table:table-cell office:value-type="float" office:value="0.101104815719764" calcext:value-type="float">
            <text:p>0.101104815719764</text:p>
          </table:table-cell>
        </table:table-row>
        <table:table-row table:style-name="ro1">
          <table:table-cell office:value-type="float" office:value="248.194959215" calcext:value-type="float">
            <text:p>248.194959215</text:p>
          </table:table-cell>
          <table:table-cell office:value-type="float" office:value="339133" calcext:value-type="float">
            <text:p>339133</text:p>
          </table:table-cell>
          <table:table-cell office:value-type="float" office:value="338593" calcext:value-type="float">
            <text:p>338593</text:p>
          </table:table-cell>
          <table:table-cell office:value-type="float" office:value="0.101053275730309" calcext:value-type="float">
            <text:p>0.101053275730309</text:p>
          </table:table-cell>
        </table:table-row>
        <table:table-row table:style-name="ro1">
          <table:table-cell office:value-type="float" office:value="248.361426454" calcext:value-type="float">
            <text:p>248.361426454</text:p>
          </table:table-cell>
          <table:table-cell office:value-type="float" office:value="339790" calcext:value-type="float">
            <text:p>339790</text:p>
          </table:table-cell>
          <table:table-cell office:value-type="float" office:value="339133" calcext:value-type="float">
            <text:p>339133</text:p>
          </table:table-cell>
          <table:table-cell office:value-type="float" office:value="0.100995784631003" calcext:value-type="float">
            <text:p>0.100995784631003</text:p>
          </table:table-cell>
        </table:table-row>
        <table:table-row table:style-name="ro1">
          <table:table-cell office:value-type="float" office:value="248.51531797" calcext:value-type="float">
            <text:p>248.51531797</text:p>
          </table:table-cell>
          <table:table-cell office:value-type="float" office:value="340482" calcext:value-type="float">
            <text:p>340482</text:p>
          </table:table-cell>
          <table:table-cell office:value-type="float" office:value="339790" calcext:value-type="float">
            <text:p>339790</text:p>
          </table:table-cell>
          <table:table-cell office:value-type="float" office:value="0.1009416720239" calcext:value-type="float">
            <text:p>0.1009416720239</text:p>
          </table:table-cell>
        </table:table-row>
        <table:table-row table:style-name="ro1">
          <table:table-cell office:value-type="float" office:value="248.671034991" calcext:value-type="float">
            <text:p>248.671034991</text:p>
          </table:table-cell>
          <table:table-cell office:value-type="float" office:value="341257" calcext:value-type="float">
            <text:p>341257</text:p>
          </table:table-cell>
          <table:table-cell office:value-type="float" office:value="340482" calcext:value-type="float">
            <text:p>340482</text:p>
          </table:table-cell>
          <table:table-cell office:value-type="float" office:value="0.10088216209577" calcext:value-type="float">
            <text:p>0.10088216209577</text:p>
          </table:table-cell>
        </table:table-row>
        <table:table-row table:style-name="ro1">
          <table:table-cell office:value-type="float" office:value="248.831007192" calcext:value-type="float">
            <text:p>248.831007192</text:p>
          </table:table-cell>
          <table:table-cell office:value-type="float" office:value="342128" calcext:value-type="float">
            <text:p>342128</text:p>
          </table:table-cell>
          <table:table-cell office:value-type="float" office:value="341257" calcext:value-type="float">
            <text:p>341257</text:p>
          </table:table-cell>
          <table:table-cell office:value-type="float" office:value="0.100826454022693" calcext:value-type="float">
            <text:p>0.100826454022693</text:p>
          </table:table-cell>
        </table:table-row>
        <table:table-row table:style-name="ro1">
          <table:table-cell office:value-type="float" office:value="248.979872641001" calcext:value-type="float">
            <text:p>248.979872641001</text:p>
          </table:table-cell>
          <table:table-cell office:value-type="float" office:value="343000" calcext:value-type="float">
            <text:p>343000</text:p>
          </table:table-cell>
          <table:table-cell office:value-type="float" office:value="342128" calcext:value-type="float">
            <text:p>342128</text:p>
          </table:table-cell>
          <table:table-cell office:value-type="float" office:value="0.100765706845014" calcext:value-type="float">
            <text:p>0.100765706845014</text:p>
          </table:table-cell>
        </table:table-row>
        <table:table-row table:style-name="ro1">
          <table:table-cell office:value-type="float" office:value="249.140847921" calcext:value-type="float">
            <text:p>249.140847921</text:p>
          </table:table-cell>
          <table:table-cell office:value-type="float" office:value="344001" calcext:value-type="float">
            <text:p>344001</text:p>
          </table:table-cell>
          <table:table-cell office:value-type="float" office:value="343000" calcext:value-type="float">
            <text:p>343000</text:p>
          </table:table-cell>
          <table:table-cell office:value-type="float" office:value="0.100709028498519" calcext:value-type="float">
            <text:p>0.100709028498519</text:p>
          </table:table-cell>
        </table:table-row>
        <table:table-row table:style-name="ro1">
          <table:table-cell office:value-type="float" office:value="249.249697754" calcext:value-type="float">
            <text:p>249.249697754</text:p>
          </table:table-cell>
          <table:table-cell office:value-type="float" office:value="344708" calcext:value-type="float">
            <text:p>344708</text:p>
          </table:table-cell>
          <table:table-cell office:value-type="float" office:value="344001" calcext:value-type="float">
            <text:p>344001</text:p>
          </table:table-cell>
          <table:table-cell office:value-type="float" office:value="0.100655611710025" calcext:value-type="float">
            <text:p>0.100655611710025</text:p>
          </table:table-cell>
        </table:table-row>
        <table:table-row table:style-name="ro1">
          <table:table-cell office:value-type="float" office:value="249.379091257" calcext:value-type="float">
            <text:p>249.379091257</text:p>
          </table:table-cell>
          <table:table-cell office:value-type="float" office:value="345576" calcext:value-type="float">
            <text:p>345576</text:p>
          </table:table-cell>
          <table:table-cell office:value-type="float" office:value="344708" calcext:value-type="float">
            <text:p>344708</text:p>
          </table:table-cell>
          <table:table-cell office:value-type="float" office:value="0.100596749504511" calcext:value-type="float">
            <text:p>0.100596749504511</text:p>
          </table:table-cell>
        </table:table-row>
        <table:table-row table:style-name="ro1">
          <table:table-cell office:value-type="float" office:value="249.545800690001" calcext:value-type="float">
            <text:p>249.545800690001</text:p>
          </table:table-cell>
          <table:table-cell office:value-type="float" office:value="346730" calcext:value-type="float">
            <text:p>346730</text:p>
          </table:table-cell>
          <table:table-cell office:value-type="float" office:value="345576" calcext:value-type="float">
            <text:p>345576</text:p>
          </table:table-cell>
          <table:table-cell office:value-type="float" office:value="0.100541605061073" calcext:value-type="float">
            <text:p>0.100541605061073</text:p>
          </table:table-cell>
        </table:table-row>
        <table:table-row table:style-name="ro1">
          <table:table-cell office:value-type="float" office:value="249.707904601" calcext:value-type="float">
            <text:p>249.707904601</text:p>
          </table:table-cell>
          <table:table-cell office:value-type="float" office:value="347882" calcext:value-type="float">
            <text:p>347882</text:p>
          </table:table-cell>
          <table:table-cell office:value-type="float" office:value="346730" calcext:value-type="float">
            <text:p>346730</text:p>
          </table:table-cell>
          <table:table-cell office:value-type="float" office:value="0.100481399526003" calcext:value-type="float">
            <text:p>0.100481399526003</text:p>
          </table:table-cell>
        </table:table-row>
        <table:table-row table:style-name="ro1">
          <table:table-cell office:value-type="float" office:value="249.869446648" calcext:value-type="float">
            <text:p>249.869446648</text:p>
          </table:table-cell>
          <table:table-cell office:value-type="float" office:value="349050" calcext:value-type="float">
            <text:p>349050</text:p>
          </table:table-cell>
          <table:table-cell office:value-type="float" office:value="347882" calcext:value-type="float">
            <text:p>347882</text:p>
          </table:table-cell>
          <table:table-cell office:value-type="float" office:value="0.100417170902854" calcext:value-type="float">
            <text:p>0.100417170902854</text:p>
          </table:table-cell>
        </table:table-row>
        <table:table-row table:style-name="ro1">
          <table:table-cell office:value-type="float" office:value="250.03719068" calcext:value-type="float">
            <text:p>250.03719068</text:p>
          </table:table-cell>
          <table:table-cell office:value-type="float" office:value="350270" calcext:value-type="float">
            <text:p>350270</text:p>
          </table:table-cell>
          <table:table-cell office:value-type="float" office:value="349050" calcext:value-type="float">
            <text:p>349050</text:p>
          </table:table-cell>
          <table:table-cell office:value-type="float" office:value="0.100357765556885" calcext:value-type="float">
            <text:p>0.100357765556885</text:p>
          </table:table-cell>
        </table:table-row>
        <table:table-row table:style-name="ro1">
          <table:table-cell office:value-type="float" office:value="250.205424248001" calcext:value-type="float">
            <text:p>250.205424248001</text:p>
          </table:table-cell>
          <table:table-cell office:value-type="float" office:value="351492" calcext:value-type="float">
            <text:p>351492</text:p>
          </table:table-cell>
          <table:table-cell office:value-type="float" office:value="350270" calcext:value-type="float">
            <text:p>350270</text:p>
          </table:table-cell>
          <table:table-cell office:value-type="float" office:value="0.100294215646788" calcext:value-type="float">
            <text:p>0.100294215646788</text:p>
          </table:table-cell>
        </table:table-row>
        <table:table-row table:style-name="ro1">
          <table:table-cell office:value-type="float" office:value="250.363737825001" calcext:value-type="float">
            <text:p>250.363737825001</text:p>
          </table:table-cell>
          <table:table-cell office:value-type="float" office:value="352629" calcext:value-type="float">
            <text:p>352629</text:p>
          </table:table-cell>
          <table:table-cell office:value-type="float" office:value="351492" calcext:value-type="float">
            <text:p>351492</text:p>
          </table:table-cell>
          <table:table-cell office:value-type="float" office:value="0.100227375716151" calcext:value-type="float">
            <text:p>0.100227375716151</text:p>
          </table:table-cell>
        </table:table-row>
        <table:table-row table:style-name="ro1">
          <table:table-cell office:value-type="float" office:value="250.535193493" calcext:value-type="float">
            <text:p>250.535193493</text:p>
          </table:table-cell>
          <table:table-cell office:value-type="float" office:value="353834" calcext:value-type="float">
            <text:p>353834</text:p>
          </table:table-cell>
          <table:table-cell office:value-type="float" office:value="352629" calcext:value-type="float">
            <text:p>352629</text:p>
          </table:table-cell>
          <table:table-cell office:value-type="float" office:value="0.100165913362689" calcext:value-type="float">
            <text:p>0.100165913362689</text:p>
          </table:table-cell>
        </table:table-row>
        <table:table-row table:style-name="ro1">
          <table:table-cell office:value-type="float" office:value="250.699281784" calcext:value-type="float">
            <text:p>250.699281784</text:p>
          </table:table-cell>
          <table:table-cell office:value-type="float" office:value="354952" calcext:value-type="float">
            <text:p>354952</text:p>
          </table:table-cell>
          <table:table-cell office:value-type="float" office:value="353834" calcext:value-type="float">
            <text:p>353834</text:p>
          </table:table-cell>
          <table:table-cell office:value-type="float" office:value="0.100100781808362" calcext:value-type="float">
            <text:p>0.100100781808362</text:p>
          </table:table-cell>
        </table:table-row>
        <table:table-row table:style-name="ro1">
          <table:table-cell office:value-type="float" office:value="250.862573748001" calcext:value-type="float">
            <text:p>250.862573748001</text:p>
          </table:table-cell>
          <table:table-cell office:value-type="float" office:value="356020" calcext:value-type="float">
            <text:p>356020</text:p>
          </table:table-cell>
          <table:table-cell office:value-type="float" office:value="354952" calcext:value-type="float">
            <text:p>354952</text:p>
          </table:table-cell>
          <table:table-cell office:value-type="float" office:value="0.100032740370872" calcext:value-type="float">
            <text:p>0.100032740370872</text:p>
          </table:table-cell>
        </table:table-row>
        <table:table-row table:style-name="ro1">
          <table:table-cell office:value-type="float" office:value="251.029520434" calcext:value-type="float">
            <text:p>251.029520434</text:p>
          </table:table-cell>
          <table:table-cell office:value-type="float" office:value="357056" calcext:value-type="float">
            <text:p>357056</text:p>
          </table:table-cell>
          <table:table-cell office:value-type="float" office:value="356020" calcext:value-type="float">
            <text:p>356020</text:p>
          </table:table-cell>
          <table:table-cell office:value-type="float" office:value="0.0999703486588832" calcext:value-type="float">
            <text:p>0.0999703486588832</text:p>
          </table:table-cell>
        </table:table-row>
        <table:table-row table:style-name="ro1">
          <table:table-cell office:value-type="float" office:value="251.190630208001" calcext:value-type="float">
            <text:p>251.190630208001</text:p>
          </table:table-cell>
          <table:table-cell office:value-type="float" office:value="357993" calcext:value-type="float">
            <text:p>357993</text:p>
          </table:table-cell>
          <table:table-cell office:value-type="float" office:value="357056" calcext:value-type="float">
            <text:p>357056</text:p>
          </table:table-cell>
          <table:table-cell office:value-type="float" office:value="0.0999045371973338" calcext:value-type="float">
            <text:p>0.0999045371973338</text:p>
          </table:table-cell>
        </table:table-row>
        <table:table-row table:style-name="ro1">
          <table:table-cell office:value-type="float" office:value="251.360256860001" calcext:value-type="float">
            <text:p>251.360256860001</text:p>
          </table:table-cell>
          <table:table-cell office:value-type="float" office:value="358903" calcext:value-type="float">
            <text:p>358903</text:p>
          </table:table-cell>
          <table:table-cell office:value-type="float" office:value="357993" calcext:value-type="float">
            <text:p>357993</text:p>
          </table:table-cell>
          <table:table-cell office:value-type="float" office:value="0.0998360152616504" calcext:value-type="float">
            <text:p>0.0998360152616504</text:p>
          </table:table-cell>
        </table:table-row>
        <table:table-row table:style-name="ro1">
          <table:table-cell office:value-type="float" office:value="251.529837132" calcext:value-type="float">
            <text:p>251.529837132</text:p>
          </table:table-cell>
          <table:table-cell office:value-type="float" office:value="359728" calcext:value-type="float">
            <text:p>359728</text:p>
          </table:table-cell>
          <table:table-cell office:value-type="float" office:value="358903" calcext:value-type="float">
            <text:p>358903</text:p>
          </table:table-cell>
          <table:table-cell office:value-type="float" office:value="0.0997732708080464" calcext:value-type="float">
            <text:p>0.0997732708080464</text:p>
          </table:table-cell>
        </table:table-row>
        <table:table-row table:style-name="ro1">
          <table:table-cell office:value-type="float" office:value="251.700770147" calcext:value-type="float">
            <text:p>251.700770147</text:p>
          </table:table-cell>
          <table:table-cell office:value-type="float" office:value="360466" calcext:value-type="float">
            <text:p>360466</text:p>
          </table:table-cell>
          <table:table-cell office:value-type="float" office:value="359728" calcext:value-type="float">
            <text:p>359728</text:p>
          </table:table-cell>
          <table:table-cell office:value-type="float" office:value="0.0997072403536766" calcext:value-type="float">
            <text:p>0.0997072403536766</text:p>
          </table:table-cell>
        </table:table-row>
        <table:table-row table:style-name="ro1">
          <table:table-cell office:value-type="float" office:value="251.865770037" calcext:value-type="float">
            <text:p>251.865770037</text:p>
          </table:table-cell>
          <table:table-cell office:value-type="float" office:value="361082" calcext:value-type="float">
            <text:p>361082</text:p>
          </table:table-cell>
          <table:table-cell office:value-type="float" office:value="360466" calcext:value-type="float">
            <text:p>360466</text:p>
          </table:table-cell>
          <table:table-cell office:value-type="float" office:value="0.0996386062734024" calcext:value-type="float">
            <text:p>0.0996386062734024</text:p>
          </table:table-cell>
        </table:table-row>
        <table:table-row table:style-name="ro1">
          <table:table-cell office:value-type="float" office:value="252.07692399" calcext:value-type="float">
            <text:p>252.07692399</text:p>
          </table:table-cell>
          <table:table-cell office:value-type="float" office:value="361725" calcext:value-type="float">
            <text:p>361725</text:p>
          </table:table-cell>
          <table:table-cell office:value-type="float" office:value="361082" calcext:value-type="float">
            <text:p>361082</text:p>
          </table:table-cell>
          <table:table-cell office:value-type="float" office:value="0.0995679144071254" calcext:value-type="float">
            <text:p>0.0995679144071254</text:p>
          </table:table-cell>
        </table:table-row>
        <table:table-row table:style-name="ro1">
          <table:table-cell office:value-type="float" office:value="252.250104285001" calcext:value-type="float">
            <text:p>252.250104285001</text:p>
          </table:table-cell>
          <table:table-cell office:value-type="float" office:value="362127" calcext:value-type="float">
            <text:p>362127</text:p>
          </table:table-cell>
          <table:table-cell office:value-type="float" office:value="361725" calcext:value-type="float">
            <text:p>361725</text:p>
          </table:table-cell>
          <table:table-cell office:value-type="float" office:value="0.0995034780124014" calcext:value-type="float">
            <text:p>0.0995034780124014</text:p>
          </table:table-cell>
        </table:table-row>
        <table:table-row table:style-name="ro1">
          <table:table-cell office:value-type="float" office:value="252.416712222001" calcext:value-type="float">
            <text:p>252.416712222001</text:p>
          </table:table-cell>
          <table:table-cell office:value-type="float" office:value="362403" calcext:value-type="float">
            <text:p>362403</text:p>
          </table:table-cell>
          <table:table-cell office:value-type="float" office:value="362127" calcext:value-type="float">
            <text:p>362127</text:p>
          </table:table-cell>
          <table:table-cell office:value-type="float" office:value="0.0994361818545859" calcext:value-type="float">
            <text:p>0.0994361818545859</text:p>
          </table:table-cell>
        </table:table-row>
        <table:table-row table:style-name="ro1">
          <table:table-cell office:value-type="float" office:value="252.577470835" calcext:value-type="float">
            <text:p>252.577470835</text:p>
          </table:table-cell>
          <table:table-cell office:value-type="float" office:value="362565" calcext:value-type="float">
            <text:p>362565</text:p>
          </table:table-cell>
          <table:table-cell office:value-type="float" office:value="362403" calcext:value-type="float">
            <text:p>362403</text:p>
          </table:table-cell>
          <table:table-cell office:value-type="float" office:value="0.0993666228518812" calcext:value-type="float">
            <text:p>0.0993666228518812</text:p>
          </table:table-cell>
        </table:table-row>
        <table:table-row table:style-name="ro1">
          <table:table-cell office:value-type="float" office:value="252.743448535" calcext:value-type="float">
            <text:p>252.743448535</text:p>
          </table:table-cell>
          <table:table-cell office:value-type="float" office:value="362626" calcext:value-type="float">
            <text:p>362626</text:p>
          </table:table-cell>
          <table:table-cell office:value-type="float" office:value="362565" calcext:value-type="float">
            <text:p>362565</text:p>
          </table:table-cell>
          <table:table-cell office:value-type="float" office:value="0.099303123955039" calcext:value-type="float">
            <text:p>0.099303123955039</text:p>
          </table:table-cell>
        </table:table-row>
        <table:table-row table:style-name="ro1">
          <table:table-cell office:value-type="float" office:value="252.900929478001" calcext:value-type="float">
            <text:p>252.900929478001</text:p>
          </table:table-cell>
          <table:table-cell office:value-type="float" office:value="362585" calcext:value-type="float">
            <text:p>362585</text:p>
          </table:table-cell>
          <table:table-cell office:value-type="float" office:value="362626" calcext:value-type="float">
            <text:p>362626</text:p>
          </table:table-cell>
          <table:table-cell office:value-type="float" office:value="0.0992366400983147" calcext:value-type="float">
            <text:p>0.0992366400983147</text:p>
          </table:table-cell>
        </table:table-row>
        <table:table-row table:style-name="ro1">
          <table:table-cell office:value-type="float" office:value="253.058157098" calcext:value-type="float">
            <text:p>253.058157098</text:p>
          </table:table-cell>
          <table:table-cell office:value-type="float" office:value="362449" calcext:value-type="float">
            <text:p>362449</text:p>
          </table:table-cell>
          <table:table-cell office:value-type="float" office:value="362585" calcext:value-type="float">
            <text:p>362585</text:p>
          </table:table-cell>
          <table:table-cell office:value-type="float" office:value="0.0991756199536023" calcext:value-type="float">
            <text:p>0.0991756199536023</text:p>
          </table:table-cell>
        </table:table-row>
        <table:table-row table:style-name="ro1">
          <table:table-cell office:value-type="float" office:value="253.223922367" calcext:value-type="float">
            <text:p>253.223922367</text:p>
          </table:table-cell>
          <table:table-cell office:value-type="float" office:value="362207" calcext:value-type="float">
            <text:p>362207</text:p>
          </table:table-cell>
          <table:table-cell office:value-type="float" office:value="362449" calcext:value-type="float">
            <text:p>362449</text:p>
          </table:table-cell>
          <table:table-cell office:value-type="float" office:value="0.0991111563029372" calcext:value-type="float">
            <text:p>0.0991111563029372</text:p>
          </table:table-cell>
        </table:table-row>
        <table:table-row table:style-name="ro1">
          <table:table-cell office:value-type="float" office:value="253.373141645" calcext:value-type="float">
            <text:p>253.373141645</text:p>
          </table:table-cell>
          <table:table-cell office:value-type="float" office:value="361905" calcext:value-type="float">
            <text:p>361905</text:p>
          </table:table-cell>
          <table:table-cell office:value-type="float" office:value="362207" calcext:value-type="float">
            <text:p>362207</text:p>
          </table:table-cell>
          <table:table-cell office:value-type="float" office:value="0.0990439625769211" calcext:value-type="float">
            <text:p>0.0990439625769211</text:p>
          </table:table-cell>
        </table:table-row>
        <table:table-row table:style-name="ro1">
          <table:table-cell office:value-type="float" office:value="253.516739502001" calcext:value-type="float">
            <text:p>253.516739502001</text:p>
          </table:table-cell>
          <table:table-cell office:value-type="float" office:value="361544" calcext:value-type="float">
            <text:p>361544</text:p>
          </table:table-cell>
          <table:table-cell office:value-type="float" office:value="361905" calcext:value-type="float">
            <text:p>361905</text:p>
          </table:table-cell>
          <table:table-cell office:value-type="float" office:value="0.0989824054485827" calcext:value-type="float">
            <text:p>0.0989824054485827</text:p>
          </table:table-cell>
        </table:table-row>
        <table:table-row table:style-name="ro1">
          <table:table-cell office:value-type="float" office:value="253.662165105" calcext:value-type="float">
            <text:p>253.662165105</text:p>
          </table:table-cell>
          <table:table-cell office:value-type="float" office:value="361112" calcext:value-type="float">
            <text:p>361112</text:p>
          </table:table-cell>
          <table:table-cell office:value-type="float" office:value="361544" calcext:value-type="float">
            <text:p>361544</text:p>
          </table:table-cell>
          <table:table-cell office:value-type="float" office:value="0.0989175739247699" calcext:value-type="float">
            <text:p>0.0989175739247699</text:p>
          </table:table-cell>
        </table:table-row>
        <table:table-row table:style-name="ro1">
          <table:table-cell office:value-type="float" office:value="253.813069659001" calcext:value-type="float">
            <text:p>253.813069659001</text:p>
          </table:table-cell>
          <table:table-cell office:value-type="float" office:value="360598" calcext:value-type="float">
            <text:p>360598</text:p>
          </table:table-cell>
          <table:table-cell office:value-type="float" office:value="361112" calcext:value-type="float">
            <text:p>361112</text:p>
          </table:table-cell>
          <table:table-cell office:value-type="float" office:value="0.0988579250175279" calcext:value-type="float">
            <text:p>0.0988579250175279</text:p>
          </table:table-cell>
        </table:table-row>
        <table:table-row table:style-name="ro1">
          <table:table-cell office:value-type="float" office:value="253.958418861001" calcext:value-type="float">
            <text:p>253.958418861001</text:p>
          </table:table-cell>
          <table:table-cell office:value-type="float" office:value="360045" calcext:value-type="float">
            <text:p>360045</text:p>
          </table:table-cell>
          <table:table-cell office:value-type="float" office:value="360598" calcext:value-type="float">
            <text:p>360598</text:p>
          </table:table-cell>
          <table:table-cell office:value-type="float" office:value="0.0988024283420981" calcext:value-type="float">
            <text:p>0.0988024283420981</text:p>
          </table:table-cell>
        </table:table-row>
        <table:table-row table:style-name="ro1">
          <table:table-cell office:value-type="float" office:value="254.109106703" calcext:value-type="float">
            <text:p>254.109106703</text:p>
          </table:table-cell>
          <table:table-cell office:value-type="float" office:value="359418" calcext:value-type="float">
            <text:p>359418</text:p>
          </table:table-cell>
          <table:table-cell office:value-type="float" office:value="360045" calcext:value-type="float">
            <text:p>360045</text:p>
          </table:table-cell>
          <table:table-cell office:value-type="float" office:value="0.0987424942891237" calcext:value-type="float">
            <text:p>0.0987424942891237</text:p>
          </table:table-cell>
        </table:table-row>
        <table:table-row table:style-name="ro1">
          <table:table-cell office:value-type="float" office:value="254.257901088001" calcext:value-type="float">
            <text:p>254.257901088001</text:p>
          </table:table-cell>
          <table:table-cell office:value-type="float" office:value="358753" calcext:value-type="float">
            <text:p>358753</text:p>
          </table:table-cell>
          <table:table-cell office:value-type="float" office:value="359418" calcext:value-type="float">
            <text:p>359418</text:p>
          </table:table-cell>
          <table:table-cell office:value-type="float" office:value="0.0986867878692667" calcext:value-type="float">
            <text:p>0.0986867878692667</text:p>
          </table:table-cell>
        </table:table-row>
        <table:table-row table:style-name="ro1">
          <table:table-cell office:value-type="float" office:value="254.413225623" calcext:value-type="float">
            <text:p>254.413225623</text:p>
          </table:table-cell>
          <table:table-cell office:value-type="float" office:value="358017" calcext:value-type="float">
            <text:p>358017</text:p>
          </table:table-cell>
          <table:table-cell office:value-type="float" office:value="358753" calcext:value-type="float">
            <text:p>358753</text:p>
          </table:table-cell>
          <table:table-cell office:value-type="float" office:value="0.0986267226999785" calcext:value-type="float">
            <text:p>0.0986267226999785</text:p>
          </table:table-cell>
        </table:table-row>
        <table:table-row table:style-name="ro1">
          <table:table-cell office:value-type="float" office:value="254.561295562001" calcext:value-type="float">
            <text:p>254.561295562001</text:p>
          </table:table-cell>
          <table:table-cell office:value-type="float" office:value="357282" calcext:value-type="float">
            <text:p>357282</text:p>
          </table:table-cell>
          <table:table-cell office:value-type="float" office:value="358017" calcext:value-type="float">
            <text:p>358017</text:p>
          </table:table-cell>
          <table:table-cell office:value-type="float" office:value="0.0985631949118506" calcext:value-type="float">
            <text:p>0.0985631949118506</text:p>
          </table:table-cell>
        </table:table-row>
        <table:table-row table:style-name="ro1">
          <table:table-cell office:value-type="float" office:value="254.705515915" calcext:value-type="float">
            <text:p>254.705515915</text:p>
          </table:table-cell>
          <table:table-cell office:value-type="float" office:value="356545" calcext:value-type="float">
            <text:p>356545</text:p>
          </table:table-cell>
          <table:table-cell office:value-type="float" office:value="357282" calcext:value-type="float">
            <text:p>357282</text:p>
          </table:table-cell>
          <table:table-cell office:value-type="float" office:value="0.098504643979795" calcext:value-type="float">
            <text:p>0.098504643979795</text:p>
          </table:table-cell>
        </table:table-row>
        <table:table-row table:style-name="ro1">
          <table:table-cell office:value-type="float" office:value="254.820375829" calcext:value-type="float">
            <text:p>254.820375829</text:p>
          </table:table-cell>
          <table:table-cell office:value-type="float" office:value="355946" calcext:value-type="float">
            <text:p>355946</text:p>
          </table:table-cell>
          <table:table-cell office:value-type="float" office:value="356545" calcext:value-type="float">
            <text:p>356545</text:p>
          </table:table-cell>
          <table:table-cell office:value-type="float" office:value="0.0984500806062329" calcext:value-type="float">
            <text:p>0.0984500806062329</text:p>
          </table:table-cell>
        </table:table-row>
        <table:table-row table:style-name="ro1">
          <table:table-cell office:value-type="float" office:value="254.981254836001" calcext:value-type="float">
            <text:p>254.981254836001</text:p>
          </table:table-cell>
          <table:table-cell office:value-type="float" office:value="355099" calcext:value-type="float">
            <text:p>355099</text:p>
          </table:table-cell>
          <table:table-cell office:value-type="float" office:value="355946" calcext:value-type="float">
            <text:p>355946</text:p>
          </table:table-cell>
          <table:table-cell office:value-type="float" office:value="0.0983910028438399" calcext:value-type="float">
            <text:p>0.0983910028438399</text:p>
          </table:table-cell>
        </table:table-row>
        <table:table-row table:style-name="ro1">
          <table:table-cell office:value-type="float" office:value="255.130786668001" calcext:value-type="float">
            <text:p>255.130786668001</text:p>
          </table:table-cell>
          <table:table-cell office:value-type="float" office:value="354309" calcext:value-type="float">
            <text:p>354309</text:p>
          </table:table-cell>
          <table:table-cell office:value-type="float" office:value="355099" calcext:value-type="float">
            <text:p>355099</text:p>
          </table:table-cell>
          <table:table-cell office:value-type="float" office:value="0.0983360361840201" calcext:value-type="float">
            <text:p>0.0983360361840201</text:p>
          </table:table-cell>
        </table:table-row>
        <table:table-row table:style-name="ro1">
          <table:table-cell office:value-type="float" office:value="255.270808953001" calcext:value-type="float">
            <text:p>255.270808953001</text:p>
          </table:table-cell>
          <table:table-cell office:value-type="float" office:value="353577" calcext:value-type="float">
            <text:p>353577</text:p>
          </table:table-cell>
          <table:table-cell office:value-type="float" office:value="354309" calcext:value-type="float">
            <text:p>354309</text:p>
          </table:table-cell>
          <table:table-cell office:value-type="float" office:value="0.0990609858099612" calcext:value-type="float">
            <text:p>0.0990609858099612</text:p>
          </table:table-cell>
        </table:table-row>
        <table:table-row table:style-name="ro1">
          <table:table-cell office:value-type="float" office:value="255.41858882" calcext:value-type="float">
            <text:p>255.41858882</text:p>
          </table:table-cell>
          <table:table-cell office:value-type="float" office:value="352818" calcext:value-type="float">
            <text:p>352818</text:p>
          </table:table-cell>
          <table:table-cell office:value-type="float" office:value="353577" calcext:value-type="float">
            <text:p>353577</text:p>
          </table:table-cell>
          <table:table-cell office:value-type="float" office:value="0.0996329517212735" calcext:value-type="float">
            <text:p>0.0996329517212735</text:p>
          </table:table-cell>
        </table:table-row>
        <table:table-row table:style-name="ro1">
          <table:table-cell office:value-type="float" office:value="255.563210739" calcext:value-type="float">
            <text:p>255.563210739</text:p>
          </table:table-cell>
          <table:table-cell office:value-type="float" office:value="352097" calcext:value-type="float">
            <text:p>352097</text:p>
          </table:table-cell>
          <table:table-cell office:value-type="float" office:value="352818" calcext:value-type="float">
            <text:p>352818</text:p>
          </table:table-cell>
          <table:table-cell office:value-type="float" office:value="0.100074555658257" calcext:value-type="float">
            <text:p>0.100074555658257</text:p>
          </table:table-cell>
        </table:table-row>
        <table:table-row table:style-name="ro1">
          <table:table-cell office:value-type="float" office:value="255.714100555" calcext:value-type="float">
            <text:p>255.714100555</text:p>
          </table:table-cell>
          <table:table-cell office:value-type="float" office:value="351376" calcext:value-type="float">
            <text:p>351376</text:p>
          </table:table-cell>
          <table:table-cell office:value-type="float" office:value="352097" calcext:value-type="float">
            <text:p>352097</text:p>
          </table:table-cell>
          <table:table-cell office:value-type="float" office:value="0.100419863790505" calcext:value-type="float">
            <text:p>0.100419863790505</text:p>
          </table:table-cell>
        </table:table-row>
        <table:table-row table:style-name="ro1">
          <table:table-cell office:value-type="float" office:value="255.867302422001" calcext:value-type="float">
            <text:p>255.867302422001</text:p>
          </table:table-cell>
          <table:table-cell office:value-type="float" office:value="350683" calcext:value-type="float">
            <text:p>350683</text:p>
          </table:table-cell>
          <table:table-cell office:value-type="float" office:value="351376" calcext:value-type="float">
            <text:p>351376</text:p>
          </table:table-cell>
          <table:table-cell office:value-type="float" office:value="0.100680178982326" calcext:value-type="float">
            <text:p>0.100680178982326</text:p>
          </table:table-cell>
        </table:table-row>
        <table:table-row table:style-name="ro1">
          <table:table-cell office:value-type="float" office:value="256.011703578" calcext:value-type="float">
            <text:p>256.011703578</text:p>
          </table:table-cell>
          <table:table-cell office:value-type="float" office:value="350074" calcext:value-type="float">
            <text:p>350074</text:p>
          </table:table-cell>
          <table:table-cell office:value-type="float" office:value="350683" calcext:value-type="float">
            <text:p>350683</text:p>
          </table:table-cell>
          <table:table-cell office:value-type="float" office:value="0.1008804748245" calcext:value-type="float">
            <text:p>0.1008804748245</text:p>
          </table:table-cell>
        </table:table-row>
        <table:table-row table:style-name="ro1">
          <table:table-cell office:value-type="float" office:value="256.161511504" calcext:value-type="float">
            <text:p>256.161511504</text:p>
          </table:table-cell>
          <table:table-cell office:value-type="float" office:value="349494" calcext:value-type="float">
            <text:p>349494</text:p>
          </table:table-cell>
          <table:table-cell office:value-type="float" office:value="350074" calcext:value-type="float">
            <text:p>350074</text:p>
          </table:table-cell>
          <table:table-cell office:value-type="float" office:value="0.101024817530565" calcext:value-type="float">
            <text:p>0.101024817530565</text:p>
          </table:table-cell>
        </table:table-row>
        <table:table-row table:style-name="ro1">
          <table:table-cell office:value-type="float" office:value="256.304902491001" calcext:value-type="float">
            <text:p>256.304902491001</text:p>
          </table:table-cell>
          <table:table-cell office:value-type="float" office:value="348994" calcext:value-type="float">
            <text:p>348994</text:p>
          </table:table-cell>
          <table:table-cell office:value-type="float" office:value="349494" calcext:value-type="float">
            <text:p>349494</text:p>
          </table:table-cell>
          <table:table-cell office:value-type="float" office:value="0.101132354024452" calcext:value-type="float">
            <text:p>0.101132354024452</text:p>
          </table:table-cell>
        </table:table-row>
        <table:table-row table:style-name="ro1">
          <table:table-cell office:value-type="float" office:value="256.451242657" calcext:value-type="float">
            <text:p>256.451242657</text:p>
          </table:table-cell>
          <table:table-cell office:value-type="float" office:value="348544" calcext:value-type="float">
            <text:p>348544</text:p>
          </table:table-cell>
          <table:table-cell office:value-type="float" office:value="348994" calcext:value-type="float">
            <text:p>348994</text:p>
          </table:table-cell>
          <table:table-cell office:value-type="float" office:value="0.10121045174748" calcext:value-type="float">
            <text:p>0.10121045174748</text:p>
          </table:table-cell>
        </table:table-row>
        <table:table-row table:style-name="ro1">
          <table:table-cell office:value-type="float" office:value="256.587938903001" calcext:value-type="float">
            <text:p>256.587938903001</text:p>
          </table:table-cell>
          <table:table-cell office:value-type="float" office:value="348185" calcext:value-type="float">
            <text:p>348185</text:p>
          </table:table-cell>
          <table:table-cell office:value-type="float" office:value="348544" calcext:value-type="float">
            <text:p>348544</text:p>
          </table:table-cell>
          <table:table-cell office:value-type="float" office:value="0.101257085549369" calcext:value-type="float">
            <text:p>0.101257085549369</text:p>
          </table:table-cell>
        </table:table-row>
        <table:table-row table:style-name="ro1">
          <table:table-cell office:value-type="float" office:value="256.728670437001" calcext:value-type="float">
            <text:p>256.728670437001</text:p>
          </table:table-cell>
          <table:table-cell office:value-type="float" office:value="347880" calcext:value-type="float">
            <text:p>347880</text:p>
          </table:table-cell>
          <table:table-cell office:value-type="float" office:value="348185" calcext:value-type="float">
            <text:p>348185</text:p>
          </table:table-cell>
          <table:table-cell office:value-type="float" office:value="0.101286479671945" calcext:value-type="float">
            <text:p>0.101286479671945</text:p>
          </table:table-cell>
        </table:table-row>
        <table:table-row table:style-name="ro1">
          <table:table-cell office:value-type="float" office:value="256.882455501001" calcext:value-type="float">
            <text:p>256.882455501001</text:p>
          </table:table-cell>
          <table:table-cell office:value-type="float" office:value="347625" calcext:value-type="float">
            <text:p>347625</text:p>
          </table:table-cell>
          <table:table-cell office:value-type="float" office:value="347880" calcext:value-type="float">
            <text:p>347880</text:p>
          </table:table-cell>
          <table:table-cell office:value-type="float" office:value="0.101294187634672" calcext:value-type="float">
            <text:p>0.101294187634672</text:p>
          </table:table-cell>
        </table:table-row>
        <table:table-row table:style-name="ro1">
          <table:table-cell office:value-type="float" office:value="257.020346888" calcext:value-type="float">
            <text:p>257.020346888</text:p>
          </table:table-cell>
          <table:table-cell office:value-type="float" office:value="347471" calcext:value-type="float">
            <text:p>347471</text:p>
          </table:table-cell>
          <table:table-cell office:value-type="float" office:value="347625" calcext:value-type="float">
            <text:p>347625</text:p>
          </table:table-cell>
          <table:table-cell office:value-type="float" office:value="0.101292459574041" calcext:value-type="float">
            <text:p>0.101292459574041</text:p>
          </table:table-cell>
        </table:table-row>
        <table:table-row table:style-name="ro1">
          <table:table-cell office:value-type="float" office:value="257.160550487" calcext:value-type="float">
            <text:p>257.160550487</text:p>
          </table:table-cell>
          <table:table-cell office:value-type="float" office:value="347387" calcext:value-type="float">
            <text:p>347387</text:p>
          </table:table-cell>
          <table:table-cell office:value-type="float" office:value="347471" calcext:value-type="float">
            <text:p>347471</text:p>
          </table:table-cell>
          <table:table-cell office:value-type="float" office:value="0.101275306701662" calcext:value-type="float">
            <text:p>0.101275306701662</text:p>
          </table:table-cell>
        </table:table-row>
        <table:table-row table:style-name="ro1">
          <table:table-cell office:value-type="float" office:value="257.299726437001" calcext:value-type="float">
            <text:p>257.299726437001</text:p>
          </table:table-cell>
          <table:table-cell office:value-type="float" office:value="347378" calcext:value-type="float">
            <text:p>347378</text:p>
          </table:table-cell>
          <table:table-cell office:value-type="float" office:value="347387" calcext:value-type="float">
            <text:p>347387</text:p>
          </table:table-cell>
          <table:table-cell office:value-type="float" office:value="0.101253708396349" calcext:value-type="float">
            <text:p>0.101253708396349</text:p>
          </table:table-cell>
        </table:table-row>
        <table:table-row table:style-name="ro1">
          <table:table-cell office:value-type="float" office:value="257.411279663001" calcext:value-type="float">
            <text:p>257.411279663001</text:p>
          </table:table-cell>
          <table:table-cell office:value-type="float" office:value="347426" calcext:value-type="float">
            <text:p>347426</text:p>
          </table:table-cell>
          <table:table-cell office:value-type="float" office:value="347378" calcext:value-type="float">
            <text:p>347378</text:p>
          </table:table-cell>
          <table:table-cell office:value-type="float" office:value="0.101228559871494" calcext:value-type="float">
            <text:p>0.101228559871494</text:p>
          </table:table-cell>
        </table:table-row>
        <table:table-row table:style-name="ro1">
          <table:table-cell office:value-type="float" office:value="257.564818466" calcext:value-type="float">
            <text:p>257.564818466</text:p>
          </table:table-cell>
          <table:table-cell office:value-type="float" office:value="347573" calcext:value-type="float">
            <text:p>347573</text:p>
          </table:table-cell>
          <table:table-cell office:value-type="float" office:value="347426" calcext:value-type="float">
            <text:p>347426</text:p>
          </table:table-cell>
          <table:table-cell office:value-type="float" office:value="0.10119271964224" calcext:value-type="float">
            <text:p>0.10119271964224</text:p>
          </table:table-cell>
        </table:table-row>
        <table:table-row table:style-name="ro1">
          <table:table-cell office:value-type="float" office:value="257.704481821001" calcext:value-type="float">
            <text:p>257.704481821001</text:p>
          </table:table-cell>
          <table:table-cell office:value-type="float" office:value="347786" calcext:value-type="float">
            <text:p>347786</text:p>
          </table:table-cell>
          <table:table-cell office:value-type="float" office:value="347573" calcext:value-type="float">
            <text:p>347573</text:p>
          </table:table-cell>
          <table:table-cell office:value-type="float" office:value="0.101156195915812" calcext:value-type="float">
            <text:p>0.101156195915812</text:p>
          </table:table-cell>
        </table:table-row>
        <table:table-row table:style-name="ro1">
          <table:table-cell office:value-type="float" office:value="257.841990796001" calcext:value-type="float">
            <text:p>257.841990796001</text:p>
          </table:table-cell>
          <table:table-cell office:value-type="float" office:value="348071" calcext:value-type="float">
            <text:p>348071</text:p>
          </table:table-cell>
          <table:table-cell office:value-type="float" office:value="347786" calcext:value-type="float">
            <text:p>347786</text:p>
          </table:table-cell>
          <table:table-cell office:value-type="float" office:value="0.101119131489931" calcext:value-type="float">
            <text:p>0.101119131489931</text:p>
          </table:table-cell>
        </table:table-row>
        <table:table-row table:style-name="ro1">
          <table:table-cell office:value-type="float" office:value="257.983803841001" calcext:value-type="float">
            <text:p>257.983803841001</text:p>
          </table:table-cell>
          <table:table-cell office:value-type="float" office:value="348442" calcext:value-type="float">
            <text:p>348442</text:p>
          </table:table-cell>
          <table:table-cell office:value-type="float" office:value="348071" calcext:value-type="float">
            <text:p>348071</text:p>
          </table:table-cell>
          <table:table-cell office:value-type="float" office:value="0.101073807326209" calcext:value-type="float">
            <text:p>0.101073807326209</text:p>
          </table:table-cell>
        </table:table-row>
        <table:table-row table:style-name="ro1">
          <table:table-cell office:value-type="float" office:value="258.125663966001" calcext:value-type="float">
            <text:p>258.125663966001</text:p>
          </table:table-cell>
          <table:table-cell office:value-type="float" office:value="348888" calcext:value-type="float">
            <text:p>348888</text:p>
          </table:table-cell>
          <table:table-cell office:value-type="float" office:value="348442" calcext:value-type="float">
            <text:p>348442</text:p>
          </table:table-cell>
          <table:table-cell office:value-type="float" office:value="0.101029720802783" calcext:value-type="float">
            <text:p>0.101029720802783</text:p>
          </table:table-cell>
        </table:table-row>
        <table:table-row table:style-name="ro1">
          <table:table-cell office:value-type="float" office:value="258.275318023" calcext:value-type="float">
            <text:p>258.275318023</text:p>
          </table:table-cell>
          <table:table-cell office:value-type="float" office:value="349438" calcext:value-type="float">
            <text:p>349438</text:p>
          </table:table-cell>
          <table:table-cell office:value-type="float" office:value="348888" calcext:value-type="float">
            <text:p>348888</text:p>
          </table:table-cell>
          <table:table-cell office:value-type="float" office:value="0.100978815401916" calcext:value-type="float">
            <text:p>0.100978815401916</text:p>
          </table:table-cell>
        </table:table-row>
        <table:table-row table:style-name="ro1">
          <table:table-cell office:value-type="float" office:value="258.421729881001" calcext:value-type="float">
            <text:p>258.421729881001</text:p>
          </table:table-cell>
          <table:table-cell office:value-type="float" office:value="350052" calcext:value-type="float">
            <text:p>350052</text:p>
          </table:table-cell>
          <table:table-cell office:value-type="float" office:value="349438" calcext:value-type="float">
            <text:p>349438</text:p>
          </table:table-cell>
          <table:table-cell office:value-type="float" office:value="0.100930282077442" calcext:value-type="float">
            <text:p>0.100930282077442</text:p>
          </table:table-cell>
        </table:table-row>
        <table:table-row table:style-name="ro1">
          <table:table-cell office:value-type="float" office:value="258.5660827" calcext:value-type="float">
            <text:p>258.5660827</text:p>
          </table:table-cell>
          <table:table-cell office:value-type="float" office:value="350726" calcext:value-type="float">
            <text:p>350726</text:p>
          </table:table-cell>
          <table:table-cell office:value-type="float" office:value="350052" calcext:value-type="float">
            <text:p>350052</text:p>
          </table:table-cell>
          <table:table-cell office:value-type="float" office:value="0.100875855549681" calcext:value-type="float">
            <text:p>0.100875855549681</text:p>
          </table:table-cell>
        </table:table-row>
        <table:table-row table:style-name="ro1">
          <table:table-cell office:value-type="float" office:value="258.714252475001" calcext:value-type="float">
            <text:p>258.714252475001</text:p>
          </table:table-cell>
          <table:table-cell office:value-type="float" office:value="351486" calcext:value-type="float">
            <text:p>351486</text:p>
          </table:table-cell>
          <table:table-cell office:value-type="float" office:value="350726" calcext:value-type="float">
            <text:p>350726</text:p>
          </table:table-cell>
          <table:table-cell office:value-type="float" office:value="0.100824523449033" calcext:value-type="float">
            <text:p>0.100824523449033</text:p>
          </table:table-cell>
        </table:table-row>
        <table:table-row table:style-name="ro1">
          <table:table-cell office:value-type="float" office:value="258.851818741" calcext:value-type="float">
            <text:p>258.851818741</text:p>
          </table:table-cell>
          <table:table-cell office:value-type="float" office:value="352247" calcext:value-type="float">
            <text:p>352247</text:p>
          </table:table-cell>
          <table:table-cell office:value-type="float" office:value="351486" calcext:value-type="float">
            <text:p>351486</text:p>
          </table:table-cell>
          <table:table-cell office:value-type="float" office:value="0.100775672917833" calcext:value-type="float">
            <text:p>0.100775672917833</text:p>
          </table:table-cell>
        </table:table-row>
        <table:table-row table:style-name="ro1">
          <table:table-cell office:value-type="float" office:value="258.999447131" calcext:value-type="float">
            <text:p>258.999447131</text:p>
          </table:table-cell>
          <table:table-cell office:value-type="float" office:value="353118" calcext:value-type="float">
            <text:p>353118</text:p>
          </table:table-cell>
          <table:table-cell office:value-type="float" office:value="352247" calcext:value-type="float">
            <text:p>352247</text:p>
          </table:table-cell>
          <table:table-cell office:value-type="float" office:value="0.10072104084683" calcext:value-type="float">
            <text:p>0.10072104084683</text:p>
          </table:table-cell>
        </table:table-row>
        <table:table-row table:style-name="ro1">
          <table:table-cell office:value-type="float" office:value="259.148966057001" calcext:value-type="float">
            <text:p>259.148966057001</text:p>
          </table:table-cell>
          <table:table-cell office:value-type="float" office:value="354052" calcext:value-type="float">
            <text:p>354052</text:p>
          </table:table-cell>
          <table:table-cell office:value-type="float" office:value="353118" calcext:value-type="float">
            <text:p>353118</text:p>
          </table:table-cell>
          <table:table-cell office:value-type="float" office:value="0.100669568380709" calcext:value-type="float">
            <text:p>0.100669568380709</text:p>
          </table:table-cell>
        </table:table-row>
        <table:table-row table:style-name="ro1">
          <table:table-cell office:value-type="float" office:value="259.288444402" calcext:value-type="float">
            <text:p>259.288444402</text:p>
          </table:table-cell>
          <table:table-cell office:value-type="float" office:value="354965" calcext:value-type="float">
            <text:p>354965</text:p>
          </table:table-cell>
          <table:table-cell office:value-type="float" office:value="354052" calcext:value-type="float">
            <text:p>354052</text:p>
          </table:table-cell>
          <table:table-cell office:value-type="float" office:value="0.100612874781788" calcext:value-type="float">
            <text:p>0.100612874781788</text:p>
          </table:table-cell>
        </table:table-row>
        <table:table-row table:style-name="ro1">
          <table:table-cell office:value-type="float" office:value="259.444793813001" calcext:value-type="float">
            <text:p>259.444793813001</text:p>
          </table:table-cell>
          <table:table-cell office:value-type="float" office:value="356026" calcext:value-type="float">
            <text:p>356026</text:p>
          </table:table-cell>
          <table:table-cell office:value-type="float" office:value="354965" calcext:value-type="float">
            <text:p>354965</text:p>
          </table:table-cell>
          <table:table-cell office:value-type="float" office:value="0.100559771072053" calcext:value-type="float">
            <text:p>0.100559771072053</text:p>
          </table:table-cell>
        </table:table-row>
        <table:table-row table:style-name="ro1">
          <table:table-cell office:value-type="float" office:value="259.592412643" calcext:value-type="float">
            <text:p>259.592412643</text:p>
          </table:table-cell>
          <table:table-cell office:value-type="float" office:value="357059" calcext:value-type="float">
            <text:p>357059</text:p>
          </table:table-cell>
          <table:table-cell office:value-type="float" office:value="356026" calcext:value-type="float">
            <text:p>356026</text:p>
          </table:table-cell>
          <table:table-cell office:value-type="float" office:value="0.100501808373261" calcext:value-type="float">
            <text:p>0.100501808373261</text:p>
          </table:table-cell>
        </table:table-row>
        <table:table-row table:style-name="ro1">
          <table:table-cell office:value-type="float" office:value="259.745498144001" calcext:value-type="float">
            <text:p>259.745498144001</text:p>
          </table:table-cell>
          <table:table-cell office:value-type="float" office:value="358153" calcext:value-type="float">
            <text:p>358153</text:p>
          </table:table-cell>
          <table:table-cell office:value-type="float" office:value="357059" calcext:value-type="float">
            <text:p>357059</text:p>
          </table:table-cell>
          <table:table-cell office:value-type="float" office:value="0.100447707299997" calcext:value-type="float">
            <text:p>0.100447707299997</text:p>
          </table:table-cell>
        </table:table-row>
        <table:table-row table:style-name="ro1">
          <table:table-cell office:value-type="float" office:value="259.889609672" calcext:value-type="float">
            <text:p>259.889609672</text:p>
          </table:table-cell>
          <table:table-cell office:value-type="float" office:value="359196" calcext:value-type="float">
            <text:p>359196</text:p>
          </table:table-cell>
          <table:table-cell office:value-type="float" office:value="358153" calcext:value-type="float">
            <text:p>358153</text:p>
          </table:table-cell>
          <table:table-cell office:value-type="float" office:value="0.100388982480984" calcext:value-type="float">
            <text:p>0.100388982480984</text:p>
          </table:table-cell>
        </table:table-row>
        <table:table-row table:style-name="ro1">
          <table:table-cell office:value-type="float" office:value="260.035018302" calcext:value-type="float">
            <text:p>260.035018302</text:p>
          </table:table-cell>
          <table:table-cell office:value-type="float" office:value="360255" calcext:value-type="float">
            <text:p>360255</text:p>
          </table:table-cell>
          <table:table-cell office:value-type="float" office:value="359196" calcext:value-type="float">
            <text:p>359196</text:p>
          </table:table-cell>
          <table:table-cell office:value-type="float" office:value="0.100334289565842" calcext:value-type="float">
            <text:p>0.100334289565842</text:p>
          </table:table-cell>
        </table:table-row>
        <table:table-row table:style-name="ro1">
          <table:table-cell office:value-type="float" office:value="260.190473905001" calcext:value-type="float">
            <text:p>260.190473905001</text:p>
          </table:table-cell>
          <table:table-cell office:value-type="float" office:value="361384" calcext:value-type="float">
            <text:p>361384</text:p>
          </table:table-cell>
          <table:table-cell office:value-type="float" office:value="360255" calcext:value-type="float">
            <text:p>360255</text:p>
          </table:table-cell>
          <table:table-cell office:value-type="float" office:value="0.100275126920084" calcext:value-type="float">
            <text:p>0.100275126920084</text:p>
          </table:table-cell>
        </table:table-row>
        <table:table-row table:style-name="ro1">
          <table:table-cell office:value-type="float" office:value="260.347908337" calcext:value-type="float">
            <text:p>260.347908337</text:p>
          </table:table-cell>
          <table:table-cell office:value-type="float" office:value="362516" calcext:value-type="float">
            <text:p>362516</text:p>
          </table:table-cell>
          <table:table-cell office:value-type="float" office:value="361384" calcext:value-type="float">
            <text:p>361384</text:p>
          </table:table-cell>
          <table:table-cell office:value-type="float" office:value="0.100220101536067" calcext:value-type="float">
            <text:p>0.100220101536067</text:p>
          </table:table-cell>
        </table:table-row>
        <table:table-row table:style-name="ro1">
          <table:table-cell office:value-type="float" office:value="260.540532353" calcext:value-type="float">
            <text:p>260.540532353</text:p>
          </table:table-cell>
          <table:table-cell office:value-type="float" office:value="363871" calcext:value-type="float">
            <text:p>363871</text:p>
          </table:table-cell>
          <table:table-cell office:value-type="float" office:value="362516" calcext:value-type="float">
            <text:p>362516</text:p>
          </table:table-cell>
          <table:table-cell office:value-type="float" office:value="0.100160708438692" calcext:value-type="float">
            <text:p>0.100160708438692</text:p>
          </table:table-cell>
        </table:table-row>
        <table:table-row table:style-name="ro1">
          <table:table-cell office:value-type="float" office:value="260.697249509" calcext:value-type="float">
            <text:p>260.697249509</text:p>
          </table:table-cell>
          <table:table-cell office:value-type="float" office:value="364939" calcext:value-type="float">
            <text:p>364939</text:p>
          </table:table-cell>
          <table:table-cell office:value-type="float" office:value="363871" calcext:value-type="float">
            <text:p>363871</text:p>
          </table:table-cell>
          <table:table-cell office:value-type="float" office:value="0.100097844784748" calcext:value-type="float">
            <text:p>0.100097844784748</text:p>
          </table:table-cell>
        </table:table-row>
        <table:table-row table:style-name="ro1">
          <table:table-cell office:value-type="float" office:value="260.842894442" calcext:value-type="float">
            <text:p>260.842894442</text:p>
          </table:table-cell>
          <table:table-cell office:value-type="float" office:value="365894" calcext:value-type="float">
            <text:p>365894</text:p>
          </table:table-cell>
          <table:table-cell office:value-type="float" office:value="364939" calcext:value-type="float">
            <text:p>364939</text:p>
          </table:table-cell>
          <table:table-cell office:value-type="float" office:value="0.100039888111868" calcext:value-type="float">
            <text:p>0.100039888111868</text:p>
          </table:table-cell>
        </table:table-row>
        <table:table-row table:style-name="ro1">
          <table:table-cell office:value-type="float" office:value="260.985511017" calcext:value-type="float">
            <text:p>260.985511017</text:p>
          </table:table-cell>
          <table:table-cell office:value-type="float" office:value="366789" calcext:value-type="float">
            <text:p>366789</text:p>
          </table:table-cell>
          <table:table-cell office:value-type="float" office:value="365894" calcext:value-type="float">
            <text:p>365894</text:p>
          </table:table-cell>
          <table:table-cell office:value-type="float" office:value="0.0999782089168052" calcext:value-type="float">
            <text:p>0.0999782089168052</text:p>
          </table:table-cell>
        </table:table-row>
        <table:table-row table:style-name="ro1">
          <table:table-cell office:value-type="float" office:value="261.130198642" calcext:value-type="float">
            <text:p>261.130198642</text:p>
          </table:table-cell>
          <table:table-cell office:value-type="float" office:value="367649" calcext:value-type="float">
            <text:p>367649</text:p>
          </table:table-cell>
          <table:table-cell office:value-type="float" office:value="366789" calcext:value-type="float">
            <text:p>366789</text:p>
          </table:table-cell>
          <table:table-cell office:value-type="float" office:value="0.0999212174401926" calcext:value-type="float">
            <text:p>0.0999212174401926</text:p>
          </table:table-cell>
        </table:table-row>
        <table:table-row table:style-name="ro1">
          <table:table-cell office:value-type="float" office:value="261.277913424" calcext:value-type="float">
            <text:p>261.277913424</text:p>
          </table:table-cell>
          <table:table-cell office:value-type="float" office:value="368471" calcext:value-type="float">
            <text:p>368471</text:p>
          </table:table-cell>
          <table:table-cell office:value-type="float" office:value="367649" calcext:value-type="float">
            <text:p>367649</text:p>
          </table:table-cell>
          <table:table-cell office:value-type="float" office:value="0.0998603455996637" calcext:value-type="float">
            <text:p>0.0998603455996637</text:p>
          </table:table-cell>
        </table:table-row>
        <table:table-row table:style-name="ro1">
          <table:table-cell office:value-type="float" office:value="261.427576256" calcext:value-type="float">
            <text:p>261.427576256</text:p>
          </table:table-cell>
          <table:table-cell office:value-type="float" office:value="369241" calcext:value-type="float">
            <text:p>369241</text:p>
          </table:table-cell>
          <table:table-cell office:value-type="float" office:value="368471" calcext:value-type="float">
            <text:p>368471</text:p>
          </table:table-cell>
          <table:table-cell office:value-type="float" office:value="0.0998040175750967" calcext:value-type="float">
            <text:p>0.0998040175750967</text:p>
          </table:table-cell>
        </table:table-row>
        <table:table-row table:style-name="ro1">
          <table:table-cell office:value-type="float" office:value="261.579178776001" calcext:value-type="float">
            <text:p>261.579178776001</text:p>
          </table:table-cell>
          <table:table-cell office:value-type="float" office:value="369951" calcext:value-type="float">
            <text:p>369951</text:p>
          </table:table-cell>
          <table:table-cell office:value-type="float" office:value="369241" calcext:value-type="float">
            <text:p>369241</text:p>
          </table:table-cell>
          <table:table-cell office:value-type="float" office:value="0.0997437115725152" calcext:value-type="float">
            <text:p>0.0997437115725152</text:p>
          </table:table-cell>
        </table:table-row>
        <table:table-row table:style-name="ro1">
          <table:table-cell office:value-type="float" office:value="261.729139530001" calcext:value-type="float">
            <text:p>261.729139530001</text:p>
          </table:table-cell>
          <table:table-cell office:value-type="float" office:value="370578" calcext:value-type="float">
            <text:p>370578</text:p>
          </table:table-cell>
          <table:table-cell office:value-type="float" office:value="369951" calcext:value-type="float">
            <text:p>369951</text:p>
          </table:table-cell>
          <table:table-cell office:value-type="float" office:value="0.0996878537262601" calcext:value-type="float">
            <text:p>0.0996878537262601</text:p>
          </table:table-cell>
        </table:table-row>
        <table:table-row table:style-name="ro1">
          <table:table-cell office:value-type="float" office:value="261.894975291" calcext:value-type="float">
            <text:p>261.894975291</text:p>
          </table:table-cell>
          <table:table-cell office:value-type="float" office:value="371181" calcext:value-type="float">
            <text:p>371181</text:p>
          </table:table-cell>
          <table:table-cell office:value-type="float" office:value="370578" calcext:value-type="float">
            <text:p>370578</text:p>
          </table:table-cell>
          <table:table-cell office:value-type="float" office:value="0.0996279588219867" calcext:value-type="float">
            <text:p>0.0996279588219867</text:p>
          </table:table-cell>
        </table:table-row>
        <table:table-row table:style-name="ro1">
          <table:table-cell office:value-type="float" office:value="262.042852286" calcext:value-type="float">
            <text:p>262.042852286</text:p>
          </table:table-cell>
          <table:table-cell office:value-type="float" office:value="371633" calcext:value-type="float">
            <text:p>371633</text:p>
          </table:table-cell>
          <table:table-cell office:value-type="float" office:value="371181" calcext:value-type="float">
            <text:p>371181</text:p>
          </table:table-cell>
          <table:table-cell office:value-type="float" office:value="0.0995724473021442" calcext:value-type="float">
            <text:p>0.0995724473021442</text:p>
          </table:table-cell>
        </table:table-row>
        <table:table-row table:style-name="ro1">
          <table:table-cell office:value-type="float" office:value="262.189670331" calcext:value-type="float">
            <text:p>262.189670331</text:p>
          </table:table-cell>
          <table:table-cell office:value-type="float" office:value="372000" calcext:value-type="float">
            <text:p>372000</text:p>
          </table:table-cell>
          <table:table-cell office:value-type="float" office:value="371633" calcext:value-type="float">
            <text:p>371633</text:p>
          </table:table-cell>
          <table:table-cell office:value-type="float" office:value="0.0995128642945599" calcext:value-type="float">
            <text:p>0.0995128642945599</text:p>
          </table:table-cell>
        </table:table-row>
        <table:table-row table:style-name="ro1">
          <table:table-cell office:value-type="float" office:value="262.333760282" calcext:value-type="float">
            <text:p>262.333760282</text:p>
          </table:table-cell>
          <table:table-cell office:value-type="float" office:value="372279" calcext:value-type="float">
            <text:p>372279</text:p>
          </table:table-cell>
          <table:table-cell office:value-type="float" office:value="372000" calcext:value-type="float">
            <text:p>372000</text:p>
          </table:table-cell>
          <table:table-cell office:value-type="float" office:value="0.0994576196799227" calcext:value-type="float">
            <text:p>0.0994576196799227</text:p>
          </table:table-cell>
        </table:table-row>
        <table:table-row table:style-name="ro1">
          <table:table-cell office:value-type="float" office:value="262.472533324" calcext:value-type="float">
            <text:p>262.472533324</text:p>
          </table:table-cell>
          <table:table-cell office:value-type="float" office:value="372471" calcext:value-type="float">
            <text:p>372471</text:p>
          </table:table-cell>
          <table:table-cell office:value-type="float" office:value="372279" calcext:value-type="float">
            <text:p>372279</text:p>
          </table:table-cell>
          <table:table-cell office:value-type="float" office:value="0.0993982849125118" calcext:value-type="float">
            <text:p>0.0993982849125118</text:p>
          </table:table-cell>
        </table:table-row>
        <table:table-row table:style-name="ro1">
          <table:table-cell office:value-type="float" office:value="262.618890756001" calcext:value-type="float">
            <text:p>262.618890756001</text:p>
          </table:table-cell>
          <table:table-cell office:value-type="float" office:value="372591" calcext:value-type="float">
            <text:p>372591</text:p>
          </table:table-cell>
          <table:table-cell office:value-type="float" office:value="372471" calcext:value-type="float">
            <text:p>372471</text:p>
          </table:table-cell>
          <table:table-cell office:value-type="float" office:value="0.0993432562182291" calcext:value-type="float">
            <text:p>0.0993432562182291</text:p>
          </table:table-cell>
        </table:table-row>
        <table:table-row table:style-name="ro1">
          <table:table-cell office:value-type="float" office:value="262.765320439001" calcext:value-type="float">
            <text:p>262.765320439001</text:p>
          </table:table-cell>
          <table:table-cell office:value-type="float" office:value="372626" calcext:value-type="float">
            <text:p>372626</text:p>
          </table:table-cell>
          <table:table-cell office:value-type="float" office:value="372591" calcext:value-type="float">
            <text:p>372591</text:p>
          </table:table-cell>
          <table:table-cell office:value-type="float" office:value="0.0992841287841071" calcext:value-type="float">
            <text:p>0.0992841287841071</text:p>
          </table:table-cell>
        </table:table-row>
        <table:table-row table:style-name="ro1">
          <table:table-cell office:value-type="float" office:value="262.917160512" calcext:value-type="float">
            <text:p>262.917160512</text:p>
          </table:table-cell>
          <table:table-cell office:value-type="float" office:value="372575" calcext:value-type="float">
            <text:p>372575</text:p>
          </table:table-cell>
          <table:table-cell office:value-type="float" office:value="372626" calcext:value-type="float">
            <text:p>372626</text:p>
          </table:table-cell>
          <table:table-cell office:value-type="float" office:value="0.0992292832253055" calcext:value-type="float">
            <text:p>0.0992292832253055</text:p>
          </table:table-cell>
        </table:table-row>
        <table:table-row table:style-name="ro1">
          <table:table-cell office:value-type="float" office:value="263.065312521" calcext:value-type="float">
            <text:p>263.065312521</text:p>
          </table:table-cell>
          <table:table-cell office:value-type="float" office:value="372441" calcext:value-type="float">
            <text:p>372441</text:p>
          </table:table-cell>
          <table:table-cell office:value-type="float" office:value="372575" calcext:value-type="float">
            <text:p>372575</text:p>
          </table:table-cell>
          <table:table-cell office:value-type="float" office:value="0.0991703367781135" calcext:value-type="float">
            <text:p>0.0991703367781135</text:p>
          </table:table-cell>
        </table:table-row>
        <table:table-row table:style-name="ro1">
          <table:table-cell office:value-type="float" office:value="263.222897156001" calcext:value-type="float">
            <text:p>263.222897156001</text:p>
          </table:table-cell>
          <table:table-cell office:value-type="float" office:value="372208" calcext:value-type="float">
            <text:p>372208</text:p>
          </table:table-cell>
          <table:table-cell office:value-type="float" office:value="372441" calcext:value-type="float">
            <text:p>372441</text:p>
          </table:table-cell>
          <table:table-cell office:value-type="float" office:value="0.099115653218611" calcext:value-type="float">
            <text:p>0.099115653218611</text:p>
          </table:table-cell>
        </table:table-row>
        <table:table-row table:style-name="ro1">
          <table:table-cell office:value-type="float" office:value="263.344217818" calcext:value-type="float">
            <text:p>263.344217818</text:p>
          </table:table-cell>
          <table:table-cell office:value-type="float" office:value="371970" calcext:value-type="float">
            <text:p>371970</text:p>
          </table:table-cell>
          <table:table-cell office:value-type="float" office:value="372208" calcext:value-type="float">
            <text:p>372208</text:p>
          </table:table-cell>
          <table:table-cell office:value-type="float" office:value="0.0990643856927595" calcext:value-type="float">
            <text:p>0.0990643856927595</text:p>
          </table:table-cell>
        </table:table-row>
        <table:table-row table:style-name="ro1">
          <table:table-cell office:value-type="float" office:value="263.500502763" calcext:value-type="float">
            <text:p>263.500502763</text:p>
          </table:table-cell>
          <table:table-cell office:value-type="float" office:value="371588" calcext:value-type="float">
            <text:p>371588</text:p>
          </table:table-cell>
          <table:table-cell office:value-type="float" office:value="371970" calcext:value-type="float">
            <text:p>371970</text:p>
          </table:table-cell>
          <table:table-cell office:value-type="float" office:value="0.0990083474599827" calcext:value-type="float">
            <text:p>0.0990083474599827</text:p>
          </table:table-cell>
        </table:table-row>
        <table:table-row table:style-name="ro1">
          <table:table-cell office:value-type="float" office:value="263.64183056" calcext:value-type="float">
            <text:p>263.64183056</text:p>
          </table:table-cell>
          <table:table-cell office:value-type="float" office:value="371176" calcext:value-type="float">
            <text:p>371176</text:p>
          </table:table-cell>
          <table:table-cell office:value-type="float" office:value="371588" calcext:value-type="float">
            <text:p>371588</text:p>
          </table:table-cell>
          <table:table-cell office:value-type="float" office:value="0.0989560133268923" calcext:value-type="float">
            <text:p>0.0989560133268923</text:p>
          </table:table-cell>
        </table:table-row>
        <table:table-row table:style-name="ro1">
          <table:table-cell office:value-type="float" office:value="263.798231566" calcext:value-type="float">
            <text:p>263.798231566</text:p>
          </table:table-cell>
          <table:table-cell office:value-type="float" office:value="370651" calcext:value-type="float">
            <text:p>370651</text:p>
          </table:table-cell>
          <table:table-cell office:value-type="float" office:value="371176" calcext:value-type="float">
            <text:p>371176</text:p>
          </table:table-cell>
          <table:table-cell office:value-type="float" office:value="0.0988991560125575" calcext:value-type="float">
            <text:p>0.0988991560125575</text:p>
          </table:table-cell>
        </table:table-row>
        <table:table-row table:style-name="ro1">
          <table:table-cell office:value-type="float" office:value="263.950295742" calcext:value-type="float">
            <text:p>263.950295742</text:p>
          </table:table-cell>
          <table:table-cell office:value-type="float" office:value="370077" calcext:value-type="float">
            <text:p>370077</text:p>
          </table:table-cell>
          <table:table-cell office:value-type="float" office:value="370651" calcext:value-type="float">
            <text:p>370651</text:p>
          </table:table-cell>
          <table:table-cell office:value-type="float" office:value="0.0988461836871325" calcext:value-type="float">
            <text:p>0.0988461836871325</text:p>
          </table:table-cell>
        </table:table-row>
        <table:table-row table:style-name="ro1">
          <table:table-cell office:value-type="float" office:value="264.11018887" calcext:value-type="float">
            <text:p>264.11018887</text:p>
          </table:table-cell>
          <table:table-cell office:value-type="float" office:value="369414" calcext:value-type="float">
            <text:p>369414</text:p>
          </table:table-cell>
          <table:table-cell office:value-type="float" office:value="370077" calcext:value-type="float">
            <text:p>370077</text:p>
          </table:table-cell>
          <table:table-cell office:value-type="float" office:value="0.0987888499064915" calcext:value-type="float">
            <text:p>0.0987888499064915</text:p>
          </table:table-cell>
        </table:table-row>
        <table:table-row table:style-name="ro1">
          <table:table-cell office:value-type="float" office:value="264.257939687001" calcext:value-type="float">
            <text:p>264.257939687001</text:p>
          </table:table-cell>
          <table:table-cell office:value-type="float" office:value="368753" calcext:value-type="float">
            <text:p>368753</text:p>
          </table:table-cell>
          <table:table-cell office:value-type="float" office:value="369414" calcext:value-type="float">
            <text:p>369414</text:p>
          </table:table-cell>
          <table:table-cell office:value-type="float" office:value="0.0987355134227301" calcext:value-type="float">
            <text:p>0.0987355134227301</text:p>
          </table:table-cell>
        </table:table-row>
        <table:table-row table:style-name="ro1">
          <table:table-cell office:value-type="float" office:value="264.42255413" calcext:value-type="float">
            <text:p>264.42255413</text:p>
          </table:table-cell>
          <table:table-cell office:value-type="float" office:value="367971" calcext:value-type="float">
            <text:p>367971</text:p>
          </table:table-cell>
          <table:table-cell office:value-type="float" office:value="368753" calcext:value-type="float">
            <text:p>368753</text:p>
          </table:table-cell>
          <table:table-cell office:value-type="float" office:value="0.0986779222868399" calcext:value-type="float">
            <text:p>0.0986779222868399</text:p>
          </table:table-cell>
        </table:table-row>
        <table:table-row table:style-name="ro1">
          <table:table-cell office:value-type="float" office:value="264.572237675" calcext:value-type="float">
            <text:p>264.572237675</text:p>
          </table:table-cell>
          <table:table-cell office:value-type="float" office:value="367227" calcext:value-type="float">
            <text:p>367227</text:p>
          </table:table-cell>
          <table:table-cell office:value-type="float" office:value="367971" calcext:value-type="float">
            <text:p>367971</text:p>
          </table:table-cell>
          <table:table-cell office:value-type="float" office:value="0.0986169500125972" calcext:value-type="float">
            <text:p>0.0986169500125972</text:p>
          </table:table-cell>
        </table:table-row>
        <table:table-row table:style-name="ro1">
          <table:table-cell office:value-type="float" office:value="264.723720797" calcext:value-type="float">
            <text:p>264.723720797</text:p>
          </table:table-cell>
          <table:table-cell office:value-type="float" office:value="366450" calcext:value-type="float">
            <text:p>366450</text:p>
          </table:table-cell>
          <table:table-cell office:value-type="float" office:value="367227" calcext:value-type="float">
            <text:p>367227</text:p>
          </table:table-cell>
          <table:table-cell office:value-type="float" office:value="0.0985607309631791" calcext:value-type="float">
            <text:p>0.0985607309631791</text:p>
          </table:table-cell>
        </table:table-row>
        <table:table-row table:style-name="ro1">
          <table:table-cell office:value-type="float" office:value="264.872544814" calcext:value-type="float">
            <text:p>264.872544814</text:p>
          </table:table-cell>
          <table:table-cell office:value-type="float" office:value="365672" calcext:value-type="float">
            <text:p>365672</text:p>
          </table:table-cell>
          <table:table-cell office:value-type="float" office:value="366450" calcext:value-type="float">
            <text:p>366450</text:p>
          </table:table-cell>
          <table:table-cell office:value-type="float" office:value="0.0985008901371344" calcext:value-type="float">
            <text:p>0.0985008901371344</text:p>
          </table:table-cell>
        </table:table-row>
        <table:table-row table:style-name="ro1">
          <table:table-cell office:value-type="float" office:value="265.014890641" calcext:value-type="float">
            <text:p>265.014890641</text:p>
          </table:table-cell>
          <table:table-cell office:value-type="float" office:value="364921" calcext:value-type="float">
            <text:p>364921</text:p>
          </table:table-cell>
          <table:table-cell office:value-type="float" office:value="365672" calcext:value-type="float">
            <text:p>365672</text:p>
          </table:table-cell>
          <table:table-cell office:value-type="float" office:value="0.098445593107063" calcext:value-type="float">
            <text:p>0.098445593107063</text:p>
          </table:table-cell>
        </table:table-row>
        <table:table-row table:style-name="ro1">
          <table:table-cell office:value-type="float" office:value="265.156218419001" calcext:value-type="float">
            <text:p>265.156218419001</text:p>
          </table:table-cell>
          <table:table-cell office:value-type="float" office:value="364176" calcext:value-type="float">
            <text:p>364176</text:p>
          </table:table-cell>
          <table:table-cell office:value-type="float" office:value="364921" calcext:value-type="float">
            <text:p>364921</text:p>
          </table:table-cell>
          <table:table-cell office:value-type="float" office:value="0.0983939367213" calcext:value-type="float">
            <text:p>0.0983939367213</text:p>
          </table:table-cell>
        </table:table-row>
        <table:table-row table:style-name="ro1">
          <table:table-cell office:value-type="float" office:value="265.300753207001" calcext:value-type="float">
            <text:p>265.300753207001</text:p>
          </table:table-cell>
          <table:table-cell office:value-type="float" office:value="363422" calcext:value-type="float">
            <text:p>363422</text:p>
          </table:table-cell>
          <table:table-cell office:value-type="float" office:value="364176" calcext:value-type="float">
            <text:p>364176</text:p>
          </table:table-cell>
          <table:table-cell office:value-type="float" office:value="0.099092507867606" calcext:value-type="float">
            <text:p>0.099092507867606</text:p>
          </table:table-cell>
        </table:table-row>
        <table:table-row table:style-name="ro1">
          <table:table-cell office:value-type="float" office:value="265.444359417001" calcext:value-type="float">
            <text:p>265.444359417001</text:p>
          </table:table-cell>
          <table:table-cell office:value-type="float" office:value="362688" calcext:value-type="float">
            <text:p>362688</text:p>
          </table:table-cell>
          <table:table-cell office:value-type="float" office:value="363422" calcext:value-type="float">
            <text:p>363422</text:p>
          </table:table-cell>
          <table:table-cell office:value-type="float" office:value="0.0996436781160388" calcext:value-type="float">
            <text:p>0.0996436781160388</text:p>
          </table:table-cell>
        </table:table-row>
        <table:table-row table:style-name="ro1">
          <table:table-cell office:value-type="float" office:value="265.587952627" calcext:value-type="float">
            <text:p>265.587952627</text:p>
          </table:table-cell>
          <table:table-cell office:value-type="float" office:value="361977" calcext:value-type="float">
            <text:p>361977</text:p>
          </table:table-cell>
          <table:table-cell office:value-type="float" office:value="362688" calcext:value-type="float">
            <text:p>362688</text:p>
          </table:table-cell>
          <table:table-cell office:value-type="float" office:value="0.100069258361659" calcext:value-type="float">
            <text:p>0.100069258361659</text:p>
          </table:table-cell>
        </table:table-row>
        <table:table-row table:style-name="ro1">
          <table:table-cell office:value-type="float" office:value="265.738854375" calcext:value-type="float">
            <text:p>265.738854375</text:p>
          </table:table-cell>
          <table:table-cell office:value-type="float" office:value="361261" calcext:value-type="float">
            <text:p>361261</text:p>
          </table:table-cell>
          <table:table-cell office:value-type="float" office:value="361977" calcext:value-type="float">
            <text:p>361977</text:p>
          </table:table-cell>
          <table:table-cell office:value-type="float" office:value="0.10040205326054" calcext:value-type="float">
            <text:p>0.10040205326054</text:p>
          </table:table-cell>
        </table:table-row>
        <table:table-row table:style-name="ro1">
          <table:table-cell office:value-type="float" office:value="265.886529293" calcext:value-type="float">
            <text:p>265.886529293</text:p>
          </table:table-cell>
          <table:table-cell office:value-type="float" office:value="360599" calcext:value-type="float">
            <text:p>360599</text:p>
          </table:table-cell>
          <table:table-cell office:value-type="float" office:value="361261" calcext:value-type="float">
            <text:p>361261</text:p>
          </table:table-cell>
          <table:table-cell office:value-type="float" office:value="0.100652967909637" calcext:value-type="float">
            <text:p>0.100652967909637</text:p>
          </table:table-cell>
        </table:table-row>
        <table:table-row table:style-name="ro1">
          <table:table-cell office:value-type="float" office:value="266.043948881001" calcext:value-type="float">
            <text:p>266.043948881001</text:p>
          </table:table-cell>
          <table:table-cell office:value-type="float" office:value="359944" calcext:value-type="float">
            <text:p>359944</text:p>
          </table:table-cell>
          <table:table-cell office:value-type="float" office:value="360599" calcext:value-type="float">
            <text:p>360599</text:p>
          </table:table-cell>
          <table:table-cell office:value-type="float" office:value="0.100846047643479" calcext:value-type="float">
            <text:p>0.100846047643479</text:p>
          </table:table-cell>
        </table:table-row>
        <table:table-row table:style-name="ro1">
          <table:table-cell office:value-type="float" office:value="266.211955057001" calcext:value-type="float">
            <text:p>266.211955057001</text:p>
          </table:table-cell>
          <table:table-cell office:value-type="float" office:value="359311" calcext:value-type="float">
            <text:p>359311</text:p>
          </table:table-cell>
          <table:table-cell office:value-type="float" office:value="359944" calcext:value-type="float">
            <text:p>359944</text:p>
          </table:table-cell>
          <table:table-cell office:value-type="float" office:value="0.100985224726292" calcext:value-type="float">
            <text:p>0.100985224726292</text:p>
          </table:table-cell>
        </table:table-row>
        <table:table-row table:style-name="ro1">
          <table:table-cell office:value-type="float" office:value="266.322975805" calcext:value-type="float">
            <text:p>266.322975805</text:p>
          </table:table-cell>
          <table:table-cell office:value-type="float" office:value="358935" calcext:value-type="float">
            <text:p>358935</text:p>
          </table:table-cell>
          <table:table-cell office:value-type="float" office:value="359311" calcext:value-type="float">
            <text:p>359311</text:p>
          </table:table-cell>
          <table:table-cell office:value-type="float" office:value="0.101088931660733" calcext:value-type="float">
            <text:p>0.101088931660733</text:p>
          </table:table-cell>
        </table:table-row>
        <table:table-row table:style-name="ro1">
          <table:table-cell office:value-type="float" office:value="266.464156174" calcext:value-type="float">
            <text:p>266.464156174</text:p>
          </table:table-cell>
          <table:table-cell office:value-type="float" office:value="358508" calcext:value-type="float">
            <text:p>358508</text:p>
          </table:table-cell>
          <table:table-cell office:value-type="float" office:value="358935" calcext:value-type="float">
            <text:p>358935</text:p>
          </table:table-cell>
          <table:table-cell office:value-type="float" office:value="0.101156644952929" calcext:value-type="float">
            <text:p>0.101156644952929</text:p>
          </table:table-cell>
        </table:table-row>
        <table:table-row table:style-name="ro1">
          <table:table-cell office:value-type="float" office:value="266.608476872" calcext:value-type="float">
            <text:p>266.608476872</text:p>
          </table:table-cell>
          <table:table-cell office:value-type="float" office:value="358136" calcext:value-type="float">
            <text:p>358136</text:p>
          </table:table-cell>
          <table:table-cell office:value-type="float" office:value="358508" calcext:value-type="float">
            <text:p>358508</text:p>
          </table:table-cell>
          <table:table-cell office:value-type="float" office:value="0.101203198050214" calcext:value-type="float">
            <text:p>0.101203198050214</text:p>
          </table:table-cell>
        </table:table-row>
        <table:table-row table:style-name="ro1">
          <table:table-cell office:value-type="float" office:value="266.748985004" calcext:value-type="float">
            <text:p>266.748985004</text:p>
          </table:table-cell>
          <table:table-cell office:value-type="float" office:value="357841" calcext:value-type="float">
            <text:p>357841</text:p>
          </table:table-cell>
          <table:table-cell office:value-type="float" office:value="358136" calcext:value-type="float">
            <text:p>358136</text:p>
          </table:table-cell>
          <table:table-cell office:value-type="float" office:value="0.101232828710441" calcext:value-type="float">
            <text:p>0.101232828710441</text:p>
          </table:table-cell>
        </table:table-row>
        <table:table-row table:style-name="ro1">
          <table:table-cell office:value-type="float" office:value="266.898284878001" calcext:value-type="float">
            <text:p>266.898284878001</text:p>
          </table:table-cell>
          <table:table-cell office:value-type="float" office:value="357604" calcext:value-type="float">
            <text:p>357604</text:p>
          </table:table-cell>
          <table:table-cell office:value-type="float" office:value="357841" calcext:value-type="float">
            <text:p>357841</text:p>
          </table:table-cell>
          <table:table-cell office:value-type="float" office:value="0.101241326734294" calcext:value-type="float">
            <text:p>0.101241326734294</text:p>
          </table:table-cell>
        </table:table-row>
        <table:table-row table:style-name="ro1">
          <table:table-cell office:value-type="float" office:value="267.041663907001" calcext:value-type="float">
            <text:p>267.041663907001</text:p>
          </table:table-cell>
          <table:table-cell office:value-type="float" office:value="357453" calcext:value-type="float">
            <text:p>357453</text:p>
          </table:table-cell>
          <table:table-cell office:value-type="float" office:value="357604" calcext:value-type="float">
            <text:p>357604</text:p>
          </table:table-cell>
          <table:table-cell office:value-type="float" office:value="0.101240530453802" calcext:value-type="float">
            <text:p>0.101240530453802</text:p>
          </table:table-cell>
        </table:table-row>
        <table:table-row table:style-name="ro1">
          <table:table-cell office:value-type="float" office:value="267.185690852" calcext:value-type="float">
            <text:p>267.185690852</text:p>
          </table:table-cell>
          <table:table-cell office:value-type="float" office:value="357380" calcext:value-type="float">
            <text:p>357380</text:p>
          </table:table-cell>
          <table:table-cell office:value-type="float" office:value="357453" calcext:value-type="float">
            <text:p>357453</text:p>
          </table:table-cell>
          <table:table-cell office:value-type="float" office:value="0.101224721103394" calcext:value-type="float">
            <text:p>0.101224721103394</text:p>
          </table:table-cell>
        </table:table-row>
        <table:table-row table:style-name="ro1">
          <table:table-cell office:value-type="float" office:value="267.325897532" calcext:value-type="float">
            <text:p>267.325897532</text:p>
          </table:table-cell>
          <table:table-cell office:value-type="float" office:value="357385" calcext:value-type="float">
            <text:p>357385</text:p>
          </table:table-cell>
          <table:table-cell office:value-type="float" office:value="357380" calcext:value-type="float">
            <text:p>357380</text:p>
          </table:table-cell>
          <table:table-cell office:value-type="float" office:value="0.101204495983839" calcext:value-type="float">
            <text:p>0.101204495983839</text:p>
          </table:table-cell>
        </table:table-row>
        <table:table-row table:style-name="ro1">
          <table:table-cell office:value-type="float" office:value="267.468543796001" calcext:value-type="float">
            <text:p>267.468543796001</text:p>
          </table:table-cell>
          <table:table-cell office:value-type="float" office:value="357470" calcext:value-type="float">
            <text:p>357470</text:p>
          </table:table-cell>
          <table:table-cell office:value-type="float" office:value="357385" calcext:value-type="float">
            <text:p>357385</text:p>
          </table:table-cell>
          <table:table-cell office:value-type="float" office:value="0.101173177625394" calcext:value-type="float">
            <text:p>0.101173177625394</text:p>
          </table:table-cell>
        </table:table-row>
        <table:table-row table:style-name="ro1">
          <table:table-cell office:value-type="float" office:value="267.609308651" calcext:value-type="float">
            <text:p>267.609308651</text:p>
          </table:table-cell>
          <table:table-cell office:value-type="float" office:value="357632" calcext:value-type="float">
            <text:p>357632</text:p>
          </table:table-cell>
          <table:table-cell office:value-type="float" office:value="357470" calcext:value-type="float">
            <text:p>357470</text:p>
          </table:table-cell>
          <table:table-cell office:value-type="float" office:value="0.101140562302336" calcext:value-type="float">
            <text:p>0.101140562302336</text:p>
          </table:table-cell>
        </table:table-row>
        <table:table-row table:style-name="ro1">
          <table:table-cell office:value-type="float" office:value="267.758224273" calcext:value-type="float">
            <text:p>267.758224273</text:p>
          </table:table-cell>
          <table:table-cell office:value-type="float" office:value="357889" calcext:value-type="float">
            <text:p>357889</text:p>
          </table:table-cell>
          <table:table-cell office:value-type="float" office:value="357632" calcext:value-type="float">
            <text:p>357632</text:p>
          </table:table-cell>
          <table:table-cell office:value-type="float" office:value="0.101106915062512" calcext:value-type="float">
            <text:p>0.101106915062512</text:p>
          </table:table-cell>
        </table:table-row>
        <table:table-row table:style-name="ro1">
          <table:table-cell office:value-type="float" office:value="267.905537160001" calcext:value-type="float">
            <text:p>267.905537160001</text:p>
          </table:table-cell>
          <table:table-cell office:value-type="float" office:value="358228" calcext:value-type="float">
            <text:p>358228</text:p>
          </table:table-cell>
          <table:table-cell office:value-type="float" office:value="357889" calcext:value-type="float">
            <text:p>357889</text:p>
          </table:table-cell>
          <table:table-cell office:value-type="float" office:value="0.101064904247319" calcext:value-type="float">
            <text:p>0.101064904247319</text:p>
          </table:table-cell>
        </table:table-row>
        <table:table-row table:style-name="ro1">
          <table:table-cell office:value-type="float" office:value="268.050344423001" calcext:value-type="float">
            <text:p>268.050344423001</text:p>
          </table:table-cell>
          <table:table-cell office:value-type="float" office:value="358642" calcext:value-type="float">
            <text:p>358642</text:p>
          </table:table-cell>
          <table:table-cell office:value-type="float" office:value="358228" calcext:value-type="float">
            <text:p>358228</text:p>
          </table:table-cell>
          <table:table-cell office:value-type="float" office:value="0.101023757540552" calcext:value-type="float">
            <text:p>0.101023757540552</text:p>
          </table:table-cell>
        </table:table-row>
        <table:table-row table:style-name="ro1">
          <table:table-cell office:value-type="float" office:value="268.191671774001" calcext:value-type="float">
            <text:p>268.191671774001</text:p>
          </table:table-cell>
          <table:table-cell office:value-type="float" office:value="359121" calcext:value-type="float">
            <text:p>359121</text:p>
          </table:table-cell>
          <table:table-cell office:value-type="float" office:value="358642" calcext:value-type="float">
            <text:p>358642</text:p>
          </table:table-cell>
          <table:table-cell office:value-type="float" office:value="0.100975780948455" calcext:value-type="float">
            <text:p>0.100975780948455</text:p>
          </table:table-cell>
        </table:table-row>
        <table:table-row table:style-name="ro1">
          <table:table-cell office:value-type="float" office:value="268.340054211" calcext:value-type="float">
            <text:p>268.340054211</text:p>
          </table:table-cell>
          <table:table-cell office:value-type="float" office:value="359700" calcext:value-type="float">
            <text:p>359700</text:p>
          </table:table-cell>
          <table:table-cell office:value-type="float" office:value="359121" calcext:value-type="float">
            <text:p>359121</text:p>
          </table:table-cell>
          <table:table-cell office:value-type="float" office:value="0.100929878490107" calcext:value-type="float">
            <text:p>0.100929878490107</text:p>
          </table:table-cell>
        </table:table-row>
        <table:table-row table:style-name="ro1">
          <table:table-cell office:value-type="float" office:value="268.482834817" calcext:value-type="float">
            <text:p>268.482834817</text:p>
          </table:table-cell>
          <table:table-cell office:value-type="float" office:value="360329" calcext:value-type="float">
            <text:p>360329</text:p>
          </table:table-cell>
          <table:table-cell office:value-type="float" office:value="359700" calcext:value-type="float">
            <text:p>359700</text:p>
          </table:table-cell>
          <table:table-cell office:value-type="float" office:value="0.100878130980005" calcext:value-type="float">
            <text:p>0.100878130980005</text:p>
          </table:table-cell>
        </table:table-row>
        <table:table-row table:style-name="ro1">
          <table:table-cell office:value-type="float" office:value="268.62323239" calcext:value-type="float">
            <text:p>268.62323239</text:p>
          </table:table-cell>
          <table:table-cell office:value-type="float" office:value="361011" calcext:value-type="float">
            <text:p>361011</text:p>
          </table:table-cell>
          <table:table-cell office:value-type="float" office:value="360329" calcext:value-type="float">
            <text:p>360329</text:p>
          </table:table-cell>
          <table:table-cell office:value-type="float" office:value="0.100829228600628" calcext:value-type="float">
            <text:p>0.100829228600628</text:p>
          </table:table-cell>
        </table:table-row>
        <table:table-row table:style-name="ro1">
          <table:table-cell office:value-type="float" office:value="268.767592381" calcext:value-type="float">
            <text:p>268.767592381</text:p>
          </table:table-cell>
          <table:table-cell office:value-type="float" office:value="361775" calcext:value-type="float">
            <text:p>361775</text:p>
          </table:table-cell>
          <table:table-cell office:value-type="float" office:value="361011" calcext:value-type="float">
            <text:p>361011</text:p>
          </table:table-cell>
          <table:table-cell office:value-type="float" office:value="0.100775114724077" calcext:value-type="float">
            <text:p>0.100775114724077</text:p>
          </table:table-cell>
        </table:table-row>
        <table:table-row table:style-name="ro1">
          <table:table-cell office:value-type="float" office:value="268.90649208" calcext:value-type="float">
            <text:p>268.90649208</text:p>
          </table:table-cell>
          <table:table-cell office:value-type="float" office:value="362563" calcext:value-type="float">
            <text:p>362563</text:p>
          </table:table-cell>
          <table:table-cell office:value-type="float" office:value="361775" calcext:value-type="float">
            <text:p>361775</text:p>
          </table:table-cell>
          <table:table-cell office:value-type="float" office:value="0.100724336008599" calcext:value-type="float">
            <text:p>0.100724336008599</text:p>
          </table:table-cell>
        </table:table-row>
        <table:table-row table:style-name="ro1">
          <table:table-cell office:value-type="float" office:value="269.066521906" calcext:value-type="float">
            <text:p>269.066521906</text:p>
          </table:table-cell>
          <table:table-cell office:value-type="float" office:value="363531" calcext:value-type="float">
            <text:p>363531</text:p>
          </table:table-cell>
          <table:table-cell office:value-type="float" office:value="362563" calcext:value-type="float">
            <text:p>362563</text:p>
          </table:table-cell>
          <table:table-cell office:value-type="float" office:value="0.100668754521165" calcext:value-type="float">
            <text:p>0.100668754521165</text:p>
          </table:table-cell>
        </table:table-row>
        <table:table-row table:style-name="ro1">
          <table:table-cell office:value-type="float" office:value="269.331964341" calcext:value-type="float">
            <text:p>269.331964341</text:p>
          </table:table-cell>
          <table:table-cell office:value-type="float" office:value="365256" calcext:value-type="float">
            <text:p>365256</text:p>
          </table:table-cell>
          <table:table-cell office:value-type="float" office:value="363531" calcext:value-type="float">
            <text:p>363531</text:p>
          </table:table-cell>
          <table:table-cell office:value-type="float" office:value="0.100609353059311" calcext:value-type="float">
            <text:p>0.100609353059311</text:p>
          </table:table-cell>
        </table:table-row>
        <table:table-row table:style-name="ro1">
          <table:table-cell office:value-type="float" office:value="269.503985230001" calcext:value-type="float">
            <text:p>269.503985230001</text:p>
          </table:table-cell>
          <table:table-cell office:value-type="float" office:value="366437" calcext:value-type="float">
            <text:p>366437</text:p>
          </table:table-cell>
          <table:table-cell office:value-type="float" office:value="365256" calcext:value-type="float">
            <text:p>365256</text:p>
          </table:table-cell>
          <table:table-cell office:value-type="float" office:value="0.100546917811491" calcext:value-type="float">
            <text:p>0.100546917811491</text:p>
          </table:table-cell>
        </table:table-row>
        <table:table-row table:style-name="ro1">
          <table:table-cell office:value-type="float" office:value="269.660048360001" calcext:value-type="float">
            <text:p>269.660048360001</text:p>
          </table:table-cell>
          <table:table-cell office:value-type="float" office:value="367540" calcext:value-type="float">
            <text:p>367540</text:p>
          </table:table-cell>
          <table:table-cell office:value-type="float" office:value="366437" calcext:value-type="float">
            <text:p>366437</text:p>
          </table:table-cell>
          <table:table-cell office:value-type="float" office:value="0.100482077679037" calcext:value-type="float">
            <text:p>0.100482077679037</text:p>
          </table:table-cell>
        </table:table-row>
        <table:table-row table:style-name="ro1">
          <table:table-cell office:value-type="float" office:value="269.816985348" calcext:value-type="float">
            <text:p>269.816985348</text:p>
          </table:table-cell>
          <table:table-cell office:value-type="float" office:value="368669" calcext:value-type="float">
            <text:p>368669</text:p>
          </table:table-cell>
          <table:table-cell office:value-type="float" office:value="367540" calcext:value-type="float">
            <text:p>367540</text:p>
          </table:table-cell>
          <table:table-cell office:value-type="float" office:value="0.100422767894621" calcext:value-type="float">
            <text:p>0.100422767894621</text:p>
          </table:table-cell>
        </table:table-row>
        <table:table-row table:style-name="ro1">
          <table:table-cell office:value-type="float" office:value="269.962907734001" calcext:value-type="float">
            <text:p>269.962907734001</text:p>
          </table:table-cell>
          <table:table-cell office:value-type="float" office:value="369729" calcext:value-type="float">
            <text:p>369729</text:p>
          </table:table-cell>
          <table:table-cell office:value-type="float" office:value="368669" calcext:value-type="float">
            <text:p>368669</text:p>
          </table:table-cell>
          <table:table-cell office:value-type="float" office:value="0.100360461256742" calcext:value-type="float">
            <text:p>0.100360461256742</text:p>
          </table:table-cell>
        </table:table-row>
        <table:table-row table:style-name="ro1">
          <table:table-cell office:value-type="float" office:value="270.103220988" calcext:value-type="float">
            <text:p>270.103220988</text:p>
          </table:table-cell>
          <table:table-cell office:value-type="float" office:value="370751" calcext:value-type="float">
            <text:p>370751</text:p>
          </table:table-cell>
          <table:table-cell office:value-type="float" office:value="369729" calcext:value-type="float">
            <text:p>369729</text:p>
          </table:table-cell>
          <table:table-cell office:value-type="float" office:value="0.10030319480228" calcext:value-type="float">
            <text:p>0.10030319480228</text:p>
          </table:table-cell>
        </table:table-row>
        <table:table-row table:style-name="ro1">
          <table:table-cell office:value-type="float" office:value="270.248904101" calcext:value-type="float">
            <text:p>270.248904101</text:p>
          </table:table-cell>
          <table:table-cell office:value-type="float" office:value="371806" calcext:value-type="float">
            <text:p>371806</text:p>
          </table:table-cell>
          <table:table-cell office:value-type="float" office:value="370751" calcext:value-type="float">
            <text:p>370751</text:p>
          </table:table-cell>
          <table:table-cell office:value-type="float" office:value="0.100249965993732" calcext:value-type="float">
            <text:p>0.100249965993732</text:p>
          </table:table-cell>
        </table:table-row>
        <table:table-row table:style-name="ro1">
          <table:table-cell office:value-type="float" office:value="270.393502176001" calcext:value-type="float">
            <text:p>270.393502176001</text:p>
          </table:table-cell>
          <table:table-cell office:value-type="float" office:value="372840" calcext:value-type="float">
            <text:p>372840</text:p>
          </table:table-cell>
          <table:table-cell office:value-type="float" office:value="371806" calcext:value-type="float">
            <text:p>371806</text:p>
          </table:table-cell>
          <table:table-cell office:value-type="float" office:value="0.100192568130047" calcext:value-type="float">
            <text:p>0.100192568130047</text:p>
          </table:table-cell>
        </table:table-row>
        <table:table-row table:style-name="ro1">
          <table:table-cell office:value-type="float" office:value="270.547514808" calcext:value-type="float">
            <text:p>270.547514808</text:p>
          </table:table-cell>
          <table:table-cell office:value-type="float" office:value="373920" calcext:value-type="float">
            <text:p>373920</text:p>
          </table:table-cell>
          <table:table-cell office:value-type="float" office:value="372840" calcext:value-type="float">
            <text:p>372840</text:p>
          </table:table-cell>
          <table:table-cell office:value-type="float" office:value="0.100139250655037" calcext:value-type="float">
            <text:p>0.100139250655037</text:p>
          </table:table-cell>
        </table:table-row>
        <table:table-row table:style-name="ro1">
          <table:table-cell office:value-type="float" office:value="270.698636164" calcext:value-type="float">
            <text:p>270.698636164</text:p>
          </table:table-cell>
          <table:table-cell office:value-type="float" office:value="374948" calcext:value-type="float">
            <text:p>374948</text:p>
          </table:table-cell>
          <table:table-cell office:value-type="float" office:value="373920" calcext:value-type="float">
            <text:p>373920</text:p>
          </table:table-cell>
          <table:table-cell office:value-type="float" office:value="0.100081814725213" calcext:value-type="float">
            <text:p>0.100081814725213</text:p>
          </table:table-cell>
        </table:table-row>
        <table:table-row table:style-name="ro1">
          <table:table-cell office:value-type="float" office:value="270.848898391" calcext:value-type="float">
            <text:p>270.848898391</text:p>
          </table:table-cell>
          <table:table-cell office:value-type="float" office:value="375933" calcext:value-type="float">
            <text:p>375933</text:p>
          </table:table-cell>
          <table:table-cell office:value-type="float" office:value="374948" calcext:value-type="float">
            <text:p>374948</text:p>
          </table:table-cell>
          <table:table-cell office:value-type="float" office:value="0.100028483203461" calcext:value-type="float">
            <text:p>0.100028483203461</text:p>
          </table:table-cell>
        </table:table-row>
        <table:table-row table:style-name="ro1">
          <table:table-cell office:value-type="float" office:value="271.003822552" calcext:value-type="float">
            <text:p>271.003822552</text:p>
          </table:table-cell>
          <table:table-cell office:value-type="float" office:value="376901" calcext:value-type="float">
            <text:p>376901</text:p>
          </table:table-cell>
          <table:table-cell office:value-type="float" office:value="375933" calcext:value-type="float">
            <text:p>375933</text:p>
          </table:table-cell>
          <table:table-cell office:value-type="float" office:value="0.0999710687940208" calcext:value-type="float">
            <text:p>0.0999710687940208</text:p>
          </table:table-cell>
        </table:table-row>
        <table:table-row table:style-name="ro1">
          <table:table-cell office:value-type="float" office:value="271.158175827" calcext:value-type="float">
            <text:p>271.158175827</text:p>
          </table:table-cell>
          <table:table-cell office:value-type="float" office:value="377809" calcext:value-type="float">
            <text:p>377809</text:p>
          </table:table-cell>
          <table:table-cell office:value-type="float" office:value="376901" calcext:value-type="float">
            <text:p>376901</text:p>
          </table:table-cell>
          <table:table-cell office:value-type="float" office:value="0.0999177708402388" calcext:value-type="float">
            <text:p>0.0999177708402388</text:p>
          </table:table-cell>
        </table:table-row>
        <table:table-row table:style-name="ro1">
          <table:table-cell office:value-type="float" office:value="271.309267123001" calcext:value-type="float">
            <text:p>271.309267123001</text:p>
          </table:table-cell>
          <table:table-cell office:value-type="float" office:value="378638" calcext:value-type="float">
            <text:p>378638</text:p>
          </table:table-cell>
          <table:table-cell office:value-type="float" office:value="377809" calcext:value-type="float">
            <text:p>377809</text:p>
          </table:table-cell>
          <table:table-cell office:value-type="float" office:value="0.0998604159341837" calcext:value-type="float">
            <text:p>0.0998604159341837</text:p>
          </table:table-cell>
        </table:table-row>
        <table:table-row table:style-name="ro1">
          <table:table-cell office:value-type="float" office:value="271.450149964" calcext:value-type="float">
            <text:p>271.450149964</text:p>
          </table:table-cell>
          <table:table-cell office:value-type="float" office:value="379352" calcext:value-type="float">
            <text:p>379352</text:p>
          </table:table-cell>
          <table:table-cell office:value-type="float" office:value="378638" calcext:value-type="float">
            <text:p>378638</text:p>
          </table:table-cell>
          <table:table-cell office:value-type="float" office:value="0.0998071818805081" calcext:value-type="float">
            <text:p>0.0998071818805081</text:p>
          </table:table-cell>
        </table:table-row>
        <table:table-row table:style-name="ro1">
          <table:table-cell office:value-type="float" office:value="271.591796442001" calcext:value-type="float">
            <text:p>271.591796442001</text:p>
          </table:table-cell>
          <table:table-cell office:value-type="float" office:value="380007" calcext:value-type="float">
            <text:p>380007</text:p>
          </table:table-cell>
          <table:table-cell office:value-type="float" office:value="379352" calcext:value-type="float">
            <text:p>379352</text:p>
          </table:table-cell>
          <table:table-cell office:value-type="float" office:value="0.099749910635258" calcext:value-type="float">
            <text:p>0.099749910635258</text:p>
          </table:table-cell>
        </table:table-row>
        <table:table-row table:style-name="ro1">
          <table:table-cell office:value-type="float" office:value="271.739487517" calcext:value-type="float">
            <text:p>271.739487517</text:p>
          </table:table-cell>
          <table:table-cell office:value-type="float" office:value="380619" calcext:value-type="float">
            <text:p>380619</text:p>
          </table:table-cell>
          <table:table-cell office:value-type="float" office:value="380007" calcext:value-type="float">
            <text:p>380007</text:p>
          </table:table-cell>
          <table:table-cell office:value-type="float" office:value="0.0996967597536006" calcext:value-type="float">
            <text:p>0.0996967597536006</text:p>
          </table:table-cell>
        </table:table-row>
        <table:table-row table:style-name="ro1">
          <table:table-cell office:value-type="float" office:value="271.931157111" calcext:value-type="float">
            <text:p>271.931157111</text:p>
          </table:table-cell>
          <table:table-cell office:value-type="float" office:value="381299" calcext:value-type="float">
            <text:p>381299</text:p>
          </table:table-cell>
          <table:table-cell office:value-type="float" office:value="380619" calcext:value-type="float">
            <text:p>380619</text:p>
          </table:table-cell>
          <table:table-cell office:value-type="float" office:value="0.0996395874788746" calcext:value-type="float">
            <text:p>0.0996395874788746</text:p>
          </table:table-cell>
        </table:table-row>
        <table:table-row table:style-name="ro1">
          <table:table-cell office:value-type="float" office:value="272.083545609001" calcext:value-type="float">
            <text:p>272.083545609001</text:p>
          </table:table-cell>
          <table:table-cell office:value-type="float" office:value="381743" calcext:value-type="float">
            <text:p>381743</text:p>
          </table:table-cell>
          <table:table-cell office:value-type="float" office:value="381299" calcext:value-type="float">
            <text:p>381299</text:p>
          </table:table-cell>
          <table:table-cell office:value-type="float" office:value="0.0995792196519739" calcext:value-type="float">
            <text:p>0.0995792196519739</text:p>
          </table:table-cell>
        </table:table-row>
        <table:table-row table:style-name="ro1">
          <table:table-cell office:value-type="float" office:value="272.228661540001" calcext:value-type="float">
            <text:p>272.228661540001</text:p>
          </table:table-cell>
          <table:table-cell office:value-type="float" office:value="382083" calcext:value-type="float">
            <text:p>382083</text:p>
          </table:table-cell>
          <table:table-cell office:value-type="float" office:value="381743" calcext:value-type="float">
            <text:p>381743</text:p>
          </table:table-cell>
          <table:table-cell office:value-type="float" office:value="0.0995236184578792" calcext:value-type="float">
            <text:p>0.0995236184578792</text:p>
          </table:table-cell>
        </table:table-row>
        <table:table-row table:style-name="ro1">
          <table:table-cell office:value-type="float" office:value="272.377047572" calcext:value-type="float">
            <text:p>272.377047572</text:p>
          </table:table-cell>
          <table:table-cell office:value-type="float" office:value="382347" calcext:value-type="float">
            <text:p>382347</text:p>
          </table:table-cell>
          <table:table-cell office:value-type="float" office:value="382083" calcext:value-type="float">
            <text:p>382083</text:p>
          </table:table-cell>
          <table:table-cell office:value-type="float" office:value="0.0994645397497653" calcext:value-type="float">
            <text:p>0.0994645397497653</text:p>
          </table:table-cell>
        </table:table-row>
        <table:table-row table:style-name="ro1">
          <table:table-cell office:value-type="float" office:value="272.523415445" calcext:value-type="float">
            <text:p>272.523415445</text:p>
          </table:table-cell>
          <table:table-cell office:value-type="float" office:value="382522" calcext:value-type="float">
            <text:p>382522</text:p>
          </table:table-cell>
          <table:table-cell office:value-type="float" office:value="382347" calcext:value-type="float">
            <text:p>382347</text:p>
          </table:table-cell>
          <table:table-cell office:value-type="float" office:value="0.0994099859511716" calcext:value-type="float">
            <text:p>0.0994099859511716</text:p>
          </table:table-cell>
        </table:table-row>
        <table:table-row table:style-name="ro1">
          <table:table-cell office:value-type="float" office:value="272.66669886" calcext:value-type="float">
            <text:p>272.66669886</text:p>
          </table:table-cell>
          <table:table-cell office:value-type="float" office:value="382611" calcext:value-type="float">
            <text:p>382611</text:p>
          </table:table-cell>
          <table:table-cell office:value-type="float" office:value="382522" calcext:value-type="float">
            <text:p>382522</text:p>
          </table:table-cell>
          <table:table-cell office:value-type="float" office:value="0.0993517773071928" calcext:value-type="float">
            <text:p>0.0993517773071928</text:p>
          </table:table-cell>
        </table:table-row>
        <table:table-row table:style-name="ro1">
          <table:table-cell office:value-type="float" office:value="272.811794691001" calcext:value-type="float">
            <text:p>272.811794691001</text:p>
          </table:table-cell>
          <table:table-cell office:value-type="float" office:value="382620" calcext:value-type="float">
            <text:p>382620</text:p>
          </table:table-cell>
          <table:table-cell office:value-type="float" office:value="382611" calcext:value-type="float">
            <text:p>382611</text:p>
          </table:table-cell>
          <table:table-cell office:value-type="float" office:value="0.0992979356072221" calcext:value-type="float">
            <text:p>0.0992979356072221</text:p>
          </table:table-cell>
        </table:table-row>
        <table:table-row table:style-name="ro1">
          <table:table-cell office:value-type="float" office:value="272.959590148001" calcext:value-type="float">
            <text:p>272.959590148001</text:p>
          </table:table-cell>
          <table:table-cell office:value-type="float" office:value="382545" calcext:value-type="float">
            <text:p>382545</text:p>
          </table:table-cell>
          <table:table-cell office:value-type="float" office:value="382620" calcext:value-type="float">
            <text:p>382620</text:p>
          </table:table-cell>
          <table:table-cell office:value-type="float" office:value="0.0992475927997909" calcext:value-type="float">
            <text:p>0.0992475927997909</text:p>
          </table:table-cell>
        </table:table-row>
        <table:table-row table:style-name="ro1">
          <table:table-cell office:value-type="float" office:value="273.106716248" calcext:value-type="float">
            <text:p>273.106716248</text:p>
          </table:table-cell>
          <table:table-cell office:value-type="float" office:value="382388" calcext:value-type="float">
            <text:p>382388</text:p>
          </table:table-cell>
          <table:table-cell office:value-type="float" office:value="382545" calcext:value-type="float">
            <text:p>382545</text:p>
          </table:table-cell>
          <table:table-cell office:value-type="float" office:value="0.0991927956474574" calcext:value-type="float">
            <text:p>0.0991927956474574</text:p>
          </table:table-cell>
        </table:table-row>
        <table:table-row table:style-name="ro1">
          <table:table-cell office:value-type="float" office:value="273.247390009001" calcext:value-type="float">
            <text:p>273.247390009001</text:p>
          </table:table-cell>
          <table:table-cell office:value-type="float" office:value="382164" calcext:value-type="float">
            <text:p>382164</text:p>
          </table:table-cell>
          <table:table-cell office:value-type="float" office:value="382388" calcext:value-type="float">
            <text:p>382388</text:p>
          </table:table-cell>
          <table:table-cell office:value-type="float" office:value="0.0991417044549391" calcext:value-type="float">
            <text:p>0.0991417044549391</text:p>
          </table:table-cell>
        </table:table-row>
        <table:table-row table:style-name="ro1">
          <table:table-cell office:value-type="float" office:value="273.390197180001" calcext:value-type="float">
            <text:p>273.390197180001</text:p>
          </table:table-cell>
          <table:table-cell office:value-type="float" office:value="381866" calcext:value-type="float">
            <text:p>381866</text:p>
          </table:table-cell>
          <table:table-cell office:value-type="float" office:value="382164" calcext:value-type="float">
            <text:p>382164</text:p>
          </table:table-cell>
          <table:table-cell office:value-type="float" office:value="0.0990863404954782" calcext:value-type="float">
            <text:p>0.0990863404954782</text:p>
          </table:table-cell>
        </table:table-row>
        <table:table-row table:style-name="ro1">
          <table:table-cell office:value-type="float" office:value="273.537419472001" calcext:value-type="float">
            <text:p>273.537419472001</text:p>
          </table:table-cell>
          <table:table-cell office:value-type="float" office:value="381487" calcext:value-type="float">
            <text:p>381487</text:p>
          </table:table-cell>
          <table:table-cell office:value-type="float" office:value="381866" calcext:value-type="float">
            <text:p>381866</text:p>
          </table:table-cell>
          <table:table-cell office:value-type="float" office:value="0.0990348117814485" calcext:value-type="float">
            <text:p>0.0990348117814485</text:p>
          </table:table-cell>
        </table:table-row>
        <table:table-row table:style-name="ro1">
          <table:table-cell office:value-type="float" office:value="273.682455814001" calcext:value-type="float">
            <text:p>273.682455814001</text:p>
          </table:table-cell>
          <table:table-cell office:value-type="float" office:value="381047" calcext:value-type="float">
            <text:p>381047</text:p>
          </table:table-cell>
          <table:table-cell office:value-type="float" office:value="381487" calcext:value-type="float">
            <text:p>381487</text:p>
          </table:table-cell>
          <table:table-cell office:value-type="float" office:value="0.0989791296007257" calcext:value-type="float">
            <text:p>0.0989791296007257</text:p>
          </table:table-cell>
        </table:table-row>
        <table:table-row table:style-name="ro1">
          <table:table-cell office:value-type="float" office:value="273.833607413" calcext:value-type="float">
            <text:p>273.833607413</text:p>
          </table:table-cell>
          <table:table-cell office:value-type="float" office:value="380523" calcext:value-type="float">
            <text:p>380523</text:p>
          </table:table-cell>
          <table:table-cell office:value-type="float" office:value="381047" calcext:value-type="float">
            <text:p>381047</text:p>
          </table:table-cell>
          <table:table-cell office:value-type="float" office:value="0.0989273621814947" calcext:value-type="float">
            <text:p>0.0989273621814947</text:p>
          </table:table-cell>
        </table:table-row>
        <table:table-row table:style-name="ro1">
          <table:table-cell office:value-type="float" office:value="273.984080296001" calcext:value-type="float">
            <text:p>273.984080296001</text:p>
          </table:table-cell>
          <table:table-cell office:value-type="float" office:value="379942" calcext:value-type="float">
            <text:p>379942</text:p>
          </table:table-cell>
          <table:table-cell office:value-type="float" office:value="380523" calcext:value-type="float">
            <text:p>380523</text:p>
          </table:table-cell>
          <table:table-cell office:value-type="float" office:value="0.0988715207280237" calcext:value-type="float">
            <text:p>0.0988715207280237</text:p>
          </table:table-cell>
        </table:table-row>
        <table:table-row table:style-name="ro1">
          <table:table-cell office:value-type="float" office:value="274.123509396" calcext:value-type="float">
            <text:p>274.123509396</text:p>
          </table:table-cell>
          <table:table-cell office:value-type="float" office:value="379356" calcext:value-type="float">
            <text:p>379356</text:p>
          </table:table-cell>
          <table:table-cell office:value-type="float" office:value="379942" calcext:value-type="float">
            <text:p>379942</text:p>
          </table:table-cell>
          <table:table-cell office:value-type="float" office:value="0.0988196417102495" calcext:value-type="float">
            <text:p>0.0988196417102495</text:p>
          </table:table-cell>
        </table:table-row>
        <table:table-row table:style-name="ro1">
          <table:table-cell office:value-type="float" office:value="274.266746151" calcext:value-type="float">
            <text:p>274.266746151</text:p>
          </table:table-cell>
          <table:table-cell office:value-type="float" office:value="378712" calcext:value-type="float">
            <text:p>378712</text:p>
          </table:table-cell>
          <table:table-cell office:value-type="float" office:value="379356" calcext:value-type="float">
            <text:p>379356</text:p>
          </table:table-cell>
          <table:table-cell office:value-type="float" office:value="0.0987637425652799" calcext:value-type="float">
            <text:p>0.0987637425652799</text:p>
          </table:table-cell>
        </table:table-row>
        <table:table-row table:style-name="ro1">
          <table:table-cell office:value-type="float" office:value="274.423981838" calcext:value-type="float">
            <text:p>274.423981838</text:p>
          </table:table-cell>
          <table:table-cell office:value-type="float" office:value="377964" calcext:value-type="float">
            <text:p>377964</text:p>
          </table:table-cell>
          <table:table-cell office:value-type="float" office:value="378712" calcext:value-type="float">
            <text:p>378712</text:p>
          </table:table-cell>
          <table:table-cell office:value-type="float" office:value="0.0987118331620378" calcext:value-type="float">
            <text:p>0.0987118331620378</text:p>
          </table:table-cell>
        </table:table-row>
        <table:table-row table:style-name="ro1">
          <table:table-cell office:value-type="float" office:value="274.572863657" calcext:value-type="float">
            <text:p>274.572863657</text:p>
          </table:table-cell>
          <table:table-cell office:value-type="float" office:value="377224" calcext:value-type="float">
            <text:p>377224</text:p>
          </table:table-cell>
          <table:table-cell office:value-type="float" office:value="377964" calcext:value-type="float">
            <text:p>377964</text:p>
          </table:table-cell>
          <table:table-cell office:value-type="float" office:value="0.0986559411924083" calcext:value-type="float">
            <text:p>0.0986559411924083</text:p>
          </table:table-cell>
        </table:table-row>
        <table:table-row table:style-name="ro1">
          <table:table-cell office:value-type="float" office:value="274.769546842001" calcext:value-type="float">
            <text:p>274.769546842001</text:p>
          </table:table-cell>
          <table:table-cell office:value-type="float" office:value="376212" calcext:value-type="float">
            <text:p>376212</text:p>
          </table:table-cell>
          <table:table-cell office:value-type="float" office:value="377224" calcext:value-type="float">
            <text:p>377224</text:p>
          </table:table-cell>
          <table:table-cell office:value-type="float" office:value="0.0985968841014676" calcext:value-type="float">
            <text:p>0.0985968841014676</text:p>
          </table:table-cell>
        </table:table-row>
        <table:table-row table:style-name="ro1">
          <table:table-cell office:value-type="float" office:value="274.919961256001" calcext:value-type="float">
            <text:p>274.919961256001</text:p>
          </table:table-cell>
          <table:table-cell office:value-type="float" office:value="375422" calcext:value-type="float">
            <text:p>375422</text:p>
          </table:table-cell>
          <table:table-cell office:value-type="float" office:value="376212" calcext:value-type="float">
            <text:p>376212</text:p>
          </table:table-cell>
          <table:table-cell office:value-type="float" office:value="0.0985424745062287" calcext:value-type="float">
            <text:p>0.0985424745062287</text:p>
          </table:table-cell>
        </table:table-row>
        <table:table-row table:style-name="ro1">
          <table:table-cell office:value-type="float" office:value="275.067236100001" calcext:value-type="float">
            <text:p>275.067236100001</text:p>
          </table:table-cell>
          <table:table-cell office:value-type="float" office:value="374644" calcext:value-type="float">
            <text:p>374644</text:p>
          </table:table-cell>
          <table:table-cell office:value-type="float" office:value="375422" calcext:value-type="float">
            <text:p>375422</text:p>
          </table:table-cell>
          <table:table-cell office:value-type="float" office:value="0.098484634626817" calcext:value-type="float">
            <text:p>0.098484634626817</text:p>
          </table:table-cell>
        </table:table-row>
        <table:table-row table:style-name="ro1">
          <table:table-cell office:value-type="float" office:value="275.207091714" calcext:value-type="float">
            <text:p>275.207091714</text:p>
          </table:table-cell>
          <table:table-cell office:value-type="float" office:value="373909" calcext:value-type="float">
            <text:p>373909</text:p>
          </table:table-cell>
          <table:table-cell office:value-type="float" office:value="374644" calcext:value-type="float">
            <text:p>374644</text:p>
          </table:table-cell>
          <table:table-cell office:value-type="float" office:value="0.0984312144311735" calcext:value-type="float">
            <text:p>0.0984312144311735</text:p>
          </table:table-cell>
        </table:table-row>
        <table:table-row table:style-name="ro1">
          <table:table-cell office:value-type="float" office:value="275.360319525001" calcext:value-type="float">
            <text:p>275.360319525001</text:p>
          </table:table-cell>
          <table:table-cell office:value-type="float" office:value="373115" calcext:value-type="float">
            <text:p>373115</text:p>
          </table:table-cell>
          <table:table-cell office:value-type="float" office:value="373909" calcext:value-type="float">
            <text:p>373909</text:p>
          </table:table-cell>
          <table:table-cell office:value-type="float" office:value="0.0991012056416309" calcext:value-type="float">
            <text:p>0.0991012056416309</text:p>
          </table:table-cell>
        </table:table-row>
        <table:table-row table:style-name="ro1">
          <table:table-cell office:value-type="float" office:value="275.513444325001" calcext:value-type="float">
            <text:p>275.513444325001</text:p>
          </table:table-cell>
          <table:table-cell office:value-type="float" office:value="372343" calcext:value-type="float">
            <text:p>372343</text:p>
          </table:table-cell>
          <table:table-cell office:value-type="float" office:value="373115" calcext:value-type="float">
            <text:p>373115</text:p>
          </table:table-cell>
          <table:table-cell office:value-type="float" office:value="0.0996298017226071" calcext:value-type="float">
            <text:p>0.0996298017226071</text:p>
          </table:table-cell>
        </table:table-row>
        <table:table-row table:style-name="ro1">
          <table:table-cell office:value-type="float" office:value="275.658921923" calcext:value-type="float">
            <text:p>275.658921923</text:p>
          </table:table-cell>
          <table:table-cell office:value-type="float" office:value="371636" calcext:value-type="float">
            <text:p>371636</text:p>
          </table:table-cell>
          <table:table-cell office:value-type="float" office:value="372343" calcext:value-type="float">
            <text:p>372343</text:p>
          </table:table-cell>
          <table:table-cell office:value-type="float" office:value="0.10004528707369" calcext:value-type="float">
            <text:p>0.10004528707369</text:p>
          </table:table-cell>
        </table:table-row>
        <table:table-row table:style-name="ro1">
          <table:table-cell office:value-type="float" office:value="275.801160131" calcext:value-type="float">
            <text:p>275.801160131</text:p>
          </table:table-cell>
          <table:table-cell office:value-type="float" office:value="370977" calcext:value-type="float">
            <text:p>370977</text:p>
          </table:table-cell>
          <table:table-cell office:value-type="float" office:value="371636" calcext:value-type="float">
            <text:p>371636</text:p>
          </table:table-cell>
          <table:table-cell office:value-type="float" office:value="0.100362908424833" calcext:value-type="float">
            <text:p>0.100362908424833</text:p>
          </table:table-cell>
        </table:table-row>
        <table:table-row table:style-name="ro1">
          <table:table-cell office:value-type="float" office:value="275.947845291001" calcext:value-type="float">
            <text:p>275.947845291001</text:p>
          </table:table-cell>
          <table:table-cell office:value-type="float" office:value="370338" calcext:value-type="float">
            <text:p>370338</text:p>
          </table:table-cell>
          <table:table-cell office:value-type="float" office:value="370977" calcext:value-type="float">
            <text:p>370977</text:p>
          </table:table-cell>
          <table:table-cell office:value-type="float" office:value="0.100609630078037" calcext:value-type="float">
            <text:p>0.100609630078037</text:p>
          </table:table-cell>
        </table:table-row>
        <table:table-row table:style-name="ro1">
          <table:table-cell office:value-type="float" office:value="276.102174512001" calcext:value-type="float">
            <text:p>276.102174512001</text:p>
          </table:table-cell>
          <table:table-cell office:value-type="float" office:value="369717" calcext:value-type="float">
            <text:p>369717</text:p>
          </table:table-cell>
          <table:table-cell office:value-type="float" office:value="370338" calcext:value-type="float">
            <text:p>370338</text:p>
          </table:table-cell>
          <table:table-cell office:value-type="float" office:value="0.100792272590349" calcext:value-type="float">
            <text:p>0.100792272590349</text:p>
          </table:table-cell>
        </table:table-row>
        <table:table-row table:style-name="ro1">
          <table:table-cell office:value-type="float" office:value="276.245982394001" calcext:value-type="float">
            <text:p>276.245982394001</text:p>
          </table:table-cell>
          <table:table-cell office:value-type="float" office:value="369192" calcext:value-type="float">
            <text:p>369192</text:p>
          </table:table-cell>
          <table:table-cell office:value-type="float" office:value="369717" calcext:value-type="float">
            <text:p>369717</text:p>
          </table:table-cell>
          <table:table-cell office:value-type="float" office:value="0.100931027206023" calcext:value-type="float">
            <text:p>0.100931027206023</text:p>
          </table:table-cell>
        </table:table-row>
        <table:table-row table:style-name="ro1">
          <table:table-cell office:value-type="float" office:value="276.388929260001" calcext:value-type="float">
            <text:p>276.388929260001</text:p>
          </table:table-cell>
          <table:table-cell office:value-type="float" office:value="368728" calcext:value-type="float">
            <text:p>368728</text:p>
          </table:table-cell>
          <table:table-cell office:value-type="float" office:value="369192" calcext:value-type="float">
            <text:p>369192</text:p>
          </table:table-cell>
          <table:table-cell office:value-type="float" office:value="0.101027328103102" calcext:value-type="float">
            <text:p>0.101027328103102</text:p>
          </table:table-cell>
        </table:table-row>
        <table:table-row table:style-name="ro1">
          <table:table-cell office:value-type="float" office:value="276.534608422" calcext:value-type="float">
            <text:p>276.534608422</text:p>
          </table:table-cell>
          <table:table-cell office:value-type="float" office:value="368318" calcext:value-type="float">
            <text:p>368318</text:p>
          </table:table-cell>
          <table:table-cell office:value-type="float" office:value="368728" calcext:value-type="float">
            <text:p>368728</text:p>
          </table:table-cell>
          <table:table-cell office:value-type="float" office:value="0.101097025407898" calcext:value-type="float">
            <text:p>0.101097025407898</text:p>
          </table:table-cell>
        </table:table-row>
        <table:table-row table:style-name="ro1">
          <table:table-cell office:value-type="float" office:value="276.686661902" calcext:value-type="float">
            <text:p>276.686661902</text:p>
          </table:table-cell>
          <table:table-cell office:value-type="float" office:value="367964" calcext:value-type="float">
            <text:p>367964</text:p>
          </table:table-cell>
          <table:table-cell office:value-type="float" office:value="368318" calcext:value-type="float">
            <text:p>368318</text:p>
          </table:table-cell>
          <table:table-cell office:value-type="float" office:value="0.101138112366839" calcext:value-type="float">
            <text:p>0.101138112366839</text:p>
          </table:table-cell>
        </table:table-row>
        <table:table-row table:style-name="ro1">
          <table:table-cell office:value-type="float" office:value="276.846733068001" calcext:value-type="float">
            <text:p>276.846733068001</text:p>
          </table:table-cell>
          <table:table-cell office:value-type="float" office:value="367677" calcext:value-type="float">
            <text:p>367677</text:p>
          </table:table-cell>
          <table:table-cell office:value-type="float" office:value="367964" calcext:value-type="float">
            <text:p>367964</text:p>
          </table:table-cell>
          <table:table-cell office:value-type="float" office:value="0.101163654450433" calcext:value-type="float">
            <text:p>0.101163654450433</text:p>
          </table:table-cell>
        </table:table-row>
        <table:table-row table:style-name="ro1">
          <table:table-cell office:value-type="float" office:value="276.997353296" calcext:value-type="float">
            <text:p>276.997353296</text:p>
          </table:table-cell>
          <table:table-cell office:value-type="float" office:value="367491" calcext:value-type="float">
            <text:p>367491</text:p>
          </table:table-cell>
          <table:table-cell office:value-type="float" office:value="367677" calcext:value-type="float">
            <text:p>367677</text:p>
          </table:table-cell>
          <table:table-cell office:value-type="float" office:value="0.101169449039205" calcext:value-type="float">
            <text:p>0.101169449039205</text:p>
          </table:table-cell>
        </table:table-row>
        <table:table-row table:style-name="ro1">
          <table:table-cell office:value-type="float" office:value="277.135979411" calcext:value-type="float">
            <text:p>277.135979411</text:p>
          </table:table-cell>
          <table:table-cell office:value-type="float" office:value="367396" calcext:value-type="float">
            <text:p>367396</text:p>
          </table:table-cell>
          <table:table-cell office:value-type="float" office:value="367491" calcext:value-type="float">
            <text:p>367491</text:p>
          </table:table-cell>
          <table:table-cell office:value-type="float" office:value="0.101166773104196" calcext:value-type="float">
            <text:p>0.101166773104196</text:p>
          </table:table-cell>
        </table:table-row>
        <table:table-row table:style-name="ro1">
          <table:table-cell office:value-type="float" office:value="277.280021257" calcext:value-type="float">
            <text:p>277.280021257</text:p>
          </table:table-cell>
          <table:table-cell office:value-type="float" office:value="367375" calcext:value-type="float">
            <text:p>367375</text:p>
          </table:table-cell>
          <table:table-cell office:value-type="float" office:value="367396" calcext:value-type="float">
            <text:p>367396</text:p>
          </table:table-cell>
          <table:table-cell office:value-type="float" office:value="0.101150024981552" calcext:value-type="float">
            <text:p>0.101150024981552</text:p>
          </table:table-cell>
        </table:table-row>
        <table:table-row table:style-name="ro1">
          <table:table-cell office:value-type="float" office:value="277.422531550001" calcext:value-type="float">
            <text:p>277.422531550001</text:p>
          </table:table-cell>
          <table:table-cell office:value-type="float" office:value="367434" calcext:value-type="float">
            <text:p>367434</text:p>
          </table:table-cell>
          <table:table-cell office:value-type="float" office:value="367375" calcext:value-type="float">
            <text:p>367375</text:p>
          </table:table-cell>
          <table:table-cell office:value-type="float" office:value="0.101129330703394" calcext:value-type="float">
            <text:p>0.101129330703394</text:p>
          </table:table-cell>
        </table:table-row>
        <table:table-row table:style-name="ro1">
          <table:table-cell office:value-type="float" office:value="277.563873292001" calcext:value-type="float">
            <text:p>277.563873292001</text:p>
          </table:table-cell>
          <table:table-cell office:value-type="float" office:value="367571" calcext:value-type="float">
            <text:p>367571</text:p>
          </table:table-cell>
          <table:table-cell office:value-type="float" office:value="367434" calcext:value-type="float">
            <text:p>367434</text:p>
          </table:table-cell>
          <table:table-cell office:value-type="float" office:value="0.101098199506819" calcext:value-type="float">
            <text:p>0.101098199506819</text:p>
          </table:table-cell>
        </table:table-row>
        <table:table-row table:style-name="ro1">
          <table:table-cell office:value-type="float" office:value="277.682812084" calcext:value-type="float">
            <text:p>277.682812084</text:p>
          </table:table-cell>
          <table:table-cell office:value-type="float" office:value="367748" calcext:value-type="float">
            <text:p>367748</text:p>
          </table:table-cell>
          <table:table-cell office:value-type="float" office:value="367571" calcext:value-type="float">
            <text:p>367571</text:p>
          </table:table-cell>
          <table:table-cell office:value-type="float" office:value="0.101066014544172" calcext:value-type="float">
            <text:p>0.101066014544172</text:p>
          </table:table-cell>
        </table:table-row>
        <table:table-row table:style-name="ro1">
          <table:table-cell office:value-type="float" office:value="277.82569356" calcext:value-type="float">
            <text:p>277.82569356</text:p>
          </table:table-cell>
          <table:table-cell office:value-type="float" office:value="368034" calcext:value-type="float">
            <text:p>368034</text:p>
          </table:table-cell>
          <table:table-cell office:value-type="float" office:value="367748" calcext:value-type="float">
            <text:p>367748</text:p>
          </table:table-cell>
          <table:table-cell office:value-type="float" office:value="0.101032991815518" calcext:value-type="float">
            <text:p>0.101032991815518</text:p>
          </table:table-cell>
        </table:table-row>
        <table:table-row table:style-name="ro1">
          <table:table-cell office:value-type="float" office:value="277.967567787" calcext:value-type="float">
            <text:p>277.967567787</text:p>
          </table:table-cell>
          <table:table-cell office:value-type="float" office:value="368396" calcext:value-type="float">
            <text:p>368396</text:p>
          </table:table-cell>
          <table:table-cell office:value-type="float" office:value="368034" calcext:value-type="float">
            <text:p>368034</text:p>
          </table:table-cell>
          <table:table-cell office:value-type="float" office:value="0.100992039833401" calcext:value-type="float">
            <text:p>0.100992039833401</text:p>
          </table:table-cell>
        </table:table-row>
        <table:table-row table:style-name="ro1">
          <table:table-cell office:value-type="float" office:value="278.125587955001" calcext:value-type="float">
            <text:p>278.125587955001</text:p>
          </table:table-cell>
          <table:table-cell office:value-type="float" office:value="368888" calcext:value-type="float">
            <text:p>368888</text:p>
          </table:table-cell>
          <table:table-cell office:value-type="float" office:value="368396" calcext:value-type="float">
            <text:p>368396</text:p>
          </table:table-cell>
          <table:table-cell office:value-type="float" office:value="0.100952019195734" calcext:value-type="float">
            <text:p>0.100952019195734</text:p>
          </table:table-cell>
        </table:table-row>
        <table:table-row table:style-name="ro1">
          <table:table-cell office:value-type="float" office:value="278.277021021" calcext:value-type="float">
            <text:p>278.277021021</text:p>
          </table:table-cell>
          <table:table-cell office:value-type="float" office:value="369445" calcext:value-type="float">
            <text:p>369445</text:p>
          </table:table-cell>
          <table:table-cell office:value-type="float" office:value="368888" calcext:value-type="float">
            <text:p>368888</text:p>
          </table:table-cell>
          <table:table-cell office:value-type="float" office:value="0.100905500248674" calcext:value-type="float">
            <text:p>0.100905500248674</text:p>
          </table:table-cell>
        </table:table-row>
        <table:table-row table:style-name="ro1">
          <table:table-cell office:value-type="float" office:value="278.421221421" calcext:value-type="float">
            <text:p>278.421221421</text:p>
          </table:table-cell>
          <table:table-cell office:value-type="float" office:value="370050" calcext:value-type="float">
            <text:p>370050</text:p>
          </table:table-cell>
          <table:table-cell office:value-type="float" office:value="369445" calcext:value-type="float">
            <text:p>369445</text:p>
          </table:table-cell>
          <table:table-cell office:value-type="float" office:value="0.100861041694804" calcext:value-type="float">
            <text:p>0.100861041694804</text:p>
          </table:table-cell>
        </table:table-row>
        <table:table-row table:style-name="ro1">
          <table:table-cell office:value-type="float" office:value="278.563268621" calcext:value-type="float">
            <text:p>278.563268621</text:p>
          </table:table-cell>
          <table:table-cell office:value-type="float" office:value="370713" calcext:value-type="float">
            <text:p>370713</text:p>
          </table:table-cell>
          <table:table-cell office:value-type="float" office:value="370050" calcext:value-type="float">
            <text:p>370050</text:p>
          </table:table-cell>
          <table:table-cell office:value-type="float" office:value="0.100811003675642" calcext:value-type="float">
            <text:p>0.100811003675642</text:p>
          </table:table-cell>
        </table:table-row>
        <table:table-row table:style-name="ro1">
          <table:table-cell office:value-type="float" office:value="278.717594085" calcext:value-type="float">
            <text:p>278.717594085</text:p>
          </table:table-cell>
          <table:table-cell office:value-type="float" office:value="371504" calcext:value-type="float">
            <text:p>371504</text:p>
          </table:table-cell>
          <table:table-cell office:value-type="float" office:value="370713" calcext:value-type="float">
            <text:p>370713</text:p>
          </table:table-cell>
          <table:table-cell office:value-type="float" office:value="0.100763745469249" calcext:value-type="float">
            <text:p>0.100763745469249</text:p>
          </table:table-cell>
        </table:table-row>
        <table:table-row table:style-name="ro1">
          <table:table-cell office:value-type="float" office:value="278.871392794001" calcext:value-type="float">
            <text:p>278.871392794001</text:p>
          </table:table-cell>
          <table:table-cell office:value-type="float" office:value="372359" calcext:value-type="float">
            <text:p>372359</text:p>
          </table:table-cell>
          <table:table-cell office:value-type="float" office:value="371504" calcext:value-type="float">
            <text:p>371504</text:p>
          </table:table-cell>
          <table:table-cell office:value-type="float" office:value="0.100711498887962" calcext:value-type="float">
            <text:p>0.100711498887962</text:p>
          </table:table-cell>
        </table:table-row>
        <table:table-row table:style-name="ro1">
          <table:table-cell office:value-type="float" office:value="279.02259904" calcext:value-type="float">
            <text:p>279.02259904</text:p>
          </table:table-cell>
          <table:table-cell office:value-type="float" office:value="373260" calcext:value-type="float">
            <text:p>373260</text:p>
          </table:table-cell>
          <table:table-cell office:value-type="float" office:value="372359" calcext:value-type="float">
            <text:p>372359</text:p>
          </table:table-cell>
          <table:table-cell office:value-type="float" office:value="0.100662489386652" calcext:value-type="float">
            <text:p>0.100662489386652</text:p>
          </table:table-cell>
        </table:table-row>
        <table:table-row table:style-name="ro1">
          <table:table-cell office:value-type="float" office:value="279.17861726" calcext:value-type="float">
            <text:p>279.17861726</text:p>
          </table:table-cell>
          <table:table-cell office:value-type="float" office:value="374243" calcext:value-type="float">
            <text:p>374243</text:p>
          </table:table-cell>
          <table:table-cell office:value-type="float" office:value="373260" calcext:value-type="float">
            <text:p>373260</text:p>
          </table:table-cell>
          <table:table-cell office:value-type="float" office:value="0.100608872828791" calcext:value-type="float">
            <text:p>0.100608872828791</text:p>
          </table:table-cell>
        </table:table-row>
        <table:table-row table:style-name="ro1">
          <table:table-cell office:value-type="float" office:value="279.331708983001" calcext:value-type="float">
            <text:p>279.331708983001</text:p>
          </table:table-cell>
          <table:table-cell office:value-type="float" office:value="375255" calcext:value-type="float">
            <text:p>375255</text:p>
          </table:table-cell>
          <table:table-cell office:value-type="float" office:value="374243" calcext:value-type="float">
            <text:p>374243</text:p>
          </table:table-cell>
          <table:table-cell office:value-type="float" office:value="0.100558782850847" calcext:value-type="float">
            <text:p>0.100558782850847</text:p>
          </table:table-cell>
        </table:table-row>
        <table:table-row table:style-name="ro1">
          <table:table-cell office:value-type="float" office:value="279.486319562" calcext:value-type="float">
            <text:p>279.486319562</text:p>
          </table:table-cell>
          <table:table-cell office:value-type="float" office:value="376314" calcext:value-type="float">
            <text:p>376314</text:p>
          </table:table-cell>
          <table:table-cell office:value-type="float" office:value="375255" calcext:value-type="float">
            <text:p>375255</text:p>
          </table:table-cell>
          <table:table-cell office:value-type="float" office:value="0.100504332870935" calcext:value-type="float">
            <text:p>0.100504332870935</text:p>
          </table:table-cell>
        </table:table-row>
        <table:table-row table:style-name="ro1">
          <table:table-cell office:value-type="float" office:value="279.641409004001" calcext:value-type="float">
            <text:p>279.641409004001</text:p>
          </table:table-cell>
          <table:table-cell office:value-type="float" office:value="377407" calcext:value-type="float">
            <text:p>377407</text:p>
          </table:table-cell>
          <table:table-cell office:value-type="float" office:value="376314" calcext:value-type="float">
            <text:p>376314</text:p>
          </table:table-cell>
          <table:table-cell office:value-type="float" office:value="0.100453591610031" calcext:value-type="float">
            <text:p>0.100453591610031</text:p>
          </table:table-cell>
        </table:table-row>
        <table:table-row table:style-name="ro1">
          <table:table-cell office:value-type="float" office:value="279.791728862" calcext:value-type="float">
            <text:p>279.791728862</text:p>
          </table:table-cell>
          <table:table-cell office:value-type="float" office:value="378486" calcext:value-type="float">
            <text:p>378486</text:p>
          </table:table-cell>
          <table:table-cell office:value-type="float" office:value="377407" calcext:value-type="float">
            <text:p>377407</text:p>
          </table:table-cell>
          <table:table-cell office:value-type="float" office:value="0.100398651463338" calcext:value-type="float">
            <text:p>0.100398651463338</text:p>
          </table:table-cell>
        </table:table-row>
        <table:table-row table:style-name="ro1">
          <table:table-cell office:value-type="float" office:value="279.934262897001" calcext:value-type="float">
            <text:p>279.934262897001</text:p>
          </table:table-cell>
          <table:table-cell office:value-type="float" office:value="379521" calcext:value-type="float">
            <text:p>379521</text:p>
          </table:table-cell>
          <table:table-cell office:value-type="float" office:value="378486" calcext:value-type="float">
            <text:p>378486</text:p>
          </table:table-cell>
          <table:table-cell office:value-type="float" office:value="0.100347533473961" calcext:value-type="float">
            <text:p>0.100347533473961</text:p>
          </table:table-cell>
        </table:table-row>
        <table:table-row table:style-name="ro1">
          <table:table-cell office:value-type="float" office:value="280.085670096" calcext:value-type="float">
            <text:p>280.085670096</text:p>
          </table:table-cell>
          <table:table-cell office:value-type="float" office:value="380623" calcext:value-type="float">
            <text:p>380623</text:p>
          </table:table-cell>
          <table:table-cell office:value-type="float" office:value="379521" calcext:value-type="float">
            <text:p>379521</text:p>
          </table:table-cell>
          <table:table-cell office:value-type="float" office:value="0.10029232270483" calcext:value-type="float">
            <text:p>0.10029232270483</text:p>
          </table:table-cell>
        </table:table-row>
        <table:table-row table:style-name="ro1">
          <table:table-cell office:value-type="float" office:value="280.247048397" calcext:value-type="float">
            <text:p>280.247048397</text:p>
          </table:table-cell>
          <table:table-cell office:value-type="float" office:value="381793" calcext:value-type="float">
            <text:p>381793</text:p>
          </table:table-cell>
          <table:table-cell office:value-type="float" office:value="380623" calcext:value-type="float">
            <text:p>380623</text:p>
          </table:table-cell>
          <table:table-cell office:value-type="float" office:value="0.100241003572939" calcext:value-type="float">
            <text:p>0.100241003572939</text:p>
          </table:table-cell>
        </table:table-row>
        <table:table-row table:style-name="ro1">
          <table:table-cell office:value-type="float" office:value="280.394505299" calcext:value-type="float">
            <text:p>280.394505299</text:p>
          </table:table-cell>
          <table:table-cell office:value-type="float" office:value="382847" calcext:value-type="float">
            <text:p>382847</text:p>
          </table:table-cell>
          <table:table-cell office:value-type="float" office:value="381793" calcext:value-type="float">
            <text:p>381793</text:p>
          </table:table-cell>
          <table:table-cell office:value-type="float" office:value="0.100185662551318" calcext:value-type="float">
            <text:p>0.100185662551318</text:p>
          </table:table-cell>
        </table:table-row>
        <table:table-row table:style-name="ro1">
          <table:table-cell office:value-type="float" office:value="280.509555398" calcext:value-type="float">
            <text:p>280.509555398</text:p>
          </table:table-cell>
          <table:table-cell office:value-type="float" office:value="383656" calcext:value-type="float">
            <text:p>383656</text:p>
          </table:table-cell>
          <table:table-cell office:value-type="float" office:value="382847" calcext:value-type="float">
            <text:p>382847</text:p>
          </table:table-cell>
          <table:table-cell office:value-type="float" office:value="0.100134254523567" calcext:value-type="float">
            <text:p>0.100134254523567</text:p>
          </table:table-cell>
        </table:table-row>
        <table:table-row table:style-name="ro1">
          <table:table-cell office:value-type="float" office:value="280.673928939001" calcext:value-type="float">
            <text:p>280.673928939001</text:p>
          </table:table-cell>
          <table:table-cell office:value-type="float" office:value="384782" calcext:value-type="float">
            <text:p>384782</text:p>
          </table:table-cell>
          <table:table-cell office:value-type="float" office:value="383656" calcext:value-type="float">
            <text:p>383656</text:p>
          </table:table-cell>
          <table:table-cell office:value-type="float" office:value="0.100078872948383" calcext:value-type="float">
            <text:p>0.100078872948383</text:p>
          </table:table-cell>
        </table:table-row>
        <table:table-row table:style-name="ro1">
          <table:table-cell office:value-type="float" office:value="280.811819052001" calcext:value-type="float">
            <text:p>280.811819052001</text:p>
          </table:table-cell>
          <table:table-cell office:value-type="float" office:value="385694" calcext:value-type="float">
            <text:p>385694</text:p>
          </table:table-cell>
          <table:table-cell office:value-type="float" office:value="384782" calcext:value-type="float">
            <text:p>384782</text:p>
          </table:table-cell>
          <table:table-cell office:value-type="float" office:value="0.10002744773482" calcext:value-type="float">
            <text:p>0.10002744773482</text:p>
          </table:table-cell>
        </table:table-row>
        <table:table-row table:style-name="ro1">
          <table:table-cell office:value-type="float" office:value="280.964513813001" calcext:value-type="float">
            <text:p>280.964513813001</text:p>
          </table:table-cell>
          <table:table-cell office:value-type="float" office:value="386660" calcext:value-type="float">
            <text:p>386660</text:p>
          </table:table-cell>
          <table:table-cell office:value-type="float" office:value="385694" calcext:value-type="float">
            <text:p>385694</text:p>
          </table:table-cell>
          <table:table-cell office:value-type="float" office:value="0.0999720828761355" calcext:value-type="float">
            <text:p>0.0999720828761355</text:p>
          </table:table-cell>
        </table:table-row>
        <table:table-row table:style-name="ro1">
          <table:table-cell office:value-type="float" office:value="281.111779343" calcext:value-type="float">
            <text:p>281.111779343</text:p>
          </table:table-cell>
          <table:table-cell office:value-type="float" office:value="387542" calcext:value-type="float">
            <text:p>387542</text:p>
          </table:table-cell>
          <table:table-cell office:value-type="float" office:value="386660" calcext:value-type="float">
            <text:p>386660</text:p>
          </table:table-cell>
          <table:table-cell office:value-type="float" office:value="0.0999206862439283" calcext:value-type="float">
            <text:p>0.0999206862439283</text:p>
          </table:table-cell>
        </table:table-row>
        <table:table-row table:style-name="ro1">
          <table:table-cell office:value-type="float" office:value="281.261606898001" calcext:value-type="float">
            <text:p>281.261606898001</text:p>
          </table:table-cell>
          <table:table-cell office:value-type="float" office:value="388384" calcext:value-type="float">
            <text:p>388384</text:p>
          </table:table-cell>
          <table:table-cell office:value-type="float" office:value="387542" calcext:value-type="float">
            <text:p>387542</text:p>
          </table:table-cell>
          <table:table-cell office:value-type="float" office:value="0.0998653746179185" calcext:value-type="float">
            <text:p>0.0998653746179185</text:p>
          </table:table-cell>
        </table:table-row>
        <table:table-row table:style-name="ro1">
          <table:table-cell office:value-type="float" office:value="281.418269478" calcext:value-type="float">
            <text:p>281.418269478</text:p>
          </table:table-cell>
          <table:table-cell office:value-type="float" office:value="389196" calcext:value-type="float">
            <text:p>389196</text:p>
          </table:table-cell>
          <table:table-cell office:value-type="float" office:value="388384" calcext:value-type="float">
            <text:p>388384</text:p>
          </table:table-cell>
          <table:table-cell office:value-type="float" office:value="0.0998140357313323" calcext:value-type="float">
            <text:p>0.0998140357313323</text:p>
          </table:table-cell>
        </table:table-row>
        <table:table-row table:style-name="ro1">
          <table:table-cell office:value-type="float" office:value="281.579719432" calcext:value-type="float">
            <text:p>281.579719432</text:p>
          </table:table-cell>
          <table:table-cell office:value-type="float" office:value="389954" calcext:value-type="float">
            <text:p>389954</text:p>
          </table:table-cell>
          <table:table-cell office:value-type="float" office:value="389196" calcext:value-type="float">
            <text:p>389196</text:p>
          </table:table-cell>
          <table:table-cell office:value-type="float" office:value="0.0997588005722681" calcext:value-type="float">
            <text:p>0.0997588005722681</text:p>
          </table:table-cell>
        </table:table-row>
        <table:table-row table:style-name="ro1">
          <table:table-cell office:value-type="float" office:value="281.727846422001" calcext:value-type="float">
            <text:p>281.727846422001</text:p>
          </table:table-cell>
          <table:table-cell office:value-type="float" office:value="390573" calcext:value-type="float">
            <text:p>390573</text:p>
          </table:table-cell>
          <table:table-cell office:value-type="float" office:value="389954" calcext:value-type="float">
            <text:p>389954</text:p>
          </table:table-cell>
          <table:table-cell office:value-type="float" office:value="0.0997075379702523" calcext:value-type="float">
            <text:p>0.0997075379702523</text:p>
          </table:table-cell>
        </table:table-row>
        <table:table-row table:style-name="ro1">
          <table:table-cell office:value-type="float" office:value="281.886670322" calcext:value-type="float">
            <text:p>281.886670322</text:p>
          </table:table-cell>
          <table:table-cell office:value-type="float" office:value="391153" calcext:value-type="float">
            <text:p>391153</text:p>
          </table:table-cell>
          <table:table-cell office:value-type="float" office:value="390573" calcext:value-type="float">
            <text:p>390573</text:p>
          </table:table-cell>
          <table:table-cell office:value-type="float" office:value="0.0996523940125655" calcext:value-type="float">
            <text:p>0.0996523940125655</text:p>
          </table:table-cell>
        </table:table-row>
        <table:table-row table:style-name="ro1">
          <table:table-cell office:value-type="float" office:value="282.031306589" calcext:value-type="float">
            <text:p>282.031306589</text:p>
          </table:table-cell>
          <table:table-cell office:value-type="float" office:value="391600" calcext:value-type="float">
            <text:p>391600</text:p>
          </table:table-cell>
          <table:table-cell office:value-type="float" office:value="391153" calcext:value-type="float">
            <text:p>391153</text:p>
          </table:table-cell>
          <table:table-cell office:value-type="float" office:value="0.0996012194344045" calcext:value-type="float">
            <text:p>0.0996012194344045</text:p>
          </table:table-cell>
        </table:table-row>
        <table:table-row table:style-name="ro1">
          <table:table-cell office:value-type="float" office:value="282.177483031001" calcext:value-type="float">
            <text:p>282.177483031001</text:p>
          </table:table-cell>
          <table:table-cell office:value-type="float" office:value="391972" calcext:value-type="float">
            <text:p>391972</text:p>
          </table:table-cell>
          <table:table-cell office:value-type="float" office:value="391600" calcext:value-type="float">
            <text:p>391600</text:p>
          </table:table-cell>
          <table:table-cell office:value-type="float" office:value="0.0995461759732065" calcext:value-type="float">
            <text:p>0.0995461759732065</text:p>
          </table:table-cell>
        </table:table-row>
        <table:table-row table:style-name="ro1">
          <table:table-cell office:value-type="float" office:value="282.333024510001" calcext:value-type="float">
            <text:p>282.333024510001</text:p>
          </table:table-cell>
          <table:table-cell office:value-type="float" office:value="392278" calcext:value-type="float">
            <text:p>392278</text:p>
          </table:table-cell>
          <table:table-cell office:value-type="float" office:value="391972" calcext:value-type="float">
            <text:p>391972</text:p>
          </table:table-cell>
          <table:table-cell office:value-type="float" office:value="0.099495096806934" calcext:value-type="float">
            <text:p>0.099495096806934</text:p>
          </table:table-cell>
        </table:table-row>
        <table:table-row table:style-name="ro1">
          <table:table-cell office:value-type="float" office:value="282.493636828001" calcext:value-type="float">
            <text:p>282.493636828001</text:p>
          </table:table-cell>
          <table:table-cell office:value-type="float" office:value="392493" calcext:value-type="float">
            <text:p>392493</text:p>
          </table:table-cell>
          <table:table-cell office:value-type="float" office:value="392278" calcext:value-type="float">
            <text:p>392278</text:p>
          </table:table-cell>
          <table:table-cell office:value-type="float" office:value="0.0994401596567449" calcext:value-type="float">
            <text:p>0.0994401596567449</text:p>
          </table:table-cell>
        </table:table-row>
        <table:table-row table:style-name="ro1">
          <table:table-cell office:value-type="float" office:value="282.645718426001" calcext:value-type="float">
            <text:p>282.645718426001</text:p>
          </table:table-cell>
          <table:table-cell office:value-type="float" office:value="392603" calcext:value-type="float">
            <text:p>392603</text:p>
          </table:table-cell>
          <table:table-cell office:value-type="float" office:value="392493" calcext:value-type="float">
            <text:p>392493</text:p>
          </table:table-cell>
          <table:table-cell office:value-type="float" office:value="0.0993891805061257" calcext:value-type="float">
            <text:p>0.0993891805061257</text:p>
          </table:table-cell>
        </table:table-row>
        <table:table-row table:style-name="ro1">
          <table:table-cell office:value-type="float" office:value="282.803932772001" calcext:value-type="float">
            <text:p>282.803932772001</text:p>
          </table:table-cell>
          <table:table-cell office:value-type="float" office:value="392622" calcext:value-type="float">
            <text:p>392622</text:p>
          </table:table-cell>
          <table:table-cell office:value-type="float" office:value="392603" calcext:value-type="float">
            <text:p>392603</text:p>
          </table:table-cell>
          <table:table-cell office:value-type="float" office:value="0.0993343532544581" calcext:value-type="float">
            <text:p>0.0993343532544581</text:p>
          </table:table-cell>
        </table:table-row>
        <table:table-row table:style-name="ro1">
          <table:table-cell office:value-type="float" office:value="282.962119187" calcext:value-type="float">
            <text:p>282.962119187</text:p>
          </table:table-cell>
          <table:table-cell office:value-type="float" office:value="392543" calcext:value-type="float">
            <text:p>392543</text:p>
          </table:table-cell>
          <table:table-cell office:value-type="float" office:value="392622" calcext:value-type="float">
            <text:p>392622</text:p>
          </table:table-cell>
          <table:table-cell office:value-type="float" office:value="0.099276467393096" calcext:value-type="float">
            <text:p>0.099276467393096</text:p>
          </table:table-cell>
        </table:table-row>
        <table:table-row table:style-name="ro1">
          <table:table-cell office:value-type="float" office:value="283.118667447" calcext:value-type="float">
            <text:p>283.118667447</text:p>
          </table:table-cell>
          <table:table-cell office:value-type="float" office:value="392372" calcext:value-type="float">
            <text:p>392372</text:p>
          </table:table-cell>
          <table:table-cell office:value-type="float" office:value="392543" calcext:value-type="float">
            <text:p>392543</text:p>
          </table:table-cell>
          <table:table-cell office:value-type="float" office:value="0.0992231541124966" calcext:value-type="float">
            <text:p>0.0992231541124966</text:p>
          </table:table-cell>
        </table:table-row>
        <table:table-row table:style-name="ro1">
          <table:table-cell office:value-type="float" office:value="283.266241202" calcext:value-type="float">
            <text:p>283.266241202</text:p>
          </table:table-cell>
          <table:table-cell office:value-type="float" office:value="392129" calcext:value-type="float">
            <text:p>392129</text:p>
          </table:table-cell>
          <table:table-cell office:value-type="float" office:value="392372" calcext:value-type="float">
            <text:p>392372</text:p>
          </table:table-cell>
          <table:table-cell office:value-type="float" office:value="0.0991665091557217" calcext:value-type="float">
            <text:p>0.0991665091557217</text:p>
          </table:table-cell>
        </table:table-row>
        <table:table-row table:style-name="ro1">
          <table:table-cell office:value-type="float" office:value="283.473828583001" calcext:value-type="float">
            <text:p>283.473828583001</text:p>
          </table:table-cell>
          <table:table-cell office:value-type="float" office:value="391659" calcext:value-type="float">
            <text:p>391659</text:p>
          </table:table-cell>
          <table:table-cell office:value-type="float" office:value="392129" calcext:value-type="float">
            <text:p>392129</text:p>
          </table:table-cell>
          <table:table-cell office:value-type="float" office:value="0.0991072186240124" calcext:value-type="float">
            <text:p>0.0991072186240124</text:p>
          </table:table-cell>
        </table:table-row>
        <table:table-row table:style-name="ro1">
          <table:table-cell office:value-type="float" office:value="283.634641194" calcext:value-type="float">
            <text:p>283.634641194</text:p>
          </table:table-cell>
          <table:table-cell office:value-type="float" office:value="391199" calcext:value-type="float">
            <text:p>391199</text:p>
          </table:table-cell>
          <table:table-cell office:value-type="float" office:value="391659" calcext:value-type="float">
            <text:p>391659</text:p>
          </table:table-cell>
          <table:table-cell office:value-type="float" office:value="0.0990528063146706" calcext:value-type="float">
            <text:p>0.0990528063146706</text:p>
          </table:table-cell>
        </table:table-row>
        <table:table-row table:style-name="ro1">
          <table:table-cell office:value-type="float" office:value="283.79281409" calcext:value-type="float">
            <text:p>283.79281409</text:p>
          </table:table-cell>
          <table:table-cell office:value-type="float" office:value="390671" calcext:value-type="float">
            <text:p>390671</text:p>
          </table:table-cell>
          <table:table-cell office:value-type="float" office:value="391199" calcext:value-type="float">
            <text:p>391199</text:p>
          </table:table-cell>
          <table:table-cell office:value-type="float" office:value="0.0989953314714895" calcext:value-type="float">
            <text:p>0.0989953314714895</text:p>
          </table:table-cell>
        </table:table-row>
        <table:table-row table:style-name="ro1">
          <table:table-cell office:value-type="float" office:value="283.95236329" calcext:value-type="float">
            <text:p>283.95236329</text:p>
          </table:table-cell>
          <table:table-cell office:value-type="float" office:value="390069" calcext:value-type="float">
            <text:p>390069</text:p>
          </table:table-cell>
          <table:table-cell office:value-type="float" office:value="390671" calcext:value-type="float">
            <text:p>390671</text:p>
          </table:table-cell>
          <table:table-cell office:value-type="float" office:value="0.0989423864747939" calcext:value-type="float">
            <text:p>0.0989423864747939</text:p>
          </table:table-cell>
        </table:table-row>
        <table:table-row table:style-name="ro1">
          <table:table-cell office:value-type="float" office:value="284.108317915" calcext:value-type="float">
            <text:p>284.108317915</text:p>
          </table:table-cell>
          <table:table-cell office:value-type="float" office:value="389422" calcext:value-type="float">
            <text:p>389422</text:p>
          </table:table-cell>
          <table:table-cell office:value-type="float" office:value="390069" calcext:value-type="float">
            <text:p>390069</text:p>
          </table:table-cell>
          <table:table-cell office:value-type="float" office:value="0.0988861149585525" calcext:value-type="float">
            <text:p>0.0988861149585525</text:p>
          </table:table-cell>
        </table:table-row>
        <table:table-row table:style-name="ro1">
          <table:table-cell office:value-type="float" office:value="284.261144541" calcext:value-type="float">
            <text:p>284.261144541</text:p>
          </table:table-cell>
          <table:table-cell office:value-type="float" office:value="388738" calcext:value-type="float">
            <text:p>388738</text:p>
          </table:table-cell>
          <table:table-cell office:value-type="float" office:value="389422" calcext:value-type="float">
            <text:p>389422</text:p>
          </table:table-cell>
          <table:table-cell office:value-type="float" office:value="0.0988272018259969" calcext:value-type="float">
            <text:p>0.0988272018259969</text:p>
          </table:table-cell>
        </table:table-row>
        <table:table-row table:style-name="ro1">
          <table:table-cell office:value-type="float" office:value="284.437675251001" calcext:value-type="float">
            <text:p>284.437675251001</text:p>
          </table:table-cell>
          <table:table-cell office:value-type="float" office:value="387897" calcext:value-type="float">
            <text:p>387897</text:p>
          </table:table-cell>
          <table:table-cell office:value-type="float" office:value="388738" calcext:value-type="float">
            <text:p>388738</text:p>
          </table:table-cell>
          <table:table-cell office:value-type="float" office:value="0.098773130696982" calcext:value-type="float">
            <text:p>0.098773130696982</text:p>
          </table:table-cell>
        </table:table-row>
        <table:table-row table:style-name="ro1">
          <table:table-cell office:value-type="float" office:value="284.604691102" calcext:value-type="float">
            <text:p>284.604691102</text:p>
          </table:table-cell>
          <table:table-cell office:value-type="float" office:value="387063" calcext:value-type="float">
            <text:p>387063</text:p>
          </table:table-cell>
          <table:table-cell office:value-type="float" office:value="387897" calcext:value-type="float">
            <text:p>387897</text:p>
          </table:table-cell>
          <table:table-cell office:value-type="float" office:value="0.098716007195644" calcext:value-type="float">
            <text:p>0.098716007195644</text:p>
          </table:table-cell>
        </table:table-row>
        <table:table-row table:style-name="ro1">
          <table:table-cell office:value-type="float" office:value="284.746912339" calcext:value-type="float">
            <text:p>284.746912339</text:p>
          </table:table-cell>
          <table:table-cell office:value-type="float" office:value="386330" calcext:value-type="float">
            <text:p>386330</text:p>
          </table:table-cell>
          <table:table-cell office:value-type="float" office:value="387063" calcext:value-type="float">
            <text:p>387063</text:p>
          </table:table-cell>
          <table:table-cell office:value-type="float" office:value="0.0986633824091172" calcext:value-type="float">
            <text:p>0.0986633824091172</text:p>
          </table:table-cell>
        </table:table-row>
        <table:table-row table:style-name="ro1">
          <table:table-cell office:value-type="float" office:value="284.890980574" calcext:value-type="float">
            <text:p>284.890980574</text:p>
          </table:table-cell>
          <table:table-cell office:value-type="float" office:value="385575" calcext:value-type="float">
            <text:p>385575</text:p>
          </table:table-cell>
          <table:table-cell office:value-type="float" office:value="386330" calcext:value-type="float">
            <text:p>386330</text:p>
          </table:table-cell>
          <table:table-cell office:value-type="float" office:value="0.0986074452104983" calcext:value-type="float">
            <text:p>0.0986074452104983</text:p>
          </table:table-cell>
        </table:table-row>
        <table:table-row table:style-name="ro1">
          <table:table-cell office:value-type="float" office:value="285.036000158" calcext:value-type="float">
            <text:p>285.036000158</text:p>
          </table:table-cell>
          <table:table-cell office:value-type="float" office:value="384809" calcext:value-type="float">
            <text:p>384809</text:p>
          </table:table-cell>
          <table:table-cell office:value-type="float" office:value="385575" calcext:value-type="float">
            <text:p>385575</text:p>
          </table:table-cell>
          <table:table-cell office:value-type="float" office:value="0.0985557840574046" calcext:value-type="float">
            <text:p>0.0985557840574046</text:p>
          </table:table-cell>
        </table:table-row>
        <table:table-row table:style-name="ro1">
          <table:table-cell office:value-type="float" office:value="285.189082187" calcext:value-type="float">
            <text:p>285.189082187</text:p>
          </table:table-cell>
          <table:table-cell office:value-type="float" office:value="384003" calcext:value-type="float">
            <text:p>384003</text:p>
          </table:table-cell>
          <table:table-cell office:value-type="float" office:value="384809" calcext:value-type="float">
            <text:p>384809</text:p>
          </table:table-cell>
          <table:table-cell office:value-type="float" office:value="0.0985006469019433" calcext:value-type="float">
            <text:p>0.0985006469019433</text:p>
          </table:table-cell>
        </table:table-row>
        <table:table-row table:style-name="ro1">
          <table:table-cell office:value-type="float" office:value="285.351324174" calcext:value-type="float">
            <text:p>285.351324174</text:p>
          </table:table-cell>
          <table:table-cell office:value-type="float" office:value="383161" calcext:value-type="float">
            <text:p>383161</text:p>
          </table:table-cell>
          <table:table-cell office:value-type="float" office:value="384003" calcext:value-type="float">
            <text:p>384003</text:p>
          </table:table-cell>
          <table:table-cell office:value-type="float" office:value="0.0991513947145371" calcext:value-type="float">
            <text:p>0.0991513947145371</text:p>
          </table:table-cell>
        </table:table-row>
        <table:table-row table:style-name="ro1">
          <table:table-cell office:value-type="float" office:value="285.507270961" calcext:value-type="float">
            <text:p>285.507270961</text:p>
          </table:table-cell>
          <table:table-cell office:value-type="float" office:value="382373" calcext:value-type="float">
            <text:p>382373</text:p>
          </table:table-cell>
          <table:table-cell office:value-type="float" office:value="383161" calcext:value-type="float">
            <text:p>383161</text:p>
          </table:table-cell>
          <table:table-cell office:value-type="float" office:value="0.0996577216622328" calcext:value-type="float">
            <text:p>0.0996577216622328</text:p>
          </table:table-cell>
        </table:table-row>
        <table:table-row table:style-name="ro1">
          <table:table-cell office:value-type="float" office:value="285.657033181001" calcext:value-type="float">
            <text:p>285.657033181001</text:p>
          </table:table-cell>
          <table:table-cell office:value-type="float" office:value="381645" calcext:value-type="float">
            <text:p>381645</text:p>
          </table:table-cell>
          <table:table-cell office:value-type="float" office:value="382373" calcext:value-type="float">
            <text:p>382373</text:p>
          </table:table-cell>
          <table:table-cell office:value-type="float" office:value="0.100055655072513" calcext:value-type="float">
            <text:p>0.100055655072513</text:p>
          </table:table-cell>
        </table:table-row>
        <table:table-row table:style-name="ro1">
          <table:table-cell office:value-type="float" office:value="285.817082587" calcext:value-type="float">
            <text:p>285.817082587</text:p>
          </table:table-cell>
          <table:table-cell office:value-type="float" office:value="380905" calcext:value-type="float">
            <text:p>380905</text:p>
          </table:table-cell>
          <table:table-cell office:value-type="float" office:value="381645" calcext:value-type="float">
            <text:p>381645</text:p>
          </table:table-cell>
          <table:table-cell office:value-type="float" office:value="0.100359760485331" calcext:value-type="float">
            <text:p>0.100359760485331</text:p>
          </table:table-cell>
        </table:table-row>
        <table:table-row table:style-name="ro1">
          <table:table-cell office:value-type="float" office:value="285.967831866001" calcext:value-type="float">
            <text:p>285.967831866001</text:p>
          </table:table-cell>
          <table:table-cell office:value-type="float" office:value="380254" calcext:value-type="float">
            <text:p>380254</text:p>
          </table:table-cell>
          <table:table-cell office:value-type="float" office:value="380905" calcext:value-type="float">
            <text:p>380905</text:p>
          </table:table-cell>
          <table:table-cell office:value-type="float" office:value="0.100588823439017" calcext:value-type="float">
            <text:p>0.100588823439017</text:p>
          </table:table-cell>
        </table:table-row>
        <table:table-row table:style-name="ro1">
          <table:table-cell office:value-type="float" office:value="286.143110905" calcext:value-type="float">
            <text:p>286.143110905</text:p>
          </table:table-cell>
          <table:table-cell office:value-type="float" office:value="379562" calcext:value-type="float">
            <text:p>379562</text:p>
          </table:table-cell>
          <table:table-cell office:value-type="float" office:value="380254" calcext:value-type="float">
            <text:p>380254</text:p>
          </table:table-cell>
          <table:table-cell office:value-type="float" office:value="0.100764970577666" calcext:value-type="float">
            <text:p>0.100764970577666</text:p>
          </table:table-cell>
        </table:table-row>
        <table:table-row table:style-name="ro1">
          <table:table-cell office:value-type="float" office:value="286.311836043001" calcext:value-type="float">
            <text:p>286.311836043001</text:p>
          </table:table-cell>
          <table:table-cell office:value-type="float" office:value="378971" calcext:value-type="float">
            <text:p>378971</text:p>
          </table:table-cell>
          <table:table-cell office:value-type="float" office:value="379562" calcext:value-type="float">
            <text:p>379562</text:p>
          </table:table-cell>
          <table:table-cell office:value-type="float" office:value="0.100891696741853" calcext:value-type="float">
            <text:p>0.100891696741853</text:p>
          </table:table-cell>
        </table:table-row>
        <table:table-row table:style-name="ro1">
          <table:table-cell office:value-type="float" office:value="286.450118336001" calcext:value-type="float">
            <text:p>286.450118336001</text:p>
          </table:table-cell>
          <table:table-cell office:value-type="float" office:value="378548" calcext:value-type="float">
            <text:p>378548</text:p>
          </table:table-cell>
          <table:table-cell office:value-type="float" office:value="378971" calcext:value-type="float">
            <text:p>378971</text:p>
          </table:table-cell>
          <table:table-cell office:value-type="float" office:value="0.100985989340354" calcext:value-type="float">
            <text:p>0.100985989340354</text:p>
          </table:table-cell>
        </table:table-row>
        <table:table-row table:style-name="ro1">
          <table:table-cell office:value-type="float" office:value="286.593396345001" calcext:value-type="float">
            <text:p>286.593396345001</text:p>
          </table:table-cell>
          <table:table-cell office:value-type="float" office:value="378172" calcext:value-type="float">
            <text:p>378172</text:p>
          </table:table-cell>
          <table:table-cell office:value-type="float" office:value="378548" calcext:value-type="float">
            <text:p>378548</text:p>
          </table:table-cell>
          <table:table-cell office:value-type="float" office:value="0.101047261608504" calcext:value-type="float">
            <text:p>0.101047261608504</text:p>
          </table:table-cell>
        </table:table-row>
        <table:table-row table:style-name="ro1">
          <table:table-cell office:value-type="float" office:value="286.735283882001" calcext:value-type="float">
            <text:p>286.735283882001</text:p>
          </table:table-cell>
          <table:table-cell office:value-type="float" office:value="377867" calcext:value-type="float">
            <text:p>377867</text:p>
          </table:table-cell>
          <table:table-cell office:value-type="float" office:value="378172" calcext:value-type="float">
            <text:p>378172</text:p>
          </table:table-cell>
          <table:table-cell office:value-type="float" office:value="0.101089205934848" calcext:value-type="float">
            <text:p>0.101089205934848</text:p>
          </table:table-cell>
        </table:table-row>
        <table:table-row table:style-name="ro1">
          <table:table-cell office:value-type="float" office:value="286.897886223001" calcext:value-type="float">
            <text:p>286.897886223001</text:p>
          </table:table-cell>
          <table:table-cell office:value-type="float" office:value="377605" calcext:value-type="float">
            <text:p>377605</text:p>
          </table:table-cell>
          <table:table-cell office:value-type="float" office:value="377867" calcext:value-type="float">
            <text:p>377867</text:p>
          </table:table-cell>
          <table:table-cell office:value-type="float" office:value="0.10110862922799" calcext:value-type="float">
            <text:p>0.10110862922799</text:p>
          </table:table-cell>
        </table:table-row>
        <table:table-row table:style-name="ro1">
          <table:table-cell office:value-type="float" office:value="287.039421836001" calcext:value-type="float">
            <text:p>287.039421836001</text:p>
          </table:table-cell>
          <table:table-cell office:value-type="float" office:value="377455" calcext:value-type="float">
            <text:p>377455</text:p>
          </table:table-cell>
          <table:table-cell office:value-type="float" office:value="377605" calcext:value-type="float">
            <text:p>377605</text:p>
          </table:table-cell>
          <table:table-cell office:value-type="float" office:value="0.101117109172416" calcext:value-type="float">
            <text:p>0.101117109172416</text:p>
          </table:table-cell>
        </table:table-row>
        <table:table-row table:style-name="ro1">
          <table:table-cell office:value-type="float" office:value="287.178219673" calcext:value-type="float">
            <text:p>287.178219673</text:p>
          </table:table-cell>
          <table:table-cell office:value-type="float" office:value="377381" calcext:value-type="float">
            <text:p>377381</text:p>
          </table:table-cell>
          <table:table-cell office:value-type="float" office:value="377455" calcext:value-type="float">
            <text:p>377455</text:p>
          </table:table-cell>
          <table:table-cell office:value-type="float" office:value="0.10110979050977" calcext:value-type="float">
            <text:p>0.10110979050977</text:p>
          </table:table-cell>
        </table:table-row>
        <table:table-row table:style-name="ro1">
          <table:table-cell office:value-type="float" office:value="287.328908403" calcext:value-type="float">
            <text:p>287.328908403</text:p>
          </table:table-cell>
          <table:table-cell office:value-type="float" office:value="377386" calcext:value-type="float">
            <text:p>377386</text:p>
          </table:table-cell>
          <table:table-cell office:value-type="float" office:value="377381" calcext:value-type="float">
            <text:p>377381</text:p>
          </table:table-cell>
          <table:table-cell office:value-type="float" office:value="0.101096891641266" calcext:value-type="float">
            <text:p>0.101096891641266</text:p>
          </table:table-cell>
        </table:table-row>
        <table:table-row table:style-name="ro1">
          <table:table-cell office:value-type="float" office:value="287.462779445001" calcext:value-type="float">
            <text:p>287.462779445001</text:p>
          </table:table-cell>
          <table:table-cell office:value-type="float" office:value="377465" calcext:value-type="float">
            <text:p>377465</text:p>
          </table:table-cell>
          <table:table-cell office:value-type="float" office:value="377386" calcext:value-type="float">
            <text:p>377386</text:p>
          </table:table-cell>
          <table:table-cell office:value-type="float" office:value="0.101072499385436" calcext:value-type="float">
            <text:p>0.101072499385436</text:p>
          </table:table-cell>
        </table:table-row>
        <table:table-row table:style-name="ro1">
          <table:table-cell office:value-type="float" office:value="287.611777639" calcext:value-type="float">
            <text:p>287.611777639</text:p>
          </table:table-cell>
          <table:table-cell office:value-type="float" office:value="377636" calcext:value-type="float">
            <text:p>377636</text:p>
          </table:table-cell>
          <table:table-cell office:value-type="float" office:value="377465" calcext:value-type="float">
            <text:p>377465</text:p>
          </table:table-cell>
          <table:table-cell office:value-type="float" office:value="0.101045956347889" calcext:value-type="float">
            <text:p>0.101045956347889</text:p>
          </table:table-cell>
        </table:table-row>
        <table:table-row table:style-name="ro1">
          <table:table-cell office:value-type="float" office:value="287.753688577001" calcext:value-type="float">
            <text:p>287.753688577001</text:p>
          </table:table-cell>
          <table:table-cell office:value-type="float" office:value="377880" calcext:value-type="float">
            <text:p>377880</text:p>
          </table:table-cell>
          <table:table-cell office:value-type="float" office:value="377636" calcext:value-type="float">
            <text:p>377636</text:p>
          </table:table-cell>
          <table:table-cell office:value-type="float" office:value="0.101017697576572" calcext:value-type="float">
            <text:p>0.101017697576572</text:p>
          </table:table-cell>
        </table:table-row>
        <table:table-row table:style-name="ro1">
          <table:table-cell office:value-type="float" office:value="287.895837667001" calcext:value-type="float">
            <text:p>287.895837667001</text:p>
          </table:table-cell>
          <table:table-cell office:value-type="float" office:value="378203" calcext:value-type="float">
            <text:p>378203</text:p>
          </table:table-cell>
          <table:table-cell office:value-type="float" office:value="377880" calcext:value-type="float">
            <text:p>377880</text:p>
          </table:table-cell>
          <table:table-cell office:value-type="float" office:value="0.100981056531355" calcext:value-type="float">
            <text:p>0.100981056531355</text:p>
          </table:table-cell>
        </table:table-row>
        <table:table-row table:style-name="ro1">
          <table:table-cell office:value-type="float" office:value="288.045386797" calcext:value-type="float">
            <text:p>288.045386797</text:p>
          </table:table-cell>
          <table:table-cell office:value-type="float" office:value="378626" calcext:value-type="float">
            <text:p>378626</text:p>
          </table:table-cell>
          <table:table-cell office:value-type="float" office:value="378203" calcext:value-type="float">
            <text:p>378203</text:p>
          </table:table-cell>
          <table:table-cell office:value-type="float" office:value="0.100944733998111" calcext:value-type="float">
            <text:p>0.100944733998111</text:p>
          </table:table-cell>
        </table:table-row>
        <table:table-row table:style-name="ro1">
          <table:table-cell office:value-type="float" office:value="288.186481156001" calcext:value-type="float">
            <text:p>288.186481156001</text:p>
          </table:table-cell>
          <table:table-cell office:value-type="float" office:value="379102" calcext:value-type="float">
            <text:p>379102</text:p>
          </table:table-cell>
          <table:table-cell office:value-type="float" office:value="378626" calcext:value-type="float">
            <text:p>378626</text:p>
          </table:table-cell>
          <table:table-cell office:value-type="float" office:value="0.100901671185985" calcext:value-type="float">
            <text:p>0.100901671185985</text:p>
          </table:table-cell>
        </table:table-row>
        <table:table-row table:style-name="ro1">
          <table:table-cell office:value-type="float" office:value="288.32152499" calcext:value-type="float">
            <text:p>288.32152499</text:p>
          </table:table-cell>
          <table:table-cell office:value-type="float" office:value="379624" calcext:value-type="float">
            <text:p>379624</text:p>
          </table:table-cell>
          <table:table-cell office:value-type="float" office:value="379102" calcext:value-type="float">
            <text:p>379102</text:p>
          </table:table-cell>
          <table:table-cell office:value-type="float" office:value="0.100860225837677" calcext:value-type="float">
            <text:p>0.100860225837677</text:p>
          </table:table-cell>
        </table:table-row>
        <table:table-row table:style-name="ro1">
          <table:table-cell office:value-type="float" office:value="288.46364255" calcext:value-type="float">
            <text:p>288.46364255</text:p>
          </table:table-cell>
          <table:table-cell office:value-type="float" office:value="380241" calcext:value-type="float">
            <text:p>380241</text:p>
          </table:table-cell>
          <table:table-cell office:value-type="float" office:value="379624" calcext:value-type="float">
            <text:p>379624</text:p>
          </table:table-cell>
          <table:table-cell office:value-type="float" office:value="0.100813093924826" calcext:value-type="float">
            <text:p>0.100813093924826</text:p>
          </table:table-cell>
        </table:table-row>
        <table:table-row table:style-name="ro1">
          <table:table-cell office:value-type="float" office:value="288.619046576" calcext:value-type="float">
            <text:p>288.619046576</text:p>
          </table:table-cell>
          <table:table-cell office:value-type="float" office:value="380990" calcext:value-type="float">
            <text:p>380990</text:p>
          </table:table-cell>
          <table:table-cell office:value-type="float" office:value="380241" calcext:value-type="float">
            <text:p>380241</text:p>
          </table:table-cell>
          <table:table-cell office:value-type="float" office:value="0.100768407848844" calcext:value-type="float">
            <text:p>0.100768407848844</text:p>
          </table:table-cell>
        </table:table-row>
        <table:table-row table:style-name="ro1">
          <table:table-cell office:value-type="float" office:value="288.771293442001" calcext:value-type="float">
            <text:p>288.771293442001</text:p>
          </table:table-cell>
          <table:table-cell office:value-type="float" office:value="381795" calcext:value-type="float">
            <text:p>381795</text:p>
          </table:table-cell>
          <table:table-cell office:value-type="float" office:value="380990" calcext:value-type="float">
            <text:p>380990</text:p>
          </table:table-cell>
          <table:table-cell office:value-type="float" office:value="0.100718712414257" calcext:value-type="float">
            <text:p>0.100718712414257</text:p>
          </table:table-cell>
        </table:table-row>
        <table:table-row table:style-name="ro1">
          <table:table-cell office:value-type="float" office:value="288.920230987001" calcext:value-type="float">
            <text:p>288.920230987001</text:p>
          </table:table-cell>
          <table:table-cell office:value-type="float" office:value="382644" calcext:value-type="float">
            <text:p>382644</text:p>
          </table:table-cell>
          <table:table-cell office:value-type="float" office:value="381795" calcext:value-type="float">
            <text:p>381795</text:p>
          </table:table-cell>
          <table:table-cell office:value-type="float" office:value="0.100671990028426" calcext:value-type="float">
            <text:p>0.100671990028426</text:p>
          </table:table-cell>
        </table:table-row>
        <table:table-row table:style-name="ro1">
          <table:table-cell office:value-type="float" office:value="289.127024168" calcext:value-type="float">
            <text:p>289.127024168</text:p>
          </table:table-cell>
          <table:table-cell office:value-type="float" office:value="383912" calcext:value-type="float">
            <text:p>383912</text:p>
          </table:table-cell>
          <table:table-cell office:value-type="float" office:value="382644" calcext:value-type="float">
            <text:p>382644</text:p>
          </table:table-cell>
          <table:table-cell office:value-type="float" office:value="0.100620694515816" calcext:value-type="float">
            <text:p>0.100620694515816</text:p>
          </table:table-cell>
        </table:table-row>
        <table:table-row table:style-name="ro1">
          <table:table-cell office:value-type="float" office:value="289.275791382001" calcext:value-type="float">
            <text:p>289.275791382001</text:p>
          </table:table-cell>
          <table:table-cell office:value-type="float" office:value="384880" calcext:value-type="float">
            <text:p>384880</text:p>
          </table:table-cell>
          <table:table-cell office:value-type="float" office:value="383912" calcext:value-type="float">
            <text:p>383912</text:p>
          </table:table-cell>
          <table:table-cell office:value-type="float" office:value="0.100565759764902" calcext:value-type="float">
            <text:p>0.100565759764902</text:p>
          </table:table-cell>
        </table:table-row>
        <table:table-row table:style-name="ro1">
          <table:table-cell office:value-type="float" office:value="289.442697837" calcext:value-type="float">
            <text:p>289.442697837</text:p>
          </table:table-cell>
          <table:table-cell office:value-type="float" office:value="386012" calcext:value-type="float">
            <text:p>386012</text:p>
          </table:table-cell>
          <table:table-cell office:value-type="float" office:value="384880" calcext:value-type="float">
            <text:p>384880</text:p>
          </table:table-cell>
          <table:table-cell office:value-type="float" office:value="0.100514870004934" calcext:value-type="float">
            <text:p>0.100514870004934</text:p>
          </table:table-cell>
        </table:table-row>
        <table:table-row table:style-name="ro1">
          <table:table-cell office:value-type="float" office:value="289.598768101" calcext:value-type="float">
            <text:p>289.598768101</text:p>
          </table:table-cell>
          <table:table-cell office:value-type="float" office:value="387104" calcext:value-type="float">
            <text:p>387104</text:p>
          </table:table-cell>
          <table:table-cell office:value-type="float" office:value="386012" calcext:value-type="float">
            <text:p>386012</text:p>
          </table:table-cell>
          <table:table-cell office:value-type="float" office:value="0.100460288675914" calcext:value-type="float">
            <text:p>0.100460288675914</text:p>
          </table:table-cell>
        </table:table-row>
        <table:table-row table:style-name="ro1">
          <table:table-cell office:value-type="float" office:value="289.751112609" calcext:value-type="float">
            <text:p>289.751112609</text:p>
          </table:table-cell>
          <table:table-cell office:value-type="float" office:value="388193" calcext:value-type="float">
            <text:p>388193</text:p>
          </table:table-cell>
          <table:table-cell office:value-type="float" office:value="387104" calcext:value-type="float">
            <text:p>387104</text:p>
          </table:table-cell>
          <table:table-cell office:value-type="float" office:value="0.100409696040939" calcext:value-type="float">
            <text:p>0.100409696040939</text:p>
          </table:table-cell>
        </table:table-row>
        <table:table-row table:style-name="ro1">
          <table:table-cell office:value-type="float" office:value="289.890688726" calcext:value-type="float">
            <text:p>289.890688726</text:p>
          </table:table-cell>
          <table:table-cell office:value-type="float" office:value="389204" calcext:value-type="float">
            <text:p>389204</text:p>
          </table:table-cell>
          <table:table-cell office:value-type="float" office:value="388193" calcext:value-type="float">
            <text:p>388193</text:p>
          </table:table-cell>
          <table:table-cell office:value-type="float" office:value="0.100355381142143" calcext:value-type="float">
            <text:p>0.100355381142143</text:p>
          </table:table-cell>
        </table:table-row>
        <table:table-row table:style-name="ro1">
          <table:table-cell office:value-type="float" office:value="290.042081756001" calcext:value-type="float">
            <text:p>290.042081756001</text:p>
          </table:table-cell>
          <table:table-cell office:value-type="float" office:value="390306" calcext:value-type="float">
            <text:p>390306</text:p>
          </table:table-cell>
          <table:table-cell office:value-type="float" office:value="389204" calcext:value-type="float">
            <text:p>389204</text:p>
          </table:table-cell>
          <table:table-cell office:value-type="float" office:value="0.100305015994143" calcext:value-type="float">
            <text:p>0.100305015994143</text:p>
          </table:table-cell>
        </table:table-row>
        <table:table-row table:style-name="ro1">
          <table:table-cell office:value-type="float" office:value="290.195190151" calcext:value-type="float">
            <text:p>290.195190151</text:p>
          </table:table-cell>
          <table:table-cell office:value-type="float" office:value="391418" calcext:value-type="float">
            <text:p>391418</text:p>
          </table:table-cell>
          <table:table-cell office:value-type="float" office:value="390306" calcext:value-type="float">
            <text:p>390306</text:p>
          </table:table-cell>
          <table:table-cell office:value-type="float" office:value="0.10025091172598" calcext:value-type="float">
            <text:p>0.10025091172598</text:p>
          </table:table-cell>
        </table:table-row>
        <table:table-row table:style-name="ro1">
          <table:table-cell office:value-type="float" office:value="290.347265987" calcext:value-type="float">
            <text:p>290.347265987</text:p>
          </table:table-cell>
          <table:table-cell office:value-type="float" office:value="392511" calcext:value-type="float">
            <text:p>392511</text:p>
          </table:table-cell>
          <table:table-cell office:value-type="float" office:value="391418" calcext:value-type="float">
            <text:p>391418</text:p>
          </table:table-cell>
          <table:table-cell office:value-type="float" office:value="0.100200729380784" calcext:value-type="float">
            <text:p>0.100200729380784</text:p>
          </table:table-cell>
        </table:table-row>
        <table:table-row table:style-name="ro1">
          <table:table-cell office:value-type="float" office:value="290.492905533" calcext:value-type="float">
            <text:p>290.492905533</text:p>
          </table:table-cell>
          <table:table-cell office:value-type="float" office:value="393540" calcext:value-type="float">
            <text:p>393540</text:p>
          </table:table-cell>
          <table:table-cell office:value-type="float" office:value="392511" calcext:value-type="float">
            <text:p>392511</text:p>
          </table:table-cell>
          <table:table-cell office:value-type="float" office:value="0.100146799907108" calcext:value-type="float">
            <text:p>0.100146799907108</text:p>
          </table:table-cell>
        </table:table-row>
        <table:table-row table:style-name="ro1">
          <table:table-cell office:value-type="float" office:value="290.641466797" calcext:value-type="float">
            <text:p>290.641466797</text:p>
          </table:table-cell>
          <table:table-cell office:value-type="float" office:value="394563" calcext:value-type="float">
            <text:p>394563</text:p>
          </table:table-cell>
          <table:table-cell office:value-type="float" office:value="393540" calcext:value-type="float">
            <text:p>393540</text:p>
          </table:table-cell>
          <table:table-cell office:value-type="float" office:value="0.100096771651487" calcext:value-type="float">
            <text:p>0.100096771651487</text:p>
          </table:table-cell>
        </table:table-row>
        <table:table-row table:style-name="ro1">
          <table:table-cell office:value-type="float" office:value="290.801051454" calcext:value-type="float">
            <text:p>290.801051454</text:p>
          </table:table-cell>
          <table:table-cell office:value-type="float" office:value="395624" calcext:value-type="float">
            <text:p>395624</text:p>
          </table:table-cell>
          <table:table-cell office:value-type="float" office:value="394563" calcext:value-type="float">
            <text:p>394563</text:p>
          </table:table-cell>
          <table:table-cell office:value-type="float" office:value="0.100042993913273" calcext:value-type="float">
            <text:p>0.100042993913273</text:p>
          </table:table-cell>
        </table:table-row>
        <table:table-row table:style-name="ro1">
          <table:table-cell office:value-type="float" office:value="290.961557531001" calcext:value-type="float">
            <text:p>290.961557531001</text:p>
          </table:table-cell>
          <table:table-cell office:value-type="float" office:value="396642" calcext:value-type="float">
            <text:p>396642</text:p>
          </table:table-cell>
          <table:table-cell office:value-type="float" office:value="395624" calcext:value-type="float">
            <text:p>395624</text:p>
          </table:table-cell>
          <table:table-cell office:value-type="float" office:value="0.099986235515895" calcext:value-type="float">
            <text:p>0.099986235515895</text:p>
          </table:table-cell>
        </table:table-row>
        <table:table-row table:style-name="ro1">
          <table:table-cell office:value-type="float" office:value="291.114587857001" calcext:value-type="float">
            <text:p>291.114587857001</text:p>
          </table:table-cell>
          <table:table-cell office:value-type="float" office:value="397559" calcext:value-type="float">
            <text:p>397559</text:p>
          </table:table-cell>
          <table:table-cell office:value-type="float" office:value="396642" calcext:value-type="float">
            <text:p>396642</text:p>
          </table:table-cell>
          <table:table-cell office:value-type="float" office:value="0.0999339677799787" calcext:value-type="float">
            <text:p>0.0999339677799787</text:p>
          </table:table-cell>
        </table:table-row>
        <table:table-row table:style-name="ro1">
          <table:table-cell office:value-type="float" office:value="291.261504815" calcext:value-type="float">
            <text:p>291.261504815</text:p>
          </table:table-cell>
          <table:table-cell office:value-type="float" office:value="398383" calcext:value-type="float">
            <text:p>398383</text:p>
          </table:table-cell>
          <table:table-cell office:value-type="float" office:value="397559" calcext:value-type="float">
            <text:p>397559</text:p>
          </table:table-cell>
          <table:table-cell office:value-type="float" office:value="0.0998784457016462" calcext:value-type="float">
            <text:p>0.0998784457016462</text:p>
          </table:table-cell>
        </table:table-row>
        <table:table-row table:style-name="ro1">
          <table:table-cell office:value-type="float" office:value="291.414784384" calcext:value-type="float">
            <text:p>291.414784384</text:p>
          </table:table-cell>
          <table:table-cell office:value-type="float" office:value="399178" calcext:value-type="float">
            <text:p>399178</text:p>
          </table:table-cell>
          <table:table-cell office:value-type="float" office:value="398383" calcext:value-type="float">
            <text:p>398383</text:p>
          </table:table-cell>
          <table:table-cell office:value-type="float" office:value="0.0998271811576756" calcext:value-type="float">
            <text:p>0.0998271811576756</text:p>
          </table:table-cell>
        </table:table-row>
        <table:table-row table:style-name="ro1">
          <table:table-cell office:value-type="float" office:value="291.569494427001" calcext:value-type="float">
            <text:p>291.569494427001</text:p>
          </table:table-cell>
          <table:table-cell office:value-type="float" office:value="399908" calcext:value-type="float">
            <text:p>399908</text:p>
          </table:table-cell>
          <table:table-cell office:value-type="float" office:value="399178" calcext:value-type="float">
            <text:p>399178</text:p>
          </table:table-cell>
          <table:table-cell office:value-type="float" office:value="0.0997724898626321" calcext:value-type="float">
            <text:p>0.0997724898626321</text:p>
          </table:table-cell>
        </table:table-row>
        <table:table-row table:style-name="ro1">
          <table:table-cell office:value-type="float" office:value="291.731360007" calcext:value-type="float">
            <text:p>291.731360007</text:p>
          </table:table-cell>
          <table:table-cell office:value-type="float" office:value="400587" calcext:value-type="float">
            <text:p>400587</text:p>
          </table:table-cell>
          <table:table-cell office:value-type="float" office:value="399908" calcext:value-type="float">
            <text:p>399908</text:p>
          </table:table-cell>
          <table:table-cell office:value-type="float" office:value="0.0997219040383555" calcext:value-type="float">
            <text:p>0.0997219040383555</text:p>
          </table:table-cell>
        </table:table-row>
        <table:table-row table:style-name="ro1">
          <table:table-cell office:value-type="float" office:value="291.894741102001" calcext:value-type="float">
            <text:p>291.894741102001</text:p>
          </table:table-cell>
          <table:table-cell office:value-type="float" office:value="401180" calcext:value-type="float">
            <text:p>401180</text:p>
          </table:table-cell>
          <table:table-cell office:value-type="float" office:value="400587" calcext:value-type="float">
            <text:p>400587</text:p>
          </table:table-cell>
          <table:table-cell office:value-type="float" office:value="0.0996677838616858" calcext:value-type="float">
            <text:p>0.0996677838616858</text:p>
          </table:table-cell>
        </table:table-row>
        <table:table-row table:style-name="ro1">
          <table:table-cell office:value-type="float" office:value="292.015622885" calcext:value-type="float">
            <text:p>292.015622885</text:p>
          </table:table-cell>
          <table:table-cell office:value-type="float" office:value="401556" calcext:value-type="float">
            <text:p>401556</text:p>
          </table:table-cell>
          <table:table-cell office:value-type="float" office:value="401180" calcext:value-type="float">
            <text:p>401180</text:p>
          </table:table-cell>
          <table:table-cell office:value-type="float" office:value="0.0996176689817038" calcext:value-type="float">
            <text:p>0.0996176689817038</text:p>
          </table:table-cell>
        </table:table-row>
        <table:table-row table:style-name="ro1">
          <table:table-cell office:value-type="float" office:value="292.139121102" calcext:value-type="float">
            <text:p>292.139121102</text:p>
          </table:table-cell>
          <table:table-cell office:value-type="float" office:value="401883" calcext:value-type="float">
            <text:p>401883</text:p>
          </table:table-cell>
          <table:table-cell office:value-type="float" office:value="401556" calcext:value-type="float">
            <text:p>401556</text:p>
          </table:table-cell>
          <table:table-cell office:value-type="float" office:value="0.099570763012642" calcext:value-type="float">
            <text:p>0.099570763012642</text:p>
          </table:table-cell>
        </table:table-row>
        <table:table-row table:style-name="ro1">
          <table:table-cell office:value-type="float" office:value="292.295885935" calcext:value-type="float">
            <text:p>292.295885935</text:p>
          </table:table-cell>
          <table:table-cell office:value-type="float" office:value="402213" calcext:value-type="float">
            <text:p>402213</text:p>
          </table:table-cell>
          <table:table-cell office:value-type="float" office:value="401883" calcext:value-type="float">
            <text:p>401883</text:p>
          </table:table-cell>
          <table:table-cell office:value-type="float" office:value="0.0995196241087437" calcext:value-type="float">
            <text:p>0.0995196241087437</text:p>
          </table:table-cell>
        </table:table-row>
        <table:table-row table:style-name="ro1">
          <table:table-cell office:value-type="float" office:value="292.442671534001" calcext:value-type="float">
            <text:p>292.442671534001</text:p>
          </table:table-cell>
          <table:table-cell office:value-type="float" office:value="402436" calcext:value-type="float">
            <text:p>402436</text:p>
          </table:table-cell>
          <table:table-cell office:value-type="float" office:value="402213" calcext:value-type="float">
            <text:p>402213</text:p>
          </table:table-cell>
          <table:table-cell office:value-type="float" office:value="0.0994719129124657" calcext:value-type="float">
            <text:p>0.0994719129124657</text:p>
          </table:table-cell>
        </table:table-row>
        <table:table-row table:style-name="ro1">
          <table:table-cell office:value-type="float" office:value="292.592120248" calcext:value-type="float">
            <text:p>292.592120248</text:p>
          </table:table-cell>
          <table:table-cell office:value-type="float" office:value="402575" calcext:value-type="float">
            <text:p>402575</text:p>
          </table:table-cell>
          <table:table-cell office:value-type="float" office:value="402436" calcext:value-type="float">
            <text:p>402436</text:p>
          </table:table-cell>
          <table:table-cell office:value-type="float" office:value="0.0994201577675367" calcext:value-type="float">
            <text:p>0.0994201577675367</text:p>
          </table:table-cell>
        </table:table-row>
        <table:table-row table:style-name="ro1">
          <table:table-cell office:value-type="float" office:value="292.743884374" calcext:value-type="float">
            <text:p>292.743884374</text:p>
          </table:table-cell>
          <table:table-cell office:value-type="float" office:value="402626" calcext:value-type="float">
            <text:p>402626</text:p>
          </table:table-cell>
          <table:table-cell office:value-type="float" office:value="402575" calcext:value-type="float">
            <text:p>402575</text:p>
          </table:table-cell>
          <table:table-cell office:value-type="float" office:value="0.0993719675272989" calcext:value-type="float">
            <text:p>0.0993719675272989</text:p>
          </table:table-cell>
        </table:table-row>
        <table:table-row table:style-name="ro1">
          <table:table-cell office:value-type="float" office:value="292.905048299001" calcext:value-type="float">
            <text:p>292.905048299001</text:p>
          </table:table-cell>
          <table:table-cell office:value-type="float" office:value="402582" calcext:value-type="float">
            <text:p>402582</text:p>
          </table:table-cell>
          <table:table-cell office:value-type="float" office:value="402626" calcext:value-type="float">
            <text:p>402626</text:p>
          </table:table-cell>
          <table:table-cell office:value-type="float" office:value="0.0993198570020168" calcext:value-type="float">
            <text:p>0.0993198570020168</text:p>
          </table:table-cell>
        </table:table-row>
        <table:table-row table:style-name="ro1">
          <table:table-cell office:value-type="float" office:value="293.061766202" calcext:value-type="float">
            <text:p>293.061766202</text:p>
          </table:table-cell>
          <table:table-cell office:value-type="float" office:value="402445" calcext:value-type="float">
            <text:p>402445</text:p>
          </table:table-cell>
          <table:table-cell office:value-type="float" office:value="402582" calcext:value-type="float">
            <text:p>402582</text:p>
          </table:table-cell>
          <table:table-cell office:value-type="float" office:value="0.0992646287710124" calcext:value-type="float">
            <text:p>0.0992646287710124</text:p>
          </table:table-cell>
        </table:table-row>
        <table:table-row table:style-name="ro1">
          <table:table-cell office:value-type="float" office:value="293.218294433001" calcext:value-type="float">
            <text:p>293.218294433001</text:p>
          </table:table-cell>
          <table:table-cell office:value-type="float" office:value="402217" calcext:value-type="float">
            <text:p>402217</text:p>
          </table:table-cell>
          <table:table-cell office:value-type="float" office:value="402445" calcext:value-type="float">
            <text:p>402445</text:p>
          </table:table-cell>
          <table:table-cell office:value-type="float" office:value="0.0992136832148297" calcext:value-type="float">
            <text:p>0.0992136832148297</text:p>
          </table:table-cell>
        </table:table-row>
        <table:table-row table:style-name="ro1">
          <table:table-cell office:value-type="float" office:value="293.363707559" calcext:value-type="float">
            <text:p>293.363707559</text:p>
          </table:table-cell>
          <table:table-cell office:value-type="float" office:value="401926" calcext:value-type="float">
            <text:p>401926</text:p>
          </table:table-cell>
          <table:table-cell office:value-type="float" office:value="402217" calcext:value-type="float">
            <text:p>402217</text:p>
          </table:table-cell>
          <table:table-cell office:value-type="float" office:value="0.0991594146714885" calcext:value-type="float">
            <text:p>0.0991594146714885</text:p>
          </table:table-cell>
        </table:table-row>
        <table:table-row table:style-name="ro1">
          <table:table-cell office:value-type="float" office:value="293.512463688" calcext:value-type="float">
            <text:p>293.512463688</text:p>
          </table:table-cell>
          <table:table-cell office:value-type="float" office:value="401556" calcext:value-type="float">
            <text:p>401556</text:p>
          </table:table-cell>
          <table:table-cell office:value-type="float" office:value="401926" calcext:value-type="float">
            <text:p>401926</text:p>
          </table:table-cell>
          <table:table-cell office:value-type="float" office:value="0.0991092507003559" calcext:value-type="float">
            <text:p>0.0991092507003559</text:p>
          </table:table-cell>
        </table:table-row>
        <table:table-row table:style-name="ro1">
          <table:table-cell office:value-type="float" office:value="293.668038921001" calcext:value-type="float">
            <text:p>293.668038921001</text:p>
          </table:table-cell>
          <table:table-cell office:value-type="float" office:value="401093" calcext:value-type="float">
            <text:p>401093</text:p>
          </table:table-cell>
          <table:table-cell office:value-type="float" office:value="401556" calcext:value-type="float">
            <text:p>401556</text:p>
          </table:table-cell>
          <table:table-cell office:value-type="float" office:value="0.0990556350524456" calcext:value-type="float">
            <text:p>0.0990556350524456</text:p>
          </table:table-cell>
        </table:table-row>
        <table:table-row table:style-name="ro1">
          <table:table-cell office:value-type="float" office:value="293.82210595" calcext:value-type="float">
            <text:p>293.82210595</text:p>
          </table:table-cell>
          <table:table-cell office:value-type="float" office:value="400565" calcext:value-type="float">
            <text:p>400565</text:p>
          </table:table-cell>
          <table:table-cell office:value-type="float" office:value="401093" calcext:value-type="float">
            <text:p>401093</text:p>
          </table:table-cell>
          <table:table-cell office:value-type="float" office:value="0.0990060071901677" calcext:value-type="float">
            <text:p>0.0990060071901677</text:p>
          </table:table-cell>
        </table:table-row>
        <table:table-row table:style-name="ro1">
          <table:table-cell office:value-type="float" office:value="293.975596494" calcext:value-type="float">
            <text:p>293.975596494</text:p>
          </table:table-cell>
          <table:table-cell office:value-type="float" office:value="399976" calcext:value-type="float">
            <text:p>399976</text:p>
          </table:table-cell>
          <table:table-cell office:value-type="float" office:value="400565" calcext:value-type="float">
            <text:p>400565</text:p>
          </table:table-cell>
          <table:table-cell office:value-type="float" office:value="0.0989528479720865" calcext:value-type="float">
            <text:p>0.0989528479720865</text:p>
          </table:table-cell>
        </table:table-row>
        <table:table-row table:style-name="ro1">
          <table:table-cell office:value-type="float" office:value="294.123153981001" calcext:value-type="float">
            <text:p>294.123153981001</text:p>
          </table:table-cell>
          <table:table-cell office:value-type="float" office:value="399358" calcext:value-type="float">
            <text:p>399358</text:p>
          </table:table-cell>
          <table:table-cell office:value-type="float" office:value="399976" calcext:value-type="float">
            <text:p>399976</text:p>
          </table:table-cell>
          <table:table-cell office:value-type="float" office:value="0.0989035990039456" calcext:value-type="float">
            <text:p>0.0989035990039456</text:p>
          </table:table-cell>
        </table:table-row>
        <table:table-row table:style-name="ro1">
          <table:table-cell office:value-type="float" office:value="294.27516817" calcext:value-type="float">
            <text:p>294.27516817</text:p>
          </table:table-cell>
          <table:table-cell office:value-type="float" office:value="398673" calcext:value-type="float">
            <text:p>398673</text:p>
          </table:table-cell>
          <table:table-cell office:value-type="float" office:value="399358" calcext:value-type="float">
            <text:p>399358</text:p>
          </table:table-cell>
          <table:table-cell office:value-type="float" office:value="0.0988507703596191" calcext:value-type="float">
            <text:p>0.0988507703596191</text:p>
          </table:table-cell>
        </table:table-row>
        <table:table-row table:style-name="ro1">
          <table:table-cell office:value-type="float" office:value="294.440904141001" calcext:value-type="float">
            <text:p>294.440904141001</text:p>
          </table:table-cell>
          <table:table-cell office:value-type="float" office:value="397881" calcext:value-type="float">
            <text:p>397881</text:p>
          </table:table-cell>
          <table:table-cell office:value-type="float" office:value="398673" calcext:value-type="float">
            <text:p>398673</text:p>
          </table:table-cell>
          <table:table-cell office:value-type="float" office:value="0.0988017995586915" calcext:value-type="float">
            <text:p>0.0988017995586915</text:p>
          </table:table-cell>
        </table:table-row>
        <table:table-row table:style-name="ro1">
          <table:table-cell office:value-type="float" office:value="294.598627916001" calcext:value-type="float">
            <text:p>294.598627916001</text:p>
          </table:table-cell>
          <table:table-cell office:value-type="float" office:value="397093" calcext:value-type="float">
            <text:p>397093</text:p>
          </table:table-cell>
          <table:table-cell office:value-type="float" office:value="397881" calcext:value-type="float">
            <text:p>397881</text:p>
          </table:table-cell>
          <table:table-cell office:value-type="float" office:value="0.0987492208226243" calcext:value-type="float">
            <text:p>0.0987492208226243</text:p>
          </table:table-cell>
        </table:table-row>
        <table:table-row table:style-name="ro1">
          <table:table-cell office:value-type="float" office:value="294.752676316" calcext:value-type="float">
            <text:p>294.752676316</text:p>
          </table:table-cell>
          <table:table-cell office:value-type="float" office:value="396300" calcext:value-type="float">
            <text:p>396300</text:p>
          </table:table-cell>
          <table:table-cell office:value-type="float" office:value="397093" calcext:value-type="float">
            <text:p>397093</text:p>
          </table:table-cell>
          <table:table-cell office:value-type="float" office:value="0.0987004636146212" calcext:value-type="float">
            <text:p>0.0987004636146212</text:p>
          </table:table-cell>
        </table:table-row>
        <table:table-row table:style-name="ro1">
          <table:table-cell office:value-type="float" office:value="294.948930215001" calcext:value-type="float">
            <text:p>294.948930215001</text:p>
          </table:table-cell>
          <table:table-cell office:value-type="float" office:value="395269" calcext:value-type="float">
            <text:p>395269</text:p>
          </table:table-cell>
          <table:table-cell office:value-type="float" office:value="396300" calcext:value-type="float">
            <text:p>396300</text:p>
          </table:table-cell>
          <table:table-cell office:value-type="float" office:value="0.0986480830437675" calcext:value-type="float">
            <text:p>0.0986480830437675</text:p>
          </table:table-cell>
        </table:table-row>
        <table:table-row table:style-name="ro1">
          <table:table-cell office:value-type="float" office:value="295.114312643001" calcext:value-type="float">
            <text:p>295.114312643001</text:p>
          </table:table-cell>
          <table:table-cell office:value-type="float" office:value="394396" calcext:value-type="float">
            <text:p>394396</text:p>
          </table:table-cell>
          <table:table-cell office:value-type="float" office:value="395269" calcext:value-type="float">
            <text:p>395269</text:p>
          </table:table-cell>
          <table:table-cell office:value-type="float" office:value="0.0985928219302651" calcext:value-type="float">
            <text:p>0.0985928219302651</text:p>
          </table:table-cell>
        </table:table-row>
        <table:table-row table:style-name="ro1">
          <table:table-cell office:value-type="float" office:value="295.267120431" calcext:value-type="float">
            <text:p>295.267120431</text:p>
          </table:table-cell>
          <table:table-cell office:value-type="float" office:value="393596" calcext:value-type="float">
            <text:p>393596</text:p>
          </table:table-cell>
          <table:table-cell office:value-type="float" office:value="394396" calcext:value-type="float">
            <text:p>394396</text:p>
          </table:table-cell>
          <table:table-cell office:value-type="float" office:value="0.0992132405950595" calcext:value-type="float">
            <text:p>0.0992132405950595</text:p>
          </table:table-cell>
        </table:table-row>
        <table:table-row table:style-name="ro1">
          <table:table-cell office:value-type="float" office:value="295.421478385" calcext:value-type="float">
            <text:p>295.421478385</text:p>
          </table:table-cell>
          <table:table-cell office:value-type="float" office:value="392804" calcext:value-type="float">
            <text:p>392804</text:p>
          </table:table-cell>
          <table:table-cell office:value-type="float" office:value="393596" calcext:value-type="float">
            <text:p>393596</text:p>
          </table:table-cell>
          <table:table-cell office:value-type="float" office:value="0.0997026832927199" calcext:value-type="float">
            <text:p>0.0997026832927199</text:p>
          </table:table-cell>
        </table:table-row>
        <table:table-row table:style-name="ro1">
          <table:table-cell office:value-type="float" office:value="295.587497689" calcext:value-type="float">
            <text:p>295.587497689</text:p>
          </table:table-cell>
          <table:table-cell office:value-type="float" office:value="391979" calcext:value-type="float">
            <text:p>391979</text:p>
          </table:table-cell>
          <table:table-cell office:value-type="float" office:value="392804" calcext:value-type="float">
            <text:p>392804</text:p>
          </table:table-cell>
          <table:table-cell office:value-type="float" office:value="0.10008046698636" calcext:value-type="float">
            <text:p>0.10008046698636</text:p>
          </table:table-cell>
        </table:table-row>
        <table:table-row table:style-name="ro1">
          <table:table-cell office:value-type="float" office:value="295.74048881" calcext:value-type="float">
            <text:p>295.74048881</text:p>
          </table:table-cell>
          <table:table-cell office:value-type="float" office:value="391253" calcext:value-type="float">
            <text:p>391253</text:p>
          </table:table-cell>
          <table:table-cell office:value-type="float" office:value="391979" calcext:value-type="float">
            <text:p>391979</text:p>
          </table:table-cell>
          <table:table-cell office:value-type="float" office:value="0.100375815701478" calcext:value-type="float">
            <text:p>0.100375815701478</text:p>
          </table:table-cell>
        </table:table-row>
        <table:table-row table:style-name="ro1">
          <table:table-cell office:value-type="float" office:value="295.88807808" calcext:value-type="float">
            <text:p>295.88807808</text:p>
          </table:table-cell>
          <table:table-cell office:value-type="float" office:value="390593" calcext:value-type="float">
            <text:p>390593</text:p>
          </table:table-cell>
          <table:table-cell office:value-type="float" office:value="391253" calcext:value-type="float">
            <text:p>391253</text:p>
          </table:table-cell>
          <table:table-cell office:value-type="float" office:value="0.100598352155229" calcext:value-type="float">
            <text:p>0.100598352155229</text:p>
          </table:table-cell>
        </table:table-row>
        <table:table-row table:style-name="ro1">
          <table:table-cell office:value-type="float" office:value="296.056179994001" calcext:value-type="float">
            <text:p>296.056179994001</text:p>
          </table:table-cell>
          <table:table-cell office:value-type="float" office:value="389896" calcext:value-type="float">
            <text:p>389896</text:p>
          </table:table-cell>
          <table:table-cell office:value-type="float" office:value="390593" calcext:value-type="float">
            <text:p>390593</text:p>
          </table:table-cell>
          <table:table-cell office:value-type="float" office:value="0.100769517030236" calcext:value-type="float">
            <text:p>0.100769517030236</text:p>
          </table:table-cell>
        </table:table-row>
        <table:table-row table:style-name="ro1">
          <table:table-cell office:value-type="float" office:value="296.208086245" calcext:value-type="float">
            <text:p>296.208086245</text:p>
          </table:table-cell>
          <table:table-cell office:value-type="float" office:value="389325" calcext:value-type="float">
            <text:p>389325</text:p>
          </table:table-cell>
          <table:table-cell office:value-type="float" office:value="389896" calcext:value-type="float">
            <text:p>389896</text:p>
          </table:table-cell>
          <table:table-cell office:value-type="float" office:value="0.100892734273057" calcext:value-type="float">
            <text:p>0.100892734273057</text:p>
          </table:table-cell>
        </table:table-row>
        <table:table-row table:style-name="ro1">
          <table:table-cell office:value-type="float" office:value="296.354048659" calcext:value-type="float">
            <text:p>296.354048659</text:p>
          </table:table-cell>
          <table:table-cell office:value-type="float" office:value="388836" calcext:value-type="float">
            <text:p>388836</text:p>
          </table:table-cell>
          <table:table-cell office:value-type="float" office:value="389325" calcext:value-type="float">
            <text:p>389325</text:p>
          </table:table-cell>
          <table:table-cell office:value-type="float" office:value="0.100984457688716" calcext:value-type="float">
            <text:p>0.100984457688716</text:p>
          </table:table-cell>
        </table:table-row>
        <table:table-row table:style-name="ro1">
          <table:table-cell office:value-type="float" office:value="296.501019484001" calcext:value-type="float">
            <text:p>296.501019484001</text:p>
          </table:table-cell>
          <table:table-cell office:value-type="float" office:value="388407" calcext:value-type="float">
            <text:p>388407</text:p>
          </table:table-cell>
          <table:table-cell office:value-type="float" office:value="388836" calcext:value-type="float">
            <text:p>388836</text:p>
          </table:table-cell>
          <table:table-cell office:value-type="float" office:value="0.101044149540574" calcext:value-type="float">
            <text:p>0.101044149540574</text:p>
          </table:table-cell>
        </table:table-row>
        <table:table-row table:style-name="ro1">
          <table:table-cell office:value-type="float" office:value="296.653879695001" calcext:value-type="float">
            <text:p>296.653879695001</text:p>
          </table:table-cell>
          <table:table-cell office:value-type="float" office:value="388034" calcext:value-type="float">
            <text:p>388034</text:p>
          </table:table-cell>
          <table:table-cell office:value-type="float" office:value="388407" calcext:value-type="float">
            <text:p>388407</text:p>
          </table:table-cell>
          <table:table-cell office:value-type="float" office:value="0.101085066510623" calcext:value-type="float">
            <text:p>0.101085066510623</text:p>
          </table:table-cell>
        </table:table-row>
        <table:table-row table:style-name="ro1">
          <table:table-cell office:value-type="float" office:value="296.803590346" calcext:value-type="float">
            <text:p>296.803590346</text:p>
          </table:table-cell>
          <table:table-cell office:value-type="float" office:value="387745" calcext:value-type="float">
            <text:p>387745</text:p>
          </table:table-cell>
          <table:table-cell office:value-type="float" office:value="388034" calcext:value-type="float">
            <text:p>388034</text:p>
          </table:table-cell>
          <table:table-cell office:value-type="float" office:value="0.101104140898212" calcext:value-type="float">
            <text:p>0.101104140898212</text:p>
          </table:table-cell>
        </table:table-row>
        <table:table-row table:style-name="ro1">
          <table:table-cell office:value-type="float" office:value="296.954821381" calcext:value-type="float">
            <text:p>296.954821381</text:p>
          </table:table-cell>
          <table:table-cell office:value-type="float" office:value="387535" calcext:value-type="float">
            <text:p>387535</text:p>
          </table:table-cell>
          <table:table-cell office:value-type="float" office:value="387745" calcext:value-type="float">
            <text:p>387745</text:p>
          </table:table-cell>
          <table:table-cell office:value-type="float" office:value="0.101112577721941" calcext:value-type="float">
            <text:p>0.101112577721941</text:p>
          </table:table-cell>
        </table:table-row>
        <table:table-row table:style-name="ro1">
          <table:table-cell office:value-type="float" office:value="297.103727975001" calcext:value-type="float">
            <text:p>297.103727975001</text:p>
          </table:table-cell>
          <table:table-cell office:value-type="float" office:value="387412" calcext:value-type="float">
            <text:p>387412</text:p>
          </table:table-cell>
          <table:table-cell office:value-type="float" office:value="387535" calcext:value-type="float">
            <text:p>387535</text:p>
          </table:table-cell>
          <table:table-cell office:value-type="float" office:value="0.101105695600734" calcext:value-type="float">
            <text:p>0.101105695600734</text:p>
          </table:table-cell>
        </table:table-row>
        <table:table-row table:style-name="ro1">
          <table:table-cell office:value-type="float" office:value="297.245943614001" calcext:value-type="float">
            <text:p>297.245943614001</text:p>
          </table:table-cell>
          <table:table-cell office:value-type="float" office:value="387373" calcext:value-type="float">
            <text:p>387373</text:p>
          </table:table-cell>
          <table:table-cell office:value-type="float" office:value="387412" calcext:value-type="float">
            <text:p>387412</text:p>
          </table:table-cell>
          <table:table-cell office:value-type="float" office:value="0.101093381000627" calcext:value-type="float">
            <text:p>0.101093381000627</text:p>
          </table:table-cell>
        </table:table-row>
        <table:table-row table:style-name="ro1">
          <table:table-cell office:value-type="float" office:value="297.398318962" calcext:value-type="float">
            <text:p>297.398318962</text:p>
          </table:table-cell>
          <table:table-cell office:value-type="float" office:value="387418" calcext:value-type="float">
            <text:p>387418</text:p>
          </table:table-cell>
          <table:table-cell office:value-type="float" office:value="387373" calcext:value-type="float">
            <text:p>387373</text:p>
          </table:table-cell>
          <table:table-cell office:value-type="float" office:value="0.101069925264992" calcext:value-type="float">
            <text:p>0.101069925264992</text:p>
          </table:table-cell>
        </table:table-row>
        <table:table-row table:style-name="ro1">
          <table:table-cell office:value-type="float" office:value="297.54454892" calcext:value-type="float">
            <text:p>297.54454892</text:p>
          </table:table-cell>
          <table:table-cell office:value-type="float" office:value="387548" calcext:value-type="float">
            <text:p>387548</text:p>
          </table:table-cell>
          <table:table-cell office:value-type="float" office:value="387418" calcext:value-type="float">
            <text:p>387418</text:p>
          </table:table-cell>
          <table:table-cell office:value-type="float" office:value="0.10104436551482" calcext:value-type="float">
            <text:p>0.10104436551482</text:p>
          </table:table-cell>
        </table:table-row>
        <table:table-row table:style-name="ro1">
          <table:table-cell office:value-type="float" office:value="297.696779346001" calcext:value-type="float">
            <text:p>297.696779346001</text:p>
          </table:table-cell>
          <table:table-cell office:value-type="float" office:value="387773" calcext:value-type="float">
            <text:p>387773</text:p>
          </table:table-cell>
          <table:table-cell office:value-type="float" office:value="387548" calcext:value-type="float">
            <text:p>387548</text:p>
          </table:table-cell>
          <table:table-cell office:value-type="float" office:value="0.101010341100491" calcext:value-type="float">
            <text:p>0.101010341100491</text:p>
          </table:table-cell>
        </table:table-row>
        <table:table-row table:style-name="ro1">
          <table:table-cell office:value-type="float" office:value="297.817763385" calcext:value-type="float">
            <text:p>297.817763385</text:p>
          </table:table-cell>
          <table:table-cell office:value-type="float" office:value="388016" calcext:value-type="float">
            <text:p>388016</text:p>
          </table:table-cell>
          <table:table-cell office:value-type="float" office:value="387773" calcext:value-type="float">
            <text:p>387773</text:p>
          </table:table-cell>
          <table:table-cell office:value-type="float" office:value="0.100976340107283" calcext:value-type="float">
            <text:p>0.100976340107283</text:p>
          </table:table-cell>
        </table:table-row>
        <table:table-row table:style-name="ro1">
          <table:table-cell office:value-type="float" office:value="297.984420098001" calcext:value-type="float">
            <text:p>297.984420098001</text:p>
          </table:table-cell>
          <table:table-cell office:value-type="float" office:value="388444" calcext:value-type="float">
            <text:p>388444</text:p>
          </table:table-cell>
          <table:table-cell office:value-type="float" office:value="388016" calcext:value-type="float">
            <text:p>388016</text:p>
          </table:table-cell>
          <table:table-cell office:value-type="float" office:value="0.100935590056939" calcext:value-type="float">
            <text:p>0.100935590056939</text:p>
          </table:table-cell>
        </table:table-row>
        <table:table-row table:style-name="ro1">
          <table:table-cell office:value-type="float" office:value="298.137305980001" calcext:value-type="float">
            <text:p>298.137305980001</text:p>
          </table:table-cell>
          <table:table-cell office:value-type="float" office:value="388928" calcext:value-type="float">
            <text:p>388928</text:p>
          </table:table-cell>
          <table:table-cell office:value-type="float" office:value="388444" calcext:value-type="float">
            <text:p>388444</text:p>
          </table:table-cell>
          <table:table-cell office:value-type="float" office:value="0.100896222213449" calcext:value-type="float">
            <text:p>0.100896222213449</text:p>
          </table:table-cell>
        </table:table-row>
        <table:table-row table:style-name="ro1">
          <table:table-cell office:value-type="float" office:value="298.290195773" calcext:value-type="float">
            <text:p>298.290195773</text:p>
          </table:table-cell>
          <table:table-cell office:value-type="float" office:value="389497" calcext:value-type="float">
            <text:p>389497</text:p>
          </table:table-cell>
          <table:table-cell office:value-type="float" office:value="388928" calcext:value-type="float">
            <text:p>388928</text:p>
          </table:table-cell>
          <table:table-cell office:value-type="float" office:value="0.100851205958679" calcext:value-type="float">
            <text:p>0.100851205958679</text:p>
          </table:table-cell>
        </table:table-row>
        <table:table-row table:style-name="ro1">
          <table:table-cell office:value-type="float" office:value="298.434193301" calcext:value-type="float">
            <text:p>298.434193301</text:p>
          </table:table-cell>
          <table:table-cell office:value-type="float" office:value="390107" calcext:value-type="float">
            <text:p>390107</text:p>
          </table:table-cell>
          <table:table-cell office:value-type="float" office:value="389497" calcext:value-type="float">
            <text:p>389497</text:p>
          </table:table-cell>
          <table:table-cell office:value-type="float" office:value="0.100808438768956" calcext:value-type="float">
            <text:p>0.100808438768956</text:p>
          </table:table-cell>
        </table:table-row>
        <table:table-row table:style-name="ro1">
          <table:table-cell office:value-type="float" office:value="298.582846694" calcext:value-type="float">
            <text:p>298.582846694</text:p>
          </table:table-cell>
          <table:table-cell office:value-type="float" office:value="390809" calcext:value-type="float">
            <text:p>390809</text:p>
          </table:table-cell>
          <table:table-cell office:value-type="float" office:value="390107" calcext:value-type="float">
            <text:p>390107</text:p>
          </table:table-cell>
          <table:table-cell office:value-type="float" office:value="0.100760730230719" calcext:value-type="float">
            <text:p>0.100760730230719</text:p>
          </table:table-cell>
        </table:table-row>
        <table:table-row table:style-name="ro1">
          <table:table-cell office:value-type="float" office:value="298.742639063001" calcext:value-type="float">
            <text:p>298.742639063001</text:p>
          </table:table-cell>
          <table:table-cell office:value-type="float" office:value="391638" calcext:value-type="float">
            <text:p>391638</text:p>
          </table:table-cell>
          <table:table-cell office:value-type="float" office:value="390809" calcext:value-type="float">
            <text:p>390809</text:p>
          </table:table-cell>
          <table:table-cell office:value-type="float" office:value="0.100715822790474" calcext:value-type="float">
            <text:p>0.100715822790474</text:p>
          </table:table-cell>
        </table:table-row>
        <table:table-row table:style-name="ro1">
          <table:table-cell office:value-type="float" office:value="298.892498558001" calcext:value-type="float">
            <text:p>298.892498558001</text:p>
          </table:table-cell>
          <table:table-cell office:value-type="float" office:value="392482" calcext:value-type="float">
            <text:p>392482</text:p>
          </table:table-cell>
          <table:table-cell office:value-type="float" office:value="391638" calcext:value-type="float">
            <text:p>391638</text:p>
          </table:table-cell>
          <table:table-cell office:value-type="float" office:value="0.10066642916339" calcext:value-type="float">
            <text:p>0.10066642916339</text:p>
          </table:table-cell>
        </table:table-row>
        <table:table-row table:style-name="ro1">
          <table:table-cell office:value-type="float" office:value="299.039900259" calcext:value-type="float">
            <text:p>299.039900259</text:p>
          </table:table-cell>
          <table:table-cell office:value-type="float" office:value="393366" calcext:value-type="float">
            <text:p>393366</text:p>
          </table:table-cell>
          <table:table-cell office:value-type="float" office:value="392482" calcext:value-type="float">
            <text:p>392482</text:p>
          </table:table-cell>
          <table:table-cell office:value-type="float" office:value="0.100620187187425" calcext:value-type="float">
            <text:p>0.100620187187425</text:p>
          </table:table-cell>
        </table:table-row>
        <table:table-row table:style-name="ro1">
          <table:table-cell office:value-type="float" office:value="299.19155477" calcext:value-type="float">
            <text:p>299.19155477</text:p>
          </table:table-cell>
          <table:table-cell office:value-type="float" office:value="394327" calcext:value-type="float">
            <text:p>394327</text:p>
          </table:table-cell>
          <table:table-cell office:value-type="float" office:value="393366" calcext:value-type="float">
            <text:p>393366</text:p>
          </table:table-cell>
          <table:table-cell office:value-type="float" office:value="0.100569752961716" calcext:value-type="float">
            <text:p>0.100569752961716</text:p>
          </table:table-cell>
        </table:table-row>
        <table:table-row table:style-name="ro1">
          <table:table-cell office:value-type="float" office:value="299.334900103" calcext:value-type="float">
            <text:p>299.334900103</text:p>
          </table:table-cell>
          <table:table-cell office:value-type="float" office:value="395276" calcext:value-type="float">
            <text:p>395276</text:p>
          </table:table-cell>
          <table:table-cell office:value-type="float" office:value="394327" calcext:value-type="float">
            <text:p>394327</text:p>
          </table:table-cell>
          <table:table-cell office:value-type="float" office:value="0.10052269200148" calcext:value-type="float">
            <text:p>0.10052269200148</text:p>
          </table:table-cell>
        </table:table-row>
        <table:table-row table:style-name="ro1">
          <table:table-cell office:value-type="float" office:value="299.496034206" calcext:value-type="float">
            <text:p>299.496034206</text:p>
          </table:table-cell>
          <table:table-cell office:value-type="float" office:value="396382" calcext:value-type="float">
            <text:p>396382</text:p>
          </table:table-cell>
          <table:table-cell office:value-type="float" office:value="395276" calcext:value-type="float">
            <text:p>395276</text:p>
          </table:table-cell>
          <table:table-cell office:value-type="float" office:value="0.100471629537013" calcext:value-type="float">
            <text:p>0.100471629537013</text:p>
          </table:table-cell>
        </table:table-row>
        <table:table-row table:style-name="ro1">
          <table:table-cell office:value-type="float" office:value="299.648211354001" calcext:value-type="float">
            <text:p>299.648211354001</text:p>
          </table:table-cell>
          <table:table-cell office:value-type="float" office:value="397455" calcext:value-type="float">
            <text:p>397455</text:p>
          </table:table-cell>
          <table:table-cell office:value-type="float" office:value="396382" calcext:value-type="float">
            <text:p>396382</text:p>
          </table:table-cell>
          <table:table-cell office:value-type="float" office:value="0.100424079439834" calcext:value-type="float">
            <text:p>0.100424079439834</text:p>
          </table:table-cell>
        </table:table-row>
        <table:table-row table:style-name="ro1">
          <table:table-cell office:value-type="float" office:value="299.810397436" calcext:value-type="float">
            <text:p>299.810397436</text:p>
          </table:table-cell>
          <table:table-cell office:value-type="float" office:value="398621" calcext:value-type="float">
            <text:p>398621</text:p>
          </table:table-cell>
          <table:table-cell office:value-type="float" office:value="397455" calcext:value-type="float">
            <text:p>397455</text:p>
          </table:table-cell>
          <table:table-cell office:value-type="float" office:value="0.100372652533503" calcext:value-type="float">
            <text:p>0.100372652533503</text:p>
          </table:table-cell>
        </table:table-row>
        <table:table-row table:style-name="ro1">
          <table:table-cell office:value-type="float" office:value="299.96427328" calcext:value-type="float">
            <text:p>299.96427328</text:p>
          </table:table-cell>
          <table:table-cell office:value-type="float" office:value="399739" calcext:value-type="float">
            <text:p>399739</text:p>
          </table:table-cell>
          <table:table-cell office:value-type="float" office:value="398621" calcext:value-type="float">
            <text:p>398621</text:p>
          </table:table-cell>
          <table:table-cell office:value-type="float" office:value="0.100318142046823" calcext:value-type="float">
            <text:p>0.100318142046823</text:p>
          </table:table-cell>
        </table:table-row>
        <table:table-row table:style-name="ro1">
          <table:table-cell office:value-type="float" office:value="300.123611716001" calcext:value-type="float">
            <text:p>300.123611716001</text:p>
          </table:table-cell>
          <table:table-cell office:value-type="float" office:value="400899" calcext:value-type="float">
            <text:p>400899</text:p>
          </table:table-cell>
          <table:table-cell office:value-type="float" office:value="399739" calcext:value-type="float">
            <text:p>399739</text:p>
          </table:table-cell>
          <table:table-cell office:value-type="float" office:value="0.10026785586561" calcext:value-type="float">
            <text:p>0.10026785586561</text:p>
          </table:table-cell>
        </table:table-row>
        <table:table-row table:style-name="ro1">
          <table:table-cell office:value-type="float" office:value="300.275596322001" calcext:value-type="float">
            <text:p>300.275596322001</text:p>
          </table:table-cell>
          <table:table-cell office:value-type="float" office:value="401998" calcext:value-type="float">
            <text:p>401998</text:p>
          </table:table-cell>
          <table:table-cell office:value-type="float" office:value="400899" calcext:value-type="float">
            <text:p>400899</text:p>
          </table:table-cell>
          <table:table-cell office:value-type="float" office:value="0.100214284692488" calcext:value-type="float">
            <text:p>0.100214284692488</text:p>
          </table:table-cell>
        </table:table-row>
        <table:table-row table:style-name="ro1">
          <table:table-cell office:value-type="float" office:value="300.546383629" calcext:value-type="float">
            <text:p>300.546383629</text:p>
          </table:table-cell>
          <table:table-cell office:value-type="float" office:value="403912" calcext:value-type="float">
            <text:p>403912</text:p>
          </table:table-cell>
          <table:table-cell office:value-type="float" office:value="401998" calcext:value-type="float">
            <text:p>401998</text:p>
          </table:table-cell>
          <table:table-cell office:value-type="float" office:value="0.100158103303624" calcext:value-type="float">
            <text:p>0.100158103303624</text:p>
          </table:table-cell>
        </table:table-row>
        <table:table-row table:style-name="ro1">
          <table:table-cell office:value-type="float" office:value="300.654739681" calcext:value-type="float">
            <text:p>300.654739681</text:p>
          </table:table-cell>
          <table:table-cell office:value-type="float" office:value="404653" calcext:value-type="float">
            <text:p>404653</text:p>
          </table:table-cell>
          <table:table-cell office:value-type="float" office:value="403912" calcext:value-type="float">
            <text:p>403912</text:p>
          </table:table-cell>
          <table:table-cell office:value-type="float" office:value="0.100106502622919" calcext:value-type="float">
            <text:p>0.100106502622919</text:p>
          </table:table-cell>
        </table:table-row>
        <table:table-row table:style-name="ro1">
          <table:table-cell office:value-type="float" office:value="300.808457894001" calcext:value-type="float">
            <text:p>300.808457894001</text:p>
          </table:table-cell>
          <table:table-cell office:value-type="float" office:value="405672" calcext:value-type="float">
            <text:p>405672</text:p>
          </table:table-cell>
          <table:table-cell office:value-type="float" office:value="404653" calcext:value-type="float">
            <text:p>404653</text:p>
          </table:table-cell>
          <table:table-cell office:value-type="float" office:value="0.100051924228119" calcext:value-type="float">
            <text:p>0.100051924228119</text:p>
          </table:table-cell>
        </table:table-row>
        <table:table-row table:style-name="ro1">
          <table:table-cell office:value-type="float" office:value="300.971054592001" calcext:value-type="float">
            <text:p>300.971054592001</text:p>
          </table:table-cell>
          <table:table-cell office:value-type="float" office:value="406700" calcext:value-type="float">
            <text:p>406700</text:p>
          </table:table-cell>
          <table:table-cell office:value-type="float" office:value="405672" calcext:value-type="float">
            <text:p>405672</text:p>
          </table:table-cell>
          <table:table-cell office:value-type="float" office:value="0.099994981351235" calcext:value-type="float">
            <text:p>0.099994981351235</text:p>
          </table:table-cell>
        </table:table-row>
        <table:table-row table:style-name="ro1">
          <table:table-cell office:value-type="float" office:value="301.118402545" calcext:value-type="float">
            <text:p>301.118402545</text:p>
          </table:table-cell>
          <table:table-cell office:value-type="float" office:value="407581" calcext:value-type="float">
            <text:p>407581</text:p>
          </table:table-cell>
          <table:table-cell office:value-type="float" office:value="406700" calcext:value-type="float">
            <text:p>406700</text:p>
          </table:table-cell>
          <table:table-cell office:value-type="float" office:value="0.0999427935916263" calcext:value-type="float">
            <text:p>0.0999427935916263</text:p>
          </table:table-cell>
        </table:table-row>
        <table:table-row table:style-name="ro1">
          <table:table-cell office:value-type="float" office:value="301.273211748" calcext:value-type="float">
            <text:p>301.273211748</text:p>
          </table:table-cell>
          <table:table-cell office:value-type="float" office:value="408446" calcext:value-type="float">
            <text:p>408446</text:p>
          </table:table-cell>
          <table:table-cell office:value-type="float" office:value="407581" calcext:value-type="float">
            <text:p>407581</text:p>
          </table:table-cell>
          <table:table-cell office:value-type="float" office:value="0.0998877896905768" calcext:value-type="float">
            <text:p>0.0998877896905768</text:p>
          </table:table-cell>
        </table:table-row>
        <table:table-row table:style-name="ro1">
          <table:table-cell office:value-type="float" office:value="301.425241497001" calcext:value-type="float">
            <text:p>301.425241497001</text:p>
          </table:table-cell>
          <table:table-cell office:value-type="float" office:value="409230" calcext:value-type="float">
            <text:p>409230</text:p>
          </table:table-cell>
          <table:table-cell office:value-type="float" office:value="408446" calcext:value-type="float">
            <text:p>408446</text:p>
          </table:table-cell>
          <table:table-cell office:value-type="float" office:value="0.0998371663256929" calcext:value-type="float">
            <text:p>0.0998371663256929</text:p>
          </table:table-cell>
        </table:table-row>
        <table:table-row table:style-name="ro1">
          <table:table-cell office:value-type="float" office:value="301.581829738" calcext:value-type="float">
            <text:p>301.581829738</text:p>
          </table:table-cell>
          <table:table-cell office:value-type="float" office:value="409963" calcext:value-type="float">
            <text:p>409963</text:p>
          </table:table-cell>
          <table:table-cell office:value-type="float" office:value="409230" calcext:value-type="float">
            <text:p>409230</text:p>
          </table:table-cell>
          <table:table-cell office:value-type="float" office:value="0.0997834403290575" calcext:value-type="float">
            <text:p>0.0997834403290575</text:p>
          </table:table-cell>
        </table:table-row>
        <table:table-row table:style-name="ro1">
          <table:table-cell office:value-type="float" office:value="301.738401230001" calcext:value-type="float">
            <text:p>301.738401230001</text:p>
          </table:table-cell>
          <table:table-cell office:value-type="float" office:value="410615" calcext:value-type="float">
            <text:p>410615</text:p>
          </table:table-cell>
          <table:table-cell office:value-type="float" office:value="409963" calcext:value-type="float">
            <text:p>409963</text:p>
          </table:table-cell>
          <table:table-cell office:value-type="float" office:value="0.099733852462317" calcext:value-type="float">
            <text:p>0.099733852462317</text:p>
          </table:table-cell>
        </table:table-row>
        <table:table-row table:style-name="ro1">
          <table:table-cell office:value-type="float" office:value="301.903935887" calcext:value-type="float">
            <text:p>301.903935887</text:p>
          </table:table-cell>
          <table:table-cell office:value-type="float" office:value="411210" calcext:value-type="float">
            <text:p>411210</text:p>
          </table:table-cell>
          <table:table-cell office:value-type="float" office:value="410615" calcext:value-type="float">
            <text:p>410615</text:p>
          </table:table-cell>
          <table:table-cell office:value-type="float" office:value="0.0996809811740976" calcext:value-type="float">
            <text:p>0.0996809811740976</text:p>
          </table:table-cell>
        </table:table-row>
        <table:table-row table:style-name="ro1">
          <table:table-cell office:value-type="float" office:value="302.060161025001" calcext:value-type="float">
            <text:p>302.060161025001</text:p>
          </table:table-cell>
          <table:table-cell office:value-type="float" office:value="411680" calcext:value-type="float">
            <text:p>411680</text:p>
          </table:table-cell>
          <table:table-cell office:value-type="float" office:value="411210" calcext:value-type="float">
            <text:p>411210</text:p>
          </table:table-cell>
          <table:table-cell office:value-type="float" office:value="0.0996255006450435" calcext:value-type="float">
            <text:p>0.0996255006450435</text:p>
          </table:table-cell>
        </table:table-row>
        <table:table-row table:style-name="ro1">
          <table:table-cell office:value-type="float" office:value="302.216291553001" calcext:value-type="float">
            <text:p>302.216291553001</text:p>
          </table:table-cell>
          <table:table-cell office:value-type="float" office:value="412057" calcext:value-type="float">
            <text:p>412057</text:p>
          </table:table-cell>
          <table:table-cell office:value-type="float" office:value="411680" calcext:value-type="float">
            <text:p>411680</text:p>
          </table:table-cell>
          <table:table-cell office:value-type="float" office:value="0.0995745310228252" calcext:value-type="float">
            <text:p>0.0995745310228252</text:p>
          </table:table-cell>
        </table:table-row>
        <table:table-row table:style-name="ro1">
          <table:table-cell office:value-type="float" office:value="302.369328141001" calcext:value-type="float">
            <text:p>302.369328141001</text:p>
          </table:table-cell>
          <table:table-cell office:value-type="float" office:value="412335" calcext:value-type="float">
            <text:p>412335</text:p>
          </table:table-cell>
          <table:table-cell office:value-type="float" office:value="412057" calcext:value-type="float">
            <text:p>412057</text:p>
          </table:table-cell>
          <table:table-cell office:value-type="float" office:value="0.0995205980059463" calcext:value-type="float">
            <text:p>0.0995205980059463</text:p>
          </table:table-cell>
        </table:table-row>
        <table:table-row table:style-name="ro1">
          <table:table-cell office:value-type="float" office:value="302.519879097001" calcext:value-type="float">
            <text:p>302.519879097001</text:p>
          </table:table-cell>
          <table:table-cell office:value-type="float" office:value="412519" calcext:value-type="float">
            <text:p>412519</text:p>
          </table:table-cell>
          <table:table-cell office:value-type="float" office:value="412335" calcext:value-type="float">
            <text:p>412335</text:p>
          </table:table-cell>
          <table:table-cell office:value-type="float" office:value="0.0994708794636584" calcext:value-type="float">
            <text:p>0.0994708794636584</text:p>
          </table:table-cell>
        </table:table-row>
        <table:table-row table:style-name="ro1">
          <table:table-cell office:value-type="float" office:value="302.676656361001" calcext:value-type="float">
            <text:p>302.676656361001</text:p>
          </table:table-cell>
          <table:table-cell office:value-type="float" office:value="412615" calcext:value-type="float">
            <text:p>412615</text:p>
          </table:table-cell>
          <table:table-cell office:value-type="float" office:value="412519" calcext:value-type="float">
            <text:p>412519</text:p>
          </table:table-cell>
          <table:table-cell office:value-type="float" office:value="0.0994179734121966" calcext:value-type="float">
            <text:p>0.0994179734121966</text:p>
          </table:table-cell>
        </table:table-row>
        <table:table-row table:style-name="ro1">
          <table:table-cell office:value-type="float" office:value="302.839872797001" calcext:value-type="float">
            <text:p>302.839872797001</text:p>
          </table:table-cell>
          <table:table-cell office:value-type="float" office:value="412612" calcext:value-type="float">
            <text:p>412612</text:p>
          </table:table-cell>
          <table:table-cell office:value-type="float" office:value="412615" calcext:value-type="float">
            <text:p>412615</text:p>
          </table:table-cell>
          <table:table-cell office:value-type="float" office:value="0.0993690894735589" calcext:value-type="float">
            <text:p>0.0993690894735589</text:p>
          </table:table-cell>
        </table:table-row>
        <table:table-row table:style-name="ro1">
          <table:table-cell office:value-type="float" office:value="302.989200111" calcext:value-type="float">
            <text:p>302.989200111</text:p>
          </table:table-cell>
          <table:table-cell office:value-type="float" office:value="412520" calcext:value-type="float">
            <text:p>412520</text:p>
          </table:table-cell>
          <table:table-cell office:value-type="float" office:value="412612" calcext:value-type="float">
            <text:p>412612</text:p>
          </table:table-cell>
          <table:table-cell office:value-type="float" office:value="0.0993168771288967" calcext:value-type="float">
            <text:p>0.0993168771288967</text:p>
          </table:table-cell>
        </table:table-row>
        <table:table-row table:style-name="ro1">
          <table:table-cell office:value-type="float" office:value="303.143519632001" calcext:value-type="float">
            <text:p>303.143519632001</text:p>
          </table:table-cell>
          <table:table-cell office:value-type="float" office:value="412337" calcext:value-type="float">
            <text:p>412337</text:p>
          </table:table-cell>
          <table:table-cell office:value-type="float" office:value="412520" calcext:value-type="float">
            <text:p>412520</text:p>
          </table:table-cell>
          <table:table-cell office:value-type="float" office:value="0.0992685611482957" calcext:value-type="float">
            <text:p>0.0992685611482957</text:p>
          </table:table-cell>
        </table:table-row>
        <table:table-row table:style-name="ro1">
          <table:table-cell office:value-type="float" office:value="303.298372179001" calcext:value-type="float">
            <text:p>303.298372179001</text:p>
          </table:table-cell>
          <table:table-cell office:value-type="float" office:value="412066" calcext:value-type="float">
            <text:p>412066</text:p>
          </table:table-cell>
          <table:table-cell office:value-type="float" office:value="412337" calcext:value-type="float">
            <text:p>412337</text:p>
          </table:table-cell>
          <table:table-cell office:value-type="float" office:value="0.0992168291166564" calcext:value-type="float">
            <text:p>0.0992168291166564</text:p>
          </table:table-cell>
        </table:table-row>
        <table:table-row table:style-name="ro1">
          <table:table-cell office:value-type="float" office:value="303.509860017" calcext:value-type="float">
            <text:p>303.509860017</text:p>
          </table:table-cell>
          <table:table-cell office:value-type="float" office:value="411563" calcext:value-type="float">
            <text:p>411563</text:p>
          </table:table-cell>
          <table:table-cell office:value-type="float" office:value="412066" calcext:value-type="float">
            <text:p>412066</text:p>
          </table:table-cell>
          <table:table-cell office:value-type="float" office:value="0.0991623814991299" calcext:value-type="float">
            <text:p>0.0991623814991299</text:p>
          </table:table-cell>
        </table:table-row>
        <table:table-row table:style-name="ro1">
          <table:table-cell office:value-type="float" office:value="303.671808692" calcext:value-type="float">
            <text:p>303.671808692</text:p>
          </table:table-cell>
          <table:table-cell office:value-type="float" office:value="411081" calcext:value-type="float">
            <text:p>411081</text:p>
          </table:table-cell>
          <table:table-cell office:value-type="float" office:value="411563" calcext:value-type="float">
            <text:p>411563</text:p>
          </table:table-cell>
          <table:table-cell office:value-type="float" office:value="0.0991057786337139" calcext:value-type="float">
            <text:p>0.0991057786337139</text:p>
          </table:table-cell>
        </table:table-row>
        <table:table-row table:style-name="ro1">
          <table:table-cell office:value-type="float" office:value="303.828436386" calcext:value-type="float">
            <text:p>303.828436386</text:p>
          </table:table-cell>
          <table:table-cell office:value-type="float" office:value="410542" calcext:value-type="float">
            <text:p>410542</text:p>
          </table:table-cell>
          <table:table-cell office:value-type="float" office:value="411081" calcext:value-type="float">
            <text:p>411081</text:p>
          </table:table-cell>
          <table:table-cell office:value-type="float" office:value="0.0990539804028525" calcext:value-type="float">
            <text:p>0.0990539804028525</text:p>
          </table:table-cell>
        </table:table-row>
        <table:table-row table:style-name="ro1">
          <table:table-cell office:value-type="float" office:value="303.980376356" calcext:value-type="float">
            <text:p>303.980376356</text:p>
          </table:table-cell>
          <table:table-cell office:value-type="float" office:value="409957" calcext:value-type="float">
            <text:p>409957</text:p>
          </table:table-cell>
          <table:table-cell office:value-type="float" office:value="410542" calcext:value-type="float">
            <text:p>410542</text:p>
          </table:table-cell>
          <table:table-cell office:value-type="float" office:value="0.0989995228142148" calcext:value-type="float">
            <text:p>0.0989995228142148</text:p>
          </table:table-cell>
        </table:table-row>
        <table:table-row table:style-name="ro1">
          <table:table-cell office:value-type="float" office:value="304.133966641" calcext:value-type="float">
            <text:p>304.133966641</text:p>
          </table:table-cell>
          <table:table-cell office:value-type="float" office:value="409310" calcext:value-type="float">
            <text:p>409310</text:p>
          </table:table-cell>
          <table:table-cell office:value-type="float" office:value="409957" calcext:value-type="float">
            <text:p>409957</text:p>
          </table:table-cell>
          <table:table-cell office:value-type="float" office:value="0.0989494536694101" calcext:value-type="float">
            <text:p>0.0989494536694101</text:p>
          </table:table-cell>
        </table:table-row>
        <table:table-row table:style-name="ro1">
          <table:table-cell office:value-type="float" office:value="304.286324905001" calcext:value-type="float">
            <text:p>304.286324905001</text:p>
          </table:table-cell>
          <table:table-cell office:value-type="float" office:value="408621" calcext:value-type="float">
            <text:p>408621</text:p>
          </table:table-cell>
          <table:table-cell office:value-type="float" office:value="409310" calcext:value-type="float">
            <text:p>409310</text:p>
          </table:table-cell>
          <table:table-cell office:value-type="float" office:value="0.0988964050407912" calcext:value-type="float">
            <text:p>0.0988964050407912</text:p>
          </table:table-cell>
        </table:table-row>
        <table:table-row table:style-name="ro1">
          <table:table-cell office:value-type="float" office:value="304.465304574001" calcext:value-type="float">
            <text:p>304.465304574001</text:p>
          </table:table-cell>
          <table:table-cell office:value-type="float" office:value="407762" calcext:value-type="float">
            <text:p>407762</text:p>
          </table:table-cell>
          <table:table-cell office:value-type="float" office:value="408621" calcext:value-type="float">
            <text:p>408621</text:p>
          </table:table-cell>
          <table:table-cell office:value-type="float" office:value="0.098840989910345" calcext:value-type="float">
            <text:p>0.098840989910345</text:p>
          </table:table-cell>
        </table:table-row>
        <table:table-row table:style-name="ro1">
          <table:table-cell office:value-type="float" office:value="304.619137682001" calcext:value-type="float">
            <text:p>304.619137682001</text:p>
          </table:table-cell>
          <table:table-cell office:value-type="float" office:value="406989" calcext:value-type="float">
            <text:p>406989</text:p>
          </table:table-cell>
          <table:table-cell office:value-type="float" office:value="407762" calcext:value-type="float">
            <text:p>407762</text:p>
          </table:table-cell>
          <table:table-cell office:value-type="float" office:value="0.0987901760886441" calcext:value-type="float">
            <text:p>0.0987901760886441</text:p>
          </table:table-cell>
        </table:table-row>
        <table:table-row table:style-name="ro1">
          <table:table-cell office:value-type="float" office:value="304.780604794" calcext:value-type="float">
            <text:p>304.780604794</text:p>
          </table:table-cell>
          <table:table-cell office:value-type="float" office:value="406154" calcext:value-type="float">
            <text:p>406154</text:p>
          </table:table-cell>
          <table:table-cell office:value-type="float" office:value="406989" calcext:value-type="float">
            <text:p>406989</text:p>
          </table:table-cell>
          <table:table-cell office:value-type="float" office:value="0.0987365743684522" calcext:value-type="float">
            <text:p>0.0987365743684522</text:p>
          </table:table-cell>
        </table:table-row>
        <table:table-row table:style-name="ro1">
          <table:table-cell office:value-type="float" office:value="304.936735895" calcext:value-type="float">
            <text:p>304.936735895</text:p>
          </table:table-cell>
          <table:table-cell office:value-type="float" office:value="405334" calcext:value-type="float">
            <text:p>405334</text:p>
          </table:table-cell>
          <table:table-cell office:value-type="float" office:value="406154" calcext:value-type="float">
            <text:p>406154</text:p>
          </table:table-cell>
          <table:table-cell office:value-type="float" office:value="0.0986872240384256" calcext:value-type="float">
            <text:p>0.0986872240384256</text:p>
          </table:table-cell>
        </table:table-row>
        <table:table-row table:style-name="ro1">
          <table:table-cell office:value-type="float" office:value="305.097953754001" calcext:value-type="float">
            <text:p>305.097953754001</text:p>
          </table:table-cell>
          <table:table-cell office:value-type="float" office:value="404482" calcext:value-type="float">
            <text:p>404482</text:p>
          </table:table-cell>
          <table:table-cell office:value-type="float" office:value="405334" calcext:value-type="float">
            <text:p>405334</text:p>
          </table:table-cell>
          <table:table-cell office:value-type="float" office:value="0.0986348186008192" calcext:value-type="float">
            <text:p>0.0986348186008192</text:p>
          </table:table-cell>
        </table:table-row>
        <table:table-row table:style-name="ro1">
          <table:table-cell office:value-type="float" office:value="305.261679237" calcext:value-type="float">
            <text:p>305.261679237</text:p>
          </table:table-cell>
          <table:table-cell office:value-type="float" office:value="403624" calcext:value-type="float">
            <text:p>403624</text:p>
          </table:table-cell>
          <table:table-cell office:value-type="float" office:value="404482" calcext:value-type="float">
            <text:p>404482</text:p>
          </table:table-cell>
          <table:table-cell office:value-type="float" office:value="0.0992357237331144" calcext:value-type="float">
            <text:p>0.0992357237331144</text:p>
          </table:table-cell>
        </table:table-row>
        <table:table-row table:style-name="ro1">
          <table:table-cell office:value-type="float" office:value="305.417974461" calcext:value-type="float">
            <text:p>305.417974461</text:p>
          </table:table-cell>
          <table:table-cell office:value-type="float" office:value="402821" calcext:value-type="float">
            <text:p>402821</text:p>
          </table:table-cell>
          <table:table-cell office:value-type="float" office:value="403624" calcext:value-type="float">
            <text:p>403624</text:p>
          </table:table-cell>
          <table:table-cell office:value-type="float" office:value="0.0997097851484057" calcext:value-type="float">
            <text:p>0.0997097851484057</text:p>
          </table:table-cell>
        </table:table-row>
        <table:table-row table:style-name="ro1">
          <table:table-cell office:value-type="float" office:value="305.574588307" calcext:value-type="float">
            <text:p>305.574588307</text:p>
          </table:table-cell>
          <table:table-cell office:value-type="float" office:value="402042" calcext:value-type="float">
            <text:p>402042</text:p>
          </table:table-cell>
          <table:table-cell office:value-type="float" office:value="402821" calcext:value-type="float">
            <text:p>402821</text:p>
          </table:table-cell>
          <table:table-cell office:value-type="float" office:value="0.100075721993602" calcext:value-type="float">
            <text:p>0.100075721993602</text:p>
          </table:table-cell>
        </table:table-row>
        <table:table-row table:style-name="ro1">
          <table:table-cell office:value-type="float" office:value="305.728272215" calcext:value-type="float">
            <text:p>305.728272215</text:p>
          </table:table-cell>
          <table:table-cell office:value-type="float" office:value="401310" calcext:value-type="float">
            <text:p>401310</text:p>
          </table:table-cell>
          <table:table-cell office:value-type="float" office:value="402042" calcext:value-type="float">
            <text:p>402042</text:p>
          </table:table-cell>
          <table:table-cell office:value-type="float" office:value="0.100361821864691" calcext:value-type="float">
            <text:p>0.100361821864691</text:p>
          </table:table-cell>
        </table:table-row>
        <table:table-row table:style-name="ro1">
          <table:table-cell office:value-type="float" office:value="305.887438886" calcext:value-type="float">
            <text:p>305.887438886</text:p>
          </table:table-cell>
          <table:table-cell office:value-type="float" office:value="400595" calcext:value-type="float">
            <text:p>400595</text:p>
          </table:table-cell>
          <table:table-cell office:value-type="float" office:value="401310" calcext:value-type="float">
            <text:p>401310</text:p>
          </table:table-cell>
          <table:table-cell office:value-type="float" office:value="0.100577415606936" calcext:value-type="float">
            <text:p>0.100577415606936</text:p>
          </table:table-cell>
        </table:table-row>
        <table:table-row table:style-name="ro1">
          <table:table-cell office:value-type="float" office:value="306.047120582" calcext:value-type="float">
            <text:p>306.047120582</text:p>
          </table:table-cell>
          <table:table-cell office:value-type="float" office:value="399932" calcext:value-type="float">
            <text:p>399932</text:p>
          </table:table-cell>
          <table:table-cell office:value-type="float" office:value="400595" calcext:value-type="float">
            <text:p>400595</text:p>
          </table:table-cell>
          <table:table-cell office:value-type="float" office:value="0.100743254042631" calcext:value-type="float">
            <text:p>0.100743254042631</text:p>
          </table:table-cell>
        </table:table-row>
        <table:table-row table:style-name="ro1">
          <table:table-cell office:value-type="float" office:value="306.174478579001" calcext:value-type="float">
            <text:p>306.174478579001</text:p>
          </table:table-cell>
          <table:table-cell office:value-type="float" office:value="399446" calcext:value-type="float">
            <text:p>399446</text:p>
          </table:table-cell>
          <table:table-cell office:value-type="float" office:value="399932" calcext:value-type="float">
            <text:p>399932</text:p>
          </table:table-cell>
          <table:table-cell office:value-type="float" office:value="0.100862664692098" calcext:value-type="float">
            <text:p>0.100862664692098</text:p>
          </table:table-cell>
        </table:table-row>
        <table:table-row table:style-name="ro1">
          <table:table-cell office:value-type="float" office:value="306.280793985" calcext:value-type="float">
            <text:p>306.280793985</text:p>
          </table:table-cell>
          <table:table-cell office:value-type="float" office:value="399074" calcext:value-type="float">
            <text:p>399074</text:p>
          </table:table-cell>
          <table:table-cell office:value-type="float" office:value="399446" calcext:value-type="float">
            <text:p>399446</text:p>
          </table:table-cell>
          <table:table-cell office:value-type="float" office:value="0.100951569662175" calcext:value-type="float">
            <text:p>0.100951569662175</text:p>
          </table:table-cell>
        </table:table-row>
        <table:table-row table:style-name="ro1">
          <table:table-cell office:value-type="float" office:value="306.433969369001" calcext:value-type="float">
            <text:p>306.433969369001</text:p>
          </table:table-cell>
          <table:table-cell office:value-type="float" office:value="398594" calcext:value-type="float">
            <text:p>398594</text:p>
          </table:table-cell>
          <table:table-cell office:value-type="float" office:value="399074" calcext:value-type="float">
            <text:p>399074</text:p>
          </table:table-cell>
          <table:table-cell office:value-type="float" office:value="0.101016074416444" calcext:value-type="float">
            <text:p>0.101016074416444</text:p>
          </table:table-cell>
        </table:table-row>
        <table:table-row table:style-name="ro1">
          <table:table-cell office:value-type="float" office:value="306.58048319" calcext:value-type="float">
            <text:p>306.58048319</text:p>
          </table:table-cell>
          <table:table-cell office:value-type="float" office:value="398203" calcext:value-type="float">
            <text:p>398203</text:p>
          </table:table-cell>
          <table:table-cell office:value-type="float" office:value="398594" calcext:value-type="float">
            <text:p>398594</text:p>
          </table:table-cell>
          <table:table-cell office:value-type="float" office:value="0.101054452742427" calcext:value-type="float">
            <text:p>0.101054452742427</text:p>
          </table:table-cell>
        </table:table-row>
        <table:table-row table:style-name="ro1">
          <table:table-cell office:value-type="float" office:value="306.730451364" calcext:value-type="float">
            <text:p>306.730451364</text:p>
          </table:table-cell>
          <table:table-cell office:value-type="float" office:value="397876" calcext:value-type="float">
            <text:p>397876</text:p>
          </table:table-cell>
          <table:table-cell office:value-type="float" office:value="398203" calcext:value-type="float">
            <text:p>398203</text:p>
          </table:table-cell>
          <table:table-cell office:value-type="float" office:value="0.101078549139111" calcext:value-type="float">
            <text:p>0.101078549139111</text:p>
          </table:table-cell>
        </table:table-row>
        <table:table-row table:style-name="ro1">
          <table:table-cell office:value-type="float" office:value="306.892705716001" calcext:value-type="float">
            <text:p>306.892705716001</text:p>
          </table:table-cell>
          <table:table-cell office:value-type="float" office:value="397611" calcext:value-type="float">
            <text:p>397611</text:p>
          </table:table-cell>
          <table:table-cell office:value-type="float" office:value="397876" calcext:value-type="float">
            <text:p>397876</text:p>
          </table:table-cell>
          <table:table-cell office:value-type="float" office:value="0.101084626656364" calcext:value-type="float">
            <text:p>0.101084626656364</text:p>
          </table:table-cell>
        </table:table-row>
        <table:table-row table:style-name="ro1">
          <table:table-cell office:value-type="float" office:value="307.043093584" calcext:value-type="float">
            <text:p>307.043093584</text:p>
          </table:table-cell>
          <table:table-cell office:value-type="float" office:value="397452" calcext:value-type="float">
            <text:p>397452</text:p>
          </table:table-cell>
          <table:table-cell office:value-type="float" office:value="397611" calcext:value-type="float">
            <text:p>397611</text:p>
          </table:table-cell>
          <table:table-cell office:value-type="float" office:value="0.101082895325743" calcext:value-type="float">
            <text:p>0.101082895325743</text:p>
          </table:table-cell>
        </table:table-row>
        <table:table-row table:style-name="ro1">
          <table:table-cell office:value-type="float" office:value="307.190230631" calcext:value-type="float">
            <text:p>307.190230631</text:p>
          </table:table-cell>
          <table:table-cell office:value-type="float" office:value="397379" calcext:value-type="float">
            <text:p>397379</text:p>
          </table:table-cell>
          <table:table-cell office:value-type="float" office:value="397452" calcext:value-type="float">
            <text:p>397452</text:p>
          </table:table-cell>
          <table:table-cell office:value-type="float" office:value="0.101068336462615" calcext:value-type="float">
            <text:p>0.101068336462615</text:p>
          </table:table-cell>
        </table:table-row>
        <table:table-row table:style-name="ro1">
          <table:table-cell office:value-type="float" office:value="307.346483935001" calcext:value-type="float">
            <text:p>307.346483935001</text:p>
          </table:table-cell>
          <table:table-cell office:value-type="float" office:value="397392" calcext:value-type="float">
            <text:p>397392</text:p>
          </table:table-cell>
          <table:table-cell office:value-type="float" office:value="397379" calcext:value-type="float">
            <text:p>397379</text:p>
          </table:table-cell>
          <table:table-cell office:value-type="float" office:value="0.101050108909506" calcext:value-type="float">
            <text:p>0.101050108909506</text:p>
          </table:table-cell>
        </table:table-row>
        <table:table-row table:style-name="ro1">
          <table:table-cell office:value-type="float" office:value="307.498823023" calcext:value-type="float">
            <text:p>307.498823023</text:p>
          </table:table-cell>
          <table:table-cell office:value-type="float" office:value="397498" calcext:value-type="float">
            <text:p>397498</text:p>
          </table:table-cell>
          <table:table-cell office:value-type="float" office:value="397392" calcext:value-type="float">
            <text:p>397392</text:p>
          </table:table-cell>
          <table:table-cell office:value-type="float" office:value="0.101022378794271" calcext:value-type="float">
            <text:p>0.101022378794271</text:p>
          </table:table-cell>
        </table:table-row>
        <table:table-row table:style-name="ro1">
          <table:table-cell office:value-type="float" office:value="307.657024667001" calcext:value-type="float">
            <text:p>307.657024667001</text:p>
          </table:table-cell>
          <table:table-cell office:value-type="float" office:value="397705" calcext:value-type="float">
            <text:p>397705</text:p>
          </table:table-cell>
          <table:table-cell office:value-type="float" office:value="397498" calcext:value-type="float">
            <text:p>397498</text:p>
          </table:table-cell>
          <table:table-cell office:value-type="float" office:value="0.100993627083578" calcext:value-type="float">
            <text:p>0.100993627083578</text:p>
          </table:table-cell>
        </table:table-row>
        <table:table-row table:style-name="ro1">
          <table:table-cell office:value-type="float" office:value="307.809033381001" calcext:value-type="float">
            <text:p>307.809033381001</text:p>
          </table:table-cell>
          <table:table-cell office:value-type="float" office:value="397996" calcext:value-type="float">
            <text:p>397996</text:p>
          </table:table-cell>
          <table:table-cell office:value-type="float" office:value="397705" calcext:value-type="float">
            <text:p>397705</text:p>
          </table:table-cell>
          <table:table-cell office:value-type="float" office:value="0.100957503292879" calcext:value-type="float">
            <text:p>0.100957503292879</text:p>
          </table:table-cell>
        </table:table-row>
        <table:table-row table:style-name="ro1">
          <table:table-cell office:value-type="float" office:value="307.959884535" calcext:value-type="float">
            <text:p>307.959884535</text:p>
          </table:table-cell>
          <table:table-cell office:value-type="float" office:value="398374" calcext:value-type="float">
            <text:p>398374</text:p>
          </table:table-cell>
          <table:table-cell office:value-type="float" office:value="397996" calcext:value-type="float">
            <text:p>397996</text:p>
          </table:table-cell>
          <table:table-cell office:value-type="float" office:value="0.100922049448347" calcext:value-type="float">
            <text:p>0.100922049448347</text:p>
          </table:table-cell>
        </table:table-row>
        <table:table-row table:style-name="ro1">
          <table:table-cell office:value-type="float" office:value="308.1129889" calcext:value-type="float">
            <text:p>308.1129889</text:p>
          </table:table-cell>
          <table:table-cell office:value-type="float" office:value="398845" calcext:value-type="float">
            <text:p>398845</text:p>
          </table:table-cell>
          <table:table-cell office:value-type="float" office:value="398374" calcext:value-type="float">
            <text:p>398374</text:p>
          </table:table-cell>
          <table:table-cell office:value-type="float" office:value="0.100880589526189" calcext:value-type="float">
            <text:p>0.100880589526189</text:p>
          </table:table-cell>
        </table:table-row>
        <table:table-row table:style-name="ro1">
          <table:table-cell office:value-type="float" office:value="308.264946614" calcext:value-type="float">
            <text:p>308.264946614</text:p>
          </table:table-cell>
          <table:table-cell office:value-type="float" office:value="399397" calcext:value-type="float">
            <text:p>399397</text:p>
          </table:table-cell>
          <table:table-cell office:value-type="float" office:value="398845" calcext:value-type="float">
            <text:p>398845</text:p>
          </table:table-cell>
          <table:table-cell office:value-type="float" office:value="0.100834341750822" calcext:value-type="float">
            <text:p>0.100834341750822</text:p>
          </table:table-cell>
        </table:table-row>
        <table:table-row table:style-name="ro1">
          <table:table-cell office:value-type="float" office:value="308.415886569001" calcext:value-type="float">
            <text:p>308.415886569001</text:p>
          </table:table-cell>
          <table:table-cell office:value-type="float" office:value="400026" calcext:value-type="float">
            <text:p>400026</text:p>
          </table:table-cell>
          <table:table-cell office:value-type="float" office:value="399397" calcext:value-type="float">
            <text:p>399397</text:p>
          </table:table-cell>
          <table:table-cell office:value-type="float" office:value="0.10079080997969" calcext:value-type="float">
            <text:p>0.10079080997969</text:p>
          </table:table-cell>
        </table:table-row>
        <table:table-row table:style-name="ro1">
          <table:table-cell office:value-type="float" office:value="308.572423588001" calcext:value-type="float">
            <text:p>308.572423588001</text:p>
          </table:table-cell>
          <table:table-cell office:value-type="float" office:value="400758" calcext:value-type="float">
            <text:p>400758</text:p>
          </table:table-cell>
          <table:table-cell office:value-type="float" office:value="400026" calcext:value-type="float">
            <text:p>400026</text:p>
          </table:table-cell>
          <table:table-cell office:value-type="float" office:value="0.100742930176422" calcext:value-type="float">
            <text:p>0.100742930176422</text:p>
          </table:table-cell>
        </table:table-row>
        <table:table-row table:style-name="ro1">
          <table:table-cell office:value-type="float" office:value="308.725177361001" calcext:value-type="float">
            <text:p>308.725177361001</text:p>
          </table:table-cell>
          <table:table-cell office:value-type="float" office:value="401544" calcext:value-type="float">
            <text:p>401544</text:p>
          </table:table-cell>
          <table:table-cell office:value-type="float" office:value="400758" calcext:value-type="float">
            <text:p>400758</text:p>
          </table:table-cell>
          <table:table-cell office:value-type="float" office:value="0.100698105490035" calcext:value-type="float">
            <text:p>0.100698105490035</text:p>
          </table:table-cell>
        </table:table-row>
        <table:table-row table:style-name="ro1">
          <table:table-cell office:value-type="float" office:value="308.877697582" calcext:value-type="float">
            <text:p>308.877697582</text:p>
          </table:table-cell>
          <table:table-cell office:value-type="float" office:value="402396" calcext:value-type="float">
            <text:p>402396</text:p>
          </table:table-cell>
          <table:table-cell office:value-type="float" office:value="401544" calcext:value-type="float">
            <text:p>401544</text:p>
          </table:table-cell>
          <table:table-cell office:value-type="float" office:value="0.100649216731626" calcext:value-type="float">
            <text:p>0.100649216731626</text:p>
          </table:table-cell>
        </table:table-row>
        <table:table-row table:style-name="ro1">
          <table:table-cell office:value-type="float" office:value="309.032531134" calcext:value-type="float">
            <text:p>309.032531134</text:p>
          </table:table-cell>
          <table:table-cell office:value-type="float" office:value="403321" calcext:value-type="float">
            <text:p>403321</text:p>
          </table:table-cell>
          <table:table-cell office:value-type="float" office:value="402396" calcext:value-type="float">
            <text:p>402396</text:p>
          </table:table-cell>
          <table:table-cell office:value-type="float" office:value="0.100603597551158" calcext:value-type="float">
            <text:p>0.100603597551158</text:p>
          </table:table-cell>
        </table:table-row>
        <table:table-row table:style-name="ro1">
          <table:table-cell office:value-type="float" office:value="309.13860653" calcext:value-type="float">
            <text:p>309.13860653</text:p>
          </table:table-cell>
          <table:table-cell office:value-type="float" office:value="403986" calcext:value-type="float">
            <text:p>403986</text:p>
          </table:table-cell>
          <table:table-cell office:value-type="float" office:value="403321" calcext:value-type="float">
            <text:p>403321</text:p>
          </table:table-cell>
          <table:table-cell office:value-type="float" office:value="0.10056059824818" calcext:value-type="float">
            <text:p>0.10056059824818</text:p>
          </table:table-cell>
        </table:table-row>
        <table:table-row table:style-name="ro1">
          <table:table-cell office:value-type="float" office:value="309.244485344" calcext:value-type="float">
            <text:p>309.244485344</text:p>
          </table:table-cell>
          <table:table-cell office:value-type="float" office:value="404673" calcext:value-type="float">
            <text:p>404673</text:p>
          </table:table-cell>
          <table:table-cell office:value-type="float" office:value="403986" calcext:value-type="float">
            <text:p>403986</text:p>
          </table:table-cell>
          <table:table-cell office:value-type="float" office:value="0.10051969905824" calcext:value-type="float">
            <text:p>0.10051969905824</text:p>
          </table:table-cell>
        </table:table-row>
        <table:table-row table:style-name="ro1">
          <table:table-cell office:value-type="float" office:value="309.421776713" calcext:value-type="float">
            <text:p>309.421776713</text:p>
          </table:table-cell>
          <table:table-cell office:value-type="float" office:value="405868" calcext:value-type="float">
            <text:p>405868</text:p>
          </table:table-cell>
          <table:table-cell office:value-type="float" office:value="404673" calcext:value-type="float">
            <text:p>404673</text:p>
          </table:table-cell>
          <table:table-cell office:value-type="float" office:value="0.100473992827957" calcext:value-type="float">
            <text:p>0.100473992827957</text:p>
          </table:table-cell>
        </table:table-row>
        <table:table-row table:style-name="ro1">
          <table:table-cell office:value-type="float" office:value="309.577739818001" calcext:value-type="float">
            <text:p>309.577739818001</text:p>
          </table:table-cell>
          <table:table-cell office:value-type="float" office:value="406955" calcext:value-type="float">
            <text:p>406955</text:p>
          </table:table-cell>
          <table:table-cell office:value-type="float" office:value="405868" calcext:value-type="float">
            <text:p>405868</text:p>
          </table:table-cell>
          <table:table-cell office:value-type="float" office:value="0.100424457760587" calcext:value-type="float">
            <text:p>0.100424457760587</text:p>
          </table:table-cell>
        </table:table-row>
        <table:table-row table:style-name="ro1">
          <table:table-cell office:value-type="float" office:value="309.740585358" calcext:value-type="float">
            <text:p>309.740585358</text:p>
          </table:table-cell>
          <table:table-cell office:value-type="float" office:value="408117" calcext:value-type="float">
            <text:p>408117</text:p>
          </table:table-cell>
          <table:table-cell office:value-type="float" office:value="406955" calcext:value-type="float">
            <text:p>406955</text:p>
          </table:table-cell>
          <table:table-cell office:value-type="float" office:value="0.100378350953137" calcext:value-type="float">
            <text:p>0.100378350953137</text:p>
          </table:table-cell>
        </table:table-row>
        <table:table-row table:style-name="ro1">
          <table:table-cell office:value-type="float" office:value="309.895080369" calcext:value-type="float">
            <text:p>309.895080369</text:p>
          </table:table-cell>
          <table:table-cell office:value-type="float" office:value="409236" calcext:value-type="float">
            <text:p>409236</text:p>
          </table:table-cell>
          <table:table-cell office:value-type="float" office:value="408117" calcext:value-type="float">
            <text:p>408117</text:p>
          </table:table-cell>
          <table:table-cell office:value-type="float" office:value="0.100328520555791" calcext:value-type="float">
            <text:p>0.100328520555791</text:p>
          </table:table-cell>
        </table:table-row>
        <table:table-row table:style-name="ro1">
          <table:table-cell office:value-type="float" office:value="310.061812346001" calcext:value-type="float">
            <text:p>310.061812346001</text:p>
          </table:table-cell>
          <table:table-cell office:value-type="float" office:value="410450" calcext:value-type="float">
            <text:p>410450</text:p>
          </table:table-cell>
          <table:table-cell office:value-type="float" office:value="409236" calcext:value-type="float">
            <text:p>409236</text:p>
          </table:table-cell>
          <table:table-cell office:value-type="float" office:value="0.100275728000476" calcext:value-type="float">
            <text:p>0.100275728000476</text:p>
          </table:table-cell>
        </table:table-row>
        <table:table-row table:style-name="ro1">
          <table:table-cell office:value-type="float" office:value="310.225729497" calcext:value-type="float">
            <text:p>310.225729497</text:p>
          </table:table-cell>
          <table:table-cell office:value-type="float" office:value="411639" calcext:value-type="float">
            <text:p>411639</text:p>
          </table:table-cell>
          <table:table-cell office:value-type="float" office:value="410450" calcext:value-type="float">
            <text:p>410450</text:p>
          </table:table-cell>
          <table:table-cell office:value-type="float" office:value="0.100227036095121" calcext:value-type="float">
            <text:p>0.100227036095121</text:p>
          </table:table-cell>
        </table:table-row>
        <table:table-row table:style-name="ro1">
          <table:table-cell office:value-type="float" office:value="310.377093298001" calcext:value-type="float">
            <text:p>310.377093298001</text:p>
          </table:table-cell>
          <table:table-cell office:value-type="float" office:value="412724" calcext:value-type="float">
            <text:p>412724</text:p>
          </table:table-cell>
          <table:table-cell office:value-type="float" office:value="411639" calcext:value-type="float">
            <text:p>411639</text:p>
          </table:table-cell>
          <table:table-cell office:value-type="float" office:value="0.100175179343688" calcext:value-type="float">
            <text:p>0.100175179343688</text:p>
          </table:table-cell>
        </table:table-row>
        <table:table-row table:style-name="ro1">
          <table:table-cell office:value-type="float" office:value="310.525948936001" calcext:value-type="float">
            <text:p>310.525948936001</text:p>
          </table:table-cell>
          <table:table-cell office:value-type="float" office:value="413770" calcext:value-type="float">
            <text:p>413770</text:p>
          </table:table-cell>
          <table:table-cell office:value-type="float" office:value="412724" calcext:value-type="float">
            <text:p>412724</text:p>
          </table:table-cell>
          <table:table-cell office:value-type="float" office:value="0.100127248568438" calcext:value-type="float">
            <text:p>0.100127248568438</text:p>
          </table:table-cell>
        </table:table-row>
        <table:table-row table:style-name="ro1">
          <table:table-cell office:value-type="float" office:value="310.682654339001" calcext:value-type="float">
            <text:p>310.682654339001</text:p>
          </table:table-cell>
          <table:table-cell office:value-type="float" office:value="414841" calcext:value-type="float">
            <text:p>414841</text:p>
          </table:table-cell>
          <table:table-cell office:value-type="float" office:value="413770" calcext:value-type="float">
            <text:p>413770</text:p>
          </table:table-cell>
          <table:table-cell office:value-type="float" office:value="0.100076025658874" calcext:value-type="float">
            <text:p>0.100076025658874</text:p>
          </table:table-cell>
        </table:table-row>
        <table:table-row table:style-name="ro1">
          <table:table-cell office:value-type="float" office:value="310.833707477001" calcext:value-type="float">
            <text:p>310.833707477001</text:p>
          </table:table-cell>
          <table:table-cell office:value-type="float" office:value="415835" calcext:value-type="float">
            <text:p>415835</text:p>
          </table:table-cell>
          <table:table-cell office:value-type="float" office:value="414841" calcext:value-type="float">
            <text:p>414841</text:p>
          </table:table-cell>
          <table:table-cell office:value-type="float" office:value="0.100028614407937" calcext:value-type="float">
            <text:p>0.100028614407937</text:p>
          </table:table-cell>
        </table:table-row>
        <table:table-row table:style-name="ro1">
          <table:table-cell office:value-type="float" office:value="310.995742521" calcext:value-type="float">
            <text:p>310.995742521</text:p>
          </table:table-cell>
          <table:table-cell office:value-type="float" office:value="416851" calcext:value-type="float">
            <text:p>416851</text:p>
          </table:table-cell>
          <table:table-cell office:value-type="float" office:value="415835" calcext:value-type="float">
            <text:p>415835</text:p>
          </table:table-cell>
          <table:table-cell office:value-type="float" office:value="0.0999778319833819" calcext:value-type="float">
            <text:p>0.0999778319833819</text:p>
          </table:table-cell>
        </table:table-row>
        <table:table-row table:style-name="ro1">
          <table:table-cell office:value-type="float" office:value="311.150477295" calcext:value-type="float">
            <text:p>311.150477295</text:p>
          </table:table-cell>
          <table:table-cell office:value-type="float" office:value="417765" calcext:value-type="float">
            <text:p>417765</text:p>
          </table:table-cell>
          <table:table-cell office:value-type="float" office:value="416851" calcext:value-type="float">
            <text:p>416851</text:p>
          </table:table-cell>
          <table:table-cell office:value-type="float" office:value="0.0999307855352255" calcext:value-type="float">
            <text:p>0.0999307855352255</text:p>
          </table:table-cell>
        </table:table-row>
        <table:table-row table:style-name="ro1">
          <table:table-cell office:value-type="float" office:value="311.303036638001" calcext:value-type="float">
            <text:p>311.303036638001</text:p>
          </table:table-cell>
          <table:table-cell office:value-type="float" office:value="418605" calcext:value-type="float">
            <text:p>418605</text:p>
          </table:table-cell>
          <table:table-cell office:value-type="float" office:value="417765" calcext:value-type="float">
            <text:p>417765</text:p>
          </table:table-cell>
          <table:table-cell office:value-type="float" office:value="0.0998803197465084" calcext:value-type="float">
            <text:p>0.0998803197465084</text:p>
          </table:table-cell>
        </table:table-row>
        <table:table-row table:style-name="ro1">
          <table:table-cell office:value-type="float" office:value="311.457305139001" calcext:value-type="float">
            <text:p>311.457305139001</text:p>
          </table:table-cell>
          <table:table-cell office:value-type="float" office:value="419386" calcext:value-type="float">
            <text:p>419386</text:p>
          </table:table-cell>
          <table:table-cell office:value-type="float" office:value="418605" calcext:value-type="float">
            <text:p>418605</text:p>
          </table:table-cell>
          <table:table-cell office:value-type="float" office:value="0.099833538985892" calcext:value-type="float">
            <text:p>0.099833538985892</text:p>
          </table:table-cell>
        </table:table-row>
        <table:table-row table:style-name="ro1">
          <table:table-cell office:value-type="float" office:value="311.615679059" calcext:value-type="float">
            <text:p>311.615679059</text:p>
          </table:table-cell>
          <table:table-cell office:value-type="float" office:value="420111" calcext:value-type="float">
            <text:p>420111</text:p>
          </table:table-cell>
          <table:table-cell office:value-type="float" office:value="419386" calcext:value-type="float">
            <text:p>419386</text:p>
          </table:table-cell>
          <table:table-cell office:value-type="float" office:value="0.0997833104691505" calcext:value-type="float">
            <text:p>0.0997833104691505</text:p>
          </table:table-cell>
        </table:table-row>
        <table:table-row table:style-name="ro1">
          <table:table-cell office:value-type="float" office:value="311.759333887" calcext:value-type="float">
            <text:p>311.759333887</text:p>
          </table:table-cell>
          <table:table-cell office:value-type="float" office:value="420695" calcext:value-type="float">
            <text:p>420695</text:p>
          </table:table-cell>
          <table:table-cell office:value-type="float" office:value="420111" calcext:value-type="float">
            <text:p>420111</text:p>
          </table:table-cell>
          <table:table-cell office:value-type="float" office:value="0.0997367318692189" calcext:value-type="float">
            <text:p>0.0997367318692189</text:p>
          </table:table-cell>
        </table:table-row>
        <table:table-row table:style-name="ro1">
          <table:table-cell office:value-type="float" office:value="311.922547504" calcext:value-type="float">
            <text:p>311.922547504</text:p>
          </table:table-cell>
          <table:table-cell office:value-type="float" office:value="421271" calcext:value-type="float">
            <text:p>421271</text:p>
          </table:table-cell>
          <table:table-cell office:value-type="float" office:value="420695" calcext:value-type="float">
            <text:p>420695</text:p>
          </table:table-cell>
          <table:table-cell office:value-type="float" office:value="0.0996866897315754" calcext:value-type="float">
            <text:p>0.0996866897315754</text:p>
          </table:table-cell>
        </table:table-row>
        <table:table-row table:style-name="ro1">
          <table:table-cell office:value-type="float" office:value="312.148704364" calcext:value-type="float">
            <text:p>312.148704364</text:p>
          </table:table-cell>
          <table:table-cell office:value-type="float" office:value="421906" calcext:value-type="float">
            <text:p>421906</text:p>
          </table:table-cell>
          <table:table-cell office:value-type="float" office:value="421271" calcext:value-type="float">
            <text:p>421271</text:p>
          </table:table-cell>
          <table:table-cell office:value-type="float" office:value="0.0996338931579351" calcext:value-type="float">
            <text:p>0.0996338931579351</text:p>
          </table:table-cell>
        </table:table-row>
        <table:table-row table:style-name="ro1">
          <table:table-cell office:value-type="float" office:value="312.306706141" calcext:value-type="float">
            <text:p>312.306706141</text:p>
          </table:table-cell>
          <table:table-cell office:value-type="float" office:value="422233" calcext:value-type="float">
            <text:p>422233</text:p>
          </table:table-cell>
          <table:table-cell office:value-type="float" office:value="421906" calcext:value-type="float">
            <text:p>421906</text:p>
          </table:table-cell>
          <table:table-cell office:value-type="float" office:value="0.099578909398143" calcext:value-type="float">
            <text:p>0.099578909398143</text:p>
          </table:table-cell>
        </table:table-row>
        <table:table-row table:style-name="ro1">
          <table:table-cell office:value-type="float" office:value="312.460832331" calcext:value-type="float">
            <text:p>312.460832331</text:p>
          </table:table-cell>
          <table:table-cell office:value-type="float" office:value="422457" calcext:value-type="float">
            <text:p>422457</text:p>
          </table:table-cell>
          <table:table-cell office:value-type="float" office:value="422233" calcext:value-type="float">
            <text:p>422233</text:p>
          </table:table-cell>
          <table:table-cell office:value-type="float" office:value="0.0995221922206284" calcext:value-type="float">
            <text:p>0.0995221922206284</text:p>
          </table:table-cell>
        </table:table-row>
        <table:table-row table:style-name="ro1">
          <table:table-cell office:value-type="float" office:value="312.620661616001" calcext:value-type="float">
            <text:p>312.620661616001</text:p>
          </table:table-cell>
          <table:table-cell office:value-type="float" office:value="422591" calcext:value-type="float">
            <text:p>422591</text:p>
          </table:table-cell>
          <table:table-cell office:value-type="float" office:value="422457" calcext:value-type="float">
            <text:p>422457</text:p>
          </table:table-cell>
          <table:table-cell office:value-type="float" office:value="0.099470459508171" calcext:value-type="float">
            <text:p>0.099470459508171</text:p>
          </table:table-cell>
        </table:table-row>
        <table:table-row table:style-name="ro1">
          <table:table-cell office:value-type="float" office:value="312.771163101001" calcext:value-type="float">
            <text:p>312.771163101001</text:p>
          </table:table-cell>
          <table:table-cell office:value-type="float" office:value="422626" calcext:value-type="float">
            <text:p>422626</text:p>
          </table:table-cell>
          <table:table-cell office:value-type="float" office:value="422591" calcext:value-type="float">
            <text:p>422591</text:p>
          </table:table-cell>
          <table:table-cell office:value-type="float" office:value="0.0994163676065368" calcext:value-type="float">
            <text:p>0.0994163676065368</text:p>
          </table:table-cell>
        </table:table-row>
        <table:table-row table:style-name="ro1">
          <table:table-cell office:value-type="float" office:value="312.925792816" calcext:value-type="float">
            <text:p>312.925792816</text:p>
          </table:table-cell>
          <table:table-cell office:value-type="float" office:value="422570" calcext:value-type="float">
            <text:p>422570</text:p>
          </table:table-cell>
          <table:table-cell office:value-type="float" office:value="422626" calcext:value-type="float">
            <text:p>422626</text:p>
          </table:table-cell>
          <table:table-cell office:value-type="float" office:value="0.0993667473161955" calcext:value-type="float">
            <text:p>0.0993667473161955</text:p>
          </table:table-cell>
        </table:table-row>
        <table:table-row table:style-name="ro1">
          <table:table-cell office:value-type="float" office:value="313.081003127" calcext:value-type="float">
            <text:p>313.081003127</text:p>
          </table:table-cell>
          <table:table-cell office:value-type="float" office:value="422422" calcext:value-type="float">
            <text:p>422422</text:p>
          </table:table-cell>
          <table:table-cell office:value-type="float" office:value="422570" calcext:value-type="float">
            <text:p>422570</text:p>
          </table:table-cell>
          <table:table-cell office:value-type="float" office:value="0.0993143697199641" calcext:value-type="float">
            <text:p>0.0993143697199641</text:p>
          </table:table-cell>
        </table:table-row>
        <table:table-row table:style-name="ro1">
          <table:table-cell office:value-type="float" office:value="313.239348118001" calcext:value-type="float">
            <text:p>313.239348118001</text:p>
          </table:table-cell>
          <table:table-cell office:value-type="float" office:value="422179" calcext:value-type="float">
            <text:p>422179</text:p>
          </table:table-cell>
          <table:table-cell office:value-type="float" office:value="422422" calcext:value-type="float">
            <text:p>422422</text:p>
          </table:table-cell>
          <table:table-cell office:value-type="float" office:value="0.099266133040273" calcext:value-type="float">
            <text:p>0.099266133040273</text:p>
          </table:table-cell>
        </table:table-row>
        <table:table-row table:style-name="ro1">
          <table:table-cell office:value-type="float" office:value="313.395889622" calcext:value-type="float">
            <text:p>313.395889622</text:p>
          </table:table-cell>
          <table:table-cell office:value-type="float" office:value="421852" calcext:value-type="float">
            <text:p>421852</text:p>
          </table:table-cell>
          <table:table-cell office:value-type="float" office:value="422179" calcext:value-type="float">
            <text:p>422179</text:p>
          </table:table-cell>
          <table:table-cell office:value-type="float" office:value="0.0992148866302382" calcext:value-type="float">
            <text:p>0.0992148866302382</text:p>
          </table:table-cell>
        </table:table-row>
        <table:table-row table:style-name="ro1">
          <table:table-cell office:value-type="float" office:value="313.549865062" calcext:value-type="float">
            <text:p>313.549865062</text:p>
          </table:table-cell>
          <table:table-cell office:value-type="float" office:value="421451" calcext:value-type="float">
            <text:p>421451</text:p>
          </table:table-cell>
          <table:table-cell office:value-type="float" office:value="421852" calcext:value-type="float">
            <text:p>421852</text:p>
          </table:table-cell>
          <table:table-cell office:value-type="float" office:value="0.0991675670308828" calcext:value-type="float">
            <text:p>0.0991675670308828</text:p>
          </table:table-cell>
        </table:table-row>
        <table:table-row table:style-name="ro1">
          <table:table-cell office:value-type="float" office:value="313.706719859" calcext:value-type="float">
            <text:p>313.706719859</text:p>
          </table:table-cell>
          <table:table-cell office:value-type="float" office:value="420967" calcext:value-type="float">
            <text:p>420967</text:p>
          </table:table-cell>
          <table:table-cell office:value-type="float" office:value="421451" calcext:value-type="float">
            <text:p>421451</text:p>
          </table:table-cell>
          <table:table-cell office:value-type="float" office:value="0.0991170785130279" calcext:value-type="float">
            <text:p>0.0991170785130279</text:p>
          </table:table-cell>
        </table:table-row>
        <table:table-row table:style-name="ro1">
          <table:table-cell office:value-type="float" office:value="313.863888190001" calcext:value-type="float">
            <text:p>313.863888190001</text:p>
          </table:table-cell>
          <table:table-cell office:value-type="float" office:value="420411" calcext:value-type="float">
            <text:p>420411</text:p>
          </table:table-cell>
          <table:table-cell office:value-type="float" office:value="420967" calcext:value-type="float">
            <text:p>420967</text:p>
          </table:table-cell>
          <table:table-cell office:value-type="float" office:value="0.0990640709736876" calcext:value-type="float">
            <text:p>0.0990640709736876</text:p>
          </table:table-cell>
        </table:table-row>
        <table:table-row table:style-name="ro1">
          <table:table-cell office:value-type="float" office:value="314.026425562" calcext:value-type="float">
            <text:p>314.026425562</text:p>
          </table:table-cell>
          <table:table-cell office:value-type="float" office:value="419769" calcext:value-type="float">
            <text:p>419769</text:p>
          </table:table-cell>
          <table:table-cell office:value-type="float" office:value="420411" calcext:value-type="float">
            <text:p>420411</text:p>
          </table:table-cell>
          <table:table-cell office:value-type="float" office:value="0.0990153626125491" calcext:value-type="float">
            <text:p>0.0990153626125491</text:p>
          </table:table-cell>
        </table:table-row>
        <table:table-row table:style-name="ro1">
          <table:table-cell office:value-type="float" office:value="314.186304598001" calcext:value-type="float">
            <text:p>314.186304598001</text:p>
          </table:table-cell>
          <table:table-cell office:value-type="float" office:value="419079" calcext:value-type="float">
            <text:p>419079</text:p>
          </table:table-cell>
          <table:table-cell office:value-type="float" office:value="419769" calcext:value-type="float">
            <text:p>419769</text:p>
          </table:table-cell>
          <table:table-cell office:value-type="float" office:value="0.0989638033108102" calcext:value-type="float">
            <text:p>0.0989638033108102</text:p>
          </table:table-cell>
        </table:table-row>
        <table:table-row table:style-name="ro1">
          <table:table-cell office:value-type="float" office:value="314.336925926001" calcext:value-type="float">
            <text:p>314.336925926001</text:p>
          </table:table-cell>
          <table:table-cell office:value-type="float" office:value="418383" calcext:value-type="float">
            <text:p>418383</text:p>
          </table:table-cell>
          <table:table-cell office:value-type="float" office:value="419079" calcext:value-type="float">
            <text:p>419079</text:p>
          </table:table-cell>
          <table:table-cell office:value-type="float" office:value="0.0989162655785845" calcext:value-type="float">
            <text:p>0.0989162655785845</text:p>
          </table:table-cell>
        </table:table-row>
        <table:table-row table:style-name="ro1">
          <table:table-cell office:value-type="float" office:value="314.515597555001" calcext:value-type="float">
            <text:p>314.515597555001</text:p>
          </table:table-cell>
          <table:table-cell office:value-type="float" office:value="417512" calcext:value-type="float">
            <text:p>417512</text:p>
          </table:table-cell>
          <table:table-cell office:value-type="float" office:value="418383" calcext:value-type="float">
            <text:p>418383</text:p>
          </table:table-cell>
          <table:table-cell office:value-type="float" office:value="0.0988656668231477" calcext:value-type="float">
            <text:p>0.0988656668231477</text:p>
          </table:table-cell>
        </table:table-row>
        <table:table-row table:style-name="ro1">
          <table:table-cell office:value-type="float" office:value="314.668793808" calcext:value-type="float">
            <text:p>314.668793808</text:p>
          </table:table-cell>
          <table:table-cell office:value-type="float" office:value="416734" calcext:value-type="float">
            <text:p>416734</text:p>
          </table:table-cell>
          <table:table-cell office:value-type="float" office:value="417512" calcext:value-type="float">
            <text:p>417512</text:p>
          </table:table-cell>
          <table:table-cell office:value-type="float" office:value="0.0988126352396886" calcext:value-type="float">
            <text:p>0.0988126352396886</text:p>
          </table:table-cell>
        </table:table-row>
        <table:table-row table:style-name="ro1">
          <table:table-cell office:value-type="float" office:value="314.822028442" calcext:value-type="float">
            <text:p>314.822028442</text:p>
          </table:table-cell>
          <table:table-cell office:value-type="float" office:value="415937" calcext:value-type="float">
            <text:p>415937</text:p>
          </table:table-cell>
          <table:table-cell office:value-type="float" office:value="416734" calcext:value-type="float">
            <text:p>416734</text:p>
          </table:table-cell>
          <table:table-cell office:value-type="float" office:value="0.0987639396702883" calcext:value-type="float">
            <text:p>0.0987639396702883</text:p>
          </table:table-cell>
        </table:table-row>
        <table:table-row table:style-name="ro1">
          <table:table-cell office:value-type="float" office:value="314.92995897" calcext:value-type="float">
            <text:p>314.92995897</text:p>
          </table:table-cell>
          <table:table-cell office:value-type="float" office:value="415369" calcext:value-type="float">
            <text:p>415369</text:p>
          </table:table-cell>
          <table:table-cell office:value-type="float" office:value="415937" calcext:value-type="float">
            <text:p>415937</text:p>
          </table:table-cell>
          <table:table-cell office:value-type="float" office:value="0.0987187168983412" calcext:value-type="float">
            <text:p>0.0987187168983412</text:p>
          </table:table-cell>
        </table:table-row>
        <table:table-row table:style-name="ro1">
          <table:table-cell office:value-type="float" office:value="315.03604752" calcext:value-type="float">
            <text:p>315.03604752</text:p>
          </table:table-cell>
          <table:table-cell office:value-type="float" office:value="414809" calcext:value-type="float">
            <text:p>414809</text:p>
          </table:table-cell>
          <table:table-cell office:value-type="float" office:value="415369" calcext:value-type="float">
            <text:p>415369</text:p>
          </table:table-cell>
          <table:table-cell office:value-type="float" office:value="0.0986762763467632" calcext:value-type="float">
            <text:p>0.0986762763467632</text:p>
          </table:table-cell>
        </table:table-row>
        <table:table-row table:style-name="ro1">
          <table:table-cell office:value-type="float" office:value="315.198683825" calcext:value-type="float">
            <text:p>315.198683825</text:p>
          </table:table-cell>
          <table:table-cell office:value-type="float" office:value="413953" calcext:value-type="float">
            <text:p>413953</text:p>
          </table:table-cell>
          <table:table-cell office:value-type="float" office:value="414809" calcext:value-type="float">
            <text:p>414809</text:p>
          </table:table-cell>
          <table:table-cell office:value-type="float" office:value="0.0986298111695033" calcext:value-type="float">
            <text:p>0.0986298111695033</text:p>
          </table:table-cell>
        </table:table-row>
        <table:table-row table:style-name="ro1">
          <table:table-cell office:value-type="float" office:value="315.349937810001" calcext:value-type="float">
            <text:p>315.349937810001</text:p>
          </table:table-cell>
          <table:table-cell office:value-type="float" office:value="413168" calcext:value-type="float">
            <text:p>413168</text:p>
          </table:table-cell>
          <table:table-cell office:value-type="float" office:value="413953" calcext:value-type="float">
            <text:p>413953</text:p>
          </table:table-cell>
          <table:table-cell office:value-type="float" office:value="0.099221309253063" calcext:value-type="float">
            <text:p>0.099221309253063</text:p>
          </table:table-cell>
        </table:table-row>
        <table:table-row table:style-name="ro1">
          <table:table-cell office:value-type="float" office:value="315.503951462" calcext:value-type="float">
            <text:p>315.503951462</text:p>
          </table:table-cell>
          <table:table-cell office:value-type="float" office:value="412390" calcext:value-type="float">
            <text:p>412390</text:p>
          </table:table-cell>
          <table:table-cell office:value-type="float" office:value="413168" calcext:value-type="float">
            <text:p>413168</text:p>
          </table:table-cell>
          <table:table-cell office:value-type="float" office:value="0.0996816159303692" calcext:value-type="float">
            <text:p>0.0996816159303692</text:p>
          </table:table-cell>
        </table:table-row>
        <table:table-row table:style-name="ro1">
          <table:table-cell office:value-type="float" office:value="315.661174735001" calcext:value-type="float">
            <text:p>315.661174735001</text:p>
          </table:table-cell>
          <table:table-cell office:value-type="float" office:value="411625" calcext:value-type="float">
            <text:p>411625</text:p>
          </table:table-cell>
          <table:table-cell office:value-type="float" office:value="412390" calcext:value-type="float">
            <text:p>412390</text:p>
          </table:table-cell>
          <table:table-cell office:value-type="float" office:value="0.100036985832437" calcext:value-type="float">
            <text:p>0.100036985832437</text:p>
          </table:table-cell>
        </table:table-row>
        <table:table-row table:style-name="ro1">
          <table:table-cell office:value-type="float" office:value="315.809278231" calcext:value-type="float">
            <text:p>315.809278231</text:p>
          </table:table-cell>
          <table:table-cell office:value-type="float" office:value="410940" calcext:value-type="float">
            <text:p>410940</text:p>
          </table:table-cell>
          <table:table-cell office:value-type="float" office:value="411625" calcext:value-type="float">
            <text:p>411625</text:p>
          </table:table-cell>
          <table:table-cell office:value-type="float" office:value="0.100314850155649" calcext:value-type="float">
            <text:p>0.100314850155649</text:p>
          </table:table-cell>
        </table:table-row>
        <table:table-row table:style-name="ro1">
          <table:table-cell office:value-type="float" office:value="315.965985929" calcext:value-type="float">
            <text:p>315.965985929</text:p>
          </table:table-cell>
          <table:table-cell office:value-type="float" office:value="410262" calcext:value-type="float">
            <text:p>410262</text:p>
          </table:table-cell>
          <table:table-cell office:value-type="float" office:value="410940" calcext:value-type="float">
            <text:p>410940</text:p>
          </table:table-cell>
          <table:table-cell office:value-type="float" office:value="0.100524290640832" calcext:value-type="float">
            <text:p>0.100524290640832</text:p>
          </table:table-cell>
        </table:table-row>
        <table:table-row table:style-name="ro1">
          <table:table-cell office:value-type="float" office:value="316.143321326001" calcext:value-type="float">
            <text:p>316.143321326001</text:p>
          </table:table-cell>
          <table:table-cell office:value-type="float" office:value="409561" calcext:value-type="float">
            <text:p>409561</text:p>
          </table:table-cell>
          <table:table-cell office:value-type="float" office:value="410262" calcext:value-type="float">
            <text:p>410262</text:p>
          </table:table-cell>
          <table:table-cell office:value-type="float" office:value="0.100685423646295" calcext:value-type="float">
            <text:p>0.100685423646295</text:p>
          </table:table-cell>
        </table:table-row>
        <table:table-row table:style-name="ro1">
          <table:table-cell office:value-type="float" office:value="316.292665433" calcext:value-type="float">
            <text:p>316.292665433</text:p>
          </table:table-cell>
          <table:table-cell office:value-type="float" office:value="409034" calcext:value-type="float">
            <text:p>409034</text:p>
          </table:table-cell>
          <table:table-cell office:value-type="float" office:value="409561" calcext:value-type="float">
            <text:p>409561</text:p>
          </table:table-cell>
          <table:table-cell office:value-type="float" office:value="0.100801503473998" calcext:value-type="float">
            <text:p>0.100801503473998</text:p>
          </table:table-cell>
        </table:table-row>
        <table:table-row table:style-name="ro1">
          <table:table-cell office:value-type="float" office:value="316.446091111" calcext:value-type="float">
            <text:p>316.446091111</text:p>
          </table:table-cell>
          <table:table-cell office:value-type="float" office:value="408559" calcext:value-type="float">
            <text:p>408559</text:p>
          </table:table-cell>
          <table:table-cell office:value-type="float" office:value="409034" calcext:value-type="float">
            <text:p>409034</text:p>
          </table:table-cell>
          <table:table-cell office:value-type="float" office:value="0.100887960134465" calcext:value-type="float">
            <text:p>0.100887960134465</text:p>
          </table:table-cell>
        </table:table-row>
        <table:table-row table:style-name="ro1">
          <table:table-cell office:value-type="float" office:value="316.593883495" calcext:value-type="float">
            <text:p>316.593883495</text:p>
          </table:table-cell>
          <table:table-cell office:value-type="float" office:value="408171" calcext:value-type="float">
            <text:p>408171</text:p>
          </table:table-cell>
          <table:table-cell office:value-type="float" office:value="408559" calcext:value-type="float">
            <text:p>408559</text:p>
          </table:table-cell>
          <table:table-cell office:value-type="float" office:value="0.100944323213484" calcext:value-type="float">
            <text:p>0.100944323213484</text:p>
          </table:table-cell>
        </table:table-row>
        <table:table-row table:style-name="ro1">
          <table:table-cell office:value-type="float" office:value="316.740049112001" calcext:value-type="float">
            <text:p>316.740049112001</text:p>
          </table:table-cell>
          <table:table-cell office:value-type="float" office:value="407858" calcext:value-type="float">
            <text:p>407858</text:p>
          </table:table-cell>
          <table:table-cell office:value-type="float" office:value="408171" calcext:value-type="float">
            <text:p>408171</text:p>
          </table:table-cell>
          <table:table-cell office:value-type="float" office:value="0.100983018621356" calcext:value-type="float">
            <text:p>0.100983018621356</text:p>
          </table:table-cell>
        </table:table-row>
        <table:table-row table:style-name="ro1">
          <table:table-cell office:value-type="float" office:value="316.89653042" calcext:value-type="float">
            <text:p>316.89653042</text:p>
          </table:table-cell>
          <table:table-cell office:value-type="float" office:value="407606" calcext:value-type="float">
            <text:p>407606</text:p>
          </table:table-cell>
          <table:table-cell office:value-type="float" office:value="407858" calcext:value-type="float">
            <text:p>407858</text:p>
          </table:table-cell>
          <table:table-cell office:value-type="float" office:value="0.101001196956466" calcext:value-type="float">
            <text:p>0.101001196956466</text:p>
          </table:table-cell>
        </table:table-row>
        <table:table-row table:style-name="ro1">
          <table:table-cell office:value-type="float" office:value="317.047996818001" calcext:value-type="float">
            <text:p>317.047996818001</text:p>
          </table:table-cell>
          <table:table-cell office:value-type="float" office:value="407448" calcext:value-type="float">
            <text:p>407448</text:p>
          </table:table-cell>
          <table:table-cell office:value-type="float" office:value="407606" calcext:value-type="float">
            <text:p>407606</text:p>
          </table:table-cell>
          <table:table-cell office:value-type="float" office:value="0.101009356681055" calcext:value-type="float">
            <text:p>0.101009356681055</text:p>
          </table:table-cell>
        </table:table-row>
        <table:table-row table:style-name="ro1">
          <table:table-cell office:value-type="float" office:value="317.198598959" calcext:value-type="float">
            <text:p>317.198598959</text:p>
          </table:table-cell>
          <table:table-cell office:value-type="float" office:value="407377" calcext:value-type="float">
            <text:p>407377</text:p>
          </table:table-cell>
          <table:table-cell office:value-type="float" office:value="407448" calcext:value-type="float">
            <text:p>407448</text:p>
          </table:table-cell>
          <table:table-cell office:value-type="float" office:value="0.101003130658824" calcext:value-type="float">
            <text:p>0.101003130658824</text:p>
          </table:table-cell>
        </table:table-row>
        <table:table-row table:style-name="ro1">
          <table:table-cell office:value-type="float" office:value="317.348050669" calcext:value-type="float">
            <text:p>317.348050669</text:p>
          </table:table-cell>
          <table:table-cell office:value-type="float" office:value="407393" calcext:value-type="float">
            <text:p>407393</text:p>
          </table:table-cell>
          <table:table-cell office:value-type="float" office:value="407377" calcext:value-type="float">
            <text:p>407377</text:p>
          </table:table-cell>
          <table:table-cell office:value-type="float" office:value="0.100991778975008" calcext:value-type="float">
            <text:p>0.100991778975008</text:p>
          </table:table-cell>
        </table:table-row>
        <table:table-row table:style-name="ro1">
          <table:table-cell office:value-type="float" office:value="317.520681403001" calcext:value-type="float">
            <text:p>317.520681403001</text:p>
          </table:table-cell>
          <table:table-cell office:value-type="float" office:value="407521" calcext:value-type="float">
            <text:p>407521</text:p>
          </table:table-cell>
          <table:table-cell office:value-type="float" office:value="407393" calcext:value-type="float">
            <text:p>407393</text:p>
          </table:table-cell>
          <table:table-cell office:value-type="float" office:value="0.100969967946715" calcext:value-type="float">
            <text:p>0.100969967946715</text:p>
          </table:table-cell>
        </table:table-row>
        <table:table-row table:style-name="ro1">
          <table:table-cell office:value-type="float" office:value="317.629579872" calcext:value-type="float">
            <text:p>317.629579872</text:p>
          </table:table-cell>
          <table:table-cell office:value-type="float" office:value="407662" calcext:value-type="float">
            <text:p>407662</text:p>
          </table:table-cell>
          <table:table-cell office:value-type="float" office:value="407521" calcext:value-type="float">
            <text:p>407521</text:p>
          </table:table-cell>
          <table:table-cell office:value-type="float" office:value="0.100946160301274" calcext:value-type="float">
            <text:p>0.100946160301274</text:p>
          </table:table-cell>
        </table:table-row>
        <table:table-row table:style-name="ro1">
          <table:table-cell office:value-type="float" office:value="317.788586325" calcext:value-type="float">
            <text:p>317.788586325</text:p>
          </table:table-cell>
          <table:table-cell office:value-type="float" office:value="407952" calcext:value-type="float">
            <text:p>407952</text:p>
          </table:table-cell>
          <table:table-cell office:value-type="float" office:value="407662" calcext:value-type="float">
            <text:p>407662</text:p>
          </table:table-cell>
          <table:table-cell office:value-type="float" office:value="0.10091440855598" calcext:value-type="float">
            <text:p>0.10091440855598</text:p>
          </table:table-cell>
        </table:table-row>
        <table:table-row table:style-name="ro1">
          <table:table-cell office:value-type="float" office:value="317.942650090001" calcext:value-type="float">
            <text:p>317.942650090001</text:p>
          </table:table-cell>
          <table:table-cell office:value-type="float" office:value="408326" calcext:value-type="float">
            <text:p>408326</text:p>
          </table:table-cell>
          <table:table-cell office:value-type="float" office:value="407952" calcext:value-type="float">
            <text:p>407952</text:p>
          </table:table-cell>
          <table:table-cell office:value-type="float" office:value="0.100882660346043" calcext:value-type="float">
            <text:p>0.100882660346043</text:p>
          </table:table-cell>
        </table:table-row>
        <table:table-row table:style-name="ro1">
          <table:table-cell office:value-type="float" office:value="318.096166399" calcext:value-type="float">
            <text:p>318.096166399</text:p>
          </table:table-cell>
          <table:table-cell office:value-type="float" office:value="408789" calcext:value-type="float">
            <text:p>408789</text:p>
          </table:table-cell>
          <table:table-cell office:value-type="float" office:value="408326" calcext:value-type="float">
            <text:p>408326</text:p>
          </table:table-cell>
          <table:table-cell office:value-type="float" office:value="0.100844580133348" calcext:value-type="float">
            <text:p>0.100844580133348</text:p>
          </table:table-cell>
        </table:table-row>
        <table:table-row table:style-name="ro1">
          <table:table-cell office:value-type="float" office:value="318.254104042" calcext:value-type="float">
            <text:p>318.254104042</text:p>
          </table:table-cell>
          <table:table-cell office:value-type="float" office:value="409355" calcext:value-type="float">
            <text:p>409355</text:p>
          </table:table-cell>
          <table:table-cell office:value-type="float" office:value="408789" calcext:value-type="float">
            <text:p>408789</text:p>
          </table:table-cell>
          <table:table-cell office:value-type="float" office:value="0.100807781124609" calcext:value-type="float">
            <text:p>0.100807781124609</text:p>
          </table:table-cell>
        </table:table-row>
        <table:table-row table:style-name="ro1">
          <table:table-cell office:value-type="float" office:value="318.405609033001" calcext:value-type="float">
            <text:p>318.405609033001</text:p>
          </table:table-cell>
          <table:table-cell office:value-type="float" office:value="409981" calcext:value-type="float">
            <text:p>409981</text:p>
          </table:table-cell>
          <table:table-cell office:value-type="float" office:value="409355" calcext:value-type="float">
            <text:p>409355</text:p>
          </table:table-cell>
          <table:table-cell office:value-type="float" office:value="0.100765684189219" calcext:value-type="float">
            <text:p>0.100765684189219</text:p>
          </table:table-cell>
        </table:table-row>
        <table:table-row table:style-name="ro1">
          <table:table-cell office:value-type="float" office:value="318.556385787" calcext:value-type="float">
            <text:p>318.556385787</text:p>
          </table:table-cell>
          <table:table-cell office:value-type="float" office:value="410679" calcext:value-type="float">
            <text:p>410679</text:p>
          </table:table-cell>
          <table:table-cell office:value-type="float" office:value="409981" calcext:value-type="float">
            <text:p>409981</text:p>
          </table:table-cell>
          <table:table-cell office:value-type="float" office:value="0.100725683743581" calcext:value-type="float">
            <text:p>0.100725683743581</text:p>
          </table:table-cell>
        </table:table-row>
        <table:table-row table:style-name="ro1">
          <table:table-cell office:value-type="float" office:value="318.704092892001" calcext:value-type="float">
            <text:p>318.704092892001</text:p>
          </table:table-cell>
          <table:table-cell office:value-type="float" office:value="411432" calcext:value-type="float">
            <text:p>411432</text:p>
          </table:table-cell>
          <table:table-cell office:value-type="float" office:value="410679" calcext:value-type="float">
            <text:p>410679</text:p>
          </table:table-cell>
          <table:table-cell office:value-type="float" office:value="0.100681049507428" calcext:value-type="float">
            <text:p>0.100681049507428</text:p>
          </table:table-cell>
        </table:table-row>
        <table:table-row table:style-name="ro1">
          <table:table-cell office:value-type="float" office:value="318.851518264" calcext:value-type="float">
            <text:p>318.851518264</text:p>
          </table:table-cell>
          <table:table-cell office:value-type="float" office:value="412245" calcext:value-type="float">
            <text:p>412245</text:p>
          </table:table-cell>
          <table:table-cell office:value-type="float" office:value="411432" calcext:value-type="float">
            <text:p>411432</text:p>
          </table:table-cell>
          <table:table-cell office:value-type="float" office:value="0.100639031128705" calcext:value-type="float">
            <text:p>0.100639031128705</text:p>
          </table:table-cell>
        </table:table-row>
        <table:table-row table:style-name="ro1">
          <table:table-cell office:value-type="float" office:value="319.000194808001" calcext:value-type="float">
            <text:p>319.000194808001</text:p>
          </table:table-cell>
          <table:table-cell office:value-type="float" office:value="413123" calcext:value-type="float">
            <text:p>413123</text:p>
          </table:table-cell>
          <table:table-cell office:value-type="float" office:value="412245" calcext:value-type="float">
            <text:p>412245</text:p>
          </table:table-cell>
          <table:table-cell office:value-type="float" office:value="0.100592806327501" calcext:value-type="float">
            <text:p>0.100592806327501</text:p>
          </table:table-cell>
        </table:table-row>
        <table:table-row table:style-name="ro1">
          <table:table-cell office:value-type="float" office:value="319.153700019" calcext:value-type="float">
            <text:p>319.153700019</text:p>
          </table:table-cell>
          <table:table-cell office:value-type="float" office:value="414083" calcext:value-type="float">
            <text:p>414083</text:p>
          </table:table-cell>
          <table:table-cell office:value-type="float" office:value="413123" calcext:value-type="float">
            <text:p>413123</text:p>
          </table:table-cell>
          <table:table-cell office:value-type="float" office:value="0.100549527370658" calcext:value-type="float">
            <text:p>0.100549527370658</text:p>
          </table:table-cell>
        </table:table-row>
        <table:table-row table:style-name="ro1">
          <table:table-cell office:value-type="float" office:value="319.306964857001" calcext:value-type="float">
            <text:p>319.306964857001</text:p>
          </table:table-cell>
          <table:table-cell office:value-type="float" office:value="415088" calcext:value-type="float">
            <text:p>415088</text:p>
          </table:table-cell>
          <table:table-cell office:value-type="float" office:value="414083" calcext:value-type="float">
            <text:p>414083</text:p>
          </table:table-cell>
          <table:table-cell office:value-type="float" office:value="0.100502317821292" calcext:value-type="float">
            <text:p>0.100502317821292</text:p>
          </table:table-cell>
        </table:table-row>
        <table:table-row table:style-name="ro1">
          <table:table-cell office:value-type="float" office:value="319.466470977" calcext:value-type="float">
            <text:p>319.466470977</text:p>
          </table:table-cell>
          <table:table-cell office:value-type="float" office:value="416176" calcext:value-type="float">
            <text:p>416176</text:p>
          </table:table-cell>
          <table:table-cell office:value-type="float" office:value="415088" calcext:value-type="float">
            <text:p>415088</text:p>
          </table:table-cell>
          <table:table-cell office:value-type="float" office:value="0.100451979570317" calcext:value-type="float">
            <text:p>0.100451979570317</text:p>
          </table:table-cell>
        </table:table-row>
        <table:table-row table:style-name="ro1">
          <table:table-cell office:value-type="float" office:value="319.619248951" calcext:value-type="float">
            <text:p>319.619248951</text:p>
          </table:table-cell>
          <table:table-cell office:value-type="float" office:value="417249" calcext:value-type="float">
            <text:p>417249</text:p>
          </table:table-cell>
          <table:table-cell office:value-type="float" office:value="416176" calcext:value-type="float">
            <text:p>416176</text:p>
          </table:table-cell>
          <table:table-cell office:value-type="float" office:value="0.100405429569188" calcext:value-type="float">
            <text:p>0.100405429569188</text:p>
          </table:table-cell>
        </table:table-row>
        <table:table-row table:style-name="ro1">
          <table:table-cell office:value-type="float" office:value="319.777078815" calcext:value-type="float">
            <text:p>319.777078815</text:p>
          </table:table-cell>
          <table:table-cell office:value-type="float" office:value="418380" calcext:value-type="float">
            <text:p>418380</text:p>
          </table:table-cell>
          <table:table-cell office:value-type="float" office:value="417249" calcext:value-type="float">
            <text:p>417249</text:p>
          </table:table-cell>
          <table:table-cell office:value-type="float" office:value="0.100355642559889" calcext:value-type="float">
            <text:p>0.100355642559889</text:p>
          </table:table-cell>
        </table:table-row>
        <table:table-row table:style-name="ro1">
          <table:table-cell office:value-type="float" office:value="319.922987563001" calcext:value-type="float">
            <text:p>319.922987563001</text:p>
          </table:table-cell>
          <table:table-cell office:value-type="float" office:value="419439" calcext:value-type="float">
            <text:p>419439</text:p>
          </table:table-cell>
          <table:table-cell office:value-type="float" office:value="418380" calcext:value-type="float">
            <text:p>418380</text:p>
          </table:table-cell>
          <table:table-cell office:value-type="float" office:value="0.100309545337022" calcext:value-type="float">
            <text:p>0.100309545337022</text:p>
          </table:table-cell>
        </table:table-row>
        <table:table-row table:style-name="ro1">
          <table:table-cell office:value-type="float" office:value="320.075359504001" calcext:value-type="float">
            <text:p>320.075359504001</text:p>
          </table:table-cell>
          <table:table-cell office:value-type="float" office:value="420548" calcext:value-type="float">
            <text:p>420548</text:p>
          </table:table-cell>
          <table:table-cell office:value-type="float" office:value="419439" calcext:value-type="float">
            <text:p>419439</text:p>
          </table:table-cell>
          <table:table-cell office:value-type="float" office:value="0.100260144087004" calcext:value-type="float">
            <text:p>0.100260144087004</text:p>
          </table:table-cell>
        </table:table-row>
        <table:table-row table:style-name="ro1">
          <table:table-cell office:value-type="float" office:value="320.282442693" calcext:value-type="float">
            <text:p>320.282442693</text:p>
          </table:table-cell>
          <table:table-cell office:value-type="float" office:value="422047" calcext:value-type="float">
            <text:p>422047</text:p>
          </table:table-cell>
          <table:table-cell office:value-type="float" office:value="420548" calcext:value-type="float">
            <text:p>420548</text:p>
          </table:table-cell>
          <table:table-cell office:value-type="float" office:value="0.100208115269603" calcext:value-type="float">
            <text:p>0.100208115269603</text:p>
          </table:table-cell>
        </table:table-row>
        <table:table-row table:style-name="ro1">
          <table:table-cell office:value-type="float" office:value="320.443441718" calcext:value-type="float">
            <text:p>320.443441718</text:p>
          </table:table-cell>
          <table:table-cell office:value-type="float" office:value="423193" calcext:value-type="float">
            <text:p>423193</text:p>
          </table:table-cell>
          <table:table-cell office:value-type="float" office:value="422047" calcext:value-type="float">
            <text:p>422047</text:p>
          </table:table-cell>
          <table:table-cell office:value-type="float" office:value="0.100160244168197" calcext:value-type="float">
            <text:p>0.100160244168197</text:p>
          </table:table-cell>
        </table:table-row>
        <table:table-row table:style-name="ro1">
          <table:table-cell office:value-type="float" office:value="320.593577818" calcext:value-type="float">
            <text:p>320.593577818</text:p>
          </table:table-cell>
          <table:table-cell office:value-type="float" office:value="424237" calcext:value-type="float">
            <text:p>424237</text:p>
          </table:table-cell>
          <table:table-cell office:value-type="float" office:value="423193" calcext:value-type="float">
            <text:p>423193</text:p>
          </table:table-cell>
          <table:table-cell office:value-type="float" office:value="0.100109462896219" calcext:value-type="float">
            <text:p>0.100109462896219</text:p>
          </table:table-cell>
        </table:table-row>
        <table:table-row table:style-name="ro1">
          <table:table-cell office:value-type="float" office:value="320.754927786001" calcext:value-type="float">
            <text:p>320.754927786001</text:p>
          </table:table-cell>
          <table:table-cell office:value-type="float" office:value="425322" calcext:value-type="float">
            <text:p>425322</text:p>
          </table:table-cell>
          <table:table-cell office:value-type="float" office:value="424237" calcext:value-type="float">
            <text:p>424237</text:p>
          </table:table-cell>
          <table:table-cell office:value-type="float" office:value="0.100062601527961" calcext:value-type="float">
            <text:p>0.100062601527961</text:p>
          </table:table-cell>
        </table:table-row>
        <table:table-row table:style-name="ro1">
          <table:table-cell office:value-type="float" office:value="320.906900584" calcext:value-type="float">
            <text:p>320.906900584</text:p>
          </table:table-cell>
          <table:table-cell office:value-type="float" office:value="426301" calcext:value-type="float">
            <text:p>426301</text:p>
          </table:table-cell>
          <table:table-cell office:value-type="float" office:value="425322" calcext:value-type="float">
            <text:p>425322</text:p>
          </table:table-cell>
          <table:table-cell office:value-type="float" office:value="0.10001265140328" calcext:value-type="float">
            <text:p>0.10001265140328</text:p>
          </table:table-cell>
        </table:table-row>
        <table:table-row table:style-name="ro1">
          <table:table-cell office:value-type="float" office:value="321.062856101001" calcext:value-type="float">
            <text:p>321.062856101001</text:p>
          </table:table-cell>
          <table:table-cell office:value-type="float" office:value="427255" calcext:value-type="float">
            <text:p>427255</text:p>
          </table:table-cell>
          <table:table-cell office:value-type="float" office:value="426301" calcext:value-type="float">
            <text:p>426301</text:p>
          </table:table-cell>
          <table:table-cell office:value-type="float" office:value="0.0999602458109032" calcext:value-type="float">
            <text:p>0.0999602458109032</text:p>
          </table:table-cell>
        </table:table-row>
        <table:table-row table:style-name="ro1">
          <table:table-cell office:value-type="float" office:value="321.215467625" calcext:value-type="float">
            <text:p>321.215467625</text:p>
          </table:table-cell>
          <table:table-cell office:value-type="float" office:value="428131" calcext:value-type="float">
            <text:p>428131</text:p>
          </table:table-cell>
          <table:table-cell office:value-type="float" office:value="427255" calcext:value-type="float">
            <text:p>427255</text:p>
          </table:table-cell>
          <table:table-cell office:value-type="float" office:value="0.0999121044081491" calcext:value-type="float">
            <text:p>0.0999121044081491</text:p>
          </table:table-cell>
        </table:table-row>
        <table:table-row table:style-name="ro1">
          <table:table-cell office:value-type="float" office:value="321.383663600001" calcext:value-type="float">
            <text:p>321.383663600001</text:p>
          </table:table-cell>
          <table:table-cell office:value-type="float" office:value="429022" calcext:value-type="float">
            <text:p>429022</text:p>
          </table:table-cell>
          <table:table-cell office:value-type="float" office:value="428131" calcext:value-type="float">
            <text:p>428131</text:p>
          </table:table-cell>
          <table:table-cell office:value-type="float" office:value="0.0998611690450494" calcext:value-type="float">
            <text:p>0.0998611690450494</text:p>
          </table:table-cell>
        </table:table-row>
        <table:table-row table:style-name="ro1">
          <table:table-cell office:value-type="float" office:value="321.539089732" calcext:value-type="float">
            <text:p>321.539089732</text:p>
          </table:table-cell>
          <table:table-cell office:value-type="float" office:value="429771" calcext:value-type="float">
            <text:p>429771</text:p>
          </table:table-cell>
          <table:table-cell office:value-type="float" office:value="429022" calcext:value-type="float">
            <text:p>429022</text:p>
          </table:table-cell>
          <table:table-cell office:value-type="float" office:value="0.0998142154352923" calcext:value-type="float">
            <text:p>0.0998142154352923</text:p>
          </table:table-cell>
        </table:table-row>
        <table:table-row table:style-name="ro1">
          <table:table-cell office:value-type="float" office:value="321.699508803001" calcext:value-type="float">
            <text:p>321.699508803001</text:p>
          </table:table-cell>
          <table:table-cell office:value-type="float" office:value="430461" calcext:value-type="float">
            <text:p>430461</text:p>
          </table:table-cell>
          <table:table-cell office:value-type="float" office:value="429771" calcext:value-type="float">
            <text:p>429771</text:p>
          </table:table-cell>
          <table:table-cell office:value-type="float" office:value="0.0997642534932245" calcext:value-type="float">
            <text:p>0.0997642534932245</text:p>
          </table:table-cell>
        </table:table-row>
        <table:table-row table:style-name="ro1">
          <table:table-cell office:value-type="float" office:value="321.858721512001" calcext:value-type="float">
            <text:p>321.858721512001</text:p>
          </table:table-cell>
          <table:table-cell office:value-type="float" office:value="431057" calcext:value-type="float">
            <text:p>431057</text:p>
          </table:table-cell>
          <table:table-cell office:value-type="float" office:value="430461" calcext:value-type="float">
            <text:p>430461</text:p>
          </table:table-cell>
          <table:table-cell office:value-type="float" office:value="0.099718090197379" calcext:value-type="float">
            <text:p>0.099718090197379</text:p>
          </table:table-cell>
        </table:table-row>
        <table:table-row table:style-name="ro1">
          <table:table-cell office:value-type="float" office:value="322.011276087001" calcext:value-type="float">
            <text:p>322.011276087001</text:p>
          </table:table-cell>
          <table:table-cell office:value-type="float" office:value="431543" calcext:value-type="float">
            <text:p>431543</text:p>
          </table:table-cell>
          <table:table-cell office:value-type="float" office:value="431057" calcext:value-type="float">
            <text:p>431057</text:p>
          </table:table-cell>
          <table:table-cell office:value-type="float" office:value="0.0996687836282172" calcext:value-type="float">
            <text:p>0.0996687836282172</text:p>
          </table:table-cell>
        </table:table-row>
        <table:table-row table:style-name="ro1">
          <table:table-cell office:value-type="float" office:value="322.167387215" calcext:value-type="float">
            <text:p>322.167387215</text:p>
          </table:table-cell>
          <table:table-cell office:value-type="float" office:value="431949" calcext:value-type="float">
            <text:p>431949</text:p>
          </table:table-cell>
          <table:table-cell office:value-type="float" office:value="431543" calcext:value-type="float">
            <text:p>431543</text:p>
          </table:table-cell>
          <table:table-cell office:value-type="float" office:value="0.0996169778190074" calcext:value-type="float">
            <text:p>0.0996169778190074</text:p>
          </table:table-cell>
        </table:table-row>
        <table:table-row table:style-name="ro1">
          <table:table-cell office:value-type="float" office:value="322.326781467001" calcext:value-type="float">
            <text:p>322.326781467001</text:p>
          </table:table-cell>
          <table:table-cell office:value-type="float" office:value="432267" calcext:value-type="float">
            <text:p>432267</text:p>
          </table:table-cell>
          <table:table-cell office:value-type="float" office:value="431949" calcext:value-type="float">
            <text:p>431949</text:p>
          </table:table-cell>
          <table:table-cell office:value-type="float" office:value="0.0995693586527215" calcext:value-type="float">
            <text:p>0.0995693586527215</text:p>
          </table:table-cell>
        </table:table-row>
        <table:table-row table:style-name="ro1">
          <table:table-cell office:value-type="float" office:value="322.481762926001" calcext:value-type="float">
            <text:p>322.481762926001</text:p>
          </table:table-cell>
          <table:table-cell office:value-type="float" office:value="432481" calcext:value-type="float">
            <text:p>432481</text:p>
          </table:table-cell>
          <table:table-cell office:value-type="float" office:value="432267" calcext:value-type="float">
            <text:p>432267</text:p>
          </table:table-cell>
          <table:table-cell office:value-type="float" office:value="0.0995189257800294" calcext:value-type="float">
            <text:p>0.0995189257800294</text:p>
          </table:table-cell>
        </table:table-row>
        <table:table-row table:style-name="ro1">
          <table:table-cell office:value-type="float" office:value="322.633740696" calcext:value-type="float">
            <text:p>322.633740696</text:p>
          </table:table-cell>
          <table:table-cell office:value-type="float" office:value="432598" calcext:value-type="float">
            <text:p>432598</text:p>
          </table:table-cell>
          <table:table-cell office:value-type="float" office:value="432481" calcext:value-type="float">
            <text:p>432481</text:p>
          </table:table-cell>
          <table:table-cell office:value-type="float" office:value="0.0994724164539956" calcext:value-type="float">
            <text:p>0.0994724164539956</text:p>
          </table:table-cell>
        </table:table-row>
        <table:table-row table:style-name="ro1">
          <table:table-cell office:value-type="float" office:value="322.789922266001" calcext:value-type="float">
            <text:p>322.789922266001</text:p>
          </table:table-cell>
          <table:table-cell office:value-type="float" office:value="432624" calcext:value-type="float">
            <text:p>432624</text:p>
          </table:table-cell>
          <table:table-cell office:value-type="float" office:value="432598" calcext:value-type="float">
            <text:p>432598</text:p>
          </table:table-cell>
          <table:table-cell office:value-type="float" office:value="0.0994228944035066" calcext:value-type="float">
            <text:p>0.0994228944035066</text:p>
          </table:table-cell>
        </table:table-row>
        <table:table-row table:style-name="ro1">
          <table:table-cell office:value-type="float" office:value="322.953251716001" calcext:value-type="float">
            <text:p>322.953251716001</text:p>
          </table:table-cell>
          <table:table-cell office:value-type="float" office:value="432550" calcext:value-type="float">
            <text:p>432550</text:p>
          </table:table-cell>
          <table:table-cell office:value-type="float" office:value="432624" calcext:value-type="float">
            <text:p>432624</text:p>
          </table:table-cell>
          <table:table-cell office:value-type="float" office:value="0.099377125194225" calcext:value-type="float">
            <text:p>0.099377125194225</text:p>
          </table:table-cell>
        </table:table-row>
        <table:table-row table:style-name="ro1">
          <table:table-cell office:value-type="float" office:value="323.074425208" calcext:value-type="float">
            <text:p>323.074425208</text:p>
          </table:table-cell>
          <table:table-cell office:value-type="float" office:value="432430" calcext:value-type="float">
            <text:p>432430</text:p>
          </table:table-cell>
          <table:table-cell office:value-type="float" office:value="432550" calcext:value-type="float">
            <text:p>432550</text:p>
          </table:table-cell>
          <table:table-cell office:value-type="float" office:value="0.0993282181231619" calcext:value-type="float">
            <text:p>0.0993282181231619</text:p>
          </table:table-cell>
        </table:table-row>
        <table:table-row table:style-name="ro1">
          <table:table-cell office:value-type="float" office:value="323.251942665001" calcext:value-type="float">
            <text:p>323.251942665001</text:p>
          </table:table-cell>
          <table:table-cell office:value-type="float" office:value="432156" calcext:value-type="float">
            <text:p>432156</text:p>
          </table:table-cell>
          <table:table-cell office:value-type="float" office:value="432430" calcext:value-type="float">
            <text:p>432430</text:p>
          </table:table-cell>
          <table:table-cell office:value-type="float" office:value="0.0992829523244818" calcext:value-type="float">
            <text:p>0.0992829523244818</text:p>
          </table:table-cell>
        </table:table-row>
        <table:table-row table:style-name="ro1">
          <table:table-cell office:value-type="float" office:value="323.416888772001" calcext:value-type="float">
            <text:p>323.416888772001</text:p>
          </table:table-cell>
          <table:table-cell office:value-type="float" office:value="431802" calcext:value-type="float">
            <text:p>431802</text:p>
          </table:table-cell>
          <table:table-cell office:value-type="float" office:value="432156" calcext:value-type="float">
            <text:p>432156</text:p>
          </table:table-cell>
          <table:table-cell office:value-type="float" office:value="0.0992344708041847" calcext:value-type="float">
            <text:p>0.0992344708041847</text:p>
          </table:table-cell>
        </table:table-row>
        <table:table-row table:style-name="ro1">
          <table:table-cell office:value-type="float" office:value="323.567760682" calcext:value-type="float">
            <text:p>323.567760682</text:p>
          </table:table-cell>
          <table:table-cell office:value-type="float" office:value="431400" calcext:value-type="float">
            <text:p>431400</text:p>
          </table:table-cell>
          <table:table-cell office:value-type="float" office:value="431802" calcext:value-type="float">
            <text:p>431802</text:p>
          </table:table-cell>
          <table:table-cell office:value-type="float" office:value="0.0991834318861563" calcext:value-type="float">
            <text:p>0.0991834318861563</text:p>
          </table:table-cell>
        </table:table-row>
        <table:table-row table:style-name="ro1">
          <table:table-cell office:value-type="float" office:value="323.722939904001" calcext:value-type="float">
            <text:p>323.722939904001</text:p>
          </table:table-cell>
          <table:table-cell office:value-type="float" office:value="430913" calcext:value-type="float">
            <text:p>430913</text:p>
          </table:table-cell>
          <table:table-cell office:value-type="float" office:value="431400" calcext:value-type="float">
            <text:p>431400</text:p>
          </table:table-cell>
          <table:table-cell office:value-type="float" office:value="0.0991364795843734" calcext:value-type="float">
            <text:p>0.0991364795843734</text:p>
          </table:table-cell>
        </table:table-row>
        <table:table-row table:style-name="ro1">
          <table:table-cell office:value-type="float" office:value="323.882145695" calcext:value-type="float">
            <text:p>323.882145695</text:p>
          </table:table-cell>
          <table:table-cell office:value-type="float" office:value="430342" calcext:value-type="float">
            <text:p>430342</text:p>
          </table:table-cell>
          <table:table-cell office:value-type="float" office:value="430913" calcext:value-type="float">
            <text:p>430913</text:p>
          </table:table-cell>
          <table:table-cell office:value-type="float" office:value="0.0990866867577336" calcext:value-type="float">
            <text:p>0.0990866867577336</text:p>
          </table:table-cell>
        </table:table-row>
        <table:table-row table:style-name="ro1">
          <table:table-cell office:value-type="float" office:value="324.030156738" calcext:value-type="float">
            <text:p>324.030156738</text:p>
          </table:table-cell>
          <table:table-cell office:value-type="float" office:value="429753" calcext:value-type="float">
            <text:p>429753</text:p>
          </table:table-cell>
          <table:table-cell office:value-type="float" office:value="430342" calcext:value-type="float">
            <text:p>430342</text:p>
          </table:table-cell>
          <table:table-cell office:value-type="float" office:value="0.099040742671556" calcext:value-type="float">
            <text:p>0.099040742671556</text:p>
          </table:table-cell>
        </table:table-row>
        <table:table-row table:style-name="ro1">
          <table:table-cell office:value-type="float" office:value="324.182842646001" calcext:value-type="float">
            <text:p>324.182842646001</text:p>
          </table:table-cell>
          <table:table-cell office:value-type="float" office:value="429094" calcext:value-type="float">
            <text:p>429094</text:p>
          </table:table-cell>
          <table:table-cell office:value-type="float" office:value="429753" calcext:value-type="float">
            <text:p>429753</text:p>
          </table:table-cell>
          <table:table-cell office:value-type="float" office:value="0.0989917790708663" calcext:value-type="float">
            <text:p>0.0989917790708663</text:p>
          </table:table-cell>
        </table:table-row>
        <table:table-row table:style-name="ro1">
          <table:table-cell office:value-type="float" office:value="324.344027096" calcext:value-type="float">
            <text:p>324.344027096</text:p>
          </table:table-cell>
          <table:table-cell office:value-type="float" office:value="428349" calcext:value-type="float">
            <text:p>428349</text:p>
          </table:table-cell>
          <table:table-cell office:value-type="float" office:value="429094" calcext:value-type="float">
            <text:p>429094</text:p>
          </table:table-cell>
          <table:table-cell office:value-type="float" office:value="0.0989465096764461" calcext:value-type="float">
            <text:p>0.0989465096764461</text:p>
          </table:table-cell>
        </table:table-row>
        <table:table-row table:style-name="ro1">
          <table:table-cell office:value-type="float" office:value="324.510256447001" calcext:value-type="float">
            <text:p>324.510256447001</text:p>
          </table:table-cell>
          <table:table-cell office:value-type="float" office:value="427539" calcext:value-type="float">
            <text:p>427539</text:p>
          </table:table-cell>
          <table:table-cell office:value-type="float" office:value="428349" calcext:value-type="float">
            <text:p>428349</text:p>
          </table:table-cell>
          <table:table-cell office:value-type="float" office:value="0.0988981084197504" calcext:value-type="float">
            <text:p>0.0988981084197504</text:p>
          </table:table-cell>
        </table:table-row>
        <table:table-row table:style-name="ro1">
          <table:table-cell office:value-type="float" office:value="324.666028545001" calcext:value-type="float">
            <text:p>324.666028545001</text:p>
          </table:table-cell>
          <table:table-cell office:value-type="float" office:value="426749" calcext:value-type="float">
            <text:p>426749</text:p>
          </table:table-cell>
          <table:table-cell office:value-type="float" office:value="427539" calcext:value-type="float">
            <text:p>427539</text:p>
          </table:table-cell>
          <table:table-cell office:value-type="float" office:value="0.0988472166988089" calcext:value-type="float">
            <text:p>0.0988472166988089</text:p>
          </table:table-cell>
        </table:table-row>
        <table:table-row table:style-name="ro1">
          <table:table-cell office:value-type="float" office:value="324.826408499001" calcext:value-type="float">
            <text:p>324.826408499001</text:p>
          </table:table-cell>
          <table:table-cell office:value-type="float" office:value="425914" calcext:value-type="float">
            <text:p>425914</text:p>
          </table:table-cell>
          <table:table-cell office:value-type="float" office:value="426749" calcext:value-type="float">
            <text:p>426749</text:p>
          </table:table-cell>
          <table:table-cell office:value-type="float" office:value="0.098800423590172" calcext:value-type="float">
            <text:p>0.098800423590172</text:p>
          </table:table-cell>
        </table:table-row>
        <table:table-row table:style-name="ro1">
          <table:table-cell office:value-type="float" office:value="324.978127298001" calcext:value-type="float">
            <text:p>324.978127298001</text:p>
          </table:table-cell>
          <table:table-cell office:value-type="float" office:value="425115" calcext:value-type="float">
            <text:p>425115</text:p>
          </table:table-cell>
          <table:table-cell office:value-type="float" office:value="425914" calcext:value-type="float">
            <text:p>425914</text:p>
          </table:table-cell>
          <table:table-cell office:value-type="float" office:value="0.0987508408739854" calcext:value-type="float">
            <text:p>0.0987508408739854</text:p>
          </table:table-cell>
        </table:table-row>
        <table:table-row table:style-name="ro1">
          <table:table-cell office:value-type="float" office:value="325.130136001" calcext:value-type="float">
            <text:p>325.130136001</text:p>
          </table:table-cell>
          <table:table-cell office:value-type="float" office:value="424313" calcext:value-type="float">
            <text:p>424313</text:p>
          </table:table-cell>
          <table:table-cell office:value-type="float" office:value="425115" calcext:value-type="float">
            <text:p>425115</text:p>
          </table:table-cell>
          <table:table-cell office:value-type="float" office:value="0.0987051061967253" calcext:value-type="float">
            <text:p>0.0987051061967253</text:p>
          </table:table-cell>
        </table:table-row>
        <table:table-row table:style-name="ro1">
          <table:table-cell office:value-type="float" office:value="325.287993620001" calcext:value-type="float">
            <text:p>325.287993620001</text:p>
          </table:table-cell>
          <table:table-cell office:value-type="float" office:value="423488" calcext:value-type="float">
            <text:p>423488</text:p>
          </table:table-cell>
          <table:table-cell office:value-type="float" office:value="424313" calcext:value-type="float">
            <text:p>424313</text:p>
          </table:table-cell>
          <table:table-cell office:value-type="float" office:value="0.0992717772650726" calcext:value-type="float">
            <text:p>0.0992717772650726</text:p>
          </table:table-cell>
        </table:table-row>
        <table:table-row table:style-name="ro1">
          <table:table-cell office:value-type="float" office:value="325.447290934" calcext:value-type="float">
            <text:p>325.447290934</text:p>
          </table:table-cell>
          <table:table-cell office:value-type="float" office:value="422673" calcext:value-type="float">
            <text:p>422673</text:p>
          </table:table-cell>
          <table:table-cell office:value-type="float" office:value="423488" calcext:value-type="float">
            <text:p>423488</text:p>
          </table:table-cell>
          <table:table-cell office:value-type="float" office:value="0.0997188675210707" calcext:value-type="float">
            <text:p>0.0997188675210707</text:p>
          </table:table-cell>
        </table:table-row>
        <table:table-row table:style-name="ro1">
          <table:table-cell office:value-type="float" office:value="325.612025971001" calcext:value-type="float">
            <text:p>325.612025971001</text:p>
          </table:table-cell>
          <table:table-cell office:value-type="float" office:value="421860" calcext:value-type="float">
            <text:p>421860</text:p>
          </table:table-cell>
          <table:table-cell office:value-type="float" office:value="422673" calcext:value-type="float">
            <text:p>422673</text:p>
          </table:table-cell>
          <table:table-cell office:value-type="float" office:value="0.100064058050057" calcext:value-type="float">
            <text:p>0.100064058050057</text:p>
          </table:table-cell>
        </table:table-row>
        <table:table-row table:style-name="ro1">
          <table:table-cell office:value-type="float" office:value="325.759546371" calcext:value-type="float">
            <text:p>325.759546371</text:p>
          </table:table-cell>
          <table:table-cell office:value-type="float" office:value="421166" calcext:value-type="float">
            <text:p>421166</text:p>
          </table:table-cell>
          <table:table-cell office:value-type="float" office:value="421860" calcext:value-type="float">
            <text:p>421860</text:p>
          </table:table-cell>
          <table:table-cell office:value-type="float" office:value="0.100333975389031" calcext:value-type="float">
            <text:p>0.100333975389031</text:p>
          </table:table-cell>
        </table:table-row>
        <table:table-row table:style-name="ro1">
          <table:table-cell office:value-type="float" office:value="325.937177123001" calcext:value-type="float">
            <text:p>325.937177123001</text:p>
          </table:table-cell>
          <table:table-cell office:value-type="float" office:value="420383" calcext:value-type="float">
            <text:p>420383</text:p>
          </table:table-cell>
          <table:table-cell office:value-type="float" office:value="421166" calcext:value-type="float">
            <text:p>421166</text:p>
          </table:table-cell>
          <table:table-cell office:value-type="float" office:value="0.100537450581495" calcext:value-type="float">
            <text:p>0.100537450581495</text:p>
          </table:table-cell>
        </table:table-row>
        <table:table-row table:style-name="ro1">
          <table:table-cell office:value-type="float" office:value="326.060361647001" calcext:value-type="float">
            <text:p>326.060361647001</text:p>
          </table:table-cell>
          <table:table-cell office:value-type="float" office:value="419879" calcext:value-type="float">
            <text:p>419879</text:p>
          </table:table-cell>
          <table:table-cell office:value-type="float" office:value="420383" calcext:value-type="float">
            <text:p>420383</text:p>
          </table:table-cell>
          <table:table-cell office:value-type="float" office:value="0.100687787352857" calcext:value-type="float">
            <text:p>0.100687787352857</text:p>
          </table:table-cell>
        </table:table-row>
        <table:table-row table:style-name="ro1">
          <table:table-cell office:value-type="float" office:value="326.166677367" calcext:value-type="float">
            <text:p>326.166677367</text:p>
          </table:table-cell>
          <table:table-cell office:value-type="float" office:value="419475" calcext:value-type="float">
            <text:p>419475</text:p>
          </table:table-cell>
          <table:table-cell office:value-type="float" office:value="419879" calcext:value-type="float">
            <text:p>419879</text:p>
          </table:table-cell>
          <table:table-cell office:value-type="float" office:value="0.100801840805882" calcext:value-type="float">
            <text:p>0.100801840805882</text:p>
          </table:table-cell>
        </table:table-row>
        <table:table-row table:style-name="ro1">
          <table:table-cell office:value-type="float" office:value="326.317821183" calcext:value-type="float">
            <text:p>326.317821183</text:p>
          </table:table-cell>
          <table:table-cell office:value-type="float" office:value="418951" calcext:value-type="float">
            <text:p>418951</text:p>
          </table:table-cell>
          <table:table-cell office:value-type="float" office:value="419475" calcext:value-type="float">
            <text:p>419475</text:p>
          </table:table-cell>
          <table:table-cell office:value-type="float" office:value="0.100886871417712" calcext:value-type="float">
            <text:p>0.100886871417712</text:p>
          </table:table-cell>
        </table:table-row>
        <table:table-row table:style-name="ro1">
          <table:table-cell office:value-type="float" office:value="326.471694835001" calcext:value-type="float">
            <text:p>326.471694835001</text:p>
          </table:table-cell>
          <table:table-cell office:value-type="float" office:value="418487" calcext:value-type="float">
            <text:p>418487</text:p>
          </table:table-cell>
          <table:table-cell office:value-type="float" office:value="418951" calcext:value-type="float">
            <text:p>418951</text:p>
          </table:table-cell>
          <table:table-cell office:value-type="float" office:value="0.100942483032391" calcext:value-type="float">
            <text:p>0.100942483032391</text:p>
          </table:table-cell>
        </table:table-row>
        <table:table-row table:style-name="ro1">
          <table:table-cell office:value-type="float" office:value="326.623240215001" calcext:value-type="float">
            <text:p>326.623240215001</text:p>
          </table:table-cell>
          <table:table-cell office:value-type="float" office:value="418102" calcext:value-type="float">
            <text:p>418102</text:p>
          </table:table-cell>
          <table:table-cell office:value-type="float" office:value="418487" calcext:value-type="float">
            <text:p>418487</text:p>
          </table:table-cell>
          <table:table-cell office:value-type="float" office:value="0.100980771592937" calcext:value-type="float">
            <text:p>0.100980771592937</text:p>
          </table:table-cell>
        </table:table-row>
        <table:table-row table:style-name="ro1">
          <table:table-cell office:value-type="float" office:value="326.772732255001" calcext:value-type="float">
            <text:p>326.772732255001</text:p>
          </table:table-cell>
          <table:table-cell office:value-type="float" office:value="417798" calcext:value-type="float">
            <text:p>417798</text:p>
          </table:table-cell>
          <table:table-cell office:value-type="float" office:value="418102" calcext:value-type="float">
            <text:p>418102</text:p>
          </table:table-cell>
          <table:table-cell office:value-type="float" office:value="0.10099901237389" calcext:value-type="float">
            <text:p>0.10099901237389</text:p>
          </table:table-cell>
        </table:table-row>
        <table:table-row table:style-name="ro1">
          <table:table-cell office:value-type="float" office:value="326.928571397" calcext:value-type="float">
            <text:p>326.928571397</text:p>
          </table:table-cell>
          <table:table-cell office:value-type="float" office:value="417566" calcext:value-type="float">
            <text:p>417566</text:p>
          </table:table-cell>
          <table:table-cell office:value-type="float" office:value="417798" calcext:value-type="float">
            <text:p>417798</text:p>
          </table:table-cell>
          <table:table-cell office:value-type="float" office:value="0.101007415655389" calcext:value-type="float">
            <text:p>0.101007415655389</text:p>
          </table:table-cell>
        </table:table-row>
        <table:table-row table:style-name="ro1">
          <table:table-cell office:value-type="float" office:value="327.079183237001" calcext:value-type="float">
            <text:p>327.079183237001</text:p>
          </table:table-cell>
          <table:table-cell office:value-type="float" office:value="417426" calcext:value-type="float">
            <text:p>417426</text:p>
          </table:table-cell>
          <table:table-cell office:value-type="float" office:value="417566" calcext:value-type="float">
            <text:p>417566</text:p>
          </table:table-cell>
          <table:table-cell office:value-type="float" office:value="0.101001770957604" calcext:value-type="float">
            <text:p>0.101001770957604</text:p>
          </table:table-cell>
        </table:table-row>
        <table:table-row table:style-name="ro1">
          <table:table-cell office:value-type="float" office:value="327.236267701001" calcext:value-type="float">
            <text:p>327.236267701001</text:p>
          </table:table-cell>
          <table:table-cell office:value-type="float" office:value="417373" calcext:value-type="float">
            <text:p>417373</text:p>
          </table:table-cell>
          <table:table-cell office:value-type="float" office:value="417426" calcext:value-type="float">
            <text:p>417426</text:p>
          </table:table-cell>
          <table:table-cell office:value-type="float" office:value="0.100991077212703" calcext:value-type="float">
            <text:p>0.100991077212703</text:p>
          </table:table-cell>
        </table:table-row>
        <table:table-row table:style-name="ro1">
          <table:table-cell office:value-type="float" office:value="327.387159766" calcext:value-type="float">
            <text:p>327.387159766</text:p>
          </table:table-cell>
          <table:table-cell office:value-type="float" office:value="417412" calcext:value-type="float">
            <text:p>417412</text:p>
          </table:table-cell>
          <table:table-cell office:value-type="float" office:value="417373" calcext:value-type="float">
            <text:p>417373</text:p>
          </table:table-cell>
          <table:table-cell office:value-type="float" office:value="0.100970177575726" calcext:value-type="float">
            <text:p>0.100970177575726</text:p>
          </table:table-cell>
        </table:table-row>
        <table:table-row table:style-name="ro1">
          <table:table-cell office:value-type="float" office:value="327.538665826" calcext:value-type="float">
            <text:p>327.538665826</text:p>
          </table:table-cell>
          <table:table-cell office:value-type="float" office:value="417541" calcext:value-type="float">
            <text:p>417541</text:p>
          </table:table-cell>
          <table:table-cell office:value-type="float" office:value="417412" calcext:value-type="float">
            <text:p>417412</text:p>
          </table:table-cell>
          <table:table-cell office:value-type="float" office:value="0.100947291204835" calcext:value-type="float">
            <text:p>0.100947291204835</text:p>
          </table:table-cell>
        </table:table-row>
        <table:table-row table:style-name="ro1">
          <table:table-cell office:value-type="float" office:value="327.69253111" calcext:value-type="float">
            <text:p>327.69253111</text:p>
          </table:table-cell>
          <table:table-cell office:value-type="float" office:value="417765" calcext:value-type="float">
            <text:p>417765</text:p>
          </table:table-cell>
          <table:table-cell office:value-type="float" office:value="417541" calcext:value-type="float">
            <text:p>417541</text:p>
          </table:table-cell>
          <table:table-cell office:value-type="float" office:value="0.100916660086654" calcext:value-type="float">
            <text:p>0.100916660086654</text:p>
          </table:table-cell>
        </table:table-row>
        <table:table-row table:style-name="ro1">
          <table:table-cell office:value-type="float" office:value="327.845123851001" calcext:value-type="float">
            <text:p>327.845123851001</text:p>
          </table:table-cell>
          <table:table-cell office:value-type="float" office:value="418079" calcext:value-type="float">
            <text:p>418079</text:p>
          </table:table-cell>
          <table:table-cell office:value-type="float" office:value="417765" calcext:value-type="float">
            <text:p>417765</text:p>
          </table:table-cell>
          <table:table-cell office:value-type="float" office:value="0.100885999825048" calcext:value-type="float">
            <text:p>0.100885999825048</text:p>
          </table:table-cell>
        </table:table-row>
        <table:table-row table:style-name="ro1">
          <table:table-cell office:value-type="float" office:value="328.002869982" calcext:value-type="float">
            <text:p>328.002869982</text:p>
          </table:table-cell>
          <table:table-cell office:value-type="float" office:value="418497" calcext:value-type="float">
            <text:p>418497</text:p>
          </table:table-cell>
          <table:table-cell office:value-type="float" office:value="418079" calcext:value-type="float">
            <text:p>418079</text:p>
          </table:table-cell>
          <table:table-cell office:value-type="float" office:value="0.100849172151769" calcext:value-type="float">
            <text:p>0.100849172151769</text:p>
          </table:table-cell>
        </table:table-row>
        <table:table-row table:style-name="ro1">
          <table:table-cell office:value-type="float" office:value="328.149500275001" calcext:value-type="float">
            <text:p>328.149500275001</text:p>
          </table:table-cell>
          <table:table-cell office:value-type="float" office:value="418970" calcext:value-type="float">
            <text:p>418970</text:p>
          </table:table-cell>
          <table:table-cell office:value-type="float" office:value="418497" calcext:value-type="float">
            <text:p>418497</text:p>
          </table:table-cell>
          <table:table-cell office:value-type="float" office:value="0.100813565909335" calcext:value-type="float">
            <text:p>0.100813565909335</text:p>
          </table:table-cell>
        </table:table-row>
        <table:table-row table:style-name="ro1">
          <table:table-cell office:value-type="float" office:value="328.304695552" calcext:value-type="float">
            <text:p>328.304695552</text:p>
          </table:table-cell>
          <table:table-cell office:value-type="float" office:value="419555" calcext:value-type="float">
            <text:p>419555</text:p>
          </table:table-cell>
          <table:table-cell office:value-type="float" office:value="418970" calcext:value-type="float">
            <text:p>418970</text:p>
          </table:table-cell>
          <table:table-cell office:value-type="float" office:value="0.10077280394698" calcext:value-type="float">
            <text:p>0.10077280394698</text:p>
          </table:table-cell>
        </table:table-row>
        <table:table-row table:style-name="ro1">
          <table:table-cell office:value-type="float" office:value="328.541549273001" calcext:value-type="float">
            <text:p>328.541549273001</text:p>
          </table:table-cell>
          <table:table-cell office:value-type="float" office:value="420607" calcext:value-type="float">
            <text:p>420607</text:p>
          </table:table-cell>
          <table:table-cell office:value-type="float" office:value="419555" calcext:value-type="float">
            <text:p>419555</text:p>
          </table:table-cell>
          <table:table-cell office:value-type="float" office:value="0.100727932371478" calcext:value-type="float">
            <text:p>0.100727932371478</text:p>
          </table:table-cell>
        </table:table-row>
        <table:table-row table:style-name="ro1">
          <table:table-cell office:value-type="float" office:value="328.692419218" calcext:value-type="float">
            <text:p>328.692419218</text:p>
          </table:table-cell>
          <table:table-cell office:value-type="float" office:value="421370" calcext:value-type="float">
            <text:p>421370</text:p>
          </table:table-cell>
          <table:table-cell office:value-type="float" office:value="420607" calcext:value-type="float">
            <text:p>420607</text:p>
          </table:table-cell>
          <table:table-cell office:value-type="float" office:value="0.100679788040909" calcext:value-type="float">
            <text:p>0.100679788040909</text:p>
          </table:table-cell>
        </table:table-row>
        <table:table-row table:style-name="ro1">
          <table:table-cell office:value-type="float" office:value="328.886679375" calcext:value-type="float">
            <text:p>328.886679375</text:p>
          </table:table-cell>
          <table:table-cell office:value-type="float" office:value="422448" calcext:value-type="float">
            <text:p>422448</text:p>
          </table:table-cell>
          <table:table-cell office:value-type="float" office:value="421370" calcext:value-type="float">
            <text:p>421370</text:p>
          </table:table-cell>
          <table:table-cell office:value-type="float" office:value="0.100629040414468" calcext:value-type="float">
            <text:p>0.100629040414468</text:p>
          </table:table-cell>
        </table:table-row>
        <table:table-row table:style-name="ro1">
          <table:table-cell office:value-type="float" office:value="329.056867898001" calcext:value-type="float">
            <text:p>329.056867898001</text:p>
          </table:table-cell>
          <table:table-cell office:value-type="float" office:value="423471" calcext:value-type="float">
            <text:p>423471</text:p>
          </table:table-cell>
          <table:table-cell office:value-type="float" office:value="422448" calcext:value-type="float">
            <text:p>422448</text:p>
          </table:table-cell>
          <table:table-cell office:value-type="float" office:value="0.100582331814386" calcext:value-type="float">
            <text:p>0.100582331814386</text:p>
          </table:table-cell>
        </table:table-row>
        <table:table-row table:style-name="ro1">
          <table:table-cell office:value-type="float" office:value="329.211025115001" calcext:value-type="float">
            <text:p>329.211025115001</text:p>
          </table:table-cell>
          <table:table-cell office:value-type="float" office:value="424454" calcext:value-type="float">
            <text:p>424454</text:p>
          </table:table-cell>
          <table:table-cell office:value-type="float" office:value="423471" calcext:value-type="float">
            <text:p>423471</text:p>
          </table:table-cell>
          <table:table-cell office:value-type="float" office:value="0.100532755083616" calcext:value-type="float">
            <text:p>0.100532755083616</text:p>
          </table:table-cell>
        </table:table-row>
        <table:table-row table:style-name="ro1">
          <table:table-cell office:value-type="float" office:value="329.367780249" calcext:value-type="float">
            <text:p>329.367780249</text:p>
          </table:table-cell>
          <table:table-cell office:value-type="float" office:value="425499" calcext:value-type="float">
            <text:p>425499</text:p>
          </table:table-cell>
          <table:table-cell office:value-type="float" office:value="424454" calcext:value-type="float">
            <text:p>424454</text:p>
          </table:table-cell>
          <table:table-cell office:value-type="float" office:value="0.100480898688588" calcext:value-type="float">
            <text:p>0.100480898688588</text:p>
          </table:table-cell>
        </table:table-row>
        <table:table-row table:style-name="ro1">
          <table:table-cell office:value-type="float" office:value="329.526203609001" calcext:value-type="float">
            <text:p>329.526203609001</text:p>
          </table:table-cell>
          <table:table-cell office:value-type="float" office:value="426593" calcext:value-type="float">
            <text:p>426593</text:p>
          </table:table-cell>
          <table:table-cell office:value-type="float" office:value="425499" calcext:value-type="float">
            <text:p>425499</text:p>
          </table:table-cell>
          <table:table-cell office:value-type="float" office:value="0.100433321624017" calcext:value-type="float">
            <text:p>0.100433321624017</text:p>
          </table:table-cell>
        </table:table-row>
        <table:table-row table:style-name="ro1">
          <table:table-cell office:value-type="float" office:value="329.688363855001" calcext:value-type="float">
            <text:p>329.688363855001</text:p>
          </table:table-cell>
          <table:table-cell office:value-type="float" office:value="427742" calcext:value-type="float">
            <text:p>427742</text:p>
          </table:table-cell>
          <table:table-cell office:value-type="float" office:value="426593" calcext:value-type="float">
            <text:p>426593</text:p>
          </table:table-cell>
          <table:table-cell office:value-type="float" office:value="0.100383087171709" calcext:value-type="float">
            <text:p>0.100383087171709</text:p>
          </table:table-cell>
        </table:table-row>
        <table:table-row table:style-name="ro1">
          <table:table-cell office:value-type="float" office:value="329.843848306001" calcext:value-type="float">
            <text:p>329.843848306001</text:p>
          </table:table-cell>
          <table:table-cell office:value-type="float" office:value="428864" calcext:value-type="float">
            <text:p>428864</text:p>
          </table:table-cell>
          <table:table-cell office:value-type="float" office:value="427742" calcext:value-type="float">
            <text:p>427742</text:p>
          </table:table-cell>
          <table:table-cell office:value-type="float" office:value="0.100336818751025" calcext:value-type="float">
            <text:p>0.100336818751025</text:p>
          </table:table-cell>
        </table:table-row>
        <table:table-row table:style-name="ro1">
          <table:table-cell office:value-type="float" office:value="330.000853132" calcext:value-type="float">
            <text:p>330.000853132</text:p>
          </table:table-cell>
          <table:table-cell office:value-type="float" office:value="430006" calcext:value-type="float">
            <text:p>430006</text:p>
          </table:table-cell>
          <table:table-cell office:value-type="float" office:value="428864" calcext:value-type="float">
            <text:p>428864</text:p>
          </table:table-cell>
          <table:table-cell office:value-type="float" office:value="0.100287653362967" calcext:value-type="float">
            <text:p>0.100287653362967</text:p>
          </table:table-cell>
        </table:table-row>
        <table:table-row table:style-name="ro1">
          <table:table-cell office:value-type="float" office:value="330.154173042" calcext:value-type="float">
            <text:p>330.154173042</text:p>
          </table:table-cell>
          <table:table-cell office:value-type="float" office:value="431121" calcext:value-type="float">
            <text:p>431121</text:p>
          </table:table-cell>
          <table:table-cell office:value-type="float" office:value="430006" calcext:value-type="float">
            <text:p>430006</text:p>
          </table:table-cell>
          <table:table-cell office:value-type="float" office:value="0.100242251253139" calcext:value-type="float">
            <text:p>0.100242251253139</text:p>
          </table:table-cell>
        </table:table-row>
        <table:table-row table:style-name="ro1">
          <table:table-cell office:value-type="float" office:value="330.306387482" calcext:value-type="float">
            <text:p>330.306387482</text:p>
          </table:table-cell>
          <table:table-cell office:value-type="float" office:value="432219" calcext:value-type="float">
            <text:p>432219</text:p>
          </table:table-cell>
          <table:table-cell office:value-type="float" office:value="431121" calcext:value-type="float">
            <text:p>431121</text:p>
          </table:table-cell>
          <table:table-cell office:value-type="float" office:value="0.100193801002511" calcext:value-type="float">
            <text:p>0.100193801002511</text:p>
          </table:table-cell>
        </table:table-row>
        <table:table-row table:style-name="ro1">
          <table:table-cell office:value-type="float" office:value="330.461747663" calcext:value-type="float">
            <text:p>330.461747663</text:p>
          </table:table-cell>
          <table:table-cell office:value-type="float" office:value="433322" calcext:value-type="float">
            <text:p>433322</text:p>
          </table:table-cell>
          <table:table-cell office:value-type="float" office:value="432219" calcext:value-type="float">
            <text:p>432219</text:p>
          </table:table-cell>
          <table:table-cell office:value-type="float" office:value="0.100142926931627" calcext:value-type="float">
            <text:p>0.100142926931627</text:p>
          </table:table-cell>
        </table:table-row>
        <table:table-row table:style-name="ro1">
          <table:table-cell office:value-type="float" office:value="330.624772499001" calcext:value-type="float">
            <text:p>330.624772499001</text:p>
          </table:table-cell>
          <table:table-cell office:value-type="float" office:value="434450" calcext:value-type="float">
            <text:p>434450</text:p>
          </table:table-cell>
          <table:table-cell office:value-type="float" office:value="433322" calcext:value-type="float">
            <text:p>433322</text:p>
          </table:table-cell>
          <table:table-cell office:value-type="float" office:value="0.100096176241033" calcext:value-type="float">
            <text:p>0.100096176241033</text:p>
          </table:table-cell>
        </table:table-row>
        <table:table-row table:style-name="ro1">
          <table:table-cell office:value-type="float" office:value="330.781717226" calcext:value-type="float">
            <text:p>330.781717226</text:p>
          </table:table-cell>
          <table:table-cell office:value-type="float" office:value="435498" calcext:value-type="float">
            <text:p>435498</text:p>
          </table:table-cell>
          <table:table-cell office:value-type="float" office:value="434450" calcext:value-type="float">
            <text:p>434450</text:p>
          </table:table-cell>
          <table:table-cell office:value-type="float" office:value="0.100046683806745" calcext:value-type="float">
            <text:p>0.100046683806745</text:p>
          </table:table-cell>
        </table:table-row>
        <table:table-row table:style-name="ro1">
          <table:table-cell office:value-type="float" office:value="330.942394348001" calcext:value-type="float">
            <text:p>330.942394348001</text:p>
          </table:table-cell>
          <table:table-cell office:value-type="float" office:value="436523" calcext:value-type="float">
            <text:p>436523</text:p>
          </table:table-cell>
          <table:table-cell office:value-type="float" office:value="435498" calcext:value-type="float">
            <text:p>435498</text:p>
          </table:table-cell>
          <table:table-cell office:value-type="float" office:value="0.100001049404742" calcext:value-type="float">
            <text:p>0.100001049404742</text:p>
          </table:table-cell>
        </table:table-row>
        <table:table-row table:style-name="ro1">
          <table:table-cell office:value-type="float" office:value="331.103464805001" calcext:value-type="float">
            <text:p>331.103464805001</text:p>
          </table:table-cell>
          <table:table-cell office:value-type="float" office:value="437494" calcext:value-type="float">
            <text:p>437494</text:p>
          </table:table-cell>
          <table:table-cell office:value-type="float" office:value="436523" calcext:value-type="float">
            <text:p>436523</text:p>
          </table:table-cell>
          <table:table-cell office:value-type="float" office:value="0.0999524719300818" calcext:value-type="float">
            <text:p>0.0999524719300818</text:p>
          </table:table-cell>
        </table:table-row>
        <table:table-row table:style-name="ro1">
          <table:table-cell office:value-type="float" office:value="331.257920698001" calcext:value-type="float">
            <text:p>331.257920698001</text:p>
          </table:table-cell>
          <table:table-cell office:value-type="float" office:value="438364" calcext:value-type="float">
            <text:p>438364</text:p>
          </table:table-cell>
          <table:table-cell office:value-type="float" office:value="437494" calcext:value-type="float">
            <text:p>437494</text:p>
          </table:table-cell>
          <table:table-cell office:value-type="float" office:value="0.099907580445244" calcext:value-type="float">
            <text:p>0.099907580445244</text:p>
          </table:table-cell>
        </table:table-row>
        <table:table-row table:style-name="ro1">
          <table:table-cell office:value-type="float" office:value="331.408776936" calcext:value-type="float">
            <text:p>331.408776936</text:p>
          </table:table-cell>
          <table:table-cell office:value-type="float" office:value="439148" calcext:value-type="float">
            <text:p>439148</text:p>
          </table:table-cell>
          <table:table-cell office:value-type="float" office:value="438364" calcext:value-type="float">
            <text:p>438364</text:p>
          </table:table-cell>
          <table:table-cell office:value-type="float" office:value="0.0998596191734709" calcext:value-type="float">
            <text:p>0.0998596191734709</text:p>
          </table:table-cell>
        </table:table-row>
        <table:table-row table:style-name="ro1">
          <table:table-cell office:value-type="float" office:value="331.569768293" calcext:value-type="float">
            <text:p>331.569768293</text:p>
          </table:table-cell>
          <table:table-cell office:value-type="float" office:value="439909" calcext:value-type="float">
            <text:p>439909</text:p>
          </table:table-cell>
          <table:table-cell office:value-type="float" office:value="439148" calcext:value-type="float">
            <text:p>439148</text:p>
          </table:table-cell>
          <table:table-cell office:value-type="float" office:value="0.0998092166185836" calcext:value-type="float">
            <text:p>0.0998092166185836</text:p>
          </table:table-cell>
        </table:table-row>
        <table:table-row table:style-name="ro1">
          <table:table-cell office:value-type="float" office:value="331.788576163" calcext:value-type="float">
            <text:p>331.788576163</text:p>
          </table:table-cell>
          <table:table-cell office:value-type="float" office:value="440806" calcext:value-type="float">
            <text:p>440806</text:p>
          </table:table-cell>
          <table:table-cell office:value-type="float" office:value="439909" calcext:value-type="float">
            <text:p>439909</text:p>
          </table:table-cell>
          <table:table-cell office:value-type="float" office:value="0.0997568755573103" calcext:value-type="float">
            <text:p>0.0997568755573103</text:p>
          </table:table-cell>
        </table:table-row>
        <table:table-row table:style-name="ro1">
          <table:table-cell office:value-type="float" office:value="331.966400603001" calcext:value-type="float">
            <text:p>331.966400603001</text:p>
          </table:table-cell>
          <table:table-cell office:value-type="float" office:value="441409" calcext:value-type="float">
            <text:p>441409</text:p>
          </table:table-cell>
          <table:table-cell office:value-type="float" office:value="440806" calcext:value-type="float">
            <text:p>440806</text:p>
          </table:table-cell>
          <table:table-cell office:value-type="float" office:value="0.099702998184769" calcext:value-type="float">
            <text:p>0.099702998184769</text:p>
          </table:table-cell>
        </table:table-row>
        <table:table-row table:style-name="ro1">
          <table:table-cell office:value-type="float" office:value="332.123728205001" calcext:value-type="float">
            <text:p>332.123728205001</text:p>
          </table:table-cell>
          <table:table-cell office:value-type="float" office:value="441845" calcext:value-type="float">
            <text:p>441845</text:p>
          </table:table-cell>
          <table:table-cell office:value-type="float" office:value="441409" calcext:value-type="float">
            <text:p>441409</text:p>
          </table:table-cell>
          <table:table-cell office:value-type="float" office:value="0.0996538994519743" calcext:value-type="float">
            <text:p>0.0996538994519743</text:p>
          </table:table-cell>
        </table:table-row>
        <table:table-row table:style-name="ro1">
          <table:table-cell office:value-type="float" office:value="332.282617081" calcext:value-type="float">
            <text:p>332.282617081</text:p>
          </table:table-cell>
          <table:table-cell office:value-type="float" office:value="442189" calcext:value-type="float">
            <text:p>442189</text:p>
          </table:table-cell>
          <table:table-cell office:value-type="float" office:value="441845" calcext:value-type="float">
            <text:p>441845</text:p>
          </table:table-cell>
          <table:table-cell office:value-type="float" office:value="0.0996026376338686" calcext:value-type="float">
            <text:p>0.0996026376338686</text:p>
          </table:table-cell>
        </table:table-row>
        <table:table-row table:style-name="ro1">
          <table:table-cell office:value-type="float" office:value="332.434216818" calcext:value-type="float">
            <text:p>332.434216818</text:p>
          </table:table-cell>
          <table:table-cell office:value-type="float" office:value="442425" calcext:value-type="float">
            <text:p>442425</text:p>
          </table:table-cell>
          <table:table-cell office:value-type="float" office:value="442189" calcext:value-type="float">
            <text:p>442189</text:p>
          </table:table-cell>
          <table:table-cell office:value-type="float" office:value="0.0995556421757489" calcext:value-type="float">
            <text:p>0.0995556421757489</text:p>
          </table:table-cell>
        </table:table-row>
        <table:table-row table:style-name="ro1">
          <table:table-cell office:value-type="float" office:value="332.595389078" calcext:value-type="float">
            <text:p>332.595389078</text:p>
          </table:table-cell>
          <table:table-cell office:value-type="float" office:value="442577" calcext:value-type="float">
            <text:p>442577</text:p>
          </table:table-cell>
          <table:table-cell office:value-type="float" office:value="442425" calcext:value-type="float">
            <text:p>442425</text:p>
          </table:table-cell>
          <table:table-cell office:value-type="float" office:value="0.0995060846102952" calcext:value-type="float">
            <text:p>0.0995060846102952</text:p>
          </table:table-cell>
        </table:table-row>
        <table:table-row table:style-name="ro1">
          <table:table-cell office:value-type="float" office:value="332.752992073" calcext:value-type="float">
            <text:p>332.752992073</text:p>
          </table:table-cell>
          <table:table-cell office:value-type="float" office:value="442626" calcext:value-type="float">
            <text:p>442626</text:p>
          </table:table-cell>
          <table:table-cell office:value-type="float" office:value="442577" calcext:value-type="float">
            <text:p>442577</text:p>
          </table:table-cell>
          <table:table-cell office:value-type="float" office:value="0.0994604633561062" calcext:value-type="float">
            <text:p>0.0994604633561062</text:p>
          </table:table-cell>
        </table:table-row>
        <table:table-row table:style-name="ro1">
          <table:table-cell office:value-type="float" office:value="332.911127313" calcext:value-type="float">
            <text:p>332.911127313</text:p>
          </table:table-cell>
          <table:table-cell office:value-type="float" office:value="442579" calcext:value-type="float">
            <text:p>442579</text:p>
          </table:table-cell>
          <table:table-cell office:value-type="float" office:value="442626" calcext:value-type="float">
            <text:p>442626</text:p>
          </table:table-cell>
          <table:table-cell office:value-type="float" office:value="0.0994120267281802" calcext:value-type="float">
            <text:p>0.0994120267281802</text:p>
          </table:table-cell>
        </table:table-row>
        <table:table-row table:style-name="ro1">
          <table:table-cell office:value-type="float" office:value="333.068490076001" calcext:value-type="float">
            <text:p>333.068490076001</text:p>
          </table:table-cell>
          <table:table-cell office:value-type="float" office:value="442437" calcext:value-type="float">
            <text:p>442437</text:p>
          </table:table-cell>
          <table:table-cell office:value-type="float" office:value="442579" calcext:value-type="float">
            <text:p>442579</text:p>
          </table:table-cell>
          <table:table-cell office:value-type="float" office:value="0.099361352151775" calcext:value-type="float">
            <text:p>0.099361352151775</text:p>
          </table:table-cell>
        </table:table-row>
        <table:table-row table:style-name="ro1">
          <table:table-cell office:value-type="float" office:value="333.22910708" calcext:value-type="float">
            <text:p>333.22910708</text:p>
          </table:table-cell>
          <table:table-cell office:value-type="float" office:value="442198" calcext:value-type="float">
            <text:p>442198</text:p>
          </table:table-cell>
          <table:table-cell office:value-type="float" office:value="442437" calcext:value-type="float">
            <text:p>442437</text:p>
          </table:table-cell>
          <table:table-cell office:value-type="float" office:value="0.0993148552269772" calcext:value-type="float">
            <text:p>0.0993148552269772</text:p>
          </table:table-cell>
        </table:table-row>
        <table:table-row table:style-name="ro1">
          <table:table-cell office:value-type="float" office:value="333.381304023001" calcext:value-type="float">
            <text:p>333.381304023001</text:p>
          </table:table-cell>
          <table:table-cell office:value-type="float" office:value="441886" calcext:value-type="float">
            <text:p>441886</text:p>
          </table:table-cell>
          <table:table-cell office:value-type="float" office:value="442198" calcext:value-type="float">
            <text:p>442198</text:p>
          </table:table-cell>
          <table:table-cell office:value-type="float" office:value="0.0992657538903779" calcext:value-type="float">
            <text:p>0.0992657538903779</text:p>
          </table:table-cell>
        </table:table-row>
        <table:table-row table:style-name="ro1">
          <table:table-cell office:value-type="float" office:value="333.537006571" calcext:value-type="float">
            <text:p>333.537006571</text:p>
          </table:table-cell>
          <table:table-cell office:value-type="float" office:value="441488" calcext:value-type="float">
            <text:p>441488</text:p>
          </table:table-cell>
          <table:table-cell office:value-type="float" office:value="441886" calcext:value-type="float">
            <text:p>441886</text:p>
          </table:table-cell>
          <table:table-cell office:value-type="float" office:value="0.0992205262815701" calcext:value-type="float">
            <text:p>0.0992205262815701</text:p>
          </table:table-cell>
        </table:table-row>
        <table:table-row table:style-name="ro1">
          <table:table-cell office:value-type="float" office:value="333.702964129" calcext:value-type="float">
            <text:p>333.702964129</text:p>
          </table:table-cell>
          <table:table-cell office:value-type="float" office:value="440979" calcext:value-type="float">
            <text:p>440979</text:p>
          </table:table-cell>
          <table:table-cell office:value-type="float" office:value="441488" calcext:value-type="float">
            <text:p>441488</text:p>
          </table:table-cell>
          <table:table-cell office:value-type="float" office:value="0.0991724618170977" calcext:value-type="float">
            <text:p>0.0991724618170977</text:p>
          </table:table-cell>
        </table:table-row>
        <table:table-row table:style-name="ro1">
          <table:table-cell office:value-type="float" office:value="333.862586514" calcext:value-type="float">
            <text:p>333.862586514</text:p>
          </table:table-cell>
          <table:table-cell office:value-type="float" office:value="440416" calcext:value-type="float">
            <text:p>440416</text:p>
          </table:table-cell>
          <table:table-cell office:value-type="float" office:value="440979" calcext:value-type="float">
            <text:p>440979</text:p>
          </table:table-cell>
          <table:table-cell office:value-type="float" office:value="0.0991221421155487" calcext:value-type="float">
            <text:p>0.0991221421155487</text:p>
          </table:table-cell>
        </table:table-row>
        <table:table-row table:style-name="ro1">
          <table:table-cell office:value-type="float" office:value="334.023023308" calcext:value-type="float">
            <text:p>334.023023308</text:p>
          </table:table-cell>
          <table:table-cell office:value-type="float" office:value="439783" calcext:value-type="float">
            <text:p>439783</text:p>
          </table:table-cell>
          <table:table-cell office:value-type="float" office:value="440416" calcext:value-type="float">
            <text:p>440416</text:p>
          </table:table-cell>
          <table:table-cell office:value-type="float" office:value="0.0990759576241141" calcext:value-type="float">
            <text:p>0.0990759576241141</text:p>
          </table:table-cell>
        </table:table-row>
        <table:table-row table:style-name="ro1">
          <table:table-cell office:value-type="float" office:value="334.183736045001" calcext:value-type="float">
            <text:p>334.183736045001</text:p>
          </table:table-cell>
          <table:table-cell office:value-type="float" office:value="439090" calcext:value-type="float">
            <text:p>439090</text:p>
          </table:table-cell>
          <table:table-cell office:value-type="float" office:value="439783" calcext:value-type="float">
            <text:p>439783</text:p>
          </table:table-cell>
          <table:table-cell office:value-type="float" office:value="0.099027163224179" calcext:value-type="float">
            <text:p>0.099027163224179</text:p>
          </table:table-cell>
        </table:table-row>
        <table:table-row table:style-name="ro1">
          <table:table-cell office:value-type="float" office:value="334.345814375" calcext:value-type="float">
            <text:p>334.345814375</text:p>
          </table:table-cell>
          <table:table-cell office:value-type="float" office:value="438341" calcext:value-type="float">
            <text:p>438341</text:p>
          </table:table-cell>
          <table:table-cell office:value-type="float" office:value="439090" calcext:value-type="float">
            <text:p>439090</text:p>
          </table:table-cell>
          <table:table-cell office:value-type="float" office:value="0.0989822096212593" calcext:value-type="float">
            <text:p>0.0989822096212593</text:p>
          </table:table-cell>
        </table:table-row>
        <table:table-row table:style-name="ro1">
          <table:table-cell office:value-type="float" office:value="334.523183635" calcext:value-type="float">
            <text:p>334.523183635</text:p>
          </table:table-cell>
          <table:table-cell office:value-type="float" office:value="437474" calcext:value-type="float">
            <text:p>437474</text:p>
          </table:table-cell>
          <table:table-cell office:value-type="float" office:value="438341" calcext:value-type="float">
            <text:p>438341</text:p>
          </table:table-cell>
          <table:table-cell office:value-type="float" office:value="0.0989344211979051" calcext:value-type="float">
            <text:p>0.0989344211979051</text:p>
          </table:table-cell>
        </table:table-row>
        <table:table-row table:style-name="ro1">
          <table:table-cell office:value-type="float" office:value="334.652536946001" calcext:value-type="float">
            <text:p>334.652536946001</text:p>
          </table:table-cell>
          <table:table-cell office:value-type="float" office:value="436818" calcext:value-type="float">
            <text:p>436818</text:p>
          </table:table-cell>
          <table:table-cell office:value-type="float" office:value="437474" calcext:value-type="float">
            <text:p>437474</text:p>
          </table:table-cell>
          <table:table-cell office:value-type="float" office:value="0.0988902829948183" calcext:value-type="float">
            <text:p>0.0988902829948183</text:p>
          </table:table-cell>
        </table:table-row>
        <table:table-row table:style-name="ro1">
          <table:table-cell office:value-type="float" office:value="334.823603175" calcext:value-type="float">
            <text:p>334.823603175</text:p>
          </table:table-cell>
          <table:table-cell office:value-type="float" office:value="435929" calcext:value-type="float">
            <text:p>435929</text:p>
          </table:table-cell>
          <table:table-cell office:value-type="float" office:value="436818" calcext:value-type="float">
            <text:p>436818</text:p>
          </table:table-cell>
          <table:table-cell office:value-type="float" office:value="0.0988431680998905" calcext:value-type="float">
            <text:p>0.0988431680998905</text:p>
          </table:table-cell>
        </table:table-row>
        <table:table-row table:style-name="ro1">
          <table:table-cell office:value-type="float" office:value="334.985828637001" calcext:value-type="float">
            <text:p>334.985828637001</text:p>
          </table:table-cell>
          <table:table-cell office:value-type="float" office:value="435074" calcext:value-type="float">
            <text:p>435074</text:p>
          </table:table-cell>
          <table:table-cell office:value-type="float" office:value="435929" calcext:value-type="float">
            <text:p>435929</text:p>
          </table:table-cell>
          <table:table-cell office:value-type="float" office:value="0.0987936859588488" calcext:value-type="float">
            <text:p>0.0987936859588488</text:p>
          </table:table-cell>
        </table:table-row>
        <table:table-row table:style-name="ro1">
          <table:table-cell office:value-type="float" office:value="335.147412123" calcext:value-type="float">
            <text:p>335.147412123</text:p>
          </table:table-cell>
          <table:table-cell office:value-type="float" office:value="434222" calcext:value-type="float">
            <text:p>434222</text:p>
          </table:table-cell>
          <table:table-cell office:value-type="float" office:value="435074" calcext:value-type="float">
            <text:p>435074</text:p>
          </table:table-cell>
          <table:table-cell office:value-type="float" office:value="0.0987482104158245" calcext:value-type="float">
            <text:p>0.0987482104158245</text:p>
          </table:table-cell>
        </table:table-row>
        <table:table-row table:style-name="ro1">
          <table:table-cell office:value-type="float" office:value="335.308594236" calcext:value-type="float">
            <text:p>335.308594236</text:p>
          </table:table-cell>
          <table:table-cell office:value-type="float" office:value="433381" calcext:value-type="float">
            <text:p>433381</text:p>
          </table:table-cell>
          <table:table-cell office:value-type="float" office:value="434222" calcext:value-type="float">
            <text:p>434222</text:p>
          </table:table-cell>
          <table:table-cell office:value-type="float" office:value="0.0992970757953462" calcext:value-type="float">
            <text:p>0.0992970757953462</text:p>
          </table:table-cell>
        </table:table-row>
        <table:table-row table:style-name="ro1">
          <table:table-cell office:value-type="float" office:value="335.463724640001" calcext:value-type="float">
            <text:p>335.463724640001</text:p>
          </table:table-cell>
          <table:table-cell office:value-type="float" office:value="432591" calcext:value-type="float">
            <text:p>432591</text:p>
          </table:table-cell>
          <table:table-cell office:value-type="float" office:value="433381" calcext:value-type="float">
            <text:p>433381</text:p>
          </table:table-cell>
          <table:table-cell office:value-type="float" office:value="0.0997240568176612" calcext:value-type="float">
            <text:p>0.0997240568176612</text:p>
          </table:table-cell>
        </table:table-row>
        <table:table-row table:style-name="ro1">
          <table:table-cell office:value-type="float" office:value="335.624723641" calcext:value-type="float">
            <text:p>335.624723641</text:p>
          </table:table-cell>
          <table:table-cell office:value-type="float" office:value="431799" calcext:value-type="float">
            <text:p>431799</text:p>
          </table:table-cell>
          <table:table-cell office:value-type="float" office:value="432591" calcext:value-type="float">
            <text:p>432591</text:p>
          </table:table-cell>
          <table:table-cell office:value-type="float" office:value="0.100059591412972" calcext:value-type="float">
            <text:p>0.100059591412972</text:p>
          </table:table-cell>
        </table:table-row>
        <table:table-row table:style-name="ro1">
          <table:table-cell office:value-type="float" office:value="335.780073767" calcext:value-type="float">
            <text:p>335.780073767</text:p>
          </table:table-cell>
          <table:table-cell office:value-type="float" office:value="431072" calcext:value-type="float">
            <text:p>431072</text:p>
          </table:table-cell>
          <table:table-cell office:value-type="float" office:value="431799" calcext:value-type="float">
            <text:p>431799</text:p>
          </table:table-cell>
          <table:table-cell office:value-type="float" office:value="0.100315929464208" calcext:value-type="float">
            <text:p>0.100315929464208</text:p>
          </table:table-cell>
        </table:table-row>
        <table:table-row table:style-name="ro1">
          <table:table-cell office:value-type="float" office:value="335.932661526001" calcext:value-type="float">
            <text:p>335.932661526001</text:p>
          </table:table-cell>
          <table:table-cell office:value-type="float" office:value="430402" calcext:value-type="float">
            <text:p>430402</text:p>
          </table:table-cell>
          <table:table-cell office:value-type="float" office:value="431072" calcext:value-type="float">
            <text:p>431072</text:p>
          </table:table-cell>
          <table:table-cell office:value-type="float" office:value="0.100514960496277" calcext:value-type="float">
            <text:p>0.100514960496277</text:p>
          </table:table-cell>
        </table:table-row>
        <table:table-row table:style-name="ro1">
          <table:table-cell office:value-type="float" office:value="336.095183153" calcext:value-type="float">
            <text:p>336.095183153</text:p>
          </table:table-cell>
          <table:table-cell office:value-type="float" office:value="429744" calcext:value-type="float">
            <text:p>429744</text:p>
          </table:table-cell>
          <table:table-cell office:value-type="float" office:value="430402" calcext:value-type="float">
            <text:p>430402</text:p>
          </table:table-cell>
          <table:table-cell office:value-type="float" office:value="0.100662117295175" calcext:value-type="float">
            <text:p>0.100662117295175</text:p>
          </table:table-cell>
        </table:table-row>
        <table:table-row table:style-name="ro1">
          <table:table-cell office:value-type="float" office:value="336.260758739" calcext:value-type="float">
            <text:p>336.260758739</text:p>
          </table:table-cell>
          <table:table-cell office:value-type="float" office:value="429142" calcext:value-type="float">
            <text:p>429142</text:p>
          </table:table-cell>
          <table:table-cell office:value-type="float" office:value="429744" calcext:value-type="float">
            <text:p>429744</text:p>
          </table:table-cell>
          <table:table-cell office:value-type="float" office:value="0.100767789074235" calcext:value-type="float">
            <text:p>0.100767789074235</text:p>
          </table:table-cell>
        </table:table-row>
        <table:table-row table:style-name="ro1">
          <table:table-cell office:value-type="float" office:value="336.421930483" calcext:value-type="float">
            <text:p>336.421930483</text:p>
          </table:table-cell>
          <table:table-cell office:value-type="float" office:value="428629" calcext:value-type="float">
            <text:p>428629</text:p>
          </table:table-cell>
          <table:table-cell office:value-type="float" office:value="429142" calcext:value-type="float">
            <text:p>429142</text:p>
          </table:table-cell>
          <table:table-cell office:value-type="float" office:value="0.100846305046951" calcext:value-type="float">
            <text:p>0.100846305046951</text:p>
          </table:table-cell>
        </table:table-row>
        <table:table-row table:style-name="ro1">
          <table:table-cell office:value-type="float" office:value="336.572831177001" calcext:value-type="float">
            <text:p>336.572831177001</text:p>
          </table:table-cell>
          <table:table-cell office:value-type="float" office:value="428222" calcext:value-type="float">
            <text:p>428222</text:p>
          </table:table-cell>
          <table:table-cell office:value-type="float" office:value="428629" calcext:value-type="float">
            <text:p>428629</text:p>
          </table:table-cell>
          <table:table-cell office:value-type="float" office:value="0.100897085667059" calcext:value-type="float">
            <text:p>0.100897085667059</text:p>
          </table:table-cell>
        </table:table-row>
        <table:table-row table:style-name="ro1">
          <table:table-cell office:value-type="float" office:value="336.723498288" calcext:value-type="float">
            <text:p>336.723498288</text:p>
          </table:table-cell>
          <table:table-cell office:value-type="float" office:value="427890" calcext:value-type="float">
            <text:p>427890</text:p>
          </table:table-cell>
          <table:table-cell office:value-type="float" office:value="428222" calcext:value-type="float">
            <text:p>428222</text:p>
          </table:table-cell>
          <table:table-cell office:value-type="float" office:value="0.100931699449224" calcext:value-type="float">
            <text:p>0.100931699449224</text:p>
          </table:table-cell>
        </table:table-row>
        <table:table-row table:style-name="ro1">
          <table:table-cell office:value-type="float" office:value="336.879108328" calcext:value-type="float">
            <text:p>336.879108328</text:p>
          </table:table-cell>
          <table:table-cell office:value-type="float" office:value="427630" calcext:value-type="float">
            <text:p>427630</text:p>
          </table:table-cell>
          <table:table-cell office:value-type="float" office:value="427890" calcext:value-type="float">
            <text:p>427890</text:p>
          </table:table-cell>
          <table:table-cell office:value-type="float" office:value="0.100947379761399" calcext:value-type="float">
            <text:p>0.100947379761399</text:p>
          </table:table-cell>
        </table:table-row>
        <table:table-row table:style-name="ro1">
          <table:table-cell office:value-type="float" office:value="337.033393245" calcext:value-type="float">
            <text:p>337.033393245</text:p>
          </table:table-cell>
          <table:table-cell office:value-type="float" office:value="427460" calcext:value-type="float">
            <text:p>427460</text:p>
          </table:table-cell>
          <table:table-cell office:value-type="float" office:value="427630" calcext:value-type="float">
            <text:p>427630</text:p>
          </table:table-cell>
          <table:table-cell office:value-type="float" office:value="0.100953924005139" calcext:value-type="float">
            <text:p>0.100953924005139</text:p>
          </table:table-cell>
        </table:table-row>
        <table:table-row table:style-name="ro1">
          <table:table-cell office:value-type="float" office:value="337.183542011" calcext:value-type="float">
            <text:p>337.183542011</text:p>
          </table:table-cell>
          <table:table-cell office:value-type="float" office:value="427380" calcext:value-type="float">
            <text:p>427380</text:p>
          </table:table-cell>
          <table:table-cell office:value-type="float" office:value="427460" calcext:value-type="float">
            <text:p>427460</text:p>
          </table:table-cell>
          <table:table-cell office:value-type="float" office:value="0.100947170073806" calcext:value-type="float">
            <text:p>0.100947170073806</text:p>
          </table:table-cell>
        </table:table-row>
        <table:table-row table:style-name="ro1">
          <table:table-cell office:value-type="float" office:value="337.38912635" calcext:value-type="float">
            <text:p>337.38912635</text:p>
          </table:table-cell>
          <table:table-cell office:value-type="float" office:value="427413" calcext:value-type="float">
            <text:p>427413</text:p>
          </table:table-cell>
          <table:table-cell office:value-type="float" office:value="427380" calcext:value-type="float">
            <text:p>427380</text:p>
          </table:table-cell>
          <table:table-cell office:value-type="float" office:value="0.100929791828846" calcext:value-type="float">
            <text:p>0.100929791828846</text:p>
          </table:table-cell>
        </table:table-row>
        <table:table-row table:style-name="ro1">
          <table:table-cell office:value-type="float" office:value="337.547175365001" calcext:value-type="float">
            <text:p>337.547175365001</text:p>
          </table:table-cell>
          <table:table-cell office:value-type="float" office:value="427551" calcext:value-type="float">
            <text:p>427551</text:p>
          </table:table-cell>
          <table:table-cell office:value-type="float" office:value="427413" calcext:value-type="float">
            <text:p>427413</text:p>
          </table:table-cell>
          <table:table-cell office:value-type="float" office:value="0.100909907009933" calcext:value-type="float">
            <text:p>0.100909907009933</text:p>
          </table:table-cell>
        </table:table-row>
        <table:table-row table:style-name="ro1">
          <table:table-cell office:value-type="float" office:value="337.70532584" calcext:value-type="float">
            <text:p>337.70532584</text:p>
          </table:table-cell>
          <table:table-cell office:value-type="float" office:value="427788" calcext:value-type="float">
            <text:p>427788</text:p>
          </table:table-cell>
          <table:table-cell office:value-type="float" office:value="427551" calcext:value-type="float">
            <text:p>427551</text:p>
          </table:table-cell>
          <table:table-cell office:value-type="float" office:value="0.100882045347129" calcext:value-type="float">
            <text:p>0.100882045347129</text:p>
          </table:table-cell>
        </table:table-row>
        <table:table-row table:style-name="ro1">
          <table:table-cell office:value-type="float" office:value="337.859571328" calcext:value-type="float">
            <text:p>337.859571328</text:p>
          </table:table-cell>
          <table:table-cell office:value-type="float" office:value="428113" calcext:value-type="float">
            <text:p>428113</text:p>
          </table:table-cell>
          <table:table-cell office:value-type="float" office:value="427788" calcext:value-type="float">
            <text:p>427788</text:p>
          </table:table-cell>
          <table:table-cell office:value-type="float" office:value="0.100853784425851" calcext:value-type="float">
            <text:p>0.100853784425851</text:p>
          </table:table-cell>
        </table:table-row>
        <table:table-row table:style-name="ro1">
          <table:table-cell office:value-type="float" office:value="338.020777353" calcext:value-type="float">
            <text:p>338.020777353</text:p>
          </table:table-cell>
          <table:table-cell office:value-type="float" office:value="428551" calcext:value-type="float">
            <text:p>428551</text:p>
          </table:table-cell>
          <table:table-cell office:value-type="float" office:value="428113" calcext:value-type="float">
            <text:p>428113</text:p>
          </table:table-cell>
          <table:table-cell office:value-type="float" office:value="0.100819243116636" calcext:value-type="float">
            <text:p>0.100819243116636</text:p>
          </table:table-cell>
        </table:table-row>
        <table:table-row table:style-name="ro1">
          <table:table-cell office:value-type="float" office:value="338.171886650001" calcext:value-type="float">
            <text:p>338.171886650001</text:p>
          </table:table-cell>
          <table:table-cell office:value-type="float" office:value="429049" calcext:value-type="float">
            <text:p>429049</text:p>
          </table:table-cell>
          <table:table-cell office:value-type="float" office:value="428551" calcext:value-type="float">
            <text:p>428551</text:p>
          </table:table-cell>
          <table:table-cell office:value-type="float" office:value="0.100779691622637" calcext:value-type="float">
            <text:p>0.100779691622637</text:p>
          </table:table-cell>
        </table:table-row>
        <table:table-row table:style-name="ro1">
          <table:table-cell office:value-type="float" office:value="338.328194318" calcext:value-type="float">
            <text:p>338.328194318</text:p>
          </table:table-cell>
          <table:table-cell office:value-type="float" office:value="429651" calcext:value-type="float">
            <text:p>429651</text:p>
          </table:table-cell>
          <table:table-cell office:value-type="float" office:value="429049" calcext:value-type="float">
            <text:p>429049</text:p>
          </table:table-cell>
          <table:table-cell office:value-type="float" office:value="0.100742096493376" calcext:value-type="float">
            <text:p>0.100742096493376</text:p>
          </table:table-cell>
        </table:table-row>
        <table:table-row table:style-name="ro1">
          <table:table-cell office:value-type="float" office:value="338.486646378001" calcext:value-type="float">
            <text:p>338.486646378001</text:p>
          </table:table-cell>
          <table:table-cell office:value-type="float" office:value="430347" calcext:value-type="float">
            <text:p>430347</text:p>
          </table:table-cell>
          <table:table-cell office:value-type="float" office:value="429651" calcext:value-type="float">
            <text:p>429651</text:p>
          </table:table-cell>
          <table:table-cell office:value-type="float" office:value="0.100700123084707" calcext:value-type="float">
            <text:p>0.100700123084707</text:p>
          </table:table-cell>
        </table:table-row>
        <table:table-row table:style-name="ro1">
          <table:table-cell office:value-type="float" office:value="338.641239150001" calcext:value-type="float">
            <text:p>338.641239150001</text:p>
          </table:table-cell>
          <table:table-cell office:value-type="float" office:value="431103" calcext:value-type="float">
            <text:p>431103</text:p>
          </table:table-cell>
          <table:table-cell office:value-type="float" office:value="430347" calcext:value-type="float">
            <text:p>430347</text:p>
          </table:table-cell>
          <table:table-cell office:value-type="float" office:value="0.100660600980328" calcext:value-type="float">
            <text:p>0.100660600980328</text:p>
          </table:table-cell>
        </table:table-row>
        <table:table-row table:style-name="ro1">
          <table:table-cell office:value-type="float" office:value="338.79056414" calcext:value-type="float">
            <text:p>338.79056414</text:p>
          </table:table-cell>
          <table:table-cell office:value-type="float" office:value="431901" calcext:value-type="float">
            <text:p>431901</text:p>
          </table:table-cell>
          <table:table-cell office:value-type="float" office:value="431103" calcext:value-type="float">
            <text:p>431103</text:p>
          </table:table-cell>
          <table:table-cell office:value-type="float" office:value="0.100617107076729" calcext:value-type="float">
            <text:p>0.100617107076729</text:p>
          </table:table-cell>
        </table:table-row>
        <table:table-row table:style-name="ro1">
          <table:table-cell office:value-type="float" office:value="338.952022339" calcext:value-type="float">
            <text:p>338.952022339</text:p>
          </table:table-cell>
          <table:table-cell office:value-type="float" office:value="432832" calcext:value-type="float">
            <text:p>432832</text:p>
          </table:table-cell>
          <table:table-cell office:value-type="float" office:value="431901" calcext:value-type="float">
            <text:p>431901</text:p>
          </table:table-cell>
          <table:table-cell office:value-type="float" office:value="0.100576379104975" calcext:value-type="float">
            <text:p>0.100576379104975</text:p>
          </table:table-cell>
        </table:table-row>
        <table:table-row table:style-name="ro1">
          <table:table-cell office:value-type="float" office:value="339.104896354001" calcext:value-type="float">
            <text:p>339.104896354001</text:p>
          </table:table-cell>
          <table:table-cell office:value-type="float" office:value="433772" calcext:value-type="float">
            <text:p>433772</text:p>
          </table:table-cell>
          <table:table-cell office:value-type="float" office:value="432832" calcext:value-type="float">
            <text:p>432832</text:p>
          </table:table-cell>
          <table:table-cell office:value-type="float" office:value="0.100531941536636" calcext:value-type="float">
            <text:p>0.100531941536636</text:p>
          </table:table-cell>
        </table:table-row>
        <table:table-row table:style-name="ro1">
          <table:table-cell office:value-type="float" office:value="339.260595207001" calcext:value-type="float">
            <text:p>339.260595207001</text:p>
          </table:table-cell>
          <table:table-cell office:value-type="float" office:value="434780" calcext:value-type="float">
            <text:p>434780</text:p>
          </table:table-cell>
          <table:table-cell office:value-type="float" office:value="433772" calcext:value-type="float">
            <text:p>433772</text:p>
          </table:table-cell>
          <table:table-cell office:value-type="float" office:value="0.100484550279456" calcext:value-type="float">
            <text:p>0.100484550279456</text:p>
          </table:table-cell>
        </table:table-row>
        <table:table-row table:style-name="ro1">
          <table:table-cell office:value-type="float" office:value="339.42438106" calcext:value-type="float">
            <text:p>339.42438106</text:p>
          </table:table-cell>
          <table:table-cell office:value-type="float" office:value="435885" calcext:value-type="float">
            <text:p>435885</text:p>
          </table:table-cell>
          <table:table-cell office:value-type="float" office:value="434780" calcext:value-type="float">
            <text:p>434780</text:p>
          </table:table-cell>
          <table:table-cell office:value-type="float" office:value="0.100440721910383" calcext:value-type="float">
            <text:p>0.100440721910383</text:p>
          </table:table-cell>
        </table:table-row>
        <table:table-row table:style-name="ro1">
          <table:table-cell office:value-type="float" office:value="339.589161532001" calcext:value-type="float">
            <text:p>339.589161532001</text:p>
          </table:table-cell>
          <table:table-cell office:value-type="float" office:value="437036" calcext:value-type="float">
            <text:p>437036</text:p>
          </table:table-cell>
          <table:table-cell office:value-type="float" office:value="435885" calcext:value-type="float">
            <text:p>435885</text:p>
          </table:table-cell>
          <table:table-cell office:value-type="float" office:value="0.100393838948878" calcext:value-type="float">
            <text:p>0.100393838948878</text:p>
          </table:table-cell>
        </table:table-row>
        <table:table-row table:style-name="ro1">
          <table:table-cell office:value-type="float" office:value="339.750976046001" calcext:value-type="float">
            <text:p>339.750976046001</text:p>
          </table:table-cell>
          <table:table-cell office:value-type="float" office:value="438192" calcext:value-type="float">
            <text:p>438192</text:p>
          </table:table-cell>
          <table:table-cell office:value-type="float" office:value="437036" calcext:value-type="float">
            <text:p>437036</text:p>
          </table:table-cell>
          <table:table-cell office:value-type="float" office:value="0.100350427670594" calcext:value-type="float">
            <text:p>0.100350427670594</text:p>
          </table:table-cell>
        </table:table-row>
        <table:table-row table:style-name="ro1">
          <table:table-cell office:value-type="float" office:value="339.91286579" calcext:value-type="float">
            <text:p>339.91286579</text:p>
          </table:table-cell>
          <table:table-cell office:value-type="float" office:value="439365" calcext:value-type="float">
            <text:p>439365</text:p>
          </table:table-cell>
          <table:table-cell office:value-type="float" office:value="438192" calcext:value-type="float">
            <text:p>438192</text:p>
          </table:table-cell>
          <table:table-cell office:value-type="float" office:value="0.100303899262505" calcext:value-type="float">
            <text:p>0.100303899262505</text:p>
          </table:table-cell>
        </table:table-row>
        <table:table-row table:style-name="ro1">
          <table:table-cell office:value-type="float" office:value="340.031467841" calcext:value-type="float">
            <text:p>340.031467841</text:p>
          </table:table-cell>
          <table:table-cell office:value-type="float" office:value="440229" calcext:value-type="float">
            <text:p>440229</text:p>
          </table:table-cell>
          <table:table-cell office:value-type="float" office:value="439365" calcext:value-type="float">
            <text:p>439365</text:p>
          </table:table-cell>
          <table:table-cell office:value-type="float" office:value="0.100260782053513" calcext:value-type="float">
            <text:p>0.100260782053513</text:p>
          </table:table-cell>
        </table:table-row>
        <table:table-row table:style-name="ro1">
          <table:table-cell office:value-type="float" office:value="340.208191901001" calcext:value-type="float">
            <text:p>340.208191901001</text:p>
          </table:table-cell>
          <table:table-cell office:value-type="float" office:value="441512" calcext:value-type="float">
            <text:p>441512</text:p>
          </table:table-cell>
          <table:table-cell office:value-type="float" office:value="440229" calcext:value-type="float">
            <text:p>440229</text:p>
          </table:table-cell>
          <table:table-cell office:value-type="float" office:value="0.100214509726365" calcext:value-type="float">
            <text:p>0.100214509726365</text:p>
          </table:table-cell>
        </table:table-row>
        <table:table-row table:style-name="ro1">
          <table:table-cell office:value-type="float" office:value="340.371840153" calcext:value-type="float">
            <text:p>340.371840153</text:p>
          </table:table-cell>
          <table:table-cell office:value-type="float" office:value="442686" calcext:value-type="float">
            <text:p>442686</text:p>
          </table:table-cell>
          <table:table-cell office:value-type="float" office:value="441512" calcext:value-type="float">
            <text:p>441512</text:p>
          </table:table-cell>
          <table:table-cell office:value-type="float" office:value="0.100165727157746" calcext:value-type="float">
            <text:p>0.100165727157746</text:p>
          </table:table-cell>
        </table:table-row>
        <table:table-row table:style-name="ro1">
          <table:table-cell office:value-type="float" office:value="340.529639308001" calcext:value-type="float">
            <text:p>340.529639308001</text:p>
          </table:table-cell>
          <table:table-cell office:value-type="float" office:value="443796" calcext:value-type="float">
            <text:p>443796</text:p>
          </table:table-cell>
          <table:table-cell office:value-type="float" office:value="442686" calcext:value-type="float">
            <text:p>442686</text:p>
          </table:table-cell>
          <table:table-cell office:value-type="float" office:value="0.100120823936661" calcext:value-type="float">
            <text:p>0.100120823936661</text:p>
          </table:table-cell>
        </table:table-row>
        <table:table-row table:style-name="ro1">
          <table:table-cell office:value-type="float" office:value="340.685909269" calcext:value-type="float">
            <text:p>340.685909269</text:p>
          </table:table-cell>
          <table:table-cell office:value-type="float" office:value="444863" calcext:value-type="float">
            <text:p>444863</text:p>
          </table:table-cell>
          <table:table-cell office:value-type="float" office:value="443796" calcext:value-type="float">
            <text:p>443796</text:p>
          </table:table-cell>
          <table:table-cell office:value-type="float" office:value="0.100073157386697" calcext:value-type="float">
            <text:p>0.100073157386697</text:p>
          </table:table-cell>
        </table:table-row>
        <table:table-row table:style-name="ro1">
          <table:table-cell office:value-type="float" office:value="340.846008696" calcext:value-type="float">
            <text:p>340.846008696</text:p>
          </table:table-cell>
          <table:table-cell office:value-type="float" office:value="445914" calcext:value-type="float">
            <text:p>445914</text:p>
          </table:table-cell>
          <table:table-cell office:value-type="float" office:value="444863" calcext:value-type="float">
            <text:p>444863</text:p>
          </table:table-cell>
          <table:table-cell office:value-type="float" office:value="0.100029157333733" calcext:value-type="float">
            <text:p>0.100029157333733</text:p>
          </table:table-cell>
        </table:table-row>
        <table:table-row table:style-name="ro1">
          <table:table-cell office:value-type="float" office:value="341.013433696" calcext:value-type="float">
            <text:p>341.013433696</text:p>
          </table:table-cell>
          <table:table-cell office:value-type="float" office:value="446959" calcext:value-type="float">
            <text:p>446959</text:p>
          </table:table-cell>
          <table:table-cell office:value-type="float" office:value="445914" calcext:value-type="float">
            <text:p>445914</text:p>
          </table:table-cell>
          <table:table-cell office:value-type="float" office:value="0.0999822339973065" calcext:value-type="float">
            <text:p>0.0999822339973065</text:p>
          </table:table-cell>
        </table:table-row>
        <table:table-row table:style-name="ro1">
          <table:table-cell office:value-type="float" office:value="341.174358462001" calcext:value-type="float">
            <text:p>341.174358462001</text:p>
          </table:table-cell>
          <table:table-cell office:value-type="float" office:value="447901" calcext:value-type="float">
            <text:p>447901</text:p>
          </table:table-cell>
          <table:table-cell office:value-type="float" office:value="446959" calcext:value-type="float">
            <text:p>446959</text:p>
          </table:table-cell>
          <table:table-cell office:value-type="float" office:value="0.0999329857898077" calcext:value-type="float">
            <text:p>0.0999329857898077</text:p>
          </table:table-cell>
        </table:table-row>
        <table:table-row table:style-name="ro1">
          <table:table-cell office:value-type="float" office:value="341.33949156" calcext:value-type="float">
            <text:p>341.33949156</text:p>
          </table:table-cell>
          <table:table-cell office:value-type="float" office:value="448796" calcext:value-type="float">
            <text:p>448796</text:p>
          </table:table-cell>
          <table:table-cell office:value-type="float" office:value="447901" calcext:value-type="float">
            <text:p>447901</text:p>
          </table:table-cell>
          <table:table-cell office:value-type="float" office:value="0.0998877376054532" calcext:value-type="float">
            <text:p>0.0998877376054532</text:p>
          </table:table-cell>
        </table:table-row>
        <table:table-row table:style-name="ro1">
          <table:table-cell office:value-type="float" office:value="341.504164193" calcext:value-type="float">
            <text:p>341.504164193</text:p>
          </table:table-cell>
          <table:table-cell office:value-type="float" office:value="449609" calcext:value-type="float">
            <text:p>449609</text:p>
          </table:table-cell>
          <table:table-cell office:value-type="float" office:value="448796" calcext:value-type="float">
            <text:p>448796</text:p>
          </table:table-cell>
          <table:table-cell office:value-type="float" office:value="0.0998398501078092" calcext:value-type="float">
            <text:p>0.0998398501078092</text:p>
          </table:table-cell>
        </table:table-row>
        <table:table-row table:style-name="ro1">
          <table:table-cell office:value-type="float" office:value="341.667168041" calcext:value-type="float">
            <text:p>341.667168041</text:p>
          </table:table-cell>
          <table:table-cell office:value-type="float" office:value="450328" calcext:value-type="float">
            <text:p>450328</text:p>
          </table:table-cell>
          <table:table-cell office:value-type="float" office:value="449609" calcext:value-type="float">
            <text:p>449609</text:p>
          </table:table-cell>
          <table:table-cell office:value-type="float" office:value="0.0997898648548472" calcext:value-type="float">
            <text:p>0.0997898648548472</text:p>
          </table:table-cell>
        </table:table-row>
        <table:table-row table:style-name="ro1">
          <table:table-cell office:value-type="float" office:value="341.825642014001" calcext:value-type="float">
            <text:p>341.825642014001</text:p>
          </table:table-cell>
          <table:table-cell office:value-type="float" office:value="450941" calcext:value-type="float">
            <text:p>450941</text:p>
          </table:table-cell>
          <table:table-cell office:value-type="float" office:value="450328" calcext:value-type="float">
            <text:p>450328</text:p>
          </table:table-cell>
          <table:table-cell office:value-type="float" office:value="0.0997440441532775" calcext:value-type="float">
            <text:p>0.0997440441532775</text:p>
          </table:table-cell>
        </table:table-row>
        <table:table-row table:style-name="ro1">
          <table:table-cell office:value-type="float" office:value="341.990925383" calcext:value-type="float">
            <text:p>341.990925383</text:p>
          </table:table-cell>
          <table:table-cell office:value-type="float" office:value="451483" calcext:value-type="float">
            <text:p>451483</text:p>
          </table:table-cell>
          <table:table-cell office:value-type="float" office:value="450941" calcext:value-type="float">
            <text:p>450941</text:p>
          </table:table-cell>
          <table:table-cell office:value-type="float" office:value="0.0996957328350598" calcext:value-type="float">
            <text:p>0.0996957328350598</text:p>
          </table:table-cell>
        </table:table-row>
        <table:table-row table:style-name="ro1">
          <table:table-cell office:value-type="float" office:value="342.152226764" calcext:value-type="float">
            <text:p>342.152226764</text:p>
          </table:table-cell>
          <table:table-cell office:value-type="float" office:value="451914" calcext:value-type="float">
            <text:p>451914</text:p>
          </table:table-cell>
          <table:table-cell office:value-type="float" office:value="451483" calcext:value-type="float">
            <text:p>451483</text:p>
          </table:table-cell>
          <table:table-cell office:value-type="float" office:value="0.0996512615167313" calcext:value-type="float">
            <text:p>0.0996512615167313</text:p>
          </table:table-cell>
        </table:table-row>
        <table:table-row table:style-name="ro1">
          <table:table-cell office:value-type="float" office:value="342.308030631" calcext:value-type="float">
            <text:p>342.308030631</text:p>
          </table:table-cell>
          <table:table-cell office:value-type="float" office:value="452235" calcext:value-type="float">
            <text:p>452235</text:p>
          </table:table-cell>
          <table:table-cell office:value-type="float" office:value="451914" calcext:value-type="float">
            <text:p>451914</text:p>
          </table:table-cell>
          <table:table-cell office:value-type="float" office:value="0.0996040501490576" calcext:value-type="float">
            <text:p>0.0996040501490576</text:p>
          </table:table-cell>
        </table:table-row>
        <table:table-row table:style-name="ro1">
          <table:table-cell office:value-type="float" office:value="342.465418925" calcext:value-type="float">
            <text:p>342.465418925</text:p>
          </table:table-cell>
          <table:table-cell office:value-type="float" office:value="452463" calcext:value-type="float">
            <text:p>452463</text:p>
          </table:table-cell>
          <table:table-cell office:value-type="float" office:value="452235" calcext:value-type="float">
            <text:p>452235</text:p>
          </table:table-cell>
          <table:table-cell office:value-type="float" office:value="0.0995546603413384" calcext:value-type="float">
            <text:p>0.0995546603413384</text:p>
          </table:table-cell>
        </table:table-row>
        <table:table-row table:style-name="ro1">
          <table:table-cell office:value-type="float" office:value="342.61991371" calcext:value-type="float">
            <text:p>342.61991371</text:p>
          </table:table-cell>
          <table:table-cell office:value-type="float" office:value="452591" calcext:value-type="float">
            <text:p>452591</text:p>
          </table:table-cell>
          <table:table-cell office:value-type="float" office:value="452463" calcext:value-type="float">
            <text:p>452463</text:p>
          </table:table-cell>
          <table:table-cell office:value-type="float" office:value="0.0995093432307102" calcext:value-type="float">
            <text:p>0.0995093432307102</text:p>
          </table:table-cell>
        </table:table-row>
        <table:table-row table:style-name="ro1">
          <table:table-cell office:value-type="float" office:value="342.782920338001" calcext:value-type="float">
            <text:p>342.782920338001</text:p>
          </table:table-cell>
          <table:table-cell office:value-type="float" office:value="452625" calcext:value-type="float">
            <text:p>452625</text:p>
          </table:table-cell>
          <table:table-cell office:value-type="float" office:value="452591" calcext:value-type="float">
            <text:p>452591</text:p>
          </table:table-cell>
          <table:table-cell office:value-type="float" office:value="0.0994614891831083" calcext:value-type="float">
            <text:p>0.0994614891831083</text:p>
          </table:table-cell>
        </table:table-row>
        <table:table-row table:style-name="ro1">
          <table:table-cell office:value-type="float" office:value="342.939533554" calcext:value-type="float">
            <text:p>342.939533554</text:p>
          </table:table-cell>
          <table:table-cell office:value-type="float" office:value="452560" calcext:value-type="float">
            <text:p>452560</text:p>
          </table:table-cell>
          <table:table-cell office:value-type="float" office:value="452625" calcext:value-type="float">
            <text:p>452625</text:p>
          </table:table-cell>
          <table:table-cell office:value-type="float" office:value="0.0994174108444435" calcext:value-type="float">
            <text:p>0.0994174108444435</text:p>
          </table:table-cell>
        </table:table-row>
        <table:table-row table:style-name="ro1">
          <table:table-cell office:value-type="float" office:value="343.068951873001" calcext:value-type="float">
            <text:p>343.068951873001</text:p>
          </table:table-cell>
          <table:table-cell office:value-type="float" office:value="452436" calcext:value-type="float">
            <text:p>452436</text:p>
          </table:table-cell>
          <table:table-cell office:value-type="float" office:value="452560" calcext:value-type="float">
            <text:p>452560</text:p>
          </table:table-cell>
          <table:table-cell office:value-type="float" office:value="0.0993705681154614" calcext:value-type="float">
            <text:p>0.0993705681154614</text:p>
          </table:table-cell>
        </table:table-row>
        <table:table-row table:style-name="ro1">
          <table:table-cell office:value-type="float" office:value="343.244223672001" calcext:value-type="float">
            <text:p>343.244223672001</text:p>
          </table:table-cell>
          <table:table-cell office:value-type="float" office:value="452170" calcext:value-type="float">
            <text:p>452170</text:p>
          </table:table-cell>
          <table:table-cell office:value-type="float" office:value="452436" calcext:value-type="float">
            <text:p>452436</text:p>
          </table:table-cell>
          <table:table-cell office:value-type="float" office:value="0.0993273089688929" calcext:value-type="float">
            <text:p>0.0993273089688929</text:p>
          </table:table-cell>
        </table:table-row>
        <table:table-row table:style-name="ro1">
          <table:table-cell office:value-type="float" office:value="343.412469543" calcext:value-type="float">
            <text:p>343.412469543</text:p>
          </table:table-cell>
          <table:table-cell office:value-type="float" office:value="451813" calcext:value-type="float">
            <text:p>451813</text:p>
          </table:table-cell>
          <table:table-cell office:value-type="float" office:value="452170" calcext:value-type="float">
            <text:p>452170</text:p>
          </table:table-cell>
          <table:table-cell office:value-type="float" office:value="0.0992811418413924" calcext:value-type="float">
            <text:p>0.0992811418413924</text:p>
          </table:table-cell>
        </table:table-row>
        <table:table-row table:style-name="ro1">
          <table:table-cell office:value-type="float" office:value="343.5660527" calcext:value-type="float">
            <text:p>343.5660527</text:p>
          </table:table-cell>
          <table:table-cell office:value-type="float" office:value="451405" calcext:value-type="float">
            <text:p>451405</text:p>
          </table:table-cell>
          <table:table-cell office:value-type="float" office:value="451813" calcext:value-type="float">
            <text:p>451813</text:p>
          </table:table-cell>
          <table:table-cell office:value-type="float" office:value="0.099232661798194" calcext:value-type="float">
            <text:p>0.099232661798194</text:p>
          </table:table-cell>
        </table:table-row>
        <table:table-row table:style-name="ro1">
          <table:table-cell office:value-type="float" office:value="343.724436624" calcext:value-type="float">
            <text:p>343.724436624</text:p>
          </table:table-cell>
          <table:table-cell office:value-type="float" office:value="450908" calcext:value-type="float">
            <text:p>450908</text:p>
          </table:table-cell>
          <table:table-cell office:value-type="float" office:value="451405" calcext:value-type="float">
            <text:p>451405</text:p>
          </table:table-cell>
          <table:table-cell office:value-type="float" office:value="0.099188109636575" calcext:value-type="float">
            <text:p>0.099188109636575</text:p>
          </table:table-cell>
        </table:table-row>
        <table:table-row table:style-name="ro1">
          <table:table-cell office:value-type="float" office:value="343.879649537001" calcext:value-type="float">
            <text:p>343.879649537001</text:p>
          </table:table-cell>
          <table:table-cell office:value-type="float" office:value="450351" calcext:value-type="float">
            <text:p>450351</text:p>
          </table:table-cell>
          <table:table-cell office:value-type="float" office:value="450908" calcext:value-type="float">
            <text:p>450908</text:p>
          </table:table-cell>
          <table:table-cell office:value-type="float" office:value="0.099140941725558" calcext:value-type="float">
            <text:p>0.099140941725558</text:p>
          </table:table-cell>
        </table:table-row>
        <table:table-row table:style-name="ro1">
          <table:table-cell office:value-type="float" office:value="344.043736017001" calcext:value-type="float">
            <text:p>344.043736017001</text:p>
          </table:table-cell>
          <table:table-cell office:value-type="float" office:value="449697" calcext:value-type="float">
            <text:p>449697</text:p>
          </table:table-cell>
          <table:table-cell office:value-type="float" office:value="450351" calcext:value-type="float">
            <text:p>450351</text:p>
          </table:table-cell>
          <table:table-cell office:value-type="float" office:value="0.0990974493362218" calcext:value-type="float">
            <text:p>0.0990974493362218</text:p>
          </table:table-cell>
        </table:table-row>
        <table:table-row table:style-name="ro1">
          <table:table-cell office:value-type="float" office:value="344.200407464001" calcext:value-type="float">
            <text:p>344.200407464001</text:p>
          </table:table-cell>
          <table:table-cell office:value-type="float" office:value="449015" calcext:value-type="float">
            <text:p>449015</text:p>
          </table:table-cell>
          <table:table-cell office:value-type="float" office:value="449697" calcext:value-type="float">
            <text:p>449697</text:p>
          </table:table-cell>
          <table:table-cell office:value-type="float" office:value="0.0990511493497568" calcext:value-type="float">
            <text:p>0.0990511493497568</text:p>
          </table:table-cell>
        </table:table-row>
        <table:table-row table:style-name="ro1">
          <table:table-cell office:value-type="float" office:value="344.36399107" calcext:value-type="float">
            <text:p>344.36399107</text:p>
          </table:table-cell>
          <table:table-cell office:value-type="float" office:value="448254" calcext:value-type="float">
            <text:p>448254</text:p>
          </table:table-cell>
          <table:table-cell office:value-type="float" office:value="449015" calcext:value-type="float">
            <text:p>449015</text:p>
          </table:table-cell>
          <table:table-cell office:value-type="float" office:value="0.0990026166608574" calcext:value-type="float">
            <text:p>0.0990026166608574</text:p>
          </table:table-cell>
        </table:table-row>
        <table:table-row table:style-name="ro1">
          <table:table-cell office:value-type="float" office:value="344.469770839" calcext:value-type="float">
            <text:p>344.469770839</text:p>
          </table:table-cell>
          <table:table-cell office:value-type="float" office:value="447740" calcext:value-type="float">
            <text:p>447740</text:p>
          </table:table-cell>
          <table:table-cell office:value-type="float" office:value="448254" calcext:value-type="float">
            <text:p>448254</text:p>
          </table:table-cell>
          <table:table-cell office:value-type="float" office:value="0.0989580491683141" calcext:value-type="float">
            <text:p>0.0989580491683141</text:p>
          </table:table-cell>
        </table:table-row>
        <table:table-row table:style-name="ro1">
          <table:table-cell office:value-type="float" office:value="344.630596108001" calcext:value-type="float">
            <text:p>344.630596108001</text:p>
          </table:table-cell>
          <table:table-cell office:value-type="float" office:value="446930" calcext:value-type="float">
            <text:p>446930</text:p>
          </table:table-cell>
          <table:table-cell office:value-type="float" office:value="447740" calcext:value-type="float">
            <text:p>447740</text:p>
          </table:table-cell>
          <table:table-cell office:value-type="float" office:value="0.0989166571679362" calcext:value-type="float">
            <text:p>0.0989166571679362</text:p>
          </table:table-cell>
        </table:table-row>
        <table:table-row table:style-name="ro1">
          <table:table-cell office:value-type="float" office:value="344.794812321001" calcext:value-type="float">
            <text:p>344.794812321001</text:p>
          </table:table-cell>
          <table:table-cell office:value-type="float" office:value="446080" calcext:value-type="float">
            <text:p>446080</text:p>
          </table:table-cell>
          <table:table-cell office:value-type="float" office:value="446930" calcext:value-type="float">
            <text:p>446930</text:p>
          </table:table-cell>
          <table:table-cell office:value-type="float" office:value="0.0988720775485725" calcext:value-type="float">
            <text:p>0.0988720775485725</text:p>
          </table:table-cell>
        </table:table-row>
        <table:table-row table:style-name="ro1">
          <table:table-cell office:value-type="float" office:value="344.957518708" calcext:value-type="float">
            <text:p>344.957518708</text:p>
          </table:table-cell>
          <table:table-cell office:value-type="float" office:value="445224" calcext:value-type="float">
            <text:p>445224</text:p>
          </table:table-cell>
          <table:table-cell office:value-type="float" office:value="446080" calcext:value-type="float">
            <text:p>446080</text:p>
          </table:table-cell>
          <table:table-cell office:value-type="float" office:value="0.0988306858345632" calcext:value-type="float">
            <text:p>0.0988306858345632</text:p>
          </table:table-cell>
        </table:table-row>
        <table:table-row table:style-name="ro1">
          <table:table-cell office:value-type="float" office:value="345.112687632" calcext:value-type="float">
            <text:p>345.112687632</text:p>
          </table:table-cell>
          <table:table-cell office:value-type="float" office:value="444405" calcext:value-type="float">
            <text:p>444405</text:p>
          </table:table-cell>
          <table:table-cell office:value-type="float" office:value="445224" calcext:value-type="float">
            <text:p>445224</text:p>
          </table:table-cell>
          <table:table-cell office:value-type="float" office:value="0.0987861263938686" calcext:value-type="float">
            <text:p>0.0987861263938686</text:p>
          </table:table-cell>
        </table:table-row>
        <table:table-row table:style-name="ro1">
          <table:table-cell office:value-type="float" office:value="345.275705523" calcext:value-type="float">
            <text:p>345.275705523</text:p>
          </table:table-cell>
          <table:table-cell office:value-type="float" office:value="443552" calcext:value-type="float">
            <text:p>443552</text:p>
          </table:table-cell>
          <table:table-cell office:value-type="float" office:value="444405" calcext:value-type="float">
            <text:p>444405</text:p>
          </table:table-cell>
          <table:table-cell office:value-type="float" office:value="0.0993187561875587" calcext:value-type="float">
            <text:p>0.0993187561875587</text:p>
          </table:table-cell>
        </table:table-row>
        <table:table-row table:style-name="ro1">
          <table:table-cell office:value-type="float" office:value="345.429804147" calcext:value-type="float">
            <text:p>345.429804147</text:p>
          </table:table-cell>
          <table:table-cell office:value-type="float" office:value="442761" calcext:value-type="float">
            <text:p>442761</text:p>
          </table:table-cell>
          <table:table-cell office:value-type="float" office:value="443552" calcext:value-type="float">
            <text:p>443552</text:p>
          </table:table-cell>
          <table:table-cell office:value-type="float" office:value="0.0997389806092762" calcext:value-type="float">
            <text:p>0.0997389806092762</text:p>
          </table:table-cell>
        </table:table-row>
        <table:table-row table:style-name="ro1">
          <table:table-cell office:value-type="float" office:value="345.595563166001" calcext:value-type="float">
            <text:p>345.595563166001</text:p>
          </table:table-cell>
          <table:table-cell office:value-type="float" office:value="441940" calcext:value-type="float">
            <text:p>441940</text:p>
          </table:table-cell>
          <table:table-cell office:value-type="float" office:value="442761" calcext:value-type="float">
            <text:p>442761</text:p>
          </table:table-cell>
          <table:table-cell office:value-type="float" office:value="0.100063411536364" calcext:value-type="float">
            <text:p>0.100063411536364</text:p>
          </table:table-cell>
        </table:table-row>
        <table:table-row table:style-name="ro1">
          <table:table-cell office:value-type="float" office:value="345.760786099" calcext:value-type="float">
            <text:p>345.760786099</text:p>
          </table:table-cell>
          <table:table-cell office:value-type="float" office:value="441160" calcext:value-type="float">
            <text:p>441160</text:p>
          </table:table-cell>
          <table:table-cell office:value-type="float" office:value="441940" calcext:value-type="float">
            <text:p>441940</text:p>
          </table:table-cell>
          <table:table-cell office:value-type="float" office:value="0.100311221269612" calcext:value-type="float">
            <text:p>0.100311221269612</text:p>
          </table:table-cell>
        </table:table-row>
        <table:table-row table:style-name="ro1">
          <table:table-cell office:value-type="float" office:value="345.975914263" calcext:value-type="float">
            <text:p>345.975914263</text:p>
          </table:table-cell>
          <table:table-cell office:value-type="float" office:value="440221" calcext:value-type="float">
            <text:p>440221</text:p>
          </table:table-cell>
          <table:table-cell office:value-type="float" office:value="441160" calcext:value-type="float">
            <text:p>441160</text:p>
          </table:table-cell>
          <table:table-cell office:value-type="float" office:value="0.100497747626045" calcext:value-type="float">
            <text:p>0.100497747626045</text:p>
          </table:table-cell>
        </table:table-row>
        <table:table-row table:style-name="ro1">
          <table:table-cell office:value-type="float" office:value="346.161495436" calcext:value-type="float">
            <text:p>346.161495436</text:p>
          </table:table-cell>
          <table:table-cell office:value-type="float" office:value="439494" calcext:value-type="float">
            <text:p>439494</text:p>
          </table:table-cell>
          <table:table-cell office:value-type="float" office:value="440221" calcext:value-type="float">
            <text:p>440221</text:p>
          </table:table-cell>
          <table:table-cell office:value-type="float" office:value="0.100635260835731" calcext:value-type="float">
            <text:p>0.100635260835731</text:p>
          </table:table-cell>
        </table:table-row>
        <table:table-row table:style-name="ro1">
          <table:table-cell office:value-type="float" office:value="346.328112574" calcext:value-type="float">
            <text:p>346.328112574</text:p>
          </table:table-cell>
          <table:table-cell office:value-type="float" office:value="438918" calcext:value-type="float">
            <text:p>438918</text:p>
          </table:table-cell>
          <table:table-cell office:value-type="float" office:value="439494" calcext:value-type="float">
            <text:p>439494</text:p>
          </table:table-cell>
          <table:table-cell office:value-type="float" office:value="0.100739422541417" calcext:value-type="float">
            <text:p>0.100739422541417</text:p>
          </table:table-cell>
        </table:table-row>
        <table:table-row table:style-name="ro1">
          <table:table-cell office:value-type="float" office:value="346.494477120001" calcext:value-type="float">
            <text:p>346.494477120001</text:p>
          </table:table-cell>
          <table:table-cell office:value-type="float" office:value="438424" calcext:value-type="float">
            <text:p>438424</text:p>
          </table:table-cell>
          <table:table-cell office:value-type="float" office:value="438918" calcext:value-type="float">
            <text:p>438918</text:p>
          </table:table-cell>
          <table:table-cell office:value-type="float" office:value="0.100811064318518" calcext:value-type="float">
            <text:p>0.100811064318518</text:p>
          </table:table-cell>
        </table:table-row>
        <table:table-row table:style-name="ro1">
          <table:table-cell office:value-type="float" office:value="346.660468182001" calcext:value-type="float">
            <text:p>346.660468182001</text:p>
          </table:table-cell>
          <table:table-cell office:value-type="float" office:value="438019" calcext:value-type="float">
            <text:p>438019</text:p>
          </table:table-cell>
          <table:table-cell office:value-type="float" office:value="438424" calcext:value-type="float">
            <text:p>438424</text:p>
          </table:table-cell>
          <table:table-cell office:value-type="float" office:value="0.10085670364881" calcext:value-type="float">
            <text:p>0.10085670364881</text:p>
          </table:table-cell>
        </table:table-row>
        <table:table-row table:style-name="ro1">
          <table:table-cell office:value-type="float" office:value="346.827556095001" calcext:value-type="float">
            <text:p>346.827556095001</text:p>
          </table:table-cell>
          <table:table-cell office:value-type="float" office:value="437706" calcext:value-type="float">
            <text:p>437706</text:p>
          </table:table-cell>
          <table:table-cell office:value-type="float" office:value="438019" calcext:value-type="float">
            <text:p>438019</text:p>
          </table:table-cell>
          <table:table-cell office:value-type="float" office:value="0.100887383121068" calcext:value-type="float">
            <text:p>0.100887383121068</text:p>
          </table:table-cell>
        </table:table-row>
        <table:table-row table:style-name="ro1">
          <table:table-cell office:value-type="float" office:value="346.99085147" calcext:value-type="float">
            <text:p>346.99085147</text:p>
          </table:table-cell>
          <table:table-cell office:value-type="float" office:value="437498" calcext:value-type="float">
            <text:p>437498</text:p>
          </table:table-cell>
          <table:table-cell office:value-type="float" office:value="437706" calcext:value-type="float">
            <text:p>437706</text:p>
          </table:table-cell>
          <table:table-cell office:value-type="float" office:value="0.100900272807786" calcext:value-type="float">
            <text:p>0.100900272807786</text:p>
          </table:table-cell>
        </table:table-row>
        <table:table-row table:style-name="ro1">
          <table:table-cell office:value-type="float" office:value="347.146480671" calcext:value-type="float">
            <text:p>347.146480671</text:p>
          </table:table-cell>
          <table:table-cell office:value-type="float" office:value="437392" calcext:value-type="float">
            <text:p>437392</text:p>
          </table:table-cell>
          <table:table-cell office:value-type="float" office:value="437498" calcext:value-type="float">
            <text:p>437498</text:p>
          </table:table-cell>
          <table:table-cell office:value-type="float" office:value="0.100904762652227" calcext:value-type="float">
            <text:p>0.100904762652227</text:p>
          </table:table-cell>
        </table:table-row>
        <table:table-row table:style-name="ro1">
          <table:table-cell office:value-type="float" office:value="347.306312542" calcext:value-type="float">
            <text:p>347.306312542</text:p>
          </table:table-cell>
          <table:table-cell office:value-type="float" office:value="437380" calcext:value-type="float">
            <text:p>437380</text:p>
          </table:table-cell>
          <table:table-cell office:value-type="float" office:value="437392" calcext:value-type="float">
            <text:p>437392</text:p>
          </table:table-cell>
          <table:table-cell office:value-type="float" office:value="0.100896720784605" calcext:value-type="float">
            <text:p>0.100896720784605</text:p>
          </table:table-cell>
        </table:table-row>
        <table:table-row table:style-name="ro1">
          <table:table-cell office:value-type="float" office:value="347.459423059" calcext:value-type="float">
            <text:p>347.459423059</text:p>
          </table:table-cell>
          <table:table-cell office:value-type="float" office:value="437462" calcext:value-type="float">
            <text:p>437462</text:p>
          </table:table-cell>
          <table:table-cell office:value-type="float" office:value="437380" calcext:value-type="float">
            <text:p>437380</text:p>
          </table:table-cell>
          <table:table-cell office:value-type="float" office:value="0.100884475446469" calcext:value-type="float">
            <text:p>0.100884475446469</text:p>
          </table:table-cell>
        </table:table-row>
        <table:table-row table:style-name="ro1">
          <table:table-cell office:value-type="float" office:value="347.610147772" calcext:value-type="float">
            <text:p>347.610147772</text:p>
          </table:table-cell>
          <table:table-cell office:value-type="float" office:value="437634" calcext:value-type="float">
            <text:p>437634</text:p>
          </table:table-cell>
          <table:table-cell office:value-type="float" office:value="437462" calcext:value-type="float">
            <text:p>437462</text:p>
          </table:table-cell>
          <table:table-cell office:value-type="float" office:value="0.100863065528496" calcext:value-type="float">
            <text:p>0.100863065528496</text:p>
          </table:table-cell>
        </table:table-row>
        <table:table-row table:style-name="ro1">
          <table:table-cell office:value-type="float" office:value="347.762844674" calcext:value-type="float">
            <text:p>347.762844674</text:p>
          </table:table-cell>
          <table:table-cell office:value-type="float" office:value="437898" calcext:value-type="float">
            <text:p>437898</text:p>
          </table:table-cell>
          <table:table-cell office:value-type="float" office:value="437634" calcext:value-type="float">
            <text:p>437634</text:p>
          </table:table-cell>
          <table:table-cell office:value-type="float" office:value="0.100834337314884" calcext:value-type="float">
            <text:p>0.100834337314884</text:p>
          </table:table-cell>
        </table:table-row>
        <table:table-row table:style-name="ro1">
          <table:table-cell office:value-type="float" office:value="347.921258063" calcext:value-type="float">
            <text:p>347.921258063</text:p>
          </table:table-cell>
          <table:table-cell office:value-type="float" office:value="438269" calcext:value-type="float">
            <text:p>438269</text:p>
          </table:table-cell>
          <table:table-cell office:value-type="float" office:value="437898" calcext:value-type="float">
            <text:p>437898</text:p>
          </table:table-cell>
          <table:table-cell office:value-type="float" office:value="0.10080555961025" calcext:value-type="float">
            <text:p>0.10080555961025</text:p>
          </table:table-cell>
        </table:table-row>
        <table:table-row table:style-name="ro1">
          <table:table-cell office:value-type="float" office:value="348.072244228" calcext:value-type="float">
            <text:p>348.072244228</text:p>
          </table:table-cell>
          <table:table-cell office:value-type="float" office:value="438711" calcext:value-type="float">
            <text:p>438711</text:p>
          </table:table-cell>
          <table:table-cell office:value-type="float" office:value="438269" calcext:value-type="float">
            <text:p>438269</text:p>
          </table:table-cell>
          <table:table-cell office:value-type="float" office:value="0.100770957176411" calcext:value-type="float">
            <text:p>0.100770957176411</text:p>
          </table:table-cell>
        </table:table-row>
        <table:table-row table:style-name="ro1">
          <table:table-cell office:value-type="float" office:value="348.233368244" calcext:value-type="float">
            <text:p>348.233368244</text:p>
          </table:table-cell>
          <table:table-cell office:value-type="float" office:value="439276" calcext:value-type="float">
            <text:p>439276</text:p>
          </table:table-cell>
          <table:table-cell office:value-type="float" office:value="438711" calcext:value-type="float">
            <text:p>438711</text:p>
          </table:table-cell>
          <table:table-cell office:value-type="float" office:value="0.100737490087206" calcext:value-type="float">
            <text:p>0.100737490087206</text:p>
          </table:table-cell>
        </table:table-row>
        <table:table-row table:style-name="ro1">
          <table:table-cell office:value-type="float" office:value="348.386453361" calcext:value-type="float">
            <text:p>348.386453361</text:p>
          </table:table-cell>
          <table:table-cell office:value-type="float" office:value="439897" calcext:value-type="float">
            <text:p>439897</text:p>
          </table:table-cell>
          <table:table-cell office:value-type="float" office:value="439276" calcext:value-type="float">
            <text:p>439276</text:p>
          </table:table-cell>
          <table:table-cell office:value-type="float" office:value="0.100699156103088" calcext:value-type="float">
            <text:p>0.100699156103088</text:p>
          </table:table-cell>
        </table:table-row>
        <table:table-row table:style-name="ro1">
          <table:table-cell office:value-type="float" office:value="348.544205854" calcext:value-type="float">
            <text:p>348.544205854</text:p>
          </table:table-cell>
          <table:table-cell office:value-type="float" office:value="440620" calcext:value-type="float">
            <text:p>440620</text:p>
          </table:table-cell>
          <table:table-cell office:value-type="float" office:value="439897" calcext:value-type="float">
            <text:p>439897</text:p>
          </table:table-cell>
          <table:table-cell office:value-type="float" office:value="0.100662713739449" calcext:value-type="float">
            <text:p>0.100662713739449</text:p>
          </table:table-cell>
        </table:table-row>
        <table:table-row table:style-name="ro1">
          <table:table-cell office:value-type="float" office:value="348.700721395" calcext:value-type="float">
            <text:p>348.700721395</text:p>
          </table:table-cell>
          <table:table-cell office:value-type="float" office:value="441414" calcext:value-type="float">
            <text:p>441414</text:p>
          </table:table-cell>
          <table:table-cell office:value-type="float" office:value="440620" calcext:value-type="float">
            <text:p>440620</text:p>
          </table:table-cell>
          <table:table-cell office:value-type="float" office:value="0.100622019441617" calcext:value-type="float">
            <text:p>0.100622019441617</text:p>
          </table:table-cell>
        </table:table-row>
        <table:table-row table:style-name="ro1">
          <table:table-cell office:value-type="float" office:value="348.900026067" calcext:value-type="float">
            <text:p>348.900026067</text:p>
          </table:table-cell>
          <table:table-cell office:value-type="float" office:value="442525" calcext:value-type="float">
            <text:p>442525</text:p>
          </table:table-cell>
          <table:table-cell office:value-type="float" office:value="441414" calcext:value-type="float">
            <text:p>441414</text:p>
          </table:table-cell>
          <table:table-cell office:value-type="float" office:value="0.100577936838434" calcext:value-type="float">
            <text:p>0.100577936838434</text:p>
          </table:table-cell>
        </table:table-row>
        <table:table-row table:style-name="ro1">
          <table:table-cell office:value-type="float" office:value="349.069378144" calcext:value-type="float">
            <text:p>349.069378144</text:p>
          </table:table-cell>
          <table:table-cell office:value-type="float" office:value="443549" calcext:value-type="float">
            <text:p>443549</text:p>
          </table:table-cell>
          <table:table-cell office:value-type="float" office:value="442525" calcext:value-type="float">
            <text:p>442525</text:p>
          </table:table-cell>
          <table:table-cell office:value-type="float" office:value="0.100531156810197" calcext:value-type="float">
            <text:p>0.100531156810197</text:p>
          </table:table-cell>
        </table:table-row>
        <table:table-row table:style-name="ro1">
          <table:table-cell office:value-type="float" office:value="349.236002825" calcext:value-type="float">
            <text:p>349.236002825</text:p>
          </table:table-cell>
          <table:table-cell office:value-type="float" office:value="444617" calcext:value-type="float">
            <text:p>444617</text:p>
          </table:table-cell>
          <table:table-cell office:value-type="float" office:value="443549" calcext:value-type="float">
            <text:p>443549</text:p>
          </table:table-cell>
          <table:table-cell office:value-type="float" office:value="0.100487980764867" calcext:value-type="float">
            <text:p>0.100487980764867</text:p>
          </table:table-cell>
        </table:table-row>
        <table:table-row table:style-name="ro1">
          <table:table-cell office:value-type="float" office:value="349.389619678001" calcext:value-type="float">
            <text:p>349.389619678001</text:p>
          </table:table-cell>
          <table:table-cell office:value-type="float" office:value="445647" calcext:value-type="float">
            <text:p>445647</text:p>
          </table:table-cell>
          <table:table-cell office:value-type="float" office:value="444617" calcext:value-type="float">
            <text:p>444617</text:p>
          </table:table-cell>
          <table:table-cell office:value-type="float" office:value="0.100441945769155" calcext:value-type="float">
            <text:p>0.100441945769155</text:p>
          </table:table-cell>
        </table:table-row>
        <table:table-row table:style-name="ro1">
          <table:table-cell office:value-type="float" office:value="349.557878546" calcext:value-type="float">
            <text:p>349.557878546</text:p>
          </table:table-cell>
          <table:table-cell office:value-type="float" office:value="446815" calcext:value-type="float">
            <text:p>446815</text:p>
          </table:table-cell>
          <table:table-cell office:value-type="float" office:value="445647" calcext:value-type="float">
            <text:p>445647</text:p>
          </table:table-cell>
          <table:table-cell office:value-type="float" office:value="0.100399375630215" calcext:value-type="float">
            <text:p>0.100399375630215</text:p>
          </table:table-cell>
        </table:table-row>
        <table:table-row table:style-name="ro1">
          <table:table-cell office:value-type="float" office:value="349.729740399001" calcext:value-type="float">
            <text:p>349.729740399001</text:p>
          </table:table-cell>
          <table:table-cell office:value-type="float" office:value="448039" calcext:value-type="float">
            <text:p>448039</text:p>
          </table:table-cell>
          <table:table-cell office:value-type="float" office:value="446815" calcext:value-type="float">
            <text:p>446815</text:p>
          </table:table-cell>
          <table:table-cell office:value-type="float" office:value="0.100353845094899" calcext:value-type="float">
            <text:p>0.100353845094899</text:p>
          </table:table-cell>
        </table:table-row>
        <table:table-row table:style-name="ro1">
          <table:table-cell office:value-type="float" office:value="349.8993877" calcext:value-type="float">
            <text:p>349.8993877</text:p>
          </table:table-cell>
          <table:table-cell office:value-type="float" office:value="449267" calcext:value-type="float">
            <text:p>449267</text:p>
          </table:table-cell>
          <table:table-cell office:value-type="float" office:value="448039" calcext:value-type="float">
            <text:p>448039</text:p>
          </table:table-cell>
          <table:table-cell office:value-type="float" office:value="0.100305959371114" calcext:value-type="float">
            <text:p>0.100305959371114</text:p>
          </table:table-cell>
        </table:table-row>
        <table:table-row table:style-name="ro1">
          <table:table-cell office:value-type="float" office:value="350.05777062" calcext:value-type="float">
            <text:p>350.05777062</text:p>
          </table:table-cell>
          <table:table-cell office:value-type="float" office:value="450420" calcext:value-type="float">
            <text:p>450420</text:p>
          </table:table-cell>
          <table:table-cell office:value-type="float" office:value="449267" calcext:value-type="float">
            <text:p>449267</text:p>
          </table:table-cell>
          <table:table-cell office:value-type="float" office:value="0.100261925060517" calcext:value-type="float">
            <text:p>0.100261925060517</text:p>
          </table:table-cell>
        </table:table-row>
        <table:table-row table:style-name="ro1">
          <table:table-cell office:value-type="float" office:value="350.220099880001" calcext:value-type="float">
            <text:p>350.220099880001</text:p>
          </table:table-cell>
          <table:table-cell office:value-type="float" office:value="451598" calcext:value-type="float">
            <text:p>451598</text:p>
          </table:table-cell>
          <table:table-cell office:value-type="float" office:value="450420" calcext:value-type="float">
            <text:p>450420</text:p>
          </table:table-cell>
          <table:table-cell office:value-type="float" office:value="0.100215255967248" calcext:value-type="float">
            <text:p>0.100215255967248</text:p>
          </table:table-cell>
        </table:table-row>
        <table:table-row table:style-name="ro1">
          <table:table-cell office:value-type="float" office:value="350.382137357001" calcext:value-type="float">
            <text:p>350.382137357001</text:p>
          </table:table-cell>
          <table:table-cell office:value-type="float" office:value="452760" calcext:value-type="float">
            <text:p>452760</text:p>
          </table:table-cell>
          <table:table-cell office:value-type="float" office:value="451598" calcext:value-type="float">
            <text:p>451598</text:p>
          </table:table-cell>
          <table:table-cell office:value-type="float" office:value="0.100166492120271" calcext:value-type="float">
            <text:p>0.100166492120271</text:p>
          </table:table-cell>
        </table:table-row>
        <table:table-row table:style-name="ro1">
          <table:table-cell office:value-type="float" office:value="350.546091923" calcext:value-type="float">
            <text:p>350.546091923</text:p>
          </table:table-cell>
          <table:table-cell office:value-type="float" office:value="453910" calcext:value-type="float">
            <text:p>453910</text:p>
          </table:table-cell>
          <table:table-cell office:value-type="float" office:value="452760" calcext:value-type="float">
            <text:p>452760</text:p>
          </table:table-cell>
          <table:table-cell office:value-type="float" office:value="0.10012177165167" calcext:value-type="float">
            <text:p>0.10012177165167</text:p>
          </table:table-cell>
        </table:table-row>
        <table:table-row table:style-name="ro1">
          <table:table-cell office:value-type="float" office:value="350.705145851" calcext:value-type="float">
            <text:p>350.705145851</text:p>
          </table:table-cell>
          <table:table-cell office:value-type="float" office:value="454992" calcext:value-type="float">
            <text:p>454992</text:p>
          </table:table-cell>
          <table:table-cell office:value-type="float" office:value="453910" calcext:value-type="float">
            <text:p>453910</text:p>
          </table:table-cell>
          <table:table-cell office:value-type="float" office:value="0.100074586271108" calcext:value-type="float">
            <text:p>0.100074586271108</text:p>
          </table:table-cell>
        </table:table-row>
        <table:table-row table:style-name="ro1">
          <table:table-cell office:value-type="float" office:value="350.862879406001" calcext:value-type="float">
            <text:p>350.862879406001</text:p>
          </table:table-cell>
          <table:table-cell office:value-type="float" office:value="456022" calcext:value-type="float">
            <text:p>456022</text:p>
          </table:table-cell>
          <table:table-cell office:value-type="float" office:value="454992" calcext:value-type="float">
            <text:p>454992</text:p>
          </table:table-cell>
          <table:table-cell office:value-type="float" office:value="0.100025441977525" calcext:value-type="float">
            <text:p>0.100025441977525</text:p>
          </table:table-cell>
        </table:table-row>
        <table:table-row table:style-name="ro1">
          <table:table-cell office:value-type="float" office:value="351.019377739" calcext:value-type="float">
            <text:p>351.019377739</text:p>
          </table:table-cell>
          <table:table-cell office:value-type="float" office:value="456995" calcext:value-type="float">
            <text:p>456995</text:p>
          </table:table-cell>
          <table:table-cell office:value-type="float" office:value="456022" calcext:value-type="float">
            <text:p>456022</text:p>
          </table:table-cell>
          <table:table-cell office:value-type="float" office:value="0.0999804334223397" calcext:value-type="float">
            <text:p>0.0999804334223397</text:p>
          </table:table-cell>
        </table:table-row>
        <table:table-row table:style-name="ro1">
          <table:table-cell office:value-type="float" office:value="351.186412025" calcext:value-type="float">
            <text:p>351.186412025</text:p>
          </table:table-cell>
          <table:table-cell office:value-type="float" office:value="457969" calcext:value-type="float">
            <text:p>457969</text:p>
          </table:table-cell>
          <table:table-cell office:value-type="float" office:value="456995" calcext:value-type="float">
            <text:p>456995</text:p>
          </table:table-cell>
          <table:table-cell office:value-type="float" office:value="0.099933050072155" calcext:value-type="float">
            <text:p>0.099933050072155</text:p>
          </table:table-cell>
        </table:table-row>
        <table:table-row table:style-name="ro1">
          <table:table-cell office:value-type="float" office:value="351.353698375" calcext:value-type="float">
            <text:p>351.353698375</text:p>
          </table:table-cell>
          <table:table-cell office:value-type="float" office:value="458870" calcext:value-type="float">
            <text:p>458870</text:p>
          </table:table-cell>
          <table:table-cell office:value-type="float" office:value="457969" calcext:value-type="float">
            <text:p>457969</text:p>
          </table:table-cell>
          <table:table-cell office:value-type="float" office:value="0.099889460000744" calcext:value-type="float">
            <text:p>0.099889460000744</text:p>
          </table:table-cell>
        </table:table-row>
        <table:table-row table:style-name="ro1">
          <table:table-cell office:value-type="float" office:value="351.541696300001" calcext:value-type="float">
            <text:p>351.541696300001</text:p>
          </table:table-cell>
          <table:table-cell office:value-type="float" office:value="459783" calcext:value-type="float">
            <text:p>459783</text:p>
          </table:table-cell>
          <table:table-cell office:value-type="float" office:value="458870" calcext:value-type="float">
            <text:p>458870</text:p>
          </table:table-cell>
          <table:table-cell office:value-type="float" office:value="0.0998432308707546" calcext:value-type="float">
            <text:p>0.0998432308707546</text:p>
          </table:table-cell>
        </table:table-row>
        <table:table-row table:style-name="ro1">
          <table:table-cell office:value-type="float" office:value="351.661876675001" calcext:value-type="float">
            <text:p>351.661876675001</text:p>
          </table:table-cell>
          <table:table-cell office:value-type="float" office:value="460307" calcext:value-type="float">
            <text:p>460307</text:p>
          </table:table-cell>
          <table:table-cell office:value-type="float" office:value="459783" calcext:value-type="float">
            <text:p>459783</text:p>
          </table:table-cell>
          <table:table-cell office:value-type="float" office:value="0.0997949034217033" calcext:value-type="float">
            <text:p>0.0997949034217033</text:p>
          </table:table-cell>
        </table:table-row>
        <table:table-row table:style-name="ro1">
          <table:table-cell office:value-type="float" office:value="351.830039024" calcext:value-type="float">
            <text:p>351.830039024</text:p>
          </table:table-cell>
          <table:table-cell office:value-type="float" office:value="460957" calcext:value-type="float">
            <text:p>460957</text:p>
          </table:table-cell>
          <table:table-cell office:value-type="float" office:value="460307" calcext:value-type="float">
            <text:p>460307</text:p>
          </table:table-cell>
          <table:table-cell office:value-type="float" office:value="0.0997505742309615" calcext:value-type="float">
            <text:p>0.0997505742309615</text:p>
          </table:table-cell>
        </table:table-row>
        <table:table-row table:style-name="ro1">
          <table:table-cell office:value-type="float" office:value="352.000059761001" calcext:value-type="float">
            <text:p>352.000059761001</text:p>
          </table:table-cell>
          <table:table-cell office:value-type="float" office:value="461510" calcext:value-type="float">
            <text:p>461510</text:p>
          </table:table-cell>
          <table:table-cell office:value-type="float" office:value="460957" calcext:value-type="float">
            <text:p>460957</text:p>
          </table:table-cell>
          <table:table-cell office:value-type="float" office:value="0.0997037860836603" calcext:value-type="float">
            <text:p>0.0997037860836603</text:p>
          </table:table-cell>
        </table:table-row>
        <table:table-row table:style-name="ro1">
          <table:table-cell office:value-type="float" office:value="352.161010619" calcext:value-type="float">
            <text:p>352.161010619</text:p>
          </table:table-cell>
          <table:table-cell office:value-type="float" office:value="461935" calcext:value-type="float">
            <text:p>461935</text:p>
          </table:table-cell>
          <table:table-cell office:value-type="float" office:value="461510" calcext:value-type="float">
            <text:p>461510</text:p>
          </table:table-cell>
          <table:table-cell office:value-type="float" office:value="0.0996550436438535" calcext:value-type="float">
            <text:p>0.0996550436438535</text:p>
          </table:table-cell>
        </table:table-row>
        <table:table-row table:style-name="ro1">
          <table:table-cell office:value-type="float" office:value="352.324637874001" calcext:value-type="float">
            <text:p>352.324637874001</text:p>
          </table:table-cell>
          <table:table-cell office:value-type="float" office:value="462263" calcext:value-type="float">
            <text:p>462263</text:p>
          </table:table-cell>
          <table:table-cell office:value-type="float" office:value="461935" calcext:value-type="float">
            <text:p>461935</text:p>
          </table:table-cell>
          <table:table-cell office:value-type="float" office:value="0.0996103985514465" calcext:value-type="float">
            <text:p>0.0996103985514465</text:p>
          </table:table-cell>
        </table:table-row>
        <table:table-row table:style-name="ro1">
          <table:table-cell office:value-type="float" office:value="352.483520622" calcext:value-type="float">
            <text:p>352.483520622</text:p>
          </table:table-cell>
          <table:table-cell office:value-type="float" office:value="462482" calcext:value-type="float">
            <text:p>462482</text:p>
          </table:table-cell>
          <table:table-cell office:value-type="float" office:value="462263" calcext:value-type="float">
            <text:p>462263</text:p>
          </table:table-cell>
          <table:table-cell office:value-type="float" office:value="0.0995633898235536" calcext:value-type="float">
            <text:p>0.0995633898235536</text:p>
          </table:table-cell>
        </table:table-row>
        <table:table-row table:style-name="ro1">
          <table:table-cell office:value-type="float" office:value="352.645916995" calcext:value-type="float">
            <text:p>352.645916995</text:p>
          </table:table-cell>
          <table:table-cell office:value-type="float" office:value="462603" calcext:value-type="float">
            <text:p>462603</text:p>
          </table:table-cell>
          <table:table-cell office:value-type="float" office:value="462482" calcext:value-type="float">
            <text:p>462482</text:p>
          </table:table-cell>
          <table:table-cell office:value-type="float" office:value="0.0995201413223683" calcext:value-type="float">
            <text:p>0.0995201413223683</text:p>
          </table:table-cell>
        </table:table-row>
        <table:table-row table:style-name="ro1">
          <table:table-cell office:value-type="float" office:value="352.800986636001" calcext:value-type="float">
            <text:p>352.800986636001</text:p>
          </table:table-cell>
          <table:table-cell office:value-type="float" office:value="462622" calcext:value-type="float">
            <text:p>462622</text:p>
          </table:table-cell>
          <table:table-cell office:value-type="float" office:value="462603" calcext:value-type="float">
            <text:p>462603</text:p>
          </table:table-cell>
          <table:table-cell office:value-type="float" office:value="0.0994742690862634" calcext:value-type="float">
            <text:p>0.0994742690862634</text:p>
          </table:table-cell>
        </table:table-row>
        <table:table-row table:style-name="ro1">
          <table:table-cell office:value-type="float" office:value="352.963716942" calcext:value-type="float">
            <text:p>352.963716942</text:p>
          </table:table-cell>
          <table:table-cell office:value-type="float" office:value="462542" calcext:value-type="float">
            <text:p>462542</text:p>
          </table:table-cell>
          <table:table-cell office:value-type="float" office:value="462622" calcext:value-type="float">
            <text:p>462622</text:p>
          </table:table-cell>
          <table:table-cell office:value-type="float" office:value="0.0994263106475194" calcext:value-type="float">
            <text:p>0.0994263106475194</text:p>
          </table:table-cell>
        </table:table-row>
        <table:table-row table:style-name="ro1">
          <table:table-cell office:value-type="float" office:value="353.122926854" calcext:value-type="float">
            <text:p>353.122926854</text:p>
          </table:table-cell>
          <table:table-cell office:value-type="float" office:value="462366" calcext:value-type="float">
            <text:p>462366</text:p>
          </table:table-cell>
          <table:table-cell office:value-type="float" office:value="462542" calcext:value-type="float">
            <text:p>462542</text:p>
          </table:table-cell>
          <table:table-cell office:value-type="float" office:value="0.0993823183592854" calcext:value-type="float">
            <text:p>0.0993823183592854</text:p>
          </table:table-cell>
        </table:table-row>
        <table:table-row table:style-name="ro1">
          <table:table-cell office:value-type="float" office:value="353.280147396001" calcext:value-type="float">
            <text:p>353.280147396001</text:p>
          </table:table-cell>
          <table:table-cell office:value-type="float" office:value="462102" calcext:value-type="float">
            <text:p>462102</text:p>
          </table:table-cell>
          <table:table-cell office:value-type="float" office:value="462366" calcext:value-type="float">
            <text:p>462366</text:p>
          </table:table-cell>
          <table:table-cell office:value-type="float" office:value="0.0993358830160402" calcext:value-type="float">
            <text:p>0.0993358830160402</text:p>
          </table:table-cell>
        </table:table-row>
        <table:table-row table:style-name="ro1">
          <table:table-cell office:value-type="float" office:value="353.445192976001" calcext:value-type="float">
            <text:p>353.445192976001</text:p>
          </table:table-cell>
          <table:table-cell office:value-type="float" office:value="461732" calcext:value-type="float">
            <text:p>461732</text:p>
          </table:table-cell>
          <table:table-cell office:value-type="float" office:value="462102" calcext:value-type="float">
            <text:p>462102</text:p>
          </table:table-cell>
          <table:table-cell office:value-type="float" office:value="0.099293118760609" calcext:value-type="float">
            <text:p>0.099293118760609</text:p>
          </table:table-cell>
        </table:table-row>
        <table:table-row table:style-name="ro1">
          <table:table-cell office:value-type="float" office:value="353.609741261001" calcext:value-type="float">
            <text:p>353.609741261001</text:p>
          </table:table-cell>
          <table:table-cell office:value-type="float" office:value="461275" calcext:value-type="float">
            <text:p>461275</text:p>
          </table:table-cell>
          <table:table-cell office:value-type="float" office:value="461732" calcext:value-type="float">
            <text:p>461732</text:p>
          </table:table-cell>
          <table:table-cell office:value-type="float" office:value="0.0992476849320649" calcext:value-type="float">
            <text:p>0.0992476849320649</text:p>
          </table:table-cell>
        </table:table-row>
        <table:table-row table:style-name="ro1">
          <table:table-cell office:value-type="float" office:value="353.764671411001" calcext:value-type="float">
            <text:p>353.764671411001</text:p>
          </table:table-cell>
          <table:table-cell office:value-type="float" office:value="460770" calcext:value-type="float">
            <text:p>460770</text:p>
          </table:table-cell>
          <table:table-cell office:value-type="float" office:value="461275" calcext:value-type="float">
            <text:p>461275</text:p>
          </table:table-cell>
          <table:table-cell office:value-type="float" office:value="0.0992001281436717" calcext:value-type="float">
            <text:p>0.0992001281436717</text:p>
          </table:table-cell>
        </table:table-row>
        <table:table-row table:style-name="ro1">
          <table:table-cell office:value-type="float" office:value="353.92447137" calcext:value-type="float">
            <text:p>353.92447137</text:p>
          </table:table-cell>
          <table:table-cell office:value-type="float" office:value="460179" calcext:value-type="float">
            <text:p>460179</text:p>
          </table:table-cell>
          <table:table-cell office:value-type="float" office:value="460770" calcext:value-type="float">
            <text:p>460770</text:p>
          </table:table-cell>
          <table:table-cell office:value-type="float" office:value="0.0991564826054351" calcext:value-type="float">
            <text:p>0.0991564826054351</text:p>
          </table:table-cell>
        </table:table-row>
        <table:table-row table:style-name="ro1">
          <table:table-cell office:value-type="float" office:value="354.085717953" calcext:value-type="float">
            <text:p>354.085717953</text:p>
          </table:table-cell>
          <table:table-cell office:value-type="float" office:value="459519" calcext:value-type="float">
            <text:p>459519</text:p>
          </table:table-cell>
          <table:table-cell office:value-type="float" office:value="460179" calcext:value-type="float">
            <text:p>460179</text:p>
          </table:table-cell>
          <table:table-cell office:value-type="float" office:value="0.099110375456875" calcext:value-type="float">
            <text:p>0.099110375456875</text:p>
          </table:table-cell>
        </table:table-row>
        <table:table-row table:style-name="ro1">
          <table:table-cell office:value-type="float" office:value="354.242109307001" calcext:value-type="float">
            <text:p>354.242109307001</text:p>
          </table:table-cell>
          <table:table-cell office:value-type="float" office:value="458826" calcext:value-type="float">
            <text:p>458826</text:p>
          </table:table-cell>
          <table:table-cell office:value-type="float" office:value="459519" calcext:value-type="float">
            <text:p>459519</text:p>
          </table:table-cell>
          <table:table-cell office:value-type="float" office:value="0.0990678991222109" calcext:value-type="float">
            <text:p>0.0990678991222109</text:p>
          </table:table-cell>
        </table:table-row>
        <table:table-row table:style-name="ro1">
          <table:table-cell office:value-type="float" office:value="354.36584784" calcext:value-type="float">
            <text:p>354.36584784</text:p>
          </table:table-cell>
          <table:table-cell office:value-type="float" office:value="458245" calcext:value-type="float">
            <text:p>458245</text:p>
          </table:table-cell>
          <table:table-cell office:value-type="float" office:value="458826" calcext:value-type="float">
            <text:p>458826</text:p>
          </table:table-cell>
          <table:table-cell office:value-type="float" office:value="0.0990227462957919" calcext:value-type="float">
            <text:p>0.0990227462957919</text:p>
          </table:table-cell>
        </table:table-row>
        <table:table-row table:style-name="ro1">
          <table:table-cell office:value-type="float" office:value="354.475706006" calcext:value-type="float">
            <text:p>354.475706006</text:p>
          </table:table-cell>
          <table:table-cell office:value-type="float" office:value="457710" calcext:value-type="float">
            <text:p>457710</text:p>
          </table:table-cell>
          <table:table-cell office:value-type="float" office:value="458245" calcext:value-type="float">
            <text:p>458245</text:p>
          </table:table-cell>
          <table:table-cell office:value-type="float" office:value="0.0989810428864359" calcext:value-type="float">
            <text:p>0.0989810428864359</text:p>
          </table:table-cell>
        </table:table-row>
        <table:table-row table:style-name="ro1">
          <table:table-cell office:value-type="float" office:value="354.639279393001" calcext:value-type="float">
            <text:p>354.639279393001</text:p>
          </table:table-cell>
          <table:table-cell office:value-type="float" office:value="456886" calcext:value-type="float">
            <text:p>456886</text:p>
          </table:table-cell>
          <table:table-cell office:value-type="float" office:value="457710" calcext:value-type="float">
            <text:p>457710</text:p>
          </table:table-cell>
          <table:table-cell office:value-type="float" office:value="0.0989421021612515" calcext:value-type="float">
            <text:p>0.0989421021612515</text:p>
          </table:table-cell>
        </table:table-row>
        <table:table-row table:style-name="ro1">
          <table:table-cell office:value-type="float" office:value="354.796125983001" calcext:value-type="float">
            <text:p>354.796125983001</text:p>
          </table:table-cell>
          <table:table-cell office:value-type="float" office:value="456073" calcext:value-type="float">
            <text:p>456073</text:p>
          </table:table-cell>
          <table:table-cell office:value-type="float" office:value="456886" calcext:value-type="float">
            <text:p>456886</text:p>
          </table:table-cell>
          <table:table-cell office:value-type="float" office:value="0.0988998030266034" calcext:value-type="float">
            <text:p>0.0988998030266034</text:p>
          </table:table-cell>
        </table:table-row>
        <table:table-row table:style-name="ro1">
          <table:table-cell office:value-type="float" office:value="354.957373587001" calcext:value-type="float">
            <text:p>354.957373587001</text:p>
          </table:table-cell>
          <table:table-cell office:value-type="float" office:value="455225" calcext:value-type="float">
            <text:p>455225</text:p>
          </table:table-cell>
          <table:table-cell office:value-type="float" office:value="456073" calcext:value-type="float">
            <text:p>456073</text:p>
          </table:table-cell>
          <table:table-cell office:value-type="float" office:value="0.0988603951567593" calcext:value-type="float">
            <text:p>0.0988603951567593</text:p>
          </table:table-cell>
        </table:table-row>
        <table:table-row table:style-name="ro1">
          <table:table-cell office:value-type="float" office:value="355.118241787" calcext:value-type="float">
            <text:p>355.118241787</text:p>
          </table:table-cell>
          <table:table-cell office:value-type="float" office:value="454375" calcext:value-type="float">
            <text:p>454375</text:p>
          </table:table-cell>
          <table:table-cell office:value-type="float" office:value="455225" calcext:value-type="float">
            <text:p>455225</text:p>
          </table:table-cell>
          <table:table-cell office:value-type="float" office:value="0.0988177411535924" calcext:value-type="float">
            <text:p>0.0988177411535924</text:p>
          </table:table-cell>
        </table:table-row>
        <table:table-row table:style-name="ro1">
          <table:table-cell office:value-type="float" office:value="355.278872655001" calcext:value-type="float">
            <text:p>355.278872655001</text:p>
          </table:table-cell>
          <table:table-cell office:value-type="float" office:value="453535" calcext:value-type="float">
            <text:p>453535</text:p>
          </table:table-cell>
          <table:table-cell office:value-type="float" office:value="454375" calcext:value-type="float">
            <text:p>454375</text:p>
          </table:table-cell>
          <table:table-cell office:value-type="float" office:value="0.099335883063719" calcext:value-type="float">
            <text:p>0.099335883063719</text:p>
          </table:table-cell>
        </table:table-row>
        <table:table-row table:style-name="ro1">
          <table:table-cell office:value-type="float" office:value="355.447691904001" calcext:value-type="float">
            <text:p>355.447691904001</text:p>
          </table:table-cell>
          <table:table-cell office:value-type="float" office:value="452671" calcext:value-type="float">
            <text:p>452671</text:p>
          </table:table-cell>
          <table:table-cell office:value-type="float" office:value="453535" calcext:value-type="float">
            <text:p>453535</text:p>
          </table:table-cell>
          <table:table-cell office:value-type="float" office:value="0.0997446850485533" calcext:value-type="float">
            <text:p>0.0997446850485533</text:p>
          </table:table-cell>
        </table:table-row>
        <table:table-row table:style-name="ro1">
          <table:table-cell office:value-type="float" office:value="355.612153931001" calcext:value-type="float">
            <text:p>355.612153931001</text:p>
          </table:table-cell>
          <table:table-cell office:value-type="float" office:value="451860" calcext:value-type="float">
            <text:p>451860</text:p>
          </table:table-cell>
          <table:table-cell office:value-type="float" office:value="452671" calcext:value-type="float">
            <text:p>452671</text:p>
          </table:table-cell>
          <table:table-cell office:value-type="float" office:value="0.100060313195049" calcext:value-type="float">
            <text:p>0.100060313195049</text:p>
          </table:table-cell>
        </table:table-row>
        <table:table-row table:style-name="ro1">
          <table:table-cell office:value-type="float" office:value="355.774571577001" calcext:value-type="float">
            <text:p>355.774571577001</text:p>
          </table:table-cell>
          <table:table-cell office:value-type="float" office:value="451097" calcext:value-type="float">
            <text:p>451097</text:p>
          </table:table-cell>
          <table:table-cell office:value-type="float" office:value="451860" calcext:value-type="float">
            <text:p>451860</text:p>
          </table:table-cell>
          <table:table-cell office:value-type="float" office:value="0.100301415113001" calcext:value-type="float">
            <text:p>0.100301415113001</text:p>
          </table:table-cell>
        </table:table-row>
        <table:table-row table:style-name="ro1">
          <table:table-cell office:value-type="float" office:value="355.930752492" calcext:value-type="float">
            <text:p>355.930752492</text:p>
          </table:table-cell>
          <table:table-cell office:value-type="float" office:value="450410" calcext:value-type="float">
            <text:p>450410</text:p>
          </table:table-cell>
          <table:table-cell office:value-type="float" office:value="451097" calcext:value-type="float">
            <text:p>451097</text:p>
          </table:table-cell>
          <table:table-cell office:value-type="float" office:value="0.100488601156768" calcext:value-type="float">
            <text:p>0.100488601156768</text:p>
          </table:table-cell>
        </table:table-row>
        <table:table-row table:style-name="ro1">
          <table:table-cell office:value-type="float" office:value="356.102726053" calcext:value-type="float">
            <text:p>356.102726053</text:p>
          </table:table-cell>
          <table:table-cell office:value-type="float" office:value="449715" calcext:value-type="float">
            <text:p>449715</text:p>
          </table:table-cell>
          <table:table-cell office:value-type="float" office:value="450410" calcext:value-type="float">
            <text:p>450410</text:p>
          </table:table-cell>
          <table:table-cell office:value-type="float" office:value="0.100626968615127" calcext:value-type="float">
            <text:p>0.100626968615127</text:p>
          </table:table-cell>
        </table:table-row>
        <table:table-row table:style-name="ro1">
          <table:table-cell office:value-type="float" office:value="356.257831357" calcext:value-type="float">
            <text:p>356.257831357</text:p>
          </table:table-cell>
          <table:table-cell office:value-type="float" office:value="449152" calcext:value-type="float">
            <text:p>449152</text:p>
          </table:table-cell>
          <table:table-cell office:value-type="float" office:value="449715" calcext:value-type="float">
            <text:p>449715</text:p>
          </table:table-cell>
          <table:table-cell office:value-type="float" office:value="0.10073197669036" calcext:value-type="float">
            <text:p>0.10073197669036</text:p>
          </table:table-cell>
        </table:table-row>
        <table:table-row table:style-name="ro1">
          <table:table-cell office:value-type="float" office:value="356.413001123" calcext:value-type="float">
            <text:p>356.413001123</text:p>
          </table:table-cell>
          <table:table-cell office:value-type="float" office:value="448656" calcext:value-type="float">
            <text:p>448656</text:p>
          </table:table-cell>
          <table:table-cell office:value-type="float" office:value="449152" calcext:value-type="float">
            <text:p>449152</text:p>
          </table:table-cell>
          <table:table-cell office:value-type="float" office:value="0.100804620947907" calcext:value-type="float">
            <text:p>0.100804620947907</text:p>
          </table:table-cell>
        </table:table-row>
        <table:table-row table:style-name="ro1">
          <table:table-cell office:value-type="float" office:value="356.573572562001" calcext:value-type="float">
            <text:p>356.573572562001</text:p>
          </table:table-cell>
          <table:table-cell office:value-type="float" office:value="448220" calcext:value-type="float">
            <text:p>448220</text:p>
          </table:table-cell>
          <table:table-cell office:value-type="float" office:value="448656" calcext:value-type="float">
            <text:p>448656</text:p>
          </table:table-cell>
          <table:table-cell office:value-type="float" office:value="0.100851386907077" calcext:value-type="float">
            <text:p>0.100851386907077</text:p>
          </table:table-cell>
        </table:table-row>
        <table:table-row table:style-name="ro1">
          <table:table-cell office:value-type="float" office:value="356.736267292001" calcext:value-type="float">
            <text:p>356.736267292001</text:p>
          </table:table-cell>
          <table:table-cell office:value-type="float" office:value="447865" calcext:value-type="float">
            <text:p>447865</text:p>
          </table:table-cell>
          <table:table-cell office:value-type="float" office:value="448220" calcext:value-type="float">
            <text:p>448220</text:p>
          </table:table-cell>
          <table:table-cell office:value-type="float" office:value="0.100883129727682" calcext:value-type="float">
            <text:p>0.100883129727682</text:p>
          </table:table-cell>
        </table:table-row>
        <table:table-row table:style-name="ro1">
          <table:table-cell office:value-type="float" office:value="356.891320216" calcext:value-type="float">
            <text:p>356.891320216</text:p>
          </table:table-cell>
          <table:table-cell office:value-type="float" office:value="447613" calcext:value-type="float">
            <text:p>447613</text:p>
          </table:table-cell>
          <table:table-cell office:value-type="float" office:value="447865" calcext:value-type="float">
            <text:p>447865</text:p>
          </table:table-cell>
          <table:table-cell office:value-type="float" office:value="0.100897193630715" calcext:value-type="float">
            <text:p>0.100897193630715</text:p>
          </table:table-cell>
        </table:table-row>
        <table:table-row table:style-name="ro1">
          <table:table-cell office:value-type="float" office:value="357.046742954" calcext:value-type="float">
            <text:p>357.046742954</text:p>
          </table:table-cell>
          <table:table-cell office:value-type="float" office:value="447449" calcext:value-type="float">
            <text:p>447449</text:p>
          </table:table-cell>
          <table:table-cell office:value-type="float" office:value="447613" calcext:value-type="float">
            <text:p>447613</text:p>
          </table:table-cell>
          <table:table-cell office:value-type="float" office:value="0.100902784341073" calcext:value-type="float">
            <text:p>0.100902784341073</text:p>
          </table:table-cell>
        </table:table-row>
        <table:table-row table:style-name="ro1">
          <table:table-cell office:value-type="float" office:value="357.197533367001" calcext:value-type="float">
            <text:p>357.197533367001</text:p>
          </table:table-cell>
          <table:table-cell office:value-type="float" office:value="447377" calcext:value-type="float">
            <text:p>447377</text:p>
          </table:table-cell>
          <table:table-cell office:value-type="float" office:value="447449" calcext:value-type="float">
            <text:p>447449</text:p>
          </table:table-cell>
          <table:table-cell office:value-type="float" office:value="0.100895945601186" calcext:value-type="float">
            <text:p>0.100895945601186</text:p>
          </table:table-cell>
        </table:table-row>
        <table:table-row table:style-name="ro1">
          <table:table-cell office:value-type="float" office:value="357.332396112" calcext:value-type="float">
            <text:p>357.332396112</text:p>
          </table:table-cell>
          <table:table-cell office:value-type="float" office:value="447387" calcext:value-type="float">
            <text:p>447387</text:p>
          </table:table-cell>
          <table:table-cell office:value-type="float" office:value="447377" calcext:value-type="float">
            <text:p>447377</text:p>
          </table:table-cell>
          <table:table-cell office:value-type="float" office:value="0.10088482370784" calcext:value-type="float">
            <text:p>0.10088482370784</text:p>
          </table:table-cell>
        </table:table-row>
        <table:table-row table:style-name="ro1">
          <table:table-cell office:value-type="float" office:value="357.573483449" calcext:value-type="float">
            <text:p>357.573483449</text:p>
          </table:table-cell>
          <table:table-cell office:value-type="float" office:value="447584" calcext:value-type="float">
            <text:p>447584</text:p>
          </table:table-cell>
          <table:table-cell office:value-type="float" office:value="447387" calcext:value-type="float">
            <text:p>447387</text:p>
          </table:table-cell>
          <table:table-cell office:value-type="float" office:value="0.100858992467531" calcext:value-type="float">
            <text:p>0.100858992467531</text:p>
          </table:table-cell>
        </table:table-row>
        <table:table-row table:style-name="ro1">
          <table:table-cell office:value-type="float" office:value="357.728670816" calcext:value-type="float">
            <text:p>357.728670816</text:p>
          </table:table-cell>
          <table:table-cell office:value-type="float" office:value="447831" calcext:value-type="float">
            <text:p>447831</text:p>
          </table:table-cell>
          <table:table-cell office:value-type="float" office:value="447584" calcext:value-type="float">
            <text:p>447584</text:p>
          </table:table-cell>
          <table:table-cell office:value-type="float" office:value="0.10083268921745" calcext:value-type="float">
            <text:p>0.10083268921745</text:p>
          </table:table-cell>
        </table:table-row>
        <table:table-row table:style-name="ro1">
          <table:table-cell office:value-type="float" office:value="357.884101415" calcext:value-type="float">
            <text:p>357.884101415</text:p>
          </table:table-cell>
          <table:table-cell office:value-type="float" office:value="448173" calcext:value-type="float">
            <text:p>448173</text:p>
          </table:table-cell>
          <table:table-cell office:value-type="float" office:value="447831" calcext:value-type="float">
            <text:p>447831</text:p>
          </table:table-cell>
          <table:table-cell office:value-type="float" office:value="0.100800379561879" calcext:value-type="float">
            <text:p>0.100800379561879</text:p>
          </table:table-cell>
        </table:table-row>
        <table:table-row table:style-name="ro1">
          <table:table-cell office:value-type="float" office:value="358.034376134" calcext:value-type="float">
            <text:p>358.034376134</text:p>
          </table:table-cell>
          <table:table-cell office:value-type="float" office:value="448592" calcext:value-type="float">
            <text:p>448592</text:p>
          </table:table-cell>
          <table:table-cell office:value-type="float" office:value="448173" calcext:value-type="float">
            <text:p>448173</text:p>
          </table:table-cell>
          <table:table-cell office:value-type="float" office:value="0.100768903034463" calcext:value-type="float">
            <text:p>0.100768903034463</text:p>
          </table:table-cell>
        </table:table-row>
        <table:table-row table:style-name="ro1">
          <table:table-cell office:value-type="float" office:value="358.187678092" calcext:value-type="float">
            <text:p>358.187678092</text:p>
          </table:table-cell>
          <table:table-cell office:value-type="float" office:value="449106" calcext:value-type="float">
            <text:p>449106</text:p>
          </table:table-cell>
          <table:table-cell office:value-type="float" office:value="448592" calcext:value-type="float">
            <text:p>448592</text:p>
          </table:table-cell>
          <table:table-cell office:value-type="float" office:value="0.100732473642994" calcext:value-type="float">
            <text:p>0.100732473642994</text:p>
          </table:table-cell>
        </table:table-row>
        <table:table-row table:style-name="ro1">
          <table:table-cell office:value-type="float" office:value="358.339818799001" calcext:value-type="float">
            <text:p>358.339818799001</text:p>
          </table:table-cell>
          <table:table-cell office:value-type="float" office:value="449700" calcext:value-type="float">
            <text:p>449700</text:p>
          </table:table-cell>
          <table:table-cell office:value-type="float" office:value="449106" calcext:value-type="float">
            <text:p>449106</text:p>
          </table:table-cell>
          <table:table-cell office:value-type="float" office:value="0.10069771075797" calcext:value-type="float">
            <text:p>0.10069771075797</text:p>
          </table:table-cell>
        </table:table-row>
        <table:table-row table:style-name="ro1">
          <table:table-cell office:value-type="float" office:value="358.499175758" calcext:value-type="float">
            <text:p>358.499175758</text:p>
          </table:table-cell>
          <table:table-cell office:value-type="float" office:value="450405" calcext:value-type="float">
            <text:p>450405</text:p>
          </table:table-cell>
          <table:table-cell office:value-type="float" office:value="449700" calcext:value-type="float">
            <text:p>449700</text:p>
          </table:table-cell>
          <table:table-cell office:value-type="float" office:value="0.100658671118939" calcext:value-type="float">
            <text:p>0.100658671118939</text:p>
          </table:table-cell>
        </table:table-row>
        <table:table-row table:style-name="ro1">
          <table:table-cell office:value-type="float" office:value="358.65582211" calcext:value-type="float">
            <text:p>358.65582211</text:p>
          </table:table-cell>
          <table:table-cell office:value-type="float" office:value="451178" calcext:value-type="float">
            <text:p>451178</text:p>
          </table:table-cell>
          <table:table-cell office:value-type="float" office:value="450405" calcext:value-type="float">
            <text:p>450405</text:p>
          </table:table-cell>
          <table:table-cell office:value-type="float" office:value="0.100621829443295" calcext:value-type="float">
            <text:p>0.100621829443295</text:p>
          </table:table-cell>
        </table:table-row>
        <table:table-row table:style-name="ro1">
          <table:table-cell office:value-type="float" office:value="358.811670385" calcext:value-type="float">
            <text:p>358.811670385</text:p>
          </table:table-cell>
          <table:table-cell office:value-type="float" office:value="452019" calcext:value-type="float">
            <text:p>452019</text:p>
          </table:table-cell>
          <table:table-cell office:value-type="float" office:value="451178" calcext:value-type="float">
            <text:p>451178</text:p>
          </table:table-cell>
          <table:table-cell office:value-type="float" office:value="0.100581145563004" calcext:value-type="float">
            <text:p>0.100581145563004</text:p>
          </table:table-cell>
        </table:table-row>
        <table:table-row table:style-name="ro1">
          <table:table-cell office:value-type="float" office:value="358.967093235" calcext:value-type="float">
            <text:p>358.967093235</text:p>
          </table:table-cell>
          <table:table-cell office:value-type="float" office:value="452923" calcext:value-type="float">
            <text:p>452923</text:p>
          </table:table-cell>
          <table:table-cell office:value-type="float" office:value="452019" calcext:value-type="float">
            <text:p>452019</text:p>
          </table:table-cell>
          <table:table-cell office:value-type="float" office:value="0.100537400420295" calcext:value-type="float">
            <text:p>0.100537400420295</text:p>
          </table:table-cell>
        </table:table-row>
        <table:table-row table:style-name="ro1">
          <table:table-cell office:value-type="float" office:value="359.119104431001" calcext:value-type="float">
            <text:p>359.119104431001</text:p>
          </table:table-cell>
          <table:table-cell office:value-type="float" office:value="453862" calcext:value-type="float">
            <text:p>453862</text:p>
          </table:table-cell>
          <table:table-cell office:value-type="float" office:value="452923" calcext:value-type="float">
            <text:p>452923</text:p>
          </table:table-cell>
          <table:table-cell office:value-type="float" office:value="0.100496809968343" calcext:value-type="float">
            <text:p>0.100496809968343</text:p>
          </table:table-cell>
        </table:table-row>
        <table:table-row table:style-name="ro1">
          <table:table-cell office:value-type="float" office:value="359.273532622" calcext:value-type="float">
            <text:p>359.273532622</text:p>
          </table:table-cell>
          <table:table-cell office:value-type="float" office:value="454865" calcext:value-type="float">
            <text:p>454865</text:p>
          </table:table-cell>
          <table:table-cell office:value-type="float" office:value="453862" calcext:value-type="float">
            <text:p>453862</text:p>
          </table:table-cell>
          <table:table-cell office:value-type="float" office:value="0.100453158281081" calcext:value-type="float">
            <text:p>0.100453158281081</text:p>
          </table:table-cell>
        </table:table-row>
        <table:table-row table:style-name="ro1">
          <table:table-cell office:value-type="float" office:value="359.437239185" calcext:value-type="float">
            <text:p>359.437239185</text:p>
          </table:table-cell>
          <table:table-cell office:value-type="float" office:value="455974" calcext:value-type="float">
            <text:p>455974</text:p>
          </table:table-cell>
          <table:table-cell office:value-type="float" office:value="454865" calcext:value-type="float">
            <text:p>454865</text:p>
          </table:table-cell>
          <table:table-cell office:value-type="float" office:value="0.100412651938148" calcext:value-type="float">
            <text:p>0.100412651938148</text:p>
          </table:table-cell>
        </table:table-row>
        <table:table-row table:style-name="ro1">
          <table:table-cell office:value-type="float" office:value="359.602627895" calcext:value-type="float">
            <text:p>359.602627895</text:p>
          </table:table-cell>
          <table:table-cell office:value-type="float" office:value="457131" calcext:value-type="float">
            <text:p>457131</text:p>
          </table:table-cell>
          <table:table-cell office:value-type="float" office:value="455974" calcext:value-type="float">
            <text:p>455974</text:p>
          </table:table-cell>
          <table:table-cell office:value-type="float" office:value="0.100369086204011" calcext:value-type="float">
            <text:p>0.100369086204011</text:p>
          </table:table-cell>
        </table:table-row>
        <table:table-row table:style-name="ro1">
          <table:table-cell office:value-type="float" office:value="359.759530411" calcext:value-type="float">
            <text:p>359.759530411</text:p>
          </table:table-cell>
          <table:table-cell office:value-type="float" office:value="458254" calcext:value-type="float">
            <text:p>458254</text:p>
          </table:table-cell>
          <table:table-cell office:value-type="float" office:value="457131" calcext:value-type="float">
            <text:p>457131</text:p>
          </table:table-cell>
          <table:table-cell office:value-type="float" office:value="0.100328657944845" calcext:value-type="float">
            <text:p>0.100328657944845</text:p>
          </table:table-cell>
        </table:table-row>
        <table:table-row table:style-name="ro1">
          <table:table-cell office:value-type="float" office:value="359.964625414001" calcext:value-type="float">
            <text:p>359.964625414001</text:p>
          </table:table-cell>
          <table:table-cell office:value-type="float" office:value="459742" calcext:value-type="float">
            <text:p>459742</text:p>
          </table:table-cell>
          <table:table-cell office:value-type="float" office:value="458254" calcext:value-type="float">
            <text:p>458254</text:p>
          </table:table-cell>
          <table:table-cell office:value-type="float" office:value="0.100279606923015" calcext:value-type="float">
            <text:p>0.100279606923015</text:p>
          </table:table-cell>
        </table:table-row>
        <table:table-row table:style-name="ro1">
          <table:table-cell office:value-type="float" office:value="360.134427648" calcext:value-type="float">
            <text:p>360.134427648</text:p>
          </table:table-cell>
          <table:table-cell office:value-type="float" office:value="460978" calcext:value-type="float">
            <text:p>460978</text:p>
          </table:table-cell>
          <table:table-cell office:value-type="float" office:value="459742" calcext:value-type="float">
            <text:p>459742</text:p>
          </table:table-cell>
          <table:table-cell office:value-type="float" office:value="0.100234802825794" calcext:value-type="float">
            <text:p>0.100234802825794</text:p>
          </table:table-cell>
        </table:table-row>
        <table:table-row table:style-name="ro1">
          <table:table-cell office:value-type="float" office:value="360.295351404" calcext:value-type="float">
            <text:p>360.295351404</text:p>
          </table:table-cell>
          <table:table-cell office:value-type="float" office:value="462140" calcext:value-type="float">
            <text:p>462140</text:p>
          </table:table-cell>
          <table:table-cell office:value-type="float" office:value="460978" calcext:value-type="float">
            <text:p>460978</text:p>
          </table:table-cell>
          <table:table-cell office:value-type="float" office:value="0.100187842260635" calcext:value-type="float">
            <text:p>0.100187842260635</text:p>
          </table:table-cell>
        </table:table-row>
        <table:table-row table:style-name="ro1">
          <table:table-cell office:value-type="float" office:value="360.450232541" calcext:value-type="float">
            <text:p>360.450232541</text:p>
          </table:table-cell>
          <table:table-cell office:value-type="float" office:value="463241" calcext:value-type="float">
            <text:p>463241</text:p>
          </table:table-cell>
          <table:table-cell office:value-type="float" office:value="462140" calcext:value-type="float">
            <text:p>462140</text:p>
          </table:table-cell>
          <table:table-cell office:value-type="float" office:value="0.100144719795734" calcext:value-type="float">
            <text:p>0.100144719795734</text:p>
          </table:table-cell>
        </table:table-row>
        <table:table-row table:style-name="ro1">
          <table:table-cell office:value-type="float" office:value="360.610964506001" calcext:value-type="float">
            <text:p>360.610964506001</text:p>
          </table:table-cell>
          <table:table-cell office:value-type="float" office:value="464356" calcext:value-type="float">
            <text:p>464356</text:p>
          </table:table-cell>
          <table:table-cell office:value-type="float" office:value="463241" calcext:value-type="float">
            <text:p>463241</text:p>
          </table:table-cell>
          <table:table-cell office:value-type="float" office:value="0.100099123047245" calcext:value-type="float">
            <text:p>0.100099123047245</text:p>
          </table:table-cell>
        </table:table-row>
        <table:table-row table:style-name="ro1">
          <table:table-cell office:value-type="float" office:value="360.774600309001" calcext:value-type="float">
            <text:p>360.774600309001</text:p>
          </table:table-cell>
          <table:table-cell office:value-type="float" office:value="465451" calcext:value-type="float">
            <text:p>465451</text:p>
          </table:table-cell>
          <table:table-cell office:value-type="float" office:value="464356" calcext:value-type="float">
            <text:p>464356</text:p>
          </table:table-cell>
          <table:table-cell office:value-type="float" office:value="0.100051559186756" calcext:value-type="float">
            <text:p>0.100051559186756</text:p>
          </table:table-cell>
        </table:table-row>
        <table:table-row table:style-name="ro1">
          <table:table-cell office:value-type="float" office:value="360.937604666" calcext:value-type="float">
            <text:p>360.937604666</text:p>
          </table:table-cell>
          <table:table-cell office:value-type="float" office:value="466493" calcext:value-type="float">
            <text:p>466493</text:p>
          </table:table-cell>
          <table:table-cell office:value-type="float" office:value="465451" calcext:value-type="float">
            <text:p>465451</text:p>
          </table:table-cell>
          <table:table-cell office:value-type="float" office:value="0.100007969479188" calcext:value-type="float">
            <text:p>0.100007969479188</text:p>
          </table:table-cell>
        </table:table-row>
        <table:table-row table:style-name="ro1">
          <table:table-cell office:value-type="float" office:value="361.102005208" calcext:value-type="float">
            <text:p>361.102005208</text:p>
          </table:table-cell>
          <table:table-cell office:value-type="float" office:value="467485" calcext:value-type="float">
            <text:p>467485</text:p>
          </table:table-cell>
          <table:table-cell office:value-type="float" office:value="466493" calcext:value-type="float">
            <text:p>466493</text:p>
          </table:table-cell>
          <table:table-cell office:value-type="float" office:value="0.0999620296853463" calcext:value-type="float">
            <text:p>0.0999620296853463</text:p>
          </table:table-cell>
        </table:table-row>
        <table:table-row table:style-name="ro1">
          <table:table-cell office:value-type="float" office:value="361.264837663" calcext:value-type="float">
            <text:p>361.264837663</text:p>
          </table:table-cell>
          <table:table-cell office:value-type="float" office:value="468401" calcext:value-type="float">
            <text:p>468401</text:p>
          </table:table-cell>
          <table:table-cell office:value-type="float" office:value="467485" calcext:value-type="float">
            <text:p>467485</text:p>
          </table:table-cell>
          <table:table-cell office:value-type="float" office:value="0.0999142220862271" calcext:value-type="float">
            <text:p>0.0999142220862271</text:p>
          </table:table-cell>
        </table:table-row>
        <table:table-row table:style-name="ro1">
          <table:table-cell office:value-type="float" office:value="361.425966453" calcext:value-type="float">
            <text:p>361.425966453</text:p>
          </table:table-cell>
          <table:table-cell office:value-type="float" office:value="469234" calcext:value-type="float">
            <text:p>469234</text:p>
          </table:table-cell>
          <table:table-cell office:value-type="float" office:value="468401" calcext:value-type="float">
            <text:p>468401</text:p>
          </table:table-cell>
          <table:table-cell office:value-type="float" office:value="0.0998704527174447" calcext:value-type="float">
            <text:p>0.0998704527174447</text:p>
          </table:table-cell>
        </table:table-row>
        <table:table-row table:style-name="ro1">
          <table:table-cell office:value-type="float" office:value="361.586563338001" calcext:value-type="float">
            <text:p>361.586563338001</text:p>
          </table:table-cell>
          <table:table-cell office:value-type="float" office:value="469984" calcext:value-type="float">
            <text:p>469984</text:p>
          </table:table-cell>
          <table:table-cell office:value-type="float" office:value="469234" calcext:value-type="float">
            <text:p>469234</text:p>
          </table:table-cell>
          <table:table-cell office:value-type="float" office:value="0.0998243998158047" calcext:value-type="float">
            <text:p>0.0998243998158047</text:p>
          </table:table-cell>
        </table:table-row>
        <table:table-row table:style-name="ro1">
          <table:table-cell office:value-type="float" office:value="361.753076001" calcext:value-type="float">
            <text:p>361.753076001</text:p>
          </table:table-cell>
          <table:table-cell office:value-type="float" office:value="470671" calcext:value-type="float">
            <text:p>470671</text:p>
          </table:table-cell>
          <table:table-cell office:value-type="float" office:value="469984" calcext:value-type="float">
            <text:p>469984</text:p>
          </table:table-cell>
          <table:table-cell office:value-type="float" office:value="0.0997820433722896" calcext:value-type="float">
            <text:p>0.0997820433722896</text:p>
          </table:table-cell>
        </table:table-row>
        <table:table-row table:style-name="ro1">
          <table:table-cell office:value-type="float" office:value="361.923142829" calcext:value-type="float">
            <text:p>361.923142829</text:p>
          </table:table-cell>
          <table:table-cell office:value-type="float" office:value="471273" calcext:value-type="float">
            <text:p>471273</text:p>
          </table:table-cell>
          <table:table-cell office:value-type="float" office:value="470671" calcext:value-type="float">
            <text:p>470671</text:p>
          </table:table-cell>
          <table:table-cell office:value-type="float" office:value="0.0997371391226104" calcext:value-type="float">
            <text:p>0.0997371391226104</text:p>
          </table:table-cell>
        </table:table-row>
        <table:table-row table:style-name="ro1">
          <table:table-cell office:value-type="float" office:value="362.081722714001" calcext:value-type="float">
            <text:p>362.081722714001</text:p>
          </table:table-cell>
          <table:table-cell office:value-type="float" office:value="471738" calcext:value-type="float">
            <text:p>471738</text:p>
          </table:table-cell>
          <table:table-cell office:value-type="float" office:value="471273" calcext:value-type="float">
            <text:p>471273</text:p>
          </table:table-cell>
          <table:table-cell office:value-type="float" office:value="0.0996902088105262" calcext:value-type="float">
            <text:p>0.0996902088105262</text:p>
          </table:table-cell>
        </table:table-row>
        <table:table-row table:style-name="ro1">
          <table:table-cell office:value-type="float" office:value="362.244327108" calcext:value-type="float">
            <text:p>362.244327108</text:p>
          </table:table-cell>
          <table:table-cell office:value-type="float" office:value="472115" calcext:value-type="float">
            <text:p>472115</text:p>
          </table:table-cell>
          <table:table-cell office:value-type="float" office:value="471738" calcext:value-type="float">
            <text:p>471738</text:p>
          </table:table-cell>
          <table:table-cell office:value-type="float" office:value="0.0996471656668238" calcext:value-type="float">
            <text:p>0.0996471656668238</text:p>
          </table:table-cell>
        </table:table-row>
        <table:table-row table:style-name="ro1">
          <table:table-cell office:value-type="float" office:value="362.396444269" calcext:value-type="float">
            <text:p>362.396444269</text:p>
          </table:table-cell>
          <table:table-cell office:value-type="float" office:value="472375" calcext:value-type="float">
            <text:p>472375</text:p>
          </table:table-cell>
          <table:table-cell office:value-type="float" office:value="472115" calcext:value-type="float">
            <text:p>472115</text:p>
          </table:table-cell>
          <table:table-cell office:value-type="float" office:value="0.099601742475464" calcext:value-type="float">
            <text:p>0.099601742475464</text:p>
          </table:table-cell>
        </table:table-row>
        <table:table-row table:style-name="ro1">
          <table:table-cell office:value-type="float" office:value="362.612430505001" calcext:value-type="float">
            <text:p>362.612430505001</text:p>
          </table:table-cell>
          <table:table-cell office:value-type="float" office:value="472587" calcext:value-type="float">
            <text:p>472587</text:p>
          </table:table-cell>
          <table:table-cell office:value-type="float" office:value="472375" calcext:value-type="float">
            <text:p>472375</text:p>
          </table:table-cell>
          <table:table-cell office:value-type="float" office:value="0.0995544273781079" calcext:value-type="float">
            <text:p>0.0995544273781079</text:p>
          </table:table-cell>
        </table:table-row>
        <table:table-row table:style-name="ro1">
          <table:table-cell office:value-type="float" office:value="362.781577715001" calcext:value-type="float">
            <text:p>362.781577715001</text:p>
          </table:table-cell>
          <table:table-cell office:value-type="float" office:value="472625" calcext:value-type="float">
            <text:p>472625</text:p>
          </table:table-cell>
          <table:table-cell office:value-type="float" office:value="472587" calcext:value-type="float">
            <text:p>472587</text:p>
          </table:table-cell>
          <table:table-cell office:value-type="float" office:value="0.0995056108680036" calcext:value-type="float">
            <text:p>0.0995056108680036</text:p>
          </table:table-cell>
        </table:table-row>
        <table:table-row table:style-name="ro1">
          <table:table-cell office:value-type="float" office:value="362.94312592" calcext:value-type="float">
            <text:p>362.94312592</text:p>
          </table:table-cell>
          <table:table-cell office:value-type="float" office:value="472558" calcext:value-type="float">
            <text:p>472558</text:p>
          </table:table-cell>
          <table:table-cell office:value-type="float" office:value="472625" calcext:value-type="float">
            <text:p>472625</text:p>
          </table:table-cell>
          <table:table-cell office:value-type="float" office:value="0.0994610799795656" calcext:value-type="float">
            <text:p>0.0994610799795656</text:p>
          </table:table-cell>
        </table:table-row>
        <table:table-row table:style-name="ro1">
          <table:table-cell office:value-type="float" office:value="363.096723996" calcext:value-type="float">
            <text:p>363.096723996</text:p>
          </table:table-cell>
          <table:table-cell office:value-type="float" office:value="472402" calcext:value-type="float">
            <text:p>472402</text:p>
          </table:table-cell>
          <table:table-cell office:value-type="float" office:value="472558" calcext:value-type="float">
            <text:p>472558</text:p>
          </table:table-cell>
          <table:table-cell office:value-type="float" office:value="0.0994145089671144" calcext:value-type="float">
            <text:p>0.0994145089671144</text:p>
          </table:table-cell>
        </table:table-row>
        <table:table-row table:style-name="ro1">
          <table:table-cell office:value-type="float" office:value="363.258815757001" calcext:value-type="float">
            <text:p>363.258815757001</text:p>
          </table:table-cell>
          <table:table-cell office:value-type="float" office:value="472143" calcext:value-type="float">
            <text:p>472143</text:p>
          </table:table-cell>
          <table:table-cell office:value-type="float" office:value="472402" calcext:value-type="float">
            <text:p>472402</text:p>
          </table:table-cell>
          <table:table-cell office:value-type="float" office:value="0.0993717835308147" calcext:value-type="float">
            <text:p>0.0993717835308147</text:p>
          </table:table-cell>
        </table:table-row>
        <table:table-row table:style-name="ro1">
          <table:table-cell office:value-type="float" office:value="363.412327133" calcext:value-type="float">
            <text:p>363.412327133</text:p>
          </table:table-cell>
          <table:table-cell office:value-type="float" office:value="471813" calcext:value-type="float">
            <text:p>471813</text:p>
          </table:table-cell>
          <table:table-cell office:value-type="float" office:value="472143" calcext:value-type="float">
            <text:p>472143</text:p>
          </table:table-cell>
          <table:table-cell office:value-type="float" office:value="0.0993266749656598" calcext:value-type="float">
            <text:p>0.0993266749656598</text:p>
          </table:table-cell>
        </table:table-row>
        <table:table-row table:style-name="ro1">
          <table:table-cell office:value-type="float" office:value="363.573373794" calcext:value-type="float">
            <text:p>363.573373794</text:p>
          </table:table-cell>
          <table:table-cell office:value-type="float" office:value="471384" calcext:value-type="float">
            <text:p>471384</text:p>
          </table:table-cell>
          <table:table-cell office:value-type="float" office:value="471813" calcext:value-type="float">
            <text:p>471813</text:p>
          </table:table-cell>
          <table:table-cell office:value-type="float" office:value="0.0992796719295881" calcext:value-type="float">
            <text:p>0.0992796719295881</text:p>
          </table:table-cell>
        </table:table-row>
        <table:table-row table:style-name="ro1">
          <table:table-cell office:value-type="float" office:value="363.728604977" calcext:value-type="float">
            <text:p>363.728604977</text:p>
          </table:table-cell>
          <table:table-cell office:value-type="float" office:value="470894" calcext:value-type="float">
            <text:p>470894</text:p>
          </table:table-cell>
          <table:table-cell office:value-type="float" office:value="471384" calcext:value-type="float">
            <text:p>471384</text:p>
          </table:table-cell>
          <table:table-cell office:value-type="float" office:value="0.0992366159146116" calcext:value-type="float">
            <text:p>0.0992366159146116</text:p>
          </table:table-cell>
        </table:table-row>
        <table:table-row table:style-name="ro1">
          <table:table-cell office:value-type="float" office:value="363.881999802001" calcext:value-type="float">
            <text:p>363.881999802001</text:p>
          </table:table-cell>
          <table:table-cell office:value-type="float" office:value="470342" calcext:value-type="float">
            <text:p>470342</text:p>
          </table:table-cell>
          <table:table-cell office:value-type="float" office:value="470894" calcext:value-type="float">
            <text:p>470894</text:p>
          </table:table-cell>
          <table:table-cell office:value-type="float" office:value="0.0991912729297091" calcext:value-type="float">
            <text:p>0.0991912729297091</text:p>
          </table:table-cell>
        </table:table-row>
        <table:table-row table:style-name="ro1">
          <table:table-cell office:value-type="float" office:value="364.043988772" calcext:value-type="float">
            <text:p>364.043988772</text:p>
          </table:table-cell>
          <table:table-cell office:value-type="float" office:value="469696" calcext:value-type="float">
            <text:p>469696</text:p>
          </table:table-cell>
          <table:table-cell office:value-type="float" office:value="470342" calcext:value-type="float">
            <text:p>470342</text:p>
          </table:table-cell>
          <table:table-cell office:value-type="float" office:value="0.0991495539500362" calcext:value-type="float">
            <text:p>0.0991495539500362</text:p>
          </table:table-cell>
        </table:table-row>
        <table:table-row table:style-name="ro1">
          <table:table-cell office:value-type="float" office:value="364.204424647" calcext:value-type="float">
            <text:p>364.204424647</text:p>
          </table:table-cell>
          <table:table-cell office:value-type="float" office:value="468997" calcext:value-type="float">
            <text:p>468997</text:p>
          </table:table-cell>
          <table:table-cell office:value-type="float" office:value="469696" calcext:value-type="float">
            <text:p>469696</text:p>
          </table:table-cell>
          <table:table-cell office:value-type="float" office:value="0.0991052985598641" calcext:value-type="float">
            <text:p>0.0991052985598641</text:p>
          </table:table-cell>
        </table:table-row>
        <table:table-row table:style-name="ro1">
          <table:table-cell office:value-type="float" office:value="364.370844632001" calcext:value-type="float">
            <text:p>364.370844632001</text:p>
          </table:table-cell>
          <table:table-cell office:value-type="float" office:value="468221" calcext:value-type="float">
            <text:p>468221</text:p>
          </table:table-cell>
          <table:table-cell office:value-type="float" office:value="468997" calcext:value-type="float">
            <text:p>468997</text:p>
          </table:table-cell>
          <table:table-cell office:value-type="float" office:value="0.0990590259942796" calcext:value-type="float">
            <text:p>0.0990590259942796</text:p>
          </table:table-cell>
        </table:table-row>
        <table:table-row table:style-name="ro1">
          <table:table-cell office:value-type="float" office:value="364.540103466001" calcext:value-type="float">
            <text:p>364.540103466001</text:p>
          </table:table-cell>
          <table:table-cell office:value-type="float" office:value="467389" calcext:value-type="float">
            <text:p>467389</text:p>
          </table:table-cell>
          <table:table-cell office:value-type="float" office:value="468221" calcext:value-type="float">
            <text:p>468221</text:p>
          </table:table-cell>
          <table:table-cell office:value-type="float" office:value="0.0990165782913051" calcext:value-type="float">
            <text:p>0.0990165782913051</text:p>
          </table:table-cell>
        </table:table-row>
        <table:table-row table:style-name="ro1">
          <table:table-cell office:value-type="float" office:value="364.695992946001" calcext:value-type="float">
            <text:p>364.695992946001</text:p>
          </table:table-cell>
          <table:table-cell office:value-type="float" office:value="466594" calcext:value-type="float">
            <text:p>466594</text:p>
          </table:table-cell>
          <table:table-cell office:value-type="float" office:value="467389" calcext:value-type="float">
            <text:p>467389</text:p>
          </table:table-cell>
          <table:table-cell office:value-type="float" office:value="0.0989717697680605" calcext:value-type="float">
            <text:p>0.0989717697680605</text:p>
          </table:table-cell>
        </table:table-row>
        <table:table-row table:style-name="ro1">
          <table:table-cell office:value-type="float" office:value="364.861086279" calcext:value-type="float">
            <text:p>364.861086279</text:p>
          </table:table-cell>
          <table:table-cell office:value-type="float" office:value="465732" calcext:value-type="float">
            <text:p>465732</text:p>
          </table:table-cell>
          <table:table-cell office:value-type="float" office:value="466594" calcext:value-type="float">
            <text:p>466594</text:p>
          </table:table-cell>
          <table:table-cell office:value-type="float" office:value="0.0989250844924517" calcext:value-type="float">
            <text:p>0.0989250844924517</text:p>
          </table:table-cell>
        </table:table-row>
        <table:table-row table:style-name="ro1">
          <table:table-cell office:value-type="float" office:value="365.024911268" calcext:value-type="float">
            <text:p>365.024911268</text:p>
          </table:table-cell>
          <table:table-cell office:value-type="float" office:value="464868" calcext:value-type="float">
            <text:p>464868</text:p>
          </table:table-cell>
          <table:table-cell office:value-type="float" office:value="465732" calcext:value-type="float">
            <text:p>465732</text:p>
          </table:table-cell>
          <table:table-cell office:value-type="float" office:value="0.0988823215012825" calcext:value-type="float">
            <text:p>0.0988823215012825</text:p>
          </table:table-cell>
        </table:table-row>
        <table:table-row table:style-name="ro1">
          <table:table-cell office:value-type="float" office:value="365.196191272001" calcext:value-type="float">
            <text:p>365.196191272001</text:p>
          </table:table-cell>
          <table:table-cell office:value-type="float" office:value="463966" calcext:value-type="float">
            <text:p>463966</text:p>
          </table:table-cell>
          <table:table-cell office:value-type="float" office:value="464868" calcext:value-type="float">
            <text:p>464868</text:p>
          </table:table-cell>
          <table:table-cell office:value-type="float" office:value="0.0988372904704149" calcext:value-type="float">
            <text:p>0.0988372904704149</text:p>
          </table:table-cell>
        </table:table-row>
        <table:table-row table:style-name="ro1">
          <table:table-cell office:value-type="float" office:value="365.318057075" calcext:value-type="float">
            <text:p>365.318057075</text:p>
          </table:table-cell>
          <table:table-cell office:value-type="float" office:value="463332" calcext:value-type="float">
            <text:p>463332</text:p>
          </table:table-cell>
          <table:table-cell office:value-type="float" office:value="463966" calcext:value-type="float">
            <text:p>463966</text:p>
          </table:table-cell>
          <table:table-cell office:value-type="float" office:value="0.0993438049790716" calcext:value-type="float">
            <text:p>0.0993438049790716</text:p>
          </table:table-cell>
        </table:table-row>
        <table:table-row table:style-name="ro1">
          <table:table-cell office:value-type="float" office:value="365.490227088" calcext:value-type="float">
            <text:p>365.490227088</text:p>
          </table:table-cell>
          <table:table-cell office:value-type="float" office:value="462458" calcext:value-type="float">
            <text:p>462458</text:p>
          </table:table-cell>
          <table:table-cell office:value-type="float" office:value="463332" calcext:value-type="float">
            <text:p>463332</text:p>
          </table:table-cell>
          <table:table-cell office:value-type="float" office:value="0.0997379136437173" calcext:value-type="float">
            <text:p>0.0997379136437173</text:p>
          </table:table-cell>
        </table:table-row>
        <table:table-row table:style-name="ro1">
          <table:table-cell office:value-type="float" office:value="365.650275951" calcext:value-type="float">
            <text:p>365.650275951</text:p>
          </table:table-cell>
          <table:table-cell office:value-type="float" office:value="461677" calcext:value-type="float">
            <text:p>461677</text:p>
          </table:table-cell>
          <table:table-cell office:value-type="float" office:value="462458" calcext:value-type="float">
            <text:p>462458</text:p>
          </table:table-cell>
          <table:table-cell office:value-type="float" office:value="0.1000476536634" calcext:value-type="float">
            <text:p>0.1000476536634</text:p>
          </table:table-cell>
        </table:table-row>
        <table:table-row table:style-name="ro1">
          <table:table-cell office:value-type="float" office:value="365.819172082001" calcext:value-type="float">
            <text:p>365.819172082001</text:p>
          </table:table-cell>
          <table:table-cell office:value-type="float" office:value="460896" calcext:value-type="float">
            <text:p>460896</text:p>
          </table:table-cell>
          <table:table-cell office:value-type="float" office:value="461677" calcext:value-type="float">
            <text:p>461677</text:p>
          </table:table-cell>
          <table:table-cell office:value-type="float" office:value="0.100284360960816" calcext:value-type="float">
            <text:p>0.100284360960816</text:p>
          </table:table-cell>
        </table:table-row>
        <table:table-row table:style-name="ro1">
          <table:table-cell office:value-type="float" office:value="365.979632600001" calcext:value-type="float">
            <text:p>365.979632600001</text:p>
          </table:table-cell>
          <table:table-cell office:value-type="float" office:value="460205" calcext:value-type="float">
            <text:p>460205</text:p>
          </table:table-cell>
          <table:table-cell office:value-type="float" office:value="460896" calcext:value-type="float">
            <text:p>460896</text:p>
          </table:table-cell>
          <table:table-cell office:value-type="float" office:value="0.100462654204802" calcext:value-type="float">
            <text:p>0.100462654204802</text:p>
          </table:table-cell>
        </table:table-row>
        <table:table-row table:style-name="ro1">
          <table:table-cell office:value-type="float" office:value="366.157538850001" calcext:value-type="float">
            <text:p>366.157538850001</text:p>
          </table:table-cell>
          <table:table-cell office:value-type="float" office:value="459508" calcext:value-type="float">
            <text:p>459508</text:p>
          </table:table-cell>
          <table:table-cell office:value-type="float" office:value="460205" calcext:value-type="float">
            <text:p>460205</text:p>
          </table:table-cell>
          <table:table-cell office:value-type="float" office:value="0.100599757043448" calcext:value-type="float">
            <text:p>0.100599757043448</text:p>
          </table:table-cell>
        </table:table-row>
        <table:table-row table:style-name="ro1">
          <table:table-cell office:value-type="float" office:value="366.319572774" calcext:value-type="float">
            <text:p>366.319572774</text:p>
          </table:table-cell>
          <table:table-cell office:value-type="float" office:value="458946" calcext:value-type="float">
            <text:p>458946</text:p>
          </table:table-cell>
          <table:table-cell office:value-type="float" office:value="459508" calcext:value-type="float">
            <text:p>459508</text:p>
          </table:table-cell>
          <table:table-cell office:value-type="float" office:value="0.100698384869731" calcext:value-type="float">
            <text:p>0.100698384869731</text:p>
          </table:table-cell>
        </table:table-row>
        <table:table-row table:style-name="ro1">
          <table:table-cell office:value-type="float" office:value="366.479086172" calcext:value-type="float">
            <text:p>366.479086172</text:p>
          </table:table-cell>
          <table:table-cell office:value-type="float" office:value="458466" calcext:value-type="float">
            <text:p>458466</text:p>
          </table:table-cell>
          <table:table-cell office:value-type="float" office:value="458946" calcext:value-type="float">
            <text:p>458946</text:p>
          </table:table-cell>
          <table:table-cell office:value-type="float" office:value="0.100766244760886" calcext:value-type="float">
            <text:p>0.100766244760886</text:p>
          </table:table-cell>
        </table:table-row>
        <table:table-row table:style-name="ro1">
          <table:table-cell office:value-type="float" office:value="366.635808183" calcext:value-type="float">
            <text:p>366.635808183</text:p>
          </table:table-cell>
          <table:table-cell office:value-type="float" office:value="458074" calcext:value-type="float">
            <text:p>458074</text:p>
          </table:table-cell>
          <table:table-cell office:value-type="float" office:value="458466" calcext:value-type="float">
            <text:p>458466</text:p>
          </table:table-cell>
          <table:table-cell office:value-type="float" office:value="0.100815016010729" calcext:value-type="float">
            <text:p>0.100815016010729</text:p>
          </table:table-cell>
        </table:table-row>
        <table:table-row table:style-name="ro1">
          <table:table-cell office:value-type="float" office:value="366.791820847" calcext:value-type="float">
            <text:p>366.791820847</text:p>
          </table:table-cell>
          <table:table-cell office:value-type="float" office:value="457765" calcext:value-type="float">
            <text:p>457765</text:p>
          </table:table-cell>
          <table:table-cell office:value-type="float" office:value="458074" calcext:value-type="float">
            <text:p>458074</text:p>
          </table:table-cell>
          <table:table-cell office:value-type="float" office:value="0.100843008715814" calcext:value-type="float">
            <text:p>0.100843008715814</text:p>
          </table:table-cell>
        </table:table-row>
        <table:table-row table:style-name="ro1">
          <table:table-cell office:value-type="float" office:value="366.956894941" calcext:value-type="float">
            <text:p>366.956894941</text:p>
          </table:table-cell>
          <table:table-cell office:value-type="float" office:value="457533" calcext:value-type="float">
            <text:p>457533</text:p>
          </table:table-cell>
          <table:table-cell office:value-type="float" office:value="457765" calcext:value-type="float">
            <text:p>457765</text:p>
          </table:table-cell>
          <table:table-cell office:value-type="float" office:value="0.100859895243246" calcext:value-type="float">
            <text:p>0.100859895243246</text:p>
          </table:table-cell>
        </table:table-row>
        <table:table-row table:style-name="ro1">
          <table:table-cell office:value-type="float" office:value="367.113198488" calcext:value-type="float">
            <text:p>367.113198488</text:p>
          </table:table-cell>
          <table:table-cell office:value-type="float" office:value="457407" calcext:value-type="float">
            <text:p>457407</text:p>
          </table:table-cell>
          <table:table-cell office:value-type="float" office:value="457533" calcext:value-type="float">
            <text:p>457533</text:p>
          </table:table-cell>
          <table:table-cell office:value-type="float" office:value="0.10086239820114" calcext:value-type="float">
            <text:p>0.10086239820114</text:p>
          </table:table-cell>
        </table:table-row>
        <table:table-row table:style-name="ro1">
          <table:table-cell office:value-type="float" office:value="367.26503587" calcext:value-type="float">
            <text:p>367.26503587</text:p>
          </table:table-cell>
          <table:table-cell office:value-type="float" office:value="457373" calcext:value-type="float">
            <text:p>457373</text:p>
          </table:table-cell>
          <table:table-cell office:value-type="float" office:value="457407" calcext:value-type="float">
            <text:p>457407</text:p>
          </table:table-cell>
          <table:table-cell office:value-type="float" office:value="0.100853406299331" calcext:value-type="float">
            <text:p>0.100853406299331</text:p>
          </table:table-cell>
        </table:table-row>
        <table:table-row table:style-name="ro1">
          <table:table-cell office:value-type="float" office:value="367.419105266001" calcext:value-type="float">
            <text:p>367.419105266001</text:p>
          </table:table-cell>
          <table:table-cell office:value-type="float" office:value="457432" calcext:value-type="float">
            <text:p>457432</text:p>
          </table:table-cell>
          <table:table-cell office:value-type="float" office:value="457373" calcext:value-type="float">
            <text:p>457373</text:p>
          </table:table-cell>
          <table:table-cell office:value-type="float" office:value="0.100840720136169" calcext:value-type="float">
            <text:p>0.100840720136169</text:p>
          </table:table-cell>
        </table:table-row>
        <table:table-row table:style-name="ro1">
          <table:table-cell office:value-type="float" office:value="367.571744967" calcext:value-type="float">
            <text:p>367.571744967</text:p>
          </table:table-cell>
          <table:table-cell office:value-type="float" office:value="457581" calcext:value-type="float">
            <text:p>457581</text:p>
          </table:table-cell>
          <table:table-cell office:value-type="float" office:value="457432" calcext:value-type="float">
            <text:p>457432</text:p>
          </table:table-cell>
          <table:table-cell office:value-type="float" office:value="0.100819594894669" calcext:value-type="float">
            <text:p>0.100819594894669</text:p>
          </table:table-cell>
        </table:table-row>
        <table:table-row table:style-name="ro1">
          <table:table-cell office:value-type="float" office:value="367.719613491" calcext:value-type="float">
            <text:p>367.719613491</text:p>
          </table:table-cell>
          <table:table-cell office:value-type="float" office:value="457814" calcext:value-type="float">
            <text:p>457814</text:p>
          </table:table-cell>
          <table:table-cell office:value-type="float" office:value="457581" calcext:value-type="float">
            <text:p>457581</text:p>
          </table:table-cell>
          <table:table-cell office:value-type="float" office:value="0.10079721102733" calcext:value-type="float">
            <text:p>0.10079721102733</text:p>
          </table:table-cell>
        </table:table-row>
        <table:table-row table:style-name="ro1">
          <table:table-cell office:value-type="float" office:value="367.879019589001" calcext:value-type="float">
            <text:p>367.879019589001</text:p>
          </table:table-cell>
          <table:table-cell office:value-type="float" office:value="458161" calcext:value-type="float">
            <text:p>458161</text:p>
          </table:table-cell>
          <table:table-cell office:value-type="float" office:value="457814" calcext:value-type="float">
            <text:p>457814</text:p>
          </table:table-cell>
          <table:table-cell office:value-type="float" office:value="0.100768345535683" calcext:value-type="float">
            <text:p>0.100768345535683</text:p>
          </table:table-cell>
        </table:table-row>
        <table:table-row table:style-name="ro1">
          <table:table-cell office:value-type="float" office:value="368.060527858001" calcext:value-type="float">
            <text:p>368.060527858001</text:p>
          </table:table-cell>
          <table:table-cell office:value-type="float" office:value="458674" calcext:value-type="float">
            <text:p>458674</text:p>
          </table:table-cell>
          <table:table-cell office:value-type="float" office:value="458161" calcext:value-type="float">
            <text:p>458161</text:p>
          </table:table-cell>
          <table:table-cell office:value-type="float" office:value="0.10073430666237" calcext:value-type="float">
            <text:p>0.10073430666237</text:p>
          </table:table-cell>
        </table:table-row>
        <table:table-row table:style-name="ro1">
          <table:table-cell office:value-type="float" office:value="368.171293732001" calcext:value-type="float">
            <text:p>368.171293732001</text:p>
          </table:table-cell>
          <table:table-cell office:value-type="float" office:value="459047" calcext:value-type="float">
            <text:p>459047</text:p>
          </table:table-cell>
          <table:table-cell office:value-type="float" office:value="458674" calcext:value-type="float">
            <text:p>458674</text:p>
          </table:table-cell>
          <table:table-cell office:value-type="float" office:value="0.100701606786813" calcext:value-type="float">
            <text:p>0.100701606786813</text:p>
          </table:table-cell>
        </table:table-row>
        <table:table-row table:style-name="ro1">
          <table:table-cell office:value-type="float" office:value="368.329405158001" calcext:value-type="float">
            <text:p>368.329405158001</text:p>
          </table:table-cell>
          <table:table-cell office:value-type="float" office:value="459656" calcext:value-type="float">
            <text:p>459656</text:p>
          </table:table-cell>
          <table:table-cell office:value-type="float" office:value="459047" calcext:value-type="float">
            <text:p>459047</text:p>
          </table:table-cell>
          <table:table-cell office:value-type="float" office:value="0.100669981081625" calcext:value-type="float">
            <text:p>0.100669981081625</text:p>
          </table:table-cell>
        </table:table-row>
        <table:table-row table:style-name="ro1">
          <table:table-cell office:value-type="float" office:value="368.481631546" calcext:value-type="float">
            <text:p>368.481631546</text:p>
          </table:table-cell>
          <table:table-cell office:value-type="float" office:value="460324" calcext:value-type="float">
            <text:p>460324</text:p>
          </table:table-cell>
          <table:table-cell office:value-type="float" office:value="459656" calcext:value-type="float">
            <text:p>459656</text:p>
          </table:table-cell>
          <table:table-cell office:value-type="float" office:value="0.100633757814784" calcext:value-type="float">
            <text:p>0.100633757814784</text:p>
          </table:table-cell>
        </table:table-row>
        <table:table-row table:style-name="ro1">
          <table:table-cell office:value-type="float" office:value="368.635305359" calcext:value-type="float">
            <text:p>368.635305359</text:p>
          </table:table-cell>
          <table:table-cell office:value-type="float" office:value="461073" calcext:value-type="float">
            <text:p>461073</text:p>
          </table:table-cell>
          <table:table-cell office:value-type="float" office:value="460324" calcext:value-type="float">
            <text:p>460324</text:p>
          </table:table-cell>
          <table:table-cell office:value-type="float" office:value="0.100599322298528" calcext:value-type="float">
            <text:p>0.100599322298528</text:p>
          </table:table-cell>
        </table:table-row>
        <table:table-row table:style-name="ro1">
          <table:table-cell office:value-type="float" office:value="368.787334245" calcext:value-type="float">
            <text:p>368.787334245</text:p>
          </table:table-cell>
          <table:table-cell office:value-type="float" office:value="461884" calcext:value-type="float">
            <text:p>461884</text:p>
          </table:table-cell>
          <table:table-cell office:value-type="float" office:value="461073" calcext:value-type="float">
            <text:p>461073</text:p>
          </table:table-cell>
          <table:table-cell office:value-type="float" office:value="0.10056086896501" calcext:value-type="float">
            <text:p>0.10056086896501</text:p>
          </table:table-cell>
        </table:table-row>
        <table:table-row table:style-name="ro1">
          <table:table-cell office:value-type="float" office:value="368.939021738001" calcext:value-type="float">
            <text:p>368.939021738001</text:p>
          </table:table-cell>
          <table:table-cell office:value-type="float" office:value="462755" calcext:value-type="float">
            <text:p>462755</text:p>
          </table:table-cell>
          <table:table-cell office:value-type="float" office:value="461884" calcext:value-type="float">
            <text:p>461884</text:p>
          </table:table-cell>
          <table:table-cell office:value-type="float" office:value="0.100524658275643" calcext:value-type="float">
            <text:p>0.100524658275643</text:p>
          </table:table-cell>
        </table:table-row>
        <table:table-row table:style-name="ro1">
          <table:table-cell office:value-type="float" office:value="369.088861572001" calcext:value-type="float">
            <text:p>369.088861572001</text:p>
          </table:table-cell>
          <table:table-cell office:value-type="float" office:value="463671" calcext:value-type="float">
            <text:p>463671</text:p>
          </table:table-cell>
          <table:table-cell office:value-type="float" office:value="462755" calcext:value-type="float">
            <text:p>462755</text:p>
          </table:table-cell>
          <table:table-cell office:value-type="float" office:value="0.100484802542423" calcext:value-type="float">
            <text:p>0.100484802542423</text:p>
          </table:table-cell>
        </table:table-row>
        <table:table-row table:style-name="ro1">
          <table:table-cell office:value-type="float" office:value="369.240015629001" calcext:value-type="float">
            <text:p>369.240015629001</text:p>
          </table:table-cell>
          <table:table-cell office:value-type="float" office:value="464644" calcext:value-type="float">
            <text:p>464644</text:p>
          </table:table-cell>
          <table:table-cell office:value-type="float" office:value="463671" calcext:value-type="float">
            <text:p>463671</text:p>
          </table:table-cell>
          <table:table-cell office:value-type="float" office:value="0.100447478791868" calcext:value-type="float">
            <text:p>0.100447478791868</text:p>
          </table:table-cell>
        </table:table-row>
        <table:table-row table:style-name="ro1">
          <table:table-cell office:value-type="float" office:value="369.403248738" calcext:value-type="float">
            <text:p>369.403248738</text:p>
          </table:table-cell>
          <table:table-cell office:value-type="float" office:value="465740" calcext:value-type="float">
            <text:p>465740</text:p>
          </table:table-cell>
          <table:table-cell office:value-type="float" office:value="464644" calcext:value-type="float">
            <text:p>464644</text:p>
          </table:table-cell>
          <table:table-cell office:value-type="float" office:value="0.100406750305236" calcext:value-type="float">
            <text:p>0.100406750305236</text:p>
          </table:table-cell>
        </table:table-row>
        <table:table-row table:style-name="ro1">
          <table:table-cell office:value-type="float" office:value="369.568683259" calcext:value-type="float">
            <text:p>369.568683259</text:p>
          </table:table-cell>
          <table:table-cell office:value-type="float" office:value="466891" calcext:value-type="float">
            <text:p>466891</text:p>
          </table:table-cell>
          <table:table-cell office:value-type="float" office:value="465740" calcext:value-type="float">
            <text:p>465740</text:p>
          </table:table-cell>
          <table:table-cell office:value-type="float" office:value="0.100363309802813" calcext:value-type="float">
            <text:p>0.100363309802813</text:p>
          </table:table-cell>
        </table:table-row>
        <table:table-row table:style-name="ro1">
          <table:table-cell office:value-type="float" office:value="369.721915848" calcext:value-type="float">
            <text:p>369.721915848</text:p>
          </table:table-cell>
          <table:table-cell office:value-type="float" office:value="467983" calcext:value-type="float">
            <text:p>467983</text:p>
          </table:table-cell>
          <table:table-cell office:value-type="float" office:value="466891" calcext:value-type="float">
            <text:p>466891</text:p>
          </table:table-cell>
          <table:table-cell office:value-type="float" office:value="0.100323132953242" calcext:value-type="float">
            <text:p>0.100323132953242</text:p>
          </table:table-cell>
        </table:table-row>
        <table:table-row table:style-name="ro1">
          <table:table-cell office:value-type="float" office:value="369.878848454" calcext:value-type="float">
            <text:p>369.878848454</text:p>
          </table:table-cell>
          <table:table-cell office:value-type="float" office:value="469118" calcext:value-type="float">
            <text:p>469118</text:p>
          </table:table-cell>
          <table:table-cell office:value-type="float" office:value="467983" calcext:value-type="float">
            <text:p>467983</text:p>
          </table:table-cell>
          <table:table-cell office:value-type="float" office:value="0.100280151384238" calcext:value-type="float">
            <text:p>0.100280151384238</text:p>
          </table:table-cell>
        </table:table-row>
        <table:table-row table:style-name="ro1">
          <table:table-cell office:value-type="float" office:value="370.035106453001" calcext:value-type="float">
            <text:p>370.035106453001</text:p>
          </table:table-cell>
          <table:table-cell office:value-type="float" office:value="470255" calcext:value-type="float">
            <text:p>470255</text:p>
          </table:table-cell>
          <table:table-cell office:value-type="float" office:value="469118" calcext:value-type="float">
            <text:p>469118</text:p>
          </table:table-cell>
          <table:table-cell office:value-type="float" office:value="0.10024035048256" calcext:value-type="float">
            <text:p>0.10024035048256</text:p>
          </table:table-cell>
        </table:table-row>
        <table:table-row table:style-name="ro1">
          <table:table-cell office:value-type="float" office:value="370.195789476001" calcext:value-type="float">
            <text:p>370.195789476001</text:p>
          </table:table-cell>
          <table:table-cell office:value-type="float" office:value="471422" calcext:value-type="float">
            <text:p>471422</text:p>
          </table:table-cell>
          <table:table-cell office:value-type="float" office:value="470255" calcext:value-type="float">
            <text:p>470255</text:p>
          </table:table-cell>
          <table:table-cell office:value-type="float" office:value="0.100197687252768" calcext:value-type="float">
            <text:p>0.100197687252768</text:p>
          </table:table-cell>
        </table:table-row>
        <table:table-row table:style-name="ro1">
          <table:table-cell office:value-type="float" office:value="370.346880445" calcext:value-type="float">
            <text:p>370.346880445</text:p>
          </table:table-cell>
          <table:table-cell office:value-type="float" office:value="472509" calcext:value-type="float">
            <text:p>472509</text:p>
          </table:table-cell>
          <table:table-cell office:value-type="float" office:value="471422" calcext:value-type="float">
            <text:p>471422</text:p>
          </table:table-cell>
          <table:table-cell office:value-type="float" office:value="0.100158149802215" calcext:value-type="float">
            <text:p>0.100158149802215</text:p>
          </table:table-cell>
        </table:table-row>
        <table:table-row table:style-name="ro1">
          <table:table-cell office:value-type="float" office:value="370.504527079001" calcext:value-type="float">
            <text:p>370.504527079001</text:p>
          </table:table-cell>
          <table:table-cell office:value-type="float" office:value="473621" calcext:value-type="float">
            <text:p>473621</text:p>
          </table:table-cell>
          <table:table-cell office:value-type="float" office:value="472509" calcext:value-type="float">
            <text:p>472509</text:p>
          </table:table-cell>
          <table:table-cell office:value-type="float" office:value="0.100115714871486" calcext:value-type="float">
            <text:p>0.100115714871486</text:p>
          </table:table-cell>
        </table:table-row>
        <table:table-row table:style-name="ro1">
          <table:table-cell office:value-type="float" office:value="370.663730248" calcext:value-type="float">
            <text:p>370.663730248</text:p>
          </table:table-cell>
          <table:table-cell office:value-type="float" office:value="474714" calcext:value-type="float">
            <text:p>474714</text:p>
          </table:table-cell>
          <table:table-cell office:value-type="float" office:value="473621" calcext:value-type="float">
            <text:p>473621</text:p>
          </table:table-cell>
          <table:table-cell office:value-type="float" office:value="0.10007097362505" calcext:value-type="float">
            <text:p>0.10007097362505</text:p>
          </table:table-cell>
        </table:table-row>
        <table:table-row table:style-name="ro1">
          <table:table-cell office:value-type="float" office:value="370.848394142" calcext:value-type="float">
            <text:p>370.848394142</text:p>
          </table:table-cell>
          <table:table-cell office:value-type="float" office:value="475930" calcext:value-type="float">
            <text:p>475930</text:p>
          </table:table-cell>
          <table:table-cell office:value-type="float" office:value="474714" calcext:value-type="float">
            <text:p>474714</text:p>
          </table:table-cell>
          <table:table-cell office:value-type="float" office:value="0.100029788346734" calcext:value-type="float">
            <text:p>0.100029788346734</text:p>
          </table:table-cell>
        </table:table-row>
        <table:table-row table:style-name="ro1">
          <table:table-cell office:value-type="float" office:value="370.977938575001" calcext:value-type="float">
            <text:p>370.977938575001</text:p>
          </table:table-cell>
          <table:table-cell office:value-type="float" office:value="476743" calcext:value-type="float">
            <text:p>476743</text:p>
          </table:table-cell>
          <table:table-cell office:value-type="float" office:value="475930" calcext:value-type="float">
            <text:p>475930</text:p>
          </table:table-cell>
          <table:table-cell office:value-type="float" office:value="0.0999860642894723" calcext:value-type="float">
            <text:p>0.0999860642894723</text:p>
          </table:table-cell>
        </table:table-row>
        <table:table-row table:style-name="ro1">
          <table:table-cell office:value-type="float" office:value="371.140794582" calcext:value-type="float">
            <text:p>371.140794582</text:p>
          </table:table-cell>
          <table:table-cell office:value-type="float" office:value="477710" calcext:value-type="float">
            <text:p>477710</text:p>
          </table:table-cell>
          <table:table-cell office:value-type="float" office:value="476743" calcext:value-type="float">
            <text:p>476743</text:p>
          </table:table-cell>
          <table:table-cell office:value-type="float" office:value="0.0999457014855153" calcext:value-type="float">
            <text:p>0.0999457014855153</text:p>
          </table:table-cell>
        </table:table-row>
        <table:table-row table:style-name="ro1">
          <table:table-cell office:value-type="float" office:value="371.296541187" calcext:value-type="float">
            <text:p>371.296541187</text:p>
          </table:table-cell>
          <table:table-cell office:value-type="float" office:value="478571" calcext:value-type="float">
            <text:p>478571</text:p>
          </table:table-cell>
          <table:table-cell office:value-type="float" office:value="477710" calcext:value-type="float">
            <text:p>477710</text:p>
          </table:table-cell>
          <table:table-cell office:value-type="float" office:value="0.0999026528326171" calcext:value-type="float">
            <text:p>0.0999026528326171</text:p>
          </table:table-cell>
        </table:table-row>
        <table:table-row table:style-name="ro1">
          <table:table-cell office:value-type="float" office:value="371.461164332" calcext:value-type="float">
            <text:p>371.461164332</text:p>
          </table:table-cell>
          <table:table-cell office:value-type="float" office:value="479405" calcext:value-type="float">
            <text:p>479405</text:p>
          </table:table-cell>
          <table:table-cell office:value-type="float" office:value="478571" calcext:value-type="float">
            <text:p>478571</text:p>
          </table:table-cell>
          <table:table-cell office:value-type="float" office:value="0.0998574670936799" calcext:value-type="float">
            <text:p>0.0998574670936799</text:p>
          </table:table-cell>
        </table:table-row>
        <table:table-row table:style-name="ro1">
          <table:table-cell office:value-type="float" office:value="371.628534444" calcext:value-type="float">
            <text:p>371.628534444</text:p>
          </table:table-cell>
          <table:table-cell office:value-type="float" office:value="480166" calcext:value-type="float">
            <text:p>480166</text:p>
          </table:table-cell>
          <table:table-cell office:value-type="float" office:value="479405" calcext:value-type="float">
            <text:p>479405</text:p>
          </table:table-cell>
          <table:table-cell office:value-type="float" office:value="0.0998159494357842" calcext:value-type="float">
            <text:p>0.0998159494357842</text:p>
          </table:table-cell>
        </table:table-row>
        <table:table-row table:style-name="ro1">
          <table:table-cell office:value-type="float" office:value="371.783572073" calcext:value-type="float">
            <text:p>371.783572073</text:p>
          </table:table-cell>
          <table:table-cell office:value-type="float" office:value="480787" calcext:value-type="float">
            <text:p>480787</text:p>
          </table:table-cell>
          <table:table-cell office:value-type="float" office:value="480166" calcext:value-type="float">
            <text:p>480166</text:p>
          </table:table-cell>
          <table:table-cell office:value-type="float" office:value="0.0997720058474161" calcext:value-type="float">
            <text:p>0.0997720058474161</text:p>
          </table:table-cell>
        </table:table-row>
        <table:table-row table:style-name="ro1">
          <table:table-cell office:value-type="float" office:value="371.943675432" calcext:value-type="float">
            <text:p>371.943675432</text:p>
          </table:table-cell>
          <table:table-cell office:value-type="float" office:value="481338" calcext:value-type="float">
            <text:p>481338</text:p>
          </table:table-cell>
          <table:table-cell office:value-type="float" office:value="480787" calcext:value-type="float">
            <text:p>480787</text:p>
          </table:table-cell>
          <table:table-cell office:value-type="float" office:value="0.0997314905767488" calcext:value-type="float">
            <text:p>0.0997314905767488</text:p>
          </table:table-cell>
        </table:table-row>
        <table:table-row table:style-name="ro1">
          <table:table-cell office:value-type="float" office:value="372.108985184001" calcext:value-type="float">
            <text:p>372.108985184001</text:p>
          </table:table-cell>
          <table:table-cell office:value-type="float" office:value="481808" calcext:value-type="float">
            <text:p>481808</text:p>
          </table:table-cell>
          <table:table-cell office:value-type="float" office:value="481338" calcext:value-type="float">
            <text:p>481338</text:p>
          </table:table-cell>
          <table:table-cell office:value-type="float" office:value="0.0996883662107266" calcext:value-type="float">
            <text:p>0.0996883662107266</text:p>
          </table:table-cell>
        </table:table-row>
        <table:table-row table:style-name="ro1">
          <table:table-cell office:value-type="float" office:value="372.267110454" calcext:value-type="float">
            <text:p>372.267110454</text:p>
          </table:table-cell>
          <table:table-cell office:value-type="float" office:value="482160" calcext:value-type="float">
            <text:p>482160</text:p>
          </table:table-cell>
          <table:table-cell office:value-type="float" office:value="481808" calcext:value-type="float">
            <text:p>481808</text:p>
          </table:table-cell>
          <table:table-cell office:value-type="float" office:value="0.0996431660868609" calcext:value-type="float">
            <text:p>0.0996431660868609</text:p>
          </table:table-cell>
        </table:table-row>
        <table:table-row table:style-name="ro1">
          <table:table-cell office:value-type="float" office:value="372.428843711001" calcext:value-type="float">
            <text:p>372.428843711001</text:p>
          </table:table-cell>
          <table:table-cell office:value-type="float" office:value="482418" calcext:value-type="float">
            <text:p>482418</text:p>
          </table:table-cell>
          <table:table-cell office:value-type="float" office:value="482160" calcext:value-type="float">
            <text:p>482160</text:p>
          </table:table-cell>
          <table:table-cell office:value-type="float" office:value="0.0996016599858553" calcext:value-type="float">
            <text:p>0.0996016599858553</text:p>
          </table:table-cell>
        </table:table-row>
        <table:table-row table:style-name="ro1">
          <table:table-cell office:value-type="float" office:value="372.583824660001" calcext:value-type="float">
            <text:p>372.583824660001</text:p>
          </table:table-cell>
          <table:table-cell office:value-type="float" office:value="482569" calcext:value-type="float">
            <text:p>482569</text:p>
          </table:table-cell>
          <table:table-cell office:value-type="float" office:value="482418" calcext:value-type="float">
            <text:p>482418</text:p>
          </table:table-cell>
          <table:table-cell office:value-type="float" office:value="0.0995577717168604" calcext:value-type="float">
            <text:p>0.0995577717168604</text:p>
          </table:table-cell>
        </table:table-row>
        <table:table-row table:style-name="ro1">
          <table:table-cell office:value-type="float" office:value="372.741421686001" calcext:value-type="float">
            <text:p>372.741421686001</text:p>
          </table:table-cell>
          <table:table-cell office:value-type="float" office:value="482626" calcext:value-type="float">
            <text:p>482626</text:p>
          </table:table-cell>
          <table:table-cell office:value-type="float" office:value="482569" calcext:value-type="float">
            <text:p>482569</text:p>
          </table:table-cell>
          <table:table-cell office:value-type="float" office:value="0.0995173237107601" calcext:value-type="float">
            <text:p>0.0995173237107601</text:p>
          </table:table-cell>
        </table:table-row>
        <table:table-row table:style-name="ro1">
          <table:table-cell office:value-type="float" office:value="372.89595489" calcext:value-type="float">
            <text:p>372.89595489</text:p>
          </table:table-cell>
          <table:table-cell office:value-type="float" office:value="482588" calcext:value-type="float">
            <text:p>482588</text:p>
          </table:table-cell>
          <table:table-cell office:value-type="float" office:value="482626" calcext:value-type="float">
            <text:p>482626</text:p>
          </table:table-cell>
          <table:table-cell office:value-type="float" office:value="0.0994742991189033" calcext:value-type="float">
            <text:p>0.0994742991189033</text:p>
          </table:table-cell>
        </table:table-row>
        <table:table-row table:style-name="ro1">
          <table:table-cell office:value-type="float" office:value="373.059186552" calcext:value-type="float">
            <text:p>373.059186552</text:p>
          </table:table-cell>
          <table:table-cell office:value-type="float" office:value="482448" calcext:value-type="float">
            <text:p>482448</text:p>
          </table:table-cell>
          <table:table-cell office:value-type="float" office:value="482588" calcext:value-type="float">
            <text:p>482588</text:p>
          </table:table-cell>
          <table:table-cell office:value-type="float" office:value="0.0994345506447336" calcext:value-type="float">
            <text:p>0.0994345506447336</text:p>
          </table:table-cell>
        </table:table-row>
        <table:table-row table:style-name="ro1">
          <table:table-cell office:value-type="float" office:value="373.211152661001" calcext:value-type="float">
            <text:p>373.211152661001</text:p>
          </table:table-cell>
          <table:table-cell office:value-type="float" office:value="482229" calcext:value-type="float">
            <text:p>482229</text:p>
          </table:table-cell>
          <table:table-cell office:value-type="float" office:value="482448" calcext:value-type="float">
            <text:p>482448</text:p>
          </table:table-cell>
          <table:table-cell office:value-type="float" office:value="0.0993921028381253" calcext:value-type="float">
            <text:p>0.0993921028381253</text:p>
          </table:table-cell>
        </table:table-row>
        <table:table-row table:style-name="ro1">
          <table:table-cell office:value-type="float" office:value="373.370640647" calcext:value-type="float">
            <text:p>373.370640647</text:p>
          </table:table-cell>
          <table:table-cell office:value-type="float" office:value="481911" calcext:value-type="float">
            <text:p>481911</text:p>
          </table:table-cell>
          <table:table-cell office:value-type="float" office:value="482229" calcext:value-type="float">
            <text:p>482229</text:p>
          </table:table-cell>
          <table:table-cell office:value-type="float" office:value="0.0993475069823738" calcext:value-type="float">
            <text:p>0.0993475069823738</text:p>
          </table:table-cell>
        </table:table-row>
        <table:table-row table:style-name="ro1">
          <table:table-cell office:value-type="float" office:value="373.542723608" calcext:value-type="float">
            <text:p>373.542723608</text:p>
          </table:table-cell>
          <table:table-cell office:value-type="float" office:value="481472" calcext:value-type="float">
            <text:p>481472</text:p>
          </table:table-cell>
          <table:table-cell office:value-type="float" office:value="481911" calcext:value-type="float">
            <text:p>481911</text:p>
          </table:table-cell>
          <table:table-cell office:value-type="float" office:value="0.099306515768107" calcext:value-type="float">
            <text:p>0.099306515768107</text:p>
          </table:table-cell>
        </table:table-row>
        <table:table-row table:style-name="ro1">
          <table:table-cell office:value-type="float" office:value="373.709576837" calcext:value-type="float">
            <text:p>373.709576837</text:p>
          </table:table-cell>
          <table:table-cell office:value-type="float" office:value="480957" calcext:value-type="float">
            <text:p>480957</text:p>
          </table:table-cell>
          <table:table-cell office:value-type="float" office:value="481472" calcext:value-type="float">
            <text:p>481472</text:p>
          </table:table-cell>
          <table:table-cell office:value-type="float" office:value="0.0992631022770458" calcext:value-type="float">
            <text:p>0.0992631022770458</text:p>
          </table:table-cell>
        </table:table-row>
        <table:table-row table:style-name="ro1">
          <table:table-cell office:value-type="float" office:value="373.928743699001" calcext:value-type="float">
            <text:p>373.928743699001</text:p>
          </table:table-cell>
          <table:table-cell office:value-type="float" office:value="480162" calcext:value-type="float">
            <text:p>480162</text:p>
          </table:table-cell>
          <table:table-cell office:value-type="float" office:value="480957" calcext:value-type="float">
            <text:p>480957</text:p>
          </table:table-cell>
          <table:table-cell office:value-type="float" office:value="0.0992177623355553" calcext:value-type="float">
            <text:p>0.0992177623355553</text:p>
          </table:table-cell>
        </table:table-row>
        <table:table-row table:style-name="ro1">
          <table:table-cell office:value-type="float" office:value="374.108945402" calcext:value-type="float">
            <text:p>374.108945402</text:p>
          </table:table-cell>
          <table:table-cell office:value-type="float" office:value="479419" calcext:value-type="float">
            <text:p>479419</text:p>
          </table:table-cell>
          <table:table-cell office:value-type="float" office:value="480162" calcext:value-type="float">
            <text:p>480162</text:p>
          </table:table-cell>
          <table:table-cell office:value-type="float" office:value="0.0991708925864753" calcext:value-type="float">
            <text:p>0.0991708925864753</text:p>
          </table:table-cell>
        </table:table-row>
        <table:table-row table:style-name="ro1">
          <table:table-cell office:value-type="float" office:value="374.279199605" calcext:value-type="float">
            <text:p>374.279199605</text:p>
          </table:table-cell>
          <table:table-cell office:value-type="float" office:value="478654" calcext:value-type="float">
            <text:p>478654</text:p>
          </table:table-cell>
          <table:table-cell office:value-type="float" office:value="479419" calcext:value-type="float">
            <text:p>479419</text:p>
          </table:table-cell>
          <table:table-cell office:value-type="float" office:value="0.0991228103258647" calcext:value-type="float">
            <text:p>0.0991228103258647</text:p>
          </table:table-cell>
        </table:table-row>
        <table:table-row table:style-name="ro1">
          <table:table-cell office:value-type="float" office:value="374.458447779" calcext:value-type="float">
            <text:p>374.458447779</text:p>
          </table:table-cell>
          <table:table-cell office:value-type="float" office:value="477795" calcext:value-type="float">
            <text:p>477795</text:p>
          </table:table-cell>
          <table:table-cell office:value-type="float" office:value="478654" calcext:value-type="float">
            <text:p>478654</text:p>
          </table:table-cell>
          <table:table-cell office:value-type="float" office:value="0.099079055531475" calcext:value-type="float">
            <text:p>0.099079055531475</text:p>
          </table:table-cell>
        </table:table-row>
        <table:table-row table:style-name="ro1">
          <table:table-cell office:value-type="float" office:value="374.635909686001" calcext:value-type="float">
            <text:p>374.635909686001</text:p>
          </table:table-cell>
          <table:table-cell office:value-type="float" office:value="476903" calcext:value-type="float">
            <text:p>476903</text:p>
          </table:table-cell>
          <table:table-cell office:value-type="float" office:value="477795" calcext:value-type="float">
            <text:p>477795</text:p>
          </table:table-cell>
          <table:table-cell office:value-type="float" office:value="0.0990334822023641" calcext:value-type="float">
            <text:p>0.0990334822023641</text:p>
          </table:table-cell>
        </table:table-row>
        <table:table-row table:style-name="ro1">
          <table:table-cell office:value-type="float" office:value="374.81416996" calcext:value-type="float">
            <text:p>374.81416996</text:p>
          </table:table-cell>
          <table:table-cell office:value-type="float" office:value="475979" calcext:value-type="float">
            <text:p>475979</text:p>
          </table:table-cell>
          <table:table-cell office:value-type="float" office:value="476903" calcext:value-type="float">
            <text:p>476903</text:p>
          </table:table-cell>
          <table:table-cell office:value-type="float" office:value="0.098986465334655" calcext:value-type="float">
            <text:p>0.098986465334655</text:p>
          </table:table-cell>
        </table:table-row>
        <table:table-row table:style-name="ro1">
          <table:table-cell office:value-type="float" office:value="374.994215272001" calcext:value-type="float">
            <text:p>374.994215272001</text:p>
          </table:table-cell>
          <table:table-cell office:value-type="float" office:value="475030" calcext:value-type="float">
            <text:p>475030</text:p>
          </table:table-cell>
          <table:table-cell office:value-type="float" office:value="475979" calcext:value-type="float">
            <text:p>475979</text:p>
          </table:table-cell>
          <table:table-cell office:value-type="float" office:value="0.0989383049071689" calcext:value-type="float">
            <text:p>0.0989383049071689</text:p>
          </table:table-cell>
        </table:table-row>
        <table:table-row table:style-name="ro1">
          <table:table-cell office:value-type="float" office:value="375.178298925001" calcext:value-type="float">
            <text:p>375.178298925001</text:p>
          </table:table-cell>
          <table:table-cell office:value-type="float" office:value="474060" calcext:value-type="float">
            <text:p>474060</text:p>
          </table:table-cell>
          <table:table-cell office:value-type="float" office:value="475030" calcext:value-type="float">
            <text:p>475030</text:p>
          </table:table-cell>
          <table:table-cell office:value-type="float" office:value="0.0988892408849242" calcext:value-type="float">
            <text:p>0.0988892408849242</text:p>
          </table:table-cell>
        </table:table-row>
        <table:table-row table:style-name="ro1">
          <table:table-cell office:value-type="float" office:value="375.356722251" calcext:value-type="float">
            <text:p>375.356722251</text:p>
          </table:table-cell>
          <table:table-cell office:value-type="float" office:value="473134" calcext:value-type="float">
            <text:p>473134</text:p>
          </table:table-cell>
          <table:table-cell office:value-type="float" office:value="474060" calcext:value-type="float">
            <text:p>474060</text:p>
          </table:table-cell>
          <table:table-cell office:value-type="float" office:value="0.0993780593746061" calcext:value-type="float">
            <text:p>0.0993780593746061</text:p>
          </table:table-cell>
        </table:table-row>
        <table:table-row table:style-name="ro1">
          <table:table-cell office:value-type="float" office:value="375.525983527001" calcext:value-type="float">
            <text:p>375.525983527001</text:p>
          </table:table-cell>
          <table:table-cell office:value-type="float" office:value="472280" calcext:value-type="float">
            <text:p>472280</text:p>
          </table:table-cell>
          <table:table-cell office:value-type="float" office:value="473134" calcext:value-type="float">
            <text:p>473134</text:p>
          </table:table-cell>
          <table:table-cell office:value-type="float" office:value="0.0997583110391305" calcext:value-type="float">
            <text:p>0.0997583110391305</text:p>
          </table:table-cell>
        </table:table-row>
        <table:table-row table:style-name="ro1">
          <table:table-cell office:value-type="float" office:value="375.699860489" calcext:value-type="float">
            <text:p>375.699860489</text:p>
          </table:table-cell>
          <table:table-cell office:value-type="float" office:value="471442" calcext:value-type="float">
            <text:p>471442</text:p>
          </table:table-cell>
          <table:table-cell office:value-type="float" office:value="472280" calcext:value-type="float">
            <text:p>472280</text:p>
          </table:table-cell>
          <table:table-cell office:value-type="float" office:value="0.100051720754586" calcext:value-type="float">
            <text:p>0.100051720754586</text:p>
          </table:table-cell>
        </table:table-row>
        <table:table-row table:style-name="ro1">
          <table:table-cell office:value-type="float" office:value="375.871548698" calcext:value-type="float">
            <text:p>375.871548698</text:p>
          </table:table-cell>
          <table:table-cell office:value-type="float" office:value="470665" calcext:value-type="float">
            <text:p>470665</text:p>
          </table:table-cell>
          <table:table-cell office:value-type="float" office:value="471442" calcext:value-type="float">
            <text:p>471442</text:p>
          </table:table-cell>
          <table:table-cell office:value-type="float" office:value="0.100275668403456" calcext:value-type="float">
            <text:p>0.100275668403456</text:p>
          </table:table-cell>
        </table:table-row>
        <table:table-row table:style-name="ro1">
          <table:table-cell office:value-type="float" office:value="376.03852928" calcext:value-type="float">
            <text:p>376.03852928</text:p>
          </table:table-cell>
          <table:table-cell office:value-type="float" office:value="469966" calcext:value-type="float">
            <text:p>469966</text:p>
          </table:table-cell>
          <table:table-cell office:value-type="float" office:value="470665" calcext:value-type="float">
            <text:p>470665</text:p>
          </table:table-cell>
          <table:table-cell office:value-type="float" office:value="0.10044944076482" calcext:value-type="float">
            <text:p>0.10044944076482</text:p>
          </table:table-cell>
        </table:table-row>
        <table:table-row table:style-name="ro1">
          <table:table-cell office:value-type="float" office:value="376.147274689" calcext:value-type="float">
            <text:p>376.147274689</text:p>
          </table:table-cell>
          <table:table-cell office:value-type="float" office:value="469547" calcext:value-type="float">
            <text:p>469547</text:p>
          </table:table-cell>
          <table:table-cell office:value-type="float" office:value="469966" calcext:value-type="float">
            <text:p>469966</text:p>
          </table:table-cell>
          <table:table-cell office:value-type="float" office:value="0.100583075762468" calcext:value-type="float">
            <text:p>0.100583075762468</text:p>
          </table:table-cell>
        </table:table-row>
        <table:table-row table:style-name="ro1">
          <table:table-cell office:value-type="float" office:value="376.326604756" calcext:value-type="float">
            <text:p>376.326604756</text:p>
          </table:table-cell>
          <table:table-cell office:value-type="float" office:value="468923" calcext:value-type="float">
            <text:p>468923</text:p>
          </table:table-cell>
          <table:table-cell office:value-type="float" office:value="469547" calcext:value-type="float">
            <text:p>469547</text:p>
          </table:table-cell>
          <table:table-cell office:value-type="float" office:value="0.100679226567421" calcext:value-type="float">
            <text:p>0.100679226567421</text:p>
          </table:table-cell>
        </table:table-row>
        <table:table-row table:style-name="ro1">
          <table:table-cell office:value-type="float" office:value="376.499534519" calcext:value-type="float">
            <text:p>376.499534519</text:p>
          </table:table-cell>
          <table:table-cell office:value-type="float" office:value="468411" calcext:value-type="float">
            <text:p>468411</text:p>
          </table:table-cell>
          <table:table-cell office:value-type="float" office:value="468923" calcext:value-type="float">
            <text:p>468923</text:p>
          </table:table-cell>
          <table:table-cell office:value-type="float" office:value="0.100745401455957" calcext:value-type="float">
            <text:p>0.100745401455957</text:p>
          </table:table-cell>
        </table:table-row>
        <table:table-row table:style-name="ro1">
          <table:table-cell office:value-type="float" office:value="376.731773036" calcext:value-type="float">
            <text:p>376.731773036</text:p>
          </table:table-cell>
          <table:table-cell office:value-type="float" office:value="467874" calcext:value-type="float">
            <text:p>467874</text:p>
          </table:table-cell>
          <table:table-cell office:value-type="float" office:value="468411" calcext:value-type="float">
            <text:p>468411</text:p>
          </table:table-cell>
          <table:table-cell office:value-type="float" office:value="0.100787607030866" calcext:value-type="float">
            <text:p>0.100787607030866</text:p>
          </table:table-cell>
        </table:table-row>
        <table:table-row table:style-name="ro1">
          <table:table-cell office:value-type="float" office:value="376.915483888" calcext:value-type="float">
            <text:p>376.915483888</text:p>
          </table:table-cell>
          <table:table-cell office:value-type="float" office:value="467582" calcext:value-type="float">
            <text:p>467582</text:p>
          </table:table-cell>
          <table:table-cell office:value-type="float" office:value="467874" calcext:value-type="float">
            <text:p>467874</text:p>
          </table:table-cell>
          <table:table-cell office:value-type="float" office:value="0.100810648556185" calcext:value-type="float">
            <text:p>0.100810648556185</text:p>
          </table:table-cell>
        </table:table-row>
        <table:table-row table:style-name="ro1">
          <table:table-cell office:value-type="float" office:value="377.086520392" calcext:value-type="float">
            <text:p>377.086520392</text:p>
          </table:table-cell>
          <table:table-cell office:value-type="float" office:value="467422" calcext:value-type="float">
            <text:p>467422</text:p>
          </table:table-cell>
          <table:table-cell office:value-type="float" office:value="467582" calcext:value-type="float">
            <text:p>467582</text:p>
          </table:table-cell>
          <table:table-cell office:value-type="float" office:value="0.10081837022499" calcext:value-type="float">
            <text:p>0.10081837022499</text:p>
          </table:table-cell>
        </table:table-row>
        <table:table-row table:style-name="ro1">
          <table:table-cell office:value-type="float" office:value="377.252975150001" calcext:value-type="float">
            <text:p>377.252975150001</text:p>
          </table:table-cell>
          <table:table-cell office:value-type="float" office:value="467373" calcext:value-type="float">
            <text:p>467373</text:p>
          </table:table-cell>
          <table:table-cell office:value-type="float" office:value="467422" calcext:value-type="float">
            <text:p>467422</text:p>
          </table:table-cell>
          <table:table-cell office:value-type="float" office:value="0.100819196047331" calcext:value-type="float">
            <text:p>0.100819196047331</text:p>
          </table:table-cell>
        </table:table-row>
        <table:table-row table:style-name="ro1">
          <table:table-cell office:value-type="float" office:value="377.422427769" calcext:value-type="float">
            <text:p>377.422427769</text:p>
          </table:table-cell>
          <table:table-cell office:value-type="float" office:value="467434" calcext:value-type="float">
            <text:p>467434</text:p>
          </table:table-cell>
          <table:table-cell office:value-type="float" office:value="467373" calcext:value-type="float">
            <text:p>467373</text:p>
          </table:table-cell>
          <table:table-cell office:value-type="float" office:value="0.100809162194534" calcext:value-type="float">
            <text:p>0.100809162194534</text:p>
          </table:table-cell>
        </table:table-row>
        <table:table-row table:style-name="ro1">
          <table:table-cell office:value-type="float" office:value="377.588690856001" calcext:value-type="float">
            <text:p>377.588690856001</text:p>
          </table:table-cell>
          <table:table-cell office:value-type="float" office:value="467604" calcext:value-type="float">
            <text:p>467604</text:p>
          </table:table-cell>
          <table:table-cell office:value-type="float" office:value="467434" calcext:value-type="float">
            <text:p>467434</text:p>
          </table:table-cell>
          <table:table-cell office:value-type="float" office:value="0.100790451939566" calcext:value-type="float">
            <text:p>0.100790451939566</text:p>
          </table:table-cell>
        </table:table-row>
        <table:table-row table:style-name="ro1">
          <table:table-cell office:value-type="float" office:value="377.754878393001" calcext:value-type="float">
            <text:p>377.754878393001</text:p>
          </table:table-cell>
          <table:table-cell office:value-type="float" office:value="467882" calcext:value-type="float">
            <text:p>467882</text:p>
          </table:table-cell>
          <table:table-cell office:value-type="float" office:value="467604" calcext:value-type="float">
            <text:p>467604</text:p>
          </table:table-cell>
          <table:table-cell office:value-type="float" office:value="0.10077014639532" calcext:value-type="float">
            <text:p>0.10077014639532</text:p>
          </table:table-cell>
        </table:table-row>
        <table:table-row table:style-name="ro1">
          <table:table-cell office:value-type="float" office:value="377.926380853" calcext:value-type="float">
            <text:p>377.926380853</text:p>
          </table:table-cell>
          <table:table-cell office:value-type="float" office:value="468283" calcext:value-type="float">
            <text:p>468283</text:p>
          </table:table-cell>
          <table:table-cell office:value-type="float" office:value="467882" calcext:value-type="float">
            <text:p>467882</text:p>
          </table:table-cell>
          <table:table-cell office:value-type="float" office:value="0.100743235760324" calcext:value-type="float">
            <text:p>0.100743235760324</text:p>
          </table:table-cell>
        </table:table-row>
        <table:table-row table:style-name="ro1">
          <table:table-cell office:value-type="float" office:value="378.101859622" calcext:value-type="float">
            <text:p>378.101859622</text:p>
          </table:table-cell>
          <table:table-cell office:value-type="float" office:value="468808" calcext:value-type="float">
            <text:p>468808</text:p>
          </table:table-cell>
          <table:table-cell office:value-type="float" office:value="468283" calcext:value-type="float">
            <text:p>468283</text:p>
          </table:table-cell>
          <table:table-cell office:value-type="float" office:value="0.100711052345686" calcext:value-type="float">
            <text:p>0.100711052345686</text:p>
          </table:table-cell>
        </table:table-row>
        <table:table-row table:style-name="ro1">
          <table:table-cell office:value-type="float" office:value="378.269887927" calcext:value-type="float">
            <text:p>378.269887927</text:p>
          </table:table-cell>
          <table:table-cell office:value-type="float" office:value="469417" calcext:value-type="float">
            <text:p>469417</text:p>
          </table:table-cell>
          <table:table-cell office:value-type="float" office:value="468808" calcext:value-type="float">
            <text:p>468808</text:p>
          </table:table-cell>
          <table:table-cell office:value-type="float" office:value="0.100674661982369" calcext:value-type="float">
            <text:p>0.100674661982369</text:p>
          </table:table-cell>
        </table:table-row>
        <table:table-row table:style-name="ro1">
          <table:table-cell office:value-type="float" office:value="378.432268897001" calcext:value-type="float">
            <text:p>378.432268897001</text:p>
          </table:table-cell>
          <table:table-cell office:value-type="float" office:value="470099" calcext:value-type="float">
            <text:p>470099</text:p>
          </table:table-cell>
          <table:table-cell office:value-type="float" office:value="469417" calcext:value-type="float">
            <text:p>469417</text:p>
          </table:table-cell>
          <table:table-cell office:value-type="float" office:value="0.100640232098458" calcext:value-type="float">
            <text:p>0.100640232098458</text:p>
          </table:table-cell>
        </table:table-row>
        <table:table-row table:style-name="ro1">
          <table:table-cell office:value-type="float" office:value="378.601194992" calcext:value-type="float">
            <text:p>378.601194992</text:p>
          </table:table-cell>
          <table:table-cell office:value-type="float" office:value="470900" calcext:value-type="float">
            <text:p>470900</text:p>
          </table:table-cell>
          <table:table-cell office:value-type="float" office:value="470099" calcext:value-type="float">
            <text:p>470099</text:p>
          </table:table-cell>
          <table:table-cell office:value-type="float" office:value="0.100602061438745" calcext:value-type="float">
            <text:p>0.100602061438745</text:p>
          </table:table-cell>
        </table:table-row>
        <table:table-row table:style-name="ro1">
          <table:table-cell office:value-type="float" office:value="378.76153641" calcext:value-type="float">
            <text:p>378.76153641</text:p>
          </table:table-cell>
          <table:table-cell office:value-type="float" office:value="471741" calcext:value-type="float">
            <text:p>471741</text:p>
          </table:table-cell>
          <table:table-cell office:value-type="float" office:value="470900" calcext:value-type="float">
            <text:p>470900</text:p>
          </table:table-cell>
          <table:table-cell office:value-type="float" office:value="0.100560909388777" calcext:value-type="float">
            <text:p>0.100560909388777</text:p>
          </table:table-cell>
        </table:table-row>
        <table:table-row table:style-name="ro1">
          <table:table-cell office:value-type="float" office:value="378.926063641001" calcext:value-type="float">
            <text:p>378.926063641001</text:p>
          </table:table-cell>
          <table:table-cell office:value-type="float" office:value="472678" calcext:value-type="float">
            <text:p>472678</text:p>
          </table:table-cell>
          <table:table-cell office:value-type="float" office:value="471741" calcext:value-type="float">
            <text:p>471741</text:p>
          </table:table-cell>
          <table:table-cell office:value-type="float" office:value="0.100522684193536" calcext:value-type="float">
            <text:p>0.100522684193536</text:p>
          </table:table-cell>
        </table:table-row>
        <table:table-row table:style-name="ro1">
          <table:table-cell office:value-type="float" office:value="379.094452611001" calcext:value-type="float">
            <text:p>379.094452611001</text:p>
          </table:table-cell>
          <table:table-cell office:value-type="float" office:value="473706" calcext:value-type="float">
            <text:p>473706</text:p>
          </table:table-cell>
          <table:table-cell office:value-type="float" office:value="472678" calcext:value-type="float">
            <text:p>472678</text:p>
          </table:table-cell>
          <table:table-cell office:value-type="float" office:value="0.100481505327374" calcext:value-type="float">
            <text:p>0.100481505327374</text:p>
          </table:table-cell>
        </table:table-row>
        <table:table-row table:style-name="ro1">
          <table:table-cell office:value-type="float" office:value="379.259770160001" calcext:value-type="float">
            <text:p>379.259770160001</text:p>
          </table:table-cell>
          <table:table-cell office:value-type="float" office:value="474774" calcext:value-type="float">
            <text:p>474774</text:p>
          </table:table-cell>
          <table:table-cell office:value-type="float" office:value="473706" calcext:value-type="float">
            <text:p>473706</text:p>
          </table:table-cell>
          <table:table-cell office:value-type="float" office:value="0.100443267075306" calcext:value-type="float">
            <text:p>0.100443267075306</text:p>
          </table:table-cell>
        </table:table-row>
        <table:table-row table:style-name="ro1">
          <table:table-cell office:value-type="float" office:value="379.382609133" calcext:value-type="float">
            <text:p>379.382609133</text:p>
          </table:table-cell>
          <table:table-cell office:value-type="float" office:value="475599" calcext:value-type="float">
            <text:p>475599</text:p>
          </table:table-cell>
          <table:table-cell office:value-type="float" office:value="474774" calcext:value-type="float">
            <text:p>474774</text:p>
          </table:table-cell>
          <table:table-cell office:value-type="float" office:value="0.100402094536003" calcext:value-type="float">
            <text:p>0.100402094536003</text:p>
          </table:table-cell>
        </table:table-row>
        <table:table-row table:style-name="ro1">
          <table:table-cell office:value-type="float" office:value="379.510738119" calcext:value-type="float">
            <text:p>379.510738119</text:p>
          </table:table-cell>
          <table:table-cell office:value-type="float" office:value="476484" calcext:value-type="float">
            <text:p>476484</text:p>
          </table:table-cell>
          <table:table-cell office:value-type="float" office:value="475599" calcext:value-type="float">
            <text:p>475599</text:p>
          </table:table-cell>
          <table:table-cell office:value-type="float" office:value="0.10036386972163" calcext:value-type="float">
            <text:p>0.10036386972163</text:p>
          </table:table-cell>
        </table:table-row>
        <table:table-row table:style-name="ro1">
          <table:table-cell office:value-type="float" office:value="379.684670626" calcext:value-type="float">
            <text:p>379.684670626</text:p>
          </table:table-cell>
          <table:table-cell office:value-type="float" office:value="477716" calcext:value-type="float">
            <text:p>477716</text:p>
          </table:table-cell>
          <table:table-cell office:value-type="float" office:value="476484" calcext:value-type="float">
            <text:p>476484</text:p>
          </table:table-cell>
          <table:table-cell office:value-type="float" office:value="0.100322724665021" calcext:value-type="float">
            <text:p>0.100322724665021</text:p>
          </table:table-cell>
        </table:table-row>
        <table:table-row table:style-name="ro1">
          <table:table-cell office:value-type="float" office:value="379.851057446001" calcext:value-type="float">
            <text:p>379.851057446001</text:p>
          </table:table-cell>
          <table:table-cell office:value-type="float" office:value="478916" calcext:value-type="float">
            <text:p>478916</text:p>
          </table:table-cell>
          <table:table-cell office:value-type="float" office:value="477716" calcext:value-type="float">
            <text:p>477716</text:p>
          </table:table-cell>
          <table:table-cell office:value-type="float" office:value="0.10028453019315" calcext:value-type="float">
            <text:p>0.10028453019315</text:p>
          </table:table-cell>
        </table:table-row>
        <table:table-row table:style-name="ro1">
          <table:table-cell office:value-type="float" office:value="380.015889081001" calcext:value-type="float">
            <text:p>380.015889081001</text:p>
          </table:table-cell>
          <table:table-cell office:value-type="float" office:value="480115" calcext:value-type="float">
            <text:p>480115</text:p>
          </table:table-cell>
          <table:table-cell office:value-type="float" office:value="478916" calcext:value-type="float">
            <text:p>478916</text:p>
          </table:table-cell>
          <table:table-cell office:value-type="float" office:value="0.100243426103427" calcext:value-type="float">
            <text:p>0.100243426103427</text:p>
          </table:table-cell>
        </table:table-row>
        <table:table-row table:style-name="ro1">
          <table:table-cell office:value-type="float" office:value="380.186053060001" calcext:value-type="float">
            <text:p>380.186053060001</text:p>
          </table:table-cell>
          <table:table-cell office:value-type="float" office:value="481352" calcext:value-type="float">
            <text:p>481352</text:p>
          </table:table-cell>
          <table:table-cell office:value-type="float" office:value="480115" calcext:value-type="float">
            <text:p>480115</text:p>
          </table:table-cell>
          <table:table-cell office:value-type="float" office:value="0.100200005426043" calcext:value-type="float">
            <text:p>0.100200005426043</text:p>
          </table:table-cell>
        </table:table-row>
        <table:table-row table:style-name="ro1">
          <table:table-cell office:value-type="float" office:value="380.351668233" calcext:value-type="float">
            <text:p>380.351668233</text:p>
          </table:table-cell>
          <table:table-cell office:value-type="float" office:value="482543" calcext:value-type="float">
            <text:p>482543</text:p>
          </table:table-cell>
          <table:table-cell office:value-type="float" office:value="481352" calcext:value-type="float">
            <text:p>481352</text:p>
          </table:table-cell>
          <table:table-cell office:value-type="float" office:value="0.100160004340834" calcext:value-type="float">
            <text:p>0.100160004340834</text:p>
          </table:table-cell>
        </table:table-row>
        <table:table-row table:style-name="ro1">
          <table:table-cell office:value-type="float" office:value="380.519418418" calcext:value-type="float">
            <text:p>380.519418418</text:p>
          </table:table-cell>
          <table:table-cell office:value-type="float" office:value="483725" calcext:value-type="float">
            <text:p>483725</text:p>
          </table:table-cell>
          <table:table-cell office:value-type="float" office:value="482543" calcext:value-type="float">
            <text:p>482543</text:p>
          </table:table-cell>
          <table:table-cell office:value-type="float" office:value="0.10011748269413" calcext:value-type="float">
            <text:p>0.10011748269413</text:p>
          </table:table-cell>
        </table:table-row>
        <table:table-row table:style-name="ro1">
          <table:table-cell office:value-type="float" office:value="380.683254434" calcext:value-type="float">
            <text:p>380.683254434</text:p>
          </table:table-cell>
          <table:table-cell office:value-type="float" office:value="484845" calcext:value-type="float">
            <text:p>484845</text:p>
          </table:table-cell>
          <table:table-cell office:value-type="float" office:value="483725" calcext:value-type="float">
            <text:p>483725</text:p>
          </table:table-cell>
          <table:table-cell office:value-type="float" office:value="0.100072955661087" calcext:value-type="float">
            <text:p>0.100072955661087</text:p>
          </table:table-cell>
        </table:table-row>
        <table:table-row table:style-name="ro1">
          <table:table-cell office:value-type="float" office:value="380.850873728001" calcext:value-type="float">
            <text:p>380.850873728001</text:p>
          </table:table-cell>
          <table:table-cell office:value-type="float" office:value="485946" calcext:value-type="float">
            <text:p>485946</text:p>
          </table:table-cell>
          <table:table-cell office:value-type="float" office:value="484845" calcext:value-type="float">
            <text:p>484845</text:p>
          </table:table-cell>
          <table:table-cell office:value-type="float" office:value="0.100032083319934" calcext:value-type="float">
            <text:p>0.100032083319934</text:p>
          </table:table-cell>
        </table:table-row>
        <table:table-row table:style-name="ro1">
          <table:table-cell office:value-type="float" office:value="381.024593033" calcext:value-type="float">
            <text:p>381.024593033</text:p>
          </table:table-cell>
          <table:table-cell office:value-type="float" office:value="487026" calcext:value-type="float">
            <text:p>487026</text:p>
          </table:table-cell>
          <table:table-cell office:value-type="float" office:value="485946" calcext:value-type="float">
            <text:p>485946</text:p>
          </table:table-cell>
          <table:table-cell office:value-type="float" office:value="0.0999888922929318" calcext:value-type="float">
            <text:p>0.0999888922929318</text:p>
          </table:table-cell>
        </table:table-row>
        <table:table-row table:style-name="ro1">
          <table:table-cell office:value-type="float" office:value="381.194329258001" calcext:value-type="float">
            <text:p>381.194329258001</text:p>
          </table:table-cell>
          <table:table-cell office:value-type="float" office:value="488013" calcext:value-type="float">
            <text:p>488013</text:p>
          </table:table-cell>
          <table:table-cell office:value-type="float" office:value="487026" calcext:value-type="float">
            <text:p>487026</text:p>
          </table:table-cell>
          <table:table-cell office:value-type="float" office:value="0.099943857336577" calcext:value-type="float">
            <text:p>0.099943857336577</text:p>
          </table:table-cell>
        </table:table-row>
        <table:table-row table:style-name="ro1">
          <table:table-cell office:value-type="float" office:value="381.365169915001" calcext:value-type="float">
            <text:p>381.365169915001</text:p>
          </table:table-cell>
          <table:table-cell office:value-type="float" office:value="488928" calcext:value-type="float">
            <text:p>488928</text:p>
          </table:table-cell>
          <table:table-cell office:value-type="float" office:value="488013" calcext:value-type="float">
            <text:p>488013</text:p>
          </table:table-cell>
          <table:table-cell office:value-type="float" office:value="0.0998973582387184" calcext:value-type="float">
            <text:p>0.0998973582387184</text:p>
          </table:table-cell>
        </table:table-row>
        <table:table-row table:style-name="ro1">
          <table:table-cell office:value-type="float" office:value="381.537173884" calcext:value-type="float">
            <text:p>381.537173884</text:p>
          </table:table-cell>
          <table:table-cell office:value-type="float" office:value="489762" calcext:value-type="float">
            <text:p>489762</text:p>
          </table:table-cell>
          <table:table-cell office:value-type="float" office:value="483584" calcext:value-type="float">
            <text:p>483584</text:p>
          </table:table-cell>
          <table:table-cell office:value-type="float" office:value="0.0998549275143745" calcext:value-type="float">
            <text:p>0.0998549275143745</text:p>
          </table:table-cell>
        </table:table-row>
        <table:table-row table:style-name="ro1">
          <table:table-cell office:value-type="float" office:value="381.707033312" calcext:value-type="float">
            <text:p>381.707033312</text:p>
          </table:table-cell>
          <table:table-cell office:value-type="float" office:value="490491" calcext:value-type="float">
            <text:p>490491</text:p>
          </table:table-cell>
          <table:table-cell office:value-type="float" office:value="489762" calcext:value-type="float">
            <text:p>489762</text:p>
          </table:table-cell>
          <table:table-cell office:value-type="float" office:value="0.0998105282726428" calcext:value-type="float">
            <text:p>0.0998105282726428</text:p>
          </table:table-cell>
        </table:table-row>
        <table:table-row table:style-name="ro1">
          <table:table-cell office:value-type="float" office:value="381.892274534001" calcext:value-type="float">
            <text:p>381.892274534001</text:p>
          </table:table-cell>
          <table:table-cell office:value-type="float" office:value="491172" calcext:value-type="float">
            <text:p>491172</text:p>
          </table:table-cell>
          <table:table-cell office:value-type="float" office:value="490491" calcext:value-type="float">
            <text:p>490491</text:p>
          </table:table-cell>
          <table:table-cell office:value-type="float" office:value="0.0997645651757662" calcext:value-type="float">
            <text:p>0.0997645651757662</text:p>
          </table:table-cell>
        </table:table-row>
        <table:table-row table:style-name="ro1">
          <table:table-cell office:value-type="float" office:value="382.058785288001" calcext:value-type="float">
            <text:p>382.058785288001</text:p>
          </table:table-cell>
          <table:table-cell office:value-type="float" office:value="491676" calcext:value-type="float">
            <text:p>491676</text:p>
          </table:table-cell>
          <table:table-cell office:value-type="float" office:value="491172" calcext:value-type="float">
            <text:p>491172</text:p>
          </table:table-cell>
          <table:table-cell office:value-type="float" office:value="0.0997225769506732" calcext:value-type="float">
            <text:p>0.0997225769506732</text:p>
          </table:table-cell>
        </table:table-row>
        <table:table-row table:style-name="ro1">
          <table:table-cell office:value-type="float" office:value="382.219890057" calcext:value-type="float">
            <text:p>382.219890057</text:p>
          </table:table-cell>
          <table:table-cell office:value-type="float" office:value="492065" calcext:value-type="float">
            <text:p>492065</text:p>
          </table:table-cell>
          <table:table-cell office:value-type="float" office:value="491676" calcext:value-type="float">
            <text:p>491676</text:p>
          </table:table-cell>
          <table:table-cell office:value-type="float" office:value="0.0996785590729764" calcext:value-type="float">
            <text:p>0.0996785590729764</text:p>
          </table:table-cell>
        </table:table-row>
        <table:table-row table:style-name="ro1">
          <table:table-cell office:value-type="float" office:value="382.440067631001" calcext:value-type="float">
            <text:p>382.440067631001</text:p>
          </table:table-cell>
          <table:table-cell office:value-type="float" office:value="492432" calcext:value-type="float">
            <text:p>492432</text:p>
          </table:table-cell>
          <table:table-cell office:value-type="float" office:value="492065" calcext:value-type="float">
            <text:p>492065</text:p>
          </table:table-cell>
          <table:table-cell office:value-type="float" office:value="0.0996329283889752" calcext:value-type="float">
            <text:p>0.0996329283889752</text:p>
          </table:table-cell>
        </table:table-row>
        <table:table-row table:style-name="ro1">
          <table:table-cell office:value-type="float" office:value="382.619749349001" calcext:value-type="float">
            <text:p>382.619749349001</text:p>
          </table:table-cell>
          <table:table-cell office:value-type="float" office:value="492591" calcext:value-type="float">
            <text:p>492591</text:p>
          </table:table-cell>
          <table:table-cell office:value-type="float" office:value="459043" calcext:value-type="float">
            <text:p>459043</text:p>
          </table:table-cell>
          <table:table-cell office:value-type="float" office:value="0.0995860183585775" calcext:value-type="float">
            <text:p>0.0995860183585775</text:p>
          </table:table-cell>
        </table:table-row>
        <table:table-row table:style-name="ro1">
          <table:table-cell office:value-type="float" office:value="382.776688787" calcext:value-type="float">
            <text:p>382.776688787</text:p>
          </table:table-cell>
          <table:table-cell office:value-type="float" office:value="492625" calcext:value-type="float">
            <text:p>492625</text:p>
          </table:table-cell>
          <table:table-cell office:value-type="float" office:value="470320" calcext:value-type="float">
            <text:p>470320</text:p>
          </table:table-cell>
          <table:table-cell office:value-type="float" office:value="0.0995380957326136" calcext:value-type="float">
            <text:p>0.0995380957326136</text:p>
          </table:table-cell>
        </table:table-row>
        <table:table-row table:style-name="ro1">
          <table:table-cell office:value-type="float" office:value="382.944468775" calcext:value-type="float">
            <text:p>382.944468775</text:p>
          </table:table-cell>
          <table:table-cell office:value-type="float" office:value="492557" calcext:value-type="float">
            <text:p>492557</text:p>
          </table:table-cell>
          <table:table-cell office:value-type="float" office:value="483934" calcext:value-type="float">
            <text:p>483934</text:p>
          </table:table-cell>
          <table:table-cell office:value-type="float" office:value="0.0994945644062686" calcext:value-type="float">
            <text:p>0.0994945644062686</text:p>
          </table:table-cell>
        </table:table-row>
        <table:table-row table:style-name="ro1">
          <table:table-cell office:value-type="float" office:value="383.108305883" calcext:value-type="float">
            <text:p>383.108305883</text:p>
          </table:table-cell>
          <table:table-cell office:value-type="float" office:value="492386" calcext:value-type="float">
            <text:p>492386</text:p>
          </table:table-cell>
          <table:table-cell office:value-type="float" office:value="492557" calcext:value-type="float">
            <text:p>492557</text:p>
          </table:table-cell>
          <table:table-cell office:value-type="float" office:value="0.0994493610338968" calcext:value-type="float">
            <text:p>0.0994493610338968</text:p>
          </table:table-cell>
        </table:table-row>
        <table:table-row table:style-name="ro1">
          <table:table-cell office:value-type="float" office:value="383.27599721" calcext:value-type="float">
            <text:p>383.27599721</text:p>
          </table:table-cell>
          <table:table-cell office:value-type="float" office:value="492110" calcext:value-type="float">
            <text:p>492110</text:p>
          </table:table-cell>
          <table:table-cell office:value-type="float" office:value="492386" calcext:value-type="float">
            <text:p>492386</text:p>
          </table:table-cell>
          <table:table-cell office:value-type="float" office:value="0.099402830863671" calcext:value-type="float">
            <text:p>0.099402830863671</text:p>
          </table:table-cell>
        </table:table-row>
        <table:table-row table:style-name="ro1">
          <table:table-cell office:value-type="float" office:value="383.442660447" calcext:value-type="float">
            <text:p>383.442660447</text:p>
          </table:table-cell>
          <table:table-cell office:value-type="float" office:value="491739" calcext:value-type="float">
            <text:p>491739</text:p>
          </table:table-cell>
          <table:table-cell office:value-type="float" office:value="492110" calcext:value-type="float">
            <text:p>492110</text:p>
          </table:table-cell>
          <table:table-cell office:value-type="float" office:value="0.099360427050634" calcext:value-type="float">
            <text:p>0.099360427050634</text:p>
          </table:table-cell>
        </table:table-row>
        <table:table-row table:style-name="ro1">
          <table:table-cell office:value-type="float" office:value="383.605461075001" calcext:value-type="float">
            <text:p>383.605461075001</text:p>
          </table:table-cell>
          <table:table-cell office:value-type="float" office:value="491288" calcext:value-type="float">
            <text:p>491288</text:p>
          </table:table-cell>
          <table:table-cell office:value-type="float" office:value="491739" calcext:value-type="float">
            <text:p>491739</text:p>
          </table:table-cell>
          <table:table-cell office:value-type="float" office:value="0.0993161527545171" calcext:value-type="float">
            <text:p>0.0993161527545171</text:p>
          </table:table-cell>
        </table:table-row>
        <table:table-row table:style-name="ro1">
          <table:table-cell office:value-type="float" office:value="383.769317925" calcext:value-type="float">
            <text:p>383.769317925</text:p>
          </table:table-cell>
          <table:table-cell office:value-type="float" office:value="490754" calcext:value-type="float">
            <text:p>490754</text:p>
          </table:table-cell>
          <table:table-cell office:value-type="float" office:value="491288" calcext:value-type="float">
            <text:p>491288</text:p>
          </table:table-cell>
          <table:table-cell office:value-type="float" office:value="0.099270392868542" calcext:value-type="float">
            <text:p>0.099270392868542</text:p>
          </table:table-cell>
        </table:table-row>
        <table:table-row table:style-name="ro1">
          <table:table-cell office:value-type="float" office:value="383.926602918001" calcext:value-type="float">
            <text:p>383.926602918001</text:p>
          </table:table-cell>
          <table:table-cell office:value-type="float" office:value="490171" calcext:value-type="float">
            <text:p>490171</text:p>
          </table:table-cell>
          <table:table-cell office:value-type="float" office:value="490754" calcext:value-type="float">
            <text:p>490754</text:p>
          </table:table-cell>
          <table:table-cell office:value-type="float" office:value="0.099228618778671" calcext:value-type="float">
            <text:p>0.099228618778671</text:p>
          </table:table-cell>
        </table:table-row>
        <table:table-row table:style-name="ro1">
          <table:table-cell office:value-type="float" office:value="384.091499427001" calcext:value-type="float">
            <text:p>384.091499427001</text:p>
          </table:table-cell>
          <table:table-cell office:value-type="float" office:value="489494" calcext:value-type="float">
            <text:p>489494</text:p>
          </table:table-cell>
          <table:table-cell office:value-type="float" office:value="490171" calcext:value-type="float">
            <text:p>490171</text:p>
          </table:table-cell>
          <table:table-cell office:value-type="float" office:value="0.0991848752209566" calcext:value-type="float">
            <text:p>0.0991848752209566</text:p>
          </table:table-cell>
        </table:table-row>
        <table:table-row table:style-name="ro1">
          <table:table-cell office:value-type="float" office:value="384.255535568001" calcext:value-type="float">
            <text:p>384.255535568001</text:p>
          </table:table-cell>
          <table:table-cell office:value-type="float" office:value="488764" calcext:value-type="float">
            <text:p>488764</text:p>
          </table:table-cell>
          <table:table-cell office:value-type="float" office:value="489494" calcext:value-type="float">
            <text:p>489494</text:p>
          </table:table-cell>
          <table:table-cell office:value-type="float" office:value="0.099144722265851" calcext:value-type="float">
            <text:p>0.099144722265851</text:p>
          </table:table-cell>
        </table:table-row>
        <table:table-row table:style-name="ro1">
          <table:table-cell office:value-type="float" office:value="384.430078826001" calcext:value-type="float">
            <text:p>384.430078826001</text:p>
          </table:table-cell>
          <table:table-cell office:value-type="float" office:value="487934" calcext:value-type="float">
            <text:p>487934</text:p>
          </table:table-cell>
          <table:table-cell office:value-type="float" office:value="487120" calcext:value-type="float">
            <text:p>487120</text:p>
          </table:table-cell>
          <table:table-cell office:value-type="float" office:value="0.0991022917413452" calcext:value-type="float">
            <text:p>0.0991022917413452</text:p>
          </table:table-cell>
        </table:table-row>
        <table:table-row table:style-name="ro1">
          <table:table-cell office:value-type="float" office:value="384.611034668001" calcext:value-type="float">
            <text:p>384.611034668001</text:p>
          </table:table-cell>
          <table:table-cell office:value-type="float" office:value="487030" calcext:value-type="float">
            <text:p>487030</text:p>
          </table:table-cell>
          <table:table-cell office:value-type="float" office:value="487934" calcext:value-type="float">
            <text:p>487934</text:p>
          </table:table-cell>
          <table:table-cell office:value-type="float" office:value="0.0990580498906041" calcext:value-type="float">
            <text:p>0.0990580498906041</text:p>
          </table:table-cell>
        </table:table-row>
        <table:table-row table:style-name="ro1">
          <table:table-cell office:value-type="float" office:value="384.777692456" calcext:value-type="float">
            <text:p>384.777692456</text:p>
          </table:table-cell>
          <table:table-cell office:value-type="float" office:value="486169" calcext:value-type="float">
            <text:p>486169</text:p>
          </table:table-cell>
          <table:table-cell office:value-type="float" office:value="487030" calcext:value-type="float">
            <text:p>487030</text:p>
          </table:table-cell>
          <table:table-cell office:value-type="float" office:value="0.099012369691417" calcext:value-type="float">
            <text:p>0.099012369691417</text:p>
          </table:table-cell>
        </table:table-row>
        <table:table-row table:style-name="ro1">
          <table:table-cell office:value-type="float" office:value="384.947047102" calcext:value-type="float">
            <text:p>384.947047102</text:p>
          </table:table-cell>
          <table:table-cell office:value-type="float" office:value="485279" calcext:value-type="float">
            <text:p>485279</text:p>
          </table:table-cell>
          <table:table-cell office:value-type="float" office:value="486169" calcext:value-type="float">
            <text:p>486169</text:p>
          </table:table-cell>
          <table:table-cell office:value-type="float" office:value="0.0989706861847509" calcext:value-type="float">
            <text:p>0.0989706861847509</text:p>
          </table:table-cell>
        </table:table-row>
        <table:table-row table:style-name="ro1">
          <table:table-cell office:value-type="float" office:value="385.123109895" calcext:value-type="float">
            <text:p>385.123109895</text:p>
          </table:table-cell>
          <table:table-cell office:value-type="float" office:value="484350" calcext:value-type="float">
            <text:p>484350</text:p>
          </table:table-cell>
          <table:table-cell office:value-type="float" office:value="485279" calcext:value-type="float">
            <text:p>485279</text:p>
          </table:table-cell>
          <table:table-cell office:value-type="float" office:value="0.0989270686983205" calcext:value-type="float">
            <text:p>0.0989270686983205</text:p>
          </table:table-cell>
        </table:table-row>
        <table:table-row table:style-name="ro1">
          <table:table-cell office:value-type="float" office:value="385.415013925001" calcext:value-type="float">
            <text:p>385.415013925001</text:p>
          </table:table-cell>
          <table:table-cell office:value-type="float" office:value="482836" calcext:value-type="float">
            <text:p>482836</text:p>
          </table:table-cell>
          <table:table-cell office:value-type="float" office:value="484350" calcext:value-type="float">
            <text:p>484350</text:p>
          </table:table-cell>
          <table:table-cell office:value-type="float" office:value="0.0993961343146678" calcext:value-type="float">
            <text:p>0.0993961343146678</text:p>
          </table:table-cell>
        </table:table-row>
        <table:table-row table:style-name="ro1">
          <table:table-cell office:value-type="float" office:value="385.597581425001" calcext:value-type="float">
            <text:p>385.597581425001</text:p>
          </table:table-cell>
          <table:table-cell office:value-type="float" office:value="481930" calcext:value-type="float">
            <text:p>481930</text:p>
          </table:table-cell>
          <table:table-cell office:value-type="float" office:value="482836" calcext:value-type="float">
            <text:p>482836</text:p>
          </table:table-cell>
          <table:table-cell office:value-type="float" office:value="0.0997608731927153" calcext:value-type="float">
            <text:p>0.0997608731927153</text:p>
          </table:table-cell>
        </table:table-row>
        <table:table-row table:style-name="ro1">
          <table:table-cell office:value-type="float" office:value="385.704621873" calcext:value-type="float">
            <text:p>385.704621873</text:p>
          </table:table-cell>
          <table:table-cell office:value-type="float" office:value="481420" calcext:value-type="float">
            <text:p>481420</text:p>
          </table:table-cell>
          <table:table-cell office:value-type="float" office:value="481930" calcext:value-type="float">
            <text:p>481930</text:p>
          </table:table-cell>
          <table:table-cell office:value-type="float" office:value="0.1000474115796" calcext:value-type="float">
            <text:p>0.1000474115796</text:p>
          </table:table-cell>
        </table:table-row>
        <table:table-row table:style-name="ro1">
          <table:table-cell office:value-type="float" office:value="385.863517085" calcext:value-type="float">
            <text:p>385.863517085</text:p>
          </table:table-cell>
          <table:table-cell office:value-type="float" office:value="480700" calcext:value-type="float">
            <text:p>480700</text:p>
          </table:table-cell>
          <table:table-cell office:value-type="float" office:value="481420" calcext:value-type="float">
            <text:p>481420</text:p>
          </table:table-cell>
          <table:table-cell office:value-type="float" office:value="0.100266145031315" calcext:value-type="float">
            <text:p>0.100266145031315</text:p>
          </table:table-cell>
        </table:table-row>
        <table:table-row table:style-name="ro1">
          <table:table-cell office:value-type="float" office:value="386.036204785" calcext:value-type="float">
            <text:p>386.036204785</text:p>
          </table:table-cell>
          <table:table-cell office:value-type="float" office:value="479975" calcext:value-type="float">
            <text:p>479975</text:p>
          </table:table-cell>
          <table:table-cell office:value-type="float" office:value="480700" calcext:value-type="float">
            <text:p>480700</text:p>
          </table:table-cell>
          <table:table-cell office:value-type="float" office:value="0.100435887246208" calcext:value-type="float">
            <text:p>0.100435887246208</text:p>
          </table:table-cell>
        </table:table-row>
        <table:table-row table:style-name="ro1">
          <table:table-cell office:value-type="float" office:value="386.217348800001" calcext:value-type="float">
            <text:p>386.217348800001</text:p>
          </table:table-cell>
          <table:table-cell office:value-type="float" office:value="479292" calcext:value-type="float">
            <text:p>479292</text:p>
          </table:table-cell>
          <table:table-cell office:value-type="float" office:value="479975" calcext:value-type="float">
            <text:p>479975</text:p>
          </table:table-cell>
          <table:table-cell office:value-type="float" office:value="0.100561200079423" calcext:value-type="float">
            <text:p>0.100561200079423</text:p>
          </table:table-cell>
        </table:table-row>
        <table:table-row table:style-name="ro1">
          <table:table-cell office:value-type="float" office:value="386.386312973001" calcext:value-type="float">
            <text:p>386.386312973001</text:p>
          </table:table-cell>
          <table:table-cell office:value-type="float" office:value="478736" calcext:value-type="float">
            <text:p>478736</text:p>
          </table:table-cell>
          <table:table-cell office:value-type="float" office:value="479292" calcext:value-type="float">
            <text:p>479292</text:p>
          </table:table-cell>
          <table:table-cell office:value-type="float" office:value="0.100650980265559" calcext:value-type="float">
            <text:p>0.100650980265559</text:p>
          </table:table-cell>
        </table:table-row>
        <table:table-row table:style-name="ro1">
          <table:table-cell office:value-type="float" office:value="386.559884063" calcext:value-type="float">
            <text:p>386.559884063</text:p>
          </table:table-cell>
          <table:table-cell office:value-type="float" office:value="478254" calcext:value-type="float">
            <text:p>478254</text:p>
          </table:table-cell>
          <table:table-cell office:value-type="float" office:value="478736" calcext:value-type="float">
            <text:p>478736</text:p>
          </table:table-cell>
          <table:table-cell office:value-type="float" office:value="0.100717573440826" calcext:value-type="float">
            <text:p>0.100717573440826</text:p>
          </table:table-cell>
        </table:table-row>
        <table:table-row table:style-name="ro1">
          <table:table-cell office:value-type="float" office:value="386.737619795001" calcext:value-type="float">
            <text:p>386.737619795001</text:p>
          </table:table-cell>
          <table:table-cell office:value-type="float" office:value="477863" calcext:value-type="float">
            <text:p>477863</text:p>
          </table:table-cell>
          <table:table-cell office:value-type="float" office:value="478254" calcext:value-type="float">
            <text:p>478254</text:p>
          </table:table-cell>
          <table:table-cell office:value-type="float" office:value="0.100760394156388" calcext:value-type="float">
            <text:p>0.100760394156388</text:p>
          </table:table-cell>
        </table:table-row>
        <table:table-row table:style-name="ro1">
          <table:table-cell office:value-type="float" office:value="386.919161176001" calcext:value-type="float">
            <text:p>386.919161176001</text:p>
          </table:table-cell>
          <table:table-cell office:value-type="float" office:value="477577" calcext:value-type="float">
            <text:p>477577</text:p>
          </table:table-cell>
          <table:table-cell office:value-type="float" office:value="477863" calcext:value-type="float">
            <text:p>477863</text:p>
          </table:table-cell>
          <table:table-cell office:value-type="float" office:value="0.100784207720351" calcext:value-type="float">
            <text:p>0.100784207720351</text:p>
          </table:table-cell>
        </table:table-row>
        <table:table-row table:style-name="ro1">
          <table:table-cell office:value-type="float" office:value="387.099043429001" calcext:value-type="float">
            <text:p>387.099043429001</text:p>
          </table:table-cell>
          <table:table-cell office:value-type="float" office:value="477414" calcext:value-type="float">
            <text:p>477414</text:p>
          </table:table-cell>
          <table:table-cell office:value-type="float" office:value="477577" calcext:value-type="float">
            <text:p>477577</text:p>
          </table:table-cell>
          <table:table-cell office:value-type="float" office:value="0.100792826362423" calcext:value-type="float">
            <text:p>0.100792826362423</text:p>
          </table:table-cell>
        </table:table-row>
        <table:table-row table:style-name="ro1">
          <table:table-cell office:value-type="float" office:value="387.268878172001" calcext:value-type="float">
            <text:p>387.268878172001</text:p>
          </table:table-cell>
          <table:table-cell office:value-type="float" office:value="477374" calcext:value-type="float">
            <text:p>477374</text:p>
          </table:table-cell>
          <table:table-cell office:value-type="float" office:value="477414" calcext:value-type="float">
            <text:p>477414</text:p>
          </table:table-cell>
          <table:table-cell office:value-type="float" office:value="0.100789299849629" calcext:value-type="float">
            <text:p>0.100789299849629</text:p>
          </table:table-cell>
        </table:table-row>
        <table:table-row table:style-name="ro1">
          <table:table-cell office:value-type="float" office:value="387.437299361" calcext:value-type="float">
            <text:p>387.437299361</text:p>
          </table:table-cell>
          <table:table-cell office:value-type="float" office:value="477445" calcext:value-type="float">
            <text:p>477445</text:p>
          </table:table-cell>
          <table:table-cell office:value-type="float" office:value="477374" calcext:value-type="float">
            <text:p>477374</text:p>
          </table:table-cell>
          <table:table-cell office:value-type="float" office:value="0.100781271964435" calcext:value-type="float">
            <text:p>0.100781271964435</text:p>
          </table:table-cell>
        </table:table-row>
        <table:table-row table:style-name="ro1">
          <table:table-cell office:value-type="float" office:value="387.605087834" calcext:value-type="float">
            <text:p>387.605087834</text:p>
          </table:table-cell>
          <table:table-cell office:value-type="float" office:value="477626" calcext:value-type="float">
            <text:p>477626</text:p>
          </table:table-cell>
          <table:table-cell office:value-type="float" office:value="477445" calcext:value-type="float">
            <text:p>477445</text:p>
          </table:table-cell>
          <table:table-cell office:value-type="float" office:value="0.100764444372478" calcext:value-type="float">
            <text:p>0.100764444372478</text:p>
          </table:table-cell>
        </table:table-row>
        <table:table-row table:style-name="ro1">
          <table:table-cell office:value-type="float" office:value="387.771741525001" calcext:value-type="float">
            <text:p>387.771741525001</text:p>
          </table:table-cell>
          <table:table-cell office:value-type="float" office:value="477917" calcext:value-type="float">
            <text:p>477917</text:p>
          </table:table-cell>
          <table:table-cell office:value-type="float" office:value="477626" calcext:value-type="float">
            <text:p>477626</text:p>
          </table:table-cell>
          <table:table-cell office:value-type="float" office:value="0.100740587756047" calcext:value-type="float">
            <text:p>0.100740587756047</text:p>
          </table:table-cell>
        </table:table-row>
        <table:table-row table:style-name="ro1">
          <table:table-cell office:value-type="float" office:value="387.938389166" calcext:value-type="float">
            <text:p>387.938389166</text:p>
          </table:table-cell>
          <table:table-cell office:value-type="float" office:value="478315" calcext:value-type="float">
            <text:p>478315</text:p>
          </table:table-cell>
          <table:table-cell office:value-type="float" office:value="477917" calcext:value-type="float">
            <text:p>477917</text:p>
          </table:table-cell>
          <table:table-cell office:value-type="float" office:value="0.100716309214125" calcext:value-type="float">
            <text:p>0.100716309214125</text:p>
          </table:table-cell>
        </table:table-row>
        <table:table-row table:style-name="ro1">
          <table:table-cell office:value-type="float" office:value="388.111768245" calcext:value-type="float">
            <text:p>388.111768245</text:p>
          </table:table-cell>
          <table:table-cell office:value-type="float" office:value="478841" calcext:value-type="float">
            <text:p>478841</text:p>
          </table:table-cell>
          <table:table-cell office:value-type="float" office:value="478315" calcext:value-type="float">
            <text:p>478315</text:p>
          </table:table-cell>
          <table:table-cell office:value-type="float" office:value="0.100686507917974" calcext:value-type="float">
            <text:p>0.100686507917974</text:p>
          </table:table-cell>
        </table:table-row>
        <table:table-row table:style-name="ro1">
          <table:table-cell office:value-type="float" office:value="388.27378819" calcext:value-type="float">
            <text:p>388.27378819</text:p>
          </table:table-cell>
          <table:table-cell office:value-type="float" office:value="479432" calcext:value-type="float">
            <text:p>479432</text:p>
          </table:table-cell>
          <table:table-cell office:value-type="float" office:value="478841" calcext:value-type="float">
            <text:p>478841</text:p>
          </table:table-cell>
          <table:table-cell office:value-type="float" office:value="0.100652299117884" calcext:value-type="float">
            <text:p>0.100652299117884</text:p>
          </table:table-cell>
        </table:table-row>
        <table:table-row table:style-name="ro1">
          <table:table-cell office:value-type="float" office:value="388.483975152" calcext:value-type="float">
            <text:p>388.483975152</text:p>
          </table:table-cell>
          <table:table-cell office:value-type="float" office:value="480335" calcext:value-type="float">
            <text:p>480335</text:p>
          </table:table-cell>
          <table:table-cell office:value-type="float" office:value="479432" calcext:value-type="float">
            <text:p>479432</text:p>
          </table:table-cell>
          <table:table-cell office:value-type="float" office:value="0.100614574997553" calcext:value-type="float">
            <text:p>0.100614574997553</text:p>
          </table:table-cell>
        </table:table-row>
        <table:table-row table:style-name="ro1">
          <table:table-cell office:value-type="float" office:value="388.654436352001" calcext:value-type="float">
            <text:p>388.654436352001</text:p>
          </table:table-cell>
          <table:table-cell office:value-type="float" office:value="481171" calcext:value-type="float">
            <text:p>481171</text:p>
          </table:table-cell>
          <table:table-cell office:value-type="float" office:value="480335" calcext:value-type="float">
            <text:p>480335</text:p>
          </table:table-cell>
          <table:table-cell office:value-type="float" office:value="0.100579221162091" calcext:value-type="float">
            <text:p>0.100579221162091</text:p>
          </table:table-cell>
        </table:table-row>
        <table:table-row table:style-name="ro1">
          <table:table-cell office:value-type="float" office:value="388.824085445001" calcext:value-type="float">
            <text:p>388.824085445001</text:p>
          </table:table-cell>
          <table:table-cell office:value-type="float" office:value="482089" calcext:value-type="float">
            <text:p>482089</text:p>
          </table:table-cell>
          <table:table-cell office:value-type="float" office:value="481171" calcext:value-type="float">
            <text:p>481171</text:p>
          </table:table-cell>
          <table:table-cell office:value-type="float" office:value="0.100540597006893" calcext:value-type="float">
            <text:p>0.100540597006893</text:p>
          </table:table-cell>
        </table:table-row>
        <table:table-row table:style-name="ro1">
          <table:table-cell office:value-type="float" office:value="388.986693586" calcext:value-type="float">
            <text:p>388.986693586</text:p>
          </table:table-cell>
          <table:table-cell office:value-type="float" office:value="483041" calcext:value-type="float">
            <text:p>483041</text:p>
          </table:table-cell>
          <table:table-cell office:value-type="float" office:value="482089" calcext:value-type="float">
            <text:p>482089</text:p>
          </table:table-cell>
          <table:table-cell office:value-type="float" office:value="0.100499367237621" calcext:value-type="float">
            <text:p>0.100499367237621</text:p>
          </table:table-cell>
        </table:table-row>
        <table:table-row table:style-name="ro1">
          <table:table-cell office:value-type="float" office:value="389.149612061" calcext:value-type="float">
            <text:p>389.149612061</text:p>
          </table:table-cell>
          <table:table-cell office:value-type="float" office:value="484057" calcext:value-type="float">
            <text:p>484057</text:p>
          </table:table-cell>
          <table:table-cell office:value-type="float" office:value="483041" calcext:value-type="float">
            <text:p>483041</text:p>
          </table:table-cell>
          <table:table-cell office:value-type="float" office:value="0.100461222185159" calcext:value-type="float">
            <text:p>0.100461222185159</text:p>
          </table:table-cell>
        </table:table-row>
        <table:table-row table:style-name="ro1">
          <table:table-cell office:value-type="float" office:value="389.321689828001" calcext:value-type="float">
            <text:p>389.321689828001</text:p>
          </table:table-cell>
          <table:table-cell office:value-type="float" office:value="485187" calcext:value-type="float">
            <text:p>485187</text:p>
          </table:table-cell>
          <table:table-cell office:value-type="float" office:value="484057" calcext:value-type="float">
            <text:p>484057</text:p>
          </table:table-cell>
          <table:table-cell office:value-type="float" office:value="0.100420391629875" calcext:value-type="float">
            <text:p>0.100420391629875</text:p>
          </table:table-cell>
        </table:table-row>
        <table:table-row table:style-name="ro1">
          <table:table-cell office:value-type="float" office:value="389.499971449" calcext:value-type="float">
            <text:p>389.499971449</text:p>
          </table:table-cell>
          <table:table-cell office:value-type="float" office:value="486409" calcext:value-type="float">
            <text:p>486409</text:p>
          </table:table-cell>
          <table:table-cell office:value-type="float" office:value="485187" calcext:value-type="float">
            <text:p>485187</text:p>
          </table:table-cell>
          <table:table-cell office:value-type="float" office:value="0.100377423273068" calcext:value-type="float">
            <text:p>0.100377423273068</text:p>
          </table:table-cell>
        </table:table-row>
        <table:table-row table:style-name="ro1">
          <table:table-cell office:value-type="float" office:value="389.677558983" calcext:value-type="float">
            <text:p>389.677558983</text:p>
          </table:table-cell>
          <table:table-cell office:value-type="float" office:value="487665" calcext:value-type="float">
            <text:p>487665</text:p>
          </table:table-cell>
          <table:table-cell office:value-type="float" office:value="486409" calcext:value-type="float">
            <text:p>486409</text:p>
          </table:table-cell>
          <table:table-cell office:value-type="float" office:value="0.10033275525944" calcext:value-type="float">
            <text:p>0.10033275525944</text:p>
          </table:table-cell>
        </table:table-row>
        <table:table-row table:style-name="ro1">
          <table:table-cell office:value-type="float" office:value="389.855862684" calcext:value-type="float">
            <text:p>389.855862684</text:p>
          </table:table-cell>
          <table:table-cell office:value-type="float" office:value="488951" calcext:value-type="float">
            <text:p>488951</text:p>
          </table:table-cell>
          <table:table-cell office:value-type="float" office:value="487665" calcext:value-type="float">
            <text:p>487665</text:p>
          </table:table-cell>
          <table:table-cell office:value-type="float" office:value="0.100291878148502" calcext:value-type="float">
            <text:p>0.100291878148502</text:p>
          </table:table-cell>
        </table:table-row>
        <table:table-row table:style-name="ro1">
          <table:table-cell office:value-type="float" office:value="390.022655788001" calcext:value-type="float">
            <text:p>390.022655788001</text:p>
          </table:table-cell>
          <table:table-cell office:value-type="float" office:value="490165" calcext:value-type="float">
            <text:p>490165</text:p>
          </table:table-cell>
          <table:table-cell office:value-type="float" office:value="488951" calcext:value-type="float">
            <text:p>488951</text:p>
          </table:table-cell>
          <table:table-cell office:value-type="float" office:value="0.100248898977616" calcext:value-type="float">
            <text:p>0.100248898977616</text:p>
          </table:table-cell>
        </table:table-row>
        <table:table-row table:style-name="ro1">
          <table:table-cell office:value-type="float" office:value="390.191069079" calcext:value-type="float">
            <text:p>390.191069079</text:p>
          </table:table-cell>
          <table:table-cell office:value-type="float" office:value="491388" calcext:value-type="float">
            <text:p>491388</text:p>
          </table:table-cell>
          <table:table-cell office:value-type="float" office:value="490165" calcext:value-type="float">
            <text:p>490165</text:p>
          </table:table-cell>
          <table:table-cell office:value-type="float" office:value="0.100204248702483" calcext:value-type="float">
            <text:p>0.100204248702483</text:p>
          </table:table-cell>
        </table:table-row>
        <table:table-row table:style-name="ro1">
          <table:table-cell office:value-type="float" office:value="390.358632932001" calcext:value-type="float">
            <text:p>390.358632932001</text:p>
          </table:table-cell>
          <table:table-cell office:value-type="float" office:value="492592" calcext:value-type="float">
            <text:p>492592</text:p>
          </table:table-cell>
          <table:table-cell office:value-type="float" office:value="491365" calcext:value-type="float">
            <text:p>491365</text:p>
          </table:table-cell>
          <table:table-cell office:value-type="float" office:value="0.100163398961986" calcext:value-type="float">
            <text:p>0.100163398961986</text:p>
          </table:table-cell>
        </table:table-row>
        <table:table-row table:style-name="ro1">
          <table:table-cell office:value-type="float" office:value="390.526072475001" calcext:value-type="float">
            <text:p>390.526072475001</text:p>
          </table:table-cell>
          <table:table-cell office:value-type="float" office:value="493771" calcext:value-type="float">
            <text:p>493771</text:p>
          </table:table-cell>
          <table:table-cell office:value-type="float" office:value="492592" calcext:value-type="float">
            <text:p>492592</text:p>
          </table:table-cell>
          <table:table-cell office:value-type="float" office:value="0.100120468016334" calcext:value-type="float">
            <text:p>0.100120468016334</text:p>
          </table:table-cell>
        </table:table-row>
        <table:table-row table:style-name="ro1">
          <table:table-cell office:value-type="float" office:value="390.695590168" calcext:value-type="float">
            <text:p>390.695590168</text:p>
          </table:table-cell>
          <table:table-cell office:value-type="float" office:value="494928" calcext:value-type="float">
            <text:p>494928</text:p>
          </table:table-cell>
          <table:table-cell office:value-type="float" office:value="493771" calcext:value-type="float">
            <text:p>493771</text:p>
          </table:table-cell>
          <table:table-cell office:value-type="float" office:value="0.100075882609789" calcext:value-type="float">
            <text:p>0.100075882609789</text:p>
          </table:table-cell>
        </table:table-row>
        <table:table-row table:style-name="ro1">
          <table:table-cell office:value-type="float" office:value="390.875058782" calcext:value-type="float">
            <text:p>390.875058782</text:p>
          </table:table-cell>
          <table:table-cell office:value-type="float" office:value="496100" calcext:value-type="float">
            <text:p>496100</text:p>
          </table:table-cell>
          <table:table-cell office:value-type="float" office:value="494928" calcext:value-type="float">
            <text:p>494928</text:p>
          </table:table-cell>
          <table:table-cell office:value-type="float" office:value="0.100029984121625" calcext:value-type="float">
            <text:p>0.100029984121625</text:p>
          </table:table-cell>
        </table:table-row>
        <table:table-row table:style-name="ro1">
          <table:table-cell office:value-type="float" office:value="391.042542094" calcext:value-type="float">
            <text:p>391.042542094</text:p>
          </table:table-cell>
          <table:table-cell office:value-type="float" office:value="497134" calcext:value-type="float">
            <text:p>497134</text:p>
          </table:table-cell>
          <table:table-cell office:value-type="float" office:value="496100" calcext:value-type="float">
            <text:p>496100</text:p>
          </table:table-cell>
          <table:table-cell office:value-type="float" office:value="0.0999881541772592" calcext:value-type="float">
            <text:p>0.0999881541772592</text:p>
          </table:table-cell>
        </table:table-row>
        <table:table-row table:style-name="ro1">
          <table:table-cell office:value-type="float" office:value="391.218602053001" calcext:value-type="float">
            <text:p>391.218602053001</text:p>
          </table:table-cell>
          <table:table-cell office:value-type="float" office:value="498148" calcext:value-type="float">
            <text:p>498148</text:p>
          </table:table-cell>
          <table:table-cell office:value-type="float" office:value="497134" calcext:value-type="float">
            <text:p>497134</text:p>
          </table:table-cell>
          <table:table-cell office:value-type="float" office:value="0.0999444757593054" calcext:value-type="float">
            <text:p>0.0999444757593054</text:p>
          </table:table-cell>
        </table:table-row>
        <table:table-row table:style-name="ro1">
          <table:table-cell office:value-type="float" office:value="391.357887072" calcext:value-type="float">
            <text:p>391.357887072</text:p>
          </table:table-cell>
          <table:table-cell office:value-type="float" office:value="498891" calcext:value-type="float">
            <text:p>498891</text:p>
          </table:table-cell>
          <table:table-cell office:value-type="float" office:value="498148" calcext:value-type="float">
            <text:p>498148</text:p>
          </table:table-cell>
          <table:table-cell office:value-type="float" office:value="0.0999044297123037" calcext:value-type="float">
            <text:p>0.0999044297123037</text:p>
          </table:table-cell>
        </table:table-row>
        <table:table-row table:style-name="ro1">
          <table:table-cell office:value-type="float" office:value="391.535364807" calcext:value-type="float">
            <text:p>391.535364807</text:p>
          </table:table-cell>
          <table:table-cell office:value-type="float" office:value="499754" calcext:value-type="float">
            <text:p>499754</text:p>
          </table:table-cell>
          <table:table-cell office:value-type="float" office:value="498891" calcext:value-type="float">
            <text:p>498891</text:p>
          </table:table-cell>
          <table:table-cell office:value-type="float" office:value="0.0998621940765914" calcext:value-type="float">
            <text:p>0.0998621940765914</text:p>
          </table:table-cell>
        </table:table-row>
        <table:table-row table:style-name="ro1">
          <table:table-cell office:value-type="float" office:value="391.708717330001" calcext:value-type="float">
            <text:p>391.708717330001</text:p>
          </table:table-cell>
          <table:table-cell office:value-type="float" office:value="500498" calcext:value-type="float">
            <text:p>500498</text:p>
          </table:table-cell>
          <table:table-cell office:value-type="float" office:value="499754" calcext:value-type="float">
            <text:p>499754</text:p>
          </table:table-cell>
          <table:table-cell office:value-type="float" office:value="0.099818217192801" calcext:value-type="float">
            <text:p>0.099818217192801</text:p>
          </table:table-cell>
        </table:table-row>
        <table:table-row table:style-name="ro1">
          <table:table-cell office:value-type="float" office:value="391.897782251001" calcext:value-type="float">
            <text:p>391.897782251001</text:p>
          </table:table-cell>
          <table:table-cell office:value-type="float" office:value="501190" calcext:value-type="float">
            <text:p>501190</text:p>
          </table:table-cell>
          <table:table-cell office:value-type="float" office:value="500498" calcext:value-type="float">
            <text:p>500498</text:p>
          </table:table-cell>
          <table:table-cell office:value-type="float" office:value="0.0997728577174686" calcext:value-type="float">
            <text:p>0.0997728577174686</text:p>
          </table:table-cell>
        </table:table-row>
        <table:table-row table:style-name="ro1">
          <table:table-cell office:value-type="float" office:value="392.067988933" calcext:value-type="float">
            <text:p>392.067988933</text:p>
          </table:table-cell>
          <table:table-cell office:value-type="float" office:value="501701" calcext:value-type="float">
            <text:p>501701</text:p>
          </table:table-cell>
          <table:table-cell office:value-type="float" office:value="501190" calcext:value-type="float">
            <text:p>501190</text:p>
          </table:table-cell>
          <table:table-cell office:value-type="float" office:value="0.0997264025598861" calcext:value-type="float">
            <text:p>0.0997264025598861</text:p>
          </table:table-cell>
        </table:table-row>
        <table:table-row table:style-name="ro1">
          <table:table-cell office:value-type="float" office:value="392.232035952001" calcext:value-type="float">
            <text:p>392.232035952001</text:p>
          </table:table-cell>
          <table:table-cell office:value-type="float" office:value="502090" calcext:value-type="float">
            <text:p>502090</text:p>
          </table:table-cell>
          <table:table-cell office:value-type="float" office:value="501701" calcext:value-type="float">
            <text:p>501701</text:p>
          </table:table-cell>
          <table:table-cell office:value-type="float" office:value="0.0996841585368091" calcext:value-type="float">
            <text:p>0.0996841585368091</text:p>
          </table:table-cell>
        </table:table-row>
        <table:table-row table:style-name="ro1">
          <table:table-cell office:value-type="float" office:value="392.403199473" calcext:value-type="float">
            <text:p>392.403199473</text:p>
          </table:table-cell>
          <table:table-cell office:value-type="float" office:value="502384" calcext:value-type="float">
            <text:p>502384</text:p>
          </table:table-cell>
          <table:table-cell office:value-type="float" office:value="502090" calcext:value-type="float">
            <text:p>502090</text:p>
          </table:table-cell>
          <table:table-cell office:value-type="float" office:value="0.0996402112976952" calcext:value-type="float">
            <text:p>0.0996402112976952</text:p>
          </table:table-cell>
        </table:table-row>
        <table:table-row table:style-name="ro1">
          <table:table-cell office:value-type="float" office:value="392.571315834" calcext:value-type="float">
            <text:p>392.571315834</text:p>
          </table:table-cell>
          <table:table-cell office:value-type="float" office:value="502561" calcext:value-type="float">
            <text:p>502561</text:p>
          </table:table-cell>
          <table:table-cell office:value-type="float" office:value="502384" calcext:value-type="float">
            <text:p>502384</text:p>
          </table:table-cell>
          <table:table-cell office:value-type="float" office:value="0.0995949118370345" calcext:value-type="float">
            <text:p>0.0995949118370345</text:p>
          </table:table-cell>
        </table:table-row>
        <table:table-row table:style-name="ro1">
          <table:table-cell office:value-type="float" office:value="392.730404384" calcext:value-type="float">
            <text:p>392.730404384</text:p>
          </table:table-cell>
          <table:table-cell office:value-type="float" office:value="502625" calcext:value-type="float">
            <text:p>502625</text:p>
          </table:table-cell>
          <table:table-cell office:value-type="float" office:value="502561" calcext:value-type="float">
            <text:p>502561</text:p>
          </table:table-cell>
          <table:table-cell office:value-type="float" office:value="0.0995536053106062" calcext:value-type="float">
            <text:p>0.0995536053106062</text:p>
          </table:table-cell>
        </table:table-row>
        <table:table-row table:style-name="ro1">
          <table:table-cell office:value-type="float" office:value="392.894525585" calcext:value-type="float">
            <text:p>392.894525585</text:p>
          </table:table-cell>
          <table:table-cell office:value-type="float" office:value="502588" calcext:value-type="float">
            <text:p>502588</text:p>
          </table:table-cell>
          <table:table-cell office:value-type="float" office:value="502625" calcext:value-type="float">
            <text:p>502625</text:p>
          </table:table-cell>
          <table:table-cell office:value-type="float" office:value="0.0995104339173592" calcext:value-type="float">
            <text:p>0.0995104339173592</text:p>
          </table:table-cell>
        </table:table-row>
        <table:table-row table:style-name="ro1">
          <table:table-cell office:value-type="float" office:value="393.054328472001" calcext:value-type="float">
            <text:p>393.054328472001</text:p>
          </table:table-cell>
          <table:table-cell office:value-type="float" office:value="502453" calcext:value-type="float">
            <text:p>502453</text:p>
          </table:table-cell>
          <table:table-cell office:value-type="float" office:value="502588" calcext:value-type="float">
            <text:p>502588</text:p>
          </table:table-cell>
          <table:table-cell office:value-type="float" office:value="0.0994708375846131" calcext:value-type="float">
            <text:p>0.0994708375846131</text:p>
          </table:table-cell>
        </table:table-row>
        <table:table-row table:style-name="ro1">
          <table:table-cell office:value-type="float" office:value="393.211519492001" calcext:value-type="float">
            <text:p>393.211519492001</text:p>
          </table:table-cell>
          <table:table-cell office:value-type="float" office:value="502228" calcext:value-type="float">
            <text:p>502228</text:p>
          </table:table-cell>
          <table:table-cell office:value-type="float" office:value="502453" calcext:value-type="float">
            <text:p>502453</text:p>
          </table:table-cell>
          <table:table-cell office:value-type="float" office:value="0.0994290498080824" calcext:value-type="float">
            <text:p>0.0994290498080824</text:p>
          </table:table-cell>
        </table:table-row>
        <table:table-row table:style-name="ro1">
          <table:table-cell office:value-type="float" office:value="393.374176309" calcext:value-type="float">
            <text:p>393.374176309</text:p>
          </table:table-cell>
          <table:table-cell office:value-type="float" office:value="501903" calcext:value-type="float">
            <text:p>501903</text:p>
          </table:table-cell>
          <table:table-cell office:value-type="float" office:value="502228" calcext:value-type="float">
            <text:p>502228</text:p>
          </table:table-cell>
          <table:table-cell office:value-type="float" office:value="0.0993855191647056" calcext:value-type="float">
            <text:p>0.0993855191647056</text:p>
          </table:table-cell>
        </table:table-row>
        <table:table-row table:style-name="ro1">
          <table:table-cell office:value-type="float" office:value="393.537721794" calcext:value-type="float">
            <text:p>393.537721794</text:p>
          </table:table-cell>
          <table:table-cell office:value-type="float" office:value="501486" calcext:value-type="float">
            <text:p>501486</text:p>
          </table:table-cell>
          <table:table-cell office:value-type="float" office:value="501903" calcext:value-type="float">
            <text:p>501903</text:p>
          </table:table-cell>
          <table:table-cell office:value-type="float" office:value="0.09934564829209" calcext:value-type="float">
            <text:p>0.09934564829209</text:p>
          </table:table-cell>
        </table:table-row>
        <table:table-row table:style-name="ro1">
          <table:table-cell office:value-type="float" office:value="393.699359191" calcext:value-type="float">
            <text:p>393.699359191</text:p>
          </table:table-cell>
          <table:table-cell office:value-type="float" office:value="500991" calcext:value-type="float">
            <text:p>500991</text:p>
          </table:table-cell>
          <table:table-cell office:value-type="float" office:value="501486" calcext:value-type="float">
            <text:p>501486</text:p>
          </table:table-cell>
          <table:table-cell office:value-type="float" office:value="0.0993036665746989" calcext:value-type="float">
            <text:p>0.0993036665746989</text:p>
          </table:table-cell>
        </table:table-row>
        <table:table-row table:style-name="ro1">
          <table:table-cell office:value-type="float" office:value="393.859018517001" calcext:value-type="float">
            <text:p>393.859018517001</text:p>
          </table:table-cell>
          <table:table-cell office:value-type="float" office:value="500429" calcext:value-type="float">
            <text:p>500429</text:p>
          </table:table-cell>
          <table:table-cell office:value-type="float" office:value="500991" calcext:value-type="float">
            <text:p>500991</text:p>
          </table:table-cell>
          <table:table-cell office:value-type="float" office:value="0.0992650425354898" calcext:value-type="float">
            <text:p>0.0992650425354898</text:p>
          </table:table-cell>
        </table:table-row>
        <table:table-row table:style-name="ro1">
          <table:table-cell office:value-type="float" office:value="394.017549852" calcext:value-type="float">
            <text:p>394.017549852</text:p>
          </table:table-cell>
          <table:table-cell office:value-type="float" office:value="499805" calcext:value-type="float">
            <text:p>499805</text:p>
          </table:table-cell>
          <table:table-cell office:value-type="float" office:value="500429" calcext:value-type="float">
            <text:p>500429</text:p>
          </table:table-cell>
          <table:table-cell office:value-type="float" office:value="0.0992240736524711" calcext:value-type="float">
            <text:p>0.0992240736524711</text:p>
          </table:table-cell>
        </table:table-row>
        <table:table-row table:style-name="ro1">
          <table:table-cell office:value-type="float" office:value="394.178622913" calcext:value-type="float">
            <text:p>394.178622913</text:p>
          </table:table-cell>
          <table:table-cell office:value-type="float" office:value="499113" calcext:value-type="float">
            <text:p>499113</text:p>
          </table:table-cell>
          <table:table-cell office:value-type="float" office:value="499805" calcext:value-type="float">
            <text:p>499805</text:p>
          </table:table-cell>
          <table:table-cell office:value-type="float" office:value="0.0991812391199967" calcext:value-type="float">
            <text:p>0.0991812391199967</text:p>
          </table:table-cell>
        </table:table-row>
        <table:table-row table:style-name="ro1">
          <table:table-cell office:value-type="float" office:value="394.317991164" calcext:value-type="float">
            <text:p>394.317991164</text:p>
          </table:table-cell>
          <table:table-cell office:value-type="float" office:value="498473" calcext:value-type="float">
            <text:p>498473</text:p>
          </table:table-cell>
          <table:table-cell office:value-type="float" office:value="499113" calcext:value-type="float">
            <text:p>499113</text:p>
          </table:table-cell>
          <table:table-cell office:value-type="float" office:value="0.0991419456107182" calcext:value-type="float">
            <text:p>0.0991419456107182</text:p>
          </table:table-cell>
        </table:table-row>
        <table:table-row table:style-name="ro1">
          <table:table-cell office:value-type="float" office:value="394.491096608001" calcext:value-type="float">
            <text:p>394.491096608001</text:p>
          </table:table-cell>
          <table:table-cell office:value-type="float" office:value="497634" calcext:value-type="float">
            <text:p>497634</text:p>
          </table:table-cell>
          <table:table-cell office:value-type="float" office:value="498473" calcext:value-type="float">
            <text:p>498473</text:p>
          </table:table-cell>
          <table:table-cell office:value-type="float" office:value="0.0991004666864436" calcext:value-type="float">
            <text:p>0.0991004666864436</text:p>
          </table:table-cell>
        </table:table-row>
        <table:table-row table:style-name="ro1">
          <table:table-cell office:value-type="float" office:value="394.655284901" calcext:value-type="float">
            <text:p>394.655284901</text:p>
          </table:table-cell>
          <table:table-cell office:value-type="float" office:value="496804" calcext:value-type="float">
            <text:p>496804</text:p>
          </table:table-cell>
          <table:table-cell office:value-type="float" office:value="497634" calcext:value-type="float">
            <text:p>497634</text:p>
          </table:table-cell>
          <table:table-cell office:value-type="float" office:value="0.0990622653095911" calcext:value-type="float">
            <text:p>0.0990622653095911</text:p>
          </table:table-cell>
        </table:table-row>
        <table:table-row table:style-name="ro1">
          <table:table-cell office:value-type="float" office:value="394.819277582001" calcext:value-type="float">
            <text:p>394.819277582001</text:p>
          </table:table-cell>
          <table:table-cell office:value-type="float" office:value="495952" calcext:value-type="float">
            <text:p>495952</text:p>
          </table:table-cell>
          <table:table-cell office:value-type="float" office:value="496804" calcext:value-type="float">
            <text:p>496804</text:p>
          </table:table-cell>
          <table:table-cell office:value-type="float" office:value="0.0990216753655436" calcext:value-type="float">
            <text:p>0.0990216753655436</text:p>
          </table:table-cell>
        </table:table-row>
        <table:table-row table:style-name="ro1">
          <table:table-cell office:value-type="float" office:value="394.99080382" calcext:value-type="float">
            <text:p>394.99080382</text:p>
          </table:table-cell>
          <table:table-cell office:value-type="float" office:value="495048" calcext:value-type="float">
            <text:p>495048</text:p>
          </table:table-cell>
          <table:table-cell office:value-type="float" office:value="495952" calcext:value-type="float">
            <text:p>495952</text:p>
          </table:table-cell>
          <table:table-cell office:value-type="float" office:value="0.0989791847312492" calcext:value-type="float">
            <text:p>0.0989791847312492</text:p>
          </table:table-cell>
        </table:table-row>
        <table:table-row table:style-name="ro1">
          <table:table-cell office:value-type="float" office:value="395.155463448001" calcext:value-type="float">
            <text:p>395.155463448001</text:p>
          </table:table-cell>
          <table:table-cell office:value-type="float" office:value="494180" calcext:value-type="float">
            <text:p>494180</text:p>
          </table:table-cell>
          <table:table-cell office:value-type="float" office:value="488691" calcext:value-type="float">
            <text:p>488691</text:p>
          </table:table-cell>
          <table:table-cell office:value-type="float" office:value="0.0989401866907744" calcext:value-type="float">
            <text:p>0.0989401866907744</text:p>
          </table:table-cell>
        </table:table-row>
        <table:table-row table:style-name="ro1">
          <table:table-cell office:value-type="float" office:value="395.317579721001" calcext:value-type="float">
            <text:p>395.317579721001</text:p>
          </table:table-cell>
          <table:table-cell office:value-type="float" office:value="493335" calcext:value-type="float">
            <text:p>493335</text:p>
          </table:table-cell>
          <table:table-cell office:value-type="float" office:value="494180" calcext:value-type="float">
            <text:p>494180</text:p>
          </table:table-cell>
          <table:table-cell office:value-type="float" office:value="0.0994053139095816" calcext:value-type="float">
            <text:p>0.0994053139095816</text:p>
          </table:table-cell>
        </table:table-row>
        <table:table-row table:style-name="ro1">
          <table:table-cell office:value-type="float" office:value="395.483317271001" calcext:value-type="float">
            <text:p>395.483317271001</text:p>
          </table:table-cell>
          <table:table-cell office:value-type="float" office:value="492493" calcext:value-type="float">
            <text:p>492493</text:p>
          </table:table-cell>
          <table:table-cell office:value-type="float" office:value="493335" calcext:value-type="float">
            <text:p>493335</text:p>
          </table:table-cell>
          <table:table-cell office:value-type="float" office:value="0.0997671661074223" calcext:value-type="float">
            <text:p>0.0997671661074223</text:p>
          </table:table-cell>
        </table:table-row>
        <table:table-row table:style-name="ro1">
          <table:table-cell office:value-type="float" office:value="395.651154792" calcext:value-type="float">
            <text:p>395.651154792</text:p>
          </table:table-cell>
          <table:table-cell office:value-type="float" office:value="491673" calcext:value-type="float">
            <text:p>491673</text:p>
          </table:table-cell>
          <table:table-cell office:value-type="float" office:value="492493" calcext:value-type="float">
            <text:p>492493</text:p>
          </table:table-cell>
          <table:table-cell office:value-type="float" office:value="0.100051526966383" calcext:value-type="float">
            <text:p>0.100051526966383</text:p>
          </table:table-cell>
        </table:table-row>
        <table:table-row table:style-name="ro1">
          <table:table-cell office:value-type="float" office:value="395.820022553" calcext:value-type="float">
            <text:p>395.820022553</text:p>
          </table:table-cell>
          <table:table-cell office:value-type="float" office:value="490892" calcext:value-type="float">
            <text:p>490892</text:p>
          </table:table-cell>
          <table:table-cell office:value-type="float" office:value="491673" calcext:value-type="float">
            <text:p>491673</text:p>
          </table:table-cell>
          <table:table-cell office:value-type="float" office:value="0.100268781623675" calcext:value-type="float">
            <text:p>0.100268781623675</text:p>
          </table:table-cell>
        </table:table-row>
        <table:table-row table:style-name="ro1">
          <table:table-cell office:value-type="float" office:value="395.988496131001" calcext:value-type="float">
            <text:p>395.988496131001</text:p>
          </table:table-cell>
          <table:table-cell office:value-type="float" office:value="490169" calcext:value-type="float">
            <text:p>490169</text:p>
          </table:table-cell>
          <table:table-cell office:value-type="float" office:value="490892" calcext:value-type="float">
            <text:p>490892</text:p>
          </table:table-cell>
          <table:table-cell office:value-type="float" office:value="0.100432361664874" calcext:value-type="float">
            <text:p>0.100432361664874</text:p>
          </table:table-cell>
        </table:table-row>
        <table:table-row table:style-name="ro1">
          <table:table-cell office:value-type="float" office:value="396.163679727" calcext:value-type="float">
            <text:p>396.163679727</text:p>
          </table:table-cell>
          <table:table-cell office:value-type="float" office:value="489486" calcext:value-type="float">
            <text:p>489486</text:p>
          </table:table-cell>
          <table:table-cell office:value-type="float" office:value="490169" calcext:value-type="float">
            <text:p>490169</text:p>
          </table:table-cell>
          <table:table-cell office:value-type="float" office:value="0.100553012342761" calcext:value-type="float">
            <text:p>0.100553012342761</text:p>
          </table:table-cell>
        </table:table-row>
        <table:table-row table:style-name="ro1">
          <table:table-cell office:value-type="float" office:value="396.331572849001" calcext:value-type="float">
            <text:p>396.331572849001</text:p>
          </table:table-cell>
          <table:table-cell office:value-type="float" office:value="488907" calcext:value-type="float">
            <text:p>488907</text:p>
          </table:table-cell>
          <table:table-cell office:value-type="float" office:value="489486" calcext:value-type="float">
            <text:p>489486</text:p>
          </table:table-cell>
          <table:table-cell office:value-type="float" office:value="0.100644430076229" calcext:value-type="float">
            <text:p>0.100644430076229</text:p>
          </table:table-cell>
        </table:table-row>
        <table:table-row table:style-name="ro1">
          <table:table-cell office:value-type="float" office:value="396.494632033" calcext:value-type="float">
            <text:p>396.494632033</text:p>
          </table:table-cell>
          <table:table-cell office:value-type="float" office:value="488424" calcext:value-type="float">
            <text:p>488424</text:p>
          </table:table-cell>
          <table:table-cell office:value-type="float" office:value="488907" calcext:value-type="float">
            <text:p>488907</text:p>
          </table:table-cell>
          <table:table-cell office:value-type="float" office:value="0.100707366372947" calcext:value-type="float">
            <text:p>0.100707366372947</text:p>
          </table:table-cell>
        </table:table-row>
        <table:table-row table:style-name="ro1">
          <table:table-cell office:value-type="float" office:value="396.65705753" calcext:value-type="float">
            <text:p>396.65705753</text:p>
          </table:table-cell>
          <table:table-cell office:value-type="float" office:value="488027" calcext:value-type="float">
            <text:p>488027</text:p>
          </table:table-cell>
          <table:table-cell office:value-type="float" office:value="488424" calcext:value-type="float">
            <text:p>488424</text:p>
          </table:table-cell>
          <table:table-cell office:value-type="float" office:value="0.100752620325206" calcext:value-type="float">
            <text:p>0.100752620325206</text:p>
          </table:table-cell>
        </table:table-row>
        <table:table-row table:style-name="ro1">
          <table:table-cell office:value-type="float" office:value="396.822461767" calcext:value-type="float">
            <text:p>396.822461767</text:p>
          </table:table-cell>
          <table:table-cell office:value-type="float" office:value="487715" calcext:value-type="float">
            <text:p>487715</text:p>
          </table:table-cell>
          <table:table-cell office:value-type="float" office:value="488027" calcext:value-type="float">
            <text:p>488027</text:p>
          </table:table-cell>
          <table:table-cell office:value-type="float" office:value="0.100778641026873" calcext:value-type="float">
            <text:p>0.100778641026873</text:p>
          </table:table-cell>
        </table:table-row>
        <table:table-row table:style-name="ro1">
          <table:table-cell office:value-type="float" office:value="397.000065109" calcext:value-type="float">
            <text:p>397.000065109</text:p>
          </table:table-cell>
          <table:table-cell office:value-type="float" office:value="487489" calcext:value-type="float">
            <text:p>487489</text:p>
          </table:table-cell>
          <table:table-cell office:value-type="float" office:value="487715" calcext:value-type="float">
            <text:p>487715</text:p>
          </table:table-cell>
          <table:table-cell office:value-type="float" office:value="0.100789285395232" calcext:value-type="float">
            <text:p>0.100789285395232</text:p>
          </table:table-cell>
        </table:table-row>
        <table:table-row table:style-name="ro1">
          <table:table-cell office:value-type="float" office:value="397.169848501" calcext:value-type="float">
            <text:p>397.169848501</text:p>
          </table:table-cell>
          <table:table-cell office:value-type="float" office:value="487384" calcext:value-type="float">
            <text:p>487384</text:p>
          </table:table-cell>
          <table:table-cell office:value-type="float" office:value="487489" calcext:value-type="float">
            <text:p>487489</text:p>
          </table:table-cell>
          <table:table-cell office:value-type="float" office:value="0.100787638948587" calcext:value-type="float">
            <text:p>0.100787638948587</text:p>
          </table:table-cell>
        </table:table-row>
        <table:table-row table:style-name="ro1">
          <table:table-cell office:value-type="float" office:value="397.337935636" calcext:value-type="float">
            <text:p>397.337935636</text:p>
          </table:table-cell>
          <table:table-cell office:value-type="float" office:value="487389" calcext:value-type="float">
            <text:p>487389</text:p>
          </table:table-cell>
          <table:table-cell office:value-type="float" office:value="487384" calcext:value-type="float">
            <text:p>487384</text:p>
          </table:table-cell>
          <table:table-cell office:value-type="float" office:value="0.100781244660129" calcext:value-type="float">
            <text:p>0.100781244660129</text:p>
          </table:table-cell>
        </table:table-row>
        <table:table-row table:style-name="ro1">
          <table:table-cell office:value-type="float" office:value="397.480305921001" calcext:value-type="float">
            <text:p>397.480305921001</text:p>
          </table:table-cell>
          <table:table-cell office:value-type="float" office:value="487481" calcext:value-type="float">
            <text:p>487481</text:p>
          </table:table-cell>
          <table:table-cell office:value-type="float" office:value="487389" calcext:value-type="float">
            <text:p>487389</text:p>
          </table:table-cell>
          <table:table-cell office:value-type="float" office:value="0.100765982636462" calcext:value-type="float">
            <text:p>0.100765982636462</text:p>
          </table:table-cell>
        </table:table-row>
        <table:table-row table:style-name="ro1">
          <table:table-cell office:value-type="float" office:value="397.659014304" calcext:value-type="float">
            <text:p>397.659014304</text:p>
          </table:table-cell>
          <table:table-cell office:value-type="float" office:value="487708" calcext:value-type="float">
            <text:p>487708</text:p>
          </table:table-cell>
          <table:table-cell office:value-type="float" office:value="487481" calcext:value-type="float">
            <text:p>487481</text:p>
          </table:table-cell>
          <table:table-cell office:value-type="float" office:value="0.100748703551908" calcext:value-type="float">
            <text:p>0.100748703551908</text:p>
          </table:table-cell>
        </table:table-row>
        <table:table-row table:style-name="ro1">
          <table:table-cell office:value-type="float" office:value="397.817857146" calcext:value-type="float">
            <text:p>397.817857146</text:p>
          </table:table-cell>
          <table:table-cell office:value-type="float" office:value="488016" calcext:value-type="float">
            <text:p>488016</text:p>
          </table:table-cell>
          <table:table-cell office:value-type="float" office:value="487708" calcext:value-type="float">
            <text:p>487708</text:p>
          </table:table-cell>
          <table:table-cell office:value-type="float" office:value="0.100724749005048" calcext:value-type="float">
            <text:p>0.100724749005048</text:p>
          </table:table-cell>
        </table:table-row>
        <table:table-row table:style-name="ro1">
          <table:table-cell office:value-type="float" office:value="397.979461426" calcext:value-type="float">
            <text:p>397.979461426</text:p>
          </table:table-cell>
          <table:table-cell office:value-type="float" office:value="488429" calcext:value-type="float">
            <text:p>488429</text:p>
          </table:table-cell>
          <table:table-cell office:value-type="float" office:value="488016" calcext:value-type="float">
            <text:p>488016</text:p>
          </table:table-cell>
          <table:table-cell office:value-type="float" office:value="0.100695464278215" calcext:value-type="float">
            <text:p>0.100695464278215</text:p>
          </table:table-cell>
        </table:table-row>
        <table:table-row table:style-name="ro1">
          <table:table-cell office:value-type="float" office:value="398.149083847001" calcext:value-type="float">
            <text:p>398.149083847001</text:p>
          </table:table-cell>
          <table:table-cell office:value-type="float" office:value="488969" calcext:value-type="float">
            <text:p>488969</text:p>
          </table:table-cell>
          <table:table-cell office:value-type="float" office:value="488429" calcext:value-type="float">
            <text:p>488429</text:p>
          </table:table-cell>
          <table:table-cell office:value-type="float" office:value="0.100666979768475" calcext:value-type="float">
            <text:p>0.100666979768475</text:p>
          </table:table-cell>
        </table:table-row>
        <table:table-row table:style-name="ro1">
          <table:table-cell office:value-type="float" office:value="398.303468754" calcext:value-type="float">
            <text:p>398.303468754</text:p>
          </table:table-cell>
          <table:table-cell office:value-type="float" office:value="489550" calcext:value-type="float">
            <text:p>489550</text:p>
          </table:table-cell>
          <table:table-cell office:value-type="float" office:value="488969" calcext:value-type="float">
            <text:p>488969</text:p>
          </table:table-cell>
          <table:table-cell office:value-type="float" office:value="0.100634086327342" calcext:value-type="float">
            <text:p>0.100634086327342</text:p>
          </table:table-cell>
        </table:table-row>
        <table:table-row table:style-name="ro1">
          <table:table-cell office:value-type="float" office:value="398.467124486" calcext:value-type="float">
            <text:p>398.467124486</text:p>
          </table:table-cell>
          <table:table-cell office:value-type="float" office:value="490257" calcext:value-type="float">
            <text:p>490257</text:p>
          </table:table-cell>
          <table:table-cell office:value-type="float" office:value="489550" calcext:value-type="float">
            <text:p>489550</text:p>
          </table:table-cell>
          <table:table-cell office:value-type="float" office:value="0.100597675892612" calcext:value-type="float">
            <text:p>0.100597675892612</text:p>
          </table:table-cell>
        </table:table-row>
        <table:table-row table:style-name="ro1">
          <table:table-cell office:value-type="float" office:value="398.627582435001" calcext:value-type="float">
            <text:p>398.627582435001</text:p>
          </table:table-cell>
          <table:table-cell office:value-type="float" office:value="491034" calcext:value-type="float">
            <text:p>491034</text:p>
          </table:table-cell>
          <table:table-cell office:value-type="float" office:value="490257" calcext:value-type="float">
            <text:p>490257</text:p>
          </table:table-cell>
          <table:table-cell office:value-type="float" office:value="0.100563503505955" calcext:value-type="float">
            <text:p>0.100563503505955</text:p>
          </table:table-cell>
        </table:table-row>
        <table:table-row table:style-name="ro1">
          <table:table-cell office:value-type="float" office:value="398.78562062" calcext:value-type="float">
            <text:p>398.78562062</text:p>
          </table:table-cell>
          <table:table-cell office:value-type="float" office:value="491874" calcext:value-type="float">
            <text:p>491874</text:p>
          </table:table-cell>
          <table:table-cell office:value-type="float" office:value="491034" calcext:value-type="float">
            <text:p>491034</text:p>
          </table:table-cell>
          <table:table-cell office:value-type="float" office:value="0.100526085113422" calcext:value-type="float">
            <text:p>0.100526085113422</text:p>
          </table:table-cell>
        </table:table-row>
        <table:table-row table:style-name="ro1">
          <table:table-cell office:value-type="float" office:value="398.945453203" calcext:value-type="float">
            <text:p>398.945453203</text:p>
          </table:table-cell>
          <table:table-cell office:value-type="float" office:value="492793" calcext:value-type="float">
            <text:p>492793</text:p>
          </table:table-cell>
          <table:table-cell office:value-type="float" office:value="491874" calcext:value-type="float">
            <text:p>491874</text:p>
          </table:table-cell>
          <table:table-cell office:value-type="float" office:value="0.100491113951249" calcext:value-type="float">
            <text:p>0.100491113951249</text:p>
          </table:table-cell>
        </table:table-row>
        <table:table-row table:style-name="ro1">
          <table:table-cell office:value-type="float" office:value="399.108452118" calcext:value-type="float">
            <text:p>399.108452118</text:p>
          </table:table-cell>
          <table:table-cell office:value-type="float" office:value="493795" calcext:value-type="float">
            <text:p>493795</text:p>
          </table:table-cell>
          <table:table-cell office:value-type="float" office:value="492793" calcext:value-type="float">
            <text:p>492793</text:p>
          </table:table-cell>
          <table:table-cell office:value-type="float" office:value="0.100453071702624" calcext:value-type="float">
            <text:p>0.100453071702624</text:p>
          </table:table-cell>
        </table:table-row>
        <table:table-row table:style-name="ro1">
          <table:table-cell office:value-type="float" office:value="399.274176611" calcext:value-type="float">
            <text:p>399.274176611</text:p>
          </table:table-cell>
          <table:table-cell office:value-type="float" office:value="494870" calcext:value-type="float">
            <text:p>494870</text:p>
          </table:table-cell>
          <table:table-cell office:value-type="float" office:value="493795" calcext:value-type="float">
            <text:p>493795</text:p>
          </table:table-cell>
          <table:table-cell office:value-type="float" office:value="0.100412582675383" calcext:value-type="float">
            <text:p>0.100412582675383</text:p>
          </table:table-cell>
        </table:table-row>
        <table:table-row table:style-name="ro1">
          <table:table-cell office:value-type="float" office:value="399.443524861001" calcext:value-type="float">
            <text:p>399.443524861001</text:p>
          </table:table-cell>
          <table:table-cell office:value-type="float" office:value="496017" calcext:value-type="float">
            <text:p>496017</text:p>
          </table:table-cell>
          <table:table-cell office:value-type="float" office:value="494870" calcext:value-type="float">
            <text:p>494870</text:p>
          </table:table-cell>
          <table:table-cell office:value-type="float" office:value="0.100375167618632" calcext:value-type="float">
            <text:p>0.100375167618632</text:p>
          </table:table-cell>
        </table:table-row>
        <table:table-row table:style-name="ro1">
          <table:table-cell office:value-type="float" office:value="399.618147175001" calcext:value-type="float">
            <text:p>399.618147175001</text:p>
          </table:table-cell>
          <table:table-cell office:value-type="float" office:value="497241" calcext:value-type="float">
            <text:p>497241</text:p>
          </table:table-cell>
          <table:table-cell office:value-type="float" office:value="496017" calcext:value-type="float">
            <text:p>496017</text:p>
          </table:table-cell>
          <table:table-cell office:value-type="float" office:value="0.100335195452281" calcext:value-type="float">
            <text:p>0.100335195452281</text:p>
          </table:table-cell>
        </table:table-row>
        <table:table-row table:style-name="ro1">
          <table:table-cell office:value-type="float" office:value="399.784526196" calcext:value-type="float">
            <text:p>399.784526196</text:p>
          </table:table-cell>
          <table:table-cell office:value-type="float" office:value="498434" calcext:value-type="float">
            <text:p>498434</text:p>
          </table:table-cell>
          <table:table-cell office:value-type="float" office:value="497241" calcext:value-type="float">
            <text:p>497241</text:p>
          </table:table-cell>
          <table:table-cell office:value-type="float" office:value="0.100293187650936" calcext:value-type="float">
            <text:p>0.100293187650936</text:p>
          </table:table-cell>
        </table:table-row>
        <table:table-row table:style-name="ro1">
          <table:table-cell office:value-type="float" office:value="399.950616333001" calcext:value-type="float">
            <text:p>399.950616333001</text:p>
          </table:table-cell>
          <table:table-cell office:value-type="float" office:value="499640" calcext:value-type="float">
            <text:p>499640</text:p>
          </table:table-cell>
          <table:table-cell office:value-type="float" office:value="498434" calcext:value-type="float">
            <text:p>498434</text:p>
          </table:table-cell>
          <table:table-cell office:value-type="float" office:value="0.100254570140769" calcext:value-type="float">
            <text:p>0.100254570140769</text:p>
          </table:table-cell>
        </table:table-row>
        <table:table-row table:style-name="ro1">
          <table:table-cell office:value-type="float" office:value="400.123938194" calcext:value-type="float">
            <text:p>400.123938194</text:p>
          </table:table-cell>
          <table:table-cell office:value-type="float" office:value="500901" calcext:value-type="float">
            <text:p>500901</text:p>
          </table:table-cell>
          <table:table-cell office:value-type="float" office:value="499640" calcext:value-type="float">
            <text:p>499640</text:p>
          </table:table-cell>
          <table:table-cell office:value-type="float" office:value="0.100213661115117" calcext:value-type="float">
            <text:p>0.100213661115117</text:p>
          </table:table-cell>
        </table:table-row>
        <table:table-row table:style-name="ro1">
          <table:table-cell office:value-type="float" office:value="400.291787699" calcext:value-type="float">
            <text:p>400.291787699</text:p>
          </table:table-cell>
          <table:table-cell office:value-type="float" office:value="502114" calcext:value-type="float">
            <text:p>502114</text:p>
          </table:table-cell>
          <table:table-cell office:value-type="float" office:value="500901" calcext:value-type="float">
            <text:p>500901</text:p>
          </table:table-cell>
          <table:table-cell office:value-type="float" office:value="0.100170928892093" calcext:value-type="float">
            <text:p>0.100170928892093</text:p>
          </table:table-cell>
        </table:table-row>
        <table:table-row table:style-name="ro1">
          <table:table-cell office:value-type="float" office:value="400.520730977" calcext:value-type="float">
            <text:p>400.520730977</text:p>
          </table:table-cell>
          <table:table-cell office:value-type="float" office:value="503734" calcext:value-type="float">
            <text:p>503734</text:p>
          </table:table-cell>
          <table:table-cell office:value-type="float" office:value="502114" calcext:value-type="float">
            <text:p>502114</text:p>
          </table:table-cell>
          <table:table-cell office:value-type="float" office:value="0.100126748111176" calcext:value-type="float">
            <text:p>0.100126748111176</text:p>
          </table:table-cell>
        </table:table-row>
        <table:table-row table:style-name="ro1">
          <table:table-cell office:value-type="float" office:value="400.693019718" calcext:value-type="float">
            <text:p>400.693019718</text:p>
          </table:table-cell>
          <table:table-cell office:value-type="float" office:value="504911" calcext:value-type="float">
            <text:p>504911</text:p>
          </table:table-cell>
          <table:table-cell office:value-type="float" office:value="503734" calcext:value-type="float">
            <text:p>503734</text:p>
          </table:table-cell>
          <table:table-cell office:value-type="float" office:value="0.100081418468961" calcext:value-type="float">
            <text:p>0.100081418468961</text:p>
          </table:table-cell>
        </table:table-row>
        <table:table-row table:style-name="ro1">
          <table:table-cell office:value-type="float" office:value="400.858902614001" calcext:value-type="float">
            <text:p>400.858902614001</text:p>
          </table:table-cell>
          <table:table-cell office:value-type="float" office:value="505997" calcext:value-type="float">
            <text:p>505997</text:p>
          </table:table-cell>
          <table:table-cell office:value-type="float" office:value="504911" calcext:value-type="float">
            <text:p>504911</text:p>
          </table:table-cell>
          <table:table-cell office:value-type="float" office:value="0.100040165986155" calcext:value-type="float">
            <text:p>0.100040165986155</text:p>
          </table:table-cell>
        </table:table-row>
        <table:table-row table:style-name="ro1">
          <table:table-cell office:value-type="float" office:value="401.021669949" calcext:value-type="float">
            <text:p>401.021669949</text:p>
          </table:table-cell>
          <table:table-cell office:value-type="float" office:value="507009" calcext:value-type="float">
            <text:p>507009</text:p>
          </table:table-cell>
          <table:table-cell office:value-type="float" office:value="505997" calcext:value-type="float">
            <text:p>505997</text:p>
          </table:table-cell>
          <table:table-cell office:value-type="float" office:value="0.0999971939319236" calcext:value-type="float">
            <text:p>0.0999971939319236</text:p>
          </table:table-cell>
        </table:table-row>
        <table:table-row table:style-name="ro1">
          <table:table-cell office:value-type="float" office:value="401.192270193001" calcext:value-type="float">
            <text:p>401.192270193001</text:p>
          </table:table-cell>
          <table:table-cell office:value-type="float" office:value="508002" calcext:value-type="float">
            <text:p>508002</text:p>
          </table:table-cell>
          <table:table-cell office:value-type="float" office:value="507009" calcext:value-type="float">
            <text:p>507009</text:p>
          </table:table-cell>
          <table:table-cell office:value-type="float" office:value="0.0999528561682378" calcext:value-type="float">
            <text:p>0.0999528561682378</text:p>
          </table:table-cell>
        </table:table-row>
        <table:table-row table:style-name="ro1">
          <table:table-cell office:value-type="float" office:value="401.358783176001" calcext:value-type="float">
            <text:p>401.358783176001</text:p>
          </table:table-cell>
          <table:table-cell office:value-type="float" office:value="508896" calcext:value-type="float">
            <text:p>508896</text:p>
          </table:table-cell>
          <table:table-cell office:value-type="float" office:value="508002" calcext:value-type="float">
            <text:p>508002</text:p>
          </table:table-cell>
          <table:table-cell office:value-type="float" office:value="0.0999124096228696" calcext:value-type="float">
            <text:p>0.0999124096228696</text:p>
          </table:table-cell>
        </table:table-row>
        <table:table-row table:style-name="ro1">
          <table:table-cell office:value-type="float" office:value="401.528762355" calcext:value-type="float">
            <text:p>401.528762355</text:p>
          </table:table-cell>
          <table:table-cell office:value-type="float" office:value="509723" calcext:value-type="float">
            <text:p>509723</text:p>
          </table:table-cell>
          <table:table-cell office:value-type="float" office:value="508896" calcext:value-type="float">
            <text:p>508896</text:p>
          </table:table-cell>
          <table:table-cell office:value-type="float" office:value="0.0998701071599108" calcext:value-type="float">
            <text:p>0.0998701071599108</text:p>
          </table:table-cell>
        </table:table-row>
        <table:table-row table:style-name="ro1">
          <table:table-cell office:value-type="float" office:value="401.696084687001" calcext:value-type="float">
            <text:p>401.696084687001</text:p>
          </table:table-cell>
          <table:table-cell office:value-type="float" office:value="510447" calcext:value-type="float">
            <text:p>510447</text:p>
          </table:table-cell>
          <table:table-cell office:value-type="float" office:value="509723" calcext:value-type="float">
            <text:p>509723</text:p>
          </table:table-cell>
          <table:table-cell office:value-type="float" office:value="0.0998263298734194" calcext:value-type="float">
            <text:p>0.0998263298734194</text:p>
          </table:table-cell>
        </table:table-row>
        <table:table-row table:style-name="ro1">
          <table:table-cell office:value-type="float" office:value="401.874402381" calcext:value-type="float">
            <text:p>401.874402381</text:p>
          </table:table-cell>
          <table:table-cell office:value-type="float" office:value="511111" calcext:value-type="float">
            <text:p>511111</text:p>
          </table:table-cell>
          <table:table-cell office:value-type="float" office:value="510447" calcext:value-type="float">
            <text:p>510447</text:p>
          </table:table-cell>
          <table:table-cell office:value-type="float" office:value="0.0997813826238352" calcext:value-type="float">
            <text:p>0.0997813826238352</text:p>
          </table:table-cell>
        </table:table-row>
        <table:table-row table:style-name="ro1">
          <table:table-cell office:value-type="float" office:value="402.043427320001" calcext:value-type="float">
            <text:p>402.043427320001</text:p>
          </table:table-cell>
          <table:table-cell office:value-type="float" office:value="511634" calcext:value-type="float">
            <text:p>511634</text:p>
          </table:table-cell>
          <table:table-cell office:value-type="float" office:value="511111" calcext:value-type="float">
            <text:p>511111</text:p>
          </table:table-cell>
          <table:table-cell office:value-type="float" office:value="0.0997404658202531" calcext:value-type="float">
            <text:p>0.0997404658202531</text:p>
          </table:table-cell>
        </table:table-row>
        <table:table-row table:style-name="ro1">
          <table:table-cell office:value-type="float" office:value="402.214308538" calcext:value-type="float">
            <text:p>402.214308538</text:p>
          </table:table-cell>
          <table:table-cell office:value-type="float" office:value="512053" calcext:value-type="float">
            <text:p>512053</text:p>
          </table:table-cell>
          <table:table-cell office:value-type="float" office:value="511634" calcext:value-type="float">
            <text:p>511634</text:p>
          </table:table-cell>
          <table:table-cell office:value-type="float" office:value="0.0996978217728982" calcext:value-type="float">
            <text:p>0.0996978217728982</text:p>
          </table:table-cell>
        </table:table-row>
        <table:table-row table:style-name="ro1">
          <table:table-cell office:value-type="float" office:value="402.377195496" calcext:value-type="float">
            <text:p>402.377195496</text:p>
          </table:table-cell>
          <table:table-cell office:value-type="float" office:value="512347" calcext:value-type="float">
            <text:p>512347</text:p>
          </table:table-cell>
          <table:table-cell office:value-type="float" office:value="512053" calcext:value-type="float">
            <text:p>512053</text:p>
          </table:table-cell>
          <table:table-cell office:value-type="float" office:value="0.0996538057893705" calcext:value-type="float">
            <text:p>0.0996538057893705</text:p>
          </table:table-cell>
        </table:table-row>
        <table:table-row table:style-name="ro1">
          <table:table-cell office:value-type="float" office:value="402.54371006" calcext:value-type="float">
            <text:p>402.54371006</text:p>
          </table:table-cell>
          <table:table-cell office:value-type="float" office:value="512539" calcext:value-type="float">
            <text:p>512539</text:p>
          </table:table-cell>
          <table:table-cell office:value-type="float" office:value="512347" calcext:value-type="float">
            <text:p>512347</text:p>
          </table:table-cell>
          <table:table-cell office:value-type="float" office:value="0.0996136463221976" calcext:value-type="float">
            <text:p>0.0996136463221976</text:p>
          </table:table-cell>
        </table:table-row>
        <table:table-row table:style-name="ro1">
          <table:table-cell office:value-type="float" office:value="402.716843842" calcext:value-type="float">
            <text:p>402.716843842</text:p>
          </table:table-cell>
          <table:table-cell office:value-type="float" office:value="512624" calcext:value-type="float">
            <text:p>512624</text:p>
          </table:table-cell>
          <table:table-cell office:value-type="float" office:value="512539" calcext:value-type="float">
            <text:p>512539</text:p>
          </table:table-cell>
          <table:table-cell office:value-type="float" office:value="0.0995716327635235" calcext:value-type="float">
            <text:p>0.0995716327635235</text:p>
          </table:table-cell>
        </table:table-row>
        <table:table-row table:style-name="ro1">
          <table:table-cell office:value-type="float" office:value="402.87778075" calcext:value-type="float">
            <text:p>402.87778075</text:p>
          </table:table-cell>
          <table:table-cell office:value-type="float" office:value="512597" calcext:value-type="float">
            <text:p>512597</text:p>
          </table:table-cell>
          <table:table-cell office:value-type="float" office:value="512624" calcext:value-type="float">
            <text:p>512624</text:p>
          </table:table-cell>
          <table:table-cell office:value-type="float" office:value="0.0995281457537895" calcext:value-type="float">
            <text:p>0.0995281457537895</text:p>
          </table:table-cell>
        </table:table-row>
        <table:table-row table:style-name="ro1">
          <table:table-cell office:value-type="float" office:value="403.041984731" calcext:value-type="float">
            <text:p>403.041984731</text:p>
          </table:table-cell>
          <table:table-cell office:value-type="float" office:value="512467" calcext:value-type="float">
            <text:p>512467</text:p>
          </table:table-cell>
          <table:table-cell office:value-type="float" office:value="512597" calcext:value-type="float">
            <text:p>512597</text:p>
          </table:table-cell>
          <table:table-cell office:value-type="float" office:value="0.0994884217433346" calcext:value-type="float">
            <text:p>0.0994884217433346</text:p>
          </table:table-cell>
        </table:table-row>
        <table:table-row table:style-name="ro1">
          <table:table-cell office:value-type="float" office:value="403.217916192" calcext:value-type="float">
            <text:p>403.217916192</text:p>
          </table:table-cell>
          <table:table-cell office:value-type="float" office:value="512217" calcext:value-type="float">
            <text:p>512217</text:p>
          </table:table-cell>
          <table:table-cell office:value-type="float" office:value="512467" calcext:value-type="float">
            <text:p>512467</text:p>
          </table:table-cell>
          <table:table-cell office:value-type="float" office:value="0.0994467810779638" calcext:value-type="float">
            <text:p>0.0994467810779638</text:p>
          </table:table-cell>
        </table:table-row>
        <table:table-row table:style-name="ro1">
          <table:table-cell office:value-type="float" office:value="403.386195355" calcext:value-type="float">
            <text:p>403.386195355</text:p>
          </table:table-cell>
          <table:table-cell office:value-type="float" office:value="511875" calcext:value-type="float">
            <text:p>511875</text:p>
          </table:table-cell>
          <table:table-cell office:value-type="float" office:value="512217" calcext:value-type="float">
            <text:p>512217</text:p>
          </table:table-cell>
          <table:table-cell office:value-type="float" office:value="0.0994036168742787" calcext:value-type="float">
            <text:p>0.0994036168742787</text:p>
          </table:table-cell>
        </table:table-row>
        <table:table-row table:style-name="ro1">
          <table:table-cell office:value-type="float" office:value="403.531776897001" calcext:value-type="float">
            <text:p>403.531776897001</text:p>
          </table:table-cell>
          <table:table-cell office:value-type="float" office:value="511502" calcext:value-type="float">
            <text:p>511502</text:p>
          </table:table-cell>
          <table:table-cell office:value-type="float" office:value="511875" calcext:value-type="float">
            <text:p>511875</text:p>
          </table:table-cell>
          <table:table-cell office:value-type="float" office:value="0.0993641633406928" calcext:value-type="float">
            <text:p>0.0993641633406928</text:p>
          </table:table-cell>
        </table:table-row>
        <table:table-row table:style-name="ro1">
          <table:table-cell office:value-type="float" office:value="403.707952161" calcext:value-type="float">
            <text:p>403.707952161</text:p>
          </table:table-cell>
          <table:table-cell office:value-type="float" office:value="510963" calcext:value-type="float">
            <text:p>510963</text:p>
          </table:table-cell>
          <table:table-cell office:value-type="float" office:value="511502" calcext:value-type="float">
            <text:p>511502</text:p>
          </table:table-cell>
          <table:table-cell office:value-type="float" office:value="0.0993227634935756" calcext:value-type="float">
            <text:p>0.0993227634935756</text:p>
          </table:table-cell>
        </table:table-row>
        <table:table-row table:style-name="ro1">
          <table:table-cell office:value-type="float" office:value="403.878796271" calcext:value-type="float">
            <text:p>403.878796271</text:p>
          </table:table-cell>
          <table:table-cell office:value-type="float" office:value="510355" calcext:value-type="float">
            <text:p>510355</text:p>
          </table:table-cell>
          <table:table-cell office:value-type="float" office:value="510963" calcext:value-type="float">
            <text:p>510963</text:p>
          </table:table-cell>
          <table:table-cell office:value-type="float" office:value="0.09927981634491" calcext:value-type="float">
            <text:p>0.09927981634491</text:p>
          </table:table-cell>
        </table:table-row>
        <table:table-row table:style-name="ro1">
          <table:table-cell office:value-type="float" office:value="404.041855572001" calcext:value-type="float">
            <text:p>404.041855572001</text:p>
          </table:table-cell>
          <table:table-cell office:value-type="float" office:value="509704" calcext:value-type="float">
            <text:p>509704</text:p>
          </table:table-cell>
          <table:table-cell office:value-type="float" office:value="510355" calcext:value-type="float">
            <text:p>510355</text:p>
          </table:table-cell>
          <table:table-cell office:value-type="float" office:value="0.0992405486419424" calcext:value-type="float">
            <text:p>0.0992405486419424</text:p>
          </table:table-cell>
        </table:table-row>
        <table:table-row table:style-name="ro1">
          <table:table-cell office:value-type="float" office:value="404.210117485" calcext:value-type="float">
            <text:p>404.210117485</text:p>
          </table:table-cell>
          <table:table-cell office:value-type="float" office:value="508971" calcext:value-type="float">
            <text:p>508971</text:p>
          </table:table-cell>
          <table:table-cell office:value-type="float" office:value="509704" calcext:value-type="float">
            <text:p>509704</text:p>
          </table:table-cell>
          <table:table-cell office:value-type="float" office:value="0.0991993218053588" calcext:value-type="float">
            <text:p>0.0991993218053588</text:p>
          </table:table-cell>
        </table:table-row>
        <table:table-row table:style-name="ro1">
          <table:table-cell office:value-type="float" office:value="404.385197129001" calcext:value-type="float">
            <text:p>404.385197129001</text:p>
          </table:table-cell>
          <table:table-cell office:value-type="float" office:value="508152" calcext:value-type="float">
            <text:p>508152</text:p>
          </table:table-cell>
          <table:table-cell office:value-type="float" office:value="508971" calcext:value-type="float">
            <text:p>508971</text:p>
          </table:table-cell>
          <table:table-cell office:value-type="float" office:value="0.0991565373749973" calcext:value-type="float">
            <text:p>0.0991565373749973</text:p>
          </table:table-cell>
        </table:table-row>
        <table:table-row table:style-name="ro1">
          <table:table-cell office:value-type="float" office:value="404.564529626" calcext:value-type="float">
            <text:p>404.564529626</text:p>
          </table:table-cell>
          <table:table-cell office:value-type="float" office:value="507266" calcext:value-type="float">
            <text:p>507266</text:p>
          </table:table-cell>
          <table:table-cell office:value-type="float" office:value="508152" calcext:value-type="float">
            <text:p>508152</text:p>
          </table:table-cell>
          <table:table-cell office:value-type="float" office:value="0.0991125165683135" calcext:value-type="float">
            <text:p>0.0991125165683135</text:p>
          </table:table-cell>
        </table:table-row>
        <table:table-row table:style-name="ro1">
          <table:table-cell office:value-type="float" office:value="404.735932742001" calcext:value-type="float">
            <text:p>404.735932742001</text:p>
          </table:table-cell>
          <table:table-cell office:value-type="float" office:value="506387" calcext:value-type="float">
            <text:p>506387</text:p>
          </table:table-cell>
          <table:table-cell office:value-type="float" office:value="495899" calcext:value-type="float">
            <text:p>495899</text:p>
          </table:table-cell>
          <table:table-cell office:value-type="float" office:value="0.0990724069242848" calcext:value-type="float">
            <text:p>0.0990724069242848</text:p>
          </table:table-cell>
        </table:table-row>
        <table:table-row table:style-name="ro1">
          <table:table-cell office:value-type="float" office:value="404.917711364001" calcext:value-type="float">
            <text:p>404.917711364001</text:p>
          </table:table-cell>
          <table:table-cell office:value-type="float" office:value="505434" calcext:value-type="float">
            <text:p>505434</text:p>
          </table:table-cell>
          <table:table-cell office:value-type="float" office:value="506387" calcext:value-type="float">
            <text:p>506387</text:p>
          </table:table-cell>
          <table:table-cell office:value-type="float" office:value="0.0990305404677521" calcext:value-type="float">
            <text:p>0.0990305404677521</text:p>
          </table:table-cell>
        </table:table-row>
        <table:table-row table:style-name="ro1">
          <table:table-cell office:value-type="float" office:value="405.092926929" calcext:value-type="float">
            <text:p>405.092926929</text:p>
          </table:table-cell>
          <table:table-cell office:value-type="float" office:value="504509" calcext:value-type="float">
            <text:p>504509</text:p>
          </table:table-cell>
          <table:table-cell office:value-type="float" office:value="505434" calcext:value-type="float">
            <text:p>505434</text:p>
          </table:table-cell>
          <table:table-cell office:value-type="float" office:value="0.0989872782240041" calcext:value-type="float">
            <text:p>0.0989872782240041</text:p>
          </table:table-cell>
        </table:table-row>
        <table:table-row table:style-name="ro1">
          <table:table-cell office:value-type="float" office:value="405.25497823" calcext:value-type="float">
            <text:p>405.25497823</text:p>
          </table:table-cell>
          <table:table-cell office:value-type="float" office:value="503659" calcext:value-type="float">
            <text:p>503659</text:p>
          </table:table-cell>
          <table:table-cell office:value-type="float" office:value="504509" calcext:value-type="float">
            <text:p>504509</text:p>
          </table:table-cell>
          <table:table-cell office:value-type="float" office:value="0.0989477875088155" calcext:value-type="float">
            <text:p>0.0989477875088155</text:p>
          </table:table-cell>
        </table:table-row>
        <table:table-row table:style-name="ro1">
          <table:table-cell office:value-type="float" office:value="405.423166355001" calcext:value-type="float">
            <text:p>405.423166355001</text:p>
          </table:table-cell>
          <table:table-cell office:value-type="float" office:value="502795" calcext:value-type="float">
            <text:p>502795</text:p>
          </table:table-cell>
          <table:table-cell office:value-type="float" office:value="503659" calcext:value-type="float">
            <text:p>503659</text:p>
          </table:table-cell>
          <table:table-cell office:value-type="float" office:value="0.0994001455834533" calcext:value-type="float">
            <text:p>0.0994001455834533</text:p>
          </table:table-cell>
        </table:table-row>
        <table:table-row table:style-name="ro1">
          <table:table-cell office:value-type="float" office:value="405.597033408" calcext:value-type="float">
            <text:p>405.597033408</text:p>
          </table:table-cell>
          <table:table-cell office:value-type="float" office:value="501933" calcext:value-type="float">
            <text:p>501933</text:p>
          </table:table-cell>
          <table:table-cell office:value-type="float" office:value="502795" calcext:value-type="float">
            <text:p>502795</text:p>
          </table:table-cell>
          <table:table-cell office:value-type="float" office:value="0.0997520434344409" calcext:value-type="float">
            <text:p>0.0997520434344409</text:p>
          </table:table-cell>
        </table:table-row>
        <table:table-row table:style-name="ro1">
          <table:table-cell office:value-type="float" office:value="405.765271763001" calcext:value-type="float">
            <text:p>405.765271763001</text:p>
          </table:table-cell>
          <table:table-cell office:value-type="float" office:value="501140" calcext:value-type="float">
            <text:p>501140</text:p>
          </table:table-cell>
          <table:table-cell office:value-type="float" office:value="501933" calcext:value-type="float">
            <text:p>501933</text:p>
          </table:table-cell>
          <table:table-cell office:value-type="float" office:value="0.100023582959637" calcext:value-type="float">
            <text:p>0.100023582959637</text:p>
          </table:table-cell>
        </table:table-row>
        <table:table-row table:style-name="ro1">
          <table:table-cell office:value-type="float" office:value="405.931497677" calcext:value-type="float">
            <text:p>405.931497677</text:p>
          </table:table-cell>
          <table:table-cell office:value-type="float" office:value="500407" calcext:value-type="float">
            <text:p>500407</text:p>
          </table:table-cell>
          <table:table-cell office:value-type="float" office:value="501140" calcext:value-type="float">
            <text:p>501140</text:p>
          </table:table-cell>
          <table:table-cell office:value-type="float" office:value="0.100235828892364" calcext:value-type="float">
            <text:p>0.100235828892364</text:p>
          </table:table-cell>
        </table:table-row>
        <table:table-row table:style-name="ro1">
          <table:table-cell office:value-type="float" office:value="406.102772323" calcext:value-type="float">
            <text:p>406.102772323</text:p>
          </table:table-cell>
          <table:table-cell office:value-type="float" office:value="499715" calcext:value-type="float">
            <text:p>499715</text:p>
          </table:table-cell>
          <table:table-cell office:value-type="float" office:value="500407" calcext:value-type="float">
            <text:p>500407</text:p>
          </table:table-cell>
          <table:table-cell office:value-type="float" office:value="0.10039566163533" calcext:value-type="float">
            <text:p>0.10039566163533</text:p>
          </table:table-cell>
        </table:table-row>
        <table:table-row table:style-name="ro1">
          <table:table-cell office:value-type="float" office:value="406.275185731" calcext:value-type="float">
            <text:p>406.275185731</text:p>
          </table:table-cell>
          <table:table-cell office:value-type="float" office:value="499093" calcext:value-type="float">
            <text:p>499093</text:p>
          </table:table-cell>
          <table:table-cell office:value-type="float" office:value="499715" calcext:value-type="float">
            <text:p>499715</text:p>
          </table:table-cell>
          <table:table-cell office:value-type="float" office:value="0.10051357364324" calcext:value-type="float">
            <text:p>0.10051357364324</text:p>
          </table:table-cell>
        </table:table-row>
        <table:table-row table:style-name="ro1">
          <table:table-cell office:value-type="float" office:value="406.478452805" calcext:value-type="float">
            <text:p>406.478452805</text:p>
          </table:table-cell>
          <table:table-cell office:value-type="float" office:value="498468" calcext:value-type="float">
            <text:p>498468</text:p>
          </table:table-cell>
          <table:table-cell office:value-type="float" office:value="499093" calcext:value-type="float">
            <text:p>499093</text:p>
          </table:table-cell>
          <table:table-cell office:value-type="float" office:value="0.100597958865355" calcext:value-type="float">
            <text:p>0.100597958865355</text:p>
          </table:table-cell>
        </table:table-row>
        <table:table-row table:style-name="ro1">
          <table:table-cell office:value-type="float" office:value="406.586450556" calcext:value-type="float">
            <text:p>406.586450556</text:p>
          </table:table-cell>
          <table:table-cell office:value-type="float" office:value="498189" calcext:value-type="float">
            <text:p>498189</text:p>
          </table:table-cell>
          <table:table-cell office:value-type="float" office:value="498468" calcext:value-type="float">
            <text:p>498468</text:p>
          </table:table-cell>
          <table:table-cell office:value-type="float" office:value="0.100660498522262" calcext:value-type="float">
            <text:p>0.100660498522262</text:p>
          </table:table-cell>
        </table:table-row>
        <table:table-row table:style-name="ro1">
          <table:table-cell office:value-type="float" office:value="406.764267940001" calcext:value-type="float">
            <text:p>406.764267940001</text:p>
          </table:table-cell>
          <table:table-cell office:value-type="float" office:value="497813" calcext:value-type="float">
            <text:p>497813</text:p>
          </table:table-cell>
          <table:table-cell office:value-type="float" office:value="498189" calcext:value-type="float">
            <text:p>498189</text:p>
          </table:table-cell>
          <table:table-cell office:value-type="float" office:value="0.100700600539827" calcext:value-type="float">
            <text:p>0.100700600539827</text:p>
          </table:table-cell>
        </table:table-row>
        <table:table-row table:style-name="ro1">
          <table:table-cell office:value-type="float" office:value="406.944824072" calcext:value-type="float">
            <text:p>406.944824072</text:p>
          </table:table-cell>
          <table:table-cell office:value-type="float" office:value="497547" calcext:value-type="float">
            <text:p>497547</text:p>
          </table:table-cell>
          <table:table-cell office:value-type="float" office:value="497813" calcext:value-type="float">
            <text:p>497813</text:p>
          </table:table-cell>
          <table:table-cell office:value-type="float" office:value="0.100727720963096" calcext:value-type="float">
            <text:p>0.100727720963096</text:p>
          </table:table-cell>
        </table:table-row>
        <table:table-row table:style-name="ro1">
          <table:table-cell office:value-type="float" office:value="407.108725783" calcext:value-type="float">
            <text:p>407.108725783</text:p>
          </table:table-cell>
          <table:table-cell office:value-type="float" office:value="497409" calcext:value-type="float">
            <text:p>497409</text:p>
          </table:table-cell>
          <table:table-cell office:value-type="float" office:value="497547" calcext:value-type="float">
            <text:p>497547</text:p>
          </table:table-cell>
          <table:table-cell office:value-type="float" office:value="0.100739502237537" calcext:value-type="float">
            <text:p>0.100739502237537</text:p>
          </table:table-cell>
        </table:table-row>
        <table:table-row table:style-name="ro1">
          <table:table-cell office:value-type="float" office:value="407.267119459" calcext:value-type="float">
            <text:p>407.267119459</text:p>
          </table:table-cell>
          <table:table-cell office:value-type="float" office:value="497373" calcext:value-type="float">
            <text:p>497373</text:p>
          </table:table-cell>
          <table:table-cell office:value-type="float" office:value="497409" calcext:value-type="float">
            <text:p>497409</text:p>
          </table:table-cell>
          <table:table-cell office:value-type="float" office:value="0.10073902193745" calcext:value-type="float">
            <text:p>0.10073902193745</text:p>
          </table:table-cell>
        </table:table-row>
        <table:table-row table:style-name="ro1">
          <table:table-cell office:value-type="float" office:value="407.440279597" calcext:value-type="float">
            <text:p>407.440279597</text:p>
          </table:table-cell>
          <table:table-cell office:value-type="float" office:value="497447" calcext:value-type="float">
            <text:p>497447</text:p>
          </table:table-cell>
          <table:table-cell office:value-type="float" office:value="497373" calcext:value-type="float">
            <text:p>497373</text:p>
          </table:table-cell>
          <table:table-cell office:value-type="float" office:value="0.100733688687272" calcext:value-type="float">
            <text:p>0.100733688687272</text:p>
          </table:table-cell>
        </table:table-row>
        <table:table-row table:style-name="ro1">
          <table:table-cell office:value-type="float" office:value="407.595058236" calcext:value-type="float">
            <text:p>407.595058236</text:p>
          </table:table-cell>
          <table:table-cell office:value-type="float" office:value="497612" calcext:value-type="float">
            <text:p>497612</text:p>
          </table:table-cell>
          <table:table-cell office:value-type="float" office:value="497447" calcext:value-type="float">
            <text:p>497447</text:p>
          </table:table-cell>
          <table:table-cell office:value-type="float" office:value="0.10071953135738" calcext:value-type="float">
            <text:p>0.10071953135738</text:p>
          </table:table-cell>
        </table:table-row>
        <table:table-row table:style-name="ro1">
          <table:table-cell office:value-type="float" office:value="407.747654324" calcext:value-type="float">
            <text:p>407.747654324</text:p>
          </table:table-cell>
          <table:table-cell office:value-type="float" office:value="497868" calcext:value-type="float">
            <text:p>497868</text:p>
          </table:table-cell>
          <table:table-cell office:value-type="float" office:value="497612" calcext:value-type="float">
            <text:p>497612</text:p>
          </table:table-cell>
          <table:table-cell office:value-type="float" office:value="0.100703263770244" calcext:value-type="float">
            <text:p>0.100703263770244</text:p>
          </table:table-cell>
        </table:table-row>
        <table:table-row table:style-name="ro1">
          <table:table-cell office:value-type="float" office:value="407.911820309" calcext:value-type="float">
            <text:p>407.911820309</text:p>
          </table:table-cell>
          <table:table-cell office:value-type="float" office:value="498244" calcext:value-type="float">
            <text:p>498244</text:p>
          </table:table-cell>
          <table:table-cell office:value-type="float" office:value="497868" calcext:value-type="float">
            <text:p>497868</text:p>
          </table:table-cell>
          <table:table-cell office:value-type="float" office:value="0.100680373528462" calcext:value-type="float">
            <text:p>0.100680373528462</text:p>
          </table:table-cell>
        </table:table-row>
        <table:table-row table:style-name="ro1">
          <table:table-cell office:value-type="float" office:value="408.064281175" calcext:value-type="float">
            <text:p>408.064281175</text:p>
          </table:table-cell>
          <table:table-cell office:value-type="float" office:value="498686" calcext:value-type="float">
            <text:p>498686</text:p>
          </table:table-cell>
          <table:table-cell office:value-type="float" office:value="498244" calcext:value-type="float">
            <text:p>498244</text:p>
          </table:table-cell>
          <table:table-cell office:value-type="float" office:value="0.100652194850234" calcext:value-type="float">
            <text:p>0.100652194850234</text:p>
          </table:table-cell>
        </table:table-row>
        <table:table-row table:style-name="ro1">
          <table:table-cell office:value-type="float" office:value="408.223565881" calcext:value-type="float">
            <text:p>408.223565881</text:p>
          </table:table-cell>
          <table:table-cell office:value-type="float" office:value="499239" calcext:value-type="float">
            <text:p>499239</text:p>
          </table:table-cell>
          <table:table-cell office:value-type="float" office:value="498686" calcext:value-type="float">
            <text:p>498686</text:p>
          </table:table-cell>
          <table:table-cell office:value-type="float" office:value="0.100624722293524" calcext:value-type="float">
            <text:p>0.100624722293524</text:p>
          </table:table-cell>
        </table:table-row>
        <table:table-row table:style-name="ro1">
          <table:table-cell office:value-type="float" office:value="408.383460484" calcext:value-type="float">
            <text:p>408.383460484</text:p>
          </table:table-cell>
          <table:table-cell office:value-type="float" office:value="499884" calcext:value-type="float">
            <text:p>499884</text:p>
          </table:table-cell>
          <table:table-cell office:value-type="float" office:value="499239" calcext:value-type="float">
            <text:p>499239</text:p>
          </table:table-cell>
          <table:table-cell office:value-type="float" office:value="0.100592892267556" calcext:value-type="float">
            <text:p>0.100592892267556</text:p>
          </table:table-cell>
        </table:table-row>
        <table:table-row table:style-name="ro1">
          <table:table-cell office:value-type="float" office:value="408.553692752001" calcext:value-type="float">
            <text:p>408.553692752001</text:p>
          </table:table-cell>
          <table:table-cell office:value-type="float" office:value="500666" calcext:value-type="float">
            <text:p>500666</text:p>
          </table:table-cell>
          <table:table-cell office:value-type="float" office:value="499884" calcext:value-type="float">
            <text:p>499884</text:p>
          </table:table-cell>
          <table:table-cell office:value-type="float" office:value="0.100562505876759" calcext:value-type="float">
            <text:p>0.100562505876759</text:p>
          </table:table-cell>
        </table:table-row>
        <table:table-row table:style-name="ro1">
          <table:table-cell office:value-type="float" office:value="408.715110800001" calcext:value-type="float">
            <text:p>408.715110800001</text:p>
          </table:table-cell>
          <table:table-cell office:value-type="float" office:value="501490" calcext:value-type="float">
            <text:p>501490</text:p>
          </table:table-cell>
          <table:table-cell office:value-type="float" office:value="500666" calcext:value-type="float">
            <text:p>500666</text:p>
          </table:table-cell>
          <table:table-cell office:value-type="float" office:value="0.100528359255766" calcext:value-type="float">
            <text:p>0.100528359255766</text:p>
          </table:table-cell>
        </table:table-row>
        <table:table-row table:style-name="ro1">
          <table:table-cell office:value-type="float" office:value="408.87758181" calcext:value-type="float">
            <text:p>408.87758181</text:p>
          </table:table-cell>
          <table:table-cell office:value-type="float" office:value="502395" calcext:value-type="float">
            <text:p>502395</text:p>
          </table:table-cell>
          <table:table-cell office:value-type="float" office:value="501490" calcext:value-type="float">
            <text:p>501490</text:p>
          </table:table-cell>
          <table:table-cell office:value-type="float" office:value="0.100491214081069" calcext:value-type="float">
            <text:p>0.100491214081069</text:p>
          </table:table-cell>
        </table:table-row>
        <table:table-row table:style-name="ro1">
          <table:table-cell office:value-type="float" office:value="409.033418251001" calcext:value-type="float">
            <text:p>409.033418251001</text:p>
          </table:table-cell>
          <table:table-cell office:value-type="float" office:value="503326" calcext:value-type="float">
            <text:p>503326</text:p>
          </table:table-cell>
          <table:table-cell office:value-type="float" office:value="502395" calcext:value-type="float">
            <text:p>502395</text:p>
          </table:table-cell>
          <table:table-cell office:value-type="float" office:value="0.100456587609362" calcext:value-type="float">
            <text:p>0.100456587609362</text:p>
          </table:table-cell>
        </table:table-row>
        <table:table-row table:style-name="ro1">
          <table:table-cell office:value-type="float" office:value="409.195395895001" calcext:value-type="float">
            <text:p>409.195395895001</text:p>
          </table:table-cell>
          <table:table-cell office:value-type="float" office:value="504352" calcext:value-type="float">
            <text:p>504352</text:p>
          </table:table-cell>
          <table:table-cell office:value-type="float" office:value="503326" calcext:value-type="float">
            <text:p>503326</text:p>
          </table:table-cell>
          <table:table-cell office:value-type="float" office:value="0.100419072973281" calcext:value-type="float">
            <text:p>0.100419072973281</text:p>
          </table:table-cell>
        </table:table-row>
        <table:table-row table:style-name="ro1">
          <table:table-cell office:value-type="float" office:value="409.370605955" calcext:value-type="float">
            <text:p>409.370605955</text:p>
          </table:table-cell>
          <table:table-cell office:value-type="float" office:value="505518" calcext:value-type="float">
            <text:p>505518</text:p>
          </table:table-cell>
          <table:table-cell office:value-type="float" office:value="504352" calcext:value-type="float">
            <text:p>504352</text:p>
          </table:table-cell>
          <table:table-cell office:value-type="float" office:value="0.100379257400869" calcext:value-type="float">
            <text:p>0.100379257400869</text:p>
          </table:table-cell>
        </table:table-row>
        <table:table-row table:style-name="ro1">
          <table:table-cell office:value-type="float" office:value="409.509953289001" calcext:value-type="float">
            <text:p>409.509953289001</text:p>
          </table:table-cell>
          <table:table-cell office:value-type="float" office:value="506479" calcext:value-type="float">
            <text:p>506479</text:p>
          </table:table-cell>
          <table:table-cell office:value-type="float" office:value="505518" calcext:value-type="float">
            <text:p>505518</text:p>
          </table:table-cell>
          <table:table-cell office:value-type="float" office:value="0.100342506604957" calcext:value-type="float">
            <text:p>0.100342506604957</text:p>
          </table:table-cell>
        </table:table-row>
        <table:table-row table:style-name="ro1">
          <table:table-cell office:value-type="float" office:value="409.615407216001" calcext:value-type="float">
            <text:p>409.615407216001</text:p>
          </table:table-cell>
          <table:table-cell office:value-type="float" office:value="507222" calcext:value-type="float">
            <text:p>507222</text:p>
          </table:table-cell>
          <table:table-cell office:value-type="float" office:value="506479" calcext:value-type="float">
            <text:p>506479</text:p>
          </table:table-cell>
          <table:table-cell office:value-type="float" office:value="0.100308210023765" calcext:value-type="float">
            <text:p>0.100308210023765</text:p>
          </table:table-cell>
        </table:table-row>
        <table:table-row table:style-name="ro1">
          <table:table-cell office:value-type="float" office:value="409.801924032" calcext:value-type="float">
            <text:p>409.801924032</text:p>
          </table:table-cell>
          <table:table-cell office:value-type="float" office:value="508560" calcext:value-type="float">
            <text:p>508560</text:p>
          </table:table-cell>
          <table:table-cell office:value-type="float" office:value="507222" calcext:value-type="float">
            <text:p>507222</text:p>
          </table:table-cell>
          <table:table-cell office:value-type="float" office:value="0.100270988043432" calcext:value-type="float">
            <text:p>0.100270988043432</text:p>
          </table:table-cell>
        </table:table-row>
        <table:table-row table:style-name="ro1">
          <table:table-cell office:value-type="float" office:value="409.969660646" calcext:value-type="float">
            <text:p>409.969660646</text:p>
          </table:table-cell>
          <table:table-cell office:value-type="float" office:value="509779" calcext:value-type="float">
            <text:p>509779</text:p>
          </table:table-cell>
          <table:table-cell office:value-type="float" office:value="508560" calcext:value-type="float">
            <text:p>508560</text:p>
          </table:table-cell>
          <table:table-cell office:value-type="float" office:value="0.10023143529684" calcext:value-type="float">
            <text:p>0.10023143529684</text:p>
          </table:table-cell>
        </table:table-row>
        <table:table-row table:style-name="ro1">
          <table:table-cell office:value-type="float" office:value="410.133962375" calcext:value-type="float">
            <text:p>410.133962375</text:p>
          </table:table-cell>
          <table:table-cell office:value-type="float" office:value="510974" calcext:value-type="float">
            <text:p>510974</text:p>
          </table:table-cell>
          <table:table-cell office:value-type="float" office:value="494938" calcext:value-type="float">
            <text:p>494938</text:p>
          </table:table-cell>
          <table:table-cell office:value-type="float" office:value="0.100194909096428" calcext:value-type="float">
            <text:p>0.100194909096428</text:p>
          </table:table-cell>
        </table:table-row>
        <table:table-row table:style-name="ro1">
          <table:table-cell office:value-type="float" office:value="410.305944202" calcext:value-type="float">
            <text:p>410.305944202</text:p>
          </table:table-cell>
          <table:table-cell office:value-type="float" office:value="512216" calcext:value-type="float">
            <text:p>512216</text:p>
          </table:table-cell>
          <table:table-cell office:value-type="float" office:value="502138" calcext:value-type="float">
            <text:p>502138</text:p>
          </table:table-cell>
          <table:table-cell office:value-type="float" office:value="0.100155927277142" calcext:value-type="float">
            <text:p>0.100155927277142</text:p>
          </table:table-cell>
        </table:table-row>
        <table:table-row table:style-name="ro1">
          <table:table-cell office:value-type="float" office:value="410.476839149001" calcext:value-type="float">
            <text:p>410.476839149001</text:p>
          </table:table-cell>
          <table:table-cell office:value-type="float" office:value="513428" calcext:value-type="float">
            <text:p>513428</text:p>
          </table:table-cell>
          <table:table-cell office:value-type="float" office:value="510356" calcext:value-type="float">
            <text:p>510356</text:p>
          </table:table-cell>
          <table:table-cell office:value-type="float" office:value="0.100114990480904" calcext:value-type="float">
            <text:p>0.100114990480904</text:p>
          </table:table-cell>
        </table:table-row>
        <table:table-row table:style-name="ro1">
          <table:table-cell office:value-type="float" office:value="410.647310112" calcext:value-type="float">
            <text:p>410.647310112</text:p>
          </table:table-cell>
          <table:table-cell office:value-type="float" office:value="514603" calcext:value-type="float">
            <text:p>514603</text:p>
          </table:table-cell>
          <table:table-cell office:value-type="float" office:value="513428" calcext:value-type="float">
            <text:p>513428</text:p>
          </table:table-cell>
          <table:table-cell office:value-type="float" office:value="0.100077368938465" calcext:value-type="float">
            <text:p>0.100077368938465</text:p>
          </table:table-cell>
        </table:table-row>
        <table:table-row table:style-name="ro1">
          <table:table-cell office:value-type="float" office:value="410.814049657" calcext:value-type="float">
            <text:p>410.814049657</text:p>
          </table:table-cell>
          <table:table-cell office:value-type="float" office:value="515708" calcext:value-type="float">
            <text:p>515708</text:p>
          </table:table-cell>
          <table:table-cell office:value-type="float" office:value="514603" calcext:value-type="float">
            <text:p>514603</text:p>
          </table:table-cell>
          <table:table-cell office:value-type="float" office:value="0.10003753461484" calcext:value-type="float">
            <text:p>0.10003753461484</text:p>
          </table:table-cell>
        </table:table-row>
        <table:table-row table:style-name="ro1">
          <table:table-cell office:value-type="float" office:value="410.98852392" calcext:value-type="float">
            <text:p>410.98852392</text:p>
          </table:table-cell>
          <table:table-cell office:value-type="float" office:value="516807" calcext:value-type="float">
            <text:p>516807</text:p>
          </table:table-cell>
          <table:table-cell office:value-type="float" office:value="515708" calcext:value-type="float">
            <text:p>515708</text:p>
          </table:table-cell>
          <table:table-cell office:value-type="float" office:value="0.0999959395496757" calcext:value-type="float">
            <text:p>0.0999959395496757</text:p>
          </table:table-cell>
        </table:table-row>
        <table:table-row table:style-name="ro1">
          <table:table-cell office:value-type="float" office:value="411.160285896" calcext:value-type="float">
            <text:p>411.160285896</text:p>
          </table:table-cell>
          <table:table-cell office:value-type="float" office:value="517821" calcext:value-type="float">
            <text:p>517821</text:p>
          </table:table-cell>
          <table:table-cell office:value-type="float" office:value="516807" calcext:value-type="float">
            <text:p>516807</text:p>
          </table:table-cell>
          <table:table-cell office:value-type="float" office:value="0.0999529453608406" calcext:value-type="float">
            <text:p>0.0999529453608406</text:p>
          </table:table-cell>
        </table:table-row>
        <table:table-row table:style-name="ro1">
          <table:table-cell office:value-type="float" office:value="411.325976471" calcext:value-type="float">
            <text:p>411.325976471</text:p>
          </table:table-cell>
          <table:table-cell office:value-type="float" office:value="518726" calcext:value-type="float">
            <text:p>518726</text:p>
          </table:table-cell>
          <table:table-cell office:value-type="float" office:value="517821" calcext:value-type="float">
            <text:p>517821</text:p>
          </table:table-cell>
          <table:table-cell office:value-type="float" office:value="0.0999136944881858" calcext:value-type="float">
            <text:p>0.0999136944881858</text:p>
          </table:table-cell>
        </table:table-row>
        <table:table-row table:style-name="ro1">
          <table:table-cell office:value-type="float" office:value="411.496592476001" calcext:value-type="float">
            <text:p>411.496592476001</text:p>
          </table:table-cell>
          <table:table-cell office:value-type="float" office:value="519574" calcext:value-type="float">
            <text:p>519574</text:p>
          </table:table-cell>
          <table:table-cell office:value-type="float" office:value="518726" calcext:value-type="float">
            <text:p>518726</text:p>
          </table:table-cell>
          <table:table-cell office:value-type="float" office:value="0.0998725898317938" calcext:value-type="float">
            <text:p>0.0998725898317938</text:p>
          </table:table-cell>
        </table:table-row>
        <table:table-row table:style-name="ro1">
          <table:table-cell office:value-type="float" office:value="411.754528904001" calcext:value-type="float">
            <text:p>411.754528904001</text:p>
          </table:table-cell>
          <table:table-cell office:value-type="float" office:value="520677" calcext:value-type="float">
            <text:p>520677</text:p>
          </table:table-cell>
          <table:table-cell office:value-type="float" office:value="519574" calcext:value-type="float">
            <text:p>519574</text:p>
          </table:table-cell>
          <table:table-cell office:value-type="float" office:value="0.099830011583471" calcext:value-type="float">
            <text:p>0.099830011583471</text:p>
          </table:table-cell>
        </table:table-row>
        <table:table-row table:style-name="ro1">
          <table:table-cell office:value-type="float" office:value="411.93691062" calcext:value-type="float">
            <text:p>411.93691062</text:p>
          </table:table-cell>
          <table:table-cell office:value-type="float" office:value="521317" calcext:value-type="float">
            <text:p>521317</text:p>
          </table:table-cell>
          <table:table-cell office:value-type="float" office:value="520677" calcext:value-type="float">
            <text:p>520677</text:p>
          </table:table-cell>
          <table:table-cell office:value-type="float" office:value="0.099786263882909" calcext:value-type="float">
            <text:p>0.099786263882909</text:p>
          </table:table-cell>
        </table:table-row>
        <table:table-row table:style-name="ro1">
          <table:table-cell office:value-type="float" office:value="412.104453764" calcext:value-type="float">
            <text:p>412.104453764</text:p>
          </table:table-cell>
          <table:table-cell office:value-type="float" office:value="521797" calcext:value-type="float">
            <text:p>521797</text:p>
          </table:table-cell>
          <table:table-cell office:value-type="float" office:value="521317" calcext:value-type="float">
            <text:p>521317</text:p>
          </table:table-cell>
          <table:table-cell office:value-type="float" office:value="0.0997415900281339" calcext:value-type="float">
            <text:p>0.0997415900281339</text:p>
          </table:table-cell>
        </table:table-row>
        <table:table-row table:style-name="ro1">
          <table:table-cell office:value-type="float" office:value="412.274518803" calcext:value-type="float">
            <text:p>412.274518803</text:p>
          </table:table-cell>
          <table:table-cell office:value-type="float" office:value="522174" calcext:value-type="float">
            <text:p>522174</text:p>
          </table:table-cell>
          <table:table-cell office:value-type="float" office:value="514694" calcext:value-type="float">
            <text:p>514694</text:p>
          </table:table-cell>
          <table:table-cell office:value-type="float" office:value="0.0996961846438664" calcext:value-type="float">
            <text:p>0.0996961846438664</text:p>
          </table:table-cell>
        </table:table-row>
        <table:table-row table:style-name="ro1">
          <table:table-cell office:value-type="float" office:value="412.459579627001" calcext:value-type="float">
            <text:p>412.459579627001</text:p>
          </table:table-cell>
          <table:table-cell office:value-type="float" office:value="522456" calcext:value-type="float">
            <text:p>522456</text:p>
          </table:table-cell>
          <table:table-cell office:value-type="float" office:value="522174" calcext:value-type="float">
            <text:p>522174</text:p>
          </table:table-cell>
          <table:table-cell office:value-type="float" office:value="0.0996550307046587" calcext:value-type="float">
            <text:p>0.0996550307046587</text:p>
          </table:table-cell>
        </table:table-row>
        <table:table-row table:style-name="ro1">
          <table:table-cell office:value-type="float" office:value="412.591459377" calcext:value-type="float">
            <text:p>412.591459377</text:p>
          </table:table-cell>
          <table:table-cell office:value-type="float" office:value="522574" calcext:value-type="float">
            <text:p>522574</text:p>
          </table:table-cell>
          <table:table-cell office:value-type="float" office:value="522456" calcext:value-type="float">
            <text:p>522456</text:p>
          </table:table-cell>
          <table:table-cell office:value-type="float" office:value="0.0996124553180321" calcext:value-type="float">
            <text:p>0.0996124553180321</text:p>
          </table:table-cell>
        </table:table-row>
        <table:table-row table:style-name="ro1">
          <table:table-cell office:value-type="float" office:value="412.766327117" calcext:value-type="float">
            <text:p>412.766327117</text:p>
          </table:table-cell>
          <table:table-cell office:value-type="float" office:value="522626" calcext:value-type="float">
            <text:p>522626</text:p>
          </table:table-cell>
          <table:table-cell office:value-type="float" office:value="522574" calcext:value-type="float">
            <text:p>522574</text:p>
          </table:table-cell>
          <table:table-cell office:value-type="float" office:value="0.0995687521332136" calcext:value-type="float">
            <text:p>0.0995687521332136</text:p>
          </table:table-cell>
        </table:table-row>
        <table:table-row table:style-name="ro1">
          <table:table-cell office:value-type="float" office:value="412.934492868" calcext:value-type="float">
            <text:p>412.934492868</text:p>
          </table:table-cell>
          <table:table-cell office:value-type="float" office:value="522564" calcext:value-type="float">
            <text:p>522564</text:p>
          </table:table-cell>
          <table:table-cell office:value-type="float" office:value="522626" calcext:value-type="float">
            <text:p>522626</text:p>
          </table:table-cell>
          <table:table-cell office:value-type="float" office:value="0.0995289716532505" calcext:value-type="float">
            <text:p>0.0995289716532505</text:p>
          </table:table-cell>
        </table:table-row>
        <table:table-row table:style-name="ro1">
          <table:table-cell office:value-type="float" office:value="413.10073455" calcext:value-type="float">
            <text:p>413.10073455</text:p>
          </table:table-cell>
          <table:table-cell office:value-type="float" office:value="522396" calcext:value-type="float">
            <text:p>522396</text:p>
          </table:table-cell>
          <table:table-cell office:value-type="float" office:value="522564" calcext:value-type="float">
            <text:p>522564</text:p>
          </table:table-cell>
          <table:table-cell office:value-type="float" office:value="0.0994875184078717" calcext:value-type="float">
            <text:p>0.0994875184078717</text:p>
          </table:table-cell>
        </table:table-row>
        <table:table-row table:style-name="ro1">
          <table:table-cell office:value-type="float" office:value="413.26203489" calcext:value-type="float">
            <text:p>413.26203489</text:p>
          </table:table-cell>
          <table:table-cell office:value-type="float" office:value="522137" calcext:value-type="float">
            <text:p>522137</text:p>
          </table:table-cell>
          <table:table-cell office:value-type="float" office:value="522396" calcext:value-type="float">
            <text:p>522396</text:p>
          </table:table-cell>
          <table:table-cell office:value-type="float" office:value="0.0994447362759341" calcext:value-type="float">
            <text:p>0.0994447362759341</text:p>
          </table:table-cell>
        </table:table-row>
        <table:table-row table:style-name="ro1">
          <table:table-cell office:value-type="float" office:value="413.42209212" calcext:value-type="float">
            <text:p>413.42209212</text:p>
          </table:table-cell>
          <table:table-cell office:value-type="float" office:value="521790" calcext:value-type="float">
            <text:p>521790</text:p>
          </table:table-cell>
          <table:table-cell office:value-type="float" office:value="510290" calcext:value-type="float">
            <text:p>510290</text:p>
          </table:table-cell>
          <table:table-cell office:value-type="float" office:value="0.0994057042954992" calcext:value-type="float">
            <text:p>0.0994057042954992</text:p>
          </table:table-cell>
        </table:table-row>
        <table:table-row table:style-name="ro1">
          <table:table-cell office:value-type="float" office:value="413.583665954" calcext:value-type="float">
            <text:p>413.583665954</text:p>
          </table:table-cell>
          <table:table-cell office:value-type="float" office:value="521353" calcext:value-type="float">
            <text:p>521353</text:p>
          </table:table-cell>
          <table:table-cell office:value-type="float" office:value="517490" calcext:value-type="float">
            <text:p>517490</text:p>
          </table:table-cell>
          <table:table-cell office:value-type="float" office:value="0.0993648731387947" calcext:value-type="float">
            <text:p>0.0993648731387947</text:p>
          </table:table-cell>
        </table:table-row>
        <table:table-row table:style-name="ro1">
          <table:table-cell office:value-type="float" office:value="413.743704013001" calcext:value-type="float">
            <text:p>413.743704013001</text:p>
          </table:table-cell>
          <table:table-cell office:value-type="float" office:value="520842" calcext:value-type="float">
            <text:p>520842</text:p>
          </table:table-cell>
          <table:table-cell office:value-type="float" office:value="521353" calcext:value-type="float">
            <text:p>521353</text:p>
          </table:table-cell>
          <table:table-cell office:value-type="float" office:value="0.0993274089125839" calcext:value-type="float">
            <text:p>0.0993274089125839</text:p>
          </table:table-cell>
        </table:table-row>
        <table:table-row table:style-name="ro1">
          <table:table-cell office:value-type="float" office:value="413.907626082" calcext:value-type="float">
            <text:p>413.907626082</text:p>
          </table:table-cell>
          <table:table-cell office:value-type="float" office:value="520244" calcext:value-type="float">
            <text:p>520244</text:p>
          </table:table-cell>
          <table:table-cell office:value-type="float" office:value="520842" calcext:value-type="float">
            <text:p>520842</text:p>
          </table:table-cell>
          <table:table-cell office:value-type="float" office:value="0.0992878458921561" calcext:value-type="float">
            <text:p>0.0992878458921561</text:p>
          </table:table-cell>
        </table:table-row>
        <table:table-row table:style-name="ro1">
          <table:table-cell office:value-type="float" office:value="414.072368229" calcext:value-type="float">
            <text:p>414.072368229</text:p>
          </table:table-cell>
          <table:table-cell office:value-type="float" office:value="519576" calcext:value-type="float">
            <text:p>519576</text:p>
          </table:table-cell>
          <table:table-cell office:value-type="float" office:value="520244" calcext:value-type="float">
            <text:p>520244</text:p>
          </table:table-cell>
          <table:table-cell office:value-type="float" office:value="0.0992466131081183" calcext:value-type="float">
            <text:p>0.0992466131081183</text:p>
          </table:table-cell>
        </table:table-row>
        <table:table-row table:style-name="ro1">
          <table:table-cell office:value-type="float" office:value="414.241131147001" calcext:value-type="float">
            <text:p>414.241131147001</text:p>
          </table:table-cell>
          <table:table-cell office:value-type="float" office:value="518830" calcext:value-type="float">
            <text:p>518830</text:p>
          </table:table-cell>
          <table:table-cell office:value-type="float" office:value="519576" calcext:value-type="float">
            <text:p>519576</text:p>
          </table:table-cell>
          <table:table-cell office:value-type="float" office:value="0.0992088391697515" calcext:value-type="float">
            <text:p>0.0992088391697515</text:p>
          </table:table-cell>
        </table:table-row>
        <table:table-row table:style-name="ro1">
          <table:table-cell office:value-type="float" office:value="414.417907818" calcext:value-type="float">
            <text:p>414.417907818</text:p>
          </table:table-cell>
          <table:table-cell office:value-type="float" office:value="517994" calcext:value-type="float">
            <text:p>517994</text:p>
          </table:table-cell>
          <table:table-cell office:value-type="float" office:value="518830" calcext:value-type="float">
            <text:p>518830</text:p>
          </table:table-cell>
          <table:table-cell office:value-type="float" office:value="0.099169051533821" calcext:value-type="float">
            <text:p>0.099169051533821</text:p>
          </table:table-cell>
        </table:table-row>
        <table:table-row table:style-name="ro1">
          <table:table-cell office:value-type="float" office:value="414.597779981001" calcext:value-type="float">
            <text:p>414.597779981001</text:p>
          </table:table-cell>
          <table:table-cell office:value-type="float" office:value="517098" calcext:value-type="float">
            <text:p>517098</text:p>
          </table:table-cell>
          <table:table-cell office:value-type="float" office:value="517994" calcext:value-type="float">
            <text:p>517994</text:p>
          </table:table-cell>
          <table:table-cell office:value-type="float" office:value="0.0991276621780585" calcext:value-type="float">
            <text:p>0.0991276621780585</text:p>
          </table:table-cell>
        </table:table-row>
        <table:table-row table:style-name="ro1">
          <table:table-cell office:value-type="float" office:value="414.767329878" calcext:value-type="float">
            <text:p>414.767329878</text:p>
          </table:table-cell>
          <table:table-cell office:value-type="float" office:value="516224" calcext:value-type="float">
            <text:p>516224</text:p>
          </table:table-cell>
          <table:table-cell office:value-type="float" office:value="517098" calcext:value-type="float">
            <text:p>517098</text:p>
          </table:table-cell>
          <table:table-cell office:value-type="float" office:value="0.0990850006712767" calcext:value-type="float">
            <text:p>0.0990850006712767</text:p>
          </table:table-cell>
        </table:table-row>
        <table:table-row table:style-name="ro1">
          <table:table-cell office:value-type="float" office:value="414.947900469" calcext:value-type="float">
            <text:p>414.947900469</text:p>
          </table:table-cell>
          <table:table-cell office:value-type="float" office:value="515275" calcext:value-type="float">
            <text:p>515275</text:p>
          </table:table-cell>
          <table:table-cell office:value-type="float" office:value="516224" calcext:value-type="float">
            <text:p>516224</text:p>
          </table:table-cell>
          <table:table-cell office:value-type="float" office:value="0.0990460999099109" calcext:value-type="float">
            <text:p>0.0990460999099109</text:p>
          </table:table-cell>
        </table:table-row>
        <table:table-row table:style-name="ro1">
          <table:table-cell office:value-type="float" office:value="415.115720218" calcext:value-type="float">
            <text:p>415.115720218</text:p>
          </table:table-cell>
          <table:table-cell office:value-type="float" office:value="514389" calcext:value-type="float">
            <text:p>514389</text:p>
          </table:table-cell>
          <table:table-cell office:value-type="float" office:value="515275" calcext:value-type="float">
            <text:p>515275</text:p>
          </table:table-cell>
          <table:table-cell office:value-type="float" office:value="0.0990054430908988" calcext:value-type="float">
            <text:p>0.0990054430908988</text:p>
          </table:table-cell>
        </table:table-row>
        <table:table-row table:style-name="ro1">
          <table:table-cell office:value-type="float" office:value="415.288006783" calcext:value-type="float">
            <text:p>415.288006783</text:p>
          </table:table-cell>
          <table:table-cell office:value-type="float" office:value="513488" calcext:value-type="float">
            <text:p>513488</text:p>
          </table:table-cell>
          <table:table-cell office:value-type="float" office:value="514389" calcext:value-type="float">
            <text:p>514389</text:p>
          </table:table-cell>
          <table:table-cell office:value-type="float" office:value="0.0994453183281408" calcext:value-type="float">
            <text:p>0.0994453183281408</text:p>
          </table:table-cell>
        </table:table-row>
        <table:table-row table:style-name="ro1">
          <table:table-cell office:value-type="float" office:value="415.461096008001" calcext:value-type="float">
            <text:p>415.461096008001</text:p>
          </table:table-cell>
          <table:table-cell office:value-type="float" office:value="512604" calcext:value-type="float">
            <text:p>512604</text:p>
          </table:table-cell>
          <table:table-cell office:value-type="float" office:value="513488" calcext:value-type="float">
            <text:p>513488</text:p>
          </table:table-cell>
          <table:table-cell office:value-type="float" office:value="0.099787468535345" calcext:value-type="float">
            <text:p>0.099787468535345</text:p>
          </table:table-cell>
        </table:table-row>
        <table:table-row table:style-name="ro1">
          <table:table-cell office:value-type="float" office:value="415.700920877001" calcext:value-type="float">
            <text:p>415.700920877001</text:p>
          </table:table-cell>
          <table:table-cell office:value-type="float" office:value="511437" calcext:value-type="float">
            <text:p>511437</text:p>
          </table:table-cell>
          <table:table-cell office:value-type="float" office:value="512604" calcext:value-type="float">
            <text:p>512604</text:p>
          </table:table-cell>
          <table:table-cell office:value-type="float" office:value="0.100051448107043" calcext:value-type="float">
            <text:p>0.100051448107043</text:p>
          </table:table-cell>
        </table:table-row>
        <table:table-row table:style-name="ro1">
          <table:table-cell office:value-type="float" office:value="415.882005683" calcext:value-type="float">
            <text:p>415.882005683</text:p>
          </table:table-cell>
          <table:table-cell office:value-type="float" office:value="510619" calcext:value-type="float">
            <text:p>510619</text:p>
          </table:table-cell>
          <table:table-cell office:value-type="float" office:value="511437" calcext:value-type="float">
            <text:p>511437</text:p>
          </table:table-cell>
          <table:table-cell office:value-type="float" office:value="0.100252900545308" calcext:value-type="float">
            <text:p>0.100252900545308</text:p>
          </table:table-cell>
        </table:table-row>
        <table:table-row table:style-name="ro1">
          <table:table-cell office:value-type="float" office:value="416.062802257001" calcext:value-type="float">
            <text:p>416.062802257001</text:p>
          </table:table-cell>
          <table:table-cell office:value-type="float" office:value="509870" calcext:value-type="float">
            <text:p>509870</text:p>
          </table:table-cell>
          <table:table-cell office:value-type="float" office:value="510619" calcext:value-type="float">
            <text:p>510619</text:p>
          </table:table-cell>
          <table:table-cell office:value-type="float" office:value="0.100404340638266" calcext:value-type="float">
            <text:p>0.100404340638266</text:p>
          </table:table-cell>
        </table:table-row>
        <table:table-row table:style-name="ro1">
          <table:table-cell office:value-type="float" office:value="416.245174516001" calcext:value-type="float">
            <text:p>416.245174516001</text:p>
          </table:table-cell>
          <table:table-cell office:value-type="float" office:value="509195" calcext:value-type="float">
            <text:p>509195</text:p>
          </table:table-cell>
          <table:table-cell office:value-type="float" office:value="509870" calcext:value-type="float">
            <text:p>509870</text:p>
          </table:table-cell>
          <table:table-cell office:value-type="float" office:value="0.100520635290127" calcext:value-type="float">
            <text:p>0.100520635290127</text:p>
          </table:table-cell>
        </table:table-row>
        <table:table-row table:style-name="ro1">
          <table:table-cell office:value-type="float" office:value="416.413957518001" calcext:value-type="float">
            <text:p>416.413957518001</text:p>
          </table:table-cell>
          <table:table-cell office:value-type="float" office:value="508653" calcext:value-type="float">
            <text:p>508653</text:p>
          </table:table-cell>
          <table:table-cell office:value-type="float" office:value="509195" calcext:value-type="float">
            <text:p>509195</text:p>
          </table:table-cell>
          <table:table-cell office:value-type="float" office:value="0.100603963170818" calcext:value-type="float">
            <text:p>0.100603963170818</text:p>
          </table:table-cell>
        </table:table-row>
        <table:table-row table:style-name="ro1">
          <table:table-cell office:value-type="float" office:value="416.584682569001" calcext:value-type="float">
            <text:p>416.584682569001</text:p>
          </table:table-cell>
          <table:table-cell office:value-type="float" office:value="508193" calcext:value-type="float">
            <text:p>508193</text:p>
          </table:table-cell>
          <table:table-cell office:value-type="float" office:value="508653" calcext:value-type="float">
            <text:p>508653</text:p>
          </table:table-cell>
          <table:table-cell office:value-type="float" office:value="0.100660926962309" calcext:value-type="float">
            <text:p>0.100660926962309</text:p>
          </table:table-cell>
        </table:table-row>
        <table:table-row table:style-name="ro1">
          <table:table-cell office:value-type="float" office:value="416.751734822001" calcext:value-type="float">
            <text:p>416.751734822001</text:p>
          </table:table-cell>
          <table:table-cell office:value-type="float" office:value="507836" calcext:value-type="float">
            <text:p>507836</text:p>
          </table:table-cell>
          <table:table-cell office:value-type="float" office:value="508193" calcext:value-type="float">
            <text:p>508193</text:p>
          </table:table-cell>
          <table:table-cell office:value-type="float" office:value="0.100701652232672" calcext:value-type="float">
            <text:p>0.100701652232672</text:p>
          </table:table-cell>
        </table:table-row>
        <table:table-row table:style-name="ro1">
          <table:table-cell office:value-type="float" office:value="416.930552217001" calcext:value-type="float">
            <text:p>416.930552217001</text:p>
          </table:table-cell>
          <table:table-cell office:value-type="float" office:value="507563" calcext:value-type="float">
            <text:p>507563</text:p>
          </table:table-cell>
          <table:table-cell office:value-type="float" office:value="507836" calcext:value-type="float">
            <text:p>507836</text:p>
          </table:table-cell>
          <table:table-cell office:value-type="float" office:value="0.100724547902316" calcext:value-type="float">
            <text:p>0.100724547902316</text:p>
          </table:table-cell>
        </table:table-row>
        <table:table-row table:style-name="ro1">
          <table:table-cell office:value-type="float" office:value="417.100620781001" calcext:value-type="float">
            <text:p>417.100620781001</text:p>
          </table:table-cell>
          <table:table-cell office:value-type="float" office:value="507413" calcext:value-type="float">
            <text:p>507413</text:p>
          </table:table-cell>
          <table:table-cell office:value-type="float" office:value="507563" calcext:value-type="float">
            <text:p>507563</text:p>
          </table:table-cell>
          <table:table-cell office:value-type="float" office:value="0.100733189185576" calcext:value-type="float">
            <text:p>0.100733189185576</text:p>
          </table:table-cell>
        </table:table-row>
        <table:table-row table:style-name="ro1">
          <table:table-cell office:value-type="float" office:value="417.267525573" calcext:value-type="float">
            <text:p>417.267525573</text:p>
          </table:table-cell>
          <table:table-cell office:value-type="float" office:value="507374" calcext:value-type="float">
            <text:p>507374</text:p>
          </table:table-cell>
          <table:table-cell office:value-type="float" office:value="507413" calcext:value-type="float">
            <text:p>507413</text:p>
          </table:table-cell>
          <table:table-cell office:value-type="float" office:value="0.100730436240547" calcext:value-type="float">
            <text:p>0.100730436240547</text:p>
          </table:table-cell>
        </table:table-row>
        <table:table-row table:style-name="ro1">
          <table:table-cell office:value-type="float" office:value="417.435857641" calcext:value-type="float">
            <text:p>417.435857641</text:p>
          </table:table-cell>
          <table:table-cell office:value-type="float" office:value="507443" calcext:value-type="float">
            <text:p>507443</text:p>
          </table:table-cell>
          <table:table-cell office:value-type="float" office:value="507374" calcext:value-type="float">
            <text:p>507374</text:p>
          </table:table-cell>
          <table:table-cell office:value-type="float" office:value="0.10072340437484" calcext:value-type="float">
            <text:p>0.10072340437484</text:p>
          </table:table-cell>
        </table:table-row>
        <table:table-row table:style-name="ro1">
          <table:table-cell office:value-type="float" office:value="417.609279351001" calcext:value-type="float">
            <text:p>417.609279351001</text:p>
          </table:table-cell>
          <table:table-cell office:value-type="float" office:value="507632" calcext:value-type="float">
            <text:p>507632</text:p>
          </table:table-cell>
          <table:table-cell office:value-type="float" office:value="507443" calcext:value-type="float">
            <text:p>507443</text:p>
          </table:table-cell>
          <table:table-cell office:value-type="float" office:value="0.100708126806846" calcext:value-type="float">
            <text:p>0.100708126806846</text:p>
          </table:table-cell>
        </table:table-row>
        <table:table-row table:style-name="ro1">
          <table:table-cell office:value-type="float" office:value="417.77583846" calcext:value-type="float">
            <text:p>417.77583846</text:p>
          </table:table-cell>
          <table:table-cell office:value-type="float" office:value="507925" calcext:value-type="float">
            <text:p>507925</text:p>
          </table:table-cell>
          <table:table-cell office:value-type="float" office:value="507632" calcext:value-type="float">
            <text:p>507632</text:p>
          </table:table-cell>
          <table:table-cell office:value-type="float" office:value="0.100686261924518" calcext:value-type="float">
            <text:p>0.100686261924518</text:p>
          </table:table-cell>
        </table:table-row>
        <table:table-row table:style-name="ro1">
          <table:table-cell office:value-type="float" office:value="417.957028690001" calcext:value-type="float">
            <text:p>417.957028690001</text:p>
          </table:table-cell>
          <table:table-cell office:value-type="float" office:value="508366" calcext:value-type="float">
            <text:p>508366</text:p>
          </table:table-cell>
          <table:table-cell office:value-type="float" office:value="507925" calcext:value-type="float">
            <text:p>507925</text:p>
          </table:table-cell>
          <table:table-cell office:value-type="float" office:value="0.10066395206835" calcext:value-type="float">
            <text:p>0.10066395206835</text:p>
          </table:table-cell>
        </table:table-row>
        <table:table-row table:style-name="ro1">
          <table:table-cell office:value-type="float" office:value="418.117527427001" calcext:value-type="float">
            <text:p>418.117527427001</text:p>
          </table:table-cell>
          <table:table-cell office:value-type="float" office:value="508860" calcext:value-type="float">
            <text:p>508860</text:p>
          </table:table-cell>
          <table:table-cell office:value-type="float" office:value="508366" calcext:value-type="float">
            <text:p>508366</text:p>
          </table:table-cell>
          <table:table-cell office:value-type="float" office:value="0.100636475201832" calcext:value-type="float">
            <text:p>0.100636475201832</text:p>
          </table:table-cell>
        </table:table-row>
        <table:table-row table:style-name="ro1">
          <table:table-cell office:value-type="float" office:value="418.287057447001" calcext:value-type="float">
            <text:p>418.287057447001</text:p>
          </table:table-cell>
          <table:table-cell office:value-type="float" office:value="509485" calcext:value-type="float">
            <text:p>509485</text:p>
          </table:table-cell>
          <table:table-cell office:value-type="float" office:value="508860" calcext:value-type="float">
            <text:p>508860</text:p>
          </table:table-cell>
          <table:table-cell office:value-type="float" office:value="0.10060487394137" calcext:value-type="float">
            <text:p>0.10060487394137</text:p>
          </table:table-cell>
        </table:table-row>
        <table:table-row table:style-name="ro1">
          <table:table-cell office:value-type="float" office:value="418.471651943" calcext:value-type="float">
            <text:p>418.471651943</text:p>
          </table:table-cell>
          <table:table-cell office:value-type="float" office:value="510278" calcext:value-type="float">
            <text:p>510278</text:p>
          </table:table-cell>
          <table:table-cell office:value-type="float" office:value="509485" calcext:value-type="float">
            <text:p>509485</text:p>
          </table:table-cell>
          <table:table-cell office:value-type="float" office:value="0.100569982366869" calcext:value-type="float">
            <text:p>0.100569982366869</text:p>
          </table:table-cell>
        </table:table-row>
        <table:table-row table:style-name="ro1">
          <table:table-cell office:value-type="float" office:value="418.600197863" calcext:value-type="float">
            <text:p>418.600197863</text:p>
          </table:table-cell>
          <table:table-cell office:value-type="float" office:value="510895" calcext:value-type="float">
            <text:p>510895</text:p>
          </table:table-cell>
          <table:table-cell office:value-type="float" office:value="510278" calcext:value-type="float">
            <text:p>510278</text:p>
          </table:table-cell>
          <table:table-cell office:value-type="float" office:value="0.100537267270498" calcext:value-type="float">
            <text:p>0.100537267270498</text:p>
          </table:table-cell>
        </table:table-row>
        <table:table-row table:style-name="ro1">
          <table:table-cell office:value-type="float" office:value="418.771909446001" calcext:value-type="float">
            <text:p>418.771909446001</text:p>
          </table:table-cell>
          <table:table-cell office:value-type="float" office:value="511798" calcext:value-type="float">
            <text:p>511798</text:p>
          </table:table-cell>
          <table:table-cell office:value-type="float" office:value="510895" calcext:value-type="float">
            <text:p>510895</text:p>
          </table:table-cell>
          <table:table-cell office:value-type="float" office:value="0.100501498404212" calcext:value-type="float">
            <text:p>0.100501498404212</text:p>
          </table:table-cell>
        </table:table-row>
        <table:table-row table:style-name="ro1">
          <table:table-cell office:value-type="float" office:value="418.942479548001" calcext:value-type="float">
            <text:p>418.942479548001</text:p>
          </table:table-cell>
          <table:table-cell office:value-type="float" office:value="512776" calcext:value-type="float">
            <text:p>512776</text:p>
          </table:table-cell>
          <table:table-cell office:value-type="float" office:value="511798" calcext:value-type="float">
            <text:p>511798</text:p>
          </table:table-cell>
          <table:table-cell office:value-type="float" office:value="0.100468088355476" calcext:value-type="float">
            <text:p>0.100468088355476</text:p>
          </table:table-cell>
        </table:table-row>
        <table:table-row table:style-name="ro1">
          <table:table-cell office:value-type="float" office:value="419.107212969" calcext:value-type="float">
            <text:p>419.107212969</text:p>
          </table:table-cell>
          <table:table-cell office:value-type="float" office:value="513787" calcext:value-type="float">
            <text:p>513787</text:p>
          </table:table-cell>
          <table:table-cell office:value-type="float" office:value="512776" calcext:value-type="float">
            <text:p>512776</text:p>
          </table:table-cell>
          <table:table-cell office:value-type="float" office:value="0.100431777274639" calcext:value-type="float">
            <text:p>0.100431777274639</text:p>
          </table:table-cell>
        </table:table-row>
        <table:table-row table:style-name="ro1">
          <table:table-cell office:value-type="float" office:value="419.265403344" calcext:value-type="float">
            <text:p>419.265403344</text:p>
          </table:table-cell>
          <table:table-cell office:value-type="float" office:value="514811" calcext:value-type="float">
            <text:p>514811</text:p>
          </table:table-cell>
          <table:table-cell office:value-type="float" office:value="513787" calcext:value-type="float">
            <text:p>513787</text:p>
          </table:table-cell>
          <table:table-cell office:value-type="float" office:value="0.100393154516609" calcext:value-type="float">
            <text:p>0.100393154516609</text:p>
          </table:table-cell>
        </table:table-row>
        <table:table-row table:style-name="ro1">
          <table:table-cell office:value-type="float" office:value="419.437943806001" calcext:value-type="float">
            <text:p>419.437943806001</text:p>
          </table:table-cell>
          <table:table-cell office:value-type="float" office:value="515979" calcext:value-type="float">
            <text:p>515979</text:p>
          </table:table-cell>
          <table:table-cell office:value-type="float" office:value="514811" calcext:value-type="float">
            <text:p>514811</text:p>
          </table:table-cell>
          <table:table-cell office:value-type="float" office:value="0.100357472790094" calcext:value-type="float">
            <text:p>0.100357472790094</text:p>
          </table:table-cell>
        </table:table-row>
        <table:table-row table:style-name="ro1">
          <table:table-cell office:value-type="float" office:value="419.607897543" calcext:value-type="float">
            <text:p>419.607897543</text:p>
          </table:table-cell>
          <table:table-cell office:value-type="float" office:value="517169" calcext:value-type="float">
            <text:p>517169</text:p>
          </table:table-cell>
          <table:table-cell office:value-type="float" office:value="515979" calcext:value-type="float">
            <text:p>515979</text:p>
          </table:table-cell>
          <table:table-cell office:value-type="float" office:value="0.100319367213712" calcext:value-type="float">
            <text:p>0.100319367213712</text:p>
          </table:table-cell>
        </table:table-row>
        <table:table-row table:style-name="ro1">
          <table:table-cell office:value-type="float" office:value="419.774462604" calcext:value-type="float">
            <text:p>419.774462604</text:p>
          </table:table-cell>
          <table:table-cell office:value-type="float" office:value="518362" calcext:value-type="float">
            <text:p>518362</text:p>
          </table:table-cell>
          <table:table-cell office:value-type="float" office:value="517169" calcext:value-type="float">
            <text:p>517169</text:p>
          </table:table-cell>
          <table:table-cell office:value-type="float" office:value="0.100279331673234" calcext:value-type="float">
            <text:p>0.100279331673234</text:p>
          </table:table-cell>
        </table:table-row>
        <table:table-row table:style-name="ro1">
          <table:table-cell office:value-type="float" office:value="419.944784204001" calcext:value-type="float">
            <text:p>419.944784204001</text:p>
          </table:table-cell>
          <table:table-cell office:value-type="float" office:value="519597" calcext:value-type="float">
            <text:p>519597</text:p>
          </table:table-cell>
          <table:table-cell office:value-type="float" office:value="518362" calcext:value-type="float">
            <text:p>518362</text:p>
          </table:table-cell>
          <table:table-cell office:value-type="float" office:value="0.100242531115517" calcext:value-type="float">
            <text:p>0.100242531115517</text:p>
          </table:table-cell>
        </table:table-row>
        <table:table-row table:style-name="ro1">
          <table:table-cell office:value-type="float" office:value="420.111118183" calcext:value-type="float">
            <text:p>420.111118183</text:p>
          </table:table-cell>
          <table:table-cell office:value-type="float" office:value="520808" calcext:value-type="float">
            <text:p>520808</text:p>
          </table:table-cell>
          <table:table-cell office:value-type="float" office:value="519597" calcext:value-type="float">
            <text:p>519597</text:p>
          </table:table-cell>
          <table:table-cell office:value-type="float" office:value="0.100203553239246" calcext:value-type="float">
            <text:p>0.100203553239246</text:p>
          </table:table-cell>
        </table:table-row>
        <table:table-row table:style-name="ro1">
          <table:table-cell office:value-type="float" office:value="420.277904617001" calcext:value-type="float">
            <text:p>420.277904617001</text:p>
          </table:table-cell>
          <table:table-cell office:value-type="float" office:value="522015" calcext:value-type="float">
            <text:p>522015</text:p>
          </table:table-cell>
          <table:table-cell office:value-type="float" office:value="520797" calcext:value-type="float">
            <text:p>520797</text:p>
          </table:table-cell>
          <table:table-cell office:value-type="float" office:value="0.100162842591397" calcext:value-type="float">
            <text:p>0.100162842591397</text:p>
          </table:table-cell>
        </table:table-row>
        <table:table-row table:style-name="ro1">
          <table:table-cell office:value-type="float" office:value="420.445310038001" calcext:value-type="float">
            <text:p>420.445310038001</text:p>
          </table:table-cell>
          <table:table-cell office:value-type="float" office:value="523206" calcext:value-type="float">
            <text:p>523206</text:p>
          </table:table-cell>
          <table:table-cell office:value-type="float" office:value="522015" calcext:value-type="float">
            <text:p>522015</text:p>
          </table:table-cell>
          <table:table-cell office:value-type="float" office:value="0.100125513301872" calcext:value-type="float">
            <text:p>0.100125513301872</text:p>
          </table:table-cell>
        </table:table-row>
        <table:table-row table:style-name="ro1">
          <table:table-cell office:value-type="float" office:value="420.608956530001" calcext:value-type="float">
            <text:p>420.608956530001</text:p>
          </table:table-cell>
          <table:table-cell office:value-type="float" office:value="524342" calcext:value-type="float">
            <text:p>524342</text:p>
          </table:table-cell>
          <table:table-cell office:value-type="float" office:value="523206" calcext:value-type="float">
            <text:p>523206</text:p>
          </table:table-cell>
          <table:table-cell office:value-type="float" office:value="0.10008613512401" calcext:value-type="float">
            <text:p>0.10008613512401</text:p>
          </table:table-cell>
        </table:table-row>
        <table:table-row table:style-name="ro1">
          <table:table-cell office:value-type="float" office:value="420.778765646" calcext:value-type="float">
            <text:p>420.778765646</text:p>
          </table:table-cell>
          <table:table-cell office:value-type="float" office:value="525478" calcext:value-type="float">
            <text:p>525478</text:p>
          </table:table-cell>
          <table:table-cell office:value-type="float" office:value="524342" calcext:value-type="float">
            <text:p>524342</text:p>
          </table:table-cell>
          <table:table-cell office:value-type="float" office:value="0.100045126886366" calcext:value-type="float">
            <text:p>0.100045126886366</text:p>
          </table:table-cell>
        </table:table-row>
        <table:table-row table:style-name="ro1">
          <table:table-cell office:value-type="float" office:value="420.949928295" calcext:value-type="float">
            <text:p>420.949928295</text:p>
          </table:table-cell>
          <table:table-cell office:value-type="float" office:value="526570" calcext:value-type="float">
            <text:p>526570</text:p>
          </table:table-cell>
          <table:table-cell office:value-type="float" office:value="525478" calcext:value-type="float">
            <text:p>525478</text:p>
          </table:table-cell>
          <table:table-cell office:value-type="float" office:value="0.100007570838622" calcext:value-type="float">
            <text:p>0.100007570838622</text:p>
          </table:table-cell>
        </table:table-row>
        <table:table-row table:style-name="ro1">
          <table:table-cell office:value-type="float" office:value="421.130682833001" calcext:value-type="float">
            <text:p>421.130682833001</text:p>
          </table:table-cell>
          <table:table-cell office:value-type="float" office:value="527652" calcext:value-type="float">
            <text:p>527652</text:p>
          </table:table-cell>
          <table:table-cell office:value-type="float" office:value="526570" calcext:value-type="float">
            <text:p>526570</text:p>
          </table:table-cell>
          <table:table-cell office:value-type="float" office:value="0.0999680338572097" calcext:value-type="float">
            <text:p>0.0999680338572097</text:p>
          </table:table-cell>
        </table:table-row>
        <table:table-row table:style-name="ro1">
          <table:table-cell office:value-type="float" office:value="421.303072656" calcext:value-type="float">
            <text:p>421.303072656</text:p>
          </table:table-cell>
          <table:table-cell office:value-type="float" office:value="528605" calcext:value-type="float">
            <text:p>528605</text:p>
          </table:table-cell>
          <table:table-cell office:value-type="float" office:value="527652" calcext:value-type="float">
            <text:p>527652</text:p>
          </table:table-cell>
          <table:table-cell office:value-type="float" office:value="0.0999269211475255" calcext:value-type="float">
            <text:p>0.0999269211475255</text:p>
          </table:table-cell>
        </table:table-row>
        <table:table-row table:style-name="ro1">
          <table:table-cell office:value-type="float" office:value="421.472084484" calcext:value-type="float">
            <text:p>421.472084484</text:p>
          </table:table-cell>
          <table:table-cell office:value-type="float" office:value="529457" calcext:value-type="float">
            <text:p>529457</text:p>
          </table:table-cell>
          <table:table-cell office:value-type="float" office:value="528605" calcext:value-type="float">
            <text:p>528605</text:p>
          </table:table-cell>
          <table:table-cell office:value-type="float" office:value="0.0998845568610404" calcext:value-type="float">
            <text:p>0.0998845568610404</text:p>
          </table:table-cell>
        </table:table-row>
        <table:table-row table:style-name="ro1">
          <table:table-cell office:value-type="float" office:value="421.645234575" calcext:value-type="float">
            <text:p>421.645234575</text:p>
          </table:table-cell>
          <table:table-cell office:value-type="float" office:value="530237" calcext:value-type="float">
            <text:p>530237</text:p>
          </table:table-cell>
          <table:table-cell office:value-type="float" office:value="529457" calcext:value-type="float">
            <text:p>529457</text:p>
          </table:table-cell>
          <table:table-cell office:value-type="float" office:value="0.0998459317456564" calcext:value-type="float">
            <text:p>0.0998459317456564</text:p>
          </table:table-cell>
        </table:table-row>
        <table:table-row table:style-name="ro1">
          <table:table-cell office:value-type="float" office:value="421.788853222" calcext:value-type="float">
            <text:p>421.788853222</text:p>
          </table:table-cell>
          <table:table-cell office:value-type="float" office:value="530807" calcext:value-type="float">
            <text:p>530807</text:p>
          </table:table-cell>
          <table:table-cell office:value-type="float" office:value="530237" calcext:value-type="float">
            <text:p>530237</text:p>
          </table:table-cell>
          <table:table-cell office:value-type="float" office:value="0.0998055710193009" calcext:value-type="float">
            <text:p>0.0998055710193009</text:p>
          </table:table-cell>
        </table:table-row>
        <table:table-row table:style-name="ro1">
          <table:table-cell office:value-type="float" office:value="421.898090876" calcext:value-type="float">
            <text:p>421.898090876</text:p>
          </table:table-cell>
          <table:table-cell office:value-type="float" office:value="531191" calcext:value-type="float">
            <text:p>531191</text:p>
          </table:table-cell>
          <table:table-cell office:value-type="float" office:value="530807" calcext:value-type="float">
            <text:p>530807</text:p>
          </table:table-cell>
          <table:table-cell office:value-type="float" office:value="0.0997685554871675" calcext:value-type="float">
            <text:p>0.0997685554871675</text:p>
          </table:table-cell>
        </table:table-row>
        <table:table-row table:style-name="ro1">
          <table:table-cell office:value-type="float" office:value="422.076275329" calcext:value-type="float">
            <text:p>422.076275329</text:p>
          </table:table-cell>
          <table:table-cell office:value-type="float" office:value="531723" calcext:value-type="float">
            <text:p>531723</text:p>
          </table:table-cell>
          <table:table-cell office:value-type="float" office:value="531191" calcext:value-type="float">
            <text:p>531191</text:p>
          </table:table-cell>
          <table:table-cell office:value-type="float" office:value="0.0997294958833329" calcext:value-type="float">
            <text:p>0.0997294958833329</text:p>
          </table:table-cell>
        </table:table-row>
        <table:table-row table:style-name="ro1">
          <table:table-cell office:value-type="float" office:value="422.243860573" calcext:value-type="float">
            <text:p>422.243860573</text:p>
          </table:table-cell>
          <table:table-cell office:value-type="float" office:value="532114" calcext:value-type="float">
            <text:p>532114</text:p>
          </table:table-cell>
          <table:table-cell office:value-type="float" office:value="531723" calcext:value-type="float">
            <text:p>531723</text:p>
          </table:table-cell>
          <table:table-cell office:value-type="float" office:value="0.0996935279699989" calcext:value-type="float">
            <text:p>0.0996935279699989</text:p>
          </table:table-cell>
        </table:table-row>
        <table:table-row table:style-name="ro1">
          <table:table-cell office:value-type="float" office:value="422.410365966" calcext:value-type="float">
            <text:p>422.410365966</text:p>
          </table:table-cell>
          <table:table-cell office:value-type="float" office:value="532394" calcext:value-type="float">
            <text:p>532394</text:p>
          </table:table-cell>
          <table:table-cell office:value-type="float" office:value="514979" calcext:value-type="float">
            <text:p>514979</text:p>
          </table:table-cell>
          <table:table-cell office:value-type="float" office:value="0.0996553198884369" calcext:value-type="float">
            <text:p>0.0996553198884369</text:p>
          </table:table-cell>
        </table:table-row>
        <table:table-row table:style-name="ro1">
          <table:table-cell office:value-type="float" office:value="422.580325635" calcext:value-type="float">
            <text:p>422.580325635</text:p>
          </table:table-cell>
          <table:table-cell office:value-type="float" office:value="532567" calcext:value-type="float">
            <text:p>532567</text:p>
          </table:table-cell>
          <table:table-cell office:value-type="float" office:value="524896" calcext:value-type="float">
            <text:p>524896</text:p>
          </table:table-cell>
          <table:table-cell office:value-type="float" office:value="0.0996153286078843" calcext:value-type="float">
            <text:p>0.0996153286078843</text:p>
          </table:table-cell>
        </table:table-row>
        <table:table-row table:style-name="ro1">
          <table:table-cell office:value-type="float" office:value="422.742956909" calcext:value-type="float">
            <text:p>422.742956909</text:p>
          </table:table-cell>
          <table:table-cell office:value-type="float" office:value="532626" calcext:value-type="float">
            <text:p>532626</text:p>
          </table:table-cell>
          <table:table-cell office:value-type="float" office:value="532567" calcext:value-type="float">
            <text:p>532567</text:p>
          </table:table-cell>
          <table:table-cell office:value-type="float" office:value="0.0995786265226711" calcext:value-type="float">
            <text:p>0.0995786265226711</text:p>
          </table:table-cell>
        </table:table-row>
        <table:table-row table:style-name="ro1">
          <table:table-cell office:value-type="float" office:value="422.911248411" calcext:value-type="float">
            <text:p>422.911248411</text:p>
          </table:table-cell>
          <table:table-cell office:value-type="float" office:value="532579" calcext:value-type="float">
            <text:p>532579</text:p>
          </table:table-cell>
          <table:table-cell office:value-type="float" office:value="532626" calcext:value-type="float">
            <text:p>532626</text:p>
          </table:table-cell>
          <table:table-cell office:value-type="float" office:value="0.0995398534187994" calcext:value-type="float">
            <text:p>0.0995398534187994</text:p>
          </table:table-cell>
        </table:table-row>
        <table:table-row table:style-name="ro1">
          <table:table-cell office:value-type="float" office:value="423.086536755" calcext:value-type="float">
            <text:p>423.086536755</text:p>
          </table:table-cell>
          <table:table-cell office:value-type="float" office:value="532415" calcext:value-type="float">
            <text:p>532415</text:p>
          </table:table-cell>
          <table:table-cell office:value-type="float" office:value="532579" calcext:value-type="float">
            <text:p>532579</text:p>
          </table:table-cell>
          <table:table-cell office:value-type="float" office:value="0.0994994324039137" calcext:value-type="float">
            <text:p>0.0994994324039137</text:p>
          </table:table-cell>
        </table:table-row>
        <table:table-row table:style-name="ro1">
          <table:table-cell office:value-type="float" office:value="423.254292471001" calcext:value-type="float">
            <text:p>423.254292471001</text:p>
          </table:table-cell>
          <table:table-cell office:value-type="float" office:value="532152" calcext:value-type="float">
            <text:p>532152</text:p>
          </table:table-cell>
          <table:table-cell office:value-type="float" office:value="532415" calcext:value-type="float">
            <text:p>532415</text:p>
          </table:table-cell>
          <table:table-cell office:value-type="float" office:value="0.0994623976611305" calcext:value-type="float">
            <text:p>0.0994623976611305</text:p>
          </table:table-cell>
        </table:table-row>
        <table:table-row table:style-name="ro1">
          <table:table-cell office:value-type="float" office:value="423.422822917" calcext:value-type="float">
            <text:p>423.422822917</text:p>
          </table:table-cell>
          <table:table-cell office:value-type="float" office:value="531788" calcext:value-type="float">
            <text:p>531788</text:p>
          </table:table-cell>
          <table:table-cell office:value-type="float" office:value="527870" calcext:value-type="float">
            <text:p>527870</text:p>
          </table:table-cell>
          <table:table-cell office:value-type="float" office:value="0.0994233806673114" calcext:value-type="float">
            <text:p>0.0994233806673114</text:p>
          </table:table-cell>
        </table:table-row>
        <table:table-row table:style-name="ro1">
          <table:table-cell office:value-type="float" office:value="423.589480513" calcext:value-type="float">
            <text:p>423.589480513</text:p>
          </table:table-cell>
          <table:table-cell office:value-type="float" office:value="531336" calcext:value-type="float">
            <text:p>531336</text:p>
          </table:table-cell>
          <table:table-cell office:value-type="float" office:value="531788" calcext:value-type="float">
            <text:p>531788</text:p>
          </table:table-cell>
          <table:table-cell office:value-type="float" office:value="0.0993827867450469" calcext:value-type="float">
            <text:p>0.0993827867450469</text:p>
          </table:table-cell>
        </table:table-row>
        <table:table-row table:style-name="ro1">
          <table:table-cell office:value-type="float" office:value="423.759566054" calcext:value-type="float">
            <text:p>423.759566054</text:p>
          </table:table-cell>
          <table:table-cell office:value-type="float" office:value="530788" calcext:value-type="float">
            <text:p>530788</text:p>
          </table:table-cell>
          <table:table-cell office:value-type="float" office:value="531336" calcext:value-type="float">
            <text:p>531336</text:p>
          </table:table-cell>
          <table:table-cell office:value-type="float" office:value="0.0993456247668453" calcext:value-type="float">
            <text:p>0.0993456247668453</text:p>
          </table:table-cell>
        </table:table-row>
        <table:table-row table:style-name="ro1">
          <table:table-cell office:value-type="float" office:value="423.931595445" calcext:value-type="float">
            <text:p>423.931595445</text:p>
          </table:table-cell>
          <table:table-cell office:value-type="float" office:value="530151" calcext:value-type="float">
            <text:p>530151</text:p>
          </table:table-cell>
          <table:table-cell office:value-type="float" office:value="530788" calcext:value-type="float">
            <text:p>530788</text:p>
          </table:table-cell>
          <table:table-cell office:value-type="float" office:value="0.0993065281420881" calcext:value-type="float">
            <text:p>0.0993065281420881</text:p>
          </table:table-cell>
        </table:table-row>
        <table:table-row table:style-name="ro1">
          <table:table-cell office:value-type="float" office:value="424.104796539001" calcext:value-type="float">
            <text:p>424.104796539001</text:p>
          </table:table-cell>
          <table:table-cell office:value-type="float" office:value="529437" calcext:value-type="float">
            <text:p>529437</text:p>
          </table:table-cell>
          <table:table-cell office:value-type="float" office:value="530151" calcext:value-type="float">
            <text:p>530151</text:p>
          </table:table-cell>
          <table:table-cell office:value-type="float" office:value="0.0992658926410891" calcext:value-type="float">
            <text:p>0.0992658926410891</text:p>
          </table:table-cell>
        </table:table-row>
        <table:table-row table:style-name="ro1">
          <table:table-cell office:value-type="float" office:value="424.276617198" calcext:value-type="float">
            <text:p>424.276617198</text:p>
          </table:table-cell>
          <table:table-cell office:value-type="float" office:value="528666" calcext:value-type="float">
            <text:p>528666</text:p>
          </table:table-cell>
          <table:table-cell office:value-type="float" office:value="529437" calcext:value-type="float">
            <text:p>529437</text:p>
          </table:table-cell>
          <table:table-cell office:value-type="float" office:value="0.0992240348675883" calcext:value-type="float">
            <text:p>0.0992240348675883</text:p>
          </table:table-cell>
        </table:table-row>
        <table:table-row table:style-name="ro1">
          <table:table-cell office:value-type="float" office:value="424.456064897" calcext:value-type="float">
            <text:p>424.456064897</text:p>
          </table:table-cell>
          <table:table-cell office:value-type="float" office:value="527807" calcext:value-type="float">
            <text:p>527807</text:p>
          </table:table-cell>
          <table:table-cell office:value-type="float" office:value="528666" calcext:value-type="float">
            <text:p>528666</text:p>
          </table:table-cell>
          <table:table-cell office:value-type="float" office:value="0.099185877269218" calcext:value-type="float">
            <text:p>0.099185877269218</text:p>
          </table:table-cell>
        </table:table-row>
        <table:table-row table:style-name="ro1">
          <table:table-cell office:value-type="float" office:value="424.642368276001" calcext:value-type="float">
            <text:p>424.642368276001</text:p>
          </table:table-cell>
          <table:table-cell office:value-type="float" office:value="526870" calcext:value-type="float">
            <text:p>526870</text:p>
          </table:table-cell>
          <table:table-cell office:value-type="float" office:value="522781" calcext:value-type="float">
            <text:p>522781</text:p>
          </table:table-cell>
          <table:table-cell office:value-type="float" office:value="0.0991460150371515" calcext:value-type="float">
            <text:p>0.0991460150371515</text:p>
          </table:table-cell>
        </table:table-row>
        <table:table-row table:style-name="ro1">
          <table:table-cell office:value-type="float" office:value="424.811450168" calcext:value-type="float">
            <text:p>424.811450168</text:p>
          </table:table-cell>
          <table:table-cell office:value-type="float" office:value="525993" calcext:value-type="float">
            <text:p>525993</text:p>
          </table:table-cell>
          <table:table-cell office:value-type="float" office:value="526870" calcext:value-type="float">
            <text:p>526870</text:p>
          </table:table-cell>
          <table:table-cell office:value-type="float" office:value="0.0991047978954456" calcext:value-type="float">
            <text:p>0.0991047978954456</text:p>
          </table:table-cell>
        </table:table-row>
        <table:table-row table:style-name="ro1">
          <table:table-cell office:value-type="float" office:value="425.044932414" calcext:value-type="float">
            <text:p>425.044932414</text:p>
          </table:table-cell>
          <table:table-cell office:value-type="float" office:value="524762" calcext:value-type="float">
            <text:p>524762</text:p>
          </table:table-cell>
          <table:table-cell office:value-type="float" office:value="525993" calcext:value-type="float">
            <text:p>525993</text:p>
          </table:table-cell>
          <table:table-cell office:value-type="float" office:value="0.0990625056109173" calcext:value-type="float">
            <text:p>0.0990625056109173</text:p>
          </table:table-cell>
        </table:table-row>
        <table:table-row table:style-name="ro1">
          <table:table-cell office:value-type="float" office:value="425.227422754" calcext:value-type="float">
            <text:p>425.227422754</text:p>
          </table:table-cell>
          <table:table-cell office:value-type="float" office:value="523803" calcext:value-type="float">
            <text:p>523803</text:p>
          </table:table-cell>
          <table:table-cell office:value-type="float" office:value="524762" calcext:value-type="float">
            <text:p>524762</text:p>
          </table:table-cell>
          <table:table-cell office:value-type="float" office:value="0.0990193619846152" calcext:value-type="float">
            <text:p>0.0990193619846152</text:p>
          </table:table-cell>
        </table:table-row>
        <table:table-row table:style-name="ro1">
          <table:table-cell office:value-type="float" office:value="425.403059404001" calcext:value-type="float">
            <text:p>425.403059404001</text:p>
          </table:table-cell>
          <table:table-cell office:value-type="float" office:value="522897" calcext:value-type="float">
            <text:p>522897</text:p>
          </table:table-cell>
          <table:table-cell office:value-type="float" office:value="523803" calcext:value-type="float">
            <text:p>523803</text:p>
          </table:table-cell>
          <table:table-cell office:value-type="float" office:value="0.0994460235796941" calcext:value-type="float">
            <text:p>0.0994460235796941</text:p>
          </table:table-cell>
        </table:table-row>
        <table:table-row table:style-name="ro1">
          <table:table-cell office:value-type="float" office:value="425.584238532" calcext:value-type="float">
            <text:p>425.584238532</text:p>
          </table:table-cell>
          <table:table-cell office:value-type="float" office:value="521995" calcext:value-type="float">
            <text:p>521995</text:p>
          </table:table-cell>
          <table:table-cell office:value-type="float" office:value="522897" calcext:value-type="float">
            <text:p>522897</text:p>
          </table:table-cell>
          <table:table-cell office:value-type="float" office:value="0.0997778393199039" calcext:value-type="float">
            <text:p>0.0997778393199039</text:p>
          </table:table-cell>
        </table:table-row>
        <table:table-row table:style-name="ro1">
          <table:table-cell office:value-type="float" office:value="425.754111403" calcext:value-type="float">
            <text:p>425.754111403</text:p>
          </table:table-cell>
          <table:table-cell office:value-type="float" office:value="521191" calcext:value-type="float">
            <text:p>521191</text:p>
          </table:table-cell>
          <table:table-cell office:value-type="float" office:value="521995" calcext:value-type="float">
            <text:p>521995</text:p>
          </table:table-cell>
          <table:table-cell office:value-type="float" office:value="0.100038538498706" calcext:value-type="float">
            <text:p>0.100038538498706</text:p>
          </table:table-cell>
        </table:table-row>
        <table:table-row table:style-name="ro1">
          <table:table-cell office:value-type="float" office:value="425.939139020001" calcext:value-type="float">
            <text:p>425.939139020001</text:p>
          </table:table-cell>
          <table:table-cell office:value-type="float" office:value="520374" calcext:value-type="float">
            <text:p>520374</text:p>
          </table:table-cell>
          <table:table-cell office:value-type="float" office:value="521191" calcext:value-type="float">
            <text:p>521191</text:p>
          </table:table-cell>
          <table:table-cell office:value-type="float" office:value="0.100237597716258" calcext:value-type="float">
            <text:p>0.100237597716258</text:p>
          </table:table-cell>
        </table:table-row>
        <table:table-row table:style-name="ro1">
          <table:table-cell office:value-type="float" office:value="426.115133174" calcext:value-type="float">
            <text:p>426.115133174</text:p>
          </table:table-cell>
          <table:table-cell office:value-type="float" office:value="519667" calcext:value-type="float">
            <text:p>519667</text:p>
          </table:table-cell>
          <table:table-cell office:value-type="float" office:value="520374" calcext:value-type="float">
            <text:p>520374</text:p>
          </table:table-cell>
          <table:table-cell office:value-type="float" office:value="0.100387353889305" calcext:value-type="float">
            <text:p>0.100387353889305</text:p>
          </table:table-cell>
        </table:table-row>
        <table:table-row table:style-name="ro1">
          <table:table-cell office:value-type="float" office:value="426.297044880001" calcext:value-type="float">
            <text:p>426.297044880001</text:p>
          </table:table-cell>
          <table:table-cell office:value-type="float" office:value="519020" calcext:value-type="float">
            <text:p>519020</text:p>
          </table:table-cell>
          <table:table-cell office:value-type="float" office:value="519667" calcext:value-type="float">
            <text:p>519667</text:p>
          </table:table-cell>
          <table:table-cell office:value-type="float" office:value="0.100497676538674" calcext:value-type="float">
            <text:p>0.100497676538674</text:p>
          </table:table-cell>
        </table:table-row>
        <table:table-row table:style-name="ro1">
          <table:table-cell office:value-type="float" office:value="426.466988373" calcext:value-type="float">
            <text:p>426.466988373</text:p>
          </table:table-cell>
          <table:table-cell office:value-type="float" office:value="518500" calcext:value-type="float">
            <text:p>518500</text:p>
          </table:table-cell>
          <table:table-cell office:value-type="float" office:value="519020" calcext:value-type="float">
            <text:p>519020</text:p>
          </table:table-cell>
          <table:table-cell office:value-type="float" office:value="0.100576461268481" calcext:value-type="float">
            <text:p>0.100576461268481</text:p>
          </table:table-cell>
        </table:table-row>
        <table:table-row table:style-name="ro1">
          <table:table-cell office:value-type="float" office:value="426.641538553001" calcext:value-type="float">
            <text:p>426.641538553001</text:p>
          </table:table-cell>
          <table:table-cell office:value-type="float" office:value="518061" calcext:value-type="float">
            <text:p>518061</text:p>
          </table:table-cell>
          <table:table-cell office:value-type="float" office:value="518500" calcext:value-type="float">
            <text:p>518500</text:p>
          </table:table-cell>
          <table:table-cell office:value-type="float" office:value="0.100634755690834" calcext:value-type="float">
            <text:p>0.100634755690834</text:p>
          </table:table-cell>
        </table:table-row>
        <table:table-row table:style-name="ro1">
          <table:table-cell office:value-type="float" office:value="426.813200143" calcext:value-type="float">
            <text:p>426.813200143</text:p>
          </table:table-cell>
          <table:table-cell office:value-type="float" office:value="517729" calcext:value-type="float">
            <text:p>517729</text:p>
          </table:table-cell>
          <table:table-cell office:value-type="float" office:value="518061" calcext:value-type="float">
            <text:p>518061</text:p>
          </table:table-cell>
          <table:table-cell office:value-type="float" office:value="0.100671931164625" calcext:value-type="float">
            <text:p>0.100671931164625</text:p>
          </table:table-cell>
        </table:table-row>
        <table:table-row table:style-name="ro1">
          <table:table-cell office:value-type="float" office:value="426.993450972001" calcext:value-type="float">
            <text:p>426.993450972001</text:p>
          </table:table-cell>
          <table:table-cell office:value-type="float" office:value="517495" calcext:value-type="float">
            <text:p>517495</text:p>
          </table:table-cell>
          <table:table-cell office:value-type="float" office:value="517729" calcext:value-type="float">
            <text:p>517729</text:p>
          </table:table-cell>
          <table:table-cell office:value-type="float" office:value="0.100692220347683" calcext:value-type="float">
            <text:p>0.100692220347683</text:p>
          </table:table-cell>
        </table:table-row>
        <table:table-row table:style-name="ro1">
          <table:table-cell office:value-type="float" office:value="427.169526298" calcext:value-type="float">
            <text:p>427.169526298</text:p>
          </table:table-cell>
          <table:table-cell office:value-type="float" office:value="517384" calcext:value-type="float">
            <text:p>517384</text:p>
          </table:table-cell>
          <table:table-cell office:value-type="float" office:value="517495" calcext:value-type="float">
            <text:p>517495</text:p>
          </table:table-cell>
          <table:table-cell office:value-type="float" office:value="0.100699009353808" calcext:value-type="float">
            <text:p>0.100699009353808</text:p>
          </table:table-cell>
        </table:table-row>
        <table:table-row table:style-name="ro1">
          <table:table-cell office:value-type="float" office:value="427.349369564" calcext:value-type="float">
            <text:p>427.349369564</text:p>
          </table:table-cell>
          <table:table-cell office:value-type="float" office:value="517394" calcext:value-type="float">
            <text:p>517394</text:p>
          </table:table-cell>
          <table:table-cell office:value-type="float" office:value="517384" calcext:value-type="float">
            <text:p>517384</text:p>
          </table:table-cell>
          <table:table-cell office:value-type="float" office:value="0.100699722705529" calcext:value-type="float">
            <text:p>0.100699722705529</text:p>
          </table:table-cell>
        </table:table-row>
        <table:table-row table:style-name="ro1">
          <table:table-cell office:value-type="float" office:value="427.518854203" calcext:value-type="float">
            <text:p>427.518854203</text:p>
          </table:table-cell>
          <table:table-cell office:value-type="float" office:value="517519" calcext:value-type="float">
            <text:p>517519</text:p>
          </table:table-cell>
          <table:table-cell office:value-type="float" office:value="517394" calcext:value-type="float">
            <text:p>517394</text:p>
          </table:table-cell>
          <table:table-cell office:value-type="float" office:value="0.100690864306745" calcext:value-type="float">
            <text:p>0.100690864306745</text:p>
          </table:table-cell>
        </table:table-row>
        <table:table-row table:style-name="ro1">
          <table:table-cell office:value-type="float" office:value="427.689781897" calcext:value-type="float">
            <text:p>427.689781897</text:p>
          </table:table-cell>
          <table:table-cell office:value-type="float" office:value="517760" calcext:value-type="float">
            <text:p>517760</text:p>
          </table:table-cell>
          <table:table-cell office:value-type="float" office:value="517519" calcext:value-type="float">
            <text:p>517519</text:p>
          </table:table-cell>
          <table:table-cell office:value-type="float" office:value="0.100674357332153" calcext:value-type="float">
            <text:p>0.100674357332153</text:p>
          </table:table-cell>
        </table:table-row>
        <table:table-row table:style-name="ro1">
          <table:table-cell office:value-type="float" office:value="427.858686059" calcext:value-type="float">
            <text:p>427.858686059</text:p>
          </table:table-cell>
          <table:table-cell office:value-type="float" office:value="518111" calcext:value-type="float">
            <text:p>518111</text:p>
          </table:table-cell>
          <table:table-cell office:value-type="float" office:value="517760" calcext:value-type="float">
            <text:p>517760</text:p>
          </table:table-cell>
          <table:table-cell office:value-type="float" office:value="0.10065644493005" calcext:value-type="float">
            <text:p>0.10065644493005</text:p>
          </table:table-cell>
        </table:table-row>
        <table:table-row table:style-name="ro1">
          <table:table-cell office:value-type="float" office:value="428.067887308001" calcext:value-type="float">
            <text:p>428.067887308001</text:p>
          </table:table-cell>
          <table:table-cell office:value-type="float" office:value="518697" calcext:value-type="float">
            <text:p>518697</text:p>
          </table:table-cell>
          <table:table-cell office:value-type="float" office:value="518111" calcext:value-type="float">
            <text:p>518111</text:p>
          </table:table-cell>
          <table:table-cell office:value-type="float" office:value="0.100628007743947" calcext:value-type="float">
            <text:p>0.100628007743947</text:p>
          </table:table-cell>
        </table:table-row>
        <table:table-row table:style-name="ro1">
          <table:table-cell office:value-type="float" office:value="428.242433559" calcext:value-type="float">
            <text:p>428.242433559</text:p>
          </table:table-cell>
          <table:table-cell office:value-type="float" office:value="519310" calcext:value-type="float">
            <text:p>519310</text:p>
          </table:table-cell>
          <table:table-cell office:value-type="float" office:value="518697" calcext:value-type="float">
            <text:p>518697</text:p>
          </table:table-cell>
          <table:table-cell office:value-type="float" office:value="0.100600559969404" calcext:value-type="float">
            <text:p>0.100600559969404</text:p>
          </table:table-cell>
        </table:table-row>
        <table:table-row table:style-name="ro1">
          <table:table-cell office:value-type="float" office:value="428.409456664001" calcext:value-type="float">
            <text:p>428.409456664001</text:p>
          </table:table-cell>
          <table:table-cell office:value-type="float" office:value="519998" calcext:value-type="float">
            <text:p>519998</text:p>
          </table:table-cell>
          <table:table-cell office:value-type="float" office:value="519310" calcext:value-type="float">
            <text:p>519310</text:p>
          </table:table-cell>
          <table:table-cell office:value-type="float" office:value="0.100569212282928" calcext:value-type="float">
            <text:p>0.100569212282928</text:p>
          </table:table-cell>
        </table:table-row>
        <table:table-row table:style-name="ro1">
          <table:table-cell office:value-type="float" office:value="428.576810652" calcext:value-type="float">
            <text:p>428.576810652</text:p>
          </table:table-cell>
          <table:table-cell office:value-type="float" office:value="520779" calcext:value-type="float">
            <text:p>520779</text:p>
          </table:table-cell>
          <table:table-cell office:value-type="float" office:value="519998" calcext:value-type="float">
            <text:p>519998</text:p>
          </table:table-cell>
          <table:table-cell office:value-type="float" office:value="0.100534753435962" calcext:value-type="float">
            <text:p>0.100534753435962</text:p>
          </table:table-cell>
        </table:table-row>
        <table:table-row table:style-name="ro1">
          <table:table-cell office:value-type="float" office:value="428.740473932" calcext:value-type="float">
            <text:p>428.740473932</text:p>
          </table:table-cell>
          <table:table-cell office:value-type="float" office:value="521627" calcext:value-type="float">
            <text:p>521627</text:p>
          </table:table-cell>
          <table:table-cell office:value-type="float" office:value="520779" calcext:value-type="float">
            <text:p>520779</text:p>
          </table:table-cell>
          <table:table-cell office:value-type="float" office:value="0.100502499294054" calcext:value-type="float">
            <text:p>0.100502499294054</text:p>
          </table:table-cell>
        </table:table-row>
        <table:table-row table:style-name="ro1">
          <table:table-cell office:value-type="float" office:value="428.907174403001" calcext:value-type="float">
            <text:p>428.907174403001</text:p>
          </table:table-cell>
          <table:table-cell office:value-type="float" office:value="522567" calcext:value-type="float">
            <text:p>522567</text:p>
          </table:table-cell>
          <table:table-cell office:value-type="float" office:value="521627" calcext:value-type="float">
            <text:p>521627</text:p>
          </table:table-cell>
          <table:table-cell office:value-type="float" office:value="0.100467328413311" calcext:value-type="float">
            <text:p>0.100467328413311</text:p>
          </table:table-cell>
        </table:table-row>
        <table:table-row table:style-name="ro1">
          <table:table-cell office:value-type="float" office:value="429.070689881" calcext:value-type="float">
            <text:p>429.070689881</text:p>
          </table:table-cell>
          <table:table-cell office:value-type="float" office:value="523557" calcext:value-type="float">
            <text:p>523557</text:p>
          </table:table-cell>
          <table:table-cell office:value-type="float" office:value="522567" calcext:value-type="float">
            <text:p>522567</text:p>
          </table:table-cell>
          <table:table-cell office:value-type="float" office:value="0.100429832879903" calcext:value-type="float">
            <text:p>0.100429832879903</text:p>
          </table:table-cell>
        </table:table-row>
        <table:table-row table:style-name="ro1">
          <table:table-cell office:value-type="float" office:value="429.237122129" calcext:value-type="float">
            <text:p>429.237122129</text:p>
          </table:table-cell>
          <table:table-cell office:value-type="float" office:value="524625" calcext:value-type="float">
            <text:p>524625</text:p>
          </table:table-cell>
          <table:table-cell office:value-type="float" office:value="523557" calcext:value-type="float">
            <text:p>523557</text:p>
          </table:table-cell>
          <table:table-cell office:value-type="float" office:value="0.10039516031185" calcext:value-type="float">
            <text:p>0.10039516031185</text:p>
          </table:table-cell>
        </table:table-row>
        <table:table-row table:style-name="ro1">
          <table:table-cell office:value-type="float" office:value="429.409177577" calcext:value-type="float">
            <text:p>429.409177577</text:p>
          </table:table-cell>
          <table:table-cell office:value-type="float" office:value="525781" calcext:value-type="float">
            <text:p>525781</text:p>
          </table:table-cell>
          <table:table-cell office:value-type="float" office:value="524625" calcext:value-type="float">
            <text:p>524625</text:p>
          </table:table-cell>
          <table:table-cell office:value-type="float" office:value="0.100358076513288" calcext:value-type="float">
            <text:p>0.100358076513288</text:p>
          </table:table-cell>
        </table:table-row>
        <table:table-row table:style-name="ro1">
          <table:table-cell office:value-type="float" office:value="429.586233826" calcext:value-type="float">
            <text:p>429.586233826</text:p>
          </table:table-cell>
          <table:table-cell office:value-type="float" office:value="527015" calcext:value-type="float">
            <text:p>527015</text:p>
          </table:table-cell>
          <table:table-cell office:value-type="float" office:value="525781" calcext:value-type="float">
            <text:p>525781</text:p>
          </table:table-cell>
          <table:table-cell office:value-type="float" office:value="0.10031907243821" calcext:value-type="float">
            <text:p>0.10031907243821</text:p>
          </table:table-cell>
        </table:table-row>
        <table:table-row table:style-name="ro1">
          <table:table-cell office:value-type="float" office:value="429.755188481" calcext:value-type="float">
            <text:p>429.755188481</text:p>
          </table:table-cell>
          <table:table-cell office:value-type="float" office:value="528223" calcext:value-type="float">
            <text:p>528223</text:p>
          </table:table-cell>
          <table:table-cell office:value-type="float" office:value="527015" calcext:value-type="float">
            <text:p>527015</text:p>
          </table:table-cell>
          <table:table-cell office:value-type="float" office:value="0.10028320392169" calcext:value-type="float">
            <text:p>0.10028320392169</text:p>
          </table:table-cell>
        </table:table-row>
        <table:table-row table:style-name="ro1">
          <table:table-cell office:value-type="float" office:value="429.860294017" calcext:value-type="float">
            <text:p>429.860294017</text:p>
          </table:table-cell>
          <table:table-cell office:value-type="float" office:value="528983" calcext:value-type="float">
            <text:p>528983</text:p>
          </table:table-cell>
          <table:table-cell office:value-type="float" office:value="528223" calcext:value-type="float">
            <text:p>528223</text:p>
          </table:table-cell>
          <table:table-cell office:value-type="float" office:value="0.100245185111282" calcext:value-type="float">
            <text:p>0.100245185111282</text:p>
          </table:table-cell>
        </table:table-row>
        <table:table-row table:style-name="ro1">
          <table:table-cell office:value-type="float" office:value="430.032451795" calcext:value-type="float">
            <text:p>430.032451795</text:p>
          </table:table-cell>
          <table:table-cell office:value-type="float" office:value="530236" calcext:value-type="float">
            <text:p>530236</text:p>
          </table:table-cell>
          <table:table-cell office:value-type="float" office:value="528983" calcext:value-type="float">
            <text:p>528983</text:p>
          </table:table-cell>
          <table:table-cell office:value-type="float" office:value="0.100210111319186" calcext:value-type="float">
            <text:p>0.100210111319186</text:p>
          </table:table-cell>
        </table:table-row>
        <table:table-row table:style-name="ro1">
          <table:table-cell office:value-type="float" office:value="430.203923387" calcext:value-type="float">
            <text:p>430.203923387</text:p>
          </table:table-cell>
          <table:table-cell office:value-type="float" office:value="531481" calcext:value-type="float">
            <text:p>531481</text:p>
          </table:table-cell>
          <table:table-cell office:value-type="float" office:value="530236" calcext:value-type="float">
            <text:p>530236</text:p>
          </table:table-cell>
          <table:table-cell office:value-type="float" office:value="0.100172741300057" calcext:value-type="float">
            <text:p>0.100172741300057</text:p>
          </table:table-cell>
        </table:table-row>
        <table:table-row table:style-name="ro1">
          <table:table-cell office:value-type="float" office:value="430.372078805" calcext:value-type="float">
            <text:p>430.372078805</text:p>
          </table:table-cell>
          <table:table-cell office:value-type="float" office:value="532688" calcext:value-type="float">
            <text:p>532688</text:p>
          </table:table-cell>
          <table:table-cell office:value-type="float" office:value="531481" calcext:value-type="float">
            <text:p>531481</text:p>
          </table:table-cell>
          <table:table-cell office:value-type="float" office:value="0.100133542958669" calcext:value-type="float">
            <text:p>0.100133542958669</text:p>
          </table:table-cell>
        </table:table-row>
        <table:table-row table:style-name="ro1">
          <table:table-cell office:value-type="float" office:value="430.545713129" calcext:value-type="float">
            <text:p>430.545713129</text:p>
          </table:table-cell>
          <table:table-cell office:value-type="float" office:value="533907" calcext:value-type="float">
            <text:p>533907</text:p>
          </table:table-cell>
          <table:table-cell office:value-type="float" office:value="532688" calcext:value-type="float">
            <text:p>532688</text:p>
          </table:table-cell>
          <table:table-cell office:value-type="float" office:value="0.100097536366005" calcext:value-type="float">
            <text:p>0.100097536366005</text:p>
          </table:table-cell>
        </table:table-row>
        <table:table-row table:style-name="ro1">
          <table:table-cell office:value-type="float" office:value="430.715850258001" calcext:value-type="float">
            <text:p>430.715850258001</text:p>
          </table:table-cell>
          <table:table-cell office:value-type="float" office:value="535063" calcext:value-type="float">
            <text:p>535063</text:p>
          </table:table-cell>
          <table:table-cell office:value-type="float" office:value="533907" calcext:value-type="float">
            <text:p>533907</text:p>
          </table:table-cell>
          <table:table-cell office:value-type="float" office:value="0.10005944173221" calcext:value-type="float">
            <text:p>0.10005944173221</text:p>
          </table:table-cell>
        </table:table-row>
        <table:table-row table:style-name="ro1">
          <table:table-cell office:value-type="float" office:value="430.887178219001" calcext:value-type="float">
            <text:p>430.887178219001</text:p>
          </table:table-cell>
          <table:table-cell office:value-type="float" office:value="536177" calcext:value-type="float">
            <text:p>536177</text:p>
          </table:table-cell>
          <table:table-cell office:value-type="float" office:value="535063" calcext:value-type="float">
            <text:p>535063</text:p>
          </table:table-cell>
          <table:table-cell office:value-type="float" office:value="0.100019685294732" calcext:value-type="float">
            <text:p>0.100019685294732</text:p>
          </table:table-cell>
        </table:table-row>
        <table:table-row table:style-name="ro1">
          <table:table-cell office:value-type="float" office:value="431.056236746001" calcext:value-type="float">
            <text:p>431.056236746001</text:p>
          </table:table-cell>
          <table:table-cell office:value-type="float" office:value="537216" calcext:value-type="float">
            <text:p>537216</text:p>
          </table:table-cell>
          <table:table-cell office:value-type="float" office:value="536177" calcext:value-type="float">
            <text:p>536177</text:p>
          </table:table-cell>
          <table:table-cell office:value-type="float" office:value="0.0999832430117316" calcext:value-type="float">
            <text:p>0.0999832430117316</text:p>
          </table:table-cell>
        </table:table-row>
        <table:table-row table:style-name="ro1">
          <table:table-cell office:value-type="float" office:value="431.185252499" calcext:value-type="float">
            <text:p>431.185252499</text:p>
          </table:table-cell>
          <table:table-cell office:value-type="float" office:value="537962" calcext:value-type="float">
            <text:p>537962</text:p>
          </table:table-cell>
          <table:table-cell office:value-type="float" office:value="537216" calcext:value-type="float">
            <text:p>537216</text:p>
          </table:table-cell>
          <table:table-cell office:value-type="float" office:value="0.099944821376199" calcext:value-type="float">
            <text:p>0.099944821376199</text:p>
          </table:table-cell>
        </table:table-row>
        <table:table-row table:style-name="ro1">
          <table:table-cell office:value-type="float" office:value="431.365649464" calcext:value-type="float">
            <text:p>431.365649464</text:p>
          </table:table-cell>
          <table:table-cell office:value-type="float" office:value="538931" calcext:value-type="float">
            <text:p>538931</text:p>
          </table:table-cell>
          <table:table-cell office:value-type="float" office:value="537962" calcext:value-type="float">
            <text:p>537962</text:p>
          </table:table-cell>
          <table:table-cell office:value-type="float" office:value="0.0999048248578601" calcext:value-type="float">
            <text:p>0.0999048248578601</text:p>
          </table:table-cell>
        </table:table-row>
        <table:table-row table:style-name="ro1">
          <table:table-cell office:value-type="float" office:value="431.547892329" calcext:value-type="float">
            <text:p>431.547892329</text:p>
          </table:table-cell>
          <table:table-cell office:value-type="float" office:value="539811" calcext:value-type="float">
            <text:p>539811</text:p>
          </table:table-cell>
          <table:table-cell office:value-type="float" office:value="538931" calcext:value-type="float">
            <text:p>538931</text:p>
          </table:table-cell>
          <table:table-cell office:value-type="float" office:value="0.0998682012592009" calcext:value-type="float">
            <text:p>0.0998682012592009</text:p>
          </table:table-cell>
        </table:table-row>
        <table:table-row table:style-name="ro1">
          <table:table-cell office:value-type="float" office:value="431.719449963" calcext:value-type="float">
            <text:p>431.719449963</text:p>
          </table:table-cell>
          <table:table-cell office:value-type="float" office:value="540540" calcext:value-type="float">
            <text:p>540540</text:p>
          </table:table-cell>
          <table:table-cell office:value-type="float" office:value="539811" calcext:value-type="float">
            <text:p>539811</text:p>
          </table:table-cell>
          <table:table-cell office:value-type="float" office:value="0.0998296560467673" calcext:value-type="float">
            <text:p>0.0998296560467673</text:p>
          </table:table-cell>
        </table:table-row>
        <table:table-row table:style-name="ro1">
          <table:table-cell office:value-type="float" office:value="431.900323374" calcext:value-type="float">
            <text:p>431.900323374</text:p>
          </table:table-cell>
          <table:table-cell office:value-type="float" office:value="541198" calcext:value-type="float">
            <text:p>541198</text:p>
          </table:table-cell>
          <table:table-cell office:value-type="float" office:value="540540" calcext:value-type="float">
            <text:p>540540</text:p>
          </table:table-cell>
          <table:table-cell office:value-type="float" office:value="0.0997895821126687" calcext:value-type="float">
            <text:p>0.0997895821126687</text:p>
          </table:table-cell>
        </table:table-row>
        <table:table-row table:style-name="ro1">
          <table:table-cell office:value-type="float" office:value="432.071282092001" calcext:value-type="float">
            <text:p>432.071282092001</text:p>
          </table:table-cell>
          <table:table-cell office:value-type="float" office:value="541710" calcext:value-type="float">
            <text:p>541710</text:p>
          </table:table-cell>
          <table:table-cell office:value-type="float" office:value="541198" calcext:value-type="float">
            <text:p>541198</text:p>
          </table:table-cell>
          <table:table-cell office:value-type="float" office:value="0.0997482937586852" calcext:value-type="float">
            <text:p>0.0997482937586852</text:p>
          </table:table-cell>
        </table:table-row>
        <table:table-row table:style-name="ro1">
          <table:table-cell office:value-type="float" office:value="432.245406812001" calcext:value-type="float">
            <text:p>432.245406812001</text:p>
          </table:table-cell>
          <table:table-cell office:value-type="float" office:value="542117" calcext:value-type="float">
            <text:p>542117</text:p>
          </table:table-cell>
          <table:table-cell office:value-type="float" office:value="541710" calcext:value-type="float">
            <text:p>541710</text:p>
          </table:table-cell>
          <table:table-cell office:value-type="float" office:value="0.0997106516774738" calcext:value-type="float">
            <text:p>0.0997106516774738</text:p>
          </table:table-cell>
        </table:table-row>
        <table:table-row table:style-name="ro1">
          <table:table-cell office:value-type="float" office:value="432.413630863" calcext:value-type="float">
            <text:p>432.413630863</text:p>
          </table:table-cell>
          <table:table-cell office:value-type="float" office:value="542398" calcext:value-type="float">
            <text:p>542398</text:p>
          </table:table-cell>
          <table:table-cell office:value-type="float" office:value="542117" calcext:value-type="float">
            <text:p>542117</text:p>
          </table:table-cell>
          <table:table-cell office:value-type="float" office:value="0.0996713216196925" calcext:value-type="float">
            <text:p>0.0996713216196925</text:p>
          </table:table-cell>
        </table:table-row>
        <table:table-row table:style-name="ro1">
          <table:table-cell office:value-type="float" office:value="432.586836685" calcext:value-type="float">
            <text:p>432.586836685</text:p>
          </table:table-cell>
          <table:table-cell office:value-type="float" office:value="542571" calcext:value-type="float">
            <text:p>542571</text:p>
          </table:table-cell>
          <table:table-cell office:value-type="float" office:value="542398" calcext:value-type="float">
            <text:p>542398</text:p>
          </table:table-cell>
          <table:table-cell office:value-type="float" office:value="0.0996306497084304" calcext:value-type="float">
            <text:p>0.0996306497084304</text:p>
          </table:table-cell>
        </table:table-row>
        <table:table-row table:style-name="ro1">
          <table:table-cell office:value-type="float" office:value="432.754580101" calcext:value-type="float">
            <text:p>432.754580101</text:p>
          </table:table-cell>
          <table:table-cell office:value-type="float" office:value="542626" calcext:value-type="float">
            <text:p>542626</text:p>
          </table:table-cell>
          <table:table-cell office:value-type="float" office:value="542571" calcext:value-type="float">
            <text:p>542571</text:p>
          </table:table-cell>
          <table:table-cell office:value-type="float" office:value="0.0995935114411199" calcext:value-type="float">
            <text:p>0.0995935114411199</text:p>
          </table:table-cell>
        </table:table-row>
        <table:table-row table:style-name="ro1">
          <table:table-cell office:value-type="float" office:value="432.923254636001" calcext:value-type="float">
            <text:p>432.923254636001</text:p>
          </table:table-cell>
          <table:table-cell office:value-type="float" office:value="542571" calcext:value-type="float">
            <text:p>542571</text:p>
          </table:table-cell>
          <table:table-cell office:value-type="float" office:value="542626" calcext:value-type="float">
            <text:p>542626</text:p>
          </table:table-cell>
          <table:table-cell office:value-type="float" office:value="0.0995546057317216" calcext:value-type="float">
            <text:p>0.0995546057317216</text:p>
          </table:table-cell>
        </table:table-row>
        <table:table-row table:style-name="ro1">
          <table:table-cell office:value-type="float" office:value="433.095791101" calcext:value-type="float">
            <text:p>433.095791101</text:p>
          </table:table-cell>
          <table:table-cell office:value-type="float" office:value="542403" calcext:value-type="float">
            <text:p>542403</text:p>
          </table:table-cell>
          <table:table-cell office:value-type="float" office:value="542571" calcext:value-type="float">
            <text:p>542571</text:p>
          </table:table-cell>
          <table:table-cell office:value-type="float" office:value="0.099514294566893" calcext:value-type="float">
            <text:p>0.099514294566893</text:p>
          </table:table-cell>
        </table:table-row>
        <table:table-row table:style-name="ro1">
          <table:table-cell office:value-type="float" office:value="433.267895162" calcext:value-type="float">
            <text:p>433.267895162</text:p>
          </table:table-cell>
          <table:table-cell office:value-type="float" office:value="542126" calcext:value-type="float">
            <text:p>542126</text:p>
          </table:table-cell>
          <table:table-cell office:value-type="float" office:value="542403" calcext:value-type="float">
            <text:p>542403</text:p>
          </table:table-cell>
          <table:table-cell office:value-type="float" office:value="0.0994728675241842" calcext:value-type="float">
            <text:p>0.0994728675241842</text:p>
          </table:table-cell>
        </table:table-row>
        <table:table-row table:style-name="ro1">
          <table:table-cell office:value-type="float" office:value="433.436142754001" calcext:value-type="float">
            <text:p>433.436142754001</text:p>
          </table:table-cell>
          <table:table-cell office:value-type="float" office:value="541755" calcext:value-type="float">
            <text:p>541755</text:p>
          </table:table-cell>
          <table:table-cell office:value-type="float" office:value="542126" calcext:value-type="float">
            <text:p>542126</text:p>
          </table:table-cell>
          <table:table-cell office:value-type="float" office:value="0.0994351400133441" calcext:value-type="float">
            <text:p>0.0994351400133441</text:p>
          </table:table-cell>
        </table:table-row>
        <table:table-row table:style-name="ro1">
          <table:table-cell office:value-type="float" office:value="433.604005231" calcext:value-type="float">
            <text:p>433.604005231</text:p>
          </table:table-cell>
          <table:table-cell office:value-type="float" office:value="541293" calcext:value-type="float">
            <text:p>541293</text:p>
          </table:table-cell>
          <table:table-cell office:value-type="float" office:value="541755" calcext:value-type="float">
            <text:p>541755</text:p>
          </table:table-cell>
          <table:table-cell office:value-type="float" office:value="0.09939579260149" calcext:value-type="float">
            <text:p>0.09939579260149</text:p>
          </table:table-cell>
        </table:table-row>
        <table:table-row table:style-name="ro1">
          <table:table-cell office:value-type="float" office:value="433.768614836001" calcext:value-type="float">
            <text:p>433.768614836001</text:p>
          </table:table-cell>
          <table:table-cell office:value-type="float" office:value="540756" calcext:value-type="float">
            <text:p>540756</text:p>
          </table:table-cell>
          <table:table-cell office:value-type="float" office:value="536206" calcext:value-type="float">
            <text:p>536206</text:p>
          </table:table-cell>
          <table:table-cell office:value-type="float" office:value="0.099355157725944" calcext:value-type="float">
            <text:p>0.099355157725944</text:p>
          </table:table-cell>
        </table:table-row>
        <table:table-row table:style-name="ro1">
          <table:table-cell office:value-type="float" office:value="433.931591883001" calcext:value-type="float">
            <text:p>433.931591883001</text:p>
          </table:table-cell>
          <table:table-cell office:value-type="float" office:value="540151" calcext:value-type="float">
            <text:p>540151</text:p>
          </table:table-cell>
          <table:table-cell office:value-type="float" office:value="540756" calcext:value-type="float">
            <text:p>540756</text:p>
          </table:table-cell>
          <table:table-cell office:value-type="float" office:value="0.0993180745202386" calcext:value-type="float">
            <text:p>0.0993180745202386</text:p>
          </table:table-cell>
        </table:table-row>
        <table:table-row table:style-name="ro1">
          <table:table-cell office:value-type="float" office:value="434.095292177" calcext:value-type="float">
            <text:p>434.095292177</text:p>
          </table:table-cell>
          <table:table-cell office:value-type="float" office:value="539478" calcext:value-type="float">
            <text:p>539478</text:p>
          </table:table-cell>
          <table:table-cell office:value-type="float" office:value="540151" calcext:value-type="float">
            <text:p>540151</text:p>
          </table:table-cell>
          <table:table-cell office:value-type="float" office:value="0.0992792636733601" calcext:value-type="float">
            <text:p>0.0992792636733601</text:p>
          </table:table-cell>
        </table:table-row>
        <table:table-row table:style-name="ro1">
          <table:table-cell office:value-type="float" office:value="434.303272951001" calcext:value-type="float">
            <text:p>434.303272951001</text:p>
          </table:table-cell>
          <table:table-cell office:value-type="float" office:value="538542" calcext:value-type="float">
            <text:p>538542</text:p>
          </table:table-cell>
          <table:table-cell office:value-type="float" office:value="539478" calcext:value-type="float">
            <text:p>539478</text:p>
          </table:table-cell>
          <table:table-cell office:value-type="float" office:value="0.0992390791414531" calcext:value-type="float">
            <text:p>0.0992390791414531</text:p>
          </table:table-cell>
        </table:table-row>
        <table:table-row table:style-name="ro1">
          <table:table-cell office:value-type="float" office:value="434.410620103001" calcext:value-type="float">
            <text:p>434.410620103001</text:p>
          </table:table-cell>
          <table:table-cell office:value-type="float" office:value="538029" calcext:value-type="float">
            <text:p>538029</text:p>
          </table:table-cell>
          <table:table-cell office:value-type="float" office:value="538542" calcext:value-type="float">
            <text:p>538542</text:p>
          </table:table-cell>
          <table:table-cell office:value-type="float" office:value="0.0992023667455513" calcext:value-type="float">
            <text:p>0.0992023667455513</text:p>
          </table:table-cell>
        </table:table-row>
        <table:table-row table:style-name="ro1">
          <table:table-cell office:value-type="float" office:value="434.586655996" calcext:value-type="float">
            <text:p>434.586655996</text:p>
          </table:table-cell>
          <table:table-cell office:value-type="float" office:value="537154" calcext:value-type="float">
            <text:p>537154</text:p>
          </table:table-cell>
          <table:table-cell office:value-type="float" office:value="538029" calcext:value-type="float">
            <text:p>538029</text:p>
          </table:table-cell>
          <table:table-cell office:value-type="float" office:value="0.0991638735944609" calcext:value-type="float">
            <text:p>0.0991638735944609</text:p>
          </table:table-cell>
        </table:table-row>
        <table:table-row table:style-name="ro1">
          <table:table-cell office:value-type="float" office:value="434.770794553" calcext:value-type="float">
            <text:p>434.770794553</text:p>
          </table:table-cell>
          <table:table-cell office:value-type="float" office:value="536205" calcext:value-type="float">
            <text:p>536205</text:p>
          </table:table-cell>
          <table:table-cell office:value-type="float" office:value="537154" calcext:value-type="float">
            <text:p>537154</text:p>
          </table:table-cell>
          <table:table-cell office:value-type="float" office:value="0.0991239642380543" calcext:value-type="float">
            <text:p>0.0991239642380543</text:p>
          </table:table-cell>
        </table:table-row>
        <table:table-row table:style-name="ro1">
          <table:table-cell office:value-type="float" office:value="434.939518811" calcext:value-type="float">
            <text:p>434.939518811</text:p>
          </table:table-cell>
          <table:table-cell office:value-type="float" office:value="535319" calcext:value-type="float">
            <text:p>535319</text:p>
          </table:table-cell>
          <table:table-cell office:value-type="float" office:value="530357" calcext:value-type="float">
            <text:p>530357</text:p>
          </table:table-cell>
          <table:table-cell office:value-type="float" office:value="0.0990874824811015" calcext:value-type="float">
            <text:p>0.0990874824811015</text:p>
          </table:table-cell>
        </table:table-row>
        <table:table-row table:style-name="ro1">
          <table:table-cell office:value-type="float" office:value="435.110049397001" calcext:value-type="float">
            <text:p>435.110049397001</text:p>
          </table:table-cell>
          <table:table-cell office:value-type="float" office:value="534419" calcext:value-type="float">
            <text:p>534419</text:p>
          </table:table-cell>
          <table:table-cell office:value-type="float" office:value="535319" calcext:value-type="float">
            <text:p>535319</text:p>
          </table:table-cell>
          <table:table-cell office:value-type="float" office:value="0.099049194816528" calcext:value-type="float">
            <text:p>0.099049194816528</text:p>
          </table:table-cell>
        </table:table-row>
        <table:table-row table:style-name="ro1">
          <table:table-cell office:value-type="float" office:value="435.285564335" calcext:value-type="float">
            <text:p>435.285564335</text:p>
          </table:table-cell>
          <table:table-cell office:value-type="float" office:value="533500" calcext:value-type="float">
            <text:p>533500</text:p>
          </table:table-cell>
          <table:table-cell office:value-type="float" office:value="534419" calcext:value-type="float">
            <text:p>534419</text:p>
          </table:table-cell>
          <table:table-cell office:value-type="float" office:value="0.0990094707957511" calcext:value-type="float">
            <text:p>0.0990094707957511</text:p>
          </table:table-cell>
        </table:table-row>
        <table:table-row table:style-name="ro1">
          <table:table-cell office:value-type="float" office:value="435.458846451001" calcext:value-type="float">
            <text:p>435.458846451001</text:p>
          </table:table-cell>
          <table:table-cell office:value-type="float" office:value="532615" calcext:value-type="float">
            <text:p>532615</text:p>
          </table:table-cell>
          <table:table-cell office:value-type="float" office:value="533500" calcext:value-type="float">
            <text:p>533500</text:p>
          </table:table-cell>
          <table:table-cell office:value-type="float" office:value="0.0994328122146289" calcext:value-type="float">
            <text:p>0.0994328122146289</text:p>
          </table:table-cell>
        </table:table-row>
        <table:table-row table:style-name="ro1">
          <table:table-cell office:value-type="float" office:value="435.625249256001" calcext:value-type="float">
            <text:p>435.625249256001</text:p>
          </table:table-cell>
          <table:table-cell office:value-type="float" office:value="531796" calcext:value-type="float">
            <text:p>531796</text:p>
          </table:table-cell>
          <table:table-cell office:value-type="float" office:value="532615" calcext:value-type="float">
            <text:p>532615</text:p>
          </table:table-cell>
          <table:table-cell office:value-type="float" office:value="0.0997621927995001" calcext:value-type="float">
            <text:p>0.0997621927995001</text:p>
          </table:table-cell>
        </table:table-row>
        <table:table-row table:style-name="ro1">
          <table:table-cell office:value-type="float" office:value="435.803544463" calcext:value-type="float">
            <text:p>435.803544463</text:p>
          </table:table-cell>
          <table:table-cell office:value-type="float" office:value="530966" calcext:value-type="float">
            <text:p>530966</text:p>
          </table:table-cell>
          <table:table-cell office:value-type="float" office:value="531796" calcext:value-type="float">
            <text:p>531796</text:p>
          </table:table-cell>
          <table:table-cell office:value-type="float" office:value="0.100016413252229" calcext:value-type="float">
            <text:p>0.100016413252229</text:p>
          </table:table-cell>
        </table:table-row>
        <table:table-row table:style-name="ro1">
          <table:table-cell office:value-type="float" office:value="435.982819071" calcext:value-type="float">
            <text:p>435.982819071</text:p>
          </table:table-cell>
          <table:table-cell office:value-type="float" office:value="530192" calcext:value-type="float">
            <text:p>530192</text:p>
          </table:table-cell>
          <table:table-cell office:value-type="float" office:value="530966" calcext:value-type="float">
            <text:p>530966</text:p>
          </table:table-cell>
          <table:table-cell office:value-type="float" office:value="0.100210514122555" calcext:value-type="float">
            <text:p>0.100210514122555</text:p>
          </table:table-cell>
        </table:table-row>
        <table:table-row table:style-name="ro1">
          <table:table-cell office:value-type="float" office:value="436.162447123001" calcext:value-type="float">
            <text:p>436.162447123001</text:p>
          </table:table-cell>
          <table:table-cell office:value-type="float" office:value="529490" calcext:value-type="float">
            <text:p>529490</text:p>
          </table:table-cell>
          <table:table-cell office:value-type="float" office:value="530192" calcext:value-type="float">
            <text:p>530192</text:p>
          </table:table-cell>
          <table:table-cell office:value-type="float" office:value="0.100356527838535" calcext:value-type="float">
            <text:p>0.100356527838535</text:p>
          </table:table-cell>
        </table:table-row>
        <table:table-row table:style-name="ro1">
          <table:table-cell office:value-type="float" office:value="436.335634578" calcext:value-type="float">
            <text:p>436.335634578</text:p>
          </table:table-cell>
          <table:table-cell office:value-type="float" office:value="528894" calcext:value-type="float">
            <text:p>528894</text:p>
          </table:table-cell>
          <table:table-cell office:value-type="float" office:value="529490" calcext:value-type="float">
            <text:p>529490</text:p>
          </table:table-cell>
          <table:table-cell office:value-type="float" office:value="0.10046870850936" calcext:value-type="float">
            <text:p>0.10046870850936</text:p>
          </table:table-cell>
        </table:table-row>
        <table:table-row table:style-name="ro1">
          <table:table-cell office:value-type="float" office:value="436.505693081001" calcext:value-type="float">
            <text:p>436.505693081001</text:p>
          </table:table-cell>
          <table:table-cell office:value-type="float" office:value="528394" calcext:value-type="float">
            <text:p>528394</text:p>
          </table:table-cell>
          <table:table-cell office:value-type="float" office:value="528894" calcext:value-type="float">
            <text:p>528894</text:p>
          </table:table-cell>
          <table:table-cell office:value-type="float" office:value="0.100549198811156" calcext:value-type="float">
            <text:p>0.100549198811156</text:p>
          </table:table-cell>
        </table:table-row>
        <table:table-row table:style-name="ro1">
          <table:table-cell office:value-type="float" office:value="436.675141628" calcext:value-type="float">
            <text:p>436.675141628</text:p>
          </table:table-cell>
          <table:table-cell office:value-type="float" office:value="527988" calcext:value-type="float">
            <text:p>527988</text:p>
          </table:table-cell>
          <table:table-cell office:value-type="float" office:value="528394" calcext:value-type="float">
            <text:p>528394</text:p>
          </table:table-cell>
          <table:table-cell office:value-type="float" office:value="0.10060434530007" calcext:value-type="float">
            <text:p>0.10060434530007</text:p>
          </table:table-cell>
        </table:table-row>
        <table:table-row table:style-name="ro1">
          <table:table-cell office:value-type="float" office:value="436.855313416" calcext:value-type="float">
            <text:p>436.855313416</text:p>
          </table:table-cell>
          <table:table-cell office:value-type="float" office:value="527664" calcext:value-type="float">
            <text:p>527664</text:p>
          </table:table-cell>
          <table:table-cell office:value-type="float" office:value="527988" calcext:value-type="float">
            <text:p>527988</text:p>
          </table:table-cell>
          <table:table-cell office:value-type="float" office:value="0.100643842792175" calcext:value-type="float">
            <text:p>0.100643842792175</text:p>
          </table:table-cell>
        </table:table-row>
        <table:table-row table:style-name="ro1">
          <table:table-cell office:value-type="float" office:value="437.034442104001" calcext:value-type="float">
            <text:p>437.034442104001</text:p>
          </table:table-cell>
          <table:table-cell office:value-type="float" office:value="527459" calcext:value-type="float">
            <text:p>527459</text:p>
          </table:table-cell>
          <table:table-cell office:value-type="float" office:value="527664" calcext:value-type="float">
            <text:p>527664</text:p>
          </table:table-cell>
          <table:table-cell office:value-type="float" office:value="0.100666207735" calcext:value-type="float">
            <text:p>0.100666207735</text:p>
          </table:table-cell>
        </table:table-row>
        <table:table-row table:style-name="ro1">
          <table:table-cell office:value-type="float" office:value="437.202026621" calcext:value-type="float">
            <text:p>437.202026621</text:p>
          </table:table-cell>
          <table:table-cell office:value-type="float" office:value="527376" calcext:value-type="float">
            <text:p>527376</text:p>
          </table:table-cell>
          <table:table-cell office:value-type="float" office:value="527459" calcext:value-type="float">
            <text:p>527459</text:p>
          </table:table-cell>
          <table:table-cell office:value-type="float" office:value="0.100674875091639" calcext:value-type="float">
            <text:p>0.100674875091639</text:p>
          </table:table-cell>
        </table:table-row>
        <table:table-row table:style-name="ro1">
          <table:table-cell office:value-type="float" office:value="437.417586247" calcext:value-type="float">
            <text:p>437.417586247</text:p>
          </table:table-cell>
          <table:table-cell office:value-type="float" office:value="527430" calcext:value-type="float">
            <text:p>527430</text:p>
          </table:table-cell>
          <table:table-cell office:value-type="float" office:value="527376" calcext:value-type="float">
            <text:p>527376</text:p>
          </table:table-cell>
          <table:table-cell office:value-type="float" office:value="0.100672592820966" calcext:value-type="float">
            <text:p>0.100672592820966</text:p>
          </table:table-cell>
        </table:table-row>
        <table:table-row table:style-name="ro1">
          <table:table-cell office:value-type="float" office:value="437.523215093001" calcext:value-type="float">
            <text:p>437.523215093001</text:p>
          </table:table-cell>
          <table:table-cell office:value-type="float" office:value="527524" calcext:value-type="float">
            <text:p>527524</text:p>
          </table:table-cell>
          <table:table-cell office:value-type="float" office:value="527430" calcext:value-type="float">
            <text:p>527430</text:p>
          </table:table-cell>
          <table:table-cell office:value-type="float" office:value="0.100666162088429" calcext:value-type="float">
            <text:p>0.100666162088429</text:p>
          </table:table-cell>
        </table:table-row>
        <table:table-row table:style-name="ro1">
          <table:table-cell office:value-type="float" office:value="437.688708350001" calcext:value-type="float">
            <text:p>437.688708350001</text:p>
          </table:table-cell>
          <table:table-cell office:value-type="float" office:value="527758" calcext:value-type="float">
            <text:p>527758</text:p>
          </table:table-cell>
          <table:table-cell office:value-type="float" office:value="527524" calcext:value-type="float">
            <text:p>527524</text:p>
          </table:table-cell>
          <table:table-cell office:value-type="float" office:value="0.100651813987158" calcext:value-type="float">
            <text:p>0.100651813987158</text:p>
          </table:table-cell>
        </table:table-row>
        <table:table-row table:style-name="ro1">
          <table:table-cell office:value-type="float" office:value="437.866323723" calcext:value-type="float">
            <text:p>437.866323723</text:p>
          </table:table-cell>
          <table:table-cell office:value-type="float" office:value="528130" calcext:value-type="float">
            <text:p>528130</text:p>
          </table:table-cell>
          <table:table-cell office:value-type="float" office:value="527758" calcext:value-type="float">
            <text:p>527758</text:p>
          </table:table-cell>
          <table:table-cell office:value-type="float" office:value="0.100631140403621" calcext:value-type="float">
            <text:p>0.100631140403621</text:p>
          </table:table-cell>
        </table:table-row>
        <table:table-row table:style-name="ro1">
          <table:table-cell office:value-type="float" office:value="438.033321795" calcext:value-type="float">
            <text:p>438.033321795</text:p>
          </table:table-cell>
          <table:table-cell office:value-type="float" office:value="528589" calcext:value-type="float">
            <text:p>528589</text:p>
          </table:table-cell>
          <table:table-cell office:value-type="float" office:value="528130" calcext:value-type="float">
            <text:p>528130</text:p>
          </table:table-cell>
          <table:table-cell office:value-type="float" office:value="0.100610007136696" calcext:value-type="float">
            <text:p>0.100610007136696</text:p>
          </table:table-cell>
        </table:table-row>
        <table:table-row table:style-name="ro1">
          <table:table-cell office:value-type="float" office:value="438.195961092" calcext:value-type="float">
            <text:p>438.195961092</text:p>
          </table:table-cell>
          <table:table-cell office:value-type="float" office:value="529136" calcext:value-type="float">
            <text:p>529136</text:p>
          </table:table-cell>
          <table:table-cell office:value-type="float" office:value="528589" calcext:value-type="float">
            <text:p>528589</text:p>
          </table:table-cell>
          <table:table-cell office:value-type="float" office:value="0.100583918018103" calcext:value-type="float">
            <text:p>0.100583918018103</text:p>
          </table:table-cell>
        </table:table-row>
        <table:table-row table:style-name="ro1">
          <table:table-cell office:value-type="float" office:value="438.358032934" calcext:value-type="float">
            <text:p>438.358032934</text:p>
          </table:table-cell>
          <table:table-cell office:value-type="float" office:value="529776" calcext:value-type="float">
            <text:p>529776</text:p>
          </table:table-cell>
          <table:table-cell office:value-type="float" office:value="529136" calcext:value-type="float">
            <text:p>529136</text:p>
          </table:table-cell>
          <table:table-cell office:value-type="float" office:value="0.100558458615396" calcext:value-type="float">
            <text:p>0.100558458615396</text:p>
          </table:table-cell>
        </table:table-row>
        <table:table-row table:style-name="ro1">
          <table:table-cell office:value-type="float" office:value="438.606835397" calcext:value-type="float">
            <text:p>438.606835397</text:p>
          </table:table-cell>
          <table:table-cell office:value-type="float" office:value="530929" calcext:value-type="float">
            <text:p>530929</text:p>
          </table:table-cell>
          <table:table-cell office:value-type="float" office:value="529776" calcext:value-type="float">
            <text:p>529776</text:p>
          </table:table-cell>
          <table:table-cell office:value-type="float" office:value="0.100524339331285" calcext:value-type="float">
            <text:p>0.100524339331285</text:p>
          </table:table-cell>
        </table:table-row>
        <table:table-row table:style-name="ro1">
          <table:table-cell office:value-type="float" office:value="438.771908950001" calcext:value-type="float">
            <text:p>438.771908950001</text:p>
          </table:table-cell>
          <table:table-cell office:value-type="float" office:value="531798" calcext:value-type="float">
            <text:p>531798</text:p>
          </table:table-cell>
          <table:table-cell office:value-type="float" office:value="530929" calcext:value-type="float">
            <text:p>530929</text:p>
          </table:table-cell>
          <table:table-cell office:value-type="float" office:value="0.10048788651634" calcext:value-type="float">
            <text:p>0.10048788651634</text:p>
          </table:table-cell>
        </table:table-row>
        <table:table-row table:style-name="ro1">
          <table:table-cell office:value-type="float" office:value="438.936715801" calcext:value-type="float">
            <text:p>438.936715801</text:p>
          </table:table-cell>
          <table:table-cell office:value-type="float" office:value="532741" calcext:value-type="float">
            <text:p>532741</text:p>
          </table:table-cell>
          <table:table-cell office:value-type="float" office:value="531798" calcext:value-type="float">
            <text:p>531798</text:p>
          </table:table-cell>
          <table:table-cell office:value-type="float" office:value="0.100454148702356" calcext:value-type="float">
            <text:p>0.100454148702356</text:p>
          </table:table-cell>
        </table:table-row>
        <table:table-row table:style-name="ro1">
          <table:table-cell office:value-type="float" office:value="439.095256606001" calcext:value-type="float">
            <text:p>439.095256606001</text:p>
          </table:table-cell>
          <table:table-cell office:value-type="float" office:value="533711" calcext:value-type="float">
            <text:p>533711</text:p>
          </table:table-cell>
          <table:table-cell office:value-type="float" office:value="532741" calcext:value-type="float">
            <text:p>532741</text:p>
          </table:table-cell>
          <table:table-cell office:value-type="float" office:value="0.10041801358358" calcext:value-type="float">
            <text:p>0.10041801358358</text:p>
          </table:table-cell>
        </table:table-row>
        <table:table-row table:style-name="ro1">
          <table:table-cell office:value-type="float" office:value="439.256224407" calcext:value-type="float">
            <text:p>439.256224407</text:p>
          </table:table-cell>
          <table:table-cell office:value-type="float" office:value="534751" calcext:value-type="float">
            <text:p>534751</text:p>
          </table:table-cell>
          <table:table-cell office:value-type="float" office:value="533711" calcext:value-type="float">
            <text:p>533711</text:p>
          </table:table-cell>
          <table:table-cell office:value-type="float" office:value="0.100384536180147" calcext:value-type="float">
            <text:p>0.100384536180147</text:p>
          </table:table-cell>
        </table:table-row>
        <table:table-row table:style-name="ro1">
          <table:table-cell office:value-type="float" office:value="439.424523675" calcext:value-type="float">
            <text:p>439.424523675</text:p>
          </table:table-cell>
          <table:table-cell office:value-type="float" office:value="535886" calcext:value-type="float">
            <text:p>535886</text:p>
          </table:table-cell>
          <table:table-cell office:value-type="float" office:value="534751" calcext:value-type="float">
            <text:p>534751</text:p>
          </table:table-cell>
          <table:table-cell office:value-type="float" office:value="0.100348621884223" calcext:value-type="float">
            <text:p>0.100348621884223</text:p>
          </table:table-cell>
        </table:table-row>
        <table:table-row table:style-name="ro1">
          <table:table-cell office:value-type="float" office:value="439.600912897" calcext:value-type="float">
            <text:p>439.600912897</text:p>
          </table:table-cell>
          <table:table-cell office:value-type="float" office:value="537119" calcext:value-type="float">
            <text:p>537119</text:p>
          </table:table-cell>
          <table:table-cell office:value-type="float" office:value="535886" calcext:value-type="float">
            <text:p>535886</text:p>
          </table:table-cell>
          <table:table-cell office:value-type="float" office:value="0.100310766389691" calcext:value-type="float">
            <text:p>0.100310766389691</text:p>
          </table:table-cell>
        </table:table-row>
        <table:table-row table:style-name="ro1">
          <table:table-cell office:value-type="float" office:value="439.759124210001" calcext:value-type="float">
            <text:p>439.759124210001</text:p>
          </table:table-cell>
          <table:table-cell office:value-type="float" office:value="538251" calcext:value-type="float">
            <text:p>538251</text:p>
          </table:table-cell>
          <table:table-cell office:value-type="float" office:value="537119" calcext:value-type="float">
            <text:p>537119</text:p>
          </table:table-cell>
          <table:table-cell office:value-type="float" office:value="0.100275923079891" calcext:value-type="float">
            <text:p>0.100275923079891</text:p>
          </table:table-cell>
        </table:table-row>
        <table:table-row table:style-name="ro1">
          <table:table-cell office:value-type="float" office:value="439.935684413001" calcext:value-type="float">
            <text:p>439.935684413001</text:p>
          </table:table-cell>
          <table:table-cell office:value-type="float" office:value="539531" calcext:value-type="float">
            <text:p>539531</text:p>
          </table:table-cell>
          <table:table-cell office:value-type="float" office:value="538251" calcext:value-type="float">
            <text:p>538251</text:p>
          </table:table-cell>
          <table:table-cell office:value-type="float" office:value="0.10023893682606" calcext:value-type="float">
            <text:p>0.10023893682606</text:p>
          </table:table-cell>
        </table:table-row>
        <table:table-row table:style-name="ro1">
          <table:table-cell office:value-type="float" office:value="440.092680744" calcext:value-type="float">
            <text:p>440.092680744</text:p>
          </table:table-cell>
          <table:table-cell office:value-type="float" office:value="540674" calcext:value-type="float">
            <text:p>540674</text:p>
          </table:table-cell>
          <table:table-cell office:value-type="float" office:value="539531" calcext:value-type="float">
            <text:p>539531</text:p>
          </table:table-cell>
          <table:table-cell office:value-type="float" office:value="0.10020024450405" calcext:value-type="float">
            <text:p>0.10020024450405</text:p>
          </table:table-cell>
        </table:table-row>
        <table:table-row table:style-name="ro1">
          <table:table-cell office:value-type="float" office:value="440.262934782" calcext:value-type="float">
            <text:p>440.262934782</text:p>
          </table:table-cell>
          <table:table-cell office:value-type="float" office:value="541907" calcext:value-type="float">
            <text:p>541907</text:p>
          </table:table-cell>
          <table:table-cell office:value-type="float" office:value="540674" calcext:value-type="float">
            <text:p>540674</text:p>
          </table:table-cell>
          <table:table-cell office:value-type="float" office:value="0.10016019560324" calcext:value-type="float">
            <text:p>0.10016019560324</text:p>
          </table:table-cell>
        </table:table-row>
        <table:table-row table:style-name="ro1">
          <table:table-cell office:value-type="float" office:value="440.398938375" calcext:value-type="float">
            <text:p>440.398938375</text:p>
          </table:table-cell>
          <table:table-cell office:value-type="float" office:value="542879" calcext:value-type="float">
            <text:p>542879</text:p>
          </table:table-cell>
          <table:table-cell office:value-type="float" office:value="541907" calcext:value-type="float">
            <text:p>541907</text:p>
          </table:table-cell>
          <table:table-cell office:value-type="float" office:value="0.100123612060869" calcext:value-type="float">
            <text:p>0.100123612060869</text:p>
          </table:table-cell>
        </table:table-row>
        <table:table-row table:style-name="ro1">
          <table:table-cell office:value-type="float" office:value="440.574497729001" calcext:value-type="float">
            <text:p>440.574497729001</text:p>
          </table:table-cell>
          <table:table-cell office:value-type="float" office:value="544106" calcext:value-type="float">
            <text:p>544106</text:p>
          </table:table-cell>
          <table:table-cell office:value-type="float" office:value="542879" calcext:value-type="float">
            <text:p>542879</text:p>
          </table:table-cell>
          <table:table-cell office:value-type="float" office:value="0.100085262576245" calcext:value-type="float">
            <text:p>0.100085262576245</text:p>
          </table:table-cell>
        </table:table-row>
        <table:table-row table:style-name="ro1">
          <table:table-cell office:value-type="float" office:value="440.742838139" calcext:value-type="float">
            <text:p>440.742838139</text:p>
          </table:table-cell>
          <table:table-cell office:value-type="float" office:value="545242" calcext:value-type="float">
            <text:p>545242</text:p>
          </table:table-cell>
          <table:table-cell office:value-type="float" office:value="544106" calcext:value-type="float">
            <text:p>544106</text:p>
          </table:table-cell>
          <table:table-cell office:value-type="float" office:value="0.100050044756727" calcext:value-type="float">
            <text:p>0.100050044756727</text:p>
          </table:table-cell>
        </table:table-row>
        <table:table-row table:style-name="ro1">
          <table:table-cell office:value-type="float" office:value="440.911757684001" calcext:value-type="float">
            <text:p>440.911757684001</text:p>
          </table:table-cell>
          <table:table-cell office:value-type="float" office:value="546332" calcext:value-type="float">
            <text:p>546332</text:p>
          </table:table-cell>
          <table:table-cell office:value-type="float" office:value="545242" calcext:value-type="float">
            <text:p>545242</text:p>
          </table:table-cell>
          <table:table-cell office:value-type="float" office:value="0.100012800217547" calcext:value-type="float">
            <text:p>0.100012800217547</text:p>
          </table:table-cell>
        </table:table-row>
        <table:table-row table:style-name="ro1">
          <table:table-cell office:value-type="float" office:value="441.075765778" calcext:value-type="float">
            <text:p>441.075765778</text:p>
          </table:table-cell>
          <table:table-cell office:value-type="float" office:value="547331" calcext:value-type="float">
            <text:p>547331</text:p>
          </table:table-cell>
          <table:table-cell office:value-type="float" office:value="546332" calcext:value-type="float">
            <text:p>546332</text:p>
          </table:table-cell>
          <table:table-cell office:value-type="float" office:value="0.0999739425333842" calcext:value-type="float">
            <text:p>0.0999739425333842</text:p>
          </table:table-cell>
        </table:table-row>
        <table:table-row table:style-name="ro1">
          <table:table-cell office:value-type="float" office:value="441.242039085" calcext:value-type="float">
            <text:p>441.242039085</text:p>
          </table:table-cell>
          <table:table-cell office:value-type="float" office:value="548277" calcext:value-type="float">
            <text:p>548277</text:p>
          </table:table-cell>
          <table:table-cell office:value-type="float" office:value="547331" calcext:value-type="float">
            <text:p>547331</text:p>
          </table:table-cell>
          <table:table-cell office:value-type="float" office:value="0.0999383284426747" calcext:value-type="float">
            <text:p>0.0999383284426747</text:p>
          </table:table-cell>
        </table:table-row>
        <table:table-row table:style-name="ro1">
          <table:table-cell office:value-type="float" office:value="441.408702848001" calcext:value-type="float">
            <text:p>441.408702848001</text:p>
          </table:table-cell>
          <table:table-cell office:value-type="float" office:value="549148" calcext:value-type="float">
            <text:p>549148</text:p>
          </table:table-cell>
          <table:table-cell office:value-type="float" office:value="548277" calcext:value-type="float">
            <text:p>548277</text:p>
          </table:table-cell>
          <table:table-cell office:value-type="float" office:value="0.0999007874424191" calcext:value-type="float">
            <text:p>0.0999007874424191</text:p>
          </table:table-cell>
        </table:table-row>
        <table:table-row table:style-name="ro1">
          <table:table-cell office:value-type="float" office:value="441.57718471" calcext:value-type="float">
            <text:p>441.57718471</text:p>
          </table:table-cell>
          <table:table-cell office:value-type="float" office:value="549942" calcext:value-type="float">
            <text:p>549942</text:p>
          </table:table-cell>
          <table:table-cell office:value-type="float" office:value="549148" calcext:value-type="float">
            <text:p>549148</text:p>
          </table:table-cell>
          <table:table-cell office:value-type="float" office:value="0.0998617131173162" calcext:value-type="float">
            <text:p>0.0998617131173162</text:p>
          </table:table-cell>
        </table:table-row>
        <table:table-row table:style-name="ro1">
          <table:table-cell office:value-type="float" office:value="441.749130007001" calcext:value-type="float">
            <text:p>441.749130007001</text:p>
          </table:table-cell>
          <table:table-cell office:value-type="float" office:value="550656" calcext:value-type="float">
            <text:p>550656</text:p>
          </table:table-cell>
          <table:table-cell office:value-type="float" office:value="549942" calcext:value-type="float">
            <text:p>549942</text:p>
          </table:table-cell>
          <table:table-cell office:value-type="float" office:value="0.0998259359673464" calcext:value-type="float">
            <text:p>0.0998259359673464</text:p>
          </table:table-cell>
        </table:table-row>
        <table:table-row table:style-name="ro1">
          <table:table-cell office:value-type="float" office:value="441.933046009" calcext:value-type="float">
            <text:p>441.933046009</text:p>
          </table:table-cell>
          <table:table-cell office:value-type="float" office:value="551305" calcext:value-type="float">
            <text:p>551305</text:p>
          </table:table-cell>
          <table:table-cell office:value-type="float" office:value="550656" calcext:value-type="float">
            <text:p>550656</text:p>
          </table:table-cell>
          <table:table-cell office:value-type="float" office:value="0.0997882850057612" calcext:value-type="float">
            <text:p>0.0997882850057612</text:p>
          </table:table-cell>
        </table:table-row>
        <table:table-row table:style-name="ro1">
          <table:table-cell office:value-type="float" office:value="442.107629194001" calcext:value-type="float">
            <text:p>442.107629194001</text:p>
          </table:table-cell>
          <table:table-cell office:value-type="float" office:value="551805" calcext:value-type="float">
            <text:p>551805</text:p>
          </table:table-cell>
          <table:table-cell office:value-type="float" office:value="551305" calcext:value-type="float">
            <text:p>551305</text:p>
          </table:table-cell>
          <table:table-cell office:value-type="float" office:value="0.0997491431698421" calcext:value-type="float">
            <text:p>0.0997491431698421</text:p>
          </table:table-cell>
        </table:table-row>
        <table:table-row table:style-name="ro1">
          <table:table-cell office:value-type="float" office:value="442.274091335001" calcext:value-type="float">
            <text:p>442.274091335001</text:p>
          </table:table-cell>
          <table:table-cell office:value-type="float" office:value="552173" calcext:value-type="float">
            <text:p>552173</text:p>
          </table:table-cell>
          <table:table-cell office:value-type="float" office:value="551805" calcext:value-type="float">
            <text:p>551805</text:p>
          </table:table-cell>
          <table:table-cell office:value-type="float" office:value="0.0997088167983171" calcext:value-type="float">
            <text:p>0.0997088167983171</text:p>
          </table:table-cell>
        </table:table-row>
        <table:table-row table:style-name="ro1">
          <table:table-cell office:value-type="float" office:value="442.440406314" calcext:value-type="float">
            <text:p>442.440406314</text:p>
          </table:table-cell>
          <table:table-cell office:value-type="float" office:value="552433" calcext:value-type="float">
            <text:p>552433</text:p>
          </table:table-cell>
          <table:table-cell office:value-type="float" office:value="552173" calcext:value-type="float">
            <text:p>552173</text:p>
          </table:table-cell>
          <table:table-cell office:value-type="float" office:value="0.0996720523076879" calcext:value-type="float">
            <text:p>0.0996720523076879</text:p>
          </table:table-cell>
        </table:table-row>
        <table:table-row table:style-name="ro1">
          <table:table-cell office:value-type="float" office:value="442.60826744" calcext:value-type="float">
            <text:p>442.60826744</text:p>
          </table:table-cell>
          <table:table-cell office:value-type="float" office:value="552585" calcext:value-type="float">
            <text:p>552585</text:p>
          </table:table-cell>
          <table:table-cell office:value-type="float" office:value="552433" calcext:value-type="float">
            <text:p>552433</text:p>
          </table:table-cell>
          <table:table-cell office:value-type="float" office:value="0.0996336400374232" calcext:value-type="float">
            <text:p>0.0996336400374232</text:p>
          </table:table-cell>
        </table:table-row>
        <table:table-row table:style-name="ro1">
          <table:table-cell office:value-type="float" office:value="442.779228979" calcext:value-type="float">
            <text:p>442.779228979</text:p>
          </table:table-cell>
          <table:table-cell office:value-type="float" office:value="552625" calcext:value-type="float">
            <text:p>552625</text:p>
          </table:table-cell>
          <table:table-cell office:value-type="float" office:value="552585" calcext:value-type="float">
            <text:p>552585</text:p>
          </table:table-cell>
          <table:table-cell office:value-type="float" office:value="0.0995939176796561" calcext:value-type="float">
            <text:p>0.0995939176796561</text:p>
          </table:table-cell>
        </table:table-row>
        <table:table-row table:style-name="ro1">
          <table:table-cell office:value-type="float" office:value="442.953726284" calcext:value-type="float">
            <text:p>442.953726284</text:p>
          </table:table-cell>
          <table:table-cell office:value-type="float" office:value="552550" calcext:value-type="float">
            <text:p>552550</text:p>
          </table:table-cell>
          <table:table-cell office:value-type="float" office:value="552625" calcext:value-type="float">
            <text:p>552625</text:p>
          </table:table-cell>
          <table:table-cell office:value-type="float" office:value="0.0995576465702951" calcext:value-type="float">
            <text:p>0.0995576465702951</text:p>
          </table:table-cell>
        </table:table-row>
        <table:table-row table:style-name="ro1">
          <table:table-cell office:value-type="float" office:value="443.120585059" calcext:value-type="float">
            <text:p>443.120585059</text:p>
          </table:table-cell>
          <table:table-cell office:value-type="float" office:value="552369" calcext:value-type="float">
            <text:p>552369</text:p>
          </table:table-cell>
          <table:table-cell office:value-type="float" office:value="552550" calcext:value-type="float">
            <text:p>552550</text:p>
          </table:table-cell>
          <table:table-cell office:value-type="float" office:value="0.0995196493248901" calcext:value-type="float">
            <text:p>0.0995196493248901</text:p>
          </table:table-cell>
        </table:table-row>
        <table:table-row table:style-name="ro1">
          <table:table-cell office:value-type="float" office:value="443.283247731" calcext:value-type="float">
            <text:p>443.283247731</text:p>
          </table:table-cell>
          <table:table-cell office:value-type="float" office:value="552096" calcext:value-type="float">
            <text:p>552096</text:p>
          </table:table-cell>
          <table:table-cell office:value-type="float" office:value="552369" calcext:value-type="float">
            <text:p>552369</text:p>
          </table:table-cell>
          <table:table-cell office:value-type="float" office:value="0.0994802792793252" calcext:value-type="float">
            <text:p>0.0994802792793252</text:p>
          </table:table-cell>
        </table:table-row>
        <table:table-row table:style-name="ro1">
          <table:table-cell office:value-type="float" office:value="443.478116409" calcext:value-type="float">
            <text:p>443.478116409</text:p>
          </table:table-cell>
          <table:table-cell office:value-type="float" office:value="551648" calcext:value-type="float">
            <text:p>551648</text:p>
          </table:table-cell>
          <table:table-cell office:value-type="float" office:value="544417" calcext:value-type="float">
            <text:p>544417</text:p>
          </table:table-cell>
          <table:table-cell office:value-type="float" office:value="0.0994398190913302" calcext:value-type="float">
            <text:p>0.0994398190913302</text:p>
          </table:table-cell>
        </table:table-row>
        <table:table-row table:style-name="ro1">
          <table:table-cell office:value-type="float" office:value="443.60214583" calcext:value-type="float">
            <text:p>443.60214583</text:p>
          </table:table-cell>
          <table:table-cell office:value-type="float" office:value="551298" calcext:value-type="float">
            <text:p>551298</text:p>
          </table:table-cell>
          <table:table-cell office:value-type="float" office:value="550856" calcext:value-type="float">
            <text:p>550856</text:p>
          </table:table-cell>
          <table:table-cell office:value-type="float" office:value="0.0994029718983744" calcext:value-type="float">
            <text:p>0.0994029718983744</text:p>
          </table:table-cell>
        </table:table-row>
        <table:table-row table:style-name="ro1">
          <table:table-cell office:value-type="float" office:value="443.769249339" calcext:value-type="float">
            <text:p>443.769249339</text:p>
          </table:table-cell>
          <table:table-cell office:value-type="float" office:value="550754" calcext:value-type="float">
            <text:p>550754</text:p>
          </table:table-cell>
          <table:table-cell office:value-type="float" office:value="551298" calcext:value-type="float">
            <text:p>551298</text:p>
          </table:table-cell>
          <table:table-cell office:value-type="float" office:value="0.099364542118474" calcext:value-type="float">
            <text:p>0.099364542118474</text:p>
          </table:table-cell>
        </table:table-row>
        <table:table-row table:style-name="ro1">
          <table:table-cell office:value-type="float" office:value="443.932186904" calcext:value-type="float">
            <text:p>443.932186904</text:p>
          </table:table-cell>
          <table:table-cell office:value-type="float" office:value="550149" calcext:value-type="float">
            <text:p>550149</text:p>
          </table:table-cell>
          <table:table-cell office:value-type="float" office:value="550754" calcext:value-type="float">
            <text:p>550754</text:p>
          </table:table-cell>
          <table:table-cell office:value-type="float" office:value="0.0993293253088459" calcext:value-type="float">
            <text:p>0.0993293253088459</text:p>
          </table:table-cell>
        </table:table-row>
        <table:table-row table:style-name="ro1">
          <table:table-cell office:value-type="float" office:value="444.101482076" calcext:value-type="float">
            <text:p>444.101482076</text:p>
          </table:table-cell>
          <table:table-cell office:value-type="float" office:value="549451" calcext:value-type="float">
            <text:p>549451</text:p>
          </table:table-cell>
          <table:table-cell office:value-type="float" office:value="550149" calcext:value-type="float">
            <text:p>550149</text:p>
          </table:table-cell>
          <table:table-cell office:value-type="float" office:value="0.0992922119370272" calcext:value-type="float">
            <text:p>0.0992922119370272</text:p>
          </table:table-cell>
        </table:table-row>
        <table:table-row table:style-name="ro1">
          <table:table-cell office:value-type="float" office:value="444.263347141001" calcext:value-type="float">
            <text:p>444.263347141001</text:p>
          </table:table-cell>
          <table:table-cell office:value-type="float" office:value="548728" calcext:value-type="float">
            <text:p>548728</text:p>
          </table:table-cell>
          <table:table-cell office:value-type="float" office:value="549451" calcext:value-type="float">
            <text:p>549451</text:p>
          </table:table-cell>
          <table:table-cell office:value-type="float" office:value="0.0992535893694416" calcext:value-type="float">
            <text:p>0.0992535893694416</text:p>
          </table:table-cell>
        </table:table-row>
        <table:table-row table:style-name="ro1">
          <table:table-cell office:value-type="float" office:value="444.444504067001" calcext:value-type="float">
            <text:p>444.444504067001</text:p>
          </table:table-cell>
          <table:table-cell office:value-type="float" office:value="547864" calcext:value-type="float">
            <text:p>547864</text:p>
          </table:table-cell>
          <table:table-cell office:value-type="float" office:value="518522" calcext:value-type="float">
            <text:p>518522</text:p>
          </table:table-cell>
          <table:table-cell office:value-type="float" office:value="0.099218228397152" calcext:value-type="float">
            <text:p>0.099218228397152</text:p>
          </table:table-cell>
        </table:table-row>
        <table:table-row table:style-name="ro1">
          <table:table-cell office:value-type="float" office:value="444.617342697001" calcext:value-type="float">
            <text:p>444.617342697001</text:p>
          </table:table-cell>
          <table:table-cell office:value-type="float" office:value="546998" calcext:value-type="float">
            <text:p>546998</text:p>
          </table:table-cell>
          <table:table-cell office:value-type="float" office:value="526356" calcext:value-type="float">
            <text:p>526356</text:p>
          </table:table-cell>
          <table:table-cell office:value-type="float" office:value="0.0991810198097766" calcext:value-type="float">
            <text:p>0.0991810198097766</text:p>
          </table:table-cell>
        </table:table-row>
        <table:table-row table:style-name="ro1">
          <table:table-cell office:value-type="float" office:value="444.785325136" calcext:value-type="float">
            <text:p>444.785325136</text:p>
          </table:table-cell>
          <table:table-cell office:value-type="float" office:value="546130" calcext:value-type="float">
            <text:p>546130</text:p>
          </table:table-cell>
          <table:table-cell office:value-type="float" office:value="535684" calcext:value-type="float">
            <text:p>535684</text:p>
          </table:table-cell>
          <table:table-cell office:value-type="float" office:value="0.0991423411571576" calcext:value-type="float">
            <text:p>0.0991423411571576</text:p>
          </table:table-cell>
        </table:table-row>
        <table:table-row table:style-name="ro1">
          <table:table-cell office:value-type="float" office:value="444.957655720001" calcext:value-type="float">
            <text:p>444.957655720001</text:p>
          </table:table-cell>
          <table:table-cell office:value-type="float" office:value="545223" calcext:value-type="float">
            <text:p>545223</text:p>
          </table:table-cell>
          <table:table-cell office:value-type="float" office:value="546130" calcext:value-type="float">
            <text:p>546130</text:p>
          </table:table-cell>
          <table:table-cell office:value-type="float" office:value="0.0991069453503774" calcext:value-type="float">
            <text:p>0.0991069453503774</text:p>
          </table:table-cell>
        </table:table-row>
        <table:table-row table:style-name="ro1">
          <table:table-cell office:value-type="float" office:value="445.135529652001" calcext:value-type="float">
            <text:p>445.135529652001</text:p>
          </table:table-cell>
          <table:table-cell office:value-type="float" office:value="544285" calcext:value-type="float">
            <text:p>544285</text:p>
          </table:table-cell>
          <table:table-cell office:value-type="float" office:value="545223" calcext:value-type="float">
            <text:p>545223</text:p>
          </table:table-cell>
          <table:table-cell office:value-type="float" office:value="0.0990697289421725" calcext:value-type="float">
            <text:p>0.0990697289421725</text:p>
          </table:table-cell>
        </table:table-row>
        <table:table-row table:style-name="ro1">
          <table:table-cell office:value-type="float" office:value="445.306775495001" calcext:value-type="float">
            <text:p>445.306775495001</text:p>
          </table:table-cell>
          <table:table-cell office:value-type="float" office:value="543391" calcext:value-type="float">
            <text:p>543391</text:p>
          </table:table-cell>
          <table:table-cell office:value-type="float" office:value="544285" calcext:value-type="float">
            <text:p>544285</text:p>
          </table:table-cell>
          <table:table-cell office:value-type="float" office:value="0.0990310640526144" calcext:value-type="float">
            <text:p>0.0990310640526144</text:p>
          </table:table-cell>
        </table:table-row>
        <table:table-row table:style-name="ro1">
          <table:table-cell office:value-type="float" office:value="445.476398342001" calcext:value-type="float">
            <text:p>445.476398342001</text:p>
          </table:table-cell>
          <table:table-cell office:value-type="float" office:value="542527" calcext:value-type="float">
            <text:p>542527</text:p>
          </table:table-cell>
          <table:table-cell office:value-type="float" office:value="543391" calcext:value-type="float">
            <text:p>543391</text:p>
          </table:table-cell>
          <table:table-cell office:value-type="float" office:value="0.0994404846652721" calcext:value-type="float">
            <text:p>0.0994404846652721</text:p>
          </table:table-cell>
        </table:table-row>
        <table:table-row table:style-name="ro1">
          <table:table-cell office:value-type="float" office:value="445.645914288" calcext:value-type="float">
            <text:p>445.645914288</text:p>
          </table:table-cell>
          <table:table-cell office:value-type="float" office:value="541698" calcext:value-type="float">
            <text:p>541698</text:p>
          </table:table-cell>
          <table:table-cell office:value-type="float" office:value="542527" calcext:value-type="float">
            <text:p>542527</text:p>
          </table:table-cell>
          <table:table-cell office:value-type="float" office:value="0.0997634813769516" calcext:value-type="float">
            <text:p>0.0997634813769516</text:p>
          </table:table-cell>
        </table:table-row>
        <table:table-row table:style-name="ro1">
          <table:table-cell office:value-type="float" office:value="445.819320775" calcext:value-type="float">
            <text:p>445.819320775</text:p>
          </table:table-cell>
          <table:table-cell office:value-type="float" office:value="540895" calcext:value-type="float">
            <text:p>540895</text:p>
          </table:table-cell>
          <table:table-cell office:value-type="float" office:value="541698" calcext:value-type="float">
            <text:p>541698</text:p>
          </table:table-cell>
          <table:table-cell office:value-type="float" office:value="0.100012805303581" calcext:value-type="float">
            <text:p>0.100012805303581</text:p>
          </table:table-cell>
        </table:table-row>
        <table:table-row table:style-name="ro1">
          <table:table-cell office:value-type="float" office:value="445.991990984" calcext:value-type="float">
            <text:p>445.991990984</text:p>
          </table:table-cell>
          <table:table-cell office:value-type="float" office:value="540154" calcext:value-type="float">
            <text:p>540154</text:p>
          </table:table-cell>
          <table:table-cell office:value-type="float" office:value="540895" calcext:value-type="float">
            <text:p>540895</text:p>
          </table:table-cell>
          <table:table-cell office:value-type="float" office:value="0.100203199145266" calcext:value-type="float">
            <text:p>0.100203199145266</text:p>
          </table:table-cell>
        </table:table-row>
        <table:table-row table:style-name="ro1">
          <table:table-cell office:value-type="float" office:value="446.17791819" calcext:value-type="float">
            <text:p>446.17791819</text:p>
          </table:table-cell>
          <table:table-cell office:value-type="float" office:value="539434" calcext:value-type="float">
            <text:p>539434</text:p>
          </table:table-cell>
          <table:table-cell office:value-type="float" office:value="540154" calcext:value-type="float">
            <text:p>540154</text:p>
          </table:table-cell>
          <table:table-cell office:value-type="float" office:value="0.100346457051131" calcext:value-type="float">
            <text:p>0.100346457051131</text:p>
          </table:table-cell>
        </table:table-row>
        <table:table-row table:style-name="ro1">
          <table:table-cell office:value-type="float" office:value="446.349932613" calcext:value-type="float">
            <text:p>446.349932613</text:p>
          </table:table-cell>
          <table:table-cell office:value-type="float" office:value="538849" calcext:value-type="float">
            <text:p>538849</text:p>
          </table:table-cell>
          <table:table-cell office:value-type="float" office:value="539434" calcext:value-type="float">
            <text:p>539434</text:p>
          </table:table-cell>
          <table:table-cell office:value-type="float" office:value="0.100456537838214" calcext:value-type="float">
            <text:p>0.100456537838214</text:p>
          </table:table-cell>
        </table:table-row>
        <table:table-row table:style-name="ro1">
          <table:table-cell office:value-type="float" office:value="446.516419278" calcext:value-type="float">
            <text:p>446.516419278</text:p>
          </table:table-cell>
          <table:table-cell office:value-type="float" office:value="538366" calcext:value-type="float">
            <text:p>538366</text:p>
          </table:table-cell>
          <table:table-cell office:value-type="float" office:value="538849" calcext:value-type="float">
            <text:p>538849</text:p>
          </table:table-cell>
          <table:table-cell office:value-type="float" office:value="0.100535557478102" calcext:value-type="float">
            <text:p>0.100535557478102</text:p>
          </table:table-cell>
        </table:table-row>
        <table:table-row table:style-name="ro1">
          <table:table-cell office:value-type="float" office:value="446.644374632" calcext:value-type="float">
            <text:p>446.644374632</text:p>
          </table:table-cell>
          <table:table-cell office:value-type="float" office:value="538055" calcext:value-type="float">
            <text:p>538055</text:p>
          </table:table-cell>
          <table:table-cell office:value-type="float" office:value="538366" calcext:value-type="float">
            <text:p>538366</text:p>
          </table:table-cell>
          <table:table-cell office:value-type="float" office:value="0.100594253735114" calcext:value-type="float">
            <text:p>0.100594253735114</text:p>
          </table:table-cell>
        </table:table-row>
        <table:table-row table:style-name="ro1">
          <table:table-cell office:value-type="float" office:value="446.755864764001" calcext:value-type="float">
            <text:p>446.755864764001</text:p>
          </table:table-cell>
          <table:table-cell office:value-type="float" office:value="537829" calcext:value-type="float">
            <text:p>537829</text:p>
          </table:table-cell>
          <table:table-cell office:value-type="float" office:value="538055" calcext:value-type="float">
            <text:p>538055</text:p>
          </table:table-cell>
          <table:table-cell office:value-type="float" office:value="0.100636693310672" calcext:value-type="float">
            <text:p>0.100636693310672</text:p>
          </table:table-cell>
        </table:table-row>
        <table:table-row table:style-name="ro1">
          <table:table-cell office:value-type="float" office:value="446.938052383" calcext:value-type="float">
            <text:p>446.938052383</text:p>
          </table:table-cell>
          <table:table-cell office:value-type="float" office:value="537554" calcext:value-type="float">
            <text:p>537554</text:p>
          </table:table-cell>
          <table:table-cell office:value-type="float" office:value="537829" calcext:value-type="float">
            <text:p>537829</text:p>
          </table:table-cell>
          <table:table-cell office:value-type="float" office:value="0.100661616180109" calcext:value-type="float">
            <text:p>0.100661616180109</text:p>
          </table:table-cell>
        </table:table-row>
        <table:table-row table:style-name="ro1">
          <table:table-cell office:value-type="float" office:value="447.115075418001" calcext:value-type="float">
            <text:p>447.115075418001</text:p>
          </table:table-cell>
          <table:table-cell office:value-type="float" office:value="537406" calcext:value-type="float">
            <text:p>537406</text:p>
          </table:table-cell>
          <table:table-cell office:value-type="float" office:value="537554" calcext:value-type="float">
            <text:p>537554</text:p>
          </table:table-cell>
          <table:table-cell office:value-type="float" office:value="0.100672533767722" calcext:value-type="float">
            <text:p>0.100672533767722</text:p>
          </table:table-cell>
        </table:table-row>
        <table:table-row table:style-name="ro1">
          <table:table-cell office:value-type="float" office:value="447.290568667" calcext:value-type="float">
            <text:p>447.290568667</text:p>
          </table:table-cell>
          <table:table-cell office:value-type="float" office:value="537377" calcext:value-type="float">
            <text:p>537377</text:p>
          </table:table-cell>
          <table:table-cell office:value-type="float" office:value="537406" calcext:value-type="float">
            <text:p>537406</text:p>
          </table:table-cell>
          <table:table-cell office:value-type="float" office:value="0.100672255202097" calcext:value-type="float">
            <text:p>0.100672255202097</text:p>
          </table:table-cell>
        </table:table-row>
        <table:table-row table:style-name="ro1">
          <table:table-cell office:value-type="float" office:value="447.462231447001" calcext:value-type="float">
            <text:p>447.462231447001</text:p>
          </table:table-cell>
          <table:table-cell office:value-type="float" office:value="537465" calcext:value-type="float">
            <text:p>537465</text:p>
          </table:table-cell>
          <table:table-cell office:value-type="float" office:value="537377" calcext:value-type="float">
            <text:p>537377</text:p>
          </table:table-cell>
          <table:table-cell office:value-type="float" office:value="0.100663027775274" calcext:value-type="float">
            <text:p>0.100663027775274</text:p>
          </table:table-cell>
        </table:table-row>
        <table:table-row table:style-name="ro1">
          <table:table-cell office:value-type="float" office:value="447.636323243" calcext:value-type="float">
            <text:p>447.636323243</text:p>
          </table:table-cell>
          <table:table-cell office:value-type="float" office:value="537672" calcext:value-type="float">
            <text:p>537672</text:p>
          </table:table-cell>
          <table:table-cell office:value-type="float" office:value="537465" calcext:value-type="float">
            <text:p>537465</text:p>
          </table:table-cell>
          <table:table-cell office:value-type="float" office:value="0.100651146566295" calcext:value-type="float">
            <text:p>0.100651146566295</text:p>
          </table:table-cell>
        </table:table-row>
        <table:table-row table:style-name="ro1">
          <table:table-cell office:value-type="float" office:value="447.80392172" calcext:value-type="float">
            <text:p>447.80392172</text:p>
          </table:table-cell>
          <table:table-cell office:value-type="float" office:value="537985" calcext:value-type="float">
            <text:p>537985</text:p>
          </table:table-cell>
          <table:table-cell office:value-type="float" office:value="537672" calcext:value-type="float">
            <text:p>537672</text:p>
          </table:table-cell>
          <table:table-cell office:value-type="float" office:value="0.100632649096612" calcext:value-type="float">
            <text:p>0.100632649096612</text:p>
          </table:table-cell>
        </table:table-row>
        <table:table-row table:style-name="ro1">
          <table:table-cell office:value-type="float" office:value="447.971631059" calcext:value-type="float">
            <text:p>447.971631059</text:p>
          </table:table-cell>
          <table:table-cell office:value-type="float" office:value="538407" calcext:value-type="float">
            <text:p>538407</text:p>
          </table:table-cell>
          <table:table-cell office:value-type="float" office:value="537985" calcext:value-type="float">
            <text:p>537985</text:p>
          </table:table-cell>
          <table:table-cell office:value-type="float" office:value="0.100608866652764" calcext:value-type="float">
            <text:p>0.100608866652764</text:p>
          </table:table-cell>
        </table:table-row>
        <table:table-row table:style-name="ro1">
          <table:table-cell office:value-type="float" office:value="448.141126487" calcext:value-type="float">
            <text:p>448.141126487</text:p>
          </table:table-cell>
          <table:table-cell office:value-type="float" office:value="538941" calcext:value-type="float">
            <text:p>538941</text:p>
          </table:table-cell>
          <table:table-cell office:value-type="float" office:value="538407" calcext:value-type="float">
            <text:p>538407</text:p>
          </table:table-cell>
          <table:table-cell office:value-type="float" office:value="0.100585351473171" calcext:value-type="float">
            <text:p>0.100585351473171</text:p>
          </table:table-cell>
        </table:table-row>
        <table:table-row table:style-name="ro1">
          <table:table-cell office:value-type="float" office:value="448.304958655001" calcext:value-type="float">
            <text:p>448.304958655001</text:p>
          </table:table-cell>
          <table:table-cell office:value-type="float" office:value="539556" calcext:value-type="float">
            <text:p>539556</text:p>
          </table:table-cell>
          <table:table-cell office:value-type="float" office:value="538941" calcext:value-type="float">
            <text:p>538941</text:p>
          </table:table-cell>
          <table:table-cell office:value-type="float" office:value="0.100557566892823" calcext:value-type="float">
            <text:p>0.100557566892823</text:p>
          </table:table-cell>
        </table:table-row>
        <table:table-row table:style-name="ro1">
          <table:table-cell office:value-type="float" office:value="448.465422650001" calcext:value-type="float">
            <text:p>448.465422650001</text:p>
          </table:table-cell>
          <table:table-cell office:value-type="float" office:value="540249" calcext:value-type="float">
            <text:p>540249</text:p>
          </table:table-cell>
          <table:table-cell office:value-type="float" office:value="539556" calcext:value-type="float">
            <text:p>539556</text:p>
          </table:table-cell>
          <table:table-cell office:value-type="float" office:value="0.100526374799399" calcext:value-type="float">
            <text:p>0.100526374799399</text:p>
          </table:table-cell>
        </table:table-row>
        <table:table-row table:style-name="ro1">
          <table:table-cell office:value-type="float" office:value="448.633128729" calcext:value-type="float">
            <text:p>448.633128729</text:p>
          </table:table-cell>
          <table:table-cell office:value-type="float" office:value="541062" calcext:value-type="float">
            <text:p>541062</text:p>
          </table:table-cell>
          <table:table-cell office:value-type="float" office:value="540249" calcext:value-type="float">
            <text:p>540249</text:p>
          </table:table-cell>
          <table:table-cell office:value-type="float" office:value="0.100496941909561" calcext:value-type="float">
            <text:p>0.100496941909561</text:p>
          </table:table-cell>
        </table:table-row>
        <table:table-row table:style-name="ro1">
          <table:table-cell office:value-type="float" office:value="448.804693159001" calcext:value-type="float">
            <text:p>448.804693159001</text:p>
          </table:table-cell>
          <table:table-cell office:value-type="float" office:value="541980" calcext:value-type="float">
            <text:p>541980</text:p>
          </table:table-cell>
          <table:table-cell office:value-type="float" office:value="541062" calcext:value-type="float">
            <text:p>541062</text:p>
          </table:table-cell>
          <table:table-cell office:value-type="float" office:value="0.100464443159756" calcext:value-type="float">
            <text:p>0.100464443159756</text:p>
          </table:table-cell>
        </table:table-row>
        <table:table-row table:style-name="ro1">
          <table:table-cell office:value-type="float" office:value="448.974018526001" calcext:value-type="float">
            <text:p>448.974018526001</text:p>
          </table:table-cell>
          <table:table-cell office:value-type="float" office:value="542964" calcext:value-type="float">
            <text:p>542964</text:p>
          </table:table-cell>
          <table:table-cell office:value-type="float" office:value="541980" calcext:value-type="float">
            <text:p>541980</text:p>
          </table:table-cell>
          <table:table-cell office:value-type="float" office:value="0.100429499702755" calcext:value-type="float">
            <text:p>0.100429499702755</text:p>
          </table:table-cell>
        </table:table-row>
        <table:table-row table:style-name="ro1">
          <table:table-cell office:value-type="float" office:value="449.148570107001" calcext:value-type="float">
            <text:p>449.148570107001</text:p>
          </table:table-cell>
          <table:table-cell office:value-type="float" office:value="544050" calcext:value-type="float">
            <text:p>544050</text:p>
          </table:table-cell>
          <table:table-cell office:value-type="float" office:value="542964" calcext:value-type="float">
            <text:p>542964</text:p>
          </table:table-cell>
          <table:table-cell office:value-type="float" office:value="0.100397075698033" calcext:value-type="float">
            <text:p>0.100397075698033</text:p>
          </table:table-cell>
        </table:table-row>
        <table:table-row table:style-name="ro1">
          <table:table-cell office:value-type="float" office:value="449.309551777001" calcext:value-type="float">
            <text:p>449.309551777001</text:p>
          </table:table-cell>
          <table:table-cell office:value-type="float" office:value="545106" calcext:value-type="float">
            <text:p>545106</text:p>
          </table:table-cell>
          <table:table-cell office:value-type="float" office:value="544050" calcext:value-type="float">
            <text:p>544050</text:p>
          </table:table-cell>
          <table:table-cell office:value-type="float" office:value="0.10036220398827" calcext:value-type="float">
            <text:p>0.10036220398827</text:p>
          </table:table-cell>
        </table:table-row>
        <table:table-row table:style-name="ro1">
          <table:table-cell office:value-type="float" office:value="449.486389703" calcext:value-type="float">
            <text:p>449.486389703</text:p>
          </table:table-cell>
          <table:table-cell office:value-type="float" office:value="546315" calcext:value-type="float">
            <text:p>546315</text:p>
          </table:table-cell>
          <table:table-cell office:value-type="float" office:value="545106" calcext:value-type="float">
            <text:p>545106</text:p>
          </table:table-cell>
          <table:table-cell office:value-type="float" office:value="0.100325382068622" calcext:value-type="float">
            <text:p>0.100325382068622</text:p>
          </table:table-cell>
        </table:table-row>
        <table:table-row table:style-name="ro1">
          <table:table-cell office:value-type="float" office:value="449.671323884" calcext:value-type="float">
            <text:p>449.671323884</text:p>
          </table:table-cell>
          <table:table-cell office:value-type="float" office:value="547620" calcext:value-type="float">
            <text:p>547620</text:p>
          </table:table-cell>
          <table:table-cell office:value-type="float" office:value="546315" calcext:value-type="float">
            <text:p>546315</text:p>
          </table:table-cell>
          <table:table-cell office:value-type="float" office:value="0.10028700792459" calcext:value-type="float">
            <text:p>0.10028700792459</text:p>
          </table:table-cell>
        </table:table-row>
        <table:table-row table:style-name="ro1">
          <table:table-cell office:value-type="float" office:value="449.801421652001" calcext:value-type="float">
            <text:p>449.801421652001</text:p>
          </table:table-cell>
          <table:table-cell office:value-type="float" office:value="548556" calcext:value-type="float">
            <text:p>548556</text:p>
          </table:table-cell>
          <table:table-cell office:value-type="float" office:value="547620" calcext:value-type="float">
            <text:p>547620</text:p>
          </table:table-cell>
          <table:table-cell office:value-type="float" office:value="0.100251853280718" calcext:value-type="float">
            <text:p>0.100251853280718</text:p>
          </table:table-cell>
        </table:table-row>
        <table:table-row table:style-name="ro1">
          <table:table-cell office:value-type="float" office:value="449.981130258" calcext:value-type="float">
            <text:p>449.981130258</text:p>
          </table:table-cell>
          <table:table-cell office:value-type="float" office:value="549862" calcext:value-type="float">
            <text:p>549862</text:p>
          </table:table-cell>
          <table:table-cell office:value-type="float" office:value="548556" calcext:value-type="float">
            <text:p>548556</text:p>
          </table:table-cell>
          <table:table-cell office:value-type="float" office:value="0.100214824852726" calcext:value-type="float">
            <text:p>0.100214824852726</text:p>
          </table:table-cell>
        </table:table-row>
        <table:table-row table:style-name="ro1">
          <table:table-cell office:value-type="float" office:value="450.159143126" calcext:value-type="float">
            <text:p>450.159143126</text:p>
          </table:table-cell>
          <table:table-cell office:value-type="float" office:value="551157" calcext:value-type="float">
            <text:p>551157</text:p>
          </table:table-cell>
          <table:table-cell office:value-type="float" office:value="549862" calcext:value-type="float">
            <text:p>549862</text:p>
          </table:table-cell>
          <table:table-cell office:value-type="float" office:value="0.100180752723444" calcext:value-type="float">
            <text:p>0.100180752723444</text:p>
          </table:table-cell>
        </table:table-row>
        <table:table-row table:style-name="ro1">
          <table:table-cell office:value-type="float" office:value="450.335425846" calcext:value-type="float">
            <text:p>450.335425846</text:p>
          </table:table-cell>
          <table:table-cell office:value-type="float" office:value="552427" calcext:value-type="float">
            <text:p>552427</text:p>
          </table:table-cell>
          <table:table-cell office:value-type="float" office:value="551157" calcext:value-type="float">
            <text:p>551157</text:p>
          </table:table-cell>
          <table:table-cell office:value-type="float" office:value="0.100144602178755" calcext:value-type="float">
            <text:p>0.100144602178755</text:p>
          </table:table-cell>
        </table:table-row>
        <table:table-row table:style-name="ro1">
          <table:table-cell office:value-type="float" office:value="450.511212222001" calcext:value-type="float">
            <text:p>450.511212222001</text:p>
          </table:table-cell>
          <table:table-cell office:value-type="float" office:value="553668" calcext:value-type="float">
            <text:p>553668</text:p>
          </table:table-cell>
          <table:table-cell office:value-type="float" office:value="547476" calcext:value-type="float">
            <text:p>547476</text:p>
          </table:table-cell>
          <table:table-cell office:value-type="float" office:value="0.100106796802977" calcext:value-type="float">
            <text:p>0.100106796802977</text:p>
          </table:table-cell>
        </table:table-row>
        <table:table-row table:style-name="ro1">
          <table:table-cell office:value-type="float" office:value="450.676006633001" calcext:value-type="float">
            <text:p>450.676006633001</text:p>
          </table:table-cell>
          <table:table-cell office:value-type="float" office:value="554796" calcext:value-type="float">
            <text:p>554796</text:p>
          </table:table-cell>
          <table:table-cell office:value-type="float" office:value="553668" calcext:value-type="float">
            <text:p>553668</text:p>
          </table:table-cell>
          <table:table-cell office:value-type="float" office:value="0.100067675453039" calcext:value-type="float">
            <text:p>0.100067675453039</text:p>
          </table:table-cell>
        </table:table-row>
        <table:table-row table:style-name="ro1">
          <table:table-cell office:value-type="float" office:value="450.844463703001" calcext:value-type="float">
            <text:p>450.844463703001</text:p>
          </table:table-cell>
          <table:table-cell office:value-type="float" office:value="555904" calcext:value-type="float">
            <text:p>555904</text:p>
          </table:table-cell>
          <table:table-cell office:value-type="float" office:value="554796" calcext:value-type="float">
            <text:p>554796</text:p>
          </table:table-cell>
          <table:table-cell office:value-type="float" office:value="0.100031942804163" calcext:value-type="float">
            <text:p>0.100031942804163</text:p>
          </table:table-cell>
        </table:table-row>
        <table:table-row table:style-name="ro1">
          <table:table-cell office:value-type="float" office:value="451.020483041" calcext:value-type="float">
            <text:p>451.020483041</text:p>
          </table:table-cell>
          <table:table-cell office:value-type="float" office:value="557001" calcext:value-type="float">
            <text:p>557001</text:p>
          </table:table-cell>
          <table:table-cell office:value-type="float" office:value="555904" calcext:value-type="float">
            <text:p>555904</text:p>
          </table:table-cell>
          <table:table-cell office:value-type="float" office:value="0.0999944914521165" calcext:value-type="float">
            <text:p>0.0999944914521165</text:p>
          </table:table-cell>
        </table:table-row>
        <table:table-row table:style-name="ro1">
          <table:table-cell office:value-type="float" office:value="451.197696602" calcext:value-type="float">
            <text:p>451.197696602</text:p>
          </table:table-cell>
          <table:table-cell office:value-type="float" office:value="558032" calcext:value-type="float">
            <text:p>558032</text:p>
          </table:table-cell>
          <table:table-cell office:value-type="float" office:value="557001" calcext:value-type="float">
            <text:p>557001</text:p>
          </table:table-cell>
          <table:table-cell office:value-type="float" office:value="0.0999556730020126" calcext:value-type="float">
            <text:p>0.0999556730020126</text:p>
          </table:table-cell>
        </table:table-row>
        <table:table-row table:style-name="ro1">
          <table:table-cell office:value-type="float" office:value="451.373385907001" calcext:value-type="float">
            <text:p>451.373385907001</text:p>
          </table:table-cell>
          <table:table-cell office:value-type="float" office:value="558970" calcext:value-type="float">
            <text:p>558970</text:p>
          </table:table-cell>
          <table:table-cell office:value-type="float" office:value="558032" calcext:value-type="float">
            <text:p>558032</text:p>
          </table:table-cell>
          <table:table-cell office:value-type="float" office:value="0.0999157687274802" calcext:value-type="float">
            <text:p>0.0999157687274802</text:p>
          </table:table-cell>
        </table:table-row>
        <table:table-row table:style-name="ro1">
          <table:table-cell office:value-type="float" office:value="451.552702291" calcext:value-type="float">
            <text:p>451.552702291</text:p>
          </table:table-cell>
          <table:table-cell office:value-type="float" office:value="559833" calcext:value-type="float">
            <text:p>559833</text:p>
          </table:table-cell>
          <table:table-cell office:value-type="float" office:value="558970" calcext:value-type="float">
            <text:p>558970</text:p>
          </table:table-cell>
          <table:table-cell office:value-type="float" office:value="0.0998794234926224" calcext:value-type="float">
            <text:p>0.0998794234926224</text:p>
          </table:table-cell>
        </table:table-row>
        <table:table-row table:style-name="ro1">
          <table:table-cell office:value-type="float" office:value="451.718703156001" calcext:value-type="float">
            <text:p>451.718703156001</text:p>
          </table:table-cell>
          <table:table-cell office:value-type="float" office:value="560537" calcext:value-type="float">
            <text:p>560537</text:p>
          </table:table-cell>
          <table:table-cell office:value-type="float" office:value="559833" calcext:value-type="float">
            <text:p>559833</text:p>
          </table:table-cell>
          <table:table-cell office:value-type="float" office:value="0.0998415095517408" calcext:value-type="float">
            <text:p>0.0998415095517408</text:p>
          </table:table-cell>
        </table:table-row>
        <table:table-row table:style-name="ro1">
          <table:table-cell office:value-type="float" office:value="451.897562125" calcext:value-type="float">
            <text:p>451.897562125</text:p>
          </table:table-cell>
          <table:table-cell office:value-type="float" office:value="561189" calcext:value-type="float">
            <text:p>561189</text:p>
          </table:table-cell>
          <table:table-cell office:value-type="float" office:value="560537" calcext:value-type="float">
            <text:p>560537</text:p>
          </table:table-cell>
          <table:table-cell office:value-type="float" office:value="0.0998023484739879" calcext:value-type="float">
            <text:p>0.0998023484739879</text:p>
          </table:table-cell>
        </table:table-row>
        <table:table-row table:style-name="ro1">
          <table:table-cell office:value-type="float" office:value="452.059850431" calcext:value-type="float">
            <text:p>452.059850431</text:p>
          </table:table-cell>
          <table:table-cell office:value-type="float" office:value="561679" calcext:value-type="float">
            <text:p>561679</text:p>
          </table:table-cell>
          <table:table-cell office:value-type="float" office:value="561189" calcext:value-type="float">
            <text:p>561189</text:p>
          </table:table-cell>
          <table:table-cell office:value-type="float" office:value="0.0997666075814927" calcext:value-type="float">
            <text:p>0.0997666075814927</text:p>
          </table:table-cell>
        </table:table-row>
        <table:table-row table:style-name="ro1">
          <table:table-cell office:value-type="float" office:value="452.231108450001" calcext:value-type="float">
            <text:p>452.231108450001</text:p>
          </table:table-cell>
          <table:table-cell office:value-type="float" office:value="562088" calcext:value-type="float">
            <text:p>562088</text:p>
          </table:table-cell>
          <table:table-cell office:value-type="float" office:value="561679" calcext:value-type="float">
            <text:p>561679</text:p>
          </table:table-cell>
          <table:table-cell office:value-type="float" office:value="0.0997291966648844" calcext:value-type="float">
            <text:p>0.0997291966648844</text:p>
          </table:table-cell>
        </table:table-row>
        <table:table-row table:style-name="ro1">
          <table:table-cell office:value-type="float" office:value="452.395954534" calcext:value-type="float">
            <text:p>452.395954534</text:p>
          </table:table-cell>
          <table:table-cell office:value-type="float" office:value="562374" calcext:value-type="float">
            <text:p>562374</text:p>
          </table:table-cell>
          <table:table-cell office:value-type="float" office:value="562088" calcext:value-type="float">
            <text:p>562088</text:p>
          </table:table-cell>
          <table:table-cell office:value-type="float" office:value="0.0996904575309785" calcext:value-type="float">
            <text:p>0.0996904575309785</text:p>
          </table:table-cell>
        </table:table-row>
        <table:table-row table:style-name="ro1">
          <table:table-cell office:value-type="float" office:value="452.561889408001" calcext:value-type="float">
            <text:p>452.561889408001</text:p>
          </table:table-cell>
          <table:table-cell office:value-type="float" office:value="562554" calcext:value-type="float">
            <text:p>562554</text:p>
          </table:table-cell>
          <table:table-cell office:value-type="float" office:value="562374" calcext:value-type="float">
            <text:p>562374</text:p>
          </table:table-cell>
          <table:table-cell office:value-type="float" office:value="0.0996506636148779" calcext:value-type="float">
            <text:p>0.0996506636148779</text:p>
          </table:table-cell>
        </table:table-row>
        <table:table-row table:style-name="ro1">
          <table:table-cell office:value-type="float" office:value="452.727982305" calcext:value-type="float">
            <text:p>452.727982305</text:p>
          </table:table-cell>
          <table:table-cell office:value-type="float" office:value="562625" calcext:value-type="float">
            <text:p>562625</text:p>
          </table:table-cell>
          <table:table-cell office:value-type="float" office:value="562554" calcext:value-type="float">
            <text:p>562554</text:p>
          </table:table-cell>
          <table:table-cell office:value-type="float" office:value="0.0996144300961463" calcext:value-type="float">
            <text:p>0.0996144300961463</text:p>
          </table:table-cell>
        </table:table-row>
        <table:table-row table:style-name="ro1">
          <table:table-cell office:value-type="float" office:value="452.945905213001" calcext:value-type="float">
            <text:p>452.945905213001</text:p>
          </table:table-cell>
          <table:table-cell office:value-type="float" office:value="562555" calcext:value-type="float">
            <text:p>562555</text:p>
          </table:table-cell>
          <table:table-cell office:value-type="float" office:value="562625" calcext:value-type="float">
            <text:p>562625</text:p>
          </table:table-cell>
          <table:table-cell office:value-type="float" office:value="0.0995766523402843" calcext:value-type="float">
            <text:p>0.0995766523402843</text:p>
          </table:table-cell>
        </table:table-row>
        <table:table-row table:style-name="ro1">
          <table:table-cell office:value-type="float" office:value="453.111469914001" calcext:value-type="float">
            <text:p>453.111469914001</text:p>
          </table:table-cell>
          <table:table-cell office:value-type="float" office:value="562382" calcext:value-type="float">
            <text:p>562382</text:p>
          </table:table-cell>
          <table:table-cell office:value-type="float" office:value="562555" calcext:value-type="float">
            <text:p>562555</text:p>
          </table:table-cell>
          <table:table-cell office:value-type="float" office:value="0.0995376469605667" calcext:value-type="float">
            <text:p>0.0995376469605667</text:p>
          </table:table-cell>
        </table:table-row>
        <table:table-row table:style-name="ro1">
          <table:table-cell office:value-type="float" office:value="453.283766015001" calcext:value-type="float">
            <text:p>453.283766015001</text:p>
          </table:table-cell>
          <table:table-cell office:value-type="float" office:value="562095" calcext:value-type="float">
            <text:p>562095</text:p>
          </table:table-cell>
          <table:table-cell office:value-type="float" office:value="562382" calcext:value-type="float">
            <text:p>562382</text:p>
          </table:table-cell>
          <table:table-cell office:value-type="float" office:value="0.0994976672373275" calcext:value-type="float">
            <text:p>0.0994976672373275</text:p>
          </table:table-cell>
        </table:table-row>
        <table:table-row table:style-name="ro1">
          <table:table-cell office:value-type="float" office:value="453.445924952001" calcext:value-type="float">
            <text:p>453.445924952001</text:p>
          </table:table-cell>
          <table:table-cell office:value-type="float" office:value="561731" calcext:value-type="float">
            <text:p>561731</text:p>
          </table:table-cell>
          <table:table-cell office:value-type="float" office:value="562095" calcext:value-type="float">
            <text:p>562095</text:p>
          </table:table-cell>
          <table:table-cell office:value-type="float" office:value="0.0994612986541304" calcext:value-type="float">
            <text:p>0.0994612986541304</text:p>
          </table:table-cell>
        </table:table-row>
        <table:table-row table:style-name="ro1">
          <table:table-cell office:value-type="float" office:value="453.603234817" calcext:value-type="float">
            <text:p>453.603234817</text:p>
          </table:table-cell>
          <table:table-cell office:value-type="float" office:value="561295" calcext:value-type="float">
            <text:p>561295</text:p>
          </table:table-cell>
          <table:table-cell office:value-type="float" office:value="561731" calcext:value-type="float">
            <text:p>561731</text:p>
          </table:table-cell>
          <table:table-cell office:value-type="float" office:value="0.0994234399822057" calcext:value-type="float">
            <text:p>0.0994234399822057</text:p>
          </table:table-cell>
        </table:table-row>
        <table:table-row table:style-name="ro1">
          <table:table-cell office:value-type="float" office:value="453.765740967" calcext:value-type="float">
            <text:p>453.765740967</text:p>
          </table:table-cell>
          <table:table-cell office:value-type="float" office:value="560766" calcext:value-type="float">
            <text:p>560766</text:p>
          </table:table-cell>
          <table:table-cell office:value-type="float" office:value="561295" calcext:value-type="float">
            <text:p>561295</text:p>
          </table:table-cell>
          <table:table-cell office:value-type="float" office:value="0.0993843969692265" calcext:value-type="float">
            <text:p>0.0993843969692265</text:p>
          </table:table-cell>
        </table:table-row>
        <table:table-row table:style-name="ro1">
          <table:table-cell office:value-type="float" office:value="453.924824411" calcext:value-type="float">
            <text:p>453.924824411</text:p>
          </table:table-cell>
          <table:table-cell office:value-type="float" office:value="560178" calcext:value-type="float">
            <text:p>560178</text:p>
          </table:table-cell>
          <table:table-cell office:value-type="float" office:value="560766" calcext:value-type="float">
            <text:p>560766</text:p>
          </table:table-cell>
          <table:table-cell office:value-type="float" office:value="0.0993487874166511" calcext:value-type="float">
            <text:p>0.0993487874166511</text:p>
          </table:table-cell>
        </table:table-row>
        <table:table-row table:style-name="ro1">
          <table:table-cell office:value-type="float" office:value="454.081148056001" calcext:value-type="float">
            <text:p>454.081148056001</text:p>
          </table:table-cell>
          <table:table-cell office:value-type="float" office:value="559539" calcext:value-type="float">
            <text:p>559539</text:p>
          </table:table-cell>
          <table:table-cell office:value-type="float" office:value="545678" calcext:value-type="float">
            <text:p>545678</text:p>
          </table:table-cell>
          <table:table-cell office:value-type="float" office:value="0.099311555274881" calcext:value-type="float">
            <text:p>0.099311555274881</text:p>
          </table:table-cell>
        </table:table-row>
        <table:table-row table:style-name="ro1">
          <table:table-cell office:value-type="float" office:value="454.242367232" calcext:value-type="float">
            <text:p>454.242367232</text:p>
          </table:table-cell>
          <table:table-cell office:value-type="float" office:value="558824" calcext:value-type="float">
            <text:p>558824</text:p>
          </table:table-cell>
          <table:table-cell office:value-type="float" office:value="552878" calcext:value-type="float">
            <text:p>552878</text:p>
          </table:table-cell>
          <table:table-cell office:value-type="float" office:value="0.0992774002013985" calcext:value-type="float">
            <text:p>0.0992774002013985</text:p>
          </table:table-cell>
        </table:table-row>
        <table:table-row table:style-name="ro1">
          <table:table-cell office:value-type="float" office:value="454.432703244001" calcext:value-type="float">
            <text:p>454.432703244001</text:p>
          </table:table-cell>
          <table:table-cell office:value-type="float" office:value="557922" calcext:value-type="float">
            <text:p>557922</text:p>
          </table:table-cell>
          <table:table-cell office:value-type="float" office:value="558824" calcext:value-type="float">
            <text:p>558824</text:p>
          </table:table-cell>
          <table:table-cell office:value-type="float" office:value="0.0992413431956927" calcext:value-type="float">
            <text:p>0.0992413431956927</text:p>
          </table:table-cell>
        </table:table-row>
        <table:table-row table:style-name="ro1">
          <table:table-cell office:value-type="float" office:value="454.610104831" calcext:value-type="float">
            <text:p>454.610104831</text:p>
          </table:table-cell>
          <table:table-cell office:value-type="float" office:value="557035" calcext:value-type="float">
            <text:p>557035</text:p>
          </table:table-cell>
          <table:table-cell office:value-type="float" office:value="557922" calcext:value-type="float">
            <text:p>557922</text:p>
          </table:table-cell>
          <table:table-cell office:value-type="float" office:value="0.0992037723333537" calcext:value-type="float">
            <text:p>0.0992037723333537</text:p>
          </table:table-cell>
        </table:table-row>
        <table:table-row table:style-name="ro1">
          <table:table-cell office:value-type="float" office:value="454.778916547" calcext:value-type="float">
            <text:p>454.778916547</text:p>
          </table:table-cell>
          <table:table-cell office:value-type="float" office:value="556163" calcext:value-type="float">
            <text:p>556163</text:p>
          </table:table-cell>
          <table:table-cell office:value-type="float" office:value="557035" calcext:value-type="float">
            <text:p>557035</text:p>
          </table:table-cell>
          <table:table-cell office:value-type="float" office:value="0.0991649980647027" calcext:value-type="float">
            <text:p>0.0991649980647027</text:p>
          </table:table-cell>
        </table:table-row>
        <table:table-row table:style-name="ro1">
          <table:table-cell office:value-type="float" office:value="454.943850253" calcext:value-type="float">
            <text:p>454.943850253</text:p>
          </table:table-cell>
          <table:table-cell office:value-type="float" office:value="555296" calcext:value-type="float">
            <text:p>555296</text:p>
          </table:table-cell>
          <table:table-cell office:value-type="float" office:value="556163" calcext:value-type="float">
            <text:p>556163</text:p>
          </table:table-cell>
          <table:table-cell office:value-type="float" office:value="0.099129622736848" calcext:value-type="float">
            <text:p>0.099129622736848</text:p>
          </table:table-cell>
        </table:table-row>
        <table:table-row table:style-name="ro1">
          <table:table-cell office:value-type="float" office:value="455.105788808" calcext:value-type="float">
            <text:p>455.105788808</text:p>
          </table:table-cell>
          <table:table-cell office:value-type="float" office:value="554441" calcext:value-type="float">
            <text:p>554441</text:p>
          </table:table-cell>
          <table:table-cell office:value-type="float" office:value="555296" calcext:value-type="float">
            <text:p>555296</text:p>
          </table:table-cell>
          <table:table-cell office:value-type="float" office:value="0.0990926163952832" calcext:value-type="float">
            <text:p>0.0990926163952832</text:p>
          </table:table-cell>
        </table:table-row>
        <table:table-row table:style-name="ro1">
          <table:table-cell office:value-type="float" office:value="455.271889756001" calcext:value-type="float">
            <text:p>455.271889756001</text:p>
          </table:table-cell>
          <table:table-cell office:value-type="float" office:value="553571" calcext:value-type="float">
            <text:p>553571</text:p>
          </table:table-cell>
          <table:table-cell office:value-type="float" office:value="554441" calcext:value-type="float">
            <text:p>554441</text:p>
          </table:table-cell>
          <table:table-cell office:value-type="float" office:value="0.0990543128964463" calcext:value-type="float">
            <text:p>0.0990543128964463</text:p>
          </table:table-cell>
        </table:table-row>
        <table:table-row table:style-name="ro1">
          <table:table-cell office:value-type="float" office:value="455.442356641001" calcext:value-type="float">
            <text:p>455.442356641001</text:p>
          </table:table-cell>
          <table:table-cell office:value-type="float" office:value="552698" calcext:value-type="float">
            <text:p>552698</text:p>
          </table:table-cell>
          <table:table-cell office:value-type="float" office:value="553571" calcext:value-type="float">
            <text:p>553571</text:p>
          </table:table-cell>
          <table:table-cell office:value-type="float" office:value="0.0994587876056651" calcext:value-type="float">
            <text:p>0.0994587876056651</text:p>
          </table:table-cell>
        </table:table-row>
        <table:table-row table:style-name="ro1">
          <table:table-cell office:value-type="float" office:value="455.608688233" calcext:value-type="float">
            <text:p>455.608688233</text:p>
          </table:table-cell>
          <table:table-cell office:value-type="float" office:value="551876" calcext:value-type="float">
            <text:p>551876</text:p>
          </table:table-cell>
          <table:table-cell office:value-type="float" office:value="552698" calcext:value-type="float">
            <text:p>552698</text:p>
          </table:table-cell>
          <table:table-cell office:value-type="float" office:value="0.0997734873654457" calcext:value-type="float">
            <text:p>0.0997734873654457</text:p>
          </table:table-cell>
        </table:table-row>
        <table:table-row table:style-name="ro1">
          <table:table-cell office:value-type="float" office:value="455.773783081" calcext:value-type="float">
            <text:p>455.773783081</text:p>
          </table:table-cell>
          <table:table-cell office:value-type="float" office:value="551101" calcext:value-type="float">
            <text:p>551101</text:p>
          </table:table-cell>
          <table:table-cell office:value-type="float" office:value="551876" calcext:value-type="float">
            <text:p>551876</text:p>
          </table:table-cell>
          <table:table-cell office:value-type="float" office:value="0.100016374963707" calcext:value-type="float">
            <text:p>0.100016374963707</text:p>
          </table:table-cell>
        </table:table-row>
        <table:table-row table:style-name="ro1">
          <table:table-cell office:value-type="float" office:value="455.945879963" calcext:value-type="float">
            <text:p>455.945879963</text:p>
          </table:table-cell>
          <table:table-cell office:value-type="float" office:value="550346" calcext:value-type="float">
            <text:p>550346</text:p>
          </table:table-cell>
          <table:table-cell office:value-type="float" office:value="551101" calcext:value-type="float">
            <text:p>551101</text:p>
          </table:table-cell>
          <table:table-cell office:value-type="float" office:value="0.100206251858586" calcext:value-type="float">
            <text:p>0.100206251858586</text:p>
          </table:table-cell>
        </table:table-row>
        <table:table-row table:style-name="ro1">
          <table:table-cell office:value-type="float" office:value="456.088551057001" calcext:value-type="float">
            <text:p>456.088551057001</text:p>
          </table:table-cell>
          <table:table-cell office:value-type="float" office:value="549769" calcext:value-type="float">
            <text:p>549769</text:p>
          </table:table-cell>
          <table:table-cell office:value-type="float" office:value="550346" calcext:value-type="float">
            <text:p>550346</text:p>
          </table:table-cell>
          <table:table-cell office:value-type="float" office:value="0.100349292842727" calcext:value-type="float">
            <text:p>0.100349292842727</text:p>
          </table:table-cell>
        </table:table-row>
        <table:table-row table:style-name="ro1">
          <table:table-cell office:value-type="float" office:value="456.270581723001" calcext:value-type="float">
            <text:p>456.270581723001</text:p>
          </table:table-cell>
          <table:table-cell office:value-type="float" office:value="549108" calcext:value-type="float">
            <text:p>549108</text:p>
          </table:table-cell>
          <table:table-cell office:value-type="float" office:value="549769" calcext:value-type="float">
            <text:p>549769</text:p>
          </table:table-cell>
          <table:table-cell office:value-type="float" office:value="0.100454872870673" calcext:value-type="float">
            <text:p>0.100454872870673</text:p>
          </table:table-cell>
        </table:table-row>
        <table:table-row table:style-name="ro1">
          <table:table-cell office:value-type="float" office:value="456.44500572" calcext:value-type="float">
            <text:p>456.44500572</text:p>
          </table:table-cell>
          <table:table-cell office:value-type="float" office:value="548562" calcext:value-type="float">
            <text:p>548562</text:p>
          </table:table-cell>
          <table:table-cell office:value-type="float" office:value="548356" calcext:value-type="float">
            <text:p>548356</text:p>
          </table:table-cell>
          <table:table-cell office:value-type="float" office:value="0.100534913424799" calcext:value-type="float">
            <text:p>0.100534913424799</text:p>
          </table:table-cell>
        </table:table-row>
        <table:table-row table:style-name="ro1">
          <table:table-cell office:value-type="float" office:value="456.611476084" calcext:value-type="float">
            <text:p>456.611476084</text:p>
          </table:table-cell>
          <table:table-cell office:value-type="float" office:value="548129" calcext:value-type="float">
            <text:p>548129</text:p>
          </table:table-cell>
          <table:table-cell office:value-type="float" office:value="548562" calcext:value-type="float">
            <text:p>548562</text:p>
          </table:table-cell>
          <table:table-cell office:value-type="float" office:value="0.100590104748167" calcext:value-type="float">
            <text:p>0.100590104748167</text:p>
          </table:table-cell>
        </table:table-row>
        <table:table-row table:style-name="ro1">
          <table:table-cell office:value-type="float" office:value="456.777695996" calcext:value-type="float">
            <text:p>456.777695996</text:p>
          </table:table-cell>
          <table:table-cell office:value-type="float" office:value="547789" calcext:value-type="float">
            <text:p>547789</text:p>
          </table:table-cell>
          <table:table-cell office:value-type="float" office:value="548129" calcext:value-type="float">
            <text:p>548129</text:p>
          </table:table-cell>
          <table:table-cell office:value-type="float" office:value="0.100625424433802" calcext:value-type="float">
            <text:p>0.100625424433802</text:p>
          </table:table-cell>
        </table:table-row>
        <table:table-row table:style-name="ro1">
          <table:table-cell office:value-type="float" office:value="456.958775153001" calcext:value-type="float">
            <text:p>456.958775153001</text:p>
          </table:table-cell>
          <table:table-cell office:value-type="float" office:value="547531" calcext:value-type="float">
            <text:p>547531</text:p>
          </table:table-cell>
          <table:table-cell office:value-type="float" office:value="547789" calcext:value-type="float">
            <text:p>547789</text:p>
          </table:table-cell>
          <table:table-cell office:value-type="float" office:value="0.100649266397677" calcext:value-type="float">
            <text:p>0.100649266397677</text:p>
          </table:table-cell>
        </table:table-row>
        <table:table-row table:style-name="ro1">
          <table:table-cell office:value-type="float" office:value="457.136627496" calcext:value-type="float">
            <text:p>457.136627496</text:p>
          </table:table-cell>
          <table:table-cell office:value-type="float" office:value="547396" calcext:value-type="float">
            <text:p>547396</text:p>
          </table:table-cell>
          <table:table-cell office:value-type="float" office:value="547531" calcext:value-type="float">
            <text:p>547531</text:p>
          </table:table-cell>
          <table:table-cell office:value-type="float" office:value="0.100659518196951" calcext:value-type="float">
            <text:p>0.100659518196951</text:p>
          </table:table-cell>
        </table:table-row>
        <table:table-row table:style-name="ro1">
          <table:table-cell office:value-type="float" office:value="457.303228571001" calcext:value-type="float">
            <text:p>457.303228571001</text:p>
          </table:table-cell>
          <table:table-cell office:value-type="float" office:value="547379" calcext:value-type="float">
            <text:p>547379</text:p>
          </table:table-cell>
          <table:table-cell office:value-type="float" office:value="547396" calcext:value-type="float">
            <text:p>547396</text:p>
          </table:table-cell>
          <table:table-cell office:value-type="float" office:value="0.100658905586007" calcext:value-type="float">
            <text:p>0.100658905586007</text:p>
          </table:table-cell>
        </table:table-row>
        <table:table-row table:style-name="ro1">
          <table:table-cell office:value-type="float" office:value="457.476218964001" calcext:value-type="float">
            <text:p>457.476218964001</text:p>
          </table:table-cell>
          <table:table-cell office:value-type="float" office:value="547477" calcext:value-type="float">
            <text:p>547477</text:p>
          </table:table-cell>
          <table:table-cell office:value-type="float" office:value="547379" calcext:value-type="float">
            <text:p>547379</text:p>
          </table:table-cell>
          <table:table-cell office:value-type="float" office:value="0.100649609158219" calcext:value-type="float">
            <text:p>0.100649609158219</text:p>
          </table:table-cell>
        </table:table-row>
        <table:table-row table:style-name="ro1">
          <table:table-cell office:value-type="float" office:value="457.6408675" calcext:value-type="float">
            <text:p>457.6408675</text:p>
          </table:table-cell>
          <table:table-cell office:value-type="float" office:value="547680" calcext:value-type="float">
            <text:p>547680</text:p>
          </table:table-cell>
          <table:table-cell office:value-type="float" office:value="547477" calcext:value-type="float">
            <text:p>547477</text:p>
          </table:table-cell>
          <table:table-cell office:value-type="float" office:value="0.10063777173506" calcext:value-type="float">
            <text:p>0.10063777173506</text:p>
          </table:table-cell>
        </table:table-row>
        <table:table-row table:style-name="ro1">
          <table:table-cell office:value-type="float" office:value="457.797652433001" calcext:value-type="float">
            <text:p>457.797652433001</text:p>
          </table:table-cell>
          <table:table-cell office:value-type="float" office:value="547972" calcext:value-type="float">
            <text:p>547972</text:p>
          </table:table-cell>
          <table:table-cell office:value-type="float" office:value="547680" calcext:value-type="float">
            <text:p>547680</text:p>
          </table:table-cell>
          <table:table-cell office:value-type="float" office:value="0.100619507005534" calcext:value-type="float">
            <text:p>0.100619507005534</text:p>
          </table:table-cell>
        </table:table-row>
        <table:table-row table:style-name="ro1">
          <table:table-cell office:value-type="float" office:value="457.962446760001" calcext:value-type="float">
            <text:p>457.962446760001</text:p>
          </table:table-cell>
          <table:table-cell office:value-type="float" office:value="548381" calcext:value-type="float">
            <text:p>548381</text:p>
          </table:table-cell>
          <table:table-cell office:value-type="float" office:value="547972" calcext:value-type="float">
            <text:p>547972</text:p>
          </table:table-cell>
          <table:table-cell office:value-type="float" office:value="0.10059610811699" calcext:value-type="float">
            <text:p>0.10059610811699</text:p>
          </table:table-cell>
        </table:table-row>
        <table:table-row table:style-name="ro1">
          <table:table-cell office:value-type="float" office:value="458.128225548" calcext:value-type="float">
            <text:p>458.128225548</text:p>
          </table:table-cell>
          <table:table-cell office:value-type="float" office:value="548897" calcext:value-type="float">
            <text:p>548897</text:p>
          </table:table-cell>
          <table:table-cell office:value-type="float" office:value="548381" calcext:value-type="float">
            <text:p>548381</text:p>
          </table:table-cell>
          <table:table-cell office:value-type="float" office:value="0.100572998332823" calcext:value-type="float">
            <text:p>0.100572998332823</text:p>
          </table:table-cell>
        </table:table-row>
        <table:table-row table:style-name="ro1">
          <table:table-cell office:value-type="float" office:value="458.292089886" calcext:value-type="float">
            <text:p>458.292089886</text:p>
          </table:table-cell>
          <table:table-cell office:value-type="float" office:value="549505" calcext:value-type="float">
            <text:p>549505</text:p>
          </table:table-cell>
          <table:table-cell office:value-type="float" office:value="548897" calcext:value-type="float">
            <text:p>548897</text:p>
          </table:table-cell>
          <table:table-cell office:value-type="float" office:value="0.1005457349108" calcext:value-type="float">
            <text:p>0.1005457349108</text:p>
          </table:table-cell>
        </table:table-row>
        <table:table-row table:style-name="ro1">
          <table:table-cell office:value-type="float" office:value="458.460618843001" calcext:value-type="float">
            <text:p>458.460618843001</text:p>
          </table:table-cell>
          <table:table-cell office:value-type="float" office:value="550227" calcext:value-type="float">
            <text:p>550227</text:p>
          </table:table-cell>
          <table:table-cell office:value-type="float" office:value="549505" calcext:value-type="float">
            <text:p>549505</text:p>
          </table:table-cell>
          <table:table-cell office:value-type="float" office:value="0.100515156239421" calcext:value-type="float">
            <text:p>0.100515156239421</text:p>
          </table:table-cell>
        </table:table-row>
        <table:table-row table:style-name="ro1">
          <table:table-cell office:value-type="float" office:value="458.628021718" calcext:value-type="float">
            <text:p>458.628021718</text:p>
          </table:table-cell>
          <table:table-cell office:value-type="float" office:value="551036" calcext:value-type="float">
            <text:p>551036</text:p>
          </table:table-cell>
          <table:table-cell office:value-type="float" office:value="550227" calcext:value-type="float">
            <text:p>550227</text:p>
          </table:table-cell>
          <table:table-cell office:value-type="float" office:value="0.100486312205153" calcext:value-type="float">
            <text:p>0.100486312205153</text:p>
          </table:table-cell>
        </table:table-row>
        <table:table-row table:style-name="ro1">
          <table:table-cell office:value-type="float" office:value="458.79700869" calcext:value-type="float">
            <text:p>458.79700869</text:p>
          </table:table-cell>
          <table:table-cell office:value-type="float" office:value="551937" calcext:value-type="float">
            <text:p>551937</text:p>
          </table:table-cell>
          <table:table-cell office:value-type="float" office:value="551036" calcext:value-type="float">
            <text:p>551036</text:p>
          </table:table-cell>
          <table:table-cell office:value-type="float" office:value="0.100454480516576" calcext:value-type="float">
            <text:p>0.100454480516576</text:p>
          </table:table-cell>
        </table:table-row>
        <table:table-row table:style-name="ro1">
          <table:table-cell office:value-type="float" office:value="458.960196181" calcext:value-type="float">
            <text:p>458.960196181</text:p>
          </table:table-cell>
          <table:table-cell office:value-type="float" office:value="552881" calcext:value-type="float">
            <text:p>552881</text:p>
          </table:table-cell>
          <table:table-cell office:value-type="float" office:value="551937" calcext:value-type="float">
            <text:p>551937</text:p>
          </table:table-cell>
          <table:table-cell office:value-type="float" office:value="0.100420266340446" calcext:value-type="float">
            <text:p>0.100420266340446</text:p>
          </table:table-cell>
        </table:table-row>
        <table:table-row table:style-name="ro1">
          <table:table-cell office:value-type="float" office:value="459.08113819" calcext:value-type="float">
            <text:p>459.08113819</text:p>
          </table:table-cell>
          <table:table-cell office:value-type="float" office:value="553623" calcext:value-type="float">
            <text:p>553623</text:p>
          </table:table-cell>
          <table:table-cell office:value-type="float" office:value="552881" calcext:value-type="float">
            <text:p>552881</text:p>
          </table:table-cell>
          <table:table-cell office:value-type="float" office:value="0.100388523447248" calcext:value-type="float">
            <text:p>0.100388523447248</text:p>
          </table:table-cell>
        </table:table-row>
        <table:table-row table:style-name="ro1">
          <table:table-cell office:value-type="float" office:value="459.18990859" calcext:value-type="float">
            <text:p>459.18990859</text:p>
          </table:table-cell>
          <table:table-cell office:value-type="float" office:value="554316" calcext:value-type="float">
            <text:p>554316</text:p>
          </table:table-cell>
          <table:table-cell office:value-type="float" office:value="553623" calcext:value-type="float">
            <text:p>553623</text:p>
          </table:table-cell>
          <table:table-cell office:value-type="float" office:value="0.100358759485626" calcext:value-type="float">
            <text:p>0.100358759485626</text:p>
          </table:table-cell>
        </table:table-row>
        <table:table-row table:style-name="ro1">
          <table:table-cell office:value-type="float" office:value="459.367944788" calcext:value-type="float">
            <text:p>459.367944788</text:p>
          </table:table-cell>
          <table:table-cell office:value-type="float" office:value="555500" calcext:value-type="float">
            <text:p>555500</text:p>
          </table:table-cell>
          <table:table-cell office:value-type="float" office:value="554316" calcext:value-type="float">
            <text:p>554316</text:p>
          </table:table-cell>
          <table:table-cell office:value-type="float" office:value="0.100326214732914" calcext:value-type="float">
            <text:p>0.100326214732914</text:p>
          </table:table-cell>
        </table:table-row>
        <table:table-row table:style-name="ro1">
          <table:table-cell office:value-type="float" office:value="459.550316451" calcext:value-type="float">
            <text:p>459.550316451</text:p>
          </table:table-cell>
          <table:table-cell office:value-type="float" office:value="556762" calcext:value-type="float">
            <text:p>556762</text:p>
          </table:table-cell>
          <table:table-cell office:value-type="float" office:value="555500" calcext:value-type="float">
            <text:p>555500</text:p>
          </table:table-cell>
          <table:table-cell office:value-type="float" office:value="0.100295814991906" calcext:value-type="float">
            <text:p>0.100295814991906</text:p>
          </table:table-cell>
        </table:table-row>
        <table:table-row table:style-name="ro1">
          <table:table-cell office:value-type="float" office:value="459.720126413001" calcext:value-type="float">
            <text:p>459.720126413001</text:p>
          </table:table-cell>
          <table:table-cell office:value-type="float" office:value="557970" calcext:value-type="float">
            <text:p>557970</text:p>
          </table:table-cell>
          <table:table-cell office:value-type="float" office:value="556762" calcext:value-type="float">
            <text:p>556762</text:p>
          </table:table-cell>
          <table:table-cell office:value-type="float" office:value="0.100262773020952" calcext:value-type="float">
            <text:p>0.100262773020952</text:p>
          </table:table-cell>
        </table:table-row>
        <table:table-row table:style-name="ro1">
          <table:table-cell office:value-type="float" office:value="459.885376106" calcext:value-type="float">
            <text:p>459.885376106</text:p>
          </table:table-cell>
          <table:table-cell office:value-type="float" office:value="559165" calcext:value-type="float">
            <text:p>559165</text:p>
          </table:table-cell>
          <table:table-cell office:value-type="float" office:value="557970" calcext:value-type="float">
            <text:p>557970</text:p>
          </table:table-cell>
          <table:table-cell office:value-type="float" office:value="0.100227624857144" calcext:value-type="float">
            <text:p>0.100227624857144</text:p>
          </table:table-cell>
        </table:table-row>
        <table:table-row table:style-name="ro1">
          <table:table-cell office:value-type="float" office:value="460.055301439001" calcext:value-type="float">
            <text:p>460.055301439001</text:p>
          </table:table-cell>
          <table:table-cell office:value-type="float" office:value="560402" calcext:value-type="float">
            <text:p>560402</text:p>
          </table:table-cell>
          <table:table-cell office:value-type="float" office:value="559165" calcext:value-type="float">
            <text:p>559165</text:p>
          </table:table-cell>
          <table:table-cell office:value-type="float" office:value="0.100195151876144" calcext:value-type="float">
            <text:p>0.100195151876144</text:p>
          </table:table-cell>
        </table:table-row>
        <table:table-row table:style-name="ro1">
          <table:table-cell office:value-type="float" office:value="460.216661992001" calcext:value-type="float">
            <text:p>460.216661992001</text:p>
          </table:table-cell>
          <table:table-cell office:value-type="float" office:value="561573" calcext:value-type="float">
            <text:p>561573</text:p>
          </table:table-cell>
          <table:table-cell office:value-type="float" office:value="560402" calcext:value-type="float">
            <text:p>560402</text:p>
          </table:table-cell>
          <table:table-cell office:value-type="float" office:value="0.100160470272387" calcext:value-type="float">
            <text:p>0.100160470272387</text:p>
          </table:table-cell>
        </table:table-row>
        <table:table-row table:style-name="ro1">
          <table:table-cell office:value-type="float" office:value="460.379526101" calcext:value-type="float">
            <text:p>460.379526101</text:p>
          </table:table-cell>
          <table:table-cell office:value-type="float" office:value="562741" calcext:value-type="float">
            <text:p>562741</text:p>
          </table:table-cell>
          <table:table-cell office:value-type="float" office:value="561573" calcext:value-type="float">
            <text:p>561573</text:p>
          </table:table-cell>
          <table:table-cell office:value-type="float" office:value="0.100124029336797" calcext:value-type="float">
            <text:p>0.100124029336797</text:p>
          </table:table-cell>
        </table:table-row>
        <table:table-row table:style-name="ro1">
          <table:table-cell office:value-type="float" office:value="460.552943382" calcext:value-type="float">
            <text:p>460.552943382</text:p>
          </table:table-cell>
          <table:table-cell office:value-type="float" office:value="563957" calcext:value-type="float">
            <text:p>563957</text:p>
          </table:table-cell>
          <table:table-cell office:value-type="float" office:value="562741" calcext:value-type="float">
            <text:p>562741</text:p>
          </table:table-cell>
          <table:table-cell office:value-type="float" office:value="0.100090531596339" calcext:value-type="float">
            <text:p>0.100090531596339</text:p>
          </table:table-cell>
        </table:table-row>
        <table:table-row table:style-name="ro1">
          <table:table-cell office:value-type="float" office:value="460.721533291" calcext:value-type="float">
            <text:p>460.721533291</text:p>
          </table:table-cell>
          <table:table-cell office:value-type="float" office:value="565101" calcext:value-type="float">
            <text:p>565101</text:p>
          </table:table-cell>
          <table:table-cell office:value-type="float" office:value="563957" calcext:value-type="float">
            <text:p>563957</text:p>
          </table:table-cell>
          <table:table-cell office:value-type="float" office:value="0.100055049082458" calcext:value-type="float">
            <text:p>0.100055049082458</text:p>
          </table:table-cell>
        </table:table-row>
        <table:table-row table:style-name="ro1">
          <table:table-cell office:value-type="float" office:value="460.887795776001" calcext:value-type="float">
            <text:p>460.887795776001</text:p>
          </table:table-cell>
          <table:table-cell office:value-type="float" office:value="566181" calcext:value-type="float">
            <text:p>566181</text:p>
          </table:table-cell>
          <table:table-cell office:value-type="float" office:value="565101" calcext:value-type="float">
            <text:p>565101</text:p>
          </table:table-cell>
          <table:table-cell office:value-type="float" office:value="0.100017986291585" calcext:value-type="float">
            <text:p>0.100017986291585</text:p>
          </table:table-cell>
        </table:table-row>
        <table:table-row table:style-name="ro1">
          <table:table-cell office:value-type="float" office:value="461.050145181001" calcext:value-type="float">
            <text:p>461.050145181001</text:p>
          </table:table-cell>
          <table:table-cell office:value-type="float" office:value="567179" calcext:value-type="float">
            <text:p>567179</text:p>
          </table:table-cell>
          <table:table-cell office:value-type="float" office:value="566181" calcext:value-type="float">
            <text:p>566181</text:p>
          </table:table-cell>
          <table:table-cell office:value-type="float" office:value="0.0999840004940885" calcext:value-type="float">
            <text:p>0.0999840004940885</text:p>
          </table:table-cell>
        </table:table-row>
        <table:table-row table:style-name="ro1">
          <table:table-cell office:value-type="float" office:value="461.21868849" calcext:value-type="float">
            <text:p>461.21868849</text:p>
          </table:table-cell>
          <table:table-cell office:value-type="float" office:value="568149" calcext:value-type="float">
            <text:p>568149</text:p>
          </table:table-cell>
          <table:table-cell office:value-type="float" office:value="567179" calcext:value-type="float">
            <text:p>567179</text:p>
          </table:table-cell>
          <table:table-cell office:value-type="float" office:value="0.0999481463705366" calcext:value-type="float">
            <text:p>0.0999481463705366</text:p>
          </table:table-cell>
        </table:table-row>
        <table:table-row table:style-name="ro1">
          <table:table-cell office:value-type="float" office:value="461.389037608001" calcext:value-type="float">
            <text:p>461.389037608001</text:p>
          </table:table-cell>
          <table:table-cell office:value-type="float" office:value="569050" calcext:value-type="float">
            <text:p>569050</text:p>
          </table:table-cell>
          <table:table-cell office:value-type="float" office:value="568149" calcext:value-type="float">
            <text:p>568149</text:p>
          </table:table-cell>
          <table:table-cell office:value-type="float" office:value="0.0999108051033692" calcext:value-type="float">
            <text:p>0.0999108051033692</text:p>
          </table:table-cell>
        </table:table-row>
        <table:table-row table:style-name="ro1">
          <table:table-cell office:value-type="float" office:value="461.565118238001" calcext:value-type="float">
            <text:p>461.565118238001</text:p>
          </table:table-cell>
          <table:table-cell office:value-type="float" office:value="569888" calcext:value-type="float">
            <text:p>569888</text:p>
          </table:table-cell>
          <table:table-cell office:value-type="float" office:value="569050" calcext:value-type="float">
            <text:p>569050</text:p>
          </table:table-cell>
          <table:table-cell office:value-type="float" office:value="0.0998722816287608" calcext:value-type="float">
            <text:p>0.0998722816287608</text:p>
          </table:table-cell>
        </table:table-row>
        <table:table-row table:style-name="ro1">
          <table:table-cell office:value-type="float" office:value="461.738035514" calcext:value-type="float">
            <text:p>461.738035514</text:p>
          </table:table-cell>
          <table:table-cell office:value-type="float" office:value="570613" calcext:value-type="float">
            <text:p>570613</text:p>
          </table:table-cell>
          <table:table-cell office:value-type="float" office:value="569888" calcext:value-type="float">
            <text:p>569888</text:p>
          </table:table-cell>
          <table:table-cell office:value-type="float" office:value="0.0998371404308804" calcext:value-type="float">
            <text:p>0.0998371404308804</text:p>
          </table:table-cell>
        </table:table-row>
        <table:table-row table:style-name="ro1">
          <table:table-cell office:value-type="float" office:value="461.926479173" calcext:value-type="float">
            <text:p>461.926479173</text:p>
          </table:table-cell>
          <table:table-cell office:value-type="float" office:value="571284" calcext:value-type="float">
            <text:p>571284</text:p>
          </table:table-cell>
          <table:table-cell office:value-type="float" office:value="570613" calcext:value-type="float">
            <text:p>570613</text:p>
          </table:table-cell>
          <table:table-cell office:value-type="float" office:value="0.099800388254583" calcext:value-type="float">
            <text:p>0.099800388254583</text:p>
          </table:table-cell>
        </table:table-row>
        <table:table-row table:style-name="ro1">
          <table:table-cell office:value-type="float" office:value="462.102285339" calcext:value-type="float">
            <text:p>462.102285339</text:p>
          </table:table-cell>
          <table:table-cell office:value-type="float" office:value="571791" calcext:value-type="float">
            <text:p>571791</text:p>
          </table:table-cell>
          <table:table-cell office:value-type="float" office:value="571284" calcext:value-type="float">
            <text:p>571284</text:p>
          </table:table-cell>
          <table:table-cell office:value-type="float" office:value="0.0997623547786339" calcext:value-type="float">
            <text:p>0.0997623547786339</text:p>
          </table:table-cell>
        </table:table-row>
        <table:table-row table:style-name="ro1">
          <table:table-cell office:value-type="float" office:value="462.240547931" calcext:value-type="float">
            <text:p>462.240547931</text:p>
          </table:table-cell>
          <table:table-cell office:value-type="float" office:value="572107" calcext:value-type="float">
            <text:p>572107</text:p>
          </table:table-cell>
          <table:table-cell office:value-type="float" office:value="571791" calcext:value-type="float">
            <text:p>571791</text:p>
          </table:table-cell>
          <table:table-cell office:value-type="float" office:value="0.0997276149335371" calcext:value-type="float">
            <text:p>0.0997276149335371</text:p>
          </table:table-cell>
        </table:table-row>
        <table:table-row table:style-name="ro1">
          <table:table-cell office:value-type="float" office:value="462.35089255" calcext:value-type="float">
            <text:p>462.35089255</text:p>
          </table:table-cell>
          <table:table-cell office:value-type="float" office:value="572307" calcext:value-type="float">
            <text:p>572307</text:p>
          </table:table-cell>
          <table:table-cell office:value-type="float" office:value="572107" calcext:value-type="float">
            <text:p>572107</text:p>
          </table:table-cell>
          <table:table-cell office:value-type="float" office:value="0.0996955118602496" calcext:value-type="float">
            <text:p>0.0996955118602496</text:p>
          </table:table-cell>
        </table:table-row>
        <table:table-row table:style-name="ro1">
          <table:table-cell office:value-type="float" office:value="462.527213203" calcext:value-type="float">
            <text:p>462.527213203</text:p>
          </table:table-cell>
          <table:table-cell office:value-type="float" office:value="572525" calcext:value-type="float">
            <text:p>572525</text:p>
          </table:table-cell>
          <table:table-cell office:value-type="float" office:value="572307" calcext:value-type="float">
            <text:p>572307</text:p>
          </table:table-cell>
          <table:table-cell office:value-type="float" office:value="0.0996612126037341" calcext:value-type="float">
            <text:p>0.0996612126037341</text:p>
          </table:table-cell>
        </table:table-row>
        <table:table-row table:style-name="ro1">
          <table:table-cell office:value-type="float" office:value="462.703368304001" calcext:value-type="float">
            <text:p>462.703368304001</text:p>
          </table:table-cell>
          <table:table-cell office:value-type="float" office:value="572621" calcext:value-type="float">
            <text:p>572621</text:p>
          </table:table-cell>
          <table:table-cell office:value-type="float" office:value="572525" calcext:value-type="float">
            <text:p>572525</text:p>
          </table:table-cell>
          <table:table-cell office:value-type="float" office:value="0.0996251638546136" calcext:value-type="float">
            <text:p>0.0996251638546136</text:p>
          </table:table-cell>
        </table:table-row>
        <table:table-row table:style-name="ro1">
          <table:table-cell office:value-type="float" office:value="462.868621660001" calcext:value-type="float">
            <text:p>462.868621660001</text:p>
          </table:table-cell>
          <table:table-cell office:value-type="float" office:value="572601" calcext:value-type="float">
            <text:p>572601</text:p>
          </table:table-cell>
          <table:table-cell office:value-type="float" office:value="572621" calcext:value-type="float">
            <text:p>572621</text:p>
          </table:table-cell>
          <table:table-cell office:value-type="float" office:value="0.0995877229557186" calcext:value-type="float">
            <text:p>0.0995877229557186</text:p>
          </table:table-cell>
        </table:table-row>
        <table:table-row table:style-name="ro1">
          <table:table-cell office:value-type="float" office:value="463.038234572" calcext:value-type="float">
            <text:p>463.038234572</text:p>
          </table:table-cell>
          <table:table-cell office:value-type="float" office:value="572471" calcext:value-type="float">
            <text:p>572471</text:p>
          </table:table-cell>
          <table:table-cell office:value-type="float" office:value="572601" calcext:value-type="float">
            <text:p>572601</text:p>
          </table:table-cell>
          <table:table-cell office:value-type="float" office:value="0.0995534720754026" calcext:value-type="float">
            <text:p>0.0995534720754026</text:p>
          </table:table-cell>
        </table:table-row>
        <table:table-row table:style-name="ro1">
          <table:table-cell office:value-type="float" office:value="463.205803093" calcext:value-type="float">
            <text:p>463.205803093</text:p>
          </table:table-cell>
          <table:table-cell office:value-type="float" office:value="572238" calcext:value-type="float">
            <text:p>572238</text:p>
          </table:table-cell>
          <table:table-cell office:value-type="float" office:value="572471" calcext:value-type="float">
            <text:p>572471</text:p>
          </table:table-cell>
          <table:table-cell office:value-type="float" office:value="0.0995174806199246" calcext:value-type="float">
            <text:p>0.0995174806199246</text:p>
          </table:table-cell>
        </table:table-row>
        <table:table-row table:style-name="ro1">
          <table:table-cell office:value-type="float" office:value="463.36631406" calcext:value-type="float">
            <text:p>463.36631406</text:p>
          </table:table-cell>
          <table:table-cell office:value-type="float" office:value="571921" calcext:value-type="float">
            <text:p>571921</text:p>
          </table:table-cell>
          <table:table-cell office:value-type="float" office:value="572238" calcext:value-type="float">
            <text:p>572238</text:p>
          </table:table-cell>
          <table:table-cell office:value-type="float" office:value="0.0994801041245296" calcext:value-type="float">
            <text:p>0.0994801041245296</text:p>
          </table:table-cell>
        </table:table-row>
        <table:table-row table:style-name="ro1">
          <table:table-cell office:value-type="float" office:value="463.52998122" calcext:value-type="float">
            <text:p>463.52998122</text:p>
          </table:table-cell>
          <table:table-cell office:value-type="float" office:value="571507" calcext:value-type="float">
            <text:p>571507</text:p>
          </table:table-cell>
          <table:table-cell office:value-type="float" office:value="571921" calcext:value-type="float">
            <text:p>571921</text:p>
          </table:table-cell>
          <table:table-cell office:value-type="float" office:value="0.0994459140422835" calcext:value-type="float">
            <text:p>0.0994459140422835</text:p>
          </table:table-cell>
        </table:table-row>
        <table:table-row table:style-name="ro1">
          <table:table-cell office:value-type="float" office:value="463.698704984" calcext:value-type="float">
            <text:p>463.698704984</text:p>
          </table:table-cell>
          <table:table-cell office:value-type="float" office:value="570993" calcext:value-type="float">
            <text:p>570993</text:p>
          </table:table-cell>
          <table:table-cell office:value-type="float" office:value="571507" calcext:value-type="float">
            <text:p>571507</text:p>
          </table:table-cell>
          <table:table-cell office:value-type="float" office:value="0.0994099897577802" calcext:value-type="float">
            <text:p>0.0994099897577802</text:p>
          </table:table-cell>
        </table:table-row>
        <table:table-row table:style-name="ro1">
          <table:table-cell office:value-type="float" office:value="463.866743600001" calcext:value-type="float">
            <text:p>463.866743600001</text:p>
          </table:table-cell>
          <table:table-cell office:value-type="float" office:value="570400" calcext:value-type="float">
            <text:p>570400</text:p>
          </table:table-cell>
          <table:table-cell office:value-type="float" office:value="570993" calcext:value-type="float">
            <text:p>570993</text:p>
          </table:table-cell>
          <table:table-cell office:value-type="float" office:value="0.0993726855076909" calcext:value-type="float">
            <text:p>0.0993726855076909</text:p>
          </table:table-cell>
        </table:table-row>
        <table:table-row table:style-name="ro1">
          <table:table-cell office:value-type="float" office:value="464.028797834" calcext:value-type="float">
            <text:p>464.028797834</text:p>
          </table:table-cell>
          <table:table-cell office:value-type="float" office:value="569759" calcext:value-type="float">
            <text:p>569759</text:p>
          </table:table-cell>
          <table:table-cell office:value-type="float" office:value="570400" calcext:value-type="float">
            <text:p>570400</text:p>
          </table:table-cell>
          <table:table-cell office:value-type="float" office:value="0.0993385624669679" calcext:value-type="float">
            <text:p>0.0993385624669679</text:p>
          </table:table-cell>
        </table:table-row>
        <table:table-row table:style-name="ro1">
          <table:table-cell office:value-type="float" office:value="464.196461696" calcext:value-type="float">
            <text:p>464.196461696</text:p>
          </table:table-cell>
          <table:table-cell office:value-type="float" office:value="569033" calcext:value-type="float">
            <text:p>569033</text:p>
          </table:table-cell>
          <table:table-cell office:value-type="float" office:value="569759" calcext:value-type="float">
            <text:p>569759</text:p>
          </table:table-cell>
          <table:table-cell office:value-type="float" office:value="0.0993027102882974" calcext:value-type="float">
            <text:p>0.0993027102882974</text:p>
          </table:table-cell>
        </table:table-row>
        <table:table-row table:style-name="ro1">
          <table:table-cell office:value-type="float" office:value="464.376571250001" calcext:value-type="float">
            <text:p>464.376571250001</text:p>
          </table:table-cell>
          <table:table-cell office:value-type="float" office:value="568194" calcext:value-type="float">
            <text:p>568194</text:p>
          </table:table-cell>
          <table:table-cell office:value-type="float" office:value="569033" calcext:value-type="float">
            <text:p>569033</text:p>
          </table:table-cell>
          <table:table-cell office:value-type="float" office:value="0.0992654821715989" calcext:value-type="float">
            <text:p>0.0992654821715989</text:p>
          </table:table-cell>
        </table:table-row>
        <table:table-row table:style-name="ro1">
          <table:table-cell office:value-type="float" office:value="464.553677753001" calcext:value-type="float">
            <text:p>464.553677753001</text:p>
          </table:table-cell>
          <table:table-cell office:value-type="float" office:value="567321" calcext:value-type="float">
            <text:p>567321</text:p>
          </table:table-cell>
          <table:table-cell office:value-type="float" office:value="568194" calcext:value-type="float">
            <text:p>568194</text:p>
          </table:table-cell>
          <table:table-cell office:value-type="float" office:value="0.0992314292530051" calcext:value-type="float">
            <text:p>0.0992314292530051</text:p>
          </table:table-cell>
        </table:table-row>
        <table:table-row table:style-name="ro1">
          <table:table-cell office:value-type="float" office:value="464.660035022001" calcext:value-type="float">
            <text:p>464.660035022001</text:p>
          </table:table-cell>
          <table:table-cell office:value-type="float" office:value="566779" calcext:value-type="float">
            <text:p>566779</text:p>
          </table:table-cell>
          <table:table-cell office:value-type="float" office:value="567321" calcext:value-type="float">
            <text:p>567321</text:p>
          </table:table-cell>
          <table:table-cell office:value-type="float" office:value="0.0991956515850053" calcext:value-type="float">
            <text:p>0.0991956515850053</text:p>
          </table:table-cell>
        </table:table-row>
        <table:table-row table:style-name="ro1">
          <table:table-cell office:value-type="float" office:value="464.918678702001" calcext:value-type="float">
            <text:p>464.918678702001</text:p>
          </table:table-cell>
          <table:table-cell office:value-type="float" office:value="565429" calcext:value-type="float">
            <text:p>565429</text:p>
          </table:table-cell>
          <table:table-cell office:value-type="float" office:value="566779" calcext:value-type="float">
            <text:p>566779</text:p>
          </table:table-cell>
          <table:table-cell office:value-type="float" office:value="0.099158501466024" calcext:value-type="float">
            <text:p>0.099158501466024</text:p>
          </table:table-cell>
        </table:table-row>
        <table:table-row table:style-name="ro1">
          <table:table-cell office:value-type="float" office:value="465.090235836001" calcext:value-type="float">
            <text:p>465.090235836001</text:p>
          </table:table-cell>
          <table:table-cell office:value-type="float" office:value="564523" calcext:value-type="float">
            <text:p>564523</text:p>
          </table:table-cell>
          <table:table-cell office:value-type="float" office:value="565429" calcext:value-type="float">
            <text:p>565429</text:p>
          </table:table-cell>
          <table:table-cell office:value-type="float" office:value="0.0991202607253149" calcext:value-type="float">
            <text:p>0.0991202607253149</text:p>
          </table:table-cell>
        </table:table-row>
        <table:table-row table:style-name="ro1">
          <table:table-cell office:value-type="float" office:value="465.267955045" calcext:value-type="float">
            <text:p>465.267955045</text:p>
          </table:table-cell>
          <table:table-cell office:value-type="float" office:value="563592" calcext:value-type="float">
            <text:p>563592</text:p>
          </table:table-cell>
          <table:table-cell office:value-type="float" office:value="564523" calcext:value-type="float">
            <text:p>564523</text:p>
          </table:table-cell>
          <table:table-cell office:value-type="float" office:value="0.0990811548168111" calcext:value-type="float">
            <text:p>0.0990811548168111</text:p>
          </table:table-cell>
        </table:table-row>
        <table:table-row table:style-name="ro1">
          <table:table-cell office:value-type="float" office:value="465.407660595" calcext:value-type="float">
            <text:p>465.407660595</text:p>
          </table:table-cell>
          <table:table-cell office:value-type="float" office:value="562874" calcext:value-type="float">
            <text:p>562874</text:p>
          </table:table-cell>
          <table:table-cell office:value-type="float" office:value="563592" calcext:value-type="float">
            <text:p>563592</text:p>
          </table:table-cell>
          <table:table-cell office:value-type="float" office:value="0.099475631228207" calcext:value-type="float">
            <text:p>0.099475631228207</text:p>
          </table:table-cell>
        </table:table-row>
        <table:table-row table:style-name="ro1">
          <table:table-cell office:value-type="float" office:value="465.590463779" calcext:value-type="float">
            <text:p>465.590463779</text:p>
          </table:table-cell>
          <table:table-cell office:value-type="float" office:value="561964" calcext:value-type="float">
            <text:p>561964</text:p>
          </table:table-cell>
          <table:table-cell office:value-type="float" office:value="562874" calcext:value-type="float">
            <text:p>562874</text:p>
          </table:table-cell>
          <table:table-cell office:value-type="float" office:value="0.0997825251845858" calcext:value-type="float">
            <text:p>0.0997825251845858</text:p>
          </table:table-cell>
        </table:table-row>
        <table:table-row table:style-name="ro1">
          <table:table-cell office:value-type="float" office:value="465.770666255001" calcext:value-type="float">
            <text:p>465.770666255001</text:p>
          </table:table-cell>
          <table:table-cell office:value-type="float" office:value="561115" calcext:value-type="float">
            <text:p>561115</text:p>
          </table:table-cell>
          <table:table-cell office:value-type="float" office:value="561964" calcext:value-type="float">
            <text:p>561964</text:p>
          </table:table-cell>
          <table:table-cell office:value-type="float" office:value="0.100019360641761" calcext:value-type="float">
            <text:p>0.100019360641761</text:p>
          </table:table-cell>
        </table:table-row>
        <table:table-row table:style-name="ro1">
          <table:table-cell office:value-type="float" office:value="465.941967268001" calcext:value-type="float">
            <text:p>465.941967268001</text:p>
          </table:table-cell>
          <table:table-cell office:value-type="float" office:value="560362" calcext:value-type="float">
            <text:p>560362</text:p>
          </table:table-cell>
          <table:table-cell office:value-type="float" office:value="561115" calcext:value-type="float">
            <text:p>561115</text:p>
          </table:table-cell>
          <table:table-cell office:value-type="float" office:value="0.100204491949835" calcext:value-type="float">
            <text:p>0.100204491949835</text:p>
          </table:table-cell>
        </table:table-row>
        <table:table-row table:style-name="ro1">
          <table:table-cell office:value-type="float" office:value="466.129245488" calcext:value-type="float">
            <text:p>466.129245488</text:p>
          </table:table-cell>
          <table:table-cell office:value-type="float" office:value="559614" calcext:value-type="float">
            <text:p>559614</text:p>
          </table:table-cell>
          <table:table-cell office:value-type="float" office:value="555342" calcext:value-type="float">
            <text:p>555342</text:p>
          </table:table-cell>
          <table:table-cell office:value-type="float" office:value="0.100343928467554" calcext:value-type="float">
            <text:p>0.100343928467554</text:p>
          </table:table-cell>
        </table:table-row>
        <table:table-row table:style-name="ro1">
          <table:table-cell office:value-type="float" office:value="466.298458679001" calcext:value-type="float">
            <text:p>466.298458679001</text:p>
          </table:table-cell>
          <table:table-cell office:value-type="float" office:value="559015" calcext:value-type="float">
            <text:p>559015</text:p>
          </table:table-cell>
          <table:table-cell office:value-type="float" office:value="559614" calcext:value-type="float">
            <text:p>559614</text:p>
          </table:table-cell>
          <table:table-cell office:value-type="float" office:value="0.100446816593785" calcext:value-type="float">
            <text:p>0.100446816593785</text:p>
          </table:table-cell>
        </table:table-row>
        <table:table-row table:style-name="ro1">
          <table:table-cell office:value-type="float" office:value="466.466623149" calcext:value-type="float">
            <text:p>466.466623149</text:p>
          </table:table-cell>
          <table:table-cell office:value-type="float" office:value="558501" calcext:value-type="float">
            <text:p>558501</text:p>
          </table:table-cell>
          <table:table-cell office:value-type="float" office:value="559015" calcext:value-type="float">
            <text:p>559015</text:p>
          </table:table-cell>
          <table:table-cell office:value-type="float" office:value="0.100520473438049" calcext:value-type="float">
            <text:p>0.100520473438049</text:p>
          </table:table-cell>
        </table:table-row>
        <table:table-row table:style-name="ro1">
          <table:table-cell office:value-type="float" office:value="466.637435658" calcext:value-type="float">
            <text:p>466.637435658</text:p>
          </table:table-cell>
          <table:table-cell office:value-type="float" office:value="558070" calcext:value-type="float">
            <text:p>558070</text:p>
          </table:table-cell>
          <table:table-cell office:value-type="float" office:value="558501" calcext:value-type="float">
            <text:p>558501</text:p>
          </table:table-cell>
          <table:table-cell office:value-type="float" office:value="0.100575074868818" calcext:value-type="float">
            <text:p>0.100575074868818</text:p>
          </table:table-cell>
        </table:table-row>
        <table:table-row table:style-name="ro1">
          <table:table-cell office:value-type="float" office:value="466.816823546001" calcext:value-type="float">
            <text:p>466.816823546001</text:p>
          </table:table-cell>
          <table:table-cell office:value-type="float" office:value="557724" calcext:value-type="float">
            <text:p>557724</text:p>
          </table:table-cell>
          <table:table-cell office:value-type="float" office:value="558070" calcext:value-type="float">
            <text:p>558070</text:p>
          </table:table-cell>
          <table:table-cell office:value-type="float" office:value="0.100610113485622" calcext:value-type="float">
            <text:p>0.1006101134856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7T13:18:50.263920207</dc:date>
    <meta:editing-duration>PT1H9M47S</meta:editing-duration>
    <meta:editing-cycles>1</meta:editing-cycles>
    <meta:document-statistic meta:table-count="1" meta:cell-count="11999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161cm" svg:height="20.215cm" xlink:href=".." xlink:type="simple" chart:class="chart:scatter" chart:style-name="ch1">
        <chart:legend chart:legend-position="end" svg:x="34.309cm" svg:y="9.808cm" style:legend-expansion="high" chart:style-name="ch2"/>
        <chart:plot-area chart:style-name="ch3" table:cell-range-address="data.A100:data.A3000 data.D100:data.D3000" svg:x="0.847cm" svg:y="1.009cm" svg:width="27.473cm" svg:height="18.348cm">
          <chart:coordinate-region svg:x="1.759cm" svg:y="1.209cm" svg:width="26.281cm" svg:height="17.5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D100:data.D3000" chart:class="chart:scatter">
            <chart:domain table:cell-range-address="data.A100:data.A3000"/>
            <chart:data-point chart:repeated="29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1582740640006">
                <text:p>14.1582740640006</text:p>
                <draw:g>
                  <svg:desc>data.A100:data.A3000</svg:desc>
                </draw:g>
              </table:table-cell>
              <table:table-cell office:value-type="float" office:value="0.0753410742922911">
                <text:p>0.0753410742922911</text:p>
                <draw:g>
                  <svg:desc>data.D100:data.D3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2982562540001">
                <text:p>14.2982562540001</text:p>
              </table:table-cell>
              <table:table-cell office:value-type="float" office:value="0.0745585737195472">
                <text:p>0.0745585737195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4492906300002">
                <text:p>14.4492906300002</text:p>
              </table:table-cell>
              <table:table-cell office:value-type="float" office:value="0.0738312561387583">
                <text:p>0.0738312561387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5925505730002">
                <text:p>14.5925505730002</text:p>
              </table:table-cell>
              <table:table-cell office:value-type="float" office:value="0.0730510188970207">
                <text:p>0.0730510188970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7309397830004">
                <text:p>14.7309397830004</text:p>
              </table:table-cell>
              <table:table-cell office:value-type="float" office:value="0.0723297040065054">
                <text:p>0.0723297040065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8796721240005">
                <text:p>14.8796721240005</text:p>
              </table:table-cell>
              <table:table-cell office:value-type="float" office:value="0.0715623933421906">
                <text:p>0.0715623933421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02478875">
                <text:p>15.02478875</text:p>
              </table:table-cell>
              <table:table-cell office:value-type="float" office:value="0.0708553568506233">
                <text:p>0.0708553568506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713986459999">
                <text:p>15.1713986459999</text:p>
              </table:table-cell>
              <table:table-cell office:value-type="float" office:value="0.0835299230643912">
                <text:p>0.0835299230643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318165224">
                <text:p>15.318165224</text:p>
              </table:table-cell>
              <table:table-cell office:value-type="float" office:value="0.0934906051181797">
                <text:p>0.0934906051181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699339170002">
                <text:p>15.4699339170002</text:p>
              </table:table-cell>
              <table:table-cell office:value-type="float" office:value="0.101108273568228">
                <text:p>0.101108273568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6190280710007">
                <text:p>15.6190280710007</text:p>
              </table:table-cell>
              <table:table-cell office:value-type="float" office:value="0.107030409704256">
                <text:p>0.107030409704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7758737490003">
                <text:p>15.7758737490003</text:p>
              </table:table-cell>
              <table:table-cell office:value-type="float" office:value="0.111430779376308">
                <text:p>0.111430779376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9286554590008">
                <text:p>15.9286554590008</text:p>
              </table:table-cell>
              <table:table-cell office:value-type="float" office:value="0.114785649142072">
                <text:p>0.114785649142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040839630005">
                <text:p>16.1040839630005</text:p>
              </table:table-cell>
              <table:table-cell office:value-type="float" office:value="0.11714497500986">
                <text:p>0.11714497500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2593255000002">
                <text:p>16.2593255000002</text:p>
              </table:table-cell>
              <table:table-cell office:value-type="float" office:value="0.11887321271229">
                <text:p>0.118873212712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4631313490008">
                <text:p>16.4631313490008</text:p>
              </table:table-cell>
              <table:table-cell office:value-type="float" office:value="0.119789928194524">
                <text:p>0.119789928194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6205245620004">
                <text:p>16.6205245620004</text:p>
              </table:table-cell>
              <table:table-cell office:value-type="float" office:value="0.120371819856232">
                <text:p>0.120371819856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7596192210003">
                <text:p>16.7596192210003</text:p>
              </table:table-cell>
              <table:table-cell office:value-type="float" office:value="0.120687699787425">
                <text:p>0.120687699787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9199304940003">
                <text:p>16.9199304940003</text:p>
              </table:table-cell>
              <table:table-cell office:value-type="float" office:value="0.120646545372109">
                <text:p>0.120646545372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0733554100007">
                <text:p>17.0733554100007</text:p>
              </table:table-cell>
              <table:table-cell office:value-type="float" office:value="0.120326760107211">
                <text:p>0.1203267601072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2211153180006">
                <text:p>17.2211153180006</text:p>
              </table:table-cell>
              <table:table-cell office:value-type="float" office:value="0.119930047139023">
                <text:p>0.1199300471390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3782150610004">
                <text:p>17.3782150610004</text:p>
              </table:table-cell>
              <table:table-cell office:value-type="float" office:value="0.119335850576716">
                <text:p>0.119335850576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5383477740006">
                <text:p>17.5383477740006</text:p>
              </table:table-cell>
              <table:table-cell office:value-type="float" office:value="0.118724494414861">
                <text:p>0.1187244944148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6895357670001">
                <text:p>17.6895357670001</text:p>
              </table:table-cell>
              <table:table-cell office:value-type="float" office:value="0.117968101279015">
                <text:p>0.117968101279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8341491850006">
                <text:p>17.8341491850006</text:p>
              </table:table-cell>
              <table:table-cell office:value-type="float" office:value="0.117231623880355">
                <text:p>0.117231623880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9859342420004">
                <text:p>17.9859342420004</text:p>
              </table:table-cell>
              <table:table-cell office:value-type="float" office:value="0.116384169160781">
                <text:p>0.1163841691607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1352756120004">
                <text:p>18.1352756120004</text:p>
              </table:table-cell>
              <table:table-cell office:value-type="float" office:value="0.115579245440984">
                <text:p>0.1155792454409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2878144140004">
                <text:p>18.2878144140004</text:p>
              </table:table-cell>
              <table:table-cell office:value-type="float" office:value="0.11468561857501">
                <text:p>0.11468561857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4437703820004">
                <text:p>18.4437703820004</text:p>
              </table:table-cell>
              <table:table-cell office:value-type="float" office:value="0.11384794237382">
                <text:p>0.113847942373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595715812">
                <text:p>18.595715812</text:p>
              </table:table-cell>
              <table:table-cell office:value-type="float" office:value="0.112936277396324">
                <text:p>0.1129362773963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7332114830006">
                <text:p>18.7332114830006</text:p>
              </table:table-cell>
              <table:table-cell office:value-type="float" office:value="0.112088152351842">
                <text:p>0.112088152351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8790143600008">
                <text:p>18.8790143600008</text:p>
              </table:table-cell>
              <table:table-cell office:value-type="float" office:value="0.111175898225559">
                <text:p>0.1111758982255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0292949490004">
                <text:p>19.0292949490004</text:p>
              </table:table-cell>
              <table:table-cell office:value-type="float" office:value="0.110331092911998">
                <text:p>0.110331092911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1770172400002">
                <text:p>19.1770172400002</text:p>
              </table:table-cell>
              <table:table-cell office:value-type="float" office:value="0.10942889549362">
                <text:p>0.109428895493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3236164640002">
                <text:p>19.3236164640002</text:p>
              </table:table-cell>
              <table:table-cell office:value-type="float" office:value="0.108595747973843">
                <text:p>0.1085957479738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4888871070007">
                <text:p>19.4888871070007</text:p>
              </table:table-cell>
              <table:table-cell office:value-type="float" office:value="0.107709931712408">
                <text:p>0.1077099317124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6449769770006">
                <text:p>19.6449769770006</text:p>
              </table:table-cell>
              <table:table-cell office:value-type="float" office:value="0.106893333970963">
                <text:p>0.1068933339709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7659096060006">
                <text:p>19.7659096060006</text:p>
              </table:table-cell>
              <table:table-cell office:value-type="float" office:value="0.106027487689591">
                <text:p>0.1060274876895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9290105640002">
                <text:p>19.9290105640002</text:p>
              </table:table-cell>
              <table:table-cell office:value-type="float" office:value="0.105230153416979">
                <text:p>0.1052301534169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0769763490007">
                <text:p>20.0769763490007</text:p>
              </table:table-cell>
              <table:table-cell office:value-type="float" office:value="0.104386142935603">
                <text:p>0.1043861429356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2284723470002">
                <text:p>20.2284723470002</text:p>
              </table:table-cell>
              <table:table-cell office:value-type="float" office:value="0.103609416861045">
                <text:p>0.1036094168610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3790881920004">
                <text:p>20.3790881920004</text:p>
              </table:table-cell>
              <table:table-cell office:value-type="float" office:value="0.102788031001274">
                <text:p>0.102788031001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5359344790004">
                <text:p>20.5359344790004</text:p>
              </table:table-cell>
              <table:table-cell office:value-type="float" office:value="0.102032404999039">
                <text:p>0.1020324049990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6869677160003">
                <text:p>20.6869677160003</text:p>
              </table:table-cell>
              <table:table-cell office:value-type="float" office:value="0.101233767136486">
                <text:p>0.1012337671364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.8344067590006">
                <text:p>20.8344067590006</text:p>
              </table:table-cell>
              <table:table-cell office:value-type="float" office:value="0.10049920883114">
                <text:p>0.100499208831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.9861480910004">
                <text:p>20.9861480910004</text:p>
              </table:table-cell>
              <table:table-cell office:value-type="float" office:value="0.0997230385624967">
                <text:p>0.09972303856249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.1404443610008">
                <text:p>21.1404443610008</text:p>
              </table:table-cell>
              <table:table-cell office:value-type="float" office:value="0.0990092000807666">
                <text:p>0.09900920008076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2954003150007">
                <text:p>21.2954003150007</text:p>
              </table:table-cell>
              <table:table-cell office:value-type="float" office:value="0.0982549791122323">
                <text:p>0.0982549791122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.4496225060002">
                <text:p>21.4496225060002</text:p>
              </table:table-cell>
              <table:table-cell office:value-type="float" office:value="0.0975613292613498">
                <text:p>0.09756132926134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6008835870007">
                <text:p>21.6008835870007</text:p>
              </table:table-cell>
              <table:table-cell office:value-type="float" office:value="0.0968284061320846">
                <text:p>0.09682840613208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.741161422">
                <text:p>21.741161422</text:p>
              </table:table-cell>
              <table:table-cell office:value-type="float" office:value="0.0961543136907144">
                <text:p>0.09615431369071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.8970881650002">
                <text:p>21.8970881650002</text:p>
              </table:table-cell>
              <table:table-cell office:value-type="float" office:value="0.09544196947109">
                <text:p>0.095441969471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0407386440002">
                <text:p>22.0407386440002</text:p>
              </table:table-cell>
              <table:table-cell office:value-type="float" office:value="0.0947867553003744">
                <text:p>0.09478675530037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1877163850004">
                <text:p>22.1877163850004</text:p>
              </table:table-cell>
              <table:table-cell office:value-type="float" office:value="0.0940942444229479">
                <text:p>0.0940942444229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.3259418070002">
                <text:p>22.3259418070002</text:p>
              </table:table-cell>
              <table:table-cell office:value-type="float" office:value="0.0934572137201765">
                <text:p>0.09345721372017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.4683937090003">
                <text:p>22.4683937090003</text:p>
              </table:table-cell>
              <table:table-cell office:value-type="float" office:value="0.0927837889941592">
                <text:p>0.09278378899415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.6119679580006">
                <text:p>22.6119679580006</text:p>
              </table:table-cell>
              <table:table-cell office:value-type="float" office:value="0.0921642509262691">
                <text:p>0.09216425092626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.7552298160008">
                <text:p>22.7552298160008</text:p>
              </table:table-cell>
              <table:table-cell office:value-type="float" office:value="0.0915885435981581">
                <text:p>0.0915885435981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.8969637930004">
                <text:p>22.8969637930004</text:p>
              </table:table-cell>
              <table:table-cell office:value-type="float" office:value="0.0909699499227743">
                <text:p>0.09096994992277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.04454695">
                <text:p>23.04454695</text:p>
              </table:table-cell>
              <table:table-cell office:value-type="float" office:value="0.0903971053126688">
                <text:p>0.0903971053126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.157523629">
                <text:p>23.157523629</text:p>
              </table:table-cell>
              <table:table-cell office:value-type="float" office:value="0.0898615438992578">
                <text:p>0.08986154389925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3062780640003">
                <text:p>23.3062780640003</text:p>
              </table:table-cell>
              <table:table-cell office:value-type="float" office:value="0.0892805394672323">
                <text:p>0.0892805394672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.4506554710006">
                <text:p>23.4506554710006</text:p>
              </table:table-cell>
              <table:table-cell office:value-type="float" office:value="0.0887404488898032">
                <text:p>0.0887404488898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.594228123">
                <text:p>23.594228123</text:p>
              </table:table-cell>
              <table:table-cell office:value-type="float" office:value="0.0881597410860915">
                <text:p>0.08815974108609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.7343650100001">
                <text:p>23.7343650100001</text:p>
              </table:table-cell>
              <table:table-cell office:value-type="float" office:value="0.0876218099628903">
                <text:p>0.08762180996289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.8761404790002">
                <text:p>23.8761404790002</text:p>
              </table:table-cell>
              <table:table-cell office:value-type="float" office:value="0.0870466005126851">
                <text:p>0.08704660051268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.0189598850002">
                <text:p>24.0189598850002</text:p>
              </table:table-cell>
              <table:table-cell office:value-type="float" office:value="0.0865149175409498">
                <text:p>0.08651491754094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.1608440850005">
                <text:p>24.1608440850005</text:p>
              </table:table-cell>
              <table:table-cell office:value-type="float" office:value="0.0859483357064">
                <text:p>0.0859483357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.2982317940005">
                <text:p>24.2982317940005</text:p>
              </table:table-cell>
              <table:table-cell office:value-type="float" office:value="0.0854253352317867">
                <text:p>0.08542533523178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.453619719">
                <text:p>24.453619719</text:p>
              </table:table-cell>
              <table:table-cell office:value-type="float" office:value="0.0849377785588733">
                <text:p>0.08493777855887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5940574200004">
                <text:p>24.5940574200004</text:p>
              </table:table-cell>
              <table:table-cell office:value-type="float" office:value="0.0844111281968929">
                <text:p>0.08441112819689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341130290006">
                <text:p>24.7341130290006</text:p>
              </table:table-cell>
              <table:table-cell office:value-type="float" office:value="0.0839223451804651">
                <text:p>0.08392234518046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8762992830007">
                <text:p>24.8762992830007</text:p>
              </table:table-cell>
              <table:table-cell office:value-type="float" office:value="0.0915281200468111">
                <text:p>0.0915281200468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0179730130003">
                <text:p>25.0179730130003</text:p>
              </table:table-cell>
              <table:table-cell office:value-type="float" office:value="0.0975139940131574">
                <text:p>0.09751399401315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1578362400005">
                <text:p>25.1578362400005</text:p>
              </table:table-cell>
              <table:table-cell office:value-type="float" office:value="0.102204743597623">
                <text:p>0.1022047435976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.2948878090001">
                <text:p>25.2948878090001</text:p>
              </table:table-cell>
              <table:table-cell office:value-type="float" office:value="0.105763794878098">
                <text:p>0.1057637948780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4328115440003">
                <text:p>25.4328115440003</text:p>
              </table:table-cell>
              <table:table-cell office:value-type="float" office:value="0.108515418372598">
                <text:p>0.108515418372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5681601120004">
                <text:p>25.5681601120004</text:p>
              </table:table-cell>
              <table:table-cell office:value-type="float" office:value="0.110527749717841">
                <text:p>0.1105277497178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7022296110008">
                <text:p>25.7022296110008</text:p>
              </table:table-cell>
              <table:table-cell office:value-type="float" office:value="0.112044247018368">
                <text:p>0.1120442470183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8406581000008">
                <text:p>25.8406581000008</text:p>
              </table:table-cell>
              <table:table-cell office:value-type="float" office:value="0.1131648093794">
                <text:p>0.11316480937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9758657970006">
                <text:p>25.9758657970006</text:p>
              </table:table-cell>
              <table:table-cell office:value-type="float" office:value="0.113878151005465">
                <text:p>0.1138781510054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.1227439650002">
                <text:p>26.1227439650002</text:p>
              </table:table-cell>
              <table:table-cell office:value-type="float" office:value="0.114358334757861">
                <text:p>0.1143583347578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.2612928050003">
                <text:p>26.2612928050003</text:p>
              </table:table-cell>
              <table:table-cell office:value-type="float" office:value="0.114563590883212">
                <text:p>0.1145635908832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.4118797800002">
                <text:p>26.4118797800002</text:p>
              </table:table-cell>
              <table:table-cell office:value-type="float" office:value="0.114639378453696">
                <text:p>0.114639378453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5151907880008">
                <text:p>26.5151907880008</text:p>
              </table:table-cell>
              <table:table-cell office:value-type="float" office:value="0.114612266121735">
                <text:p>0.1146122661217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6507158080003">
                <text:p>26.6507158080003</text:p>
              </table:table-cell>
              <table:table-cell office:value-type="float" office:value="0.114503501110316">
                <text:p>0.1145035011103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7905964890006">
                <text:p>26.7905964890006</text:p>
              </table:table-cell>
              <table:table-cell office:value-type="float" office:value="0.114244310322215">
                <text:p>0.1142443103222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938920259">
                <text:p>26.938920259</text:p>
              </table:table-cell>
              <table:table-cell office:value-type="float" office:value="0.113951839235216">
                <text:p>0.1139518392352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0762241420007">
                <text:p>27.0762241420007</text:p>
              </table:table-cell>
              <table:table-cell office:value-type="float" office:value="0.113549531089665">
                <text:p>0.1135495310896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210871067">
                <text:p>27.210871067</text:p>
              </table:table-cell>
              <table:table-cell office:value-type="float" office:value="0.113144457585487">
                <text:p>0.1131444575854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3440223220005">
                <text:p>27.3440223220005</text:p>
              </table:table-cell>
              <table:table-cell office:value-type="float" office:value="0.112737788290612">
                <text:p>0.1127377882906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478472797">
                <text:p>27.478472797</text:p>
              </table:table-cell>
              <table:table-cell office:value-type="float" office:value="0.112249054161901">
                <text:p>0.1122490541619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6122559570003">
                <text:p>27.6122559570003</text:p>
              </table:table-cell>
              <table:table-cell office:value-type="float" office:value="0.111777265307543">
                <text:p>0.1117772653075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7502780470004">
                <text:p>27.7502780470004</text:p>
              </table:table-cell>
              <table:table-cell office:value-type="float" office:value="0.111319622465012">
                <text:p>0.1113196224650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8921561040006">
                <text:p>27.8921561040006</text:p>
              </table:table-cell>
              <table:table-cell office:value-type="float" office:value="0.110794828406793">
                <text:p>0.1107948284067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0266279590005">
                <text:p>28.0266279590005</text:p>
              </table:table-cell>
              <table:table-cell office:value-type="float" office:value="0.110296512544929">
                <text:p>0.1102965125449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1591063800006">
                <text:p>28.1591063800006</text:p>
              </table:table-cell>
              <table:table-cell office:value-type="float" office:value="0.109819943848893">
                <text:p>0.1098199438488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2922890460004">
                <text:p>28.2922890460004</text:p>
              </table:table-cell>
              <table:table-cell office:value-type="float" office:value="0.109284526507685">
                <text:p>0.1092845265076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4268601740005">
                <text:p>28.4268601740005</text:p>
              </table:table-cell>
              <table:table-cell office:value-type="float" office:value="0.108779934373408">
                <text:p>0.1087799343734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5646809340005">
                <text:p>28.5646809340005</text:p>
              </table:table-cell>
              <table:table-cell office:value-type="float" office:value="0.108225360926288">
                <text:p>0.1082253609262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699495203">
                <text:p>28.699495203</text:p>
              </table:table-cell>
              <table:table-cell office:value-type="float" office:value="0.107707049304411">
                <text:p>0.1077070493044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8403459440005">
                <text:p>28.8403459440005</text:p>
              </table:table-cell>
              <table:table-cell office:value-type="float" office:value="0.107218271022476">
                <text:p>0.1072182710224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9741345259999">
                <text:p>28.9741345259999</text:p>
              </table:table-cell>
              <table:table-cell office:value-type="float" office:value="0.106680540162929">
                <text:p>0.1066805401629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.111684814">
                <text:p>29.111684814</text:p>
              </table:table-cell>
              <table:table-cell office:value-type="float" office:value="0.106177765463676">
                <text:p>0.1061777654636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.2503725700008">
                <text:p>29.2503725700008</text:p>
              </table:table-cell>
              <table:table-cell office:value-type="float" office:value="0.105703458045682">
                <text:p>0.1057034580456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396873742">
                <text:p>29.396873742</text:p>
              </table:table-cell>
              <table:table-cell office:value-type="float" office:value="0.105181323137576">
                <text:p>0.105181323137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.5407961870005">
                <text:p>29.5407961870005</text:p>
              </table:table-cell>
              <table:table-cell office:value-type="float" office:value="0.10469300371554">
                <text:p>0.104693003715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.6422119540002">
                <text:p>29.6422119540002</text:p>
              </table:table-cell>
              <table:table-cell office:value-type="float" office:value="0.104232218672091">
                <text:p>0.1042322186720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.7462944100007">
                <text:p>29.7462944100007</text:p>
              </table:table-cell>
              <table:table-cell office:value-type="float" office:value="0.103793938202979">
                <text:p>0.1037939382029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.8827027220004">
                <text:p>29.8827027220004</text:p>
              </table:table-cell>
              <table:table-cell office:value-type="float" office:value="0.103305420832653">
                <text:p>0.1033054208326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.0270207190006">
                <text:p>30.0270207190006</text:p>
              </table:table-cell>
              <table:table-cell office:value-type="float" office:value="0.102846356868143">
                <text:p>0.1028463568681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.1714002070003">
                <text:p>30.1714002070003</text:p>
              </table:table-cell>
              <table:table-cell office:value-type="float" office:value="0.102343975126621">
                <text:p>0.1023439751266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.3074495570008">
                <text:p>30.3074495570008</text:p>
              </table:table-cell>
              <table:table-cell office:value-type="float" office:value="0.101875180101297">
                <text:p>0.1018751801012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.449786962">
                <text:p>30.449786962</text:p>
              </table:table-cell>
              <table:table-cell office:value-type="float" office:value="0.101433698898313">
                <text:p>0.1014336988983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.5941588410005">
                <text:p>30.5941588410005</text:p>
              </table:table-cell>
              <table:table-cell office:value-type="float" office:value="0.100948939316671">
                <text:p>0.1009489393166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.7490549440008">
                <text:p>30.7490549440008</text:p>
              </table:table-cell>
              <table:table-cell office:value-type="float" office:value="0.1004959935586">
                <text:p>0.10049599355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.9072449690002">
                <text:p>30.9072449690002</text:p>
              </table:table-cell>
              <table:table-cell office:value-type="float" office:value="0.100004637984135">
                <text:p>0.1000046379841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.0652549740007">
                <text:p>31.0652549740007</text:p>
              </table:table-cell>
              <table:table-cell office:value-type="float" office:value="0.0994842298678272">
                <text:p>0.09948422986782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.2208296110002">
                <text:p>31.2208296110002</text:p>
              </table:table-cell>
              <table:table-cell office:value-type="float" office:value="0.0990048596224171">
                <text:p>0.09900485962241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.3772037260005">
                <text:p>31.3772037260005</text:p>
              </table:table-cell>
              <table:table-cell office:value-type="float" office:value="0.0984964921995414">
                <text:p>0.09849649219954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.5389139880008">
                <text:p>31.5389139880008</text:p>
              </table:table-cell>
              <table:table-cell office:value-type="float" office:value="0.0980279629904024">
                <text:p>0.09802796299040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.7014041960001">
                <text:p>31.7014041960001</text:p>
              </table:table-cell>
              <table:table-cell office:value-type="float" office:value="0.097530650647099">
                <text:p>0.0975306506470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.870672221">
                <text:p>31.870672221</text:p>
              </table:table-cell>
              <table:table-cell office:value-type="float" office:value="0.0970118622898311">
                <text:p>0.09701186228983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.0273196080007">
                <text:p>32.0273196080007</text:p>
              </table:table-cell>
              <table:table-cell office:value-type="float" office:value="0.0965369346268175">
                <text:p>0.09653693462681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.1818198790006">
                <text:p>32.1818198790006</text:p>
              </table:table-cell>
              <table:table-cell office:value-type="float" office:value="0.0960383251309211">
                <text:p>0.09603832513092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.351578019">
                <text:p>32.351578019</text:p>
              </table:table-cell>
              <table:table-cell office:value-type="float" office:value="0.0955806601047369">
                <text:p>0.09558066010473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.5101646920002">
                <text:p>32.5101646920002</text:p>
              </table:table-cell>
              <table:table-cell office:value-type="float" office:value="0.0950980684564603">
                <text:p>0.09509806845646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.6671639430006">
                <text:p>32.6671639430006</text:p>
              </table:table-cell>
              <table:table-cell office:value-type="float" office:value="0.0945969732836868">
                <text:p>0.09459697328368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8879298910006">
                <text:p>32.8879298910006</text:p>
              </table:table-cell>
              <table:table-cell office:value-type="float" office:value="0.0940824866024096">
                <text:p>0.09408248660240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.0472232280008">
                <text:p>33.0472232280008</text:p>
              </table:table-cell>
              <table:table-cell office:value-type="float" office:value="0.0936146131351387">
                <text:p>0.09361461313513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.2047959440006">
                <text:p>33.2047959440006</text:p>
              </table:table-cell>
              <table:table-cell office:value-type="float" office:value="0.0931287725749802">
                <text:p>0.09312877257498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360487897">
                <text:p>33.360487897</text:p>
              </table:table-cell>
              <table:table-cell office:value-type="float" office:value="0.0926299062775069">
                <text:p>0.09262990627750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5185243570004">
                <text:p>33.5185243570004</text:p>
              </table:table-cell>
              <table:table-cell office:value-type="float" office:value="0.092176214178632">
                <text:p>0.092176214178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672970132">
                <text:p>33.672970132</text:p>
              </table:table-cell>
              <table:table-cell office:value-type="float" office:value="0.091705043199193">
                <text:p>0.0917050431991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.8268590740008">
                <text:p>33.8268590740008</text:p>
              </table:table-cell>
              <table:table-cell office:value-type="float" office:value="0.0912744823205485">
                <text:p>0.09127448232054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.9828228390006">
                <text:p>33.9828228390006</text:p>
              </table:table-cell>
              <table:table-cell office:value-type="float" office:value="0.0908237401591094">
                <text:p>0.09082374015910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1337893500004">
                <text:p>34.1337893500004</text:p>
              </table:table-cell>
              <table:table-cell office:value-type="float" office:value="0.0904104714172284">
                <text:p>0.09041047141722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2865084840005">
                <text:p>34.2865084840005</text:p>
              </table:table-cell>
              <table:table-cell office:value-type="float" office:value="0.0899754359573121">
                <text:p>0.0899754359573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.4538875710005">
                <text:p>34.4538875710005</text:p>
              </table:table-cell>
              <table:table-cell office:value-type="float" office:value="0.0895756566837383">
                <text:p>0.08957565668373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.6128220000001">
                <text:p>34.6128220000001</text:p>
              </table:table-cell>
              <table:table-cell office:value-type="float" office:value="0.089153236717253">
                <text:p>0.0891532367172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.7744563780007">
                <text:p>34.7744563780007</text:p>
              </table:table-cell>
              <table:table-cell office:value-type="float" office:value="0.0887138937216285">
                <text:p>0.08871389372162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.9323521190008">
                <text:p>34.9323521190008</text:p>
              </table:table-cell>
              <table:table-cell office:value-type="float" office:value="0.0883121554397305">
                <text:p>0.08831215543973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.0944542500001">
                <text:p>35.0944542500001</text:p>
              </table:table-cell>
              <table:table-cell office:value-type="float" office:value="0.0936382300989109">
                <text:p>0.09363823009891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.2497289030007">
                <text:p>35.2497289030007</text:p>
              </table:table-cell>
              <table:table-cell office:value-type="float" office:value="0.0978332201822806">
                <text:p>0.09783322018228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.4254032910003">
                <text:p>35.4254032910003</text:p>
              </table:table-cell>
              <table:table-cell office:value-type="float" office:value="0.101058598937847">
                <text:p>0.1010585989378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.5868314990003">
                <text:p>35.5868314990003</text:p>
              </table:table-cell>
              <table:table-cell office:value-type="float" office:value="0.103509768668691">
                <text:p>0.1035097686686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.7408119050006">
                <text:p>35.7408119050006</text:p>
              </table:table-cell>
              <table:table-cell office:value-type="float" office:value="0.10540668499145">
                <text:p>0.10540668499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.8962053600008">
                <text:p>35.8962053600008</text:p>
              </table:table-cell>
              <table:table-cell office:value-type="float" office:value="0.10679725810552">
                <text:p>0.106797258105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.0542993650006">
                <text:p>36.0542993650006</text:p>
              </table:table-cell>
              <table:table-cell office:value-type="float" office:value="0.10784677006985">
                <text:p>0.107846770069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.1559895820001">
                <text:p>36.1559895820001</text:p>
              </table:table-cell>
              <table:table-cell office:value-type="float" office:value="0.108623784770964">
                <text:p>0.1086237847709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.3008483330004">
                <text:p>36.3008483330004</text:p>
              </table:table-cell>
              <table:table-cell office:value-type="float" office:value="0.109121250038993">
                <text:p>0.1091212500389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.4629127380003">
                <text:p>36.4629127380003</text:p>
              </table:table-cell>
              <table:table-cell office:value-type="float" office:value="0.109396447545007">
                <text:p>0.1093964475450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.6191372410003">
                <text:p>36.6191372410003</text:p>
              </table:table-cell>
              <table:table-cell office:value-type="float" office:value="0.109555725529118">
                <text:p>0.1095557255291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.7718065790004">
                <text:p>36.7718065790004</text:p>
              </table:table-cell>
              <table:table-cell office:value-type="float" office:value="0.109562388642473">
                <text:p>0.1095623886424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.9385522870007">
                <text:p>36.9385522870007</text:p>
              </table:table-cell>
              <table:table-cell office:value-type="float" office:value="0.109507834411246">
                <text:p>0.1095078344112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.0893860020005">
                <text:p>37.0893860020005</text:p>
              </table:table-cell>
              <table:table-cell office:value-type="float" office:value="0.109345397963779">
                <text:p>0.1093453979637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.242591874">
                <text:p>37.242591874</text:p>
              </table:table-cell>
              <table:table-cell office:value-type="float" office:value="0.109156535173192">
                <text:p>0.1091565351731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.3941274750005">
                <text:p>37.3941274750005</text:p>
              </table:table-cell>
              <table:table-cell office:value-type="float" office:value="0.108888570456613">
                <text:p>0.1088885704566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.5452859650004">
                <text:p>37.5452859650004</text:p>
              </table:table-cell>
              <table:table-cell office:value-type="float" office:value="0.108616232709376">
                <text:p>0.1086162327093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.6989590920002">
                <text:p>37.6989590920002</text:p>
              </table:table-cell>
              <table:table-cell office:value-type="float" office:value="0.108283360499052">
                <text:p>0.1082833604990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.848097997">
                <text:p>37.848097997</text:p>
              </table:table-cell>
              <table:table-cell office:value-type="float" office:value="0.107960021732575">
                <text:p>0.1079600217325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.0050144670004">
                <text:p>38.0050144670004</text:p>
              </table:table-cell>
              <table:table-cell office:value-type="float" office:value="0.107588176537253">
                <text:p>0.1075881765372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.1593097380001">
                <text:p>38.1593097380001</text:p>
              </table:table-cell>
              <table:table-cell office:value-type="float" office:value="0.107234562393824">
                <text:p>0.1072345623938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.3115716860002">
                <text:p>38.3115716860002</text:p>
              </table:table-cell>
              <table:table-cell office:value-type="float" office:value="0.106840281494006">
                <text:p>0.1068402814940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.4647417710003">
                <text:p>38.4647417710003</text:p>
              </table:table-cell>
              <table:table-cell office:value-type="float" office:value="0.106414633572169">
                <text:p>0.1064146335721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.6161248340004">
                <text:p>38.6161248340004</text:p>
              </table:table-cell>
              <table:table-cell office:value-type="float" office:value="0.106019435317265">
                <text:p>0.1060194353172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.7573197840002">
                <text:p>38.7573197840002</text:p>
              </table:table-cell>
              <table:table-cell office:value-type="float" office:value="0.105648881587145">
                <text:p>0.1056488815871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.892668683">
                <text:p>38.892668683</text:p>
              </table:table-cell>
              <table:table-cell office:value-type="float" office:value="0.105244493870752">
                <text:p>0.1052444938707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.029779685">
                <text:p>39.029779685</text:p>
              </table:table-cell>
              <table:table-cell office:value-type="float" office:value="0.104867429721925">
                <text:p>0.1048674297219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.1686854590007">
                <text:p>39.1686854590007</text:p>
              </table:table-cell>
              <table:table-cell office:value-type="float" office:value="0.104459496476769">
                <text:p>0.1044594964767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.3501938260006">
                <text:p>39.3501938260006</text:p>
              </table:table-cell>
              <table:table-cell office:value-type="float" office:value="0.104080417694236">
                <text:p>0.1040804176942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.5000881200003">
                <text:p>39.5000881200003</text:p>
              </table:table-cell>
              <table:table-cell office:value-type="float" office:value="0.103672497420695">
                <text:p>0.1036724974206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.6410757810008">
                <text:p>39.6410757810008</text:p>
              </table:table-cell>
              <table:table-cell office:value-type="float" office:value="0.103294232033248">
                <text:p>0.1032942320332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.7829541580004">
                <text:p>39.7829541580004</text:p>
              </table:table-cell>
              <table:table-cell office:value-type="float" office:value="0.10288855018356">
                <text:p>0.102888550183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.930262113">
                <text:p>39.930262113</text:p>
              </table:table-cell>
              <table:table-cell office:value-type="float" office:value="0.102512860348868">
                <text:p>0.1025128603488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0724497830006">
                <text:p>40.0724497830006</text:p>
              </table:table-cell>
              <table:table-cell office:value-type="float" office:value="0.102110790791658">
                <text:p>0.1021107907916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.2142180790006">
                <text:p>40.2142180790006</text:p>
              </table:table-cell>
              <table:table-cell office:value-type="float" office:value="0.101738757946609">
                <text:p>0.1017387579466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.3593577400006">
                <text:p>40.3593577400006</text:p>
              </table:table-cell>
              <table:table-cell office:value-type="float" office:value="0.101391006357287">
                <text:p>0.1013910063572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.503839217">
                <text:p>40.503839217</text:p>
              </table:table-cell>
              <table:table-cell office:value-type="float" office:value="0.101013302598268">
                <text:p>0.1010133025982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.6374311570007">
                <text:p>40.6374311570007</text:p>
              </table:table-cell>
              <table:table-cell office:value-type="float" office:value="0.100661758703924">
                <text:p>0.1006617587039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.7715287600004">
                <text:p>40.7715287600004</text:p>
              </table:table-cell>
              <table:table-cell office:value-type="float" office:value="0.100282493382893">
                <text:p>0.1002824933828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.9075748170008">
                <text:p>40.9075748170008</text:p>
              </table:table-cell>
              <table:table-cell office:value-type="float" office:value="0.099930428203851">
                <text:p>0.0999304282038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0487380210006">
                <text:p>41.0487380210006</text:p>
              </table:table-cell>
              <table:table-cell office:value-type="float" office:value="0.0996003622191005">
                <text:p>0.09960036221910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1916195270005">
                <text:p>41.1916195270005</text:p>
              </table:table-cell>
              <table:table-cell office:value-type="float" office:value="0.0992401919757694">
                <text:p>0.09924019197576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3329766430006">
                <text:p>41.3329766430006</text:p>
              </table:table-cell>
              <table:table-cell office:value-type="float" office:value="0.0989043487025667">
                <text:p>0.0989043487025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.4772311900006">
                <text:p>41.4772311900006</text:p>
              </table:table-cell>
              <table:table-cell office:value-type="float" office:value="0.0985409546902088">
                <text:p>0.09854095469020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.6200332570006">
                <text:p>41.6200332570006</text:p>
              </table:table-cell>
              <table:table-cell office:value-type="float" office:value="0.0982032238005932">
                <text:p>0.09820322380059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.7626062120007">
                <text:p>41.7626062120007</text:p>
              </table:table-cell>
              <table:table-cell office:value-type="float" office:value="0.0978396874742095">
                <text:p>0.09783968747420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.9097598200005">
                <text:p>41.9097598200005</text:p>
              </table:table-cell>
              <table:table-cell office:value-type="float" office:value="0.0975025192101368">
                <text:p>0.09750251921013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.0484067370007">
                <text:p>42.0484067370007</text:p>
              </table:table-cell>
              <table:table-cell office:value-type="float" office:value="0.0971866676462869">
                <text:p>0.09718666764628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.1905169190004">
                <text:p>42.1905169190004</text:p>
              </table:table-cell>
              <table:table-cell office:value-type="float" office:value="0.0968424128759794">
                <text:p>0.09684241287597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.3329698050002">
                <text:p>42.3329698050002</text:p>
              </table:table-cell>
              <table:table-cell office:value-type="float" office:value="0.0965215493484026">
                <text:p>0.09652154934840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5242845090006">
                <text:p>42.5242845090006</text:p>
              </table:table-cell>
              <table:table-cell office:value-type="float" office:value="0.0961745854502861">
                <text:p>0.09617458545028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6665426240006">
                <text:p>42.6665426240006</text:p>
              </table:table-cell>
              <table:table-cell office:value-type="float" office:value="0.0958075928885308">
                <text:p>0.09580759288853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7995399730007">
                <text:p>42.7995399730007</text:p>
              </table:table-cell>
              <table:table-cell office:value-type="float" office:value="0.0954696037225893">
                <text:p>0.09546960372258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9386171550004">
                <text:p>42.9386171550004</text:p>
              </table:table-cell>
              <table:table-cell office:value-type="float" office:value="0.0951550257010762">
                <text:p>0.09515502570107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3.0821104180004">
                <text:p>43.0821104180004</text:p>
              </table:table-cell>
              <table:table-cell office:value-type="float" office:value="0.0948156093459077">
                <text:p>0.09481560934590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3.2200301420007">
                <text:p>43.2200301420007</text:p>
              </table:table-cell>
              <table:table-cell office:value-type="float" office:value="0.0945005061247448">
                <text:p>0.09450050612474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.3602530530006">
                <text:p>43.3602530530006</text:p>
              </table:table-cell>
              <table:table-cell office:value-type="float" office:value="0.0941618898185893">
                <text:p>0.09416188981858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4995766690008">
                <text:p>43.4995766690008</text:p>
              </table:table-cell>
              <table:table-cell office:value-type="float" office:value="0.09384803037339">
                <text:p>0.093848030373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6387810430006">
                <text:p>43.6387810430006</text:p>
              </table:table-cell>
              <table:table-cell office:value-type="float" office:value="0.0935541748760792">
                <text:p>0.09355417487607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7877313070003">
                <text:p>43.7877313070003</text:p>
              </table:table-cell>
              <table:table-cell office:value-type="float" office:value="0.0932341444985645">
                <text:p>0.09323414449856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9294573400002">
                <text:p>43.9294573400002</text:p>
              </table:table-cell>
              <table:table-cell office:value-type="float" office:value="0.0929359394520626">
                <text:p>0.09293593945206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.0656875530003">
                <text:p>44.0656875530003</text:p>
              </table:table-cell>
              <table:table-cell office:value-type="float" office:value="0.0926135917442985">
                <text:p>0.09261359174429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.2027145820002">
                <text:p>44.2027145820002</text:p>
              </table:table-cell>
              <table:table-cell office:value-type="float" office:value="0.0923141080195846">
                <text:p>0.09231410801958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.343255537">
                <text:p>44.343255537</text:p>
              </table:table-cell>
              <table:table-cell office:value-type="float" office:value="0.0920331045974859">
                <text:p>0.09203310459748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.5019807030003">
                <text:p>44.5019807030003</text:p>
              </table:table-cell>
              <table:table-cell office:value-type="float" office:value="0.0917260311893009">
                <text:p>0.09172603118930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.64125754">
                <text:p>44.64125754</text:p>
              </table:table-cell>
              <table:table-cell office:value-type="float" office:value="0.0914395156963617">
                <text:p>0.09143951569636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.7868184120007">
                <text:p>44.7868184120007</text:p>
              </table:table-cell>
              <table:table-cell office:value-type="float" office:value="0.091129140646977">
                <text:p>0.0911291406469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.9398254670004">
                <text:p>44.9398254670004</text:p>
              </table:table-cell>
              <table:table-cell office:value-type="float" office:value="0.0908405322485233">
                <text:p>0.09084053224852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.0976414860006">
                <text:p>45.0976414860006</text:p>
              </table:table-cell>
              <table:table-cell office:value-type="float" office:value="0.0949938543702472">
                <text:p>0.09499385437024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.2522051720007">
                <text:p>45.2522051720007</text:p>
              </table:table-cell>
              <table:table-cell office:value-type="float" office:value="0.0982667984182468">
                <text:p>0.09826679841824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.4089048150008">
                <text:p>45.4089048150008</text:p>
              </table:table-cell>
              <table:table-cell office:value-type="float" office:value="0.100786387736815">
                <text:p>0.1007863877368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5.5214548120002">
                <text:p>45.5214548120002</text:p>
              </table:table-cell>
              <table:table-cell office:value-type="float" office:value="0.102753003994762">
                <text:p>0.1027530039947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.6243148590002">
                <text:p>45.6243148590002</text:p>
              </table:table-cell>
              <table:table-cell office:value-type="float" office:value="0.104277458383447">
                <text:p>0.1042774583834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.7732046770007">
                <text:p>45.7732046770007</text:p>
              </table:table-cell>
              <table:table-cell office:value-type="float" office:value="0.10539998868478">
                <text:p>0.105399988684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.9243962810006">
                <text:p>45.9243962810006</text:p>
              </table:table-cell>
              <table:table-cell office:value-type="float" office:value="0.106249815509227">
                <text:p>0.1062498155092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6.0795955830008">
                <text:p>46.0795955830008</text:p>
              </table:table-cell>
              <table:table-cell office:value-type="float" office:value="0.106833913542753">
                <text:p>0.1068339135427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.2698194470004">
                <text:p>46.2698194470004</text:p>
              </table:table-cell>
              <table:table-cell office:value-type="float" office:value="0.107206261268985">
                <text:p>0.1072062612689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6.3714732970002">
                <text:p>46.3714732970002</text:p>
              </table:table-cell>
              <table:table-cell office:value-type="float" office:value="0.107456982984819">
                <text:p>0.1074569829848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.5275628470008">
                <text:p>46.5275628470008</text:p>
              </table:table-cell>
              <table:table-cell office:value-type="float" office:value="0.107610608032877">
                <text:p>0.1076106080328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6.6766483680003">
                <text:p>46.6766483680003</text:p>
              </table:table-cell>
              <table:table-cell office:value-type="float" office:value="0.107640210564233">
                <text:p>0.1076402105642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6.8329166400008">
                <text:p>46.8329166400008</text:p>
              </table:table-cell>
              <table:table-cell office:value-type="float" office:value="0.107617544795472">
                <text:p>0.1076175447954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6.9859087480008">
                <text:p>46.9859087480008</text:p>
              </table:table-cell>
              <table:table-cell office:value-type="float" office:value="0.107507312067641">
                <text:p>0.1075073120676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1355506830005">
                <text:p>47.1355506830005</text:p>
              </table:table-cell>
              <table:table-cell office:value-type="float" office:value="0.107373371021634">
                <text:p>0.1073733710216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7.2854270690004">
                <text:p>47.2854270690004</text:p>
              </table:table-cell>
              <table:table-cell office:value-type="float" office:value="0.107175292561988">
                <text:p>0.1071752925619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7.4342002190006">
                <text:p>47.4342002190006</text:p>
              </table:table-cell>
              <table:table-cell office:value-type="float" office:value="0.106971656554898">
                <text:p>0.1069716565548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7.5839496260005">
                <text:p>47.5839496260005</text:p>
              </table:table-cell>
              <table:table-cell office:value-type="float" office:value="0.106718974292545">
                <text:p>0.1067189742925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7.7320540410001">
                <text:p>47.7320540410001</text:p>
              </table:table-cell>
              <table:table-cell office:value-type="float" office:value="0.106472225847538">
                <text:p>0.1064722258475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7.881905968">
                <text:p>47.881905968</text:p>
              </table:table-cell>
              <table:table-cell office:value-type="float" office:value="0.106186184039375">
                <text:p>0.1061861840393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8.0283852020002">
                <text:p>48.0283852020002</text:p>
              </table:table-cell>
              <table:table-cell office:value-type="float" office:value="0.105913307818502">
                <text:p>0.1059133078185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.1759796230008">
                <text:p>48.1759796230008</text:p>
              </table:table-cell>
              <table:table-cell office:value-type="float" office:value="0.10560747297714">
                <text:p>0.105607472977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.3277563860002">
                <text:p>48.3277563860002</text:p>
              </table:table-cell>
              <table:table-cell office:value-type="float" office:value="0.105319311715045">
                <text:p>0.1053193117150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.5027576160001">
                <text:p>48.5027576160001</text:p>
              </table:table-cell>
              <table:table-cell office:value-type="float" office:value="0.105002337338841">
                <text:p>0.1050023373388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.604514529">
                <text:p>48.604514529</text:p>
              </table:table-cell>
              <table:table-cell office:value-type="float" office:value="0.104705803618485">
                <text:p>0.1047058036184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.7524061550002">
                <text:p>48.7524061550002</text:p>
              </table:table-cell>
              <table:table-cell office:value-type="float" office:value="0.104425799919581">
                <text:p>0.1044257999195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8.8983859260006">
                <text:p>48.8983859260006</text:p>
              </table:table-cell>
              <table:table-cell office:value-type="float" office:value="0.104116771622908">
                <text:p>0.1041167716229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.0508480440003">
                <text:p>49.0508480440003</text:p>
              </table:table-cell>
              <table:table-cell office:value-type="float" office:value="0.103827298201817">
                <text:p>0.1038272982018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9.2017778720001">
                <text:p>49.2017778720001</text:p>
              </table:table-cell>
              <table:table-cell office:value-type="float" office:value="0.103511736311965">
                <text:p>0.1035117363119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9.3519829050001">
                <text:p>49.3519829050001</text:p>
              </table:table-cell>
              <table:table-cell office:value-type="float" office:value="0.103217552314878">
                <text:p>0.1032175523148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.516053798">
                <text:p>49.516053798</text:p>
              </table:table-cell>
              <table:table-cell office:value-type="float" office:value="0.102899245103935">
                <text:p>0.1028992451039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.669663447">
                <text:p>49.669663447</text:p>
              </table:table-cell>
              <table:table-cell office:value-type="float" office:value="0.102562311062905">
                <text:p>0.1025623110629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.8365078400002">
                <text:p>49.8365078400002</text:p>
              </table:table-cell>
              <table:table-cell office:value-type="float" office:value="0.102251869052344">
                <text:p>0.1022518690523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.9993227650002">
                <text:p>49.9993227650002</text:p>
              </table:table-cell>
              <table:table-cell office:value-type="float" office:value="0.101922219587952">
                <text:p>0.1019222195879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.1670813350002">
                <text:p>50.1670813350002</text:p>
              </table:table-cell>
              <table:table-cell office:value-type="float" office:value="0.101577855830682">
                <text:p>0.1015778558306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.3259805730004">
                <text:p>50.3259805730004</text:p>
              </table:table-cell>
              <table:table-cell office:value-type="float" office:value="0.101262284664546">
                <text:p>0.1012622846645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.4887311290004">
                <text:p>50.4887311290004</text:p>
              </table:table-cell>
              <table:table-cell office:value-type="float" office:value="0.100930146456736">
                <text:p>0.1009301464567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.6491488380007">
                <text:p>50.6491488380007</text:p>
              </table:table-cell>
              <table:table-cell office:value-type="float" office:value="0.100624832871154">
                <text:p>0.1006248328711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.8076065230007">
                <text:p>50.8076065230007</text:p>
              </table:table-cell>
              <table:table-cell office:value-type="float" office:value="0.100301846494943">
                <text:p>0.1003018464949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.9729128770005">
                <text:p>50.9729128770005</text:p>
              </table:table-cell>
              <table:table-cell office:value-type="float" office:value="0.0999653430736667">
                <text:p>0.099965343073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1.1314745530008">
                <text:p>51.1314745530008</text:p>
              </table:table-cell>
              <table:table-cell office:value-type="float" office:value="0.0996573138290121">
                <text:p>0.09965731382901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.2920740740001">
                <text:p>51.2920740740001</text:p>
              </table:table-cell>
              <table:table-cell office:value-type="float" office:value="0.0993336942004646">
                <text:p>0.09933369420046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.4575291620004">
                <text:p>51.4575291620004</text:p>
              </table:table-cell>
              <table:table-cell office:value-type="float" office:value="0.0990364269846378">
                <text:p>0.09903642698463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.597264383">
                <text:p>51.597264383</text:p>
              </table:table-cell>
              <table:table-cell office:value-type="float" office:value="0.0987223189756245">
                <text:p>0.09872231897562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.759587478">
                <text:p>51.759587478</text:p>
              </table:table-cell>
              <table:table-cell office:value-type="float" office:value="0.0984331080987875">
                <text:p>0.0984331080987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9352389290007">
                <text:p>51.9352389290007</text:p>
              </table:table-cell>
              <table:table-cell office:value-type="float" office:value="0.0981263314402704">
                <text:p>0.09812633144027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.0974118230006">
                <text:p>52.0974118230006</text:p>
              </table:table-cell>
              <table:table-cell office:value-type="float" office:value="0.0978060844572356">
                <text:p>0.09780608445723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.2554414770002">
                <text:p>52.2554414770002</text:p>
              </table:table-cell>
              <table:table-cell office:value-type="float" office:value="0.0975126903018193">
                <text:p>0.09751269030181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.4177328340002">
                <text:p>52.4177328340002</text:p>
              </table:table-cell>
              <table:table-cell office:value-type="float" office:value="0.0972040102069065">
                <text:p>0.09720401020690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.580356253">
                <text:p>52.580356253</text:p>
              </table:table-cell>
              <table:table-cell office:value-type="float" office:value="0.0968836670565386">
                <text:p>0.09688366705653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741681382">
                <text:p>52.741681382</text:p>
              </table:table-cell>
              <table:table-cell office:value-type="float" office:value="0.0965909031108797">
                <text:p>0.09659090311087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8904101400003">
                <text:p>52.8904101400003</text:p>
              </table:table-cell>
              <table:table-cell office:value-type="float" office:value="0.0962841293328103">
                <text:p>0.09628412933281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.0341174520008">
                <text:p>53.0341174520008</text:p>
              </table:table-cell>
              <table:table-cell office:value-type="float" office:value="0.0960026355345594">
                <text:p>0.09600263553455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.1765519950004">
                <text:p>53.1765519950004</text:p>
              </table:table-cell>
              <table:table-cell office:value-type="float" office:value="0.0957057001100672">
                <text:p>0.09570570011006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.318483344">
                <text:p>53.318483344</text:p>
              </table:table-cell>
              <table:table-cell office:value-type="float" office:value="0.0954324846163557">
                <text:p>0.09543248461635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4631556350005">
                <text:p>53.4631556350005</text:p>
              </table:table-cell>
              <table:table-cell office:value-type="float" office:value="0.0951429801742875">
                <text:p>0.0951429801742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6035313640004">
                <text:p>53.6035313640004</text:p>
              </table:table-cell>
              <table:table-cell office:value-type="float" office:value="0.0948761102182293">
                <text:p>0.094876110218229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7431691080001">
                <text:p>53.7431691080001</text:p>
              </table:table-cell>
              <table:table-cell office:value-type="float" office:value="0.0946274799348831">
                <text:p>0.09462747993488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8837379490005">
                <text:p>53.8837379490005</text:p>
              </table:table-cell>
              <table:table-cell office:value-type="float" office:value="0.0943587003658169">
                <text:p>0.09435870036581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.0270219890008">
                <text:p>54.0270219890008</text:p>
              </table:table-cell>
              <table:table-cell office:value-type="float" office:value="0.09410893422189">
                <text:p>0.094108934221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1692266220007">
                <text:p>54.1692266220007</text:p>
              </table:table-cell>
              <table:table-cell office:value-type="float" office:value="0.0938400230732449">
                <text:p>0.09384002307324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3119674790005">
                <text:p>54.3119674790005</text:p>
              </table:table-cell>
              <table:table-cell office:value-type="float" office:value="0.0935905369771144">
                <text:p>0.09359053697711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4649363610006">
                <text:p>54.4649363610006</text:p>
              </table:table-cell>
              <table:table-cell office:value-type="float" office:value="0.0933226140835366">
                <text:p>0.09332261408353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6146890600003">
                <text:p>54.6146890600003</text:p>
              </table:table-cell>
              <table:table-cell office:value-type="float" office:value="0.0930742975283394">
                <text:p>0.09307429752833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.7566652330006">
                <text:p>54.7566652330006</text:p>
              </table:table-cell>
              <table:table-cell office:value-type="float" office:value="0.092841790963848">
                <text:p>0.0928417909638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4.9038699130006">
                <text:p>54.9038699130006</text:p>
              </table:table-cell>
              <table:table-cell office:value-type="float" office:value="0.0925884510860967">
                <text:p>0.09258845108609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0493116010002">
                <text:p>55.0493116010002</text:p>
              </table:table-cell>
              <table:table-cell office:value-type="float" office:value="0.0923522965178719">
                <text:p>0.09235229651787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1936870510008">
                <text:p>55.1936870510008</text:p>
              </table:table-cell>
              <table:table-cell office:value-type="float" office:value="0.0957397607115653">
                <text:p>0.09573976071156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3382737130005">
                <text:p>55.3382737130005</text:p>
              </table:table-cell>
              <table:table-cell office:value-type="float" office:value="0.098409990387434">
                <text:p>0.0984099903874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.4881245750003">
                <text:p>55.4881245750003</text:p>
              </table:table-cell>
              <table:table-cell office:value-type="float" office:value="0.10046712274473">
                <text:p>0.100467122744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5.6301054590003">
                <text:p>55.6301054590003</text:p>
              </table:table-cell>
              <table:table-cell office:value-type="float" office:value="0.102073517363957">
                <text:p>0.1020735173639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5.770719354">
                <text:p>55.770719354</text:p>
              </table:table-cell>
              <table:table-cell office:value-type="float" office:value="0.103280435512788">
                <text:p>0.1032804355127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5.9172818410007">
                <text:p>55.9172818410007</text:p>
              </table:table-cell>
              <table:table-cell office:value-type="float" office:value="0.10420708222318">
                <text:p>0.104207082223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074213594">
                <text:p>56.074213594</text:p>
              </table:table-cell>
              <table:table-cell office:value-type="float" office:value="0.10487104212263">
                <text:p>0.104871042122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.2244788990001">
                <text:p>56.2244788990001</text:p>
              </table:table-cell>
              <table:table-cell office:value-type="float" office:value="0.105363738885939">
                <text:p>0.1053637388859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6.3623516540001">
                <text:p>56.3623516540001</text:p>
              </table:table-cell>
              <table:table-cell office:value-type="float" office:value="0.105681365440302">
                <text:p>0.1056813654403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6.5060982630002">
                <text:p>56.5060982630002</text:p>
              </table:table-cell>
              <table:table-cell office:value-type="float" office:value="0.105897405519502">
                <text:p>0.1058974055195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6.6452923380002">
                <text:p>56.6452923380002</text:p>
              </table:table-cell>
              <table:table-cell office:value-type="float" office:value="0.106032311626969">
                <text:p>0.1060323116269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6.7871609030008">
                <text:p>56.7871609030008</text:p>
              </table:table-cell>
              <table:table-cell office:value-type="float" office:value="0.106064787354673">
                <text:p>0.1060647873546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6.9338798040008">
                <text:p>56.9338798040008</text:p>
              </table:table-cell>
              <table:table-cell office:value-type="float" office:value="0.1060532433113">
                <text:p>0.10605324331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7.0712690560004">
                <text:p>57.0712690560004</text:p>
              </table:table-cell>
              <table:table-cell office:value-type="float" office:value="0.10596935521242">
                <text:p>0.105969355212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7.2068338850004">
                <text:p>57.2068338850004</text:p>
              </table:table-cell>
              <table:table-cell office:value-type="float" office:value="0.105865115101395">
                <text:p>0.1058651151013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7.34712812">
                <text:p>57.34712812</text:p>
              </table:table-cell>
              <table:table-cell office:value-type="float" office:value="0.105744723660063">
                <text:p>0.1057447236600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.490262886">
                <text:p>57.490262886</text:p>
              </table:table-cell>
              <table:table-cell office:value-type="float" office:value="0.105574799907072">
                <text:p>0.1055747999070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7.6286151070008">
                <text:p>57.6286151070008</text:p>
              </table:table-cell>
              <table:table-cell office:value-type="float" office:value="0.105402248302621">
                <text:p>0.1054022483026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7.8180007600004">
                <text:p>57.8180007600004</text:p>
              </table:table-cell>
              <table:table-cell office:value-type="float" office:value="0.105191363859488">
                <text:p>0.1051913638594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.9631319810005">
                <text:p>57.9631319810005</text:p>
              </table:table-cell>
              <table:table-cell office:value-type="float" office:value="0.104950318123985">
                <text:p>0.1049503181239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8.1071425330001">
                <text:p>58.1071425330001</text:p>
              </table:table-cell>
              <table:table-cell office:value-type="float" office:value="0.104721500173929">
                <text:p>0.1047215001739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8.2469312150006">
                <text:p>58.2469312150006</text:p>
              </table:table-cell>
              <table:table-cell office:value-type="float" office:value="0.104502588740179">
                <text:p>0.10450258874017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8.3893892370006">
                <text:p>58.3893892370006</text:p>
              </table:table-cell>
              <table:table-cell office:value-type="float" office:value="0.104256115742574">
                <text:p>0.1042561157425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8.5308012620008">
                <text:p>58.5308012620008</text:p>
              </table:table-cell>
              <table:table-cell office:value-type="float" office:value="0.10402344929509">
                <text:p>0.104023449295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8.6807377190007">
                <text:p>58.6807377190007</text:p>
              </table:table-cell>
              <table:table-cell office:value-type="float" office:value="0.103766704641551">
                <text:p>0.1037667046415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8.8214794390005">
                <text:p>58.8214794390005</text:p>
              </table:table-cell>
              <table:table-cell office:value-type="float" office:value="0.103526184226062">
                <text:p>0.1035261842260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8.9621685190004">
                <text:p>58.9621685190004</text:p>
              </table:table-cell>
              <table:table-cell office:value-type="float" office:value="0.103263877534171">
                <text:p>0.1032638775341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9.0998909270002">
                <text:p>59.0998909270002</text:p>
              </table:table-cell>
              <table:table-cell office:value-type="float" office:value="0.103019265292643">
                <text:p>0.1030192652926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9.2399997020002">
                <text:p>59.2399997020002</text:p>
              </table:table-cell>
              <table:table-cell office:value-type="float" office:value="0.102788926665354">
                <text:p>0.1027889266653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9.3888766030004">
                <text:p>59.3888766030004</text:p>
              </table:table-cell>
              <table:table-cell office:value-type="float" office:value="0.102535709860202">
                <text:p>0.1025357098602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9.539244955">
                <text:p>59.539244955</text:p>
              </table:table-cell>
              <table:table-cell office:value-type="float" office:value="0.102298838158432">
                <text:p>0.1022988381584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9.6893339360004">
                <text:p>59.6893339360004</text:p>
              </table:table-cell>
              <table:table-cell office:value-type="float" office:value="0.102041090728766">
                <text:p>0.1020410907287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9.8365237150001">
                <text:p>59.8365237150001</text:p>
              </table:table-cell>
              <table:table-cell office:value-type="float" office:value="0.101800939809903">
                <text:p>0.1018009398099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9.9866991050003">
                <text:p>59.9866991050003</text:p>
              </table:table-cell>
              <table:table-cell office:value-type="float" office:value="0.101541254360485">
                <text:p>0.1015412543604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0.1380699250003">
                <text:p>60.1380699250003</text:p>
              </table:table-cell>
              <table:table-cell office:value-type="float" office:value="0.101299893120495">
                <text:p>0.1012998931204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0.2888511700003">
                <text:p>60.2888511700003</text:p>
              </table:table-cell>
              <table:table-cell office:value-type="float" office:value="0.101039914496396">
                <text:p>0.1010399144963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0.4417435630003">
                <text:p>60.4417435630003</text:p>
              </table:table-cell>
              <table:table-cell office:value-type="float" office:value="0.100798653726901">
                <text:p>0.1007986537269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0.5883695490002">
                <text:p>60.5883695490002</text:p>
              </table:table-cell>
              <table:table-cell office:value-type="float" office:value="0.100539420493958">
                <text:p>0.1005394204939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.756322362">
                <text:p>60.756322362</text:p>
              </table:table-cell>
              <table:table-cell office:value-type="float" office:value="0.100299086064041">
                <text:p>0.1002990860640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0.8608549800001">
                <text:p>60.8608549800001</text:p>
              </table:table-cell>
              <table:table-cell office:value-type="float" office:value="0.100041249049253">
                <text:p>0.1000412490492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.0099326540003">
                <text:p>61.0099326540003</text:p>
              </table:table-cell>
              <table:table-cell office:value-type="float" office:value="0.0998023567352834">
                <text:p>0.09980235673528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.1557910850006">
                <text:p>61.1557910850006</text:p>
              </table:table-cell>
              <table:table-cell office:value-type="float" office:value="0.0995787274934899">
                <text:p>0.09957872749348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.3002734260008">
                <text:p>61.3002734260008</text:p>
              </table:table-cell>
              <table:table-cell office:value-type="float" office:value="0.0993351131423329">
                <text:p>0.09933511314233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1.4448417390004">
                <text:p>61.4448417390004</text:p>
              </table:table-cell>
              <table:table-cell office:value-type="float" office:value="0.0991080250474179">
                <text:p>0.09910802504741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.5946765910003">
                <text:p>61.5946765910003</text:p>
              </table:table-cell>
              <table:table-cell office:value-type="float" office:value="0.0988622764816537">
                <text:p>0.09886227648165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1.7417312120006">
                <text:p>61.7417312120006</text:p>
              </table:table-cell>
              <table:table-cell office:value-type="float" office:value="0.0986337951266911">
                <text:p>0.09863379512669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1.8972103450005">
                <text:p>61.8972103450005</text:p>
              </table:table-cell>
              <table:table-cell office:value-type="float" office:value="0.0983875555818723">
                <text:p>0.09838755558187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2.0498872770004">
                <text:p>62.0498872770004</text:p>
              </table:table-cell>
              <table:table-cell office:value-type="float" office:value="0.098158990980895">
                <text:p>0.0981589909808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2.1973718320005">
                <text:p>62.1973718320005</text:p>
              </table:table-cell>
              <table:table-cell office:value-type="float" office:value="0.0979132994083024">
                <text:p>0.09791329940830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2.3439860710005">
                <text:p>62.3439860710005</text:p>
              </table:table-cell>
              <table:table-cell office:value-type="float" office:value="0.0976854782363194">
                <text:p>0.09768547823631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.4967017750005">
                <text:p>62.4967017750005</text:p>
              </table:table-cell>
              <table:table-cell office:value-type="float" office:value="0.0974409870906632">
                <text:p>0.09744098709066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2.6462091460007">
                <text:p>62.6462091460007</text:p>
              </table:table-cell>
              <table:table-cell office:value-type="float" office:value="0.0972144269116959">
                <text:p>0.09721442691169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2.7958995090003">
                <text:p>62.7958995090003</text:p>
              </table:table-cell>
              <table:table-cell office:value-type="float" office:value="0.0969715415293567">
                <text:p>0.09697154152935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2.9437629980002">
                <text:p>62.9437629980002</text:p>
              </table:table-cell>
              <table:table-cell office:value-type="float" office:value="0.0967465622969678">
                <text:p>0.09674656229696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3.0921669300005">
                <text:p>63.0921669300005</text:p>
              </table:table-cell>
              <table:table-cell office:value-type="float" office:value="0.0965055300923513">
                <text:p>0.09650553009235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3.2387942600008">
                <text:p>63.2387942600008</text:p>
              </table:table-cell>
              <table:table-cell office:value-type="float" office:value="0.0962823255047237">
                <text:p>0.09628232550472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3.387698908">
                <text:p>63.387698908</text:p>
              </table:table-cell>
              <table:table-cell office:value-type="float" office:value="0.0960432930503717">
                <text:p>0.09604329305037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3.5346513820005">
                <text:p>63.5346513820005</text:p>
              </table:table-cell>
              <table:table-cell office:value-type="float" office:value="0.0958219762124492">
                <text:p>0.09582197621244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3.6816536760007">
                <text:p>63.6816536760007</text:p>
              </table:table-cell>
              <table:table-cell office:value-type="float" office:value="0.0955850257649121">
                <text:p>0.09558502576491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3.861282031">
                <text:p>63.861282031</text:p>
              </table:table-cell>
              <table:table-cell office:value-type="float" office:value="0.0953359451402316">
                <text:p>0.09533594514023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4.0223234290006">
                <text:p>64.0223234290006</text:p>
              </table:table-cell>
              <table:table-cell office:value-type="float" office:value="0.0951070606647755">
                <text:p>0.09510706066477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4.1681721340001">
                <text:p>64.1681721340001</text:p>
              </table:table-cell>
              <table:table-cell office:value-type="float" office:value="0.0948649912548251">
                <text:p>0.09486499125482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4.3145327840002">
                <text:p>64.3145327840002</text:p>
              </table:table-cell>
              <table:table-cell office:value-type="float" office:value="0.0946419930038601">
                <text:p>0.09464199300386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4.4744439750002">
                <text:p>64.4744439750002</text:p>
              </table:table-cell>
              <table:table-cell office:value-type="float" office:value="0.0944051831881348">
                <text:p>0.09440518318813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4.6229963430005">
                <text:p>64.6229963430005</text:p>
              </table:table-cell>
              <table:table-cell office:value-type="float" office:value="0.0941866659906323">
                <text:p>0.09418666599063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4.7739817680003">
                <text:p>64.7739817680003</text:p>
              </table:table-cell>
              <table:table-cell office:value-type="float" office:value="0.0939539839552965">
                <text:p>0.09395398395529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4.9222472430001">
                <text:p>64.9222472430001</text:p>
              </table:table-cell>
              <table:table-cell office:value-type="float" office:value="0.0937390385574261">
                <text:p>0.09373903855742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5.0745289880006">
                <text:p>65.0745289880006</text:p>
              </table:table-cell>
              <table:table-cell office:value-type="float" office:value="0.0935097493644594">
                <text:p>0.09350974936445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5.2217149050002">
                <text:p>65.2217149050002</text:p>
              </table:table-cell>
              <table:table-cell office:value-type="float" office:value="0.0963794481818603">
                <text:p>0.09637944818186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5.3642871700004">
                <text:p>65.3642871700004</text:p>
              </table:table-cell>
              <table:table-cell office:value-type="float" office:value="0.0986089348895742">
                <text:p>0.09860893488957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5.5167522370002">
                <text:p>65.5167522370002</text:p>
              </table:table-cell>
              <table:table-cell office:value-type="float" office:value="0.100359540549696">
                <text:p>0.1003595405496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5.663611944">
                <text:p>65.663611944</text:p>
              </table:table-cell>
              <table:table-cell office:value-type="float" office:value="0.101694360268503">
                <text:p>0.1016943602685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5.8107998330006">
                <text:p>65.8107998330006</text:p>
              </table:table-cell>
              <table:table-cell office:value-type="float" office:value="0.102729534016329">
                <text:p>0.1027295340163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5.959241951">
                <text:p>65.959241951</text:p>
              </table:table-cell>
              <table:table-cell office:value-type="float" office:value="0.103525090627698">
                <text:p>0.1035250906276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6.1113834460002">
                <text:p>66.1113834460002</text:p>
              </table:table-cell>
              <table:table-cell office:value-type="float" office:value="0.104096668246839">
                <text:p>0.1040966682468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6.2538241700004">
                <text:p>66.2538241700004</text:p>
              </table:table-cell>
              <table:table-cell office:value-type="float" office:value="0.10452164415741">
                <text:p>0.104521644157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6.3964463470002">
                <text:p>66.3964463470002</text:p>
              </table:table-cell>
              <table:table-cell office:value-type="float" office:value="0.104797345583114">
                <text:p>0.1047973455831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6.5376395130006">
                <text:p>66.5376395130006</text:p>
              </table:table-cell>
              <table:table-cell office:value-type="float" office:value="0.104985912720268">
                <text:p>0.10498591272026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6.679597755">
                <text:p>66.679597755</text:p>
              </table:table-cell>
              <table:table-cell office:value-type="float" office:value="0.105073067525612">
                <text:p>0.1050730675256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6.8300578490007">
                <text:p>66.8300578490007</text:p>
              </table:table-cell>
              <table:table-cell office:value-type="float" office:value="0.105111085599437">
                <text:p>0.1051110855994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6.9401151150005">
                <text:p>66.9401151150005</text:p>
              </table:table-cell>
              <table:table-cell office:value-type="float" office:value="0.105109889500571">
                <text:p>0.1051098895005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7.0521639050003">
                <text:p>67.0521639050003</text:p>
              </table:table-cell>
              <table:table-cell office:value-type="float" office:value="0.105077416847833">
                <text:p>0.1050774168478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7.2117081070001">
                <text:p>67.2117081070001</text:p>
              </table:table-cell>
              <table:table-cell office:value-type="float" office:value="0.104988689831032">
                <text:p>0.1049886898310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7.374381054">
                <text:p>67.374381054</text:p>
              </table:table-cell>
              <table:table-cell office:value-type="float" office:value="0.104855333384944">
                <text:p>0.1048553333849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7.5382585300004">
                <text:p>67.5382585300004</text:p>
              </table:table-cell>
              <table:table-cell office:value-type="float" office:value="0.104717600041289">
                <text:p>0.1047176000412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7.7000752000004">
                <text:p>67.7000752000004</text:p>
              </table:table-cell>
              <table:table-cell office:value-type="float" office:value="0.104545593386147">
                <text:p>0.1045455933861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7.8666476160006">
                <text:p>67.8666476160006</text:p>
              </table:table-cell>
              <table:table-cell office:value-type="float" office:value="0.104346533880515">
                <text:p>0.1043465338805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8.0237017320005">
                <text:p>68.0237017320005</text:p>
              </table:table-cell>
              <table:table-cell office:value-type="float" office:value="0.104156695346657">
                <text:p>0.1041566953466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8.179383447">
                <text:p>68.179383447</text:p>
              </table:table-cell>
              <table:table-cell office:value-type="float" office:value="0.103943912978357">
                <text:p>0.1039439129783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8.3400538100004">
                <text:p>68.3400538100004</text:p>
              </table:table-cell>
              <table:table-cell office:value-type="float" office:value="0.103743365676803">
                <text:p>0.1037433656768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8.5001945200002">
                <text:p>68.5001945200002</text:p>
              </table:table-cell>
              <table:table-cell office:value-type="float" office:value="0.103522551778979">
                <text:p>0.1035225517789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8.6566372430007">
                <text:p>68.6566372430007</text:p>
              </table:table-cell>
              <table:table-cell office:value-type="float" office:value="0.103315845229918">
                <text:p>0.1033158452299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8.8136086590002">
                <text:p>68.8136086590002</text:p>
              </table:table-cell>
              <table:table-cell office:value-type="float" office:value="0.103090632388314">
                <text:p>0.1030906323883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8.9716710440007">
                <text:p>68.9716710440007</text:p>
              </table:table-cell>
              <table:table-cell office:value-type="float" office:value="0.102850962970331">
                <text:p>0.1028509629703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9.1319145050002">
                <text:p>69.1319145050002</text:p>
              </table:table-cell>
              <table:table-cell office:value-type="float" office:value="0.102629607585567">
                <text:p>0.1026296075855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9.2923004370005">
                <text:p>69.2923004370005</text:p>
              </table:table-cell>
              <table:table-cell office:value-type="float" office:value="0.102393541140918">
                <text:p>0.1023935411409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9.4656266170005">
                <text:p>69.4656266170005</text:p>
              </table:table-cell>
              <table:table-cell office:value-type="float" office:value="0.102146046785566">
                <text:p>0.1021460467855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9.6247996720003">
                <text:p>69.6247996720003</text:p>
              </table:table-cell>
              <table:table-cell office:value-type="float" office:value="0.101918857630473">
                <text:p>0.1019188576304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9.7887786320007">
                <text:p>69.7887786320007</text:p>
              </table:table-cell>
              <table:table-cell office:value-type="float" office:value="0.101678970996465">
                <text:p>0.1016789709964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0.0162967460001">
                <text:p>70.0162967460001</text:p>
              </table:table-cell>
              <table:table-cell office:value-type="float" office:value="0.101429260010945">
                <text:p>0.1014292600109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0.1718534130005">
                <text:p>70.1718534130005</text:p>
              </table:table-cell>
              <table:table-cell office:value-type="float" office:value="0.101172020312047">
                <text:p>0.1011720203120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0.3345925150006">
                <text:p>70.3345925150006</text:p>
              </table:table-cell>
              <table:table-cell office:value-type="float" office:value="0.100937616249637">
                <text:p>0.1009376162496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0.5030522110001">
                <text:p>70.5030522110001</text:p>
              </table:table-cell>
              <table:table-cell office:value-type="float" office:value="0.10069311294273">
                <text:p>0.100693112942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0.6639983110008">
                <text:p>70.6639983110008</text:p>
              </table:table-cell>
              <table:table-cell office:value-type="float" office:value="0.100440853990548">
                <text:p>0.1004408539905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0.8224838720007">
                <text:p>70.8224838720007</text:p>
              </table:table-cell>
              <table:table-cell office:value-type="float" office:value="0.100210839220807">
                <text:p>0.1002108392208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0.9790997500004">
                <text:p>70.9790997500004</text:p>
              </table:table-cell>
              <table:table-cell office:value-type="float" office:value="0.0999706515746653">
                <text:p>0.09997065157466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1.1377714420005">
                <text:p>71.1377714420005</text:p>
              </table:table-cell>
              <table:table-cell office:value-type="float" office:value="0.0997505325591672">
                <text:p>0.09975053255916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1.2992436860004">
                <text:p>71.2992436860004</text:p>
              </table:table-cell>
              <table:table-cell office:value-type="float" office:value="0.0995187359064887">
                <text:p>0.099518735906488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1.4586137660008">
                <text:p>71.4586137660008</text:p>
              </table:table-cell>
              <table:table-cell office:value-type="float" office:value="0.099305565377793">
                <text:p>0.0993055653777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1.6185023800008">
                <text:p>71.6185023800008</text:p>
              </table:table-cell>
              <table:table-cell office:value-type="float" office:value="0.0990797959207477">
                <text:p>0.09907979592074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1.7750042980006">
                <text:p>71.7750042980006</text:p>
              </table:table-cell>
              <table:table-cell office:value-type="float" office:value="0.0988442563170177">
                <text:p>0.09884425631701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1.943360065">
                <text:p>71.943360065</text:p>
              </table:table-cell>
              <table:table-cell office:value-type="float" office:value="0.0986284776793125">
                <text:p>0.09862847767931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2.0988920560003">
                <text:p>72.0988920560003</text:p>
              </table:table-cell>
              <table:table-cell office:value-type="float" office:value="0.0984013893857899">
                <text:p>0.09840138938578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2.2606607830003">
                <text:p>72.2606607830003</text:p>
              </table:table-cell>
              <table:table-cell office:value-type="float" office:value="0.0981655559530763">
                <text:p>0.09816555595307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2.4252598840003">
                <text:p>72.4252598840003</text:p>
              </table:table-cell>
              <table:table-cell office:value-type="float" office:value="0.0979499204906164">
                <text:p>0.09794992049061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2.5814253510007">
                <text:p>72.5814253510007</text:p>
              </table:table-cell>
              <table:table-cell office:value-type="float" office:value="0.0977236984948445">
                <text:p>0.09772369849484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2.7411614560006">
                <text:p>72.7411614560006</text:p>
              </table:table-cell>
              <table:table-cell office:value-type="float" office:value="0.0975159753704612">
                <text:p>0.09751597537046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2.9008961500003">
                <text:p>72.9008961500003</text:p>
              </table:table-cell>
              <table:table-cell office:value-type="float" office:value="0.0972965268528428">
                <text:p>0.09729652685284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3.1278383260005">
                <text:p>73.1278383260005</text:p>
              </table:table-cell>
              <table:table-cell office:value-type="float" office:value="0.0970679907130435">
                <text:p>0.09706799071304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3.2854734150005">
                <text:p>73.2854734150005</text:p>
              </table:table-cell>
              <table:table-cell office:value-type="float" office:value="0.0968324747622156">
                <text:p>0.09683247476221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3.4412454120002">
                <text:p>73.4412454120002</text:p>
              </table:table-cell>
              <table:table-cell office:value-type="float" office:value="0.0966178265949982">
                <text:p>0.09661782659499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3.5990532630003">
                <text:p>73.5990532630003</text:p>
              </table:table-cell>
              <table:table-cell office:value-type="float" office:value="0.0963938519990545">
                <text:p>0.09639385199905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3.7603815910006">
                <text:p>73.7603815910006</text:p>
              </table:table-cell>
              <table:table-cell office:value-type="float" office:value="0.0961627006468627">
                <text:p>0.09616270064686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3.9192588210008">
                <text:p>73.9192588210008</text:p>
              </table:table-cell>
              <table:table-cell office:value-type="float" office:value="0.0959518996479249">
                <text:p>0.09595189964792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4.0825324030002">
                <text:p>74.0825324030002</text:p>
              </table:table-cell>
              <table:table-cell office:value-type="float" office:value="0.095731709420237">
                <text:p>0.0957317094202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4.2433510570008">
                <text:p>74.2433510570008</text:p>
              </table:table-cell>
              <table:table-cell office:value-type="float" office:value="0.0955298871572992">
                <text:p>0.09552988715729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4.4085507260006">
                <text:p>74.4085507260006</text:p>
              </table:table-cell>
              <table:table-cell office:value-type="float" office:value="0.0953172970402793">
                <text:p>0.09531729704027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4.5668307320002">
                <text:p>74.5668307320002</text:p>
              </table:table-cell>
              <table:table-cell office:value-type="float" office:value="0.0950963679148614">
                <text:p>0.09509636791486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4.7244008140006">
                <text:p>74.7244008140006</text:p>
              </table:table-cell>
              <table:table-cell office:value-type="float" office:value="0.0948942986329644">
                <text:p>0.09489429863296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4.8832695850006">
                <text:p>74.8832695850006</text:p>
              </table:table-cell>
              <table:table-cell office:value-type="float" office:value="0.0946821949385431">
                <text:p>0.09468219493854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5.0329914280001">
                <text:p>75.0329914280001</text:p>
              </table:table-cell>
              <table:table-cell office:value-type="float" office:value="0.094487389150299">
                <text:p>0.0944873891502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5.1761690410003">
                <text:p>75.1761690410003</text:p>
              </table:table-cell>
              <table:table-cell office:value-type="float" office:value="0.0969517270745783">
                <text:p>0.096951727074578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5.3177307140004">
                <text:p>75.3177307140004</text:p>
              </table:table-cell>
              <table:table-cell office:value-type="float" office:value="0.098894714992996">
                <text:p>0.0988947149929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5.4632228260007">
                <text:p>75.4632228260007</text:p>
              </table:table-cell>
              <table:table-cell office:value-type="float" office:value="0.100392367739078">
                <text:p>0.1003923677390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5.610799954">
                <text:p>75.610799954</text:p>
              </table:table-cell>
              <table:table-cell office:value-type="float" office:value="0.101562234164702">
                <text:p>0.1015622341647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5.7571488230005">
                <text:p>75.7571488230005</text:p>
              </table:table-cell>
              <table:table-cell office:value-type="float" office:value="0.102469946482955">
                <text:p>0.1024699464829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5.8999437160001">
                <text:p>75.8999437160001</text:p>
              </table:table-cell>
              <table:table-cell office:value-type="float" office:value="0.103139978350385">
                <text:p>0.1031399783503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6.0907072380005">
                <text:p>76.0907072380005</text:p>
              </table:table-cell>
              <table:table-cell office:value-type="float" office:value="0.103620162099833">
                <text:p>0.1036201620998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6.2382405660001">
                <text:p>76.2382405660001</text:p>
              </table:table-cell>
              <table:table-cell office:value-type="float" office:value="0.103976498586322">
                <text:p>0.1039764985863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6.3811662810003">
                <text:p>76.3811662810003</text:p>
              </table:table-cell>
              <table:table-cell office:value-type="float" office:value="0.104206166017547">
                <text:p>0.1042061660175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6.5219753190004">
                <text:p>76.5219753190004</text:p>
              </table:table-cell>
              <table:table-cell office:value-type="float" office:value="0.104362308142121">
                <text:p>0.1043623081421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6.656202309">
                <text:p>76.656202309</text:p>
              </table:table-cell>
              <table:table-cell office:value-type="float" office:value="0.104459702345938">
                <text:p>0.1044597023459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6.7932367890007">
                <text:p>76.7932367890007</text:p>
              </table:table-cell>
              <table:table-cell office:value-type="float" office:value="0.104482794556489">
                <text:p>0.1044827945564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6.9419711480005">
                <text:p>76.9419711480005</text:p>
              </table:table-cell>
              <table:table-cell office:value-type="float" office:value="0.104473964104721">
                <text:p>0.1044739641047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7.0823310740007">
                <text:p>77.0823310740007</text:p>
              </table:table-cell>
              <table:table-cell office:value-type="float" office:value="0.10441250461711">
                <text:p>0.104412504617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.2216694410008">
                <text:p>77.2216694410008</text:p>
              </table:table-cell>
              <table:table-cell office:value-type="float" office:value="0.10433624556625">
                <text:p>0.104336245566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7.3588352640009">
                <text:p>77.3588352640009</text:p>
              </table:table-cell>
              <table:table-cell office:value-type="float" office:value="0.104248217232221">
                <text:p>0.1042482172322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7.5005739820008">
                <text:p>77.5005739820008</text:p>
              </table:table-cell>
              <table:table-cell office:value-type="float" office:value="0.104123962386813">
                <text:p>0.1041239623868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7.6360579120001">
                <text:p>77.6360579120001</text:p>
              </table:table-cell>
              <table:table-cell office:value-type="float" office:value="0.103997746882284">
                <text:p>0.1039977468822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7.7785462250004">
                <text:p>77.7785462250004</text:p>
              </table:table-cell>
              <table:table-cell office:value-type="float" office:value="0.103843358796149">
                <text:p>0.1038433587961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7.919219165">
                <text:p>77.919219165</text:p>
              </table:table-cell>
              <table:table-cell office:value-type="float" office:value="0.10369324373795">
                <text:p>0.103693243737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8.0564434480002">
                <text:p>78.0564434480002</text:p>
              </table:table-cell>
              <table:table-cell office:value-type="float" office:value="0.103546615582381">
                <text:p>0.1035466155823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8.1934115000004">
                <text:p>78.1934115000004</text:p>
              </table:table-cell>
              <table:table-cell office:value-type="float" office:value="0.103376445225853">
                <text:p>0.1033764452258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8.3343274520003">
                <text:p>78.3343274520003</text:p>
              </table:table-cell>
              <table:table-cell office:value-type="float" office:value="0.103213976693503">
                <text:p>0.1032139766935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8.4757226680003">
                <text:p>78.4757226680003</text:p>
              </table:table-cell>
              <table:table-cell office:value-type="float" office:value="0.103031539411069">
                <text:p>0.1030315394110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8.6178448700002">
                <text:p>78.6178448700002</text:p>
              </table:table-cell>
              <table:table-cell office:value-type="float" office:value="0.102859458859634">
                <text:p>0.1028594588596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8.7567665880006">
                <text:p>78.7567665880006</text:p>
              </table:table-cell>
              <table:table-cell office:value-type="float" office:value="0.102695730353013">
                <text:p>0.1026957303530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8.8975031590007">
                <text:p>78.8975031590007</text:p>
              </table:table-cell>
              <table:table-cell office:value-type="float" office:value="0.102512818379103">
                <text:p>0.1025128183791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9.0067609830003">
                <text:p>79.0067609830003</text:p>
              </table:table-cell>
              <table:table-cell office:value-type="float" office:value="0.102340623191211">
                <text:p>0.1023406231912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9.161570151">
                <text:p>79.161570151</text:p>
              </table:table-cell>
              <table:table-cell office:value-type="float" office:value="0.102151332520016">
                <text:p>0.1021513325200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9.293757118">
                <text:p>79.293757118</text:p>
              </table:table-cell>
              <table:table-cell office:value-type="float" office:value="0.101974230572975">
                <text:p>0.1019742305729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9.4422633100003">
                <text:p>79.4422633100003</text:p>
              </table:table-cell>
              <table:table-cell office:value-type="float" office:value="0.101806944508949">
                <text:p>0.1018069445089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9.5838191990006">
                <text:p>79.5838191990006</text:p>
              </table:table-cell>
              <table:table-cell office:value-type="float" office:value="0.101622100373868">
                <text:p>0.1016221003738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.7220732440001">
                <text:p>79.7220732440001</text:p>
              </table:table-cell>
              <table:table-cell office:value-type="float" office:value="0.101448813800354">
                <text:p>0.1014488138003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9.8654405370007">
                <text:p>79.8654405370007</text:p>
              </table:table-cell>
              <table:table-cell office:value-type="float" office:value="0.101259553552846">
                <text:p>0.1012595535528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0.0049430000008">
                <text:p>80.0049430000008</text:p>
              </table:table-cell>
              <table:table-cell office:value-type="float" office:value="0.101082925150934">
                <text:p>0.1010829251509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0.1468856520005">
                <text:p>80.1468856520005</text:p>
              </table:table-cell>
              <table:table-cell office:value-type="float" office:value="0.10091646543403">
                <text:p>0.100916465434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0.2912214330008">
                <text:p>80.2912214330008</text:p>
              </table:table-cell>
              <table:table-cell office:value-type="float" office:value="0.100733172347224">
                <text:p>0.1007331723472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0.4330661960003">
                <text:p>80.4330661960003</text:p>
              </table:table-cell>
              <table:table-cell office:value-type="float" office:value="0.100561569088766">
                <text:p>0.1005615690887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0.5758053260006">
                <text:p>80.5758053260006</text:p>
              </table:table-cell>
              <table:table-cell office:value-type="float" office:value="0.100374535470265">
                <text:p>0.1003745354702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0.7174832870005">
                <text:p>80.7174832870005</text:p>
              </table:table-cell>
              <table:table-cell office:value-type="float" office:value="0.10020012588865">
                <text:p>0.100200125888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0.8638506840007">
                <text:p>80.8638506840007</text:p>
              </table:table-cell>
              <table:table-cell office:value-type="float" office:value="0.10001121733623">
                <text:p>0.100011217336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1.0022895120001">
                <text:p>81.0022895120001</text:p>
              </table:table-cell>
              <table:table-cell office:value-type="float" office:value="0.0998354918367661">
                <text:p>0.09983549183676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1.143268408">
                <text:p>81.143268408</text:p>
              </table:table-cell>
              <table:table-cell office:value-type="float" office:value="0.0996703736674327">
                <text:p>0.09967037366743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1.2854002630002">
                <text:p>81.2854002630002</text:p>
              </table:table-cell>
              <table:table-cell office:value-type="float" office:value="0.0994893853536993">
                <text:p>0.09948938535369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1.4268783150001">
                <text:p>81.4268783150001</text:p>
              </table:table-cell>
              <table:table-cell office:value-type="float" office:value="0.099320238245968">
                <text:p>0.0993202382459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1.5748095660001">
                <text:p>81.5748095660001</text:p>
              </table:table-cell>
              <table:table-cell office:value-type="float" office:value="0.0991363873987425">
                <text:p>0.09913638739874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1.7221572920007">
                <text:p>81.7221572920007</text:p>
              </table:table-cell>
              <table:table-cell office:value-type="float" office:value="0.0989651295750136">
                <text:p>0.09896512957501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1.8754907030007">
                <text:p>81.8754907030007</text:p>
              </table:table-cell>
              <table:table-cell office:value-type="float" office:value="0.0987799467972658">
                <text:p>0.09877994679726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1.9798212040005">
                <text:p>81.9798212040005</text:p>
              </table:table-cell>
              <table:table-cell office:value-type="float" office:value="0.098607800767066">
                <text:p>0.0986078007670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2.0829984850006">
                <text:p>82.0829984850006</text:p>
              </table:table-cell>
              <table:table-cell office:value-type="float" office:value="0.0984461428141418">
                <text:p>0.09844614281414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2.2222732400005">
                <text:p>82.2222732400005</text:p>
              </table:table-cell>
              <table:table-cell office:value-type="float" office:value="0.098292933787333">
                <text:p>0.0982929337873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2.3619016490002">
                <text:p>82.3619016490002</text:p>
              </table:table-cell>
              <table:table-cell office:value-type="float" office:value="0.0981227757752988">
                <text:p>0.09812277577529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2.5078232560009">
                <text:p>82.5078232560009</text:p>
              </table:table-cell>
              <table:table-cell office:value-type="float" office:value="0.0979629408148863">
                <text:p>0.09796294081488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2.654789321">
                <text:p>82.654789321</text:p>
              </table:table-cell>
              <table:table-cell office:value-type="float" office:value="0.0978114219107182">
                <text:p>0.09781142191071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2.7937823060001">
                <text:p>82.7937823060001</text:p>
              </table:table-cell>
              <table:table-cell office:value-type="float" office:value="0.097643076922514">
                <text:p>0.0976430769225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2.9422903220002">
                <text:p>82.9422903220002</text:p>
              </table:table-cell>
              <table:table-cell office:value-type="float" office:value="0.0974849215864374">
                <text:p>0.09748492158643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3.0821376430004">
                <text:p>83.0821376430004</text:p>
              </table:table-cell>
              <table:table-cell office:value-type="float" office:value="0.0973116087667344">
                <text:p>0.09731160876673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.2256855720007">
                <text:p>83.2256855720007</text:p>
              </table:table-cell>
              <table:table-cell office:value-type="float" office:value="0.0971496488951728">
                <text:p>0.09714964889517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3.3637627210001">
                <text:p>83.3637627210001</text:p>
              </table:table-cell>
              <table:table-cell office:value-type="float" office:value="0.0969736300668001">
                <text:p>0.09697363006680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.5134100880005">
                <text:p>83.5134100880005</text:p>
              </table:table-cell>
              <table:table-cell office:value-type="float" office:value="0.0968096732842093">
                <text:p>0.09680967328420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.6578099850003">
                <text:p>83.6578099850003</text:p>
              </table:table-cell>
              <table:table-cell office:value-type="float" office:value="0.0966554217005968">
                <text:p>0.09665542170059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.7990332680001">
                <text:p>83.7990332680001</text:p>
              </table:table-cell>
              <table:table-cell office:value-type="float" office:value="0.096486014007184">
                <text:p>0.0964860140071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.9394980250008">
                <text:p>83.9394980250008</text:p>
              </table:table-cell>
              <table:table-cell office:value-type="float" office:value="0.0963275671866085">
                <text:p>0.09632756718660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4.0846622270001">
                <text:p>84.0846622270001</text:p>
              </table:table-cell>
              <table:table-cell office:value-type="float" office:value="0.0961551325082367">
                <text:p>0.09615513250823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4.2306243960002">
                <text:p>84.2306243960002</text:p>
              </table:table-cell>
              <table:table-cell office:value-type="float" office:value="0.0959944278182699">
                <text:p>0.095994427818269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4.3828808040007">
                <text:p>84.3828808040007</text:p>
              </table:table-cell>
              <table:table-cell office:value-type="float" office:value="0.0958205125280999">
                <text:p>0.09582051252809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4.5380148350005">
                <text:p>84.5380148350005</text:p>
              </table:table-cell>
              <table:table-cell office:value-type="float" office:value="0.095658785319392">
                <text:p>0.0956587853193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4.6850593830004">
                <text:p>84.6850593830004</text:p>
              </table:table-cell>
              <table:table-cell office:value-type="float" office:value="0.0954843742270776">
                <text:p>0.09548437422707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4.8299612260007">
                <text:p>84.8299612260007</text:p>
              </table:table-cell>
              <table:table-cell office:value-type="float" office:value="0.0953224106242657">
                <text:p>0.09532241062426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4.9530071120007">
                <text:p>84.9530071120007</text:p>
              </table:table-cell>
              <table:table-cell office:value-type="float" office:value="0.09517045805024">
                <text:p>0.095170458050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5.1036980180006">
                <text:p>85.1036980180006</text:p>
              </table:table-cell>
              <table:table-cell office:value-type="float" office:value="0.0950042909684939">
                <text:p>0.09500429096849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5.2619080920003">
                <text:p>85.2619080920003</text:p>
              </table:table-cell>
              <table:table-cell office:value-type="float" office:value="0.0971799033630304">
                <text:p>0.09717990336303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5.4205227100001">
                <text:p>85.4205227100001</text:p>
              </table:table-cell>
              <table:table-cell office:value-type="float" office:value="0.098895509059402">
                <text:p>0.0988955090594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5.5755832520008">
                <text:p>85.5755832520008</text:p>
              </table:table-cell>
              <table:table-cell office:value-type="float" office:value="0.100218400213524">
                <text:p>0.1002184002135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5.7329566910003">
                <text:p>85.7329566910003</text:p>
              </table:table-cell>
              <table:table-cell office:value-type="float" office:value="0.101252003543184">
                <text:p>0.1012520035431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5.8894502430003">
                <text:p>85.8894502430003</text:p>
              </table:table-cell>
              <table:table-cell office:value-type="float" office:value="0.102029640217725">
                <text:p>0.1020296402177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6.0446348450005">
                <text:p>86.0446348450005</text:p>
              </table:table-cell>
              <table:table-cell office:value-type="float" office:value="0.102627212757611">
                <text:p>0.1026272127576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6.2098008230005">
                <text:p>86.2098008230005</text:p>
              </table:table-cell>
              <table:table-cell office:value-type="float" office:value="0.103056368576286">
                <text:p>0.1030563685762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6.3676994780008">
                <text:p>86.3676994780008</text:p>
              </table:table-cell>
              <table:table-cell office:value-type="float" office:value="0.103351018205977">
                <text:p>0.1033510182059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6.5227252700006">
                <text:p>86.5227252700006</text:p>
              </table:table-cell>
              <table:table-cell office:value-type="float" office:value="0.103562485098424">
                <text:p>0.1035624850984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6.6717654580007">
                <text:p>86.6717654580007</text:p>
              </table:table-cell>
              <table:table-cell office:value-type="float" office:value="0.103683321412073">
                <text:p>0.1036833214120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6.8306237090001">
                <text:p>86.8306237090001</text:p>
              </table:table-cell>
              <table:table-cell office:value-type="float" office:value="0.103755905684571">
                <text:p>0.1037559056845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6.9918460000008">
                <text:p>86.9918460000008</text:p>
              </table:table-cell>
              <table:table-cell office:value-type="float" office:value="0.103765970222398">
                <text:p>0.1037659702223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7.147149724">
                <text:p>87.147149724</text:p>
              </table:table-cell>
              <table:table-cell office:value-type="float" office:value="0.103750103366858">
                <text:p>0.1037501033668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7.2987685620001">
                <text:p>87.2987685620001</text:p>
              </table:table-cell>
              <table:table-cell office:value-type="float" office:value="0.1036897378659">
                <text:p>0.10368973786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7.4493814220004">
                <text:p>87.4493814220004</text:p>
              </table:table-cell>
              <table:table-cell office:value-type="float" office:value="0.103617691555636">
                <text:p>0.1036176915556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7.605767477">
                <text:p>87.605767477</text:p>
              </table:table-cell>
              <table:table-cell office:value-type="float" office:value="0.10351270994554">
                <text:p>0.103512709945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7.7590682080008">
                <text:p>87.7590682080008</text:p>
              </table:table-cell>
              <table:table-cell office:value-type="float" office:value="0.103405133631489">
                <text:p>0.1034051336314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7.8873665890005">
                <text:p>87.8873665890005</text:p>
              </table:table-cell>
              <table:table-cell office:value-type="float" office:value="0.103272052110671">
                <text:p>0.1032720521106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7.9894270290006">
                <text:p>87.9894270290006</text:p>
              </table:table-cell>
              <table:table-cell office:value-type="float" office:value="0.103142157081923">
                <text:p>0.1031421570819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8.129047595">
                <text:p>88.129047595</text:p>
              </table:table-cell>
              <table:table-cell office:value-type="float" office:value="0.103014864617703">
                <text:p>0.1030148646177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8.2769880160004">
                <text:p>88.2769880160004</text:p>
              </table:table-cell>
              <table:table-cell office:value-type="float" office:value="0.102866437148708">
                <text:p>0.10286643714870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8.4315731880006">
                <text:p>88.4315731880006</text:p>
              </table:table-cell>
              <table:table-cell office:value-type="float" office:value="0.102724477755288">
                <text:p>0.1027244777552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8.5855556870001">
                <text:p>88.5855556870001</text:p>
              </table:table-cell>
              <table:table-cell office:value-type="float" office:value="0.102564633166858">
                <text:p>0.1025646331668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8.7405374420005">
                <text:p>88.7405374420005</text:p>
              </table:table-cell>
              <table:table-cell office:value-type="float" office:value="0.102413697483713">
                <text:p>0.1024136974837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8.8920220810005">
                <text:p>88.8920220810005</text:p>
              </table:table-cell>
              <table:table-cell office:value-type="float" office:value="0.102246985075006">
                <text:p>0.1022469850750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9.0430636270003">
                <text:p>89.0430636270003</text:p>
              </table:table-cell>
              <table:table-cell office:value-type="float" office:value="0.102090710946138">
                <text:p>0.1020907109461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9.1935228380007">
                <text:p>89.1935228380007</text:p>
              </table:table-cell>
              <table:table-cell office:value-type="float" office:value="0.101920037823277">
                <text:p>0.1019200378232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9.3445103940003">
                <text:p>89.3445103940003</text:p>
              </table:table-cell>
              <table:table-cell office:value-type="float" office:value="0.101760749359745">
                <text:p>0.1017607493597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9.5044959800007">
                <text:p>89.5044959800007</text:p>
              </table:table-cell>
              <table:table-cell office:value-type="float" office:value="0.101587971685106">
                <text:p>0.10158797168510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9.6691294310003">
                <text:p>89.6691294310003</text:p>
              </table:table-cell>
              <table:table-cell office:value-type="float" office:value="0.101404605536004">
                <text:p>0.1014046055360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9.8247189940003">
                <text:p>89.8247189940003</text:p>
              </table:table-cell>
              <table:table-cell office:value-type="float" office:value="0.101235416272379">
                <text:p>0.1012354162723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9.9850364720005">
                <text:p>89.9850364720005</text:p>
              </table:table-cell>
              <table:table-cell office:value-type="float" office:value="0.10105522265001">
                <text:p>0.101055222650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0.1474921770005">
                <text:p>90.1474921770005</text:p>
              </table:table-cell>
              <table:table-cell office:value-type="float" office:value="0.100888721549852">
                <text:p>0.1008887215498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0.3029250280006">
                <text:p>90.3029250280006</text:p>
              </table:table-cell>
              <table:table-cell office:value-type="float" office:value="0.100710977239882">
                <text:p>0.10071097723988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0.4566856780002">
                <text:p>90.4566856780002</text:p>
              </table:table-cell>
              <table:table-cell office:value-type="float" office:value="0.100546584233637">
                <text:p>0.1005465842336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0.667024722">
                <text:p>90.667024722</text:p>
              </table:table-cell>
              <table:table-cell office:value-type="float" office:value="0.100348771811688">
                <text:p>0.1003487718116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0.8282148780008">
                <text:p>90.8282148780008</text:p>
              </table:table-cell>
              <table:table-cell office:value-type="float" office:value="0.100168520211781">
                <text:p>0.1001685202117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0.983309538">
                <text:p>90.983309538</text:p>
              </table:table-cell>
              <table:table-cell office:value-type="float" office:value="0.0999804611528872">
                <text:p>0.099980461152887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1.1298715430003">
                <text:p>91.1298715430003</text:p>
              </table:table-cell>
              <table:table-cell office:value-type="float" office:value="0.0998081574685652">
                <text:p>0.09980815746856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1.2794101200007">
                <text:p>91.2794101200007</text:p>
              </table:table-cell>
              <table:table-cell office:value-type="float" office:value="0.099626745755072">
                <text:p>0.0996267457550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1.4375523450008">
                <text:p>91.4375523450008</text:p>
              </table:table-cell>
              <table:table-cell office:value-type="float" office:value="0.0994599037390741">
                <text:p>0.099459903739074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1.5906519820001">
                <text:p>91.5906519820001</text:p>
              </table:table-cell>
              <table:table-cell office:value-type="float" office:value="0.0992831475257609">
                <text:p>0.09928314752576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1.7451193880006">
                <text:p>91.7451193880006</text:p>
              </table:table-cell>
              <table:table-cell office:value-type="float" office:value="0.0991201722875671">
                <text:p>0.09912017228756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1.9103575480003">
                <text:p>91.9103575480003</text:p>
              </table:table-cell>
              <table:table-cell office:value-type="float" office:value="0.0989467928518878">
                <text:p>0.098946792851887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2.0652624080003">
                <text:p>92.0652624080003</text:p>
              </table:table-cell>
              <table:table-cell office:value-type="float" office:value="0.0987652774187651">
                <text:p>0.09876527741876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2.2202504690004">
                <text:p>92.2202504690004</text:p>
              </table:table-cell>
              <table:table-cell office:value-type="float" office:value="0.0985987290079174">
                <text:p>0.09859872900791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2.3775508590006">
                <text:p>92.3775508590006</text:p>
              </table:table-cell>
              <table:table-cell office:value-type="float" office:value="0.0984229571477021">
                <text:p>0.09842295714770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2.5338698720007">
                <text:p>92.5338698720007</text:p>
              </table:table-cell>
              <table:table-cell office:value-type="float" office:value="0.0982611422908298">
                <text:p>0.09826114229082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2.6916997160006">
                <text:p>92.6916997160006</text:p>
              </table:table-cell>
              <table:table-cell office:value-type="float" office:value="0.0980894333131833">
                <text:p>0.09808943331318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2.8471078620005">
                <text:p>92.8471078620005</text:p>
              </table:table-cell>
              <table:table-cell office:value-type="float" office:value="0.0979310061100061">
                <text:p>0.097931006110006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3.0014635690004">
                <text:p>93.0014635690004</text:p>
              </table:table-cell>
              <table:table-cell office:value-type="float" office:value="0.0977622806161602">
                <text:p>0.09776228061616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3.1585230580004">
                <text:p>93.1585230580004</text:p>
              </table:table-cell>
              <table:table-cell office:value-type="float" office:value="0.0976063762170661">
                <text:p>0.097606376217066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3.3126487240006">
                <text:p>93.3126487240006</text:p>
              </table:table-cell>
              <table:table-cell office:value-type="float" office:value="0.0974399396833303">
                <text:p>0.09743993968333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3.5267360140006">
                <text:p>93.5267360140006</text:p>
              </table:table-cell>
              <table:table-cell office:value-type="float" office:value="0.0972652564676943">
                <text:p>0.09726525646769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3.6750626360008">
                <text:p>93.6750626360008</text:p>
              </table:table-cell>
              <table:table-cell office:value-type="float" office:value="0.0970841537822925">
                <text:p>0.09708415378229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3.8321341870005">
                <text:p>93.8321341870005</text:p>
              </table:table-cell>
              <table:table-cell office:value-type="float" office:value="0.0969186599242297">
                <text:p>0.096918659924229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3.9895013490004">
                <text:p>93.9895013490004</text:p>
              </table:table-cell>
              <table:table-cell office:value-type="float" office:value="0.0967451734036314">
                <text:p>0.09674517340363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4.1332225260003">
                <text:p>94.1332225260003</text:p>
              </table:table-cell>
              <table:table-cell office:value-type="float" office:value="0.0965859041813273">
                <text:p>0.096585904181327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4.2726756110005">
                <text:p>94.2726756110005</text:p>
              </table:table-cell>
              <table:table-cell office:value-type="float" office:value="0.0964176595152746">
                <text:p>0.09641765951527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4.426696949">
                <text:p>94.426696949</text:p>
              </table:table-cell>
              <table:table-cell office:value-type="float" office:value="0.0962627142222091">
                <text:p>0.09626271422220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4.5718109490008">
                <text:p>94.5718109490008</text:p>
              </table:table-cell>
              <table:table-cell office:value-type="float" office:value="0.0960981883448935">
                <text:p>0.09609818834489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4.7093068300001">
                <text:p>94.7093068300001</text:p>
              </table:table-cell>
              <table:table-cell office:value-type="float" office:value="0.0959463472860843">
                <text:p>0.095946347286084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4.852941868">
                <text:p>94.852941868</text:p>
              </table:table-cell>
              <table:table-cell office:value-type="float" office:value="0.0958046968764865">
                <text:p>0.095804696876486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4.9942434280001">
                <text:p>94.9942434280001</text:p>
              </table:table-cell>
              <table:table-cell office:value-type="float" office:value="0.0956511492646528">
                <text:p>0.09565114926465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5.1399047920004">
                <text:p>95.1399047920004</text:p>
              </table:table-cell>
              <table:table-cell office:value-type="float" office:value="0.0955082611838741">
                <text:p>0.095508261183874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5.280381736">
                <text:p>95.280381736</text:p>
              </table:table-cell>
              <table:table-cell office:value-type="float" office:value="0.0974592405260467">
                <text:p>0.097459240526046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5.4186027040005">
                <text:p>95.4186027040005</text:p>
              </table:table-cell>
              <table:table-cell office:value-type="float" office:value="0.0989978866374514">
                <text:p>0.09899788663745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5.5649555240007">
                <text:p>95.5649555240007</text:p>
              </table:table-cell>
              <table:table-cell office:value-type="float" office:value="0.100184668176698">
                <text:p>0.10018466817669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5.7023468560001">
                <text:p>95.7023468560001</text:p>
              </table:table-cell>
              <table:table-cell office:value-type="float" office:value="0.10111209512836">
                <text:p>0.101112095128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5.8415365910005">
                <text:p>95.8415365910005</text:p>
              </table:table-cell>
              <table:table-cell office:value-type="float" office:value="0.101832084479652">
                <text:p>0.1018320844796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5.9790435640007">
                <text:p>95.9790435640007</text:p>
              </table:table-cell>
              <table:table-cell office:value-type="float" office:value="0.102364309172018">
                <text:p>0.1023643091720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6.1229681360001">
                <text:p>96.1229681360001</text:p>
              </table:table-cell>
              <table:table-cell office:value-type="float" office:value="0.102768274059953">
                <text:p>0.1027682740599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6.3023160120001">
                <text:p>96.3023160120001</text:p>
              </table:table-cell>
              <table:table-cell office:value-type="float" office:value="0.103047952581295">
                <text:p>0.1030479525812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6.4532033690002">
                <text:p>96.4532033690002</text:p>
              </table:table-cell>
              <table:table-cell office:value-type="float" office:value="0.103250016591571">
                <text:p>0.10325001659157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6.5893131420007">
                <text:p>96.5893131420007</text:p>
              </table:table-cell>
              <table:table-cell office:value-type="float" office:value="0.103368445256642">
                <text:p>0.1033684452566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6.7332504860005">
                <text:p>96.7332504860005</text:p>
              </table:table-cell>
              <table:table-cell office:value-type="float" office:value="0.103441644172119">
                <text:p>0.1034416441721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6.8832275860004">
                <text:p>96.8832275860004</text:p>
              </table:table-cell>
              <table:table-cell office:value-type="float" office:value="0.103457249085107">
                <text:p>0.10345724908510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7.0257895790001">
                <text:p>97.0257895790001</text:p>
              </table:table-cell>
              <table:table-cell office:value-type="float" office:value="0.103448322535924">
                <text:p>0.1034483225359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7.1639003370001">
                <text:p>97.1639003370001</text:p>
              </table:table-cell>
              <table:table-cell office:value-type="float" office:value="0.10339849291006">
                <text:p>0.103398492910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7.3054132130001">
                <text:p>97.3054132130001</text:p>
              </table:table-cell>
              <table:table-cell office:value-type="float" office:value="0.103337351029079">
                <text:p>0.1033373510290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7.4442046280001">
                <text:p>97.4442046280001</text:p>
              </table:table-cell>
              <table:table-cell office:value-type="float" office:value="0.103267203171358">
                <text:p>0.1032672031713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7.5878580110002">
                <text:p>97.5878580110002</text:p>
              </table:table-cell>
              <table:table-cell office:value-type="float" office:value="0.103168747120848">
                <text:p>0.1031687471208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7.7394742850001">
                <text:p>97.7394742850001</text:p>
              </table:table-cell>
              <table:table-cell office:value-type="float" office:value="0.103068878600169">
                <text:p>0.1030688786001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7.8808563810007">
                <text:p>97.8808563810007</text:p>
              </table:table-cell>
              <table:table-cell office:value-type="float" office:value="0.102946906158824">
                <text:p>0.1029469061588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8.0210793870001">
                <text:p>98.0210793870001</text:p>
              </table:table-cell>
              <table:table-cell office:value-type="float" office:value="0.102828353995636">
                <text:p>0.1028283539956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8.1583122300008">
                <text:p>98.1583122300008</text:p>
              </table:table-cell>
              <table:table-cell office:value-type="float" office:value="0.10271258094702">
                <text:p>0.102712580947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8.2927354120002">
                <text:p>98.2927354120002</text:p>
              </table:table-cell>
              <table:table-cell office:value-type="float" office:value="0.102578228022922">
                <text:p>0.1025782280229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8.4272014850003">
                <text:p>98.4272014850003</text:p>
              </table:table-cell>
              <table:table-cell office:value-type="float" office:value="0.102449942255239">
                <text:p>0.10244994225523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8.5626854860002">
                <text:p>98.5626854860002</text:p>
              </table:table-cell>
              <table:table-cell office:value-type="float" office:value="0.1023058337635">
                <text:p>0.10230583376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8.7000006910002">
                <text:p>98.7000006910002</text:p>
              </table:table-cell>
              <table:table-cell office:value-type="float" office:value="0.102169870262832">
                <text:p>0.1021698702628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8.8310486380005">
                <text:p>98.8310486380005</text:p>
              </table:table-cell>
              <table:table-cell office:value-type="float" office:value="0.102040464738185">
                <text:p>0.1020404647381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9.003710467">
                <text:p>99.003710467</text:p>
              </table:table-cell>
              <table:table-cell office:value-type="float" office:value="0.101895796309291">
                <text:p>0.10189579630929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9.1058306900004">
                <text:p>99.1058306900004</text:p>
              </table:table-cell>
              <table:table-cell office:value-type="float" office:value="0.10175955202719">
                <text:p>0.101759552027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9.2840795730008">
                <text:p>99.2840795730008</text:p>
              </table:table-cell>
              <table:table-cell office:value-type="float" office:value="0.101609661823772">
                <text:p>0.1016096618237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9.4364001160002">
                <text:p>99.4364001160002</text:p>
              </table:table-cell>
              <table:table-cell office:value-type="float" office:value="0.10146936417143">
                <text:p>0.1014693641714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9.5799285010007">
                <text:p>99.5799285010007</text:p>
              </table:table-cell>
              <table:table-cell office:value-type="float" office:value="0.101316478245502">
                <text:p>0.10131647824550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9.7239004090006">
                <text:p>99.7239004090006</text:p>
              </table:table-cell>
              <table:table-cell office:value-type="float" office:value="0.101173906942478">
                <text:p>0.1011739069424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9.8694336900007">
                <text:p>99.8694336900007</text:p>
              </table:table-cell>
              <table:table-cell office:value-type="float" office:value="0.101019446839123">
                <text:p>0.1010194468391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0.013538019">
                <text:p>100.013538019</text:p>
              </table:table-cell>
              <table:table-cell office:value-type="float" office:value="0.100875738012923">
                <text:p>0.10087573801292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0.154134491">
                <text:p>100.154134491</text:p>
              </table:table-cell>
              <table:table-cell office:value-type="float" office:value="0.100740670570659">
                <text:p>0.10074067057065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0.293907988001">
                <text:p>100.293907988001</text:p>
              </table:table-cell>
              <table:table-cell office:value-type="float" office:value="0.100592536456527">
                <text:p>0.1005925364565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.436787649001">
                <text:p>100.436787649001</text:p>
              </table:table-cell>
              <table:table-cell office:value-type="float" office:value="0.100454049145242">
                <text:p>0.10045404914524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0.579667700001">
                <text:p>100.579667700001</text:p>
              </table:table-cell>
              <table:table-cell office:value-type="float" office:value="0.100303418777809">
                <text:p>0.10030341877780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0.730047890001">
                <text:p>100.730047890001</text:p>
              </table:table-cell>
              <table:table-cell office:value-type="float" office:value="0.100163053747347">
                <text:p>0.1001630537473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0.867999583001">
                <text:p>100.867999583001</text:p>
              </table:table-cell>
              <table:table-cell office:value-type="float" office:value="0.100011158703643">
                <text:p>0.10001115870364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1.008693518001">
                <text:p>101.008693518001</text:p>
              </table:table-cell>
              <table:table-cell office:value-type="float" office:value="0.0998699001506004">
                <text:p>0.09986990015060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1.150704052">
                <text:p>101.150704052</text:p>
              </table:table-cell>
              <table:table-cell office:value-type="float" office:value="0.0997371899617501">
                <text:p>0.09973718996175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1.289662204001">
                <text:p>101.289662204001</text:p>
              </table:table-cell>
              <table:table-cell office:value-type="float" office:value="0.0995917321674199">
                <text:p>0.09959173216741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1.425369091">
                <text:p>101.425369091</text:p>
              </table:table-cell>
              <table:table-cell office:value-type="float" office:value="0.09945577940357">
                <text:p>0.0994557794035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1.560960677">
                <text:p>101.560960677</text:p>
              </table:table-cell>
              <table:table-cell office:value-type="float" office:value="0.0993079601467454">
                <text:p>0.099307960146745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1.699132793">
                <text:p>101.699132793</text:p>
              </table:table-cell>
              <table:table-cell office:value-type="float" office:value="0.0991702339951084">
                <text:p>0.09917023399510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1.84254502">
                <text:p>101.84254502</text:p>
              </table:table-cell>
              <table:table-cell office:value-type="float" office:value="0.0990406206936237">
                <text:p>0.09904062069362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2.027579971001">
                <text:p>102.027579971001</text:p>
              </table:table-cell>
              <table:table-cell office:value-type="float" office:value="0.0988981799373965">
                <text:p>0.09889817993739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2.186540340001">
                <text:p>102.186540340001</text:p>
              </table:table-cell>
              <table:table-cell office:value-type="float" office:value="0.0987456293277386">
                <text:p>0.09874562932773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2.337213914">
                <text:p>102.337213914</text:p>
              </table:table-cell>
              <table:table-cell office:value-type="float" office:value="0.0986043465994458">
                <text:p>0.09860434659944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2.483265613">
                <text:p>102.483265613</text:p>
              </table:table-cell>
              <table:table-cell office:value-type="float" office:value="0.0984529489038228">
                <text:p>0.09845294890382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2.634983457">
                <text:p>102.634983457</text:p>
              </table:table-cell>
              <table:table-cell office:value-type="float" office:value="0.0983127012540455">
                <text:p>0.09831270125404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2.783985959">
                <text:p>102.783985959</text:p>
              </table:table-cell>
              <table:table-cell office:value-type="float" office:value="0.0981623561251876">
                <text:p>0.09816235612518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2.932990821">
                <text:p>102.932990821</text:p>
              </table:table-cell>
              <table:table-cell office:value-type="float" office:value="0.0980230622880643">
                <text:p>0.098023062288064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3.082006703001">
                <text:p>103.082006703001</text:p>
              </table:table-cell>
              <table:table-cell office:value-type="float" office:value="0.0978737027487394">
                <text:p>0.097873702748739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3.228250864">
                <text:p>103.228250864</text:p>
              </table:table-cell>
              <table:table-cell office:value-type="float" office:value="0.0977353081659498">
                <text:p>0.09773530816594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3.378093624">
                <text:p>103.378093624</text:p>
              </table:table-cell>
              <table:table-cell office:value-type="float" office:value="0.0975868886278132">
                <text:p>0.09758688862781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3.525459855">
                <text:p>103.525459855</text:p>
              </table:table-cell>
              <table:table-cell office:value-type="float" office:value="0.0974493558634909">
                <text:p>0.09744935586349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3.671309854">
                <text:p>103.671309854</text:p>
              </table:table-cell>
              <table:table-cell office:value-type="float" office:value="0.0973018444586844">
                <text:p>0.09730184445868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3.821076424">
                <text:p>103.821076424</text:p>
              </table:table-cell>
              <table:table-cell office:value-type="float" office:value="0.097165147064532">
                <text:p>0.09716514706453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3.967305856">
                <text:p>103.967305856</text:p>
              </table:table-cell>
              <table:table-cell office:value-type="float" office:value="0.0970185207374501">
                <text:p>0.09701852073745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4.115405613001">
                <text:p>104.115405613001</text:p>
              </table:table-cell>
              <table:table-cell office:value-type="float" office:value="0.0968826393259909">
                <text:p>0.09688263932599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4.264600758001">
                <text:p>104.264600758001</text:p>
              </table:table-cell>
              <table:table-cell office:value-type="float" office:value="0.096736880691562">
                <text:p>0.09673688069156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4.428748221">
                <text:p>104.428748221</text:p>
              </table:table-cell>
              <table:table-cell office:value-type="float" office:value="0.096601800422606">
                <text:p>0.09660180042260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4.573320552">
                <text:p>104.573320552</text:p>
              </table:table-cell>
              <table:table-cell office:value-type="float" office:value="0.0964568957551509">
                <text:p>0.09645689575515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4.718188175">
                <text:p>104.718188175</text:p>
              </table:table-cell>
              <table:table-cell office:value-type="float" office:value="0.0963226047267261">
                <text:p>0.09632260472672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4.864468029001">
                <text:p>104.864468029001</text:p>
              </table:table-cell>
              <table:table-cell office:value-type="float" office:value="0.0961785426723943">
                <text:p>0.096178542672394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5.068513735">
                <text:p>105.068513735</text:p>
              </table:table-cell>
              <table:table-cell office:value-type="float" office:value="0.0960268036035643">
                <text:p>0.096026803603564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5.228436726001">
                <text:p>105.228436726001</text:p>
              </table:table-cell>
              <table:table-cell office:value-type="float" office:value="0.0977937975063023">
                <text:p>0.097793797506302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5.393976352">
                <text:p>105.393976352</text:p>
              </table:table-cell>
              <table:table-cell office:value-type="float" office:value="0.0991674832952417">
                <text:p>0.09916748329524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5.561230741">
                <text:p>105.561230741</text:p>
              </table:table-cell>
              <table:table-cell office:value-type="float" office:value="0.100226674195548">
                <text:p>0.1002266741955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5.722539455001">
                <text:p>105.722539455001</text:p>
              </table:table-cell>
              <table:table-cell office:value-type="float" office:value="0.10105420463158">
                <text:p>0.101054204631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5.880916665001">
                <text:p>105.880916665001</text:p>
              </table:table-cell>
              <table:table-cell office:value-type="float" office:value="0.101676697038598">
                <text:p>0.1016766970385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6.040100662">
                <text:p>106.040100662</text:p>
              </table:table-cell>
              <table:table-cell office:value-type="float" office:value="0.102154981093508">
                <text:p>0.1021549810935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6.207271271001">
                <text:p>106.207271271001</text:p>
              </table:table-cell>
              <table:table-cell office:value-type="float" office:value="0.102498300266686">
                <text:p>0.1024983002666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6.363381154">
                <text:p>106.363381154</text:p>
              </table:table-cell>
              <table:table-cell office:value-type="float" office:value="0.102733795727015">
                <text:p>0.1027337957270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6.521303393">
                <text:p>106.521303393</text:p>
              </table:table-cell>
              <table:table-cell office:value-type="float" office:value="0.102902667466734">
                <text:p>0.10290266746673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6.679985547001">
                <text:p>106.679985547001</text:p>
              </table:table-cell>
              <table:table-cell office:value-type="float" office:value="0.102998825702711">
                <text:p>0.1029988257027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6.833517381">
                <text:p>106.833517381</text:p>
              </table:table-cell>
              <table:table-cell office:value-type="float" office:value="0.103056337557474">
                <text:p>0.10305633755747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6.998058251001">
                <text:p>106.998058251001</text:p>
              </table:table-cell>
              <table:table-cell office:value-type="float" office:value="0.10306362674701">
                <text:p>0.103063626747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7.156472603">
                <text:p>107.156472603</text:p>
              </table:table-cell>
              <table:table-cell office:value-type="float" office:value="0.103050152333938">
                <text:p>0.1030501523339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7.264687912">
                <text:p>107.264687912</text:p>
              </table:table-cell>
              <table:table-cell office:value-type="float" office:value="0.103000869530701">
                <text:p>0.10300086953070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7.366618892001">
                <text:p>107.366618892001</text:p>
              </table:table-cell>
              <table:table-cell office:value-type="float" office:value="0.102942245577876">
                <text:p>0.10294224557787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7.468412822001">
                <text:p>107.468412822001</text:p>
              </table:table-cell>
              <table:table-cell office:value-type="float" office:value="0.102876184522002">
                <text:p>0.10287618452200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7.629048233001">
                <text:p>107.629048233001</text:p>
              </table:table-cell>
              <table:table-cell office:value-type="float" office:value="0.102804209500174">
                <text:p>0.10280420950017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7.78910444">
                <text:p>107.78910444</text:p>
              </table:table-cell>
              <table:table-cell office:value-type="float" office:value="0.102708483879209">
                <text:p>0.10270848387920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7.996592899">
                <text:p>107.996592899</text:p>
              </table:table-cell>
              <table:table-cell office:value-type="float" office:value="0.102593899452485">
                <text:p>0.1025938994524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8.102777392">
                <text:p>108.102777392</text:p>
              </table:table-cell>
              <table:table-cell office:value-type="float" office:value="0.102483282827294">
                <text:p>0.1024832828272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8.25400314">
                <text:p>108.25400314</text:p>
              </table:table-cell>
              <table:table-cell office:value-type="float" office:value="0.102375875566747">
                <text:p>0.10237587556674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8.417379174">
                <text:p>108.417379174</text:p>
              </table:table-cell>
              <table:table-cell office:value-type="float" office:value="0.102252226817875">
                <text:p>0.1022522268178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8.577532003001">
                <text:p>108.577532003001</text:p>
              </table:table-cell>
              <table:table-cell office:value-type="float" office:value="0.102115724205916">
                <text:p>0.1021157242059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8.737528851">
                <text:p>108.737528851</text:p>
              </table:table-cell>
              <table:table-cell office:value-type="float" office:value="0.101987782316762">
                <text:p>0.1019877823167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8.900605754">
                <text:p>108.900605754</text:p>
              </table:table-cell>
              <table:table-cell office:value-type="float" office:value="0.101848052741071">
                <text:p>0.10184805274107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9.058175052">
                <text:p>109.058175052</text:p>
              </table:table-cell>
              <table:table-cell office:value-type="float" office:value="0.10171763262524">
                <text:p>0.1017176326252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9.218231241">
                <text:p>109.218231241</text:p>
              </table:table-cell>
              <table:table-cell office:value-type="float" office:value="0.101576126302212">
                <text:p>0.1015761263022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9.37945301">
                <text:p>109.37945301</text:p>
              </table:table-cell>
              <table:table-cell office:value-type="float" office:value="0.101425887292915">
                <text:p>0.1014258872929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9.549350847001">
                <text:p>109.549350847001</text:p>
              </table:table-cell>
              <table:table-cell office:value-type="float" office:value="0.101287229980852">
                <text:p>0.10128722998085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9.716092260001">
                <text:p>109.716092260001</text:p>
              </table:table-cell>
              <table:table-cell office:value-type="float" office:value="0.101139473198576">
                <text:p>0.10113947319857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9.88252628">
                <text:p>109.88252628</text:p>
              </table:table-cell>
              <table:table-cell office:value-type="float" office:value="0.100984571259591">
                <text:p>0.1009845712595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0.042359888001">
                <text:p>110.042359888001</text:p>
              </table:table-cell>
              <table:table-cell office:value-type="float" office:value="0.100842351629368">
                <text:p>0.1008423516293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0.210030258">
                <text:p>110.210030258</text:p>
              </table:table-cell>
              <table:table-cell office:value-type="float" office:value="0.100692079665642">
                <text:p>0.1006920796656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0.37014434">
                <text:p>110.37014434</text:p>
              </table:table-cell>
              <table:table-cell office:value-type="float" office:value="0.100535498428245">
                <text:p>0.10053549842824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0.536635172">
                <text:p>110.536635172</text:p>
              </table:table-cell>
              <table:table-cell office:value-type="float" office:value="0.100392101101942">
                <text:p>0.10039210110194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0.703307336001">
                <text:p>110.703307336001</text:p>
              </table:table-cell>
              <table:table-cell office:value-type="float" office:value="0.100241217113438">
                <text:p>0.1002412171134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0.865127502">
                <text:p>110.865127502</text:p>
              </table:table-cell>
              <table:table-cell office:value-type="float" office:value="0.10008447459491">
                <text:p>0.100084474594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1.074791775">
                <text:p>111.074791775</text:p>
              </table:table-cell>
              <table:table-cell office:value-type="float" office:value="0.0999231753437977">
                <text:p>0.09992317534379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1.241355378001">
                <text:p>111.241355378001</text:p>
              </table:table-cell>
              <table:table-cell office:value-type="float" office:value="0.0997762318891049">
                <text:p>0.099776231889104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1.402065546001">
                <text:p>111.402065546001</text:p>
              </table:table-cell>
              <table:table-cell office:value-type="float" office:value="0.0996229657093037">
                <text:p>0.09962296570930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1.570757567">
                <text:p>111.570757567</text:p>
              </table:table-cell>
              <table:table-cell office:value-type="float" office:value="0.0994647696923306">
                <text:p>0.099464769692330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1.73327006">
                <text:p>111.73327006</text:p>
              </table:table-cell>
              <table:table-cell office:value-type="float" office:value="0.0993204692547622">
                <text:p>0.099320469254762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1.907901259">
                <text:p>111.907901259</text:p>
              </table:table-cell>
              <table:table-cell office:value-type="float" office:value="0.0991696370525553">
                <text:p>0.099169637052555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2.071038796001">
                <text:p>112.071038796001</text:p>
              </table:table-cell>
              <table:table-cell office:value-type="float" office:value="0.0990137060642267">
                <text:p>0.09901370606422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2.234937380001">
                <text:p>112.234937380001</text:p>
              </table:table-cell>
              <table:table-cell office:value-type="float" office:value="0.098871375932704">
                <text:p>0.0988713759327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2.396379356001">
                <text:p>112.396379356001</text:p>
              </table:table-cell>
              <table:table-cell office:value-type="float" office:value="0.0987224352689107">
                <text:p>0.098722435268910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2.561646922">
                <text:p>112.561646922</text:p>
              </table:table-cell>
              <table:table-cell office:value-type="float" office:value="0.0985683311180672">
                <text:p>0.098568331118067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2.726541965">
                <text:p>112.726541965</text:p>
              </table:table-cell>
              <table:table-cell office:value-type="float" office:value="0.0984276186311086">
                <text:p>0.098427618631108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2.889237481">
                <text:p>112.889237481</text:p>
              </table:table-cell>
              <table:table-cell office:value-type="float" office:value="0.0982802831819739">
                <text:p>0.098280283181973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3.053998183001">
                <text:p>113.053998183001</text:p>
              </table:table-cell>
              <table:table-cell office:value-type="float" office:value="0.0981450783645676">
                <text:p>0.09814507836456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3.220392528">
                <text:p>113.220392528</text:p>
              </table:table-cell>
              <table:table-cell office:value-type="float" office:value="0.0980023337279694">
                <text:p>0.09800233372796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3.364979211">
                <text:p>113.364979211</text:p>
              </table:table-cell>
              <table:table-cell office:value-type="float" office:value="0.0978536795376364">
                <text:p>0.09785367953763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3.506445231001">
                <text:p>113.506445231001</text:p>
              </table:table-cell>
              <table:table-cell office:value-type="float" office:value="0.0977175726053741">
                <text:p>0.097717572605374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3.655422579001">
                <text:p>113.655422579001</text:p>
              </table:table-cell>
              <table:table-cell office:value-type="float" office:value="0.0975915338124546">
                <text:p>0.097591533812454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3.804433829">
                <text:p>113.804433829</text:p>
              </table:table-cell>
              <table:table-cell office:value-type="float" office:value="0.097456486961858">
                <text:p>0.09745648696185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3.995426399">
                <text:p>113.995426399</text:p>
              </table:table-cell>
              <table:table-cell office:value-type="float" office:value="0.0973143540373844">
                <text:p>0.09731435403738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4.150784439001">
                <text:p>114.150784439001</text:p>
              </table:table-cell>
              <table:table-cell office:value-type="float" office:value="0.097183644917078">
                <text:p>0.09718364491707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4.297225898001">
                <text:p>114.297225898001</text:p>
              </table:table-cell>
              <table:table-cell office:value-type="float" office:value="0.0970451615476975">
                <text:p>0.09704516154769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4.462623389">
                <text:p>114.462623389</text:p>
              </table:table-cell>
              <table:table-cell office:value-type="float" office:value="0.0969005775744102">
                <text:p>0.096900577574410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4.612194174">
                <text:p>114.612194174</text:p>
              </table:table-cell>
              <table:table-cell office:value-type="float" office:value="0.0967680561102718">
                <text:p>0.09676805611027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4.75929919">
                <text:p>114.75929919</text:p>
              </table:table-cell>
              <table:table-cell office:value-type="float" office:value="0.0966452141189867">
                <text:p>0.096645214118986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4.904665552001">
                <text:p>114.904665552001</text:p>
              </table:table-cell>
              <table:table-cell office:value-type="float" office:value="0.0965133789740724">
                <text:p>0.09651337897407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5.052102850001">
                <text:p>115.052102850001</text:p>
              </table:table-cell>
              <table:table-cell office:value-type="float" office:value="0.096391173972632">
                <text:p>0.0963911739726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5.203778742">
                <text:p>115.203778742</text:p>
              </table:table-cell>
              <table:table-cell office:value-type="float" office:value="0.0980006676376356">
                <text:p>0.09800066763763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5.353555329">
                <text:p>115.353555329</text:p>
              </table:table-cell>
              <table:table-cell office:value-type="float" office:value="0.0992700993274998">
                <text:p>0.099270099327499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5.501986907">
                <text:p>115.501986907</text:p>
              </table:table-cell>
              <table:table-cell office:value-type="float" office:value="0.100249412795333">
                <text:p>0.1002494127953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5.654837370001">
                <text:p>115.654837370001</text:p>
              </table:table-cell>
              <table:table-cell office:value-type="float" office:value="0.101014794763587">
                <text:p>0.10101479476358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5.805610916001">
                <text:p>115.805610916001</text:p>
              </table:table-cell>
              <table:table-cell office:value-type="float" office:value="0.10159105659009">
                <text:p>0.1015910565900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5.960581306001">
                <text:p>115.960581306001</text:p>
              </table:table-cell>
              <table:table-cell office:value-type="float" office:value="0.10201614691425">
                <text:p>0.102016146914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6.131715873001">
                <text:p>116.131715873001</text:p>
              </table:table-cell>
              <table:table-cell office:value-type="float" office:value="0.102338306132436">
                <text:p>0.1023383061324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6.280622015001">
                <text:p>116.280622015001</text:p>
              </table:table-cell>
              <table:table-cell office:value-type="float" office:value="0.102560300078363">
                <text:p>0.10256030007836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6.427448192">
                <text:p>116.427448192</text:p>
              </table:table-cell>
              <table:table-cell office:value-type="float" office:value="0.102720074688013">
                <text:p>0.1027200746880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6.578083348">
                <text:p>116.578083348</text:p>
              </table:table-cell>
              <table:table-cell office:value-type="float" office:value="0.102812345219026">
                <text:p>0.10281234521902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6.682634029001">
                <text:p>116.682634029001</text:p>
              </table:table-cell>
              <table:table-cell office:value-type="float" office:value="0.102868432876252">
                <text:p>0.10286843287625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6.853981660001">
                <text:p>116.853981660001</text:p>
              </table:table-cell>
              <table:table-cell office:value-type="float" office:value="0.1028956046701">
                <text:p>0.102895604670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7.001826375001">
                <text:p>117.001826375001</text:p>
              </table:table-cell>
              <table:table-cell office:value-type="float" office:value="0.102882036435309">
                <text:p>0.1028820364353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7.148289018">
                <text:p>117.148289018</text:p>
              </table:table-cell>
              <table:table-cell office:value-type="float" office:value="0.102853574353727">
                <text:p>0.1028535743537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7.294089927001">
                <text:p>117.294089927001</text:p>
              </table:table-cell>
              <table:table-cell office:value-type="float" office:value="0.102795679995802">
                <text:p>0.10279567999580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7.435021718001">
                <text:p>117.435021718001</text:p>
              </table:table-cell>
              <table:table-cell office:value-type="float" office:value="0.102731847156334">
                <text:p>0.10273184715633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7.578924973001">
                <text:p>117.578924973001</text:p>
              </table:table-cell>
              <table:table-cell office:value-type="float" office:value="0.102645835781333">
                <text:p>0.10264583578133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7.721455066">
                <text:p>117.721455066</text:p>
              </table:table-cell>
              <table:table-cell office:value-type="float" office:value="0.102559598778389">
                <text:p>0.10255959877838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7.864229582">
                <text:p>117.864229582</text:p>
              </table:table-cell>
              <table:table-cell office:value-type="float" office:value="0.102455842288017">
                <text:p>0.10245584228801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8.005033632">
                <text:p>118.005033632</text:p>
              </table:table-cell>
              <table:table-cell office:value-type="float" office:value="0.102355497959556">
                <text:p>0.10235549795955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8.147580046">
                <text:p>118.147580046</text:p>
              </table:table-cell>
              <table:table-cell office:value-type="float" office:value="0.102257912798884">
                <text:p>0.10225791279888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8.288840890001">
                <text:p>118.288840890001</text:p>
              </table:table-cell>
              <table:table-cell office:value-type="float" office:value="0.102145313289954">
                <text:p>0.10214531328995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8.430059765001">
                <text:p>118.430059765001</text:p>
              </table:table-cell>
              <table:table-cell office:value-type="float" office:value="0.102038011851269">
                <text:p>0.10203801185126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8.571070238">
                <text:p>118.571070238</text:p>
              </table:table-cell>
              <table:table-cell office:value-type="float" office:value="0.101917814383805">
                <text:p>0.1019178143838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8.713398021">
                <text:p>118.713398021</text:p>
              </table:table-cell>
              <table:table-cell office:value-type="float" office:value="0.101804521777314">
                <text:p>0.1018045217773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8.856032638">
                <text:p>118.856032638</text:p>
              </table:table-cell>
              <table:table-cell office:value-type="float" office:value="0.101696781978813">
                <text:p>0.10169678197881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9.000025924001">
                <text:p>119.000025924001</text:p>
              </table:table-cell>
              <table:table-cell office:value-type="float" office:value="0.10157646517867">
                <text:p>0.101576465178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9.150500583">
                <text:p>119.150500583</text:p>
              </table:table-cell>
              <table:table-cell office:value-type="float" office:value="0.101463192344956">
                <text:p>0.1014631923449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9.295756920001">
                <text:p>119.295756920001</text:p>
              </table:table-cell>
              <table:table-cell office:value-type="float" office:value="0.101338621102856">
                <text:p>0.1013386211028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9.500215261">
                <text:p>119.500215261</text:p>
              </table:table-cell>
              <table:table-cell office:value-type="float" office:value="0.101205125070204">
                <text:p>0.10120512507020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9.648495093001">
                <text:p>119.648495093001</text:p>
              </table:table-cell>
              <table:table-cell office:value-type="float" office:value="0.101081451271587">
                <text:p>0.10108145127158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9.878050624">
                <text:p>119.878050624</text:p>
              </table:table-cell>
              <table:table-cell office:value-type="float" office:value="0.100932050649376">
                <text:p>0.10093205064937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20.02559902">
                <text:p>120.02559902</text:p>
              </table:table-cell>
              <table:table-cell office:value-type="float" office:value="0.100795765832784">
                <text:p>0.10079576583278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20.175731418">
                <text:p>120.175731418</text:p>
              </table:table-cell>
              <table:table-cell office:value-type="float" office:value="0.100653293233367">
                <text:p>0.10065329323336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0.329010171001">
                <text:p>120.329010171001</text:p>
              </table:table-cell>
              <table:table-cell office:value-type="float" office:value="0.100522634586693">
                <text:p>0.1005226345866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20.481955562001">
                <text:p>120.481955562001</text:p>
              </table:table-cell>
              <table:table-cell office:value-type="float" office:value="0.100384829799138">
                <text:p>0.1003848297991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0.6294297">
                <text:p>120.6294297</text:p>
              </table:table-cell>
              <table:table-cell office:value-type="float" office:value="0.10025798852759">
                <text:p>0.1002579885275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0.779781040001">
                <text:p>120.779781040001</text:p>
              </table:table-cell>
              <table:table-cell office:value-type="float" office:value="0.100123403270205">
                <text:p>0.1001234032702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20.926215089001">
                <text:p>120.926215089001</text:p>
              </table:table-cell>
              <table:table-cell office:value-type="float" office:value="0.0999992201286017">
                <text:p>0.099999220128601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1.07661333">
                <text:p>121.07661333</text:p>
              </table:table-cell>
              <table:table-cell office:value-type="float" office:value="0.0998669257717555">
                <text:p>0.09986692577175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1.227704237001">
                <text:p>121.227704237001</text:p>
              </table:table-cell>
              <table:table-cell office:value-type="float" office:value="0.0997446572427146">
                <text:p>0.09974465724271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1.375109925">
                <text:p>121.375109925</text:p>
              </table:table-cell>
              <table:table-cell office:value-type="float" office:value="0.0996140577512319">
                <text:p>0.09961405775123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1.522941297">
                <text:p>121.522941297</text:p>
              </table:table-cell>
              <table:table-cell office:value-type="float" office:value="0.0994932263990054">
                <text:p>0.09949322639900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1.667693594">
                <text:p>121.667693594</text:p>
              </table:table-cell>
              <table:table-cell office:value-type="float" office:value="0.0993639386150857">
                <text:p>0.09936393861508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1.818487580001">
                <text:p>121.818487580001</text:p>
              </table:table-cell>
              <table:table-cell office:value-type="float" office:value="0.0992442373118216">
                <text:p>0.09924423731182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21.972960715">
                <text:p>121.972960715</text:p>
              </table:table-cell>
              <table:table-cell office:value-type="float" office:value="0.0991160143358994">
                <text:p>0.09911601433589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22.162835543">
                <text:p>122.162835543</text:p>
              </table:table-cell>
              <table:table-cell office:value-type="float" office:value="0.0989810805417302">
                <text:p>0.09898108054173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22.308992112001">
                <text:p>122.308992112001</text:p>
              </table:table-cell>
              <table:table-cell office:value-type="float" office:value="0.0988569955809251">
                <text:p>0.09885699558092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22.477268339">
                <text:p>122.477268339</text:p>
              </table:table-cell>
              <table:table-cell office:value-type="float" office:value="0.0987255309982917">
                <text:p>0.09872553099829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2.644401977001">
                <text:p>122.644401977001</text:p>
              </table:table-cell>
              <table:table-cell office:value-type="float" office:value="0.0986043005140872">
                <text:p>0.09860430051408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2.803299219">
                <text:p>122.803299219</text:p>
              </table:table-cell>
              <table:table-cell office:value-type="float" office:value="0.0984752771459636">
                <text:p>0.09847527714596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2.973830284001">
                <text:p>122.973830284001</text:p>
              </table:table-cell>
              <table:table-cell office:value-type="float" office:value="0.0983401239172599">
                <text:p>0.09834012391725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3.139529891">
                <text:p>123.139529891</text:p>
              </table:table-cell>
              <table:table-cell office:value-type="float" office:value="0.098216073075176">
                <text:p>0.09821607307517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23.241519077001">
                <text:p>123.241519077001</text:p>
              </table:table-cell>
              <table:table-cell office:value-type="float" office:value="0.09810093006307">
                <text:p>0.098100930063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23.403279644001">
                <text:p>123.403279644001</text:p>
              </table:table-cell>
              <table:table-cell office:value-type="float" office:value="0.0979770884858744">
                <text:p>0.097977088485874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3.571874135">
                <text:p>123.571874135</text:p>
              </table:table-cell>
              <table:table-cell office:value-type="float" office:value="0.0978463909833467">
                <text:p>0.09784639098334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3.736508585001">
                <text:p>123.736508585001</text:p>
              </table:table-cell>
              <table:table-cell office:value-type="float" office:value="0.0977260593020745">
                <text:p>0.097726059302074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23.900773951001">
                <text:p>123.900773951001</text:p>
              </table:table-cell>
              <table:table-cell office:value-type="float" office:value="0.0975983231698149">
                <text:p>0.097598323169814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4.067417947001">
                <text:p>124.067417947001</text:p>
              </table:table-cell>
              <table:table-cell office:value-type="float" office:value="0.0974647651594384">
                <text:p>0.09746476515943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4.232090747">
                <text:p>124.232090747</text:p>
              </table:table-cell>
              <table:table-cell office:value-type="float" office:value="0.0973422721759768">
                <text:p>0.097342272175976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4.409804773">
                <text:p>124.409804773</text:p>
              </table:table-cell>
              <table:table-cell office:value-type="float" office:value="0.0972130602871151">
                <text:p>0.09721306028711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24.578578127001">
                <text:p>124.578578127001</text:p>
              </table:table-cell>
              <table:table-cell office:value-type="float" office:value="0.0970785737325078">
                <text:p>0.097078573732507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4.749306137001">
                <text:p>124.749306137001</text:p>
              </table:table-cell>
              <table:table-cell office:value-type="float" office:value="0.096955463487614">
                <text:p>0.0969554634876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4.894010759001">
                <text:p>124.894010759001</text:p>
              </table:table-cell>
              <table:table-cell office:value-type="float" office:value="0.0968260080292565">
                <text:p>0.09682600802925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5.063563139001">
                <text:p>125.063563139001</text:p>
              </table:table-cell>
              <table:table-cell office:value-type="float" office:value="0.0966915756541745">
                <text:p>0.096691575654174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25.227807167001">
                <text:p>125.227807167001</text:p>
              </table:table-cell>
              <table:table-cell office:value-type="float" office:value="0.0981699138459977">
                <text:p>0.098169913845997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5.391724914">
                <text:p>125.391724914</text:p>
              </table:table-cell>
              <table:table-cell office:value-type="float" office:value="0.0993193043781571">
                <text:p>0.099319304378157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5.559889625">
                <text:p>125.559889625</text:p>
              </table:table-cell>
              <table:table-cell office:value-type="float" office:value="0.100222216665465">
                <text:p>0.10022221666546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25.71976645">
                <text:p>125.71976645</text:p>
              </table:table-cell>
              <table:table-cell office:value-type="float" office:value="0.100911425644972">
                <text:p>0.1009114256449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25.879962997001">
                <text:p>125.879962997001</text:p>
              </table:table-cell>
              <table:table-cell office:value-type="float" office:value="0.101429777458653">
                <text:p>0.1014297774586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6.046077832">
                <text:p>126.046077832</text:p>
              </table:table-cell>
              <table:table-cell office:value-type="float" office:value="0.101827990622451">
                <text:p>0.1018279906224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6.148449965001">
                <text:p>126.148449965001</text:p>
              </table:table-cell>
              <table:table-cell office:value-type="float" office:value="0.10213011904804">
                <text:p>0.102130119048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6.304615010001">
                <text:p>126.304615010001</text:p>
              </table:table-cell>
              <table:table-cell office:value-type="float" office:value="0.102339015873353">
                <text:p>0.10233901587335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6.46622378">
                <text:p>126.46622378</text:p>
              </table:table-cell>
              <table:table-cell office:value-type="float" office:value="0.102473431399158">
                <text:p>0.10247343139915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6.625027518">
                <text:p>126.625027518</text:p>
              </table:table-cell>
              <table:table-cell office:value-type="float" office:value="0.102564651690981">
                <text:p>0.10256465169098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6.780319857">
                <text:p>126.780319857</text:p>
              </table:table-cell>
              <table:table-cell office:value-type="float" office:value="0.102605081036579">
                <text:p>0.1026050810365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6.945446486">
                <text:p>126.945446486</text:p>
              </table:table-cell>
              <table:table-cell office:value-type="float" office:value="0.102621189631791">
                <text:p>0.10262118963179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7.103866670001">
                <text:p>127.103866670001</text:p>
              </table:table-cell>
              <table:table-cell office:value-type="float" office:value="0.102601683566632">
                <text:p>0.10260168356663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27.263156522001">
                <text:p>127.263156522001</text:p>
              </table:table-cell>
              <table:table-cell office:value-type="float" office:value="0.102553787798187">
                <text:p>0.10255378779818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27.421566348001">
                <text:p>127.421566348001</text:p>
              </table:table-cell>
              <table:table-cell office:value-type="float" office:value="0.102499363834144">
                <text:p>0.10249936383414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27.61925659">
                <text:p>127.61925659</text:p>
              </table:table-cell>
              <table:table-cell office:value-type="float" office:value="0.102423685882712">
                <text:p>0.1024236858827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7.726926168">
                <text:p>127.726926168</text:p>
              </table:table-cell>
              <table:table-cell office:value-type="float" office:value="0.102347111971476">
                <text:p>0.10234711197147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7.888784711">
                <text:p>127.888784711</text:p>
              </table:table-cell>
              <table:table-cell office:value-type="float" office:value="0.10225386512577">
                <text:p>0.1022538651257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8.046174239001">
                <text:p>128.046174239001</text:p>
              </table:table-cell>
              <table:table-cell office:value-type="float" office:value="0.102163311364516">
                <text:p>0.1021633113645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8.207647570001">
                <text:p>128.207647570001</text:p>
              </table:table-cell>
              <table:table-cell office:value-type="float" office:value="0.102059030639697">
                <text:p>0.10205903063969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8.372475859001">
                <text:p>128.372475859001</text:p>
              </table:table-cell>
              <table:table-cell office:value-type="float" office:value="0.10194386775922">
                <text:p>0.101943867759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8.530318462001">
                <text:p>128.530318462001</text:p>
              </table:table-cell>
              <table:table-cell office:value-type="float" office:value="0.101835905439826">
                <text:p>0.10183590543982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8.685497563">
                <text:p>128.685497563</text:p>
              </table:table-cell>
              <table:table-cell office:value-type="float" office:value="0.101717945535661">
                <text:p>0.10171794553566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8.845356313001">
                <text:p>128.845356313001</text:p>
              </table:table-cell>
              <table:table-cell office:value-type="float" office:value="0.101607819463548">
                <text:p>0.10160781946354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9.005957698">
                <text:p>129.005957698</text:p>
              </table:table-cell>
              <table:table-cell office:value-type="float" office:value="0.101488275772859">
                <text:p>0.10148827577285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9.162987455001">
                <text:p>129.162987455001</text:p>
              </table:table-cell>
              <table:table-cell office:value-type="float" office:value="0.101361295560103">
                <text:p>0.10136129556010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9.320535446001">
                <text:p>129.320535446001</text:p>
              </table:table-cell>
              <table:table-cell office:value-type="float" office:value="0.101244075207772">
                <text:p>0.10124407520777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9.491460966">
                <text:p>129.491460966</text:p>
              </table:table-cell>
              <table:table-cell office:value-type="float" office:value="0.101119099175505">
                <text:p>0.1011190991755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9.650449420001">
                <text:p>129.650449420001</text:p>
              </table:table-cell>
              <table:table-cell office:value-type="float" office:value="0.101003554669097">
                <text:p>0.10100355466909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9.809965968">
                <text:p>129.809965968</text:p>
              </table:table-cell>
              <table:table-cell office:value-type="float" office:value="0.100880063812498">
                <text:p>0.10088006381249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9.969722288">
                <text:p>129.969722288</text:p>
              </table:table-cell>
              <table:table-cell office:value-type="float" office:value="0.100750311651386">
                <text:p>0.10075031165138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0.134813161">
                <text:p>130.134813161</text:p>
              </table:table-cell>
              <table:table-cell office:value-type="float" office:value="0.100631065962095">
                <text:p>0.10063106596209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0.289307399001">
                <text:p>130.289307399001</text:p>
              </table:table-cell>
              <table:table-cell office:value-type="float" office:value="0.100504852769676">
                <text:p>0.10050485276967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0.442853881001">
                <text:p>130.442853881001</text:p>
              </table:table-cell>
              <table:table-cell office:value-type="float" office:value="0.100388509425579">
                <text:p>0.1003885094255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30.594251045">
                <text:p>130.594251045</text:p>
              </table:table-cell>
              <table:table-cell office:value-type="float" office:value="0.100264759957962">
                <text:p>0.10026475995796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30.742588424">
                <text:p>130.742588424</text:p>
              </table:table-cell>
              <table:table-cell office:value-type="float" office:value="0.100150458273118">
                <text:p>0.10015045827311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0.895739632">
                <text:p>130.895739632</text:p>
              </table:table-cell>
              <table:table-cell office:value-type="float" office:value="0.100028483004405">
                <text:p>0.1000284830044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31.050952077">
                <text:p>131.050952077</text:p>
              </table:table-cell>
              <table:table-cell office:value-type="float" office:value="0.0999156708717722">
                <text:p>0.099915670871772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31.199884991001">
                <text:p>131.199884991001</text:p>
              </table:table-cell>
              <table:table-cell office:value-type="float" office:value="0.0997950271481435">
                <text:p>0.099795027148143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31.348447433001">
                <text:p>131.348447433001</text:p>
              </table:table-cell>
              <table:table-cell office:value-type="float" office:value="0.0996833499627896">
                <text:p>0.09968334996278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31.49751526">
                <text:p>131.49751526</text:p>
              </table:table-cell>
              <table:table-cell office:value-type="float" office:value="0.0995637531409634">
                <text:p>0.099563753140963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31.645993312">
                <text:p>131.645993312</text:p>
              </table:table-cell>
              <table:table-cell office:value-type="float" office:value="0.0994529827107906">
                <text:p>0.099452982710790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1.794848247">
                <text:p>131.794848247</text:p>
              </table:table-cell>
              <table:table-cell office:value-type="float" office:value="0.0993342492865032">
                <text:p>0.09933424928650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31.949075765">
                <text:p>131.949075765</text:p>
              </table:table-cell>
              <table:table-cell office:value-type="float" office:value="0.0992242383349776">
                <text:p>0.099224238334977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2.097629168001">
                <text:p>132.097629168001</text:p>
              </table:table-cell>
              <table:table-cell office:value-type="float" office:value="0.0991062495450686">
                <text:p>0.099106249545068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32.249630348">
                <text:p>132.249630348</text:p>
              </table:table-cell>
              <table:table-cell office:value-type="float" office:value="0.0989969025928403">
                <text:p>0.09899690259284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2.399424292001">
                <text:p>132.399424292001</text:p>
              </table:table-cell>
              <table:table-cell office:value-type="float" office:value="0.0988795811204494">
                <text:p>0.098879581120449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32.550421926">
                <text:p>132.550421926</text:p>
              </table:table-cell>
              <table:table-cell office:value-type="float" office:value="0.0987708358494609">
                <text:p>0.098770835849460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32.700486982">
                <text:p>132.700486982</text:p>
              </table:table-cell>
              <table:table-cell office:value-type="float" office:value="0.0986541309152183">
                <text:p>0.098654130915218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32.842457353">
                <text:p>132.842457353</text:p>
              </table:table-cell>
              <table:table-cell office:value-type="float" office:value="0.0985459462416086">
                <text:p>0.098545946241608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2.988905470001">
                <text:p>132.988905470001</text:p>
              </table:table-cell>
              <table:table-cell office:value-type="float" office:value="0.0984298240618626">
                <text:p>0.09842982406186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33.180408372001">
                <text:p>133.180408372001</text:p>
              </table:table-cell>
              <table:table-cell office:value-type="float" office:value="0.0983074408898212">
                <text:p>0.098307440889821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33.325328667001">
                <text:p>133.325328667001</text:p>
              </table:table-cell>
              <table:table-cell office:value-type="float" office:value="0.0981948248923081">
                <text:p>0.098194824892308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33.467252469">
                <text:p>133.467252469</text:p>
              </table:table-cell>
              <table:table-cell office:value-type="float" office:value="0.098075379433366">
                <text:p>0.09807537943336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33.608691887001">
                <text:p>133.608691887001</text:p>
              </table:table-cell>
              <table:table-cell office:value-type="float" office:value="0.0979651797657476">
                <text:p>0.097965179765747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33.750949981">
                <text:p>133.750949981</text:p>
              </table:table-cell>
              <table:table-cell office:value-type="float" office:value="0.0978623986851618">
                <text:p>0.09786239868516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33.896141789">
                <text:p>133.896141789</text:p>
              </table:table-cell>
              <table:table-cell office:value-type="float" office:value="0.0977509967924408">
                <text:p>0.097750996792440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34.040877964">
                <text:p>134.040877964</text:p>
              </table:table-cell>
              <table:table-cell office:value-type="float" office:value="0.0976473194982758">
                <text:p>0.097647319498275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34.191378105001">
                <text:p>134.191378105001</text:p>
              </table:table-cell>
              <table:table-cell office:value-type="float" office:value="0.097535331326776">
                <text:p>0.09753533132677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34.334976261001">
                <text:p>134.334976261001</text:p>
              </table:table-cell>
              <table:table-cell office:value-type="float" office:value="0.0974312501360476">
                <text:p>0.097431250136047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4.494305196001">
                <text:p>134.494305196001</text:p>
              </table:table-cell>
              <table:table-cell office:value-type="float" office:value="0.0973190686632346">
                <text:p>0.097319068663234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34.642132647001">
                <text:p>134.642132647001</text:p>
              </table:table-cell>
              <table:table-cell office:value-type="float" office:value="0.0972148975218014">
                <text:p>0.09721489752180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4.791937104001">
                <text:p>134.791937104001</text:p>
              </table:table-cell>
              <table:table-cell office:value-type="float" office:value="0.0971027730360285">
                <text:p>0.097102773036028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34.941792181">
                <text:p>134.941792181</text:p>
              </table:table-cell>
              <table:table-cell office:value-type="float" office:value="0.0969987117423443">
                <text:p>0.096998711742344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5.089857504">
                <text:p>135.089857504</text:p>
              </table:table-cell>
              <table:table-cell office:value-type="float" office:value="0.0968868032217686">
                <text:p>0.09688680322176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35.231793578">
                <text:p>135.231793578</text:p>
              </table:table-cell>
              <table:table-cell office:value-type="float" office:value="0.0967829785299724">
                <text:p>0.09678297852997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35.377258871001">
                <text:p>135.377258871001</text:p>
              </table:table-cell>
              <table:table-cell office:value-type="float" office:value="0.0981517714250142">
                <text:p>0.098151771425014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35.524106015">
                <text:p>135.524106015</text:p>
              </table:table-cell>
              <table:table-cell office:value-type="float" office:value="0.099231476311609">
                <text:p>0.0992314763116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5.666498013001">
                <text:p>135.666498013001</text:p>
              </table:table-cell>
              <table:table-cell office:value-type="float" office:value="0.100064649291532">
                <text:p>0.10006464929153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5.815909749001">
                <text:p>135.815909749001</text:p>
              </table:table-cell>
              <table:table-cell office:value-type="float" office:value="0.100715926075292">
                <text:p>0.10071592607529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35.994921135">
                <text:p>135.994921135</text:p>
              </table:table-cell>
              <table:table-cell office:value-type="float" office:value="0.101206491781383">
                <text:p>0.10120649178138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36.108091986001">
                <text:p>136.108091986001</text:p>
              </table:table-cell>
              <table:table-cell office:value-type="float" office:value="0.101583750126138">
                <text:p>0.10158375012613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36.245531534">
                <text:p>136.245531534</text:p>
              </table:table-cell>
              <table:table-cell office:value-type="float" office:value="0.101870384942706">
                <text:p>0.10187038494270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36.393887402">
                <text:p>136.393887402</text:p>
              </table:table-cell>
              <table:table-cell office:value-type="float" office:value="0.102069415962982">
                <text:p>0.10206941596298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36.537476531001">
                <text:p>136.537476531001</text:p>
              </table:table-cell>
              <table:table-cell office:value-type="float" office:value="0.102213535707243">
                <text:p>0.10221353570724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36.678879743001">
                <text:p>136.678879743001</text:p>
              </table:table-cell>
              <table:table-cell office:value-type="float" office:value="0.102298687803331">
                <text:p>0.10229868780333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36.820003142">
                <text:p>136.820003142</text:p>
              </table:table-cell>
              <table:table-cell office:value-type="float" office:value="0.102351770755485">
                <text:p>0.10235177075548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36.96714013">
                <text:p>136.96714013</text:p>
              </table:table-cell>
              <table:table-cell office:value-type="float" office:value="0.102364225675346">
                <text:p>0.10236422567534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37.107542394">
                <text:p>137.107542394</text:p>
              </table:table-cell>
              <table:table-cell office:value-type="float" office:value="0.102359216797587">
                <text:p>0.10235921679758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37.244941313001">
                <text:p>137.244941313001</text:p>
              </table:table-cell>
              <table:table-cell office:value-type="float" office:value="0.10234025875582">
                <text:p>0.1023402587558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7.384887034001">
                <text:p>137.384887034001</text:p>
              </table:table-cell>
              <table:table-cell office:value-type="float" office:value="0.102295255874094">
                <text:p>0.10229525587409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37.526755611">
                <text:p>137.526755611</text:p>
              </table:table-cell>
              <table:table-cell office:value-type="float" office:value="0.102244367964582">
                <text:p>0.10224436796458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7.666585731001">
                <text:p>137.666585731001</text:p>
              </table:table-cell>
              <table:table-cell office:value-type="float" office:value="0.102173951431345">
                <text:p>0.10217395143134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7.806829664">
                <text:p>137.806829664</text:p>
              </table:table-cell>
              <table:table-cell office:value-type="float" office:value="0.102102797508712">
                <text:p>0.1021027975087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37.945707037001">
                <text:p>137.945707037001</text:p>
              </table:table-cell>
              <table:table-cell office:value-type="float" office:value="0.102031075216272">
                <text:p>0.10203107521627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38.086259643001">
                <text:p>138.086259643001</text:p>
              </table:table-cell>
              <table:table-cell office:value-type="float" office:value="0.101944163511189">
                <text:p>0.10194416351118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8.229547641">
                <text:p>138.229547641</text:p>
              </table:table-cell>
              <table:table-cell office:value-type="float" office:value="0.10185989933687">
                <text:p>0.1018598993368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8.374276912001">
                <text:p>138.374276912001</text:p>
              </table:table-cell>
              <table:table-cell office:value-type="float" office:value="0.101763082394912">
                <text:p>0.1017630823949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8.511785075">
                <text:p>138.511785075</text:p>
              </table:table-cell>
              <table:table-cell office:value-type="float" office:value="0.101670957956451">
                <text:p>0.10167095795645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8.653572663">
                <text:p>138.653572663</text:p>
              </table:table-cell>
              <table:table-cell office:value-type="float" office:value="0.101582608736817">
                <text:p>0.1015826087368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8.843437993">
                <text:p>138.843437993</text:p>
              </table:table-cell>
              <table:table-cell office:value-type="float" office:value="0.101482693487648">
                <text:p>0.10148269348764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8.980636703001">
                <text:p>138.980636703001</text:p>
              </table:table-cell>
              <table:table-cell office:value-type="float" office:value="0.101373609728835">
                <text:p>0.10137360972883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39.123636290001">
                <text:p>139.123636290001</text:p>
              </table:table-cell>
              <table:table-cell office:value-type="float" office:value="0.101271798445892">
                <text:p>0.1012717984458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39.257872216001">
                <text:p>139.257872216001</text:p>
              </table:table-cell>
              <table:table-cell office:value-type="float" office:value="0.101175826085728">
                <text:p>0.1011758260857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39.412192327">
                <text:p>139.412192327</text:p>
              </table:table-cell>
              <table:table-cell office:value-type="float" office:value="0.101070064175556">
                <text:p>0.1010700641755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39.572898361001">
                <text:p>139.572898361001</text:p>
              </table:table-cell>
              <table:table-cell office:value-type="float" office:value="0.100956553853007">
                <text:p>0.10095655385300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9.733970778">
                <text:p>139.733970778</text:p>
              </table:table-cell>
              <table:table-cell office:value-type="float" office:value="0.100851326296179">
                <text:p>0.10085132629617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9.899401600001">
                <text:p>139.899401600001</text:p>
              </table:table-cell>
              <table:table-cell office:value-type="float" office:value="0.100738367627201">
                <text:p>0.1007383676272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40.055845318">
                <text:p>140.055845318</text:p>
              </table:table-cell>
              <table:table-cell office:value-type="float" office:value="0.100633643278568">
                <text:p>0.1006336432785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0.220293402001">
                <text:p>140.220293402001</text:p>
              </table:table-cell>
              <table:table-cell office:value-type="float" office:value="0.100521210548516">
                <text:p>0.1005212105485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0.378054763">
                <text:p>140.378054763</text:p>
              </table:table-cell>
              <table:table-cell office:value-type="float" office:value="0.100402692921325">
                <text:p>0.1004026929213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40.547959083">
                <text:p>140.547959083</text:p>
              </table:table-cell>
              <table:table-cell office:value-type="float" office:value="0.100293623666589">
                <text:p>0.10029362366658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40.714085303001">
                <text:p>140.714085303001</text:p>
              </table:table-cell>
              <table:table-cell office:value-type="float" office:value="0.100177918876292">
                <text:p>0.10017791887629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0.880817937001">
                <text:p>140.880817937001</text:p>
              </table:table-cell>
              <table:table-cell office:value-type="float" office:value="0.100056986594632">
                <text:p>0.1000569865946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1.039814109">
                <text:p>141.039814109</text:p>
              </table:table-cell>
              <table:table-cell office:value-type="float" office:value="0.0999460867881435">
                <text:p>0.099946086788143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41.199208263">
                <text:p>141.199208263</text:p>
              </table:table-cell>
              <table:table-cell office:value-type="float" office:value="0.099829119253084">
                <text:p>0.0998291192530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1.363528449">
                <text:p>141.363528449</text:p>
              </table:table-cell>
              <table:table-cell office:value-type="float" office:value="0.0997073776136649">
                <text:p>0.099707377613664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1.520144192001">
                <text:p>141.520144192001</text:p>
              </table:table-cell>
              <table:table-cell office:value-type="float" office:value="0.0995959304195438">
                <text:p>0.099595930419543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41.662899771">
                <text:p>141.662899771</text:p>
              </table:table-cell>
              <table:table-cell office:value-type="float" office:value="0.0994787245336549">
                <text:p>0.099478724533654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1.835494145001">
                <text:p>141.835494145001</text:p>
              </table:table-cell>
              <table:table-cell office:value-type="float" office:value="0.0993709654926483">
                <text:p>0.099370965492648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2.005543639">
                <text:p>142.005543639</text:p>
              </table:table-cell>
              <table:table-cell office:value-type="float" office:value="0.0992568288514228">
                <text:p>0.09925682885142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2.162713936001">
                <text:p>142.162713936001</text:p>
              </table:table-cell>
              <table:table-cell office:value-type="float" office:value="0.0991376688598556">
                <text:p>0.09913766885985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2.322441606">
                <text:p>142.322441606</text:p>
              </table:table-cell>
              <table:table-cell office:value-type="float" office:value="0.0990284449470395">
                <text:p>0.09902844494703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2.486826594">
                <text:p>142.486826594</text:p>
              </table:table-cell>
              <table:table-cell office:value-type="float" office:value="0.0989133326102335">
                <text:p>0.09891333261023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2.649832681001">
                <text:p>142.649832681001</text:p>
              </table:table-cell>
              <table:table-cell office:value-type="float" office:value="0.0988074053713913">
                <text:p>0.098807405371391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2.812571646001">
                <text:p>142.812571646001</text:p>
              </table:table-cell>
              <table:table-cell office:value-type="float" office:value="0.0986950471041306">
                <text:p>0.098695047104130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42.974071191001">
                <text:p>142.974071191001</text:p>
              </table:table-cell>
              <table:table-cell office:value-type="float" office:value="0.0985776214254208">
                <text:p>0.098577621425420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3.135759127001">
                <text:p>143.135759127001</text:p>
              </table:table-cell>
              <table:table-cell office:value-type="float" office:value="0.0984699402775916">
                <text:p>0.098469940277591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3.295290656">
                <text:p>143.295290656</text:p>
              </table:table-cell>
              <table:table-cell office:value-type="float" office:value="0.0983563718024928">
                <text:p>0.09835637180249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3.454474023">
                <text:p>143.454474023</text:p>
              </table:table-cell>
              <table:table-cell office:value-type="float" office:value="0.0982518339898629">
                <text:p>0.098251833989862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3.615735078">
                <text:p>143.615735078</text:p>
              </table:table-cell>
              <table:table-cell office:value-type="float" office:value="0.0981408949657912">
                <text:p>0.09814089496579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3.779022359">
                <text:p>143.779022359</text:p>
              </table:table-cell>
              <table:table-cell office:value-type="float" office:value="0.0980249110945842">
                <text:p>0.098024911094584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3.938249266001">
                <text:p>143.938249266001</text:p>
              </table:table-cell>
              <table:table-cell office:value-type="float" office:value="0.0979185361180072">
                <text:p>0.097918536118007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4.093526612">
                <text:p>144.093526612</text:p>
              </table:table-cell>
              <table:table-cell office:value-type="float" office:value="0.0978063170724308">
                <text:p>0.09780631707243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44.250737743">
                <text:p>144.250737743</text:p>
              </table:table-cell>
              <table:table-cell office:value-type="float" office:value="0.0977030105724686">
                <text:p>0.097703010572468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4.422422454">
                <text:p>144.422422454</text:p>
              </table:table-cell>
              <table:table-cell office:value-type="float" office:value="0.0975933591866356">
                <text:p>0.097593359186635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4.573151453001">
                <text:p>144.573151453001</text:p>
              </table:table-cell>
              <table:table-cell office:value-type="float" office:value="0.0974787067533279">
                <text:p>0.097478706753327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4.733868175001">
                <text:p>144.733868175001</text:p>
              </table:table-cell>
              <table:table-cell office:value-type="float" office:value="0.0973735471201138">
                <text:p>0.097373547120113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4.891973645001">
                <text:p>144.891973645001</text:p>
              </table:table-cell>
              <table:table-cell office:value-type="float" office:value="0.0972625997984424">
                <text:p>0.09726259979844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5.051856169001">
                <text:p>145.051856169001</text:p>
              </table:table-cell>
              <table:table-cell office:value-type="float" office:value="0.0971604599355058">
                <text:p>0.097160459935505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45.211954486001">
                <text:p>145.211954486001</text:p>
              </table:table-cell>
              <table:table-cell office:value-type="float" office:value="0.0970520394459892">
                <text:p>0.09705203944598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45.374903967">
                <text:p>145.374903967</text:p>
              </table:table-cell>
              <table:table-cell office:value-type="float" office:value="0.09831702783522">
                <text:p>0.098317027835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5.538358592001">
                <text:p>145.538358592001</text:p>
              </table:table-cell>
              <table:table-cell office:value-type="float" office:value="0.0993147792929694">
                <text:p>0.099314779292969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5.696800306">
                <text:p>145.696800306</text:p>
              </table:table-cell>
              <table:table-cell office:value-type="float" office:value="0.100084560710854">
                <text:p>0.10008456071085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45.862201588">
                <text:p>145.862201588</text:p>
              </table:table-cell>
              <table:table-cell office:value-type="float" office:value="0.100672044173079">
                <text:p>0.10067204417307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46.028390976">
                <text:p>146.028390976</text:p>
              </table:table-cell>
              <table:table-cell office:value-type="float" office:value="0.101127889284929">
                <text:p>0.10112788928492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46.135367467001">
                <text:p>146.135367467001</text:p>
              </table:table-cell>
              <table:table-cell office:value-type="float" office:value="0.101478443115186">
                <text:p>0.10147844311518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46.288461487">
                <text:p>146.288461487</text:p>
              </table:table-cell>
              <table:table-cell office:value-type="float" office:value="0.101730699697628">
                <text:p>0.1017306996976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46.446995104">
                <text:p>146.446995104</text:p>
              </table:table-cell>
              <table:table-cell office:value-type="float" office:value="0.101918440661593">
                <text:p>0.1019184406615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6.603831116">
                <text:p>146.603831116</text:p>
              </table:table-cell>
              <table:table-cell office:value-type="float" office:value="0.102040562508769">
                <text:p>0.10204056250876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46.760509017">
                <text:p>146.760509017</text:p>
              </table:table-cell>
              <table:table-cell office:value-type="float" office:value="0.102110265706674">
                <text:p>0.10211026570667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46.923697722001">
                <text:p>146.923697722001</text:p>
              </table:table-cell>
              <table:table-cell office:value-type="float" office:value="0.102152059768613">
                <text:p>0.10215205976861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7.083167737001">
                <text:p>147.083167737001</text:p>
              </table:table-cell>
              <table:table-cell office:value-type="float" office:value="0.102157615117343">
                <text:p>0.1021576151173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7.239606906001">
                <text:p>147.239606906001</text:p>
              </table:table-cell>
              <table:table-cell office:value-type="float" office:value="0.10214814791416">
                <text:p>0.102148147914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7.467102643001">
                <text:p>147.467102643001</text:p>
              </table:table-cell>
              <table:table-cell office:value-type="float" office:value="0.102098953113937">
                <text:p>0.10209895311393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7.608492329">
                <text:p>147.608492329</text:p>
              </table:table-cell>
              <table:table-cell office:value-type="float" office:value="0.102045761269154">
                <text:p>0.1020457612691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7.746513358001">
                <text:p>147.746513358001</text:p>
              </table:table-cell>
              <table:table-cell office:value-type="float" office:value="0.101989390562134">
                <text:p>0.10198939056213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7.889454648001">
                <text:p>147.889454648001</text:p>
              </table:table-cell>
              <table:table-cell office:value-type="float" office:value="0.10191671570174">
                <text:p>0.1019167157017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8.033641927001">
                <text:p>148.033641927001</text:p>
              </table:table-cell>
              <table:table-cell office:value-type="float" office:value="0.101844814673782">
                <text:p>0.1018448146737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8.17097772">
                <text:p>148.17097772</text:p>
              </table:table-cell>
              <table:table-cell office:value-type="float" office:value="0.101759827398255">
                <text:p>0.1017598273982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8.306507729">
                <text:p>148.306507729</text:p>
              </table:table-cell>
              <table:table-cell office:value-type="float" office:value="0.101678132188874">
                <text:p>0.10167813218887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8.442997417001">
                <text:p>148.442997417001</text:p>
              </table:table-cell>
              <table:table-cell office:value-type="float" office:value="0.101599089140701">
                <text:p>0.10159908914070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8.584478915001">
                <text:p>148.584478915001</text:p>
              </table:table-cell>
              <table:table-cell office:value-type="float" office:value="0.101508536315932">
                <text:p>0.10150853631593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8.726416098">
                <text:p>148.726416098</text:p>
              </table:table-cell>
              <table:table-cell office:value-type="float" office:value="0.101422462475926">
                <text:p>0.10142246247592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8.876257535">
                <text:p>148.876257535</text:p>
              </table:table-cell>
              <table:table-cell office:value-type="float" office:value="0.101326395283568">
                <text:p>0.10132639528356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9.015763568001">
                <text:p>149.015763568001</text:p>
              </table:table-cell>
              <table:table-cell office:value-type="float" office:value="0.101235964915489">
                <text:p>0.10123596491548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9.161499222">
                <text:p>149.161499222</text:p>
              </table:table-cell>
              <table:table-cell office:value-type="float" office:value="0.101136522100289">
                <text:p>0.1011365221002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9.305126099001">
                <text:p>149.305126099001</text:p>
              </table:table-cell>
              <table:table-cell office:value-type="float" office:value="0.101043445868151">
                <text:p>0.10104344586815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9.460297922001">
                <text:p>149.460297922001</text:p>
              </table:table-cell>
              <table:table-cell office:value-type="float" office:value="0.100941995300419">
                <text:p>0.10094199530041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9.606794483">
                <text:p>149.606794483</text:p>
              </table:table-cell>
              <table:table-cell office:value-type="float" office:value="0.100847367171346">
                <text:p>0.10084736717134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9.757928453">
                <text:p>149.757928453</text:p>
              </table:table-cell>
              <table:table-cell office:value-type="float" office:value="0.100758215022218">
                <text:p>0.1007582150222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9.902737581">
                <text:p>149.902737581</text:p>
              </table:table-cell>
              <table:table-cell office:value-type="float" office:value="0.100660047953603">
                <text:p>0.1006600479536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0.102508683">
                <text:p>150.102508683</text:p>
              </table:table-cell>
              <table:table-cell office:value-type="float" office:value="0.100554740632575">
                <text:p>0.10055474063257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0.251257273">
                <text:p>150.251257273</text:p>
              </table:table-cell>
              <table:table-cell office:value-type="float" office:value="0.100457134734212">
                <text:p>0.10045713473421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0.402894589">
                <text:p>150.402894589</text:p>
              </table:table-cell>
              <table:table-cell office:value-type="float" office:value="0.100352383337003">
                <text:p>0.10035238333700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0.551945873">
                <text:p>150.551945873</text:p>
              </table:table-cell>
              <table:table-cell office:value-type="float" office:value="0.100255275511147">
                <text:p>0.10025527551114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0.699728316001">
                <text:p>150.699728316001</text:p>
              </table:table-cell>
              <table:table-cell office:value-type="float" office:value="0.100151028919556">
                <text:p>0.10015102891955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0.845326122">
                <text:p>150.845326122</text:p>
              </table:table-cell>
              <table:table-cell office:value-type="float" office:value="0.100054377952921">
                <text:p>0.1000543779529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0.990496034">
                <text:p>150.990496034</text:p>
              </table:table-cell>
              <table:table-cell office:value-type="float" office:value="0.0999506025614076">
                <text:p>0.099950602561407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1.137029057">
                <text:p>151.137029057</text:p>
              </table:table-cell>
              <table:table-cell office:value-type="float" office:value="0.0998543812533701">
                <text:p>0.099854381253370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1.275541084">
                <text:p>151.275541084</text:p>
              </table:table-cell>
              <table:table-cell office:value-type="float" office:value="0.0997510546715703">
                <text:p>0.099751054671570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1.426140362">
                <text:p>151.426140362</text:p>
              </table:table-cell>
              <table:table-cell office:value-type="float" office:value="0.0996552447961576">
                <text:p>0.099655244796157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1.56947045">
                <text:p>151.56947045</text:p>
              </table:table-cell>
              <table:table-cell office:value-type="float" office:value="0.0995523518184198">
                <text:p>0.09955235181841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1.721847784001">
                <text:p>151.721847784001</text:p>
              </table:table-cell>
              <table:table-cell office:value-type="float" office:value="0.0994569408999142">
                <text:p>0.099456940899914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1.886074925001">
                <text:p>151.886074925001</text:p>
              </table:table-cell>
              <table:table-cell office:value-type="float" office:value="0.0993544709257361">
                <text:p>0.099354470925736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2.032797231001">
                <text:p>152.032797231001</text:p>
              </table:table-cell>
              <table:table-cell office:value-type="float" office:value="0.0992594501749989">
                <text:p>0.099259450174998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2.181567584001">
                <text:p>152.181567584001</text:p>
              </table:table-cell>
              <table:table-cell office:value-type="float" office:value="0.0991573955580373">
                <text:p>0.099157395558037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2.332586897001">
                <text:p>152.332586897001</text:p>
              </table:table-cell>
              <table:table-cell office:value-type="float" office:value="0.099062758551693">
                <text:p>0.09906275855169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2.483153956">
                <text:p>152.483153956</text:p>
              </table:table-cell>
              <table:table-cell office:value-type="float" office:value="0.0989611135430627">
                <text:p>0.09896111354306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2.635225078">
                <text:p>152.635225078</text:p>
              </table:table-cell>
              <table:table-cell office:value-type="float" office:value="0.098866855378114">
                <text:p>0.0988668553781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2.827696965001">
                <text:p>152.827696965001</text:p>
              </table:table-cell>
              <table:table-cell office:value-type="float" office:value="0.0987656154500322">
                <text:p>0.09876561545003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2.985896378001">
                <text:p>152.985896378001</text:p>
              </table:table-cell>
              <table:table-cell office:value-type="float" office:value="0.0986588577824226">
                <text:p>0.098658857782422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3.133646994001">
                <text:p>153.133646994001</text:p>
              </table:table-cell>
              <table:table-cell office:value-type="float" office:value="0.0985605940793412">
                <text:p>0.09856059407934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3.285901678">
                <text:p>153.285901678</text:p>
              </table:table-cell>
              <table:table-cell office:value-type="float" office:value="0.0984563184007279">
                <text:p>0.09845631840072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3.433678056001">
                <text:p>153.433678056001</text:p>
              </table:table-cell>
              <table:table-cell office:value-type="float" office:value="0.0983600906448149">
                <text:p>0.098360090644814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3.585432417">
                <text:p>153.585432417</text:p>
              </table:table-cell>
              <table:table-cell office:value-type="float" office:value="0.098257544140118">
                <text:p>0.09825754414011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3.732946022001">
                <text:p>153.732946022001</text:p>
              </table:table-cell>
              <table:table-cell office:value-type="float" office:value="0.0981627497840631">
                <text:p>0.098162749784063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3.876934919001">
                <text:p>153.876934919001</text:p>
              </table:table-cell>
              <table:table-cell office:value-type="float" office:value="0.0980614498272505">
                <text:p>0.098061449827250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4.022282606001">
                <text:p>154.022282606001</text:p>
              </table:table-cell>
              <table:table-cell office:value-type="float" office:value="0.0979677024772851">
                <text:p>0.09796770247728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4.171076902">
                <text:p>154.171076902</text:p>
              </table:table-cell>
              <table:table-cell office:value-type="float" office:value="0.0978673393697423">
                <text:p>0.097867339369742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4.323352048001">
                <text:p>154.323352048001</text:p>
              </table:table-cell>
              <table:table-cell office:value-type="float" office:value="0.0977743909763134">
                <text:p>0.097774390976313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4.484167176">
                <text:p>154.484167176</text:p>
              </table:table-cell>
              <table:table-cell office:value-type="float" office:value="0.0976747656993386">
                <text:p>0.097674765699338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4.63132722">
                <text:p>154.63132722</text:p>
              </table:table-cell>
              <table:table-cell office:value-type="float" office:value="0.0975824567590821">
                <text:p>0.097582456759082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4.782912751">
                <text:p>154.782912751</text:p>
              </table:table-cell>
              <table:table-cell office:value-type="float" office:value="0.097483441135421">
                <text:p>0.09748344113542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4.932511825001">
                <text:p>154.932511825001</text:p>
              </table:table-cell>
              <table:table-cell office:value-type="float" office:value="0.0973916688203678">
                <text:p>0.097391668820367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5.085415977001">
                <text:p>155.085415977001</text:p>
              </table:table-cell>
              <table:table-cell office:value-type="float" office:value="0.0972931800175346">
                <text:p>0.097293180017534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5.237793554001">
                <text:p>155.237793554001</text:p>
              </table:table-cell>
              <table:table-cell office:value-type="float" office:value="0.0972018777777462">
                <text:p>0.097201877777746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5.387557891">
                <text:p>155.387557891</text:p>
              </table:table-cell>
              <table:table-cell office:value-type="float" office:value="0.0983933526412814">
                <text:p>0.09839335264128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5.582588255001">
                <text:p>155.582588255001</text:p>
              </table:table-cell>
              <table:table-cell office:value-type="float" office:value="0.0993199622160515">
                <text:p>0.09931996221605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5.728545081">
                <text:p>155.728545081</text:p>
              </table:table-cell>
              <table:table-cell office:value-type="float" office:value="0.100047990364862">
                <text:p>0.10004799036486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5.872761172001">
                <text:p>155.872761172001</text:p>
              </table:table-cell>
              <table:table-cell office:value-type="float" office:value="0.100603944991118">
                <text:p>0.1006039449911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6.019487083">
                <text:p>156.019487083</text:p>
              </table:table-cell>
              <table:table-cell office:value-type="float" office:value="0.101035500244661">
                <text:p>0.10103550024466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6.171044245">
                <text:p>156.171044245</text:p>
              </table:table-cell>
              <table:table-cell office:value-type="float" office:value="0.101354378386877">
                <text:p>0.10135437838687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6.311682237">
                <text:p>156.311682237</text:p>
              </table:table-cell>
              <table:table-cell office:value-type="float" office:value="0.101596323222322">
                <text:p>0.10159632322232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6.454650189">
                <text:p>156.454650189</text:p>
              </table:table-cell>
              <table:table-cell office:value-type="float" office:value="0.101776738270362">
                <text:p>0.10177673827036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6.603424929001">
                <text:p>156.603424929001</text:p>
              </table:table-cell>
              <table:table-cell office:value-type="float" office:value="0.101894839112771">
                <text:p>0.10189483911277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6.749006033">
                <text:p>156.749006033</text:p>
              </table:table-cell>
              <table:table-cell office:value-type="float" office:value="0.101976229346483">
                <text:p>0.10197622934648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6.903790383">
                <text:p>156.903790383</text:p>
              </table:table-cell>
              <table:table-cell office:value-type="float" office:value="0.102015210807965">
                <text:p>0.10201521080796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7.052483783001">
                <text:p>157.052483783001</text:p>
              </table:table-cell>
              <table:table-cell office:value-type="float" office:value="0.102033355627866">
                <text:p>0.10203335562786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7.190439503001">
                <text:p>157.190439503001</text:p>
              </table:table-cell>
              <table:table-cell office:value-type="float" office:value="0.102021840652707">
                <text:p>0.1020218406527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7.331140446">
                <text:p>157.331140446</text:p>
              </table:table-cell>
              <table:table-cell office:value-type="float" office:value="0.101999638127261">
                <text:p>0.10199963812726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7.474926146">
                <text:p>157.474926146</text:p>
              </table:table-cell>
              <table:table-cell office:value-type="float" office:value="0.101955944598501">
                <text:p>0.10195594459850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7.617600507">
                <text:p>157.617600507</text:p>
              </table:table-cell>
              <table:table-cell office:value-type="float" office:value="0.101908048749367">
                <text:p>0.10190804874936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7.754394629001">
                <text:p>157.754394629001</text:p>
              </table:table-cell>
              <table:table-cell office:value-type="float" office:value="0.101856807487422">
                <text:p>0.10185680748742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7.897971477">
                <text:p>157.897971477</text:p>
              </table:table-cell>
              <table:table-cell office:value-type="float" office:value="0.101790014517856">
                <text:p>0.10179001451785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8.035051741001">
                <text:p>158.035051741001</text:p>
              </table:table-cell>
              <table:table-cell office:value-type="float" office:value="0.101723704702427">
                <text:p>0.10172370470242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8.206516322">
                <text:p>158.206516322</text:p>
              </table:table-cell>
              <table:table-cell office:value-type="float" office:value="0.101644954895571">
                <text:p>0.10164495489557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8.371587341">
                <text:p>158.371587341</text:p>
              </table:table-cell>
              <table:table-cell office:value-type="float" office:value="0.101556318122655">
                <text:p>0.1015563181226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8.509578594">
                <text:p>158.509578594</text:p>
              </table:table-cell>
              <table:table-cell office:value-type="float" office:value="0.101472614548693">
                <text:p>0.10147261454869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8.65041406">
                <text:p>158.65041406</text:p>
              </table:table-cell>
              <table:table-cell office:value-type="float" office:value="0.101392873698335">
                <text:p>0.10139287369833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8.788779407">
                <text:p>158.788779407</text:p>
              </table:table-cell>
              <table:table-cell office:value-type="float" office:value="0.101303573406618">
                <text:p>0.1013035734066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8.931832682">
                <text:p>158.931832682</text:p>
              </table:table-cell>
              <table:table-cell office:value-type="float" office:value="0.101219403492003">
                <text:p>0.10121940349200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9.07522992">
                <text:p>159.07522992</text:p>
              </table:table-cell>
              <table:table-cell office:value-type="float" office:value="0.101126656294862">
                <text:p>0.10112665629486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9.213716757001">
                <text:p>159.213716757001</text:p>
              </table:table-cell>
              <table:table-cell office:value-type="float" office:value="0.101039776892403">
                <text:p>0.10103977689240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9.355264081">
                <text:p>159.355264081</text:p>
              </table:table-cell>
              <table:table-cell office:value-type="float" office:value="0.100957607677444">
                <text:p>0.10095760767744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9.511474517">
                <text:p>159.511474517</text:p>
              </table:table-cell>
              <table:table-cell office:value-type="float" office:value="0.100866588654518">
                <text:p>0.10086658865451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9.652362206">
                <text:p>159.652362206</text:p>
              </table:table-cell>
              <table:table-cell office:value-type="float" office:value="0.100781155418279">
                <text:p>0.1007811554182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9.796820644">
                <text:p>159.796820644</text:p>
              </table:table-cell>
              <table:table-cell office:value-type="float" office:value="0.100687620259388">
                <text:p>0.10068762025938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9.940659737001">
                <text:p>159.940659737001</text:p>
              </table:table-cell>
              <table:table-cell office:value-type="float" office:value="0.100600221520794">
                <text:p>0.1006002215207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60.088209212">
                <text:p>160.088209212</text:p>
              </table:table-cell>
              <table:table-cell office:value-type="float" office:value="0.100505208505746">
                <text:p>0.1005052085057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0.241740496001">
                <text:p>160.241740496001</text:p>
              </table:table-cell>
              <table:table-cell office:value-type="float" office:value="0.100416674621983">
                <text:p>0.10041667462198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60.395994077">
                <text:p>160.395994077</text:p>
              </table:table-cell>
              <table:table-cell office:value-type="float" office:value="0.100320847505207">
                <text:p>0.10032084750520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0.542947208">
                <text:p>160.542947208</text:p>
              </table:table-cell>
              <table:table-cell office:value-type="float" office:value="0.100231709215152">
                <text:p>0.10023170921515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0.696001910001">
                <text:p>160.696001910001</text:p>
              </table:table-cell>
              <table:table-cell office:value-type="float" office:value="0.100135492060401">
                <text:p>0.10013549206040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0.88478507">
                <text:p>160.88478507</text:p>
              </table:table-cell>
              <table:table-cell office:value-type="float" office:value="0.100033673847573">
                <text:p>0.10003367384757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61.046005661">
                <text:p>161.046005661</text:p>
              </table:table-cell>
              <table:table-cell office:value-type="float" office:value="0.0999398202230492">
                <text:p>0.099939820223049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1.194895317">
                <text:p>161.194895317</text:p>
              </table:table-cell>
              <table:table-cell office:value-type="float" office:value="0.0998399854512797">
                <text:p>0.099839985451279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61.342310533">
                <text:p>161.342310533</text:p>
              </table:table-cell>
              <table:table-cell office:value-type="float" office:value="0.0997477647585393">
                <text:p>0.099747764758539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61.490328193">
                <text:p>161.490328193</text:p>
              </table:table-cell>
              <table:table-cell office:value-type="float" office:value="0.0996493284321416">
                <text:p>0.09964932843214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1.640623893">
                <text:p>161.640623893</text:p>
              </table:table-cell>
              <table:table-cell office:value-type="float" office:value="0.099558272417133">
                <text:p>0.0995582724171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1.78454044">
                <text:p>161.78454044</text:p>
              </table:table-cell>
              <table:table-cell office:value-type="float" office:value="0.0994608594197745">
                <text:p>0.099460859419774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1.933249737001">
                <text:p>161.933249737001</text:p>
              </table:table-cell>
              <table:table-cell office:value-type="float" office:value="0.0993706677338394">
                <text:p>0.099370667733839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2.081746342001">
                <text:p>162.081746342001</text:p>
              </table:table-cell>
              <table:table-cell office:value-type="float" office:value="0.0992740372773064">
                <text:p>0.099274037277306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2.313611376">
                <text:p>162.313611376</text:p>
              </table:table-cell>
              <table:table-cell office:value-type="float" office:value="0.0991723162415982">
                <text:p>0.099172316241598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2.465495401">
                <text:p>162.465495401</text:p>
              </table:table-cell>
              <table:table-cell office:value-type="float" office:value="0.0990665829562872">
                <text:p>0.099066582956287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62.609138136">
                <text:p>162.609138136</text:p>
              </table:table-cell>
              <table:table-cell office:value-type="float" office:value="0.0989698406102547">
                <text:p>0.098969840610254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62.754169073">
                <text:p>162.754169073</text:p>
              </table:table-cell>
              <table:table-cell office:value-type="float" office:value="0.0988803059857407">
                <text:p>0.09888030598574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62.907135217">
                <text:p>162.907135217</text:p>
              </table:table-cell>
              <table:table-cell office:value-type="float" office:value="0.0987844415905606">
                <text:p>0.09878444159056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3.047682397">
                <text:p>163.047682397</text:p>
              </table:table-cell>
              <table:table-cell office:value-type="float" office:value="0.0986956540714651">
                <text:p>0.098695654071465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3.198708434001">
                <text:p>163.198708434001</text:p>
              </table:table-cell>
              <table:table-cell office:value-type="float" office:value="0.0986004766027829">
                <text:p>0.098600476602782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3.345652108001">
                <text:p>163.345652108001</text:p>
              </table:table-cell>
              <table:table-cell office:value-type="float" office:value="0.0985122831227171">
                <text:p>0.098512283122717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3.49705403">
                <text:p>163.49705403</text:p>
              </table:table-cell>
              <table:table-cell office:value-type="float" office:value="0.0984176696354286">
                <text:p>0.098417669635428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3.650673991">
                <text:p>163.650673991</text:p>
              </table:table-cell>
              <table:table-cell office:value-type="float" office:value="0.0983299715932173">
                <text:p>0.098329971593217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3.851018864">
                <text:p>163.851018864</text:p>
              </table:table-cell>
              <table:table-cell office:value-type="float" office:value="0.0982358427179989">
                <text:p>0.09823584271799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3.999060088">
                <text:p>163.999060088</text:p>
              </table:table-cell>
              <table:table-cell office:value-type="float" office:value="0.0981366277480094">
                <text:p>0.098136627748009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4.149438292">
                <text:p>164.149438292</text:p>
              </table:table-cell>
              <table:table-cell office:value-type="float" office:value="0.0980453217344271">
                <text:p>0.098045321734427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64.301057476">
                <text:p>164.301057476</text:p>
              </table:table-cell>
              <table:table-cell office:value-type="float" office:value="0.0979484525094929">
                <text:p>0.097948452509492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4.458390999001">
                <text:p>164.458390999001</text:p>
              </table:table-cell>
              <table:table-cell office:value-type="float" office:value="0.0978590666998551">
                <text:p>0.097859066699855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64.606609906001">
                <text:p>164.606609906001</text:p>
              </table:table-cell>
              <table:table-cell office:value-type="float" office:value="0.0977638206149054">
                <text:p>0.09776382061490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4.752966157001">
                <text:p>164.752966157001</text:p>
              </table:table-cell>
              <table:table-cell office:value-type="float" office:value="0.0976757766865716">
                <text:p>0.097675776686571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4.896494484">
                <text:p>164.896494484</text:p>
              </table:table-cell>
              <table:table-cell office:value-type="float" office:value="0.0975816906080665">
                <text:p>0.097581690608066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65.048241181001">
                <text:p>165.048241181001</text:p>
              </table:table-cell>
              <table:table-cell office:value-type="float" office:value="0.0974946178173579">
                <text:p>0.097494617817357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65.193932226">
                <text:p>165.193932226</text:p>
              </table:table-cell>
              <table:table-cell office:value-type="float" office:value="0.097401394678386">
                <text:p>0.09740139467838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65.341792341001">
                <text:p>165.341792341001</text:p>
              </table:table-cell>
              <table:table-cell office:value-type="float" office:value="0.0985271763487694">
                <text:p>0.098527176348769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65.48781441">
                <text:p>165.48781441</text:p>
              </table:table-cell>
              <table:table-cell office:value-type="float" office:value="0.0994028548804683">
                <text:p>0.099402854880468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5.634611596">
                <text:p>165.634611596</text:p>
              </table:table-cell>
              <table:table-cell office:value-type="float" office:value="0.100090946941277">
                <text:p>0.10009094694127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65.775424502001">
                <text:p>165.775424502001</text:p>
              </table:table-cell>
              <table:table-cell office:value-type="float" office:value="0.100616564199548">
                <text:p>0.10061656419954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65.916299689">
                <text:p>165.916299689</text:p>
              </table:table-cell>
              <table:table-cell office:value-type="float" office:value="0.101024652325822">
                <text:p>0.10102465232582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66.061386900001">
                <text:p>166.061386900001</text:p>
              </table:table-cell>
              <table:table-cell office:value-type="float" office:value="0.101326356360054">
                <text:p>0.10132635636005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66.213636492001">
                <text:p>166.213636492001</text:p>
              </table:table-cell>
              <table:table-cell office:value-type="float" office:value="0.101555358746874">
                <text:p>0.10155535874687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6.360851153">
                <text:p>166.360851153</text:p>
              </table:table-cell>
              <table:table-cell office:value-type="float" office:value="0.101713883626036">
                <text:p>0.10171388362603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6.508081044">
                <text:p>166.508081044</text:p>
              </table:table-cell>
              <table:table-cell office:value-type="float" office:value="0.101828387285907">
                <text:p>0.10182838728590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6.687381875">
                <text:p>166.687381875</text:p>
              </table:table-cell>
              <table:table-cell office:value-type="float" office:value="0.101895402136418">
                <text:p>0.10189540213641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6.852170085001">
                <text:p>166.852170085001</text:p>
              </table:table-cell>
              <table:table-cell office:value-type="float" office:value="0.101936742129555">
                <text:p>0.10193674212955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6.996297739001">
                <text:p>166.996297739001</text:p>
              </table:table-cell>
              <table:table-cell office:value-type="float" office:value="0.101945314519481">
                <text:p>0.10194531451948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7.142981826">
                <text:p>167.142981826</text:p>
              </table:table-cell>
              <table:table-cell office:value-type="float" office:value="0.101939944661148">
                <text:p>0.10193994466114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7.293530605">
                <text:p>167.293530605</text:p>
              </table:table-cell>
              <table:table-cell office:value-type="float" office:value="0.101911237166044">
                <text:p>0.10191123716604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7.445193875001">
                <text:p>167.445193875001</text:p>
              </table:table-cell>
              <table:table-cell office:value-type="float" office:value="0.101876087279215">
                <text:p>0.10187608727921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67.604944334001">
                <text:p>167.604944334001</text:p>
              </table:table-cell>
              <table:table-cell office:value-type="float" office:value="0.101823643284221">
                <text:p>0.10182364328422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67.763927045">
                <text:p>167.763927045</text:p>
              </table:table-cell>
              <table:table-cell office:value-type="float" office:value="0.101757422090063">
                <text:p>0.10175742209006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67.907983541">
                <text:p>167.907983541</text:p>
              </table:table-cell>
              <table:table-cell office:value-type="float" office:value="0.101692333853435">
                <text:p>0.10169233385343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68.051174389">
                <text:p>168.051174389</text:p>
              </table:table-cell>
              <table:table-cell office:value-type="float" office:value="0.101628166426815">
                <text:p>0.10162816642681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8.188516308001">
                <text:p>168.188516308001</text:p>
              </table:table-cell>
              <table:table-cell office:value-type="float" office:value="0.101552682039605">
                <text:p>0.10155268203960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8.330901001001">
                <text:p>168.330901001001</text:p>
              </table:table-cell>
              <table:table-cell office:value-type="float" office:value="0.10148024086978">
                <text:p>0.1014802408697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68.472293895001">
                <text:p>168.472293895001</text:p>
              </table:table-cell>
              <table:table-cell office:value-type="float" office:value="0.1013982236114">
                <text:p>0.101398223611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68.626823051">
                <text:p>168.626823051</text:p>
              </table:table-cell>
              <table:table-cell office:value-type="float" office:value="0.10132059909114">
                <text:p>0.1013205990911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68.773313808">
                <text:p>168.773313808</text:p>
              </table:table-cell>
              <table:table-cell office:value-type="float" office:value="0.101234520815939">
                <text:p>0.10123452081593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68.920405071">
                <text:p>168.920405071</text:p>
              </table:table-cell>
              <table:table-cell office:value-type="float" office:value="0.101153690199608">
                <text:p>0.10115369019960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69.058260306">
                <text:p>169.058260306</text:p>
              </table:table-cell>
              <table:table-cell office:value-type="float" office:value="0.101077071898868">
                <text:p>0.10107707189886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69.199409978">
                <text:p>169.199409978</text:p>
              </table:table-cell>
              <table:table-cell office:value-type="float" office:value="0.100991912107608">
                <text:p>0.10099191210760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69.347976154">
                <text:p>169.347976154</text:p>
              </table:table-cell>
              <table:table-cell office:value-type="float" office:value="0.100911872881353">
                <text:p>0.10091187288135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69.558136422001">
                <text:p>169.558136422001</text:p>
              </table:table-cell>
              <table:table-cell office:value-type="float" office:value="0.100824060952837">
                <text:p>0.10082406095283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69.725310505">
                <text:p>169.725310505</text:p>
              </table:table-cell>
              <table:table-cell office:value-type="float" office:value="0.100730087014926">
                <text:p>0.10073008701492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69.875812028001">
                <text:p>169.875812028001</text:p>
              </table:table-cell>
              <table:table-cell office:value-type="float" office:value="0.100631239423261">
                <text:p>0.10063123942326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70.029508128">
                <text:p>170.029508128</text:p>
              </table:table-cell>
              <table:table-cell office:value-type="float" office:value="0.1005403480501">
                <text:p>0.100540348050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70.180816428">
                <text:p>170.180816428</text:p>
              </table:table-cell>
              <table:table-cell office:value-type="float" office:value="0.100444050070451">
                <text:p>0.10044405007045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70.333492330001">
                <text:p>170.333492330001</text:p>
              </table:table-cell>
              <table:table-cell office:value-type="float" office:value="0.100355240056361">
                <text:p>0.10035524005636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70.478539168001">
                <text:p>170.478539168001</text:p>
              </table:table-cell>
              <table:table-cell office:value-type="float" office:value="0.100260690282456">
                <text:p>0.10026069028245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70.627163026001">
                <text:p>170.627163026001</text:p>
              </table:table-cell>
              <table:table-cell office:value-type="float" office:value="0.100173320282336">
                <text:p>0.10017332028233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70.782130138">
                <text:p>170.782130138</text:p>
              </table:table-cell>
              <table:table-cell office:value-type="float" office:value="0.100080005199476">
                <text:p>0.10008000519947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70.925653263001">
                <text:p>170.925653263001</text:p>
              </table:table-cell>
              <table:table-cell office:value-type="float" office:value="0.0999936641830274">
                <text:p>0.099993664183027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71.059556797">
                <text:p>171.059556797</text:p>
              </table:table-cell>
              <table:table-cell office:value-type="float" office:value="0.0999129161150218">
                <text:p>0.099912916115021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71.199528402">
                <text:p>171.199528402</text:p>
              </table:table-cell>
              <table:table-cell office:value-type="float" office:value="0.0998250081407009">
                <text:p>0.099825008140700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71.339510028">
                <text:p>171.339510028</text:p>
              </table:table-cell>
              <table:table-cell office:value-type="float" office:value="0.0997430474482333">
                <text:p>0.099743047448233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71.481465251">
                <text:p>171.481465251</text:p>
              </table:table-cell>
              <table:table-cell office:value-type="float" office:value="0.0996542510426988">
                <text:p>0.099654251042698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71.622548667">
                <text:p>171.622548667</text:p>
              </table:table-cell>
              <table:table-cell office:value-type="float" office:value="0.0995716203321158">
                <text:p>0.099571620332115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71.768894407001">
                <text:p>171.768894407001</text:p>
              </table:table-cell>
              <table:table-cell office:value-type="float" office:value="0.0994823691519901">
                <text:p>0.099482369151990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71.923509238">
                <text:p>171.923509238</text:p>
              </table:table-cell>
              <table:table-cell office:value-type="float" office:value="0.0993994151351119">
                <text:p>0.099399415135111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72.075812649">
                <text:p>172.075812649</text:p>
              </table:table-cell>
              <table:table-cell office:value-type="float" office:value="0.0993099861243875">
                <text:p>0.099309986124387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72.224102936">
                <text:p>172.224102936</text:p>
              </table:table-cell>
              <table:table-cell office:value-type="float" office:value="0.0992269301444198">
                <text:p>0.099226930144419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72.351466526">
                <text:p>172.351466526</text:p>
              </table:table-cell>
              <table:table-cell office:value-type="float" office:value="0.099148985976001">
                <text:p>0.09914898597600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72.495213826001">
                <text:p>172.495213826001</text:p>
              </table:table-cell>
              <table:table-cell office:value-type="float" office:value="0.0990636719399181">
                <text:p>0.099063671939918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72.638506962">
                <text:p>172.638506962</text:p>
              </table:table-cell>
              <table:table-cell office:value-type="float" office:value="0.0989839613476397">
                <text:p>0.098983961347639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72.782238451">
                <text:p>172.782238451</text:p>
              </table:table-cell>
              <table:table-cell office:value-type="float" office:value="0.098897314005648">
                <text:p>0.09889731400564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72.932837549">
                <text:p>172.932837549</text:p>
              </table:table-cell>
              <table:table-cell office:value-type="float" office:value="0.0988165765811117">
                <text:p>0.098816576581111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73.084188023">
                <text:p>173.084188023</text:p>
              </table:table-cell>
              <table:table-cell office:value-type="float" office:value="0.0987291871908153">
                <text:p>0.098729187190815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73.223028441001">
                <text:p>173.223028441001</text:p>
              </table:table-cell>
              <table:table-cell office:value-type="float" office:value="0.0986478957329877">
                <text:p>0.098647895732987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73.372740143001">
                <text:p>173.372740143001</text:p>
              </table:table-cell>
              <table:table-cell office:value-type="float" office:value="0.0985601421207633">
                <text:p>0.098560142120763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73.519326658">
                <text:p>173.519326658</text:p>
              </table:table-cell>
              <table:table-cell office:value-type="float" office:value="0.0984785986850633">
                <text:p>0.098478598685063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73.670123329001">
                <text:p>173.670123329001</text:p>
              </table:table-cell>
              <table:table-cell office:value-type="float" office:value="0.0983907220853056">
                <text:p>0.098390722085305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73.812038934">
                <text:p>173.812038934</text:p>
              </table:table-cell>
              <table:table-cell office:value-type="float" office:value="0.098309119454988">
                <text:p>0.09830911945498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73.950853413">
                <text:p>173.950853413</text:p>
              </table:table-cell>
              <table:table-cell office:value-type="float" office:value="0.0982325490202116">
                <text:p>0.098232549020211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74.091798480001">
                <text:p>174.091798480001</text:p>
              </table:table-cell>
              <table:table-cell office:value-type="float" office:value="0.0981487549814167">
                <text:p>0.098148754981416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74.227561233">
                <text:p>174.227561233</text:p>
              </table:table-cell>
              <table:table-cell office:value-type="float" office:value="0.0980704703451104">
                <text:p>0.098070470345110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74.374955557">
                <text:p>174.374955557</text:p>
              </table:table-cell>
              <table:table-cell office:value-type="float" office:value="0.0979853825942962">
                <text:p>0.097985382594296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74.528086719">
                <text:p>174.528086719</text:p>
              </table:table-cell>
              <table:table-cell office:value-type="float" office:value="0.0979061017126356">
                <text:p>0.097906101712635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4.668144050001">
                <text:p>174.668144050001</text:p>
              </table:table-cell>
              <table:table-cell office:value-type="float" office:value="0.0978202942141452">
                <text:p>0.097820294214145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74.816154158">
                <text:p>174.816154158</text:p>
              </table:table-cell>
              <table:table-cell office:value-type="float" office:value="0.0977404760589952">
                <text:p>0.097740476058995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74.962363011">
                <text:p>174.962363011</text:p>
              </table:table-cell>
              <table:table-cell office:value-type="float" office:value="0.0976543155924738">
                <text:p>0.097654315592473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75.103712523">
                <text:p>175.103712523</text:p>
              </table:table-cell>
              <table:table-cell office:value-type="float" office:value="0.0975742533893109">
                <text:p>0.097574253389310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75.282722186001">
                <text:p>175.282722186001</text:p>
              </table:table-cell>
              <table:table-cell office:value-type="float" office:value="0.0986308312828773">
                <text:p>0.098630831282877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75.444037859001">
                <text:p>175.444037859001</text:p>
              </table:table-cell>
              <table:table-cell office:value-type="float" office:value="0.0994643452090545">
                <text:p>0.099464345209054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75.58519665">
                <text:p>175.58519665</text:p>
              </table:table-cell>
              <table:table-cell office:value-type="float" office:value="0.100107699783901">
                <text:p>0.10010769978390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75.730723129001">
                <text:p>175.730723129001</text:p>
              </table:table-cell>
              <table:table-cell office:value-type="float" office:value="0.100610675220507">
                <text:p>0.10061067522050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75.867415833">
                <text:p>175.867415833</text:p>
              </table:table-cell>
              <table:table-cell office:value-type="float" office:value="0.10098967912857">
                <text:p>0.1009896791285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76.012469158">
                <text:p>176.012469158</text:p>
              </table:table-cell>
              <table:table-cell office:value-type="float" office:value="0.10128121399153">
                <text:p>0.1012812139915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6.167006993001">
                <text:p>176.167006993001</text:p>
              </table:table-cell>
              <table:table-cell office:value-type="float" office:value="0.101491145155702">
                <text:p>0.10149114515570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76.316256114001">
                <text:p>176.316256114001</text:p>
              </table:table-cell>
              <table:table-cell office:value-type="float" office:value="0.101647461579107">
                <text:p>0.10164746157910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76.464475147">
                <text:p>176.464475147</text:p>
              </table:table-cell>
              <table:table-cell office:value-type="float" office:value="0.101749297299608">
                <text:p>0.10174929729960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76.605372008001">
                <text:p>176.605372008001</text:p>
              </table:table-cell>
              <table:table-cell office:value-type="float" office:value="0.101819176920798">
                <text:p>0.10181917692079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76.752943365001">
                <text:p>176.752943365001</text:p>
              </table:table-cell>
              <table:table-cell office:value-type="float" office:value="0.101863504801945">
                <text:p>0.10186350480194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76.908113117001">
                <text:p>176.908113117001</text:p>
              </table:table-cell>
              <table:table-cell office:value-type="float" office:value="0.101875854804183">
                <text:p>0.10187585480418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77.050482001">
                <text:p>177.050482001</text:p>
              </table:table-cell>
              <table:table-cell office:value-type="float" office:value="0.101874198274586">
                <text:p>0.10187419827458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77.190620325">
                <text:p>177.190620325</text:p>
              </table:table-cell>
              <table:table-cell office:value-type="float" office:value="0.101849839117125">
                <text:p>0.10184983911712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77.333815096001">
                <text:p>177.333815096001</text:p>
              </table:table-cell>
              <table:table-cell office:value-type="float" office:value="0.101818854344547">
                <text:p>0.10181885434454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77.476897386">
                <text:p>177.476897386</text:p>
              </table:table-cell>
              <table:table-cell office:value-type="float" office:value="0.101771110563674">
                <text:p>0.10177111056367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77.620082458">
                <text:p>177.620082458</text:p>
              </table:table-cell>
              <table:table-cell office:value-type="float" office:value="0.101721456978858">
                <text:p>0.10172145697885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77.754413614">
                <text:p>177.754413614</text:p>
              </table:table-cell>
              <table:table-cell office:value-type="float" office:value="0.10167028846922">
                <text:p>0.1016702884692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77.894327497001">
                <text:p>177.894327497001</text:p>
              </table:table-cell>
              <table:table-cell office:value-type="float" office:value="0.101606501045646">
                <text:p>0.10160650104564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78.035041817">
                <text:p>178.035041817</text:p>
              </table:table-cell>
              <table:table-cell office:value-type="float" office:value="0.10154406408919">
                <text:p>0.1015440640891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78.156925167001">
                <text:p>178.156925167001</text:p>
              </table:table-cell>
              <table:table-cell office:value-type="float" office:value="0.101482720337719">
                <text:p>0.10148272033771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78.286812675">
                <text:p>178.286812675</text:p>
              </table:table-cell>
              <table:table-cell office:value-type="float" office:value="0.101410895371298">
                <text:p>0.10141089537129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78.399137955001">
                <text:p>178.399137955001</text:p>
              </table:table-cell>
              <table:table-cell office:value-type="float" office:value="0.101342079576095">
                <text:p>0.10134207957609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78.575223598001">
                <text:p>178.575223598001</text:p>
              </table:table-cell>
              <table:table-cell office:value-type="float" office:value="0.101264353509446">
                <text:p>0.10126435350944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78.677974916001">
                <text:p>178.677974916001</text:p>
              </table:table-cell>
              <table:table-cell office:value-type="float" office:value="0.101190855004866">
                <text:p>0.10119085500486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78.836659481">
                <text:p>178.836659481</text:p>
              </table:table-cell>
              <table:table-cell office:value-type="float" office:value="0.101120751230784">
                <text:p>0.10112075123078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78.980010965">
                <text:p>178.980010965</text:p>
              </table:table-cell>
              <table:table-cell office:value-type="float" office:value="0.101042096228052">
                <text:p>0.10104209622805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79.124878232001">
                <text:p>179.124878232001</text:p>
              </table:table-cell>
              <table:table-cell office:value-type="float" office:value="0.100967905170361">
                <text:p>0.10096790517036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9.268890312001">
                <text:p>179.268890312001</text:p>
              </table:table-cell>
              <table:table-cell office:value-type="float" office:value="0.100886055979864">
                <text:p>0.10088605597986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79.428334155001">
                <text:p>179.428334155001</text:p>
              </table:table-cell>
              <table:table-cell office:value-type="float" office:value="0.100809347296454">
                <text:p>0.10080934729645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79.577239128001">
                <text:p>179.577239128001</text:p>
              </table:table-cell>
              <table:table-cell office:value-type="float" office:value="0.100725559264938">
                <text:p>0.10072555926493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79.72487035">
                <text:p>179.72487035</text:p>
              </table:table-cell>
              <table:table-cell office:value-type="float" office:value="0.100647337044057">
                <text:p>0.10064733704405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79.871846246">
                <text:p>179.871846246</text:p>
              </table:table-cell>
              <table:table-cell office:value-type="float" office:value="0.10056241306509">
                <text:p>0.1005624130650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80.018745392001">
                <text:p>180.018745392001</text:p>
              </table:table-cell>
              <table:table-cell office:value-type="float" office:value="0.100483319433708">
                <text:p>0.10048331943370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80.171422307">
                <text:p>180.171422307</text:p>
              </table:table-cell>
              <table:table-cell office:value-type="float" office:value="0.100397772834348">
                <text:p>0.10039777283434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80.321253039">
                <text:p>180.321253039</text:p>
              </table:table-cell>
              <table:table-cell office:value-type="float" office:value="0.100318218267479">
                <text:p>0.10031821826747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80.468272197">
                <text:p>180.468272197</text:p>
              </table:table-cell>
              <table:table-cell office:value-type="float" office:value="0.100232377055714">
                <text:p>0.10023237705571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80.613912753">
                <text:p>180.613912753</text:p>
              </table:table-cell>
              <table:table-cell office:value-type="float" office:value="0.100152623774355">
                <text:p>0.10015262377435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80.756259141001">
                <text:p>180.756259141001</text:p>
              </table:table-cell>
              <table:table-cell office:value-type="float" office:value="0.10007775312148">
                <text:p>0.1000777531214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80.868105648">
                <text:p>180.868105648</text:p>
              </table:table-cell>
              <table:table-cell office:value-type="float" office:value="0.0999957573144595">
                <text:p>0.099995757314459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81.026474394001">
                <text:p>181.026474394001</text:p>
              </table:table-cell>
              <table:table-cell office:value-type="float" office:value="0.0999191293712135">
                <text:p>0.099919129371213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81.175365178">
                <text:p>181.175365178</text:p>
              </table:table-cell>
              <table:table-cell office:value-type="float" office:value="0.0998358010094086">
                <text:p>0.099835801009408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81.321557039">
                <text:p>181.321557039</text:p>
              </table:table-cell>
              <table:table-cell office:value-type="float" office:value="0.0997581435699578">
                <text:p>0.099758143569957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81.459029127001">
                <text:p>181.459029127001</text:p>
              </table:table-cell>
              <table:table-cell office:value-type="float" office:value="0.099685035010577">
                <text:p>0.09968503501057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81.602570736">
                <text:p>181.602570736</text:p>
              </table:table-cell>
              <table:table-cell office:value-type="float" office:value="0.0996046192936243">
                <text:p>0.099604619293624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81.746379038001">
                <text:p>181.746379038001</text:p>
              </table:table-cell>
              <table:table-cell office:value-type="float" office:value="0.0995293404183614">
                <text:p>0.099529340418361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81.896492764">
                <text:p>181.896492764</text:p>
              </table:table-cell>
              <table:table-cell office:value-type="float" office:value="0.0994472608809447">
                <text:p>0.099447260880944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82.038226909001">
                <text:p>182.038226909001</text:p>
              </table:table-cell>
              <table:table-cell office:value-type="float" office:value="0.0993706870756968">
                <text:p>0.099370687075696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82.180653319">
                <text:p>182.180653319</text:p>
              </table:table-cell>
              <table:table-cell office:value-type="float" office:value="0.099287643668254">
                <text:p>0.09928764366825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82.327246725001">
                <text:p>182.327246725001</text:p>
              </table:table-cell>
              <table:table-cell office:value-type="float" office:value="0.099210334714823">
                <text:p>0.09921033471482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82.475379435001">
                <text:p>182.475379435001</text:p>
              </table:table-cell>
              <table:table-cell office:value-type="float" office:value="0.0991267749068749">
                <text:p>0.099126774906874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82.623142972">
                <text:p>182.623142972</text:p>
              </table:table-cell>
              <table:table-cell office:value-type="float" office:value="0.0990490886035032">
                <text:p>0.099049088603503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82.767407290001">
                <text:p>182.767407290001</text:p>
              </table:table-cell>
              <table:table-cell office:value-type="float" office:value="0.0989652982800628">
                <text:p>0.098965298280062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82.911648457">
                <text:p>182.911648457</text:p>
              </table:table-cell>
              <table:table-cell office:value-type="float" office:value="0.0988874631585519">
                <text:p>0.098887463158551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83.055066216">
                <text:p>183.055066216</text:p>
              </table:table-cell>
              <table:table-cell office:value-type="float" office:value="0.0988144040243785">
                <text:p>0.098814404024378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83.196876862">
                <text:p>183.196876862</text:p>
              </table:table-cell>
              <table:table-cell office:value-type="float" office:value="0.0987344100429036">
                <text:p>0.098734410042903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83.343202408">
                <text:p>183.343202408</text:p>
              </table:table-cell>
              <table:table-cell office:value-type="float" office:value="0.0986596591818638">
                <text:p>0.098659659181863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83.485227197">
                <text:p>183.485227197</text:p>
              </table:table-cell>
              <table:table-cell office:value-type="float" office:value="0.0985783823673252">
                <text:p>0.098578382367325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83.627203416">
                <text:p>183.627203416</text:p>
              </table:table-cell>
              <table:table-cell office:value-type="float" office:value="0.0985026404274117">
                <text:p>0.098502640427411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83.804713570001">
                <text:p>183.804713570001</text:p>
              </table:table-cell>
              <table:table-cell office:value-type="float" office:value="0.0984206409522836">
                <text:p>0.098420640952283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83.958377699">
                <text:p>183.958377699</text:p>
              </table:table-cell>
              <table:table-cell office:value-type="float" office:value="0.0983443558990818">
                <text:p>0.098344355899081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84.106407220001">
                <text:p>184.106407220001</text:p>
              </table:table-cell>
              <table:table-cell office:value-type="float" office:value="0.0982619917921707">
                <text:p>0.098261991792170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84.243773209">
                <text:p>184.243773209</text:p>
              </table:table-cell>
              <table:table-cell office:value-type="float" office:value="0.098185449877456">
                <text:p>0.09818544987745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84.387365733">
                <text:p>184.387365733</text:p>
              </table:table-cell>
              <table:table-cell office:value-type="float" office:value="0.09810294979876">
                <text:p>0.0981029497987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84.542131563">
                <text:p>184.542131563</text:p>
              </table:table-cell>
              <table:table-cell office:value-type="float" office:value="0.0980263337803761">
                <text:p>0.098026333780376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4.69075556">
                <text:p>184.69075556</text:p>
              </table:table-cell>
              <table:table-cell office:value-type="float" office:value="0.097943843596969">
                <text:p>0.09794384359696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84.843290811001">
                <text:p>184.843290811001</text:p>
              </table:table-cell>
              <table:table-cell office:value-type="float" office:value="0.0978672699995264">
                <text:p>0.097867269999526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84.996399586001">
                <text:p>184.996399586001</text:p>
              </table:table-cell>
              <table:table-cell office:value-type="float" office:value="0.0977848825940987">
                <text:p>0.097784882594098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85.140872688">
                <text:p>185.140872688</text:p>
              </table:table-cell>
              <table:table-cell office:value-type="float" office:value="0.0977084255557984">
                <text:p>0.097708425555798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85.275088761">
                <text:p>185.275088761</text:p>
              </table:table-cell>
              <table:table-cell office:value-type="float" office:value="0.0987072809851793">
                <text:p>0.098707280985179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85.408342288">
                <text:p>185.408342288</text:p>
              </table:table-cell>
              <table:table-cell office:value-type="float" office:value="0.0994952683321737">
                <text:p>0.099495268332173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85.549961336001">
                <text:p>185.549961336001</text:p>
              </table:table-cell>
              <table:table-cell office:value-type="float" office:value="0.100114573197056">
                <text:p>0.10011457319705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85.687828122001">
                <text:p>185.687828122001</text:p>
              </table:table-cell>
              <table:table-cell office:value-type="float" office:value="0.100587882937365">
                <text:p>0.10058788293736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85.823760461">
                <text:p>185.823760461</text:p>
              </table:table-cell>
              <table:table-cell office:value-type="float" office:value="0.100955481552048">
                <text:p>0.10095548155204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85.963330142001">
                <text:p>185.963330142001</text:p>
              </table:table-cell>
              <table:table-cell office:value-type="float" office:value="0.101227497788757">
                <text:p>0.10122749778875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86.11186145">
                <text:p>186.11186145</text:p>
              </table:table-cell>
              <table:table-cell office:value-type="float" office:value="0.101434097262222">
                <text:p>0.10143409726222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86.253373257">
                <text:p>186.253373257</text:p>
              </table:table-cell>
              <table:table-cell office:value-type="float" office:value="0.101588375173952">
                <text:p>0.10158837517395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86.390108724">
                <text:p>186.390108724</text:p>
              </table:table-cell>
              <table:table-cell office:value-type="float" office:value="0.10168982963943">
                <text:p>0.1016898296394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86.532078437001">
                <text:p>186.532078437001</text:p>
              </table:table-cell>
              <table:table-cell office:value-type="float" office:value="0.10176002697685">
                <text:p>0.1017600269768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86.638005239">
                <text:p>186.638005239</text:p>
              </table:table-cell>
              <table:table-cell office:value-type="float" office:value="0.101805230384486">
                <text:p>0.10180523038448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86.801695928">
                <text:p>186.801695928</text:p>
              </table:table-cell>
              <table:table-cell office:value-type="float" office:value="0.101819519428232">
                <text:p>0.10181951942823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86.946811508001">
                <text:p>186.946811508001</text:p>
              </table:table-cell>
              <table:table-cell office:value-type="float" office:value="0.101820031405394">
                <text:p>0.10182003140539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87.087424549">
                <text:p>187.087424549</text:p>
              </table:table-cell>
              <table:table-cell office:value-type="float" office:value="0.101798637544016">
                <text:p>0.10179863754401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87.23159389">
                <text:p>187.23159389</text:p>
              </table:table-cell>
              <table:table-cell office:value-type="float" office:value="0.101770638232109">
                <text:p>0.10177063823210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87.381084019001">
                <text:p>187.381084019001</text:p>
              </table:table-cell>
              <table:table-cell office:value-type="float" office:value="0.101726505240952">
                <text:p>0.10172650524095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87.525555274">
                <text:p>187.525555274</text:p>
              </table:table-cell>
              <table:table-cell office:value-type="float" office:value="0.101680349491907">
                <text:p>0.10168034949190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87.676575146001">
                <text:p>187.676575146001</text:p>
              </table:table-cell>
              <table:table-cell office:value-type="float" office:value="0.101621760916898">
                <text:p>0.10162176091689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87.830059209">
                <text:p>187.830059209</text:p>
              </table:table-cell>
              <table:table-cell office:value-type="float" office:value="0.101564075400185">
                <text:p>0.10156407540018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87.98094906">
                <text:p>187.98094906</text:p>
              </table:table-cell>
              <table:table-cell office:value-type="float" office:value="0.10149633224343">
                <text:p>0.1014963322434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88.125765888">
                <text:p>188.125765888</text:p>
              </table:table-cell>
              <table:table-cell office:value-type="float" office:value="0.101431357594531">
                <text:p>0.10143135759453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88.283144785">
                <text:p>188.283144785</text:p>
              </table:table-cell>
              <table:table-cell office:value-type="float" office:value="0.101357852033072">
                <text:p>0.10135785203307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88.428840232001">
                <text:p>188.428840232001</text:p>
              </table:table-cell>
              <table:table-cell office:value-type="float" office:value="0.101288301828477">
                <text:p>0.10128830182847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88.574298347">
                <text:p>188.574298347</text:p>
              </table:table-cell>
              <table:table-cell office:value-type="float" office:value="0.101211204394274">
                <text:p>0.10121120439427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88.714933251001">
                <text:p>188.714933251001</text:p>
              </table:table-cell>
              <table:table-cell office:value-type="float" office:value="0.101138814895462">
                <text:p>0.10113881489546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88.858009435">
                <text:p>188.858009435</text:p>
              </table:table-cell>
              <table:table-cell office:value-type="float" office:value="0.101070203110003">
                <text:p>0.10107020311000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89.004952413">
                <text:p>189.004952413</text:p>
              </table:table-cell>
              <table:table-cell office:value-type="float" office:value="0.10099394733167">
                <text:p>0.1009939473316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89.152318685">
                <text:p>189.152318685</text:p>
              </table:table-cell>
              <table:table-cell office:value-type="float" office:value="0.100922276509404">
                <text:p>0.10092227650940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89.294832855">
                <text:p>189.294832855</text:p>
              </table:table-cell>
              <table:table-cell office:value-type="float" office:value="0.100843641313343">
                <text:p>0.10084364131334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89.461769737">
                <text:p>189.461769737</text:p>
              </table:table-cell>
              <table:table-cell office:value-type="float" office:value="0.100759479646869">
                <text:p>0.10075947964686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89.613615058001">
                <text:p>189.613615058001</text:p>
              </table:table-cell>
              <table:table-cell office:value-type="float" office:value="0.10068154040001">
                <text:p>0.1006815404000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89.741394892">
                <text:p>189.741394892</text:p>
              </table:table-cell>
              <table:table-cell office:value-type="float" office:value="0.100608590292553">
                <text:p>0.10060859029255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89.894770357">
                <text:p>189.894770357</text:p>
              </table:table-cell>
              <table:table-cell office:value-type="float" office:value="0.100529066326869">
                <text:p>0.10052906632686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90.043473361">
                <text:p>190.043473361</text:p>
              </table:table-cell>
              <table:table-cell office:value-type="float" office:value="0.100454881949213">
                <text:p>0.10045488194921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90.188564985">
                <text:p>190.188564985</text:p>
              </table:table-cell>
              <table:table-cell office:value-type="float" office:value="0.100374437418243">
                <text:p>0.10037443741824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90.33731367">
                <text:p>190.33731367</text:p>
              </table:table-cell>
              <table:table-cell office:value-type="float" office:value="0.100299549934595">
                <text:p>0.10029954993459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90.491587764001">
                <text:p>190.491587764001</text:p>
              </table:table-cell>
              <table:table-cell office:value-type="float" office:value="0.100218609453459">
                <text:p>0.10021860945345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90.644081893">
                <text:p>190.644081893</text:p>
              </table:table-cell>
              <table:table-cell office:value-type="float" office:value="0.10014335839829">
                <text:p>0.1001433583982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90.786127611001">
                <text:p>190.786127611001</text:p>
              </table:table-cell>
              <table:table-cell office:value-type="float" office:value="0.100062193280312">
                <text:p>0.10006219328031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90.922923514">
                <text:p>190.922923514</text:p>
              </table:table-cell>
              <table:table-cell office:value-type="float" office:value="0.0999867955476494">
                <text:p>0.099986795547649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91.067533284">
                <text:p>191.067533284</text:p>
              </table:table-cell>
              <table:table-cell office:value-type="float" office:value="0.0999055789957715">
                <text:p>0.099905578995771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91.217761543">
                <text:p>191.217761543</text:p>
              </table:table-cell>
              <table:table-cell office:value-type="float" office:value="0.0998301729923218">
                <text:p>0.099830172992321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91.366837033001">
                <text:p>191.366837033001</text:p>
              </table:table-cell>
              <table:table-cell office:value-type="float" office:value="0.0997490154215916">
                <text:p>0.099749015421591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91.516776071">
                <text:p>191.516776071</text:p>
              </table:table-cell>
              <table:table-cell office:value-type="float" office:value="0.099673689324721">
                <text:p>0.09967368932472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91.664419029001">
                <text:p>191.664419029001</text:p>
              </table:table-cell>
              <table:table-cell office:value-type="float" office:value="0.0995926609686587">
                <text:p>0.099592660968658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91.81250696">
                <text:p>191.81250696</text:p>
              </table:table-cell>
              <table:table-cell office:value-type="float" office:value="0.0995174708114805">
                <text:p>0.099517470811480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91.961696962">
                <text:p>191.961696962</text:p>
              </table:table-cell>
              <table:table-cell office:value-type="float" office:value="0.0994366161901338">
                <text:p>0.099436616190133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92.111557079001">
                <text:p>192.111557079001</text:p>
              </table:table-cell>
              <table:table-cell office:value-type="float" office:value="0.0993615974359444">
                <text:p>0.099361597435944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92.262678327001">
                <text:p>192.262678327001</text:p>
              </table:table-cell>
              <table:table-cell office:value-type="float" office:value="0.0992809446154222">
                <text:p>0.099280944615422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92.415802323">
                <text:p>192.415802323</text:p>
              </table:table-cell>
              <table:table-cell office:value-type="float" office:value="0.0992061195653206">
                <text:p>0.099206119565320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92.616636913001">
                <text:p>192.616636913001</text:p>
              </table:table-cell>
              <table:table-cell office:value-type="float" office:value="0.0991256860838737">
                <text:p>0.099125686083873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92.772648545">
                <text:p>192.772648545</text:p>
              </table:table-cell>
              <table:table-cell office:value-type="float" office:value="0.0990408086073587">
                <text:p>0.099040808607358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92.920217944001">
                <text:p>192.920217944001</text:p>
              </table:table-cell>
              <table:table-cell office:value-type="float" office:value="0.098962657270103">
                <text:p>0.09896265727010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93.070717208">
                <text:p>193.070717208</text:p>
              </table:table-cell>
              <table:table-cell office:value-type="float" office:value="0.0988796693845471">
                <text:p>0.098879669384547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93.210905122">
                <text:p>193.210905122</text:p>
              </table:table-cell>
              <table:table-cell office:value-type="float" office:value="0.0988030615833246">
                <text:p>0.098803061583324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93.349736946">
                <text:p>193.349736946</text:p>
              </table:table-cell>
              <table:table-cell office:value-type="float" office:value="0.0987315684376441">
                <text:p>0.098731568437644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93.492125241">
                <text:p>193.492125241</text:p>
              </table:table-cell>
              <table:table-cell office:value-type="float" office:value="0.0986539918101567">
                <text:p>0.098653991810156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93.638612361">
                <text:p>193.638612361</text:p>
              </table:table-cell>
              <table:table-cell office:value-type="float" office:value="0.098581755269129">
                <text:p>0.09858175526912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93.783625539">
                <text:p>193.783625539</text:p>
              </table:table-cell>
              <table:table-cell office:value-type="float" office:value="0.0985036471093601">
                <text:p>0.098503647109360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93.923874055001">
                <text:p>193.923874055001</text:p>
              </table:table-cell>
              <table:table-cell office:value-type="float" office:value="0.0984310168610418">
                <text:p>0.098431016861041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94.074136209">
                <text:p>194.074136209</text:p>
              </table:table-cell>
              <table:table-cell office:value-type="float" office:value="0.0983526566260883">
                <text:p>0.098352656626088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94.218981045">
                <text:p>194.218981045</text:p>
              </table:table-cell>
              <table:table-cell office:value-type="float" office:value="0.0982798560899372">
                <text:p>0.098279856089937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94.366718597001">
                <text:p>194.366718597001</text:p>
              </table:table-cell>
              <table:table-cell office:value-type="float" office:value="0.0982014222238302">
                <text:p>0.098201422223830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94.523821311001">
                <text:p>194.523821311001</text:p>
              </table:table-cell>
              <table:table-cell office:value-type="float" office:value="0.0981285940097542">
                <text:p>0.098128594009754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94.682663250001">
                <text:p>194.682663250001</text:p>
              </table:table-cell>
              <table:table-cell office:value-type="float" office:value="0.098050200310684">
                <text:p>0.09805020031068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94.83128759">
                <text:p>194.83128759</text:p>
              </table:table-cell>
              <table:table-cell office:value-type="float" office:value="0.0979774353128146">
                <text:p>0.097977435312814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94.981759067">
                <text:p>194.981759067</text:p>
              </table:table-cell>
              <table:table-cell office:value-type="float" office:value="0.0978991542081356">
                <text:p>0.097899154208135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95.131078613001">
                <text:p>195.131078613001</text:p>
              </table:table-cell>
              <table:table-cell office:value-type="float" office:value="0.0978265102248247">
                <text:p>0.097826510224824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95.306052502">
                <text:p>195.306052502</text:p>
              </table:table-cell>
              <table:table-cell office:value-type="float" office:value="0.0987740286926803">
                <text:p>0.098774028692680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95.414223432001">
                <text:p>195.414223432001</text:p>
              </table:table-cell>
              <table:table-cell office:value-type="float" office:value="0.0995215294636265">
                <text:p>0.099521529463626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95.559403834">
                <text:p>195.559403834</text:p>
              </table:table-cell>
              <table:table-cell office:value-type="float" office:value="0.10010902684959">
                <text:p>0.1001090268495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95.711781828">
                <text:p>195.711781828</text:p>
              </table:table-cell>
              <table:table-cell office:value-type="float" office:value="0.100558050548249">
                <text:p>0.10055805054824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95.857528855">
                <text:p>195.857528855</text:p>
              </table:table-cell>
              <table:table-cell office:value-type="float" office:value="0.100906798494865">
                <text:p>0.10090679849486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96.005234009001">
                <text:p>196.005234009001</text:p>
              </table:table-cell>
              <table:table-cell office:value-type="float" office:value="0.101164886930793">
                <text:p>0.10116488693079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96.173888174">
                <text:p>196.173888174</text:p>
              </table:table-cell>
              <table:table-cell office:value-type="float" office:value="0.101350490453261">
                <text:p>0.10135049045326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96.32056738">
                <text:p>196.32056738</text:p>
              </table:table-cell>
              <table:table-cell office:value-type="float" office:value="0.101488555627915">
                <text:p>0.10148855562791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96.470857387">
                <text:p>196.470857387</text:p>
              </table:table-cell>
              <table:table-cell office:value-type="float" office:value="0.101578204339233">
                <text:p>0.10157820433923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96.612635580001">
                <text:p>196.612635580001</text:p>
              </table:table-cell>
              <table:table-cell office:value-type="float" office:value="0.101639537490745">
                <text:p>0.10163953749074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96.757799083">
                <text:p>196.757799083</text:p>
              </table:table-cell>
              <table:table-cell office:value-type="float" office:value="0.1016782287706">
                <text:p>0.101678228770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96.909156090001">
                <text:p>196.909156090001</text:p>
              </table:table-cell>
              <table:table-cell office:value-type="float" office:value="0.101688462975788">
                <text:p>0.10168846297578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97.052926451001">
                <text:p>197.052926451001</text:p>
              </table:table-cell>
              <table:table-cell office:value-type="float" office:value="0.101686306730402">
                <text:p>0.10168630673040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97.196999904">
                <text:p>197.196999904</text:p>
              </table:table-cell>
              <table:table-cell office:value-type="float" office:value="0.101663926034398">
                <text:p>0.10166392603439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97.342767723">
                <text:p>197.342767723</text:p>
              </table:table-cell>
              <table:table-cell office:value-type="float" office:value="0.101635709355437">
                <text:p>0.10163570935543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97.492070133">
                <text:p>197.492070133</text:p>
              </table:table-cell>
              <table:table-cell office:value-type="float" office:value="0.101592543143579">
                <text:p>0.10159254314357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97.636157567001">
                <text:p>197.636157567001</text:p>
              </table:table-cell>
              <table:table-cell office:value-type="float" office:value="0.101547729395755">
                <text:p>0.10154772939575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97.779902929">
                <text:p>197.779902929</text:p>
              </table:table-cell>
              <table:table-cell office:value-type="float" office:value="0.101491348073566">
                <text:p>0.10149134807356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97.927083171">
                <text:p>197.927083171</text:p>
              </table:table-cell>
              <table:table-cell office:value-type="float" office:value="0.10143599343861">
                <text:p>0.1014359934386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98.12570551">
                <text:p>198.12570551</text:p>
              </table:table-cell>
              <table:table-cell office:value-type="float" office:value="0.101371241666965">
                <text:p>0.10137124166696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98.273155164">
                <text:p>198.273155164</text:p>
              </table:table-cell>
              <table:table-cell office:value-type="float" office:value="0.101299013535592">
                <text:p>0.10129901353559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98.417891826">
                <text:p>198.417891826</text:p>
              </table:table-cell>
              <table:table-cell office:value-type="float" office:value="0.101231033140437">
                <text:p>0.10123103314043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98.563239403001">
                <text:p>198.563239403001</text:p>
              </table:table-cell>
              <table:table-cell office:value-type="float" office:value="0.101156283900146">
                <text:p>0.10115628390014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98.709854231">
                <text:p>198.709854231</text:p>
              </table:table-cell>
              <table:table-cell office:value-type="float" office:value="0.101086317442698">
                <text:p>0.10108631744269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98.854656983001">
                <text:p>198.854656983001</text:p>
              </table:table-cell>
              <table:table-cell office:value-type="float" office:value="0.101020187455417">
                <text:p>0.10102018745541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98.999216593001">
                <text:p>198.999216593001</text:p>
              </table:table-cell>
              <table:table-cell office:value-type="float" office:value="0.100947000492769">
                <text:p>0.10094700049276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99.148479874">
                <text:p>199.148479874</text:p>
              </table:table-cell>
              <table:table-cell office:value-type="float" office:value="0.100878324740292">
                <text:p>0.10087832474029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99.290282101">
                <text:p>199.290282101</text:p>
              </table:table-cell>
              <table:table-cell office:value-type="float" office:value="0.100803162304796">
                <text:p>0.10080316230479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99.448627392">
                <text:p>199.448627392</text:p>
              </table:table-cell>
              <table:table-cell office:value-type="float" office:value="0.100732936674575">
                <text:p>0.10073293667457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99.673972368">
                <text:p>199.673972368</text:p>
              </table:table-cell>
              <table:table-cell office:value-type="float" office:value="0.100646529881285">
                <text:p>0.10064652988128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99.825285409001">
                <text:p>199.825285409001</text:p>
              </table:table-cell>
              <table:table-cell office:value-type="float" office:value="0.100567349218311">
                <text:p>0.10056734921831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99.974838804001">
                <text:p>199.974838804001</text:p>
              </table:table-cell>
              <table:table-cell office:value-type="float" office:value="0.10048392444225">
                <text:p>0.1004839244422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00.136292612">
                <text:p>200.136292612</text:p>
              </table:table-cell>
              <table:table-cell office:value-type="float" office:value="0.10040715957382">
                <text:p>0.1004071595738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00.288072467">
                <text:p>200.288072467</text:p>
              </table:table-cell>
              <table:table-cell office:value-type="float" office:value="0.100325727659056">
                <text:p>0.10032572765905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00.454771543001">
                <text:p>200.454771543001</text:p>
              </table:table-cell>
              <table:table-cell office:value-type="float" office:value="0.100250587124746">
                <text:p>0.10025058712474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00.611665813">
                <text:p>200.611665813</text:p>
              </table:table-cell>
              <table:table-cell office:value-type="float" office:value="0.100170514632398">
                <text:p>0.10017051463239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00.778433820001">
                <text:p>200.778433820001</text:p>
              </table:table-cell>
              <table:table-cell office:value-type="float" office:value="0.100086536394198">
                <text:p>0.10008653639419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00.886637935">
                <text:p>200.886637935</text:p>
              </table:table-cell>
              <table:table-cell office:value-type="float" office:value="0.100009408576973">
                <text:p>0.10000940857697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01.001467658">
                <text:p>201.001467658</text:p>
              </table:table-cell>
              <table:table-cell office:value-type="float" office:value="0.0999377710070695">
                <text:p>0.099937771007069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01.163597654">
                <text:p>201.163597654</text:p>
              </table:table-cell>
              <table:table-cell office:value-type="float" office:value="0.0998606199913201">
                <text:p>0.099860619991320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01.326684529">
                <text:p>201.326684529</text:p>
              </table:table-cell>
              <table:table-cell office:value-type="float" office:value="0.0997889935054939">
                <text:p>0.099788993505493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01.492260106001">
                <text:p>201.492260106001</text:p>
              </table:table-cell>
              <table:table-cell office:value-type="float" office:value="0.0997119105101606">
                <text:p>0.099711910510160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01.651806731001">
                <text:p>201.651806731001</text:p>
              </table:table-cell>
              <table:table-cell office:value-type="float" office:value="0.0996403679510992">
                <text:p>0.099640367951099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01.815903356001">
                <text:p>201.815903356001</text:p>
              </table:table-cell>
              <table:table-cell office:value-type="float" office:value="0.0995634109861895">
                <text:p>0.099563410986189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01.978754119001">
                <text:p>201.978754119001</text:p>
              </table:table-cell>
              <table:table-cell office:value-type="float" office:value="0.0994821616099729">
                <text:p>0.099482161609972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02.138800158001">
                <text:p>202.138800158001</text:p>
              </table:table-cell>
              <table:table-cell office:value-type="float" office:value="0.0994073348380279">
                <text:p>0.099407334838027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02.302356999">
                <text:p>202.302356999</text:p>
              </table:table-cell>
              <table:table-cell office:value-type="float" office:value="0.0993278480684421">
                <text:p>0.099327848068442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02.464045154001">
                <text:p>202.464045154001</text:p>
              </table:table-cell>
              <table:table-cell office:value-type="float" office:value="0.0992446721243877">
                <text:p>0.099244672124387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02.620717825001">
                <text:p>202.620717825001</text:p>
              </table:table-cell>
              <table:table-cell office:value-type="float" office:value="0.0991683526278345">
                <text:p>0.099168352627834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02.783038435">
                <text:p>202.783038435</text:p>
              </table:table-cell>
              <table:table-cell office:value-type="float" office:value="0.0990877685220207">
                <text:p>0.099087768522020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02.949355191">
                <text:p>202.949355191</text:p>
              </table:table-cell>
              <table:table-cell office:value-type="float" office:value="0.099013551441506">
                <text:p>0.09901355144150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03.118785543001">
                <text:p>203.118785543001</text:p>
              </table:table-cell>
              <table:table-cell office:value-type="float" office:value="0.0989347070309168">
                <text:p>0.098934707030916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03.287771402001">
                <text:p>203.287771402001</text:p>
              </table:table-cell>
              <table:table-cell office:value-type="float" office:value="0.0988521991222704">
                <text:p>0.098852199122270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03.456975505001">
                <text:p>203.456975505001</text:p>
              </table:table-cell>
              <table:table-cell office:value-type="float" office:value="0.0987764909570975">
                <text:p>0.098776490957097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03.681503721001">
                <text:p>203.681503721001</text:p>
              </table:table-cell>
              <table:table-cell office:value-type="float" office:value="0.0986868761481755">
                <text:p>0.098686876148175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03.786452891">
                <text:p>203.786452891</text:p>
              </table:table-cell>
              <table:table-cell office:value-type="float" office:value="0.0986055205745601">
                <text:p>0.098605520574560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03.94727158">
                <text:p>203.94727158</text:p>
              </table:table-cell>
              <table:table-cell office:value-type="float" office:value="0.0985307818820449">
                <text:p>0.098530781882044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04.112367696001">
                <text:p>204.112367696001</text:p>
              </table:table-cell>
              <table:table-cell office:value-type="float" office:value="0.0984517108834573">
                <text:p>0.098451710883457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04.272939092">
                <text:p>204.272939092</text:p>
              </table:table-cell>
              <table:table-cell office:value-type="float" office:value="0.0983692118440208">
                <text:p>0.098369211844020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04.447978377">
                <text:p>204.447978377</text:p>
              </table:table-cell>
              <table:table-cell office:value-type="float" office:value="0.0982936056339623">
                <text:p>0.098293605633962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04.62397424">
                <text:p>204.62397424</text:p>
              </table:table-cell>
              <table:table-cell office:value-type="float" office:value="0.0982139349232247">
                <text:p>0.098213934923224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04.789227009001">
                <text:p>204.789227009001</text:p>
              </table:table-cell>
              <table:table-cell office:value-type="float" office:value="0.0981310501390688">
                <text:p>0.098131050139068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04.956756118">
                <text:p>204.956756118</text:p>
              </table:table-cell>
              <table:table-cell office:value-type="float" office:value="0.0980551822422423">
                <text:p>0.098055182242242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05.117214615">
                <text:p>205.117214615</text:p>
              </table:table-cell>
              <table:table-cell office:value-type="float" office:value="0.0979753957937939">
                <text:p>0.097975395793793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05.282986759001">
                <text:p>205.282986759001</text:p>
              </table:table-cell>
              <table:table-cell office:value-type="float" office:value="0.0988681215130839">
                <text:p>0.098868121513083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05.448031198001">
                <text:p>205.448031198001</text:p>
              </table:table-cell>
              <table:table-cell office:value-type="float" office:value="0.0995723129101258">
                <text:p>0.099572312910125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05.620145638">
                <text:p>205.620145638</text:p>
              </table:table-cell>
              <table:table-cell office:value-type="float" office:value="0.100115716864876">
                <text:p>0.10011571686487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05.786096785">
                <text:p>205.786096785</text:p>
              </table:table-cell>
              <table:table-cell office:value-type="float" office:value="0.10053052969628">
                <text:p>0.1005305296962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05.954501363">
                <text:p>205.954501363</text:p>
              </table:table-cell>
              <table:table-cell office:value-type="float" office:value="0.100852439321227">
                <text:p>0.10085243932122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06.132013121">
                <text:p>206.132013121</text:p>
              </table:table-cell>
              <table:table-cell office:value-type="float" office:value="0.101090114722287">
                <text:p>0.10109011472228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06.292454709001">
                <text:p>206.292454709001</text:p>
              </table:table-cell>
              <table:table-cell office:value-type="float" office:value="0.101260441292393">
                <text:p>0.10126044129239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06.459750029">
                <text:p>206.459750029</text:p>
              </table:table-cell>
              <table:table-cell office:value-type="float" office:value="0.101386810093594">
                <text:p>0.10138681009359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06.616253554001">
                <text:p>206.616253554001</text:p>
              </table:table-cell>
              <table:table-cell office:value-type="float" office:value="0.101468148995864">
                <text:p>0.10146814899586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06.780080523001">
                <text:p>206.780080523001</text:p>
              </table:table-cell>
              <table:table-cell office:value-type="float" office:value="0.101513502247539">
                <text:p>0.10151350224753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06.950645622001">
                <text:p>206.950645622001</text:p>
              </table:table-cell>
              <table:table-cell office:value-type="float" office:value="0.101539940229783">
                <text:p>0.10153994022978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07.107960404001">
                <text:p>207.107960404001</text:p>
              </table:table-cell>
              <table:table-cell office:value-type="float" office:value="0.101541429940113">
                <text:p>0.10154142994011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07.274415636">
                <text:p>207.274415636</text:p>
              </table:table-cell>
              <table:table-cell office:value-type="float" office:value="0.101522999024554">
                <text:p>0.10152299902455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07.431382307001">
                <text:p>207.431382307001</text:p>
              </table:table-cell>
              <table:table-cell office:value-type="float" office:value="0.101498457162666">
                <text:p>0.10149845716266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07.593700344">
                <text:p>207.593700344</text:p>
              </table:table-cell>
              <table:table-cell office:value-type="float" office:value="0.101459257770654">
                <text:p>0.10145925777065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07.752667092001">
                <text:p>207.752667092001</text:p>
              </table:table-cell>
              <table:table-cell office:value-type="float" office:value="0.101418129456639">
                <text:p>0.10141812945663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07.922463415001">
                <text:p>207.922463415001</text:p>
              </table:table-cell>
              <table:table-cell office:value-type="float" office:value="0.101365717438143">
                <text:p>0.10136571743814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08.080807168">
                <text:p>208.080807168</text:p>
              </table:table-cell>
              <table:table-cell office:value-type="float" office:value="0.101304316010187">
                <text:p>0.10130431601018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08.246203352001">
                <text:p>208.246203352001</text:p>
              </table:table-cell>
              <table:table-cell office:value-type="float" office:value="0.10124547301017">
                <text:p>0.1012454730101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08.404869669001">
                <text:p>208.404869669001</text:p>
              </table:table-cell>
              <table:table-cell office:value-type="float" office:value="0.101178982925195">
                <text:p>0.10117898292519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08.561875251">
                <text:p>208.561875251</text:p>
              </table:table-cell>
              <table:table-cell office:value-type="float" office:value="0.101106412456335">
                <text:p>0.10110641245633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08.724705784">
                <text:p>208.724705784</text:p>
              </table:table-cell>
              <table:table-cell office:value-type="float" office:value="0.101038680828791">
                <text:p>0.10103868082879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08.886746051">
                <text:p>208.886746051</text:p>
              </table:table-cell>
              <table:table-cell office:value-type="float" office:value="0.100965172850953">
                <text:p>0.10096517285095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09.052366988">
                <text:p>209.052366988</text:p>
              </table:table-cell>
              <table:table-cell office:value-type="float" office:value="0.100896719018663">
                <text:p>0.10089671901866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09.190437594">
                <text:p>209.190437594</text:p>
              </table:table-cell>
              <table:table-cell office:value-type="float" office:value="0.100822688762082">
                <text:p>0.10082268876208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09.364705689">
                <text:p>209.364705689</text:p>
              </table:table-cell>
              <table:table-cell office:value-type="float" office:value="0.100744234223439">
                <text:p>0.10074423422343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09.542103902">
                <text:p>209.542103902</text:p>
              </table:table-cell>
              <table:table-cell office:value-type="float" office:value="0.100671869214316">
                <text:p>0.10067186921431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09.70648505">
                <text:p>209.70648505</text:p>
              </table:table-cell>
              <table:table-cell office:value-type="float" office:value="0.10059480196171">
                <text:p>0.1005948019617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09.872308511">
                <text:p>209.872308511</text:p>
              </table:table-cell>
              <table:table-cell office:value-type="float" office:value="0.1005140095083">
                <text:p>0.100514009508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10.032767445">
                <text:p>210.032767445</text:p>
              </table:table-cell>
              <table:table-cell office:value-type="float" office:value="0.10043981990993">
                <text:p>0.1004398199099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10.181724338">
                <text:p>210.181724338</text:p>
              </table:table-cell>
              <table:table-cell office:value-type="float" office:value="0.100361384274776">
                <text:p>0.10036138427477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10.334544515001">
                <text:p>210.334544515001</text:p>
              </table:table-cell>
              <table:table-cell office:value-type="float" office:value="0.100289107419821">
                <text:p>0.10028910741982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10.486766637">
                <text:p>210.486766637</text:p>
              </table:table-cell>
              <table:table-cell office:value-type="float" office:value="0.100212256440138">
                <text:p>0.10021225644013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10.642386850001">
                <text:p>210.642386850001</text:p>
              </table:table-cell>
              <table:table-cell office:value-type="float" office:value="0.10014127448164">
                <text:p>0.1001412744816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10.800418004001">
                <text:p>210.800418004001</text:p>
              </table:table-cell>
              <table:table-cell office:value-type="float" office:value="0.10006551364707">
                <text:p>0.1000655136470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10.956639131">
                <text:p>210.956639131</text:p>
              </table:table-cell>
              <table:table-cell office:value-type="float" office:value="0.0999954308606756">
                <text:p>0.099995430860675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11.108790233">
                <text:p>211.108790233</text:p>
              </table:table-cell>
              <table:table-cell office:value-type="float" office:value="0.0999204433602673">
                <text:p>0.099920443360267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11.266866558">
                <text:p>211.266866558</text:p>
              </table:table-cell>
              <table:table-cell office:value-type="float" office:value="0.099841567958356">
                <text:p>0.09984156795835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11.422996866">
                <text:p>211.422996866</text:p>
              </table:table-cell>
              <table:table-cell office:value-type="float" office:value="0.0997690383553158">
                <text:p>0.099769038355315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11.573357173001">
                <text:p>211.573357173001</text:p>
              </table:table-cell>
              <table:table-cell office:value-type="float" office:value="0.0996921828849152">
                <text:p>0.099692182884915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11.721446171">
                <text:p>211.721446171</text:p>
              </table:table-cell>
              <table:table-cell office:value-type="float" office:value="0.0996212959768063">
                <text:p>0.099621295976806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11.923245662">
                <text:p>211.923245662</text:p>
              </table:table-cell>
              <table:table-cell office:value-type="float" office:value="0.0995458080479857">
                <text:p>0.099545808047985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12.075879019">
                <text:p>212.075879019</text:p>
              </table:table-cell>
              <table:table-cell office:value-type="float" office:value="0.0994666747670005">
                <text:p>0.099466674767000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12.22880926">
                <text:p>212.22880926</text:p>
              </table:table-cell>
              <table:table-cell office:value-type="float" office:value="0.099394009941019">
                <text:p>0.09939400994101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12.385588775001">
                <text:p>212.385588775001</text:p>
              </table:table-cell>
              <table:table-cell office:value-type="float" office:value="0.099317188150835">
                <text:p>0.09931718815083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12.545158765">
                <text:p>212.545158765</text:p>
              </table:table-cell>
              <table:table-cell office:value-type="float" office:value="0.0992463989655313">
                <text:p>0.099246398965531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12.699020294001">
                <text:p>212.699020294001</text:p>
              </table:table-cell>
              <table:table-cell office:value-type="float" office:value="0.0991711304718601">
                <text:p>0.099171130471860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12.853629640001">
                <text:p>212.853629640001</text:p>
              </table:table-cell>
              <table:table-cell office:value-type="float" office:value="0.099101610259841">
                <text:p>0.09910161025984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13.003902718">
                <text:p>213.003902718</text:p>
              </table:table-cell>
              <table:table-cell office:value-type="float" office:value="0.0990274095054751">
                <text:p>0.099027409505475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13.148256494001">
                <text:p>213.148256494001</text:p>
              </table:table-cell>
              <table:table-cell office:value-type="float" office:value="0.0989587697096432">
                <text:p>0.098958769709643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13.302985031">
                <text:p>213.302985031</text:p>
              </table:table-cell>
              <table:table-cell office:value-type="float" office:value="0.0988853256268695">
                <text:p>0.098885325626869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13.453985267">
                <text:p>213.453985267</text:p>
              </table:table-cell>
              <table:table-cell office:value-type="float" office:value="0.0988173172823497">
                <text:p>0.098817317282349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13.603147206">
                <text:p>213.603147206</text:p>
              </table:table-cell>
              <table:table-cell office:value-type="float" office:value="0.0987444304784817">
                <text:p>0.098744430478481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13.750618581001">
                <text:p>213.750618581001</text:p>
              </table:table-cell>
              <table:table-cell office:value-type="float" office:value="0.0986768939610422">
                <text:p>0.098676893961042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13.901807218001">
                <text:p>213.901807218001</text:p>
              </table:table-cell>
              <table:table-cell office:value-type="float" office:value="0.0986044365171483">
                <text:p>0.098604436517148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14.050076039001">
                <text:p>214.050076039001</text:p>
              </table:table-cell>
              <table:table-cell office:value-type="float" office:value="0.0985372693821791">
                <text:p>0.098537269382179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14.201211726">
                <text:p>214.201211726</text:p>
              </table:table-cell>
              <table:table-cell office:value-type="float" office:value="0.0984651591242566">
                <text:p>0.098465159124256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14.352702367">
                <text:p>214.352702367</text:p>
              </table:table-cell>
              <table:table-cell office:value-type="float" office:value="0.0983982955237044">
                <text:p>0.098398295523704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14.514672931">
                <text:p>214.514672931</text:p>
              </table:table-cell>
              <table:table-cell office:value-type="float" office:value="0.0983264795562184">
                <text:p>0.098326479556218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14.668346281001">
                <text:p>214.668346281001</text:p>
              </table:table-cell>
              <table:table-cell office:value-type="float" office:value="0.0982507358837807">
                <text:p>0.098250735883780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14.88055012">
                <text:p>214.88055012</text:p>
              </table:table-cell>
              <table:table-cell office:value-type="float" office:value="0.098171884140389">
                <text:p>0.09817188414038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15.039653749001">
                <text:p>215.039653749001</text:p>
              </table:table-cell>
              <table:table-cell office:value-type="float" office:value="0.0980996870980587">
                <text:p>0.098099687098058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15.196680969">
                <text:p>215.196680969</text:p>
              </table:table-cell>
              <table:table-cell office:value-type="float" office:value="0.0980237236198151">
                <text:p>0.098023723619815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15.348703736">
                <text:p>215.348703736</text:p>
              </table:table-cell>
              <table:table-cell office:value-type="float" office:value="0.0988840951749218">
                <text:p>0.098884095174921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15.501643531001">
                <text:p>215.501643531001</text:p>
              </table:table-cell>
              <table:table-cell office:value-type="float" office:value="0.0995533727942126">
                <text:p>0.099553372794212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15.657996036">
                <text:p>215.657996036</text:p>
              </table:table-cell>
              <table:table-cell office:value-type="float" office:value="0.100079298328264">
                <text:p>0.10007929832826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15.810442947">
                <text:p>215.810442947</text:p>
              </table:table-cell>
              <table:table-cell office:value-type="float" office:value="0.100481072073284">
                <text:p>0.10048107207328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15.972490243001">
                <text:p>215.972490243001</text:p>
              </table:table-cell>
              <table:table-cell office:value-type="float" office:value="0.100783559559415">
                <text:p>0.10078355955941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16.144993712001">
                <text:p>216.144993712001</text:p>
              </table:table-cell>
              <table:table-cell office:value-type="float" office:value="0.101016096952444">
                <text:p>0.10101609695244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16.297311112">
                <text:p>216.297311112</text:p>
              </table:table-cell>
              <table:table-cell office:value-type="float" office:value="0.101183247932326">
                <text:p>0.10118324793232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16.450758963">
                <text:p>216.450758963</text:p>
              </table:table-cell>
              <table:table-cell office:value-type="float" office:value="0.101307542353265">
                <text:p>0.10130754235326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16.602496249">
                <text:p>216.602496249</text:p>
              </table:table-cell>
              <table:table-cell office:value-type="float" office:value="0.101388151312108">
                <text:p>0.10138815131210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16.756626066001">
                <text:p>216.756626066001</text:p>
              </table:table-cell>
              <table:table-cell office:value-type="float" office:value="0.101443238240074">
                <text:p>0.10144323824007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16.928204198">
                <text:p>216.928204198</text:p>
              </table:table-cell>
              <table:table-cell office:value-type="float" office:value="0.101468533343675">
                <text:p>0.10146853334367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17.079038776001">
                <text:p>217.079038776001</text:p>
              </table:table-cell>
              <table:table-cell office:value-type="float" office:value="0.10147002962697">
                <text:p>0.1014700296269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17.236827576">
                <text:p>217.236827576</text:p>
              </table:table-cell>
              <table:table-cell office:value-type="float" office:value="0.101461869713563">
                <text:p>0.10146186971356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17.387720625001">
                <text:p>217.387720625001</text:p>
              </table:table-cell>
              <table:table-cell office:value-type="float" office:value="0.101436653762559">
                <text:p>0.10143665376255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17.53695193">
                <text:p>217.53695193</text:p>
              </table:table-cell>
              <table:table-cell office:value-type="float" office:value="0.101407149897709">
                <text:p>0.10140714989770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17.741465446001">
                <text:p>217.741465446001</text:p>
              </table:table-cell>
              <table:table-cell office:value-type="float" office:value="0.10136491035055">
                <text:p>0.1013649103505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17.893361585">
                <text:p>217.893361585</text:p>
              </table:table-cell>
              <table:table-cell office:value-type="float" office:value="0.101312516515734">
                <text:p>0.10131251651573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18.041057246001">
                <text:p>218.041057246001</text:p>
              </table:table-cell>
              <table:table-cell office:value-type="float" office:value="0.101261313166652">
                <text:p>0.10126131316665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18.191321830001">
                <text:p>218.191321830001</text:p>
              </table:table-cell>
              <table:table-cell office:value-type="float" office:value="0.101201799500738">
                <text:p>0.10120179950073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18.336872473001">
                <text:p>218.336872473001</text:p>
              </table:table-cell>
              <table:table-cell office:value-type="float" office:value="0.101144925839123">
                <text:p>0.10114492583912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18.481135575001">
                <text:p>218.481135575001</text:p>
              </table:table-cell>
              <table:table-cell office:value-type="float" office:value="0.101080926922444">
                <text:p>0.10108092692244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18.627209043">
                <text:p>218.627209043</text:p>
              </table:table-cell>
              <table:table-cell office:value-type="float" office:value="0.101020490507263">
                <text:p>0.10102049050726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18.775223349">
                <text:p>218.775223349</text:p>
              </table:table-cell>
              <table:table-cell office:value-type="float" office:value="0.100953692176978">
                <text:p>0.10095369217697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18.920904473001">
                <text:p>218.920904473001</text:p>
              </table:table-cell>
              <table:table-cell office:value-type="float" office:value="0.100891041573238">
                <text:p>0.10089104157323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19.072671832">
                <text:p>219.072671832</text:p>
              </table:table-cell>
              <table:table-cell office:value-type="float" office:value="0.100822522472485">
                <text:p>0.10082252247248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19.217004935001">
                <text:p>219.217004935001</text:p>
              </table:table-cell>
              <table:table-cell office:value-type="float" office:value="0.10075852049055">
                <text:p>0.1007585204905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19.36598784">
                <text:p>219.36598784</text:p>
              </table:table-cell>
              <table:table-cell office:value-type="float" office:value="0.100688970659898">
                <text:p>0.10068897065989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19.522843215001">
                <text:p>219.522843215001</text:p>
              </table:table-cell>
              <table:table-cell office:value-type="float" office:value="0.100624169228648">
                <text:p>0.10062416922864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19.680049283001">
                <text:p>219.680049283001</text:p>
              </table:table-cell>
              <table:table-cell office:value-type="float" office:value="0.100554030004614">
                <text:p>0.10055403000461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19.835439815">
                <text:p>219.835439815</text:p>
              </table:table-cell>
              <table:table-cell office:value-type="float" office:value="0.100488782090252">
                <text:p>0.10048878209025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19.987633649001">
                <text:p>219.987633649001</text:p>
              </table:table-cell>
              <table:table-cell office:value-type="float" office:value="0.10041833564034">
                <text:p>0.1004183356403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20.136098190001">
                <text:p>220.136098190001</text:p>
              </table:table-cell>
              <table:table-cell office:value-type="float" office:value="0.100352866874419">
                <text:p>0.10035286687441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20.289401154">
                <text:p>220.289401154</text:p>
              </table:table-cell>
              <table:table-cell office:value-type="float" office:value="0.100282293499535">
                <text:p>0.10028229349953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20.437039248">
                <text:p>220.437039248</text:p>
              </table:table-cell>
              <table:table-cell office:value-type="float" office:value="0.100216748020891">
                <text:p>0.10021674802089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20.635139292001">
                <text:p>220.635139292001</text:p>
              </table:table-cell>
              <table:table-cell office:value-type="float" office:value="0.100146162828878">
                <text:p>0.10014616282887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20.784351750001">
                <text:p>220.784351750001</text:p>
              </table:table-cell>
              <table:table-cell office:value-type="float" office:value="0.10007157878918">
                <text:p>0.1000715787891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20.935223174">
                <text:p>220.935223174</text:p>
              </table:table-cell>
              <table:table-cell office:value-type="float" office:value="0.100002865932522">
                <text:p>0.10000286593252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21.085734234">
                <text:p>221.085734234</text:p>
              </table:table-cell>
              <table:table-cell office:value-type="float" office:value="0.099929828977902">
                <text:p>0.09992982897790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21.242960204">
                <text:p>221.242960204</text:p>
              </table:table-cell>
              <table:table-cell office:value-type="float" office:value="0.0998623783475547">
                <text:p>0.099862378347554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21.399060865">
                <text:p>221.399060865</text:p>
              </table:table-cell>
              <table:table-cell office:value-type="float" office:value="0.0997904001904816">
                <text:p>0.099790400190481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21.547885581001">
                <text:p>221.547885581001</text:p>
              </table:table-cell>
              <table:table-cell office:value-type="float" office:value="0.0997238210565444">
                <text:p>0.099723821056544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21.707814416">
                <text:p>221.707814416</text:p>
              </table:table-cell>
              <table:table-cell office:value-type="float" office:value="0.0996525889138896">
                <text:p>0.099652588913889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21.879677638">
                <text:p>221.879677638</text:p>
              </table:table-cell>
              <table:table-cell office:value-type="float" office:value="0.0995776667989817">
                <text:p>0.099577666798981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22.030979496">
                <text:p>222.030979496</text:p>
              </table:table-cell>
              <table:table-cell office:value-type="float" office:value="0.0995087730422526">
                <text:p>0.099508773042252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22.180163436001">
                <text:p>222.180163436001</text:p>
              </table:table-cell>
              <table:table-cell office:value-type="float" office:value="0.0994357701237525">
                <text:p>0.099435770123752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22.33210878">
                <text:p>222.33210878</text:p>
              </table:table-cell>
              <table:table-cell office:value-type="float" office:value="0.0993684359188218">
                <text:p>0.099368435918821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22.481896837">
                <text:p>222.481896837</text:p>
              </table:table-cell>
              <table:table-cell office:value-type="float" office:value="0.0992967289330773">
                <text:p>0.099296728933077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22.632400229">
                <text:p>222.632400229</text:p>
              </table:table-cell>
              <table:table-cell office:value-type="float" office:value="0.0992304555711132">
                <text:p>0.099230455571113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22.78493888">
                <text:p>222.78493888</text:p>
              </table:table-cell>
              <table:table-cell office:value-type="float" office:value="0.099159645355767">
                <text:p>0.09915964535576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22.934806507001">
                <text:p>222.934806507001</text:p>
              </table:table-cell>
              <table:table-cell office:value-type="float" office:value="0.0990941134095013">
                <text:p>0.099094113409501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23.082765926">
                <text:p>223.082765926</text:p>
              </table:table-cell>
              <table:table-cell office:value-type="float" office:value="0.0990239442284987">
                <text:p>0.099023944228498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23.233058637001">
                <text:p>223.233058637001</text:p>
              </table:table-cell>
              <table:table-cell office:value-type="float" office:value="0.0989589490122292">
                <text:p>0.098958949012229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23.383341569001">
                <text:p>223.383341569001</text:p>
              </table:table-cell>
              <table:table-cell office:value-type="float" office:value="0.0988892569238129">
                <text:p>0.098889256923812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23.578352740001">
                <text:p>223.578352740001</text:p>
              </table:table-cell>
              <table:table-cell office:value-type="float" office:value="0.0988158390365873">
                <text:p>0.098815839036587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23.736961376">
                <text:p>223.736961376</text:p>
              </table:table-cell>
              <table:table-cell office:value-type="float" office:value="0.098748284479046">
                <text:p>0.09874828447904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23.890313225001">
                <text:p>223.890313225001</text:p>
              </table:table-cell>
              <table:table-cell office:value-type="float" office:value="0.0986766240054193">
                <text:p>0.098676624005419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24.04881979">
                <text:p>224.04881979</text:p>
              </table:table-cell>
              <table:table-cell office:value-type="float" office:value="0.0986104990255246">
                <text:p>0.098610499025524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24.200690906">
                <text:p>224.200690906</text:p>
              </table:table-cell>
              <table:table-cell office:value-type="float" office:value="0.0985400294124697">
                <text:p>0.098540029412469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24.360506334">
                <text:p>224.360506334</text:p>
              </table:table-cell>
              <table:table-cell office:value-type="float" office:value="0.0984661154532243">
                <text:p>0.098466115453224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24.525473038">
                <text:p>224.525473038</text:p>
              </table:table-cell>
              <table:table-cell office:value-type="float" office:value="0.098398226885327">
                <text:p>0.09839822688532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24.678636737001">
                <text:p>224.678636737001</text:p>
              </table:table-cell>
              <table:table-cell office:value-type="float" office:value="0.0983264246455165">
                <text:p>0.098326424645516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24.829814668001">
                <text:p>224.829814668001</text:p>
              </table:table-cell>
              <table:table-cell office:value-type="float" office:value="0.0982602488478163">
                <text:p>0.098260248847816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24.9855948">
                <text:p>224.9855948</text:p>
              </table:table-cell>
              <table:table-cell office:value-type="float" office:value="0.0981898635197306">
                <text:p>0.098189863519730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25.138558977001">
                <text:p>225.138558977001</text:p>
              </table:table-cell>
              <table:table-cell office:value-type="float" office:value="0.0981248445524393">
                <text:p>0.098124844552439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25.285077417">
                <text:p>225.285077417</text:p>
              </table:table-cell>
              <table:table-cell office:value-type="float" office:value="0.0989443200863959">
                <text:p>0.098944320086395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25.438869242001">
                <text:p>225.438869242001</text:p>
              </table:table-cell>
              <table:table-cell office:value-type="float" office:value="0.0995908181304228">
                <text:p>0.099590818130422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25.587522272001">
                <text:p>225.587522272001</text:p>
              </table:table-cell>
              <table:table-cell office:value-type="float" office:value="0.100089875986806">
                <text:p>0.10008987598680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25.741323288001">
                <text:p>225.741323288001</text:p>
              </table:table-cell>
              <table:table-cell office:value-type="float" office:value="0.100480064054751">
                <text:p>0.10048006405475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25.886812809001">
                <text:p>225.886812809001</text:p>
              </table:table-cell>
              <table:table-cell office:value-type="float" office:value="0.100774122165787">
                <text:p>0.10077412216578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26.040300032">
                <text:p>226.040300032</text:p>
              </table:table-cell>
              <table:table-cell office:value-type="float" office:value="0.101000334507109">
                <text:p>0.10100033450710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26.197257686001">
                <text:p>226.197257686001</text:p>
              </table:table-cell>
              <table:table-cell office:value-type="float" office:value="0.101163260080233">
                <text:p>0.10116326008023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26.353222882">
                <text:p>226.353222882</text:p>
              </table:table-cell>
              <table:table-cell office:value-type="float" office:value="0.101284590365072">
                <text:p>0.10128459036507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26.475104913">
                <text:p>226.475104913</text:p>
              </table:table-cell>
              <table:table-cell office:value-type="float" office:value="0.101363658145284">
                <text:p>0.10136365814528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26.628875310001">
                <text:p>226.628875310001</text:p>
              </table:table-cell>
              <table:table-cell office:value-type="float" office:value="0.101417926074336">
                <text:p>0.10141792607433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26.773400464001">
                <text:p>226.773400464001</text:p>
              </table:table-cell>
              <table:table-cell office:value-type="float" office:value="0.101443391632096">
                <text:p>0.10144339163209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26.925524166">
                <text:p>226.925524166</text:p>
              </table:table-cell>
              <table:table-cell office:value-type="float" office:value="0.10145480156693">
                <text:p>0.1014548015669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27.074088426">
                <text:p>227.074088426</text:p>
              </table:table-cell>
              <table:table-cell office:value-type="float" office:value="0.101446028202398">
                <text:p>0.10144602820239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27.219904891001">
                <text:p>227.219904891001</text:p>
              </table:table-cell>
              <table:table-cell office:value-type="float" office:value="0.101430070688846">
                <text:p>0.10143007068884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27.364477817">
                <text:p>227.364477817</text:p>
              </table:table-cell>
              <table:table-cell office:value-type="float" office:value="0.101399450650593">
                <text:p>0.10139945065059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27.519113453001">
                <text:p>227.519113453001</text:p>
              </table:table-cell>
              <table:table-cell office:value-type="float" office:value="0.101366039393714">
                <text:p>0.10136603939371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27.698372809001">
                <text:p>227.698372809001</text:p>
              </table:table-cell>
              <table:table-cell office:value-type="float" office:value="0.101321503458682">
                <text:p>0.10132150345868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27.829634255">
                <text:p>227.829634255</text:p>
              </table:table-cell>
              <table:table-cell office:value-type="float" office:value="0.101276982986726">
                <text:p>0.10127698298672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27.995898375">
                <text:p>227.995898375</text:p>
              </table:table-cell>
              <table:table-cell office:value-type="float" office:value="0.101223606591401">
                <text:p>0.10122360659140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28.1471167">
                <text:p>228.1471167</text:p>
              </table:table-cell>
              <table:table-cell office:value-type="float" office:value="0.101172037160742">
                <text:p>0.10117203716074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28.294169128">
                <text:p>228.294169128</text:p>
              </table:table-cell>
              <table:table-cell office:value-type="float" office:value="0.101113068325085">
                <text:p>0.10111306832508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28.446256112001">
                <text:p>228.446256112001</text:p>
              </table:table-cell>
              <table:table-cell office:value-type="float" office:value="0.101057048259366">
                <text:p>0.10105704825936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28.601331293001">
                <text:p>228.601331293001</text:p>
              </table:table-cell>
              <table:table-cell office:value-type="float" office:value="0.100994565458128">
                <text:p>0.10099456545812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28.745931150001">
                <text:p>228.745931150001</text:p>
              </table:table-cell>
              <table:table-cell office:value-type="float" office:value="0.100935757445312">
                <text:p>0.10093575744531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28.89303086">
                <text:p>228.89303086</text:p>
              </table:table-cell>
              <table:table-cell office:value-type="float" office:value="0.100871090645663">
                <text:p>0.10087109064566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29.045637859001">
                <text:p>229.045637859001</text:p>
              </table:table-cell>
              <table:table-cell office:value-type="float" office:value="0.100810558568126">
                <text:p>0.10081055856812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29.189878052001">
                <text:p>229.189878052001</text:p>
              </table:table-cell>
              <table:table-cell office:value-type="float" office:value="0.100744558693732">
                <text:p>0.10074455869373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29.407102372001">
                <text:p>229.407102372001</text:p>
              </table:table-cell>
              <table:table-cell office:value-type="float" office:value="0.100674215265767">
                <text:p>0.10067421526576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29.572567547">
                <text:p>229.572567547</text:p>
              </table:table-cell>
              <table:table-cell office:value-type="float" office:value="0.100600427598571">
                <text:p>0.10060042759857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29.731509554001">
                <text:p>229.731509554001</text:p>
              </table:table-cell>
              <table:table-cell office:value-type="float" office:value="0.100532652453748">
                <text:p>0.10053265245374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29.88136164">
                <text:p>229.88136164</text:p>
              </table:table-cell>
              <table:table-cell office:value-type="float" office:value="0.100460965168573">
                <text:p>0.10046096516857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30.031482078">
                <text:p>230.031482078</text:p>
              </table:table-cell>
              <table:table-cell office:value-type="float" office:value="0.100394893162286">
                <text:p>0.10039489316228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30.188512687">
                <text:p>230.188512687</text:p>
              </table:table-cell>
              <table:table-cell office:value-type="float" office:value="0.100324613964365">
                <text:p>0.10032461396436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30.357875649001">
                <text:p>230.357875649001</text:p>
              </table:table-cell>
              <table:table-cell office:value-type="float" office:value="0.100259691171492">
                <text:p>0.10025969117149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30.538166279001">
                <text:p>230.538166279001</text:p>
              </table:table-cell>
              <table:table-cell office:value-type="float" office:value="0.10019037674258">
                <text:p>0.1001903767425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30.708200647">
                <text:p>230.708200647</text:p>
              </table:table-cell>
              <table:table-cell office:value-type="float" office:value="0.100117579171842">
                <text:p>0.10011757917184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30.879182653001">
                <text:p>230.879182653001</text:p>
              </table:table-cell>
              <table:table-cell office:value-type="float" office:value="0.100042025176155">
                <text:p>0.10004202517615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31.056147173001">
                <text:p>231.056147173001</text:p>
              </table:table-cell>
              <table:table-cell office:value-type="float" office:value="0.099972935268796">
                <text:p>0.09997293526879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31.230191417">
                <text:p>231.230191417</text:p>
              </table:table-cell>
              <table:table-cell office:value-type="float" office:value="0.0999003923900043">
                <text:p>0.099900392390004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31.396029958">
                <text:p>231.396029958</text:p>
              </table:table-cell>
              <table:table-cell office:value-type="float" office:value="0.0998251170275379">
                <text:p>0.099825117027537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31.561520497">
                <text:p>231.561520497</text:p>
              </table:table-cell>
              <table:table-cell office:value-type="float" office:value="0.099747685494058">
                <text:p>0.09974768549405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31.730925100001">
                <text:p>231.730925100001</text:p>
              </table:table-cell>
              <table:table-cell office:value-type="float" office:value="0.0996771458023337">
                <text:p>0.099677145802333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31.904015117">
                <text:p>231.904015117</text:p>
              </table:table-cell>
              <table:table-cell office:value-type="float" office:value="0.0996035473845267">
                <text:p>0.099603547384526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32.030226572">
                <text:p>232.030226572</text:p>
              </table:table-cell>
              <table:table-cell office:value-type="float" office:value="0.0995360964315748">
                <text:p>0.099536096431574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32.145517289">
                <text:p>232.145517289</text:p>
              </table:table-cell>
              <table:table-cell office:value-type="float" office:value="0.0994735708467266">
                <text:p>0.099473570846726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32.312471361">
                <text:p>232.312471361</text:p>
              </table:table-cell>
              <table:table-cell office:value-type="float" office:value="0.0994064428842778">
                <text:p>0.099406442884277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32.476308846">
                <text:p>232.476308846</text:p>
              </table:table-cell>
              <table:table-cell office:value-type="float" office:value="0.0993356624900235">
                <text:p>0.099335662490023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32.645584880001">
                <text:p>232.645584880001</text:p>
              </table:table-cell>
              <table:table-cell office:value-type="float" office:value="0.0992705101900386">
                <text:p>0.099270510190038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32.811608575001">
                <text:p>232.811608575001</text:p>
              </table:table-cell>
              <table:table-cell office:value-type="float" office:value="0.09920135438859">
                <text:p>0.0992013543885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32.983649273">
                <text:p>232.983649273</text:p>
              </table:table-cell>
              <table:table-cell office:value-type="float" office:value="0.0991290250665231">
                <text:p>0.099129025066523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33.15214093">
                <text:p>233.15214093</text:p>
              </table:table-cell>
              <table:table-cell office:value-type="float" office:value="0.0990626702250398">
                <text:p>0.099062670225039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33.32090613">
                <text:p>233.32090613</text:p>
              </table:table-cell>
              <table:table-cell office:value-type="float" office:value="0.0989926254504181">
                <text:p>0.098992625450418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33.484872157001">
                <text:p>233.484872157001</text:p>
              </table:table-cell>
              <table:table-cell office:value-type="float" office:value="0.098919657821741">
                <text:p>0.09891965782174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33.657982877">
                <text:p>233.657982877</text:p>
              </table:table-cell>
              <table:table-cell office:value-type="float" office:value="0.098852828700599">
                <text:p>0.09885282870059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33.826011551">
                <text:p>233.826011551</text:p>
              </table:table-cell>
              <table:table-cell office:value-type="float" office:value="0.0987824770932415">
                <text:p>0.098782477093241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33.995289816">
                <text:p>233.995289816</text:p>
              </table:table-cell>
              <table:table-cell office:value-type="float" office:value="0.0987093364028773">
                <text:p>0.098709336402877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34.158954691">
                <text:p>234.158954691</text:p>
              </table:table-cell>
              <table:table-cell office:value-type="float" office:value="0.0986424049649024">
                <text:p>0.098642404964902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34.328321827001">
                <text:p>234.328321827001</text:p>
              </table:table-cell>
              <table:table-cell office:value-type="float" office:value="0.0985720436300416">
                <text:p>0.098572043630041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34.433005282001">
                <text:p>234.433005282001</text:p>
              </table:table-cell>
              <table:table-cell office:value-type="float" office:value="0.0985073572449133">
                <text:p>0.098507357244913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34.600863535001">
                <text:p>234.600863535001</text:p>
              </table:table-cell>
              <table:table-cell office:value-type="float" office:value="0.0984388350063446">
                <text:p>0.098438835006344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34.764249099">
                <text:p>234.764249099</text:p>
              </table:table-cell>
              <table:table-cell office:value-type="float" office:value="0.0983672726959073">
                <text:p>0.098367272695907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34.933924839001">
                <text:p>234.933924839001</text:p>
              </table:table-cell>
              <table:table-cell office:value-type="float" office:value="0.0983016612939807">
                <text:p>0.098301661293980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35.083975822">
                <text:p>235.083975822</text:p>
              </table:table-cell>
              <table:table-cell office:value-type="float" office:value="0.0982324704321181">
                <text:p>0.098232470432118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35.254208907">
                <text:p>235.254208907</text:p>
              </table:table-cell>
              <table:table-cell office:value-type="float" office:value="0.0981687775376911">
                <text:p>0.098168777537691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35.422029312001">
                <text:p>235.422029312001</text:p>
              </table:table-cell>
              <table:table-cell office:value-type="float" office:value="0.0989518659263673">
                <text:p>0.098951865926367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35.589469974">
                <text:p>235.589469974</text:p>
              </table:table-cell>
              <table:table-cell office:value-type="float" office:value="0.0995609827538435">
                <text:p>0.099560982753843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35.757284718001">
                <text:p>235.757284718001</text:p>
              </table:table-cell>
              <table:table-cell office:value-type="float" office:value="0.100039610332217">
                <text:p>0.10003961033221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36.015187216">
                <text:p>236.015187216</text:p>
              </table:table-cell>
              <table:table-cell office:value-type="float" office:value="0.100396558863991">
                <text:p>0.10039655886399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36.196633984">
                <text:p>236.196633984</text:p>
              </table:table-cell>
              <table:table-cell office:value-type="float" office:value="0.100664852008531">
                <text:p>0.10066485200853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36.367095614">
                <text:p>236.367095614</text:p>
              </table:table-cell>
              <table:table-cell office:value-type="float" office:value="0.100862250094754">
                <text:p>0.10086225009475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36.531860262">
                <text:p>236.531860262</text:p>
              </table:table-cell>
              <table:table-cell office:value-type="float" office:value="0.101011561295109">
                <text:p>0.10101156129510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36.706657041001">
                <text:p>236.706657041001</text:p>
              </table:table-cell>
              <table:table-cell office:value-type="float" office:value="0.101113817564006">
                <text:p>0.10111381756400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36.871634262">
                <text:p>236.871634262</text:p>
              </table:table-cell>
              <table:table-cell office:value-type="float" office:value="0.101178458953994">
                <text:p>0.10117845895399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37.037983535">
                <text:p>237.037983535</text:p>
              </table:table-cell>
              <table:table-cell office:value-type="float" office:value="0.101221601130242">
                <text:p>0.10122160113024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37.208333904">
                <text:p>237.208333904</text:p>
              </table:table-cell>
              <table:table-cell office:value-type="float" office:value="0.101238994707486">
                <text:p>0.10123899470748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37.362535408">
                <text:p>237.362535408</text:p>
              </table:table-cell>
              <table:table-cell office:value-type="float" office:value="0.101235818288132">
                <text:p>0.10123581828813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37.525263009001">
                <text:p>237.525263009001</text:p>
              </table:table-cell>
              <table:table-cell office:value-type="float" office:value="0.101224742320219">
                <text:p>0.10122474232021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37.740437675">
                <text:p>237.740437675</text:p>
              </table:table-cell>
              <table:table-cell office:value-type="float" office:value="0.101198833451794">
                <text:p>0.10119883345179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37.912486951001">
                <text:p>237.912486951001</text:p>
              </table:table-cell>
              <table:table-cell office:value-type="float" office:value="0.101161086963455">
                <text:p>0.10116108696345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38.077318261">
                <text:p>238.077318261</text:p>
              </table:table-cell>
              <table:table-cell office:value-type="float" office:value="0.101113899007266">
                <text:p>0.10111389900726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38.244618684001">
                <text:p>238.244618684001</text:p>
              </table:table-cell>
              <table:table-cell office:value-type="float" office:value="0.101067663972521">
                <text:p>0.10106766397252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38.406903333001">
                <text:p>238.406903333001</text:p>
              </table:table-cell>
              <table:table-cell office:value-type="float" office:value="0.101013727986081">
                <text:p>0.10101372798608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38.570456733">
                <text:p>238.570456733</text:p>
              </table:table-cell>
              <table:table-cell office:value-type="float" office:value="0.100953659686389">
                <text:p>0.10095365968638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38.732989204001">
                <text:p>238.732989204001</text:p>
              </table:table-cell>
              <table:table-cell office:value-type="float" office:value="0.100897155937031">
                <text:p>0.10089715593703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38.894964820001">
                <text:p>238.894964820001</text:p>
              </table:table-cell>
              <table:table-cell office:value-type="float" office:value="0.100835075965048">
                <text:p>0.10083507596504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39.060138755">
                <text:p>239.060138755</text:p>
              </table:table-cell>
              <table:table-cell office:value-type="float" office:value="0.100768563284601">
                <text:p>0.10076856328460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39.221234783">
                <text:p>239.221234783</text:p>
              </table:table-cell>
              <table:table-cell office:value-type="float" office:value="0.100706939367739">
                <text:p>0.10070693936773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39.383790845">
                <text:p>239.383790845</text:p>
              </table:table-cell>
              <table:table-cell office:value-type="float" office:value="0.100640833802849">
                <text:p>0.10064083380284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39.553953237">
                <text:p>239.553953237</text:p>
              </table:table-cell>
              <table:table-cell office:value-type="float" office:value="0.100579556674386">
                <text:p>0.10057955667438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39.720838028001">
                <text:p>239.720838028001</text:p>
              </table:table-cell>
              <table:table-cell office:value-type="float" office:value="0.100513770652792">
                <text:p>0.10051377065279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39.893461222">
                <text:p>239.893461222</text:p>
              </table:table-cell>
              <table:table-cell office:value-type="float" office:value="0.10044440550387">
                <text:p>0.1004444055038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40.067715241001">
                <text:p>240.067715241001</text:p>
              </table:table-cell>
              <table:table-cell office:value-type="float" office:value="0.100372204970235">
                <text:p>0.10037220497023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40.229391695">
                <text:p>240.229391695</text:p>
              </table:table-cell>
              <table:table-cell office:value-type="float" office:value="0.100306100783191">
                <text:p>0.10030610078319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40.394933756001">
                <text:p>240.394933756001</text:p>
              </table:table-cell>
              <table:table-cell office:value-type="float" office:value="0.100236550763996">
                <text:p>0.10023655076399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40.560154704001">
                <text:p>240.560154704001</text:p>
              </table:table-cell>
              <table:table-cell office:value-type="float" office:value="0.100164271822183">
                <text:p>0.10016427182218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40.67997637">
                <text:p>240.67997637</text:p>
              </table:table-cell>
              <table:table-cell office:value-type="float" office:value="0.10009813958753">
                <text:p>0.1000981395875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40.797700198001">
                <text:p>240.797700198001</text:p>
              </table:table-cell>
              <table:table-cell office:value-type="float" office:value="0.100036931628444">
                <text:p>0.10003693162844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40.971119280001">
                <text:p>240.971119280001</text:p>
              </table:table-cell>
              <table:table-cell office:value-type="float" office:value="0.0999713816135154">
                <text:p>0.099971381613515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41.140498316">
                <text:p>241.140498316</text:p>
              </table:table-cell>
              <table:table-cell office:value-type="float" office:value="0.0999106601080881">
                <text:p>0.099910660108088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41.294693734">
                <text:p>241.294693734</text:p>
              </table:table-cell>
              <table:table-cell office:value-type="float" office:value="0.0998455405346032">
                <text:p>0.099845540534603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41.449570879">
                <text:p>241.449570879</text:p>
              </table:table-cell>
              <table:table-cell office:value-type="float" office:value="0.0997851839830538">
                <text:p>0.099785183983053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41.598990515">
                <text:p>241.598990515</text:p>
              </table:table-cell>
              <table:table-cell office:value-type="float" office:value="0.0997203974972595">
                <text:p>0.099720397497259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41.746580355">
                <text:p>241.746580355</text:p>
              </table:table-cell>
              <table:table-cell office:value-type="float" office:value="0.0996603279398125">
                <text:p>0.099660327939812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41.913298047">
                <text:p>241.913298047</text:p>
              </table:table-cell>
              <table:table-cell office:value-type="float" office:value="0.0995958120207242">
                <text:p>0.099595812020724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42.066818371">
                <text:p>242.066818371</text:p>
              </table:table-cell>
              <table:table-cell office:value-type="float" office:value="0.0995277662418896">
                <text:p>0.099527766241889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42.214378340001">
                <text:p>242.214378340001</text:p>
              </table:table-cell>
              <table:table-cell office:value-type="float" office:value="0.0994651232870214">
                <text:p>0.099465123287021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42.365085748001">
                <text:p>242.365085748001</text:p>
              </table:table-cell>
              <table:table-cell office:value-type="float" office:value="0.099398616597399">
                <text:p>0.09939861659739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42.511197535">
                <text:p>242.511197535</text:p>
              </table:table-cell>
              <table:table-cell office:value-type="float" office:value="0.0993372252349795">
                <text:p>0.099337225234979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42.656839158">
                <text:p>242.656839158</text:p>
              </table:table-cell>
              <table:table-cell office:value-type="float" office:value="0.099279932891244">
                <text:p>0.09927993289124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42.797256983001">
                <text:p>242.797256983001</text:p>
              </table:table-cell>
              <table:table-cell office:value-type="float" office:value="0.0992177607459849">
                <text:p>0.099217760745984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42.944820604001">
                <text:p>242.944820604001</text:p>
              </table:table-cell>
              <table:table-cell office:value-type="float" office:value="0.0991598639966231">
                <text:p>0.099159863996623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43.094733355">
                <text:p>243.094733355</text:p>
              </table:table-cell>
              <table:table-cell office:value-type="float" office:value="0.0990972486931799">
                <text:p>0.099097248693179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43.241476618">
                <text:p>243.241476618</text:p>
              </table:table-cell>
              <table:table-cell office:value-type="float" office:value="0.0990390175630247">
                <text:p>0.099039017563024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43.3868978">
                <text:p>243.3868978</text:p>
              </table:table-cell>
              <table:table-cell office:value-type="float" office:value="0.0989761749718513">
                <text:p>0.098976174971851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43.579544641">
                <text:p>243.579544641</text:p>
              </table:table-cell>
              <table:table-cell office:value-type="float" office:value="0.0989096699404897">
                <text:p>0.098909669940489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43.741865767001">
                <text:p>243.741865767001</text:p>
              </table:table-cell>
              <table:table-cell office:value-type="float" office:value="0.0988483604388338">
                <text:p>0.098848360438833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43.886919925">
                <text:p>243.886919925</text:p>
              </table:table-cell>
              <table:table-cell office:value-type="float" office:value="0.098783121848604">
                <text:p>0.09878312184860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44.030092157001">
                <text:p>244.030092157001</text:p>
              </table:table-cell>
              <table:table-cell office:value-type="float" office:value="0.0987228454476973">
                <text:p>0.098722845447697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44.173776043001">
                <text:p>244.173776043001</text:p>
              </table:table-cell>
              <table:table-cell office:value-type="float" office:value="0.0986584731601259">
                <text:p>0.098658473160125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44.324682455001">
                <text:p>244.324682455001</text:p>
              </table:table-cell>
              <table:table-cell office:value-type="float" office:value="0.0985989096756417">
                <text:p>0.098598909675641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44.49548757">
                <text:p>244.49548757</text:p>
              </table:table-cell>
              <table:table-cell office:value-type="float" office:value="0.098535147396533">
                <text:p>0.09853514739653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44.653619878">
                <text:p>244.653619878</text:p>
              </table:table-cell>
              <table:table-cell office:value-type="float" office:value="0.098476091719928">
                <text:p>0.09847609171992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44.800712807">
                <text:p>244.800712807</text:p>
              </table:table-cell>
              <table:table-cell office:value-type="float" office:value="0.0984127752164332">
                <text:p>0.098412775216433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44.955949919">
                <text:p>244.955949919</text:p>
              </table:table-cell>
              <table:table-cell office:value-type="float" office:value="0.0983540958886004">
                <text:p>0.098354095888600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45.102297321">
                <text:p>245.102297321</text:p>
              </table:table-cell>
              <table:table-cell office:value-type="float" office:value="0.0982911198481352">
                <text:p>0.098291119848135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45.252730529">
                <text:p>245.252730529</text:p>
              </table:table-cell>
              <table:table-cell office:value-type="float" office:value="0.0982327325465359">
                <text:p>0.098232732546535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45.403088258">
                <text:p>245.403088258</text:p>
              </table:table-cell>
              <table:table-cell office:value-type="float" office:value="0.0989860228385344">
                <text:p>0.098986022838534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45.548779335">
                <text:p>245.548779335</text:p>
              </table:table-cell>
              <table:table-cell office:value-type="float" office:value="0.0995803353997019">
                <text:p>0.099580335399701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45.692508664">
                <text:p>245.692508664</text:p>
              </table:table-cell>
              <table:table-cell office:value-type="float" office:value="0.100039166445271">
                <text:p>0.10003916644527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45.844417847001">
                <text:p>245.844417847001</text:p>
              </table:table-cell>
              <table:table-cell office:value-type="float" office:value="0.100397931934221">
                <text:p>0.10039793193422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45.996412592001">
                <text:p>245.996412592001</text:p>
              </table:table-cell>
              <table:table-cell office:value-type="float" office:value="0.100668365897397">
                <text:p>0.10066836589739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46.150359263001">
                <text:p>246.150359263001</text:p>
              </table:table-cell>
              <table:table-cell office:value-type="float" office:value="0.100876433970969">
                <text:p>0.10087643397096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46.304000793">
                <text:p>246.304000793</text:p>
              </table:table-cell>
              <table:table-cell office:value-type="float" office:value="0.101026350428808">
                <text:p>0.10102635042880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46.481027476">
                <text:p>246.481027476</text:p>
              </table:table-cell>
              <table:table-cell office:value-type="float" office:value="0.101129772463274">
                <text:p>0.10112977246327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46.618349518">
                <text:p>246.618349518</text:p>
              </table:table-cell>
              <table:table-cell office:value-type="float" office:value="0.101204264580444">
                <text:p>0.10120426458044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46.775882274001">
                <text:p>246.775882274001</text:p>
              </table:table-cell>
              <table:table-cell office:value-type="float" office:value="0.101247387323585">
                <text:p>0.10124738732358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46.937792469001">
                <text:p>246.937792469001</text:p>
              </table:table-cell>
              <table:table-cell office:value-type="float" office:value="0.101273660061625">
                <text:p>0.10127366006162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47.096086372">
                <text:p>247.096086372</text:p>
              </table:table-cell>
              <table:table-cell office:value-type="float" office:value="0.101278247336172">
                <text:p>0.10127824733617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47.248627893">
                <text:p>247.248627893</text:p>
              </table:table-cell>
              <table:table-cell office:value-type="float" office:value="0.101273711680197">
                <text:p>0.10127371168019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47.400960962001">
                <text:p>247.400960962001</text:p>
              </table:table-cell>
              <table:table-cell office:value-type="float" office:value="0.101253692128456">
                <text:p>0.10125369212845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47.557827073">
                <text:p>247.557827073</text:p>
              </table:table-cell>
              <table:table-cell office:value-type="float" office:value="0.101229490919593">
                <text:p>0.10122949091959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47.715584002">
                <text:p>247.715584002</text:p>
              </table:table-cell>
              <table:table-cell office:value-type="float" office:value="0.101193778669385">
                <text:p>0.10119377866938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47.866748291">
                <text:p>247.866748291</text:p>
              </table:table-cell>
              <table:table-cell office:value-type="float" office:value="0.101148884001744">
                <text:p>0.10114888400174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48.034571472001">
                <text:p>248.034571472001</text:p>
              </table:table-cell>
              <table:table-cell office:value-type="float" office:value="0.101104815719764">
                <text:p>0.10110481571976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48.194959215">
                <text:p>248.194959215</text:p>
              </table:table-cell>
              <table:table-cell office:value-type="float" office:value="0.101053275730309">
                <text:p>0.10105327573030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48.361426454">
                <text:p>248.361426454</text:p>
              </table:table-cell>
              <table:table-cell office:value-type="float" office:value="0.100995784631003">
                <text:p>0.10099578463100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48.51531797">
                <text:p>248.51531797</text:p>
              </table:table-cell>
              <table:table-cell office:value-type="float" office:value="0.1009416720239">
                <text:p>0.100941672023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48.671034991">
                <text:p>248.671034991</text:p>
              </table:table-cell>
              <table:table-cell office:value-type="float" office:value="0.10088216209577">
                <text:p>0.1008821620957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48.831007192">
                <text:p>248.831007192</text:p>
              </table:table-cell>
              <table:table-cell office:value-type="float" office:value="0.100826454022693">
                <text:p>0.10082645402269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48.979872641001">
                <text:p>248.979872641001</text:p>
              </table:table-cell>
              <table:table-cell office:value-type="float" office:value="0.100765706845014">
                <text:p>0.10076570684501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49.140847921">
                <text:p>249.140847921</text:p>
              </table:table-cell>
              <table:table-cell office:value-type="float" office:value="0.100709028498519">
                <text:p>0.10070902849851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49.249697754">
                <text:p>249.249697754</text:p>
              </table:table-cell>
              <table:table-cell office:value-type="float" office:value="0.100655611710025">
                <text:p>0.10065561171002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49.379091257">
                <text:p>249.379091257</text:p>
              </table:table-cell>
              <table:table-cell office:value-type="float" office:value="0.100596749504511">
                <text:p>0.10059674950451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49.545800690001">
                <text:p>249.545800690001</text:p>
              </table:table-cell>
              <table:table-cell office:value-type="float" office:value="0.100541605061073">
                <text:p>0.10054160506107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49.707904601">
                <text:p>249.707904601</text:p>
              </table:table-cell>
              <table:table-cell office:value-type="float" office:value="0.100481399526003">
                <text:p>0.10048139952600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49.869446648">
                <text:p>249.869446648</text:p>
              </table:table-cell>
              <table:table-cell office:value-type="float" office:value="0.100417170902854">
                <text:p>0.10041717090285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50.03719068">
                <text:p>250.03719068</text:p>
              </table:table-cell>
              <table:table-cell office:value-type="float" office:value="0.100357765556885">
                <text:p>0.10035776555688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50.205424248001">
                <text:p>250.205424248001</text:p>
              </table:table-cell>
              <table:table-cell office:value-type="float" office:value="0.100294215646788">
                <text:p>0.10029421564678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50.363737825001">
                <text:p>250.363737825001</text:p>
              </table:table-cell>
              <table:table-cell office:value-type="float" office:value="0.100227375716151">
                <text:p>0.10022737571615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50.535193493">
                <text:p>250.535193493</text:p>
              </table:table-cell>
              <table:table-cell office:value-type="float" office:value="0.100165913362689">
                <text:p>0.10016591336268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50.699281784">
                <text:p>250.699281784</text:p>
              </table:table-cell>
              <table:table-cell office:value-type="float" office:value="0.100100781808362">
                <text:p>0.10010078180836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50.862573748001">
                <text:p>250.862573748001</text:p>
              </table:table-cell>
              <table:table-cell office:value-type="float" office:value="0.100032740370872">
                <text:p>0.10003274037087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51.029520434">
                <text:p>251.029520434</text:p>
              </table:table-cell>
              <table:table-cell office:value-type="float" office:value="0.0999703486588832">
                <text:p>0.099970348658883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51.190630208001">
                <text:p>251.190630208001</text:p>
              </table:table-cell>
              <table:table-cell office:value-type="float" office:value="0.0999045371973338">
                <text:p>0.099904537197333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51.360256860001">
                <text:p>251.360256860001</text:p>
              </table:table-cell>
              <table:table-cell office:value-type="float" office:value="0.0998360152616504">
                <text:p>0.099836015261650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51.529837132">
                <text:p>251.529837132</text:p>
              </table:table-cell>
              <table:table-cell office:value-type="float" office:value="0.0997732708080464">
                <text:p>0.099773270808046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51.700770147">
                <text:p>251.700770147</text:p>
              </table:table-cell>
              <table:table-cell office:value-type="float" office:value="0.0997072403536766">
                <text:p>0.099707240353676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51.865770037">
                <text:p>251.865770037</text:p>
              </table:table-cell>
              <table:table-cell office:value-type="float" office:value="0.0996386062734024">
                <text:p>0.099638606273402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52.07692399">
                <text:p>252.07692399</text:p>
              </table:table-cell>
              <table:table-cell office:value-type="float" office:value="0.0995679144071254">
                <text:p>0.099567914407125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52.250104285001">
                <text:p>252.250104285001</text:p>
              </table:table-cell>
              <table:table-cell office:value-type="float" office:value="0.0995034780124014">
                <text:p>0.099503478012401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52.416712222001">
                <text:p>252.416712222001</text:p>
              </table:table-cell>
              <table:table-cell office:value-type="float" office:value="0.0994361818545859">
                <text:p>0.099436181854585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52.577470835">
                <text:p>252.577470835</text:p>
              </table:table-cell>
              <table:table-cell office:value-type="float" office:value="0.0993666228518812">
                <text:p>0.099366622851881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52.743448535">
                <text:p>252.743448535</text:p>
              </table:table-cell>
              <table:table-cell office:value-type="float" office:value="0.099303123955039">
                <text:p>0.09930312395503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52.900929478001">
                <text:p>252.900929478001</text:p>
              </table:table-cell>
              <table:table-cell office:value-type="float" office:value="0.0992366400983147">
                <text:p>0.099236640098314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53.058157098">
                <text:p>253.058157098</text:p>
              </table:table-cell>
              <table:table-cell office:value-type="float" office:value="0.0991756199536023">
                <text:p>0.099175619953602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53.223922367">
                <text:p>253.223922367</text:p>
              </table:table-cell>
              <table:table-cell office:value-type="float" office:value="0.0991111563029372">
                <text:p>0.099111156302937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53.373141645">
                <text:p>253.373141645</text:p>
              </table:table-cell>
              <table:table-cell office:value-type="float" office:value="0.0990439625769211">
                <text:p>0.099043962576921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53.516739502001">
                <text:p>253.516739502001</text:p>
              </table:table-cell>
              <table:table-cell office:value-type="float" office:value="0.0989824054485827">
                <text:p>0.098982405448582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53.662165105">
                <text:p>253.662165105</text:p>
              </table:table-cell>
              <table:table-cell office:value-type="float" office:value="0.0989175739247699">
                <text:p>0.0989175739247699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53.813069659001">
                <text:p>253.813069659001</text:p>
              </table:table-cell>
              <table:table-cell office:value-type="float" office:value="0.0988579250175279">
                <text:p>0.098857925017527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53.958418861001">
                <text:p>253.958418861001</text:p>
              </table:table-cell>
              <table:table-cell office:value-type="float" office:value="0.0988024283420981">
                <text:p>0.098802428342098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54.109106703">
                <text:p>254.109106703</text:p>
              </table:table-cell>
              <table:table-cell office:value-type="float" office:value="0.0987424942891237">
                <text:p>0.098742494289123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54.257901088001">
                <text:p>254.257901088001</text:p>
              </table:table-cell>
              <table:table-cell office:value-type="float" office:value="0.0986867878692667">
                <text:p>0.098686787869266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54.413225623">
                <text:p>254.413225623</text:p>
              </table:table-cell>
              <table:table-cell office:value-type="float" office:value="0.0986267226999785">
                <text:p>0.098626722699978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54.561295562001">
                <text:p>254.561295562001</text:p>
              </table:table-cell>
              <table:table-cell office:value-type="float" office:value="0.0985631949118506">
                <text:p>0.098563194911850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54.705515915">
                <text:p>254.705515915</text:p>
              </table:table-cell>
              <table:table-cell office:value-type="float" office:value="0.098504643979795">
                <text:p>0.09850464397979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54.820375829">
                <text:p>254.820375829</text:p>
              </table:table-cell>
              <table:table-cell office:value-type="float" office:value="0.0984500806062329">
                <text:p>0.098450080606232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54.981254836001">
                <text:p>254.981254836001</text:p>
              </table:table-cell>
              <table:table-cell office:value-type="float" office:value="0.0983910028438399">
                <text:p>0.098391002843839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55.130786668001">
                <text:p>255.130786668001</text:p>
              </table:table-cell>
              <table:table-cell office:value-type="float" office:value="0.0983360361840201">
                <text:p>0.098336036184020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55.270808953001">
                <text:p>255.270808953001</text:p>
              </table:table-cell>
              <table:table-cell office:value-type="float" office:value="0.0990609858099612">
                <text:p>0.099060985809961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55.41858882">
                <text:p>255.41858882</text:p>
              </table:table-cell>
              <table:table-cell office:value-type="float" office:value="0.0996329517212735">
                <text:p>0.099632951721273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55.563210739">
                <text:p>255.563210739</text:p>
              </table:table-cell>
              <table:table-cell office:value-type="float" office:value="0.100074555658257">
                <text:p>0.10007455565825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55.714100555">
                <text:p>255.714100555</text:p>
              </table:table-cell>
              <table:table-cell office:value-type="float" office:value="0.100419863790505">
                <text:p>0.10041986379050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55.867302422001">
                <text:p>255.867302422001</text:p>
              </table:table-cell>
              <table:table-cell office:value-type="float" office:value="0.100680178982326">
                <text:p>0.10068017898232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56.011703578">
                <text:p>256.011703578</text:p>
              </table:table-cell>
              <table:table-cell office:value-type="float" office:value="0.1008804748245">
                <text:p>0.100880474824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56.161511504">
                <text:p>256.161511504</text:p>
              </table:table-cell>
              <table:table-cell office:value-type="float" office:value="0.101024817530565">
                <text:p>0.10102481753056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56.304902491001">
                <text:p>256.304902491001</text:p>
              </table:table-cell>
              <table:table-cell office:value-type="float" office:value="0.101132354024452">
                <text:p>0.10113235402445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56.451242657">
                <text:p>256.451242657</text:p>
              </table:table-cell>
              <table:table-cell office:value-type="float" office:value="0.10121045174748">
                <text:p>0.1012104517474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56.587938903001">
                <text:p>256.587938903001</text:p>
              </table:table-cell>
              <table:table-cell office:value-type="float" office:value="0.101257085549369">
                <text:p>0.10125708554936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56.728670437001">
                <text:p>256.728670437001</text:p>
              </table:table-cell>
              <table:table-cell office:value-type="float" office:value="0.101286479671945">
                <text:p>0.10128647967194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56.882455501001">
                <text:p>256.882455501001</text:p>
              </table:table-cell>
              <table:table-cell office:value-type="float" office:value="0.101294187634672">
                <text:p>0.10129418763467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57.020346888">
                <text:p>257.020346888</text:p>
              </table:table-cell>
              <table:table-cell office:value-type="float" office:value="0.101292459574041">
                <text:p>0.10129245957404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57.160550487">
                <text:p>257.160550487</text:p>
              </table:table-cell>
              <table:table-cell office:value-type="float" office:value="0.101275306701662">
                <text:p>0.10127530670166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57.299726437001">
                <text:p>257.299726437001</text:p>
              </table:table-cell>
              <table:table-cell office:value-type="float" office:value="0.101253708396349">
                <text:p>0.10125370839634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57.411279663001">
                <text:p>257.411279663001</text:p>
              </table:table-cell>
              <table:table-cell office:value-type="float" office:value="0.101228559871494">
                <text:p>0.10122855987149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57.564818466">
                <text:p>257.564818466</text:p>
              </table:table-cell>
              <table:table-cell office:value-type="float" office:value="0.10119271964224">
                <text:p>0.1011927196422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57.704481821001">
                <text:p>257.704481821001</text:p>
              </table:table-cell>
              <table:table-cell office:value-type="float" office:value="0.101156195915812">
                <text:p>0.10115619591581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57.841990796001">
                <text:p>257.841990796001</text:p>
              </table:table-cell>
              <table:table-cell office:value-type="float" office:value="0.101119131489931">
                <text:p>0.10111913148993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57.983803841001">
                <text:p>257.983803841001</text:p>
              </table:table-cell>
              <table:table-cell office:value-type="float" office:value="0.101073807326209">
                <text:p>0.10107380732620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58.125663966001">
                <text:p>258.125663966001</text:p>
              </table:table-cell>
              <table:table-cell office:value-type="float" office:value="0.101029720802783">
                <text:p>0.10102972080278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58.275318023">
                <text:p>258.275318023</text:p>
              </table:table-cell>
              <table:table-cell office:value-type="float" office:value="0.100978815401916">
                <text:p>0.10097881540191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58.421729881001">
                <text:p>258.421729881001</text:p>
              </table:table-cell>
              <table:table-cell office:value-type="float" office:value="0.100930282077442">
                <text:p>0.10093028207744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58.5660827">
                <text:p>258.5660827</text:p>
              </table:table-cell>
              <table:table-cell office:value-type="float" office:value="0.100875855549681">
                <text:p>0.10087585554968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58.714252475001">
                <text:p>258.714252475001</text:p>
              </table:table-cell>
              <table:table-cell office:value-type="float" office:value="0.100824523449033">
                <text:p>0.10082452344903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58.851818741">
                <text:p>258.851818741</text:p>
              </table:table-cell>
              <table:table-cell office:value-type="float" office:value="0.100775672917833">
                <text:p>0.10077567291783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58.999447131">
                <text:p>258.999447131</text:p>
              </table:table-cell>
              <table:table-cell office:value-type="float" office:value="0.10072104084683">
                <text:p>0.1007210408468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59.148966057001">
                <text:p>259.148966057001</text:p>
              </table:table-cell>
              <table:table-cell office:value-type="float" office:value="0.100669568380709">
                <text:p>0.10066956838070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59.288444402">
                <text:p>259.288444402</text:p>
              </table:table-cell>
              <table:table-cell office:value-type="float" office:value="0.100612874781788">
                <text:p>0.10061287478178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59.444793813001">
                <text:p>259.444793813001</text:p>
              </table:table-cell>
              <table:table-cell office:value-type="float" office:value="0.100559771072053">
                <text:p>0.10055977107205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59.592412643">
                <text:p>259.592412643</text:p>
              </table:table-cell>
              <table:table-cell office:value-type="float" office:value="0.100501808373261">
                <text:p>0.10050180837326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59.745498144001">
                <text:p>259.745498144001</text:p>
              </table:table-cell>
              <table:table-cell office:value-type="float" office:value="0.100447707299997">
                <text:p>0.10044770729999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59.889609672">
                <text:p>259.889609672</text:p>
              </table:table-cell>
              <table:table-cell office:value-type="float" office:value="0.100388982480984">
                <text:p>0.10038898248098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60.035018302">
                <text:p>260.035018302</text:p>
              </table:table-cell>
              <table:table-cell office:value-type="float" office:value="0.100334289565842">
                <text:p>0.10033428956584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60.190473905001">
                <text:p>260.190473905001</text:p>
              </table:table-cell>
              <table:table-cell office:value-type="float" office:value="0.100275126920084">
                <text:p>0.10027512692008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60.347908337">
                <text:p>260.347908337</text:p>
              </table:table-cell>
              <table:table-cell office:value-type="float" office:value="0.100220101536067">
                <text:p>0.10022010153606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60.540532353">
                <text:p>260.540532353</text:p>
              </table:table-cell>
              <table:table-cell office:value-type="float" office:value="0.100160708438692">
                <text:p>0.10016070843869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60.697249509">
                <text:p>260.697249509</text:p>
              </table:table-cell>
              <table:table-cell office:value-type="float" office:value="0.100097844784748">
                <text:p>0.10009784478474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60.842894442">
                <text:p>260.842894442</text:p>
              </table:table-cell>
              <table:table-cell office:value-type="float" office:value="0.100039888111868">
                <text:p>0.10003988811186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260.985511017">
                <text:p>260.985511017</text:p>
              </table:table-cell>
              <table:table-cell office:value-type="float" office:value="0.0999782089168052">
                <text:p>0.0999782089168052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61.130198642">
                <text:p>261.130198642</text:p>
              </table:table-cell>
              <table:table-cell office:value-type="float" office:value="0.0999212174401926">
                <text:p>0.099921217440192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61.277913424">
                <text:p>261.277913424</text:p>
              </table:table-cell>
              <table:table-cell office:value-type="float" office:value="0.0998603455996637">
                <text:p>0.099860345599663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61.427576256">
                <text:p>261.427576256</text:p>
              </table:table-cell>
              <table:table-cell office:value-type="float" office:value="0.0998040175750967">
                <text:p>0.099804017575096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61.579178776001">
                <text:p>261.579178776001</text:p>
              </table:table-cell>
              <table:table-cell office:value-type="float" office:value="0.0997437115725152">
                <text:p>0.099743711572515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61.729139530001">
                <text:p>261.729139530001</text:p>
              </table:table-cell>
              <table:table-cell office:value-type="float" office:value="0.0996878537262601">
                <text:p>0.099687853726260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61.894975291">
                <text:p>261.894975291</text:p>
              </table:table-cell>
              <table:table-cell office:value-type="float" office:value="0.0996279588219867">
                <text:p>0.099627958821986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62.042852286">
                <text:p>262.042852286</text:p>
              </table:table-cell>
              <table:table-cell office:value-type="float" office:value="0.0995724473021442">
                <text:p>0.099572447302144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62.189670331">
                <text:p>262.189670331</text:p>
              </table:table-cell>
              <table:table-cell office:value-type="float" office:value="0.0995128642945599">
                <text:p>0.099512864294559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62.333760282">
                <text:p>262.333760282</text:p>
              </table:table-cell>
              <table:table-cell office:value-type="float" office:value="0.0994576196799227">
                <text:p>0.099457619679922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62.472533324">
                <text:p>262.472533324</text:p>
              </table:table-cell>
              <table:table-cell office:value-type="float" office:value="0.0993982849125118">
                <text:p>0.099398284912511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62.618890756001">
                <text:p>262.618890756001</text:p>
              </table:table-cell>
              <table:table-cell office:value-type="float" office:value="0.0993432562182291">
                <text:p>0.099343256218229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62.765320439001">
                <text:p>262.765320439001</text:p>
              </table:table-cell>
              <table:table-cell office:value-type="float" office:value="0.0992841287841071">
                <text:p>0.099284128784107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62.917160512">
                <text:p>262.917160512</text:p>
              </table:table-cell>
              <table:table-cell office:value-type="float" office:value="0.0992292832253055">
                <text:p>0.099229283225305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63.065312521">
                <text:p>263.065312521</text:p>
              </table:table-cell>
              <table:table-cell office:value-type="float" office:value="0.0991703367781135">
                <text:p>0.099170336778113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63.222897156001">
                <text:p>263.222897156001</text:p>
              </table:table-cell>
              <table:table-cell office:value-type="float" office:value="0.099115653218611">
                <text:p>0.09911565321861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63.344217818">
                <text:p>263.344217818</text:p>
              </table:table-cell>
              <table:table-cell office:value-type="float" office:value="0.0990643856927595">
                <text:p>0.099064385692759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63.500502763">
                <text:p>263.500502763</text:p>
              </table:table-cell>
              <table:table-cell office:value-type="float" office:value="0.0990083474599827">
                <text:p>0.099008347459982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63.64183056">
                <text:p>263.64183056</text:p>
              </table:table-cell>
              <table:table-cell office:value-type="float" office:value="0.0989560133268923">
                <text:p>0.098956013326892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63.798231566">
                <text:p>263.798231566</text:p>
              </table:table-cell>
              <table:table-cell office:value-type="float" office:value="0.0988991560125575">
                <text:p>0.098899156012557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63.950295742">
                <text:p>263.950295742</text:p>
              </table:table-cell>
              <table:table-cell office:value-type="float" office:value="0.0988461836871325">
                <text:p>0.098846183687132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64.11018887">
                <text:p>264.11018887</text:p>
              </table:table-cell>
              <table:table-cell office:value-type="float" office:value="0.0987888499064915">
                <text:p>0.098788849906491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64.257939687001">
                <text:p>264.257939687001</text:p>
              </table:table-cell>
              <table:table-cell office:value-type="float" office:value="0.0987355134227301">
                <text:p>0.098735513422730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64.42255413">
                <text:p>264.42255413</text:p>
              </table:table-cell>
              <table:table-cell office:value-type="float" office:value="0.0986779222868399">
                <text:p>0.098677922286839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64.572237675">
                <text:p>264.572237675</text:p>
              </table:table-cell>
              <table:table-cell office:value-type="float" office:value="0.0986169500125972">
                <text:p>0.098616950012597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64.723720797">
                <text:p>264.723720797</text:p>
              </table:table-cell>
              <table:table-cell office:value-type="float" office:value="0.0985607309631791">
                <text:p>0.098560730963179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64.872544814">
                <text:p>264.872544814</text:p>
              </table:table-cell>
              <table:table-cell office:value-type="float" office:value="0.0985008901371344">
                <text:p>0.0985008901371344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65.014890641">
                <text:p>265.014890641</text:p>
              </table:table-cell>
              <table:table-cell office:value-type="float" office:value="0.098445593107063">
                <text:p>0.09844559310706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65.156218419001">
                <text:p>265.156218419001</text:p>
              </table:table-cell>
              <table:table-cell office:value-type="float" office:value="0.0983939367213">
                <text:p>0.098393936721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65.300753207001">
                <text:p>265.300753207001</text:p>
              </table:table-cell>
              <table:table-cell office:value-type="float" office:value="0.099092507867606">
                <text:p>0.09909250786760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265.444359417001">
                <text:p>265.444359417001</text:p>
              </table:table-cell>
              <table:table-cell office:value-type="float" office:value="0.0996436781160388">
                <text:p>0.099643678116038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65.587952627">
                <text:p>265.587952627</text:p>
              </table:table-cell>
              <table:table-cell office:value-type="float" office:value="0.100069258361659">
                <text:p>0.10006925836165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65.738854375">
                <text:p>265.738854375</text:p>
              </table:table-cell>
              <table:table-cell office:value-type="float" office:value="0.10040205326054">
                <text:p>0.1004020532605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65.886529293">
                <text:p>265.886529293</text:p>
              </table:table-cell>
              <table:table-cell office:value-type="float" office:value="0.100652967909637">
                <text:p>0.10065296790963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66.043948881001">
                <text:p>266.043948881001</text:p>
              </table:table-cell>
              <table:table-cell office:value-type="float" office:value="0.100846047643479">
                <text:p>0.10084604764347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66.211955057001">
                <text:p>266.211955057001</text:p>
              </table:table-cell>
              <table:table-cell office:value-type="float" office:value="0.100985224726292">
                <text:p>0.10098522472629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66.322975805">
                <text:p>266.322975805</text:p>
              </table:table-cell>
              <table:table-cell office:value-type="float" office:value="0.101088931660733">
                <text:p>0.10108893166073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66.464156174">
                <text:p>266.464156174</text:p>
              </table:table-cell>
              <table:table-cell office:value-type="float" office:value="0.101156644952929">
                <text:p>0.10115664495292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66.608476872">
                <text:p>266.608476872</text:p>
              </table:table-cell>
              <table:table-cell office:value-type="float" office:value="0.101203198050214">
                <text:p>0.10120319805021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66.748985004">
                <text:p>266.748985004</text:p>
              </table:table-cell>
              <table:table-cell office:value-type="float" office:value="0.101232828710441">
                <text:p>0.10123282871044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66.898284878001">
                <text:p>266.898284878001</text:p>
              </table:table-cell>
              <table:table-cell office:value-type="float" office:value="0.101241326734294">
                <text:p>0.10124132673429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67.041663907001">
                <text:p>267.041663907001</text:p>
              </table:table-cell>
              <table:table-cell office:value-type="float" office:value="0.101240530453802">
                <text:p>0.10124053045380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67.185690852">
                <text:p>267.185690852</text:p>
              </table:table-cell>
              <table:table-cell office:value-type="float" office:value="0.101224721103394">
                <text:p>0.10122472110339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67.325897532">
                <text:p>267.325897532</text:p>
              </table:table-cell>
              <table:table-cell office:value-type="float" office:value="0.101204495983839">
                <text:p>0.10120449598383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67.468543796001">
                <text:p>267.468543796001</text:p>
              </table:table-cell>
              <table:table-cell office:value-type="float" office:value="0.101173177625394">
                <text:p>0.10117317762539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67.609308651">
                <text:p>267.609308651</text:p>
              </table:table-cell>
              <table:table-cell office:value-type="float" office:value="0.101140562302336">
                <text:p>0.10114056230233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67.758224273">
                <text:p>267.758224273</text:p>
              </table:table-cell>
              <table:table-cell office:value-type="float" office:value="0.101106915062512">
                <text:p>0.10110691506251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67.905537160001">
                <text:p>267.905537160001</text:p>
              </table:table-cell>
              <table:table-cell office:value-type="float" office:value="0.101064904247319">
                <text:p>0.10106490424731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68.050344423001">
                <text:p>268.050344423001</text:p>
              </table:table-cell>
              <table:table-cell office:value-type="float" office:value="0.101023757540552">
                <text:p>0.10102375754055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68.191671774001">
                <text:p>268.191671774001</text:p>
              </table:table-cell>
              <table:table-cell office:value-type="float" office:value="0.100975780948455">
                <text:p>0.10097578094845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68.340054211">
                <text:p>268.340054211</text:p>
              </table:table-cell>
              <table:table-cell office:value-type="float" office:value="0.100929878490107">
                <text:p>0.100929878490107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68.482834817">
                <text:p>268.482834817</text:p>
              </table:table-cell>
              <table:table-cell office:value-type="float" office:value="0.100878130980005">
                <text:p>0.10087813098000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68.62323239">
                <text:p>268.62323239</text:p>
              </table:table-cell>
              <table:table-cell office:value-type="float" office:value="0.100829228600628">
                <text:p>0.10082922860062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68.767592381">
                <text:p>268.767592381</text:p>
              </table:table-cell>
              <table:table-cell office:value-type="float" office:value="0.100775114724077">
                <text:p>0.10077511472407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68.90649208">
                <text:p>268.90649208</text:p>
              </table:table-cell>
              <table:table-cell office:value-type="float" office:value="0.100724336008599">
                <text:p>0.10072433600859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69.066521906">
                <text:p>269.066521906</text:p>
              </table:table-cell>
              <table:table-cell office:value-type="float" office:value="0.100668754521165">
                <text:p>0.10066875452116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69.331964341">
                <text:p>269.331964341</text:p>
              </table:table-cell>
              <table:table-cell office:value-type="float" office:value="0.100609353059311">
                <text:p>0.10060935305931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69.503985230001">
                <text:p>269.503985230001</text:p>
              </table:table-cell>
              <table:table-cell office:value-type="float" office:value="0.100546917811491">
                <text:p>0.10054691781149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69.660048360001">
                <text:p>269.660048360001</text:p>
              </table:table-cell>
              <table:table-cell office:value-type="float" office:value="0.100482077679037">
                <text:p>0.10048207767903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69.816985348">
                <text:p>269.816985348</text:p>
              </table:table-cell>
              <table:table-cell office:value-type="float" office:value="0.100422767894621">
                <text:p>0.10042276789462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69.962907734001">
                <text:p>269.962907734001</text:p>
              </table:table-cell>
              <table:table-cell office:value-type="float" office:value="0.100360461256742">
                <text:p>0.10036046125674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70.103220988">
                <text:p>270.103220988</text:p>
              </table:table-cell>
              <table:table-cell office:value-type="float" office:value="0.10030319480228">
                <text:p>0.1003031948022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70.248904101">
                <text:p>270.248904101</text:p>
              </table:table-cell>
              <table:table-cell office:value-type="float" office:value="0.100249965993732">
                <text:p>0.10024996599373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70.393502176001">
                <text:p>270.393502176001</text:p>
              </table:table-cell>
              <table:table-cell office:value-type="float" office:value="0.100192568130047">
                <text:p>0.10019256813004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70.547514808">
                <text:p>270.547514808</text:p>
              </table:table-cell>
              <table:table-cell office:value-type="float" office:value="0.100139250655037">
                <text:p>0.10013925065503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70.698636164">
                <text:p>270.698636164</text:p>
              </table:table-cell>
              <table:table-cell office:value-type="float" office:value="0.100081814725213">
                <text:p>0.10008181472521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70.848898391">
                <text:p>270.848898391</text:p>
              </table:table-cell>
              <table:table-cell office:value-type="float" office:value="0.100028483203461">
                <text:p>0.10002848320346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71.003822552">
                <text:p>271.003822552</text:p>
              </table:table-cell>
              <table:table-cell office:value-type="float" office:value="0.0999710687940208">
                <text:p>0.099971068794020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71.158175827">
                <text:p>271.158175827</text:p>
              </table:table-cell>
              <table:table-cell office:value-type="float" office:value="0.0999177708402388">
                <text:p>0.099917770840238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71.309267123001">
                <text:p>271.309267123001</text:p>
              </table:table-cell>
              <table:table-cell office:value-type="float" office:value="0.0998604159341837">
                <text:p>0.099860415934183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71.450149964">
                <text:p>271.450149964</text:p>
              </table:table-cell>
              <table:table-cell office:value-type="float" office:value="0.0998071818805081">
                <text:p>0.099807181880508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71.591796442001">
                <text:p>271.591796442001</text:p>
              </table:table-cell>
              <table:table-cell office:value-type="float" office:value="0.099749910635258">
                <text:p>0.09974991063525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71.739487517">
                <text:p>271.739487517</text:p>
              </table:table-cell>
              <table:table-cell office:value-type="float" office:value="0.0996967597536006">
                <text:p>0.099696759753600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71.931157111">
                <text:p>271.931157111</text:p>
              </table:table-cell>
              <table:table-cell office:value-type="float" office:value="0.0996395874788746">
                <text:p>0.099639587478874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72.083545609001">
                <text:p>272.083545609001</text:p>
              </table:table-cell>
              <table:table-cell office:value-type="float" office:value="0.0995792196519739">
                <text:p>0.099579219651973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72.228661540001">
                <text:p>272.228661540001</text:p>
              </table:table-cell>
              <table:table-cell office:value-type="float" office:value="0.0995236184578792">
                <text:p>0.099523618457879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72.377047572">
                <text:p>272.377047572</text:p>
              </table:table-cell>
              <table:table-cell office:value-type="float" office:value="0.0994645397497653">
                <text:p>0.099464539749765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72.523415445">
                <text:p>272.523415445</text:p>
              </table:table-cell>
              <table:table-cell office:value-type="float" office:value="0.0994099859511716">
                <text:p>0.099409985951171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72.66669886">
                <text:p>272.66669886</text:p>
              </table:table-cell>
              <table:table-cell office:value-type="float" office:value="0.0993517773071928">
                <text:p>0.099351777307192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72.811794691001">
                <text:p>272.811794691001</text:p>
              </table:table-cell>
              <table:table-cell office:value-type="float" office:value="0.0992979356072221">
                <text:p>0.099297935607222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72.959590148001">
                <text:p>272.959590148001</text:p>
              </table:table-cell>
              <table:table-cell office:value-type="float" office:value="0.0992475927997909">
                <text:p>0.099247592799790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73.106716248">
                <text:p>273.106716248</text:p>
              </table:table-cell>
              <table:table-cell office:value-type="float" office:value="0.0991927956474574">
                <text:p>0.099192795647457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73.247390009001">
                <text:p>273.247390009001</text:p>
              </table:table-cell>
              <table:table-cell office:value-type="float" office:value="0.0991417044549391">
                <text:p>0.099141704454939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73.390197180001">
                <text:p>273.390197180001</text:p>
              </table:table-cell>
              <table:table-cell office:value-type="float" office:value="0.0990863404954782">
                <text:p>0.099086340495478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73.537419472001">
                <text:p>273.537419472001</text:p>
              </table:table-cell>
              <table:table-cell office:value-type="float" office:value="0.0990348117814485">
                <text:p>0.099034811781448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73.682455814001">
                <text:p>273.682455814001</text:p>
              </table:table-cell>
              <table:table-cell office:value-type="float" office:value="0.0989791296007257">
                <text:p>0.098979129600725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73.833607413">
                <text:p>273.833607413</text:p>
              </table:table-cell>
              <table:table-cell office:value-type="float" office:value="0.0989273621814947">
                <text:p>0.098927362181494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73.984080296001">
                <text:p>273.984080296001</text:p>
              </table:table-cell>
              <table:table-cell office:value-type="float" office:value="0.0988715207280237">
                <text:p>0.098871520728023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74.123509396">
                <text:p>274.123509396</text:p>
              </table:table-cell>
              <table:table-cell office:value-type="float" office:value="0.0988196417102495">
                <text:p>0.098819641710249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74.266746151">
                <text:p>274.266746151</text:p>
              </table:table-cell>
              <table:table-cell office:value-type="float" office:value="0.0987637425652799">
                <text:p>0.098763742565279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74.423981838">
                <text:p>274.423981838</text:p>
              </table:table-cell>
              <table:table-cell office:value-type="float" office:value="0.0987118331620378">
                <text:p>0.098711833162037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74.572863657">
                <text:p>274.572863657</text:p>
              </table:table-cell>
              <table:table-cell office:value-type="float" office:value="0.0986559411924083">
                <text:p>0.098655941192408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74.769546842001">
                <text:p>274.769546842001</text:p>
              </table:table-cell>
              <table:table-cell office:value-type="float" office:value="0.0985968841014676">
                <text:p>0.098596884101467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74.919961256001">
                <text:p>274.919961256001</text:p>
              </table:table-cell>
              <table:table-cell office:value-type="float" office:value="0.0985424745062287">
                <text:p>0.098542474506228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75.067236100001">
                <text:p>275.067236100001</text:p>
              </table:table-cell>
              <table:table-cell office:value-type="float" office:value="0.098484634626817">
                <text:p>0.09848463462681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75.207091714">
                <text:p>275.207091714</text:p>
              </table:table-cell>
              <table:table-cell office:value-type="float" office:value="0.0984312144311735">
                <text:p>0.098431214431173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75.360319525001">
                <text:p>275.360319525001</text:p>
              </table:table-cell>
              <table:table-cell office:value-type="float" office:value="0.0991012056416309">
                <text:p>0.099101205641630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75.513444325001">
                <text:p>275.513444325001</text:p>
              </table:table-cell>
              <table:table-cell office:value-type="float" office:value="0.0996298017226071">
                <text:p>0.099629801722607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75.658921923">
                <text:p>275.658921923</text:p>
              </table:table-cell>
              <table:table-cell office:value-type="float" office:value="0.10004528707369">
                <text:p>0.1000452870736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75.801160131">
                <text:p>275.801160131</text:p>
              </table:table-cell>
              <table:table-cell office:value-type="float" office:value="0.100362908424833">
                <text:p>0.10036290842483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75.947845291001">
                <text:p>275.947845291001</text:p>
              </table:table-cell>
              <table:table-cell office:value-type="float" office:value="0.100609630078037">
                <text:p>0.10060963007803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76.102174512001">
                <text:p>276.102174512001</text:p>
              </table:table-cell>
              <table:table-cell office:value-type="float" office:value="0.100792272590349">
                <text:p>0.10079227259034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76.245982394001">
                <text:p>276.245982394001</text:p>
              </table:table-cell>
              <table:table-cell office:value-type="float" office:value="0.100931027206023">
                <text:p>0.10093102720602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76.388929260001">
                <text:p>276.388929260001</text:p>
              </table:table-cell>
              <table:table-cell office:value-type="float" office:value="0.101027328103102">
                <text:p>0.10102732810310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76.534608422">
                <text:p>276.534608422</text:p>
              </table:table-cell>
              <table:table-cell office:value-type="float" office:value="0.101097025407898">
                <text:p>0.10109702540789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76.686661902">
                <text:p>276.686661902</text:p>
              </table:table-cell>
              <table:table-cell office:value-type="float" office:value="0.101138112366839">
                <text:p>0.10113811236683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76.846733068001">
                <text:p>276.846733068001</text:p>
              </table:table-cell>
              <table:table-cell office:value-type="float" office:value="0.101163654450433">
                <text:p>0.10116365445043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76.997353296">
                <text:p>276.997353296</text:p>
              </table:table-cell>
              <table:table-cell office:value-type="float" office:value="0.101169449039205">
                <text:p>0.10116944903920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77.135979411">
                <text:p>277.135979411</text:p>
              </table:table-cell>
              <table:table-cell office:value-type="float" office:value="0.101166773104196">
                <text:p>0.10116677310419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77.280021257">
                <text:p>277.280021257</text:p>
              </table:table-cell>
              <table:table-cell office:value-type="float" office:value="0.101150024981552">
                <text:p>0.10115002498155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77.422531550001">
                <text:p>277.422531550001</text:p>
              </table:table-cell>
              <table:table-cell office:value-type="float" office:value="0.101129330703394">
                <text:p>0.10112933070339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77.563873292001">
                <text:p>277.563873292001</text:p>
              </table:table-cell>
              <table:table-cell office:value-type="float" office:value="0.101098199506819">
                <text:p>0.10109819950681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77.682812084">
                <text:p>277.682812084</text:p>
              </table:table-cell>
              <table:table-cell office:value-type="float" office:value="0.101066014544172">
                <text:p>0.10106601454417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77.82569356">
                <text:p>277.82569356</text:p>
              </table:table-cell>
              <table:table-cell office:value-type="float" office:value="0.101032991815518">
                <text:p>0.10103299181551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77.967567787">
                <text:p>277.967567787</text:p>
              </table:table-cell>
              <table:table-cell office:value-type="float" office:value="0.100992039833401">
                <text:p>0.10099203983340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78.125587955001">
                <text:p>278.125587955001</text:p>
              </table:table-cell>
              <table:table-cell office:value-type="float" office:value="0.100952019195734">
                <text:p>0.10095201919573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78.277021021">
                <text:p>278.277021021</text:p>
              </table:table-cell>
              <table:table-cell office:value-type="float" office:value="0.100905500248674">
                <text:p>0.10090550024867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78.421221421">
                <text:p>278.421221421</text:p>
              </table:table-cell>
              <table:table-cell office:value-type="float" office:value="0.100861041694804">
                <text:p>0.10086104169480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78.563268621">
                <text:p>278.563268621</text:p>
              </table:table-cell>
              <table:table-cell office:value-type="float" office:value="0.100811003675642">
                <text:p>0.10081100367564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78.717594085">
                <text:p>278.717594085</text:p>
              </table:table-cell>
              <table:table-cell office:value-type="float" office:value="0.100763745469249">
                <text:p>0.10076374546924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78.871392794001">
                <text:p>278.871392794001</text:p>
              </table:table-cell>
              <table:table-cell office:value-type="float" office:value="0.100711498887962">
                <text:p>0.10071149888796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79.02259904">
                <text:p>279.02259904</text:p>
              </table:table-cell>
              <table:table-cell office:value-type="float" office:value="0.100662489386652">
                <text:p>0.10066248938665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79.17861726">
                <text:p>279.17861726</text:p>
              </table:table-cell>
              <table:table-cell office:value-type="float" office:value="0.100608872828791">
                <text:p>0.10060887282879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79.331708983001">
                <text:p>279.331708983001</text:p>
              </table:table-cell>
              <table:table-cell office:value-type="float" office:value="0.100558782850847">
                <text:p>0.10055878285084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79.486319562">
                <text:p>279.486319562</text:p>
              </table:table-cell>
              <table:table-cell office:value-type="float" office:value="0.100504332870935">
                <text:p>0.10050433287093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79.641409004001">
                <text:p>279.641409004001</text:p>
              </table:table-cell>
              <table:table-cell office:value-type="float" office:value="0.100453591610031">
                <text:p>0.10045359161003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79.791728862">
                <text:p>279.791728862</text:p>
              </table:table-cell>
              <table:table-cell office:value-type="float" office:value="0.100398651463338">
                <text:p>0.10039865146333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79.934262897001">
                <text:p>279.934262897001</text:p>
              </table:table-cell>
              <table:table-cell office:value-type="float" office:value="0.100347533473961">
                <text:p>0.10034753347396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80.085670096">
                <text:p>280.085670096</text:p>
              </table:table-cell>
              <table:table-cell office:value-type="float" office:value="0.10029232270483">
                <text:p>0.1002923227048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80.247048397">
                <text:p>280.247048397</text:p>
              </table:table-cell>
              <table:table-cell office:value-type="float" office:value="0.100241003572939">
                <text:p>0.10024100357293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80.394505299">
                <text:p>280.394505299</text:p>
              </table:table-cell>
              <table:table-cell office:value-type="float" office:value="0.100185662551318">
                <text:p>0.10018566255131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80.509555398">
                <text:p>280.509555398</text:p>
              </table:table-cell>
              <table:table-cell office:value-type="float" office:value="0.100134254523567">
                <text:p>0.10013425452356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80.673928939001">
                <text:p>280.673928939001</text:p>
              </table:table-cell>
              <table:table-cell office:value-type="float" office:value="0.100078872948383">
                <text:p>0.10007887294838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80.811819052001">
                <text:p>280.811819052001</text:p>
              </table:table-cell>
              <table:table-cell office:value-type="float" office:value="0.10002744773482">
                <text:p>0.1000274477348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80.964513813001">
                <text:p>280.964513813001</text:p>
              </table:table-cell>
              <table:table-cell office:value-type="float" office:value="0.0999720828761355">
                <text:p>0.099972082876135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81.111779343">
                <text:p>281.111779343</text:p>
              </table:table-cell>
              <table:table-cell office:value-type="float" office:value="0.0999206862439283">
                <text:p>0.099920686243928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81.261606898001">
                <text:p>281.261606898001</text:p>
              </table:table-cell>
              <table:table-cell office:value-type="float" office:value="0.0998653746179185">
                <text:p>0.099865374617918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81.418269478">
                <text:p>281.418269478</text:p>
              </table:table-cell>
              <table:table-cell office:value-type="float" office:value="0.0998140357313323">
                <text:p>0.099814035731332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81.579719432">
                <text:p>281.579719432</text:p>
              </table:table-cell>
              <table:table-cell office:value-type="float" office:value="0.0997588005722681">
                <text:p>0.099758800572268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81.727846422001">
                <text:p>281.727846422001</text:p>
              </table:table-cell>
              <table:table-cell office:value-type="float" office:value="0.0997075379702523">
                <text:p>0.099707537970252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81.886670322">
                <text:p>281.886670322</text:p>
              </table:table-cell>
              <table:table-cell office:value-type="float" office:value="0.0996523940125655">
                <text:p>0.099652394012565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82.031306589">
                <text:p>282.031306589</text:p>
              </table:table-cell>
              <table:table-cell office:value-type="float" office:value="0.0996012194344045">
                <text:p>0.099601219434404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82.177483031001">
                <text:p>282.177483031001</text:p>
              </table:table-cell>
              <table:table-cell office:value-type="float" office:value="0.0995461759732065">
                <text:p>0.099546175973206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82.333024510001">
                <text:p>282.333024510001</text:p>
              </table:table-cell>
              <table:table-cell office:value-type="float" office:value="0.099495096806934">
                <text:p>0.09949509680693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82.493636828001">
                <text:p>282.493636828001</text:p>
              </table:table-cell>
              <table:table-cell office:value-type="float" office:value="0.0994401596567449">
                <text:p>0.099440159656744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82.645718426001">
                <text:p>282.645718426001</text:p>
              </table:table-cell>
              <table:table-cell office:value-type="float" office:value="0.0993891805061257">
                <text:p>0.099389180506125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82.803932772001">
                <text:p>282.803932772001</text:p>
              </table:table-cell>
              <table:table-cell office:value-type="float" office:value="0.0993343532544581">
                <text:p>0.099334353254458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82.962119187">
                <text:p>282.962119187</text:p>
              </table:table-cell>
              <table:table-cell office:value-type="float" office:value="0.099276467393096">
                <text:p>0.09927646739309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83.118667447">
                <text:p>283.118667447</text:p>
              </table:table-cell>
              <table:table-cell office:value-type="float" office:value="0.0992231541124966">
                <text:p>0.099223154112496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83.266241202">
                <text:p>283.266241202</text:p>
              </table:table-cell>
              <table:table-cell office:value-type="float" office:value="0.0991665091557217">
                <text:p>0.099166509155721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83.473828583001">
                <text:p>283.473828583001</text:p>
              </table:table-cell>
              <table:table-cell office:value-type="float" office:value="0.0991072186240124">
                <text:p>0.099107218624012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83.634641194">
                <text:p>283.634641194</text:p>
              </table:table-cell>
              <table:table-cell office:value-type="float" office:value="0.0990528063146706">
                <text:p>0.099052806314670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83.79281409">
                <text:p>283.79281409</text:p>
              </table:table-cell>
              <table:table-cell office:value-type="float" office:value="0.0989953314714895">
                <text:p>0.098995331471489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83.95236329">
                <text:p>283.95236329</text:p>
              </table:table-cell>
              <table:table-cell office:value-type="float" office:value="0.0989423864747939">
                <text:p>0.0989423864747939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84.108317915">
                <text:p>284.108317915</text:p>
              </table:table-cell>
              <table:table-cell office:value-type="float" office:value="0.0988861149585525">
                <text:p>0.098886114958552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84.261144541">
                <text:p>284.261144541</text:p>
              </table:table-cell>
              <table:table-cell office:value-type="float" office:value="0.0988272018259969">
                <text:p>0.098827201825996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84.437675251001">
                <text:p>284.437675251001</text:p>
              </table:table-cell>
              <table:table-cell office:value-type="float" office:value="0.098773130696982">
                <text:p>0.09877313069698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84.604691102">
                <text:p>284.604691102</text:p>
              </table:table-cell>
              <table:table-cell office:value-type="float" office:value="0.098716007195644">
                <text:p>0.098716007195644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84.746912339">
                <text:p>284.746912339</text:p>
              </table:table-cell>
              <table:table-cell office:value-type="float" office:value="0.0986633824091172">
                <text:p>0.098663382409117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84.890980574">
                <text:p>284.890980574</text:p>
              </table:table-cell>
              <table:table-cell office:value-type="float" office:value="0.0986074452104983">
                <text:p>0.098607445210498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85.036000158">
                <text:p>285.036000158</text:p>
              </table:table-cell>
              <table:table-cell office:value-type="float" office:value="0.0985557840574046">
                <text:p>0.098555784057404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85.189082187">
                <text:p>285.189082187</text:p>
              </table:table-cell>
              <table:table-cell office:value-type="float" office:value="0.0985006469019433">
                <text:p>0.098500646901943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85.351324174">
                <text:p>285.351324174</text:p>
              </table:table-cell>
              <table:table-cell office:value-type="float" office:value="0.0991513947145371">
                <text:p>0.099151394714537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85.507270961">
                <text:p>285.507270961</text:p>
              </table:table-cell>
              <table:table-cell office:value-type="float" office:value="0.0996577216622328">
                <text:p>0.099657721662232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85.657033181001">
                <text:p>285.657033181001</text:p>
              </table:table-cell>
              <table:table-cell office:value-type="float" office:value="0.100055655072513">
                <text:p>0.10005565507251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85.817082587">
                <text:p>285.817082587</text:p>
              </table:table-cell>
              <table:table-cell office:value-type="float" office:value="0.100359760485331">
                <text:p>0.10035976048533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85.967831866001">
                <text:p>285.967831866001</text:p>
              </table:table-cell>
              <table:table-cell office:value-type="float" office:value="0.100588823439017">
                <text:p>0.100588823439017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86.143110905">
                <text:p>286.143110905</text:p>
              </table:table-cell>
              <table:table-cell office:value-type="float" office:value="0.100764970577666">
                <text:p>0.10076497057766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86.311836043001">
                <text:p>286.311836043001</text:p>
              </table:table-cell>
              <table:table-cell office:value-type="float" office:value="0.100891696741853">
                <text:p>0.10089169674185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86.450118336001">
                <text:p>286.450118336001</text:p>
              </table:table-cell>
              <table:table-cell office:value-type="float" office:value="0.100985989340354">
                <text:p>0.10098598934035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86.593396345001">
                <text:p>286.593396345001</text:p>
              </table:table-cell>
              <table:table-cell office:value-type="float" office:value="0.101047261608504">
                <text:p>0.10104726160850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86.735283882001">
                <text:p>286.735283882001</text:p>
              </table:table-cell>
              <table:table-cell office:value-type="float" office:value="0.101089205934848">
                <text:p>0.10108920593484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86.897886223001">
                <text:p>286.897886223001</text:p>
              </table:table-cell>
              <table:table-cell office:value-type="float" office:value="0.10110862922799">
                <text:p>0.1011086292279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87.039421836001">
                <text:p>287.039421836001</text:p>
              </table:table-cell>
              <table:table-cell office:value-type="float" office:value="0.101117109172416">
                <text:p>0.10111710917241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87.178219673">
                <text:p>287.178219673</text:p>
              </table:table-cell>
              <table:table-cell office:value-type="float" office:value="0.10110979050977">
                <text:p>0.10110979050977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87.328908403">
                <text:p>287.328908403</text:p>
              </table:table-cell>
              <table:table-cell office:value-type="float" office:value="0.101096891641266">
                <text:p>0.10109689164126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87.462779445001">
                <text:p>287.462779445001</text:p>
              </table:table-cell>
              <table:table-cell office:value-type="float" office:value="0.101072499385436">
                <text:p>0.10107249938543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87.611777639">
                <text:p>287.611777639</text:p>
              </table:table-cell>
              <table:table-cell office:value-type="float" office:value="0.101045956347889">
                <text:p>0.10104595634788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87.753688577001">
                <text:p>287.753688577001</text:p>
              </table:table-cell>
              <table:table-cell office:value-type="float" office:value="0.101017697576572">
                <text:p>0.10101769757657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87.895837667001">
                <text:p>287.895837667001</text:p>
              </table:table-cell>
              <table:table-cell office:value-type="float" office:value="0.100981056531355">
                <text:p>0.10098105653135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88.045386797">
                <text:p>288.045386797</text:p>
              </table:table-cell>
              <table:table-cell office:value-type="float" office:value="0.100944733998111">
                <text:p>0.10094473399811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88.186481156001">
                <text:p>288.186481156001</text:p>
              </table:table-cell>
              <table:table-cell office:value-type="float" office:value="0.100901671185985">
                <text:p>0.10090167118598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88.32152499">
                <text:p>288.32152499</text:p>
              </table:table-cell>
              <table:table-cell office:value-type="float" office:value="0.100860225837677">
                <text:p>0.10086022583767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88.46364255">
                <text:p>288.46364255</text:p>
              </table:table-cell>
              <table:table-cell office:value-type="float" office:value="0.100813093924826">
                <text:p>0.10081309392482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88.619046576">
                <text:p>288.619046576</text:p>
              </table:table-cell>
              <table:table-cell office:value-type="float" office:value="0.100768407848844">
                <text:p>0.10076840784884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88.771293442001">
                <text:p>288.771293442001</text:p>
              </table:table-cell>
              <table:table-cell office:value-type="float" office:value="0.100718712414257">
                <text:p>0.10071871241425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88.920230987001">
                <text:p>288.920230987001</text:p>
              </table:table-cell>
              <table:table-cell office:value-type="float" office:value="0.100671990028426">
                <text:p>0.10067199002842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89.127024168">
                <text:p>289.127024168</text:p>
              </table:table-cell>
              <table:table-cell office:value-type="float" office:value="0.100620694515816">
                <text:p>0.10062069451581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89.275791382001">
                <text:p>289.275791382001</text:p>
              </table:table-cell>
              <table:table-cell office:value-type="float" office:value="0.100565759764902">
                <text:p>0.10056575976490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89.442697837">
                <text:p>289.442697837</text:p>
              </table:table-cell>
              <table:table-cell office:value-type="float" office:value="0.100514870004934">
                <text:p>0.10051487000493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89.598768101">
                <text:p>289.598768101</text:p>
              </table:table-cell>
              <table:table-cell office:value-type="float" office:value="0.100460288675914">
                <text:p>0.10046028867591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89.751112609">
                <text:p>289.751112609</text:p>
              </table:table-cell>
              <table:table-cell office:value-type="float" office:value="0.100409696040939">
                <text:p>0.10040969604093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89.890688726">
                <text:p>289.890688726</text:p>
              </table:table-cell>
              <table:table-cell office:value-type="float" office:value="0.100355381142143">
                <text:p>0.10035538114214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90.042081756001">
                <text:p>290.042081756001</text:p>
              </table:table-cell>
              <table:table-cell office:value-type="float" office:value="0.100305015994143">
                <text:p>0.10030501599414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90.195190151">
                <text:p>290.195190151</text:p>
              </table:table-cell>
              <table:table-cell office:value-type="float" office:value="0.10025091172598">
                <text:p>0.1002509117259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90.347265987">
                <text:p>290.347265987</text:p>
              </table:table-cell>
              <table:table-cell office:value-type="float" office:value="0.100200729380784">
                <text:p>0.10020072938078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90.492905533">
                <text:p>290.492905533</text:p>
              </table:table-cell>
              <table:table-cell office:value-type="float" office:value="0.100146799907108">
                <text:p>0.10014679990710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90.641466797">
                <text:p>290.641466797</text:p>
              </table:table-cell>
              <table:table-cell office:value-type="float" office:value="0.100096771651487">
                <text:p>0.10009677165148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90.801051454">
                <text:p>290.801051454</text:p>
              </table:table-cell>
              <table:table-cell office:value-type="float" office:value="0.100042993913273">
                <text:p>0.10004299391327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90.961557531001">
                <text:p>290.961557531001</text:p>
              </table:table-cell>
              <table:table-cell office:value-type="float" office:value="0.099986235515895">
                <text:p>0.09998623551589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91.114587857001">
                <text:p>291.114587857001</text:p>
              </table:table-cell>
              <table:table-cell office:value-type="float" office:value="0.0999339677799787">
                <text:p>0.099933967779978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91.261504815">
                <text:p>291.261504815</text:p>
              </table:table-cell>
              <table:table-cell office:value-type="float" office:value="0.0998784457016462">
                <text:p>0.099878445701646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91.414784384">
                <text:p>291.414784384</text:p>
              </table:table-cell>
              <table:table-cell office:value-type="float" office:value="0.0998271811576756">
                <text:p>0.099827181157675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91.569494427001">
                <text:p>291.569494427001</text:p>
              </table:table-cell>
              <table:table-cell office:value-type="float" office:value="0.0997724898626321">
                <text:p>0.099772489862632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91.731360007">
                <text:p>291.731360007</text:p>
              </table:table-cell>
              <table:table-cell office:value-type="float" office:value="0.0997219040383555">
                <text:p>0.099721904038355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91.894741102001">
                <text:p>291.894741102001</text:p>
              </table:table-cell>
              <table:table-cell office:value-type="float" office:value="0.0996677838616858">
                <text:p>0.099667783861685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92.015622885">
                <text:p>292.015622885</text:p>
              </table:table-cell>
              <table:table-cell office:value-type="float" office:value="0.0996176689817038">
                <text:p>0.099617668981703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92.139121102">
                <text:p>292.139121102</text:p>
              </table:table-cell>
              <table:table-cell office:value-type="float" office:value="0.099570763012642">
                <text:p>0.09957076301264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92.295885935">
                <text:p>292.295885935</text:p>
              </table:table-cell>
              <table:table-cell office:value-type="float" office:value="0.0995196241087437">
                <text:p>0.099519624108743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92.442671534001">
                <text:p>292.442671534001</text:p>
              </table:table-cell>
              <table:table-cell office:value-type="float" office:value="0.0994719129124657">
                <text:p>0.099471912912465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92.592120248">
                <text:p>292.592120248</text:p>
              </table:table-cell>
              <table:table-cell office:value-type="float" office:value="0.0994201577675367">
                <text:p>0.099420157767536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92.743884374">
                <text:p>292.743884374</text:p>
              </table:table-cell>
              <table:table-cell office:value-type="float" office:value="0.0993719675272989">
                <text:p>0.099371967527298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92.905048299001">
                <text:p>292.905048299001</text:p>
              </table:table-cell>
              <table:table-cell office:value-type="float" office:value="0.0993198570020168">
                <text:p>0.099319857002016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93.061766202">
                <text:p>293.061766202</text:p>
              </table:table-cell>
              <table:table-cell office:value-type="float" office:value="0.0992646287710124">
                <text:p>0.0992646287710124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93.218294433001">
                <text:p>293.218294433001</text:p>
              </table:table-cell>
              <table:table-cell office:value-type="float" office:value="0.0992136832148297">
                <text:p>0.0992136832148297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93.363707559">
                <text:p>293.363707559</text:p>
              </table:table-cell>
              <table:table-cell office:value-type="float" office:value="0.0991594146714885">
                <text:p>0.099159414671488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93.512463688">
                <text:p>293.512463688</text:p>
              </table:table-cell>
              <table:table-cell office:value-type="float" office:value="0.0991092507003559">
                <text:p>0.099109250700355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93.668038921001">
                <text:p>293.668038921001</text:p>
              </table:table-cell>
              <table:table-cell office:value-type="float" office:value="0.0990556350524456">
                <text:p>0.099055635052445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93.82210595">
                <text:p>293.82210595</text:p>
              </table:table-cell>
              <table:table-cell office:value-type="float" office:value="0.0990060071901677">
                <text:p>0.099006007190167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93.975596494">
                <text:p>293.975596494</text:p>
              </table:table-cell>
              <table:table-cell office:value-type="float" office:value="0.0989528479720865">
                <text:p>0.098952847972086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94.123153981001">
                <text:p>294.123153981001</text:p>
              </table:table-cell>
              <table:table-cell office:value-type="float" office:value="0.0989035990039456">
                <text:p>0.098903599003945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94.27516817">
                <text:p>294.27516817</text:p>
              </table:table-cell>
              <table:table-cell office:value-type="float" office:value="0.0988507703596191">
                <text:p>0.098850770359619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94.440904141001">
                <text:p>294.440904141001</text:p>
              </table:table-cell>
              <table:table-cell office:value-type="float" office:value="0.0988017995586915">
                <text:p>0.098801799558691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94.598627916001">
                <text:p>294.598627916001</text:p>
              </table:table-cell>
              <table:table-cell office:value-type="float" office:value="0.0987492208226243">
                <text:p>0.098749220822624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94.752676316">
                <text:p>294.752676316</text:p>
              </table:table-cell>
              <table:table-cell office:value-type="float" office:value="0.0987004636146212">
                <text:p>0.098700463614621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94.948930215001">
                <text:p>294.948930215001</text:p>
              </table:table-cell>
              <table:table-cell office:value-type="float" office:value="0.0986480830437675">
                <text:p>0.098648083043767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95.114312643001">
                <text:p>295.114312643001</text:p>
              </table:table-cell>
              <table:table-cell office:value-type="float" office:value="0.0985928219302651">
                <text:p>0.098592821930265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95.267120431">
                <text:p>295.267120431</text:p>
              </table:table-cell>
              <table:table-cell office:value-type="float" office:value="0.0992132405950595">
                <text:p>0.099213240595059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95.421478385">
                <text:p>295.421478385</text:p>
              </table:table-cell>
              <table:table-cell office:value-type="float" office:value="0.0997026832927199">
                <text:p>0.099702683292719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95.587497689">
                <text:p>295.587497689</text:p>
              </table:table-cell>
              <table:table-cell office:value-type="float" office:value="0.10008046698636">
                <text:p>0.1000804669863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95.74048881">
                <text:p>295.74048881</text:p>
              </table:table-cell>
              <table:table-cell office:value-type="float" office:value="0.100375815701478">
                <text:p>0.10037581570147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95.88807808">
                <text:p>295.88807808</text:p>
              </table:table-cell>
              <table:table-cell office:value-type="float" office:value="0.100598352155229">
                <text:p>0.10059835215522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96.056179994001">
                <text:p>296.056179994001</text:p>
              </table:table-cell>
              <table:table-cell office:value-type="float" office:value="0.100769517030236">
                <text:p>0.10076951703023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96.208086245">
                <text:p>296.208086245</text:p>
              </table:table-cell>
              <table:table-cell office:value-type="float" office:value="0.100892734273057">
                <text:p>0.10089273427305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96.354048659">
                <text:p>296.354048659</text:p>
              </table:table-cell>
              <table:table-cell office:value-type="float" office:value="0.100984457688716">
                <text:p>0.10098445768871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96.501019484001">
                <text:p>296.501019484001</text:p>
              </table:table-cell>
              <table:table-cell office:value-type="float" office:value="0.101044149540574">
                <text:p>0.10104414954057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96.653879695001">
                <text:p>296.653879695001</text:p>
              </table:table-cell>
              <table:table-cell office:value-type="float" office:value="0.101085066510623">
                <text:p>0.10108506651062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96.803590346">
                <text:p>296.803590346</text:p>
              </table:table-cell>
              <table:table-cell office:value-type="float" office:value="0.101104140898212">
                <text:p>0.10110414089821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96.954821381">
                <text:p>296.954821381</text:p>
              </table:table-cell>
              <table:table-cell office:value-type="float" office:value="0.101112577721941">
                <text:p>0.10111257772194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97.103727975001">
                <text:p>297.103727975001</text:p>
              </table:table-cell>
              <table:table-cell office:value-type="float" office:value="0.101105695600734">
                <text:p>0.10110569560073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97.245943614001">
                <text:p>297.245943614001</text:p>
              </table:table-cell>
              <table:table-cell office:value-type="float" office:value="0.101093381000627">
                <text:p>0.10109338100062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97.398318962">
                <text:p>297.398318962</text:p>
              </table:table-cell>
              <table:table-cell office:value-type="float" office:value="0.101069925264992">
                <text:p>0.10106992526499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97.54454892">
                <text:p>297.54454892</text:p>
              </table:table-cell>
              <table:table-cell office:value-type="float" office:value="0.10104436551482">
                <text:p>0.1010443655148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97.696779346001">
                <text:p>297.696779346001</text:p>
              </table:table-cell>
              <table:table-cell office:value-type="float" office:value="0.101010341100491">
                <text:p>0.10101034110049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97.817763385">
                <text:p>297.817763385</text:p>
              </table:table-cell>
              <table:table-cell office:value-type="float" office:value="0.100976340107283">
                <text:p>0.10097634010728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97.984420098001">
                <text:p>297.984420098001</text:p>
              </table:table-cell>
              <table:table-cell office:value-type="float" office:value="0.100935590056939">
                <text:p>0.10093559005693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98.137305980001">
                <text:p>298.137305980001</text:p>
              </table:table-cell>
              <table:table-cell office:value-type="float" office:value="0.100896222213449">
                <text:p>0.10089622221344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98.290195773">
                <text:p>298.290195773</text:p>
              </table:table-cell>
              <table:table-cell office:value-type="float" office:value="0.100851205958679">
                <text:p>0.10085120595867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98.434193301">
                <text:p>298.434193301</text:p>
              </table:table-cell>
              <table:table-cell office:value-type="float" office:value="0.100808438768956">
                <text:p>0.10080843876895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98.582846694">
                <text:p>298.582846694</text:p>
              </table:table-cell>
              <table:table-cell office:value-type="float" office:value="0.100760730230719">
                <text:p>0.10076073023071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98.742639063001">
                <text:p>298.742639063001</text:p>
              </table:table-cell>
              <table:table-cell office:value-type="float" office:value="0.100715822790474">
                <text:p>0.10071582279047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98.892498558001">
                <text:p>298.892498558001</text:p>
              </table:table-cell>
              <table:table-cell office:value-type="float" office:value="0.10066642916339">
                <text:p>0.1006664291633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99.039900259">
                <text:p>299.039900259</text:p>
              </table:table-cell>
              <table:table-cell office:value-type="float" office:value="0.100620187187425">
                <text:p>0.10062018718742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99.19155477">
                <text:p>299.19155477</text:p>
              </table:table-cell>
              <table:table-cell office:value-type="float" office:value="0.100569752961716">
                <text:p>0.10056975296171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99.334900103">
                <text:p>299.334900103</text:p>
              </table:table-cell>
              <table:table-cell office:value-type="float" office:value="0.10052269200148">
                <text:p>0.1005226920014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99.496034206">
                <text:p>299.496034206</text:p>
              </table:table-cell>
              <table:table-cell office:value-type="float" office:value="0.100471629537013">
                <text:p>0.10047162953701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99.648211354001">
                <text:p>299.648211354001</text:p>
              </table:table-cell>
              <table:table-cell office:value-type="float" office:value="0.100424079439834">
                <text:p>0.10042407943983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99.810397436">
                <text:p>299.810397436</text:p>
              </table:table-cell>
              <table:table-cell office:value-type="float" office:value="0.100372652533503">
                <text:p>0.10037265253350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99.96427328">
                <text:p>299.96427328</text:p>
              </table:table-cell>
              <table:table-cell office:value-type="float" office:value="0.100318142046823">
                <text:p>0.10031814204682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00.123611716001">
                <text:p>300.123611716001</text:p>
              </table:table-cell>
              <table:table-cell office:value-type="float" office:value="0.10026785586561">
                <text:p>0.1002678558656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00.275596322001">
                <text:p>300.275596322001</text:p>
              </table:table-cell>
              <table:table-cell office:value-type="float" office:value="0.100214284692488">
                <text:p>0.10021428469248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00.546383629">
                <text:p>300.546383629</text:p>
              </table:table-cell>
              <table:table-cell office:value-type="float" office:value="0.100158103303624">
                <text:p>0.10015810330362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00.654739681">
                <text:p>300.654739681</text:p>
              </table:table-cell>
              <table:table-cell office:value-type="float" office:value="0.100106502622919">
                <text:p>0.10010650262291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00.808457894001">
                <text:p>300.808457894001</text:p>
              </table:table-cell>
              <table:table-cell office:value-type="float" office:value="0.100051924228119">
                <text:p>0.10005192422811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00.971054592001">
                <text:p>300.971054592001</text:p>
              </table:table-cell>
              <table:table-cell office:value-type="float" office:value="0.099994981351235">
                <text:p>0.09999498135123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01.118402545">
                <text:p>301.118402545</text:p>
              </table:table-cell>
              <table:table-cell office:value-type="float" office:value="0.0999427935916263">
                <text:p>0.099942793591626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01.273211748">
                <text:p>301.273211748</text:p>
              </table:table-cell>
              <table:table-cell office:value-type="float" office:value="0.0998877896905768">
                <text:p>0.099887789690576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01.425241497001">
                <text:p>301.425241497001</text:p>
              </table:table-cell>
              <table:table-cell office:value-type="float" office:value="0.0998371663256929">
                <text:p>0.099837166325692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01.581829738">
                <text:p>301.581829738</text:p>
              </table:table-cell>
              <table:table-cell office:value-type="float" office:value="0.0997834403290575">
                <text:p>0.099783440329057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01.738401230001">
                <text:p>301.738401230001</text:p>
              </table:table-cell>
              <table:table-cell office:value-type="float" office:value="0.099733852462317">
                <text:p>0.09973385246231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01.903935887">
                <text:p>301.903935887</text:p>
              </table:table-cell>
              <table:table-cell office:value-type="float" office:value="0.0996809811740976">
                <text:p>0.099680981174097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02.060161025001">
                <text:p>302.060161025001</text:p>
              </table:table-cell>
              <table:table-cell office:value-type="float" office:value="0.0996255006450435">
                <text:p>0.099625500645043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302.216291553001">
                <text:p>302.216291553001</text:p>
              </table:table-cell>
              <table:table-cell office:value-type="float" office:value="0.0995745310228252">
                <text:p>0.099574531022825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02.369328141001">
                <text:p>302.369328141001</text:p>
              </table:table-cell>
              <table:table-cell office:value-type="float" office:value="0.0995205980059463">
                <text:p>0.099520598005946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02.519879097001">
                <text:p>302.519879097001</text:p>
              </table:table-cell>
              <table:table-cell office:value-type="float" office:value="0.0994708794636584">
                <text:p>0.099470879463658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02.676656361001">
                <text:p>302.676656361001</text:p>
              </table:table-cell>
              <table:table-cell office:value-type="float" office:value="0.0994179734121966">
                <text:p>0.099417973412196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02.839872797001">
                <text:p>302.839872797001</text:p>
              </table:table-cell>
              <table:table-cell office:value-type="float" office:value="0.0993690894735589">
                <text:p>0.0993690894735589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02.989200111">
                <text:p>302.989200111</text:p>
              </table:table-cell>
              <table:table-cell office:value-type="float" office:value="0.0993168771288967">
                <text:p>0.099316877128896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03.143519632001">
                <text:p>303.143519632001</text:p>
              </table:table-cell>
              <table:table-cell office:value-type="float" office:value="0.0992685611482957">
                <text:p>0.099268561148295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03.298372179001">
                <text:p>303.298372179001</text:p>
              </table:table-cell>
              <table:table-cell office:value-type="float" office:value="0.0992168291166564">
                <text:p>0.0992168291166564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03.509860017">
                <text:p>303.509860017</text:p>
              </table:table-cell>
              <table:table-cell office:value-type="float" office:value="0.0991623814991299">
                <text:p>0.099162381499129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03.671808692">
                <text:p>303.671808692</text:p>
              </table:table-cell>
              <table:table-cell office:value-type="float" office:value="0.0991057786337139">
                <text:p>0.099105778633713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03.828436386">
                <text:p>303.828436386</text:p>
              </table:table-cell>
              <table:table-cell office:value-type="float" office:value="0.0990539804028525">
                <text:p>0.099053980402852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03.980376356">
                <text:p>303.980376356</text:p>
              </table:table-cell>
              <table:table-cell office:value-type="float" office:value="0.0989995228142148">
                <text:p>0.0989995228142148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04.133966641">
                <text:p>304.133966641</text:p>
              </table:table-cell>
              <table:table-cell office:value-type="float" office:value="0.0989494536694101">
                <text:p>0.098949453669410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04.286324905001">
                <text:p>304.286324905001</text:p>
              </table:table-cell>
              <table:table-cell office:value-type="float" office:value="0.0988964050407912">
                <text:p>0.098896405040791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04.465304574001">
                <text:p>304.465304574001</text:p>
              </table:table-cell>
              <table:table-cell office:value-type="float" office:value="0.098840989910345">
                <text:p>0.09884098991034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04.619137682001">
                <text:p>304.619137682001</text:p>
              </table:table-cell>
              <table:table-cell office:value-type="float" office:value="0.0987901760886441">
                <text:p>0.098790176088644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04.780604794">
                <text:p>304.780604794</text:p>
              </table:table-cell>
              <table:table-cell office:value-type="float" office:value="0.0987365743684522">
                <text:p>0.098736574368452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04.936735895">
                <text:p>304.936735895</text:p>
              </table:table-cell>
              <table:table-cell office:value-type="float" office:value="0.0986872240384256">
                <text:p>0.098687224038425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05.097953754001">
                <text:p>305.097953754001</text:p>
              </table:table-cell>
              <table:table-cell office:value-type="float" office:value="0.0986348186008192">
                <text:p>0.098634818600819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05.261679237">
                <text:p>305.261679237</text:p>
              </table:table-cell>
              <table:table-cell office:value-type="float" office:value="0.0992357237331144">
                <text:p>0.099235723733114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05.417974461">
                <text:p>305.417974461</text:p>
              </table:table-cell>
              <table:table-cell office:value-type="float" office:value="0.0997097851484057">
                <text:p>0.099709785148405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05.574588307">
                <text:p>305.574588307</text:p>
              </table:table-cell>
              <table:table-cell office:value-type="float" office:value="0.100075721993602">
                <text:p>0.10007572199360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05.728272215">
                <text:p>305.728272215</text:p>
              </table:table-cell>
              <table:table-cell office:value-type="float" office:value="0.100361821864691">
                <text:p>0.10036182186469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05.887438886">
                <text:p>305.887438886</text:p>
              </table:table-cell>
              <table:table-cell office:value-type="float" office:value="0.100577415606936">
                <text:p>0.100577415606936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306.047120582">
                <text:p>306.047120582</text:p>
              </table:table-cell>
              <table:table-cell office:value-type="float" office:value="0.100743254042631">
                <text:p>0.10074325404263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06.174478579001">
                <text:p>306.174478579001</text:p>
              </table:table-cell>
              <table:table-cell office:value-type="float" office:value="0.100862664692098">
                <text:p>0.10086266469209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06.280793985">
                <text:p>306.280793985</text:p>
              </table:table-cell>
              <table:table-cell office:value-type="float" office:value="0.100951569662175">
                <text:p>0.10095156966217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06.433969369001">
                <text:p>306.433969369001</text:p>
              </table:table-cell>
              <table:table-cell office:value-type="float" office:value="0.101016074416444">
                <text:p>0.10101607441644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306.58048319">
                <text:p>306.58048319</text:p>
              </table:table-cell>
              <table:table-cell office:value-type="float" office:value="0.101054452742427">
                <text:p>0.10105445274242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06.730451364">
                <text:p>306.730451364</text:p>
              </table:table-cell>
              <table:table-cell office:value-type="float" office:value="0.101078549139111">
                <text:p>0.101078549139111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306.892705716001">
                <text:p>306.892705716001</text:p>
              </table:table-cell>
              <table:table-cell office:value-type="float" office:value="0.101084626656364">
                <text:p>0.10108462665636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07.043093584">
                <text:p>307.043093584</text:p>
              </table:table-cell>
              <table:table-cell office:value-type="float" office:value="0.101082895325743">
                <text:p>0.10108289532574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07.190230631">
                <text:p>307.190230631</text:p>
              </table:table-cell>
              <table:table-cell office:value-type="float" office:value="0.101068336462615">
                <text:p>0.10106833646261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07.346483935001">
                <text:p>307.346483935001</text:p>
              </table:table-cell>
              <table:table-cell office:value-type="float" office:value="0.101050108909506">
                <text:p>0.10105010890950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07.498823023">
                <text:p>307.498823023</text:p>
              </table:table-cell>
              <table:table-cell office:value-type="float" office:value="0.101022378794271">
                <text:p>0.10102237879427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07.657024667001">
                <text:p>307.657024667001</text:p>
              </table:table-cell>
              <table:table-cell office:value-type="float" office:value="0.100993627083578">
                <text:p>0.10099362708357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07.809033381001">
                <text:p>307.809033381001</text:p>
              </table:table-cell>
              <table:table-cell office:value-type="float" office:value="0.100957503292879">
                <text:p>0.10095750329287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07.959884535">
                <text:p>307.959884535</text:p>
              </table:table-cell>
              <table:table-cell office:value-type="float" office:value="0.100922049448347">
                <text:p>0.100922049448347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08.1129889">
                <text:p>308.1129889</text:p>
              </table:table-cell>
              <table:table-cell office:value-type="float" office:value="0.100880589526189">
                <text:p>0.10088058952618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08.264946614">
                <text:p>308.264946614</text:p>
              </table:table-cell>
              <table:table-cell office:value-type="float" office:value="0.100834341750822">
                <text:p>0.10083434175082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08.415886569001">
                <text:p>308.415886569001</text:p>
              </table:table-cell>
              <table:table-cell office:value-type="float" office:value="0.10079080997969">
                <text:p>0.1007908099796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08.572423588001">
                <text:p>308.572423588001</text:p>
              </table:table-cell>
              <table:table-cell office:value-type="float" office:value="0.100742930176422">
                <text:p>0.10074293017642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08.725177361001">
                <text:p>308.725177361001</text:p>
              </table:table-cell>
              <table:table-cell office:value-type="float" office:value="0.100698105490035">
                <text:p>0.10069810549003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308.877697582">
                <text:p>308.877697582</text:p>
              </table:table-cell>
              <table:table-cell office:value-type="float" office:value="0.100649216731626">
                <text:p>0.10064921673162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09.032531134">
                <text:p>309.032531134</text:p>
              </table:table-cell>
              <table:table-cell office:value-type="float" office:value="0.100603597551158">
                <text:p>0.10060359755115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09.13860653">
                <text:p>309.13860653</text:p>
              </table:table-cell>
              <table:table-cell office:value-type="float" office:value="0.10056059824818">
                <text:p>0.1005605982481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09.244485344">
                <text:p>309.244485344</text:p>
              </table:table-cell>
              <table:table-cell office:value-type="float" office:value="0.10051969905824">
                <text:p>0.1005196990582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09.421776713">
                <text:p>309.421776713</text:p>
              </table:table-cell>
              <table:table-cell office:value-type="float" office:value="0.100473992827957">
                <text:p>0.10047399282795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09.577739818001">
                <text:p>309.577739818001</text:p>
              </table:table-cell>
              <table:table-cell office:value-type="float" office:value="0.100424457760587">
                <text:p>0.100424457760587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09.740585358">
                <text:p>309.740585358</text:p>
              </table:table-cell>
              <table:table-cell office:value-type="float" office:value="0.100378350953137">
                <text:p>0.10037835095313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309.895080369">
                <text:p>309.895080369</text:p>
              </table:table-cell>
              <table:table-cell office:value-type="float" office:value="0.100328520555791">
                <text:p>0.10032852055579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310.061812346001">
                <text:p>310.061812346001</text:p>
              </table:table-cell>
              <table:table-cell office:value-type="float" office:value="0.100275728000476">
                <text:p>0.10027572800047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310.225729497">
                <text:p>310.225729497</text:p>
              </table:table-cell>
              <table:table-cell office:value-type="float" office:value="0.100227036095121">
                <text:p>0.10022703609512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310.377093298001">
                <text:p>310.377093298001</text:p>
              </table:table-cell>
              <table:table-cell office:value-type="float" office:value="0.100175179343688">
                <text:p>0.10017517934368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310.525948936001">
                <text:p>310.525948936001</text:p>
              </table:table-cell>
              <table:table-cell office:value-type="float" office:value="0.100127248568438">
                <text:p>0.10012724856843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310.682654339001">
                <text:p>310.682654339001</text:p>
              </table:table-cell>
              <table:table-cell office:value-type="float" office:value="0.100076025658874">
                <text:p>0.10007602565887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310.833707477001">
                <text:p>310.833707477001</text:p>
              </table:table-cell>
              <table:table-cell office:value-type="float" office:value="0.100028614407937">
                <text:p>0.10002861440793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10.995742521">
                <text:p>310.995742521</text:p>
              </table:table-cell>
              <table:table-cell office:value-type="float" office:value="0.0999778319833819">
                <text:p>0.0999778319833819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11.150477295">
                <text:p>311.150477295</text:p>
              </table:table-cell>
              <table:table-cell office:value-type="float" office:value="0.0999307855352255">
                <text:p>0.099930785535225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11.303036638001">
                <text:p>311.303036638001</text:p>
              </table:table-cell>
              <table:table-cell office:value-type="float" office:value="0.0998803197465084">
                <text:p>0.099880319746508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11.457305139001">
                <text:p>311.457305139001</text:p>
              </table:table-cell>
              <table:table-cell office:value-type="float" office:value="0.099833538985892">
                <text:p>0.09983353898589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11.615679059">
                <text:p>311.615679059</text:p>
              </table:table-cell>
              <table:table-cell office:value-type="float" office:value="0.0997833104691505">
                <text:p>0.099783310469150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11.759333887">
                <text:p>311.759333887</text:p>
              </table:table-cell>
              <table:table-cell office:value-type="float" office:value="0.0997367318692189">
                <text:p>0.099736731869218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11.922547504">
                <text:p>311.922547504</text:p>
              </table:table-cell>
              <table:table-cell office:value-type="float" office:value="0.0996866897315754">
                <text:p>0.099686689731575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12.148704364">
                <text:p>312.148704364</text:p>
              </table:table-cell>
              <table:table-cell office:value-type="float" office:value="0.0996338931579351">
                <text:p>0.0996338931579351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12.306706141">
                <text:p>312.306706141</text:p>
              </table:table-cell>
              <table:table-cell office:value-type="float" office:value="0.099578909398143">
                <text:p>0.09957890939814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12.460832331">
                <text:p>312.460832331</text:p>
              </table:table-cell>
              <table:table-cell office:value-type="float" office:value="0.0995221922206284">
                <text:p>0.099522192220628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12.620661616001">
                <text:p>312.620661616001</text:p>
              </table:table-cell>
              <table:table-cell office:value-type="float" office:value="0.099470459508171">
                <text:p>0.09947045950817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12.771163101001">
                <text:p>312.771163101001</text:p>
              </table:table-cell>
              <table:table-cell office:value-type="float" office:value="0.0994163676065368">
                <text:p>0.0994163676065368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12.925792816">
                <text:p>312.925792816</text:p>
              </table:table-cell>
              <table:table-cell office:value-type="float" office:value="0.0993667473161955">
                <text:p>0.099366747316195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13.081003127">
                <text:p>313.081003127</text:p>
              </table:table-cell>
              <table:table-cell office:value-type="float" office:value="0.0993143697199641">
                <text:p>0.099314369719964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13.239348118001">
                <text:p>313.239348118001</text:p>
              </table:table-cell>
              <table:table-cell office:value-type="float" office:value="0.099266133040273">
                <text:p>0.09926613304027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13.395889622">
                <text:p>313.395889622</text:p>
              </table:table-cell>
              <table:table-cell office:value-type="float" office:value="0.0992148866302382">
                <text:p>0.099214886630238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13.549865062">
                <text:p>313.549865062</text:p>
              </table:table-cell>
              <table:table-cell office:value-type="float" office:value="0.0991675670308828">
                <text:p>0.0991675670308828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13.706719859">
                <text:p>313.706719859</text:p>
              </table:table-cell>
              <table:table-cell office:value-type="float" office:value="0.0991170785130279">
                <text:p>0.099117078513027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13.863888190001">
                <text:p>313.863888190001</text:p>
              </table:table-cell>
              <table:table-cell office:value-type="float" office:value="0.0990640709736876">
                <text:p>0.099064070973687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14.026425562">
                <text:p>314.026425562</text:p>
              </table:table-cell>
              <table:table-cell office:value-type="float" office:value="0.0990153626125491">
                <text:p>0.099015362612549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14.186304598001">
                <text:p>314.186304598001</text:p>
              </table:table-cell>
              <table:table-cell office:value-type="float" office:value="0.0989638033108102">
                <text:p>0.098963803310810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14.336925926001">
                <text:p>314.336925926001</text:p>
              </table:table-cell>
              <table:table-cell office:value-type="float" office:value="0.0989162655785845">
                <text:p>0.098916265578584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14.515597555001">
                <text:p>314.515597555001</text:p>
              </table:table-cell>
              <table:table-cell office:value-type="float" office:value="0.0988656668231477">
                <text:p>0.0988656668231477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14.668793808">
                <text:p>314.668793808</text:p>
              </table:table-cell>
              <table:table-cell office:value-type="float" office:value="0.0988126352396886">
                <text:p>0.098812635239688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14.822028442">
                <text:p>314.822028442</text:p>
              </table:table-cell>
              <table:table-cell office:value-type="float" office:value="0.0987639396702883">
                <text:p>0.098763939670288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14.92995897">
                <text:p>314.92995897</text:p>
              </table:table-cell>
              <table:table-cell office:value-type="float" office:value="0.0987187168983412">
                <text:p>0.098718716898341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15.03604752">
                <text:p>315.03604752</text:p>
              </table:table-cell>
              <table:table-cell office:value-type="float" office:value="0.0986762763467632">
                <text:p>0.098676276346763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15.198683825">
                <text:p>315.198683825</text:p>
              </table:table-cell>
              <table:table-cell office:value-type="float" office:value="0.0986298111695033">
                <text:p>0.098629811169503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15.349937810001">
                <text:p>315.349937810001</text:p>
              </table:table-cell>
              <table:table-cell office:value-type="float" office:value="0.099221309253063">
                <text:p>0.09922130925306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315.503951462">
                <text:p>315.503951462</text:p>
              </table:table-cell>
              <table:table-cell office:value-type="float" office:value="0.0996816159303692">
                <text:p>0.099681615930369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315.661174735001">
                <text:p>315.661174735001</text:p>
              </table:table-cell>
              <table:table-cell office:value-type="float" office:value="0.100036985832437">
                <text:p>0.100036985832437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15.809278231">
                <text:p>315.809278231</text:p>
              </table:table-cell>
              <table:table-cell office:value-type="float" office:value="0.100314850155649">
                <text:p>0.10031485015564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315.965985929">
                <text:p>315.965985929</text:p>
              </table:table-cell>
              <table:table-cell office:value-type="float" office:value="0.100524290640832">
                <text:p>0.10052429064083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16.143321326001">
                <text:p>316.143321326001</text:p>
              </table:table-cell>
              <table:table-cell office:value-type="float" office:value="0.100685423646295">
                <text:p>0.10068542364629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16.292665433">
                <text:p>316.292665433</text:p>
              </table:table-cell>
              <table:table-cell office:value-type="float" office:value="0.100801503473998">
                <text:p>0.10080150347399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16.446091111">
                <text:p>316.446091111</text:p>
              </table:table-cell>
              <table:table-cell office:value-type="float" office:value="0.100887960134465">
                <text:p>0.10088796013446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16.593883495">
                <text:p>316.593883495</text:p>
              </table:table-cell>
              <table:table-cell office:value-type="float" office:value="0.100944323213484">
                <text:p>0.10094432321348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16.740049112001">
                <text:p>316.740049112001</text:p>
              </table:table-cell>
              <table:table-cell office:value-type="float" office:value="0.100983018621356">
                <text:p>0.10098301862135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16.89653042">
                <text:p>316.89653042</text:p>
              </table:table-cell>
              <table:table-cell office:value-type="float" office:value="0.101001196956466">
                <text:p>0.10100119695646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17.047996818001">
                <text:p>317.047996818001</text:p>
              </table:table-cell>
              <table:table-cell office:value-type="float" office:value="0.101009356681055">
                <text:p>0.10100935668105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17.198598959">
                <text:p>317.198598959</text:p>
              </table:table-cell>
              <table:table-cell office:value-type="float" office:value="0.101003130658824">
                <text:p>0.10100313065882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17.348050669">
                <text:p>317.348050669</text:p>
              </table:table-cell>
              <table:table-cell office:value-type="float" office:value="0.100991778975008">
                <text:p>0.10099177897500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17.520681403001">
                <text:p>317.520681403001</text:p>
              </table:table-cell>
              <table:table-cell office:value-type="float" office:value="0.100969967946715">
                <text:p>0.10096996794671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17.629579872">
                <text:p>317.629579872</text:p>
              </table:table-cell>
              <table:table-cell office:value-type="float" office:value="0.100946160301274">
                <text:p>0.10094616030127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17.788586325">
                <text:p>317.788586325</text:p>
              </table:table-cell>
              <table:table-cell office:value-type="float" office:value="0.10091440855598">
                <text:p>0.1009144085559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17.942650090001">
                <text:p>317.942650090001</text:p>
              </table:table-cell>
              <table:table-cell office:value-type="float" office:value="0.100882660346043">
                <text:p>0.10088266034604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18.096166399">
                <text:p>318.096166399</text:p>
              </table:table-cell>
              <table:table-cell office:value-type="float" office:value="0.100844580133348">
                <text:p>0.10084458013334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18.254104042">
                <text:p>318.254104042</text:p>
              </table:table-cell>
              <table:table-cell office:value-type="float" office:value="0.100807781124609">
                <text:p>0.10080778112460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8.405609033001">
                <text:p>318.405609033001</text:p>
              </table:table-cell>
              <table:table-cell office:value-type="float" office:value="0.100765684189219">
                <text:p>0.10076568418921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18.556385787">
                <text:p>318.556385787</text:p>
              </table:table-cell>
              <table:table-cell office:value-type="float" office:value="0.100725683743581">
                <text:p>0.10072568374358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18.704092892001">
                <text:p>318.704092892001</text:p>
              </table:table-cell>
              <table:table-cell office:value-type="float" office:value="0.100681049507428">
                <text:p>0.10068104950742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18.851518264">
                <text:p>318.851518264</text:p>
              </table:table-cell>
              <table:table-cell office:value-type="float" office:value="0.100639031128705">
                <text:p>0.10063903112870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19.000194808001">
                <text:p>319.000194808001</text:p>
              </table:table-cell>
              <table:table-cell office:value-type="float" office:value="0.100592806327501">
                <text:p>0.10059280632750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319.153700019">
                <text:p>319.153700019</text:p>
              </table:table-cell>
              <table:table-cell office:value-type="float" office:value="0.100549527370658">
                <text:p>0.10054952737065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19.306964857001">
                <text:p>319.306964857001</text:p>
              </table:table-cell>
              <table:table-cell office:value-type="float" office:value="0.100502317821292">
                <text:p>0.10050231782129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319.466470977">
                <text:p>319.466470977</text:p>
              </table:table-cell>
              <table:table-cell office:value-type="float" office:value="0.100451979570317">
                <text:p>0.10045197957031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19.619248951">
                <text:p>319.619248951</text:p>
              </table:table-cell>
              <table:table-cell office:value-type="float" office:value="0.100405429569188">
                <text:p>0.10040542956918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19.777078815">
                <text:p>319.777078815</text:p>
              </table:table-cell>
              <table:table-cell office:value-type="float" office:value="0.100355642559889">
                <text:p>0.10035564255988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319.922987563001">
                <text:p>319.922987563001</text:p>
              </table:table-cell>
              <table:table-cell office:value-type="float" office:value="0.100309545337022">
                <text:p>0.10030954533702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20.075359504001">
                <text:p>320.075359504001</text:p>
              </table:table-cell>
              <table:table-cell office:value-type="float" office:value="0.100260144087004">
                <text:p>0.10026014408700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20.282442693">
                <text:p>320.282442693</text:p>
              </table:table-cell>
              <table:table-cell office:value-type="float" office:value="0.100208115269603">
                <text:p>0.10020811526960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20.443441718">
                <text:p>320.443441718</text:p>
              </table:table-cell>
              <table:table-cell office:value-type="float" office:value="0.100160244168197">
                <text:p>0.10016024416819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320.593577818">
                <text:p>320.593577818</text:p>
              </table:table-cell>
              <table:table-cell office:value-type="float" office:value="0.100109462896219">
                <text:p>0.10010946289621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20.754927786001">
                <text:p>320.754927786001</text:p>
              </table:table-cell>
              <table:table-cell office:value-type="float" office:value="0.100062601527961">
                <text:p>0.100062601527961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320.906900584">
                <text:p>320.906900584</text:p>
              </table:table-cell>
              <table:table-cell office:value-type="float" office:value="0.10001265140328">
                <text:p>0.1000126514032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21.062856101001">
                <text:p>321.062856101001</text:p>
              </table:table-cell>
              <table:table-cell office:value-type="float" office:value="0.0999602458109032">
                <text:p>0.099960245810903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21.215467625">
                <text:p>321.215467625</text:p>
              </table:table-cell>
              <table:table-cell office:value-type="float" office:value="0.0999121044081491">
                <text:p>0.099912104408149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321.383663600001">
                <text:p>321.383663600001</text:p>
              </table:table-cell>
              <table:table-cell office:value-type="float" office:value="0.0998611690450494">
                <text:p>0.099861169045049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21.539089732">
                <text:p>321.539089732</text:p>
              </table:table-cell>
              <table:table-cell office:value-type="float" office:value="0.0998142154352923">
                <text:p>0.099814215435292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21.699508803001">
                <text:p>321.699508803001</text:p>
              </table:table-cell>
              <table:table-cell office:value-type="float" office:value="0.0997642534932245">
                <text:p>0.099764253493224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21.858721512001">
                <text:p>321.858721512001</text:p>
              </table:table-cell>
              <table:table-cell office:value-type="float" office:value="0.099718090197379">
                <text:p>0.09971809019737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22.011276087001">
                <text:p>322.011276087001</text:p>
              </table:table-cell>
              <table:table-cell office:value-type="float" office:value="0.0996687836282172">
                <text:p>0.099668783628217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322.167387215">
                <text:p>322.167387215</text:p>
              </table:table-cell>
              <table:table-cell office:value-type="float" office:value="0.0996169778190074">
                <text:p>0.099616977819007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322.326781467001">
                <text:p>322.326781467001</text:p>
              </table:table-cell>
              <table:table-cell office:value-type="float" office:value="0.0995693586527215">
                <text:p>0.099569358652721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322.481762926001">
                <text:p>322.481762926001</text:p>
              </table:table-cell>
              <table:table-cell office:value-type="float" office:value="0.0995189257800294">
                <text:p>0.099518925780029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22.633740696">
                <text:p>322.633740696</text:p>
              </table:table-cell>
              <table:table-cell office:value-type="float" office:value="0.0994724164539956">
                <text:p>0.099472416453995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22.789922266001">
                <text:p>322.789922266001</text:p>
              </table:table-cell>
              <table:table-cell office:value-type="float" office:value="0.0994228944035066">
                <text:p>0.0994228944035066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22.953251716001">
                <text:p>322.953251716001</text:p>
              </table:table-cell>
              <table:table-cell office:value-type="float" office:value="0.099377125194225">
                <text:p>0.09937712519422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23.074425208">
                <text:p>323.074425208</text:p>
              </table:table-cell>
              <table:table-cell office:value-type="float" office:value="0.0993282181231619">
                <text:p>0.099328218123161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323.251942665001">
                <text:p>323.251942665001</text:p>
              </table:table-cell>
              <table:table-cell office:value-type="float" office:value="0.0992829523244818">
                <text:p>0.099282952324481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323.416888772001">
                <text:p>323.416888772001</text:p>
              </table:table-cell>
              <table:table-cell office:value-type="float" office:value="0.0992344708041847">
                <text:p>0.099234470804184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323.567760682">
                <text:p>323.567760682</text:p>
              </table:table-cell>
              <table:table-cell office:value-type="float" office:value="0.0991834318861563">
                <text:p>0.099183431886156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323.722939904001">
                <text:p>323.722939904001</text:p>
              </table:table-cell>
              <table:table-cell office:value-type="float" office:value="0.0991364795843734">
                <text:p>0.0991364795843734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323.882145695">
                <text:p>323.882145695</text:p>
              </table:table-cell>
              <table:table-cell office:value-type="float" office:value="0.0990866867577336">
                <text:p>0.0990866867577336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324.030156738">
                <text:p>324.030156738</text:p>
              </table:table-cell>
              <table:table-cell office:value-type="float" office:value="0.099040742671556">
                <text:p>0.09904074267155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324.182842646001">
                <text:p>324.182842646001</text:p>
              </table:table-cell>
              <table:table-cell office:value-type="float" office:value="0.0989917790708663">
                <text:p>0.0989917790708663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324.344027096">
                <text:p>324.344027096</text:p>
              </table:table-cell>
              <table:table-cell office:value-type="float" office:value="0.0989465096764461">
                <text:p>0.098946509676446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324.510256447001">
                <text:p>324.510256447001</text:p>
              </table:table-cell>
              <table:table-cell office:value-type="float" office:value="0.0988981084197504">
                <text:p>0.098898108419750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324.666028545001">
                <text:p>324.666028545001</text:p>
              </table:table-cell>
              <table:table-cell office:value-type="float" office:value="0.0988472166988089">
                <text:p>0.098847216698808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324.826408499001">
                <text:p>324.826408499001</text:p>
              </table:table-cell>
              <table:table-cell office:value-type="float" office:value="0.098800423590172">
                <text:p>0.09880042359017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324.978127298001">
                <text:p>324.978127298001</text:p>
              </table:table-cell>
              <table:table-cell office:value-type="float" office:value="0.0987508408739854">
                <text:p>0.098750840873985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325.130136001">
                <text:p>325.130136001</text:p>
              </table:table-cell>
              <table:table-cell office:value-type="float" office:value="0.0987051061967253">
                <text:p>0.098705106196725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25.287993620001">
                <text:p>325.287993620001</text:p>
              </table:table-cell>
              <table:table-cell office:value-type="float" office:value="0.0992717772650726">
                <text:p>0.099271777265072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325.447290934">
                <text:p>325.447290934</text:p>
              </table:table-cell>
              <table:table-cell office:value-type="float" office:value="0.0997188675210707">
                <text:p>0.0997188675210707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325.612025971001">
                <text:p>325.612025971001</text:p>
              </table:table-cell>
              <table:table-cell office:value-type="float" office:value="0.100064058050057">
                <text:p>0.10006405805005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325.759546371">
                <text:p>325.759546371</text:p>
              </table:table-cell>
              <table:table-cell office:value-type="float" office:value="0.100333975389031">
                <text:p>0.10033397538903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325.937177123001">
                <text:p>325.937177123001</text:p>
              </table:table-cell>
              <table:table-cell office:value-type="float" office:value="0.100537450581495">
                <text:p>0.10053745058149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326.060361647001">
                <text:p>326.060361647001</text:p>
              </table:table-cell>
              <table:table-cell office:value-type="float" office:value="0.100687787352857">
                <text:p>0.100687787352857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326.166677367">
                <text:p>326.166677367</text:p>
              </table:table-cell>
              <table:table-cell office:value-type="float" office:value="0.100801840805882">
                <text:p>0.10080184080588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326.317821183">
                <text:p>326.317821183</text:p>
              </table:table-cell>
              <table:table-cell office:value-type="float" office:value="0.100886871417712">
                <text:p>0.10088687141771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326.471694835001">
                <text:p>326.471694835001</text:p>
              </table:table-cell>
              <table:table-cell office:value-type="float" office:value="0.100942483032391">
                <text:p>0.100942483032391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326.623240215001">
                <text:p>326.623240215001</text:p>
              </table:table-cell>
              <table:table-cell office:value-type="float" office:value="0.100980771592937">
                <text:p>0.100980771592937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26.772732255001">
                <text:p>326.772732255001</text:p>
              </table:table-cell>
              <table:table-cell office:value-type="float" office:value="0.10099901237389">
                <text:p>0.1009990123738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26.928571397">
                <text:p>326.928571397</text:p>
              </table:table-cell>
              <table:table-cell office:value-type="float" office:value="0.101007415655389">
                <text:p>0.101007415655389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27.079183237001">
                <text:p>327.079183237001</text:p>
              </table:table-cell>
              <table:table-cell office:value-type="float" office:value="0.101001770957604">
                <text:p>0.101001770957604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327.236267701001">
                <text:p>327.236267701001</text:p>
              </table:table-cell>
              <table:table-cell office:value-type="float" office:value="0.100991077212703">
                <text:p>0.10099107721270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327.387159766">
                <text:p>327.387159766</text:p>
              </table:table-cell>
              <table:table-cell office:value-type="float" office:value="0.100970177575726">
                <text:p>0.10097017757572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327.538665826">
                <text:p>327.538665826</text:p>
              </table:table-cell>
              <table:table-cell office:value-type="float" office:value="0.100947291204835">
                <text:p>0.10094729120483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327.69253111">
                <text:p>327.69253111</text:p>
              </table:table-cell>
              <table:table-cell office:value-type="float" office:value="0.100916660086654">
                <text:p>0.10091666008665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327.845123851001">
                <text:p>327.845123851001</text:p>
              </table:table-cell>
              <table:table-cell office:value-type="float" office:value="0.100885999825048">
                <text:p>0.100885999825048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328.002869982">
                <text:p>328.002869982</text:p>
              </table:table-cell>
              <table:table-cell office:value-type="float" office:value="0.100849172151769">
                <text:p>0.10084917215176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328.149500275001">
                <text:p>328.149500275001</text:p>
              </table:table-cell>
              <table:table-cell office:value-type="float" office:value="0.100813565909335">
                <text:p>0.10081356590933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328.304695552">
                <text:p>328.304695552</text:p>
              </table:table-cell>
              <table:table-cell office:value-type="float" office:value="0.10077280394698">
                <text:p>0.10077280394698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328.541549273001">
                <text:p>328.541549273001</text:p>
              </table:table-cell>
              <table:table-cell office:value-type="float" office:value="0.100727932371478">
                <text:p>0.10072793237147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328.692419218">
                <text:p>328.692419218</text:p>
              </table:table-cell>
              <table:table-cell office:value-type="float" office:value="0.100679788040909">
                <text:p>0.100679788040909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328.886679375">
                <text:p>328.886679375</text:p>
              </table:table-cell>
              <table:table-cell office:value-type="float" office:value="0.100629040414468">
                <text:p>0.100629040414468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329.056867898001">
                <text:p>329.056867898001</text:p>
              </table:table-cell>
              <table:table-cell office:value-type="float" office:value="0.100582331814386">
                <text:p>0.100582331814386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329.211025115001">
                <text:p>329.211025115001</text:p>
              </table:table-cell>
              <table:table-cell office:value-type="float" office:value="0.100532755083616">
                <text:p>0.100532755083616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329.367780249">
                <text:p>329.367780249</text:p>
              </table:table-cell>
              <table:table-cell office:value-type="float" office:value="0.100480898688588">
                <text:p>0.10048089868858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329.526203609001">
                <text:p>329.526203609001</text:p>
              </table:table-cell>
              <table:table-cell office:value-type="float" office:value="0.100433321624017">
                <text:p>0.10043332162401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329.688363855001">
                <text:p>329.688363855001</text:p>
              </table:table-cell>
              <table:table-cell office:value-type="float" office:value="0.100383087171709">
                <text:p>0.10038308717170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329.843848306001">
                <text:p>329.843848306001</text:p>
              </table:table-cell>
              <table:table-cell office:value-type="float" office:value="0.100336818751025">
                <text:p>0.10033681875102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330.000853132">
                <text:p>330.000853132</text:p>
              </table:table-cell>
              <table:table-cell office:value-type="float" office:value="0.100287653362967">
                <text:p>0.10028765336296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30.154173042">
                <text:p>330.154173042</text:p>
              </table:table-cell>
              <table:table-cell office:value-type="float" office:value="0.100242251253139">
                <text:p>0.10024225125313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30.306387482">
                <text:p>330.306387482</text:p>
              </table:table-cell>
              <table:table-cell office:value-type="float" office:value="0.100193801002511">
                <text:p>0.10019380100251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30.461747663">
                <text:p>330.461747663</text:p>
              </table:table-cell>
              <table:table-cell office:value-type="float" office:value="0.100142926931627">
                <text:p>0.100142926931627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330.624772499001">
                <text:p>330.624772499001</text:p>
              </table:table-cell>
              <table:table-cell office:value-type="float" office:value="0.100096176241033">
                <text:p>0.10009617624103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330.781717226">
                <text:p>330.781717226</text:p>
              </table:table-cell>
              <table:table-cell office:value-type="float" office:value="0.100046683806745">
                <text:p>0.10004668380674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330.942394348001">
                <text:p>330.942394348001</text:p>
              </table:table-cell>
              <table:table-cell office:value-type="float" office:value="0.100001049404742">
                <text:p>0.100001049404742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331.103464805001">
                <text:p>331.103464805001</text:p>
              </table:table-cell>
              <table:table-cell office:value-type="float" office:value="0.0999524719300818">
                <text:p>0.0999524719300818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331.257920698001">
                <text:p>331.257920698001</text:p>
              </table:table-cell>
              <table:table-cell office:value-type="float" office:value="0.099907580445244">
                <text:p>0.099907580445244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331.408776936">
                <text:p>331.408776936</text:p>
              </table:table-cell>
              <table:table-cell office:value-type="float" office:value="0.0998596191734709">
                <text:p>0.099859619173470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331.569768293">
                <text:p>331.569768293</text:p>
              </table:table-cell>
              <table:table-cell office:value-type="float" office:value="0.0998092166185836">
                <text:p>0.0998092166185836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331.788576163">
                <text:p>331.788576163</text:p>
              </table:table-cell>
              <table:table-cell office:value-type="float" office:value="0.0997568755573103">
                <text:p>0.0997568755573103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331.966400603001">
                <text:p>331.966400603001</text:p>
              </table:table-cell>
              <table:table-cell office:value-type="float" office:value="0.099702998184769">
                <text:p>0.099702998184769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32.123728205001">
                <text:p>332.123728205001</text:p>
              </table:table-cell>
              <table:table-cell office:value-type="float" office:value="0.0996538994519743">
                <text:p>0.0996538994519743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32.282617081">
                <text:p>332.282617081</text:p>
              </table:table-cell>
              <table:table-cell office:value-type="float" office:value="0.0996026376338686">
                <text:p>0.0996026376338686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32.434216818">
                <text:p>332.434216818</text:p>
              </table:table-cell>
              <table:table-cell office:value-type="float" office:value="0.0995556421757489">
                <text:p>0.0995556421757489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32.595389078">
                <text:p>332.595389078</text:p>
              </table:table-cell>
              <table:table-cell office:value-type="float" office:value="0.0995060846102952">
                <text:p>0.099506084610295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332.752992073">
                <text:p>332.752992073</text:p>
              </table:table-cell>
              <table:table-cell office:value-type="float" office:value="0.0994604633561062">
                <text:p>0.099460463356106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332.911127313">
                <text:p>332.911127313</text:p>
              </table:table-cell>
              <table:table-cell office:value-type="float" office:value="0.0994120267281802">
                <text:p>0.0994120267281802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333.068490076001">
                <text:p>333.068490076001</text:p>
              </table:table-cell>
              <table:table-cell office:value-type="float" office:value="0.099361352151775">
                <text:p>0.09936135215177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333.22910708">
                <text:p>333.22910708</text:p>
              </table:table-cell>
              <table:table-cell office:value-type="float" office:value="0.0993148552269772">
                <text:p>0.0993148552269772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333.381304023001">
                <text:p>333.381304023001</text:p>
              </table:table-cell>
              <table:table-cell office:value-type="float" office:value="0.0992657538903779">
                <text:p>0.0992657538903779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333.537006571">
                <text:p>333.537006571</text:p>
              </table:table-cell>
              <table:table-cell office:value-type="float" office:value="0.0992205262815701">
                <text:p>0.0992205262815701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333.702964129">
                <text:p>333.702964129</text:p>
              </table:table-cell>
              <table:table-cell office:value-type="float" office:value="0.0991724618170977">
                <text:p>0.0991724618170977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333.862586514">
                <text:p>333.862586514</text:p>
              </table:table-cell>
              <table:table-cell office:value-type="float" office:value="0.0991221421155487">
                <text:p>0.0991221421155487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334.023023308">
                <text:p>334.023023308</text:p>
              </table:table-cell>
              <table:table-cell office:value-type="float" office:value="0.0990759576241141">
                <text:p>0.0990759576241141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334.183736045001">
                <text:p>334.183736045001</text:p>
              </table:table-cell>
              <table:table-cell office:value-type="float" office:value="0.099027163224179">
                <text:p>0.09902716322417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334.345814375">
                <text:p>334.345814375</text:p>
              </table:table-cell>
              <table:table-cell office:value-type="float" office:value="0.0989822096212593">
                <text:p>0.0989822096212593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334.523183635">
                <text:p>334.523183635</text:p>
              </table:table-cell>
              <table:table-cell office:value-type="float" office:value="0.0989344211979051">
                <text:p>0.0989344211979051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334.652536946001">
                <text:p>334.652536946001</text:p>
              </table:table-cell>
              <table:table-cell office:value-type="float" office:value="0.0988902829948183">
                <text:p>0.0988902829948183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334.823603175">
                <text:p>334.823603175</text:p>
              </table:table-cell>
              <table:table-cell office:value-type="float" office:value="0.0988431680998905">
                <text:p>0.098843168099890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334.985828637001">
                <text:p>334.985828637001</text:p>
              </table:table-cell>
              <table:table-cell office:value-type="float" office:value="0.0987936859588488">
                <text:p>0.098793685958848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335.147412123">
                <text:p>335.147412123</text:p>
              </table:table-cell>
              <table:table-cell office:value-type="float" office:value="0.0987482104158245">
                <text:p>0.098748210415824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335.308594236">
                <text:p>335.308594236</text:p>
              </table:table-cell>
              <table:table-cell office:value-type="float" office:value="0.0992970757953462">
                <text:p>0.099297075795346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335.463724640001">
                <text:p>335.463724640001</text:p>
              </table:table-cell>
              <table:table-cell office:value-type="float" office:value="0.0997240568176612">
                <text:p>0.099724056817661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335.624723641">
                <text:p>335.624723641</text:p>
              </table:table-cell>
              <table:table-cell office:value-type="float" office:value="0.100059591412972">
                <text:p>0.100059591412972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335.780073767">
                <text:p>335.780073767</text:p>
              </table:table-cell>
              <table:table-cell office:value-type="float" office:value="0.100315929464208">
                <text:p>0.10031592946420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335.932661526001">
                <text:p>335.932661526001</text:p>
              </table:table-cell>
              <table:table-cell office:value-type="float" office:value="0.100514960496277">
                <text:p>0.100514960496277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336.095183153">
                <text:p>336.095183153</text:p>
              </table:table-cell>
              <table:table-cell office:value-type="float" office:value="0.100662117295175">
                <text:p>0.10066211729517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336.260758739">
                <text:p>336.260758739</text:p>
              </table:table-cell>
              <table:table-cell office:value-type="float" office:value="0.100767789074235">
                <text:p>0.10076778907423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336.421930483">
                <text:p>336.421930483</text:p>
              </table:table-cell>
              <table:table-cell office:value-type="float" office:value="0.100846305046951">
                <text:p>0.100846305046951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336.572831177001">
                <text:p>336.572831177001</text:p>
              </table:table-cell>
              <table:table-cell office:value-type="float" office:value="0.100897085667059">
                <text:p>0.10089708566705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336.723498288">
                <text:p>336.723498288</text:p>
              </table:table-cell>
              <table:table-cell office:value-type="float" office:value="0.100931699449224">
                <text:p>0.100931699449224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336.879108328">
                <text:p>336.879108328</text:p>
              </table:table-cell>
              <table:table-cell office:value-type="float" office:value="0.100947379761399">
                <text:p>0.10094737976139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337.033393245">
                <text:p>337.033393245</text:p>
              </table:table-cell>
              <table:table-cell office:value-type="float" office:value="0.100953924005139">
                <text:p>0.100953924005139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337.183542011">
                <text:p>337.183542011</text:p>
              </table:table-cell>
              <table:table-cell office:value-type="float" office:value="0.100947170073806">
                <text:p>0.10094717007380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337.38912635">
                <text:p>337.38912635</text:p>
              </table:table-cell>
              <table:table-cell office:value-type="float" office:value="0.100929791828846">
                <text:p>0.100929791828846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337.547175365001">
                <text:p>337.547175365001</text:p>
              </table:table-cell>
              <table:table-cell office:value-type="float" office:value="0.100909907009933">
                <text:p>0.10090990700993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337.70532584">
                <text:p>337.70532584</text:p>
              </table:table-cell>
              <table:table-cell office:value-type="float" office:value="0.100882045347129">
                <text:p>0.100882045347129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337.859571328">
                <text:p>337.859571328</text:p>
              </table:table-cell>
              <table:table-cell office:value-type="float" office:value="0.100853784425851">
                <text:p>0.10085378442585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38.020777353">
                <text:p>338.020777353</text:p>
              </table:table-cell>
              <table:table-cell office:value-type="float" office:value="0.100819243116636">
                <text:p>0.10081924311663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38.171886650001">
                <text:p>338.171886650001</text:p>
              </table:table-cell>
              <table:table-cell office:value-type="float" office:value="0.100779691622637">
                <text:p>0.10077969162263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338.328194318">
                <text:p>338.328194318</text:p>
              </table:table-cell>
              <table:table-cell office:value-type="float" office:value="0.100742096493376">
                <text:p>0.100742096493376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338.486646378001">
                <text:p>338.486646378001</text:p>
              </table:table-cell>
              <table:table-cell office:value-type="float" office:value="0.100700123084707">
                <text:p>0.10070012308470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338.641239150001">
                <text:p>338.641239150001</text:p>
              </table:table-cell>
              <table:table-cell office:value-type="float" office:value="0.100660600980328">
                <text:p>0.100660600980328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338.79056414">
                <text:p>338.79056414</text:p>
              </table:table-cell>
              <table:table-cell office:value-type="float" office:value="0.100617107076729">
                <text:p>0.100617107076729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338.952022339">
                <text:p>338.952022339</text:p>
              </table:table-cell>
              <table:table-cell office:value-type="float" office:value="0.100576379104975">
                <text:p>0.10057637910497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339.104896354001">
                <text:p>339.104896354001</text:p>
              </table:table-cell>
              <table:table-cell office:value-type="float" office:value="0.100531941536636">
                <text:p>0.10053194153663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339.260595207001">
                <text:p>339.260595207001</text:p>
              </table:table-cell>
              <table:table-cell office:value-type="float" office:value="0.100484550279456">
                <text:p>0.10048455027945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339.42438106">
                <text:p>339.42438106</text:p>
              </table:table-cell>
              <table:table-cell office:value-type="float" office:value="0.100440721910383">
                <text:p>0.100440721910383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339.589161532001">
                <text:p>339.589161532001</text:p>
              </table:table-cell>
              <table:table-cell office:value-type="float" office:value="0.100393838948878">
                <text:p>0.100393838948878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39.750976046001">
                <text:p>339.750976046001</text:p>
              </table:table-cell>
              <table:table-cell office:value-type="float" office:value="0.100350427670594">
                <text:p>0.100350427670594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339.91286579">
                <text:p>339.91286579</text:p>
              </table:table-cell>
              <table:table-cell office:value-type="float" office:value="0.100303899262505">
                <text:p>0.10030389926250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40.031467841">
                <text:p>340.031467841</text:p>
              </table:table-cell>
              <table:table-cell office:value-type="float" office:value="0.100260782053513">
                <text:p>0.100260782053513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340.208191901001">
                <text:p>340.208191901001</text:p>
              </table:table-cell>
              <table:table-cell office:value-type="float" office:value="0.100214509726365">
                <text:p>0.10021450972636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40.371840153">
                <text:p>340.371840153</text:p>
              </table:table-cell>
              <table:table-cell office:value-type="float" office:value="0.100165727157746">
                <text:p>0.100165727157746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340.529639308001">
                <text:p>340.529639308001</text:p>
              </table:table-cell>
              <table:table-cell office:value-type="float" office:value="0.100120823936661">
                <text:p>0.100120823936661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340.685909269">
                <text:p>340.685909269</text:p>
              </table:table-cell>
              <table:table-cell office:value-type="float" office:value="0.100073157386697">
                <text:p>0.100073157386697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340.846008696">
                <text:p>340.846008696</text:p>
              </table:table-cell>
              <table:table-cell office:value-type="float" office:value="0.100029157333733">
                <text:p>0.100029157333733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341.013433696">
                <text:p>341.013433696</text:p>
              </table:table-cell>
              <table:table-cell office:value-type="float" office:value="0.0999822339973065">
                <text:p>0.099982233997306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341.174358462001">
                <text:p>341.174358462001</text:p>
              </table:table-cell>
              <table:table-cell office:value-type="float" office:value="0.0999329857898077">
                <text:p>0.0999329857898077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341.33949156">
                <text:p>341.33949156</text:p>
              </table:table-cell>
              <table:table-cell office:value-type="float" office:value="0.0998877376054532">
                <text:p>0.099887737605453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341.504164193">
                <text:p>341.504164193</text:p>
              </table:table-cell>
              <table:table-cell office:value-type="float" office:value="0.0998398501078092">
                <text:p>0.099839850107809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341.667168041">
                <text:p>341.667168041</text:p>
              </table:table-cell>
              <table:table-cell office:value-type="float" office:value="0.0997898648548472">
                <text:p>0.0997898648548472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341.825642014001">
                <text:p>341.825642014001</text:p>
              </table:table-cell>
              <table:table-cell office:value-type="float" office:value="0.0997440441532775">
                <text:p>0.099744044153277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341.990925383">
                <text:p>341.990925383</text:p>
              </table:table-cell>
              <table:table-cell office:value-type="float" office:value="0.0996957328350598">
                <text:p>0.0996957328350598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342.152226764">
                <text:p>342.152226764</text:p>
              </table:table-cell>
              <table:table-cell office:value-type="float" office:value="0.0996512615167313">
                <text:p>0.0996512615167313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342.308030631">
                <text:p>342.308030631</text:p>
              </table:table-cell>
              <table:table-cell office:value-type="float" office:value="0.0996040501490576">
                <text:p>0.0996040501490576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342.465418925">
                <text:p>342.465418925</text:p>
              </table:table-cell>
              <table:table-cell office:value-type="float" office:value="0.0995546603413384">
                <text:p>0.0995546603413384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342.61991371">
                <text:p>342.61991371</text:p>
              </table:table-cell>
              <table:table-cell office:value-type="float" office:value="0.0995093432307102">
                <text:p>0.0995093432307102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342.782920338001">
                <text:p>342.782920338001</text:p>
              </table:table-cell>
              <table:table-cell office:value-type="float" office:value="0.0994614891831083">
                <text:p>0.0994614891831083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342.939533554">
                <text:p>342.939533554</text:p>
              </table:table-cell>
              <table:table-cell office:value-type="float" office:value="0.0994174108444435">
                <text:p>0.099417410844443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343.068951873001">
                <text:p>343.068951873001</text:p>
              </table:table-cell>
              <table:table-cell office:value-type="float" office:value="0.0993705681154614">
                <text:p>0.0993705681154614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343.244223672001">
                <text:p>343.244223672001</text:p>
              </table:table-cell>
              <table:table-cell office:value-type="float" office:value="0.0993273089688929">
                <text:p>0.0993273089688929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343.412469543">
                <text:p>343.412469543</text:p>
              </table:table-cell>
              <table:table-cell office:value-type="float" office:value="0.0992811418413924">
                <text:p>0.0992811418413924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343.5660527">
                <text:p>343.5660527</text:p>
              </table:table-cell>
              <table:table-cell office:value-type="float" office:value="0.099232661798194">
                <text:p>0.099232661798194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343.724436624">
                <text:p>343.724436624</text:p>
              </table:table-cell>
              <table:table-cell office:value-type="float" office:value="0.099188109636575">
                <text:p>0.09918810963657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343.879649537001">
                <text:p>343.879649537001</text:p>
              </table:table-cell>
              <table:table-cell office:value-type="float" office:value="0.099140941725558">
                <text:p>0.099140941725558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344.043736017001">
                <text:p>344.043736017001</text:p>
              </table:table-cell>
              <table:table-cell office:value-type="float" office:value="0.0990974493362218">
                <text:p>0.099097449336221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44.200407464001">
                <text:p>344.200407464001</text:p>
              </table:table-cell>
              <table:table-cell office:value-type="float" office:value="0.0990511493497568">
                <text:p>0.0990511493497568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44.36399107">
                <text:p>344.36399107</text:p>
              </table:table-cell>
              <table:table-cell office:value-type="float" office:value="0.0990026166608574">
                <text:p>0.099002616660857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344.469770839">
                <text:p>344.469770839</text:p>
              </table:table-cell>
              <table:table-cell office:value-type="float" office:value="0.0989580491683141">
                <text:p>0.0989580491683141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44.630596108001">
                <text:p>344.630596108001</text:p>
              </table:table-cell>
              <table:table-cell office:value-type="float" office:value="0.0989166571679362">
                <text:p>0.0989166571679362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44.794812321001">
                <text:p>344.794812321001</text:p>
              </table:table-cell>
              <table:table-cell office:value-type="float" office:value="0.0988720775485725">
                <text:p>0.098872077548572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44.957518708">
                <text:p>344.957518708</text:p>
              </table:table-cell>
              <table:table-cell office:value-type="float" office:value="0.0988306858345632">
                <text:p>0.098830685834563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345.112687632">
                <text:p>345.112687632</text:p>
              </table:table-cell>
              <table:table-cell office:value-type="float" office:value="0.0987861263938686">
                <text:p>0.0987861263938686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345.275705523">
                <text:p>345.275705523</text:p>
              </table:table-cell>
              <table:table-cell office:value-type="float" office:value="0.0993187561875587">
                <text:p>0.0993187561875587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345.429804147">
                <text:p>345.429804147</text:p>
              </table:table-cell>
              <table:table-cell office:value-type="float" office:value="0.0997389806092762">
                <text:p>0.0997389806092762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345.595563166001">
                <text:p>345.595563166001</text:p>
              </table:table-cell>
              <table:table-cell office:value-type="float" office:value="0.100063411536364">
                <text:p>0.100063411536364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345.760786099">
                <text:p>345.760786099</text:p>
              </table:table-cell>
              <table:table-cell office:value-type="float" office:value="0.100311221269612">
                <text:p>0.100311221269612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345.975914263">
                <text:p>345.975914263</text:p>
              </table:table-cell>
              <table:table-cell office:value-type="float" office:value="0.100497747626045">
                <text:p>0.10049774762604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346.161495436">
                <text:p>346.161495436</text:p>
              </table:table-cell>
              <table:table-cell office:value-type="float" office:value="0.100635260835731">
                <text:p>0.10063526083573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346.328112574">
                <text:p>346.328112574</text:p>
              </table:table-cell>
              <table:table-cell office:value-type="float" office:value="0.100739422541417">
                <text:p>0.10073942254141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346.494477120001">
                <text:p>346.494477120001</text:p>
              </table:table-cell>
              <table:table-cell office:value-type="float" office:value="0.100811064318518">
                <text:p>0.100811064318518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346.660468182001">
                <text:p>346.660468182001</text:p>
              </table:table-cell>
              <table:table-cell office:value-type="float" office:value="0.10085670364881">
                <text:p>0.1008567036488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346.827556095001">
                <text:p>346.827556095001</text:p>
              </table:table-cell>
              <table:table-cell office:value-type="float" office:value="0.100887383121068">
                <text:p>0.10088738312106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46.99085147">
                <text:p>346.99085147</text:p>
              </table:table-cell>
              <table:table-cell office:value-type="float" office:value="0.100900272807786">
                <text:p>0.100900272807786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347.146480671">
                <text:p>347.146480671</text:p>
              </table:table-cell>
              <table:table-cell office:value-type="float" office:value="0.100904762652227">
                <text:p>0.10090476265222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347.306312542">
                <text:p>347.306312542</text:p>
              </table:table-cell>
              <table:table-cell office:value-type="float" office:value="0.100896720784605">
                <text:p>0.10089672078460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347.459423059">
                <text:p>347.459423059</text:p>
              </table:table-cell>
              <table:table-cell office:value-type="float" office:value="0.100884475446469">
                <text:p>0.10088447544646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347.610147772">
                <text:p>347.610147772</text:p>
              </table:table-cell>
              <table:table-cell office:value-type="float" office:value="0.100863065528496">
                <text:p>0.100863065528496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47.762844674">
                <text:p>347.762844674</text:p>
              </table:table-cell>
              <table:table-cell office:value-type="float" office:value="0.100834337314884">
                <text:p>0.100834337314884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47.921258063">
                <text:p>347.921258063</text:p>
              </table:table-cell>
              <table:table-cell office:value-type="float" office:value="0.10080555961025">
                <text:p>0.1008055596102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48.072244228">
                <text:p>348.072244228</text:p>
              </table:table-cell>
              <table:table-cell office:value-type="float" office:value="0.100770957176411">
                <text:p>0.100770957176411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48.233368244">
                <text:p>348.233368244</text:p>
              </table:table-cell>
              <table:table-cell office:value-type="float" office:value="0.100737490087206">
                <text:p>0.10073749008720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48.386453361">
                <text:p>348.386453361</text:p>
              </table:table-cell>
              <table:table-cell office:value-type="float" office:value="0.100699156103088">
                <text:p>0.100699156103088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348.544205854">
                <text:p>348.544205854</text:p>
              </table:table-cell>
              <table:table-cell office:value-type="float" office:value="0.100662713739449">
                <text:p>0.100662713739449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348.700721395">
                <text:p>348.700721395</text:p>
              </table:table-cell>
              <table:table-cell office:value-type="float" office:value="0.100622019441617">
                <text:p>0.100622019441617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348.900026067">
                <text:p>348.900026067</text:p>
              </table:table-cell>
              <table:table-cell office:value-type="float" office:value="0.100577936838434">
                <text:p>0.100577936838434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349.069378144">
                <text:p>349.069378144</text:p>
              </table:table-cell>
              <table:table-cell office:value-type="float" office:value="0.100531156810197">
                <text:p>0.100531156810197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49.236002825">
                <text:p>349.236002825</text:p>
              </table:table-cell>
              <table:table-cell office:value-type="float" office:value="0.100487980764867">
                <text:p>0.10048798076486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49.389619678001">
                <text:p>349.389619678001</text:p>
              </table:table-cell>
              <table:table-cell office:value-type="float" office:value="0.100441945769155">
                <text:p>0.10044194576915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49.557878546">
                <text:p>349.557878546</text:p>
              </table:table-cell>
              <table:table-cell office:value-type="float" office:value="0.100399375630215">
                <text:p>0.10039937563021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49.729740399001">
                <text:p>349.729740399001</text:p>
              </table:table-cell>
              <table:table-cell office:value-type="float" office:value="0.100353845094899">
                <text:p>0.100353845094899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49.8993877">
                <text:p>349.8993877</text:p>
              </table:table-cell>
              <table:table-cell office:value-type="float" office:value="0.100305959371114">
                <text:p>0.10030595937111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50.05777062">
                <text:p>350.05777062</text:p>
              </table:table-cell>
              <table:table-cell office:value-type="float" office:value="0.100261925060517">
                <text:p>0.10026192506051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50.220099880001">
                <text:p>350.220099880001</text:p>
              </table:table-cell>
              <table:table-cell office:value-type="float" office:value="0.100215255967248">
                <text:p>0.100215255967248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50.382137357001">
                <text:p>350.382137357001</text:p>
              </table:table-cell>
              <table:table-cell office:value-type="float" office:value="0.100166492120271">
                <text:p>0.10016649212027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50.546091923">
                <text:p>350.546091923</text:p>
              </table:table-cell>
              <table:table-cell office:value-type="float" office:value="0.10012177165167">
                <text:p>0.1001217716516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350.705145851">
                <text:p>350.705145851</text:p>
              </table:table-cell>
              <table:table-cell office:value-type="float" office:value="0.100074586271108">
                <text:p>0.100074586271108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350.862879406001">
                <text:p>350.862879406001</text:p>
              </table:table-cell>
              <table:table-cell office:value-type="float" office:value="0.100025441977525">
                <text:p>0.10002544197752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351.019377739">
                <text:p>351.019377739</text:p>
              </table:table-cell>
              <table:table-cell office:value-type="float" office:value="0.0999804334223397">
                <text:p>0.0999804334223397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51.186412025">
                <text:p>351.186412025</text:p>
              </table:table-cell>
              <table:table-cell office:value-type="float" office:value="0.099933050072155">
                <text:p>0.09993305007215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51.353698375">
                <text:p>351.353698375</text:p>
              </table:table-cell>
              <table:table-cell office:value-type="float" office:value="0.099889460000744">
                <text:p>0.099889460000744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51.541696300001">
                <text:p>351.541696300001</text:p>
              </table:table-cell>
              <table:table-cell office:value-type="float" office:value="0.0998432308707546">
                <text:p>0.0998432308707546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351.661876675001">
                <text:p>351.661876675001</text:p>
              </table:table-cell>
              <table:table-cell office:value-type="float" office:value="0.0997949034217033">
                <text:p>0.0997949034217033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351.830039024">
                <text:p>351.830039024</text:p>
              </table:table-cell>
              <table:table-cell office:value-type="float" office:value="0.0997505742309615">
                <text:p>0.099750574230961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352.000059761001">
                <text:p>352.000059761001</text:p>
              </table:table-cell>
              <table:table-cell office:value-type="float" office:value="0.0997037860836603">
                <text:p>0.0997037860836603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352.161010619">
                <text:p>352.161010619</text:p>
              </table:table-cell>
              <table:table-cell office:value-type="float" office:value="0.0996550436438535">
                <text:p>0.099655043643853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352.324637874001">
                <text:p>352.324637874001</text:p>
              </table:table-cell>
              <table:table-cell office:value-type="float" office:value="0.0996103985514465">
                <text:p>0.099610398551446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352.483520622">
                <text:p>352.483520622</text:p>
              </table:table-cell>
              <table:table-cell office:value-type="float" office:value="0.0995633898235536">
                <text:p>0.0995633898235536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352.645916995">
                <text:p>352.645916995</text:p>
              </table:table-cell>
              <table:table-cell office:value-type="float" office:value="0.0995201413223683">
                <text:p>0.099520141322368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352.800986636001">
                <text:p>352.800986636001</text:p>
              </table:table-cell>
              <table:table-cell office:value-type="float" office:value="0.0994742690862634">
                <text:p>0.099474269086263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352.963716942">
                <text:p>352.963716942</text:p>
              </table:table-cell>
              <table:table-cell office:value-type="float" office:value="0.0994263106475194">
                <text:p>0.099426310647519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353.122926854">
                <text:p>353.122926854</text:p>
              </table:table-cell>
              <table:table-cell office:value-type="float" office:value="0.0993823183592854">
                <text:p>0.099382318359285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353.280147396001">
                <text:p>353.280147396001</text:p>
              </table:table-cell>
              <table:table-cell office:value-type="float" office:value="0.0993358830160402">
                <text:p>0.099335883016040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353.445192976001">
                <text:p>353.445192976001</text:p>
              </table:table-cell>
              <table:table-cell office:value-type="float" office:value="0.099293118760609">
                <text:p>0.099293118760609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353.609741261001">
                <text:p>353.609741261001</text:p>
              </table:table-cell>
              <table:table-cell office:value-type="float" office:value="0.0992476849320649">
                <text:p>0.0992476849320649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353.764671411001">
                <text:p>353.764671411001</text:p>
              </table:table-cell>
              <table:table-cell office:value-type="float" office:value="0.0992001281436717">
                <text:p>0.0992001281436717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353.92447137">
                <text:p>353.92447137</text:p>
              </table:table-cell>
              <table:table-cell office:value-type="float" office:value="0.0991564826054351">
                <text:p>0.0991564826054351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354.085717953">
                <text:p>354.085717953</text:p>
              </table:table-cell>
              <table:table-cell office:value-type="float" office:value="0.099110375456875">
                <text:p>0.09911037545687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354.242109307001">
                <text:p>354.242109307001</text:p>
              </table:table-cell>
              <table:table-cell office:value-type="float" office:value="0.0990678991222109">
                <text:p>0.0990678991222109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354.36584784">
                <text:p>354.36584784</text:p>
              </table:table-cell>
              <table:table-cell office:value-type="float" office:value="0.0990227462957919">
                <text:p>0.099022746295791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354.475706006">
                <text:p>354.475706006</text:p>
              </table:table-cell>
              <table:table-cell office:value-type="float" office:value="0.0989810428864359">
                <text:p>0.0989810428864359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354.639279393001">
                <text:p>354.639279393001</text:p>
              </table:table-cell>
              <table:table-cell office:value-type="float" office:value="0.0989421021612515">
                <text:p>0.098942102161251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354.796125983001">
                <text:p>354.796125983001</text:p>
              </table:table-cell>
              <table:table-cell office:value-type="float" office:value="0.0988998030266034">
                <text:p>0.098899803026603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354.957373587001">
                <text:p>354.957373587001</text:p>
              </table:table-cell>
              <table:table-cell office:value-type="float" office:value="0.0988603951567593">
                <text:p>0.0988603951567593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355.118241787">
                <text:p>355.118241787</text:p>
              </table:table-cell>
              <table:table-cell office:value-type="float" office:value="0.0988177411535924">
                <text:p>0.098817741153592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355.278872655001">
                <text:p>355.278872655001</text:p>
              </table:table-cell>
              <table:table-cell office:value-type="float" office:value="0.099335883063719">
                <text:p>0.099335883063719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355.447691904001">
                <text:p>355.447691904001</text:p>
              </table:table-cell>
              <table:table-cell office:value-type="float" office:value="0.0997446850485533">
                <text:p>0.099744685048553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355.612153931001">
                <text:p>355.612153931001</text:p>
              </table:table-cell>
              <table:table-cell office:value-type="float" office:value="0.100060313195049">
                <text:p>0.100060313195049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55.774571577001">
                <text:p>355.774571577001</text:p>
              </table:table-cell>
              <table:table-cell office:value-type="float" office:value="0.100301415113001">
                <text:p>0.100301415113001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355.930752492">
                <text:p>355.930752492</text:p>
              </table:table-cell>
              <table:table-cell office:value-type="float" office:value="0.100488601156768">
                <text:p>0.100488601156768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56.102726053">
                <text:p>356.102726053</text:p>
              </table:table-cell>
              <table:table-cell office:value-type="float" office:value="0.100626968615127">
                <text:p>0.100626968615127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56.257831357">
                <text:p>356.257831357</text:p>
              </table:table-cell>
              <table:table-cell office:value-type="float" office:value="0.10073197669036">
                <text:p>0.10073197669036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56.413001123">
                <text:p>356.413001123</text:p>
              </table:table-cell>
              <table:table-cell office:value-type="float" office:value="0.100804620947907">
                <text:p>0.10080462094790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356.573572562001">
                <text:p>356.573572562001</text:p>
              </table:table-cell>
              <table:table-cell office:value-type="float" office:value="0.100851386907077">
                <text:p>0.10085138690707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356.736267292001">
                <text:p>356.736267292001</text:p>
              </table:table-cell>
              <table:table-cell office:value-type="float" office:value="0.100883129727682">
                <text:p>0.100883129727682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356.891320216">
                <text:p>356.891320216</text:p>
              </table:table-cell>
              <table:table-cell office:value-type="float" office:value="0.100897193630715">
                <text:p>0.10089719363071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357.046742954">
                <text:p>357.046742954</text:p>
              </table:table-cell>
              <table:table-cell office:value-type="float" office:value="0.100902784341073">
                <text:p>0.10090278434107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357.197533367001">
                <text:p>357.197533367001</text:p>
              </table:table-cell>
              <table:table-cell office:value-type="float" office:value="0.100895945601186">
                <text:p>0.100895945601186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357.332396112">
                <text:p>357.332396112</text:p>
              </table:table-cell>
              <table:table-cell office:value-type="float" office:value="0.10088482370784">
                <text:p>0.1008848237078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57.573483449">
                <text:p>357.573483449</text:p>
              </table:table-cell>
              <table:table-cell office:value-type="float" office:value="0.100858992467531">
                <text:p>0.100858992467531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357.728670816">
                <text:p>357.728670816</text:p>
              </table:table-cell>
              <table:table-cell office:value-type="float" office:value="0.10083268921745">
                <text:p>0.1008326892174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357.884101415">
                <text:p>357.884101415</text:p>
              </table:table-cell>
              <table:table-cell office:value-type="float" office:value="0.100800379561879">
                <text:p>0.100800379561879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358.034376134">
                <text:p>358.034376134</text:p>
              </table:table-cell>
              <table:table-cell office:value-type="float" office:value="0.100768903034463">
                <text:p>0.100768903034463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358.187678092">
                <text:p>358.187678092</text:p>
              </table:table-cell>
              <table:table-cell office:value-type="float" office:value="0.100732473642994">
                <text:p>0.100732473642994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358.339818799001">
                <text:p>358.339818799001</text:p>
              </table:table-cell>
              <table:table-cell office:value-type="float" office:value="0.10069771075797">
                <text:p>0.10069771075797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358.499175758">
                <text:p>358.499175758</text:p>
              </table:table-cell>
              <table:table-cell office:value-type="float" office:value="0.100658671118939">
                <text:p>0.100658671118939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358.65582211">
                <text:p>358.65582211</text:p>
              </table:table-cell>
              <table:table-cell office:value-type="float" office:value="0.100621829443295">
                <text:p>0.10062182944329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358.811670385">
                <text:p>358.811670385</text:p>
              </table:table-cell>
              <table:table-cell office:value-type="float" office:value="0.100581145563004">
                <text:p>0.10058114556300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358.967093235">
                <text:p>358.967093235</text:p>
              </table:table-cell>
              <table:table-cell office:value-type="float" office:value="0.100537400420295">
                <text:p>0.100537400420295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59.119104431001">
                <text:p>359.119104431001</text:p>
              </table:table-cell>
              <table:table-cell office:value-type="float" office:value="0.100496809968343">
                <text:p>0.100496809968343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59.273532622">
                <text:p>359.273532622</text:p>
              </table:table-cell>
              <table:table-cell office:value-type="float" office:value="0.100453158281081">
                <text:p>0.100453158281081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59.437239185">
                <text:p>359.437239185</text:p>
              </table:table-cell>
              <table:table-cell office:value-type="float" office:value="0.100412651938148">
                <text:p>0.100412651938148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59.602627895">
                <text:p>359.602627895</text:p>
              </table:table-cell>
              <table:table-cell office:value-type="float" office:value="0.100369086204011">
                <text:p>0.100369086204011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59.759530411">
                <text:p>359.759530411</text:p>
              </table:table-cell>
              <table:table-cell office:value-type="float" office:value="0.100328657944845">
                <text:p>0.10032865794484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59.964625414001">
                <text:p>359.964625414001</text:p>
              </table:table-cell>
              <table:table-cell office:value-type="float" office:value="0.100279606923015">
                <text:p>0.100279606923015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360.134427648">
                <text:p>360.134427648</text:p>
              </table:table-cell>
              <table:table-cell office:value-type="float" office:value="0.100234802825794">
                <text:p>0.10023480282579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360.295351404">
                <text:p>360.295351404</text:p>
              </table:table-cell>
              <table:table-cell office:value-type="float" office:value="0.100187842260635">
                <text:p>0.10018784226063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360.450232541">
                <text:p>360.450232541</text:p>
              </table:table-cell>
              <table:table-cell office:value-type="float" office:value="0.100144719795734">
                <text:p>0.100144719795734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60.610964506001">
                <text:p>360.610964506001</text:p>
              </table:table-cell>
              <table:table-cell office:value-type="float" office:value="0.100099123047245">
                <text:p>0.10009912304724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60.774600309001">
                <text:p>360.774600309001</text:p>
              </table:table-cell>
              <table:table-cell office:value-type="float" office:value="0.100051559186756">
                <text:p>0.100051559186756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60.937604666">
                <text:p>360.937604666</text:p>
              </table:table-cell>
              <table:table-cell office:value-type="float" office:value="0.100007969479188">
                <text:p>0.10000796947918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61.102005208">
                <text:p>361.102005208</text:p>
              </table:table-cell>
              <table:table-cell office:value-type="float" office:value="0.0999620296853463">
                <text:p>0.0999620296853463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361.264837663">
                <text:p>361.264837663</text:p>
              </table:table-cell>
              <table:table-cell office:value-type="float" office:value="0.0999142220862271">
                <text:p>0.0999142220862271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361.425966453">
                <text:p>361.425966453</text:p>
              </table:table-cell>
              <table:table-cell office:value-type="float" office:value="0.0998704527174447">
                <text:p>0.0998704527174447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361.586563338001">
                <text:p>361.586563338001</text:p>
              </table:table-cell>
              <table:table-cell office:value-type="float" office:value="0.0998243998158047">
                <text:p>0.0998243998158047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361.753076001">
                <text:p>361.753076001</text:p>
              </table:table-cell>
              <table:table-cell office:value-type="float" office:value="0.0997820433722896">
                <text:p>0.0997820433722896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361.923142829">
                <text:p>361.923142829</text:p>
              </table:table-cell>
              <table:table-cell office:value-type="float" office:value="0.0997371391226104">
                <text:p>0.099737139122610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362.081722714001">
                <text:p>362.081722714001</text:p>
              </table:table-cell>
              <table:table-cell office:value-type="float" office:value="0.0996902088105262">
                <text:p>0.099690208810526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362.244327108">
                <text:p>362.244327108</text:p>
              </table:table-cell>
              <table:table-cell office:value-type="float" office:value="0.0996471656668238">
                <text:p>0.0996471656668238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362.396444269">
                <text:p>362.396444269</text:p>
              </table:table-cell>
              <table:table-cell office:value-type="float" office:value="0.099601742475464">
                <text:p>0.099601742475464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362.612430505001">
                <text:p>362.612430505001</text:p>
              </table:table-cell>
              <table:table-cell office:value-type="float" office:value="0.0995544273781079">
                <text:p>0.0995544273781079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362.781577715001">
                <text:p>362.781577715001</text:p>
              </table:table-cell>
              <table:table-cell office:value-type="float" office:value="0.0995056108680036">
                <text:p>0.0995056108680036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362.94312592">
                <text:p>362.94312592</text:p>
              </table:table-cell>
              <table:table-cell office:value-type="float" office:value="0.0994610799795656">
                <text:p>0.099461079979565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363.096723996">
                <text:p>363.096723996</text:p>
              </table:table-cell>
              <table:table-cell office:value-type="float" office:value="0.0994145089671144">
                <text:p>0.0994145089671144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63.258815757001">
                <text:p>363.258815757001</text:p>
              </table:table-cell>
              <table:table-cell office:value-type="float" office:value="0.0993717835308147">
                <text:p>0.0993717835308147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63.412327133">
                <text:p>363.412327133</text:p>
              </table:table-cell>
              <table:table-cell office:value-type="float" office:value="0.0993266749656598">
                <text:p>0.0993266749656598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363.573373794">
                <text:p>363.573373794</text:p>
              </table:table-cell>
              <table:table-cell office:value-type="float" office:value="0.0992796719295881">
                <text:p>0.0992796719295881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363.728604977">
                <text:p>363.728604977</text:p>
              </table:table-cell>
              <table:table-cell office:value-type="float" office:value="0.0992366159146116">
                <text:p>0.0992366159146116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363.881999802001">
                <text:p>363.881999802001</text:p>
              </table:table-cell>
              <table:table-cell office:value-type="float" office:value="0.0991912729297091">
                <text:p>0.0991912729297091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364.043988772">
                <text:p>364.043988772</text:p>
              </table:table-cell>
              <table:table-cell office:value-type="float" office:value="0.0991495539500362">
                <text:p>0.0991495539500362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64.204424647">
                <text:p>364.204424647</text:p>
              </table:table-cell>
              <table:table-cell office:value-type="float" office:value="0.0991052985598641">
                <text:p>0.0991052985598641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64.370844632001">
                <text:p>364.370844632001</text:p>
              </table:table-cell>
              <table:table-cell office:value-type="float" office:value="0.0990590259942796">
                <text:p>0.0990590259942796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64.540103466001">
                <text:p>364.540103466001</text:p>
              </table:table-cell>
              <table:table-cell office:value-type="float" office:value="0.0990165782913051">
                <text:p>0.099016578291305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64.695992946001">
                <text:p>364.695992946001</text:p>
              </table:table-cell>
              <table:table-cell office:value-type="float" office:value="0.0989717697680605">
                <text:p>0.098971769768060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64.861086279">
                <text:p>364.861086279</text:p>
              </table:table-cell>
              <table:table-cell office:value-type="float" office:value="0.0989250844924517">
                <text:p>0.098925084492451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65.024911268">
                <text:p>365.024911268</text:p>
              </table:table-cell>
              <table:table-cell office:value-type="float" office:value="0.0988823215012825">
                <text:p>0.098882321501282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65.196191272001">
                <text:p>365.196191272001</text:p>
              </table:table-cell>
              <table:table-cell office:value-type="float" office:value="0.0988372904704149">
                <text:p>0.0988372904704149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65.318057075">
                <text:p>365.318057075</text:p>
              </table:table-cell>
              <table:table-cell office:value-type="float" office:value="0.0993438049790716">
                <text:p>0.0993438049790716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65.490227088">
                <text:p>365.490227088</text:p>
              </table:table-cell>
              <table:table-cell office:value-type="float" office:value="0.0997379136437173">
                <text:p>0.0997379136437173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65.650275951">
                <text:p>365.650275951</text:p>
              </table:table-cell>
              <table:table-cell office:value-type="float" office:value="0.1000476536634">
                <text:p>0.1000476536634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365.819172082001">
                <text:p>365.819172082001</text:p>
              </table:table-cell>
              <table:table-cell office:value-type="float" office:value="0.100284360960816">
                <text:p>0.100284360960816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365.979632600001">
                <text:p>365.979632600001</text:p>
              </table:table-cell>
              <table:table-cell office:value-type="float" office:value="0.100462654204802">
                <text:p>0.100462654204802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366.157538850001">
                <text:p>366.157538850001</text:p>
              </table:table-cell>
              <table:table-cell office:value-type="float" office:value="0.100599757043448">
                <text:p>0.10059975704344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66.319572774">
                <text:p>366.319572774</text:p>
              </table:table-cell>
              <table:table-cell office:value-type="float" office:value="0.100698384869731">
                <text:p>0.100698384869731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366.479086172">
                <text:p>366.479086172</text:p>
              </table:table-cell>
              <table:table-cell office:value-type="float" office:value="0.100766244760886">
                <text:p>0.100766244760886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366.635808183">
                <text:p>366.635808183</text:p>
              </table:table-cell>
              <table:table-cell office:value-type="float" office:value="0.100815016010729">
                <text:p>0.100815016010729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366.791820847">
                <text:p>366.791820847</text:p>
              </table:table-cell>
              <table:table-cell office:value-type="float" office:value="0.100843008715814">
                <text:p>0.10084300871581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366.956894941">
                <text:p>366.956894941</text:p>
              </table:table-cell>
              <table:table-cell office:value-type="float" office:value="0.100859895243246">
                <text:p>0.100859895243246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367.113198488">
                <text:p>367.113198488</text:p>
              </table:table-cell>
              <table:table-cell office:value-type="float" office:value="0.10086239820114">
                <text:p>0.1008623982011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367.26503587">
                <text:p>367.26503587</text:p>
              </table:table-cell>
              <table:table-cell office:value-type="float" office:value="0.100853406299331">
                <text:p>0.100853406299331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367.419105266001">
                <text:p>367.419105266001</text:p>
              </table:table-cell>
              <table:table-cell office:value-type="float" office:value="0.100840720136169">
                <text:p>0.100840720136169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367.571744967">
                <text:p>367.571744967</text:p>
              </table:table-cell>
              <table:table-cell office:value-type="float" office:value="0.100819594894669">
                <text:p>0.100819594894669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67.719613491">
                <text:p>367.719613491</text:p>
              </table:table-cell>
              <table:table-cell office:value-type="float" office:value="0.10079721102733">
                <text:p>0.10079721102733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67.879019589001">
                <text:p>367.879019589001</text:p>
              </table:table-cell>
              <table:table-cell office:value-type="float" office:value="0.100768345535683">
                <text:p>0.100768345535683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68.060527858001">
                <text:p>368.060527858001</text:p>
              </table:table-cell>
              <table:table-cell office:value-type="float" office:value="0.10073430666237">
                <text:p>0.10073430666237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68.171293732001">
                <text:p>368.171293732001</text:p>
              </table:table-cell>
              <table:table-cell office:value-type="float" office:value="0.100701606786813">
                <text:p>0.100701606786813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68.329405158001">
                <text:p>368.329405158001</text:p>
              </table:table-cell>
              <table:table-cell office:value-type="float" office:value="0.100669981081625">
                <text:p>0.100669981081625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368.481631546">
                <text:p>368.481631546</text:p>
              </table:table-cell>
              <table:table-cell office:value-type="float" office:value="0.100633757814784">
                <text:p>0.100633757814784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368.635305359">
                <text:p>368.635305359</text:p>
              </table:table-cell>
              <table:table-cell office:value-type="float" office:value="0.100599322298528">
                <text:p>0.10059932229852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368.787334245">
                <text:p>368.787334245</text:p>
              </table:table-cell>
              <table:table-cell office:value-type="float" office:value="0.10056086896501">
                <text:p>0.1005608689650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368.939021738001">
                <text:p>368.939021738001</text:p>
              </table:table-cell>
              <table:table-cell office:value-type="float" office:value="0.100524658275643">
                <text:p>0.10052465827564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369.088861572001">
                <text:p>369.088861572001</text:p>
              </table:table-cell>
              <table:table-cell office:value-type="float" office:value="0.100484802542423">
                <text:p>0.100484802542423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369.240015629001">
                <text:p>369.240015629001</text:p>
              </table:table-cell>
              <table:table-cell office:value-type="float" office:value="0.100447478791868">
                <text:p>0.100447478791868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369.403248738">
                <text:p>369.403248738</text:p>
              </table:table-cell>
              <table:table-cell office:value-type="float" office:value="0.100406750305236">
                <text:p>0.100406750305236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69.568683259">
                <text:p>369.568683259</text:p>
              </table:table-cell>
              <table:table-cell office:value-type="float" office:value="0.100363309802813">
                <text:p>0.100363309802813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369.721915848">
                <text:p>369.721915848</text:p>
              </table:table-cell>
              <table:table-cell office:value-type="float" office:value="0.100323132953242">
                <text:p>0.10032313295324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369.878848454">
                <text:p>369.878848454</text:p>
              </table:table-cell>
              <table:table-cell office:value-type="float" office:value="0.100280151384238">
                <text:p>0.100280151384238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370.035106453001">
                <text:p>370.035106453001</text:p>
              </table:table-cell>
              <table:table-cell office:value-type="float" office:value="0.10024035048256">
                <text:p>0.10024035048256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370.195789476001">
                <text:p>370.195789476001</text:p>
              </table:table-cell>
              <table:table-cell office:value-type="float" office:value="0.100197687252768">
                <text:p>0.10019768725276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370.346880445">
                <text:p>370.346880445</text:p>
              </table:table-cell>
              <table:table-cell office:value-type="float" office:value="0.100158149802215">
                <text:p>0.100158149802215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370.504527079001">
                <text:p>370.504527079001</text:p>
              </table:table-cell>
              <table:table-cell office:value-type="float" office:value="0.100115714871486">
                <text:p>0.10011571487148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370.663730248">
                <text:p>370.663730248</text:p>
              </table:table-cell>
              <table:table-cell office:value-type="float" office:value="0.10007097362505">
                <text:p>0.1000709736250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370.848394142">
                <text:p>370.848394142</text:p>
              </table:table-cell>
              <table:table-cell office:value-type="float" office:value="0.100029788346734">
                <text:p>0.100029788346734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370.977938575001">
                <text:p>370.977938575001</text:p>
              </table:table-cell>
              <table:table-cell office:value-type="float" office:value="0.0999860642894723">
                <text:p>0.099986064289472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71.140794582">
                <text:p>371.140794582</text:p>
              </table:table-cell>
              <table:table-cell office:value-type="float" office:value="0.0999457014855153">
                <text:p>0.099945701485515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371.296541187">
                <text:p>371.296541187</text:p>
              </table:table-cell>
              <table:table-cell office:value-type="float" office:value="0.0999026528326171">
                <text:p>0.099902652832617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71.461164332">
                <text:p>371.461164332</text:p>
              </table:table-cell>
              <table:table-cell office:value-type="float" office:value="0.0998574670936799">
                <text:p>0.0998574670936799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71.628534444">
                <text:p>371.628534444</text:p>
              </table:table-cell>
              <table:table-cell office:value-type="float" office:value="0.0998159494357842">
                <text:p>0.099815949435784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71.783572073">
                <text:p>371.783572073</text:p>
              </table:table-cell>
              <table:table-cell office:value-type="float" office:value="0.0997720058474161">
                <text:p>0.0997720058474161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371.943675432">
                <text:p>371.943675432</text:p>
              </table:table-cell>
              <table:table-cell office:value-type="float" office:value="0.0997314905767488">
                <text:p>0.0997314905767488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372.108985184001">
                <text:p>372.108985184001</text:p>
              </table:table-cell>
              <table:table-cell office:value-type="float" office:value="0.0996883662107266">
                <text:p>0.0996883662107266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372.267110454">
                <text:p>372.267110454</text:p>
              </table:table-cell>
              <table:table-cell office:value-type="float" office:value="0.0996431660868609">
                <text:p>0.0996431660868609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372.428843711001">
                <text:p>372.428843711001</text:p>
              </table:table-cell>
              <table:table-cell office:value-type="float" office:value="0.0996016599858553">
                <text:p>0.0996016599858553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372.583824660001">
                <text:p>372.583824660001</text:p>
              </table:table-cell>
              <table:table-cell office:value-type="float" office:value="0.0995577717168604">
                <text:p>0.099557771716860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372.741421686001">
                <text:p>372.741421686001</text:p>
              </table:table-cell>
              <table:table-cell office:value-type="float" office:value="0.0995173237107601">
                <text:p>0.0995173237107601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372.89595489">
                <text:p>372.89595489</text:p>
              </table:table-cell>
              <table:table-cell office:value-type="float" office:value="0.0994742991189033">
                <text:p>0.099474299118903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373.059186552">
                <text:p>373.059186552</text:p>
              </table:table-cell>
              <table:table-cell office:value-type="float" office:value="0.0994345506447336">
                <text:p>0.099434550644733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373.211152661001">
                <text:p>373.211152661001</text:p>
              </table:table-cell>
              <table:table-cell office:value-type="float" office:value="0.0993921028381253">
                <text:p>0.0993921028381253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373.370640647">
                <text:p>373.370640647</text:p>
              </table:table-cell>
              <table:table-cell office:value-type="float" office:value="0.0993475069823738">
                <text:p>0.0993475069823738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73.542723608">
                <text:p>373.542723608</text:p>
              </table:table-cell>
              <table:table-cell office:value-type="float" office:value="0.099306515768107">
                <text:p>0.099306515768107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73.709576837">
                <text:p>373.709576837</text:p>
              </table:table-cell>
              <table:table-cell office:value-type="float" office:value="0.0992631022770458">
                <text:p>0.099263102277045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73.928743699001">
                <text:p>373.928743699001</text:p>
              </table:table-cell>
              <table:table-cell office:value-type="float" office:value="0.0992177623355553">
                <text:p>0.0992177623355553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374.108945402">
                <text:p>374.108945402</text:p>
              </table:table-cell>
              <table:table-cell office:value-type="float" office:value="0.0991708925864753">
                <text:p>0.0991708925864753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374.279199605">
                <text:p>374.279199605</text:p>
              </table:table-cell>
              <table:table-cell office:value-type="float" office:value="0.0991228103258647">
                <text:p>0.0991228103258647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374.458447779">
                <text:p>374.458447779</text:p>
              </table:table-cell>
              <table:table-cell office:value-type="float" office:value="0.099079055531475">
                <text:p>0.09907905553147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374.635909686001">
                <text:p>374.635909686001</text:p>
              </table:table-cell>
              <table:table-cell office:value-type="float" office:value="0.0990334822023641">
                <text:p>0.0990334822023641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374.81416996">
                <text:p>374.81416996</text:p>
              </table:table-cell>
              <table:table-cell office:value-type="float" office:value="0.098986465334655">
                <text:p>0.09898646533465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374.994215272001">
                <text:p>374.994215272001</text:p>
              </table:table-cell>
              <table:table-cell office:value-type="float" office:value="0.0989383049071689">
                <text:p>0.0989383049071689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375.178298925001">
                <text:p>375.178298925001</text:p>
              </table:table-cell>
              <table:table-cell office:value-type="float" office:value="0.0988892408849242">
                <text:p>0.098889240884924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375.356722251">
                <text:p>375.356722251</text:p>
              </table:table-cell>
              <table:table-cell office:value-type="float" office:value="0.0993780593746061">
                <text:p>0.0993780593746061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375.525983527001">
                <text:p>375.525983527001</text:p>
              </table:table-cell>
              <table:table-cell office:value-type="float" office:value="0.0997583110391305">
                <text:p>0.0997583110391305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375.699860489">
                <text:p>375.699860489</text:p>
              </table:table-cell>
              <table:table-cell office:value-type="float" office:value="0.100051720754586">
                <text:p>0.100051720754586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375.871548698">
                <text:p>375.871548698</text:p>
              </table:table-cell>
              <table:table-cell office:value-type="float" office:value="0.100275668403456">
                <text:p>0.100275668403456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376.03852928">
                <text:p>376.03852928</text:p>
              </table:table-cell>
              <table:table-cell office:value-type="float" office:value="0.10044944076482">
                <text:p>0.1004494407648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376.147274689">
                <text:p>376.147274689</text:p>
              </table:table-cell>
              <table:table-cell office:value-type="float" office:value="0.100583075762468">
                <text:p>0.100583075762468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376.326604756">
                <text:p>376.326604756</text:p>
              </table:table-cell>
              <table:table-cell office:value-type="float" office:value="0.100679226567421">
                <text:p>0.100679226567421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376.499534519">
                <text:p>376.499534519</text:p>
              </table:table-cell>
              <table:table-cell office:value-type="float" office:value="0.100745401455957">
                <text:p>0.100745401455957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376.731773036">
                <text:p>376.731773036</text:p>
              </table:table-cell>
              <table:table-cell office:value-type="float" office:value="0.100787607030866">
                <text:p>0.100787607030866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376.915483888">
                <text:p>376.915483888</text:p>
              </table:table-cell>
              <table:table-cell office:value-type="float" office:value="0.100810648556185">
                <text:p>0.10081064855618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377.086520392">
                <text:p>377.086520392</text:p>
              </table:table-cell>
              <table:table-cell office:value-type="float" office:value="0.10081837022499">
                <text:p>0.10081837022499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377.252975150001">
                <text:p>377.252975150001</text:p>
              </table:table-cell>
              <table:table-cell office:value-type="float" office:value="0.100819196047331">
                <text:p>0.100819196047331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377.422427769">
                <text:p>377.422427769</text:p>
              </table:table-cell>
              <table:table-cell office:value-type="float" office:value="0.100809162194534">
                <text:p>0.100809162194534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377.588690856001">
                <text:p>377.588690856001</text:p>
              </table:table-cell>
              <table:table-cell office:value-type="float" office:value="0.100790451939566">
                <text:p>0.100790451939566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377.754878393001">
                <text:p>377.754878393001</text:p>
              </table:table-cell>
              <table:table-cell office:value-type="float" office:value="0.10077014639532">
                <text:p>0.10077014639532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377.926380853">
                <text:p>377.926380853</text:p>
              </table:table-cell>
              <table:table-cell office:value-type="float" office:value="0.100743235760324">
                <text:p>0.100743235760324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378.101859622">
                <text:p>378.101859622</text:p>
              </table:table-cell>
              <table:table-cell office:value-type="float" office:value="0.100711052345686">
                <text:p>0.100711052345686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378.269887927">
                <text:p>378.269887927</text:p>
              </table:table-cell>
              <table:table-cell office:value-type="float" office:value="0.100674661982369">
                <text:p>0.100674661982369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378.432268897001">
                <text:p>378.432268897001</text:p>
              </table:table-cell>
              <table:table-cell office:value-type="float" office:value="0.100640232098458">
                <text:p>0.100640232098458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378.601194992">
                <text:p>378.601194992</text:p>
              </table:table-cell>
              <table:table-cell office:value-type="float" office:value="0.100602061438745">
                <text:p>0.100602061438745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378.76153641">
                <text:p>378.76153641</text:p>
              </table:table-cell>
              <table:table-cell office:value-type="float" office:value="0.100560909388777">
                <text:p>0.100560909388777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378.926063641001">
                <text:p>378.926063641001</text:p>
              </table:table-cell>
              <table:table-cell office:value-type="float" office:value="0.100522684193536">
                <text:p>0.100522684193536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379.094452611001">
                <text:p>379.094452611001</text:p>
              </table:table-cell>
              <table:table-cell office:value-type="float" office:value="0.100481505327374">
                <text:p>0.100481505327374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379.259770160001">
                <text:p>379.259770160001</text:p>
              </table:table-cell>
              <table:table-cell office:value-type="float" office:value="0.100443267075306">
                <text:p>0.100443267075306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379.382609133">
                <text:p>379.382609133</text:p>
              </table:table-cell>
              <table:table-cell office:value-type="float" office:value="0.100402094536003">
                <text:p>0.100402094536003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379.510738119">
                <text:p>379.510738119</text:p>
              </table:table-cell>
              <table:table-cell office:value-type="float" office:value="0.10036386972163">
                <text:p>0.10036386972163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79.684670626">
                <text:p>379.684670626</text:p>
              </table:table-cell>
              <table:table-cell office:value-type="float" office:value="0.100322724665021">
                <text:p>0.100322724665021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79.851057446001">
                <text:p>379.851057446001</text:p>
              </table:table-cell>
              <table:table-cell office:value-type="float" office:value="0.10028453019315">
                <text:p>0.1002845301931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80.015889081001">
                <text:p>380.015889081001</text:p>
              </table:table-cell>
              <table:table-cell office:value-type="float" office:value="0.100243426103427">
                <text:p>0.10024342610342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80.186053060001">
                <text:p>380.186053060001</text:p>
              </table:table-cell>
              <table:table-cell office:value-type="float" office:value="0.100200005426043">
                <text:p>0.100200005426043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80.351668233">
                <text:p>380.351668233</text:p>
              </table:table-cell>
              <table:table-cell office:value-type="float" office:value="0.100160004340834">
                <text:p>0.10016000434083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80.519418418">
                <text:p>380.519418418</text:p>
              </table:table-cell>
              <table:table-cell office:value-type="float" office:value="0.10011748269413">
                <text:p>0.10011748269413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80.683254434">
                <text:p>380.683254434</text:p>
              </table:table-cell>
              <table:table-cell office:value-type="float" office:value="0.100072955661087">
                <text:p>0.100072955661087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80.850873728001">
                <text:p>380.850873728001</text:p>
              </table:table-cell>
              <table:table-cell office:value-type="float" office:value="0.100032083319934">
                <text:p>0.100032083319934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81.024593033">
                <text:p>381.024593033</text:p>
              </table:table-cell>
              <table:table-cell office:value-type="float" office:value="0.0999888922929318">
                <text:p>0.0999888922929318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381.194329258001">
                <text:p>381.194329258001</text:p>
              </table:table-cell>
              <table:table-cell office:value-type="float" office:value="0.099943857336577">
                <text:p>0.099943857336577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381.365169915001">
                <text:p>381.365169915001</text:p>
              </table:table-cell>
              <table:table-cell office:value-type="float" office:value="0.0998973582387184">
                <text:p>0.0998973582387184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381.537173884">
                <text:p>381.537173884</text:p>
              </table:table-cell>
              <table:table-cell office:value-type="float" office:value="0.0998549275143745">
                <text:p>0.099854927514374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381.707033312">
                <text:p>381.707033312</text:p>
              </table:table-cell>
              <table:table-cell office:value-type="float" office:value="0.0998105282726428">
                <text:p>0.099810528272642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381.892274534001">
                <text:p>381.892274534001</text:p>
              </table:table-cell>
              <table:table-cell office:value-type="float" office:value="0.0997645651757662">
                <text:p>0.099764565175766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382.058785288001">
                <text:p>382.058785288001</text:p>
              </table:table-cell>
              <table:table-cell office:value-type="float" office:value="0.0997225769506732">
                <text:p>0.0997225769506732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382.219890057">
                <text:p>382.219890057</text:p>
              </table:table-cell>
              <table:table-cell office:value-type="float" office:value="0.0996785590729764">
                <text:p>0.0996785590729764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382.440067631001">
                <text:p>382.440067631001</text:p>
              </table:table-cell>
              <table:table-cell office:value-type="float" office:value="0.0996329283889752">
                <text:p>0.099632928388975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382.619749349001">
                <text:p>382.619749349001</text:p>
              </table:table-cell>
              <table:table-cell office:value-type="float" office:value="0.0995860183585775">
                <text:p>0.099586018358577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382.776688787">
                <text:p>382.776688787</text:p>
              </table:table-cell>
              <table:table-cell office:value-type="float" office:value="0.0995380957326136">
                <text:p>0.0995380957326136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382.944468775">
                <text:p>382.944468775</text:p>
              </table:table-cell>
              <table:table-cell office:value-type="float" office:value="0.0994945644062686">
                <text:p>0.0994945644062686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383.108305883">
                <text:p>383.108305883</text:p>
              </table:table-cell>
              <table:table-cell office:value-type="float" office:value="0.0994493610338968">
                <text:p>0.0994493610338968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383.27599721">
                <text:p>383.27599721</text:p>
              </table:table-cell>
              <table:table-cell office:value-type="float" office:value="0.099402830863671">
                <text:p>0.099402830863671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383.442660447">
                <text:p>383.442660447</text:p>
              </table:table-cell>
              <table:table-cell office:value-type="float" office:value="0.099360427050634">
                <text:p>0.099360427050634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383.605461075001">
                <text:p>383.605461075001</text:p>
              </table:table-cell>
              <table:table-cell office:value-type="float" office:value="0.0993161527545171">
                <text:p>0.0993161527545171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383.769317925">
                <text:p>383.769317925</text:p>
              </table:table-cell>
              <table:table-cell office:value-type="float" office:value="0.099270392868542">
                <text:p>0.09927039286854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383.926602918001">
                <text:p>383.926602918001</text:p>
              </table:table-cell>
              <table:table-cell office:value-type="float" office:value="0.099228618778671">
                <text:p>0.09922861877867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384.091499427001">
                <text:p>384.091499427001</text:p>
              </table:table-cell>
              <table:table-cell office:value-type="float" office:value="0.0991848752209566">
                <text:p>0.0991848752209566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384.255535568001">
                <text:p>384.255535568001</text:p>
              </table:table-cell>
              <table:table-cell office:value-type="float" office:value="0.099144722265851">
                <text:p>0.09914472226585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384.430078826001">
                <text:p>384.430078826001</text:p>
              </table:table-cell>
              <table:table-cell office:value-type="float" office:value="0.0991022917413452">
                <text:p>0.0991022917413452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384.611034668001">
                <text:p>384.611034668001</text:p>
              </table:table-cell>
              <table:table-cell office:value-type="float" office:value="0.0990580498906041">
                <text:p>0.0990580498906041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384.777692456">
                <text:p>384.777692456</text:p>
              </table:table-cell>
              <table:table-cell office:value-type="float" office:value="0.099012369691417">
                <text:p>0.099012369691417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384.947047102">
                <text:p>384.947047102</text:p>
              </table:table-cell>
              <table:table-cell office:value-type="float" office:value="0.0989706861847509">
                <text:p>0.0989706861847509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385.123109895">
                <text:p>385.123109895</text:p>
              </table:table-cell>
              <table:table-cell office:value-type="float" office:value="0.0989270686983205">
                <text:p>0.0989270686983205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385.415013925001">
                <text:p>385.415013925001</text:p>
              </table:table-cell>
              <table:table-cell office:value-type="float" office:value="0.0993961343146678">
                <text:p>0.0993961343146678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385.597581425001">
                <text:p>385.597581425001</text:p>
              </table:table-cell>
              <table:table-cell office:value-type="float" office:value="0.0997608731927153">
                <text:p>0.099760873192715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385.704621873">
                <text:p>385.704621873</text:p>
              </table:table-cell>
              <table:table-cell office:value-type="float" office:value="0.1000474115796">
                <text:p>0.1000474115796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385.863517085">
                <text:p>385.863517085</text:p>
              </table:table-cell>
              <table:table-cell office:value-type="float" office:value="0.100266145031315">
                <text:p>0.10026614503131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386.036204785">
                <text:p>386.036204785</text:p>
              </table:table-cell>
              <table:table-cell office:value-type="float" office:value="0.100435887246208">
                <text:p>0.100435887246208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386.217348800001">
                <text:p>386.217348800001</text:p>
              </table:table-cell>
              <table:table-cell office:value-type="float" office:value="0.100561200079423">
                <text:p>0.10056120007942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386.386312973001">
                <text:p>386.386312973001</text:p>
              </table:table-cell>
              <table:table-cell office:value-type="float" office:value="0.100650980265559">
                <text:p>0.10065098026555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386.559884063">
                <text:p>386.559884063</text:p>
              </table:table-cell>
              <table:table-cell office:value-type="float" office:value="0.100717573440826">
                <text:p>0.100717573440826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386.737619795001">
                <text:p>386.737619795001</text:p>
              </table:table-cell>
              <table:table-cell office:value-type="float" office:value="0.100760394156388">
                <text:p>0.100760394156388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386.919161176001">
                <text:p>386.919161176001</text:p>
              </table:table-cell>
              <table:table-cell office:value-type="float" office:value="0.100784207720351">
                <text:p>0.100784207720351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87.099043429001">
                <text:p>387.099043429001</text:p>
              </table:table-cell>
              <table:table-cell office:value-type="float" office:value="0.100792826362423">
                <text:p>0.100792826362423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87.268878172001">
                <text:p>387.268878172001</text:p>
              </table:table-cell>
              <table:table-cell office:value-type="float" office:value="0.100789299849629">
                <text:p>0.100789299849629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387.437299361">
                <text:p>387.437299361</text:p>
              </table:table-cell>
              <table:table-cell office:value-type="float" office:value="0.100781271964435">
                <text:p>0.10078127196443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387.605087834">
                <text:p>387.605087834</text:p>
              </table:table-cell>
              <table:table-cell office:value-type="float" office:value="0.100764444372478">
                <text:p>0.100764444372478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387.771741525001">
                <text:p>387.771741525001</text:p>
              </table:table-cell>
              <table:table-cell office:value-type="float" office:value="0.100740587756047">
                <text:p>0.100740587756047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387.938389166">
                <text:p>387.938389166</text:p>
              </table:table-cell>
              <table:table-cell office:value-type="float" office:value="0.100716309214125">
                <text:p>0.10071630921412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388.111768245">
                <text:p>388.111768245</text:p>
              </table:table-cell>
              <table:table-cell office:value-type="float" office:value="0.100686507917974">
                <text:p>0.100686507917974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388.27378819">
                <text:p>388.27378819</text:p>
              </table:table-cell>
              <table:table-cell office:value-type="float" office:value="0.100652299117884">
                <text:p>0.100652299117884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88.483975152">
                <text:p>388.483975152</text:p>
              </table:table-cell>
              <table:table-cell office:value-type="float" office:value="0.100614574997553">
                <text:p>0.100614574997553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88.654436352001">
                <text:p>388.654436352001</text:p>
              </table:table-cell>
              <table:table-cell office:value-type="float" office:value="0.100579221162091">
                <text:p>0.100579221162091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88.824085445001">
                <text:p>388.824085445001</text:p>
              </table:table-cell>
              <table:table-cell office:value-type="float" office:value="0.100540597006893">
                <text:p>0.100540597006893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88.986693586">
                <text:p>388.986693586</text:p>
              </table:table-cell>
              <table:table-cell office:value-type="float" office:value="0.100499367237621">
                <text:p>0.100499367237621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89.149612061">
                <text:p>389.149612061</text:p>
              </table:table-cell>
              <table:table-cell office:value-type="float" office:value="0.100461222185159">
                <text:p>0.100461222185159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89.321689828001">
                <text:p>389.321689828001</text:p>
              </table:table-cell>
              <table:table-cell office:value-type="float" office:value="0.100420391629875">
                <text:p>0.10042039162987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389.499971449">
                <text:p>389.499971449</text:p>
              </table:table-cell>
              <table:table-cell office:value-type="float" office:value="0.100377423273068">
                <text:p>0.100377423273068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389.677558983">
                <text:p>389.677558983</text:p>
              </table:table-cell>
              <table:table-cell office:value-type="float" office:value="0.10033275525944">
                <text:p>0.10033275525944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389.855862684">
                <text:p>389.855862684</text:p>
              </table:table-cell>
              <table:table-cell office:value-type="float" office:value="0.100291878148502">
                <text:p>0.10029187814850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390.022655788001">
                <text:p>390.022655788001</text:p>
              </table:table-cell>
              <table:table-cell office:value-type="float" office:value="0.100248898977616">
                <text:p>0.100248898977616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390.191069079">
                <text:p>390.191069079</text:p>
              </table:table-cell>
              <table:table-cell office:value-type="float" office:value="0.100204248702483">
                <text:p>0.100204248702483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390.358632932001">
                <text:p>390.358632932001</text:p>
              </table:table-cell>
              <table:table-cell office:value-type="float" office:value="0.100163398961986">
                <text:p>0.100163398961986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390.526072475001">
                <text:p>390.526072475001</text:p>
              </table:table-cell>
              <table:table-cell office:value-type="float" office:value="0.100120468016334">
                <text:p>0.100120468016334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390.695590168">
                <text:p>390.695590168</text:p>
              </table:table-cell>
              <table:table-cell office:value-type="float" office:value="0.100075882609789">
                <text:p>0.100075882609789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390.875058782">
                <text:p>390.875058782</text:p>
              </table:table-cell>
              <table:table-cell office:value-type="float" office:value="0.100029984121625">
                <text:p>0.10002998412162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391.042542094">
                <text:p>391.042542094</text:p>
              </table:table-cell>
              <table:table-cell office:value-type="float" office:value="0.0999881541772592">
                <text:p>0.0999881541772592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391.218602053001">
                <text:p>391.218602053001</text:p>
              </table:table-cell>
              <table:table-cell office:value-type="float" office:value="0.0999444757593054">
                <text:p>0.0999444757593054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91.357887072">
                <text:p>391.357887072</text:p>
              </table:table-cell>
              <table:table-cell office:value-type="float" office:value="0.0999044297123037">
                <text:p>0.099904429712303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91.535364807">
                <text:p>391.535364807</text:p>
              </table:table-cell>
              <table:table-cell office:value-type="float" office:value="0.0998621940765914">
                <text:p>0.0998621940765914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91.708717330001">
                <text:p>391.708717330001</text:p>
              </table:table-cell>
              <table:table-cell office:value-type="float" office:value="0.099818217192801">
                <text:p>0.099818217192801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91.897782251001">
                <text:p>391.897782251001</text:p>
              </table:table-cell>
              <table:table-cell office:value-type="float" office:value="0.0997728577174686">
                <text:p>0.0997728577174686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392.067988933">
                <text:p>392.067988933</text:p>
              </table:table-cell>
              <table:table-cell office:value-type="float" office:value="0.0997264025598861">
                <text:p>0.099726402559886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392.232035952001">
                <text:p>392.232035952001</text:p>
              </table:table-cell>
              <table:table-cell office:value-type="float" office:value="0.0996841585368091">
                <text:p>0.0996841585368091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392.403199473">
                <text:p>392.403199473</text:p>
              </table:table-cell>
              <table:table-cell office:value-type="float" office:value="0.0996402112976952">
                <text:p>0.099640211297695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392.571315834">
                <text:p>392.571315834</text:p>
              </table:table-cell>
              <table:table-cell office:value-type="float" office:value="0.0995949118370345">
                <text:p>0.099594911837034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392.730404384">
                <text:p>392.730404384</text:p>
              </table:table-cell>
              <table:table-cell office:value-type="float" office:value="0.0995536053106062">
                <text:p>0.0995536053106062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392.894525585">
                <text:p>392.894525585</text:p>
              </table:table-cell>
              <table:table-cell office:value-type="float" office:value="0.0995104339173592">
                <text:p>0.0995104339173592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393.054328472001">
                <text:p>393.054328472001</text:p>
              </table:table-cell>
              <table:table-cell office:value-type="float" office:value="0.0994708375846131">
                <text:p>0.0994708375846131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393.211519492001">
                <text:p>393.211519492001</text:p>
              </table:table-cell>
              <table:table-cell office:value-type="float" office:value="0.0994290498080824">
                <text:p>0.0994290498080824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393.374176309">
                <text:p>393.374176309</text:p>
              </table:table-cell>
              <table:table-cell office:value-type="float" office:value="0.0993855191647056">
                <text:p>0.0993855191647056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393.537721794">
                <text:p>393.537721794</text:p>
              </table:table-cell>
              <table:table-cell office:value-type="float" office:value="0.09934564829209">
                <text:p>0.0993456482920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393.699359191">
                <text:p>393.699359191</text:p>
              </table:table-cell>
              <table:table-cell office:value-type="float" office:value="0.0993036665746989">
                <text:p>0.099303666574698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393.859018517001">
                <text:p>393.859018517001</text:p>
              </table:table-cell>
              <table:table-cell office:value-type="float" office:value="0.0992650425354898">
                <text:p>0.0992650425354898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394.017549852">
                <text:p>394.017549852</text:p>
              </table:table-cell>
              <table:table-cell office:value-type="float" office:value="0.0992240736524711">
                <text:p>0.0992240736524711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94.178622913">
                <text:p>394.178622913</text:p>
              </table:table-cell>
              <table:table-cell office:value-type="float" office:value="0.0991812391199967">
                <text:p>0.0991812391199967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394.317991164">
                <text:p>394.317991164</text:p>
              </table:table-cell>
              <table:table-cell office:value-type="float" office:value="0.0991419456107182">
                <text:p>0.099141945610718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394.491096608001">
                <text:p>394.491096608001</text:p>
              </table:table-cell>
              <table:table-cell office:value-type="float" office:value="0.0991004666864436">
                <text:p>0.0991004666864436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394.655284901">
                <text:p>394.655284901</text:p>
              </table:table-cell>
              <table:table-cell office:value-type="float" office:value="0.0990622653095911">
                <text:p>0.0990622653095911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394.819277582001">
                <text:p>394.819277582001</text:p>
              </table:table-cell>
              <table:table-cell office:value-type="float" office:value="0.0990216753655436">
                <text:p>0.0990216753655436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394.99080382">
                <text:p>394.99080382</text:p>
              </table:table-cell>
              <table:table-cell office:value-type="float" office:value="0.0989791847312492">
                <text:p>0.0989791847312492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395.155463448001">
                <text:p>395.155463448001</text:p>
              </table:table-cell>
              <table:table-cell office:value-type="float" office:value="0.0989401866907744">
                <text:p>0.0989401866907744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395.317579721001">
                <text:p>395.317579721001</text:p>
              </table:table-cell>
              <table:table-cell office:value-type="float" office:value="0.0994053139095816">
                <text:p>0.0994053139095816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395.483317271001">
                <text:p>395.483317271001</text:p>
              </table:table-cell>
              <table:table-cell office:value-type="float" office:value="0.0997671661074223">
                <text:p>0.0997671661074223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395.651154792">
                <text:p>395.651154792</text:p>
              </table:table-cell>
              <table:table-cell office:value-type="float" office:value="0.100051526966383">
                <text:p>0.10005152696638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395.820022553">
                <text:p>395.820022553</text:p>
              </table:table-cell>
              <table:table-cell office:value-type="float" office:value="0.100268781623675">
                <text:p>0.100268781623675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395.988496131001">
                <text:p>395.988496131001</text:p>
              </table:table-cell>
              <table:table-cell office:value-type="float" office:value="0.100432361664874">
                <text:p>0.100432361664874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396.163679727">
                <text:p>396.163679727</text:p>
              </table:table-cell>
              <table:table-cell office:value-type="float" office:value="0.100553012342761">
                <text:p>0.100553012342761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396.331572849001">
                <text:p>396.331572849001</text:p>
              </table:table-cell>
              <table:table-cell office:value-type="float" office:value="0.100644430076229">
                <text:p>0.100644430076229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396.494632033">
                <text:p>396.494632033</text:p>
              </table:table-cell>
              <table:table-cell office:value-type="float" office:value="0.100707366372947">
                <text:p>0.100707366372947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396.65705753">
                <text:p>396.65705753</text:p>
              </table:table-cell>
              <table:table-cell office:value-type="float" office:value="0.100752620325206">
                <text:p>0.100752620325206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396.822461767">
                <text:p>396.822461767</text:p>
              </table:table-cell>
              <table:table-cell office:value-type="float" office:value="0.100778641026873">
                <text:p>0.10077864102687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397.000065109">
                <text:p>397.000065109</text:p>
              </table:table-cell>
              <table:table-cell office:value-type="float" office:value="0.100789285395232">
                <text:p>0.100789285395232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397.169848501">
                <text:p>397.169848501</text:p>
              </table:table-cell>
              <table:table-cell office:value-type="float" office:value="0.100787638948587">
                <text:p>0.100787638948587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397.337935636">
                <text:p>397.337935636</text:p>
              </table:table-cell>
              <table:table-cell office:value-type="float" office:value="0.100781244660129">
                <text:p>0.100781244660129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397.480305921001">
                <text:p>397.480305921001</text:p>
              </table:table-cell>
              <table:table-cell office:value-type="float" office:value="0.100765982636462">
                <text:p>0.100765982636462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397.659014304">
                <text:p>397.659014304</text:p>
              </table:table-cell>
              <table:table-cell office:value-type="float" office:value="0.100748703551908">
                <text:p>0.100748703551908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397.817857146">
                <text:p>397.817857146</text:p>
              </table:table-cell>
              <table:table-cell office:value-type="float" office:value="0.100724749005048">
                <text:p>0.100724749005048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397.979461426">
                <text:p>397.979461426</text:p>
              </table:table-cell>
              <table:table-cell office:value-type="float" office:value="0.100695464278215">
                <text:p>0.10069546427821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398.149083847001">
                <text:p>398.149083847001</text:p>
              </table:table-cell>
              <table:table-cell office:value-type="float" office:value="0.100666979768475">
                <text:p>0.10066697976847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398.303468754">
                <text:p>398.303468754</text:p>
              </table:table-cell>
              <table:table-cell office:value-type="float" office:value="0.100634086327342">
                <text:p>0.10063408632734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398.467124486">
                <text:p>398.467124486</text:p>
              </table:table-cell>
              <table:table-cell office:value-type="float" office:value="0.100597675892612">
                <text:p>0.10059767589261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398.627582435001">
                <text:p>398.627582435001</text:p>
              </table:table-cell>
              <table:table-cell office:value-type="float" office:value="0.100563503505955">
                <text:p>0.100563503505955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398.78562062">
                <text:p>398.78562062</text:p>
              </table:table-cell>
              <table:table-cell office:value-type="float" office:value="0.100526085113422">
                <text:p>0.100526085113422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398.945453203">
                <text:p>398.945453203</text:p>
              </table:table-cell>
              <table:table-cell office:value-type="float" office:value="0.100491113951249">
                <text:p>0.100491113951249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399.108452118">
                <text:p>399.108452118</text:p>
              </table:table-cell>
              <table:table-cell office:value-type="float" office:value="0.100453071702624">
                <text:p>0.10045307170262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399.274176611">
                <text:p>399.274176611</text:p>
              </table:table-cell>
              <table:table-cell office:value-type="float" office:value="0.100412582675383">
                <text:p>0.100412582675383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399.443524861001">
                <text:p>399.443524861001</text:p>
              </table:table-cell>
              <table:table-cell office:value-type="float" office:value="0.100375167618632">
                <text:p>0.100375167618632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399.618147175001">
                <text:p>399.618147175001</text:p>
              </table:table-cell>
              <table:table-cell office:value-type="float" office:value="0.100335195452281">
                <text:p>0.100335195452281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399.784526196">
                <text:p>399.784526196</text:p>
              </table:table-cell>
              <table:table-cell office:value-type="float" office:value="0.100293187650936">
                <text:p>0.100293187650936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399.950616333001">
                <text:p>399.950616333001</text:p>
              </table:table-cell>
              <table:table-cell office:value-type="float" office:value="0.100254570140769">
                <text:p>0.100254570140769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400.123938194">
                <text:p>400.123938194</text:p>
              </table:table-cell>
              <table:table-cell office:value-type="float" office:value="0.100213661115117">
                <text:p>0.100213661115117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400.291787699">
                <text:p>400.291787699</text:p>
              </table:table-cell>
              <table:table-cell office:value-type="float" office:value="0.100170928892093">
                <text:p>0.100170928892093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400.520730977">
                <text:p>400.520730977</text:p>
              </table:table-cell>
              <table:table-cell office:value-type="float" office:value="0.100126748111176">
                <text:p>0.100126748111176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400.693019718">
                <text:p>400.693019718</text:p>
              </table:table-cell>
              <table:table-cell office:value-type="float" office:value="0.100081418468961">
                <text:p>0.100081418468961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400.858902614001">
                <text:p>400.858902614001</text:p>
              </table:table-cell>
              <table:table-cell office:value-type="float" office:value="0.100040165986155">
                <text:p>0.100040165986155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401.021669949">
                <text:p>401.021669949</text:p>
              </table:table-cell>
              <table:table-cell office:value-type="float" office:value="0.0999971939319236">
                <text:p>0.099997193931923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401.192270193001">
                <text:p>401.192270193001</text:p>
              </table:table-cell>
              <table:table-cell office:value-type="float" office:value="0.0999528561682378">
                <text:p>0.0999528561682378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401.358783176001">
                <text:p>401.358783176001</text:p>
              </table:table-cell>
              <table:table-cell office:value-type="float" office:value="0.0999124096228696">
                <text:p>0.0999124096228696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401.528762355">
                <text:p>401.528762355</text:p>
              </table:table-cell>
              <table:table-cell office:value-type="float" office:value="0.0998701071599108">
                <text:p>0.0998701071599108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401.696084687001">
                <text:p>401.696084687001</text:p>
              </table:table-cell>
              <table:table-cell office:value-type="float" office:value="0.0998263298734194">
                <text:p>0.099826329873419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401.874402381">
                <text:p>401.874402381</text:p>
              </table:table-cell>
              <table:table-cell office:value-type="float" office:value="0.0997813826238352">
                <text:p>0.0997813826238352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402.043427320001">
                <text:p>402.043427320001</text:p>
              </table:table-cell>
              <table:table-cell office:value-type="float" office:value="0.0997404658202531">
                <text:p>0.0997404658202531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402.214308538">
                <text:p>402.214308538</text:p>
              </table:table-cell>
              <table:table-cell office:value-type="float" office:value="0.0996978217728982">
                <text:p>0.0996978217728982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402.377195496">
                <text:p>402.377195496</text:p>
              </table:table-cell>
              <table:table-cell office:value-type="float" office:value="0.0996538057893705">
                <text:p>0.0996538057893705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402.54371006">
                <text:p>402.54371006</text:p>
              </table:table-cell>
              <table:table-cell office:value-type="float" office:value="0.0996136463221976">
                <text:p>0.0996136463221976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402.716843842">
                <text:p>402.716843842</text:p>
              </table:table-cell>
              <table:table-cell office:value-type="float" office:value="0.0995716327635235">
                <text:p>0.0995716327635235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402.87778075">
                <text:p>402.87778075</text:p>
              </table:table-cell>
              <table:table-cell office:value-type="float" office:value="0.0995281457537895">
                <text:p>0.0995281457537895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403.041984731">
                <text:p>403.041984731</text:p>
              </table:table-cell>
              <table:table-cell office:value-type="float" office:value="0.0994884217433346">
                <text:p>0.099488421743334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403.217916192">
                <text:p>403.217916192</text:p>
              </table:table-cell>
              <table:table-cell office:value-type="float" office:value="0.0994467810779638">
                <text:p>0.0994467810779638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403.386195355">
                <text:p>403.386195355</text:p>
              </table:table-cell>
              <table:table-cell office:value-type="float" office:value="0.0994036168742787">
                <text:p>0.0994036168742787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403.531776897001">
                <text:p>403.531776897001</text:p>
              </table:table-cell>
              <table:table-cell office:value-type="float" office:value="0.0993641633406928">
                <text:p>0.0993641633406928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403.707952161">
                <text:p>403.707952161</text:p>
              </table:table-cell>
              <table:table-cell office:value-type="float" office:value="0.0993227634935756">
                <text:p>0.0993227634935756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403.878796271">
                <text:p>403.878796271</text:p>
              </table:table-cell>
              <table:table-cell office:value-type="float" office:value="0.09927981634491">
                <text:p>0.09927981634491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404.041855572001">
                <text:p>404.041855572001</text:p>
              </table:table-cell>
              <table:table-cell office:value-type="float" office:value="0.0992405486419424">
                <text:p>0.0992405486419424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404.210117485">
                <text:p>404.210117485</text:p>
              </table:table-cell>
              <table:table-cell office:value-type="float" office:value="0.0991993218053588">
                <text:p>0.0991993218053588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404.385197129001">
                <text:p>404.385197129001</text:p>
              </table:table-cell>
              <table:table-cell office:value-type="float" office:value="0.0991565373749973">
                <text:p>0.099156537374997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404.564529626">
                <text:p>404.564529626</text:p>
              </table:table-cell>
              <table:table-cell office:value-type="float" office:value="0.0991125165683135">
                <text:p>0.0991125165683135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404.735932742001">
                <text:p>404.735932742001</text:p>
              </table:table-cell>
              <table:table-cell office:value-type="float" office:value="0.0990724069242848">
                <text:p>0.0990724069242848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404.917711364001">
                <text:p>404.917711364001</text:p>
              </table:table-cell>
              <table:table-cell office:value-type="float" office:value="0.0990305404677521">
                <text:p>0.0990305404677521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405.092926929">
                <text:p>405.092926929</text:p>
              </table:table-cell>
              <table:table-cell office:value-type="float" office:value="0.0989872782240041">
                <text:p>0.0989872782240041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405.25497823">
                <text:p>405.25497823</text:p>
              </table:table-cell>
              <table:table-cell office:value-type="float" office:value="0.0989477875088155">
                <text:p>0.098947787508815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405.423166355001">
                <text:p>405.423166355001</text:p>
              </table:table-cell>
              <table:table-cell office:value-type="float" office:value="0.0994001455834533">
                <text:p>0.0994001455834533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405.597033408">
                <text:p>405.597033408</text:p>
              </table:table-cell>
              <table:table-cell office:value-type="float" office:value="0.0997520434344409">
                <text:p>0.0997520434344409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405.765271763001">
                <text:p>405.765271763001</text:p>
              </table:table-cell>
              <table:table-cell office:value-type="float" office:value="0.100023582959637">
                <text:p>0.100023582959637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405.931497677">
                <text:p>405.931497677</text:p>
              </table:table-cell>
              <table:table-cell office:value-type="float" office:value="0.100235828892364">
                <text:p>0.100235828892364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406.102772323">
                <text:p>406.102772323</text:p>
              </table:table-cell>
              <table:table-cell office:value-type="float" office:value="0.10039566163533">
                <text:p>0.10039566163533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406.275185731">
                <text:p>406.275185731</text:p>
              </table:table-cell>
              <table:table-cell office:value-type="float" office:value="0.10051357364324">
                <text:p>0.10051357364324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406.478452805">
                <text:p>406.478452805</text:p>
              </table:table-cell>
              <table:table-cell office:value-type="float" office:value="0.100597958865355">
                <text:p>0.100597958865355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406.586450556">
                <text:p>406.586450556</text:p>
              </table:table-cell>
              <table:table-cell office:value-type="float" office:value="0.100660498522262">
                <text:p>0.100660498522262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406.764267940001">
                <text:p>406.764267940001</text:p>
              </table:table-cell>
              <table:table-cell office:value-type="float" office:value="0.100700600539827">
                <text:p>0.100700600539827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406.944824072">
                <text:p>406.944824072</text:p>
              </table:table-cell>
              <table:table-cell office:value-type="float" office:value="0.100727720963096">
                <text:p>0.100727720963096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407.108725783">
                <text:p>407.108725783</text:p>
              </table:table-cell>
              <table:table-cell office:value-type="float" office:value="0.100739502237537">
                <text:p>0.100739502237537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407.267119459">
                <text:p>407.267119459</text:p>
              </table:table-cell>
              <table:table-cell office:value-type="float" office:value="0.10073902193745">
                <text:p>0.10073902193745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407.440279597">
                <text:p>407.440279597</text:p>
              </table:table-cell>
              <table:table-cell office:value-type="float" office:value="0.100733688687272">
                <text:p>0.100733688687272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407.595058236">
                <text:p>407.595058236</text:p>
              </table:table-cell>
              <table:table-cell office:value-type="float" office:value="0.10071953135738">
                <text:p>0.10071953135738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407.747654324">
                <text:p>407.747654324</text:p>
              </table:table-cell>
              <table:table-cell office:value-type="float" office:value="0.100703263770244">
                <text:p>0.100703263770244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407.911820309">
                <text:p>407.911820309</text:p>
              </table:table-cell>
              <table:table-cell office:value-type="float" office:value="0.100680373528462">
                <text:p>0.100680373528462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408.064281175">
                <text:p>408.064281175</text:p>
              </table:table-cell>
              <table:table-cell office:value-type="float" office:value="0.100652194850234">
                <text:p>0.100652194850234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408.223565881">
                <text:p>408.223565881</text:p>
              </table:table-cell>
              <table:table-cell office:value-type="float" office:value="0.100624722293524">
                <text:p>0.100624722293524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408.383460484">
                <text:p>408.383460484</text:p>
              </table:table-cell>
              <table:table-cell office:value-type="float" office:value="0.100592892267556">
                <text:p>0.100592892267556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408.553692752001">
                <text:p>408.553692752001</text:p>
              </table:table-cell>
              <table:table-cell office:value-type="float" office:value="0.100562505876759">
                <text:p>0.100562505876759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408.715110800001">
                <text:p>408.715110800001</text:p>
              </table:table-cell>
              <table:table-cell office:value-type="float" office:value="0.100528359255766">
                <text:p>0.100528359255766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408.87758181">
                <text:p>408.87758181</text:p>
              </table:table-cell>
              <table:table-cell office:value-type="float" office:value="0.100491214081069">
                <text:p>0.100491214081069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409.033418251001">
                <text:p>409.033418251001</text:p>
              </table:table-cell>
              <table:table-cell office:value-type="float" office:value="0.100456587609362">
                <text:p>0.100456587609362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409.195395895001">
                <text:p>409.195395895001</text:p>
              </table:table-cell>
              <table:table-cell office:value-type="float" office:value="0.100419072973281">
                <text:p>0.100419072973281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409.370605955">
                <text:p>409.370605955</text:p>
              </table:table-cell>
              <table:table-cell office:value-type="float" office:value="0.100379257400869">
                <text:p>0.100379257400869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09.509953289001">
                <text:p>409.509953289001</text:p>
              </table:table-cell>
              <table:table-cell office:value-type="float" office:value="0.100342506604957">
                <text:p>0.100342506604957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409.615407216001">
                <text:p>409.615407216001</text:p>
              </table:table-cell>
              <table:table-cell office:value-type="float" office:value="0.100308210023765">
                <text:p>0.100308210023765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409.801924032">
                <text:p>409.801924032</text:p>
              </table:table-cell>
              <table:table-cell office:value-type="float" office:value="0.100270988043432">
                <text:p>0.10027098804343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409.969660646">
                <text:p>409.969660646</text:p>
              </table:table-cell>
              <table:table-cell office:value-type="float" office:value="0.10023143529684">
                <text:p>0.10023143529684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410.133962375">
                <text:p>410.133962375</text:p>
              </table:table-cell>
              <table:table-cell office:value-type="float" office:value="0.100194909096428">
                <text:p>0.10019490909642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410.305944202">
                <text:p>410.305944202</text:p>
              </table:table-cell>
              <table:table-cell office:value-type="float" office:value="0.100155927277142">
                <text:p>0.10015592727714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410.476839149001">
                <text:p>410.476839149001</text:p>
              </table:table-cell>
              <table:table-cell office:value-type="float" office:value="0.100114990480904">
                <text:p>0.100114990480904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410.647310112">
                <text:p>410.647310112</text:p>
              </table:table-cell>
              <table:table-cell office:value-type="float" office:value="0.100077368938465">
                <text:p>0.100077368938465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410.814049657">
                <text:p>410.814049657</text:p>
              </table:table-cell>
              <table:table-cell office:value-type="float" office:value="0.10003753461484">
                <text:p>0.10003753461484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410.98852392">
                <text:p>410.98852392</text:p>
              </table:table-cell>
              <table:table-cell office:value-type="float" office:value="0.0999959395496757">
                <text:p>0.0999959395496757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411.160285896">
                <text:p>411.160285896</text:p>
              </table:table-cell>
              <table:table-cell office:value-type="float" office:value="0.0999529453608406">
                <text:p>0.0999529453608406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411.325976471">
                <text:p>411.325976471</text:p>
              </table:table-cell>
              <table:table-cell office:value-type="float" office:value="0.0999136944881858">
                <text:p>0.0999136944881858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411.496592476001">
                <text:p>411.496592476001</text:p>
              </table:table-cell>
              <table:table-cell office:value-type="float" office:value="0.0998725898317938">
                <text:p>0.0998725898317938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411.754528904001">
                <text:p>411.754528904001</text:p>
              </table:table-cell>
              <table:table-cell office:value-type="float" office:value="0.099830011583471">
                <text:p>0.099830011583471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411.93691062">
                <text:p>411.93691062</text:p>
              </table:table-cell>
              <table:table-cell office:value-type="float" office:value="0.099786263882909">
                <text:p>0.099786263882909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412.104453764">
                <text:p>412.104453764</text:p>
              </table:table-cell>
              <table:table-cell office:value-type="float" office:value="0.0997415900281339">
                <text:p>0.0997415900281339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412.274518803">
                <text:p>412.274518803</text:p>
              </table:table-cell>
              <table:table-cell office:value-type="float" office:value="0.0996961846438664">
                <text:p>0.0996961846438664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412.459579627001">
                <text:p>412.459579627001</text:p>
              </table:table-cell>
              <table:table-cell office:value-type="float" office:value="0.0996550307046587">
                <text:p>0.0996550307046587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412.591459377">
                <text:p>412.591459377</text:p>
              </table:table-cell>
              <table:table-cell office:value-type="float" office:value="0.0996124553180321">
                <text:p>0.0996124553180321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412.766327117">
                <text:p>412.766327117</text:p>
              </table:table-cell>
              <table:table-cell office:value-type="float" office:value="0.0995687521332136">
                <text:p>0.0995687521332136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412.934492868">
                <text:p>412.934492868</text:p>
              </table:table-cell>
              <table:table-cell office:value-type="float" office:value="0.0995289716532505">
                <text:p>0.0995289716532505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413.10073455">
                <text:p>413.10073455</text:p>
              </table:table-cell>
              <table:table-cell office:value-type="float" office:value="0.0994875184078717">
                <text:p>0.0994875184078717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413.26203489">
                <text:p>413.26203489</text:p>
              </table:table-cell>
              <table:table-cell office:value-type="float" office:value="0.0994447362759341">
                <text:p>0.0994447362759341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413.42209212">
                <text:p>413.42209212</text:p>
              </table:table-cell>
              <table:table-cell office:value-type="float" office:value="0.0994057042954992">
                <text:p>0.0994057042954992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413.583665954">
                <text:p>413.583665954</text:p>
              </table:table-cell>
              <table:table-cell office:value-type="float" office:value="0.0993648731387947">
                <text:p>0.0993648731387947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413.743704013001">
                <text:p>413.743704013001</text:p>
              </table:table-cell>
              <table:table-cell office:value-type="float" office:value="0.0993274089125839">
                <text:p>0.0993274089125839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413.907626082">
                <text:p>413.907626082</text:p>
              </table:table-cell>
              <table:table-cell office:value-type="float" office:value="0.0992878458921561">
                <text:p>0.0992878458921561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414.072368229">
                <text:p>414.072368229</text:p>
              </table:table-cell>
              <table:table-cell office:value-type="float" office:value="0.0992466131081183">
                <text:p>0.0992466131081183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414.241131147001">
                <text:p>414.241131147001</text:p>
              </table:table-cell>
              <table:table-cell office:value-type="float" office:value="0.0992088391697515">
                <text:p>0.0992088391697515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414.417907818">
                <text:p>414.417907818</text:p>
              </table:table-cell>
              <table:table-cell office:value-type="float" office:value="0.099169051533821">
                <text:p>0.099169051533821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414.597779981001">
                <text:p>414.597779981001</text:p>
              </table:table-cell>
              <table:table-cell office:value-type="float" office:value="0.0991276621780585">
                <text:p>0.0991276621780585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414.767329878">
                <text:p>414.767329878</text:p>
              </table:table-cell>
              <table:table-cell office:value-type="float" office:value="0.0990850006712767">
                <text:p>0.0990850006712767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414.947900469">
                <text:p>414.947900469</text:p>
              </table:table-cell>
              <table:table-cell office:value-type="float" office:value="0.0990460999099109">
                <text:p>0.0990460999099109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415.115720218">
                <text:p>415.115720218</text:p>
              </table:table-cell>
              <table:table-cell office:value-type="float" office:value="0.0990054430908988">
                <text:p>0.099005443090898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415.288006783">
                <text:p>415.288006783</text:p>
              </table:table-cell>
              <table:table-cell office:value-type="float" office:value="0.0994453183281408">
                <text:p>0.0994453183281408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415.461096008001">
                <text:p>415.461096008001</text:p>
              </table:table-cell>
              <table:table-cell office:value-type="float" office:value="0.099787468535345">
                <text:p>0.099787468535345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415.700920877001">
                <text:p>415.700920877001</text:p>
              </table:table-cell>
              <table:table-cell office:value-type="float" office:value="0.100051448107043">
                <text:p>0.100051448107043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415.882005683">
                <text:p>415.882005683</text:p>
              </table:table-cell>
              <table:table-cell office:value-type="float" office:value="0.100252900545308">
                <text:p>0.100252900545308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416.062802257001">
                <text:p>416.062802257001</text:p>
              </table:table-cell>
              <table:table-cell office:value-type="float" office:value="0.100404340638266">
                <text:p>0.100404340638266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416.245174516001">
                <text:p>416.245174516001</text:p>
              </table:table-cell>
              <table:table-cell office:value-type="float" office:value="0.100520635290127">
                <text:p>0.100520635290127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416.413957518001">
                <text:p>416.413957518001</text:p>
              </table:table-cell>
              <table:table-cell office:value-type="float" office:value="0.100603963170818">
                <text:p>0.100603963170818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416.584682569001">
                <text:p>416.584682569001</text:p>
              </table:table-cell>
              <table:table-cell office:value-type="float" office:value="0.100660926962309">
                <text:p>0.100660926962309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416.751734822001">
                <text:p>416.751734822001</text:p>
              </table:table-cell>
              <table:table-cell office:value-type="float" office:value="0.100701652232672">
                <text:p>0.100701652232672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416.930552217001">
                <text:p>416.930552217001</text:p>
              </table:table-cell>
              <table:table-cell office:value-type="float" office:value="0.100724547902316">
                <text:p>0.100724547902316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417.100620781001">
                <text:p>417.100620781001</text:p>
              </table:table-cell>
              <table:table-cell office:value-type="float" office:value="0.100733189185576">
                <text:p>0.100733189185576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417.267525573">
                <text:p>417.267525573</text:p>
              </table:table-cell>
              <table:table-cell office:value-type="float" office:value="0.100730436240547">
                <text:p>0.100730436240547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417.435857641">
                <text:p>417.435857641</text:p>
              </table:table-cell>
              <table:table-cell office:value-type="float" office:value="0.10072340437484">
                <text:p>0.10072340437484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417.609279351001">
                <text:p>417.609279351001</text:p>
              </table:table-cell>
              <table:table-cell office:value-type="float" office:value="0.100708126806846">
                <text:p>0.100708126806846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417.77583846">
                <text:p>417.77583846</text:p>
              </table:table-cell>
              <table:table-cell office:value-type="float" office:value="0.100686261924518">
                <text:p>0.100686261924518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417.957028690001">
                <text:p>417.957028690001</text:p>
              </table:table-cell>
              <table:table-cell office:value-type="float" office:value="0.10066395206835">
                <text:p>0.10066395206835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418.117527427001">
                <text:p>418.117527427001</text:p>
              </table:table-cell>
              <table:table-cell office:value-type="float" office:value="0.100636475201832">
                <text:p>0.10063647520183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418.287057447001">
                <text:p>418.287057447001</text:p>
              </table:table-cell>
              <table:table-cell office:value-type="float" office:value="0.10060487394137">
                <text:p>0.10060487394137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418.471651943">
                <text:p>418.471651943</text:p>
              </table:table-cell>
              <table:table-cell office:value-type="float" office:value="0.100569982366869">
                <text:p>0.100569982366869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418.600197863">
                <text:p>418.600197863</text:p>
              </table:table-cell>
              <table:table-cell office:value-type="float" office:value="0.100537267270498">
                <text:p>0.100537267270498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418.771909446001">
                <text:p>418.771909446001</text:p>
              </table:table-cell>
              <table:table-cell office:value-type="float" office:value="0.100501498404212">
                <text:p>0.100501498404212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418.942479548001">
                <text:p>418.942479548001</text:p>
              </table:table-cell>
              <table:table-cell office:value-type="float" office:value="0.100468088355476">
                <text:p>0.100468088355476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419.107212969">
                <text:p>419.107212969</text:p>
              </table:table-cell>
              <table:table-cell office:value-type="float" office:value="0.100431777274639">
                <text:p>0.100431777274639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419.265403344">
                <text:p>419.265403344</text:p>
              </table:table-cell>
              <table:table-cell office:value-type="float" office:value="0.100393154516609">
                <text:p>0.100393154516609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419.437943806001">
                <text:p>419.437943806001</text:p>
              </table:table-cell>
              <table:table-cell office:value-type="float" office:value="0.100357472790094">
                <text:p>0.100357472790094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419.607897543">
                <text:p>419.607897543</text:p>
              </table:table-cell>
              <table:table-cell office:value-type="float" office:value="0.100319367213712">
                <text:p>0.100319367213712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419.774462604">
                <text:p>419.774462604</text:p>
              </table:table-cell>
              <table:table-cell office:value-type="float" office:value="0.100279331673234">
                <text:p>0.100279331673234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419.944784204001">
                <text:p>419.944784204001</text:p>
              </table:table-cell>
              <table:table-cell office:value-type="float" office:value="0.100242531115517">
                <text:p>0.100242531115517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420.111118183">
                <text:p>420.111118183</text:p>
              </table:table-cell>
              <table:table-cell office:value-type="float" office:value="0.100203553239246">
                <text:p>0.100203553239246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420.277904617001">
                <text:p>420.277904617001</text:p>
              </table:table-cell>
              <table:table-cell office:value-type="float" office:value="0.100162842591397">
                <text:p>0.10016284259139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420.445310038001">
                <text:p>420.445310038001</text:p>
              </table:table-cell>
              <table:table-cell office:value-type="float" office:value="0.100125513301872">
                <text:p>0.100125513301872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420.608956530001">
                <text:p>420.608956530001</text:p>
              </table:table-cell>
              <table:table-cell office:value-type="float" office:value="0.10008613512401">
                <text:p>0.10008613512401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420.778765646">
                <text:p>420.778765646</text:p>
              </table:table-cell>
              <table:table-cell office:value-type="float" office:value="0.100045126886366">
                <text:p>0.100045126886366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420.949928295">
                <text:p>420.949928295</text:p>
              </table:table-cell>
              <table:table-cell office:value-type="float" office:value="0.100007570838622">
                <text:p>0.100007570838622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421.130682833001">
                <text:p>421.130682833001</text:p>
              </table:table-cell>
              <table:table-cell office:value-type="float" office:value="0.0999680338572097">
                <text:p>0.0999680338572097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421.303072656">
                <text:p>421.303072656</text:p>
              </table:table-cell>
              <table:table-cell office:value-type="float" office:value="0.0999269211475255">
                <text:p>0.0999269211475255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421.472084484">
                <text:p>421.472084484</text:p>
              </table:table-cell>
              <table:table-cell office:value-type="float" office:value="0.0998845568610404">
                <text:p>0.0998845568610404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421.645234575">
                <text:p>421.645234575</text:p>
              </table:table-cell>
              <table:table-cell office:value-type="float" office:value="0.0998459317456564">
                <text:p>0.0998459317456564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421.788853222">
                <text:p>421.788853222</text:p>
              </table:table-cell>
              <table:table-cell office:value-type="float" office:value="0.0998055710193009">
                <text:p>0.099805571019300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421.898090876">
                <text:p>421.898090876</text:p>
              </table:table-cell>
              <table:table-cell office:value-type="float" office:value="0.0997685554871675">
                <text:p>0.0997685554871675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422.076275329">
                <text:p>422.076275329</text:p>
              </table:table-cell>
              <table:table-cell office:value-type="float" office:value="0.0997294958833329">
                <text:p>0.0997294958833329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422.243860573">
                <text:p>422.243860573</text:p>
              </table:table-cell>
              <table:table-cell office:value-type="float" office:value="0.0996935279699989">
                <text:p>0.0996935279699989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422.410365966">
                <text:p>422.410365966</text:p>
              </table:table-cell>
              <table:table-cell office:value-type="float" office:value="0.0996553198884369">
                <text:p>0.0996553198884369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422.580325635">
                <text:p>422.580325635</text:p>
              </table:table-cell>
              <table:table-cell office:value-type="float" office:value="0.0996153286078843">
                <text:p>0.099615328607884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422.742956909">
                <text:p>422.742956909</text:p>
              </table:table-cell>
              <table:table-cell office:value-type="float" office:value="0.0995786265226711">
                <text:p>0.099578626522671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422.911248411">
                <text:p>422.911248411</text:p>
              </table:table-cell>
              <table:table-cell office:value-type="float" office:value="0.0995398534187994">
                <text:p>0.0995398534187994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423.086536755">
                <text:p>423.086536755</text:p>
              </table:table-cell>
              <table:table-cell office:value-type="float" office:value="0.0994994324039137">
                <text:p>0.0994994324039137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423.254292471001">
                <text:p>423.254292471001</text:p>
              </table:table-cell>
              <table:table-cell office:value-type="float" office:value="0.0994623976611305">
                <text:p>0.099462397661130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423.422822917">
                <text:p>423.422822917</text:p>
              </table:table-cell>
              <table:table-cell office:value-type="float" office:value="0.0994233806673114">
                <text:p>0.099423380667311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423.589480513">
                <text:p>423.589480513</text:p>
              </table:table-cell>
              <table:table-cell office:value-type="float" office:value="0.0993827867450469">
                <text:p>0.0993827867450469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423.759566054">
                <text:p>423.759566054</text:p>
              </table:table-cell>
              <table:table-cell office:value-type="float" office:value="0.0993456247668453">
                <text:p>0.0993456247668453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423.931595445">
                <text:p>423.931595445</text:p>
              </table:table-cell>
              <table:table-cell office:value-type="float" office:value="0.0993065281420881">
                <text:p>0.099306528142088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424.104796539001">
                <text:p>424.104796539001</text:p>
              </table:table-cell>
              <table:table-cell office:value-type="float" office:value="0.0992658926410891">
                <text:p>0.0992658926410891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424.276617198">
                <text:p>424.276617198</text:p>
              </table:table-cell>
              <table:table-cell office:value-type="float" office:value="0.0992240348675883">
                <text:p>0.0992240348675883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424.456064897">
                <text:p>424.456064897</text:p>
              </table:table-cell>
              <table:table-cell office:value-type="float" office:value="0.099185877269218">
                <text:p>0.09918587726921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424.642368276001">
                <text:p>424.642368276001</text:p>
              </table:table-cell>
              <table:table-cell office:value-type="float" office:value="0.0991460150371515">
                <text:p>0.0991460150371515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424.811450168">
                <text:p>424.811450168</text:p>
              </table:table-cell>
              <table:table-cell office:value-type="float" office:value="0.0991047978954456">
                <text:p>0.0991047978954456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425.044932414">
                <text:p>425.044932414</text:p>
              </table:table-cell>
              <table:table-cell office:value-type="float" office:value="0.0990625056109173">
                <text:p>0.0990625056109173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25.227422754">
                <text:p>425.227422754</text:p>
              </table:table-cell>
              <table:table-cell office:value-type="float" office:value="0.0990193619846152">
                <text:p>0.0990193619846152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425.403059404001">
                <text:p>425.403059404001</text:p>
              </table:table-cell>
              <table:table-cell office:value-type="float" office:value="0.0994460235796941">
                <text:p>0.0994460235796941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425.584238532">
                <text:p>425.584238532</text:p>
              </table:table-cell>
              <table:table-cell office:value-type="float" office:value="0.0997778393199039">
                <text:p>0.0997778393199039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425.754111403">
                <text:p>425.754111403</text:p>
              </table:table-cell>
              <table:table-cell office:value-type="float" office:value="0.100038538498706">
                <text:p>0.100038538498706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425.939139020001">
                <text:p>425.939139020001</text:p>
              </table:table-cell>
              <table:table-cell office:value-type="float" office:value="0.100237597716258">
                <text:p>0.100237597716258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426.115133174">
                <text:p>426.115133174</text:p>
              </table:table-cell>
              <table:table-cell office:value-type="float" office:value="0.100387353889305">
                <text:p>0.100387353889305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426.297044880001">
                <text:p>426.297044880001</text:p>
              </table:table-cell>
              <table:table-cell office:value-type="float" office:value="0.100497676538674">
                <text:p>0.100497676538674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426.466988373">
                <text:p>426.466988373</text:p>
              </table:table-cell>
              <table:table-cell office:value-type="float" office:value="0.100576461268481">
                <text:p>0.100576461268481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426.641538553001">
                <text:p>426.641538553001</text:p>
              </table:table-cell>
              <table:table-cell office:value-type="float" office:value="0.100634755690834">
                <text:p>0.100634755690834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426.813200143">
                <text:p>426.813200143</text:p>
              </table:table-cell>
              <table:table-cell office:value-type="float" office:value="0.100671931164625">
                <text:p>0.10067193116462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426.993450972001">
                <text:p>426.993450972001</text:p>
              </table:table-cell>
              <table:table-cell office:value-type="float" office:value="0.100692220347683">
                <text:p>0.100692220347683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427.169526298">
                <text:p>427.169526298</text:p>
              </table:table-cell>
              <table:table-cell office:value-type="float" office:value="0.100699009353808">
                <text:p>0.100699009353808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427.349369564">
                <text:p>427.349369564</text:p>
              </table:table-cell>
              <table:table-cell office:value-type="float" office:value="0.100699722705529">
                <text:p>0.100699722705529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427.518854203">
                <text:p>427.518854203</text:p>
              </table:table-cell>
              <table:table-cell office:value-type="float" office:value="0.100690864306745">
                <text:p>0.100690864306745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427.689781897">
                <text:p>427.689781897</text:p>
              </table:table-cell>
              <table:table-cell office:value-type="float" office:value="0.100674357332153">
                <text:p>0.100674357332153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427.858686059">
                <text:p>427.858686059</text:p>
              </table:table-cell>
              <table:table-cell office:value-type="float" office:value="0.10065644493005">
                <text:p>0.10065644493005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428.067887308001">
                <text:p>428.067887308001</text:p>
              </table:table-cell>
              <table:table-cell office:value-type="float" office:value="0.100628007743947">
                <text:p>0.100628007743947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428.242433559">
                <text:p>428.242433559</text:p>
              </table:table-cell>
              <table:table-cell office:value-type="float" office:value="0.100600559969404">
                <text:p>0.100600559969404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428.409456664001">
                <text:p>428.409456664001</text:p>
              </table:table-cell>
              <table:table-cell office:value-type="float" office:value="0.100569212282928">
                <text:p>0.100569212282928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428.576810652">
                <text:p>428.576810652</text:p>
              </table:table-cell>
              <table:table-cell office:value-type="float" office:value="0.100534753435962">
                <text:p>0.100534753435962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428.740473932">
                <text:p>428.740473932</text:p>
              </table:table-cell>
              <table:table-cell office:value-type="float" office:value="0.100502499294054">
                <text:p>0.10050249929405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428.907174403001">
                <text:p>428.907174403001</text:p>
              </table:table-cell>
              <table:table-cell office:value-type="float" office:value="0.100467328413311">
                <text:p>0.100467328413311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429.070689881">
                <text:p>429.070689881</text:p>
              </table:table-cell>
              <table:table-cell office:value-type="float" office:value="0.100429832879903">
                <text:p>0.100429832879903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429.237122129">
                <text:p>429.237122129</text:p>
              </table:table-cell>
              <table:table-cell office:value-type="float" office:value="0.10039516031185">
                <text:p>0.10039516031185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429.409177577">
                <text:p>429.409177577</text:p>
              </table:table-cell>
              <table:table-cell office:value-type="float" office:value="0.100358076513288">
                <text:p>0.100358076513288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429.586233826">
                <text:p>429.586233826</text:p>
              </table:table-cell>
              <table:table-cell office:value-type="float" office:value="0.10031907243821">
                <text:p>0.10031907243821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429.755188481">
                <text:p>429.755188481</text:p>
              </table:table-cell>
              <table:table-cell office:value-type="float" office:value="0.10028320392169">
                <text:p>0.10028320392169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29.860294017">
                <text:p>429.860294017</text:p>
              </table:table-cell>
              <table:table-cell office:value-type="float" office:value="0.100245185111282">
                <text:p>0.100245185111282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430.032451795">
                <text:p>430.032451795</text:p>
              </table:table-cell>
              <table:table-cell office:value-type="float" office:value="0.100210111319186">
                <text:p>0.100210111319186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430.203923387">
                <text:p>430.203923387</text:p>
              </table:table-cell>
              <table:table-cell office:value-type="float" office:value="0.100172741300057">
                <text:p>0.100172741300057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430.372078805">
                <text:p>430.372078805</text:p>
              </table:table-cell>
              <table:table-cell office:value-type="float" office:value="0.100133542958669">
                <text:p>0.100133542958669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430.545713129">
                <text:p>430.545713129</text:p>
              </table:table-cell>
              <table:table-cell office:value-type="float" office:value="0.100097536366005">
                <text:p>0.100097536366005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430.715850258001">
                <text:p>430.715850258001</text:p>
              </table:table-cell>
              <table:table-cell office:value-type="float" office:value="0.10005944173221">
                <text:p>0.10005944173221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430.887178219001">
                <text:p>430.887178219001</text:p>
              </table:table-cell>
              <table:table-cell office:value-type="float" office:value="0.100019685294732">
                <text:p>0.100019685294732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431.056236746001">
                <text:p>431.056236746001</text:p>
              </table:table-cell>
              <table:table-cell office:value-type="float" office:value="0.0999832430117316">
                <text:p>0.0999832430117316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431.185252499">
                <text:p>431.185252499</text:p>
              </table:table-cell>
              <table:table-cell office:value-type="float" office:value="0.099944821376199">
                <text:p>0.099944821376199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431.365649464">
                <text:p>431.365649464</text:p>
              </table:table-cell>
              <table:table-cell office:value-type="float" office:value="0.0999048248578601">
                <text:p>0.0999048248578601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431.547892329">
                <text:p>431.547892329</text:p>
              </table:table-cell>
              <table:table-cell office:value-type="float" office:value="0.0998682012592009">
                <text:p>0.0998682012592009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431.719449963">
                <text:p>431.719449963</text:p>
              </table:table-cell>
              <table:table-cell office:value-type="float" office:value="0.0998296560467673">
                <text:p>0.0998296560467673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431.900323374">
                <text:p>431.900323374</text:p>
              </table:table-cell>
              <table:table-cell office:value-type="float" office:value="0.0997895821126687">
                <text:p>0.0997895821126687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432.071282092001">
                <text:p>432.071282092001</text:p>
              </table:table-cell>
              <table:table-cell office:value-type="float" office:value="0.0997482937586852">
                <text:p>0.0997482937586852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432.245406812001">
                <text:p>432.245406812001</text:p>
              </table:table-cell>
              <table:table-cell office:value-type="float" office:value="0.0997106516774738">
                <text:p>0.0997106516774738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432.413630863">
                <text:p>432.413630863</text:p>
              </table:table-cell>
              <table:table-cell office:value-type="float" office:value="0.0996713216196925">
                <text:p>0.0996713216196925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432.586836685">
                <text:p>432.586836685</text:p>
              </table:table-cell>
              <table:table-cell office:value-type="float" office:value="0.0996306497084304">
                <text:p>0.0996306497084304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432.754580101">
                <text:p>432.754580101</text:p>
              </table:table-cell>
              <table:table-cell office:value-type="float" office:value="0.0995935114411199">
                <text:p>0.0995935114411199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432.923254636001">
                <text:p>432.923254636001</text:p>
              </table:table-cell>
              <table:table-cell office:value-type="float" office:value="0.0995546057317216">
                <text:p>0.0995546057317216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433.095791101">
                <text:p>433.095791101</text:p>
              </table:table-cell>
              <table:table-cell office:value-type="float" office:value="0.099514294566893">
                <text:p>0.099514294566893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433.267895162">
                <text:p>433.267895162</text:p>
              </table:table-cell>
              <table:table-cell office:value-type="float" office:value="0.0994728675241842">
                <text:p>0.0994728675241842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433.436142754001">
                <text:p>433.436142754001</text:p>
              </table:table-cell>
              <table:table-cell office:value-type="float" office:value="0.0994351400133441">
                <text:p>0.0994351400133441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433.604005231">
                <text:p>433.604005231</text:p>
              </table:table-cell>
              <table:table-cell office:value-type="float" office:value="0.09939579260149">
                <text:p>0.09939579260149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433.768614836001">
                <text:p>433.768614836001</text:p>
              </table:table-cell>
              <table:table-cell office:value-type="float" office:value="0.099355157725944">
                <text:p>0.099355157725944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433.931591883001">
                <text:p>433.931591883001</text:p>
              </table:table-cell>
              <table:table-cell office:value-type="float" office:value="0.0993180745202386">
                <text:p>0.0993180745202386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434.095292177">
                <text:p>434.095292177</text:p>
              </table:table-cell>
              <table:table-cell office:value-type="float" office:value="0.0992792636733601">
                <text:p>0.0992792636733601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434.303272951001">
                <text:p>434.303272951001</text:p>
              </table:table-cell>
              <table:table-cell office:value-type="float" office:value="0.0992390791414531">
                <text:p>0.0992390791414531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434.410620103001">
                <text:p>434.410620103001</text:p>
              </table:table-cell>
              <table:table-cell office:value-type="float" office:value="0.0992023667455513">
                <text:p>0.0992023667455513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434.586655996">
                <text:p>434.586655996</text:p>
              </table:table-cell>
              <table:table-cell office:value-type="float" office:value="0.0991638735944609">
                <text:p>0.0991638735944609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434.770794553">
                <text:p>434.770794553</text:p>
              </table:table-cell>
              <table:table-cell office:value-type="float" office:value="0.0991239642380543">
                <text:p>0.099123964238054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434.939518811">
                <text:p>434.939518811</text:p>
              </table:table-cell>
              <table:table-cell office:value-type="float" office:value="0.0990874824811015">
                <text:p>0.0990874824811015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435.110049397001">
                <text:p>435.110049397001</text:p>
              </table:table-cell>
              <table:table-cell office:value-type="float" office:value="0.099049194816528">
                <text:p>0.099049194816528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435.285564335">
                <text:p>435.285564335</text:p>
              </table:table-cell>
              <table:table-cell office:value-type="float" office:value="0.0990094707957511">
                <text:p>0.0990094707957511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435.458846451001">
                <text:p>435.458846451001</text:p>
              </table:table-cell>
              <table:table-cell office:value-type="float" office:value="0.0994328122146289">
                <text:p>0.099432812214628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435.625249256001">
                <text:p>435.625249256001</text:p>
              </table:table-cell>
              <table:table-cell office:value-type="float" office:value="0.0997621927995001">
                <text:p>0.099762192799500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435.803544463">
                <text:p>435.803544463</text:p>
              </table:table-cell>
              <table:table-cell office:value-type="float" office:value="0.100016413252229">
                <text:p>0.100016413252229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435.982819071">
                <text:p>435.982819071</text:p>
              </table:table-cell>
              <table:table-cell office:value-type="float" office:value="0.100210514122555">
                <text:p>0.100210514122555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436.162447123001">
                <text:p>436.162447123001</text:p>
              </table:table-cell>
              <table:table-cell office:value-type="float" office:value="0.100356527838535">
                <text:p>0.10035652783853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436.335634578">
                <text:p>436.335634578</text:p>
              </table:table-cell>
              <table:table-cell office:value-type="float" office:value="0.10046870850936">
                <text:p>0.10046870850936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436.505693081001">
                <text:p>436.505693081001</text:p>
              </table:table-cell>
              <table:table-cell office:value-type="float" office:value="0.100549198811156">
                <text:p>0.100549198811156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436.675141628">
                <text:p>436.675141628</text:p>
              </table:table-cell>
              <table:table-cell office:value-type="float" office:value="0.10060434530007">
                <text:p>0.10060434530007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436.855313416">
                <text:p>436.855313416</text:p>
              </table:table-cell>
              <table:table-cell office:value-type="float" office:value="0.100643842792175">
                <text:p>0.100643842792175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437.034442104001">
                <text:p>437.034442104001</text:p>
              </table:table-cell>
              <table:table-cell office:value-type="float" office:value="0.100666207735">
                <text:p>0.100666207735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437.202026621">
                <text:p>437.202026621</text:p>
              </table:table-cell>
              <table:table-cell office:value-type="float" office:value="0.100674875091639">
                <text:p>0.100674875091639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437.417586247">
                <text:p>437.417586247</text:p>
              </table:table-cell>
              <table:table-cell office:value-type="float" office:value="0.100672592820966">
                <text:p>0.100672592820966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437.523215093001">
                <text:p>437.523215093001</text:p>
              </table:table-cell>
              <table:table-cell office:value-type="float" office:value="0.100666162088429">
                <text:p>0.100666162088429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437.688708350001">
                <text:p>437.688708350001</text:p>
              </table:table-cell>
              <table:table-cell office:value-type="float" office:value="0.100651813987158">
                <text:p>0.10065181398715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437.866323723">
                <text:p>437.866323723</text:p>
              </table:table-cell>
              <table:table-cell office:value-type="float" office:value="0.100631140403621">
                <text:p>0.100631140403621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38.033321795">
                <text:p>438.033321795</text:p>
              </table:table-cell>
              <table:table-cell office:value-type="float" office:value="0.100610007136696">
                <text:p>0.100610007136696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38.195961092">
                <text:p>438.195961092</text:p>
              </table:table-cell>
              <table:table-cell office:value-type="float" office:value="0.100583918018103">
                <text:p>0.100583918018103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438.358032934">
                <text:p>438.358032934</text:p>
              </table:table-cell>
              <table:table-cell office:value-type="float" office:value="0.100558458615396">
                <text:p>0.100558458615396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438.606835397">
                <text:p>438.606835397</text:p>
              </table:table-cell>
              <table:table-cell office:value-type="float" office:value="0.100524339331285">
                <text:p>0.100524339331285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38.771908950001">
                <text:p>438.771908950001</text:p>
              </table:table-cell>
              <table:table-cell office:value-type="float" office:value="0.10048788651634">
                <text:p>0.10048788651634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438.936715801">
                <text:p>438.936715801</text:p>
              </table:table-cell>
              <table:table-cell office:value-type="float" office:value="0.100454148702356">
                <text:p>0.100454148702356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39.095256606001">
                <text:p>439.095256606001</text:p>
              </table:table-cell>
              <table:table-cell office:value-type="float" office:value="0.10041801358358">
                <text:p>0.10041801358358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439.256224407">
                <text:p>439.256224407</text:p>
              </table:table-cell>
              <table:table-cell office:value-type="float" office:value="0.100384536180147">
                <text:p>0.100384536180147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439.424523675">
                <text:p>439.424523675</text:p>
              </table:table-cell>
              <table:table-cell office:value-type="float" office:value="0.100348621884223">
                <text:p>0.100348621884223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439.600912897">
                <text:p>439.600912897</text:p>
              </table:table-cell>
              <table:table-cell office:value-type="float" office:value="0.100310766389691">
                <text:p>0.100310766389691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439.759124210001">
                <text:p>439.759124210001</text:p>
              </table:table-cell>
              <table:table-cell office:value-type="float" office:value="0.100275923079891">
                <text:p>0.100275923079891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439.935684413001">
                <text:p>439.935684413001</text:p>
              </table:table-cell>
              <table:table-cell office:value-type="float" office:value="0.10023893682606">
                <text:p>0.10023893682606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440.092680744">
                <text:p>440.092680744</text:p>
              </table:table-cell>
              <table:table-cell office:value-type="float" office:value="0.10020024450405">
                <text:p>0.10020024450405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440.262934782">
                <text:p>440.262934782</text:p>
              </table:table-cell>
              <table:table-cell office:value-type="float" office:value="0.10016019560324">
                <text:p>0.10016019560324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40.398938375">
                <text:p>440.398938375</text:p>
              </table:table-cell>
              <table:table-cell office:value-type="float" office:value="0.100123612060869">
                <text:p>0.100123612060869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440.574497729001">
                <text:p>440.574497729001</text:p>
              </table:table-cell>
              <table:table-cell office:value-type="float" office:value="0.100085262576245">
                <text:p>0.100085262576245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440.742838139">
                <text:p>440.742838139</text:p>
              </table:table-cell>
              <table:table-cell office:value-type="float" office:value="0.100050044756727">
                <text:p>0.10005004475672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440.911757684001">
                <text:p>440.911757684001</text:p>
              </table:table-cell>
              <table:table-cell office:value-type="float" office:value="0.100012800217547">
                <text:p>0.100012800217547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441.075765778">
                <text:p>441.075765778</text:p>
              </table:table-cell>
              <table:table-cell office:value-type="float" office:value="0.0999739425333842">
                <text:p>0.0999739425333842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441.242039085">
                <text:p>441.242039085</text:p>
              </table:table-cell>
              <table:table-cell office:value-type="float" office:value="0.0999383284426747">
                <text:p>0.0999383284426747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441.408702848001">
                <text:p>441.408702848001</text:p>
              </table:table-cell>
              <table:table-cell office:value-type="float" office:value="0.0999007874424191">
                <text:p>0.0999007874424191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441.57718471">
                <text:p>441.57718471</text:p>
              </table:table-cell>
              <table:table-cell office:value-type="float" office:value="0.0998617131173162">
                <text:p>0.0998617131173162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441.749130007001">
                <text:p>441.749130007001</text:p>
              </table:table-cell>
              <table:table-cell office:value-type="float" office:value="0.0998259359673464">
                <text:p>0.0998259359673464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441.933046009">
                <text:p>441.933046009</text:p>
              </table:table-cell>
              <table:table-cell office:value-type="float" office:value="0.0997882850057612">
                <text:p>0.0997882850057612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442.107629194001">
                <text:p>442.107629194001</text:p>
              </table:table-cell>
              <table:table-cell office:value-type="float" office:value="0.0997491431698421">
                <text:p>0.0997491431698421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442.274091335001">
                <text:p>442.274091335001</text:p>
              </table:table-cell>
              <table:table-cell office:value-type="float" office:value="0.0997088167983171">
                <text:p>0.0997088167983171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442.440406314">
                <text:p>442.440406314</text:p>
              </table:table-cell>
              <table:table-cell office:value-type="float" office:value="0.0996720523076879">
                <text:p>0.0996720523076879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442.60826744">
                <text:p>442.60826744</text:p>
              </table:table-cell>
              <table:table-cell office:value-type="float" office:value="0.0996336400374232">
                <text:p>0.0996336400374232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442.779228979">
                <text:p>442.779228979</text:p>
              </table:table-cell>
              <table:table-cell office:value-type="float" office:value="0.0995939176796561">
                <text:p>0.0995939176796561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442.953726284">
                <text:p>442.953726284</text:p>
              </table:table-cell>
              <table:table-cell office:value-type="float" office:value="0.0995576465702951">
                <text:p>0.0995576465702951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443.120585059">
                <text:p>443.120585059</text:p>
              </table:table-cell>
              <table:table-cell office:value-type="float" office:value="0.0995196493248901">
                <text:p>0.0995196493248901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443.283247731">
                <text:p>443.283247731</text:p>
              </table:table-cell>
              <table:table-cell office:value-type="float" office:value="0.0994802792793252">
                <text:p>0.0994802792793252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443.478116409">
                <text:p>443.478116409</text:p>
              </table:table-cell>
              <table:table-cell office:value-type="float" office:value="0.0994398190913302">
                <text:p>0.0994398190913302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443.60214583">
                <text:p>443.60214583</text:p>
              </table:table-cell>
              <table:table-cell office:value-type="float" office:value="0.0994029718983744">
                <text:p>0.0994029718983744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443.769249339">
                <text:p>443.769249339</text:p>
              </table:table-cell>
              <table:table-cell office:value-type="float" office:value="0.099364542118474">
                <text:p>0.099364542118474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443.932186904">
                <text:p>443.932186904</text:p>
              </table:table-cell>
              <table:table-cell office:value-type="float" office:value="0.0993293253088459">
                <text:p>0.099329325308845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444.101482076">
                <text:p>444.101482076</text:p>
              </table:table-cell>
              <table:table-cell office:value-type="float" office:value="0.0992922119370272">
                <text:p>0.0992922119370272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44.263347141001">
                <text:p>444.263347141001</text:p>
              </table:table-cell>
              <table:table-cell office:value-type="float" office:value="0.0992535893694416">
                <text:p>0.0992535893694416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44.444504067001">
                <text:p>444.444504067001</text:p>
              </table:table-cell>
              <table:table-cell office:value-type="float" office:value="0.099218228397152">
                <text:p>0.09921822839715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444.617342697001">
                <text:p>444.617342697001</text:p>
              </table:table-cell>
              <table:table-cell office:value-type="float" office:value="0.0991810198097766">
                <text:p>0.0991810198097766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444.785325136">
                <text:p>444.785325136</text:p>
              </table:table-cell>
              <table:table-cell office:value-type="float" office:value="0.0991423411571576">
                <text:p>0.0991423411571576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444.957655720001">
                <text:p>444.957655720001</text:p>
              </table:table-cell>
              <table:table-cell office:value-type="float" office:value="0.0991069453503774">
                <text:p>0.0991069453503774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445.135529652001">
                <text:p>445.135529652001</text:p>
              </table:table-cell>
              <table:table-cell office:value-type="float" office:value="0.0990697289421725">
                <text:p>0.0990697289421725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445.306775495001">
                <text:p>445.306775495001</text:p>
              </table:table-cell>
              <table:table-cell office:value-type="float" office:value="0.0990310640526144">
                <text:p>0.0990310640526144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445.476398342001">
                <text:p>445.476398342001</text:p>
              </table:table-cell>
              <table:table-cell office:value-type="float" office:value="0.0994404846652721">
                <text:p>0.0994404846652721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445.645914288">
                <text:p>445.645914288</text:p>
              </table:table-cell>
              <table:table-cell office:value-type="float" office:value="0.0997634813769516">
                <text:p>0.0997634813769516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445.819320775">
                <text:p>445.819320775</text:p>
              </table:table-cell>
              <table:table-cell office:value-type="float" office:value="0.100012805303581">
                <text:p>0.100012805303581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445.991990984">
                <text:p>445.991990984</text:p>
              </table:table-cell>
              <table:table-cell office:value-type="float" office:value="0.100203199145266">
                <text:p>0.100203199145266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446.17791819">
                <text:p>446.17791819</text:p>
              </table:table-cell>
              <table:table-cell office:value-type="float" office:value="0.100346457051131">
                <text:p>0.100346457051131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446.349932613">
                <text:p>446.349932613</text:p>
              </table:table-cell>
              <table:table-cell office:value-type="float" office:value="0.100456537838214">
                <text:p>0.100456537838214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446.516419278">
                <text:p>446.516419278</text:p>
              </table:table-cell>
              <table:table-cell office:value-type="float" office:value="0.100535557478102">
                <text:p>0.100535557478102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446.644374632">
                <text:p>446.644374632</text:p>
              </table:table-cell>
              <table:table-cell office:value-type="float" office:value="0.100594253735114">
                <text:p>0.100594253735114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446.755864764001">
                <text:p>446.755864764001</text:p>
              </table:table-cell>
              <table:table-cell office:value-type="float" office:value="0.100636693310672">
                <text:p>0.10063669331067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446.938052383">
                <text:p>446.938052383</text:p>
              </table:table-cell>
              <table:table-cell office:value-type="float" office:value="0.100661616180109">
                <text:p>0.100661616180109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447.115075418001">
                <text:p>447.115075418001</text:p>
              </table:table-cell>
              <table:table-cell office:value-type="float" office:value="0.100672533767722">
                <text:p>0.100672533767722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447.290568667">
                <text:p>447.290568667</text:p>
              </table:table-cell>
              <table:table-cell office:value-type="float" office:value="0.100672255202097">
                <text:p>0.100672255202097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447.462231447001">
                <text:p>447.462231447001</text:p>
              </table:table-cell>
              <table:table-cell office:value-type="float" office:value="0.100663027775274">
                <text:p>0.100663027775274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447.636323243">
                <text:p>447.636323243</text:p>
              </table:table-cell>
              <table:table-cell office:value-type="float" office:value="0.100651146566295">
                <text:p>0.100651146566295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447.80392172">
                <text:p>447.80392172</text:p>
              </table:table-cell>
              <table:table-cell office:value-type="float" office:value="0.100632649096612">
                <text:p>0.100632649096612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447.971631059">
                <text:p>447.971631059</text:p>
              </table:table-cell>
              <table:table-cell office:value-type="float" office:value="0.100608866652764">
                <text:p>0.100608866652764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448.141126487">
                <text:p>448.141126487</text:p>
              </table:table-cell>
              <table:table-cell office:value-type="float" office:value="0.100585351473171">
                <text:p>0.10058535147317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448.304958655001">
                <text:p>448.304958655001</text:p>
              </table:table-cell>
              <table:table-cell office:value-type="float" office:value="0.100557566892823">
                <text:p>0.100557566892823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448.465422650001">
                <text:p>448.465422650001</text:p>
              </table:table-cell>
              <table:table-cell office:value-type="float" office:value="0.100526374799399">
                <text:p>0.100526374799399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448.633128729">
                <text:p>448.633128729</text:p>
              </table:table-cell>
              <table:table-cell office:value-type="float" office:value="0.100496941909561">
                <text:p>0.100496941909561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448.804693159001">
                <text:p>448.804693159001</text:p>
              </table:table-cell>
              <table:table-cell office:value-type="float" office:value="0.100464443159756">
                <text:p>0.100464443159756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448.974018526001">
                <text:p>448.974018526001</text:p>
              </table:table-cell>
              <table:table-cell office:value-type="float" office:value="0.100429499702755">
                <text:p>0.100429499702755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49.148570107001">
                <text:p>449.148570107001</text:p>
              </table:table-cell>
              <table:table-cell office:value-type="float" office:value="0.100397075698033">
                <text:p>0.100397075698033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49.309551777001">
                <text:p>449.309551777001</text:p>
              </table:table-cell>
              <table:table-cell office:value-type="float" office:value="0.10036220398827">
                <text:p>0.10036220398827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449.486389703">
                <text:p>449.486389703</text:p>
              </table:table-cell>
              <table:table-cell office:value-type="float" office:value="0.100325382068622">
                <text:p>0.10032538206862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49.671323884">
                <text:p>449.671323884</text:p>
              </table:table-cell>
              <table:table-cell office:value-type="float" office:value="0.10028700792459">
                <text:p>0.10028700792459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449.801421652001">
                <text:p>449.801421652001</text:p>
              </table:table-cell>
              <table:table-cell office:value-type="float" office:value="0.100251853280718">
                <text:p>0.100251853280718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449.981130258">
                <text:p>449.981130258</text:p>
              </table:table-cell>
              <table:table-cell office:value-type="float" office:value="0.100214824852726">
                <text:p>0.100214824852726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450.159143126">
                <text:p>450.159143126</text:p>
              </table:table-cell>
              <table:table-cell office:value-type="float" office:value="0.100180752723444">
                <text:p>0.100180752723444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450.335425846">
                <text:p>450.335425846</text:p>
              </table:table-cell>
              <table:table-cell office:value-type="float" office:value="0.100144602178755">
                <text:p>0.100144602178755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50.511212222001">
                <text:p>450.511212222001</text:p>
              </table:table-cell>
              <table:table-cell office:value-type="float" office:value="0.100106796802977">
                <text:p>0.100106796802977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50.676006633001">
                <text:p>450.676006633001</text:p>
              </table:table-cell>
              <table:table-cell office:value-type="float" office:value="0.100067675453039">
                <text:p>0.10006767545303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450.844463703001">
                <text:p>450.844463703001</text:p>
              </table:table-cell>
              <table:table-cell office:value-type="float" office:value="0.100031942804163">
                <text:p>0.100031942804163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451.020483041">
                <text:p>451.020483041</text:p>
              </table:table-cell>
              <table:table-cell office:value-type="float" office:value="0.0999944914521165">
                <text:p>0.0999944914521165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451.197696602">
                <text:p>451.197696602</text:p>
              </table:table-cell>
              <table:table-cell office:value-type="float" office:value="0.0999556730020126">
                <text:p>0.0999556730020126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451.373385907001">
                <text:p>451.373385907001</text:p>
              </table:table-cell>
              <table:table-cell office:value-type="float" office:value="0.0999157687274802">
                <text:p>0.0999157687274802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451.552702291">
                <text:p>451.552702291</text:p>
              </table:table-cell>
              <table:table-cell office:value-type="float" office:value="0.0998794234926224">
                <text:p>0.0998794234926224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451.718703156001">
                <text:p>451.718703156001</text:p>
              </table:table-cell>
              <table:table-cell office:value-type="float" office:value="0.0998415095517408">
                <text:p>0.0998415095517408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451.897562125">
                <text:p>451.897562125</text:p>
              </table:table-cell>
              <table:table-cell office:value-type="float" office:value="0.0998023484739879">
                <text:p>0.0998023484739879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452.059850431">
                <text:p>452.059850431</text:p>
              </table:table-cell>
              <table:table-cell office:value-type="float" office:value="0.0997666075814927">
                <text:p>0.0997666075814927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452.231108450001">
                <text:p>452.231108450001</text:p>
              </table:table-cell>
              <table:table-cell office:value-type="float" office:value="0.0997291966648844">
                <text:p>0.099729196664884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452.395954534">
                <text:p>452.395954534</text:p>
              </table:table-cell>
              <table:table-cell office:value-type="float" office:value="0.0996904575309785">
                <text:p>0.099690457530978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452.561889408001">
                <text:p>452.561889408001</text:p>
              </table:table-cell>
              <table:table-cell office:value-type="float" office:value="0.0996506636148779">
                <text:p>0.0996506636148779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452.727982305">
                <text:p>452.727982305</text:p>
              </table:table-cell>
              <table:table-cell office:value-type="float" office:value="0.0996144300961463">
                <text:p>0.0996144300961463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452.945905213001">
                <text:p>452.945905213001</text:p>
              </table:table-cell>
              <table:table-cell office:value-type="float" office:value="0.0995766523402843">
                <text:p>0.0995766523402843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453.111469914001">
                <text:p>453.111469914001</text:p>
              </table:table-cell>
              <table:table-cell office:value-type="float" office:value="0.0995376469605667">
                <text:p>0.0995376469605667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453.283766015001">
                <text:p>453.283766015001</text:p>
              </table:table-cell>
              <table:table-cell office:value-type="float" office:value="0.0994976672373275">
                <text:p>0.099497667237327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453.445924952001">
                <text:p>453.445924952001</text:p>
              </table:table-cell>
              <table:table-cell office:value-type="float" office:value="0.0994612986541304">
                <text:p>0.0994612986541304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453.603234817">
                <text:p>453.603234817</text:p>
              </table:table-cell>
              <table:table-cell office:value-type="float" office:value="0.0994234399822057">
                <text:p>0.0994234399822057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453.765740967">
                <text:p>453.765740967</text:p>
              </table:table-cell>
              <table:table-cell office:value-type="float" office:value="0.0993843969692265">
                <text:p>0.0993843969692265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453.924824411">
                <text:p>453.924824411</text:p>
              </table:table-cell>
              <table:table-cell office:value-type="float" office:value="0.0993487874166511">
                <text:p>0.0993487874166511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454.081148056001">
                <text:p>454.081148056001</text:p>
              </table:table-cell>
              <table:table-cell office:value-type="float" office:value="0.099311555274881">
                <text:p>0.099311555274881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454.242367232">
                <text:p>454.242367232</text:p>
              </table:table-cell>
              <table:table-cell office:value-type="float" office:value="0.0992774002013985">
                <text:p>0.0992774002013985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454.432703244001">
                <text:p>454.432703244001</text:p>
              </table:table-cell>
              <table:table-cell office:value-type="float" office:value="0.0992413431956927">
                <text:p>0.0992413431956927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454.610104831">
                <text:p>454.610104831</text:p>
              </table:table-cell>
              <table:table-cell office:value-type="float" office:value="0.0992037723333537">
                <text:p>0.0992037723333537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454.778916547">
                <text:p>454.778916547</text:p>
              </table:table-cell>
              <table:table-cell office:value-type="float" office:value="0.0991649980647027">
                <text:p>0.0991649980647027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454.943850253">
                <text:p>454.943850253</text:p>
              </table:table-cell>
              <table:table-cell office:value-type="float" office:value="0.099129622736848">
                <text:p>0.099129622736848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455.105788808">
                <text:p>455.105788808</text:p>
              </table:table-cell>
              <table:table-cell office:value-type="float" office:value="0.0990926163952832">
                <text:p>0.0990926163952832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455.271889756001">
                <text:p>455.271889756001</text:p>
              </table:table-cell>
              <table:table-cell office:value-type="float" office:value="0.0990543128964463">
                <text:p>0.0990543128964463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455.442356641001">
                <text:p>455.442356641001</text:p>
              </table:table-cell>
              <table:table-cell office:value-type="float" office:value="0.0994587876056651">
                <text:p>0.0994587876056651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455.608688233">
                <text:p>455.608688233</text:p>
              </table:table-cell>
              <table:table-cell office:value-type="float" office:value="0.0997734873654457">
                <text:p>0.0997734873654457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55.773783081">
                <text:p>455.773783081</text:p>
              </table:table-cell>
              <table:table-cell office:value-type="float" office:value="0.100016374963707">
                <text:p>0.100016374963707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455.945879963">
                <text:p>455.945879963</text:p>
              </table:table-cell>
              <table:table-cell office:value-type="float" office:value="0.100206251858586">
                <text:p>0.100206251858586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456.088551057001">
                <text:p>456.088551057001</text:p>
              </table:table-cell>
              <table:table-cell office:value-type="float" office:value="0.100349292842727">
                <text:p>0.100349292842727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456.270581723001">
                <text:p>456.270581723001</text:p>
              </table:table-cell>
              <table:table-cell office:value-type="float" office:value="0.100454872870673">
                <text:p>0.100454872870673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456.44500572">
                <text:p>456.44500572</text:p>
              </table:table-cell>
              <table:table-cell office:value-type="float" office:value="0.100534913424799">
                <text:p>0.100534913424799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456.611476084">
                <text:p>456.611476084</text:p>
              </table:table-cell>
              <table:table-cell office:value-type="float" office:value="0.100590104748167">
                <text:p>0.10059010474816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456.777695996">
                <text:p>456.777695996</text:p>
              </table:table-cell>
              <table:table-cell office:value-type="float" office:value="0.100625424433802">
                <text:p>0.100625424433802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456.958775153001">
                <text:p>456.958775153001</text:p>
              </table:table-cell>
              <table:table-cell office:value-type="float" office:value="0.100649266397677">
                <text:p>0.100649266397677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457.136627496">
                <text:p>457.136627496</text:p>
              </table:table-cell>
              <table:table-cell office:value-type="float" office:value="0.100659518196951">
                <text:p>0.100659518196951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457.303228571001">
                <text:p>457.303228571001</text:p>
              </table:table-cell>
              <table:table-cell office:value-type="float" office:value="0.100658905586007">
                <text:p>0.100658905586007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57.476218964001">
                <text:p>457.476218964001</text:p>
              </table:table-cell>
              <table:table-cell office:value-type="float" office:value="0.100649609158219">
                <text:p>0.100649609158219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457.6408675">
                <text:p>457.6408675</text:p>
              </table:table-cell>
              <table:table-cell office:value-type="float" office:value="0.10063777173506">
                <text:p>0.10063777173506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457.797652433001">
                <text:p>457.797652433001</text:p>
              </table:table-cell>
              <table:table-cell office:value-type="float" office:value="0.100619507005534">
                <text:p>0.100619507005534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457.962446760001">
                <text:p>457.962446760001</text:p>
              </table:table-cell>
              <table:table-cell office:value-type="float" office:value="0.10059610811699">
                <text:p>0.10059610811699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458.128225548">
                <text:p>458.128225548</text:p>
              </table:table-cell>
              <table:table-cell office:value-type="float" office:value="0.100572998332823">
                <text:p>0.100572998332823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458.292089886">
                <text:p>458.292089886</text:p>
              </table:table-cell>
              <table:table-cell office:value-type="float" office:value="0.1005457349108">
                <text:p>0.1005457349108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458.460618843001">
                <text:p>458.460618843001</text:p>
              </table:table-cell>
              <table:table-cell office:value-type="float" office:value="0.100515156239421">
                <text:p>0.100515156239421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458.628021718">
                <text:p>458.628021718</text:p>
              </table:table-cell>
              <table:table-cell office:value-type="float" office:value="0.100486312205153">
                <text:p>0.100486312205153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458.79700869">
                <text:p>458.79700869</text:p>
              </table:table-cell>
              <table:table-cell office:value-type="float" office:value="0.100454480516576">
                <text:p>0.100454480516576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458.960196181">
                <text:p>458.960196181</text:p>
              </table:table-cell>
              <table:table-cell office:value-type="float" office:value="0.100420266340446">
                <text:p>0.100420266340446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459.08113819">
                <text:p>459.08113819</text:p>
              </table:table-cell>
              <table:table-cell office:value-type="float" office:value="0.100388523447248">
                <text:p>0.10038852344724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459.18990859">
                <text:p>459.18990859</text:p>
              </table:table-cell>
              <table:table-cell office:value-type="float" office:value="0.100358759485626">
                <text:p>0.100358759485626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459.367944788">
                <text:p>459.367944788</text:p>
              </table:table-cell>
              <table:table-cell office:value-type="float" office:value="0.100326214732914">
                <text:p>0.100326214732914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459.550316451">
                <text:p>459.550316451</text:p>
              </table:table-cell>
              <table:table-cell office:value-type="float" office:value="0.100295814991906">
                <text:p>0.100295814991906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459.720126413001">
                <text:p>459.720126413001</text:p>
              </table:table-cell>
              <table:table-cell office:value-type="float" office:value="0.100262773020952">
                <text:p>0.100262773020952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459.885376106">
                <text:p>459.885376106</text:p>
              </table:table-cell>
              <table:table-cell office:value-type="float" office:value="0.100227624857144">
                <text:p>0.100227624857144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460.055301439001">
                <text:p>460.055301439001</text:p>
              </table:table-cell>
              <table:table-cell office:value-type="float" office:value="0.100195151876144">
                <text:p>0.100195151876144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460.216661992001">
                <text:p>460.216661992001</text:p>
              </table:table-cell>
              <table:table-cell office:value-type="float" office:value="0.100160470272387">
                <text:p>0.100160470272387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460.379526101">
                <text:p>460.379526101</text:p>
              </table:table-cell>
              <table:table-cell office:value-type="float" office:value="0.100124029336797">
                <text:p>0.100124029336797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460.552943382">
                <text:p>460.552943382</text:p>
              </table:table-cell>
              <table:table-cell office:value-type="float" office:value="0.100090531596339">
                <text:p>0.100090531596339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460.721533291">
                <text:p>460.721533291</text:p>
              </table:table-cell>
              <table:table-cell office:value-type="float" office:value="0.100055049082458">
                <text:p>0.100055049082458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460.887795776001">
                <text:p>460.887795776001</text:p>
              </table:table-cell>
              <table:table-cell office:value-type="float" office:value="0.100017986291585">
                <text:p>0.100017986291585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461.050145181001">
                <text:p>461.050145181001</text:p>
              </table:table-cell>
              <table:table-cell office:value-type="float" office:value="0.0999840004940885">
                <text:p>0.0999840004940885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461.21868849">
                <text:p>461.21868849</text:p>
              </table:table-cell>
              <table:table-cell office:value-type="float" office:value="0.0999481463705366">
                <text:p>0.0999481463705366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461.389037608001">
                <text:p>461.389037608001</text:p>
              </table:table-cell>
              <table:table-cell office:value-type="float" office:value="0.0999108051033692">
                <text:p>0.0999108051033692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461.565118238001">
                <text:p>461.565118238001</text:p>
              </table:table-cell>
              <table:table-cell office:value-type="float" office:value="0.0998722816287608">
                <text:p>0.0998722816287608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461.738035514">
                <text:p>461.738035514</text:p>
              </table:table-cell>
              <table:table-cell office:value-type="float" office:value="0.0998371404308804">
                <text:p>0.0998371404308804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461.926479173">
                <text:p>461.926479173</text:p>
              </table:table-cell>
              <table:table-cell office:value-type="float" office:value="0.099800388254583">
                <text:p>0.099800388254583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462.102285339">
                <text:p>462.102285339</text:p>
              </table:table-cell>
              <table:table-cell office:value-type="float" office:value="0.0997623547786339">
                <text:p>0.0997623547786339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462.240547931">
                <text:p>462.240547931</text:p>
              </table:table-cell>
              <table:table-cell office:value-type="float" office:value="0.0997276149335371">
                <text:p>0.0997276149335371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462.35089255">
                <text:p>462.35089255</text:p>
              </table:table-cell>
              <table:table-cell office:value-type="float" office:value="0.0996955118602496">
                <text:p>0.0996955118602496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462.527213203">
                <text:p>462.527213203</text:p>
              </table:table-cell>
              <table:table-cell office:value-type="float" office:value="0.0996612126037341">
                <text:p>0.0996612126037341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462.703368304001">
                <text:p>462.703368304001</text:p>
              </table:table-cell>
              <table:table-cell office:value-type="float" office:value="0.0996251638546136">
                <text:p>0.0996251638546136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462.868621660001">
                <text:p>462.868621660001</text:p>
              </table:table-cell>
              <table:table-cell office:value-type="float" office:value="0.0995877229557186">
                <text:p>0.0995877229557186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463.038234572">
                <text:p>463.038234572</text:p>
              </table:table-cell>
              <table:table-cell office:value-type="float" office:value="0.0995534720754026">
                <text:p>0.0995534720754026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463.205803093">
                <text:p>463.205803093</text:p>
              </table:table-cell>
              <table:table-cell office:value-type="float" office:value="0.0995174806199246">
                <text:p>0.0995174806199246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463.36631406">
                <text:p>463.36631406</text:p>
              </table:table-cell>
              <table:table-cell office:value-type="float" office:value="0.0994801041245296">
                <text:p>0.099480104124529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463.52998122">
                <text:p>463.52998122</text:p>
              </table:table-cell>
              <table:table-cell office:value-type="float" office:value="0.0994459140422835">
                <text:p>0.0994459140422835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463.698704984">
                <text:p>463.698704984</text:p>
              </table:table-cell>
              <table:table-cell office:value-type="float" office:value="0.0994099897577802">
                <text:p>0.0994099897577802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463.866743600001">
                <text:p>463.866743600001</text:p>
              </table:table-cell>
              <table:table-cell office:value-type="float" office:value="0.0993726855076909">
                <text:p>0.0993726855076909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464.028797834">
                <text:p>464.028797834</text:p>
              </table:table-cell>
              <table:table-cell office:value-type="float" office:value="0.0993385624669679">
                <text:p>0.099338562466967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464.196461696">
                <text:p>464.196461696</text:p>
              </table:table-cell>
              <table:table-cell office:value-type="float" office:value="0.0993027102882974">
                <text:p>0.0993027102882974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464.376571250001">
                <text:p>464.376571250001</text:p>
              </table:table-cell>
              <table:table-cell office:value-type="float" office:value="0.0992654821715989">
                <text:p>0.0992654821715989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464.553677753001">
                <text:p>464.553677753001</text:p>
              </table:table-cell>
              <table:table-cell office:value-type="float" office:value="0.0992314292530051">
                <text:p>0.0992314292530051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464.660035022001">
                <text:p>464.660035022001</text:p>
              </table:table-cell>
              <table:table-cell office:value-type="float" office:value="0.0991956515850053">
                <text:p>0.0991956515850053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464.918678702001">
                <text:p>464.918678702001</text:p>
              </table:table-cell>
              <table:table-cell office:value-type="float" office:value="0.099158501466024">
                <text:p>0.099158501466024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65.090235836001">
                <text:p>465.090235836001</text:p>
              </table:table-cell>
              <table:table-cell office:value-type="float" office:value="0.0991202607253149">
                <text:p>0.0991202607253149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465.267955045">
                <text:p>465.267955045</text:p>
              </table:table-cell>
              <table:table-cell office:value-type="float" office:value="0.0990811548168111">
                <text:p>0.0990811548168111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465.407660595">
                <text:p>465.407660595</text:p>
              </table:table-cell>
              <table:table-cell office:value-type="float" office:value="0.099475631228207">
                <text:p>0.099475631228207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465.590463779">
                <text:p>465.590463779</text:p>
              </table:table-cell>
              <table:table-cell office:value-type="float" office:value="0.0997825251845858">
                <text:p>0.0997825251845858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465.770666255001">
                <text:p>465.770666255001</text:p>
              </table:table-cell>
              <table:table-cell office:value-type="float" office:value="0.100019360641761">
                <text:p>0.100019360641761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465.941967268001">
                <text:p>465.941967268001</text:p>
              </table:table-cell>
              <table:table-cell office:value-type="float" office:value="0.100204491949835">
                <text:p>0.100204491949835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466.129245488">
                <text:p>466.129245488</text:p>
              </table:table-cell>
              <table:table-cell office:value-type="float" office:value="0.100343928467554">
                <text:p>0.100343928467554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466.298458679001">
                <text:p>466.298458679001</text:p>
              </table:table-cell>
              <table:table-cell office:value-type="float" office:value="0.100446816593785">
                <text:p>0.10044681659378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466.466623149">
                <text:p>466.466623149</text:p>
              </table:table-cell>
              <table:table-cell office:value-type="float" office:value="0.100520473438049">
                <text:p>0.100520473438049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466.637435658">
                <text:p>466.637435658</text:p>
              </table:table-cell>
              <table:table-cell office:value-type="float" office:value="0.100575074868818">
                <text:p>0.100575074868818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466.816823546001">
                <text:p>466.816823546001</text:p>
              </table:table-cell>
              <table:table-cell office:value-type="float" office:value="0.100610113485622">
                <text:p>0.100610113485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